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73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1.6043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0634in"/>
    </style:style>
    <style:style style:name="co9" style:family="table-column">
      <style:table-column-properties fo:break-before="auto" style:column-width="1.1417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1.9528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2.1709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8047in"/>
    </style:style>
    <style:style style:name="co17" style:family="table-column">
      <style:table-column-properties fo:break-before="auto" style:column-width="1.5339in"/>
    </style:style>
    <style:style style:name="co18" style:family="table-column">
      <style:table-column-properties fo:break-before="auto" style:column-width="1.6126in"/>
    </style:style>
    <style:style style:name="co19" style:family="table-column">
      <style:table-column-properties fo:break-before="auto" style:column-width="1.752in"/>
    </style:style>
    <style:style style:name="co20" style:family="table-column">
      <style:table-column-properties fo:break-before="auto" style:column-width="1.8398in"/>
    </style:style>
    <style:style style:name="co21" style:family="table-column">
      <style:table-column-properties fo:break-before="auto" style:column-width="1.9181in"/>
    </style:style>
    <style:style style:name="co22" style:family="table-column">
      <style:table-column-properties fo:break-before="auto" style:column-width="2.0575in"/>
    </style:style>
    <style:style style:name="co23" style:family="table-column">
      <style:table-column-properties fo:break-before="auto" style:column-width="2.2492in"/>
    </style:style>
    <style:style style:name="co24" style:family="table-column">
      <style:table-column-properties fo:break-before="auto" style:column-width="2.328in"/>
    </style:style>
    <style:style style:name="co25" style:family="table-column">
      <style:table-column-properties fo:break-before="auto" style:column-width="2.4673in"/>
    </style:style>
    <style:style style:name="co26" style:family="table-column">
      <style:table-column-properties fo:break-before="auto" style:column-width="2.1098in"/>
    </style:style>
    <style:style style:name="co27" style:family="table-column">
      <style:table-column-properties fo:break-before="auto" style:column-width="2.0047in"/>
    </style:style>
    <style:style style:name="co28" style:family="table-column">
      <style:table-column-properties fo:break-before="auto" style:column-width="2.0835in"/>
    </style:style>
    <style:style style:name="co29" style:family="table-column">
      <style:table-column-properties fo:break-before="auto" style:column-width="2.2228in"/>
    </style:style>
    <style:style style:name="co30" style:family="table-column">
      <style:table-column-properties fo:break-before="auto" style:column-width="1.0457in"/>
    </style:style>
    <style:style style:name="co31" style:family="table-column">
      <style:table-column-properties fo:break-before="auto" style:column-width="1.1244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0.9154in"/>
    </style:style>
    <style:style style:name="co34" style:family="table-column">
      <style:table-column-properties fo:break-before="auto" style:column-width="0.9937in"/>
    </style:style>
    <style:style style:name="co35" style:family="table-column">
      <style:table-column-properties fo:break-before="auto" style:column-width="1.1335in"/>
    </style:style>
    <style:style style:name="co3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number-columns-repeated="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Shell 1959 1</text:p>
          </table:table-cell>
          <table:table-cell office:value-type="string">
            <text:p>Shell 1959 2</text:p>
          </table:table-cell>
          <table:table-cell office:value-type="string">
            <text:p>Shell 1959 3</text:p>
          </table:table-cell>
          <table:table-cell office:value-type="string">
            <text:p>Shell 1959 4</text:p>
          </table:table-cell>
          <table:table-cell office:value-type="string">
            <text:p>Shell 1959 5</text:p>
          </table:table-cell>
          <table:table-cell office:value-type="string">
            <text:p>Shell 1959 6</text:p>
          </table:table-cell>
          <table:table-cell office:value-type="string">
            <text:p>Shell 1959 7</text:p>
          </table:table-cell>
          <table:table-cell office:value-type="string">
            <text:p>Shell 1959 8</text:p>
          </table:table-cell>
          <table:table-cell office:value-type="string">
            <text:p>Shell 1959 9</text:p>
          </table:table-cell>
          <table:table-cell office:value-type="string">
            <text:p>Shell 1959 10</text:p>
          </table:table-cell>
          <table:table-cell office:value-type="string">
            <text:p>Shell 1959 AVG</text:p>
          </table:table-cell>
          <table:table-cell office:value-type="string">
            <text:p>Frank &amp; Lazarus 1960 1</text:p>
          </table:table-cell>
          <table:table-cell office:value-type="string">
            <text:p>Frank &amp; Lazarus 1960 2</text:p>
          </table:table-cell>
          <table:table-cell office:value-type="string">
            <text:p>Frank &amp; Lazarus 1960 3</text:p>
          </table:table-cell>
          <table:table-cell office:value-type="string">
            <text:p>Frank &amp; Lazarus 1960 4</text:p>
          </table:table-cell>
          <table:table-cell office:value-type="string">
            <text:p>Frank &amp; Lazarus 1960 5</text:p>
          </table:table-cell>
          <table:table-cell office:value-type="string">
            <text:p>Frank &amp; Lazarus 1960 6</text:p>
          </table:table-cell>
          <table:table-cell office:value-type="string">
            <text:p>Frank &amp; Lazarus 1960 7</text:p>
          </table:table-cell>
          <table:table-cell office:value-type="string">
            <text:p>Frank &amp; Lazarus 1960 8</text:p>
          </table:table-cell>
          <table:table-cell office:value-type="string">
            <text:p>Frank &amp; Lazarus 1960 9</text:p>
          </table:table-cell>
          <table:table-cell office:value-type="string">
            <text:p>Frank &amp; Lazarus 1960 10</text:p>
          </table:table-cell>
          <table:table-cell office:value-type="string">
            <text:p>Frank &amp; Lazarus 1960 AVG</text:p>
          </table:table-cell>
          <table:table-cell office:value-type="string">
            <text:p>Hibbard 1963 1</text:p>
          </table:table-cell>
          <table:table-cell office:value-type="string">
            <text:p>Hibbard 1963 2</text:p>
          </table:table-cell>
          <table:table-cell office:value-type="string">
            <text:p>Hibbard 1963 3</text:p>
          </table:table-cell>
          <table:table-cell office:value-type="string">
            <text:p>Hibbard 1963 4</text:p>
          </table:table-cell>
          <table:table-cell office:value-type="string">
            <text:p>Hibbard 1963 5</text:p>
          </table:table-cell>
          <table:table-cell office:value-type="string">
            <text:p>Hibbard 1963 6</text:p>
          </table:table-cell>
          <table:table-cell office:value-type="string">
            <text:p>Hibbard 1963 7</text:p>
          </table:table-cell>
          <table:table-cell office:value-type="string">
            <text:p>Hibbard 1963 8</text:p>
          </table:table-cell>
          <table:table-cell office:value-type="string">
            <text:p>Hibbard 1963 9</text:p>
          </table:table-cell>
          <table:table-cell office:value-type="string">
            <text:p>Hibbard 1963 10</text:p>
          </table:table-cell>
          <table:table-cell office:value-type="string">
            <text:p>Hibbard 1963 AVG</text:p>
          </table:table-cell>
          <table:table-cell office:value-type="string">
            <text:p>Papernov &amp; Stasevich 1965 1</text:p>
          </table:table-cell>
          <table:table-cell office:value-type="string">
            <text:p>Papernov &amp; Stasevich 1965 2</text:p>
          </table:table-cell>
          <table:table-cell office:value-type="string">
            <text:p>Papernov &amp; Stasevich 1965 3</text:p>
          </table:table-cell>
          <table:table-cell office:value-type="string">
            <text:p>Papernov &amp; Stasevich 1965 4</text:p>
          </table:table-cell>
          <table:table-cell office:value-type="string">
            <text:p>Papernov &amp; Stasevich 1965 5</text:p>
          </table:table-cell>
          <table:table-cell office:value-type="string">
            <text:p>Papernov &amp; Stasevich 1965 6</text:p>
          </table:table-cell>
          <table:table-cell office:value-type="string">
            <text:p>Papernov &amp; Stasevich 1965 7</text:p>
          </table:table-cell>
          <table:table-cell office:value-type="string">
            <text:p>Papernov &amp; Stasevich 1965 8</text:p>
          </table:table-cell>
          <table:table-cell office:value-type="string">
            <text:p>Papernov &amp; Stasevich 1965 9</text:p>
          </table:table-cell>
          <table:table-cell office:value-type="string">
            <text:p>Papernov &amp; Stasevich 1965 10</text:p>
          </table:table-cell>
          <table:table-cell office:value-type="string">
            <text:p>Papernov &amp; Stasevich 1965 AVG</text:p>
          </table:table-cell>
          <table:table-cell office:value-type="string">
            <text:p>Pratt 1971 (3-smooth) 1</text:p>
          </table:table-cell>
          <table:table-cell office:value-type="string">
            <text:p>Pratt 1971 (3-smooth) 2</text:p>
          </table:table-cell>
          <table:table-cell office:value-type="string">
            <text:p>Pratt 1971 (3-smooth) 3</text:p>
          </table:table-cell>
          <table:table-cell office:value-type="string">
            <text:p>Pratt 1971 (3-smooth) 4</text:p>
          </table:table-cell>
          <table:table-cell office:value-type="string">
            <text:p>Pratt 1971 (3-smooth) 5</text:p>
          </table:table-cell>
          <table:table-cell office:value-type="string">
            <text:p>Pratt 1971 (3-smooth) 6</text:p>
          </table:table-cell>
          <table:table-cell office:value-type="string">
            <text:p>Pratt 1971 (3-smooth) 7</text:p>
          </table:table-cell>
          <table:table-cell office:value-type="string">
            <text:p>Pratt 1971 (3-smooth) 8</text:p>
          </table:table-cell>
          <table:table-cell office:value-type="string">
            <text:p>Pratt 1971 (3-smooth) 9</text:p>
          </table:table-cell>
          <table:table-cell office:value-type="string">
            <text:p>Pratt 1971 (3-smooth) 10</text:p>
          </table:table-cell>
          <table:table-cell office:value-type="string">
            <text:p>Pratt 1971 (3-smooth) AVG</text:p>
          </table:table-cell>
          <table:table-cell office:value-type="string">
            <text:p>Pratt 1971 (3^k - 1)/2 1</text:p>
          </table:table-cell>
          <table:table-cell office:value-type="string">
            <text:p>Pratt 1971 (3^k - 1)/2 2</text:p>
          </table:table-cell>
          <table:table-cell office:value-type="string">
            <text:p>Pratt 1971 (3^k - 1)/2 3</text:p>
          </table:table-cell>
          <table:table-cell office:value-type="string">
            <text:p>Pratt 1971 (3^k - 1)/2 4</text:p>
          </table:table-cell>
          <table:table-cell office:value-type="string">
            <text:p>Pratt 1971 (3^k - 1)/2 5</text:p>
          </table:table-cell>
          <table:table-cell office:value-type="string">
            <text:p>Pratt 1971 (3^k - 1)/2 6</text:p>
          </table:table-cell>
          <table:table-cell office:value-type="string">
            <text:p>Pratt 1971 (3^k - 1)/2 7</text:p>
          </table:table-cell>
          <table:table-cell office:value-type="string">
            <text:p>Pratt 1971 (3^k - 1)/2 8</text:p>
          </table:table-cell>
          <table:table-cell office:value-type="string">
            <text:p>Pratt 1971 (3^k - 1)/2 9</text:p>
          </table:table-cell>
          <table:table-cell office:value-type="string">
            <text:p>Pratt 1971 (3^k - 1)/2 10</text:p>
          </table:table-cell>
          <table:table-cell office:value-type="string">
            <text:p>Pratt 1971 (3^k - 1)/2 AVG</text:p>
          </table:table-cell>
          <table:table-cell office:value-type="string">
            <text:p>Incerpi &amp; Sedgewick 1985 1</text:p>
          </table:table-cell>
          <table:table-cell office:value-type="string">
            <text:p>Incerpi &amp; Sedgewick 1985 2</text:p>
          </table:table-cell>
          <table:table-cell office:value-type="string">
            <text:p>Incerpi &amp; Sedgewick 1985 3</text:p>
          </table:table-cell>
          <table:table-cell office:value-type="string">
            <text:p>Incerpi &amp; Sedgewick 1985 4</text:p>
          </table:table-cell>
          <table:table-cell office:value-type="string">
            <text:p>Incerpi &amp; Sedgewick 1985 5</text:p>
          </table:table-cell>
          <table:table-cell office:value-type="string">
            <text:p>Incerpi &amp; Sedgewick 1985 6</text:p>
          </table:table-cell>
          <table:table-cell office:value-type="string">
            <text:p>Incerpi &amp; Sedgewick 1985 7</text:p>
          </table:table-cell>
          <table:table-cell office:value-type="string">
            <text:p>Incerpi &amp; Sedgewick 1985 8</text:p>
          </table:table-cell>
          <table:table-cell office:value-type="string">
            <text:p>Incerpi &amp; Sedgewick 1985 9</text:p>
          </table:table-cell>
          <table:table-cell office:value-type="string">
            <text:p>Incerpi &amp; Sedgewick 1985 10</text:p>
          </table:table-cell>
          <table:table-cell office:value-type="string">
            <text:p>Incerpi &amp; Sedgewick 1985 AVG</text:p>
          </table:table-cell>
          <table:table-cell office:value-type="string">
            <text:p>Sedgewick 1986 (single formula) 1</text:p>
          </table:table-cell>
          <table:table-cell office:value-type="string">
            <text:p>Sedgewick 1986 (single formula) 2</text:p>
          </table:table-cell>
          <table:table-cell office:value-type="string">
            <text:p>Sedgewick 1986 (single formula) 3</text:p>
          </table:table-cell>
          <table:table-cell office:value-type="string">
            <text:p>Sedgewick 1986 (single formula) 4</text:p>
          </table:table-cell>
          <table:table-cell office:value-type="string">
            <text:p>Sedgewick 1986 (single formula) 5</text:p>
          </table:table-cell>
          <table:table-cell office:value-type="string">
            <text:p>Sedgewick 1986 (single formula) 6</text:p>
          </table:table-cell>
          <table:table-cell office:value-type="string">
            <text:p>Sedgewick 1986 (single formula) 7</text:p>
          </table:table-cell>
          <table:table-cell office:value-type="string">
            <text:p>Sedgewick 1986 (single formula) 8</text:p>
          </table:table-cell>
          <table:table-cell office:value-type="string">
            <text:p>Sedgewick 1986 (single formula) 9</text:p>
          </table:table-cell>
          <table:table-cell office:value-type="string">
            <text:p>Sedgewick 1986 (single formula) 10</text:p>
          </table:table-cell>
          <table:table-cell office:value-type="string">
            <text:p>Sedgewick 1986 (single formula) AVG</text:p>
          </table:table-cell>
          <table:table-cell office:value-type="string">
            <text:p>Sedgewick 1986 (odd/evens) 1</text:p>
          </table:table-cell>
          <table:table-cell office:value-type="string">
            <text:p>Sedgewick 1986 (odd/evens) 2</text:p>
          </table:table-cell>
          <table:table-cell office:value-type="string">
            <text:p>Sedgewick 1986 (odd/evens) 3</text:p>
          </table:table-cell>
          <table:table-cell office:value-type="string">
            <text:p>Sedgewick 1986 (odd/evens) 4</text:p>
          </table:table-cell>
          <table:table-cell office:value-type="string">
            <text:p>Sedgewick 1986 (odd/evens) 5</text:p>
          </table:table-cell>
          <table:table-cell office:value-type="string">
            <text:p>Sedgewick 1986 (odd/evens) 6</text:p>
          </table:table-cell>
          <table:table-cell office:value-type="string">
            <text:p>Sedgewick 1986 (odd/evens) 7</text:p>
          </table:table-cell>
          <table:table-cell office:value-type="string">
            <text:p>Sedgewick 1986 (odd/evens) 8</text:p>
          </table:table-cell>
          <table:table-cell office:value-type="string">
            <text:p>Sedgewick 1986 (odd/evens) 9</text:p>
          </table:table-cell>
          <table:table-cell office:value-type="string">
            <text:p>Sedgewick 1986 (odd/evens) 10</text:p>
          </table:table-cell>
          <table:table-cell office:value-type="string">
            <text:p>Sedgewick 1986 (odd/evens) AVG</text:p>
          </table:table-cell>
          <table:table-cell office:value-type="string">
            <text:p>Gonnet &amp; Baeza-Yates 1991 1</text:p>
          </table:table-cell>
          <table:table-cell office:value-type="string">
            <text:p>Gonnet &amp; Baeza-Yates 1991 2</text:p>
          </table:table-cell>
          <table:table-cell office:value-type="string">
            <text:p>Gonnet &amp; Baeza-Yates 1991 3</text:p>
          </table:table-cell>
          <table:table-cell office:value-type="string">
            <text:p>Gonnet &amp; Baeza-Yates 1991 4</text:p>
          </table:table-cell>
          <table:table-cell office:value-type="string">
            <text:p>Gonnet &amp; Baeza-Yates 1991 5</text:p>
          </table:table-cell>
          <table:table-cell office:value-type="string">
            <text:p>Gonnet &amp; Baeza-Yates 1991 6</text:p>
          </table:table-cell>
          <table:table-cell office:value-type="string">
            <text:p>Gonnet &amp; Baeza-Yates 1991 7</text:p>
          </table:table-cell>
          <table:table-cell office:value-type="string">
            <text:p>Gonnet &amp; Baeza-Yates 1991 8</text:p>
          </table:table-cell>
          <table:table-cell office:value-type="string">
            <text:p>Gonnet &amp; Baeza-Yates 1991 9</text:p>
          </table:table-cell>
          <table:table-cell office:value-type="string">
            <text:p>Gonnet &amp; Baeza-Yates 1991 10</text:p>
          </table:table-cell>
          <table:table-cell office:value-type="string">
            <text:p>Gonnet &amp; Baeza-Yates 1991 AVG</text:p>
          </table:table-cell>
          <table:table-cell office:value-type="string">
            <text:p>Tokuda 1992 1</text:p>
          </table:table-cell>
          <table:table-cell office:value-type="string">
            <text:p>Tokuda 1992 2</text:p>
          </table:table-cell>
          <table:table-cell office:value-type="string">
            <text:p>Tokuda 1992 3</text:p>
          </table:table-cell>
          <table:table-cell office:value-type="string">
            <text:p>Tokuda 1992 4</text:p>
          </table:table-cell>
          <table:table-cell office:value-type="string">
            <text:p>Tokuda 1992 5</text:p>
          </table:table-cell>
          <table:table-cell office:value-type="string">
            <text:p>Tokuda 1992 6</text:p>
          </table:table-cell>
          <table:table-cell office:value-type="string">
            <text:p>Tokuda 1992 7</text:p>
          </table:table-cell>
          <table:table-cell office:value-type="string">
            <text:p>Tokuda 1992 8</text:p>
          </table:table-cell>
          <table:table-cell office:value-type="string">
            <text:p>Tokuda 1992 9</text:p>
          </table:table-cell>
          <table:table-cell office:value-type="string">
            <text:p>Tokuda 1992 10</text:p>
          </table:table-cell>
          <table:table-cell office:value-type="string">
            <text:p>Tokuda 1992 AVG</text:p>
          </table:table-cell>
          <table:table-cell office:value-type="string">
            <text:p>Ciura 2001 1</text:p>
          </table:table-cell>
          <table:table-cell office:value-type="string">
            <text:p>Ciura 2001 2</text:p>
          </table:table-cell>
          <table:table-cell office:value-type="string">
            <text:p>Ciura 2001 3</text:p>
          </table:table-cell>
          <table:table-cell office:value-type="string">
            <text:p>Ciura 2001 4</text:p>
          </table:table-cell>
          <table:table-cell office:value-type="string">
            <text:p>Ciura 2001 5</text:p>
          </table:table-cell>
          <table:table-cell office:value-type="string">
            <text:p>Ciura 2001 6</text:p>
          </table:table-cell>
          <table:table-cell office:value-type="string">
            <text:p>Ciura 2001 7</text:p>
          </table:table-cell>
          <table:table-cell office:value-type="string">
            <text:p>Ciura 2001 8</text:p>
          </table:table-cell>
          <table:table-cell office:value-type="string">
            <text:p>Ciura 2001 9</text:p>
          </table:table-cell>
          <table:table-cell office:value-type="string">
            <text:p>Ciura 2001 10</text:p>
          </table:table-cell>
          <table:table-cell office:value-type="string">
            <text:p>Ciura 2001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number-columns-repeated="2"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7.8">
            <text:p>67.8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2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8.8">
            <text:p>58.8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63.9">
            <text:p>63.9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68.9">
            <text:p>68.9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98">
            <text:p>198</text:p>
          </table:table-cell>
          <table:table-cell office:value-type="float" office:value="169">
            <text:p>169</text:p>
          </table:table-cell>
          <table:table-cell office:value-type="float" office:value="164">
            <text:p>164</text:p>
          </table:table-cell>
          <table:table-cell office:value-type="float" office:value="260">
            <text:p>260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149">
            <text:p>149</text:p>
          </table:table-cell>
          <table:table-cell office:value-type="float" office:value="197.7">
            <text:p>197.7</text:p>
          </table:table-cell>
          <table:table-cell office:value-type="float" office:value="132">
            <text:p>13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87.4">
            <text:p>87.4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9.2">
            <text:p>59.2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3"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51">
            <text:p>151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56.2">
            <text:p>56.2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56.3">
            <text:p>56.3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3.1">
            <text:p>53.1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33.3">
            <text:p>133.3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51">
            <text:p>151</text:p>
          </table:table-cell>
          <table:table-cell office:value-type="float" office:value="123">
            <text:p>123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23.7">
            <text:p>123.7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7.5">
            <text:p>117.5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office:value-type="float" office:value="134.1">
            <text:p>134.1</text:p>
          </table:table-cell>
          <table:table-cell office:value-type="float" office:value="461">
            <text:p>461</text:p>
          </table:table-cell>
          <table:table-cell office:value-type="float" office:value="434">
            <text:p>434</text:p>
          </table:table-cell>
          <table:table-cell office:value-type="float" office:value="449">
            <text:p>449</text:p>
          </table:table-cell>
          <table:table-cell office:value-type="float" office:value="554">
            <text:p>554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452">
            <text:p>452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8">
            <text:p>448</text:p>
          </table:table-cell>
          <table:table-cell office:value-type="float" office:value="466.1">
            <text:p>466.1</text:p>
          </table:table-cell>
          <table:table-cell office:value-type="float" office:value="228">
            <text:p>228</text:p>
          </table:table-cell>
          <table:table-cell office:value-type="float" office:value="209">
            <text:p>209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8.9">
            <text:p>108.9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office:value-type="float" office:value="93.4">
            <text:p>93.4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12.5">
            <text:p>112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.3">
            <text:p>106.3</text:p>
          </table:table-cell>
          <table:table-cell office:value-type="float" office:value="146">
            <text:p>146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7.4">
            <text:p>107.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284">
            <text:p>284</text:p>
          </table:table-cell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  <table:table-cell office:value-type="float" office:value="203">
            <text:p>203</text:p>
          </table:table-cell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19.9">
            <text:p>219.9</text:p>
          </table:table-cell>
          <table:table-cell office:value-type="float" office:value="241">
            <text:p>241</text:p>
          </table:table-cell>
          <table:table-cell office:value-type="float" office:value="314">
            <text:p>314</text:p>
          </table:table-cell>
          <table:table-cell office:value-type="float" office:value="213">
            <text:p>213</text:p>
          </table:table-cell>
          <table:table-cell office:value-type="float" office:value="202">
            <text:p>202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21.6">
            <text:p>221.6</text:p>
          </table:table-cell>
          <table:table-cell office:value-type="float" office:value="211">
            <text:p>211</text:p>
          </table:table-cell>
          <table:table-cell office:value-type="float" office:value="282">
            <text:p>282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204">
            <text:p>204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202.4">
            <text:p>202.4</text:p>
          </table:table-cell>
          <table:table-cell office:value-type="float" office:value="389">
            <text:p>389</text:p>
          </table:table-cell>
          <table:table-cell office:value-type="float" office:value="230">
            <text:p>230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09">
            <text:p>209</text:p>
          </table:table-cell>
          <table:table-cell office:value-type="float" office:value="232.9">
            <text:p>232.9</text:p>
          </table:table-cell>
          <table:table-cell office:value-type="float" office:value="1042">
            <text:p>1042</text:p>
          </table:table-cell>
          <table:table-cell office:value-type="float" office:value="955">
            <text:p>955</text:p>
          </table:table-cell>
          <table:table-cell office:value-type="float" office:value="852">
            <text:p>852</text:p>
          </table:table-cell>
          <table:table-cell office:value-type="float" office:value="891">
            <text:p>891</text:p>
          </table:table-cell>
          <table:table-cell office:value-type="float" office:value="877">
            <text:p>877</text:p>
          </table:table-cell>
          <table:table-cell office:value-type="float" office:value="869">
            <text:p>869</text:p>
          </table:table-cell>
          <table:table-cell office:value-type="float" office:value="871">
            <text:p>871</text:p>
          </table:table-cell>
          <table:table-cell office:value-type="float" office:value="861">
            <text:p>861</text:p>
          </table:table-cell>
          <table:table-cell office:value-type="float" office:value="866">
            <text:p>866</text:p>
          </table:table-cell>
          <table:table-cell office:value-type="float" office:value="844">
            <text:p>844</text:p>
          </table:table-cell>
          <table:table-cell office:value-type="float" office:value="892.8">
            <text:p>892.8</text:p>
          </table:table-cell>
          <table:table-cell office:value-type="float" office:value="457">
            <text:p>457</text:p>
          </table:table-cell>
          <table:table-cell office:value-type="float" office:value="690">
            <text:p>690</text:p>
          </table:table-cell>
          <table:table-cell office:value-type="float" office:value="446">
            <text:p>44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58">
            <text:p>458</text:p>
          </table:table-cell>
          <table:table-cell office:value-type="float" office:value="464">
            <text:p>464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 office:value-type="float" office:value="435">
            <text:p>435</text:p>
          </table:table-cell>
          <table:table-cell office:value-type="float" office:value="480">
            <text:p>480</text:p>
          </table:table-cell>
          <table:table-cell office:value-type="float" office:value="197">
            <text:p>197</text:p>
          </table:table-cell>
          <table:table-cell office:value-type="float" office:value="184">
            <text:p>184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74.7">
            <text:p>174.7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89">
            <text:p>189</text:p>
          </table:table-cell>
          <table:table-cell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9.9">
            <text:p>159.9</text:p>
          </table:table-cell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86">
            <text:p>186</text:p>
          </table:table-cell>
          <table:table-cell office:value-type="float" office:value="189.2">
            <text:p>189.2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76.9">
            <text:p>176.9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67.9">
            <text:p>167.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float" office:value="311">
            <text:p>311</text:p>
          </table:table-cell>
          <table:table-cell office:value-type="float" office:value="284">
            <text:p>284</text:p>
          </table:table-cell>
          <table:table-cell office:value-type="float" office:value="297">
            <text:p>297</text:p>
          </table:table-cell>
          <table:table-cell office:value-type="float" office:value="351">
            <text:p>351</text:p>
          </table:table-cell>
          <table:table-cell office:value-type="float" office:value="319">
            <text:p>319</text:p>
          </table:table-cell>
          <table:table-cell office:value-type="float" office:value="306">
            <text:p>306</text:p>
          </table:table-cell>
          <table:table-cell office:value-type="float" office:value="294">
            <text:p>294</text:p>
          </table:table-cell>
          <table:table-cell office:value-type="float" office:value="286">
            <text:p>286</text:p>
          </table:table-cell>
          <table:table-cell office:value-type="float" office:value="312.8">
            <text:p>312.8</text:p>
          </table:table-cell>
          <table:table-cell office:value-type="float" office:value="449">
            <text:p>449</text:p>
          </table:table-cell>
          <table:table-cell office:value-type="float" office:value="278">
            <text:p>278</text:p>
          </table:table-cell>
          <table:table-cell office:value-type="float" office:value="300">
            <text:p>300</text:p>
          </table:table-cell>
          <table:table-cell office:value-type="float" office:value="280">
            <text:p>280</text:p>
          </table:table-cell>
          <table:table-cell office:value-type="float" office:value="581">
            <text:p>581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 office:value-type="float" office:value="294">
            <text:p>294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344.9">
            <text:p>344.9</text:p>
          </table:table-cell>
          <table:table-cell office:value-type="float" office:value="445">
            <text:p>445</text:p>
          </table:table-cell>
          <table:table-cell office:value-type="float" office:value="271">
            <text:p>271</text:p>
          </table:table-cell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454">
            <text:p>454</text:p>
          </table:table-cell>
          <table:table-cell office:value-type="float" office:value="333">
            <text:p>333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316.8">
            <text:p>316.8</text:p>
          </table:table-cell>
          <table:table-cell office:value-type="float" office:value="483">
            <text:p>483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1">
            <text:p>291</text:p>
          </table:table-cell>
          <table:table-cell office:value-type="float" office:value="481">
            <text:p>481</text:p>
          </table:table-cell>
          <table:table-cell office:value-type="float" office:value="368">
            <text:p>368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297">
            <text:p>297</text:p>
          </table:table-cell>
          <table:table-cell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float" office:value="1954">
            <text:p>1954</text:p>
          </table:table-cell>
          <table:table-cell office:value-type="float" office:value="1334">
            <text:p>1334</text:p>
          </table:table-cell>
          <table:table-cell office:value-type="float" office:value="1379">
            <text:p>1379</text:p>
          </table:table-cell>
          <table:table-cell office:value-type="float" office:value="1371">
            <text:p>1371</text:p>
          </table:table-cell>
          <table:table-cell office:value-type="float" office:value="2208">
            <text:p>2208</text:p>
          </table:table-cell>
          <table:table-cell office:value-type="float" office:value="1667">
            <text:p>1667</text:p>
          </table:table-cell>
          <table:table-cell office:value-type="float" office:value="1652">
            <text:p>1652</text:p>
          </table:table-cell>
          <table:table-cell office:value-type="float" office:value="1431">
            <text:p>1431</text:p>
          </table:table-cell>
          <table:table-cell office:value-type="float" office:value="1339">
            <text:p>1339</text:p>
          </table:table-cell>
          <table:table-cell office:value-type="float" office:value="1371">
            <text:p>1371</text:p>
          </table:table-cell>
          <table:table-cell office:value-type="float" office:value="1570.6">
            <text:p>1570.6</text:p>
          </table:table-cell>
          <table:table-cell office:value-type="float" office:value="802">
            <text:p>802</text:p>
          </table:table-cell>
          <table:table-cell office:value-type="float" office:value="748">
            <text:p>748</text:p>
          </table:table-cell>
          <table:table-cell office:value-type="float" office:value="806">
            <text:p>806</text:p>
          </table:table-cell>
          <table:table-cell office:value-type="float" office:value="770">
            <text:p>770</text:p>
          </table:table-cell>
          <table:table-cell office:value-type="float" office:value="1071">
            <text:p>1071</text:p>
          </table:table-cell>
          <table:table-cell office:value-type="float" office:value="956">
            <text:p>956</text:p>
          </table:table-cell>
          <table:table-cell office:value-type="float" office:value="821">
            <text:p>821</text:p>
          </table:table-cell>
          <table:table-cell office:value-type="float" office:value="937">
            <text:p>937</text:p>
          </table:table-cell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 office:value-type="float" office:value="843">
            <text:p>8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87">
            <text:p>287</text:p>
          </table:table-cell>
          <table:table-cell office:value-type="float" office:value="242">
            <text:p>242</text:p>
          </table:table-cell>
          <table:table-cell office:value-type="float" office:value="294">
            <text:p>294</text:p>
          </table:table-cell>
          <table:table-cell office:value-type="float" office:value="274">
            <text:p>274</text:p>
          </table:table-cell>
          <table:table-cell office:value-type="float" office:value="255">
            <text:p>255</text:p>
          </table:table-cell>
          <table:table-cell office:value-type="float" office:value="315">
            <text:p>315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63.5">
            <text:p>263.5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2">
            <text:p>192</text:p>
          </table:table-cell>
          <table:table-cell office:value-type="float" office:value="247">
            <text:p>247</text:p>
          </table:table-cell>
          <table:table-cell office:value-type="float" office:value="218">
            <text:p>21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14">
            <text:p>214</text:p>
          </table:table-cell>
          <table:table-cell office:value-type="float" office:value="196">
            <text:p>196</text:p>
          </table:table-cell>
          <table:table-cell office:value-type="float" office:value="209.3">
            <text:p>209.3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73">
            <text:p>273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33">
            <text:p>233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5.6">
            <text:p>235.6</text:p>
          </table:table-cell>
          <table:table-cell office:value-type="float" office:value="249">
            <text:p>249</text:p>
          </table:table-cell>
          <table:table-cell office:value-type="float" office:value="506">
            <text:p>506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 office:value-type="float" office:value="307">
            <text:p>307</text:p>
          </table:table-cell>
          <table:table-cell office:value-type="float" office:value="277">
            <text:p>277</text:p>
          </table:table-cell>
          <table:table-cell office:value-type="float" office:value="348">
            <text:p>348</text:p>
          </table:table-cell>
          <table:table-cell office:value-type="float" office:value="268">
            <text:p>268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96.2">
            <text:p>296.2</text:p>
          </table:table-cell>
          <table:table-cell office:value-type="float" office:value="251">
            <text:p>251</text:p>
          </table:table-cell>
          <table:table-cell office:value-type="float" office:value="335">
            <text:p>335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318">
            <text:p>318</text:p>
          </table:table-cell>
          <table:table-cell office:value-type="float" office:value="268">
            <text:p>268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66.6">
            <text:p>266.6</text:p>
          </table:table-cell>
          <table:table-cell office:value-type="float" office:value="244">
            <text:p>244</text:p>
          </table:table-cell>
          <table:table-cell office:value-type="float" office:value="292">
            <text:p>292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53.2">
            <text:p>253.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94">
            <text:p>394</text:p>
          </table:table-cell>
          <table:table-cell office:value-type="float" office:value="351">
            <text:p>351</text:p>
          </table:table-cell>
          <table:table-cell office:value-type="float" office:value="358">
            <text:p>358</text:p>
          </table:table-cell>
          <table:table-cell office:value-type="float" office:value="383">
            <text:p>383</text:p>
          </table:table-cell>
          <table:table-cell office:value-type="float" office:value="584">
            <text:p>584</text:p>
          </table:table-cell>
          <table:table-cell office:value-type="float" office:value="437">
            <text:p>437</text:p>
          </table:table-cell>
          <table:table-cell office:value-type="float" office:value="369">
            <text:p>369</text:p>
          </table:table-cell>
          <table:table-cell office:value-type="float" office:value="350">
            <text:p>350</text:p>
          </table:table-cell>
          <table:table-cell office:value-type="float" office:value="356">
            <text:p>356</text:p>
          </table:table-cell>
          <table:table-cell office:value-type="float" office:value="347">
            <text:p>347</text:p>
          </table:table-cell>
          <table:table-cell office:value-type="float" office:value="392.9">
            <text:p>392.9</text:p>
          </table:table-cell>
          <table:table-cell office:value-type="float" office:value="449">
            <text:p>449</text:p>
          </table:table-cell>
          <table:table-cell office:value-type="float" office:value="355">
            <text:p>355</text:p>
          </table:table-cell>
          <table:table-cell office:value-type="float" office:value="351">
            <text:p>351</text:p>
          </table:table-cell>
          <table:table-cell office:value-type="float" office:value="385">
            <text:p>385</text:p>
          </table:table-cell>
          <table:table-cell office:value-type="float" office:value="575">
            <text:p>575</text:p>
          </table:table-cell>
          <table:table-cell office:value-type="float" office:value="430">
            <text:p>430</text:p>
          </table:table-cell>
          <table:table-cell office:value-type="float" office:value="365">
            <text:p>365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56">
            <text:p>356</text:p>
          </table:table-cell>
          <table:table-cell office:value-type="float" office:value="397.7">
            <text:p>397.7</text:p>
          </table:table-cell>
          <table:table-cell office:value-type="float" office:value="462">
            <text:p>462</text:p>
          </table:table-cell>
          <table:table-cell office:value-type="float" office:value="389">
            <text:p>389</text:p>
          </table:table-cell>
          <table:table-cell office:value-type="float" office:value="348">
            <text:p>348</text:p>
          </table:table-cell>
          <table:table-cell office:value-type="float" office:value="368">
            <text:p>368</text:p>
          </table:table-cell>
          <table:table-cell office:value-type="float" office:value="587">
            <text:p>587</text:p>
          </table:table-cell>
          <table:table-cell office:value-type="float" office:value="440">
            <text:p>440</text:p>
          </table:table-cell>
          <table:table-cell office:value-type="float" office:value="369">
            <text:p>369</text:p>
          </table:table-cell>
          <table:table-cell office:value-type="float" office:value="437">
            <text:p>437</text:p>
          </table:table-cell>
          <table:table-cell office:value-type="float" office:value="348">
            <text:p>348</text:p>
          </table:table-cell>
          <table:table-cell office:value-type="float" office:value="352">
            <text:p>352</text:p>
          </table:table-cell>
          <table:table-cell office:value-type="float" office:value="410">
            <text:p>410</text:p>
          </table:table-cell>
          <table:table-cell office:value-type="float" office:value="499">
            <text:p>499</text:p>
          </table:table-cell>
          <table:table-cell office:value-type="float" office:value="390">
            <text:p>390</text:p>
          </table:table-cell>
          <table:table-cell office:value-type="float" office:value="385">
            <text:p>385</text:p>
          </table:table-cell>
          <table:table-cell office:value-type="float" office:value="406">
            <text:p>406</text:p>
          </table:table-cell>
          <table:table-cell office:value-type="float" office:value="623">
            <text:p>623</text:p>
          </table:table-cell>
          <table:table-cell office:value-type="float" office:value="427">
            <text:p>427</text:p>
          </table:table-cell>
          <table:table-cell office:value-type="float" office:value="406">
            <text:p>406</text:p>
          </table:table-cell>
          <table:table-cell office:value-type="float" office:value="455">
            <text:p>455</text:p>
          </table:table-cell>
          <table:table-cell office:value-type="float" office:value="378">
            <text:p>378</text:p>
          </table:table-cell>
          <table:table-cell office:value-type="float" office:value="405">
            <text:p>405</text:p>
          </table:table-cell>
          <table:table-cell office:value-type="float" office:value="437.4">
            <text:p>437.4</text:p>
          </table:table-cell>
          <table:table-cell office:value-type="float" office:value="1984">
            <text:p>1984</text:p>
          </table:table-cell>
          <table:table-cell office:value-type="float" office:value="1909">
            <text:p>1909</text:p>
          </table:table-cell>
          <table:table-cell office:value-type="float" office:value="2015">
            <text:p>2015</text:p>
          </table:table-cell>
          <table:table-cell office:value-type="float" office:value="2058">
            <text:p>2058</text:p>
          </table:table-cell>
          <table:table-cell office:value-type="float" office:value="2618">
            <text:p>2618</text:p>
          </table:table-cell>
          <table:table-cell office:value-type="float" office:value="2113">
            <text:p>2113</text:p>
          </table:table-cell>
          <table:table-cell office:value-type="float" office:value="2028">
            <text:p>2028</text:p>
          </table:table-cell>
          <table:table-cell office:value-type="float" office:value="2901">
            <text:p>2901</text:p>
          </table:table-cell>
          <table:table-cell office:value-type="float" office:value="1943">
            <text:p>1943</text:p>
          </table:table-cell>
          <table:table-cell office:value-type="float" office:value="2844">
            <text:p>2844</text:p>
          </table:table-cell>
          <table:table-cell office:value-type="float" office:value="2241.3">
            <text:p>2241.3</text:p>
          </table:table-cell>
          <table:table-cell office:value-type="float" office:value="1364">
            <text:p>1364</text:p>
          </table:table-cell>
          <table:table-cell office:value-type="float" office:value="1126">
            <text:p>1126</text:p>
          </table:table-cell>
          <table:table-cell office:value-type="float" office:value="1419">
            <text:p>1419</text:p>
          </table:table-cell>
          <table:table-cell office:value-type="float" office:value="1166">
            <text:p>1166</text:p>
          </table:table-cell>
          <table:table-cell office:value-type="float" office:value="1429">
            <text:p>1429</text:p>
          </table:table-cell>
          <table:table-cell office:value-type="float" office:value="1276">
            <text:p>1276</text:p>
          </table:table-cell>
          <table:table-cell office:value-type="float" office:value="1146">
            <text:p>1146</text:p>
          </table:table-cell>
          <table:table-cell office:value-type="float" office:value="1190">
            <text:p>1190</text:p>
          </table:table-cell>
          <table:table-cell office:value-type="float" office:value="1160">
            <text:p>1160</text:p>
          </table:table-cell>
          <table:table-cell office:value-type="float" office:value="1830">
            <text:p>1830</text:p>
          </table:table-cell>
          <table:table-cell office:value-type="float" office:value="1310.6">
            <text:p>1310.6</text:p>
          </table:table-cell>
          <table:table-cell office:value-type="float" office:value="324">
            <text:p>324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  <table:table-cell office:value-type="float" office:value="310">
            <text:p>310</text:p>
          </table:table-cell>
          <table:table-cell office:value-type="float" office:value="388">
            <text:p>388</text:p>
          </table:table-cell>
          <table:table-cell office:value-type="float" office:value="418">
            <text:p>418</text:p>
          </table:table-cell>
          <table:table-cell office:value-type="float" office:value="315">
            <text:p>315</text:p>
          </table:table-cell>
          <table:table-cell office:value-type="float" office:value="329">
            <text:p>329</text:p>
          </table:table-cell>
          <table:table-cell office:value-type="float" office:value="317">
            <text:p>317</text:p>
          </table:table-cell>
          <table:table-cell office:value-type="float" office:value="456">
            <text:p>456</text:p>
          </table:table-cell>
          <table:table-cell office:value-type="float" office:value="350.5">
            <text:p>350.5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319">
            <text:p>319</text:p>
          </table:table-cell>
          <table:table-cell office:value-type="float" office:value="268">
            <text:p>268</text:p>
          </table:table-cell>
          <table:table-cell office:value-type="float" office:value="320">
            <text:p>320</text:p>
          </table:table-cell>
          <table:table-cell office:value-type="float" office:value="272">
            <text:p>272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315">
            <text:p>315</text:p>
          </table:table-cell>
          <table:table-cell office:value-type="float" office:value="279.2">
            <text:p>279.2</text:p>
          </table:table-cell>
          <table:table-cell office:value-type="float" office:value="342">
            <text:p>342</text:p>
          </table:table-cell>
          <table:table-cell office:value-type="float" office:value="284">
            <text:p>284</text:p>
          </table:table-cell>
          <table:table-cell office:value-type="float" office:value="341">
            <text:p>341</text:p>
          </table:table-cell>
          <table:table-cell office:value-type="float" office:value="283">
            <text:p>283</text:p>
          </table:table-cell>
          <table:table-cell office:value-type="float" office:value="347">
            <text:p>347</text:p>
          </table:table-cell>
          <table:table-cell office:value-type="float" office:value="310">
            <text:p>310</text:p>
          </table:table-cell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356">
            <text:p>356</text:p>
          </table:table-cell>
          <table:table-cell office:value-type="float" office:value="311">
            <text:p>311</text:p>
          </table:table-cell>
          <table:table-cell office:value-type="float" office:value="364">
            <text:p>364</text:p>
          </table:table-cell>
          <table:table-cell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float" office:value="321">
            <text:p>321</text:p>
          </table:table-cell>
          <table:table-cell office:value-type="float" office:value="399">
            <text:p>399</text:p>
          </table:table-cell>
          <table:table-cell office:value-type="float" office:value="389">
            <text:p>389</text:p>
          </table:table-cell>
          <table:table-cell office:value-type="float" office:value="313">
            <text:p>313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 office:value-type="float" office:value="394">
            <text:p>394</text:p>
          </table:table-cell>
          <table:table-cell office:value-type="float" office:value="347.7">
            <text:p>347.7</text:p>
          </table:table-cell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369">
            <text:p>369</text:p>
          </table:table-cell>
          <table:table-cell office:value-type="float" office:value="591">
            <text:p>591</text:p>
          </table:table-cell>
          <table:table-cell office:value-type="float" office:value="392">
            <text:p>392</text:p>
          </table:table-cell>
          <table:table-cell office:value-type="float" office:value="335">
            <text:p>335</text:p>
          </table:table-cell>
          <table:table-cell office:value-type="float" office:value="315">
            <text:p>315</text:p>
          </table:table-cell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 office:value-type="float" office:value="391">
            <text:p>391</text:p>
          </table:table-cell>
          <table:table-cell office:value-type="float" office:value="365.7">
            <text:p>365.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346">
            <text:p>346</text:p>
          </table:table-cell>
          <table:table-cell office:value-type="float" office:value="501">
            <text:p>501</text:p>
          </table:table-cell>
          <table:table-cell office:value-type="float" office:value="391">
            <text:p>391</text:p>
          </table:table-cell>
          <table:table-cell office:value-type="float" office:value="324">
            <text:p>324</text:p>
          </table:table-cell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float" office:value="387">
            <text:p>387</text:p>
          </table:table-cell>
          <table:table-cell office:value-type="float" office:value="350.7">
            <text:p>350.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03">
            <text:p>803</text:p>
          </table:table-cell>
          <table:table-cell office:value-type="float" office:value="508">
            <text:p>508</text:p>
          </table:table-cell>
          <table:table-cell office:value-type="float" office:value="470">
            <text:p>470</text:p>
          </table:table-cell>
          <table:table-cell office:value-type="float" office:value="473">
            <text:p>47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office:value-type="float" office:value="483">
            <text:p>483</text:p>
          </table:table-cell>
          <table:table-cell office:value-type="float" office:value="476">
            <text:p>476</text:p>
          </table:table-cell>
          <table:table-cell office:value-type="float" office:value="705">
            <text:p>705</text:p>
          </table:table-cell>
          <table:table-cell office:value-type="float" office:value="467">
            <text:p>467</text:p>
          </table:table-cell>
          <table:table-cell office:value-type="float" office:value="537.6">
            <text:p>537.6</text:p>
          </table:table-cell>
          <table:table-cell office:value-type="float" office:value="770">
            <text:p>770</text:p>
          </table:table-cell>
          <table:table-cell office:value-type="float" office:value="512">
            <text:p>512</text:p>
          </table:table-cell>
          <table:table-cell office:value-type="float" office:value="462">
            <text:p>462</text:p>
          </table:table-cell>
          <table:table-cell office:value-type="float" office:value="470">
            <text:p>470</text:p>
          </table:table-cell>
          <table:table-cell office:value-type="float" office:value="502">
            <text:p>502</text:p>
          </table:table-cell>
          <table:table-cell office:value-type="float" office:value="496">
            <text:p>496</text:p>
          </table:table-cell>
          <table:table-cell office:value-type="float" office:value="487">
            <text:p>487</text:p>
          </table:table-cell>
          <table:table-cell office:value-type="float" office:value="470">
            <text:p>470</text:p>
          </table:table-cell>
          <table:table-cell office:value-type="float" office:value="694">
            <text:p>694</text:p>
          </table:table-cell>
          <table:table-cell office:value-type="float" office:value="477">
            <text:p>477</text:p>
          </table:table-cell>
          <table:table-cell office:value-type="float" office:value="534">
            <text:p>534</text:p>
          </table:table-cell>
          <table:table-cell office:value-type="float" office:value="711">
            <text:p>711</text:p>
          </table:table-cell>
          <table:table-cell office:value-type="float" office:value="479">
            <text:p>479</text:p>
          </table:table-cell>
          <table:table-cell office:value-type="float" office:value="438">
            <text:p>438</text:p>
          </table:table-cell>
          <table:table-cell office:value-type="float" office:value="446">
            <text:p>446</text:p>
          </table:table-cell>
          <table:table-cell office:value-type="float" office:value="475">
            <text:p>475</text:p>
          </table:table-cell>
          <table:table-cell office:value-type="float" office:value="454">
            <text:p>454</text:p>
          </table:table-cell>
          <table:table-cell office:value-type="float" office:value="442">
            <text:p>442</text:p>
          </table:table-cell>
          <table:table-cell office:value-type="float" office:value="431">
            <text:p>431</text:p>
          </table:table-cell>
          <table:table-cell office:value-type="float" office:value="495">
            <text:p>495</text:p>
          </table:table-cell>
          <table:table-cell office:value-type="float" office:value="694">
            <text:p>694</text:p>
          </table:table-cell>
          <table:table-cell office:value-type="float" office:value="506.5">
            <text:p>506.5</text:p>
          </table:table-cell>
          <table:table-cell office:value-type="float" office:value="784">
            <text:p>784</text:p>
          </table:table-cell>
          <table:table-cell office:value-type="float" office:value="521">
            <text:p>521</text:p>
          </table:table-cell>
          <table:table-cell office:value-type="float" office:value="495">
            <text:p>495</text:p>
          </table:table-cell>
          <table:table-cell office:value-type="float" office:value="476">
            <text:p>476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number-columns-repeated="2" office:value-type="float" office:value="476">
            <text:p>476</text:p>
          </table:table-cell>
          <table:table-cell office:value-type="float" office:value="539">
            <text:p>539</text:p>
          </table:table-cell>
          <table:table-cell office:value-type="float" office:value="815">
            <text:p>815</text:p>
          </table:table-cell>
          <table:table-cell office:value-type="float" office:value="559.3">
            <text:p>559.3</text:p>
          </table:table-cell>
          <table:table-cell office:value-type="float" office:value="3558">
            <text:p>3558</text:p>
          </table:table-cell>
          <table:table-cell office:value-type="float" office:value="2825">
            <text:p>2825</text:p>
          </table:table-cell>
          <table:table-cell office:value-type="float" office:value="2648">
            <text:p>2648</text:p>
          </table:table-cell>
          <table:table-cell office:value-type="float" office:value="2670">
            <text:p>2670</text:p>
          </table:table-cell>
          <table:table-cell office:value-type="float" office:value="2769">
            <text:p>2769</text:p>
          </table:table-cell>
          <table:table-cell office:value-type="float" office:value="3387">
            <text:p>3387</text:p>
          </table:table-cell>
          <table:table-cell office:value-type="float" office:value="2726">
            <text:p>2726</text:p>
          </table:table-cell>
          <table:table-cell office:value-type="float" office:value="2650">
            <text:p>2650</text:p>
          </table:table-cell>
          <table:table-cell office:value-type="float" office:value="2770">
            <text:p>2770</text:p>
          </table:table-cell>
          <table:table-cell office:value-type="float" office:value="3934">
            <text:p>3934</text:p>
          </table:table-cell>
          <table:table-cell office:value-type="float" office:value="2993.7">
            <text:p>2993.7</text:p>
          </table:table-cell>
          <table:table-cell office:value-type="float" office:value="2013">
            <text:p>2013</text:p>
          </table:table-cell>
          <table:table-cell office:value-type="float" office:value="1665">
            <text:p>1665</text:p>
          </table:table-cell>
          <table:table-cell office:value-type="float" office:value="1639">
            <text:p>1639</text:p>
          </table:table-cell>
          <table:table-cell office:value-type="float" office:value="1912">
            <text:p>1912</text:p>
          </table:table-cell>
          <table:table-cell office:value-type="float" office:value="1689">
            <text:p>1689</text:p>
          </table:table-cell>
          <table:table-cell office:value-type="float" office:value="2417">
            <text:p>2417</text:p>
          </table:table-cell>
          <table:table-cell office:value-type="float" office:value="1668">
            <text:p>1668</text:p>
          </table:table-cell>
          <table:table-cell office:value-type="float" office:value="1644">
            <text:p>1644</text:p>
          </table:table-cell>
          <table:table-cell office:value-type="float" office:value="1668">
            <text:p>1668</text:p>
          </table:table-cell>
          <table:table-cell office:value-type="float" office:value="2126">
            <text:p>2126</text:p>
          </table:table-cell>
          <table:table-cell office:value-type="float" office:value="1844.1">
            <text:p>1844.1</text:p>
          </table:table-cell>
          <table:table-cell office:value-type="float" office:value="486">
            <text:p>486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646">
            <text:p>646</text:p>
          </table:table-cell>
          <table:table-cell office:value-type="float" office:value="423">
            <text:p>423</text:p>
          </table:table-cell>
          <table:table-cell office:value-type="float" office:value="390">
            <text:p>390</text:p>
          </table:table-cell>
          <table:table-cell office:value-type="float" office:value="383">
            <text:p>383</text:p>
          </table:table-cell>
          <table:table-cell office:value-type="float" office:value="395">
            <text:p>395</text:p>
          </table:table-cell>
          <table:table-cell office:value-type="float" office:value="482">
            <text:p>482</text:p>
          </table:table-cell>
          <table:table-cell office:value-type="float" office:value="438.7">
            <text:p>438.7</text:p>
          </table:table-cell>
          <table:table-cell office:value-type="float" office:value="400">
            <text:p>400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office:value-type="float" office:value="510">
            <text:p>510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25">
            <text:p>325</text:p>
          </table:table-cell>
          <table:table-cell office:value-type="float" office:value="388">
            <text:p>388</text:p>
          </table:table-cell>
          <table:table-cell office:value-type="float" office:value="359.3">
            <text:p>359.3</text:p>
          </table:table-cell>
          <table:table-cell office:value-type="float" office:value="439">
            <text:p>439</text:p>
          </table:table-cell>
          <table:table-cell office:value-type="float" office:value="354">
            <text:p>354</text:p>
          </table:table-cell>
          <table:table-cell office:value-type="float" office:value="352">
            <text:p>352</text:p>
          </table:table-cell>
          <table:table-cell office:value-type="float" office:value="589">
            <text:p>589</text:p>
          </table:table-cell>
          <table:table-cell office:value-type="float" office:value="431">
            <text:p>431</text:p>
          </table:table-cell>
          <table:table-cell office:value-type="float" office:value="463">
            <text:p>463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7">
            <text:p>357</text:p>
          </table:table-cell>
          <table:table-cell office:value-type="float" office:value="444">
            <text:p>444</text:p>
          </table:table-cell>
          <table:table-cell office:value-type="float" office:value="413.2">
            <text:p>413.2</text:p>
          </table:table-cell>
          <table:table-cell office:value-type="float" office:value="527">
            <text:p>527</text:p>
          </table:table-cell>
          <table:table-cell office:value-type="float" office:value="437">
            <text:p>437</text:p>
          </table:table-cell>
          <table:table-cell office:value-type="float" office:value="431">
            <text:p>431</text:p>
          </table:table-cell>
          <table:table-cell office:value-type="float" office:value="639">
            <text:p>639</text:p>
          </table:table-cell>
          <table:table-cell office:value-type="float" office:value="508">
            <text:p>508</text:p>
          </table:table-cell>
          <table:table-cell office:value-type="float" office:value="426">
            <text:p>426</text:p>
          </table:table-cell>
          <table:table-cell office:value-type="float" office:value="421">
            <text:p>421</text:p>
          </table:table-cell>
          <table:table-cell office:value-type="float" office:value="426">
            <text:p>426</text:p>
          </table:table-cell>
          <table:table-cell office:value-type="float" office:value="431">
            <text:p>431</text:p>
          </table:table-cell>
          <table:table-cell office:value-type="float" office:value="527">
            <text:p>527</text:p>
          </table:table-cell>
          <table:table-cell office:value-type="float" office:value="477.3">
            <text:p>477.3</text:p>
          </table:table-cell>
          <table:table-cell office:value-type="float" office:value="468">
            <text:p>468</text:p>
          </table:table-cell>
          <table:table-cell office:value-type="float" office:value="391">
            <text:p>391</text:p>
          </table:table-cell>
          <table:table-cell office:value-type="float" office:value="429">
            <text:p>429</text:p>
          </table:table-cell>
          <table:table-cell office:value-type="float" office:value="419">
            <text:p>419</text:p>
          </table:table-cell>
          <table:table-cell office:value-type="float" office:value="422">
            <text:p>422</text:p>
          </table:table-cell>
          <table:table-cell office:value-type="float" office:value="412">
            <text:p>412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392">
            <text:p>392</text:p>
          </table:table-cell>
          <table:table-cell office:value-type="float" office:value="484">
            <text:p>484</text:p>
          </table:table-cell>
          <table:table-cell office:value-type="float" office:value="424.3">
            <text:p>424.3</text:p>
          </table:table-cell>
          <table:table-cell office:value-type="float" office:value="413">
            <text:p>413</text:p>
          </table:table-cell>
          <table:table-cell office:value-type="float" office:value="380">
            <text:p>380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378">
            <text:p>378</text:p>
          </table:table-cell>
          <table:table-cell office:value-type="float" office:value="390">
            <text:p>390</text:p>
          </table:table-cell>
          <table:table-cell office:value-type="float" office:value="399">
            <text:p>399</text:p>
          </table:table-cell>
          <table:table-cell office:value-type="float" office:value="385">
            <text:p>385</text:p>
          </table:table-cell>
          <table:table-cell office:value-type="float" office:value="470">
            <text:p>470</text:p>
          </table:table-cell>
          <table:table-cell office:value-type="float" office:value="399.5">
            <text:p>399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552">
            <text:p>552</text:p>
          </table:table-cell>
          <table:table-cell office:value-type="float" office:value="546">
            <text:p>546</text:p>
          </table:table-cell>
          <table:table-cell office:value-type="float" office:value="557">
            <text:p>557</text:p>
          </table:table-cell>
          <table:table-cell office:value-type="float" office:value="588">
            <text:p>588</text:p>
          </table:table-cell>
          <table:table-cell office:value-type="float" office:value="600">
            <text:p>600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office:value-type="float" office:value="555">
            <text:p>555</text:p>
          </table:table-cell>
          <table:table-cell office:value-type="float" office:value="666">
            <text:p>666</text:p>
          </table:table-cell>
          <table:table-cell office:value-type="float" office:value="590.5">
            <text:p>590.5</text:p>
          </table:table-cell>
          <table:table-cell office:value-type="float" office:value="696">
            <text:p>696</text:p>
          </table:table-cell>
          <table:table-cell office:value-type="float" office:value="550">
            <text:p>55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 office:value-type="float" office:value="560">
            <text:p>560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  <table:table-cell office:value-type="float" office:value="861">
            <text:p>861</text:p>
          </table:table-cell>
          <table:table-cell office:value-type="float" office:value="603.3">
            <text:p>603.3</text:p>
          </table:table-cell>
          <table:table-cell office:value-type="float" office:value="639">
            <text:p>639</text:p>
          </table:table-cell>
          <table:table-cell office:value-type="float" office:value="526">
            <text:p>526</text:p>
          </table:table-cell>
          <table:table-cell office:value-type="float" office:value="522">
            <text:p>522</text:p>
          </table:table-cell>
          <table:table-cell office:value-type="float" office:value="525">
            <text:p>525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office:value-type="float" office:value="527">
            <text:p>527</text:p>
          </table:table-cell>
          <table:table-cell office:value-type="float" office:value="524">
            <text:p>524</text:p>
          </table:table-cell>
          <table:table-cell office:value-type="float" office:value="533">
            <text:p>533</text:p>
          </table:table-cell>
          <table:table-cell office:value-type="float" office:value="558">
            <text:p>558</text:p>
          </table:table-cell>
          <table:table-cell office:value-type="float" office:value="547.3">
            <text:p>547.3</text:p>
          </table:table-cell>
          <table:table-cell office:value-type="float" office:value="749">
            <text:p>749</text:p>
          </table:table-cell>
          <table:table-cell office:value-type="float" office:value="607">
            <text:p>607</text:p>
          </table:table-cell>
          <table:table-cell office:value-type="float" office:value="569">
            <text:p>569</text:p>
          </table:table-cell>
          <table:table-cell office:value-type="float" office:value="666">
            <text:p>666</text:p>
          </table:table-cell>
          <table:table-cell office:value-type="float" office:value="607">
            <text:p>607</text:p>
          </table:table-cell>
          <table:table-cell office:value-type="float" office:value="610">
            <text:p>610</text:p>
          </table:table-cell>
          <table:table-cell office:value-type="float" office:value="618">
            <text:p>618</text:p>
          </table:table-cell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608">
            <text:p>608</text:p>
          </table:table-cell>
          <table:table-cell office:value-type="float" office:value="617.5">
            <text:p>617.5</text:p>
          </table:table-cell>
          <table:table-cell office:value-type="float" office:value="3752">
            <text:p>3752</text:p>
          </table:table-cell>
          <table:table-cell office:value-type="float" office:value="3435">
            <text:p>3435</text:p>
          </table:table-cell>
          <table:table-cell office:value-type="float" office:value="3472">
            <text:p>3472</text:p>
          </table:table-cell>
          <table:table-cell office:value-type="float" office:value="5048">
            <text:p>5048</text:p>
          </table:table-cell>
          <table:table-cell office:value-type="float" office:value="3774">
            <text:p>3774</text:p>
          </table:table-cell>
          <table:table-cell office:value-type="float" office:value="3935">
            <text:p>3935</text:p>
          </table:table-cell>
          <table:table-cell office:value-type="float" office:value="3403">
            <text:p>3403</text:p>
          </table:table-cell>
          <table:table-cell office:value-type="float" office:value="4158">
            <text:p>4158</text:p>
          </table:table-cell>
          <table:table-cell office:value-type="float" office:value="3712">
            <text:p>3712</text:p>
          </table:table-cell>
          <table:table-cell office:value-type="float" office:value="3672">
            <text:p>3672</text:p>
          </table:table-cell>
          <table:table-cell office:value-type="float" office:value="3836.1">
            <text:p>3836.1</text:p>
          </table:table-cell>
          <table:table-cell office:value-type="float" office:value="2195">
            <text:p>2195</text:p>
          </table:table-cell>
          <table:table-cell office:value-type="float" office:value="2123">
            <text:p>2123</text:p>
          </table:table-cell>
          <table:table-cell office:value-type="float" office:value="2170">
            <text:p>2170</text:p>
          </table:table-cell>
          <table:table-cell office:value-type="float" office:value="2766">
            <text:p>2766</text:p>
          </table:table-cell>
          <table:table-cell office:value-type="float" office:value="2212">
            <text:p>2212</text:p>
          </table:table-cell>
          <table:table-cell office:value-type="float" office:value="2644">
            <text:p>2644</text:p>
          </table:table-cell>
          <table:table-cell office:value-type="float" office:value="2166">
            <text:p>2166</text:p>
          </table:table-cell>
          <table:table-cell office:value-type="float" office:value="2163">
            <text:p>2163</text:p>
          </table:table-cell>
          <table:table-cell office:value-type="float" office:value="3051">
            <text:p>3051</text:p>
          </table:table-cell>
          <table:table-cell office:value-type="float" office:value="2816">
            <text:p>2816</text:p>
          </table:table-cell>
          <table:table-cell office:value-type="float" office:value="2430.6">
            <text:p>2430.6</text:p>
          </table:table-cell>
          <table:table-cell office:value-type="float" office:value="458">
            <text:p>458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552">
            <text:p>552</text:p>
          </table:table-cell>
          <table:table-cell office:value-type="float" office:value="648">
            <text:p>648</text:p>
          </table:table-cell>
          <table:table-cell office:value-type="float" office:value="478">
            <text:p>478</text:p>
          </table:table-cell>
          <table:table-cell office:value-type="float" office:value="466">
            <text:p>466</text:p>
          </table:table-cell>
          <table:table-cell office:value-type="float" office:value="457">
            <text:p>457</text:p>
          </table:table-cell>
          <table:table-cell office:value-type="float" office:value="699">
            <text:p>699</text:p>
          </table:table-cell>
          <table:table-cell office:value-type="float" office:value="714">
            <text:p>714</text:p>
          </table:table-cell>
          <table:table-cell office:value-type="float" office:value="538.4">
            <text:p>538.4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72">
            <text:p>372</text:p>
          </table:table-cell>
          <table:table-cell office:value-type="float" office:value="475">
            <text:p>475</text:p>
          </table:table-cell>
          <table:table-cell office:value-type="float" office:value="420">
            <text:p>420</text:p>
          </table:table-cell>
          <table:table-cell office:value-type="float" office:value="390">
            <text:p>390</text:p>
          </table:table-cell>
          <table:table-cell office:value-type="float" office:value="382">
            <text:p>382</text:p>
          </table:table-cell>
          <table:table-cell office:value-type="float" office:value="376">
            <text:p>376</text:p>
          </table:table-cell>
          <table:table-cell office:value-type="float" office:value="478">
            <text:p>478</text:p>
          </table:table-cell>
          <table:table-cell office:value-type="float" office:value="513">
            <text:p>513</text:p>
          </table:table-cell>
          <table:table-cell office:value-type="float" office:value="415.3">
            <text:p>415.3</text:p>
          </table:table-cell>
          <table:table-cell office:value-type="float" office:value="426">
            <text:p>426</text:p>
          </table:table-cell>
          <table:table-cell office:value-type="float" office:value="428">
            <text:p>428</text:p>
          </table:table-cell>
          <table:table-cell office:value-type="float" office:value="433">
            <text:p>433</text:p>
          </table:table-cell>
          <table:table-cell office:value-type="float" office:value="532">
            <text:p>532</text:p>
          </table:table-cell>
          <table:table-cell office:value-type="float" office:value="521">
            <text:p>521</text:p>
          </table:table-cell>
          <table:table-cell office:value-type="float" office:value="440">
            <text:p>440</text:p>
          </table:table-cell>
          <table:table-cell office:value-type="float" office:value="463">
            <text:p>463</text:p>
          </table:table-cell>
          <table:table-cell office:value-type="float" office:value="433">
            <text:p>433</text:p>
          </table:table-cell>
          <table:table-cell office:value-type="float" office:value="526">
            <text:p>526</text:p>
          </table:table-cell>
          <table:table-cell office:value-type="float" office:value="570">
            <text:p>570</text:p>
          </table:table-cell>
          <table:table-cell office:value-type="float" office:value="477.2">
            <text:p>477.2</text:p>
          </table:table-cell>
          <table:table-cell office:value-type="float" office:value="502">
            <text:p>502</text:p>
          </table:table-cell>
          <table:table-cell office:value-type="float" office:value="504">
            <text:p>504</text:p>
          </table:table-cell>
          <table:table-cell office:value-type="float" office:value="502">
            <text:p>502</text:p>
          </table:table-cell>
          <table:table-cell office:value-type="float" office:value="633">
            <text:p>633</text:p>
          </table:table-cell>
          <table:table-cell office:value-type="float" office:value="645">
            <text:p>645</text:p>
          </table:table-cell>
          <table:table-cell office:value-type="float" office:value="503">
            <text:p>503</text:p>
          </table:table-cell>
          <table:table-cell office:value-type="float" office:value="555">
            <text:p>555</text:p>
          </table:table-cell>
          <table:table-cell office:value-type="float" office:value="498">
            <text:p>498</text:p>
          </table:table-cell>
          <table:table-cell office:value-type="float" office:value="618">
            <text:p>618</text:p>
          </table:table-cell>
          <table:table-cell office:value-type="float" office:value="668">
            <text:p>668</text:p>
          </table:table-cell>
          <table:table-cell office:value-type="float" office:value="562.8">
            <text:p>562.8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office:value-type="float" office:value="619">
            <text:p>619</text:p>
          </table:table-cell>
          <table:table-cell office:value-type="float" office:value="537">
            <text:p>537</text:p>
          </table:table-cell>
          <table:table-cell table:number-columns-repeated="2" office:value-type="float" office:value="473">
            <text:p>473</text:p>
          </table:table-cell>
          <table:table-cell office:value-type="float" office:value="470">
            <text:p>470</text:p>
          </table:table-cell>
          <table:table-cell office:value-type="float" office:value="631">
            <text:p>631</text:p>
          </table:table-cell>
          <table:table-cell office:value-type="float" office:value="668">
            <text:p>668</text:p>
          </table:table-cell>
          <table:table-cell office:value-type="float" office:value="527.2">
            <text:p>527.2</text:p>
          </table:table-cell>
          <table:table-cell office:value-type="float" office:value="452">
            <text:p>452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79">
            <text:p>479</text:p>
          </table:table-cell>
          <table:table-cell office:value-type="float" office:value="483">
            <text:p>483</text:p>
          </table:table-cell>
          <table:table-cell office:value-type="float" office:value="504">
            <text:p>504</text:p>
          </table:table-cell>
          <table:table-cell office:value-type="float" office:value="457">
            <text:p>457</text:p>
          </table:table-cell>
          <table:table-cell office:value-type="float" office:value="456">
            <text:p>456</text:p>
          </table:table-cell>
          <table:table-cell office:value-type="float" office:value="682">
            <text:p>682</text:p>
          </table:table-cell>
          <table:table-cell office:value-type="float" office:value="581">
            <text:p>581</text:p>
          </table:table-cell>
          <table:table-cell office:value-type="float" office:value="498.6">
            <text:p>498.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25">
            <text:p>725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office:value-type="float" office:value="781">
            <text:p>781</text:p>
          </table:table-cell>
          <table:table-cell office:value-type="float" office:value="698">
            <text:p>698</text:p>
          </table:table-cell>
          <table:table-cell office:value-type="float" office:value="676">
            <text:p>676</text:p>
          </table:table-cell>
          <table:table-cell office:value-type="float" office:value="815">
            <text:p>815</text:p>
          </table:table-cell>
          <table:table-cell office:value-type="float" office:value="798">
            <text:p>798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office:value-type="float" office:value="721.4">
            <text:p>721.4</text:p>
          </table:table-cell>
          <table:table-cell office:value-type="float" office:value="677">
            <text:p>677</text:p>
          </table:table-cell>
          <table:table-cell office:value-type="float" office:value="671">
            <text:p>671</text:p>
          </table:table-cell>
          <table:table-cell office:value-type="float" office:value="693">
            <text:p>693</text:p>
          </table:table-cell>
          <table:table-cell office:value-type="float" office:value="765">
            <text:p>765</text:p>
          </table:table-cell>
          <table:table-cell office:value-type="float" office:value="671">
            <text:p>671</text:p>
          </table:table-cell>
          <table:table-cell office:value-type="float" office:value="634">
            <text:p>634</text:p>
          </table:table-cell>
          <table:table-cell office:value-type="float" office:value="687">
            <text:p>687</text:p>
          </table:table-cell>
          <table:table-cell office:value-type="float" office:value="780">
            <text:p>780</text:p>
          </table:table-cell>
          <table:table-cell office:value-type="float" office:value="657">
            <text:p>657</text:p>
          </table:table-cell>
          <table:table-cell office:value-type="float" office:value="631">
            <text:p>631</text:p>
          </table:table-cell>
          <table:table-cell office:value-type="float" office:value="686.6">
            <text:p>686.6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office:value-type="float" office:value="844">
            <text:p>844</text:p>
          </table:table-cell>
          <table:table-cell office:value-type="float" office:value="741">
            <text:p>741</text:p>
          </table:table-cell>
          <table:table-cell office:value-type="float" office:value="648">
            <text:p>648</text:p>
          </table:table-cell>
          <table:table-cell office:value-type="float" office:value="613">
            <text:p>613</text:p>
          </table:table-cell>
          <table:table-cell office:value-type="float" office:value="674">
            <text:p>674</text:p>
          </table:table-cell>
          <table:table-cell office:value-type="float" office:value="750">
            <text:p>750</text:p>
          </table:table-cell>
          <table:table-cell office:value-type="float" office:value="683">
            <text:p>683</text:p>
          </table:table-cell>
          <table:table-cell office:value-type="float" office:value="613">
            <text:p>613</text:p>
          </table:table-cell>
          <table:table-cell office:value-type="float" office:value="686">
            <text:p>686</text:p>
          </table:table-cell>
          <table:table-cell office:value-type="float" office:value="705">
            <text:p>705</text:p>
          </table:table-cell>
          <table:table-cell office:value-type="float" office:value="711">
            <text:p>711</text:p>
          </table:table-cell>
          <table:table-cell office:value-type="float" office:value="927">
            <text:p>927</text:p>
          </table:table-cell>
          <table:table-cell office:value-type="float" office:value="773">
            <text:p>773</text:p>
          </table:table-cell>
          <table:table-cell office:value-type="float" office:value="723">
            <text:p>723</text:p>
          </table:table-cell>
          <table:table-cell office:value-type="float" office:value="669">
            <text:p>669</text:p>
          </table:table-cell>
          <table:table-cell office:value-type="float" office:value="720">
            <text:p>720</text:p>
          </table:table-cell>
          <table:table-cell office:value-type="float" office:value="818">
            <text:p>818</text:p>
          </table:table-cell>
          <table:table-cell office:value-type="float" office:value="675">
            <text:p>675</text:p>
          </table:table-cell>
          <table:table-cell office:value-type="float" office:value="662">
            <text:p>662</text:p>
          </table:table-cell>
          <table:table-cell office:value-type="float" office:value="738.3">
            <text:p>738.3</text:p>
          </table:table-cell>
          <table:table-cell office:value-type="float" office:value="4748">
            <text:p>4748</text:p>
          </table:table-cell>
          <table:table-cell office:value-type="float" office:value="4708">
            <text:p>4708</text:p>
          </table:table-cell>
          <table:table-cell office:value-type="float" office:value="5497">
            <text:p>5497</text:p>
          </table:table-cell>
          <table:table-cell office:value-type="float" office:value="4874">
            <text:p>4874</text:p>
          </table:table-cell>
          <table:table-cell office:value-type="float" office:value="4771">
            <text:p>4771</text:p>
          </table:table-cell>
          <table:table-cell office:value-type="float" office:value="5635">
            <text:p>5635</text:p>
          </table:table-cell>
          <table:table-cell office:value-type="float" office:value="4376">
            <text:p>4376</text:p>
          </table:table-cell>
          <table:table-cell office:value-type="float" office:value="5006">
            <text:p>5006</text:p>
          </table:table-cell>
          <table:table-cell office:value-type="float" office:value="4247">
            <text:p>4247</text:p>
          </table:table-cell>
          <table:table-cell office:value-type="float" office:value="4340">
            <text:p>4340</text:p>
          </table:table-cell>
          <table:table-cell office:value-type="float" office:value="4820.2">
            <text:p>4820.2</text:p>
          </table:table-cell>
          <table:table-cell office:value-type="float" office:value="3475">
            <text:p>3475</text:p>
          </table:table-cell>
          <table:table-cell office:value-type="float" office:value="2985">
            <text:p>2985</text:p>
          </table:table-cell>
          <table:table-cell office:value-type="float" office:value="3521">
            <text:p>3521</text:p>
          </table:table-cell>
          <table:table-cell office:value-type="float" office:value="3526">
            <text:p>3526</text:p>
          </table:table-cell>
          <table:table-cell office:value-type="float" office:value="2810">
            <text:p>2810</text:p>
          </table:table-cell>
          <table:table-cell office:value-type="float" office:value="3828">
            <text:p>3828</text:p>
          </table:table-cell>
          <table:table-cell office:value-type="float" office:value="2755">
            <text:p>2755</text:p>
          </table:table-cell>
          <table:table-cell office:value-type="float" office:value="3098">
            <text:p>3098</text:p>
          </table:table-cell>
          <table:table-cell office:value-type="float" office:value="2703">
            <text:p>2703</text:p>
          </table:table-cell>
          <table:table-cell office:value-type="float" office:value="2813">
            <text:p>2813</text:p>
          </table:table-cell>
          <table:table-cell office:value-type="float" office:value="3151.4">
            <text:p>3151.4</text:p>
          </table:table-cell>
          <table:table-cell office:value-type="float" office:value="818">
            <text:p>818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office:value-type="float" office:value="739">
            <text:p>739</text:p>
          </table:table-cell>
          <table:table-cell office:value-type="float" office:value="539">
            <text:p>539</text:p>
          </table:table-cell>
          <table:table-cell office:value-type="float" office:value="658">
            <text:p>658</text:p>
          </table:table-cell>
          <table:table-cell office:value-type="float" office:value="921">
            <text:p>921</text:p>
          </table:table-cell>
          <table:table-cell office:value-type="float" office:value="530">
            <text:p>530</text:p>
          </table:table-cell>
          <table:table-cell office:value-type="float" office:value="533">
            <text:p>533</text:p>
          </table:table-cell>
          <table:table-cell office:value-type="float" office:value="540">
            <text:p>540</text:p>
          </table:table-cell>
          <table:table-cell office:value-type="float" office:value="642.9">
            <text:p>642.9</text:p>
          </table:table-cell>
          <table:table-cell office:value-type="float" office:value="487">
            <text:p>487</text:p>
          </table:table-cell>
          <table:table-cell office:value-type="float" office:value="703">
            <text:p>703</text:p>
          </table:table-cell>
          <table:table-cell office:value-type="float" office:value="471">
            <text:p>471</text:p>
          </table:table-cell>
          <table:table-cell office:value-type="float" office:value="511">
            <text:p>511</text:p>
          </table:table-cell>
          <table:table-cell office:value-type="float" office:value="442">
            <text:p>442</text:p>
          </table:table-cell>
          <table:table-cell office:value-type="float" office:value="541">
            <text:p>541</text:p>
          </table:table-cell>
          <table:table-cell office:value-type="float" office:value="700">
            <text:p>700</text:p>
          </table:table-cell>
          <table:table-cell office:value-type="float" office:value="444">
            <text:p>444</text:p>
          </table:table-cell>
          <table:table-cell office:value-type="float" office:value="439">
            <text:p>439</text:p>
          </table:table-cell>
          <table:table-cell office:value-type="float" office:value="441">
            <text:p>441</text:p>
          </table:table-cell>
          <table:table-cell office:value-type="float" office:value="517.9">
            <text:p>517.9</text:p>
          </table:table-cell>
          <table:table-cell office:value-type="float" office:value="531">
            <text:p>531</text:p>
          </table:table-cell>
          <table:table-cell office:value-type="float" office:value="747">
            <text:p>747</text:p>
          </table:table-cell>
          <table:table-cell office:value-type="float" office:value="522">
            <text:p>522</text:p>
          </table:table-cell>
          <table:table-cell office:value-type="float" office:value="639">
            <text:p>639</text:p>
          </table:table-cell>
          <table:table-cell office:value-type="float" office:value="495">
            <text:p>495</text:p>
          </table:table-cell>
          <table:table-cell office:value-type="float" office:value="625">
            <text:p>625</text:p>
          </table:table-cell>
          <table:table-cell office:value-type="float" office:value="766">
            <text:p>766</text:p>
          </table:table-cell>
          <table:table-cell office:value-type="float" office:value="500">
            <text:p>500</text:p>
          </table:table-cell>
          <table:table-cell office:value-type="float" office:value="909">
            <text:p>909</text:p>
          </table:table-cell>
          <table:table-cell office:value-type="float" office:value="498">
            <text:p>498</text:p>
          </table:table-cell>
          <table:table-cell office:value-type="float" office:value="623.2">
            <text:p>623.2</text:p>
          </table:table-cell>
          <table:table-cell office:value-type="float" office:value="606">
            <text:p>606</text:p>
          </table:table-cell>
          <table:table-cell office:value-type="float" office:value="619">
            <text:p>619</text:p>
          </table:table-cell>
          <table:table-cell office:value-type="float" office:value="617">
            <text:p>617</text:p>
          </table:table-cell>
          <table:table-cell office:value-type="float" office:value="773">
            <text:p>773</text:p>
          </table:table-cell>
          <table:table-cell office:value-type="float" office:value="571">
            <text:p>571</text:p>
          </table:table-cell>
          <table:table-cell office:value-type="float" office:value="717">
            <text:p>717</text:p>
          </table:table-cell>
          <table:table-cell office:value-type="float" office:value="923">
            <text:p>923</text:p>
          </table:table-cell>
          <table:table-cell office:value-type="float" office:value="571">
            <text:p>571</text:p>
          </table:table-cell>
          <table:table-cell office:value-type="float" office:value="944">
            <text:p>944</text:p>
          </table:table-cell>
          <table:table-cell office:value-type="float" office:value="574">
            <text:p>574</text:p>
          </table:table-cell>
          <table:table-cell office:value-type="float" office:value="691.5">
            <text:p>691.5</text:p>
          </table:table-cell>
          <table:table-cell office:value-type="float" office:value="602">
            <text:p>602</text:p>
          </table:table-cell>
          <table:table-cell office:value-type="float" office:value="589">
            <text:p>589</text:p>
          </table:table-cell>
          <table:table-cell office:value-type="float" office:value="581">
            <text:p>581</text:p>
          </table:table-cell>
          <table:table-cell office:value-type="float" office:value="792">
            <text:p>792</text:p>
          </table:table-cell>
          <table:table-cell office:value-type="float" office:value="556">
            <text:p>556</text:p>
          </table:table-cell>
          <table:table-cell office:value-type="float" office:value="741">
            <text:p>741</text:p>
          </table:table-cell>
          <table:table-cell office:value-type="float" office:value="897">
            <text:p>897</text:p>
          </table:table-cell>
          <table:table-cell office:value-type="float" office:value="580">
            <text:p>580</text:p>
          </table:table-cell>
          <table:table-cell office:value-type="float" office:value="896">
            <text:p>896</text:p>
          </table:table-cell>
          <table:table-cell office:value-type="float" office:value="551">
            <text:p>551</text:p>
          </table:table-cell>
          <table:table-cell office:value-type="float" office:value="678.5">
            <text:p>678.5</text:p>
          </table:table-cell>
          <table:table-cell office:value-type="float" office:value="557">
            <text:p>557</text:p>
          </table:table-cell>
          <table:table-cell office:value-type="float" office:value="561">
            <text:p>561</text:p>
          </table:table-cell>
          <table:table-cell office:value-type="float" office:value="590">
            <text:p>590</text:p>
          </table:table-cell>
          <table:table-cell office:value-type="float" office:value="604">
            <text:p>604</text:p>
          </table:table-cell>
          <table:table-cell office:value-type="float" office:value="589">
            <text:p>589</text:p>
          </table:table-cell>
          <table:table-cell office:value-type="float" office:value="625">
            <text:p>625</text:p>
          </table:table-cell>
          <table:table-cell office:value-type="float" office:value="793">
            <text:p>793</text:p>
          </table:table-cell>
          <table:table-cell office:value-type="float" office:value="529">
            <text:p>529</text:p>
          </table:table-cell>
          <table:table-cell office:value-type="float" office:value="860">
            <text:p>860</text:p>
          </table:table-cell>
          <table:table-cell office:value-type="float" office:value="525">
            <text:p>525</text:p>
          </table:table-cell>
          <table:table-cell office:value-type="float" office:value="623.3">
            <text:p>623.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172">
            <text:p>1172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 office:value-type="float" office:value="784">
            <text:p>784</text:p>
          </table:table-cell>
          <table:table-cell office:value-type="float" office:value="774">
            <text:p>774</text:p>
          </table:table-cell>
          <table:table-cell office:value-type="float" office:value="1176">
            <text:p>1176</text:p>
          </table:table-cell>
          <table:table-cell office:value-type="float" office:value="744">
            <text:p>744</text:p>
          </table:table-cell>
          <table:table-cell office:value-type="float" office:value="1185">
            <text:p>1185</text:p>
          </table:table-cell>
          <table:table-cell office:value-type="float" office:value="1220">
            <text:p>1220</text:p>
          </table:table-cell>
          <table:table-cell office:value-type="float" office:value="750">
            <text:p>750</text:p>
          </table:table-cell>
          <table:table-cell office:value-type="float" office:value="927.5">
            <text:p>927.5</text:p>
          </table:table-cell>
          <table:table-cell office:value-type="float" office:value="958">
            <text:p>958</text:p>
          </table:table-cell>
          <table:table-cell office:value-type="float" office:value="714">
            <text:p>714</text:p>
          </table:table-cell>
          <table:table-cell office:value-type="float" office:value="759">
            <text:p>759</text:p>
          </table:table-cell>
          <table:table-cell office:value-type="float" office:value="737">
            <text:p>737</text:p>
          </table:table-cell>
          <table:table-cell office:value-type="float" office:value="700">
            <text:p>700</text:p>
          </table:table-cell>
          <table:table-cell office:value-type="float" office:value="921">
            <text:p>921</text:p>
          </table:table-cell>
          <table:table-cell office:value-type="float" office:value="724">
            <text:p>724</text:p>
          </table:table-cell>
          <table:table-cell office:value-type="float" office:value="1143">
            <text:p>1143</text:p>
          </table:table-cell>
          <table:table-cell office:value-type="float" office:value="1159">
            <text:p>1159</text:p>
          </table:table-cell>
          <table:table-cell office:value-type="float" office:value="712">
            <text:p>712</text:p>
          </table:table-cell>
          <table:table-cell office:value-type="float" office:value="852.7">
            <text:p>852.7</text:p>
          </table:table-cell>
          <table:table-cell office:value-type="float" office:value="750">
            <text:p>750</text:p>
          </table:table-cell>
          <table:table-cell office:value-type="float" office:value="701">
            <text:p>701</text:p>
          </table:table-cell>
          <table:table-cell office:value-type="float" office:value="835">
            <text:p>835</text:p>
          </table:table-cell>
          <table:table-cell office:value-type="float" office:value="719">
            <text:p>719</text:p>
          </table:table-cell>
          <table:table-cell office:value-type="float" office:value="711">
            <text:p>711</text:p>
          </table:table-cell>
          <table:table-cell office:value-type="float" office:value="875">
            <text:p>875</text:p>
          </table:table-cell>
          <table:table-cell office:value-type="float" office:value="733">
            <text:p>733</text:p>
          </table:table-cell>
          <table:table-cell office:value-type="float" office:value="874">
            <text:p>874</text:p>
          </table:table-cell>
          <table:table-cell office:value-type="float" office:value="1045">
            <text:p>1045</text:p>
          </table:table-cell>
          <table:table-cell office:value-type="float" office:value="757">
            <text:p>757</text:p>
          </table:table-cell>
          <table:table-cell office:value-type="float" office:value="800">
            <text:p>800</text:p>
          </table:table-cell>
          <table:table-cell office:value-type="float" office:value="769">
            <text:p>769</text:p>
          </table:table-cell>
          <table:table-cell office:value-type="float" office:value="765">
            <text:p>765</text:p>
          </table:table-cell>
          <table:table-cell office:value-type="float" office:value="945">
            <text:p>945</text:p>
          </table:table-cell>
          <table:table-cell office:value-type="float" office:value="768">
            <text:p>768</text:p>
          </table:table-cell>
          <table:table-cell office:value-type="float" office:value="751">
            <text:p>751</text:p>
          </table:table-cell>
          <table:table-cell office:value-type="float" office:value="1001">
            <text:p>1001</text:p>
          </table:table-cell>
          <table:table-cell office:value-type="float" office:value="778">
            <text:p>778</text:p>
          </table:table-cell>
          <table:table-cell office:value-type="float" office:value="951">
            <text:p>951</text:p>
          </table:table-cell>
          <table:table-cell office:value-type="float" office:value="959">
            <text:p>959</text:p>
          </table:table-cell>
          <table:table-cell office:value-type="float" office:value="824">
            <text:p>824</text:p>
          </table:table-cell>
          <table:table-cell office:value-type="float" office:value="851.1">
            <text:p>851.1</text:p>
          </table:table-cell>
          <table:table-cell office:value-type="float" office:value="5353">
            <text:p>5353</text:p>
          </table:table-cell>
          <table:table-cell office:value-type="float" office:value="5200">
            <text:p>5200</text:p>
          </table:table-cell>
          <table:table-cell office:value-type="float" office:value="7238">
            <text:p>7238</text:p>
          </table:table-cell>
          <table:table-cell office:value-type="float" office:value="5609">
            <text:p>5609</text:p>
          </table:table-cell>
          <table:table-cell office:value-type="float" office:value="5496">
            <text:p>5496</text:p>
          </table:table-cell>
          <table:table-cell office:value-type="float" office:value="6303">
            <text:p>6303</text:p>
          </table:table-cell>
          <table:table-cell office:value-type="float" office:value="5310">
            <text:p>5310</text:p>
          </table:table-cell>
          <table:table-cell office:value-type="float" office:value="7372">
            <text:p>7372</text:p>
          </table:table-cell>
          <table:table-cell office:value-type="float" office:value="6822">
            <text:p>6822</text:p>
          </table:table-cell>
          <table:table-cell office:value-type="float" office:value="5277">
            <text:p>5277</text:p>
          </table:table-cell>
          <table:table-cell office:value-type="float" office:value="5998">
            <text:p>5998</text:p>
          </table:table-cell>
          <table:table-cell office:value-type="float" office:value="3786">
            <text:p>3786</text:p>
          </table:table-cell>
          <table:table-cell office:value-type="float" office:value="4591">
            <text:p>4591</text:p>
          </table:table-cell>
          <table:table-cell office:value-type="float" office:value="3562">
            <text:p>3562</text:p>
          </table:table-cell>
          <table:table-cell office:value-type="float" office:value="3646">
            <text:p>3646</text:p>
          </table:table-cell>
          <table:table-cell office:value-type="float" office:value="3700">
            <text:p>3700</text:p>
          </table:table-cell>
          <table:table-cell office:value-type="float" office:value="3757">
            <text:p>3757</text:p>
          </table:table-cell>
          <table:table-cell office:value-type="float" office:value="3547">
            <text:p>3547</text:p>
          </table:table-cell>
          <table:table-cell office:value-type="float" office:value="5465">
            <text:p>5465</text:p>
          </table:table-cell>
          <table:table-cell office:value-type="float" office:value="3806">
            <text:p>3806</text:p>
          </table:table-cell>
          <table:table-cell office:value-type="float" office:value="3416">
            <text:p>3416</text:p>
          </table:table-cell>
          <table:table-cell office:value-type="float" office:value="3927.6">
            <text:p>3927.6</text:p>
          </table:table-cell>
          <table:table-cell office:value-type="float" office:value="870">
            <text:p>870</text:p>
          </table:table-cell>
          <table:table-cell office:value-type="float" office:value="660">
            <text:p>660</text:p>
          </table:table-cell>
          <table:table-cell office:value-type="float" office:value="730">
            <text:p>730</text:p>
          </table:table-cell>
          <table:table-cell office:value-type="float" office:value="610">
            <text:p>610</text:p>
          </table:table-cell>
          <table:table-cell office:value-type="float" office:value="995">
            <text:p>995</text:p>
          </table:table-cell>
          <table:table-cell table:number-columns-repeated="2" office:value-type="float" office:value="611">
            <text:p>611</text:p>
          </table:table-cell>
          <table:table-cell office:value-type="float" office:value="761">
            <text:p>761</text:p>
          </table:table-cell>
          <table:table-cell office:value-type="float" office:value="613">
            <text:p>613</text:p>
          </table:table-cell>
          <table:table-cell office:value-type="float" office:value="611">
            <text:p>611</text:p>
          </table:table-cell>
          <table:table-cell office:value-type="float" office:value="707.2">
            <text:p>707.2</text:p>
          </table:table-cell>
          <table:table-cell office:value-type="float" office:value="564">
            <text:p>564</text:p>
          </table:table-cell>
          <table:table-cell office:value-type="float" office:value="524">
            <text:p>524</text:p>
          </table:table-cell>
          <table:table-cell office:value-type="float" office:value="554">
            <text:p>554</text:p>
          </table:table-cell>
          <table:table-cell office:value-type="float" office:value="531">
            <text:p>531</text:p>
          </table:table-cell>
          <table:table-cell office:value-type="float" office:value="812">
            <text:p>812</text:p>
          </table:table-cell>
          <table:table-cell office:value-type="float" office:value="508">
            <text:p>508</text:p>
          </table:table-cell>
          <table:table-cell office:value-type="float" office:value="497">
            <text:p>497</text:p>
          </table:table-cell>
          <table:table-cell office:value-type="float" office:value="635">
            <text:p>635</text:p>
          </table:table-cell>
          <table:table-cell office:value-type="float" office:value="518">
            <text:p>518</text:p>
          </table:table-cell>
          <table:table-cell office:value-type="float" office:value="499">
            <text:p>499</text:p>
          </table:table-cell>
          <table:table-cell office:value-type="float" office:value="564.2">
            <text:p>564.2</text:p>
          </table:table-cell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650">
            <text:p>650</text:p>
          </table:table-cell>
          <table:table-cell office:value-type="float" office:value="576">
            <text:p>576</text:p>
          </table:table-cell>
          <table:table-cell office:value-type="float" office:value="940">
            <text:p>940</text:p>
          </table:table-cell>
          <table:table-cell office:value-type="float" office:value="569">
            <text:p>569</text:p>
          </table:table-cell>
          <table:table-cell office:value-type="float" office:value="568">
            <text:p>568</text:p>
          </table:table-cell>
          <table:table-cell office:value-type="float" office:value="703">
            <text:p>703</text:p>
          </table:table-cell>
          <table:table-cell office:value-type="float" office:value="604">
            <text:p>604</text:p>
          </table:table-cell>
          <table:table-cell office:value-type="float" office:value="563">
            <text:p>563</text:p>
          </table:table-cell>
          <table:table-cell office:value-type="float" office:value="632.4">
            <text:p>632.4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office:value-type="float" office:value="678">
            <text:p>678</text:p>
          </table:table-cell>
          <table:table-cell office:value-type="float" office:value="649">
            <text:p>649</text:p>
          </table:table-cell>
          <table:table-cell office:value-type="float" office:value="1091">
            <text:p>1091</text:p>
          </table:table-cell>
          <table:table-cell office:value-type="float" office:value="708">
            <text:p>708</text:p>
          </table:table-cell>
          <table:table-cell office:value-type="float" office:value="699">
            <text:p>699</text:p>
          </table:table-cell>
          <table:table-cell office:value-type="float" office:value="803">
            <text:p>803</text:p>
          </table:table-cell>
          <table:table-cell office:value-type="float" office:value="665">
            <text:p>665</text:p>
          </table:table-cell>
          <table:table-cell office:value-type="float" office:value="649">
            <text:p>649</text:p>
          </table:table-cell>
          <table:table-cell office:value-type="float" office:value="724.2">
            <text:p>724.2</text:p>
          </table:table-cell>
          <table:table-cell office:value-type="float" office:value="623">
            <text:p>623</text:p>
          </table:table-cell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  <table:table-cell office:value-type="float" office:value="703">
            <text:p>703</text:p>
          </table:table-cell>
          <table:table-cell office:value-type="float" office:value="1032">
            <text:p>1032</text:p>
          </table:table-cell>
          <table:table-cell office:value-type="float" office:value="909">
            <text:p>909</text:p>
          </table:table-cell>
          <table:table-cell office:value-type="float" office:value="975">
            <text:p>975</text:p>
          </table:table-cell>
          <table:table-cell office:value-type="float" office:value="791">
            <text:p>791</text:p>
          </table:table-cell>
          <table:table-cell office:value-type="float" office:value="636">
            <text:p>636</text:p>
          </table:table-cell>
          <table:table-cell office:value-type="float" office:value="627">
            <text:p>627</text:p>
          </table:table-cell>
          <table:table-cell office:value-type="float" office:value="760.3">
            <text:p>760.3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 office:value-type="float" office:value="657">
            <text:p>657</text:p>
          </table:table-cell>
          <table:table-cell office:value-type="float" office:value="629">
            <text:p>629</text:p>
          </table:table-cell>
          <table:table-cell office:value-type="float" office:value="975">
            <text:p>975</text:p>
          </table:table-cell>
          <table:table-cell office:value-type="float" office:value="714">
            <text:p>714</text:p>
          </table:table-cell>
          <table:table-cell office:value-type="float" office:value="994">
            <text:p>994</text:p>
          </table:table-cell>
          <table:table-cell office:value-type="float" office:value="1060">
            <text:p>1060</text:p>
          </table:table-cell>
          <table:table-cell office:value-type="float" office:value="612">
            <text:p>612</text:p>
          </table:table-cell>
          <table:table-cell office:value-type="float" office:value="633">
            <text:p>633</text:p>
          </table:table-cell>
          <table:table-cell office:value-type="float" office:value="749.2">
            <text:p>749.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62">
            <text:p>1162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office:value-type="float" office:value="796">
            <text:p>796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 office:value-type="float" office:value="802">
            <text:p>802</text:p>
          </table:table-cell>
          <table:table-cell office:value-type="float" office:value="999">
            <text:p>999</text:p>
          </table:table-cell>
          <table:table-cell office:value-type="float" office:value="968">
            <text:p>968</text:p>
          </table:table-cell>
          <table:table-cell office:value-type="float" office:value="865">
            <text:p>865</text:p>
          </table:table-cell>
          <table:table-cell office:value-type="float" office:value="900.2">
            <text:p>900.2</text:p>
          </table:table-cell>
          <table:table-cell office:value-type="float" office:value="937">
            <text:p>937</text:p>
          </table:table-cell>
          <table:table-cell office:value-type="float" office:value="846">
            <text:p>846</text:p>
          </table:table-cell>
          <table:table-cell office:value-type="float" office:value="822">
            <text:p>822</text:p>
          </table:table-cell>
          <table:table-cell office:value-type="float" office:value="783">
            <text:p>783</text:p>
          </table:table-cell>
          <table:table-cell office:value-type="float" office:value="830">
            <text:p>830</text:p>
          </table:table-cell>
          <table:table-cell office:value-type="float" office:value="808">
            <text:p>808</text:p>
          </table:table-cell>
          <table:table-cell office:value-type="float" office:value="796">
            <text:p>796</text:p>
          </table:table-cell>
          <table:table-cell office:value-type="float" office:value="871">
            <text:p>871</text:p>
          </table:table-cell>
          <table:table-cell office:value-type="float" office:value="965">
            <text:p>965</text:p>
          </table:table-cell>
          <table:table-cell office:value-type="float" office:value="896">
            <text:p>896</text:p>
          </table:table-cell>
          <table:table-cell office:value-type="float" office:value="855.4">
            <text:p>855.4</text:p>
          </table:table-cell>
          <table:table-cell office:value-type="float" office:value="793">
            <text:p>793</text:p>
          </table:table-cell>
          <table:table-cell office:value-type="float" office:value="780">
            <text:p>780</text:p>
          </table:table-cell>
          <table:table-cell office:value-type="float" office:value="842">
            <text:p>842</text:p>
          </table:table-cell>
          <table:table-cell office:value-type="float" office:value="792">
            <text:p>792</text:p>
          </table:table-cell>
          <table:table-cell office:value-type="float" office:value="779">
            <text:p>779</text:p>
          </table:table-cell>
          <table:table-cell office:value-type="float" office:value="791">
            <text:p>791</text:p>
          </table:table-cell>
          <table:table-cell office:value-type="float" office:value="787">
            <text:p>787</text:p>
          </table:table-cell>
          <table:table-cell office:value-type="float" office:value="870">
            <text:p>870</text:p>
          </table:table-cell>
          <table:table-cell office:value-type="float" office:value="998">
            <text:p>998</text:p>
          </table:table-cell>
          <table:table-cell office:value-type="float" office:value="1024">
            <text:p>1024</text:p>
          </table:table-cell>
          <table:table-cell office:value-type="float" office:value="845.6">
            <text:p>845.6</text:p>
          </table:table-cell>
          <table:table-cell office:value-type="float" office:value="901">
            <text:p>901</text:p>
          </table:table-cell>
          <table:table-cell office:value-type="float" office:value="853">
            <text:p>853</text:p>
          </table:table-cell>
          <table:table-cell office:value-type="float" office:value="918">
            <text:p>918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 office:value-type="float" office:value="857">
            <text:p>857</text:p>
          </table:table-cell>
          <table:table-cell office:value-type="float" office:value="905">
            <text:p>905</text:p>
          </table:table-cell>
          <table:table-cell office:value-type="float" office:value="938">
            <text:p>938</text:p>
          </table:table-cell>
          <table:table-cell office:value-type="float" office:value="1032">
            <text:p>1032</text:p>
          </table:table-cell>
          <table:table-cell office:value-type="float" office:value="990">
            <text:p>990</text:p>
          </table:table-cell>
          <table:table-cell office:value-type="float" office:value="912.7">
            <text:p>912.7</text:p>
          </table:table-cell>
          <table:table-cell office:value-type="float" office:value="6311">
            <text:p>6311</text:p>
          </table:table-cell>
          <table:table-cell office:value-type="float" office:value="6393">
            <text:p>6393</text:p>
          </table:table-cell>
          <table:table-cell office:value-type="float" office:value="9237">
            <text:p>9237</text:p>
          </table:table-cell>
          <table:table-cell office:value-type="float" office:value="6279">
            <text:p>6279</text:p>
          </table:table-cell>
          <table:table-cell office:value-type="float" office:value="6425">
            <text:p>6425</text:p>
          </table:table-cell>
          <table:table-cell office:value-type="float" office:value="6342">
            <text:p>6342</text:p>
          </table:table-cell>
          <table:table-cell office:value-type="float" office:value="6337">
            <text:p>6337</text:p>
          </table:table-cell>
          <table:table-cell office:value-type="float" office:value="6378">
            <text:p>6378</text:p>
          </table:table-cell>
          <table:table-cell office:value-type="float" office:value="6548">
            <text:p>6548</text:p>
          </table:table-cell>
          <table:table-cell office:value-type="float" office:value="7532">
            <text:p>7532</text:p>
          </table:table-cell>
          <table:table-cell office:value-type="float" office:value="6778.2">
            <text:p>6778.2</text:p>
          </table:table-cell>
          <table:table-cell office:value-type="float" office:value="4182">
            <text:p>4182</text:p>
          </table:table-cell>
          <table:table-cell office:value-type="float" office:value="5815">
            <text:p>5815</text:p>
          </table:table-cell>
          <table:table-cell office:value-type="float" office:value="5374">
            <text:p>5374</text:p>
          </table:table-cell>
          <table:table-cell office:value-type="float" office:value="4228">
            <text:p>4228</text:p>
          </table:table-cell>
          <table:table-cell office:value-type="float" office:value="4883">
            <text:p>4883</text:p>
          </table:table-cell>
          <table:table-cell office:value-type="float" office:value="4238">
            <text:p>4238</text:p>
          </table:table-cell>
          <table:table-cell office:value-type="float" office:value="6106">
            <text:p>6106</text:p>
          </table:table-cell>
          <table:table-cell office:value-type="float" office:value="4865">
            <text:p>4865</text:p>
          </table:table-cell>
          <table:table-cell office:value-type="float" office:value="4231">
            <text:p>4231</text:p>
          </table:table-cell>
          <table:table-cell office:value-type="float" office:value="4385">
            <text:p>4385</text:p>
          </table:table-cell>
          <table:table-cell office:value-type="float" office:value="4830.7">
            <text:p>4830.7</text:p>
          </table:table-cell>
          <table:table-cell office:value-type="float" office:value="693">
            <text:p>693</text:p>
          </table:table-cell>
          <table:table-cell office:value-type="float" office:value="849">
            <text:p>849</text:p>
          </table:table-cell>
          <table:table-cell office:value-type="float" office:value="770">
            <text:p>770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  <table:table-cell office:value-type="float" office:value="699">
            <text:p>699</text:p>
          </table:table-cell>
          <table:table-cell office:value-type="float" office:value="868">
            <text:p>868</text:p>
          </table:table-cell>
          <table:table-cell office:value-type="float" office:value="1139">
            <text:p>1139</text:p>
          </table:table-cell>
          <table:table-cell office:value-type="float" office:value="692">
            <text:p>692</text:p>
          </table:table-cell>
          <table:table-cell office:value-type="float" office:value="697">
            <text:p>697</text:p>
          </table:table-cell>
          <table:table-cell office:value-type="float" office:value="778">
            <text:p>778</text:p>
          </table:table-cell>
          <table:table-cell office:value-type="float" office:value="610">
            <text:p>610</text:p>
          </table:table-cell>
          <table:table-cell office:value-type="float" office:value="602">
            <text:p>602</text:p>
          </table:table-cell>
          <table:table-cell office:value-type="float" office:value="613">
            <text:p>613</text:p>
          </table:table-cell>
          <table:table-cell office:value-type="float" office:value="570">
            <text:p>570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 office:value-type="float" office:value="700">
            <text:p>700</text:p>
          </table:table-cell>
          <table:table-cell office:value-type="float" office:value="921">
            <text:p>921</text:p>
          </table:table-cell>
          <table:table-cell office:value-type="float" office:value="581">
            <text:p>581</text:p>
          </table:table-cell>
          <table:table-cell office:value-type="float" office:value="567">
            <text:p>567</text:p>
          </table:table-cell>
          <table:table-cell office:value-type="float" office:value="628.6">
            <text:p>628.6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98">
            <text:p>698</text:p>
          </table:table-cell>
          <table:table-cell office:value-type="float" office:value="642">
            <text:p>642</text:p>
          </table:table-cell>
          <table:table-cell office:value-type="float" office:value="647">
            <text:p>647</text:p>
          </table:table-cell>
          <table:table-cell office:value-type="float" office:value="645">
            <text:p>645</text:p>
          </table:table-cell>
          <table:table-cell office:value-type="float" office:value="803">
            <text:p>803</text:p>
          </table:table-cell>
          <table:table-cell office:value-type="float" office:value="963">
            <text:p>963</text:p>
          </table:table-cell>
          <table:table-cell office:value-type="float" office:value="685">
            <text:p>685</text:p>
          </table:table-cell>
          <table:table-cell office:value-type="float" office:value="687">
            <text:p>687</text:p>
          </table:table-cell>
          <table:table-cell office:value-type="float" office:value="712.3">
            <text:p>712.3</text:p>
          </table:table-cell>
          <table:table-cell office:value-type="float" office:value="916">
            <text:p>916</text:p>
          </table:table-cell>
          <table:table-cell office:value-type="float" office:value="759">
            <text:p>759</text:p>
          </table:table-cell>
          <table:table-cell office:value-type="float" office:value="795">
            <text:p>795</text:p>
          </table:table-cell>
          <table:table-cell office:value-type="float" office:value="743">
            <text:p>743</text:p>
          </table:table-cell>
          <table:table-cell office:value-type="float" office:value="730">
            <text:p>730</text:p>
          </table:table-cell>
          <table:table-cell office:value-type="float" office:value="717">
            <text:p>717</text:p>
          </table:table-cell>
          <table:table-cell office:value-type="float" office:value="890">
            <text:p>890</text:p>
          </table:table-cell>
          <table:table-cell office:value-type="float" office:value="886">
            <text:p>886</text:p>
          </table:table-cell>
          <table:table-cell office:value-type="float" office:value="750">
            <text:p>750</text:p>
          </table:table-cell>
          <table:table-cell office:value-type="float" office:value="717">
            <text:p>717</text:p>
          </table:table-cell>
          <table:table-cell office:value-type="float" office:value="790.3">
            <text:p>790.3</text:p>
          </table:table-cell>
          <table:table-cell office:value-type="float" office:value="744">
            <text:p>744</text:p>
          </table:table-cell>
          <table:table-cell office:value-type="float" office:value="819">
            <text:p>819</text:p>
          </table:table-cell>
          <table:table-cell office:value-type="float" office:value="772">
            <text:p>772</text:p>
          </table:table-cell>
          <table:table-cell office:value-type="float" office:value="721">
            <text:p>721</text:p>
          </table:table-cell>
          <table:table-cell office:value-type="float" office:value="713">
            <text:p>713</text:p>
          </table:table-cell>
          <table:table-cell office:value-type="float" office:value="733">
            <text:p>733</text:p>
          </table:table-cell>
          <table:table-cell office:value-type="float" office:value="880">
            <text:p>880</text:p>
          </table:table-cell>
          <table:table-cell office:value-type="float" office:value="871">
            <text:p>871</text:p>
          </table:table-cell>
          <table:table-cell table:number-columns-repeated="2" office:value-type="float" office:value="707">
            <text:p>707</text:p>
          </table:table-cell>
          <table:table-cell office:value-type="float" office:value="766.7">
            <text:p>766.7</text:p>
          </table:table-cell>
          <table:table-cell office:value-type="float" office:value="688">
            <text:p>688</text:p>
          </table:table-cell>
          <table:table-cell office:value-type="float" office:value="771">
            <text:p>771</text:p>
          </table:table-cell>
          <table:table-cell office:value-type="float" office:value="767">
            <text:p>767</text:p>
          </table:table-cell>
          <table:table-cell office:value-type="float" office:value="683">
            <text:p>683</text:p>
          </table:table-cell>
          <table:table-cell office:value-type="float" office:value="691">
            <text:p>691</text:p>
          </table:table-cell>
          <table:table-cell office:value-type="float" office:value="725">
            <text:p>725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686">
            <text:p>686</text:p>
          </table:table-cell>
          <table:table-cell office:value-type="float" office:value="843">
            <text:p>843</text:p>
          </table:table-cell>
          <table:table-cell office:value-type="float" office:value="754.7">
            <text:p>754.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80">
            <text:p>1280</text:p>
          </table:table-cell>
          <table:table-cell office:value-type="float" office:value="1022">
            <text:p>1022</text:p>
          </table:table-cell>
          <table:table-cell office:value-type="float" office:value="1012">
            <text:p>1012</text:p>
          </table:table-cell>
          <table:table-cell office:value-type="float" office:value="1215">
            <text:p>1215</text:p>
          </table:table-cell>
          <table:table-cell office:value-type="float" office:value="995">
            <text:p>995</text:p>
          </table:table-cell>
          <table:table-cell office:value-type="float" office:value="1389">
            <text:p>1389</text:p>
          </table:table-cell>
          <table:table-cell office:value-type="float" office:value="973">
            <text:p>973</text:p>
          </table:table-cell>
          <table:table-cell office:value-type="float" office:value="966">
            <text:p>966</text:p>
          </table:table-cell>
          <table:table-cell office:value-type="float" office:value="1191">
            <text:p>1191</text:p>
          </table:table-cell>
          <table:table-cell office:value-type="float" office:value="971">
            <text:p>971</text:p>
          </table:table-cell>
          <table:table-cell office:value-type="float" office:value="1101.4">
            <text:p>1101.4</text:p>
          </table:table-cell>
          <table:table-cell office:value-type="float" office:value="988">
            <text:p>988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1205">
            <text:p>1205</text:p>
          </table:table-cell>
          <table:table-cell office:value-type="float" office:value="955">
            <text:p>955</text:p>
          </table:table-cell>
          <table:table-cell office:value-type="float" office:value="1551">
            <text:p>1551</text:p>
          </table:table-cell>
          <table:table-cell office:value-type="float" office:value="972">
            <text:p>972</text:p>
          </table:table-cell>
          <table:table-cell office:value-type="float" office:value="969">
            <text:p>969</text:p>
          </table:table-cell>
          <table:table-cell office:value-type="float" office:value="1205">
            <text:p>1205</text:p>
          </table:table-cell>
          <table:table-cell office:value-type="float" office:value="977">
            <text:p>977</text:p>
          </table:table-cell>
          <table:table-cell office:value-type="float" office:value="1079.9">
            <text:p>1079.9</text:p>
          </table:table-cell>
          <table:table-cell office:value-type="float" office:value="893">
            <text:p>893</text:p>
          </table:table-cell>
          <table:table-cell office:value-type="float" office:value="876">
            <text:p>876</text:p>
          </table:table-cell>
          <table:table-cell office:value-type="float" office:value="882">
            <text:p>882</text:p>
          </table:table-cell>
          <table:table-cell office:value-type="float" office:value="1099">
            <text:p>1099</text:p>
          </table:table-cell>
          <table:table-cell office:value-type="float" office:value="911">
            <text:p>911</text:p>
          </table:table-cell>
          <table:table-cell office:value-type="float" office:value="1439">
            <text:p>1439</text:p>
          </table:table-cell>
          <table:table-cell office:value-type="float" office:value="894">
            <text:p>894</text:p>
          </table:table-cell>
          <table:table-cell office:value-type="float" office:value="942">
            <text:p>942</text:p>
          </table:table-cell>
          <table:table-cell office:value-type="float" office:value="1089">
            <text:p>1089</text:p>
          </table:table-cell>
          <table:table-cell office:value-type="float" office:value="902">
            <text:p>902</text:p>
          </table:table-cell>
          <table:table-cell office:value-type="float" office:value="992.7">
            <text:p>992.7</text:p>
          </table:table-cell>
          <table:table-cell office:value-type="float" office:value="966">
            <text:p>966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1248">
            <text:p>1248</text:p>
          </table:table-cell>
          <table:table-cell office:value-type="float" office:value="977">
            <text:p>977</text:p>
          </table:table-cell>
          <table:table-cell office:value-type="float" office:value="1255">
            <text:p>1255</text:p>
          </table:table-cell>
          <table:table-cell office:value-type="float" office:value="973">
            <text:p>973</text:p>
          </table:table-cell>
          <table:table-cell office:value-type="float" office:value="961">
            <text:p>961</text:p>
          </table:table-cell>
          <table:table-cell office:value-type="float" office:value="1205">
            <text:p>1205</text:p>
          </table:table-cell>
          <table:table-cell office:value-type="float" office:value="956">
            <text:p>956</text:p>
          </table:table-cell>
          <table:table-cell office:value-type="float" office:value="1047.8">
            <text:p>1047.8</text:p>
          </table:table-cell>
          <table:table-cell office:value-type="float" office:value="8483">
            <text:p>8483</text:p>
          </table:table-cell>
          <table:table-cell office:value-type="float" office:value="7578">
            <text:p>7578</text:p>
          </table:table-cell>
          <table:table-cell office:value-type="float" office:value="8742">
            <text:p>8742</text:p>
          </table:table-cell>
          <table:table-cell office:value-type="float" office:value="7854">
            <text:p>7854</text:p>
          </table:table-cell>
          <table:table-cell office:value-type="float" office:value="7532">
            <text:p>7532</text:p>
          </table:table-cell>
          <table:table-cell office:value-type="float" office:value="8559">
            <text:p>8559</text:p>
          </table:table-cell>
          <table:table-cell office:value-type="float" office:value="7378">
            <text:p>7378</text:p>
          </table:table-cell>
          <table:table-cell office:value-type="float" office:value="7305">
            <text:p>7305</text:p>
          </table:table-cell>
          <table:table-cell office:value-type="float" office:value="8664">
            <text:p>8664</text:p>
          </table:table-cell>
          <table:table-cell office:value-type="float" office:value="7627">
            <text:p>7627</text:p>
          </table:table-cell>
          <table:table-cell office:value-type="float" office:value="7972.2">
            <text:p>7972.2</text:p>
          </table:table-cell>
          <table:table-cell office:value-type="float" office:value="5907">
            <text:p>5907</text:p>
          </table:table-cell>
          <table:table-cell office:value-type="float" office:value="7390">
            <text:p>7390</text:p>
          </table:table-cell>
          <table:table-cell office:value-type="float" office:value="6526">
            <text:p>6526</text:p>
          </table:table-cell>
          <table:table-cell office:value-type="float" office:value="5796">
            <text:p>5796</text:p>
          </table:table-cell>
          <table:table-cell office:value-type="float" office:value="5177">
            <text:p>5177</text:p>
          </table:table-cell>
          <table:table-cell office:value-type="float" office:value="5176">
            <text:p>5176</text:p>
          </table:table-cell>
          <table:table-cell office:value-type="float" office:value="5175">
            <text:p>5175</text:p>
          </table:table-cell>
          <table:table-cell office:value-type="float" office:value="5961">
            <text:p>5961</text:p>
          </table:table-cell>
          <table:table-cell office:value-type="float" office:value="5540">
            <text:p>5540</text:p>
          </table:table-cell>
          <table:table-cell office:value-type="float" office:value="5454">
            <text:p>5454</text:p>
          </table:table-cell>
          <table:table-cell office:value-type="float" office:value="5810.2">
            <text:p>5810.2</text:p>
          </table:table-cell>
          <table:table-cell office:value-type="float" office:value="764">
            <text:p>764</text:p>
          </table:table-cell>
          <table:table-cell office:value-type="float" office:value="799">
            <text:p>799</text:p>
          </table:table-cell>
          <table:table-cell office:value-type="float" office:value="976">
            <text:p>976</text:p>
          </table:table-cell>
          <table:table-cell office:value-type="float" office:value="804">
            <text:p>804</text:p>
          </table:table-cell>
          <table:table-cell office:value-type="float" office:value="762">
            <text:p>762</text:p>
          </table:table-cell>
          <table:table-cell office:value-type="float" office:value="771">
            <text:p>771</text:p>
          </table:table-cell>
          <table:table-cell office:value-type="float" office:value="778">
            <text:p>778</text:p>
          </table:table-cell>
          <table:table-cell office:value-type="float" office:value="1250">
            <text:p>1250</text:p>
          </table:table-cell>
          <table:table-cell office:value-type="float" office:value="777">
            <text:p>777</text:p>
          </table:table-cell>
          <table:table-cell office:value-type="float" office:value="768">
            <text:p>768</text:p>
          </table:table-cell>
          <table:table-cell office:value-type="float" office:value="844.9">
            <text:p>844.9</text:p>
          </table:table-cell>
          <table:table-cell office:value-type="float" office:value="645">
            <text:p>645</text:p>
          </table:table-cell>
          <table:table-cell office:value-type="float" office:value="630">
            <text:p>630</text:p>
          </table:table-cell>
          <table:table-cell office:value-type="float" office:value="795">
            <text:p>795</text:p>
          </table:table-cell>
          <table:table-cell office:value-type="float" office:value="628">
            <text:p>628</text:p>
          </table:table-cell>
          <table:table-cell office:value-type="float" office:value="623">
            <text:p>623</text:p>
          </table:table-cell>
          <table:table-cell office:value-type="float" office:value="621">
            <text:p>621</text:p>
          </table:table-cell>
          <table:table-cell office:value-type="float" office:value="623">
            <text:p>623</text:p>
          </table:table-cell>
          <table:table-cell office:value-type="float" office:value="977">
            <text:p>977</text:p>
          </table:table-cell>
          <table:table-cell table:number-columns-repeated="2" office:value-type="float" office:value="618">
            <text:p>618</text:p>
          </table:table-cell>
          <table:table-cell office:value-type="float" office:value="677.8">
            <text:p>677.8</text:p>
          </table:table-cell>
          <table:table-cell office:value-type="float" office:value="725">
            <text:p>725</text:p>
          </table:table-cell>
          <table:table-cell office:value-type="float" office:value="747">
            <text:p>747</text:p>
          </table:table-cell>
          <table:table-cell office:value-type="float" office:value="894">
            <text:p>894</text:p>
          </table:table-cell>
          <table:table-cell office:value-type="float" office:value="724">
            <text:p>724</text:p>
          </table:table-cell>
          <table:table-cell office:value-type="float" office:value="726">
            <text:p>726</text:p>
          </table:table-cell>
          <table:table-cell office:value-type="float" office:value="717">
            <text:p>717</text:p>
          </table:table-cell>
          <table:table-cell office:value-type="float" office:value="724">
            <text:p>724</text:p>
          </table:table-cell>
          <table:table-cell office:value-type="float" office:value="908">
            <text:p>908</text:p>
          </table:table-cell>
          <table:table-cell office:value-type="float" office:value="736">
            <text:p>736</text:p>
          </table:table-cell>
          <table:table-cell office:value-type="float" office:value="722">
            <text:p>722</text:p>
          </table:table-cell>
          <table:table-cell office:value-type="float" office:value="762.3">
            <text:p>762.3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974">
            <text:p>974</text:p>
          </table:table-cell>
          <table:table-cell office:value-type="float" office:value="822">
            <text:p>822</text:p>
          </table:table-cell>
          <table:table-cell office:value-type="float" office:value="785">
            <text:p>785</text:p>
          </table:table-cell>
          <table:table-cell office:value-type="float" office:value="787">
            <text:p>787</text:p>
          </table:table-cell>
          <table:table-cell office:value-type="float" office:value="780">
            <text:p>780</text:p>
          </table:table-cell>
          <table:table-cell office:value-type="float" office:value="973">
            <text:p>973</text:p>
          </table:table-cell>
          <table:table-cell office:value-type="float" office:value="811">
            <text:p>811</text:p>
          </table:table-cell>
          <table:table-cell office:value-type="float" office:value="779">
            <text:p>779</text:p>
          </table:table-cell>
          <table:table-cell office:value-type="float" office:value="829">
            <text:p>829</text:p>
          </table:table-cell>
          <table:table-cell office:value-type="float" office:value="783">
            <text:p>783</text:p>
          </table:table-cell>
          <table:table-cell office:value-type="float" office:value="787">
            <text:p>787</text:p>
          </table:table-cell>
          <table:table-cell office:value-type="float" office:value="1123">
            <text:p>1123</text:p>
          </table:table-cell>
          <table:table-cell office:value-type="float" office:value="787">
            <text:p>787</text:p>
          </table:table-cell>
          <table:table-cell office:value-type="float" office:value="775">
            <text:p>775</text:p>
          </table:table-cell>
          <table:table-cell office:value-type="float" office:value="782">
            <text:p>782</text:p>
          </table:table-cell>
          <table:table-cell office:value-type="float" office:value="786">
            <text:p>786</text:p>
          </table:table-cell>
          <table:table-cell office:value-type="float" office:value="967">
            <text:p>967</text:p>
          </table:table-cell>
          <table:table-cell office:value-type="float" office:value="802">
            <text:p>802</text:p>
          </table:table-cell>
          <table:table-cell office:value-type="float" office:value="777">
            <text:p>777</text:p>
          </table:table-cell>
          <table:table-cell office:value-type="float" office:value="836.9">
            <text:p>836.9</text:p>
          </table:table-cell>
          <table:table-cell office:value-type="float" office:value="790">
            <text:p>790</text:p>
          </table:table-cell>
          <table:table-cell office:value-type="float" office:value="759">
            <text:p>759</text:p>
          </table:table-cell>
          <table:table-cell office:value-type="float" office:value="961">
            <text:p>961</text:p>
          </table:table-cell>
          <table:table-cell office:value-type="float" office:value="773">
            <text:p>773</text:p>
          </table:table-cell>
          <table:table-cell office:value-type="float" office:value="758">
            <text:p>758</text:p>
          </table:table-cell>
          <table:table-cell office:value-type="float" office:value="814">
            <text:p>814</text:p>
          </table:table-cell>
          <table:table-cell office:value-type="float" office:value="764">
            <text:p>764</text:p>
          </table:table-cell>
          <table:table-cell office:value-type="float" office:value="939">
            <text:p>939</text:p>
          </table:table-cell>
          <table:table-cell office:value-type="float" office:value="765">
            <text:p>765</text:p>
          </table:table-cell>
          <table:table-cell office:value-type="float" office:value="771">
            <text:p>771</text:p>
          </table:table-cell>
          <table:table-cell office:value-type="float" office:value="809.4">
            <text:p>809.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114">
            <text:p>1114</text:p>
          </table:table-cell>
          <table:table-cell office:value-type="float" office:value="1051">
            <text:p>1051</text:p>
          </table:table-cell>
          <table:table-cell office:value-type="float" office:value="1155">
            <text:p>1155</text:p>
          </table:table-cell>
          <table:table-cell office:value-type="float" office:value="1303">
            <text:p>1303</text:p>
          </table:table-cell>
          <table:table-cell office:value-type="float" office:value="1111">
            <text:p>1111</text:p>
          </table:table-cell>
          <table:table-cell office:value-type="float" office:value="1164">
            <text:p>1164</text:p>
          </table:table-cell>
          <table:table-cell office:value-type="float" office:value="1323">
            <text:p>1323</text:p>
          </table:table-cell>
          <table:table-cell office:value-type="float" office:value="1162">
            <text:p>1162</text:p>
          </table:table-cell>
          <table:table-cell office:value-type="float" office:value="1124">
            <text:p>1124</text:p>
          </table:table-cell>
          <table:table-cell office:value-type="float" office:value="1298">
            <text:p>1298</text:p>
          </table:table-cell>
          <table:table-cell office:value-type="float" office:value="1180.5">
            <text:p>1180.5</text:p>
          </table:table-cell>
          <table:table-cell office:value-type="float" office:value="1044">
            <text:p>1044</text:p>
          </table:table-cell>
          <table:table-cell office:value-type="float" office:value="1034">
            <text:p>1034</text:p>
          </table:table-cell>
          <table:table-cell office:value-type="float" office:value="1178">
            <text:p>1178</text:p>
          </table:table-cell>
          <table:table-cell office:value-type="float" office:value="1297">
            <text:p>1297</text:p>
          </table:table-cell>
          <table:table-cell office:value-type="float" office:value="1036">
            <text:p>1036</text:p>
          </table:table-cell>
          <table:table-cell office:value-type="float" office:value="1042">
            <text:p>1042</text:p>
          </table:table-cell>
          <table:table-cell office:value-type="float" office:value="1300">
            <text:p>1300</text:p>
          </table:table-cell>
          <table:table-cell office:value-type="float" office:value="1066">
            <text:p>1066</text:p>
          </table:table-cell>
          <table:table-cell office:value-type="float" office:value="1045">
            <text:p>1045</text:p>
          </table:table-cell>
          <table:table-cell office:value-type="float" office:value="1298">
            <text:p>1298</text:p>
          </table:table-cell>
          <table:table-cell office:value-type="float" office:value="1134">
            <text:p>1134</text:p>
          </table:table-cell>
          <table:table-cell office:value-type="float" office:value="968">
            <text:p>968</text:p>
          </table:table-cell>
          <table:table-cell office:value-type="float" office:value="1008">
            <text:p>1008</text:p>
          </table:table-cell>
          <table:table-cell office:value-type="float" office:value="1030">
            <text:p>1030</text:p>
          </table:table-cell>
          <table:table-cell office:value-type="float" office:value="1209">
            <text:p>1209</text:p>
          </table:table-cell>
          <table:table-cell office:value-type="float" office:value="974">
            <text:p>974</text:p>
          </table:table-cell>
          <table:table-cell office:value-type="float" office:value="973">
            <text:p>973</text:p>
          </table:table-cell>
          <table:table-cell office:value-type="float" office:value="1242">
            <text:p>1242</text:p>
          </table:table-cell>
          <table:table-cell office:value-type="float" office:value="1062">
            <text:p>1062</text:p>
          </table:table-cell>
          <table:table-cell office:value-type="float" office:value="993">
            <text:p>993</text:p>
          </table:table-cell>
          <table:table-cell office:value-type="float" office:value="1227">
            <text:p>1227</text:p>
          </table:table-cell>
          <table:table-cell office:value-type="float" office:value="1068.6">
            <text:p>1068.6</text:p>
          </table:table-cell>
          <table:table-cell office:value-type="float" office:value="1077">
            <text:p>1077</text:p>
          </table:table-cell>
          <table:table-cell office:value-type="float" office:value="1106">
            <text:p>1106</text:p>
          </table:table-cell>
          <table:table-cell office:value-type="float" office:value="1142">
            <text:p>1142</text:p>
          </table:table-cell>
          <table:table-cell office:value-type="float" office:value="1299">
            <text:p>1299</text:p>
          </table:table-cell>
          <table:table-cell office:value-type="float" office:value="1074">
            <text:p>1074</text:p>
          </table:table-cell>
          <table:table-cell office:value-type="float" office:value="1060">
            <text:p>1060</text:p>
          </table:table-cell>
          <table:table-cell office:value-type="float" office:value="1199">
            <text:p>1199</text:p>
          </table:table-cell>
          <table:table-cell office:value-type="float" office:value="1073">
            <text:p>1073</text:p>
          </table:table-cell>
          <table:table-cell office:value-type="float" office:value="1074">
            <text:p>1074</text:p>
          </table:table-cell>
          <table:table-cell office:value-type="float" office:value="1231">
            <text:p>1231</text:p>
          </table:table-cell>
          <table:table-cell office:value-type="float" office:value="1133.5">
            <text:p>1133.5</text:p>
          </table:table-cell>
          <table:table-cell office:value-type="float" office:value="8669">
            <text:p>8669</text:p>
          </table:table-cell>
          <table:table-cell office:value-type="float" office:value="8938">
            <text:p>8938</text:p>
          </table:table-cell>
          <table:table-cell office:value-type="float" office:value="9590">
            <text:p>9590</text:p>
          </table:table-cell>
          <table:table-cell office:value-type="float" office:value="9322">
            <text:p>9322</text:p>
          </table:table-cell>
          <table:table-cell office:value-type="float" office:value="11594">
            <text:p>11594</text:p>
          </table:table-cell>
          <table:table-cell office:value-type="float" office:value="9309">
            <text:p>9309</text:p>
          </table:table-cell>
          <table:table-cell office:value-type="float" office:value="9698">
            <text:p>9698</text:p>
          </table:table-cell>
          <table:table-cell office:value-type="float" office:value="8639">
            <text:p>8639</text:p>
          </table:table-cell>
          <table:table-cell office:value-type="float" office:value="9754">
            <text:p>9754</text:p>
          </table:table-cell>
          <table:table-cell office:value-type="float" office:value="8879">
            <text:p>8879</text:p>
          </table:table-cell>
          <table:table-cell office:value-type="float" office:value="9439.2">
            <text:p>9439.2</text:p>
          </table:table-cell>
          <table:table-cell office:value-type="float" office:value="6177">
            <text:p>6177</text:p>
          </table:table-cell>
          <table:table-cell office:value-type="float" office:value="6146">
            <text:p>6146</text:p>
          </table:table-cell>
          <table:table-cell office:value-type="float" office:value="6362">
            <text:p>6362</text:p>
          </table:table-cell>
          <table:table-cell office:value-type="float" office:value="6052">
            <text:p>6052</text:p>
          </table:table-cell>
          <table:table-cell office:value-type="float" office:value="6814">
            <text:p>6814</text:p>
          </table:table-cell>
          <table:table-cell office:value-type="float" office:value="7893">
            <text:p>7893</text:p>
          </table:table-cell>
          <table:table-cell office:value-type="float" office:value="8339">
            <text:p>8339</text:p>
          </table:table-cell>
          <table:table-cell office:value-type="float" office:value="6188">
            <text:p>6188</text:p>
          </table:table-cell>
          <table:table-cell office:value-type="float" office:value="6960">
            <text:p>6960</text:p>
          </table:table-cell>
          <table:table-cell office:value-type="float" office:value="6331">
            <text:p>6331</text:p>
          </table:table-cell>
          <table:table-cell office:value-type="float" office:value="6726.2">
            <text:p>6726.2</text:p>
          </table:table-cell>
          <table:table-cell office:value-type="float" office:value="849">
            <text:p>849</text:p>
          </table:table-cell>
          <table:table-cell office:value-type="float" office:value="864">
            <text:p>864</text:p>
          </table:table-cell>
          <table:table-cell office:value-type="float" office:value="1398">
            <text:p>1398</text:p>
          </table:table-cell>
          <table:table-cell office:value-type="float" office:value="888">
            <text:p>888</text:p>
          </table:table-cell>
          <table:table-cell office:value-type="float" office:value="944">
            <text:p>944</text:p>
          </table:table-cell>
          <table:table-cell office:value-type="float" office:value="1063">
            <text:p>1063</text:p>
          </table:table-cell>
          <table:table-cell office:value-type="float" office:value="1058">
            <text:p>1058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853">
            <text:p>853</text:p>
          </table:table-cell>
          <table:table-cell office:value-type="float" office:value="1012.2">
            <text:p>1012.2</text:p>
          </table:table-cell>
          <table:table-cell office:value-type="float" office:value="682">
            <text:p>682</text:p>
          </table:table-cell>
          <table:table-cell office:value-type="float" office:value="737">
            <text:p>737</text:p>
          </table:table-cell>
          <table:table-cell office:value-type="float" office:value="1121">
            <text:p>1121</text:p>
          </table:table-cell>
          <table:table-cell office:value-type="float" office:value="802">
            <text:p>802</text:p>
          </table:table-cell>
          <table:table-cell office:value-type="float" office:value="752">
            <text:p>752</text:p>
          </table:table-cell>
          <table:table-cell office:value-type="float" office:value="855">
            <text:p>855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 office:value-type="float" office:value="835">
            <text:p>835</text:p>
          </table:table-cell>
          <table:table-cell office:value-type="float" office:value="683">
            <text:p>683</text:p>
          </table:table-cell>
          <table:table-cell office:value-type="float" office:value="823">
            <text:p>823</text:p>
          </table:table-cell>
          <table:table-cell office:value-type="float" office:value="815">
            <text:p>815</text:p>
          </table:table-cell>
          <table:table-cell office:value-type="float" office:value="1165">
            <text:p>1165</text:p>
          </table:table-cell>
          <table:table-cell office:value-type="float" office:value="1288">
            <text:p>1288</text:p>
          </table:table-cell>
          <table:table-cell office:value-type="float" office:value="904">
            <text:p>904</text:p>
          </table:table-cell>
          <table:table-cell office:value-type="float" office:value="823">
            <text:p>823</text:p>
          </table:table-cell>
          <table:table-cell office:value-type="float" office:value="1015">
            <text:p>1015</text:p>
          </table:table-cell>
          <table:table-cell office:value-type="float" office:value="1017">
            <text:p>1017</text:p>
          </table:table-cell>
          <table:table-cell office:value-type="float" office:value="886">
            <text:p>886</text:p>
          </table:table-cell>
          <table:table-cell office:value-type="float" office:value="932">
            <text:p>932</text:p>
          </table:table-cell>
          <table:table-cell office:value-type="float" office:value="809">
            <text:p>809</text:p>
          </table:table-cell>
          <table:table-cell office:value-type="float" office:value="965.4">
            <text:p>965.4</text:p>
          </table:table-cell>
          <table:table-cell office:value-type="float" office:value="875">
            <text:p>875</text:p>
          </table:table-cell>
          <table:table-cell office:value-type="float" office:value="990">
            <text:p>990</text:p>
          </table:table-cell>
          <table:table-cell office:value-type="float" office:value="1141">
            <text:p>1141</text:p>
          </table:table-cell>
          <table:table-cell office:value-type="float" office:value="964">
            <text:p>964</text:p>
          </table:table-cell>
          <table:table-cell office:value-type="float" office:value="888">
            <text:p>888</text:p>
          </table:table-cell>
          <table:table-cell office:value-type="float" office:value="1170">
            <text:p>1170</text:p>
          </table:table-cell>
          <table:table-cell office:value-type="float" office:value="984">
            <text:p>984</text:p>
          </table:table-cell>
          <table:table-cell office:value-type="float" office:value="956">
            <text:p>956</text:p>
          </table:table-cell>
          <table:table-cell office:value-type="float" office:value="1507">
            <text:p>1507</text:p>
          </table:table-cell>
          <table:table-cell office:value-type="float" office:value="878">
            <text:p>878</text:p>
          </table:table-cell>
          <table:table-cell office:value-type="float" office:value="1035.3">
            <text:p>1035.3</text:p>
          </table:table-cell>
          <table:table-cell office:value-type="float" office:value="869">
            <text:p>869</text:p>
          </table:table-cell>
          <table:table-cell office:value-type="float" office:value="916">
            <text:p>916</text:p>
          </table:table-cell>
          <table:table-cell office:value-type="float" office:value="1096">
            <text:p>1096</text:p>
          </table:table-cell>
          <table:table-cell office:value-type="float" office:value="908">
            <text:p>908</text:p>
          </table:table-cell>
          <table:table-cell office:value-type="float" office:value="862">
            <text:p>862</text:p>
          </table:table-cell>
          <table:table-cell office:value-type="float" office:value="1173">
            <text:p>1173</text:p>
          </table:table-cell>
          <table:table-cell office:value-type="float" office:value="935">
            <text:p>935</text:p>
          </table:table-cell>
          <table:table-cell office:value-type="float" office:value="916">
            <text:p>916</text:p>
          </table:table-cell>
          <table:table-cell office:value-type="float" office:value="1082">
            <text:p>1082</text:p>
          </table:table-cell>
          <table:table-cell office:value-type="float" office:value="866">
            <text:p>866</text:p>
          </table:table-cell>
          <table:table-cell office:value-type="float" office:value="962.3">
            <text:p>962.3</text:p>
          </table:table-cell>
          <table:table-cell office:value-type="float" office:value="850">
            <text:p>850</text:p>
          </table:table-cell>
          <table:table-cell office:value-type="float" office:value="885">
            <text:p>885</text:p>
          </table:table-cell>
          <table:table-cell office:value-type="float" office:value="1045">
            <text:p>1045</text:p>
          </table:table-cell>
          <table:table-cell office:value-type="float" office:value="895">
            <text:p>895</text:p>
          </table:table-cell>
          <table:table-cell office:value-type="float" office:value="843">
            <text:p>843</text:p>
          </table:table-cell>
          <table:table-cell office:value-type="float" office:value="1069">
            <text:p>1069</text:p>
          </table:table-cell>
          <table:table-cell office:value-type="float" office:value="921">
            <text:p>921</text:p>
          </table:table-cell>
          <table:table-cell office:value-type="float" office:value="871">
            <text:p>871</text:p>
          </table:table-cell>
          <table:table-cell office:value-type="float" office:value="1058">
            <text:p>1058</text:p>
          </table:table-cell>
          <table:table-cell office:value-type="float" office:value="843">
            <text:p>843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21">
            <text:p>2021</text:p>
          </table:table-cell>
          <table:table-cell office:value-type="float" office:value="1176">
            <text:p>1176</text:p>
          </table:table-cell>
          <table:table-cell office:value-type="float" office:value="1416">
            <text:p>1416</text:p>
          </table:table-cell>
          <table:table-cell office:value-type="float" office:value="1478">
            <text:p>1478</text:p>
          </table:table-cell>
          <table:table-cell office:value-type="float" office:value="1446">
            <text:p>1446</text:p>
          </table:table-cell>
          <table:table-cell office:value-type="float" office:value="1452">
            <text:p>145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office:value-type="float" office:value="1277">
            <text:p>1277</text:p>
          </table:table-cell>
          <table:table-cell office:value-type="float" office:value="1162">
            <text:p>1162</text:p>
          </table:table-cell>
          <table:table-cell office:value-type="float" office:value="1384.5">
            <text:p>1384.5</text:p>
          </table:table-cell>
          <table:table-cell office:value-type="float" office:value="1860">
            <text:p>1860</text:p>
          </table:table-cell>
          <table:table-cell office:value-type="float" office:value="1116">
            <text:p>1116</text:p>
          </table:table-cell>
          <table:table-cell office:value-type="float" office:value="1235">
            <text:p>1235</text:p>
          </table:table-cell>
          <table:table-cell office:value-type="float" office:value="1269">
            <text:p>1269</text:p>
          </table:table-cell>
          <table:table-cell office:value-type="float" office:value="1421">
            <text:p>1421</text:p>
          </table:table-cell>
          <table:table-cell office:value-type="float" office:value="1377">
            <text:p>1377</text:p>
          </table:table-cell>
          <table:table-cell office:value-type="float" office:value="1134">
            <text:p>1134</text:p>
          </table:table-cell>
          <table:table-cell office:value-type="float" office:value="1149">
            <text:p>1149</text:p>
          </table:table-cell>
          <table:table-cell office:value-type="float" office:value="1222">
            <text:p>1222</text:p>
          </table:table-cell>
          <table:table-cell office:value-type="float" office:value="1150">
            <text:p>1150</text:p>
          </table:table-cell>
          <table:table-cell office:value-type="float" office:value="1293.3">
            <text:p>1293.3</text:p>
          </table:table-cell>
          <table:table-cell office:value-type="float" office:value="1641">
            <text:p>1641</text:p>
          </table:table-cell>
          <table:table-cell office:value-type="float" office:value="1183">
            <text:p>1183</text:p>
          </table:table-cell>
          <table:table-cell office:value-type="float" office:value="1173">
            <text:p>1173</text:p>
          </table:table-cell>
          <table:table-cell office:value-type="float" office:value="1177">
            <text:p>1177</text:p>
          </table:table-cell>
          <table:table-cell office:value-type="float" office:value="1324">
            <text:p>1324</text:p>
          </table:table-cell>
          <table:table-cell office:value-type="float" office:value="1318">
            <text:p>1318</text:p>
          </table:table-cell>
          <table:table-cell office:value-type="float" office:value="1487">
            <text:p>1487</text:p>
          </table:table-cell>
          <table:table-cell office:value-type="float" office:value="1085">
            <text:p>1085</text:p>
          </table:table-cell>
          <table:table-cell office:value-type="float" office:value="1129">
            <text:p>1129</text:p>
          </table:table-cell>
          <table:table-cell office:value-type="float" office:value="1104">
            <text:p>1104</text:p>
          </table:table-cell>
          <table:table-cell office:value-type="float" office:value="1262.1">
            <text:p>1262.1</text:p>
          </table:table-cell>
          <table:table-cell office:value-type="float" office:value="1445">
            <text:p>1445</text:p>
          </table:table-cell>
          <table:table-cell office:value-type="float" office:value="1367">
            <text:p>1367</text:p>
          </table:table-cell>
          <table:table-cell office:value-type="float" office:value="1286">
            <text:p>1286</text:p>
          </table:table-cell>
          <table:table-cell office:value-type="float" office:value="1296">
            <text:p>1296</text:p>
          </table:table-cell>
          <table:table-cell office:value-type="float" office:value="1352">
            <text:p>1352</text:p>
          </table:table-cell>
          <table:table-cell office:value-type="float" office:value="1324">
            <text:p>1324</text:p>
          </table:table-cell>
          <table:table-cell office:value-type="float" office:value="1769">
            <text:p>1769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59">
            <text:p>1159</text:p>
          </table:table-cell>
          <table:table-cell office:value-type="float" office:value="1333">
            <text:p>1333</text:p>
          </table:table-cell>
          <table:table-cell office:value-type="float" office:value="11816">
            <text:p>11816</text:p>
          </table:table-cell>
          <table:table-cell office:value-type="float" office:value="11465">
            <text:p>11465</text:p>
          </table:table-cell>
          <table:table-cell office:value-type="float" office:value="10393">
            <text:p>10393</text:p>
          </table:table-cell>
          <table:table-cell office:value-type="float" office:value="10331">
            <text:p>10331</text:p>
          </table:table-cell>
          <table:table-cell office:value-type="float" office:value="10218">
            <text:p>10218</text:p>
          </table:table-cell>
          <table:table-cell office:value-type="float" office:value="10622">
            <text:p>10622</text:p>
          </table:table-cell>
          <table:table-cell office:value-type="float" office:value="11959">
            <text:p>11959</text:p>
          </table:table-cell>
          <table:table-cell office:value-type="float" office:value="9953">
            <text:p>9953</text:p>
          </table:table-cell>
          <table:table-cell office:value-type="float" office:value="10186">
            <text:p>10186</text:p>
          </table:table-cell>
          <table:table-cell office:value-type="float" office:value="12053">
            <text:p>12053</text:p>
          </table:table-cell>
          <table:table-cell office:value-type="float" office:value="10899.6">
            <text:p>10899.6</text:p>
          </table:table-cell>
          <table:table-cell office:value-type="float" office:value="7234">
            <text:p>7234</text:p>
          </table:table-cell>
          <table:table-cell office:value-type="float" office:value="9643">
            <text:p>9643</text:p>
          </table:table-cell>
          <table:table-cell office:value-type="float" office:value="9024">
            <text:p>9024</text:p>
          </table:table-cell>
          <table:table-cell office:value-type="float" office:value="7454">
            <text:p>7454</text:p>
          </table:table-cell>
          <table:table-cell office:value-type="float" office:value="8021">
            <text:p>8021</text:p>
          </table:table-cell>
          <table:table-cell office:value-type="float" office:value="7337">
            <text:p>7337</text:p>
          </table:table-cell>
          <table:table-cell office:value-type="float" office:value="7332">
            <text:p>7332</text:p>
          </table:table-cell>
          <table:table-cell office:value-type="float" office:value="8895">
            <text:p>8895</text:p>
          </table:table-cell>
          <table:table-cell office:value-type="float" office:value="8117">
            <text:p>8117</text:p>
          </table:table-cell>
          <table:table-cell office:value-type="float" office:value="7740">
            <text:p>7740</text:p>
          </table:table-cell>
          <table:table-cell office:value-type="float" office:value="8079.7">
            <text:p>8079.7</text:p>
          </table:table-cell>
          <table:table-cell office:value-type="float" office:value="949">
            <text:p>949</text:p>
          </table:table-cell>
          <table:table-cell office:value-type="float" office:value="1169">
            <text:p>1169</text:p>
          </table:table-cell>
          <table:table-cell office:value-type="float" office:value="1160">
            <text:p>1160</text:p>
          </table:table-cell>
          <table:table-cell office:value-type="float" office:value="968">
            <text:p>968</text:p>
          </table:table-cell>
          <table:table-cell office:value-type="float" office:value="1538">
            <text:p>1538</text:p>
          </table:table-cell>
          <table:table-cell office:value-type="float" office:value="934">
            <text:p>934</text:p>
          </table:table-cell>
          <table:table-cell office:value-type="float" office:value="929">
            <text:p>929</text:p>
          </table:table-cell>
          <table:table-cell office:value-type="float" office:value="1164">
            <text:p>1164</text:p>
          </table:table-cell>
          <table:table-cell office:value-type="float" office:value="1077">
            <text:p>1077</text:p>
          </table:table-cell>
          <table:table-cell office:value-type="float" office:value="980">
            <text:p>980</text:p>
          </table:table-cell>
          <table:table-cell office:value-type="float" office:value="1086.8">
            <text:p>1086.8</text:p>
          </table:table-cell>
          <table:table-cell office:value-type="float" office:value="772">
            <text:p>772</text:p>
          </table:table-cell>
          <table:table-cell office:value-type="float" office:value="982">
            <text:p>982</text:p>
          </table:table-cell>
          <table:table-cell office:value-type="float" office:value="937">
            <text:p>937</text:p>
          </table:table-cell>
          <table:table-cell office:value-type="float" office:value="793">
            <text:p>793</text:p>
          </table:table-cell>
          <table:table-cell office:value-type="float" office:value="1164">
            <text:p>1164</text:p>
          </table:table-cell>
          <table:table-cell office:value-type="float" office:value="788">
            <text:p>788</text:p>
          </table:table-cell>
          <table:table-cell office:value-type="float" office:value="792">
            <text:p>792</text:p>
          </table:table-cell>
          <table:table-cell office:value-type="float" office:value="929">
            <text:p>929</text:p>
          </table:table-cell>
          <table:table-cell office:value-type="float" office:value="805">
            <text:p>805</text:p>
          </table:table-cell>
          <table:table-cell office:value-type="float" office:value="798">
            <text:p>798</text:p>
          </table:table-cell>
          <table:table-cell office:value-type="float" office:value="876">
            <text:p>876</text:p>
          </table:table-cell>
          <table:table-cell office:value-type="float" office:value="958">
            <text:p>958</text:p>
          </table:table-cell>
          <table:table-cell office:value-type="float" office:value="1145">
            <text:p>1145</text:p>
          </table:table-cell>
          <table:table-cell office:value-type="float" office:value="1098">
            <text:p>1098</text:p>
          </table:table-cell>
          <table:table-cell office:value-type="float" office:value="1428">
            <text:p>1428</text:p>
          </table:table-cell>
          <table:table-cell office:value-type="float" office:value="1096">
            <text:p>1096</text:p>
          </table:table-cell>
          <table:table-cell table:number-columns-repeated="2" office:value-type="float" office:value="908">
            <text:p>908</text:p>
          </table:table-cell>
          <table:table-cell office:value-type="float" office:value="1099">
            <text:p>1099</text:p>
          </table:table-cell>
          <table:table-cell office:value-type="float" office:value="948">
            <text:p>948</text:p>
          </table:table-cell>
          <table:table-cell office:value-type="float" office:value="935">
            <text:p>935</text:p>
          </table:table-cell>
          <table:table-cell office:value-type="float" office:value="1052.3">
            <text:p>1052.3</text:p>
          </table:table-cell>
          <table:table-cell office:value-type="float" office:value="1153">
            <text:p>1153</text:p>
          </table:table-cell>
          <table:table-cell office:value-type="float" office:value="1281">
            <text:p>1281</text:p>
          </table:table-cell>
          <table:table-cell office:value-type="float" office:value="1293">
            <text:p>1293</text:p>
          </table:table-cell>
          <table:table-cell office:value-type="float" office:value="1685">
            <text:p>1685</text:p>
          </table:table-cell>
          <table:table-cell office:value-type="float" office:value="1298">
            <text:p>1298</text:p>
          </table:table-cell>
          <table:table-cell office:value-type="float" office:value="1600">
            <text:p>1600</text:p>
          </table:table-cell>
          <table:table-cell office:value-type="float" office:value="1033">
            <text:p>1033</text:p>
          </table:table-cell>
          <table:table-cell office:value-type="float" office:value="1277">
            <text:p>1277</text:p>
          </table:table-cell>
          <table:table-cell office:value-type="float" office:value="1026">
            <text:p>1026</text:p>
          </table:table-cell>
          <table:table-cell office:value-type="float" office:value="1322">
            <text:p>1322</text:p>
          </table:table-cell>
          <table:table-cell office:value-type="float" office:value="1296.8">
            <text:p>1296.8</text:p>
          </table:table-cell>
          <table:table-cell office:value-type="float" office:value="979">
            <text:p>979</text:p>
          </table:table-cell>
          <table:table-cell office:value-type="float" office:value="1216">
            <text:p>1216</text:p>
          </table:table-cell>
          <table:table-cell office:value-type="float" office:value="1181">
            <text:p>1181</text:p>
          </table:table-cell>
          <table:table-cell office:value-type="float" office:value="1370">
            <text:p>1370</text:p>
          </table:table-cell>
          <table:table-cell office:value-type="float" office:value="1202">
            <text:p>1202</text:p>
          </table:table-cell>
          <table:table-cell office:value-type="float" office:value="1173">
            <text:p>1173</text:p>
          </table:table-cell>
          <table:table-cell office:value-type="float" office:value="952">
            <text:p>952</text:p>
          </table:table-cell>
          <table:table-cell office:value-type="float" office:value="1194">
            <text:p>1194</text:p>
          </table:table-cell>
          <table:table-cell office:value-type="float" office:value="969">
            <text:p>969</text:p>
          </table:table-cell>
          <table:table-cell office:value-type="float" office:value="1065">
            <text:p>1065</text:p>
          </table:table-cell>
          <table:table-cell office:value-type="float" office:value="1130.1">
            <text:p>1130.1</text:p>
          </table:table-cell>
          <table:table-cell office:value-type="float" office:value="921">
            <text:p>921</text:p>
          </table:table-cell>
          <table:table-cell office:value-type="float" office:value="1140">
            <text:p>1140</text:p>
          </table:table-cell>
          <table:table-cell office:value-type="float" office:value="1138">
            <text:p>1138</text:p>
          </table:table-cell>
          <table:table-cell office:value-type="float" office:value="1150">
            <text:p>1150</text:p>
          </table:table-cell>
          <table:table-cell office:value-type="float" office:value="1137">
            <text:p>1137</text:p>
          </table:table-cell>
          <table:table-cell office:value-type="float" office:value="979">
            <text:p>979</text:p>
          </table:table-cell>
          <table:table-cell office:value-type="float" office:value="932">
            <text:p>932</text:p>
          </table:table-cell>
          <table:table-cell office:value-type="float" office:value="1032">
            <text:p>1032</text:p>
          </table:table-cell>
          <table:table-cell office:value-type="float" office:value="914">
            <text:p>914</text:p>
          </table:table-cell>
          <table:table-cell office:value-type="float" office:value="973">
            <text:p>973</text:p>
          </table:table-cell>
          <table:table-cell office:value-type="float" office:value="1031.6">
            <text:p>1031.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77">
            <text:p>1377</text:p>
          </table:table-cell>
          <table:table-cell office:value-type="float" office:value="1237">
            <text:p>1237</text:p>
          </table:table-cell>
          <table:table-cell office:value-type="float" office:value="1428">
            <text:p>1428</text:p>
          </table:table-cell>
          <table:table-cell office:value-type="float" office:value="1234">
            <text:p>1234</text:p>
          </table:table-cell>
          <table:table-cell office:value-type="float" office:value="1363">
            <text:p>1363</text:p>
          </table:table-cell>
          <table:table-cell office:value-type="float" office:value="1228">
            <text:p>1228</text:p>
          </table:table-cell>
          <table:table-cell office:value-type="float" office:value="1250">
            <text:p>1250</text:p>
          </table:table-cell>
          <table:table-cell office:value-type="float" office:value="1513">
            <text:p>1513</text:p>
          </table:table-cell>
          <table:table-cell office:value-type="float" office:value="1404">
            <text:p>1404</text:p>
          </table:table-cell>
          <table:table-cell office:value-type="float" office:value="1247">
            <text:p>1247</text:p>
          </table:table-cell>
          <table:table-cell office:value-type="float" office:value="1328.1">
            <text:p>1328.1</text:p>
          </table:table-cell>
          <table:table-cell office:value-type="float" office:value="1460">
            <text:p>1460</text:p>
          </table:table-cell>
          <table:table-cell office:value-type="float" office:value="1818">
            <text:p>1818</text:p>
          </table:table-cell>
          <table:table-cell office:value-type="float" office:value="2145">
            <text:p>2145</text:p>
          </table:table-cell>
          <table:table-cell office:value-type="float" office:value="1226">
            <text:p>1226</text:p>
          </table:table-cell>
          <table:table-cell office:value-type="float" office:value="1335">
            <text:p>1335</text:p>
          </table:table-cell>
          <table:table-cell office:value-type="float" office:value="1248">
            <text:p>1248</text:p>
          </table:table-cell>
          <table:table-cell office:value-type="float" office:value="1211">
            <text:p>1211</text:p>
          </table:table-cell>
          <table:table-cell office:value-type="float" office:value="1494">
            <text:p>1494</text:p>
          </table:table-cell>
          <table:table-cell office:value-type="float" office:value="1587">
            <text:p>1587</text:p>
          </table:table-cell>
          <table:table-cell office:value-type="float" office:value="1218">
            <text:p>1218</text:p>
          </table:table-cell>
          <table:table-cell office:value-type="float" office:value="1474.2">
            <text:p>1474.2</text:p>
          </table:table-cell>
          <table:table-cell office:value-type="float" office:value="1221">
            <text:p>1221</text:p>
          </table:table-cell>
          <table:table-cell office:value-type="float" office:value="1332">
            <text:p>1332</text:p>
          </table:table-cell>
          <table:table-cell office:value-type="float" office:value="1918">
            <text:p>1918</text:p>
          </table:table-cell>
          <table:table-cell office:value-type="float" office:value="1170">
            <text:p>1170</text:p>
          </table:table-cell>
          <table:table-cell office:value-type="float" office:value="1280">
            <text:p>1280</text:p>
          </table:table-cell>
          <table:table-cell office:value-type="float" office:value="1202">
            <text:p>1202</text:p>
          </table:table-cell>
          <table:table-cell office:value-type="float" office:value="1168">
            <text:p>1168</text:p>
          </table:table-cell>
          <table:table-cell office:value-type="float" office:value="1449">
            <text:p>1449</text:p>
          </table:table-cell>
          <table:table-cell office:value-type="float" office:value="1264">
            <text:p>1264</text:p>
          </table:table-cell>
          <table:table-cell office:value-type="float" office:value="1165">
            <text:p>1165</text:p>
          </table:table-cell>
          <table:table-cell office:value-type="float" office:value="1316.9">
            <text:p>1316.9</text:p>
          </table:table-cell>
          <table:table-cell office:value-type="float" office:value="1286">
            <text:p>1286</text:p>
          </table:table-cell>
          <table:table-cell office:value-type="float" office:value="1368">
            <text:p>1368</text:p>
          </table:table-cell>
          <table:table-cell office:value-type="float" office:value="1565">
            <text:p>1565</text:p>
          </table:table-cell>
          <table:table-cell office:value-type="float" office:value="1254">
            <text:p>1254</text:p>
          </table:table-cell>
          <table:table-cell office:value-type="float" office:value="1352">
            <text:p>1352</text:p>
          </table:table-cell>
          <table:table-cell office:value-type="float" office:value="1781">
            <text:p>1781</text:p>
          </table:table-cell>
          <table:table-cell office:value-type="float" office:value="1328">
            <text:p>1328</text:p>
          </table:table-cell>
          <table:table-cell office:value-type="float" office:value="1830">
            <text:p>1830</text:p>
          </table:table-cell>
          <table:table-cell office:value-type="float" office:value="1644">
            <text:p>1644</text:p>
          </table:table-cell>
          <table:table-cell office:value-type="float" office:value="1254">
            <text:p>1254</text:p>
          </table:table-cell>
          <table:table-cell office:value-type="float" office:value="1466.2">
            <text:p>1466.2</text:p>
          </table:table-cell>
          <table:table-cell office:value-type="float" office:value="11750">
            <text:p>11750</text:p>
          </table:table-cell>
          <table:table-cell office:value-type="float" office:value="11262">
            <text:p>11262</text:p>
          </table:table-cell>
          <table:table-cell office:value-type="float" office:value="14870">
            <text:p>14870</text:p>
          </table:table-cell>
          <table:table-cell office:value-type="float" office:value="11529">
            <text:p>11529</text:p>
          </table:table-cell>
          <table:table-cell office:value-type="float" office:value="11590">
            <text:p>11590</text:p>
          </table:table-cell>
          <table:table-cell office:value-type="float" office:value="14777">
            <text:p>14777</text:p>
          </table:table-cell>
          <table:table-cell office:value-type="float" office:value="11153">
            <text:p>11153</text:p>
          </table:table-cell>
          <table:table-cell office:value-type="float" office:value="14233">
            <text:p>14233</text:p>
          </table:table-cell>
          <table:table-cell office:value-type="float" office:value="12829">
            <text:p>12829</text:p>
          </table:table-cell>
          <table:table-cell office:value-type="float" office:value="11365">
            <text:p>11365</text:p>
          </table:table-cell>
          <table:table-cell office:value-type="float" office:value="12535.8">
            <text:p>12535.8</text:p>
          </table:table-cell>
          <table:table-cell office:value-type="float" office:value="8377">
            <text:p>8377</text:p>
          </table:table-cell>
          <table:table-cell office:value-type="float" office:value="10079">
            <text:p>10079</text:p>
          </table:table-cell>
          <table:table-cell office:value-type="float" office:value="8536">
            <text:p>8536</text:p>
          </table:table-cell>
          <table:table-cell office:value-type="float" office:value="9582">
            <text:p>9582</text:p>
          </table:table-cell>
          <table:table-cell office:value-type="float" office:value="8425">
            <text:p>8425</text:p>
          </table:table-cell>
          <table:table-cell office:value-type="float" office:value="8525">
            <text:p>8525</text:p>
          </table:table-cell>
          <table:table-cell office:value-type="float" office:value="8055">
            <text:p>8055</text:p>
          </table:table-cell>
          <table:table-cell office:value-type="float" office:value="8231">
            <text:p>8231</text:p>
          </table:table-cell>
          <table:table-cell office:value-type="float" office:value="8365">
            <text:p>8365</text:p>
          </table:table-cell>
          <table:table-cell office:value-type="float" office:value="8228">
            <text:p>8228</text:p>
          </table:table-cell>
          <table:table-cell office:value-type="float" office:value="8640.3">
            <text:p>8640.3</text:p>
          </table:table-cell>
          <table:table-cell office:value-type="float" office:value="1028">
            <text:p>1028</text:p>
          </table:table-cell>
          <table:table-cell office:value-type="float" office:value="1264">
            <text:p>1264</text:p>
          </table:table-cell>
          <table:table-cell office:value-type="float" office:value="1021">
            <text:p>1021</text:p>
          </table:table-cell>
          <table:table-cell office:value-type="float" office:value="1603">
            <text:p>1603</text:p>
          </table:table-cell>
          <table:table-cell office:value-type="float" office:value="1003">
            <text:p>1003</text:p>
          </table:table-cell>
          <table:table-cell office:value-type="float" office:value="1021">
            <text:p>1021</text:p>
          </table:table-cell>
          <table:table-cell office:value-type="float" office:value="1023">
            <text:p>1023</text:p>
          </table:table-cell>
          <table:table-cell office:value-type="float" office:value="1011">
            <text:p>1011</text:p>
          </table:table-cell>
          <table:table-cell office:value-type="float" office:value="1069">
            <text:p>1069</text:p>
          </table:table-cell>
          <table:table-cell office:value-type="float" office:value="1009">
            <text:p>1009</text:p>
          </table:table-cell>
          <table:table-cell office:value-type="float" office:value="1105.2">
            <text:p>1105.2</text:p>
          </table:table-cell>
          <table:table-cell office:value-type="float" office:value="820">
            <text:p>820</text:p>
          </table:table-cell>
          <table:table-cell office:value-type="float" office:value="1023">
            <text:p>1023</text:p>
          </table:table-cell>
          <table:table-cell office:value-type="float" office:value="824">
            <text:p>824</text:p>
          </table:table-cell>
          <table:table-cell office:value-type="float" office:value="1025">
            <text:p>1025</text:p>
          </table:table-cell>
          <table:table-cell office:value-type="float" office:value="860">
            <text:p>860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office:value-type="float" office:value="1140">
            <text:p>1140</text:p>
          </table:table-cell>
          <table:table-cell office:value-type="float" office:value="1282">
            <text:p>1282</text:p>
          </table:table-cell>
          <table:table-cell office:value-type="float" office:value="817">
            <text:p>817</text:p>
          </table:table-cell>
          <table:table-cell office:value-type="float" office:value="946.5">
            <text:p>946.5</text:p>
          </table:table-cell>
          <table:table-cell office:value-type="float" office:value="966">
            <text:p>966</text:p>
          </table:table-cell>
          <table:table-cell office:value-type="float" office:value="1208">
            <text:p>1208</text:p>
          </table:table-cell>
          <table:table-cell office:value-type="float" office:value="990">
            <text:p>990</text:p>
          </table:table-cell>
          <table:table-cell office:value-type="float" office:value="1206">
            <text:p>1206</text:p>
          </table:table-cell>
          <table:table-cell office:value-type="float" office:value="972">
            <text:p>972</text:p>
          </table:table-cell>
          <table:table-cell office:value-type="float" office:value="970">
            <text:p>970</text:p>
          </table:table-cell>
          <table:table-cell office:value-type="float" office:value="976">
            <text:p>976</text:p>
          </table:table-cell>
          <table:table-cell office:value-type="float" office:value="1552">
            <text:p>1552</text:p>
          </table:table-cell>
          <table:table-cell office:value-type="float" office:value="969">
            <text:p>969</text:p>
          </table:table-cell>
          <table:table-cell office:value-type="float" office:value="981">
            <text:p>981</text:p>
          </table:table-cell>
          <table:table-cell office:value-type="float" office:value="1079">
            <text:p>1079</text:p>
          </table:table-cell>
          <table:table-cell office:value-type="float" office:value="1144">
            <text:p>1144</text:p>
          </table:table-cell>
          <table:table-cell office:value-type="float" office:value="1385">
            <text:p>1385</text:p>
          </table:table-cell>
          <table:table-cell office:value-type="float" office:value="1114">
            <text:p>1114</text:p>
          </table:table-cell>
          <table:table-cell office:value-type="float" office:value="1393">
            <text:p>1393</text:p>
          </table:table-cell>
          <table:table-cell office:value-type="float" office:value="1113">
            <text:p>1113</text:p>
          </table:table-cell>
          <table:table-cell office:value-type="float" office:value="1119">
            <text:p>1119</text:p>
          </table:table-cell>
          <table:table-cell office:value-type="float" office:value="1630">
            <text:p>1630</text:p>
          </table:table-cell>
          <table:table-cell office:value-type="float" office:value="1346">
            <text:p>1346</text:p>
          </table:table-cell>
          <table:table-cell office:value-type="float" office:value="1110">
            <text:p>1110</text:p>
          </table:table-cell>
          <table:table-cell office:value-type="float" office:value="1127">
            <text:p>1127</text:p>
          </table:table-cell>
          <table:table-cell office:value-type="float" office:value="1248.1">
            <text:p>1248.1</text:p>
          </table:table-cell>
          <table:table-cell office:value-type="float" office:value="1051">
            <text:p>1051</text:p>
          </table:table-cell>
          <table:table-cell office:value-type="float" office:value="1192">
            <text:p>1192</text:p>
          </table:table-cell>
          <table:table-cell office:value-type="float" office:value="1057">
            <text:p>1057</text:p>
          </table:table-cell>
          <table:table-cell office:value-type="float" office:value="1288">
            <text:p>1288</text:p>
          </table:table-cell>
          <table:table-cell office:value-type="float" office:value="1028">
            <text:p>1028</text:p>
          </table:table-cell>
          <table:table-cell office:value-type="float" office:value="1035">
            <text:p>1035</text:p>
          </table:table-cell>
          <table:table-cell office:value-type="float" office:value="1690">
            <text:p>1690</text:p>
          </table:table-cell>
          <table:table-cell office:value-type="float" office:value="1207">
            <text:p>1207</text:p>
          </table:table-cell>
          <table:table-cell office:value-type="float" office:value="1036">
            <text:p>1036</text:p>
          </table:table-cell>
          <table:table-cell office:value-type="float" office:value="1055">
            <text:p>1055</text:p>
          </table:table-cell>
          <table:table-cell office:value-type="float" office:value="1163.9">
            <text:p>1163.9</text:p>
          </table:table-cell>
          <table:table-cell office:value-type="float" office:value="996">
            <text:p>996</text:p>
          </table:table-cell>
          <table:table-cell office:value-type="float" office:value="1101">
            <text:p>1101</text:p>
          </table:table-cell>
          <table:table-cell office:value-type="float" office:value="1043">
            <text:p>1043</text:p>
          </table:table-cell>
          <table:table-cell office:value-type="float" office:value="1250">
            <text:p>1250</text:p>
          </table:table-cell>
          <table:table-cell office:value-type="float" office:value="1023">
            <text:p>1023</text:p>
          </table:table-cell>
          <table:table-cell office:value-type="float" office:value="1030">
            <text:p>1030</text:p>
          </table:table-cell>
          <table:table-cell office:value-type="float" office:value="1584">
            <text:p>1584</text:p>
          </table:table-cell>
          <table:table-cell office:value-type="float" office:value="1176">
            <text:p>1176</text:p>
          </table:table-cell>
          <table:table-cell office:value-type="float" office:value="994">
            <text:p>994</text:p>
          </table:table-cell>
          <table:table-cell office:value-type="float" office:value="1018">
            <text:p>1018</text:p>
          </table:table-cell>
          <table:table-cell office:value-type="float" office:value="1121.5">
            <text:p>1121.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67">
            <text:p>1367</text:p>
          </table:table-cell>
          <table:table-cell office:value-type="float" office:value="2037">
            <text:p>2037</text:p>
          </table:table-cell>
          <table:table-cell office:value-type="float" office:value="1339">
            <text:p>1339</text:p>
          </table:table-cell>
          <table:table-cell office:value-type="float" office:value="1302">
            <text:p>1302</text:p>
          </table:table-cell>
          <table:table-cell office:value-type="float" office:value="2163">
            <text:p>2163</text:p>
          </table:table-cell>
          <table:table-cell office:value-type="float" office:value="1323">
            <text:p>1323</text:p>
          </table:table-cell>
          <table:table-cell office:value-type="float" office:value="1314">
            <text:p>1314</text:p>
          </table:table-cell>
          <table:table-cell office:value-type="float" office:value="1629">
            <text:p>1629</text:p>
          </table:table-cell>
          <table:table-cell office:value-type="float" office:value="1384">
            <text:p>1384</text:p>
          </table:table-cell>
          <table:table-cell office:value-type="float" office:value="1359">
            <text:p>1359</text:p>
          </table:table-cell>
          <table:table-cell office:value-type="float" office:value="1521.7">
            <text:p>1521.7</text:p>
          </table:table-cell>
          <table:table-cell office:value-type="float" office:value="1325">
            <text:p>1325</text:p>
          </table:table-cell>
          <table:table-cell office:value-type="float" office:value="2042">
            <text:p>2042</text:p>
          </table:table-cell>
          <table:table-cell office:value-type="float" office:value="1329">
            <text:p>1329</text:p>
          </table:table-cell>
          <table:table-cell office:value-type="float" office:value="1349">
            <text:p>1349</text:p>
          </table:table-cell>
          <table:table-cell office:value-type="float" office:value="2125">
            <text:p>2125</text:p>
          </table:table-cell>
          <table:table-cell office:value-type="float" office:value="1314">
            <text:p>1314</text:p>
          </table:table-cell>
          <table:table-cell office:value-type="float" office:value="1323">
            <text:p>1323</text:p>
          </table:table-cell>
          <table:table-cell office:value-type="float" office:value="1615">
            <text:p>1615</text:p>
          </table:table-cell>
          <table:table-cell office:value-type="float" office:value="1437">
            <text:p>1437</text:p>
          </table:table-cell>
          <table:table-cell office:value-type="float" office:value="1375">
            <text:p>1375</text:p>
          </table:table-cell>
          <table:table-cell office:value-type="float" office:value="1523.4">
            <text:p>1523.4</text:p>
          </table:table-cell>
          <table:table-cell office:value-type="float" office:value="1326">
            <text:p>1326</text:p>
          </table:table-cell>
          <table:table-cell office:value-type="float" office:value="1592">
            <text:p>1592</text:p>
          </table:table-cell>
          <table:table-cell office:value-type="float" office:value="1264">
            <text:p>1264</text:p>
          </table:table-cell>
          <table:table-cell office:value-type="float" office:value="1265">
            <text:p>1265</text:p>
          </table:table-cell>
          <table:table-cell office:value-type="float" office:value="1650">
            <text:p>1650</text:p>
          </table:table-cell>
          <table:table-cell office:value-type="float" office:value="1255">
            <text:p>1255</text:p>
          </table:table-cell>
          <table:table-cell office:value-type="float" office:value="1264">
            <text:p>1264</text:p>
          </table:table-cell>
          <table:table-cell office:value-type="float" office:value="1566">
            <text:p>1566</text:p>
          </table:table-cell>
          <table:table-cell office:value-type="float" office:value="1246">
            <text:p>1246</text:p>
          </table:table-cell>
          <table:table-cell office:value-type="float" office:value="1264">
            <text:p>1264</text:p>
          </table:table-cell>
          <table:table-cell office:value-type="float" office:value="1369.2">
            <text:p>1369.2</text:p>
          </table:table-cell>
          <table:table-cell office:value-type="float" office:value="1364">
            <text:p>1364</text:p>
          </table:table-cell>
          <table:table-cell office:value-type="float" office:value="1689">
            <text:p>1689</text:p>
          </table:table-cell>
          <table:table-cell office:value-type="float" office:value="1366">
            <text:p>1366</text:p>
          </table:table-cell>
          <table:table-cell office:value-type="float" office:value="1379">
            <text:p>1379</text:p>
          </table:table-cell>
          <table:table-cell office:value-type="float" office:value="1687">
            <text:p>1687</text:p>
          </table:table-cell>
          <table:table-cell office:value-type="float" office:value="1635">
            <text:p>1635</text:p>
          </table:table-cell>
          <table:table-cell office:value-type="float" office:value="1467">
            <text:p>1467</text:p>
          </table:table-cell>
          <table:table-cell office:value-type="float" office:value="1695">
            <text:p>1695</text:p>
          </table:table-cell>
          <table:table-cell office:value-type="float" office:value="1355">
            <text:p>1355</text:p>
          </table:table-cell>
          <table:table-cell office:value-type="float" office:value="1417">
            <text:p>1417</text:p>
          </table:table-cell>
          <table:table-cell office:value-type="float" office:value="1505.4">
            <text:p>1505.4</text:p>
          </table:table-cell>
          <table:table-cell office:value-type="float" office:value="13110">
            <text:p>13110</text:p>
          </table:table-cell>
          <table:table-cell office:value-type="float" office:value="14007">
            <text:p>14007</text:p>
          </table:table-cell>
          <table:table-cell office:value-type="float" office:value="15733">
            <text:p>15733</text:p>
          </table:table-cell>
          <table:table-cell office:value-type="float" office:value="16288">
            <text:p>16288</text:p>
          </table:table-cell>
          <table:table-cell office:value-type="float" office:value="14011">
            <text:p>14011</text:p>
          </table:table-cell>
          <table:table-cell office:value-type="float" office:value="16194">
            <text:p>16194</text:p>
          </table:table-cell>
          <table:table-cell office:value-type="float" office:value="16242">
            <text:p>16242</text:p>
          </table:table-cell>
          <table:table-cell office:value-type="float" office:value="13658">
            <text:p>13658</text:p>
          </table:table-cell>
          <table:table-cell office:value-type="float" office:value="14166">
            <text:p>14166</text:p>
          </table:table-cell>
          <table:table-cell office:value-type="float" office:value="14386">
            <text:p>14386</text:p>
          </table:table-cell>
          <table:table-cell office:value-type="float" office:value="14779.5">
            <text:p>14779.5</text:p>
          </table:table-cell>
          <table:table-cell office:value-type="float" office:value="9567">
            <text:p>9567</text:p>
          </table:table-cell>
          <table:table-cell office:value-type="float" office:value="9401">
            <text:p>9401</text:p>
          </table:table-cell>
          <table:table-cell office:value-type="float" office:value="9590">
            <text:p>9590</text:p>
          </table:table-cell>
          <table:table-cell office:value-type="float" office:value="11000">
            <text:p>11000</text:p>
          </table:table-cell>
          <table:table-cell office:value-type="float" office:value="9834">
            <text:p>9834</text:p>
          </table:table-cell>
          <table:table-cell office:value-type="float" office:value="9705">
            <text:p>9705</text:p>
          </table:table-cell>
          <table:table-cell office:value-type="float" office:value="9926">
            <text:p>9926</text:p>
          </table:table-cell>
          <table:table-cell office:value-type="float" office:value="11334">
            <text:p>11334</text:p>
          </table:table-cell>
          <table:table-cell office:value-type="float" office:value="12000">
            <text:p>12000</text:p>
          </table:table-cell>
          <table:table-cell office:value-type="float" office:value="11636">
            <text:p>11636</text:p>
          </table:table-cell>
          <table:table-cell office:value-type="float" office:value="10399.3">
            <text:p>10399.3</text:p>
          </table:table-cell>
          <table:table-cell office:value-type="float" office:value="1105">
            <text:p>1105</text:p>
          </table:table-cell>
          <table:table-cell office:value-type="float" office:value="1096">
            <text:p>1096</text:p>
          </table:table-cell>
          <table:table-cell office:value-type="float" office:value="1099">
            <text:p>1099</text:p>
          </table:table-cell>
          <table:table-cell office:value-type="float" office:value="1132">
            <text:p>1132</text:p>
          </table:table-cell>
          <table:table-cell office:value-type="float" office:value="1238">
            <text:p>1238</text:p>
          </table:table-cell>
          <table:table-cell office:value-type="float" office:value="1137">
            <text:p>1137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207">
            <text:p>1207</text:p>
          </table:table-cell>
          <table:table-cell office:value-type="float" office:value="1205">
            <text:p>1205</text:p>
          </table:table-cell>
          <table:table-cell office:value-type="float" office:value="1142.9">
            <text:p>1142.9</text:p>
          </table:table-cell>
          <table:table-cell office:value-type="float" office:value="907">
            <text:p>907</text:p>
          </table:table-cell>
          <table:table-cell office:value-type="float" office:value="885">
            <text:p>885</text:p>
          </table:table-cell>
          <table:table-cell office:value-type="float" office:value="937">
            <text:p>937</text:p>
          </table:table-cell>
          <table:table-cell office:value-type="float" office:value="889">
            <text:p>889</text:p>
          </table:table-cell>
          <table:table-cell office:value-type="float" office:value="917">
            <text:p>917</text:p>
          </table:table-cell>
          <table:table-cell table:number-columns-repeated="2" office:value-type="float" office:value="924">
            <text:p>924</text:p>
          </table:table-cell>
          <table:table-cell office:value-type="float" office:value="904">
            <text:p>904</text:p>
          </table:table-cell>
          <table:table-cell office:value-type="float" office:value="976">
            <text:p>976</text:p>
          </table:table-cell>
          <table:table-cell office:value-type="float" office:value="999">
            <text:p>999</text:p>
          </table:table-cell>
          <table:table-cell office:value-type="float" office:value="926.2">
            <text:p>926.2</text:p>
          </table:table-cell>
          <table:table-cell office:value-type="float" office:value="1047">
            <text:p>1047</text:p>
          </table:table-cell>
          <table:table-cell office:value-type="float" office:value="1050">
            <text:p>1050</text:p>
          </table:table-cell>
          <table:table-cell office:value-type="float" office:value="1041">
            <text:p>1041</text:p>
          </table:table-cell>
          <table:table-cell office:value-type="float" office:value="1043">
            <text:p>1043</text:p>
          </table:table-cell>
          <table:table-cell office:value-type="float" office:value="1040">
            <text:p>1040</text:p>
          </table:table-cell>
          <table:table-cell office:value-type="float" office:value="1130">
            <text:p>1130</text:p>
          </table:table-cell>
          <table:table-cell office:value-type="float" office:value="1448">
            <text:p>1448</text:p>
          </table:table-cell>
          <table:table-cell office:value-type="float" office:value="1079">
            <text:p>1079</text:p>
          </table:table-cell>
          <table:table-cell office:value-type="float" office:value="1039">
            <text:p>1039</text:p>
          </table:table-cell>
          <table:table-cell office:value-type="float" office:value="1173">
            <text:p>1173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office:value-type="float" office:value="1249">
            <text:p>1249</text:p>
          </table:table-cell>
          <table:table-cell office:value-type="float" office:value="1196">
            <text:p>1196</text:p>
          </table:table-cell>
          <table:table-cell office:value-type="float" office:value="1568">
            <text:p>1568</text:p>
          </table:table-cell>
          <table:table-cell office:value-type="float" office:value="1226">
            <text:p>1226</text:p>
          </table:table-cell>
          <table:table-cell office:value-type="float" office:value="1211">
            <text:p>1211</text:p>
          </table:table-cell>
          <table:table-cell office:value-type="float" office:value="1935">
            <text:p>1935</text:p>
          </table:table-cell>
          <table:table-cell office:value-type="float" office:value="1227">
            <text:p>1227</text:p>
          </table:table-cell>
          <table:table-cell office:value-type="float" office:value="1185">
            <text:p>1185</text:p>
          </table:table-cell>
          <table:table-cell office:value-type="float" office:value="1336">
            <text:p>1336</text:p>
          </table:table-cell>
          <table:table-cell office:value-type="float" office:value="1334.8">
            <text:p>1334.8</text:p>
          </table:table-cell>
          <table:table-cell office:value-type="float" office:value="1171">
            <text:p>1171</text:p>
          </table:table-cell>
          <table:table-cell office:value-type="float" office:value="1122">
            <text:p>1122</text:p>
          </table:table-cell>
          <table:table-cell office:value-type="float" office:value="1130">
            <text:p>1130</text:p>
          </table:table-cell>
          <table:table-cell office:value-type="float" office:value="1869">
            <text:p>1869</text:p>
          </table:table-cell>
          <table:table-cell office:value-type="float" office:value="1137">
            <text:p>1137</text:p>
          </table:table-cell>
          <table:table-cell office:value-type="float" office:value="1132">
            <text:p>1132</text:p>
          </table:table-cell>
          <table:table-cell office:value-type="float" office:value="1741">
            <text:p>1741</text:p>
          </table:table-cell>
          <table:table-cell office:value-type="float" office:value="1163">
            <text:p>1163</text:p>
          </table:table-cell>
          <table:table-cell office:value-type="float" office:value="1125">
            <text:p>1125</text:p>
          </table:table-cell>
          <table:table-cell office:value-type="float" office:value="1257">
            <text:p>1257</text:p>
          </table:table-cell>
          <table:table-cell office:value-type="float" office:value="1284.7">
            <text:p>1284.7</text:p>
          </table:table-cell>
          <table:table-cell office:value-type="float" office:value="1205">
            <text:p>1205</text:p>
          </table:table-cell>
          <table:table-cell office:value-type="float" office:value="1088">
            <text:p>1088</text:p>
          </table:table-cell>
          <table:table-cell office:value-type="float" office:value="1087">
            <text:p>1087</text:p>
          </table:table-cell>
          <table:table-cell office:value-type="float" office:value="1672">
            <text:p>1672</text:p>
          </table:table-cell>
          <table:table-cell office:value-type="float" office:value="1091">
            <text:p>1091</text:p>
          </table:table-cell>
          <table:table-cell office:value-type="float" office:value="1093">
            <text:p>1093</text:p>
          </table:table-cell>
          <table:table-cell office:value-type="float" office:value="1355">
            <text:p>1355</text:p>
          </table:table-cell>
          <table:table-cell office:value-type="float" office:value="1083">
            <text:p>1083</text:p>
          </table:table-cell>
          <table:table-cell office:value-type="float" office:value="1078">
            <text:p>1078</text:p>
          </table:table-cell>
          <table:table-cell office:value-type="float" office:value="1122">
            <text:p>1122</text:p>
          </table:table-cell>
          <table:table-cell office:value-type="float" office:value="1187.4">
            <text:p>1187.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35">
            <text:p>1635</text:p>
          </table:table-cell>
          <table:table-cell office:value-type="float" office:value="1845">
            <text:p>1845</text:p>
          </table:table-cell>
          <table:table-cell office:value-type="float" office:value="1960">
            <text:p>1960</text:p>
          </table:table-cell>
          <table:table-cell office:value-type="float" office:value="1474">
            <text:p>1474</text:p>
          </table:table-cell>
          <table:table-cell office:value-type="float" office:value="1869">
            <text:p>1869</text:p>
          </table:table-cell>
          <table:table-cell office:value-type="float" office:value="1479">
            <text:p>1479</text:p>
          </table:table-cell>
          <table:table-cell office:value-type="float" office:value="1505">
            <text:p>1505</text:p>
          </table:table-cell>
          <table:table-cell office:value-type="float" office:value="1515">
            <text:p>1515</text:p>
          </table:table-cell>
          <table:table-cell office:value-type="float" office:value="1467">
            <text:p>1467</text:p>
          </table:table-cell>
          <table:table-cell office:value-type="float" office:value="1611">
            <text:p>1611</text:p>
          </table:table-cell>
          <table:table-cell office:value-type="float" office:value="1636">
            <text:p>1636</text:p>
          </table:table-cell>
          <table:table-cell office:value-type="float" office:value="1422">
            <text:p>1422</text:p>
          </table:table-cell>
          <table:table-cell office:value-type="float" office:value="1717">
            <text:p>1717</text:p>
          </table:table-cell>
          <table:table-cell office:value-type="float" office:value="1875">
            <text:p>1875</text:p>
          </table:table-cell>
          <table:table-cell office:value-type="float" office:value="2282">
            <text:p>2282</text:p>
          </table:table-cell>
          <table:table-cell office:value-type="float" office:value="1740">
            <text:p>1740</text:p>
          </table:table-cell>
          <table:table-cell office:value-type="float" office:value="2241">
            <text:p>2241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office:value-type="float" office:value="1395">
            <text:p>1395</text:p>
          </table:table-cell>
          <table:table-cell office:value-type="float" office:value="1473">
            <text:p>1473</text:p>
          </table:table-cell>
          <table:table-cell office:value-type="float" office:value="1693.4">
            <text:p>1693.4</text:p>
          </table:table-cell>
          <table:table-cell office:value-type="float" office:value="1376">
            <text:p>1376</text:p>
          </table:table-cell>
          <table:table-cell office:value-type="float" office:value="1685">
            <text:p>1685</text:p>
          </table:table-cell>
          <table:table-cell office:value-type="float" office:value="1429">
            <text:p>1429</text:p>
          </table:table-cell>
          <table:table-cell office:value-type="float" office:value="2236">
            <text:p>2236</text:p>
          </table:table-cell>
          <table:table-cell office:value-type="float" office:value="1662">
            <text:p>1662</text:p>
          </table:table-cell>
          <table:table-cell office:value-type="float" office:value="2184">
            <text:p>2184</text:p>
          </table:table-cell>
          <table:table-cell office:value-type="float" office:value="1352">
            <text:p>1352</text:p>
          </table:table-cell>
          <table:table-cell office:value-type="float" office:value="1382">
            <text:p>1382</text:p>
          </table:table-cell>
          <table:table-cell office:value-type="float" office:value="1409">
            <text:p>1409</text:p>
          </table:table-cell>
          <table:table-cell office:value-type="float" office:value="1383">
            <text:p>1383</text:p>
          </table:table-cell>
          <table:table-cell office:value-type="float" office:value="1609.8">
            <text:p>1609.8</text:p>
          </table:table-cell>
          <table:table-cell office:value-type="float" office:value="1455">
            <text:p>1455</text:p>
          </table:table-cell>
          <table:table-cell office:value-type="float" office:value="1656">
            <text:p>1656</text:p>
          </table:table-cell>
          <table:table-cell office:value-type="float" office:value="1521">
            <text:p>1521</text:p>
          </table:table-cell>
          <table:table-cell office:value-type="float" office:value="1846">
            <text:p>1846</text:p>
          </table:table-cell>
          <table:table-cell office:value-type="float" office:value="1608">
            <text:p>1608</text:p>
          </table:table-cell>
          <table:table-cell office:value-type="float" office:value="1644">
            <text:p>1644</text:p>
          </table:table-cell>
          <table:table-cell office:value-type="float" office:value="1487">
            <text:p>1487</text:p>
          </table:table-cell>
          <table:table-cell office:value-type="float" office:value="1507">
            <text:p>1507</text:p>
          </table:table-cell>
          <table:table-cell office:value-type="float" office:value="1538">
            <text:p>1538</text:p>
          </table:table-cell>
          <table:table-cell office:value-type="float" office:value="1482">
            <text:p>1482</text:p>
          </table:table-cell>
          <table:table-cell office:value-type="float" office:value="1574.4">
            <text:p>1574.4</text:p>
          </table:table-cell>
          <table:table-cell office:value-type="float" office:value="16151">
            <text:p>16151</text:p>
          </table:table-cell>
          <table:table-cell office:value-type="float" office:value="15109">
            <text:p>15109</text:p>
          </table:table-cell>
          <table:table-cell office:value-type="float" office:value="17125">
            <text:p>17125</text:p>
          </table:table-cell>
          <table:table-cell office:value-type="float" office:value="16027">
            <text:p>16027</text:p>
          </table:table-cell>
          <table:table-cell office:value-type="float" office:value="15409">
            <text:p>15409</text:p>
          </table:table-cell>
          <table:table-cell office:value-type="float" office:value="14902">
            <text:p>14902</text:p>
          </table:table-cell>
          <table:table-cell office:value-type="float" office:value="14882">
            <text:p>14882</text:p>
          </table:table-cell>
          <table:table-cell office:value-type="float" office:value="16358">
            <text:p>16358</text:p>
          </table:table-cell>
          <table:table-cell office:value-type="float" office:value="14663">
            <text:p>14663</text:p>
          </table:table-cell>
          <table:table-cell office:value-type="float" office:value="14428">
            <text:p>14428</text:p>
          </table:table-cell>
          <table:table-cell office:value-type="float" office:value="15505.4">
            <text:p>15505.4</text:p>
          </table:table-cell>
          <table:table-cell office:value-type="float" office:value="10741">
            <text:p>10741</text:p>
          </table:table-cell>
          <table:table-cell office:value-type="float" office:value="12416">
            <text:p>12416</text:p>
          </table:table-cell>
          <table:table-cell office:value-type="float" office:value="14045">
            <text:p>14045</text:p>
          </table:table-cell>
          <table:table-cell office:value-type="float" office:value="12306">
            <text:p>12306</text:p>
          </table:table-cell>
          <table:table-cell office:value-type="float" office:value="11422">
            <text:p>11422</text:p>
          </table:table-cell>
          <table:table-cell office:value-type="float" office:value="13176">
            <text:p>13176</text:p>
          </table:table-cell>
          <table:table-cell office:value-type="float" office:value="13865">
            <text:p>13865</text:p>
          </table:table-cell>
          <table:table-cell office:value-type="float" office:value="13639">
            <text:p>13639</text:p>
          </table:table-cell>
          <table:table-cell office:value-type="float" office:value="12506">
            <text:p>12506</text:p>
          </table:table-cell>
          <table:table-cell office:value-type="float" office:value="10836">
            <text:p>10836</text:p>
          </table:table-cell>
          <table:table-cell office:value-type="float" office:value="12495.2">
            <text:p>12495.2</text:p>
          </table:table-cell>
          <table:table-cell office:value-type="float" office:value="1236">
            <text:p>1236</text:p>
          </table:table-cell>
          <table:table-cell office:value-type="float" office:value="1175">
            <text:p>1175</text:p>
          </table:table-cell>
          <table:table-cell office:value-type="float" office:value="1246">
            <text:p>1246</text:p>
          </table:table-cell>
          <table:table-cell office:value-type="float" office:value="1729">
            <text:p>1729</text:p>
          </table:table-cell>
          <table:table-cell office:value-type="float" office:value="1717">
            <text:p>1717</text:p>
          </table:table-cell>
          <table:table-cell office:value-type="float" office:value="1458">
            <text:p>1458</text:p>
          </table:table-cell>
          <table:table-cell office:value-type="float" office:value="1276">
            <text:p>1276</text:p>
          </table:table-cell>
          <table:table-cell office:value-type="float" office:value="1302">
            <text:p>1302</text:p>
          </table:table-cell>
          <table:table-cell office:value-type="float" office:value="1464">
            <text:p>1464</text:p>
          </table:table-cell>
          <table:table-cell office:value-type="float" office:value="1174">
            <text:p>1174</text:p>
          </table:table-cell>
          <table:table-cell office:value-type="float" office:value="1377.7">
            <text:p>1377.7</text:p>
          </table:table-cell>
          <table:table-cell office:value-type="float" office:value="1164">
            <text:p>1164</text:p>
          </table:table-cell>
          <table:table-cell office:value-type="float" office:value="1000">
            <text:p>1000</text:p>
          </table:table-cell>
          <table:table-cell office:value-type="float" office:value="964">
            <text:p>964</text:p>
          </table:table-cell>
          <table:table-cell office:value-type="float" office:value="1217">
            <text:p>1217</text:p>
          </table:table-cell>
          <table:table-cell office:value-type="float" office:value="1126">
            <text:p>1126</text:p>
          </table:table-cell>
          <table:table-cell office:value-type="float" office:value="1201">
            <text:p>1201</text:p>
          </table:table-cell>
          <table:table-cell office:value-type="float" office:value="998">
            <text:p>998</text:p>
          </table:table-cell>
          <table:table-cell office:value-type="float" office:value="1043">
            <text:p>1043</text:p>
          </table:table-cell>
          <table:table-cell office:value-type="float" office:value="1182">
            <text:p>1182</text:p>
          </table:table-cell>
          <table:table-cell office:value-type="float" office:value="1333">
            <text:p>1333</text:p>
          </table:table-cell>
          <table:table-cell office:value-type="float" office:value="1122.8">
            <text:p>1122.8</text:p>
          </table:table-cell>
          <table:table-cell office:value-type="float" office:value="1768">
            <text:p>1768</text:p>
          </table:table-cell>
          <table:table-cell office:value-type="float" office:value="1143">
            <text:p>1143</text:p>
          </table:table-cell>
          <table:table-cell office:value-type="float" office:value="1128">
            <text:p>1128</text:p>
          </table:table-cell>
          <table:table-cell office:value-type="float" office:value="1401">
            <text:p>1401</text:p>
          </table:table-cell>
          <table:table-cell office:value-type="float" office:value="1196">
            <text:p>1196</text:p>
          </table:table-cell>
          <table:table-cell office:value-type="float" office:value="1379">
            <text:p>1379</text:p>
          </table:table-cell>
          <table:table-cell office:value-type="float" office:value="1124">
            <text:p>1124</text:p>
          </table:table-cell>
          <table:table-cell office:value-type="float" office:value="1223">
            <text:p>1223</text:p>
          </table:table-cell>
          <table:table-cell office:value-type="float" office:value="1389">
            <text:p>1389</text:p>
          </table:table-cell>
          <table:table-cell office:value-type="float" office:value="1833">
            <text:p>1833</text:p>
          </table:table-cell>
          <table:table-cell office:value-type="float" office:value="1358.4">
            <text:p>1358.4</text:p>
          </table:table-cell>
          <table:table-cell office:value-type="float" office:value="1420">
            <text:p>1420</text:p>
          </table:table-cell>
          <table:table-cell office:value-type="float" office:value="1294">
            <text:p>1294</text:p>
          </table:table-cell>
          <table:table-cell office:value-type="float" office:value="1290">
            <text:p>1290</text:p>
          </table:table-cell>
          <table:table-cell office:value-type="float" office:value="1590">
            <text:p>1590</text:p>
          </table:table-cell>
          <table:table-cell office:value-type="float" office:value="1331">
            <text:p>1331</text:p>
          </table:table-cell>
          <table:table-cell office:value-type="float" office:value="1401">
            <text:p>1401</text:p>
          </table:table-cell>
          <table:table-cell office:value-type="float" office:value="1356">
            <text:p>1356</text:p>
          </table:table-cell>
          <table:table-cell office:value-type="float" office:value="1291">
            <text:p>1291</text:p>
          </table:table-cell>
          <table:table-cell office:value-type="float" office:value="1579">
            <text:p>1579</text:p>
          </table:table-cell>
          <table:table-cell office:value-type="float" office:value="1938">
            <text:p>1938</text:p>
          </table:table-cell>
          <table:table-cell office:value-type="float" office:value="1449">
            <text:p>1449</text:p>
          </table:table-cell>
          <table:table-cell office:value-type="float" office:value="1635">
            <text:p>1635</text:p>
          </table:table-cell>
          <table:table-cell office:value-type="float" office:value="1304">
            <text:p>1304</text:p>
          </table:table-cell>
          <table:table-cell office:value-type="float" office:value="1212">
            <text:p>1212</text:p>
          </table:table-cell>
          <table:table-cell office:value-type="float" office:value="1577">
            <text:p>1577</text:p>
          </table:table-cell>
          <table:table-cell office:value-type="float" office:value="1194">
            <text:p>1194</text:p>
          </table:table-cell>
          <table:table-cell office:value-type="float" office:value="1330">
            <text:p>1330</text:p>
          </table:table-cell>
          <table:table-cell office:value-type="float" office:value="1343">
            <text:p>1343</text:p>
          </table:table-cell>
          <table:table-cell office:value-type="float" office:value="1209">
            <text:p>1209</text:p>
          </table:table-cell>
          <table:table-cell office:value-type="float" office:value="1364">
            <text:p>1364</text:p>
          </table:table-cell>
          <table:table-cell office:value-type="float" office:value="1497">
            <text:p>1497</text:p>
          </table:table-cell>
          <table:table-cell office:value-type="float" office:value="1366.5">
            <text:p>1366.5</text:p>
          </table:table-cell>
          <table:table-cell office:value-type="float" office:value="1487">
            <text:p>1487</text:p>
          </table:table-cell>
          <table:table-cell office:value-type="float" office:value="1194">
            <text:p>1194</text:p>
          </table:table-cell>
          <table:table-cell office:value-type="float" office:value="1226">
            <text:p>1226</text:p>
          </table:table-cell>
          <table:table-cell office:value-type="float" office:value="1480">
            <text:p>1480</text:p>
          </table:table-cell>
          <table:table-cell office:value-type="float" office:value="1173">
            <text:p>1173</text:p>
          </table:table-cell>
          <table:table-cell office:value-type="float" office:value="1254">
            <text:p>125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office:value-type="float" office:value="1273">
            <text:p>1273</text:p>
          </table:table-cell>
          <table:table-cell office:value-type="float" office:value="1449">
            <text:p>1449</text:p>
          </table:table-cell>
          <table:table-cell office:value-type="float" office:value="1289.5">
            <text:p>1289.5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891">
            <text:p>1891</text:p>
          </table:table-cell>
          <table:table-cell office:value-type="float" office:value="1518">
            <text:p>1518</text:p>
          </table:table-cell>
          <table:table-cell office:value-type="float" office:value="1502">
            <text:p>1502</text:p>
          </table:table-cell>
          <table:table-cell office:value-type="float" office:value="1577">
            <text:p>1577</text:p>
          </table:table-cell>
          <table:table-cell office:value-type="float" office:value="1503">
            <text:p>1503</text:p>
          </table:table-cell>
          <table:table-cell office:value-type="float" office:value="1524">
            <text:p>1524</text:p>
          </table:table-cell>
          <table:table-cell office:value-type="float" office:value="1514">
            <text:p>1514</text:p>
          </table:table-cell>
          <table:table-cell office:value-type="float" office:value="1504">
            <text:p>1504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office:value-type="float" office:value="1562">
            <text:p>1562</text:p>
          </table:table-cell>
          <table:table-cell office:value-type="float" office:value="1861">
            <text:p>1861</text:p>
          </table:table-cell>
          <table:table-cell office:value-type="float" office:value="1502">
            <text:p>1502</text:p>
          </table:table-cell>
          <table:table-cell office:value-type="float" office:value="1493">
            <text:p>1493</text:p>
          </table:table-cell>
          <table:table-cell office:value-type="float" office:value="1521">
            <text:p>1521</text:p>
          </table:table-cell>
          <table:table-cell office:value-type="float" office:value="1473">
            <text:p>1473</text:p>
          </table:table-cell>
          <table:table-cell office:value-type="float" office:value="1489">
            <text:p>1489</text:p>
          </table:table-cell>
          <table:table-cell office:value-type="float" office:value="1504">
            <text:p>1504</text:p>
          </table:table-cell>
          <table:table-cell office:value-type="float" office:value="1506">
            <text:p>1506</text:p>
          </table:table-cell>
          <table:table-cell office:value-type="float" office:value="1536">
            <text:p>1536</text:p>
          </table:table-cell>
          <table:table-cell office:value-type="float" office:value="1522">
            <text:p>1522</text:p>
          </table:table-cell>
          <table:table-cell office:value-type="float" office:value="1540.7">
            <text:p>1540.7</text:p>
          </table:table-cell>
          <table:table-cell office:value-type="float" office:value="1840">
            <text:p>1840</text:p>
          </table:table-cell>
          <table:table-cell office:value-type="float" office:value="1471">
            <text:p>1471</text:p>
          </table:table-cell>
          <table:table-cell office:value-type="float" office:value="1515">
            <text:p>1515</text:p>
          </table:table-cell>
          <table:table-cell office:value-type="float" office:value="1471">
            <text:p>1471</text:p>
          </table:table-cell>
          <table:table-cell office:value-type="float" office:value="1493">
            <text:p>1493</text:p>
          </table:table-cell>
          <table:table-cell office:value-type="float" office:value="1454">
            <text:p>1454</text:p>
          </table:table-cell>
          <table:table-cell office:value-type="float" office:value="1573">
            <text:p>1573</text:p>
          </table:table-cell>
          <table:table-cell office:value-type="float" office:value="1464">
            <text:p>1464</text:p>
          </table:table-cell>
          <table:table-cell office:value-type="float" office:value="1439">
            <text:p>1439</text:p>
          </table:table-cell>
          <table:table-cell office:value-type="float" office:value="1465">
            <text:p>1465</text:p>
          </table:table-cell>
          <table:table-cell office:value-type="float" office:value="1518.5">
            <text:p>1518.5</text:p>
          </table:table-cell>
          <table:table-cell office:value-type="float" office:value="1878">
            <text:p>1878</text:p>
          </table:table-cell>
          <table:table-cell office:value-type="float" office:value="1782">
            <text:p>1782</text:p>
          </table:table-cell>
          <table:table-cell office:value-type="float" office:value="1600">
            <text:p>1600</text:p>
          </table:table-cell>
          <table:table-cell office:value-type="float" office:value="1606">
            <text:p>1606</text:p>
          </table:table-cell>
          <table:table-cell office:value-type="float" office:value="1589">
            <text:p>1589</text:p>
          </table:table-cell>
          <table:table-cell office:value-type="float" office:value="1588">
            <text:p>1588</text:p>
          </table:table-cell>
          <table:table-cell office:value-type="float" office:value="1566">
            <text:p>1566</text:p>
          </table:table-cell>
          <table:table-cell office:value-type="float" office:value="1578">
            <text:p>1578</text:p>
          </table:table-cell>
          <table:table-cell office:value-type="float" office:value="1552">
            <text:p>1552</text:p>
          </table:table-cell>
          <table:table-cell office:value-type="float" office:value="1640">
            <text:p>1640</text:p>
          </table:table-cell>
          <table:table-cell office:value-type="float" office:value="1637.9">
            <text:p>1637.9</text:p>
          </table:table-cell>
          <table:table-cell office:value-type="float" office:value="16399">
            <text:p>16399</text:p>
          </table:table-cell>
          <table:table-cell office:value-type="float" office:value="22041">
            <text:p>22041</text:p>
          </table:table-cell>
          <table:table-cell office:value-type="float" office:value="15886">
            <text:p>15886</text:p>
          </table:table-cell>
          <table:table-cell office:value-type="float" office:value="19291">
            <text:p>19291</text:p>
          </table:table-cell>
          <table:table-cell office:value-type="float" office:value="19487">
            <text:p>19487</text:p>
          </table:table-cell>
          <table:table-cell office:value-type="float" office:value="19017">
            <text:p>19017</text:p>
          </table:table-cell>
          <table:table-cell office:value-type="float" office:value="18880">
            <text:p>18880</text:p>
          </table:table-cell>
          <table:table-cell office:value-type="float" office:value="16539">
            <text:p>16539</text:p>
          </table:table-cell>
          <table:table-cell office:value-type="float" office:value="16151">
            <text:p>16151</text:p>
          </table:table-cell>
          <table:table-cell office:value-type="float" office:value="19159">
            <text:p>19159</text:p>
          </table:table-cell>
          <table:table-cell office:value-type="float" office:value="18285">
            <text:p>18285</text:p>
          </table:table-cell>
          <table:table-cell office:value-type="float" office:value="12397">
            <text:p>12397</text:p>
          </table:table-cell>
          <table:table-cell office:value-type="float" office:value="12278">
            <text:p>12278</text:p>
          </table:table-cell>
          <table:table-cell office:value-type="float" office:value="14483">
            <text:p>14483</text:p>
          </table:table-cell>
          <table:table-cell office:value-type="float" office:value="11965">
            <text:p>11965</text:p>
          </table:table-cell>
          <table:table-cell office:value-type="float" office:value="13233">
            <text:p>13233</text:p>
          </table:table-cell>
          <table:table-cell office:value-type="float" office:value="13312">
            <text:p>13312</text:p>
          </table:table-cell>
          <table:table-cell office:value-type="float" office:value="11869">
            <text:p>11869</text:p>
          </table:table-cell>
          <table:table-cell office:value-type="float" office:value="15022">
            <text:p>15022</text:p>
          </table:table-cell>
          <table:table-cell office:value-type="float" office:value="15247">
            <text:p>15247</text:p>
          </table:table-cell>
          <table:table-cell office:value-type="float" office:value="12386">
            <text:p>12386</text:p>
          </table:table-cell>
          <table:table-cell office:value-type="float" office:value="13219.2">
            <text:p>13219.2</text:p>
          </table:table-cell>
          <table:table-cell office:value-type="float" office:value="1289">
            <text:p>1289</text:p>
          </table:table-cell>
          <table:table-cell office:value-type="float" office:value="1303">
            <text:p>1303</text:p>
          </table:table-cell>
          <table:table-cell office:value-type="float" office:value="1583">
            <text:p>1583</text:p>
          </table:table-cell>
          <table:table-cell office:value-type="float" office:value="1268">
            <text:p>1268</text:p>
          </table:table-cell>
          <table:table-cell office:value-type="float" office:value="1271">
            <text:p>1271</text:p>
          </table:table-cell>
          <table:table-cell office:value-type="float" office:value="1263">
            <text:p>1263</text:p>
          </table:table-cell>
          <table:table-cell office:value-type="float" office:value="1266">
            <text:p>1266</text:p>
          </table:table-cell>
          <table:table-cell office:value-type="float" office:value="1251">
            <text:p>1251</text:p>
          </table:table-cell>
          <table:table-cell office:value-type="float" office:value="1288">
            <text:p>1288</text:p>
          </table:table-cell>
          <table:table-cell office:value-type="float" office:value="1263">
            <text:p>1263</text:p>
          </table:table-cell>
          <table:table-cell office:value-type="float" office:value="1304.5">
            <text:p>1304.5</text:p>
          </table:table-cell>
          <table:table-cell office:value-type="float" office:value="1045">
            <text:p>1045</text:p>
          </table:table-cell>
          <table:table-cell office:value-type="float" office:value="1048">
            <text:p>1048</text:p>
          </table:table-cell>
          <table:table-cell office:value-type="float" office:value="1139">
            <text:p>1139</text:p>
          </table:table-cell>
          <table:table-cell office:value-type="float" office:value="1051">
            <text:p>1051</text:p>
          </table:table-cell>
          <table:table-cell office:value-type="float" office:value="1034">
            <text:p>1034</text:p>
          </table:table-cell>
          <table:table-cell office:value-type="float" office:value="1026">
            <text:p>1026</text:p>
          </table:table-cell>
          <table:table-cell office:value-type="float" office:value="1025">
            <text:p>1025</text:p>
          </table:table-cell>
          <table:table-cell office:value-type="float" office:value="1030">
            <text:p>1030</text:p>
          </table:table-cell>
          <table:table-cell office:value-type="float" office:value="1029">
            <text:p>1029</text:p>
          </table:table-cell>
          <table:table-cell office:value-type="float" office:value="1035">
            <text:p>1035</text:p>
          </table:table-cell>
          <table:table-cell office:value-type="float" office:value="1046.2">
            <text:p>1046.2</text:p>
          </table:table-cell>
          <table:table-cell office:value-type="float" office:value="1339">
            <text:p>1339</text:p>
          </table:table-cell>
          <table:table-cell office:value-type="float" office:value="1215">
            <text:p>1215</text:p>
          </table:table-cell>
          <table:table-cell office:value-type="float" office:value="1214">
            <text:p>1214</text:p>
          </table:table-cell>
          <table:table-cell office:value-type="float" office:value="1227">
            <text:p>1227</text:p>
          </table:table-cell>
          <table:table-cell office:value-type="float" office:value="1225">
            <text:p>1225</text:p>
          </table:table-cell>
          <table:table-cell office:value-type="float" office:value="1190">
            <text:p>1190</text:p>
          </table:table-cell>
          <table:table-cell office:value-type="float" office:value="1254">
            <text:p>1254</text:p>
          </table:table-cell>
          <table:table-cell table:number-columns-repeated="2" office:value-type="float" office:value="1204">
            <text:p>1204</text:p>
          </table:table-cell>
          <table:table-cell office:value-type="float" office:value="1205">
            <text:p>1205</text:p>
          </table:table-cell>
          <table:table-cell office:value-type="float" office:value="1227.7">
            <text:p>1227.7</text:p>
          </table:table-cell>
          <table:table-cell office:value-type="float" office:value="1680">
            <text:p>1680</text:p>
          </table:table-cell>
          <table:table-cell office:value-type="float" office:value="1388">
            <text:p>1388</text:p>
          </table:table-cell>
          <table:table-cell office:value-type="float" office:value="1399">
            <text:p>1399</text:p>
          </table:table-cell>
          <table:table-cell table:number-columns-repeated="2" office:value-type="float" office:value="1395">
            <text:p>1395</text:p>
          </table:table-cell>
          <table:table-cell office:value-type="float" office:value="1434">
            <text:p>1434</text:p>
          </table:table-cell>
          <table:table-cell office:value-type="float" office:value="1386">
            <text:p>1386</text:p>
          </table:table-cell>
          <table:table-cell office:value-type="float" office:value="1393">
            <text:p>1393</text:p>
          </table:table-cell>
          <table:table-cell office:value-type="float" office:value="1370">
            <text:p>1370</text:p>
          </table:table-cell>
          <table:table-cell office:value-type="float" office:value="1449">
            <text:p>1449</text:p>
          </table:table-cell>
          <table:table-cell office:value-type="float" office:value="1428.9">
            <text:p>1428.9</text:p>
          </table:table-cell>
          <table:table-cell office:value-type="float" office:value="1296">
            <text:p>1296</text:p>
          </table:table-cell>
          <table:table-cell office:value-type="float" office:value="1294">
            <text:p>1294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300">
            <text:p>1300</text:p>
          </table:table-cell>
          <table:table-cell office:value-type="float" office:value="1364">
            <text:p>1364</text:p>
          </table:table-cell>
          <table:table-cell office:value-type="float" office:value="1303">
            <text:p>1303</text:p>
          </table:table-cell>
          <table:table-cell office:value-type="float" office:value="1317">
            <text:p>1317</text:p>
          </table:table-cell>
          <table:table-cell office:value-type="float" office:value="1293">
            <text:p>1293</text:p>
          </table:table-cell>
          <table:table-cell office:value-type="float" office:value="1308.7">
            <text:p>1308.7</text:p>
          </table:table-cell>
          <table:table-cell office:value-type="float" office:value="1273">
            <text:p>1273</text:p>
          </table:table-cell>
          <table:table-cell office:value-type="float" office:value="1240">
            <text:p>1240</text:p>
          </table:table-cell>
          <table:table-cell office:value-type="float" office:value="1286">
            <text:p>1286</text:p>
          </table:table-cell>
          <table:table-cell office:value-type="float" office:value="1267">
            <text:p>1267</text:p>
          </table:table-cell>
          <table:table-cell office:value-type="float" office:value="1264">
            <text:p>1264</text:p>
          </table:table-cell>
          <table:table-cell office:value-type="float" office:value="1268">
            <text:p>1268</text:p>
          </table:table-cell>
          <table:table-cell office:value-type="float" office:value="1256">
            <text:p>1256</text:p>
          </table:table-cell>
          <table:table-cell office:value-type="float" office:value="1301">
            <text:p>1301</text:p>
          </table:table-cell>
          <table:table-cell office:value-type="float" office:value="1247">
            <text:p>1247</text:p>
          </table:table-cell>
          <table:table-cell office:value-type="float" office:value="1248">
            <text:p>1248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734">
            <text:p>1734</text:p>
          </table:table-cell>
          <table:table-cell office:value-type="float" office:value="2314">
            <text:p>2314</text:p>
          </table:table-cell>
          <table:table-cell office:value-type="float" office:value="1680">
            <text:p>1680</text:p>
          </table:table-cell>
          <table:table-cell office:value-type="float" office:value="1826">
            <text:p>1826</text:p>
          </table:table-cell>
          <table:table-cell office:value-type="float" office:value="1659">
            <text:p>1659</text:p>
          </table:table-cell>
          <table:table-cell office:value-type="float" office:value="1670">
            <text:p>1670</text:p>
          </table:table-cell>
          <table:table-cell office:value-type="float" office:value="1702">
            <text:p>1702</text:p>
          </table:table-cell>
          <table:table-cell office:value-type="float" office:value="1687">
            <text:p>1687</text:p>
          </table:table-cell>
          <table:table-cell office:value-type="float" office:value="1688">
            <text:p>1688</text:p>
          </table:table-cell>
          <table:table-cell office:value-type="float" office:value="2104">
            <text:p>2104</text:p>
          </table:table-cell>
          <table:table-cell office:value-type="float" office:value="1806.4">
            <text:p>1806.4</text:p>
          </table:table-cell>
          <table:table-cell office:value-type="float" office:value="1618">
            <text:p>1618</text:p>
          </table:table-cell>
          <table:table-cell office:value-type="float" office:value="1697">
            <text:p>1697</text:p>
          </table:table-cell>
          <table:table-cell office:value-type="float" office:value="1589">
            <text:p>1589</text:p>
          </table:table-cell>
          <table:table-cell office:value-type="float" office:value="1712">
            <text:p>1712</text:p>
          </table:table-cell>
          <table:table-cell office:value-type="float" office:value="1575">
            <text:p>1575</text:p>
          </table:table-cell>
          <table:table-cell office:value-type="float" office:value="1579">
            <text:p>1579</text:p>
          </table:table-cell>
          <table:table-cell office:value-type="float" office:value="1626">
            <text:p>1626</text:p>
          </table:table-cell>
          <table:table-cell office:value-type="float" office:value="1608">
            <text:p>1608</text:p>
          </table:table-cell>
          <table:table-cell office:value-type="float" office:value="1564">
            <text:p>1564</text:p>
          </table:table-cell>
          <table:table-cell office:value-type="float" office:value="1988">
            <text:p>1988</text:p>
          </table:table-cell>
          <table:table-cell office:value-type="float" office:value="1655.6">
            <text:p>1655.6</text:p>
          </table:table-cell>
          <table:table-cell office:value-type="float" office:value="1569">
            <text:p>1569</text:p>
          </table:table-cell>
          <table:table-cell office:value-type="float" office:value="1635">
            <text:p>1635</text:p>
          </table:table-cell>
          <table:table-cell office:value-type="float" office:value="1553">
            <text:p>1553</text:p>
          </table:table-cell>
          <table:table-cell office:value-type="float" office:value="1616">
            <text:p>1616</text:p>
          </table:table-cell>
          <table:table-cell office:value-type="float" office:value="1619">
            <text:p>1619</text:p>
          </table:table-cell>
          <table:table-cell office:value-type="float" office:value="1565">
            <text:p>1565</text:p>
          </table:table-cell>
          <table:table-cell office:value-type="float" office:value="1559">
            <text:p>1559</text:p>
          </table:table-cell>
          <table:table-cell office:value-type="float" office:value="1578">
            <text:p>1578</text:p>
          </table:table-cell>
          <table:table-cell office:value-type="float" office:value="1565">
            <text:p>1565</text:p>
          </table:table-cell>
          <table:table-cell office:value-type="float" office:value="1922">
            <text:p>1922</text:p>
          </table:table-cell>
          <table:table-cell office:value-type="float" office:value="1618.1">
            <text:p>1618.1</text:p>
          </table:table-cell>
          <table:table-cell office:value-type="float" office:value="1690">
            <text:p>1690</text:p>
          </table:table-cell>
          <table:table-cell office:value-type="float" office:value="1696">
            <text:p>1696</text:p>
          </table:table-cell>
          <table:table-cell office:value-type="float" office:value="2258">
            <text:p>2258</text:p>
          </table:table-cell>
          <table:table-cell office:value-type="float" office:value="1681">
            <text:p>1681</text:p>
          </table:table-cell>
          <table:table-cell office:value-type="float" office:value="1686">
            <text:p>1686</text:p>
          </table:table-cell>
          <table:table-cell office:value-type="float" office:value="1752">
            <text:p>1752</text:p>
          </table:table-cell>
          <table:table-cell office:value-type="float" office:value="1690">
            <text:p>1690</text:p>
          </table:table-cell>
          <table:table-cell office:value-type="float" office:value="1722">
            <text:p>1722</text:p>
          </table:table-cell>
          <table:table-cell office:value-type="float" office:value="1681">
            <text:p>1681</text:p>
          </table:table-cell>
          <table:table-cell office:value-type="float" office:value="1858">
            <text:p>1858</text:p>
          </table:table-cell>
          <table:table-cell office:value-type="float" office:value="1771.4">
            <text:p>1771.4</text:p>
          </table:table-cell>
          <table:table-cell office:value-type="float" office:value="20989">
            <text:p>20989</text:p>
          </table:table-cell>
          <table:table-cell office:value-type="float" office:value="21315">
            <text:p>21315</text:p>
          </table:table-cell>
          <table:table-cell office:value-type="float" office:value="20644">
            <text:p>20644</text:p>
          </table:table-cell>
          <table:table-cell office:value-type="float" office:value="18133">
            <text:p>18133</text:p>
          </table:table-cell>
          <table:table-cell office:value-type="float" office:value="19735">
            <text:p>19735</text:p>
          </table:table-cell>
          <table:table-cell office:value-type="float" office:value="17661">
            <text:p>17661</text:p>
          </table:table-cell>
          <table:table-cell office:value-type="float" office:value="17957">
            <text:p>17957</text:p>
          </table:table-cell>
          <table:table-cell office:value-type="float" office:value="21197">
            <text:p>21197</text:p>
          </table:table-cell>
          <table:table-cell office:value-type="float" office:value="21276">
            <text:p>21276</text:p>
          </table:table-cell>
          <table:table-cell office:value-type="float" office:value="17749">
            <text:p>17749</text:p>
          </table:table-cell>
          <table:table-cell office:value-type="float" office:value="19665.6">
            <text:p>19665.6</text:p>
          </table:table-cell>
          <table:table-cell office:value-type="float" office:value="14112">
            <text:p>14112</text:p>
          </table:table-cell>
          <table:table-cell office:value-type="float" office:value="13736">
            <text:p>13736</text:p>
          </table:table-cell>
          <table:table-cell office:value-type="float" office:value="14208">
            <text:p>14208</text:p>
          </table:table-cell>
          <table:table-cell office:value-type="float" office:value="15737">
            <text:p>15737</text:p>
          </table:table-cell>
          <table:table-cell office:value-type="float" office:value="14312">
            <text:p>14312</text:p>
          </table:table-cell>
          <table:table-cell office:value-type="float" office:value="16398">
            <text:p>16398</text:p>
          </table:table-cell>
          <table:table-cell office:value-type="float" office:value="13820">
            <text:p>13820</text:p>
          </table:table-cell>
          <table:table-cell office:value-type="float" office:value="14037">
            <text:p>14037</text:p>
          </table:table-cell>
          <table:table-cell office:value-type="float" office:value="13315">
            <text:p>13315</text:p>
          </table:table-cell>
          <table:table-cell office:value-type="float" office:value="13220">
            <text:p>13220</text:p>
          </table:table-cell>
          <table:table-cell office:value-type="float" office:value="14289.5">
            <text:p>14289.5</text:p>
          </table:table-cell>
          <table:table-cell office:value-type="float" office:value="1374">
            <text:p>1374</text:p>
          </table:table-cell>
          <table:table-cell office:value-type="float" office:value="1354">
            <text:p>1354</text:p>
          </table:table-cell>
          <table:table-cell office:value-type="float" office:value="2200">
            <text:p>2200</text:p>
          </table:table-cell>
          <table:table-cell office:value-type="float" office:value="1682">
            <text:p>1682</text:p>
          </table:table-cell>
          <table:table-cell office:value-type="float" office:value="1338">
            <text:p>1338</text:p>
          </table:table-cell>
          <table:table-cell office:value-type="float" office:value="1481">
            <text:p>1481</text:p>
          </table:table-cell>
          <table:table-cell office:value-type="float" office:value="1369">
            <text:p>1369</text:p>
          </table:table-cell>
          <table:table-cell office:value-type="float" office:value="1352">
            <text:p>1352</text:p>
          </table:table-cell>
          <table:table-cell office:value-type="float" office:value="1342">
            <text:p>1342</text:p>
          </table:table-cell>
          <table:table-cell office:value-type="float" office:value="1352">
            <text:p>1352</text:p>
          </table:table-cell>
          <table:table-cell office:value-type="float" office:value="1484.4">
            <text:p>1484.4</text:p>
          </table:table-cell>
          <table:table-cell office:value-type="float" office:value="1101">
            <text:p>1101</text:p>
          </table:table-cell>
          <table:table-cell office:value-type="float" office:value="1137">
            <text:p>1137</text:p>
          </table:table-cell>
          <table:table-cell office:value-type="float" office:value="1528">
            <text:p>1528</text:p>
          </table:table-cell>
          <table:table-cell office:value-type="float" office:value="1349">
            <text:p>1349</text:p>
          </table:table-cell>
          <table:table-cell office:value-type="float" office:value="1173">
            <text:p>1173</text:p>
          </table:table-cell>
          <table:table-cell office:value-type="float" office:value="1229">
            <text:p>1229</text:p>
          </table:table-cell>
          <table:table-cell office:value-type="float" office:value="1089">
            <text:p>1089</text:p>
          </table:table-cell>
          <table:table-cell office:value-type="float" office:value="1118">
            <text:p>1118</text:p>
          </table:table-cell>
          <table:table-cell office:value-type="float" office:value="1100">
            <text:p>1100</text:p>
          </table:table-cell>
          <table:table-cell office:value-type="float" office:value="1087">
            <text:p>1087</text:p>
          </table:table-cell>
          <table:table-cell office:value-type="float" office:value="1191.1">
            <text:p>1191.1</text:p>
          </table:table-cell>
          <table:table-cell office:value-type="float" office:value="1284">
            <text:p>1284</text:p>
          </table:table-cell>
          <table:table-cell office:value-type="float" office:value="1290">
            <text:p>1290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294">
            <text:p>1294</text:p>
          </table:table-cell>
          <table:table-cell office:value-type="float" office:value="1310">
            <text:p>1310</text:p>
          </table:table-cell>
          <table:table-cell office:value-type="float" office:value="1284">
            <text:p>1284</text:p>
          </table:table-cell>
          <table:table-cell office:value-type="float" office:value="1309">
            <text:p>1309</text:p>
          </table:table-cell>
          <table:table-cell office:value-type="float" office:value="1290">
            <text:p>1290</text:p>
          </table:table-cell>
          <table:table-cell office:value-type="float" office:value="1339">
            <text:p>1339</text:p>
          </table:table-cell>
          <table:table-cell office:value-type="float" office:value="1358.2">
            <text:p>1358.2</text:p>
          </table:table-cell>
          <table:table-cell office:value-type="float" office:value="1434">
            <text:p>1434</text:p>
          </table:table-cell>
          <table:table-cell office:value-type="float" office:value="1549">
            <text:p>1549</text:p>
          </table:table-cell>
          <table:table-cell office:value-type="float" office:value="1775">
            <text:p>1775</text:p>
          </table:table-cell>
          <table:table-cell office:value-type="float" office:value="1583">
            <text:p>1583</text:p>
          </table:table-cell>
          <table:table-cell office:value-type="float" office:value="1447">
            <text:p>1447</text:p>
          </table:table-cell>
          <table:table-cell office:value-type="float" office:value="1456">
            <text:p>1456</text:p>
          </table:table-cell>
          <table:table-cell office:value-type="float" office:value="1446">
            <text:p>1446</text:p>
          </table:table-cell>
          <table:table-cell office:value-type="float" office:value="1461">
            <text:p>1461</text:p>
          </table:table-cell>
          <table:table-cell office:value-type="float" office:value="1467">
            <text:p>1467</text:p>
          </table:table-cell>
          <table:table-cell office:value-type="float" office:value="1480">
            <text:p>1480</text:p>
          </table:table-cell>
          <table:table-cell office:value-type="float" office:value="1509.8">
            <text:p>1509.8</text:p>
          </table:table-cell>
          <table:table-cell office:value-type="float" office:value="1384">
            <text:p>1384</text:p>
          </table:table-cell>
          <table:table-cell office:value-type="float" office:value="1378">
            <text:p>1378</text:p>
          </table:table-cell>
          <table:table-cell office:value-type="float" office:value="1734">
            <text:p>1734</text:p>
          </table:table-cell>
          <table:table-cell office:value-type="float" office:value="1509">
            <text:p>1509</text:p>
          </table:table-cell>
          <table:table-cell office:value-type="float" office:value="1375">
            <text:p>1375</text:p>
          </table:table-cell>
          <table:table-cell office:value-type="float" office:value="1441">
            <text:p>1441</text:p>
          </table:table-cell>
          <table:table-cell office:value-type="float" office:value="1383">
            <text:p>1383</text:p>
          </table:table-cell>
          <table:table-cell office:value-type="float" office:value="1380">
            <text:p>1380</text:p>
          </table:table-cell>
          <table:table-cell office:value-type="float" office:value="2321">
            <text:p>2321</text:p>
          </table:table-cell>
          <table:table-cell office:value-type="float" office:value="1377">
            <text:p>1377</text:p>
          </table:table-cell>
          <table:table-cell office:value-type="float" office:value="1528.2">
            <text:p>1528.2</text:p>
          </table:table-cell>
          <table:table-cell office:value-type="float" office:value="1987">
            <text:p>1987</text:p>
          </table:table-cell>
          <table:table-cell office:value-type="float" office:value="1330">
            <text:p>1330</text:p>
          </table:table-cell>
          <table:table-cell office:value-type="float" office:value="1726">
            <text:p>1726</text:p>
          </table:table-cell>
          <table:table-cell office:value-type="float" office:value="1393">
            <text:p>1393</text:p>
          </table:table-cell>
          <table:table-cell office:value-type="float" office:value="1345">
            <text:p>1345</text:p>
          </table:table-cell>
          <table:table-cell office:value-type="float" office:value="1333">
            <text:p>1333</text:p>
          </table:table-cell>
          <table:table-cell office:value-type="float" office:value="1343">
            <text:p>1343</text:p>
          </table:table-cell>
          <table:table-cell office:value-type="float" office:value="1385">
            <text:p>1385</text:p>
          </table:table-cell>
          <table:table-cell office:value-type="float" office:value="2055">
            <text:p>2055</text:p>
          </table:table-cell>
          <table:table-cell office:value-type="float" office:value="1356">
            <text:p>1356</text:p>
          </table:table-cell>
          <table:table-cell office:value-type="float" office:value="1525.3">
            <text:p>1525.3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663">
            <text:p>2663</text:p>
          </table:table-cell>
          <table:table-cell office:value-type="float" office:value="1812">
            <text:p>1812</text:p>
          </table:table-cell>
          <table:table-cell office:value-type="float" office:value="1784">
            <text:p>1784</text:p>
          </table:table-cell>
          <table:table-cell office:value-type="float" office:value="1686">
            <text:p>1686</text:p>
          </table:table-cell>
          <table:table-cell office:value-type="float" office:value="1732">
            <text:p>1732</text:p>
          </table:table-cell>
          <table:table-cell office:value-type="float" office:value="1693">
            <text:p>1693</text:p>
          </table:table-cell>
          <table:table-cell office:value-type="float" office:value="1712">
            <text:p>1712</text:p>
          </table:table-cell>
          <table:table-cell office:value-type="float" office:value="1713">
            <text:p>1713</text:p>
          </table:table-cell>
          <table:table-cell office:value-type="float" office:value="1857">
            <text:p>1857</text:p>
          </table:table-cell>
          <table:table-cell office:value-type="float" office:value="1699">
            <text:p>1699</text:p>
          </table:table-cell>
          <table:table-cell office:value-type="float" office:value="1835.1">
            <text:p>1835.1</text:p>
          </table:table-cell>
          <table:table-cell office:value-type="float" office:value="2479">
            <text:p>2479</text:p>
          </table:table-cell>
          <table:table-cell office:value-type="float" office:value="1708">
            <text:p>1708</text:p>
          </table:table-cell>
          <table:table-cell office:value-type="float" office:value="1677">
            <text:p>1677</text:p>
          </table:table-cell>
          <table:table-cell office:value-type="float" office:value="1663">
            <text:p>1663</text:p>
          </table:table-cell>
          <table:table-cell office:value-type="float" office:value="1649">
            <text:p>1649</text:p>
          </table:table-cell>
          <table:table-cell office:value-type="float" office:value="1672">
            <text:p>1672</text:p>
          </table:table-cell>
          <table:table-cell office:value-type="float" office:value="1664">
            <text:p>1664</text:p>
          </table:table-cell>
          <table:table-cell office:value-type="float" office:value="1707">
            <text:p>1707</text:p>
          </table:table-cell>
          <table:table-cell office:value-type="float" office:value="1722">
            <text:p>1722</text:p>
          </table:table-cell>
          <table:table-cell office:value-type="float" office:value="1697">
            <text:p>1697</text:p>
          </table:table-cell>
          <table:table-cell office:value-type="float" office:value="1763.8">
            <text:p>1763.8</text:p>
          </table:table-cell>
          <table:table-cell office:value-type="float" office:value="2353">
            <text:p>2353</text:p>
          </table:table-cell>
          <table:table-cell office:value-type="float" office:value="1638">
            <text:p>1638</text:p>
          </table:table-cell>
          <table:table-cell office:value-type="float" office:value="1637">
            <text:p>1637</text:p>
          </table:table-cell>
          <table:table-cell office:value-type="float" office:value="1705">
            <text:p>1705</text:p>
          </table:table-cell>
          <table:table-cell office:value-type="float" office:value="1638">
            <text:p>1638</text:p>
          </table:table-cell>
          <table:table-cell office:value-type="float" office:value="1659">
            <text:p>1659</text:p>
          </table:table-cell>
          <table:table-cell office:value-type="float" office:value="1662">
            <text:p>1662</text:p>
          </table:table-cell>
          <table:table-cell office:value-type="float" office:value="1649">
            <text:p>1649</text:p>
          </table:table-cell>
          <table:table-cell office:value-type="float" office:value="1662">
            <text:p>1662</text:p>
          </table:table-cell>
          <table:table-cell office:value-type="float" office:value="2793">
            <text:p>2793</text:p>
          </table:table-cell>
          <table:table-cell office:value-type="float" office:value="1839.6">
            <text:p>1839.6</text:p>
          </table:table-cell>
          <table:table-cell office:value-type="float" office:value="2929">
            <text:p>2929</text:p>
          </table:table-cell>
          <table:table-cell office:value-type="float" office:value="1798">
            <text:p>1798</text:p>
          </table:table-cell>
          <table:table-cell office:value-type="float" office:value="1790">
            <text:p>1790</text:p>
          </table:table-cell>
          <table:table-cell office:value-type="float" office:value="1845">
            <text:p>1845</text:p>
          </table:table-cell>
          <table:table-cell office:value-type="float" office:value="1846">
            <text:p>1846</text:p>
          </table:table-cell>
          <table:table-cell office:value-type="float" office:value="1758">
            <text:p>1758</text:p>
          </table:table-cell>
          <table:table-cell office:value-type="float" office:value="1835">
            <text:p>1835</text:p>
          </table:table-cell>
          <table:table-cell office:value-type="float" office:value="1807">
            <text:p>1807</text:p>
          </table:table-cell>
          <table:table-cell office:value-type="float" office:value="1776">
            <text:p>1776</text:p>
          </table:table-cell>
          <table:table-cell office:value-type="float" office:value="2545">
            <text:p>2545</text:p>
          </table:table-cell>
          <table:table-cell office:value-type="float" office:value="1992.9">
            <text:p>1992.9</text:p>
          </table:table-cell>
          <table:table-cell office:value-type="float" office:value="21175">
            <text:p>21175</text:p>
          </table:table-cell>
          <table:table-cell office:value-type="float" office:value="21916">
            <text:p>21916</text:p>
          </table:table-cell>
          <table:table-cell office:value-type="float" office:value="19445">
            <text:p>19445</text:p>
          </table:table-cell>
          <table:table-cell office:value-type="float" office:value="21503">
            <text:p>21503</text:p>
          </table:table-cell>
          <table:table-cell office:value-type="float" office:value="22238">
            <text:p>22238</text:p>
          </table:table-cell>
          <table:table-cell office:value-type="float" office:value="22592">
            <text:p>22592</text:p>
          </table:table-cell>
          <table:table-cell office:value-type="float" office:value="22778">
            <text:p>22778</text:p>
          </table:table-cell>
          <table:table-cell office:value-type="float" office:value="26239">
            <text:p>26239</text:p>
          </table:table-cell>
          <table:table-cell office:value-type="float" office:value="21549">
            <text:p>21549</text:p>
          </table:table-cell>
          <table:table-cell office:value-type="float" office:value="20910">
            <text:p>20910</text:p>
          </table:table-cell>
          <table:table-cell office:value-type="float" office:value="22034.5">
            <text:p>22034.5</text:p>
          </table:table-cell>
          <table:table-cell office:value-type="float" office:value="15434">
            <text:p>15434</text:p>
          </table:table-cell>
          <table:table-cell office:value-type="float" office:value="17090">
            <text:p>17090</text:p>
          </table:table-cell>
          <table:table-cell office:value-type="float" office:value="17323">
            <text:p>17323</text:p>
          </table:table-cell>
          <table:table-cell office:value-type="float" office:value="16495">
            <text:p>16495</text:p>
          </table:table-cell>
          <table:table-cell office:value-type="float" office:value="15981">
            <text:p>15981</text:p>
          </table:table-cell>
          <table:table-cell office:value-type="float" office:value="14788">
            <text:p>14788</text:p>
          </table:table-cell>
          <table:table-cell office:value-type="float" office:value="15412">
            <text:p>15412</text:p>
          </table:table-cell>
          <table:table-cell office:value-type="float" office:value="16234">
            <text:p>16234</text:p>
          </table:table-cell>
          <table:table-cell office:value-type="float" office:value="16015">
            <text:p>16015</text:p>
          </table:table-cell>
          <table:table-cell office:value-type="float" office:value="14989">
            <text:p>14989</text:p>
          </table:table-cell>
          <table:table-cell office:value-type="float" office:value="15976.1">
            <text:p>15976.1</text:p>
          </table:table-cell>
          <table:table-cell office:value-type="float" office:value="1420">
            <text:p>1420</text:p>
          </table:table-cell>
          <table:table-cell office:value-type="float" office:value="1447">
            <text:p>1447</text:p>
          </table:table-cell>
          <table:table-cell office:value-type="float" office:value="1775">
            <text:p>1775</text:p>
          </table:table-cell>
          <table:table-cell office:value-type="float" office:value="1789">
            <text:p>1789</text:p>
          </table:table-cell>
          <table:table-cell office:value-type="float" office:value="1430">
            <text:p>1430</text:p>
          </table:table-cell>
          <table:table-cell office:value-type="float" office:value="1444">
            <text:p>1444</text:p>
          </table:table-cell>
          <table:table-cell office:value-type="float" office:value="1417">
            <text:p>1417</text:p>
          </table:table-cell>
          <table:table-cell office:value-type="float" office:value="1752">
            <text:p>1752</text:p>
          </table:table-cell>
          <table:table-cell office:value-type="float" office:value="1451">
            <text:p>1451</text:p>
          </table:table-cell>
          <table:table-cell office:value-type="float" office:value="1428">
            <text:p>1428</text:p>
          </table:table-cell>
          <table:table-cell office:value-type="float" office:value="1535.3">
            <text:p>1535.3</text:p>
          </table:table-cell>
          <table:table-cell office:value-type="float" office:value="1180">
            <text:p>1180</text:p>
          </table:table-cell>
          <table:table-cell office:value-type="float" office:value="1170">
            <text:p>1170</text:p>
          </table:table-cell>
          <table:table-cell office:value-type="float" office:value="1330">
            <text:p>1330</text:p>
          </table:table-cell>
          <table:table-cell office:value-type="float" office:value="1437">
            <text:p>1437</text:p>
          </table:table-cell>
          <table:table-cell office:value-type="float" office:value="1296">
            <text:p>1296</text:p>
          </table:table-cell>
          <table:table-cell office:value-type="float" office:value="1199">
            <text:p>1199</text:p>
          </table:table-cell>
          <table:table-cell office:value-type="float" office:value="1162">
            <text:p>1162</text:p>
          </table:table-cell>
          <table:table-cell office:value-type="float" office:value="1434">
            <text:p>1434</text:p>
          </table:table-cell>
          <table:table-cell office:value-type="float" office:value="1211">
            <text:p>1211</text:p>
          </table:table-cell>
          <table:table-cell office:value-type="float" office:value="1173">
            <text:p>1173</text:p>
          </table:table-cell>
          <table:table-cell office:value-type="float" office:value="1259.2">
            <text:p>1259.2</text:p>
          </table:table-cell>
          <table:table-cell office:value-type="float" office:value="1364">
            <text:p>1364</text:p>
          </table:table-cell>
          <table:table-cell office:value-type="float" office:value="1365">
            <text:p>1365</text:p>
          </table:table-cell>
          <table:table-cell office:value-type="float" office:value="1492">
            <text:p>1492</text:p>
          </table:table-cell>
          <table:table-cell office:value-type="float" office:value="1691">
            <text:p>1691</text:p>
          </table:table-cell>
          <table:table-cell office:value-type="float" office:value="1456">
            <text:p>1456</text:p>
          </table:table-cell>
          <table:table-cell office:value-type="float" office:value="1431">
            <text:p>1431</text:p>
          </table:table-cell>
          <table:table-cell office:value-type="float" office:value="1383">
            <text:p>1383</text:p>
          </table:table-cell>
          <table:table-cell office:value-type="float" office:value="1705">
            <text:p>1705</text:p>
          </table:table-cell>
          <table:table-cell office:value-type="float" office:value="1384">
            <text:p>1384</text:p>
          </table:table-cell>
          <table:table-cell office:value-type="float" office:value="1356">
            <text:p>1356</text:p>
          </table:table-cell>
          <table:table-cell office:value-type="float" office:value="1462.7">
            <text:p>1462.7</text:p>
          </table:table-cell>
          <table:table-cell office:value-type="float" office:value="1545">
            <text:p>1545</text:p>
          </table:table-cell>
          <table:table-cell office:value-type="float" office:value="1534">
            <text:p>1534</text:p>
          </table:table-cell>
          <table:table-cell office:value-type="float" office:value="1637">
            <text:p>1637</text:p>
          </table:table-cell>
          <table:table-cell office:value-type="float" office:value="1836">
            <text:p>1836</text:p>
          </table:table-cell>
          <table:table-cell office:value-type="float" office:value="1576">
            <text:p>1576</text:p>
          </table:table-cell>
          <table:table-cell office:value-type="float" office:value="1528">
            <text:p>1528</text:p>
          </table:table-cell>
          <table:table-cell office:value-type="float" office:value="1520">
            <text:p>1520</text:p>
          </table:table-cell>
          <table:table-cell office:value-type="float" office:value="1740">
            <text:p>1740</text:p>
          </table:table-cell>
          <table:table-cell office:value-type="float" office:value="1518">
            <text:p>1518</text:p>
          </table:table-cell>
          <table:table-cell office:value-type="float" office:value="1572">
            <text:p>1572</text:p>
          </table:table-cell>
          <table:table-cell office:value-type="float" office:value="1600.6">
            <text:p>1600.6</text:p>
          </table:table-cell>
          <table:table-cell office:value-type="float" office:value="1655">
            <text:p>1655</text:p>
          </table:table-cell>
          <table:table-cell office:value-type="float" office:value="1478">
            <text:p>1478</text:p>
          </table:table-cell>
          <table:table-cell office:value-type="float" office:value="1489">
            <text:p>1489</text:p>
          </table:table-cell>
          <table:table-cell office:value-type="float" office:value="1603">
            <text:p>1603</text:p>
          </table:table-cell>
          <table:table-cell office:value-type="float" office:value="1469">
            <text:p>1469</text:p>
          </table:table-cell>
          <table:table-cell office:value-type="float" office:value="1489">
            <text:p>1489</text:p>
          </table:table-cell>
          <table:table-cell office:value-type="float" office:value="1469">
            <text:p>1469</text:p>
          </table:table-cell>
          <table:table-cell office:value-type="float" office:value="1626">
            <text:p>1626</text:p>
          </table:table-cell>
          <table:table-cell office:value-type="float" office:value="1474">
            <text:p>1474</text:p>
          </table:table-cell>
          <table:table-cell office:value-type="float" office:value="1500">
            <text:p>1500</text:p>
          </table:table-cell>
          <table:table-cell office:value-type="float" office:value="1525.2">
            <text:p>1525.2</text:p>
          </table:table-cell>
          <table:table-cell office:value-type="float" office:value="1516">
            <text:p>1516</text:p>
          </table:table-cell>
          <table:table-cell office:value-type="float" office:value="1438">
            <text:p>1438</text:p>
          </table:table-cell>
          <table:table-cell office:value-type="float" office:value="1419">
            <text:p>1419</text:p>
          </table:table-cell>
          <table:table-cell office:value-type="float" office:value="1553">
            <text:p>1553</text:p>
          </table:table-cell>
          <table:table-cell office:value-type="float" office:value="1417">
            <text:p>1417</text:p>
          </table:table-cell>
          <table:table-cell office:value-type="float" office:value="1446">
            <text:p>1446</text:p>
          </table:table-cell>
          <table:table-cell office:value-type="float" office:value="1452">
            <text:p>1452</text:p>
          </table:table-cell>
          <table:table-cell office:value-type="float" office:value="1566">
            <text:p>1566</text:p>
          </table:table-cell>
          <table:table-cell office:value-type="float" office:value="1423">
            <text:p>1423</text:p>
          </table:table-cell>
          <table:table-cell office:value-type="float" office:value="1466">
            <text:p>1466</text:p>
          </table:table-cell>
          <table:table-cell office:value-type="float" office:value="1469.6">
            <text:p>1469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815">
            <text:p>2815</text:p>
          </table:table-cell>
          <table:table-cell office:value-type="float" office:value="1775">
            <text:p>1775</text:p>
          </table:table-cell>
          <table:table-cell office:value-type="float" office:value="2083">
            <text:p>2083</text:p>
          </table:table-cell>
          <table:table-cell office:value-type="float" office:value="1841">
            <text:p>1841</text:p>
          </table:table-cell>
          <table:table-cell office:value-type="float" office:value="2271">
            <text:p>2271</text:p>
          </table:table-cell>
          <table:table-cell office:value-type="float" office:value="1803">
            <text:p>1803</text:p>
          </table:table-cell>
          <table:table-cell office:value-type="float" office:value="1780">
            <text:p>1780</text:p>
          </table:table-cell>
          <table:table-cell office:value-type="float" office:value="1783">
            <text:p>1783</text:p>
          </table:table-cell>
          <table:table-cell office:value-type="float" office:value="1837">
            <text:p>1837</text:p>
          </table:table-cell>
          <table:table-cell office:value-type="float" office:value="1899">
            <text:p>1899</text:p>
          </table:table-cell>
          <table:table-cell office:value-type="float" office:value="1988.7">
            <text:p>1988.7</text:p>
          </table:table-cell>
          <table:table-cell office:value-type="float" office:value="2541">
            <text:p>2541</text:p>
          </table:table-cell>
          <table:table-cell office:value-type="float" office:value="1795">
            <text:p>1795</text:p>
          </table:table-cell>
          <table:table-cell office:value-type="float" office:value="1765">
            <text:p>1765</text:p>
          </table:table-cell>
          <table:table-cell office:value-type="float" office:value="1768">
            <text:p>1768</text:p>
          </table:table-cell>
          <table:table-cell office:value-type="float" office:value="2198">
            <text:p>2198</text:p>
          </table:table-cell>
          <table:table-cell office:value-type="float" office:value="1754">
            <text:p>1754</text:p>
          </table:table-cell>
          <table:table-cell office:value-type="float" office:value="1762">
            <text:p>1762</text:p>
          </table:table-cell>
          <table:table-cell office:value-type="float" office:value="1760">
            <text:p>1760</text:p>
          </table:table-cell>
          <table:table-cell office:value-type="float" office:value="1757">
            <text:p>1757</text:p>
          </table:table-cell>
          <table:table-cell office:value-type="float" office:value="1767">
            <text:p>1767</text:p>
          </table:table-cell>
          <table:table-cell office:value-type="float" office:value="1886.7">
            <text:p>1886.7</text:p>
          </table:table-cell>
          <table:table-cell office:value-type="float" office:value="2174">
            <text:p>2174</text:p>
          </table:table-cell>
          <table:table-cell office:value-type="float" office:value="1757">
            <text:p>1757</text:p>
          </table:table-cell>
          <table:table-cell office:value-type="float" office:value="1754">
            <text:p>1754</text:p>
          </table:table-cell>
          <table:table-cell office:value-type="float" office:value="1751">
            <text:p>1751</text:p>
          </table:table-cell>
          <table:table-cell office:value-type="float" office:value="2166">
            <text:p>2166</text:p>
          </table:table-cell>
          <table:table-cell office:value-type="float" office:value="1856">
            <text:p>1856</text:p>
          </table:table-cell>
          <table:table-cell office:value-type="float" office:value="1763">
            <text:p>1763</text:p>
          </table:table-cell>
          <table:table-cell office:value-type="float" office:value="1765">
            <text:p>1765</text:p>
          </table:table-cell>
          <table:table-cell office:value-type="float" office:value="1745">
            <text:p>1745</text:p>
          </table:table-cell>
          <table:table-cell office:value-type="float" office:value="1826">
            <text:p>1826</text:p>
          </table:table-cell>
          <table:table-cell office:value-type="float" office:value="1855.7">
            <text:p>1855.7</text:p>
          </table:table-cell>
          <table:table-cell office:value-type="float" office:value="2386">
            <text:p>2386</text:p>
          </table:table-cell>
          <table:table-cell office:value-type="float" office:value="1920">
            <text:p>1920</text:p>
          </table:table-cell>
          <table:table-cell office:value-type="float" office:value="1901">
            <text:p>1901</text:p>
          </table:table-cell>
          <table:table-cell office:value-type="float" office:value="2615">
            <text:p>2615</text:p>
          </table:table-cell>
          <table:table-cell office:value-type="float" office:value="2296">
            <text:p>2296</text:p>
          </table:table-cell>
          <table:table-cell office:value-type="float" office:value="1901">
            <text:p>1901</text:p>
          </table:table-cell>
          <table:table-cell office:value-type="float" office:value="2127">
            <text:p>2127</text:p>
          </table:table-cell>
          <table:table-cell office:value-type="float" office:value="1938">
            <text:p>1938</text:p>
          </table:table-cell>
          <table:table-cell office:value-type="float" office:value="1915">
            <text:p>1915</text:p>
          </table:table-cell>
          <table:table-cell office:value-type="float" office:value="1949">
            <text:p>1949</text:p>
          </table:table-cell>
          <table:table-cell office:value-type="float" office:value="2094.8">
            <text:p>2094.8</text:p>
          </table:table-cell>
          <table:table-cell office:value-type="float" office:value="26412">
            <text:p>26412</text:p>
          </table:table-cell>
          <table:table-cell office:value-type="float" office:value="29098">
            <text:p>29098</text:p>
          </table:table-cell>
          <table:table-cell office:value-type="float" office:value="22324">
            <text:p>22324</text:p>
          </table:table-cell>
          <table:table-cell office:value-type="float" office:value="24494">
            <text:p>24494</text:p>
          </table:table-cell>
          <table:table-cell office:value-type="float" office:value="23811">
            <text:p>23811</text:p>
          </table:table-cell>
          <table:table-cell office:value-type="float" office:value="24872">
            <text:p>24872</text:p>
          </table:table-cell>
          <table:table-cell office:value-type="float" office:value="23878">
            <text:p>23878</text:p>
          </table:table-cell>
          <table:table-cell office:value-type="float" office:value="24045">
            <text:p>24045</text:p>
          </table:table-cell>
          <table:table-cell office:value-type="float" office:value="24655">
            <text:p>24655</text:p>
          </table:table-cell>
          <table:table-cell office:value-type="float" office:value="24572">
            <text:p>24572</text:p>
          </table:table-cell>
          <table:table-cell office:value-type="float" office:value="24816.1">
            <text:p>24816.1</text:p>
          </table:table-cell>
          <table:table-cell office:value-type="float" office:value="17608">
            <text:p>17608</text:p>
          </table:table-cell>
          <table:table-cell office:value-type="float" office:value="18393">
            <text:p>18393</text:p>
          </table:table-cell>
          <table:table-cell office:value-type="float" office:value="18493">
            <text:p>18493</text:p>
          </table:table-cell>
          <table:table-cell office:value-type="float" office:value="16885">
            <text:p>16885</text:p>
          </table:table-cell>
          <table:table-cell office:value-type="float" office:value="20788">
            <text:p>20788</text:p>
          </table:table-cell>
          <table:table-cell office:value-type="float" office:value="18433">
            <text:p>18433</text:p>
          </table:table-cell>
          <table:table-cell office:value-type="float" office:value="17866">
            <text:p>17866</text:p>
          </table:table-cell>
          <table:table-cell office:value-type="float" office:value="17930">
            <text:p>17930</text:p>
          </table:table-cell>
          <table:table-cell office:value-type="float" office:value="19002">
            <text:p>19002</text:p>
          </table:table-cell>
          <table:table-cell office:value-type="float" office:value="16315">
            <text:p>16315</text:p>
          </table:table-cell>
          <table:table-cell office:value-type="float" office:value="18171.3">
            <text:p>18171.3</text:p>
          </table:table-cell>
          <table:table-cell office:value-type="float" office:value="2251">
            <text:p>2251</text:p>
          </table:table-cell>
          <table:table-cell office:value-type="float" office:value="1526">
            <text:p>1526</text:p>
          </table:table-cell>
          <table:table-cell office:value-type="float" office:value="1872">
            <text:p>1872</text:p>
          </table:table-cell>
          <table:table-cell office:value-type="float" office:value="1522">
            <text:p>1522</text:p>
          </table:table-cell>
          <table:table-cell office:value-type="float" office:value="1545">
            <text:p>1545</text:p>
          </table:table-cell>
          <table:table-cell office:value-type="float" office:value="1887">
            <text:p>1887</text:p>
          </table:table-cell>
          <table:table-cell office:value-type="float" office:value="1511">
            <text:p>1511</text:p>
          </table:table-cell>
          <table:table-cell office:value-type="float" office:value="1522">
            <text:p>1522</text:p>
          </table:table-cell>
          <table:table-cell office:value-type="float" office:value="1880">
            <text:p>1880</text:p>
          </table:table-cell>
          <table:table-cell office:value-type="float" office:value="1496">
            <text:p>1496</text:p>
          </table:table-cell>
          <table:table-cell office:value-type="float" office:value="1701.2">
            <text:p>1701.2</text:p>
          </table:table-cell>
          <table:table-cell office:value-type="float" office:value="1721">
            <text:p>1721</text:p>
          </table:table-cell>
          <table:table-cell office:value-type="float" office:value="1256">
            <text:p>1256</text:p>
          </table:table-cell>
          <table:table-cell office:value-type="float" office:value="1540">
            <text:p>1540</text:p>
          </table:table-cell>
          <table:table-cell office:value-type="float" office:value="1226">
            <text:p>1226</text:p>
          </table:table-cell>
          <table:table-cell office:value-type="float" office:value="1231">
            <text:p>1231</text:p>
          </table:table-cell>
          <table:table-cell office:value-type="float" office:value="1554">
            <text:p>1554</text:p>
          </table:table-cell>
          <table:table-cell office:value-type="float" office:value="1222">
            <text:p>1222</text:p>
          </table:table-cell>
          <table:table-cell office:value-type="float" office:value="1237">
            <text:p>1237</text:p>
          </table:table-cell>
          <table:table-cell office:value-type="float" office:value="1570">
            <text:p>1570</text:p>
          </table:table-cell>
          <table:table-cell office:value-type="float" office:value="1279">
            <text:p>1279</text:p>
          </table:table-cell>
          <table:table-cell office:value-type="float" office:value="1383.6">
            <text:p>1383.6</text:p>
          </table:table-cell>
          <table:table-cell office:value-type="float" office:value="1481">
            <text:p>1481</text:p>
          </table:table-cell>
          <table:table-cell office:value-type="float" office:value="1434">
            <text:p>1434</text:p>
          </table:table-cell>
          <table:table-cell office:value-type="float" office:value="2316">
            <text:p>2316</text:p>
          </table:table-cell>
          <table:table-cell office:value-type="float" office:value="2074">
            <text:p>2074</text:p>
          </table:table-cell>
          <table:table-cell office:value-type="float" office:value="1439">
            <text:p>1439</text:p>
          </table:table-cell>
          <table:table-cell office:value-type="float" office:value="1784">
            <text:p>1784</text:p>
          </table:table-cell>
          <table:table-cell office:value-type="float" office:value="1483">
            <text:p>1483</text:p>
          </table:table-cell>
          <table:table-cell office:value-type="float" office:value="1457">
            <text:p>1457</text:p>
          </table:table-cell>
          <table:table-cell office:value-type="float" office:value="1591">
            <text:p>1591</text:p>
          </table:table-cell>
          <table:table-cell office:value-type="float" office:value="1452">
            <text:p>1452</text:p>
          </table:table-cell>
          <table:table-cell office:value-type="float" office:value="1651.1">
            <text:p>1651.1</text:p>
          </table:table-cell>
          <table:table-cell office:value-type="float" office:value="1640">
            <text:p>1640</text:p>
          </table:table-cell>
          <table:table-cell office:value-type="float" office:value="1718">
            <text:p>1718</text:p>
          </table:table-cell>
          <table:table-cell office:value-type="float" office:value="1820">
            <text:p>1820</text:p>
          </table:table-cell>
          <table:table-cell office:value-type="float" office:value="2619">
            <text:p>2619</text:p>
          </table:table-cell>
          <table:table-cell office:value-type="float" office:value="1619">
            <text:p>1619</text:p>
          </table:table-cell>
          <table:table-cell office:value-type="float" office:value="1816">
            <text:p>1816</text:p>
          </table:table-cell>
          <table:table-cell office:value-type="float" office:value="1684">
            <text:p>1684</text:p>
          </table:table-cell>
          <table:table-cell office:value-type="float" office:value="1686">
            <text:p>1686</text:p>
          </table:table-cell>
          <table:table-cell office:value-type="float" office:value="1775">
            <text:p>1775</text:p>
          </table:table-cell>
          <table:table-cell office:value-type="float" office:value="1596">
            <text:p>1596</text:p>
          </table:table-cell>
          <table:table-cell office:value-type="float" office:value="1797.3">
            <text:p>1797.3</text:p>
          </table:table-cell>
          <table:table-cell office:value-type="float" office:value="1584">
            <text:p>1584</text:p>
          </table:table-cell>
          <table:table-cell office:value-type="float" office:value="1548">
            <text:p>1548</text:p>
          </table:table-cell>
          <table:table-cell office:value-type="float" office:value="1698">
            <text:p>1698</text:p>
          </table:table-cell>
          <table:table-cell office:value-type="float" office:value="1978">
            <text:p>1978</text:p>
          </table:table-cell>
          <table:table-cell office:value-type="float" office:value="1559">
            <text:p>1559</text:p>
          </table:table-cell>
          <table:table-cell office:value-type="float" office:value="1687">
            <text:p>1687</text:p>
          </table:table-cell>
          <table:table-cell office:value-type="float" office:value="1554">
            <text:p>1554</text:p>
          </table:table-cell>
          <table:table-cell office:value-type="float" office:value="1563">
            <text:p>1563</text:p>
          </table:table-cell>
          <table:table-cell office:value-type="float" office:value="1567">
            <text:p>1567</text:p>
          </table:table-cell>
          <table:table-cell office:value-type="float" office:value="1553">
            <text:p>1553</text:p>
          </table:table-cell>
          <table:table-cell office:value-type="float" office:value="1629.1">
            <text:p>1629.1</text:p>
          </table:table-cell>
          <table:table-cell office:value-type="float" office:value="1581">
            <text:p>1581</text:p>
          </table:table-cell>
          <table:table-cell office:value-type="float" office:value="1511">
            <text:p>1511</text:p>
          </table:table-cell>
          <table:table-cell office:value-type="float" office:value="1613">
            <text:p>1613</text:p>
          </table:table-cell>
          <table:table-cell office:value-type="float" office:value="1884">
            <text:p>1884</text:p>
          </table:table-cell>
          <table:table-cell office:value-type="float" office:value="1564">
            <text:p>1564</text:p>
          </table:table-cell>
          <table:table-cell office:value-type="float" office:value="1568">
            <text:p>1568</text:p>
          </table:table-cell>
          <table:table-cell office:value-type="float" office:value="1508">
            <text:p>1508</text:p>
          </table:table-cell>
          <table:table-cell office:value-type="float" office:value="1515">
            <text:p>1515</text:p>
          </table:table-cell>
          <table:table-cell office:value-type="float" office:value="1503">
            <text:p>1503</text:p>
          </table:table-cell>
          <table:table-cell office:value-type="float" office:value="1525">
            <text:p>1525</text:p>
          </table:table-cell>
          <table:table-cell office:value-type="float" office:value="1577.2">
            <text:p>1577.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3497">
            <text:p>3497</text:p>
          </table:table-cell>
          <table:table-cell office:value-type="float" office:value="2071">
            <text:p>2071</text:p>
          </table:table-cell>
          <table:table-cell office:value-type="float" office:value="2060">
            <text:p>2060</text:p>
          </table:table-cell>
          <table:table-cell office:value-type="float" office:value="2096">
            <text:p>2096</text:p>
          </table:table-cell>
          <table:table-cell office:value-type="float" office:value="2088">
            <text:p>2088</text:p>
          </table:table-cell>
          <table:table-cell office:value-type="float" office:value="2067">
            <text:p>2067</text:p>
          </table:table-cell>
          <table:table-cell office:value-type="float" office:value="2574">
            <text:p>2574</text:p>
          </table:table-cell>
          <table:table-cell office:value-type="float" office:value="2082">
            <text:p>2082</text:p>
          </table:table-cell>
          <table:table-cell office:value-type="float" office:value="2075">
            <text:p>2075</text:p>
          </table:table-cell>
          <table:table-cell office:value-type="float" office:value="2091">
            <text:p>2091</text:p>
          </table:table-cell>
          <table:table-cell office:value-type="float" office:value="2270.1">
            <text:p>2270.1</text:p>
          </table:table-cell>
          <table:table-cell office:value-type="float" office:value="3137">
            <text:p>3137</text:p>
          </table:table-cell>
          <table:table-cell office:value-type="float" office:value="3360">
            <text:p>3360</text:p>
          </table:table-cell>
          <table:table-cell office:value-type="float" office:value="2030">
            <text:p>2030</text:p>
          </table:table-cell>
          <table:table-cell office:value-type="float" office:value="1986">
            <text:p>1986</text:p>
          </table:table-cell>
          <table:table-cell office:value-type="float" office:value="2002">
            <text:p>2002</text:p>
          </table:table-cell>
          <table:table-cell office:value-type="float" office:value="2021">
            <text:p>2021</text:p>
          </table:table-cell>
          <table:table-cell office:value-type="float" office:value="2424">
            <text:p>2424</text:p>
          </table:table-cell>
          <table:table-cell office:value-type="float" office:value="2040">
            <text:p>2040</text:p>
          </table:table-cell>
          <table:table-cell office:value-type="float" office:value="2031">
            <text:p>2031</text:p>
          </table:table-cell>
          <table:table-cell office:value-type="float" office:value="2053">
            <text:p>2053</text:p>
          </table:table-cell>
          <table:table-cell office:value-type="float" office:value="2308.4">
            <text:p>2308.4</text:p>
          </table:table-cell>
          <table:table-cell office:value-type="float" office:value="2920">
            <text:p>2920</text:p>
          </table:table-cell>
          <table:table-cell office:value-type="float" office:value="2548">
            <text:p>2548</text:p>
          </table:table-cell>
          <table:table-cell office:value-type="float" office:value="1899">
            <text:p>1899</text:p>
          </table:table-cell>
          <table:table-cell office:value-type="float" office:value="1869">
            <text:p>1869</text:p>
          </table:table-cell>
          <table:table-cell office:value-type="float" office:value="1852">
            <text:p>1852</text:p>
          </table:table-cell>
          <table:table-cell office:value-type="float" office:value="1902">
            <text:p>1902</text:p>
          </table:table-cell>
          <table:table-cell office:value-type="float" office:value="2046">
            <text:p>2046</text:p>
          </table:table-cell>
          <table:table-cell office:value-type="float" office:value="1915">
            <text:p>1915</text:p>
          </table:table-cell>
          <table:table-cell office:value-type="float" office:value="2082">
            <text:p>2082</text:p>
          </table:table-cell>
          <table:table-cell office:value-type="float" office:value="1863">
            <text:p>1863</text:p>
          </table:table-cell>
          <table:table-cell office:value-type="float" office:value="2089.6">
            <text:p>2089.6</text:p>
          </table:table-cell>
          <table:table-cell office:value-type="float" office:value="2457">
            <text:p>2457</text:p>
          </table:table-cell>
          <table:table-cell office:value-type="float" office:value="2512">
            <text:p>2512</text:p>
          </table:table-cell>
          <table:table-cell office:value-type="float" office:value="2081">
            <text:p>2081</text:p>
          </table:table-cell>
          <table:table-cell office:value-type="float" office:value="2022">
            <text:p>2022</text:p>
          </table:table-cell>
          <table:table-cell office:value-type="float" office:value="1987">
            <text:p>1987</text:p>
          </table:table-cell>
          <table:table-cell office:value-type="float" office:value="2098">
            <text:p>2098</text:p>
          </table:table-cell>
          <table:table-cell office:value-type="float" office:value="2192">
            <text:p>2192</text:p>
          </table:table-cell>
          <table:table-cell office:value-type="float" office:value="2049">
            <text:p>2049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office:value-type="float" office:value="2139.6">
            <text:p>2139.6</text:p>
          </table:table-cell>
          <table:table-cell office:value-type="float" office:value="27020">
            <text:p>27020</text:p>
          </table:table-cell>
          <table:table-cell office:value-type="float" office:value="25025">
            <text:p>25025</text:p>
          </table:table-cell>
          <table:table-cell office:value-type="float" office:value="23493">
            <text:p>23493</text:p>
          </table:table-cell>
          <table:table-cell office:value-type="float" office:value="25982">
            <text:p>25982</text:p>
          </table:table-cell>
          <table:table-cell office:value-type="float" office:value="23472">
            <text:p>23472</text:p>
          </table:table-cell>
          <table:table-cell office:value-type="float" office:value="26600">
            <text:p>26600</text:p>
          </table:table-cell>
          <table:table-cell office:value-type="float" office:value="22978">
            <text:p>22978</text:p>
          </table:table-cell>
          <table:table-cell office:value-type="float" office:value="23731">
            <text:p>23731</text:p>
          </table:table-cell>
          <table:table-cell office:value-type="float" office:value="27440">
            <text:p>27440</text:p>
          </table:table-cell>
          <table:table-cell office:value-type="float" office:value="27991">
            <text:p>27991</text:p>
          </table:table-cell>
          <table:table-cell office:value-type="float" office:value="25373.2">
            <text:p>25373.2</text:p>
          </table:table-cell>
          <table:table-cell office:value-type="float" office:value="23813">
            <text:p>23813</text:p>
          </table:table-cell>
          <table:table-cell office:value-type="float" office:value="20143">
            <text:p>20143</text:p>
          </table:table-cell>
          <table:table-cell office:value-type="float" office:value="21267">
            <text:p>21267</text:p>
          </table:table-cell>
          <table:table-cell office:value-type="float" office:value="18624">
            <text:p>18624</text:p>
          </table:table-cell>
          <table:table-cell office:value-type="float" office:value="20594">
            <text:p>20594</text:p>
          </table:table-cell>
          <table:table-cell office:value-type="float" office:value="18249">
            <text:p>18249</text:p>
          </table:table-cell>
          <table:table-cell office:value-type="float" office:value="20310">
            <text:p>20310</text:p>
          </table:table-cell>
          <table:table-cell office:value-type="float" office:value="21718">
            <text:p>21718</text:p>
          </table:table-cell>
          <table:table-cell office:value-type="float" office:value="21283">
            <text:p>21283</text:p>
          </table:table-cell>
          <table:table-cell office:value-type="float" office:value="18283">
            <text:p>18283</text:p>
          </table:table-cell>
          <table:table-cell office:value-type="float" office:value="20428.4">
            <text:p>20428.4</text:p>
          </table:table-cell>
          <table:table-cell office:value-type="float" office:value="1678">
            <text:p>1678</text:p>
          </table:table-cell>
          <table:table-cell office:value-type="float" office:value="1968">
            <text:p>1968</text:p>
          </table:table-cell>
          <table:table-cell office:value-type="float" office:value="1742">
            <text:p>1742</text:p>
          </table:table-cell>
          <table:table-cell office:value-type="float" office:value="1676">
            <text:p>1676</text:p>
          </table:table-cell>
          <table:table-cell office:value-type="float" office:value="1988">
            <text:p>1988</text:p>
          </table:table-cell>
          <table:table-cell office:value-type="float" office:value="1639">
            <text:p>1639</text:p>
          </table:table-cell>
          <table:table-cell office:value-type="float" office:value="1998">
            <text:p>1998</text:p>
          </table:table-cell>
          <table:table-cell office:value-type="float" office:value="1736">
            <text:p>1736</text:p>
          </table:table-cell>
          <table:table-cell office:value-type="float" office:value="1744">
            <text:p>1744</text:p>
          </table:table-cell>
          <table:table-cell office:value-type="float" office:value="1595">
            <text:p>1595</text:p>
          </table:table-cell>
          <table:table-cell office:value-type="float" office:value="1776.4">
            <text:p>1776.4</text:p>
          </table:table-cell>
          <table:table-cell office:value-type="float" office:value="1335">
            <text:p>1335</text:p>
          </table:table-cell>
          <table:table-cell office:value-type="float" office:value="1619">
            <text:p>1619</text:p>
          </table:table-cell>
          <table:table-cell office:value-type="float" office:value="1396">
            <text:p>1396</text:p>
          </table:table-cell>
          <table:table-cell office:value-type="float" office:value="1315">
            <text:p>1315</text:p>
          </table:table-cell>
          <table:table-cell office:value-type="float" office:value="1463">
            <text:p>1463</text:p>
          </table:table-cell>
          <table:table-cell office:value-type="float" office:value="1322">
            <text:p>1322</text:p>
          </table:table-cell>
          <table:table-cell office:value-type="float" office:value="1545">
            <text:p>1545</text:p>
          </table:table-cell>
          <table:table-cell office:value-type="float" office:value="1295">
            <text:p>1295</text:p>
          </table:table-cell>
          <table:table-cell office:value-type="float" office:value="1394">
            <text:p>1394</text:p>
          </table:table-cell>
          <table:table-cell office:value-type="float" office:value="1294">
            <text:p>1294</text:p>
          </table:table-cell>
          <table:table-cell office:value-type="float" office:value="1397.8">
            <text:p>1397.8</text:p>
          </table:table-cell>
          <table:table-cell office:value-type="float" office:value="1536">
            <text:p>1536</text:p>
          </table:table-cell>
          <table:table-cell office:value-type="float" office:value="1681">
            <text:p>1681</text:p>
          </table:table-cell>
          <table:table-cell office:value-type="float" office:value="1532">
            <text:p>1532</text:p>
          </table:table-cell>
          <table:table-cell office:value-type="float" office:value="1515">
            <text:p>1515</text:p>
          </table:table-cell>
          <table:table-cell office:value-type="float" office:value="1668">
            <text:p>1668</text:p>
          </table:table-cell>
          <table:table-cell office:value-type="float" office:value="1659">
            <text:p>1659</text:p>
          </table:table-cell>
          <table:table-cell office:value-type="float" office:value="1665">
            <text:p>1665</text:p>
          </table:table-cell>
          <table:table-cell office:value-type="float" office:value="1539">
            <text:p>1539</text:p>
          </table:table-cell>
          <table:table-cell office:value-type="float" office:value="1601">
            <text:p>1601</text:p>
          </table:table-cell>
          <table:table-cell office:value-type="float" office:value="1555">
            <text:p>1555</text:p>
          </table:table-cell>
          <table:table-cell office:value-type="float" office:value="1595.1">
            <text:p>1595.1</text:p>
          </table:table-cell>
          <table:table-cell office:value-type="float" office:value="1693">
            <text:p>1693</text:p>
          </table:table-cell>
          <table:table-cell office:value-type="float" office:value="1860">
            <text:p>1860</text:p>
          </table:table-cell>
          <table:table-cell office:value-type="float" office:value="1699">
            <text:p>1699</text:p>
          </table:table-cell>
          <table:table-cell office:value-type="float" office:value="1728">
            <text:p>1728</text:p>
          </table:table-cell>
          <table:table-cell office:value-type="float" office:value="1791">
            <text:p>1791</text:p>
          </table:table-cell>
          <table:table-cell office:value-type="float" office:value="2764">
            <text:p>2764</text:p>
          </table:table-cell>
          <table:table-cell office:value-type="float" office:value="1844">
            <text:p>1844</text:p>
          </table:table-cell>
          <table:table-cell office:value-type="float" office:value="1678">
            <text:p>1678</text:p>
          </table:table-cell>
          <table:table-cell office:value-type="float" office:value="1696">
            <text:p>1696</text:p>
          </table:table-cell>
          <table:table-cell office:value-type="float" office:value="1713">
            <text:p>1713</text:p>
          </table:table-cell>
          <table:table-cell office:value-type="float" office:value="1846.6">
            <text:p>1846.6</text:p>
          </table:table-cell>
          <table:table-cell office:value-type="float" office:value="1645">
            <text:p>1645</text:p>
          </table:table-cell>
          <table:table-cell office:value-type="float" office:value="1679">
            <text:p>1679</text:p>
          </table:table-cell>
          <table:table-cell office:value-type="float" office:value="1665">
            <text:p>1665</text:p>
          </table:table-cell>
          <table:table-cell office:value-type="float" office:value="1678">
            <text:p>1678</text:p>
          </table:table-cell>
          <table:table-cell office:value-type="float" office:value="1642">
            <text:p>1642</text:p>
          </table:table-cell>
          <table:table-cell office:value-type="float" office:value="2327">
            <text:p>2327</text:p>
          </table:table-cell>
          <table:table-cell office:value-type="float" office:value="1641">
            <text:p>1641</text:p>
          </table:table-cell>
          <table:table-cell office:value-type="float" office:value="1648">
            <text:p>1648</text:p>
          </table:table-cell>
          <table:table-cell office:value-type="float" office:value="1655">
            <text:p>1655</text:p>
          </table:table-cell>
          <table:table-cell office:value-type="float" office:value="1631">
            <text:p>1631</text:p>
          </table:table-cell>
          <table:table-cell office:value-type="float" office:value="1721.1">
            <text:p>1721.1</text:p>
          </table:table-cell>
          <table:table-cell office:value-type="float" office:value="1608">
            <text:p>1608</text:p>
          </table:table-cell>
          <table:table-cell office:value-type="float" office:value="1583">
            <text:p>1583</text:p>
          </table:table-cell>
          <table:table-cell office:value-type="float" office:value="1597">
            <text:p>1597</text:p>
          </table:table-cell>
          <table:table-cell table:number-columns-repeated="2" office:value-type="float" office:value="1596">
            <text:p>1596</text:p>
          </table:table-cell>
          <table:table-cell office:value-type="float" office:value="1968">
            <text:p>1968</text:p>
          </table:table-cell>
          <table:table-cell office:value-type="float" office:value="1604">
            <text:p>1604</text:p>
          </table:table-cell>
          <table:table-cell office:value-type="float" office:value="1653">
            <text:p>1653</text:p>
          </table:table-cell>
          <table:table-cell office:value-type="float" office:value="1619">
            <text:p>1619</text:p>
          </table:table-cell>
          <table:table-cell office:value-type="float" office:value="1602">
            <text:p>1602</text:p>
          </table:table-cell>
          <table:table-cell office:value-type="float" office:value="1642.6">
            <text:p>1642.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548">
            <text:p>3548</text:p>
          </table:table-cell>
          <table:table-cell office:value-type="float" office:value="2676">
            <text:p>2676</text:p>
          </table:table-cell>
          <table:table-cell office:value-type="float" office:value="2217">
            <text:p>2217</text:p>
          </table:table-cell>
          <table:table-cell office:value-type="float" office:value="2214">
            <text:p>2214</text:p>
          </table:table-cell>
          <table:table-cell office:value-type="float" office:value="2494">
            <text:p>2494</text:p>
          </table:table-cell>
          <table:table-cell office:value-type="float" office:value="3142">
            <text:p>3142</text:p>
          </table:table-cell>
          <table:table-cell office:value-type="float" office:value="2639">
            <text:p>2639</text:p>
          </table:table-cell>
          <table:table-cell office:value-type="float" office:value="2242">
            <text:p>2242</text:p>
          </table:table-cell>
          <table:table-cell office:value-type="float" office:value="2150">
            <text:p>2150</text:p>
          </table:table-cell>
          <table:table-cell office:value-type="float" office:value="2121">
            <text:p>2121</text:p>
          </table:table-cell>
          <table:table-cell office:value-type="float" office:value="2544.3">
            <text:p>2544.3</text:p>
          </table:table-cell>
          <table:table-cell office:value-type="float" office:value="2781">
            <text:p>2781</text:p>
          </table:table-cell>
          <table:table-cell office:value-type="float" office:value="2318">
            <text:p>2318</text:p>
          </table:table-cell>
          <table:table-cell office:value-type="float" office:value="2137">
            <text:p>2137</text:p>
          </table:table-cell>
          <table:table-cell office:value-type="float" office:value="2086">
            <text:p>2086</text:p>
          </table:table-cell>
          <table:table-cell office:value-type="float" office:value="2238">
            <text:p>2238</text:p>
          </table:table-cell>
          <table:table-cell office:value-type="float" office:value="2153">
            <text:p>2153</text:p>
          </table:table-cell>
          <table:table-cell office:value-type="float" office:value="2612">
            <text:p>2612</text:p>
          </table:table-cell>
          <table:table-cell office:value-type="float" office:value="2105">
            <text:p>2105</text:p>
          </table:table-cell>
          <table:table-cell office:value-type="float" office:value="2096">
            <text:p>2096</text:p>
          </table:table-cell>
          <table:table-cell office:value-type="float" office:value="2079">
            <text:p>2079</text:p>
          </table:table-cell>
          <table:table-cell office:value-type="float" office:value="2260.5">
            <text:p>2260.5</text:p>
          </table:table-cell>
          <table:table-cell office:value-type="float" office:value="2712">
            <text:p>2712</text:p>
          </table:table-cell>
          <table:table-cell office:value-type="float" office:value="2109">
            <text:p>2109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float" office:value="1973">
            <text:p>1973</text:p>
          </table:table-cell>
          <table:table-cell office:value-type="float" office:value="1992">
            <text:p>1992</text:p>
          </table:table-cell>
          <table:table-cell office:value-type="float" office:value="2215">
            <text:p>2215</text:p>
          </table:table-cell>
          <table:table-cell office:value-type="float" office:value="1994">
            <text:p>1994</text:p>
          </table:table-cell>
          <table:table-cell office:value-type="float" office:value="1941">
            <text:p>1941</text:p>
          </table:table-cell>
          <table:table-cell office:value-type="float" office:value="1959">
            <text:p>1959</text:p>
          </table:table-cell>
          <table:table-cell office:value-type="float" office:value="2079.2">
            <text:p>2079.2</text:p>
          </table:table-cell>
          <table:table-cell office:value-type="float" office:value="3437">
            <text:p>3437</text:p>
          </table:table-cell>
          <table:table-cell office:value-type="float" office:value="2126">
            <text:p>2126</text:p>
          </table:table-cell>
          <table:table-cell office:value-type="float" office:value="2104">
            <text:p>2104</text:p>
          </table:table-cell>
          <table:table-cell office:value-type="float" office:value="2111">
            <text:p>2111</text:p>
          </table:table-cell>
          <table:table-cell office:value-type="float" office:value="2143">
            <text:p>2143</text:p>
          </table:table-cell>
          <table:table-cell office:value-type="float" office:value="2136">
            <text:p>2136</text:p>
          </table:table-cell>
          <table:table-cell office:value-type="float" office:value="2311">
            <text:p>231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office:value-type="float" office:value="2157">
            <text:p>2157</text:p>
          </table:table-cell>
          <table:table-cell office:value-type="float" office:value="2276.1">
            <text:p>2276.1</text:p>
          </table:table-cell>
          <table:table-cell office:value-type="float" office:value="26941">
            <text:p>26941</text:p>
          </table:table-cell>
          <table:table-cell office:value-type="float" office:value="25957">
            <text:p>25957</text:p>
          </table:table-cell>
          <table:table-cell office:value-type="float" office:value="28590">
            <text:p>28590</text:p>
          </table:table-cell>
          <table:table-cell office:value-type="float" office:value="25368">
            <text:p>25368</text:p>
          </table:table-cell>
          <table:table-cell office:value-type="float" office:value="30865">
            <text:p>30865</text:p>
          </table:table-cell>
          <table:table-cell office:value-type="float" office:value="29337">
            <text:p>29337</text:p>
          </table:table-cell>
          <table:table-cell office:value-type="float" office:value="25783">
            <text:p>25783</text:p>
          </table:table-cell>
          <table:table-cell office:value-type="float" office:value="28519">
            <text:p>28519</text:p>
          </table:table-cell>
          <table:table-cell office:value-type="float" office:value="28358">
            <text:p>28358</text:p>
          </table:table-cell>
          <table:table-cell office:value-type="float" office:value="28519">
            <text:p>28519</text:p>
          </table:table-cell>
          <table:table-cell office:value-type="float" office:value="27823.7">
            <text:p>27823.7</text:p>
          </table:table-cell>
          <table:table-cell office:value-type="float" office:value="25274">
            <text:p>25274</text:p>
          </table:table-cell>
          <table:table-cell office:value-type="float" office:value="20537">
            <text:p>20537</text:p>
          </table:table-cell>
          <table:table-cell office:value-type="float" office:value="22861">
            <text:p>22861</text:p>
          </table:table-cell>
          <table:table-cell office:value-type="float" office:value="24109">
            <text:p>24109</text:p>
          </table:table-cell>
          <table:table-cell office:value-type="float" office:value="20683">
            <text:p>20683</text:p>
          </table:table-cell>
          <table:table-cell office:value-type="float" office:value="21237">
            <text:p>21237</text:p>
          </table:table-cell>
          <table:table-cell office:value-type="float" office:value="20534">
            <text:p>20534</text:p>
          </table:table-cell>
          <table:table-cell office:value-type="float" office:value="23049">
            <text:p>23049</text:p>
          </table:table-cell>
          <table:table-cell office:value-type="float" office:value="23435">
            <text:p>23435</text:p>
          </table:table-cell>
          <table:table-cell office:value-type="float" office:value="21139">
            <text:p>21139</text:p>
          </table:table-cell>
          <table:table-cell office:value-type="float" office:value="22285.8">
            <text:p>22285.8</text:p>
          </table:table-cell>
          <table:table-cell office:value-type="float" office:value="2836">
            <text:p>2836</text:p>
          </table:table-cell>
          <table:table-cell office:value-type="float" office:value="1686">
            <text:p>1686</text:p>
          </table:table-cell>
          <table:table-cell office:value-type="float" office:value="1832">
            <text:p>1832</text:p>
          </table:table-cell>
          <table:table-cell office:value-type="float" office:value="1932">
            <text:p>1932</text:p>
          </table:table-cell>
          <table:table-cell office:value-type="float" office:value="1655">
            <text:p>1655</text:p>
          </table:table-cell>
          <table:table-cell office:value-type="float" office:value="1688">
            <text:p>1688</text:p>
          </table:table-cell>
          <table:table-cell office:value-type="float" office:value="2752">
            <text:p>2752</text:p>
          </table:table-cell>
          <table:table-cell office:value-type="float" office:value="1680">
            <text:p>1680</text:p>
          </table:table-cell>
          <table:table-cell office:value-type="float" office:value="1684">
            <text:p>1684</text:p>
          </table:table-cell>
          <table:table-cell office:value-type="float" office:value="2327">
            <text:p>2327</text:p>
          </table:table-cell>
          <table:table-cell office:value-type="float" office:value="2007.2">
            <text:p>2007.2</text:p>
          </table:table-cell>
          <table:table-cell office:value-type="float" office:value="2247">
            <text:p>2247</text:p>
          </table:table-cell>
          <table:table-cell office:value-type="float" office:value="1378">
            <text:p>1378</text:p>
          </table:table-cell>
          <table:table-cell office:value-type="float" office:value="1500">
            <text:p>1500</text:p>
          </table:table-cell>
          <table:table-cell office:value-type="float" office:value="2262">
            <text:p>2262</text:p>
          </table:table-cell>
          <table:table-cell office:value-type="float" office:value="1385">
            <text:p>1385</text:p>
          </table:table-cell>
          <table:table-cell office:value-type="float" office:value="1377">
            <text:p>1377</text:p>
          </table:table-cell>
          <table:table-cell office:value-type="float" office:value="1720">
            <text:p>1720</text:p>
          </table:table-cell>
          <table:table-cell office:value-type="float" office:value="1380">
            <text:p>1380</text:p>
          </table:table-cell>
          <table:table-cell office:value-type="float" office:value="1352">
            <text:p>1352</text:p>
          </table:table-cell>
          <table:table-cell office:value-type="float" office:value="1720">
            <text:p>1720</text:p>
          </table:table-cell>
          <table:table-cell office:value-type="float" office:value="1632.1">
            <text:p>1632.1</text:p>
          </table:table-cell>
          <table:table-cell office:value-type="float" office:value="2551">
            <text:p>2551</text:p>
          </table:table-cell>
          <table:table-cell office:value-type="float" office:value="1593">
            <text:p>1593</text:p>
          </table:table-cell>
          <table:table-cell office:value-type="float" office:value="1672">
            <text:p>1672</text:p>
          </table:table-cell>
          <table:table-cell office:value-type="float" office:value="2319">
            <text:p>2319</text:p>
          </table:table-cell>
          <table:table-cell office:value-type="float" office:value="1599">
            <text:p>1599</text:p>
          </table:table-cell>
          <table:table-cell office:value-type="float" office:value="1590">
            <text:p>1590</text:p>
          </table:table-cell>
          <table:table-cell office:value-type="float" office:value="1980">
            <text:p>1980</text:p>
          </table:table-cell>
          <table:table-cell office:value-type="float" office:value="1623">
            <text:p>1623</text:p>
          </table:table-cell>
          <table:table-cell office:value-type="float" office:value="1621">
            <text:p>1621</text:p>
          </table:table-cell>
          <table:table-cell office:value-type="float" office:value="1995">
            <text:p>1995</text:p>
          </table:table-cell>
          <table:table-cell office:value-type="float" office:value="1854.3">
            <text:p>1854.3</text:p>
          </table:table-cell>
          <table:table-cell office:value-type="float" office:value="2884">
            <text:p>2884</text:p>
          </table:table-cell>
          <table:table-cell office:value-type="float" office:value="1760">
            <text:p>1760</text:p>
          </table:table-cell>
          <table:table-cell office:value-type="float" office:value="1743">
            <text:p>1743</text:p>
          </table:table-cell>
          <table:table-cell office:value-type="float" office:value="2189">
            <text:p>2189</text:p>
          </table:table-cell>
          <table:table-cell office:value-type="float" office:value="1747">
            <text:p>1747</text:p>
          </table:table-cell>
          <table:table-cell office:value-type="float" office:value="1737">
            <text:p>1737</text:p>
          </table:table-cell>
          <table:table-cell office:value-type="float" office:value="2183">
            <text:p>2183</text:p>
          </table:table-cell>
          <table:table-cell office:value-type="float" office:value="1755">
            <text:p>1755</text:p>
          </table:table-cell>
          <table:table-cell office:value-type="float" office:value="1859">
            <text:p>1859</text:p>
          </table:table-cell>
          <table:table-cell office:value-type="float" office:value="2113">
            <text:p>2113</text:p>
          </table:table-cell>
          <table:table-cell office:value-type="float" office:value="1997">
            <text:p>1997</text:p>
          </table:table-cell>
          <table:table-cell office:value-type="float" office:value="2340">
            <text:p>2340</text:p>
          </table:table-cell>
          <table:table-cell office:value-type="float" office:value="1728">
            <text:p>1728</text:p>
          </table:table-cell>
          <table:table-cell office:value-type="float" office:value="1741">
            <text:p>1741</text:p>
          </table:table-cell>
          <table:table-cell office:value-type="float" office:value="2145">
            <text:p>2145</text:p>
          </table:table-cell>
          <table:table-cell office:value-type="float" office:value="1741">
            <text:p>1741</text:p>
          </table:table-cell>
          <table:table-cell office:value-type="float" office:value="2772">
            <text:p>2772</text:p>
          </table:table-cell>
          <table:table-cell office:value-type="float" office:value="1968">
            <text:p>1968</text:p>
          </table:table-cell>
          <table:table-cell office:value-type="float" office:value="1832">
            <text:p>1832</text:p>
          </table:table-cell>
          <table:table-cell office:value-type="float" office:value="1761">
            <text:p>1761</text:p>
          </table:table-cell>
          <table:table-cell office:value-type="float" office:value="1900">
            <text:p>1900</text:p>
          </table:table-cell>
          <table:table-cell office:value-type="float" office:value="1992.8">
            <text:p>1992.8</text:p>
          </table:table-cell>
          <table:table-cell office:value-type="float" office:value="2086">
            <text:p>2086</text:p>
          </table:table-cell>
          <table:table-cell office:value-type="float" office:value="1707">
            <text:p>1707</text:p>
          </table:table-cell>
          <table:table-cell office:value-type="float" office:value="1831">
            <text:p>1831</text:p>
          </table:table-cell>
          <table:table-cell office:value-type="float" office:value="2003">
            <text:p>2003</text:p>
          </table:table-cell>
          <table:table-cell office:value-type="float" office:value="2188">
            <text:p>2188</text:p>
          </table:table-cell>
          <table:table-cell office:value-type="float" office:value="2507">
            <text:p>2507</text:p>
          </table:table-cell>
          <table:table-cell office:value-type="float" office:value="1838">
            <text:p>1838</text:p>
          </table:table-cell>
          <table:table-cell office:value-type="float" office:value="1690">
            <text:p>1690</text:p>
          </table:table-cell>
          <table:table-cell office:value-type="float" office:value="1676">
            <text:p>1676</text:p>
          </table:table-cell>
          <table:table-cell office:value-type="float" office:value="1804">
            <text:p>1804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253">
            <text:p>2253</text:p>
          </table:table-cell>
          <table:table-cell office:value-type="float" office:value="2202">
            <text:p>2202</text:p>
          </table:table-cell>
          <table:table-cell office:value-type="float" office:value="2738">
            <text:p>2738</text:p>
          </table:table-cell>
          <table:table-cell office:value-type="float" office:value="2257">
            <text:p>2257</text:p>
          </table:table-cell>
          <table:table-cell office:value-type="float" office:value="2244">
            <text:p>2244</text:p>
          </table:table-cell>
          <table:table-cell office:value-type="float" office:value="3196">
            <text:p>3196</text:p>
          </table:table-cell>
          <table:table-cell office:value-type="float" office:value="2194">
            <text:p>2194</text:p>
          </table:table-cell>
          <table:table-cell office:value-type="float" office:value="2289">
            <text:p>2289</text:p>
          </table:table-cell>
          <table:table-cell office:value-type="float" office:value="2217">
            <text:p>2217</text:p>
          </table:table-cell>
          <table:table-cell office:value-type="float" office:value="3329">
            <text:p>3329</text:p>
          </table:table-cell>
          <table:table-cell office:value-type="float" office:value="2491.9">
            <text:p>2491.9</text:p>
          </table:table-cell>
          <table:table-cell office:value-type="float" office:value="2206">
            <text:p>2206</text:p>
          </table:table-cell>
          <table:table-cell office:value-type="float" office:value="2230">
            <text:p>2230</text:p>
          </table:table-cell>
          <table:table-cell office:value-type="float" office:value="2489">
            <text:p>2489</text:p>
          </table:table-cell>
          <table:table-cell office:value-type="float" office:value="2201">
            <text:p>2201</text:p>
          </table:table-cell>
          <table:table-cell office:value-type="float" office:value="2240">
            <text:p>2240</text:p>
          </table:table-cell>
          <table:table-cell office:value-type="float" office:value="3233">
            <text:p>3233</text:p>
          </table:table-cell>
          <table:table-cell office:value-type="float" office:value="2210">
            <text:p>2210</text:p>
          </table:table-cell>
          <table:table-cell office:value-type="float" office:value="2223">
            <text:p>2223</text:p>
          </table:table-cell>
          <table:table-cell office:value-type="float" office:value="2224">
            <text:p>2224</text:p>
          </table:table-cell>
          <table:table-cell office:value-type="float" office:value="3196">
            <text:p>3196</text:p>
          </table:table-cell>
          <table:table-cell office:value-type="float" office:value="2445.2">
            <text:p>2445.2</text:p>
          </table:table-cell>
          <table:table-cell office:value-type="float" office:value="2127">
            <text:p>2127</text:p>
          </table:table-cell>
          <table:table-cell office:value-type="float" office:value="2045">
            <text:p>2045</text:p>
          </table:table-cell>
          <table:table-cell office:value-type="float" office:value="2325">
            <text:p>2325</text:p>
          </table:table-cell>
          <table:table-cell office:value-type="float" office:value="2070">
            <text:p>2070</text:p>
          </table:table-cell>
          <table:table-cell office:value-type="float" office:value="2140">
            <text:p>2140</text:p>
          </table:table-cell>
          <table:table-cell office:value-type="float" office:value="2531">
            <text:p>2531</text:p>
          </table:table-cell>
          <table:table-cell office:value-type="float" office:value="2097">
            <text:p>2097</text:p>
          </table:table-cell>
          <table:table-cell office:value-type="float" office:value="2051">
            <text:p>2051</text:p>
          </table:table-cell>
          <table:table-cell office:value-type="float" office:value="2147">
            <text:p>2147</text:p>
          </table:table-cell>
          <table:table-cell office:value-type="float" office:value="2526">
            <text:p>2526</text:p>
          </table:table-cell>
          <table:table-cell office:value-type="float" office:value="2205.9">
            <text:p>2205.9</text:p>
          </table:table-cell>
          <table:table-cell office:value-type="float" office:value="2878">
            <text:p>2878</text:p>
          </table:table-cell>
          <table:table-cell office:value-type="float" office:value="2223">
            <text:p>2223</text:p>
          </table:table-cell>
          <table:table-cell office:value-type="float" office:value="2293">
            <text:p>2293</text:p>
          </table:table-cell>
          <table:table-cell office:value-type="float" office:value="2228">
            <text:p>2228</text:p>
          </table:table-cell>
          <table:table-cell office:value-type="float" office:value="2203">
            <text:p>2203</text:p>
          </table:table-cell>
          <table:table-cell office:value-type="float" office:value="3152">
            <text:p>3152</text:p>
          </table:table-cell>
          <table:table-cell office:value-type="float" office:value="3075">
            <text:p>3075</text:p>
          </table:table-cell>
          <table:table-cell office:value-type="float" office:value="2228">
            <text:p>2228</text:p>
          </table:table-cell>
          <table:table-cell office:value-type="float" office:value="2229">
            <text:p>2229</text:p>
          </table:table-cell>
          <table:table-cell office:value-type="float" office:value="2749">
            <text:p>2749</text:p>
          </table:table-cell>
          <table:table-cell office:value-type="float" office:value="2525.8">
            <text:p>2525.8</text:p>
          </table:table-cell>
          <table:table-cell office:value-type="float" office:value="30922">
            <text:p>30922</text:p>
          </table:table-cell>
          <table:table-cell office:value-type="float" office:value="32480">
            <text:p>32480</text:p>
          </table:table-cell>
          <table:table-cell office:value-type="float" office:value="28891">
            <text:p>28891</text:p>
          </table:table-cell>
          <table:table-cell office:value-type="float" office:value="28067">
            <text:p>28067</text:p>
          </table:table-cell>
          <table:table-cell office:value-type="float" office:value="30356">
            <text:p>30356</text:p>
          </table:table-cell>
          <table:table-cell office:value-type="float" office:value="30504">
            <text:p>30504</text:p>
          </table:table-cell>
          <table:table-cell office:value-type="float" office:value="30045">
            <text:p>30045</text:p>
          </table:table-cell>
          <table:table-cell office:value-type="float" office:value="33241">
            <text:p>33241</text:p>
          </table:table-cell>
          <table:table-cell office:value-type="float" office:value="27565">
            <text:p>27565</text:p>
          </table:table-cell>
          <table:table-cell office:value-type="float" office:value="27618">
            <text:p>27618</text:p>
          </table:table-cell>
          <table:table-cell office:value-type="float" office:value="29968.9">
            <text:p>29968.9</text:p>
          </table:table-cell>
          <table:table-cell office:value-type="float" office:value="27197">
            <text:p>27197</text:p>
          </table:table-cell>
          <table:table-cell office:value-type="float" office:value="21604">
            <text:p>21604</text:p>
          </table:table-cell>
          <table:table-cell office:value-type="float" office:value="23818">
            <text:p>23818</text:p>
          </table:table-cell>
          <table:table-cell office:value-type="float" office:value="23727">
            <text:p>23727</text:p>
          </table:table-cell>
          <table:table-cell office:value-type="float" office:value="21296">
            <text:p>21296</text:p>
          </table:table-cell>
          <table:table-cell office:value-type="float" office:value="23267">
            <text:p>23267</text:p>
          </table:table-cell>
          <table:table-cell office:value-type="float" office:value="24570">
            <text:p>24570</text:p>
          </table:table-cell>
          <table:table-cell office:value-type="float" office:value="24966">
            <text:p>24966</text:p>
          </table:table-cell>
          <table:table-cell office:value-type="float" office:value="25479">
            <text:p>25479</text:p>
          </table:table-cell>
          <table:table-cell office:value-type="float" office:value="24824">
            <text:p>24824</text:p>
          </table:table-cell>
          <table:table-cell office:value-type="float" office:value="24074.8">
            <text:p>24074.8</text:p>
          </table:table-cell>
          <table:table-cell office:value-type="float" office:value="2198">
            <text:p>2198</text:p>
          </table:table-cell>
          <table:table-cell office:value-type="float" office:value="1777">
            <text:p>1777</text:p>
          </table:table-cell>
          <table:table-cell office:value-type="float" office:value="2842">
            <text:p>2842</text:p>
          </table:table-cell>
          <table:table-cell office:value-type="float" office:value="2191">
            <text:p>2191</text:p>
          </table:table-cell>
          <table:table-cell office:value-type="float" office:value="1756">
            <text:p>1756</text:p>
          </table:table-cell>
          <table:table-cell office:value-type="float" office:value="2481">
            <text:p>2481</text:p>
          </table:table-cell>
          <table:table-cell office:value-type="float" office:value="1997">
            <text:p>1997</text:p>
          </table:table-cell>
          <table:table-cell office:value-type="float" office:value="2203">
            <text:p>2203</text:p>
          </table:table-cell>
          <table:table-cell office:value-type="float" office:value="2129">
            <text:p>2129</text:p>
          </table:table-cell>
          <table:table-cell office:value-type="float" office:value="1779">
            <text:p>1779</text:p>
          </table:table-cell>
          <table:table-cell office:value-type="float" office:value="2135.3">
            <text:p>2135.3</text:p>
          </table:table-cell>
          <table:table-cell office:value-type="float" office:value="1780">
            <text:p>1780</text:p>
          </table:table-cell>
          <table:table-cell office:value-type="float" office:value="1438">
            <text:p>1438</text:p>
          </table:table-cell>
          <table:table-cell office:value-type="float" office:value="1847">
            <text:p>1847</text:p>
          </table:table-cell>
          <table:table-cell office:value-type="float" office:value="1828">
            <text:p>1828</text:p>
          </table:table-cell>
          <table:table-cell office:value-type="float" office:value="1425">
            <text:p>1425</text:p>
          </table:table-cell>
          <table:table-cell office:value-type="float" office:value="1791">
            <text:p>1791</text:p>
          </table:table-cell>
          <table:table-cell office:value-type="float" office:value="1606">
            <text:p>1606</text:p>
          </table:table-cell>
          <table:table-cell office:value-type="float" office:value="1750">
            <text:p>1750</text:p>
          </table:table-cell>
          <table:table-cell office:value-type="float" office:value="1692">
            <text:p>1692</text:p>
          </table:table-cell>
          <table:table-cell office:value-type="float" office:value="1454">
            <text:p>1454</text:p>
          </table:table-cell>
          <table:table-cell office:value-type="float" office:value="1661.1">
            <text:p>1661.1</text:p>
          </table:table-cell>
          <table:table-cell office:value-type="float" office:value="1965">
            <text:p>1965</text:p>
          </table:table-cell>
          <table:table-cell office:value-type="float" office:value="1742">
            <text:p>1742</text:p>
          </table:table-cell>
          <table:table-cell office:value-type="float" office:value="2101">
            <text:p>2101</text:p>
          </table:table-cell>
          <table:table-cell office:value-type="float" office:value="2083">
            <text:p>2083</text:p>
          </table:table-cell>
          <table:table-cell office:value-type="float" office:value="1742">
            <text:p>1742</text:p>
          </table:table-cell>
          <table:table-cell office:value-type="float" office:value="2093">
            <text:p>2093</text:p>
          </table:table-cell>
          <table:table-cell office:value-type="float" office:value="1817">
            <text:p>1817</text:p>
          </table:table-cell>
          <table:table-cell office:value-type="float" office:value="1861">
            <text:p>1861</text:p>
          </table:table-cell>
          <table:table-cell office:value-type="float" office:value="2184">
            <text:p>2184</text:p>
          </table:table-cell>
          <table:table-cell office:value-type="float" office:value="1709">
            <text:p>1709</text:p>
          </table:table-cell>
          <table:table-cell office:value-type="float" office:value="1929.7">
            <text:p>1929.7</text:p>
          </table:table-cell>
          <table:table-cell office:value-type="float" office:value="1986">
            <text:p>1986</text:p>
          </table:table-cell>
          <table:table-cell office:value-type="float" office:value="3040">
            <text:p>3040</text:p>
          </table:table-cell>
          <table:table-cell office:value-type="float" office:value="2275">
            <text:p>2275</text:p>
          </table:table-cell>
          <table:table-cell office:value-type="float" office:value="2024">
            <text:p>2024</text:p>
          </table:table-cell>
          <table:table-cell office:value-type="float" office:value="1824">
            <text:p>1824</text:p>
          </table:table-cell>
          <table:table-cell office:value-type="float" office:value="2162">
            <text:p>2162</text:p>
          </table:table-cell>
          <table:table-cell office:value-type="float" office:value="1871">
            <text:p>1871</text:p>
          </table:table-cell>
          <table:table-cell office:value-type="float" office:value="2022">
            <text:p>2022</text:p>
          </table:table-cell>
          <table:table-cell office:value-type="float" office:value="2075">
            <text:p>2075</text:p>
          </table:table-cell>
          <table:table-cell office:value-type="float" office:value="1852">
            <text:p>1852</text:p>
          </table:table-cell>
          <table:table-cell office:value-type="float" office:value="2113.1">
            <text:p>2113.1</text:p>
          </table:table-cell>
          <table:table-cell office:value-type="float" office:value="1945">
            <text:p>1945</text:p>
          </table:table-cell>
          <table:table-cell office:value-type="float" office:value="2555">
            <text:p>2555</text:p>
          </table:table-cell>
          <table:table-cell office:value-type="float" office:value="2068">
            <text:p>2068</text:p>
          </table:table-cell>
          <table:table-cell office:value-type="float" office:value="1985">
            <text:p>1985</text:p>
          </table:table-cell>
          <table:table-cell office:value-type="float" office:value="1832">
            <text:p>1832</text:p>
          </table:table-cell>
          <table:table-cell office:value-type="float" office:value="1989">
            <text:p>1989</text:p>
          </table:table-cell>
          <table:table-cell office:value-type="float" office:value="1829">
            <text:p>1829</text:p>
          </table:table-cell>
          <table:table-cell office:value-type="float" office:value="1831">
            <text:p>1831</text:p>
          </table:table-cell>
          <table:table-cell office:value-type="float" office:value="1818">
            <text:p>1818</text:p>
          </table:table-cell>
          <table:table-cell office:value-type="float" office:value="1862">
            <text:p>1862</text:p>
          </table:table-cell>
          <table:table-cell office:value-type="float" office:value="1971.4">
            <text:p>1971.4</text:p>
          </table:table-cell>
          <table:table-cell office:value-type="float" office:value="1779">
            <text:p>1779</text:p>
          </table:table-cell>
          <table:table-cell office:value-type="float" office:value="2212">
            <text:p>2212</text:p>
          </table:table-cell>
          <table:table-cell office:value-type="float" office:value="1941">
            <text:p>1941</text:p>
          </table:table-cell>
          <table:table-cell office:value-type="float" office:value="1811">
            <text:p>1811</text:p>
          </table:table-cell>
          <table:table-cell office:value-type="float" office:value="1790">
            <text:p>1790</text:p>
          </table:table-cell>
          <table:table-cell office:value-type="float" office:value="1907">
            <text:p>1907</text:p>
          </table:table-cell>
          <table:table-cell office:value-type="float" office:value="1944">
            <text:p>1944</text:p>
          </table:table-cell>
          <table:table-cell office:value-type="float" office:value="1801">
            <text:p>1801</text:p>
          </table:table-cell>
          <table:table-cell office:value-type="float" office:value="1768">
            <text:p>1768</text:p>
          </table:table-cell>
          <table:table-cell office:value-type="float" office:value="1770">
            <text:p>1770</text:p>
          </table:table-cell>
          <table:table-cell office:value-type="float" office:value="1872.3">
            <text:p>1872.3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08">
            <text:p>2408</text:p>
          </table:table-cell>
          <table:table-cell office:value-type="float" office:value="2655">
            <text:p>2655</text:p>
          </table:table-cell>
          <table:table-cell office:value-type="float" office:value="2363">
            <text:p>2363</text:p>
          </table:table-cell>
          <table:table-cell office:value-type="float" office:value="2356">
            <text:p>2356</text:p>
          </table:table-cell>
          <table:table-cell office:value-type="float" office:value="2363">
            <text:p>2363</text:p>
          </table:table-cell>
          <table:table-cell office:value-type="float" office:value="2450">
            <text:p>2450</text:p>
          </table:table-cell>
          <table:table-cell office:value-type="float" office:value="2337">
            <text:p>2337</text:p>
          </table:table-cell>
          <table:table-cell office:value-type="float" office:value="2357">
            <text:p>2357</text:p>
          </table:table-cell>
          <table:table-cell office:value-type="float" office:value="2341">
            <text:p>2341</text:p>
          </table:table-cell>
          <table:table-cell office:value-type="float" office:value="2388">
            <text:p>2388</text:p>
          </table:table-cell>
          <table:table-cell office:value-type="float" office:value="2401.8">
            <text:p>2401.8</text:p>
          </table:table-cell>
          <table:table-cell office:value-type="float" office:value="2313">
            <text:p>2313</text:p>
          </table:table-cell>
          <table:table-cell office:value-type="float" office:value="2459">
            <text:p>2459</text:p>
          </table:table-cell>
          <table:table-cell office:value-type="float" office:value="2409">
            <text:p>2409</text:p>
          </table:table-cell>
          <table:table-cell office:value-type="float" office:value="2332">
            <text:p>2332</text:p>
          </table:table-cell>
          <table:table-cell office:value-type="float" office:value="2319">
            <text:p>2319</text:p>
          </table:table-cell>
          <table:table-cell office:value-type="float" office:value="2497">
            <text:p>2497</text:p>
          </table:table-cell>
          <table:table-cell office:value-type="float" office:value="2327">
            <text:p>2327</text:p>
          </table:table-cell>
          <table:table-cell office:value-type="float" office:value="2312">
            <text:p>2312</text:p>
          </table:table-cell>
          <table:table-cell office:value-type="float" office:value="2310">
            <text:p>2310</text:p>
          </table:table-cell>
          <table:table-cell office:value-type="float" office:value="2335">
            <text:p>2335</text:p>
          </table:table-cell>
          <table:table-cell office:value-type="float" office:value="2361.3">
            <text:p>2361.3</text:p>
          </table:table-cell>
          <table:table-cell office:value-type="float" office:value="2204">
            <text:p>2204</text:p>
          </table:table-cell>
          <table:table-cell office:value-type="float" office:value="2287">
            <text:p>2287</text:p>
          </table:table-cell>
          <table:table-cell office:value-type="float" office:value="3465">
            <text:p>3465</text:p>
          </table:table-cell>
          <table:table-cell office:value-type="float" office:value="2225">
            <text:p>2225</text:p>
          </table:table-cell>
          <table:table-cell office:value-type="float" office:value="2202">
            <text:p>2202</text:p>
          </table:table-cell>
          <table:table-cell office:value-type="float" office:value="2210">
            <text:p>2210</text:p>
          </table:table-cell>
          <table:table-cell office:value-type="float" office:value="2281">
            <text:p>2281</text:p>
          </table:table-cell>
          <table:table-cell office:value-type="float" office:value="2220">
            <text:p>2220</text:p>
          </table:table-cell>
          <table:table-cell office:value-type="float" office:value="2187">
            <text:p>2187</text:p>
          </table:table-cell>
          <table:table-cell office:value-type="float" office:value="2188">
            <text:p>2188</text:p>
          </table:table-cell>
          <table:table-cell office:value-type="float" office:value="2346.9">
            <text:p>2346.9</text:p>
          </table:table-cell>
          <table:table-cell office:value-type="float" office:value="3813">
            <text:p>3813</text:p>
          </table:table-cell>
          <table:table-cell office:value-type="float" office:value="2373">
            <text:p>2373</text:p>
          </table:table-cell>
          <table:table-cell office:value-type="float" office:value="3121">
            <text:p>3121</text:p>
          </table:table-cell>
          <table:table-cell office:value-type="float" office:value="2397">
            <text:p>2397</text:p>
          </table:table-cell>
          <table:table-cell office:value-type="float" office:value="2380">
            <text:p>2380</text:p>
          </table:table-cell>
          <table:table-cell office:value-type="float" office:value="2371">
            <text:p>2371</text:p>
          </table:table-cell>
          <table:table-cell office:value-type="float" office:value="2359">
            <text:p>2359</text:p>
          </table:table-cell>
          <table:table-cell office:value-type="float" office:value="2336">
            <text:p>2336</text:p>
          </table:table-cell>
          <table:table-cell office:value-type="float" office:value="2383">
            <text:p>2383</text:p>
          </table:table-cell>
          <table:table-cell office:value-type="float" office:value="2332">
            <text:p>2332</text:p>
          </table:table-cell>
          <table:table-cell office:value-type="float" office:value="2586.5">
            <text:p>2586.5</text:p>
          </table:table-cell>
          <table:table-cell office:value-type="float" office:value="32094">
            <text:p>32094</text:p>
          </table:table-cell>
          <table:table-cell office:value-type="float" office:value="35974">
            <text:p>35974</text:p>
          </table:table-cell>
          <table:table-cell office:value-type="float" office:value="30813">
            <text:p>30813</text:p>
          </table:table-cell>
          <table:table-cell office:value-type="float" office:value="33106">
            <text:p>33106</text:p>
          </table:table-cell>
          <table:table-cell office:value-type="float" office:value="36508">
            <text:p>36508</text:p>
          </table:table-cell>
          <table:table-cell office:value-type="float" office:value="32934">
            <text:p>32934</text:p>
          </table:table-cell>
          <table:table-cell office:value-type="float" office:value="33216">
            <text:p>33216</text:p>
          </table:table-cell>
          <table:table-cell office:value-type="float" office:value="33048">
            <text:p>33048</text:p>
          </table:table-cell>
          <table:table-cell office:value-type="float" office:value="31561">
            <text:p>31561</text:p>
          </table:table-cell>
          <table:table-cell office:value-type="float" office:value="33944">
            <text:p>33944</text:p>
          </table:table-cell>
          <table:table-cell office:value-type="float" office:value="33319.8">
            <text:p>33319.8</text:p>
          </table:table-cell>
          <table:table-cell office:value-type="float" office:value="25518">
            <text:p>25518</text:p>
          </table:table-cell>
          <table:table-cell office:value-type="float" office:value="23787">
            <text:p>23787</text:p>
          </table:table-cell>
          <table:table-cell office:value-type="float" office:value="26576">
            <text:p>26576</text:p>
          </table:table-cell>
          <table:table-cell office:value-type="float" office:value="26914">
            <text:p>26914</text:p>
          </table:table-cell>
          <table:table-cell office:value-type="float" office:value="26198">
            <text:p>26198</text:p>
          </table:table-cell>
          <table:table-cell office:value-type="float" office:value="25452">
            <text:p>25452</text:p>
          </table:table-cell>
          <table:table-cell office:value-type="float" office:value="26999">
            <text:p>26999</text:p>
          </table:table-cell>
          <table:table-cell office:value-type="float" office:value="26792">
            <text:p>26792</text:p>
          </table:table-cell>
          <table:table-cell office:value-type="float" office:value="26446">
            <text:p>26446</text:p>
          </table:table-cell>
          <table:table-cell office:value-type="float" office:value="27129">
            <text:p>27129</text:p>
          </table:table-cell>
          <table:table-cell office:value-type="float" office:value="26181.1">
            <text:p>26181.1</text:p>
          </table:table-cell>
          <table:table-cell office:value-type="float" office:value="2926">
            <text:p>2926</text:p>
          </table:table-cell>
          <table:table-cell office:value-type="float" office:value="1899">
            <text:p>1899</text:p>
          </table:table-cell>
          <table:table-cell office:value-type="float" office:value="1870">
            <text:p>1870</text:p>
          </table:table-cell>
          <table:table-cell office:value-type="float" office:value="1890">
            <text:p>1890</text:p>
          </table:table-cell>
          <table:table-cell office:value-type="float" office:value="2319">
            <text:p>2319</text:p>
          </table:table-cell>
          <table:table-cell office:value-type="float" office:value="2344">
            <text:p>2344</text:p>
          </table:table-cell>
          <table:table-cell office:value-type="float" office:value="1877">
            <text:p>1877</text:p>
          </table:table-cell>
          <table:table-cell office:value-type="float" office:value="1870">
            <text:p>1870</text:p>
          </table:table-cell>
          <table:table-cell office:value-type="float" office:value="2025">
            <text:p>2025</text:p>
          </table:table-cell>
          <table:table-cell office:value-type="float" office:value="2009">
            <text:p>2009</text:p>
          </table:table-cell>
          <table:table-cell office:value-type="float" office:value="2102.9">
            <text:p>2102.9</text:p>
          </table:table-cell>
          <table:table-cell office:value-type="float" office:value="1911">
            <text:p>1911</text:p>
          </table:table-cell>
          <table:table-cell office:value-type="float" office:value="1498">
            <text:p>1498</text:p>
          </table:table-cell>
          <table:table-cell office:value-type="float" office:value="1512">
            <text:p>1512</text:p>
          </table:table-cell>
          <table:table-cell office:value-type="float" office:value="1522">
            <text:p>1522</text:p>
          </table:table-cell>
          <table:table-cell office:value-type="float" office:value="1873">
            <text:p>1873</text:p>
          </table:table-cell>
          <table:table-cell office:value-type="float" office:value="1891">
            <text:p>1891</text:p>
          </table:table-cell>
          <table:table-cell office:value-type="float" office:value="1523">
            <text:p>1523</text:p>
          </table:table-cell>
          <table:table-cell office:value-type="float" office:value="1539">
            <text:p>1539</text:p>
          </table:table-cell>
          <table:table-cell office:value-type="float" office:value="1516">
            <text:p>1516</text:p>
          </table:table-cell>
          <table:table-cell office:value-type="float" office:value="1498">
            <text:p>1498</text:p>
          </table:table-cell>
          <table:table-cell office:value-type="float" office:value="1628.3">
            <text:p>1628.3</text:p>
          </table:table-cell>
          <table:table-cell office:value-type="float" office:value="2232">
            <text:p>2232</text:p>
          </table:table-cell>
          <table:table-cell office:value-type="float" office:value="1803">
            <text:p>1803</text:p>
          </table:table-cell>
          <table:table-cell office:value-type="float" office:value="1800">
            <text:p>1800</text:p>
          </table:table-cell>
          <table:table-cell office:value-type="float" office:value="1803">
            <text:p>1803</text:p>
          </table:table-cell>
          <table:table-cell office:value-type="float" office:value="1973">
            <text:p>1973</text:p>
          </table:table-cell>
          <table:table-cell office:value-type="float" office:value="2049">
            <text:p>2049</text:p>
          </table:table-cell>
          <table:table-cell office:value-type="float" office:value="1818">
            <text:p>1818</text:p>
          </table:table-cell>
          <table:table-cell office:value-type="float" office:value="1804">
            <text:p>1804</text:p>
          </table:table-cell>
          <table:table-cell office:value-type="float" office:value="1782">
            <text:p>1782</text:p>
          </table:table-cell>
          <table:table-cell office:value-type="float" office:value="1777">
            <text:p>1777</text:p>
          </table:table-cell>
          <table:table-cell office:value-type="float" office:value="1884.1">
            <text:p>1884.1</text:p>
          </table:table-cell>
          <table:table-cell office:value-type="float" office:value="2499">
            <text:p>2499</text:p>
          </table:table-cell>
          <table:table-cell office:value-type="float" office:value="2964">
            <text:p>2964</text:p>
          </table:table-cell>
          <table:table-cell office:value-type="float" office:value="2051">
            <text:p>2051</text:p>
          </table:table-cell>
          <table:table-cell office:value-type="float" office:value="2002">
            <text:p>2002</text:p>
          </table:table-cell>
          <table:table-cell office:value-type="float" office:value="2104">
            <text:p>2104</text:p>
          </table:table-cell>
          <table:table-cell office:value-type="float" office:value="2110">
            <text:p>2110</text:p>
          </table:table-cell>
          <table:table-cell office:value-type="float" office:value="1946">
            <text:p>1946</text:p>
          </table:table-cell>
          <table:table-cell office:value-type="float" office:value="1962">
            <text:p>1962</text:p>
          </table:table-cell>
          <table:table-cell office:value-type="float" office:value="1918">
            <text:p>1918</text:p>
          </table:table-cell>
          <table:table-cell office:value-type="float" office:value="1925">
            <text:p>1925</text:p>
          </table:table-cell>
          <table:table-cell office:value-type="float" office:value="2148.1">
            <text:p>2148.1</text:p>
          </table:table-cell>
          <table:table-cell office:value-type="float" office:value="2396">
            <text:p>2396</text:p>
          </table:table-cell>
          <table:table-cell office:value-type="float" office:value="2157">
            <text:p>2157</text:p>
          </table:table-cell>
          <table:table-cell office:value-type="float" office:value="2002">
            <text:p>2002</text:p>
          </table:table-cell>
          <table:table-cell office:value-type="float" office:value="1918">
            <text:p>1918</text:p>
          </table:table-cell>
          <table:table-cell office:value-type="float" office:value="1990">
            <text:p>1990</text:p>
          </table:table-cell>
          <table:table-cell office:value-type="float" office:value="1960">
            <text:p>1960</text:p>
          </table:table-cell>
          <table:table-cell office:value-type="float" office:value="1907">
            <text:p>1907</text:p>
          </table:table-cell>
          <table:table-cell office:value-type="float" office:value="1895">
            <text:p>1895</text:p>
          </table:table-cell>
          <table:table-cell office:value-type="float" office:value="1898">
            <text:p>1898</text:p>
          </table:table-cell>
          <table:table-cell office:value-type="float" office:value="1946">
            <text:p>1946</text:p>
          </table:table-cell>
          <table:table-cell office:value-type="float" office:value="2006.9">
            <text:p>2006.9</text:p>
          </table:table-cell>
          <table:table-cell office:value-type="float" office:value="2309">
            <text:p>2309</text:p>
          </table:table-cell>
          <table:table-cell office:value-type="float" office:value="1849">
            <text:p>1849</text:p>
          </table:table-cell>
          <table:table-cell office:value-type="float" office:value="1864">
            <text:p>1864</text:p>
          </table:table-cell>
          <table:table-cell office:value-type="float" office:value="1853">
            <text:p>1853</text:p>
          </table:table-cell>
          <table:table-cell office:value-type="float" office:value="1959">
            <text:p>1959</text:p>
          </table:table-cell>
          <table:table-cell office:value-type="float" office:value="1851">
            <text:p>1851</text:p>
          </table:table-cell>
          <table:table-cell office:value-type="float" office:value="1881">
            <text:p>1881</text:p>
          </table:table-cell>
          <table:table-cell office:value-type="float" office:value="1874">
            <text:p>1874</text:p>
          </table:table-cell>
          <table:table-cell office:value-type="float" office:value="1886">
            <text:p>1886</text:p>
          </table:table-cell>
          <table:table-cell office:value-type="float" office:value="1881">
            <text:p>1881</text:p>
          </table:table-cell>
          <table:table-cell office:value-type="float" office:value="1920.7">
            <text:p>1920.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05">
            <text:p>2505</text:p>
          </table:table-cell>
          <table:table-cell office:value-type="float" office:value="2489">
            <text:p>2489</text:p>
          </table:table-cell>
          <table:table-cell office:value-type="float" office:value="2428">
            <text:p>2428</text:p>
          </table:table-cell>
          <table:table-cell office:value-type="float" office:value="2473">
            <text:p>2473</text:p>
          </table:table-cell>
          <table:table-cell office:value-type="float" office:value="2510">
            <text:p>2510</text:p>
          </table:table-cell>
          <table:table-cell office:value-type="float" office:value="2488">
            <text:p>2488</text:p>
          </table:table-cell>
          <table:table-cell office:value-type="float" office:value="2444">
            <text:p>2444</text:p>
          </table:table-cell>
          <table:table-cell office:value-type="float" office:value="2424">
            <text:p>2424</text:p>
          </table:table-cell>
          <table:table-cell office:value-type="float" office:value="2857">
            <text:p>2857</text:p>
          </table:table-cell>
          <table:table-cell office:value-type="float" office:value="2633">
            <text:p>2633</text:p>
          </table:table-cell>
          <table:table-cell office:value-type="float" office:value="2525.1">
            <text:p>2525.1</text:p>
          </table:table-cell>
          <table:table-cell office:value-type="float" office:value="2453">
            <text:p>2453</text:p>
          </table:table-cell>
          <table:table-cell office:value-type="float" office:value="2394">
            <text:p>2394</text:p>
          </table:table-cell>
          <table:table-cell office:value-type="float" office:value="2379">
            <text:p>2379</text:p>
          </table:table-cell>
          <table:table-cell office:value-type="float" office:value="2386">
            <text:p>2386</text:p>
          </table:table-cell>
          <table:table-cell office:value-type="float" office:value="2379">
            <text:p>2379</text:p>
          </table:table-cell>
          <table:table-cell office:value-type="float" office:value="2380">
            <text:p>2380</text:p>
          </table:table-cell>
          <table:table-cell office:value-type="float" office:value="2427">
            <text:p>2427</text:p>
          </table:table-cell>
          <table:table-cell office:value-type="float" office:value="2883">
            <text:p>2883</text:p>
          </table:table-cell>
          <table:table-cell office:value-type="float" office:value="2596">
            <text:p>2596</text:p>
          </table:table-cell>
          <table:table-cell office:value-type="float" office:value="2495">
            <text:p>2495</text:p>
          </table:table-cell>
          <table:table-cell office:value-type="float" office:value="2477.2">
            <text:p>2477.2</text:p>
          </table:table-cell>
          <table:table-cell office:value-type="float" office:value="2359">
            <text:p>2359</text:p>
          </table:table-cell>
          <table:table-cell office:value-type="float" office:value="2283">
            <text:p>2283</text:p>
          </table:table-cell>
          <table:table-cell office:value-type="float" office:value="2248">
            <text:p>2248</text:p>
          </table:table-cell>
          <table:table-cell office:value-type="float" office:value="3667">
            <text:p>3667</text:p>
          </table:table-cell>
          <table:table-cell office:value-type="float" office:value="2553">
            <text:p>2553</text:p>
          </table:table-cell>
          <table:table-cell office:value-type="float" office:value="2290">
            <text:p>2290</text:p>
          </table:table-cell>
          <table:table-cell office:value-type="float" office:value="2243">
            <text:p>2243</text:p>
          </table:table-cell>
          <table:table-cell office:value-type="float" office:value="3531">
            <text:p>3531</text:p>
          </table:table-cell>
          <table:table-cell office:value-type="float" office:value="2800">
            <text:p>2800</text:p>
          </table:table-cell>
          <table:table-cell office:value-type="float" office:value="2597">
            <text:p>2597</text:p>
          </table:table-cell>
          <table:table-cell office:value-type="float" office:value="2657.1">
            <text:p>2657.1</text:p>
          </table:table-cell>
          <table:table-cell office:value-type="float" office:value="2679">
            <text:p>2679</text:p>
          </table:table-cell>
          <table:table-cell office:value-type="float" office:value="2440">
            <text:p>2440</text:p>
          </table:table-cell>
          <table:table-cell office:value-type="float" office:value="2582">
            <text:p>2582</text:p>
          </table:table-cell>
          <table:table-cell office:value-type="float" office:value="3249">
            <text:p>3249</text:p>
          </table:table-cell>
          <table:table-cell office:value-type="float" office:value="2503">
            <text:p>2503</text:p>
          </table:table-cell>
          <table:table-cell office:value-type="float" office:value="2459">
            <text:p>2459</text:p>
          </table:table-cell>
          <table:table-cell office:value-type="float" office:value="2510">
            <text:p>2510</text:p>
          </table:table-cell>
          <table:table-cell office:value-type="float" office:value="3030">
            <text:p>303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office:value-type="float" office:value="2669.6">
            <text:p>2669.6</text:p>
          </table:table-cell>
          <table:table-cell office:value-type="float" office:value="39428">
            <text:p>39428</text:p>
          </table:table-cell>
          <table:table-cell office:value-type="float" office:value="35186">
            <text:p>35186</text:p>
          </table:table-cell>
          <table:table-cell office:value-type="float" office:value="35268">
            <text:p>35268</text:p>
          </table:table-cell>
          <table:table-cell office:value-type="float" office:value="33127">
            <text:p>33127</text:p>
          </table:table-cell>
          <table:table-cell office:value-type="float" office:value="31721">
            <text:p>31721</text:p>
          </table:table-cell>
          <table:table-cell office:value-type="float" office:value="35561">
            <text:p>35561</text:p>
          </table:table-cell>
          <table:table-cell office:value-type="float" office:value="35068">
            <text:p>35068</text:p>
          </table:table-cell>
          <table:table-cell office:value-type="float" office:value="35337">
            <text:p>35337</text:p>
          </table:table-cell>
          <table:table-cell office:value-type="float" office:value="31844">
            <text:p>31844</text:p>
          </table:table-cell>
          <table:table-cell office:value-type="float" office:value="33178">
            <text:p>33178</text:p>
          </table:table-cell>
          <table:table-cell office:value-type="float" office:value="34571.8">
            <text:p>34571.8</text:p>
          </table:table-cell>
          <table:table-cell office:value-type="float" office:value="29039">
            <text:p>29039</text:p>
          </table:table-cell>
          <table:table-cell office:value-type="float" office:value="28066">
            <text:p>28066</text:p>
          </table:table-cell>
          <table:table-cell office:value-type="float" office:value="28835">
            <text:p>28835</text:p>
          </table:table-cell>
          <table:table-cell office:value-type="float" office:value="28682">
            <text:p>28682</text:p>
          </table:table-cell>
          <table:table-cell office:value-type="float" office:value="28439">
            <text:p>28439</text:p>
          </table:table-cell>
          <table:table-cell office:value-type="float" office:value="29095">
            <text:p>29095</text:p>
          </table:table-cell>
          <table:table-cell office:value-type="float" office:value="28525">
            <text:p>28525</text:p>
          </table:table-cell>
          <table:table-cell office:value-type="float" office:value="28294">
            <text:p>28294</text:p>
          </table:table-cell>
          <table:table-cell office:value-type="float" office:value="28494">
            <text:p>28494</text:p>
          </table:table-cell>
          <table:table-cell office:value-type="float" office:value="28271">
            <text:p>28271</text:p>
          </table:table-cell>
          <table:table-cell office:value-type="float" office:value="28574">
            <text:p>28574</text:p>
          </table:table-cell>
          <table:table-cell office:value-type="float" office:value="2102">
            <text:p>2102</text:p>
          </table:table-cell>
          <table:table-cell office:value-type="float" office:value="1997">
            <text:p>1997</text:p>
          </table:table-cell>
          <table:table-cell office:value-type="float" office:value="1971">
            <text:p>1971</text:p>
          </table:table-cell>
          <table:table-cell office:value-type="float" office:value="2015">
            <text:p>2015</text:p>
          </table:table-cell>
          <table:table-cell office:value-type="float" office:value="2026">
            <text:p>2026</text:p>
          </table:table-cell>
          <table:table-cell office:value-type="float" office:value="1978">
            <text:p>1978</text:p>
          </table:table-cell>
          <table:table-cell office:value-type="float" office:value="1991">
            <text:p>1991</text:p>
          </table:table-cell>
          <table:table-cell office:value-type="float" office:value="1956">
            <text:p>1956</text:p>
          </table:table-cell>
          <table:table-cell office:value-type="float" office:value="2413">
            <text:p>2413</text:p>
          </table:table-cell>
          <table:table-cell office:value-type="float" office:value="2166">
            <text:p>2166</text:p>
          </table:table-cell>
          <table:table-cell office:value-type="float" office:value="2061.5">
            <text:p>2061.5</text:p>
          </table:table-cell>
          <table:table-cell office:value-type="float" office:value="1596">
            <text:p>1596</text:p>
          </table:table-cell>
          <table:table-cell office:value-type="float" office:value="1574">
            <text:p>1574</text:p>
          </table:table-cell>
          <table:table-cell office:value-type="float" office:value="1564">
            <text:p>1564</text:p>
          </table:table-cell>
          <table:table-cell office:value-type="float" office:value="1592">
            <text:p>1592</text:p>
          </table:table-cell>
          <table:table-cell office:value-type="float" office:value="1548">
            <text:p>1548</text:p>
          </table:table-cell>
          <table:table-cell office:value-type="float" office:value="1646">
            <text:p>1646</text:p>
          </table:table-cell>
          <table:table-cell office:value-type="float" office:value="1578">
            <text:p>1578</text:p>
          </table:table-cell>
          <table:table-cell office:value-type="float" office:value="1569">
            <text:p>1569</text:p>
          </table:table-cell>
          <table:table-cell office:value-type="float" office:value="2638">
            <text:p>2638</text:p>
          </table:table-cell>
          <table:table-cell office:value-type="float" office:value="1713">
            <text:p>1713</text:p>
          </table:table-cell>
          <table:table-cell office:value-type="float" office:value="1701.8">
            <text:p>1701.8</text:p>
          </table:table-cell>
          <table:table-cell office:value-type="float" office:value="1859">
            <text:p>1859</text:p>
          </table:table-cell>
          <table:table-cell office:value-type="float" office:value="1860">
            <text:p>1860</text:p>
          </table:table-cell>
          <table:table-cell office:value-type="float" office:value="1906">
            <text:p>1906</text:p>
          </table:table-cell>
          <table:table-cell office:value-type="float" office:value="1890">
            <text:p>1890</text:p>
          </table:table-cell>
          <table:table-cell office:value-type="float" office:value="1855">
            <text:p>1855</text:p>
          </table:table-cell>
          <table:table-cell office:value-type="float" office:value="1888">
            <text:p>1888</text:p>
          </table:table-cell>
          <table:table-cell office:value-type="float" office:value="1909">
            <text:p>1909</text:p>
          </table:table-cell>
          <table:table-cell office:value-type="float" office:value="1879">
            <text:p>1879</text:p>
          </table:table-cell>
          <table:table-cell office:value-type="float" office:value="2456">
            <text:p>2456</text:p>
          </table:table-cell>
          <table:table-cell office:value-type="float" office:value="1991">
            <text:p>1991</text:p>
          </table:table-cell>
          <table:table-cell office:value-type="float" office:value="1949.3">
            <text:p>1949.3</text:p>
          </table:table-cell>
          <table:table-cell office:value-type="float" office:value="2014">
            <text:p>2014</text:p>
          </table:table-cell>
          <table:table-cell office:value-type="float" office:value="2048">
            <text:p>2048</text:p>
          </table:table-cell>
          <table:table-cell office:value-type="float" office:value="2023">
            <text:p>2023</text:p>
          </table:table-cell>
          <table:table-cell office:value-type="float" office:value="2047">
            <text:p>2047</text:p>
          </table:table-cell>
          <table:table-cell office:value-type="float" office:value="2002">
            <text:p>2002</text:p>
          </table:table-cell>
          <table:table-cell office:value-type="float" office:value="2008">
            <text:p>2008</text:p>
          </table:table-cell>
          <table:table-cell office:value-type="float" office:value="2028">
            <text:p>2028</text:p>
          </table:table-cell>
          <table:table-cell office:value-type="float" office:value="2029">
            <text:p>2029</text:p>
          </table:table-cell>
          <table:table-cell office:value-type="float" office:value="2137">
            <text:p>2137</text:p>
          </table:table-cell>
          <table:table-cell office:value-type="float" office:value="2318">
            <text:p>2318</text:p>
          </table:table-cell>
          <table:table-cell office:value-type="float" office:value="2065.4">
            <text:p>2065.4</text:p>
          </table:table-cell>
          <table:table-cell office:value-type="float" office:value="1996">
            <text:p>1996</text:p>
          </table:table-cell>
          <table:table-cell office:value-type="float" office:value="2071">
            <text:p>2071</text:p>
          </table:table-cell>
          <table:table-cell office:value-type="float" office:value="2020">
            <text:p>2020</text:p>
          </table:table-cell>
          <table:table-cell office:value-type="float" office:value="2018">
            <text:p>2018</text:p>
          </table:table-cell>
          <table:table-cell office:value-type="float" office:value="1979">
            <text:p>1979</text:p>
          </table:table-cell>
          <table:table-cell office:value-type="float" office:value="2036">
            <text:p>2036</text:p>
          </table:table-cell>
          <table:table-cell office:value-type="float" office:value="1984">
            <text:p>1984</text:p>
          </table:table-cell>
          <table:table-cell office:value-type="float" office:value="1996">
            <text:p>1996</text:p>
          </table:table-cell>
          <table:table-cell office:value-type="float" office:value="2101">
            <text:p>2101</text:p>
          </table:table-cell>
          <table:table-cell office:value-type="float" office:value="2238">
            <text:p>2238</text:p>
          </table:table-cell>
          <table:table-cell office:value-type="float" office:value="2043.9">
            <text:p>2043.9</text:p>
          </table:table-cell>
          <table:table-cell office:value-type="float" office:value="1926">
            <text:p>1926</text:p>
          </table:table-cell>
          <table:table-cell office:value-type="float" office:value="1939">
            <text:p>1939</text:p>
          </table:table-cell>
          <table:table-cell office:value-type="float" office:value="1942">
            <text:p>1942</text:p>
          </table:table-cell>
          <table:table-cell office:value-type="float" office:value="1950">
            <text:p>1950</text:p>
          </table:table-cell>
          <table:table-cell office:value-type="float" office:value="1944">
            <text:p>1944</text:p>
          </table:table-cell>
          <table:table-cell office:value-type="float" office:value="1926">
            <text:p>1926</text:p>
          </table:table-cell>
          <table:table-cell office:value-type="float" office:value="1975">
            <text:p>1975</text:p>
          </table:table-cell>
          <table:table-cell office:value-type="float" office:value="2808">
            <text:p>2808</text:p>
          </table:table-cell>
          <table:table-cell office:value-type="float" office:value="2497">
            <text:p>2497</text:p>
          </table:table-cell>
          <table:table-cell office:value-type="float" office:value="2022">
            <text:p>2022</text:p>
          </table:table-cell>
          <table:table-cell office:value-type="float" office:value="2092.9">
            <text:p>2092.9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94">
            <text:p>2694</text:p>
          </table:table-cell>
          <table:table-cell office:value-type="float" office:value="2876">
            <text:p>2876</text:p>
          </table:table-cell>
          <table:table-cell office:value-type="float" office:value="2624">
            <text:p>2624</text:p>
          </table:table-cell>
          <table:table-cell office:value-type="float" office:value="2587">
            <text:p>2587</text:p>
          </table:table-cell>
          <table:table-cell office:value-type="float" office:value="2873">
            <text:p>2873</text:p>
          </table:table-cell>
          <table:table-cell office:value-type="float" office:value="2779">
            <text:p>2779</text:p>
          </table:table-cell>
          <table:table-cell office:value-type="float" office:value="3945">
            <text:p>3945</text:p>
          </table:table-cell>
          <table:table-cell office:value-type="float" office:value="2589">
            <text:p>2589</text:p>
          </table:table-cell>
          <table:table-cell office:value-type="float" office:value="2777">
            <text:p>2777</text:p>
          </table:table-cell>
          <table:table-cell office:value-type="float" office:value="2892">
            <text:p>2892</text:p>
          </table:table-cell>
          <table:table-cell office:value-type="float" office:value="2863.6">
            <text:p>2863.6</text:p>
          </table:table-cell>
          <table:table-cell office:value-type="float" office:value="2543">
            <text:p>2543</text:p>
          </table:table-cell>
          <table:table-cell office:value-type="float" office:value="2561">
            <text:p>2561</text:p>
          </table:table-cell>
          <table:table-cell office:value-type="float" office:value="2510">
            <text:p>2510</text:p>
          </table:table-cell>
          <table:table-cell office:value-type="float" office:value="2490">
            <text:p>2490</text:p>
          </table:table-cell>
          <table:table-cell office:value-type="float" office:value="3964">
            <text:p>3964</text:p>
          </table:table-cell>
          <table:table-cell office:value-type="float" office:value="2542">
            <text:p>2542</text:p>
          </table:table-cell>
          <table:table-cell office:value-type="float" office:value="3328">
            <text:p>3328</text:p>
          </table:table-cell>
          <table:table-cell office:value-type="float" office:value="2497">
            <text:p>2497</text:p>
          </table:table-cell>
          <table:table-cell office:value-type="float" office:value="2609">
            <text:p>2609</text:p>
          </table:table-cell>
          <table:table-cell office:value-type="float" office:value="2598">
            <text:p>2598</text:p>
          </table:table-cell>
          <table:table-cell office:value-type="float" office:value="2764.2">
            <text:p>2764.2</text:p>
          </table:table-cell>
          <table:table-cell office:value-type="float" office:value="2372">
            <text:p>2372</text:p>
          </table:table-cell>
          <table:table-cell office:value-type="float" office:value="2363">
            <text:p>2363</text:p>
          </table:table-cell>
          <table:table-cell office:value-type="float" office:value="2416">
            <text:p>2416</text:p>
          </table:table-cell>
          <table:table-cell office:value-type="float" office:value="2398">
            <text:p>2398</text:p>
          </table:table-cell>
          <table:table-cell office:value-type="float" office:value="2958">
            <text:p>2958</text:p>
          </table:table-cell>
          <table:table-cell office:value-type="float" office:value="2510">
            <text:p>2510</text:p>
          </table:table-cell>
          <table:table-cell office:value-type="float" office:value="2976">
            <text:p>2976</text:p>
          </table:table-cell>
          <table:table-cell office:value-type="float" office:value="2433">
            <text:p>2433</text:p>
          </table:table-cell>
          <table:table-cell office:value-type="float" office:value="2362">
            <text:p>2362</text:p>
          </table:table-cell>
          <table:table-cell office:value-type="float" office:value="2388">
            <text:p>2388</text:p>
          </table:table-cell>
          <table:table-cell office:value-type="float" office:value="2517.6">
            <text:p>2517.6</text:p>
          </table:table-cell>
          <table:table-cell office:value-type="float" office:value="2571">
            <text:p>2571</text:p>
          </table:table-cell>
          <table:table-cell office:value-type="float" office:value="2582">
            <text:p>2582</text:p>
          </table:table-cell>
          <table:table-cell office:value-type="float" office:value="2580">
            <text:p>2580</text:p>
          </table:table-cell>
          <table:table-cell office:value-type="float" office:value="2583">
            <text:p>2583</text:p>
          </table:table-cell>
          <table:table-cell office:value-type="float" office:value="3200">
            <text:p>3200</text:p>
          </table:table-cell>
          <table:table-cell office:value-type="float" office:value="3692">
            <text:p>3692</text:p>
          </table:table-cell>
          <table:table-cell office:value-type="float" office:value="2929">
            <text:p>2929</text:p>
          </table:table-cell>
          <table:table-cell office:value-type="float" office:value="2548">
            <text:p>2548</text:p>
          </table:table-cell>
          <table:table-cell office:value-type="float" office:value="2526">
            <text:p>2526</text:p>
          </table:table-cell>
          <table:table-cell office:value-type="float" office:value="2563">
            <text:p>2563</text:p>
          </table:table-cell>
          <table:table-cell office:value-type="float" office:value="2777.4">
            <text:p>2777.4</text:p>
          </table:table-cell>
          <table:table-cell office:value-type="float" office:value="36259">
            <text:p>36259</text:p>
          </table:table-cell>
          <table:table-cell office:value-type="float" office:value="37913">
            <text:p>37913</text:p>
          </table:table-cell>
          <table:table-cell office:value-type="float" office:value="37440">
            <text:p>37440</text:p>
          </table:table-cell>
          <table:table-cell office:value-type="float" office:value="36682">
            <text:p>36682</text:p>
          </table:table-cell>
          <table:table-cell office:value-type="float" office:value="40149">
            <text:p>40149</text:p>
          </table:table-cell>
          <table:table-cell office:value-type="float" office:value="40002">
            <text:p>40002</text:p>
          </table:table-cell>
          <table:table-cell office:value-type="float" office:value="38222">
            <text:p>38222</text:p>
          </table:table-cell>
          <table:table-cell office:value-type="float" office:value="39987">
            <text:p>39987</text:p>
          </table:table-cell>
          <table:table-cell office:value-type="float" office:value="38084">
            <text:p>38084</text:p>
          </table:table-cell>
          <table:table-cell office:value-type="float" office:value="37063">
            <text:p>37063</text:p>
          </table:table-cell>
          <table:table-cell office:value-type="float" office:value="38180.1">
            <text:p>38180.1</text:p>
          </table:table-cell>
          <table:table-cell office:value-type="float" office:value="29829">
            <text:p>29829</text:p>
          </table:table-cell>
          <table:table-cell office:value-type="float" office:value="33544">
            <text:p>33544</text:p>
          </table:table-cell>
          <table:table-cell office:value-type="float" office:value="30779">
            <text:p>30779</text:p>
          </table:table-cell>
          <table:table-cell office:value-type="float" office:value="29378">
            <text:p>29378</text:p>
          </table:table-cell>
          <table:table-cell office:value-type="float" office:value="30710">
            <text:p>30710</text:p>
          </table:table-cell>
          <table:table-cell office:value-type="float" office:value="27044">
            <text:p>27044</text:p>
          </table:table-cell>
          <table:table-cell office:value-type="float" office:value="28871">
            <text:p>28871</text:p>
          </table:table-cell>
          <table:table-cell office:value-type="float" office:value="30158">
            <text:p>30158</text:p>
          </table:table-cell>
          <table:table-cell office:value-type="float" office:value="31051">
            <text:p>31051</text:p>
          </table:table-cell>
          <table:table-cell office:value-type="float" office:value="29767">
            <text:p>29767</text:p>
          </table:table-cell>
          <table:table-cell office:value-type="float" office:value="30113.1">
            <text:p>30113.1</text:p>
          </table:table-cell>
          <table:table-cell office:value-type="float" office:value="2550">
            <text:p>2550</text:p>
          </table:table-cell>
          <table:table-cell office:value-type="float" office:value="3331">
            <text:p>3331</text:p>
          </table:table-cell>
          <table:table-cell office:value-type="float" office:value="2227">
            <text:p>2227</text:p>
          </table:table-cell>
          <table:table-cell office:value-type="float" office:value="2547">
            <text:p>2547</text:p>
          </table:table-cell>
          <table:table-cell office:value-type="float" office:value="2232">
            <text:p>2232</text:p>
          </table:table-cell>
          <table:table-cell office:value-type="float" office:value="2123">
            <text:p>2123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office:value-type="float" office:value="2108">
            <text:p>2108</text:p>
          </table:table-cell>
          <table:table-cell office:value-type="float" office:value="2592">
            <text:p>2592</text:p>
          </table:table-cell>
          <table:table-cell office:value-type="float" office:value="2393.7">
            <text:p>2393.7</text:p>
          </table:table-cell>
          <table:table-cell office:value-type="float" office:value="1929">
            <text:p>1929</text:p>
          </table:table-cell>
          <table:table-cell office:value-type="float" office:value="2098">
            <text:p>2098</text:p>
          </table:table-cell>
          <table:table-cell office:value-type="float" office:value="1599">
            <text:p>1599</text:p>
          </table:table-cell>
          <table:table-cell office:value-type="float" office:value="1784">
            <text:p>1784</text:p>
          </table:table-cell>
          <table:table-cell office:value-type="float" office:value="1716">
            <text:p>1716</text:p>
          </table:table-cell>
          <table:table-cell office:value-type="float" office:value="1662">
            <text:p>1662</text:p>
          </table:table-cell>
          <table:table-cell office:value-type="float" office:value="1679">
            <text:p>1679</text:p>
          </table:table-cell>
          <table:table-cell office:value-type="float" office:value="1660">
            <text:p>1660</text:p>
          </table:table-cell>
          <table:table-cell office:value-type="float" office:value="2028">
            <text:p>2028</text:p>
          </table:table-cell>
          <table:table-cell office:value-type="float" office:value="1934">
            <text:p>1934</text:p>
          </table:table-cell>
          <table:table-cell office:value-type="float" office:value="1808.9">
            <text:p>1808.9</text:p>
          </table:table-cell>
          <table:table-cell office:value-type="float" office:value="2159">
            <text:p>2159</text:p>
          </table:table-cell>
          <table:table-cell office:value-type="float" office:value="2438">
            <text:p>2438</text:p>
          </table:table-cell>
          <table:table-cell office:value-type="float" office:value="1979">
            <text:p>1979</text:p>
          </table:table-cell>
          <table:table-cell office:value-type="float" office:value="2135">
            <text:p>2135</text:p>
          </table:table-cell>
          <table:table-cell office:value-type="float" office:value="1975">
            <text:p>1975</text:p>
          </table:table-cell>
          <table:table-cell office:value-type="float" office:value="2007">
            <text:p>2007</text:p>
          </table:table-cell>
          <table:table-cell office:value-type="float" office:value="1963">
            <text:p>1963</text:p>
          </table:table-cell>
          <table:table-cell office:value-type="float" office:value="1947">
            <text:p>1947</text:p>
          </table:table-cell>
          <table:table-cell office:value-type="float" office:value="3185">
            <text:p>3185</text:p>
          </table:table-cell>
          <table:table-cell office:value-type="float" office:value="2141">
            <text:p>2141</text:p>
          </table:table-cell>
          <table:table-cell office:value-type="float" office:value="2192.9">
            <text:p>2192.9</text:p>
          </table:table-cell>
          <table:table-cell office:value-type="float" office:value="2785">
            <text:p>2785</text:p>
          </table:table-cell>
          <table:table-cell office:value-type="float" office:value="2587">
            <text:p>2587</text:p>
          </table:table-cell>
          <table:table-cell office:value-type="float" office:value="2123">
            <text:p>2123</text:p>
          </table:table-cell>
          <table:table-cell office:value-type="float" office:value="2118">
            <text:p>2118</text:p>
          </table:table-cell>
          <table:table-cell office:value-type="float" office:value="2122">
            <text:p>2122</text:p>
          </table:table-cell>
          <table:table-cell office:value-type="float" office:value="2121">
            <text:p>2121</text:p>
          </table:table-cell>
          <table:table-cell office:value-type="float" office:value="2148">
            <text:p>2148</text:p>
          </table:table-cell>
          <table:table-cell office:value-type="float" office:value="2137">
            <text:p>2137</text:p>
          </table:table-cell>
          <table:table-cell office:value-type="float" office:value="2665">
            <text:p>2665</text:p>
          </table:table-cell>
          <table:table-cell office:value-type="float" office:value="2173">
            <text:p>2173</text:p>
          </table:table-cell>
          <table:table-cell office:value-type="float" office:value="2297.9">
            <text:p>2297.9</text:p>
          </table:table-cell>
          <table:table-cell office:value-type="float" office:value="3356">
            <text:p>3356</text:p>
          </table:table-cell>
          <table:table-cell office:value-type="float" office:value="2285">
            <text:p>2285</text:p>
          </table:table-cell>
          <table:table-cell office:value-type="float" office:value="2063">
            <text:p>2063</text:p>
          </table:table-cell>
          <table:table-cell office:value-type="float" office:value="2082">
            <text:p>2082</text:p>
          </table:table-cell>
          <table:table-cell office:value-type="float" office:value="2065">
            <text:p>2065</text:p>
          </table:table-cell>
          <table:table-cell office:value-type="float" office:value="2069">
            <text:p>2069</text:p>
          </table:table-cell>
          <table:table-cell office:value-type="float" office:value="2090">
            <text:p>2090</text:p>
          </table:table-cell>
          <table:table-cell office:value-type="float" office:value="2072">
            <text:p>2072</text:p>
          </table:table-cell>
          <table:table-cell office:value-type="float" office:value="2583">
            <text:p>2583</text:p>
          </table:table-cell>
          <table:table-cell office:value-type="float" office:value="2065">
            <text:p>2065</text:p>
          </table:table-cell>
          <table:table-cell office:value-type="float" office:value="2273">
            <text:p>2273</text:p>
          </table:table-cell>
          <table:table-cell office:value-type="float" office:value="2537">
            <text:p>2537</text:p>
          </table:table-cell>
          <table:table-cell office:value-type="float" office:value="2157">
            <text:p>2157</text:p>
          </table:table-cell>
          <table:table-cell office:value-type="float" office:value="2119">
            <text:p>2119</text:p>
          </table:table-cell>
          <table:table-cell office:value-type="float" office:value="2056">
            <text:p>2056</text:p>
          </table:table-cell>
          <table:table-cell office:value-type="float" office:value="2324">
            <text:p>2324</text:p>
          </table:table-cell>
          <table:table-cell office:value-type="float" office:value="2019">
            <text:p>2019</text:p>
          </table:table-cell>
          <table:table-cell office:value-type="float" office:value="2052">
            <text:p>2052</text:p>
          </table:table-cell>
          <table:table-cell office:value-type="float" office:value="2009">
            <text:p>2009</text:p>
          </table:table-cell>
          <table:table-cell office:value-type="float" office:value="2426">
            <text:p>2426</text:p>
          </table:table-cell>
          <table:table-cell office:value-type="float" office:value="2040">
            <text:p>2040</text:p>
          </table:table-cell>
          <table:table-cell office:value-type="float" office:value="2173.9">
            <text:p>2173.9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787">
            <text:p>2787</text:p>
          </table:table-cell>
          <table:table-cell office:value-type="float" office:value="3195">
            <text:p>3195</text:p>
          </table:table-cell>
          <table:table-cell office:value-type="float" office:value="2707">
            <text:p>2707</text:p>
          </table:table-cell>
          <table:table-cell office:value-type="float" office:value="4247">
            <text:p>4247</text:p>
          </table:table-cell>
          <table:table-cell office:value-type="float" office:value="2648">
            <text:p>2648</text:p>
          </table:table-cell>
          <table:table-cell office:value-type="float" office:value="2708">
            <text:p>2708</text:p>
          </table:table-cell>
          <table:table-cell office:value-type="float" office:value="3321">
            <text:p>3321</text:p>
          </table:table-cell>
          <table:table-cell office:value-type="float" office:value="2628">
            <text:p>2628</text:p>
          </table:table-cell>
          <table:table-cell office:value-type="float" office:value="3237">
            <text:p>3237</text:p>
          </table:table-cell>
          <table:table-cell office:value-type="float" office:value="2794">
            <text:p>2794</text:p>
          </table:table-cell>
          <table:table-cell office:value-type="float" office:value="3027.2">
            <text:p>3027.2</text:p>
          </table:table-cell>
          <table:table-cell office:value-type="float" office:value="2639">
            <text:p>2639</text:p>
          </table:table-cell>
          <table:table-cell office:value-type="float" office:value="2576">
            <text:p>2576</text:p>
          </table:table-cell>
          <table:table-cell office:value-type="float" office:value="2665">
            <text:p>2665</text:p>
          </table:table-cell>
          <table:table-cell office:value-type="float" office:value="3521">
            <text:p>3521</text:p>
          </table:table-cell>
          <table:table-cell office:value-type="float" office:value="2619">
            <text:p>2619</text:p>
          </table:table-cell>
          <table:table-cell office:value-type="float" office:value="2621">
            <text:p>2621</text:p>
          </table:table-cell>
          <table:table-cell office:value-type="float" office:value="3246">
            <text:p>3246</text:p>
          </table:table-cell>
          <table:table-cell office:value-type="float" office:value="2595">
            <text:p>2595</text:p>
          </table:table-cell>
          <table:table-cell office:value-type="float" office:value="3228">
            <text:p>3228</text:p>
          </table:table-cell>
          <table:table-cell office:value-type="float" office:value="3825">
            <text:p>3825</text:p>
          </table:table-cell>
          <table:table-cell office:value-type="float" office:value="2953.5">
            <text:p>2953.5</text:p>
          </table:table-cell>
          <table:table-cell office:value-type="float" office:value="2520">
            <text:p>2520</text:p>
          </table:table-cell>
          <table:table-cell office:value-type="float" office:value="3692">
            <text:p>3692</text:p>
          </table:table-cell>
          <table:table-cell office:value-type="float" office:value="2514">
            <text:p>2514</text:p>
          </table:table-cell>
          <table:table-cell office:value-type="float" office:value="3103">
            <text:p>3103</text:p>
          </table:table-cell>
          <table:table-cell office:value-type="float" office:value="2494">
            <text:p>2494</text:p>
          </table:table-cell>
          <table:table-cell office:value-type="float" office:value="2479">
            <text:p>2479</text:p>
          </table:table-cell>
          <table:table-cell office:value-type="float" office:value="2810">
            <text:p>2810</text:p>
          </table:table-cell>
          <table:table-cell office:value-type="float" office:value="2567">
            <text:p>2567</text:p>
          </table:table-cell>
          <table:table-cell office:value-type="float" office:value="3139">
            <text:p>3139</text:p>
          </table:table-cell>
          <table:table-cell office:value-type="float" office:value="3337">
            <text:p>3337</text:p>
          </table:table-cell>
          <table:table-cell office:value-type="float" office:value="2865.5">
            <text:p>2865.5</text:p>
          </table:table-cell>
          <table:table-cell office:value-type="float" office:value="2671">
            <text:p>2671</text:p>
          </table:table-cell>
          <table:table-cell office:value-type="float" office:value="3720">
            <text:p>3720</text:p>
          </table:table-cell>
          <table:table-cell office:value-type="float" office:value="2681">
            <text:p>2681</text:p>
          </table:table-cell>
          <table:table-cell office:value-type="float" office:value="3069">
            <text:p>3069</text:p>
          </table:table-cell>
          <table:table-cell office:value-type="float" office:value="2739">
            <text:p>2739</text:p>
          </table:table-cell>
          <table:table-cell office:value-type="float" office:value="2684">
            <text:p>2684</text:p>
          </table:table-cell>
          <table:table-cell office:value-type="float" office:value="2857">
            <text:p>2857</text:p>
          </table:table-cell>
          <table:table-cell office:value-type="float" office:value="2660">
            <text:p>2660</text:p>
          </table:table-cell>
          <table:table-cell office:value-type="float" office:value="3077">
            <text:p>3077</text:p>
          </table:table-cell>
          <table:table-cell office:value-type="float" office:value="3319">
            <text:p>3319</text:p>
          </table:table-cell>
          <table:table-cell office:value-type="float" office:value="2947.7">
            <text:p>2947.7</text:p>
          </table:table-cell>
          <table:table-cell office:value-type="float" office:value="43688">
            <text:p>43688</text:p>
          </table:table-cell>
          <table:table-cell office:value-type="float" office:value="41887">
            <text:p>41887</text:p>
          </table:table-cell>
          <table:table-cell office:value-type="float" office:value="44634">
            <text:p>44634</text:p>
          </table:table-cell>
          <table:table-cell office:value-type="float" office:value="40246">
            <text:p>40246</text:p>
          </table:table-cell>
          <table:table-cell office:value-type="float" office:value="39624">
            <text:p>39624</text:p>
          </table:table-cell>
          <table:table-cell office:value-type="float" office:value="42324">
            <text:p>42324</text:p>
          </table:table-cell>
          <table:table-cell office:value-type="float" office:value="40226">
            <text:p>40226</text:p>
          </table:table-cell>
          <table:table-cell office:value-type="float" office:value="40041">
            <text:p>40041</text:p>
          </table:table-cell>
          <table:table-cell office:value-type="float" office:value="42229">
            <text:p>42229</text:p>
          </table:table-cell>
          <table:table-cell office:value-type="float" office:value="37228">
            <text:p>37228</text:p>
          </table:table-cell>
          <table:table-cell office:value-type="float" office:value="41212.7">
            <text:p>41212.7</text:p>
          </table:table-cell>
          <table:table-cell office:value-type="float" office:value="31988">
            <text:p>31988</text:p>
          </table:table-cell>
          <table:table-cell office:value-type="float" office:value="34021">
            <text:p>34021</text:p>
          </table:table-cell>
          <table:table-cell office:value-type="float" office:value="31384">
            <text:p>31384</text:p>
          </table:table-cell>
          <table:table-cell office:value-type="float" office:value="31334">
            <text:p>31334</text:p>
          </table:table-cell>
          <table:table-cell office:value-type="float" office:value="32988">
            <text:p>32988</text:p>
          </table:table-cell>
          <table:table-cell office:value-type="float" office:value="35852">
            <text:p>35852</text:p>
          </table:table-cell>
          <table:table-cell office:value-type="float" office:value="32921">
            <text:p>32921</text:p>
          </table:table-cell>
          <table:table-cell office:value-type="float" office:value="32773">
            <text:p>32773</text:p>
          </table:table-cell>
          <table:table-cell office:value-type="float" office:value="34079">
            <text:p>34079</text:p>
          </table:table-cell>
          <table:table-cell office:value-type="float" office:value="34619">
            <text:p>34619</text:p>
          </table:table-cell>
          <table:table-cell office:value-type="float" office:value="33195.9">
            <text:p>33195.9</text:p>
          </table:table-cell>
          <table:table-cell office:value-type="float" office:value="2461">
            <text:p>2461</text:p>
          </table:table-cell>
          <table:table-cell office:value-type="float" office:value="2776">
            <text:p>2776</text:p>
          </table:table-cell>
          <table:table-cell office:value-type="float" office:value="2187">
            <text:p>2187</text:p>
          </table:table-cell>
          <table:table-cell office:value-type="float" office:value="2655">
            <text:p>2655</text:p>
          </table:table-cell>
          <table:table-cell office:value-type="float" office:value="2144">
            <text:p>2144</text:p>
          </table:table-cell>
          <table:table-cell office:value-type="float" office:value="2811">
            <text:p>2811</text:p>
          </table:table-cell>
          <table:table-cell office:value-type="float" office:value="2127">
            <text:p>2127</text:p>
          </table:table-cell>
          <table:table-cell office:value-type="float" office:value="2150">
            <text:p>2150</text:p>
          </table:table-cell>
          <table:table-cell office:value-type="float" office:value="2158">
            <text:p>2158</text:p>
          </table:table-cell>
          <table:table-cell office:value-type="float" office:value="2338">
            <text:p>2338</text:p>
          </table:table-cell>
          <table:table-cell office:value-type="float" office:value="2380.7">
            <text:p>2380.7</text:p>
          </table:table-cell>
          <table:table-cell office:value-type="float" office:value="2327">
            <text:p>2327</text:p>
          </table:table-cell>
          <table:table-cell office:value-type="float" office:value="2110">
            <text:p>2110</text:p>
          </table:table-cell>
          <table:table-cell office:value-type="float" office:value="1722">
            <text:p>1722</text:p>
          </table:table-cell>
          <table:table-cell office:value-type="float" office:value="2123">
            <text:p>2123</text:p>
          </table:table-cell>
          <table:table-cell office:value-type="float" office:value="1767">
            <text:p>1767</text:p>
          </table:table-cell>
          <table:table-cell office:value-type="float" office:value="2238">
            <text:p>2238</text:p>
          </table:table-cell>
          <table:table-cell office:value-type="float" office:value="1745">
            <text:p>1745</text:p>
          </table:table-cell>
          <table:table-cell office:value-type="float" office:value="1737">
            <text:p>1737</text:p>
          </table:table-cell>
          <table:table-cell office:value-type="float" office:value="1835">
            <text:p>1835</text:p>
          </table:table-cell>
          <table:table-cell office:value-type="float" office:value="1782">
            <text:p>1782</text:p>
          </table:table-cell>
          <table:table-cell office:value-type="float" office:value="1938.6">
            <text:p>1938.6</text:p>
          </table:table-cell>
          <table:table-cell office:value-type="float" office:value="2046">
            <text:p>2046</text:p>
          </table:table-cell>
          <table:table-cell office:value-type="float" office:value="2551">
            <text:p>2551</text:p>
          </table:table-cell>
          <table:table-cell office:value-type="float" office:value="2066">
            <text:p>2066</text:p>
          </table:table-cell>
          <table:table-cell office:value-type="float" office:value="2430">
            <text:p>2430</text:p>
          </table:table-cell>
          <table:table-cell office:value-type="float" office:value="2041">
            <text:p>2041</text:p>
          </table:table-cell>
          <table:table-cell office:value-type="float" office:value="2553">
            <text:p>2553</text:p>
          </table:table-cell>
          <table:table-cell office:value-type="float" office:value="2045">
            <text:p>2045</text:p>
          </table:table-cell>
          <table:table-cell office:value-type="float" office:value="2589">
            <text:p>2589</text:p>
          </table:table-cell>
          <table:table-cell office:value-type="float" office:value="2123">
            <text:p>2123</text:p>
          </table:table-cell>
          <table:table-cell office:value-type="float" office:value="2042">
            <text:p>2042</text:p>
          </table:table-cell>
          <table:table-cell office:value-type="float" office:value="2248.6">
            <text:p>2248.6</text:p>
          </table:table-cell>
          <table:table-cell office:value-type="float" office:value="2308">
            <text:p>2308</text:p>
          </table:table-cell>
          <table:table-cell office:value-type="float" office:value="2589">
            <text:p>2589</text:p>
          </table:table-cell>
          <table:table-cell office:value-type="float" office:value="2193">
            <text:p>2193</text:p>
          </table:table-cell>
          <table:table-cell office:value-type="float" office:value="2443">
            <text:p>2443</text:p>
          </table:table-cell>
          <table:table-cell office:value-type="float" office:value="2245">
            <text:p>2245</text:p>
          </table:table-cell>
          <table:table-cell office:value-type="float" office:value="2401">
            <text:p>2401</text:p>
          </table:table-cell>
          <table:table-cell office:value-type="float" office:value="2213">
            <text:p>2213</text:p>
          </table:table-cell>
          <table:table-cell office:value-type="float" office:value="3387">
            <text:p>3387</text:p>
          </table:table-cell>
          <table:table-cell office:value-type="float" office:value="2186">
            <text:p>2186</text:p>
          </table:table-cell>
          <table:table-cell office:value-type="float" office:value="2276">
            <text:p>2276</text:p>
          </table:table-cell>
          <table:table-cell office:value-type="float" office:value="2424.1">
            <text:p>2424.1</text:p>
          </table:table-cell>
          <table:table-cell office:value-type="float" office:value="2194">
            <text:p>2194</text:p>
          </table:table-cell>
          <table:table-cell office:value-type="float" office:value="2374">
            <text:p>2374</text:p>
          </table:table-cell>
          <table:table-cell office:value-type="float" office:value="2182">
            <text:p>2182</text:p>
          </table:table-cell>
          <table:table-cell office:value-type="float" office:value="2318">
            <text:p>2318</text:p>
          </table:table-cell>
          <table:table-cell office:value-type="float" office:value="2164">
            <text:p>2164</text:p>
          </table:table-cell>
          <table:table-cell office:value-type="float" office:value="3035">
            <text:p>3035</text:p>
          </table:table-cell>
          <table:table-cell office:value-type="float" office:value="2216">
            <text:p>2216</text:p>
          </table:table-cell>
          <table:table-cell office:value-type="float" office:value="2674">
            <text:p>2674</text:p>
          </table:table-cell>
          <table:table-cell office:value-type="float" office:value="2185">
            <text:p>2185</text:p>
          </table:table-cell>
          <table:table-cell office:value-type="float" office:value="2219">
            <text:p>2219</text:p>
          </table:table-cell>
          <table:table-cell office:value-type="float" office:value="2356.1">
            <text:p>2356.1</text:p>
          </table:table-cell>
          <table:table-cell office:value-type="float" office:value="2157">
            <text:p>2157</text:p>
          </table:table-cell>
          <table:table-cell office:value-type="float" office:value="2187">
            <text:p>2187</text:p>
          </table:table-cell>
          <table:table-cell office:value-type="float" office:value="2131">
            <text:p>2131</text:p>
          </table:table-cell>
          <table:table-cell office:value-type="float" office:value="2122">
            <text:p>2122</text:p>
          </table:table-cell>
          <table:table-cell office:value-type="float" office:value="2136">
            <text:p>2136</text:p>
          </table:table-cell>
          <table:table-cell office:value-type="float" office:value="3230">
            <text:p>3230</text:p>
          </table:table-cell>
          <table:table-cell office:value-type="float" office:value="2151">
            <text:p>2151</text:p>
          </table:table-cell>
          <table:table-cell office:value-type="float" office:value="2614">
            <text:p>2614</text:p>
          </table:table-cell>
          <table:table-cell office:value-type="float" office:value="2268">
            <text:p>2268</text:p>
          </table:table-cell>
          <table:table-cell office:value-type="float" office:value="2198">
            <text:p>2198</text:p>
          </table:table-cell>
          <table:table-cell office:value-type="float" office:value="2319.4">
            <text:p>2319.4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794">
            <text:p>2794</text:p>
          </table:table-cell>
          <table:table-cell office:value-type="float" office:value="2751">
            <text:p>2751</text:p>
          </table:table-cell>
          <table:table-cell office:value-type="float" office:value="2755">
            <text:p>2755</text:p>
          </table:table-cell>
          <table:table-cell office:value-type="float" office:value="2764">
            <text:p>2764</text:p>
          </table:table-cell>
          <table:table-cell office:value-type="float" office:value="4016">
            <text:p>4016</text:p>
          </table:table-cell>
          <table:table-cell office:value-type="float" office:value="2764">
            <text:p>2764</text:p>
          </table:table-cell>
          <table:table-cell office:value-type="float" office:value="2785">
            <text:p>2785</text:p>
          </table:table-cell>
          <table:table-cell office:value-type="float" office:value="2725">
            <text:p>2725</text:p>
          </table:table-cell>
          <table:table-cell office:value-type="float" office:value="2870">
            <text:p>2870</text:p>
          </table:table-cell>
          <table:table-cell office:value-type="float" office:value="4330">
            <text:p>4330</text:p>
          </table:table-cell>
          <table:table-cell office:value-type="float" office:value="3055.4">
            <text:p>3055.4</text:p>
          </table:table-cell>
          <table:table-cell office:value-type="float" office:value="2687">
            <text:p>2687</text:p>
          </table:table-cell>
          <table:table-cell office:value-type="float" office:value="2681">
            <text:p>2681</text:p>
          </table:table-cell>
          <table:table-cell office:value-type="float" office:value="2703">
            <text:p>2703</text:p>
          </table:table-cell>
          <table:table-cell office:value-type="float" office:value="2763">
            <text:p>2763</text:p>
          </table:table-cell>
          <table:table-cell office:value-type="float" office:value="3318">
            <text:p>3318</text:p>
          </table:table-cell>
          <table:table-cell office:value-type="float" office:value="2895">
            <text:p>2895</text:p>
          </table:table-cell>
          <table:table-cell office:value-type="float" office:value="2779">
            <text:p>2779</text:p>
          </table:table-cell>
          <table:table-cell office:value-type="float" office:value="2733">
            <text:p>2733</text:p>
          </table:table-cell>
          <table:table-cell office:value-type="float" office:value="3011">
            <text:p>3011</text:p>
          </table:table-cell>
          <table:table-cell office:value-type="float" office:value="3367">
            <text:p>3367</text:p>
          </table:table-cell>
          <table:table-cell office:value-type="float" office:value="2893.7">
            <text:p>2893.7</text:p>
          </table:table-cell>
          <table:table-cell office:value-type="float" office:value="2677">
            <text:p>2677</text:p>
          </table:table-cell>
          <table:table-cell office:value-type="float" office:value="2597">
            <text:p>2597</text:p>
          </table:table-cell>
          <table:table-cell office:value-type="float" office:value="2593">
            <text:p>2593</text:p>
          </table:table-cell>
          <table:table-cell office:value-type="float" office:value="3539">
            <text:p>3539</text:p>
          </table:table-cell>
          <table:table-cell office:value-type="float" office:value="3020">
            <text:p>3020</text:p>
          </table:table-cell>
          <table:table-cell office:value-type="float" office:value="4010">
            <text:p>4010</text:p>
          </table:table-cell>
          <table:table-cell office:value-type="float" office:value="2580">
            <text:p>2580</text:p>
          </table:table-cell>
          <table:table-cell office:value-type="float" office:value="2645">
            <text:p>2645</text:p>
          </table:table-cell>
          <table:table-cell office:value-type="float" office:value="2676">
            <text:p>2676</text:p>
          </table:table-cell>
          <table:table-cell office:value-type="float" office:value="3900">
            <text:p>3900</text:p>
          </table:table-cell>
          <table:table-cell office:value-type="float" office:value="3023.7">
            <text:p>3023.7</text:p>
          </table:table-cell>
          <table:table-cell office:value-type="float" office:value="2796">
            <text:p>2796</text:p>
          </table:table-cell>
          <table:table-cell office:value-type="float" office:value="2886">
            <text:p>2886</text:p>
          </table:table-cell>
          <table:table-cell office:value-type="float" office:value="2825">
            <text:p>2825</text:p>
          </table:table-cell>
          <table:table-cell office:value-type="float" office:value="3280">
            <text:p>3280</text:p>
          </table:table-cell>
          <table:table-cell table:number-columns-repeated="2" office:value-type="float" office:value="3470">
            <text:p>3470</text:p>
          </table:table-cell>
          <table:table-cell office:value-type="float" office:value="2806">
            <text:p>2806</text:p>
          </table:table-cell>
          <table:table-cell table:number-columns-repeated="2" office:value-type="float" office:value="2795">
            <text:p>2795</text:p>
          </table:table-cell>
          <table:table-cell office:value-type="float" office:value="4282">
            <text:p>4282</text:p>
          </table:table-cell>
          <table:table-cell office:value-type="float" office:value="3140.5">
            <text:p>3140.5</text:p>
          </table:table-cell>
          <table:table-cell office:value-type="float" office:value="43681">
            <text:p>43681</text:p>
          </table:table-cell>
          <table:table-cell office:value-type="float" office:value="42771">
            <text:p>42771</text:p>
          </table:table-cell>
          <table:table-cell office:value-type="float" office:value="39575">
            <text:p>39575</text:p>
          </table:table-cell>
          <table:table-cell office:value-type="float" office:value="43791">
            <text:p>43791</text:p>
          </table:table-cell>
          <table:table-cell office:value-type="float" office:value="48246">
            <text:p>48246</text:p>
          </table:table-cell>
          <table:table-cell office:value-type="float" office:value="42886">
            <text:p>42886</text:p>
          </table:table-cell>
          <table:table-cell office:value-type="float" office:value="43204">
            <text:p>43204</text:p>
          </table:table-cell>
          <table:table-cell office:value-type="float" office:value="43153">
            <text:p>43153</text:p>
          </table:table-cell>
          <table:table-cell office:value-type="float" office:value="47804">
            <text:p>47804</text:p>
          </table:table-cell>
          <table:table-cell office:value-type="float" office:value="43887">
            <text:p>43887</text:p>
          </table:table-cell>
          <table:table-cell office:value-type="float" office:value="43899.8">
            <text:p>43899.8</text:p>
          </table:table-cell>
          <table:table-cell office:value-type="float" office:value="35371">
            <text:p>35371</text:p>
          </table:table-cell>
          <table:table-cell office:value-type="float" office:value="35219">
            <text:p>35219</text:p>
          </table:table-cell>
          <table:table-cell office:value-type="float" office:value="37119">
            <text:p>37119</text:p>
          </table:table-cell>
          <table:table-cell office:value-type="float" office:value="37065">
            <text:p>37065</text:p>
          </table:table-cell>
          <table:table-cell office:value-type="float" office:value="35603">
            <text:p>35603</text:p>
          </table:table-cell>
          <table:table-cell office:value-type="float" office:value="34749">
            <text:p>34749</text:p>
          </table:table-cell>
          <table:table-cell office:value-type="float" office:value="35288">
            <text:p>35288</text:p>
          </table:table-cell>
          <table:table-cell office:value-type="float" office:value="36238">
            <text:p>36238</text:p>
          </table:table-cell>
          <table:table-cell office:value-type="float" office:value="35532">
            <text:p>35532</text:p>
          </table:table-cell>
          <table:table-cell office:value-type="float" office:value="34985">
            <text:p>34985</text:p>
          </table:table-cell>
          <table:table-cell office:value-type="float" office:value="35716.9">
            <text:p>35716.9</text:p>
          </table:table-cell>
          <table:table-cell office:value-type="float" office:value="2463">
            <text:p>2463</text:p>
          </table:table-cell>
          <table:table-cell office:value-type="float" office:value="2300">
            <text:p>2300</text:p>
          </table:table-cell>
          <table:table-cell office:value-type="float" office:value="2775">
            <text:p>2775</text:p>
          </table:table-cell>
          <table:table-cell office:value-type="float" office:value="2219">
            <text:p>2219</text:p>
          </table:table-cell>
          <table:table-cell office:value-type="float" office:value="2309">
            <text:p>2309</text:p>
          </table:table-cell>
          <table:table-cell office:value-type="float" office:value="2243">
            <text:p>2243</text:p>
          </table:table-cell>
          <table:table-cell office:value-type="float" office:value="2945">
            <text:p>2945</text:p>
          </table:table-cell>
          <table:table-cell office:value-type="float" office:value="2256">
            <text:p>2256</text:p>
          </table:table-cell>
          <table:table-cell office:value-type="float" office:value="2528">
            <text:p>2528</text:p>
          </table:table-cell>
          <table:table-cell office:value-type="float" office:value="2346">
            <text:p>2346</text:p>
          </table:table-cell>
          <table:table-cell office:value-type="float" office:value="2438.4">
            <text:p>2438.4</text:p>
          </table:table-cell>
          <table:table-cell office:value-type="float" office:value="1932">
            <text:p>1932</text:p>
          </table:table-cell>
          <table:table-cell office:value-type="float" office:value="1784">
            <text:p>1784</text:p>
          </table:table-cell>
          <table:table-cell office:value-type="float" office:value="2216">
            <text:p>2216</text:p>
          </table:table-cell>
          <table:table-cell office:value-type="float" office:value="1836">
            <text:p>1836</text:p>
          </table:table-cell>
          <table:table-cell office:value-type="float" office:value="1784">
            <text:p>1784</text:p>
          </table:table-cell>
          <table:table-cell office:value-type="float" office:value="1815">
            <text:p>1815</text:p>
          </table:table-cell>
          <table:table-cell office:value-type="float" office:value="2191">
            <text:p>2191</text:p>
          </table:table-cell>
          <table:table-cell office:value-type="float" office:value="2394">
            <text:p>2394</text:p>
          </table:table-cell>
          <table:table-cell office:value-type="float" office:value="1920">
            <text:p>1920</text:p>
          </table:table-cell>
          <table:table-cell office:value-type="float" office:value="1790">
            <text:p>1790</text:p>
          </table:table-cell>
          <table:table-cell office:value-type="float" office:value="1966.2">
            <text:p>1966.2</text:p>
          </table:table-cell>
          <table:table-cell office:value-type="float" office:value="2139">
            <text:p>2139</text:p>
          </table:table-cell>
          <table:table-cell office:value-type="float" office:value="2142">
            <text:p>2142</text:p>
          </table:table-cell>
          <table:table-cell office:value-type="float" office:value="2430">
            <text:p>2430</text:p>
          </table:table-cell>
          <table:table-cell office:value-type="float" office:value="2133">
            <text:p>2133</text:p>
          </table:table-cell>
          <table:table-cell office:value-type="float" office:value="2119">
            <text:p>2119</text:p>
          </table:table-cell>
          <table:table-cell office:value-type="float" office:value="2143">
            <text:p>2143</text:p>
          </table:table-cell>
          <table:table-cell office:value-type="float" office:value="2584">
            <text:p>2584</text:p>
          </table:table-cell>
          <table:table-cell office:value-type="float" office:value="3146">
            <text:p>3146</text:p>
          </table:table-cell>
          <table:table-cell office:value-type="float" office:value="2169">
            <text:p>2169</text:p>
          </table:table-cell>
          <table:table-cell office:value-type="float" office:value="2155">
            <text:p>2155</text:p>
          </table:table-cell>
          <table:table-cell office:value-type="float" office:value="2316">
            <text:p>2316</text:p>
          </table:table-cell>
          <table:table-cell office:value-type="float" office:value="2251">
            <text:p>2251</text:p>
          </table:table-cell>
          <table:table-cell office:value-type="float" office:value="2291">
            <text:p>2291</text:p>
          </table:table-cell>
          <table:table-cell office:value-type="float" office:value="2486">
            <text:p>2486</text:p>
          </table:table-cell>
          <table:table-cell office:value-type="float" office:value="2334">
            <text:p>2334</text:p>
          </table:table-cell>
          <table:table-cell office:value-type="float" office:value="2292">
            <text:p>2292</text:p>
          </table:table-cell>
          <table:table-cell office:value-type="float" office:value="2330">
            <text:p>2330</text:p>
          </table:table-cell>
          <table:table-cell office:value-type="float" office:value="2493">
            <text:p>2493</text:p>
          </table:table-cell>
          <table:table-cell office:value-type="float" office:value="2506">
            <text:p>2506</text:p>
          </table:table-cell>
          <table:table-cell office:value-type="float" office:value="2301">
            <text:p>2301</text:p>
          </table:table-cell>
          <table:table-cell office:value-type="float" office:value="2297">
            <text:p>2297</text:p>
          </table:table-cell>
          <table:table-cell office:value-type="float" office:value="2358.1">
            <text:p>2358.1</text:p>
          </table:table-cell>
          <table:table-cell office:value-type="float" office:value="2289">
            <text:p>2289</text:p>
          </table:table-cell>
          <table:table-cell office:value-type="float" office:value="2298">
            <text:p>2298</text:p>
          </table:table-cell>
          <table:table-cell office:value-type="float" office:value="2291">
            <text:p>2291</text:p>
          </table:table-cell>
          <table:table-cell office:value-type="float" office:value="3165">
            <text:p>3165</text:p>
          </table:table-cell>
          <table:table-cell office:value-type="float" office:value="2269">
            <text:p>2269</text:p>
          </table:table-cell>
          <table:table-cell office:value-type="float" office:value="2295">
            <text:p>2295</text:p>
          </table:table-cell>
          <table:table-cell office:value-type="float" office:value="2374">
            <text:p>2374</text:p>
          </table:table-cell>
          <table:table-cell office:value-type="float" office:value="2495">
            <text:p>2495</text:p>
          </table:table-cell>
          <table:table-cell office:value-type="float" office:value="2250">
            <text:p>2250</text:p>
          </table:table-cell>
          <table:table-cell office:value-type="float" office:value="2352">
            <text:p>2352</text:p>
          </table:table-cell>
          <table:table-cell office:value-type="float" office:value="2407.8">
            <text:p>2407.8</text:p>
          </table:table-cell>
          <table:table-cell office:value-type="float" office:value="2256">
            <text:p>2256</text:p>
          </table:table-cell>
          <table:table-cell office:value-type="float" office:value="2209">
            <text:p>2209</text:p>
          </table:table-cell>
          <table:table-cell office:value-type="float" office:value="2186">
            <text:p>2186</text:p>
          </table:table-cell>
          <table:table-cell office:value-type="float" office:value="2386">
            <text:p>2386</text:p>
          </table:table-cell>
          <table:table-cell office:value-type="float" office:value="2199">
            <text:p>2199</text:p>
          </table:table-cell>
          <table:table-cell office:value-type="float" office:value="2222">
            <text:p>2222</text:p>
          </table:table-cell>
          <table:table-cell office:value-type="float" office:value="2203">
            <text:p>2203</text:p>
          </table:table-cell>
          <table:table-cell office:value-type="float" office:value="2222">
            <text:p>2222</text:p>
          </table:table-cell>
          <table:table-cell office:value-type="float" office:value="2542">
            <text:p>2542</text:p>
          </table:table-cell>
          <table:table-cell office:value-type="float" office:value="2236">
            <text:p>2236</text:p>
          </table:table-cell>
          <table:table-cell office:value-type="float" office:value="2266.1">
            <text:p>2266.1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884">
            <text:p>2884</text:p>
          </table:table-cell>
          <table:table-cell office:value-type="float" office:value="2822">
            <text:p>2822</text:p>
          </table:table-cell>
          <table:table-cell office:value-type="float" office:value="2817">
            <text:p>2817</text:p>
          </table:table-cell>
          <table:table-cell office:value-type="float" office:value="2783">
            <text:p>2783</text:p>
          </table:table-cell>
          <table:table-cell office:value-type="float" office:value="2815">
            <text:p>2815</text:p>
          </table:table-cell>
          <table:table-cell office:value-type="float" office:value="2862">
            <text:p>2862</text:p>
          </table:table-cell>
          <table:table-cell office:value-type="float" office:value="2857">
            <text:p>2857</text:p>
          </table:table-cell>
          <table:table-cell office:value-type="float" office:value="2869">
            <text:p>2869</text:p>
          </table:table-cell>
          <table:table-cell office:value-type="float" office:value="2851">
            <text:p>2851</text:p>
          </table:table-cell>
          <table:table-cell office:value-type="float" office:value="2877">
            <text:p>2877</text:p>
          </table:table-cell>
          <table:table-cell office:value-type="float" office:value="2843.7">
            <text:p>2843.7</text:p>
          </table:table-cell>
          <table:table-cell office:value-type="float" office:value="2928">
            <text:p>2928</text:p>
          </table:table-cell>
          <table:table-cell office:value-type="float" office:value="2861">
            <text:p>2861</text:p>
          </table:table-cell>
          <table:table-cell office:value-type="float" office:value="2877">
            <text:p>2877</text:p>
          </table:table-cell>
          <table:table-cell office:value-type="float" office:value="3419">
            <text:p>3419</text:p>
          </table:table-cell>
          <table:table-cell office:value-type="float" office:value="2808">
            <text:p>2808</text:p>
          </table:table-cell>
          <table:table-cell office:value-type="float" office:value="3223">
            <text:p>3223</text:p>
          </table:table-cell>
          <table:table-cell office:value-type="float" office:value="2818">
            <text:p>2818</text:p>
          </table:table-cell>
          <table:table-cell office:value-type="float" office:value="2854">
            <text:p>2854</text:p>
          </table:table-cell>
          <table:table-cell office:value-type="float" office:value="2799">
            <text:p>2799</text:p>
          </table:table-cell>
          <table:table-cell office:value-type="float" office:value="2935">
            <text:p>2935</text:p>
          </table:table-cell>
          <table:table-cell office:value-type="float" office:value="2952.2">
            <text:p>2952.2</text:p>
          </table:table-cell>
          <table:table-cell office:value-type="float" office:value="4004">
            <text:p>4004</text:p>
          </table:table-cell>
          <table:table-cell office:value-type="float" office:value="2670">
            <text:p>2670</text:p>
          </table:table-cell>
          <table:table-cell office:value-type="float" office:value="2682">
            <text:p>2682</text:p>
          </table:table-cell>
          <table:table-cell office:value-type="float" office:value="3066">
            <text:p>3066</text:p>
          </table:table-cell>
          <table:table-cell office:value-type="float" office:value="2736">
            <text:p>2736</text:p>
          </table:table-cell>
          <table:table-cell office:value-type="float" office:value="4120">
            <text:p>4120</text:p>
          </table:table-cell>
          <table:table-cell office:value-type="float" office:value="2721">
            <text:p>2721</text:p>
          </table:table-cell>
          <table:table-cell office:value-type="float" office:value="2760">
            <text:p>2760</text:p>
          </table:table-cell>
          <table:table-cell office:value-type="float" office:value="2717">
            <text:p>2717</text:p>
          </table:table-cell>
          <table:table-cell office:value-type="float" office:value="3816">
            <text:p>3816</text:p>
          </table:table-cell>
          <table:table-cell office:value-type="float" office:value="3129.2">
            <text:p>3129.2</text:p>
          </table:table-cell>
          <table:table-cell office:value-type="float" office:value="3598">
            <text:p>3598</text:p>
          </table:table-cell>
          <table:table-cell office:value-type="float" office:value="2902">
            <text:p>2902</text:p>
          </table:table-cell>
          <table:table-cell office:value-type="float" office:value="2909">
            <text:p>2909</text:p>
          </table:table-cell>
          <table:table-cell office:value-type="float" office:value="4527">
            <text:p>4527</text:p>
          </table:table-cell>
          <table:table-cell office:value-type="float" office:value="2970">
            <text:p>2970</text:p>
          </table:table-cell>
          <table:table-cell office:value-type="float" office:value="3587">
            <text:p>3587</text:p>
          </table:table-cell>
          <table:table-cell office:value-type="float" office:value="2880">
            <text:p>2880</text:p>
          </table:table-cell>
          <table:table-cell office:value-type="float" office:value="2935">
            <text:p>2935</text:p>
          </table:table-cell>
          <table:table-cell office:value-type="float" office:value="3407">
            <text:p>3407</text:p>
          </table:table-cell>
          <table:table-cell office:value-type="float" office:value="3663">
            <text:p>3663</text:p>
          </table:table-cell>
          <table:table-cell office:value-type="float" office:value="3337.8">
            <text:p>3337.8</text:p>
          </table:table-cell>
          <table:table-cell office:value-type="float" office:value="46921">
            <text:p>46921</text:p>
          </table:table-cell>
          <table:table-cell office:value-type="float" office:value="48709">
            <text:p>48709</text:p>
          </table:table-cell>
          <table:table-cell office:value-type="float" office:value="48642">
            <text:p>48642</text:p>
          </table:table-cell>
          <table:table-cell office:value-type="float" office:value="50623">
            <text:p>50623</text:p>
          </table:table-cell>
          <table:table-cell office:value-type="float" office:value="45105">
            <text:p>45105</text:p>
          </table:table-cell>
          <table:table-cell office:value-type="float" office:value="42420">
            <text:p>42420</text:p>
          </table:table-cell>
          <table:table-cell office:value-type="float" office:value="45741">
            <text:p>45741</text:p>
          </table:table-cell>
          <table:table-cell office:value-type="float" office:value="45426">
            <text:p>45426</text:p>
          </table:table-cell>
          <table:table-cell office:value-type="float" office:value="43804">
            <text:p>43804</text:p>
          </table:table-cell>
          <table:table-cell office:value-type="float" office:value="46439">
            <text:p>46439</text:p>
          </table:table-cell>
          <table:table-cell office:value-type="float" office:value="46383">
            <text:p>46383</text:p>
          </table:table-cell>
          <table:table-cell office:value-type="float" office:value="37578">
            <text:p>37578</text:p>
          </table:table-cell>
          <table:table-cell office:value-type="float" office:value="38297">
            <text:p>38297</text:p>
          </table:table-cell>
          <table:table-cell office:value-type="float" office:value="37347">
            <text:p>37347</text:p>
          </table:table-cell>
          <table:table-cell office:value-type="float" office:value="37643">
            <text:p>37643</text:p>
          </table:table-cell>
          <table:table-cell office:value-type="float" office:value="37737">
            <text:p>37737</text:p>
          </table:table-cell>
          <table:table-cell office:value-type="float" office:value="37049">
            <text:p>37049</text:p>
          </table:table-cell>
          <table:table-cell office:value-type="float" office:value="39867">
            <text:p>39867</text:p>
          </table:table-cell>
          <table:table-cell office:value-type="float" office:value="38650">
            <text:p>38650</text:p>
          </table:table-cell>
          <table:table-cell office:value-type="float" office:value="38343">
            <text:p>38343</text:p>
          </table:table-cell>
          <table:table-cell office:value-type="float" office:value="36086">
            <text:p>36086</text:p>
          </table:table-cell>
          <table:table-cell office:value-type="float" office:value="37859.7">
            <text:p>37859.7</text:p>
          </table:table-cell>
          <table:table-cell office:value-type="float" office:value="2341">
            <text:p>2341</text:p>
          </table:table-cell>
          <table:table-cell office:value-type="float" office:value="2333">
            <text:p>2333</text:p>
          </table:table-cell>
          <table:table-cell office:value-type="float" office:value="2301">
            <text:p>2301</text:p>
          </table:table-cell>
          <table:table-cell office:value-type="float" office:value="2285">
            <text:p>2285</text:p>
          </table:table-cell>
          <table:table-cell office:value-type="float" office:value="2335">
            <text:p>2335</text:p>
          </table:table-cell>
          <table:table-cell office:value-type="float" office:value="2355">
            <text:p>2355</text:p>
          </table:table-cell>
          <table:table-cell office:value-type="float" office:value="2875">
            <text:p>2875</text:p>
          </table:table-cell>
          <table:table-cell office:value-type="float" office:value="2315">
            <text:p>2315</text:p>
          </table:table-cell>
          <table:table-cell office:value-type="float" office:value="3689">
            <text:p>3689</text:p>
          </table:table-cell>
          <table:table-cell office:value-type="float" office:value="2317">
            <text:p>2317</text:p>
          </table:table-cell>
          <table:table-cell office:value-type="float" office:value="2514.6">
            <text:p>2514.6</text:p>
          </table:table-cell>
          <table:table-cell office:value-type="float" office:value="1826">
            <text:p>1826</text:p>
          </table:table-cell>
          <table:table-cell office:value-type="float" office:value="1820">
            <text:p>1820</text:p>
          </table:table-cell>
          <table:table-cell office:value-type="float" office:value="1843">
            <text:p>1843</text:p>
          </table:table-cell>
          <table:table-cell office:value-type="float" office:value="1850">
            <text:p>1850</text:p>
          </table:table-cell>
          <table:table-cell office:value-type="float" office:value="1847">
            <text:p>1847</text:p>
          </table:table-cell>
          <table:table-cell office:value-type="float" office:value="1891">
            <text:p>1891</text:p>
          </table:table-cell>
          <table:table-cell office:value-type="float" office:value="2287">
            <text:p>2287</text:p>
          </table:table-cell>
          <table:table-cell office:value-type="float" office:value="1862">
            <text:p>1862</text:p>
          </table:table-cell>
          <table:table-cell office:value-type="float" office:value="2327">
            <text:p>2327</text:p>
          </table:table-cell>
          <table:table-cell office:value-type="float" office:value="2141">
            <text:p>2141</text:p>
          </table:table-cell>
          <table:table-cell office:value-type="float" office:value="1969.4">
            <text:p>1969.4</text:p>
          </table:table-cell>
          <table:table-cell office:value-type="float" office:value="2236">
            <text:p>2236</text:p>
          </table:table-cell>
          <table:table-cell office:value-type="float" office:value="2387">
            <text:p>2387</text:p>
          </table:table-cell>
          <table:table-cell office:value-type="float" office:value="2241">
            <text:p>2241</text:p>
          </table:table-cell>
          <table:table-cell office:value-type="float" office:value="2224">
            <text:p>2224</text:p>
          </table:table-cell>
          <table:table-cell office:value-type="float" office:value="2216">
            <text:p>2216</text:p>
          </table:table-cell>
          <table:table-cell office:value-type="float" office:value="2251">
            <text:p>2251</text:p>
          </table:table-cell>
          <table:table-cell office:value-type="float" office:value="2430">
            <text:p>2430</text:p>
          </table:table-cell>
          <table:table-cell office:value-type="float" office:value="2207">
            <text:p>2207</text:p>
          </table:table-cell>
          <table:table-cell office:value-type="float" office:value="2740">
            <text:p>2740</text:p>
          </table:table-cell>
          <table:table-cell office:value-type="float" office:value="3632">
            <text:p>3632</text:p>
          </table:table-cell>
          <table:table-cell office:value-type="float" office:value="2456.4">
            <text:p>2456.4</text:p>
          </table:table-cell>
          <table:table-cell office:value-type="float" office:value="2568">
            <text:p>2568</text:p>
          </table:table-cell>
          <table:table-cell office:value-type="float" office:value="2595">
            <text:p>2595</text:p>
          </table:table-cell>
          <table:table-cell office:value-type="float" office:value="2552">
            <text:p>2552</text:p>
          </table:table-cell>
          <table:table-cell office:value-type="float" office:value="2773">
            <text:p>2773</text:p>
          </table:table-cell>
          <table:table-cell office:value-type="float" office:value="2592">
            <text:p>2592</text:p>
          </table:table-cell>
          <table:table-cell office:value-type="float" office:value="2567">
            <text:p>2567</text:p>
          </table:table-cell>
          <table:table-cell office:value-type="float" office:value="2735">
            <text:p>2735</text:p>
          </table:table-cell>
          <table:table-cell office:value-type="float" office:value="2610">
            <text:p>2610</text:p>
          </table:table-cell>
          <table:table-cell office:value-type="float" office:value="2939">
            <text:p>2939</text:p>
          </table:table-cell>
          <table:table-cell office:value-type="float" office:value="3155">
            <text:p>3155</text:p>
          </table:table-cell>
          <table:table-cell office:value-type="float" office:value="2708.6">
            <text:p>2708.6</text:p>
          </table:table-cell>
          <table:table-cell office:value-type="float" office:value="2356">
            <text:p>2356</text:p>
          </table:table-cell>
          <table:table-cell office:value-type="float" office:value="2331">
            <text:p>2331</text:p>
          </table:table-cell>
          <table:table-cell office:value-type="float" office:value="2408">
            <text:p>2408</text:p>
          </table:table-cell>
          <table:table-cell office:value-type="float" office:value="2418">
            <text:p>2418</text:p>
          </table:table-cell>
          <table:table-cell office:value-type="float" office:value="2401">
            <text:p>2401</text:p>
          </table:table-cell>
          <table:table-cell office:value-type="float" office:value="2373">
            <text:p>2373</text:p>
          </table:table-cell>
          <table:table-cell office:value-type="float" office:value="2347">
            <text:p>2347</text:p>
          </table:table-cell>
          <table:table-cell office:value-type="float" office:value="2356">
            <text:p>2356</text:p>
          </table:table-cell>
          <table:table-cell office:value-type="float" office:value="2602">
            <text:p>2602</text:p>
          </table:table-cell>
          <table:table-cell office:value-type="float" office:value="2899">
            <text:p>2899</text:p>
          </table:table-cell>
          <table:table-cell office:value-type="float" office:value="2449.1">
            <text:p>2449.1</text:p>
          </table:table-cell>
          <table:table-cell office:value-type="float" office:value="2305">
            <text:p>2305</text:p>
          </table:table-cell>
          <table:table-cell office:value-type="float" office:value="2302">
            <text:p>2302</text:p>
          </table:table-cell>
          <table:table-cell office:value-type="float" office:value="2317">
            <text:p>2317</text:p>
          </table:table-cell>
          <table:table-cell office:value-type="float" office:value="2300">
            <text:p>2300</text:p>
          </table:table-cell>
          <table:table-cell office:value-type="float" office:value="2291">
            <text:p>2291</text:p>
          </table:table-cell>
          <table:table-cell office:value-type="float" office:value="2304">
            <text:p>2304</text:p>
          </table:table-cell>
          <table:table-cell office:value-type="float" office:value="2281">
            <text:p>2281</text:p>
          </table:table-cell>
          <table:table-cell office:value-type="float" office:value="2294">
            <text:p>2294</text:p>
          </table:table-cell>
          <table:table-cell office:value-type="float" office:value="2459">
            <text:p>2459</text:p>
          </table:table-cell>
          <table:table-cell office:value-type="float" office:value="2544">
            <text:p>2544</text:p>
          </table:table-cell>
          <table:table-cell office:value-type="float" office:value="2339.7">
            <text:p>2339.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90">
            <text:p>3090</text:p>
          </table:table-cell>
          <table:table-cell office:value-type="float" office:value="2903">
            <text:p>2903</text:p>
          </table:table-cell>
          <table:table-cell office:value-type="float" office:value="2939">
            <text:p>2939</text:p>
          </table:table-cell>
          <table:table-cell office:value-type="float" office:value="3207">
            <text:p>3207</text:p>
          </table:table-cell>
          <table:table-cell office:value-type="float" office:value="2955">
            <text:p>2955</text:p>
          </table:table-cell>
          <table:table-cell office:value-type="float" office:value="2942">
            <text:p>2942</text:p>
          </table:table-cell>
          <table:table-cell office:value-type="float" office:value="2957">
            <text:p>2957</text:p>
          </table:table-cell>
          <table:table-cell office:value-type="float" office:value="2933">
            <text:p>2933</text:p>
          </table:table-cell>
          <table:table-cell office:value-type="float" office:value="3050">
            <text:p>3050</text:p>
          </table:table-cell>
          <table:table-cell office:value-type="float" office:value="4678">
            <text:p>4678</text:p>
          </table:table-cell>
          <table:table-cell office:value-type="float" office:value="3165.4">
            <text:p>3165.4</text:p>
          </table:table-cell>
          <table:table-cell office:value-type="float" office:value="2888">
            <text:p>2888</text:p>
          </table:table-cell>
          <table:table-cell office:value-type="float" office:value="3290">
            <text:p>3290</text:p>
          </table:table-cell>
          <table:table-cell office:value-type="float" office:value="2948">
            <text:p>2948</text:p>
          </table:table-cell>
          <table:table-cell office:value-type="float" office:value="2993">
            <text:p>2993</text:p>
          </table:table-cell>
          <table:table-cell office:value-type="float" office:value="2923">
            <text:p>2923</text:p>
          </table:table-cell>
          <table:table-cell office:value-type="float" office:value="2902">
            <text:p>2902</text:p>
          </table:table-cell>
          <table:table-cell office:value-type="float" office:value="2876">
            <text:p>2876</text:p>
          </table:table-cell>
          <table:table-cell office:value-type="float" office:value="2905">
            <text:p>2905</text:p>
          </table:table-cell>
          <table:table-cell office:value-type="float" office:value="3047">
            <text:p>3047</text:p>
          </table:table-cell>
          <table:table-cell office:value-type="float" office:value="4177">
            <text:p>4177</text:p>
          </table:table-cell>
          <table:table-cell office:value-type="float" office:value="3094.9">
            <text:p>3094.9</text:p>
          </table:table-cell>
          <table:table-cell office:value-type="float" office:value="2842">
            <text:p>2842</text:p>
          </table:table-cell>
          <table:table-cell office:value-type="float" office:value="4189">
            <text:p>4189</text:p>
          </table:table-cell>
          <table:table-cell office:value-type="float" office:value="2795">
            <text:p>2795</text:p>
          </table:table-cell>
          <table:table-cell office:value-type="float" office:value="2860">
            <text:p>2860</text:p>
          </table:table-cell>
          <table:table-cell office:value-type="float" office:value="2852">
            <text:p>2852</text:p>
          </table:table-cell>
          <table:table-cell office:value-type="float" office:value="2816">
            <text:p>2816</text:p>
          </table:table-cell>
          <table:table-cell office:value-type="float" office:value="2889">
            <text:p>2889</text:p>
          </table:table-cell>
          <table:table-cell office:value-type="float" office:value="2859">
            <text:p>2859</text:p>
          </table:table-cell>
          <table:table-cell office:value-type="float" office:value="2803">
            <text:p>2803</text:p>
          </table:table-cell>
          <table:table-cell office:value-type="float" office:value="3994">
            <text:p>3994</text:p>
          </table:table-cell>
          <table:table-cell office:value-type="float" office:value="3089.9">
            <text:p>3089.9</text:p>
          </table:table-cell>
          <table:table-cell office:value-type="float" office:value="3976">
            <text:p>3976</text:p>
          </table:table-cell>
          <table:table-cell office:value-type="float" office:value="3722">
            <text:p>3722</text:p>
          </table:table-cell>
          <table:table-cell office:value-type="float" office:value="2993">
            <text:p>2993</text:p>
          </table:table-cell>
          <table:table-cell office:value-type="float" office:value="3002">
            <text:p>3002</text:p>
          </table:table-cell>
          <table:table-cell office:value-type="float" office:value="2999">
            <text:p>2999</text:p>
          </table:table-cell>
          <table:table-cell office:value-type="float" office:value="3044">
            <text:p>3044</text:p>
          </table:table-cell>
          <table:table-cell office:value-type="float" office:value="3006">
            <text:p>3006</text:p>
          </table:table-cell>
          <table:table-cell office:value-type="float" office:value="3088">
            <text:p>3088</text:p>
          </table:table-cell>
          <table:table-cell office:value-type="float" office:value="3054">
            <text:p>3054</text:p>
          </table:table-cell>
          <table:table-cell office:value-type="float" office:value="3667">
            <text:p>3667</text:p>
          </table:table-cell>
          <table:table-cell office:value-type="float" office:value="3255.1">
            <text:p>3255.1</text:p>
          </table:table-cell>
          <table:table-cell office:value-type="float" office:value="54396">
            <text:p>54396</text:p>
          </table:table-cell>
          <table:table-cell office:value-type="float" office:value="50358">
            <text:p>50358</text:p>
          </table:table-cell>
          <table:table-cell office:value-type="float" office:value="47484">
            <text:p>47484</text:p>
          </table:table-cell>
          <table:table-cell office:value-type="float" office:value="48136">
            <text:p>48136</text:p>
          </table:table-cell>
          <table:table-cell office:value-type="float" office:value="48057">
            <text:p>48057</text:p>
          </table:table-cell>
          <table:table-cell office:value-type="float" office:value="50365">
            <text:p>50365</text:p>
          </table:table-cell>
          <table:table-cell office:value-type="float" office:value="50218">
            <text:p>50218</text:p>
          </table:table-cell>
          <table:table-cell office:value-type="float" office:value="51961">
            <text:p>51961</text:p>
          </table:table-cell>
          <table:table-cell office:value-type="float" office:value="47015">
            <text:p>47015</text:p>
          </table:table-cell>
          <table:table-cell office:value-type="float" office:value="51972">
            <text:p>51972</text:p>
          </table:table-cell>
          <table:table-cell office:value-type="float" office:value="49996.2">
            <text:p>49996.2</text:p>
          </table:table-cell>
          <table:table-cell office:value-type="float" office:value="39934">
            <text:p>39934</text:p>
          </table:table-cell>
          <table:table-cell office:value-type="float" office:value="38018">
            <text:p>38018</text:p>
          </table:table-cell>
          <table:table-cell office:value-type="float" office:value="39088">
            <text:p>39088</text:p>
          </table:table-cell>
          <table:table-cell office:value-type="float" office:value="39636">
            <text:p>39636</text:p>
          </table:table-cell>
          <table:table-cell office:value-type="float" office:value="39989">
            <text:p>39989</text:p>
          </table:table-cell>
          <table:table-cell office:value-type="float" office:value="42004">
            <text:p>42004</text:p>
          </table:table-cell>
          <table:table-cell office:value-type="float" office:value="40277">
            <text:p>40277</text:p>
          </table:table-cell>
          <table:table-cell office:value-type="float" office:value="42574">
            <text:p>42574</text:p>
          </table:table-cell>
          <table:table-cell office:value-type="float" office:value="39577">
            <text:p>39577</text:p>
          </table:table-cell>
          <table:table-cell office:value-type="float" office:value="42486">
            <text:p>42486</text:p>
          </table:table-cell>
          <table:table-cell office:value-type="float" office:value="40358.3">
            <text:p>40358.3</text:p>
          </table:table-cell>
          <table:table-cell office:value-type="float" office:value="2388">
            <text:p>2388</text:p>
          </table:table-cell>
          <table:table-cell office:value-type="float" office:value="2978">
            <text:p>2978</text:p>
          </table:table-cell>
          <table:table-cell office:value-type="float" office:value="2454">
            <text:p>2454</text:p>
          </table:table-cell>
          <table:table-cell office:value-type="float" office:value="2414">
            <text:p>2414</text:p>
          </table:table-cell>
          <table:table-cell office:value-type="float" office:value="2491">
            <text:p>2491</text:p>
          </table:table-cell>
          <table:table-cell office:value-type="float" office:value="2591">
            <text:p>2591</text:p>
          </table:table-cell>
          <table:table-cell office:value-type="float" office:value="2642">
            <text:p>2642</text:p>
          </table:table-cell>
          <table:table-cell office:value-type="float" office:value="2660">
            <text:p>2660</text:p>
          </table:table-cell>
          <table:table-cell office:value-type="float" office:value="2441">
            <text:p>2441</text:p>
          </table:table-cell>
          <table:table-cell office:value-type="float" office:value="2875">
            <text:p>2875</text:p>
          </table:table-cell>
          <table:table-cell office:value-type="float" office:value="2593.4">
            <text:p>2593.4</text:p>
          </table:table-cell>
          <table:table-cell office:value-type="float" office:value="1939">
            <text:p>1939</text:p>
          </table:table-cell>
          <table:table-cell office:value-type="float" office:value="2374">
            <text:p>2374</text:p>
          </table:table-cell>
          <table:table-cell office:value-type="float" office:value="1899">
            <text:p>1899</text:p>
          </table:table-cell>
          <table:table-cell office:value-type="float" office:value="1907">
            <text:p>1907</text:p>
          </table:table-cell>
          <table:table-cell office:value-type="float" office:value="1954">
            <text:p>1954</text:p>
          </table:table-cell>
          <table:table-cell office:value-type="float" office:value="1905">
            <text:p>1905</text:p>
          </table:table-cell>
          <table:table-cell office:value-type="float" office:value="1977">
            <text:p>1977</text:p>
          </table:table-cell>
          <table:table-cell office:value-type="float" office:value="2047">
            <text:p>2047</text:p>
          </table:table-cell>
          <table:table-cell office:value-type="float" office:value="1921">
            <text:p>1921</text:p>
          </table:table-cell>
          <table:table-cell office:value-type="float" office:value="2032">
            <text:p>2032</text:p>
          </table:table-cell>
          <table:table-cell office:value-type="float" office:value="1995.5">
            <text:p>1995.5</text:p>
          </table:table-cell>
          <table:table-cell office:value-type="float" office:value="2287">
            <text:p>2287</text:p>
          </table:table-cell>
          <table:table-cell office:value-type="float" office:value="2600">
            <text:p>2600</text:p>
          </table:table-cell>
          <table:table-cell office:value-type="float" office:value="2312">
            <text:p>2312</text:p>
          </table:table-cell>
          <table:table-cell office:value-type="float" office:value="2335">
            <text:p>2335</text:p>
          </table:table-cell>
          <table:table-cell office:value-type="float" office:value="2319">
            <text:p>2319</text:p>
          </table:table-cell>
          <table:table-cell office:value-type="float" office:value="2312">
            <text:p>2312</text:p>
          </table:table-cell>
          <table:table-cell office:value-type="float" office:value="2288">
            <text:p>2288</text:p>
          </table:table-cell>
          <table:table-cell office:value-type="float" office:value="2664">
            <text:p>2664</text:p>
          </table:table-cell>
          <table:table-cell office:value-type="float" office:value="2333">
            <text:p>2333</text:p>
          </table:table-cell>
          <table:table-cell office:value-type="float" office:value="2456">
            <text:p>2456</text:p>
          </table:table-cell>
          <table:table-cell office:value-type="float" office:value="2390.6">
            <text:p>2390.6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office:value-type="float" office:value="2719">
            <text:p>2719</text:p>
          </table:table-cell>
          <table:table-cell office:value-type="float" office:value="2631">
            <text:p>2631</text:p>
          </table:table-cell>
          <table:table-cell office:value-type="float" office:value="2639">
            <text:p>2639</text:p>
          </table:table-cell>
          <table:table-cell office:value-type="float" office:value="2644">
            <text:p>2644</text:p>
          </table:table-cell>
          <table:table-cell office:value-type="float" office:value="2707">
            <text:p>2707</text:p>
          </table:table-cell>
          <table:table-cell office:value-type="float" office:value="2726">
            <text:p>2726</text:p>
          </table:table-cell>
          <table:table-cell office:value-type="float" office:value="2618">
            <text:p>2618</text:p>
          </table:table-cell>
          <table:table-cell office:value-type="float" office:value="2650">
            <text:p>2650</text:p>
          </table:table-cell>
          <table:table-cell office:value-type="float" office:value="2678.9">
            <text:p>2678.9</text:p>
          </table:table-cell>
          <table:table-cell office:value-type="float" office:value="2453">
            <text:p>2453</text:p>
          </table:table-cell>
          <table:table-cell office:value-type="float" office:value="2455">
            <text:p>2455</text:p>
          </table:table-cell>
          <table:table-cell office:value-type="float" office:value="2651">
            <text:p>2651</text:p>
          </table:table-cell>
          <table:table-cell office:value-type="float" office:value="2501">
            <text:p>2501</text:p>
          </table:table-cell>
          <table:table-cell office:value-type="float" office:value="2448">
            <text:p>2448</text:p>
          </table:table-cell>
          <table:table-cell office:value-type="float" office:value="2484">
            <text:p>2484</text:p>
          </table:table-cell>
          <table:table-cell office:value-type="float" office:value="2512">
            <text:p>2512</text:p>
          </table:table-cell>
          <table:table-cell office:value-type="float" office:value="2998">
            <text:p>2998</text:p>
          </table:table-cell>
          <table:table-cell office:value-type="float" office:value="3136">
            <text:p>3136</text:p>
          </table:table-cell>
          <table:table-cell office:value-type="float" office:value="2495">
            <text:p>2495</text:p>
          </table:table-cell>
          <table:table-cell office:value-type="float" office:value="2613.3">
            <text:p>2613.3</text:p>
          </table:table-cell>
          <table:table-cell office:value-type="float" office:value="2412">
            <text:p>2412</text:p>
          </table:table-cell>
          <table:table-cell office:value-type="float" office:value="2371">
            <text:p>2371</text:p>
          </table:table-cell>
          <table:table-cell office:value-type="float" office:value="2393">
            <text:p>2393</text:p>
          </table:table-cell>
          <table:table-cell office:value-type="float" office:value="2362">
            <text:p>2362</text:p>
          </table:table-cell>
          <table:table-cell office:value-type="float" office:value="2397">
            <text:p>2397</text:p>
          </table:table-cell>
          <table:table-cell office:value-type="float" office:value="2369">
            <text:p>2369</text:p>
          </table:table-cell>
          <table:table-cell office:value-type="float" office:value="2385">
            <text:p>2385</text:p>
          </table:table-cell>
          <table:table-cell office:value-type="float" office:value="2491">
            <text:p>2491</text:p>
          </table:table-cell>
          <table:table-cell office:value-type="float" office:value="3878">
            <text:p>3878</text:p>
          </table:table-cell>
          <table:table-cell office:value-type="float" office:value="2913">
            <text:p>2913</text:p>
          </table:table-cell>
          <table:table-cell office:value-type="float" office:value="2597.1">
            <text:p>2597.1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4012">
            <text:p>4012</text:p>
          </table:table-cell>
          <table:table-cell office:value-type="float" office:value="3226">
            <text:p>3226</text:p>
          </table:table-cell>
          <table:table-cell office:value-type="float" office:value="4213">
            <text:p>4213</text:p>
          </table:table-cell>
          <table:table-cell office:value-type="float" office:value="3222">
            <text:p>3222</text:p>
          </table:table-cell>
          <table:table-cell office:value-type="float" office:value="3228">
            <text:p>3228</text:p>
          </table:table-cell>
          <table:table-cell office:value-type="float" office:value="3203">
            <text:p>3203</text:p>
          </table:table-cell>
          <table:table-cell office:value-type="float" office:value="3176">
            <text:p>3176</text:p>
          </table:table-cell>
          <table:table-cell office:value-type="float" office:value="3195">
            <text:p>3195</text:p>
          </table:table-cell>
          <table:table-cell office:value-type="float" office:value="3875">
            <text:p>3875</text:p>
          </table:table-cell>
          <table:table-cell office:value-type="float" office:value="3255">
            <text:p>3255</text:p>
          </table:table-cell>
          <table:table-cell office:value-type="float" office:value="3460.5">
            <text:p>3460.5</text:p>
          </table:table-cell>
          <table:table-cell office:value-type="float" office:value="3274">
            <text:p>3274</text:p>
          </table:table-cell>
          <table:table-cell office:value-type="float" office:value="2943">
            <text:p>2943</text:p>
          </table:table-cell>
          <table:table-cell office:value-type="float" office:value="3626">
            <text:p>3626</text:p>
          </table:table-cell>
          <table:table-cell office:value-type="float" office:value="3082">
            <text:p>3082</text:p>
          </table:table-cell>
          <table:table-cell office:value-type="float" office:value="2967">
            <text:p>2967</text:p>
          </table:table-cell>
          <table:table-cell office:value-type="float" office:value="2955">
            <text:p>2955</text:p>
          </table:table-cell>
          <table:table-cell office:value-type="float" office:value="3033">
            <text:p>3033</text:p>
          </table:table-cell>
          <table:table-cell office:value-type="float" office:value="3006">
            <text:p>3006</text:p>
          </table:table-cell>
          <table:table-cell office:value-type="float" office:value="4137">
            <text:p>4137</text:p>
          </table:table-cell>
          <table:table-cell office:value-type="float" office:value="2980">
            <text:p>2980</text:p>
          </table:table-cell>
          <table:table-cell office:value-type="float" office:value="3200.3">
            <text:p>3200.3</text:p>
          </table:table-cell>
          <table:table-cell office:value-type="float" office:value="3070">
            <text:p>3070</text:p>
          </table:table-cell>
          <table:table-cell office:value-type="float" office:value="2892">
            <text:p>2892</text:p>
          </table:table-cell>
          <table:table-cell office:value-type="float" office:value="3132">
            <text:p>3132</text:p>
          </table:table-cell>
          <table:table-cell office:value-type="float" office:value="2902">
            <text:p>2902</text:p>
          </table:table-cell>
          <table:table-cell office:value-type="float" office:value="2903">
            <text:p>2903</text:p>
          </table:table-cell>
          <table:table-cell office:value-type="float" office:value="4580">
            <text:p>4580</text:p>
          </table:table-cell>
          <table:table-cell office:value-type="float" office:value="2965">
            <text:p>2965</text:p>
          </table:table-cell>
          <table:table-cell office:value-type="float" office:value="2941">
            <text:p>2941</text:p>
          </table:table-cell>
          <table:table-cell office:value-type="float" office:value="3588">
            <text:p>3588</text:p>
          </table:table-cell>
          <table:table-cell office:value-type="float" office:value="2955">
            <text:p>2955</text:p>
          </table:table-cell>
          <table:table-cell office:value-type="float" office:value="3192.8">
            <text:p>3192.8</text:p>
          </table:table-cell>
          <table:table-cell office:value-type="float" office:value="3194">
            <text:p>3194</text:p>
          </table:table-cell>
          <table:table-cell office:value-type="float" office:value="3304">
            <text:p>3304</text:p>
          </table:table-cell>
          <table:table-cell office:value-type="float" office:value="3174">
            <text:p>3174</text:p>
          </table:table-cell>
          <table:table-cell office:value-type="float" office:value="3256">
            <text:p>3256</text:p>
          </table:table-cell>
          <table:table-cell office:value-type="float" office:value="3150">
            <text:p>3150</text:p>
          </table:table-cell>
          <table:table-cell office:value-type="float" office:value="3741">
            <text:p>3741</text:p>
          </table:table-cell>
          <table:table-cell office:value-type="float" office:value="3302">
            <text:p>3302</text:p>
          </table:table-cell>
          <table:table-cell office:value-type="float" office:value="3236">
            <text:p>3236</text:p>
          </table:table-cell>
          <table:table-cell office:value-type="float" office:value="3511">
            <text:p>3511</text:p>
          </table:table-cell>
          <table:table-cell office:value-type="float" office:value="3115">
            <text:p>3115</text:p>
          </table:table-cell>
          <table:table-cell office:value-type="float" office:value="3298.3">
            <text:p>3298.3</text:p>
          </table:table-cell>
          <table:table-cell office:value-type="float" office:value="52427">
            <text:p>52427</text:p>
          </table:table-cell>
          <table:table-cell office:value-type="float" office:value="51101">
            <text:p>51101</text:p>
          </table:table-cell>
          <table:table-cell office:value-type="float" office:value="50630">
            <text:p>50630</text:p>
          </table:table-cell>
          <table:table-cell office:value-type="float" office:value="47340">
            <text:p>47340</text:p>
          </table:table-cell>
          <table:table-cell office:value-type="float" office:value="54301">
            <text:p>54301</text:p>
          </table:table-cell>
          <table:table-cell office:value-type="float" office:value="53475">
            <text:p>53475</text:p>
          </table:table-cell>
          <table:table-cell office:value-type="float" office:value="51082">
            <text:p>51082</text:p>
          </table:table-cell>
          <table:table-cell office:value-type="float" office:value="51276">
            <text:p>51276</text:p>
          </table:table-cell>
          <table:table-cell office:value-type="float" office:value="50598">
            <text:p>50598</text:p>
          </table:table-cell>
          <table:table-cell office:value-type="float" office:value="50219">
            <text:p>50219</text:p>
          </table:table-cell>
          <table:table-cell office:value-type="float" office:value="51244.9">
            <text:p>51244.9</text:p>
          </table:table-cell>
          <table:table-cell office:value-type="float" office:value="40602">
            <text:p>40602</text:p>
          </table:table-cell>
          <table:table-cell office:value-type="float" office:value="42578">
            <text:p>42578</text:p>
          </table:table-cell>
          <table:table-cell office:value-type="float" office:value="44389">
            <text:p>44389</text:p>
          </table:table-cell>
          <table:table-cell office:value-type="float" office:value="42198">
            <text:p>42198</text:p>
          </table:table-cell>
          <table:table-cell office:value-type="float" office:value="42841">
            <text:p>42841</text:p>
          </table:table-cell>
          <table:table-cell office:value-type="float" office:value="41535">
            <text:p>41535</text:p>
          </table:table-cell>
          <table:table-cell office:value-type="float" office:value="42395">
            <text:p>42395</text:p>
          </table:table-cell>
          <table:table-cell office:value-type="float" office:value="44212">
            <text:p>44212</text:p>
          </table:table-cell>
          <table:table-cell office:value-type="float" office:value="41981">
            <text:p>41981</text:p>
          </table:table-cell>
          <table:table-cell office:value-type="float" office:value="41938">
            <text:p>41938</text:p>
          </table:table-cell>
          <table:table-cell office:value-type="float" office:value="42466.9">
            <text:p>42466.9</text:p>
          </table:table-cell>
          <table:table-cell office:value-type="float" office:value="2512">
            <text:p>2512</text:p>
          </table:table-cell>
          <table:table-cell office:value-type="float" office:value="2519">
            <text:p>2519</text:p>
          </table:table-cell>
          <table:table-cell office:value-type="float" office:value="3073">
            <text:p>3073</text:p>
          </table:table-cell>
          <table:table-cell office:value-type="float" office:value="2526">
            <text:p>2526</text:p>
          </table:table-cell>
          <table:table-cell office:value-type="float" office:value="2556">
            <text:p>2556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506">
            <text:p>2506</text:p>
          </table:table-cell>
          <table:table-cell office:value-type="float" office:value="2474">
            <text:p>2474</text:p>
          </table:table-cell>
          <table:table-cell office:value-type="float" office:value="3994">
            <text:p>3994</text:p>
          </table:table-cell>
          <table:table-cell office:value-type="float" office:value="2714.9">
            <text:p>2714.9</text:p>
          </table:table-cell>
          <table:table-cell office:value-type="float" office:value="1975">
            <text:p>1975</text:p>
          </table:table-cell>
          <table:table-cell office:value-type="float" office:value="1974">
            <text:p>1974</text:p>
          </table:table-cell>
          <table:table-cell office:value-type="float" office:value="2158">
            <text:p>2158</text:p>
          </table:table-cell>
          <table:table-cell office:value-type="float" office:value="1981">
            <text:p>1981</text:p>
          </table:table-cell>
          <table:table-cell office:value-type="float" office:value="1956">
            <text:p>1956</text:p>
          </table:table-cell>
          <table:table-cell office:value-type="float" office:value="1979">
            <text:p>1979</text:p>
          </table:table-cell>
          <table:table-cell office:value-type="float" office:value="2673">
            <text:p>2673</text:p>
          </table:table-cell>
          <table:table-cell office:value-type="float" office:value="1963">
            <text:p>1963</text:p>
          </table:table-cell>
          <table:table-cell office:value-type="float" office:value="1973">
            <text:p>1973</text:p>
          </table:table-cell>
          <table:table-cell office:value-type="float" office:value="2548">
            <text:p>2548</text:p>
          </table:table-cell>
          <table:table-cell office:value-type="float" office:value="2118">
            <text:p>2118</text:p>
          </table:table-cell>
          <table:table-cell office:value-type="float" office:value="2446">
            <text:p>2446</text:p>
          </table:table-cell>
          <table:table-cell office:value-type="float" office:value="2385">
            <text:p>2385</text:p>
          </table:table-cell>
          <table:table-cell office:value-type="float" office:value="2525">
            <text:p>2525</text:p>
          </table:table-cell>
          <table:table-cell office:value-type="float" office:value="2447">
            <text:p>2447</text:p>
          </table:table-cell>
          <table:table-cell office:value-type="float" office:value="2467">
            <text:p>2467</text:p>
          </table:table-cell>
          <table:table-cell office:value-type="float" office:value="2482">
            <text:p>2482</text:p>
          </table:table-cell>
          <table:table-cell office:value-type="float" office:value="3598">
            <text:p>3598</text:p>
          </table:table-cell>
          <table:table-cell office:value-type="float" office:value="2450">
            <text:p>2450</text:p>
          </table:table-cell>
          <table:table-cell office:value-type="float" office:value="2408">
            <text:p>2408</text:p>
          </table:table-cell>
          <table:table-cell office:value-type="float" office:value="3107">
            <text:p>3107</text:p>
          </table:table-cell>
          <table:table-cell office:value-type="float" office:value="2631.5">
            <text:p>2631.5</text:p>
          </table:table-cell>
          <table:table-cell office:value-type="float" office:value="2860">
            <text:p>2860</text:p>
          </table:table-cell>
          <table:table-cell office:value-type="float" office:value="2745">
            <text:p>2745</text:p>
          </table:table-cell>
          <table:table-cell office:value-type="float" office:value="2785">
            <text:p>2785</text:p>
          </table:table-cell>
          <table:table-cell office:value-type="float" office:value="2770">
            <text:p>2770</text:p>
          </table:table-cell>
          <table:table-cell office:value-type="float" office:value="2739">
            <text:p>2739</text:p>
          </table:table-cell>
          <table:table-cell office:value-type="float" office:value="2781">
            <text:p>2781</text:p>
          </table:table-cell>
          <table:table-cell office:value-type="float" office:value="3391">
            <text:p>3391</text:p>
          </table:table-cell>
          <table:table-cell office:value-type="float" office:value="2700">
            <text:p>2700</text:p>
          </table:table-cell>
          <table:table-cell office:value-type="float" office:value="2745">
            <text:p>2745</text:p>
          </table:table-cell>
          <table:table-cell office:value-type="float" office:value="3381">
            <text:p>3381</text:p>
          </table:table-cell>
          <table:table-cell office:value-type="float" office:value="2889.7">
            <text:p>2889.7</text:p>
          </table:table-cell>
          <table:table-cell office:value-type="float" office:value="2585">
            <text:p>2585</text:p>
          </table:table-cell>
          <table:table-cell office:value-type="float" office:value="2600">
            <text:p>2600</text:p>
          </table:table-cell>
          <table:table-cell office:value-type="float" office:value="2570">
            <text:p>2570</text:p>
          </table:table-cell>
          <table:table-cell office:value-type="float" office:value="2554">
            <text:p>2554</text:p>
          </table:table-cell>
          <table:table-cell office:value-type="float" office:value="2593">
            <text:p>2593</text:p>
          </table:table-cell>
          <table:table-cell office:value-type="float" office:value="2572">
            <text:p>2572</text:p>
          </table:table-cell>
          <table:table-cell office:value-type="float" office:value="3043">
            <text:p>3043</text:p>
          </table:table-cell>
          <table:table-cell office:value-type="float" office:value="2563">
            <text:p>2563</text:p>
          </table:table-cell>
          <table:table-cell office:value-type="float" office:value="2594">
            <text:p>2594</text:p>
          </table:table-cell>
          <table:table-cell office:value-type="float" office:value="3063">
            <text:p>3063</text:p>
          </table:table-cell>
          <table:table-cell office:value-type="float" office:value="2673.7">
            <text:p>2673.7</text:p>
          </table:table-cell>
          <table:table-cell office:value-type="float" office:value="2796">
            <text:p>2796</text:p>
          </table:table-cell>
          <table:table-cell office:value-type="float" office:value="3833">
            <text:p>3833</text:p>
          </table:table-cell>
          <table:table-cell office:value-type="float" office:value="2550">
            <text:p>2550</text:p>
          </table:table-cell>
          <table:table-cell office:value-type="float" office:value="2516">
            <text:p>2516</text:p>
          </table:table-cell>
          <table:table-cell office:value-type="float" office:value="2476">
            <text:p>2476</text:p>
          </table:table-cell>
          <table:table-cell office:value-type="float" office:value="2469">
            <text:p>2469</text:p>
          </table:table-cell>
          <table:table-cell office:value-type="float" office:value="2690">
            <text:p>2690</text:p>
          </table:table-cell>
          <table:table-cell office:value-type="float" office:value="2611">
            <text:p>2611</text:p>
          </table:table-cell>
          <table:table-cell office:value-type="float" office:value="2463">
            <text:p>2463</text:p>
          </table:table-cell>
          <table:table-cell office:value-type="float" office:value="2698">
            <text:p>2698</text:p>
          </table:table-cell>
          <table:table-cell office:value-type="float" office:value="2710.2">
            <text:p>2710.2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729">
            <text:p>3729</text:p>
          </table:table-cell>
          <table:table-cell office:value-type="float" office:value="3385">
            <text:p>3385</text:p>
          </table:table-cell>
          <table:table-cell office:value-type="float" office:value="3360">
            <text:p>3360</text:p>
          </table:table-cell>
          <table:table-cell office:value-type="float" office:value="3333">
            <text:p>3333</text:p>
          </table:table-cell>
          <table:table-cell office:value-type="float" office:value="3335">
            <text:p>3335</text:p>
          </table:table-cell>
          <table:table-cell office:value-type="float" office:value="3559">
            <text:p>3559</text:p>
          </table:table-cell>
          <table:table-cell office:value-type="float" office:value="3311">
            <text:p>3311</text:p>
          </table:table-cell>
          <table:table-cell office:value-type="float" office:value="3316">
            <text:p>3316</text:p>
          </table:table-cell>
          <table:table-cell office:value-type="float" office:value="3330">
            <text:p>3330</text:p>
          </table:table-cell>
          <table:table-cell office:value-type="float" office:value="3289">
            <text:p>3289</text:p>
          </table:table-cell>
          <table:table-cell office:value-type="float" office:value="3394.7">
            <text:p>3394.7</text:p>
          </table:table-cell>
          <table:table-cell office:value-type="float" office:value="3172">
            <text:p>3172</text:p>
          </table:table-cell>
          <table:table-cell office:value-type="float" office:value="3095">
            <text:p>3095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3086">
            <text:p>3086</text:p>
          </table:table-cell>
          <table:table-cell office:value-type="float" office:value="3105">
            <text:p>3105</text:p>
          </table:table-cell>
          <table:table-cell office:value-type="float" office:value="3086">
            <text:p>3086</text:p>
          </table:table-cell>
          <table:table-cell office:value-type="float" office:value="3111">
            <text:p>3111</text:p>
          </table:table-cell>
          <table:table-cell office:value-type="float" office:value="4413">
            <text:p>4413</text:p>
          </table:table-cell>
          <table:table-cell office:value-type="float" office:value="3105">
            <text:p>3105</text:p>
          </table:table-cell>
          <table:table-cell office:value-type="float" office:value="3232.1">
            <text:p>3232.1</text:p>
          </table:table-cell>
          <table:table-cell office:value-type="float" office:value="3086">
            <text:p>3086</text:p>
          </table:table-cell>
          <table:table-cell office:value-type="float" office:value="3002">
            <text:p>3002</text:p>
          </table:table-cell>
          <table:table-cell office:value-type="float" office:value="3062">
            <text:p>3062</text:p>
          </table:table-cell>
          <table:table-cell office:value-type="float" office:value="3096">
            <text:p>3096</text:p>
          </table:table-cell>
          <table:table-cell office:value-type="float" office:value="3013">
            <text:p>3013</text:p>
          </table:table-cell>
          <table:table-cell office:value-type="float" office:value="3011">
            <text:p>3011</text:p>
          </table:table-cell>
          <table:table-cell office:value-type="float" office:value="3050">
            <text:p>3050</text:p>
          </table:table-cell>
          <table:table-cell office:value-type="float" office:value="3488">
            <text:p>3488</text:p>
          </table:table-cell>
          <table:table-cell office:value-type="float" office:value="3833">
            <text:p>3833</text:p>
          </table:table-cell>
          <table:table-cell office:value-type="float" office:value="3051">
            <text:p>3051</text:p>
          </table:table-cell>
          <table:table-cell office:value-type="float" office:value="3169.2">
            <text:p>3169.2</text:p>
          </table:table-cell>
          <table:table-cell office:value-type="float" office:value="3271">
            <text:p>3271</text:p>
          </table:table-cell>
          <table:table-cell office:value-type="float" office:value="3316">
            <text:p>3316</text:p>
          </table:table-cell>
          <table:table-cell office:value-type="float" office:value="3229">
            <text:p>3229</text:p>
          </table:table-cell>
          <table:table-cell office:value-type="float" office:value="3298">
            <text:p>3298</text:p>
          </table:table-cell>
          <table:table-cell office:value-type="float" office:value="3309">
            <text:p>3309</text:p>
          </table:table-cell>
          <table:table-cell office:value-type="float" office:value="3314">
            <text:p>3314</text:p>
          </table:table-cell>
          <table:table-cell office:value-type="float" office:value="3332">
            <text:p>3332</text:p>
          </table:table-cell>
          <table:table-cell office:value-type="float" office:value="4767">
            <text:p>4767</text:p>
          </table:table-cell>
          <table:table-cell office:value-type="float" office:value="3921">
            <text:p>3921</text:p>
          </table:table-cell>
          <table:table-cell office:value-type="float" office:value="3230">
            <text:p>3230</text:p>
          </table:table-cell>
          <table:table-cell office:value-type="float" office:value="3498.7">
            <text:p>3498.7</text:p>
          </table:table-cell>
          <table:table-cell office:value-type="float" office:value="57411">
            <text:p>57411</text:p>
          </table:table-cell>
          <table:table-cell office:value-type="float" office:value="53501">
            <text:p>53501</text:p>
          </table:table-cell>
          <table:table-cell office:value-type="float" office:value="58047">
            <text:p>58047</text:p>
          </table:table-cell>
          <table:table-cell office:value-type="float" office:value="53950">
            <text:p>53950</text:p>
          </table:table-cell>
          <table:table-cell office:value-type="float" office:value="57565">
            <text:p>57565</text:p>
          </table:table-cell>
          <table:table-cell office:value-type="float" office:value="56538">
            <text:p>56538</text:p>
          </table:table-cell>
          <table:table-cell office:value-type="float" office:value="53680">
            <text:p>53680</text:p>
          </table:table-cell>
          <table:table-cell office:value-type="float" office:value="55704">
            <text:p>55704</text:p>
          </table:table-cell>
          <table:table-cell office:value-type="float" office:value="53793">
            <text:p>53793</text:p>
          </table:table-cell>
          <table:table-cell office:value-type="float" office:value="59095">
            <text:p>59095</text:p>
          </table:table-cell>
          <table:table-cell office:value-type="float" office:value="55928.4">
            <text:p>55928.4</text:p>
          </table:table-cell>
          <table:table-cell office:value-type="float" office:value="50003">
            <text:p>50003</text:p>
          </table:table-cell>
          <table:table-cell office:value-type="float" office:value="44591">
            <text:p>44591</text:p>
          </table:table-cell>
          <table:table-cell office:value-type="float" office:value="45370">
            <text:p>45370</text:p>
          </table:table-cell>
          <table:table-cell office:value-type="float" office:value="45685">
            <text:p>45685</text:p>
          </table:table-cell>
          <table:table-cell office:value-type="float" office:value="49044">
            <text:p>49044</text:p>
          </table:table-cell>
          <table:table-cell office:value-type="float" office:value="43799">
            <text:p>43799</text:p>
          </table:table-cell>
          <table:table-cell office:value-type="float" office:value="47618">
            <text:p>47618</text:p>
          </table:table-cell>
          <table:table-cell office:value-type="float" office:value="45176">
            <text:p>45176</text:p>
          </table:table-cell>
          <table:table-cell office:value-type="float" office:value="44692">
            <text:p>44692</text:p>
          </table:table-cell>
          <table:table-cell office:value-type="float" office:value="43972">
            <text:p>43972</text:p>
          </table:table-cell>
          <table:table-cell office:value-type="float" office:value="45995">
            <text:p>45995</text:p>
          </table:table-cell>
          <table:table-cell office:value-type="float" office:value="3222">
            <text:p>3222</text:p>
          </table:table-cell>
          <table:table-cell office:value-type="float" office:value="2599">
            <text:p>2599</text:p>
          </table:table-cell>
          <table:table-cell office:value-type="float" office:value="2601">
            <text:p>2601</text:p>
          </table:table-cell>
          <table:table-cell office:value-type="float" office:value="2618">
            <text:p>2618</text:p>
          </table:table-cell>
          <table:table-cell office:value-type="float" office:value="2899">
            <text:p>2899</text:p>
          </table:table-cell>
          <table:table-cell office:value-type="float" office:value="2588">
            <text:p>2588</text:p>
          </table:table-cell>
          <table:table-cell office:value-type="float" office:value="2889">
            <text:p>2889</text:p>
          </table:table-cell>
          <table:table-cell office:value-type="float" office:value="2684">
            <text:p>2684</text:p>
          </table:table-cell>
          <table:table-cell office:value-type="float" office:value="2554">
            <text:p>2554</text:p>
          </table:table-cell>
          <table:table-cell office:value-type="float" office:value="3195">
            <text:p>3195</text:p>
          </table:table-cell>
          <table:table-cell office:value-type="float" office:value="2784.9">
            <text:p>2784.9</text:p>
          </table:table-cell>
          <table:table-cell office:value-type="float" office:value="2251">
            <text:p>2251</text:p>
          </table:table-cell>
          <table:table-cell office:value-type="float" office:value="2080">
            <text:p>2080</text:p>
          </table:table-cell>
          <table:table-cell office:value-type="float" office:value="2090">
            <text:p>2090</text:p>
          </table:table-cell>
          <table:table-cell office:value-type="float" office:value="2070">
            <text:p>2070</text:p>
          </table:table-cell>
          <table:table-cell office:value-type="float" office:value="2069">
            <text:p>2069</text:p>
          </table:table-cell>
          <table:table-cell office:value-type="float" office:value="2282">
            <text:p>2282</text:p>
          </table:table-cell>
          <table:table-cell office:value-type="float" office:value="2178">
            <text:p>2178</text:p>
          </table:table-cell>
          <table:table-cell office:value-type="float" office:value="2074">
            <text:p>2074</text:p>
          </table:table-cell>
          <table:table-cell office:value-type="float" office:value="2050">
            <text:p>2050</text:p>
          </table:table-cell>
          <table:table-cell office:value-type="float" office:value="2256">
            <text:p>2256</text:p>
          </table:table-cell>
          <table:table-cell office:value-type="float" office:value="2140">
            <text:p>2140</text:p>
          </table:table-cell>
          <table:table-cell office:value-type="float" office:value="2620">
            <text:p>2620</text:p>
          </table:table-cell>
          <table:table-cell office:value-type="float" office:value="2510">
            <text:p>2510</text:p>
          </table:table-cell>
          <table:table-cell office:value-type="float" office:value="2538">
            <text:p>2538</text:p>
          </table:table-cell>
          <table:table-cell office:value-type="float" office:value="2461">
            <text:p>2461</text:p>
          </table:table-cell>
          <table:table-cell office:value-type="float" office:value="2863">
            <text:p>2863</text:p>
          </table:table-cell>
          <table:table-cell office:value-type="float" office:value="2534">
            <text:p>2534</text:p>
          </table:table-cell>
          <table:table-cell office:value-type="float" office:value="2480">
            <text:p>2480</text:p>
          </table:table-cell>
          <table:table-cell office:value-type="float" office:value="2490">
            <text:p>2490</text:p>
          </table:table-cell>
          <table:table-cell office:value-type="float" office:value="2480">
            <text:p>2480</text:p>
          </table:table-cell>
          <table:table-cell office:value-type="float" office:value="2631">
            <text:p>2631</text:p>
          </table:table-cell>
          <table:table-cell office:value-type="float" office:value="2560.7">
            <text:p>2560.7</text:p>
          </table:table-cell>
          <table:table-cell office:value-type="float" office:value="2817">
            <text:p>2817</text:p>
          </table:table-cell>
          <table:table-cell office:value-type="float" office:value="2858">
            <text:p>2858</text:p>
          </table:table-cell>
          <table:table-cell office:value-type="float" office:value="2819">
            <text:p>2819</text:p>
          </table:table-cell>
          <table:table-cell office:value-type="float" office:value="2890">
            <text:p>2890</text:p>
          </table:table-cell>
          <table:table-cell office:value-type="float" office:value="4346">
            <text:p>4346</text:p>
          </table:table-cell>
          <table:table-cell office:value-type="float" office:value="2820">
            <text:p>2820</text:p>
          </table:table-cell>
          <table:table-cell office:value-type="float" office:value="2837">
            <text:p>2837</text:p>
          </table:table-cell>
          <table:table-cell office:value-type="float" office:value="2858">
            <text:p>2858</text:p>
          </table:table-cell>
          <table:table-cell office:value-type="float" office:value="2887">
            <text:p>2887</text:p>
          </table:table-cell>
          <table:table-cell office:value-type="float" office:value="2843">
            <text:p>2843</text:p>
          </table:table-cell>
          <table:table-cell office:value-type="float" office:value="2997.5">
            <text:p>2997.5</text:p>
          </table:table-cell>
          <table:table-cell office:value-type="float" office:value="2653">
            <text:p>2653</text:p>
          </table:table-cell>
          <table:table-cell office:value-type="float" office:value="2635">
            <text:p>2635</text:p>
          </table:table-cell>
          <table:table-cell office:value-type="float" office:value="2668">
            <text:p>2668</text:p>
          </table:table-cell>
          <table:table-cell office:value-type="float" office:value="2645">
            <text:p>2645</text:p>
          </table:table-cell>
          <table:table-cell office:value-type="float" office:value="3278">
            <text:p>3278</text:p>
          </table:table-cell>
          <table:table-cell office:value-type="float" office:value="2690">
            <text:p>2690</text:p>
          </table:table-cell>
          <table:table-cell office:value-type="float" office:value="2732">
            <text:p>2732</text:p>
          </table:table-cell>
          <table:table-cell office:value-type="float" office:value="2647">
            <text:p>2647</text:p>
          </table:table-cell>
          <table:table-cell office:value-type="float" office:value="2642">
            <text:p>2642</text:p>
          </table:table-cell>
          <table:table-cell office:value-type="float" office:value="3575">
            <text:p>3575</text:p>
          </table:table-cell>
          <table:table-cell office:value-type="float" office:value="2816.5">
            <text:p>2816.5</text:p>
          </table:table-cell>
          <table:table-cell office:value-type="float" office:value="2592">
            <text:p>2592</text:p>
          </table:table-cell>
          <table:table-cell office:value-type="float" office:value="2555">
            <text:p>2555</text:p>
          </table:table-cell>
          <table:table-cell office:value-type="float" office:value="2612">
            <text:p>2612</text:p>
          </table:table-cell>
          <table:table-cell office:value-type="float" office:value="2654">
            <text:p>2654</text:p>
          </table:table-cell>
          <table:table-cell office:value-type="float" office:value="3064">
            <text:p>3064</text:p>
          </table:table-cell>
          <table:table-cell office:value-type="float" office:value="2586">
            <text:p>2586</text:p>
          </table:table-cell>
          <table:table-cell table:number-columns-repeated="2" office:value-type="float" office:value="2584">
            <text:p>2584</text:p>
          </table:table-cell>
          <table:table-cell office:value-type="float" office:value="2547">
            <text:p>2547</text:p>
          </table:table-cell>
          <table:table-cell office:value-type="float" office:value="4317">
            <text:p>4317</text:p>
          </table:table-cell>
          <table:table-cell office:value-type="float" office:value="2809.5">
            <text:p>2809.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20">
            <text:p>4120</text:p>
          </table:table-cell>
          <table:table-cell office:value-type="float" office:value="3210">
            <text:p>3210</text:p>
          </table:table-cell>
          <table:table-cell office:value-type="float" office:value="4030">
            <text:p>4030</text:p>
          </table:table-cell>
          <table:table-cell office:value-type="float" office:value="3269">
            <text:p>3269</text:p>
          </table:table-cell>
          <table:table-cell office:value-type="float" office:value="3277">
            <text:p>3277</text:p>
          </table:table-cell>
          <table:table-cell office:value-type="float" office:value="3204">
            <text:p>3204</text:p>
          </table:table-cell>
          <table:table-cell office:value-type="float" office:value="3254">
            <text:p>3254</text:p>
          </table:table-cell>
          <table:table-cell office:value-type="float" office:value="3215">
            <text:p>3215</text:p>
          </table:table-cell>
          <table:table-cell office:value-type="float" office:value="3198">
            <text:p>3198</text:p>
          </table:table-cell>
          <table:table-cell office:value-type="float" office:value="3224">
            <text:p>3224</text:p>
          </table:table-cell>
          <table:table-cell office:value-type="float" office:value="3400.1">
            <text:p>3400.1</text:p>
          </table:table-cell>
          <table:table-cell office:value-type="float" office:value="3854">
            <text:p>3854</text:p>
          </table:table-cell>
          <table:table-cell office:value-type="float" office:value="3163">
            <text:p>3163</text:p>
          </table:table-cell>
          <table:table-cell office:value-type="float" office:value="3560">
            <text:p>3560</text:p>
          </table:table-cell>
          <table:table-cell office:value-type="float" office:value="3205">
            <text:p>3205</text:p>
          </table:table-cell>
          <table:table-cell office:value-type="float" office:value="3157">
            <text:p>3157</text:p>
          </table:table-cell>
          <table:table-cell office:value-type="float" office:value="3152">
            <text:p>3152</text:p>
          </table:table-cell>
          <table:table-cell office:value-type="float" office:value="3198">
            <text:p>3198</text:p>
          </table:table-cell>
          <table:table-cell office:value-type="float" office:value="3183">
            <text:p>3183</text:p>
          </table:table-cell>
          <table:table-cell office:value-type="float" office:value="3227">
            <text:p>3227</text:p>
          </table:table-cell>
          <table:table-cell office:value-type="float" office:value="3174">
            <text:p>3174</text:p>
          </table:table-cell>
          <table:table-cell office:value-type="float" office:value="3287.3">
            <text:p>3287.3</text:p>
          </table:table-cell>
          <table:table-cell office:value-type="float" office:value="3423">
            <text:p>3423</text:p>
          </table:table-cell>
          <table:table-cell office:value-type="float" office:value="3130">
            <text:p>3130</text:p>
          </table:table-cell>
          <table:table-cell office:value-type="float" office:value="3196">
            <text:p>3196</text:p>
          </table:table-cell>
          <table:table-cell office:value-type="float" office:value="3127">
            <text:p>3127</text:p>
          </table:table-cell>
          <table:table-cell office:value-type="float" office:value="3096">
            <text:p>3096</text:p>
          </table:table-cell>
          <table:table-cell office:value-type="float" office:value="3179">
            <text:p>3179</text:p>
          </table:table-cell>
          <table:table-cell office:value-type="float" office:value="3337">
            <text:p>3337</text:p>
          </table:table-cell>
          <table:table-cell office:value-type="float" office:value="3209">
            <text:p>3209</text:p>
          </table:table-cell>
          <table:table-cell office:value-type="float" office:value="3146">
            <text:p>3146</text:p>
          </table:table-cell>
          <table:table-cell office:value-type="float" office:value="4249">
            <text:p>4249</text:p>
          </table:table-cell>
          <table:table-cell office:value-type="float" office:value="3309.2">
            <text:p>3309.2</text:p>
          </table:table-cell>
          <table:table-cell office:value-type="float" office:value="3367">
            <text:p>3367</text:p>
          </table:table-cell>
          <table:table-cell office:value-type="float" office:value="3407">
            <text:p>3407</text:p>
          </table:table-cell>
          <table:table-cell office:value-type="float" office:value="3347">
            <text:p>3347</text:p>
          </table:table-cell>
          <table:table-cell office:value-type="float" office:value="3383">
            <text:p>3383</text:p>
          </table:table-cell>
          <table:table-cell office:value-type="float" office:value="3391">
            <text:p>3391</text:p>
          </table:table-cell>
          <table:table-cell office:value-type="float" office:value="3447">
            <text:p>3447</text:p>
          </table:table-cell>
          <table:table-cell office:value-type="float" office:value="5091">
            <text:p>5091</text:p>
          </table:table-cell>
          <table:table-cell office:value-type="float" office:value="3365">
            <text:p>3365</text:p>
          </table:table-cell>
          <table:table-cell office:value-type="float" office:value="3348">
            <text:p>3348</text:p>
          </table:table-cell>
          <table:table-cell office:value-type="float" office:value="4529">
            <text:p>4529</text:p>
          </table:table-cell>
          <table:table-cell office:value-type="float" office:value="3667.5">
            <text:p>3667.5</text:p>
          </table:table-cell>
          <table:table-cell office:value-type="float" office:value="58311">
            <text:p>58311</text:p>
          </table:table-cell>
          <table:table-cell office:value-type="float" office:value="62400">
            <text:p>62400</text:p>
          </table:table-cell>
          <table:table-cell office:value-type="float" office:value="56462">
            <text:p>56462</text:p>
          </table:table-cell>
          <table:table-cell office:value-type="float" office:value="59450">
            <text:p>59450</text:p>
          </table:table-cell>
          <table:table-cell office:value-type="float" office:value="60499">
            <text:p>60499</text:p>
          </table:table-cell>
          <table:table-cell office:value-type="float" office:value="60156">
            <text:p>60156</text:p>
          </table:table-cell>
          <table:table-cell office:value-type="float" office:value="60933">
            <text:p>60933</text:p>
          </table:table-cell>
          <table:table-cell office:value-type="float" office:value="58784">
            <text:p>58784</text:p>
          </table:table-cell>
          <table:table-cell office:value-type="float" office:value="60043">
            <text:p>60043</text:p>
          </table:table-cell>
          <table:table-cell office:value-type="float" office:value="57579">
            <text:p>57579</text:p>
          </table:table-cell>
          <table:table-cell office:value-type="float" office:value="59461.7">
            <text:p>59461.7</text:p>
          </table:table-cell>
          <table:table-cell office:value-type="float" office:value="47373">
            <text:p>47373</text:p>
          </table:table-cell>
          <table:table-cell office:value-type="float" office:value="47915">
            <text:p>47915</text:p>
          </table:table-cell>
          <table:table-cell office:value-type="float" office:value="49763">
            <text:p>49763</text:p>
          </table:table-cell>
          <table:table-cell office:value-type="float" office:value="46093">
            <text:p>46093</text:p>
          </table:table-cell>
          <table:table-cell office:value-type="float" office:value="48886">
            <text:p>48886</text:p>
          </table:table-cell>
          <table:table-cell office:value-type="float" office:value="50515">
            <text:p>50515</text:p>
          </table:table-cell>
          <table:table-cell office:value-type="float" office:value="47889">
            <text:p>47889</text:p>
          </table:table-cell>
          <table:table-cell office:value-type="float" office:value="43201">
            <text:p>43201</text:p>
          </table:table-cell>
          <table:table-cell office:value-type="float" office:value="48160">
            <text:p>48160</text:p>
          </table:table-cell>
          <table:table-cell office:value-type="float" office:value="50145">
            <text:p>50145</text:p>
          </table:table-cell>
          <table:table-cell office:value-type="float" office:value="47994">
            <text:p>47994</text:p>
          </table:table-cell>
          <table:table-cell office:value-type="float" office:value="2712">
            <text:p>2712</text:p>
          </table:table-cell>
          <table:table-cell office:value-type="float" office:value="2745">
            <text:p>2745</text:p>
          </table:table-cell>
          <table:table-cell office:value-type="float" office:value="2723">
            <text:p>2723</text:p>
          </table:table-cell>
          <table:table-cell office:value-type="float" office:value="3354">
            <text:p>3354</text:p>
          </table:table-cell>
          <table:table-cell office:value-type="float" office:value="3978">
            <text:p>3978</text:p>
          </table:table-cell>
          <table:table-cell office:value-type="float" office:value="3121">
            <text:p>3121</text:p>
          </table:table-cell>
          <table:table-cell office:value-type="float" office:value="2744">
            <text:p>2744</text:p>
          </table:table-cell>
          <table:table-cell office:value-type="float" office:value="2697">
            <text:p>2697</text:p>
          </table:table-cell>
          <table:table-cell office:value-type="float" office:value="2927">
            <text:p>2927</text:p>
          </table:table-cell>
          <table:table-cell office:value-type="float" office:value="3812">
            <text:p>3812</text:p>
          </table:table-cell>
          <table:table-cell office:value-type="float" office:value="3081.3">
            <text:p>3081.3</text:p>
          </table:table-cell>
          <table:table-cell office:value-type="float" office:value="2144">
            <text:p>2144</text:p>
          </table:table-cell>
          <table:table-cell office:value-type="float" office:value="2117">
            <text:p>2117</text:p>
          </table:table-cell>
          <table:table-cell office:value-type="float" office:value="2152">
            <text:p>2152</text:p>
          </table:table-cell>
          <table:table-cell office:value-type="float" office:value="2469">
            <text:p>2469</text:p>
          </table:table-cell>
          <table:table-cell office:value-type="float" office:value="2597">
            <text:p>2597</text:p>
          </table:table-cell>
          <table:table-cell office:value-type="float" office:value="2315">
            <text:p>2315</text:p>
          </table:table-cell>
          <table:table-cell office:value-type="float" office:value="2144">
            <text:p>2144</text:p>
          </table:table-cell>
          <table:table-cell office:value-type="float" office:value="2132">
            <text:p>2132</text:p>
          </table:table-cell>
          <table:table-cell office:value-type="float" office:value="2210">
            <text:p>2210</text:p>
          </table:table-cell>
          <table:table-cell office:value-type="float" office:value="2240">
            <text:p>2240</text:p>
          </table:table-cell>
          <table:table-cell office:value-type="float" office:value="2252">
            <text:p>2252</text:p>
          </table:table-cell>
          <table:table-cell office:value-type="float" office:value="2556">
            <text:p>2556</text:p>
          </table:table-cell>
          <table:table-cell office:value-type="float" office:value="2640">
            <text:p>2640</text:p>
          </table:table-cell>
          <table:table-cell office:value-type="float" office:value="2556">
            <text:p>2556</text:p>
          </table:table-cell>
          <table:table-cell office:value-type="float" office:value="2818">
            <text:p>2818</text:p>
          </table:table-cell>
          <table:table-cell office:value-type="float" office:value="3133">
            <text:p>3133</text:p>
          </table:table-cell>
          <table:table-cell office:value-type="float" office:value="2603">
            <text:p>2603</text:p>
          </table:table-cell>
          <table:table-cell office:value-type="float" office:value="2550">
            <text:p>2550</text:p>
          </table:table-cell>
          <table:table-cell office:value-type="float" office:value="2577">
            <text:p>2577</text:p>
          </table:table-cell>
          <table:table-cell office:value-type="float" office:value="2556">
            <text:p>2556</text:p>
          </table:table-cell>
          <table:table-cell office:value-type="float" office:value="2744">
            <text:p>2744</text:p>
          </table:table-cell>
          <table:table-cell office:value-type="float" office:value="2673.3">
            <text:p>2673.3</text:p>
          </table:table-cell>
          <table:table-cell office:value-type="float" office:value="2948">
            <text:p>2948</text:p>
          </table:table-cell>
          <table:table-cell office:value-type="float" office:value="2909">
            <text:p>2909</text:p>
          </table:table-cell>
          <table:table-cell office:value-type="float" office:value="2894">
            <text:p>2894</text:p>
          </table:table-cell>
          <table:table-cell office:value-type="float" office:value="2928">
            <text:p>2928</text:p>
          </table:table-cell>
          <table:table-cell office:value-type="float" office:value="3169">
            <text:p>3169</text:p>
          </table:table-cell>
          <table:table-cell office:value-type="float" office:value="2908">
            <text:p>2908</text:p>
          </table:table-cell>
          <table:table-cell office:value-type="float" office:value="2907">
            <text:p>2907</text:p>
          </table:table-cell>
          <table:table-cell office:value-type="float" office:value="2928">
            <text:p>2928</text:p>
          </table:table-cell>
          <table:table-cell office:value-type="float" office:value="2891">
            <text:p>2891</text:p>
          </table:table-cell>
          <table:table-cell office:value-type="float" office:value="3641">
            <text:p>3641</text:p>
          </table:table-cell>
          <table:table-cell office:value-type="float" office:value="3012.3">
            <text:p>3012.3</text:p>
          </table:table-cell>
          <table:table-cell office:value-type="float" office:value="2777">
            <text:p>2777</text:p>
          </table:table-cell>
          <table:table-cell office:value-type="float" office:value="3688">
            <text:p>3688</text:p>
          </table:table-cell>
          <table:table-cell office:value-type="float" office:value="2844">
            <text:p>2844</text:p>
          </table:table-cell>
          <table:table-cell office:value-type="float" office:value="2782">
            <text:p>2782</text:p>
          </table:table-cell>
          <table:table-cell office:value-type="float" office:value="2810">
            <text:p>2810</text:p>
          </table:table-cell>
          <table:table-cell office:value-type="float" office:value="2712">
            <text:p>2712</text:p>
          </table:table-cell>
          <table:table-cell office:value-type="float" office:value="2783">
            <text:p>2783</text:p>
          </table:table-cell>
          <table:table-cell office:value-type="float" office:value="2713">
            <text:p>2713</text:p>
          </table:table-cell>
          <table:table-cell office:value-type="float" office:value="2805">
            <text:p>2805</text:p>
          </table:table-cell>
          <table:table-cell office:value-type="float" office:value="4063">
            <text:p>4063</text:p>
          </table:table-cell>
          <table:table-cell office:value-type="float" office:value="2997.7">
            <text:p>2997.7</text:p>
          </table:table-cell>
          <table:table-cell office:value-type="float" office:value="2706">
            <text:p>2706</text:p>
          </table:table-cell>
          <table:table-cell office:value-type="float" office:value="3756">
            <text:p>3756</text:p>
          </table:table-cell>
          <table:table-cell office:value-type="float" office:value="2913">
            <text:p>2913</text:p>
          </table:table-cell>
          <table:table-cell office:value-type="float" office:value="2695">
            <text:p>2695</text:p>
          </table:table-cell>
          <table:table-cell office:value-type="float" office:value="2713">
            <text:p>2713</text:p>
          </table:table-cell>
          <table:table-cell office:value-type="float" office:value="2676">
            <text:p>2676</text:p>
          </table:table-cell>
          <table:table-cell office:value-type="float" office:value="2663">
            <text:p>2663</text:p>
          </table:table-cell>
          <table:table-cell office:value-type="float" office:value="2639">
            <text:p>2639</text:p>
          </table:table-cell>
          <table:table-cell office:value-type="float" office:value="2635">
            <text:p>2635</text:p>
          </table:table-cell>
          <table:table-cell office:value-type="float" office:value="3265">
            <text:p>3265</text:p>
          </table:table-cell>
          <table:table-cell office:value-type="float" office:value="2866.1">
            <text:p>2866.1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852">
            <text:p>3852</text:p>
          </table:table-cell>
          <table:table-cell office:value-type="float" office:value="4688">
            <text:p>4688</text:p>
          </table:table-cell>
          <table:table-cell office:value-type="float" office:value="3508">
            <text:p>3508</text:p>
          </table:table-cell>
          <table:table-cell office:value-type="float" office:value="3324">
            <text:p>3324</text:p>
          </table:table-cell>
          <table:table-cell office:value-type="float" office:value="3331">
            <text:p>3331</text:p>
          </table:table-cell>
          <table:table-cell office:value-type="float" office:value="3370">
            <text:p>3370</text:p>
          </table:table-cell>
          <table:table-cell office:value-type="float" office:value="5090">
            <text:p>5090</text:p>
          </table:table-cell>
          <table:table-cell office:value-type="float" office:value="3846">
            <text:p>3846</text:p>
          </table:table-cell>
          <table:table-cell office:value-type="float" office:value="4191">
            <text:p>4191</text:p>
          </table:table-cell>
          <table:table-cell office:value-type="float" office:value="3380">
            <text:p>3380</text:p>
          </table:table-cell>
          <table:table-cell office:value-type="float" office:value="3858">
            <text:p>3858</text:p>
          </table:table-cell>
          <table:table-cell office:value-type="float" office:value="3633">
            <text:p>3633</text:p>
          </table:table-cell>
          <table:table-cell office:value-type="float" office:value="4062">
            <text:p>4062</text:p>
          </table:table-cell>
          <table:table-cell office:value-type="float" office:value="3358">
            <text:p>3358</text:p>
          </table:table-cell>
          <table:table-cell office:value-type="float" office:value="3329">
            <text:p>3329</text:p>
          </table:table-cell>
          <table:table-cell office:value-type="float" office:value="3827">
            <text:p>3827</text:p>
          </table:table-cell>
          <table:table-cell office:value-type="float" office:value="3359">
            <text:p>3359</text:p>
          </table:table-cell>
          <table:table-cell office:value-type="float" office:value="4081">
            <text:p>4081</text:p>
          </table:table-cell>
          <table:table-cell office:value-type="float" office:value="3479">
            <text:p>3479</text:p>
          </table:table-cell>
          <table:table-cell office:value-type="float" office:value="4584">
            <text:p>4584</text:p>
          </table:table-cell>
          <table:table-cell office:value-type="float" office:value="3318">
            <text:p>3318</text:p>
          </table:table-cell>
          <table:table-cell office:value-type="float" office:value="3703">
            <text:p>3703</text:p>
          </table:table-cell>
          <table:table-cell office:value-type="float" office:value="3327">
            <text:p>3327</text:p>
          </table:table-cell>
          <table:table-cell office:value-type="float" office:value="3606">
            <text:p>3606</text:p>
          </table:table-cell>
          <table:table-cell office:value-type="float" office:value="3219">
            <text:p>3219</text:p>
          </table:table-cell>
          <table:table-cell office:value-type="float" office:value="3302">
            <text:p>3302</text:p>
          </table:table-cell>
          <table:table-cell office:value-type="float" office:value="4731">
            <text:p>4731</text:p>
          </table:table-cell>
          <table:table-cell office:value-type="float" office:value="3235">
            <text:p>3235</text:p>
          </table:table-cell>
          <table:table-cell office:value-type="float" office:value="3808">
            <text:p>3808</text:p>
          </table:table-cell>
          <table:table-cell office:value-type="float" office:value="3189">
            <text:p>3189</text:p>
          </table:table-cell>
          <table:table-cell office:value-type="float" office:value="4027">
            <text:p>4027</text:p>
          </table:table-cell>
          <table:table-cell office:value-type="float" office:value="3280">
            <text:p>3280</text:p>
          </table:table-cell>
          <table:table-cell office:value-type="float" office:value="3572.4">
            <text:p>3572.4</text:p>
          </table:table-cell>
          <table:table-cell office:value-type="float" office:value="3483">
            <text:p>3483</text:p>
          </table:table-cell>
          <table:table-cell office:value-type="float" office:value="3646">
            <text:p>3646</text:p>
          </table:table-cell>
          <table:table-cell office:value-type="float" office:value="3493">
            <text:p>3493</text:p>
          </table:table-cell>
          <table:table-cell office:value-type="float" office:value="3487">
            <text:p>3487</text:p>
          </table:table-cell>
          <table:table-cell office:value-type="float" office:value="4289">
            <text:p>4289</text:p>
          </table:table-cell>
          <table:table-cell office:value-type="float" office:value="3599">
            <text:p>3599</text:p>
          </table:table-cell>
          <table:table-cell office:value-type="float" office:value="3673">
            <text:p>3673</text:p>
          </table:table-cell>
          <table:table-cell office:value-type="float" office:value="5609">
            <text:p>5609</text:p>
          </table:table-cell>
          <table:table-cell office:value-type="float" office:value="3829">
            <text:p>3829</text:p>
          </table:table-cell>
          <table:table-cell office:value-type="float" office:value="3511">
            <text:p>3511</text:p>
          </table:table-cell>
          <table:table-cell office:value-type="float" office:value="3861.9">
            <text:p>3861.9</text:p>
          </table:table-cell>
          <table:table-cell office:value-type="float" office:value="62558">
            <text:p>62558</text:p>
          </table:table-cell>
          <table:table-cell office:value-type="float" office:value="60830">
            <text:p>60830</text:p>
          </table:table-cell>
          <table:table-cell office:value-type="float" office:value="63382">
            <text:p>63382</text:p>
          </table:table-cell>
          <table:table-cell office:value-type="float" office:value="59658">
            <text:p>59658</text:p>
          </table:table-cell>
          <table:table-cell office:value-type="float" office:value="56640">
            <text:p>56640</text:p>
          </table:table-cell>
          <table:table-cell office:value-type="float" office:value="59645">
            <text:p>59645</text:p>
          </table:table-cell>
          <table:table-cell office:value-type="float" office:value="61036">
            <text:p>61036</text:p>
          </table:table-cell>
          <table:table-cell office:value-type="float" office:value="64747">
            <text:p>64747</text:p>
          </table:table-cell>
          <table:table-cell office:value-type="float" office:value="55847">
            <text:p>55847</text:p>
          </table:table-cell>
          <table:table-cell office:value-type="float" office:value="60825">
            <text:p>60825</text:p>
          </table:table-cell>
          <table:table-cell office:value-type="float" office:value="60516.8">
            <text:p>60516.8</text:p>
          </table:table-cell>
          <table:table-cell office:value-type="float" office:value="51282">
            <text:p>51282</text:p>
          </table:table-cell>
          <table:table-cell office:value-type="float" office:value="50592">
            <text:p>50592</text:p>
          </table:table-cell>
          <table:table-cell office:value-type="float" office:value="50769">
            <text:p>50769</text:p>
          </table:table-cell>
          <table:table-cell office:value-type="float" office:value="53110">
            <text:p>53110</text:p>
          </table:table-cell>
          <table:table-cell office:value-type="float" office:value="49996">
            <text:p>49996</text:p>
          </table:table-cell>
          <table:table-cell office:value-type="float" office:value="54753">
            <text:p>54753</text:p>
          </table:table-cell>
          <table:table-cell office:value-type="float" office:value="52170">
            <text:p>52170</text:p>
          </table:table-cell>
          <table:table-cell office:value-type="float" office:value="51641">
            <text:p>51641</text:p>
          </table:table-cell>
          <table:table-cell office:value-type="float" office:value="50386">
            <text:p>50386</text:p>
          </table:table-cell>
          <table:table-cell office:value-type="float" office:value="51531">
            <text:p>51531</text:p>
          </table:table-cell>
          <table:table-cell office:value-type="float" office:value="51623">
            <text:p>51623</text:p>
          </table:table-cell>
          <table:table-cell office:value-type="float" office:value="2753">
            <text:p>2753</text:p>
          </table:table-cell>
          <table:table-cell office:value-type="float" office:value="4032">
            <text:p>4032</text:p>
          </table:table-cell>
          <table:table-cell office:value-type="float" office:value="2813">
            <text:p>2813</text:p>
          </table:table-cell>
          <table:table-cell office:value-type="float" office:value="2814">
            <text:p>2814</text:p>
          </table:table-cell>
          <table:table-cell office:value-type="float" office:value="2794">
            <text:p>2794</text:p>
          </table:table-cell>
          <table:table-cell office:value-type="float" office:value="2852">
            <text:p>2852</text:p>
          </table:table-cell>
          <table:table-cell office:value-type="float" office:value="2751">
            <text:p>2751</text:p>
          </table:table-cell>
          <table:table-cell office:value-type="float" office:value="3817">
            <text:p>3817</text:p>
          </table:table-cell>
          <table:table-cell office:value-type="float" office:value="2815">
            <text:p>2815</text:p>
          </table:table-cell>
          <table:table-cell office:value-type="float" office:value="3538">
            <text:p>3538</text:p>
          </table:table-cell>
          <table:table-cell office:value-type="float" office:value="3097.9">
            <text:p>3097.9</text:p>
          </table:table-cell>
          <table:table-cell office:value-type="float" office:value="2220">
            <text:p>2220</text:p>
          </table:table-cell>
          <table:table-cell office:value-type="float" office:value="2788">
            <text:p>2788</text:p>
          </table:table-cell>
          <table:table-cell office:value-type="float" office:value="2206">
            <text:p>2206</text:p>
          </table:table-cell>
          <table:table-cell office:value-type="float" office:value="2229">
            <text:p>2229</text:p>
          </table:table-cell>
          <table:table-cell office:value-type="float" office:value="2231">
            <text:p>2231</text:p>
          </table:table-cell>
          <table:table-cell office:value-type="float" office:value="2181">
            <text:p>2181</text:p>
          </table:table-cell>
          <table:table-cell office:value-type="float" office:value="2172">
            <text:p>2172</text:p>
          </table:table-cell>
          <table:table-cell office:value-type="float" office:value="2716">
            <text:p>2716</text:p>
          </table:table-cell>
          <table:table-cell office:value-type="float" office:value="2251">
            <text:p>2251</text:p>
          </table:table-cell>
          <table:table-cell office:value-type="float" office:value="2517">
            <text:p>2517</text:p>
          </table:table-cell>
          <table:table-cell office:value-type="float" office:value="2351.1">
            <text:p>2351.1</text:p>
          </table:table-cell>
          <table:table-cell office:value-type="float" office:value="2660">
            <text:p>2660</text:p>
          </table:table-cell>
          <table:table-cell office:value-type="float" office:value="3308">
            <text:p>3308</text:p>
          </table:table-cell>
          <table:table-cell office:value-type="float" office:value="2679">
            <text:p>2679</text:p>
          </table:table-cell>
          <table:table-cell office:value-type="float" office:value="2670">
            <text:p>2670</text:p>
          </table:table-cell>
          <table:table-cell office:value-type="float" office:value="2672">
            <text:p>2672</text:p>
          </table:table-cell>
          <table:table-cell office:value-type="float" office:value="2709">
            <text:p>2709</text:p>
          </table:table-cell>
          <table:table-cell office:value-type="float" office:value="2669">
            <text:p>2669</text:p>
          </table:table-cell>
          <table:table-cell office:value-type="float" office:value="3101">
            <text:p>3101</text:p>
          </table:table-cell>
          <table:table-cell office:value-type="float" office:value="2730">
            <text:p>2730</text:p>
          </table:table-cell>
          <table:table-cell office:value-type="float" office:value="2746">
            <text:p>2746</text:p>
          </table:table-cell>
          <table:table-cell office:value-type="float" office:value="2794.4">
            <text:p>2794.4</text:p>
          </table:table-cell>
          <table:table-cell office:value-type="float" office:value="3010">
            <text:p>3010</text:p>
          </table:table-cell>
          <table:table-cell office:value-type="float" office:value="3248">
            <text:p>3248</text:p>
          </table:table-cell>
          <table:table-cell office:value-type="float" office:value="2979">
            <text:p>2979</text:p>
          </table:table-cell>
          <table:table-cell office:value-type="float" office:value="3034">
            <text:p>3034</text:p>
          </table:table-cell>
          <table:table-cell office:value-type="float" office:value="2995">
            <text:p>2995</text:p>
          </table:table-cell>
          <table:table-cell office:value-type="float" office:value="3014">
            <text:p>3014</text:p>
          </table:table-cell>
          <table:table-cell office:value-type="float" office:value="3617">
            <text:p>3617</text:p>
          </table:table-cell>
          <table:table-cell office:value-type="float" office:value="3224">
            <text:p>3224</text:p>
          </table:table-cell>
          <table:table-cell office:value-type="float" office:value="3004">
            <text:p>3004</text:p>
          </table:table-cell>
          <table:table-cell office:value-type="float" office:value="3023">
            <text:p>3023</text:p>
          </table:table-cell>
          <table:table-cell office:value-type="float" office:value="3114.8">
            <text:p>3114.8</text:p>
          </table:table-cell>
          <table:table-cell office:value-type="float" office:value="2870">
            <text:p>2870</text:p>
          </table:table-cell>
          <table:table-cell office:value-type="float" office:value="2817">
            <text:p>2817</text:p>
          </table:table-cell>
          <table:table-cell office:value-type="float" office:value="2819">
            <text:p>2819</text:p>
          </table:table-cell>
          <table:table-cell office:value-type="float" office:value="2858">
            <text:p>2858</text:p>
          </table:table-cell>
          <table:table-cell office:value-type="float" office:value="2853">
            <text:p>2853</text:p>
          </table:table-cell>
          <table:table-cell office:value-type="float" office:value="2848">
            <text:p>2848</text:p>
          </table:table-cell>
          <table:table-cell office:value-type="float" office:value="4218">
            <text:p>4218</text:p>
          </table:table-cell>
          <table:table-cell office:value-type="float" office:value="2879">
            <text:p>2879</text:p>
          </table:table-cell>
          <table:table-cell office:value-type="float" office:value="2858">
            <text:p>2858</text:p>
          </table:table-cell>
          <table:table-cell office:value-type="float" office:value="3218">
            <text:p>3218</text:p>
          </table:table-cell>
          <table:table-cell office:value-type="float" office:value="3023.8">
            <text:p>3023.8</text:p>
          </table:table-cell>
          <table:table-cell office:value-type="float" office:value="3433">
            <text:p>3433</text:p>
          </table:table-cell>
          <table:table-cell office:value-type="float" office:value="2722">
            <text:p>2722</text:p>
          </table:table-cell>
          <table:table-cell office:value-type="float" office:value="2793">
            <text:p>2793</text:p>
          </table:table-cell>
          <table:table-cell office:value-type="float" office:value="2769">
            <text:p>2769</text:p>
          </table:table-cell>
          <table:table-cell office:value-type="float" office:value="2720">
            <text:p>2720</text:p>
          </table:table-cell>
          <table:table-cell office:value-type="float" office:value="2733">
            <text:p>2733</text:p>
          </table:table-cell>
          <table:table-cell office:value-type="float" office:value="3369">
            <text:p>3369</text:p>
          </table:table-cell>
          <table:table-cell office:value-type="float" office:value="2730">
            <text:p>2730</text:p>
          </table:table-cell>
          <table:table-cell office:value-type="float" office:value="2754">
            <text:p>2754</text:p>
          </table:table-cell>
          <table:table-cell office:value-type="float" office:value="2777">
            <text:p>2777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482">
            <text:p>3482</text:p>
          </table:table-cell>
          <table:table-cell office:value-type="float" office:value="3560">
            <text:p>3560</text:p>
          </table:table-cell>
          <table:table-cell office:value-type="float" office:value="3497">
            <text:p>3497</text:p>
          </table:table-cell>
          <table:table-cell office:value-type="float" office:value="3676">
            <text:p>3676</text:p>
          </table:table-cell>
          <table:table-cell office:value-type="float" office:value="3845">
            <text:p>3845</text:p>
          </table:table-cell>
          <table:table-cell office:value-type="float" office:value="3433">
            <text:p>3433</text:p>
          </table:table-cell>
          <table:table-cell office:value-type="float" office:value="5050">
            <text:p>5050</text:p>
          </table:table-cell>
          <table:table-cell office:value-type="float" office:value="4649">
            <text:p>4649</text:p>
          </table:table-cell>
          <table:table-cell office:value-type="float" office:value="3470">
            <text:p>3470</text:p>
          </table:table-cell>
          <table:table-cell office:value-type="float" office:value="3454">
            <text:p>3454</text:p>
          </table:table-cell>
          <table:table-cell office:value-type="float" office:value="3811.6">
            <text:p>3811.6</text:p>
          </table:table-cell>
          <table:table-cell office:value-type="float" office:value="4702">
            <text:p>4702</text:p>
          </table:table-cell>
          <table:table-cell office:value-type="float" office:value="3504">
            <text:p>3504</text:p>
          </table:table-cell>
          <table:table-cell office:value-type="float" office:value="4028">
            <text:p>4028</text:p>
          </table:table-cell>
          <table:table-cell office:value-type="float" office:value="3786">
            <text:p>3786</text:p>
          </table:table-cell>
          <table:table-cell office:value-type="float" office:value="3422">
            <text:p>3422</text:p>
          </table:table-cell>
          <table:table-cell office:value-type="float" office:value="5207">
            <text:p>5207</text:p>
          </table:table-cell>
          <table:table-cell office:value-type="float" office:value="4294">
            <text:p>4294</text:p>
          </table:table-cell>
          <table:table-cell office:value-type="float" office:value="4400">
            <text:p>4400</text:p>
          </table:table-cell>
          <table:table-cell office:value-type="float" office:value="3427">
            <text:p>3427</text:p>
          </table:table-cell>
          <table:table-cell office:value-type="float" office:value="3444">
            <text:p>3444</text:p>
          </table:table-cell>
          <table:table-cell office:value-type="float" office:value="4021.4">
            <text:p>4021.4</text:p>
          </table:table-cell>
          <table:table-cell office:value-type="float" office:value="4458">
            <text:p>4458</text:p>
          </table:table-cell>
          <table:table-cell office:value-type="float" office:value="3349">
            <text:p>3349</text:p>
          </table:table-cell>
          <table:table-cell office:value-type="float" office:value="4753">
            <text:p>4753</text:p>
          </table:table-cell>
          <table:table-cell office:value-type="float" office:value="3904">
            <text:p>3904</text:p>
          </table:table-cell>
          <table:table-cell office:value-type="float" office:value="3374">
            <text:p>3374</text:p>
          </table:table-cell>
          <table:table-cell office:value-type="float" office:value="4217">
            <text:p>4217</text:p>
          </table:table-cell>
          <table:table-cell office:value-type="float" office:value="3739">
            <text:p>3739</text:p>
          </table:table-cell>
          <table:table-cell office:value-type="float" office:value="4667">
            <text:p>4667</text:p>
          </table:table-cell>
          <table:table-cell office:value-type="float" office:value="3333">
            <text:p>3333</text:p>
          </table:table-cell>
          <table:table-cell office:value-type="float" office:value="3318">
            <text:p>3318</text:p>
          </table:table-cell>
          <table:table-cell office:value-type="float" office:value="3911.2">
            <text:p>3911.2</text:p>
          </table:table-cell>
          <table:table-cell office:value-type="float" office:value="4301">
            <text:p>4301</text:p>
          </table:table-cell>
          <table:table-cell office:value-type="float" office:value="3680">
            <text:p>3680</text:p>
          </table:table-cell>
          <table:table-cell office:value-type="float" office:value="4483">
            <text:p>4483</text:p>
          </table:table-cell>
          <table:table-cell office:value-type="float" office:value="4747">
            <text:p>4747</text:p>
          </table:table-cell>
          <table:table-cell office:value-type="float" office:value="3905">
            <text:p>3905</text:p>
          </table:table-cell>
          <table:table-cell office:value-type="float" office:value="4183">
            <text:p>4183</text:p>
          </table:table-cell>
          <table:table-cell office:value-type="float" office:value="3649">
            <text:p>3649</text:p>
          </table:table-cell>
          <table:table-cell office:value-type="float" office:value="3942">
            <text:p>3942</text:p>
          </table:table-cell>
          <table:table-cell office:value-type="float" office:value="3606">
            <text:p>3606</text:p>
          </table:table-cell>
          <table:table-cell office:value-type="float" office:value="3557">
            <text:p>3557</text:p>
          </table:table-cell>
          <table:table-cell office:value-type="float" office:value="4005.3">
            <text:p>4005.3</text:p>
          </table:table-cell>
          <table:table-cell office:value-type="float" office:value="67990">
            <text:p>67990</text:p>
          </table:table-cell>
          <table:table-cell office:value-type="float" office:value="67194">
            <text:p>67194</text:p>
          </table:table-cell>
          <table:table-cell office:value-type="float" office:value="62960">
            <text:p>62960</text:p>
          </table:table-cell>
          <table:table-cell office:value-type="float" office:value="70920">
            <text:p>70920</text:p>
          </table:table-cell>
          <table:table-cell office:value-type="float" office:value="69202">
            <text:p>69202</text:p>
          </table:table-cell>
          <table:table-cell office:value-type="float" office:value="65328">
            <text:p>65328</text:p>
          </table:table-cell>
          <table:table-cell office:value-type="float" office:value="61960">
            <text:p>61960</text:p>
          </table:table-cell>
          <table:table-cell office:value-type="float" office:value="59955">
            <text:p>59955</text:p>
          </table:table-cell>
          <table:table-cell office:value-type="float" office:value="59489">
            <text:p>59489</text:p>
          </table:table-cell>
          <table:table-cell office:value-type="float" office:value="59754">
            <text:p>59754</text:p>
          </table:table-cell>
          <table:table-cell office:value-type="float" office:value="64475.2">
            <text:p>64475.2</text:p>
          </table:table-cell>
          <table:table-cell office:value-type="float" office:value="55103">
            <text:p>55103</text:p>
          </table:table-cell>
          <table:table-cell office:value-type="float" office:value="58640">
            <text:p>58640</text:p>
          </table:table-cell>
          <table:table-cell office:value-type="float" office:value="60827">
            <text:p>60827</text:p>
          </table:table-cell>
          <table:table-cell office:value-type="float" office:value="53927">
            <text:p>53927</text:p>
          </table:table-cell>
          <table:table-cell office:value-type="float" office:value="58519">
            <text:p>58519</text:p>
          </table:table-cell>
          <table:table-cell office:value-type="float" office:value="54541">
            <text:p>54541</text:p>
          </table:table-cell>
          <table:table-cell office:value-type="float" office:value="52650">
            <text:p>52650</text:p>
          </table:table-cell>
          <table:table-cell office:value-type="float" office:value="50603">
            <text:p>50603</text:p>
          </table:table-cell>
          <table:table-cell office:value-type="float" office:value="50012">
            <text:p>50012</text:p>
          </table:table-cell>
          <table:table-cell office:value-type="float" office:value="52795">
            <text:p>52795</text:p>
          </table:table-cell>
          <table:table-cell office:value-type="float" office:value="54761.7">
            <text:p>54761.7</text:p>
          </table:table-cell>
          <table:table-cell office:value-type="float" office:value="3570">
            <text:p>3570</text:p>
          </table:table-cell>
          <table:table-cell office:value-type="float" office:value="3111">
            <text:p>3111</text:p>
          </table:table-cell>
          <table:table-cell office:value-type="float" office:value="3110">
            <text:p>3110</text:p>
          </table:table-cell>
          <table:table-cell office:value-type="float" office:value="3208">
            <text:p>3208</text:p>
          </table:table-cell>
          <table:table-cell office:value-type="float" office:value="2864">
            <text:p>2864</text:p>
          </table:table-cell>
          <table:table-cell office:value-type="float" office:value="3519">
            <text:p>3519</text:p>
          </table:table-cell>
          <table:table-cell office:value-type="float" office:value="3047">
            <text:p>3047</text:p>
          </table:table-cell>
          <table:table-cell office:value-type="float" office:value="2881">
            <text:p>2881</text:p>
          </table:table-cell>
          <table:table-cell office:value-type="float" office:value="2861">
            <text:p>2861</text:p>
          </table:table-cell>
          <table:table-cell office:value-type="float" office:value="3354">
            <text:p>3354</text:p>
          </table:table-cell>
          <table:table-cell office:value-type="float" office:value="3152.5">
            <text:p>3152.5</text:p>
          </table:table-cell>
          <table:table-cell office:value-type="float" office:value="2781">
            <text:p>2781</text:p>
          </table:table-cell>
          <table:table-cell office:value-type="float" office:value="2276">
            <text:p>2276</text:p>
          </table:table-cell>
          <table:table-cell office:value-type="float" office:value="2350">
            <text:p>2350</text:p>
          </table:table-cell>
          <table:table-cell office:value-type="float" office:value="2467">
            <text:p>2467</text:p>
          </table:table-cell>
          <table:table-cell office:value-type="float" office:value="2249">
            <text:p>2249</text:p>
          </table:table-cell>
          <table:table-cell office:value-type="float" office:value="2754">
            <text:p>2754</text:p>
          </table:table-cell>
          <table:table-cell office:value-type="float" office:value="2243">
            <text:p>2243</text:p>
          </table:table-cell>
          <table:table-cell office:value-type="float" office:value="2313">
            <text:p>2313</text:p>
          </table:table-cell>
          <table:table-cell office:value-type="float" office:value="2245">
            <text:p>2245</text:p>
          </table:table-cell>
          <table:table-cell office:value-type="float" office:value="2549">
            <text:p>2549</text:p>
          </table:table-cell>
          <table:table-cell office:value-type="float" office:value="2422.7">
            <text:p>2422.7</text:p>
          </table:table-cell>
          <table:table-cell office:value-type="float" office:value="3072">
            <text:p>3072</text:p>
          </table:table-cell>
          <table:table-cell office:value-type="float" office:value="2737">
            <text:p>2737</text:p>
          </table:table-cell>
          <table:table-cell office:value-type="float" office:value="2911">
            <text:p>2911</text:p>
          </table:table-cell>
          <table:table-cell office:value-type="float" office:value="2853">
            <text:p>2853</text:p>
          </table:table-cell>
          <table:table-cell office:value-type="float" office:value="2868">
            <text:p>2868</text:p>
          </table:table-cell>
          <table:table-cell office:value-type="float" office:value="3039">
            <text:p>3039</text:p>
          </table:table-cell>
          <table:table-cell office:value-type="float" office:value="2807">
            <text:p>2807</text:p>
          </table:table-cell>
          <table:table-cell office:value-type="float" office:value="2765">
            <text:p>2765</text:p>
          </table:table-cell>
          <table:table-cell office:value-type="float" office:value="2740">
            <text:p>2740</text:p>
          </table:table-cell>
          <table:table-cell office:value-type="float" office:value="4261">
            <text:p>4261</text:p>
          </table:table-cell>
          <table:table-cell office:value-type="float" office:value="3005.3">
            <text:p>3005.3</text:p>
          </table:table-cell>
          <table:table-cell office:value-type="float" office:value="3293">
            <text:p>3293</text:p>
          </table:table-cell>
          <table:table-cell office:value-type="float" office:value="3138">
            <text:p>3138</text:p>
          </table:table-cell>
          <table:table-cell office:value-type="float" office:value="3214">
            <text:p>3214</text:p>
          </table:table-cell>
          <table:table-cell office:value-type="float" office:value="3163">
            <text:p>3163</text:p>
          </table:table-cell>
          <table:table-cell office:value-type="float" office:value="3219">
            <text:p>3219</text:p>
          </table:table-cell>
          <table:table-cell office:value-type="float" office:value="3506">
            <text:p>3506</text:p>
          </table:table-cell>
          <table:table-cell office:value-type="float" office:value="3084">
            <text:p>3084</text:p>
          </table:table-cell>
          <table:table-cell office:value-type="float" office:value="3107">
            <text:p>3107</text:p>
          </table:table-cell>
          <table:table-cell office:value-type="float" office:value="3146">
            <text:p>3146</text:p>
          </table:table-cell>
          <table:table-cell office:value-type="float" office:value="4012">
            <text:p>4012</text:p>
          </table:table-cell>
          <table:table-cell office:value-type="float" office:value="3288.2">
            <text:p>3288.2</text:p>
          </table:table-cell>
          <table:table-cell office:value-type="float" office:value="2931">
            <text:p>2931</text:p>
          </table:table-cell>
          <table:table-cell office:value-type="float" office:value="2945">
            <text:p>2945</text:p>
          </table:table-cell>
          <table:table-cell office:value-type="float" office:value="3129">
            <text:p>3129</text:p>
          </table:table-cell>
          <table:table-cell office:value-type="float" office:value="2948">
            <text:p>2948</text:p>
          </table:table-cell>
          <table:table-cell office:value-type="float" office:value="3930">
            <text:p>3930</text:p>
          </table:table-cell>
          <table:table-cell office:value-type="float" office:value="2952">
            <text:p>2952</text:p>
          </table:table-cell>
          <table:table-cell office:value-type="float" office:value="2973">
            <text:p>2973</text:p>
          </table:table-cell>
          <table:table-cell office:value-type="float" office:value="2919">
            <text:p>2919</text:p>
          </table:table-cell>
          <table:table-cell office:value-type="float" office:value="2928">
            <text:p>2928</text:p>
          </table:table-cell>
          <table:table-cell office:value-type="float" office:value="3688">
            <text:p>3688</text:p>
          </table:table-cell>
          <table:table-cell office:value-type="float" office:value="3134.3">
            <text:p>3134.3</text:p>
          </table:table-cell>
          <table:table-cell office:value-type="float" office:value="2858">
            <text:p>2858</text:p>
          </table:table-cell>
          <table:table-cell office:value-type="float" office:value="2796">
            <text:p>2796</text:p>
          </table:table-cell>
          <table:table-cell office:value-type="float" office:value="2936">
            <text:p>2936</text:p>
          </table:table-cell>
          <table:table-cell office:value-type="float" office:value="3489">
            <text:p>3489</text:p>
          </table:table-cell>
          <table:table-cell office:value-type="float" office:value="2899">
            <text:p>2899</text:p>
          </table:table-cell>
          <table:table-cell office:value-type="float" office:value="3258">
            <text:p>3258</text:p>
          </table:table-cell>
          <table:table-cell office:value-type="float" office:value="2849">
            <text:p>2849</text:p>
          </table:table-cell>
          <table:table-cell office:value-type="float" office:value="2811">
            <text:p>2811</text:p>
          </table:table-cell>
          <table:table-cell office:value-type="float" office:value="2881">
            <text:p>2881</text:p>
          </table:table-cell>
          <table:table-cell office:value-type="float" office:value="3145">
            <text:p>3145</text:p>
          </table:table-cell>
          <table:table-cell office:value-type="float" office:value="2992.2">
            <text:p>2992.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4218">
            <text:p>4218</text:p>
          </table:table-cell>
          <table:table-cell office:value-type="float" office:value="3774">
            <text:p>3774</text:p>
          </table:table-cell>
          <table:table-cell office:value-type="float" office:value="3637">
            <text:p>3637</text:p>
          </table:table-cell>
          <table:table-cell office:value-type="float" office:value="3721">
            <text:p>3721</text:p>
          </table:table-cell>
          <table:table-cell office:value-type="float" office:value="3812">
            <text:p>3812</text:p>
          </table:table-cell>
          <table:table-cell office:value-type="float" office:value="3738">
            <text:p>3738</text:p>
          </table:table-cell>
          <table:table-cell office:value-type="float" office:value="3794">
            <text:p>3794</text:p>
          </table:table-cell>
          <table:table-cell office:value-type="float" office:value="4049">
            <text:p>4049</text:p>
          </table:table-cell>
          <table:table-cell office:value-type="float" office:value="3708">
            <text:p>3708</text:p>
          </table:table-cell>
          <table:table-cell office:value-type="float" office:value="3904">
            <text:p>3904</text:p>
          </table:table-cell>
          <table:table-cell office:value-type="float" office:value="3835.5">
            <text:p>3835.5</text:p>
          </table:table-cell>
          <table:table-cell office:value-type="float" office:value="3511">
            <text:p>3511</text:p>
          </table:table-cell>
          <table:table-cell office:value-type="float" office:value="3518">
            <text:p>3518</text:p>
          </table:table-cell>
          <table:table-cell office:value-type="float" office:value="3551">
            <text:p>3551</text:p>
          </table:table-cell>
          <table:table-cell office:value-type="float" office:value="3592">
            <text:p>3592</text:p>
          </table:table-cell>
          <table:table-cell office:value-type="float" office:value="3845">
            <text:p>3845</text:p>
          </table:table-cell>
          <table:table-cell office:value-type="float" office:value="3477">
            <text:p>3477</text:p>
          </table:table-cell>
          <table:table-cell office:value-type="float" office:value="3487">
            <text:p>3487</text:p>
          </table:table-cell>
          <table:table-cell office:value-type="float" office:value="3550">
            <text:p>3550</text:p>
          </table:table-cell>
          <table:table-cell office:value-type="float" office:value="3579">
            <text:p>3579</text:p>
          </table:table-cell>
          <table:table-cell office:value-type="float" office:value="3702">
            <text:p>3702</text:p>
          </table:table-cell>
          <table:table-cell office:value-type="float" office:value="3581.2">
            <text:p>3581.2</text:p>
          </table:table-cell>
          <table:table-cell office:value-type="float" office:value="3417">
            <text:p>3417</text:p>
          </table:table-cell>
          <table:table-cell office:value-type="float" office:value="3415">
            <text:p>3415</text:p>
          </table:table-cell>
          <table:table-cell office:value-type="float" office:value="3441">
            <text:p>3441</text:p>
          </table:table-cell>
          <table:table-cell office:value-type="float" office:value="3521">
            <text:p>3521</text:p>
          </table:table-cell>
          <table:table-cell office:value-type="float" office:value="3575">
            <text:p>3575</text:p>
          </table:table-cell>
          <table:table-cell office:value-type="float" office:value="4898">
            <text:p>4898</text:p>
          </table:table-cell>
          <table:table-cell office:value-type="float" office:value="5306">
            <text:p>5306</text:p>
          </table:table-cell>
          <table:table-cell office:value-type="float" office:value="3459">
            <text:p>3459</text:p>
          </table:table-cell>
          <table:table-cell office:value-type="float" office:value="4400">
            <text:p>4400</text:p>
          </table:table-cell>
          <table:table-cell office:value-type="float" office:value="3616">
            <text:p>3616</text:p>
          </table:table-cell>
          <table:table-cell office:value-type="float" office:value="3904.8">
            <text:p>3904.8</text:p>
          </table:table-cell>
          <table:table-cell office:value-type="float" office:value="3776">
            <text:p>3776</text:p>
          </table:table-cell>
          <table:table-cell office:value-type="float" office:value="3763">
            <text:p>3763</text:p>
          </table:table-cell>
          <table:table-cell office:value-type="float" office:value="3656">
            <text:p>3656</text:p>
          </table:table-cell>
          <table:table-cell office:value-type="float" office:value="3737">
            <text:p>3737</text:p>
          </table:table-cell>
          <table:table-cell office:value-type="float" office:value="3761">
            <text:p>3761</text:p>
          </table:table-cell>
          <table:table-cell office:value-type="float" office:value="4838">
            <text:p>4838</text:p>
          </table:table-cell>
          <table:table-cell office:value-type="float" office:value="4579">
            <text:p>4579</text:p>
          </table:table-cell>
          <table:table-cell office:value-type="float" office:value="3711">
            <text:p>3711</text:p>
          </table:table-cell>
          <table:table-cell office:value-type="float" office:value="5123">
            <text:p>5123</text:p>
          </table:table-cell>
          <table:table-cell office:value-type="float" office:value="3742">
            <text:p>3742</text:p>
          </table:table-cell>
          <table:table-cell office:value-type="float" office:value="4068.6">
            <text:p>4068.6</text:p>
          </table:table-cell>
          <table:table-cell office:value-type="float" office:value="72736">
            <text:p>72736</text:p>
          </table:table-cell>
          <table:table-cell office:value-type="float" office:value="66061">
            <text:p>66061</text:p>
          </table:table-cell>
          <table:table-cell office:value-type="float" office:value="62964">
            <text:p>62964</text:p>
          </table:table-cell>
          <table:table-cell office:value-type="float" office:value="64441">
            <text:p>64441</text:p>
          </table:table-cell>
          <table:table-cell office:value-type="float" office:value="65794">
            <text:p>65794</text:p>
          </table:table-cell>
          <table:table-cell office:value-type="float" office:value="69271">
            <text:p>69271</text:p>
          </table:table-cell>
          <table:table-cell office:value-type="float" office:value="71330">
            <text:p>71330</text:p>
          </table:table-cell>
          <table:table-cell office:value-type="float" office:value="63488">
            <text:p>63488</text:p>
          </table:table-cell>
          <table:table-cell office:value-type="float" office:value="74520">
            <text:p>74520</text:p>
          </table:table-cell>
          <table:table-cell office:value-type="float" office:value="66674">
            <text:p>66674</text:p>
          </table:table-cell>
          <table:table-cell office:value-type="float" office:value="67727.9">
            <text:p>67727.9</text:p>
          </table:table-cell>
          <table:table-cell office:value-type="float" office:value="59847">
            <text:p>59847</text:p>
          </table:table-cell>
          <table:table-cell office:value-type="float" office:value="59094">
            <text:p>59094</text:p>
          </table:table-cell>
          <table:table-cell office:value-type="float" office:value="52927">
            <text:p>52927</text:p>
          </table:table-cell>
          <table:table-cell office:value-type="float" office:value="51438">
            <text:p>51438</text:p>
          </table:table-cell>
          <table:table-cell office:value-type="float" office:value="52548">
            <text:p>52548</text:p>
          </table:table-cell>
          <table:table-cell office:value-type="float" office:value="53194">
            <text:p>53194</text:p>
          </table:table-cell>
          <table:table-cell office:value-type="float" office:value="56290">
            <text:p>56290</text:p>
          </table:table-cell>
          <table:table-cell office:value-type="float" office:value="57595">
            <text:p>57595</text:p>
          </table:table-cell>
          <table:table-cell office:value-type="float" office:value="60072">
            <text:p>60072</text:p>
          </table:table-cell>
          <table:table-cell office:value-type="float" office:value="58557">
            <text:p>58557</text:p>
          </table:table-cell>
          <table:table-cell office:value-type="float" office:value="56156.2">
            <text:p>56156.2</text:p>
          </table:table-cell>
          <table:table-cell office:value-type="float" office:value="3472">
            <text:p>3472</text:p>
          </table:table-cell>
          <table:table-cell office:value-type="float" office:value="2943">
            <text:p>2943</text:p>
          </table:table-cell>
          <table:table-cell office:value-type="float" office:value="2930">
            <text:p>2930</text:p>
          </table:table-cell>
          <table:table-cell office:value-type="float" office:value="2992">
            <text:p>2992</text:p>
          </table:table-cell>
          <table:table-cell office:value-type="float" office:value="2931">
            <text:p>2931</text:p>
          </table:table-cell>
          <table:table-cell office:value-type="float" office:value="2945">
            <text:p>2945</text:p>
          </table:table-cell>
          <table:table-cell office:value-type="float" office:value="2962">
            <text:p>2962</text:p>
          </table:table-cell>
          <table:table-cell office:value-type="float" office:value="3089">
            <text:p>3089</text:p>
          </table:table-cell>
          <table:table-cell office:value-type="float" office:value="2988">
            <text:p>2988</text:p>
          </table:table-cell>
          <table:table-cell office:value-type="float" office:value="3051">
            <text:p>3051</text:p>
          </table:table-cell>
          <table:table-cell office:value-type="float" office:value="3030.3">
            <text:p>3030.3</text:p>
          </table:table-cell>
          <table:table-cell office:value-type="float" office:value="2484">
            <text:p>2484</text:p>
          </table:table-cell>
          <table:table-cell office:value-type="float" office:value="2335">
            <text:p>2335</text:p>
          </table:table-cell>
          <table:table-cell office:value-type="float" office:value="2312">
            <text:p>2312</text:p>
          </table:table-cell>
          <table:table-cell office:value-type="float" office:value="2309">
            <text:p>2309</text:p>
          </table:table-cell>
          <table:table-cell office:value-type="float" office:value="2326">
            <text:p>2326</text:p>
          </table:table-cell>
          <table:table-cell office:value-type="float" office:value="2332">
            <text:p>2332</text:p>
          </table:table-cell>
          <table:table-cell office:value-type="float" office:value="2301">
            <text:p>2301</text:p>
          </table:table-cell>
          <table:table-cell office:value-type="float" office:value="2344">
            <text:p>2344</text:p>
          </table:table-cell>
          <table:table-cell office:value-type="float" office:value="2309">
            <text:p>2309</text:p>
          </table:table-cell>
          <table:table-cell office:value-type="float" office:value="2312">
            <text:p>2312</text:p>
          </table:table-cell>
          <table:table-cell office:value-type="float" office:value="2336.4">
            <text:p>2336.4</text:p>
          </table:table-cell>
          <table:table-cell office:value-type="float" office:value="2897">
            <text:p>2897</text:p>
          </table:table-cell>
          <table:table-cell office:value-type="float" office:value="2847">
            <text:p>2847</text:p>
          </table:table-cell>
          <table:table-cell office:value-type="float" office:value="2838">
            <text:p>2838</text:p>
          </table:table-cell>
          <table:table-cell office:value-type="float" office:value="2829">
            <text:p>2829</text:p>
          </table:table-cell>
          <table:table-cell office:value-type="float" office:value="2857">
            <text:p>2857</text:p>
          </table:table-cell>
          <table:table-cell office:value-type="float" office:value="2865">
            <text:p>2865</text:p>
          </table:table-cell>
          <table:table-cell office:value-type="float" office:value="2844">
            <text:p>2844</text:p>
          </table:table-cell>
          <table:table-cell office:value-type="float" office:value="2824">
            <text:p>2824</text:p>
          </table:table-cell>
          <table:table-cell office:value-type="float" office:value="3579">
            <text:p>3579</text:p>
          </table:table-cell>
          <table:table-cell office:value-type="float" office:value="2851">
            <text:p>2851</text:p>
          </table:table-cell>
          <table:table-cell office:value-type="float" office:value="2923.1">
            <text:p>2923.1</text:p>
          </table:table-cell>
          <table:table-cell office:value-type="float" office:value="3153">
            <text:p>3153</text:p>
          </table:table-cell>
          <table:table-cell office:value-type="float" office:value="3236">
            <text:p>3236</text:p>
          </table:table-cell>
          <table:table-cell office:value-type="float" office:value="3145">
            <text:p>3145</text:p>
          </table:table-cell>
          <table:table-cell office:value-type="float" office:value="3197">
            <text:p>3197</text:p>
          </table:table-cell>
          <table:table-cell office:value-type="float" office:value="3208">
            <text:p>3208</text:p>
          </table:table-cell>
          <table:table-cell office:value-type="float" office:value="3177">
            <text:p>3177</text:p>
          </table:table-cell>
          <table:table-cell office:value-type="float" office:value="3191">
            <text:p>3191</text:p>
          </table:table-cell>
          <table:table-cell office:value-type="float" office:value="3199">
            <text:p>3199</text:p>
          </table:table-cell>
          <table:table-cell office:value-type="float" office:value="3443">
            <text:p>3443</text:p>
          </table:table-cell>
          <table:table-cell office:value-type="float" office:value="3212">
            <text:p>3212</text:p>
          </table:table-cell>
          <table:table-cell office:value-type="float" office:value="3216.1">
            <text:p>3216.1</text:p>
          </table:table-cell>
          <table:table-cell office:value-type="float" office:value="3027">
            <text:p>3027</text:p>
          </table:table-cell>
          <table:table-cell office:value-type="float" office:value="3092">
            <text:p>3092</text:p>
          </table:table-cell>
          <table:table-cell office:value-type="float" office:value="3072">
            <text:p>3072</text:p>
          </table:table-cell>
          <table:table-cell office:value-type="float" office:value="3733">
            <text:p>3733</text:p>
          </table:table-cell>
          <table:table-cell office:value-type="float" office:value="3048">
            <text:p>3048</text:p>
          </table:table-cell>
          <table:table-cell office:value-type="float" office:value="3104">
            <text:p>3104</text:p>
          </table:table-cell>
          <table:table-cell office:value-type="float" office:value="3034">
            <text:p>3034</text:p>
          </table:table-cell>
          <table:table-cell office:value-type="float" office:value="3045">
            <text:p>3045</text:p>
          </table:table-cell>
          <table:table-cell office:value-type="float" office:value="3229">
            <text:p>3229</text:p>
          </table:table-cell>
          <table:table-cell office:value-type="float" office:value="3886">
            <text:p>3886</text:p>
          </table:table-cell>
          <table:table-cell office:value-type="float" office:value="3227">
            <text:p>3227</text:p>
          </table:table-cell>
          <table:table-cell office:value-type="float" office:value="2920">
            <text:p>2920</text:p>
          </table:table-cell>
          <table:table-cell office:value-type="float" office:value="2906">
            <text:p>2906</text:p>
          </table:table-cell>
          <table:table-cell office:value-type="float" office:value="2910">
            <text:p>2910</text:p>
          </table:table-cell>
          <table:table-cell office:value-type="float" office:value="4520">
            <text:p>4520</text:p>
          </table:table-cell>
          <table:table-cell office:value-type="float" office:value="2903">
            <text:p>2903</text:p>
          </table:table-cell>
          <table:table-cell office:value-type="float" office:value="2911">
            <text:p>2911</text:p>
          </table:table-cell>
          <table:table-cell office:value-type="float" office:value="3530">
            <text:p>3530</text:p>
          </table:table-cell>
          <table:table-cell office:value-type="float" office:value="2941">
            <text:p>2941</text:p>
          </table:table-cell>
          <table:table-cell office:value-type="float" office:value="2918">
            <text:p>2918</text:p>
          </table:table-cell>
          <table:table-cell office:value-type="float" office:value="3554">
            <text:p>3554</text:p>
          </table:table-cell>
          <table:table-cell office:value-type="float" office:value="3201.3">
            <text:p>3201.3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4735">
            <text:p>4735</text:p>
          </table:table-cell>
          <table:table-cell office:value-type="float" office:value="3672">
            <text:p>3672</text:p>
          </table:table-cell>
          <table:table-cell office:value-type="float" office:value="3626">
            <text:p>3626</text:p>
          </table:table-cell>
          <table:table-cell office:value-type="float" office:value="3654">
            <text:p>3654</text:p>
          </table:table-cell>
          <table:table-cell office:value-type="float" office:value="3640">
            <text:p>3640</text:p>
          </table:table-cell>
          <table:table-cell office:value-type="float" office:value="3720">
            <text:p>3720</text:p>
          </table:table-cell>
          <table:table-cell office:value-type="float" office:value="3610">
            <text:p>3610</text:p>
          </table:table-cell>
          <table:table-cell office:value-type="float" office:value="3601">
            <text:p>3601</text:p>
          </table:table-cell>
          <table:table-cell office:value-type="float" office:value="3586">
            <text:p>3586</text:p>
          </table:table-cell>
          <table:table-cell office:value-type="float" office:value="3668">
            <text:p>3668</text:p>
          </table:table-cell>
          <table:table-cell office:value-type="float" office:value="3751.2">
            <text:p>3751.2</text:p>
          </table:table-cell>
          <table:table-cell office:value-type="float" office:value="3698">
            <text:p>3698</text:p>
          </table:table-cell>
          <table:table-cell office:value-type="float" office:value="3630">
            <text:p>3630</text:p>
          </table:table-cell>
          <table:table-cell office:value-type="float" office:value="3647">
            <text:p>3647</text:p>
          </table:table-cell>
          <table:table-cell office:value-type="float" office:value="3604">
            <text:p>3604</text:p>
          </table:table-cell>
          <table:table-cell office:value-type="float" office:value="3586">
            <text:p>3586</text:p>
          </table:table-cell>
          <table:table-cell office:value-type="float" office:value="3646">
            <text:p>3646</text:p>
          </table:table-cell>
          <table:table-cell office:value-type="float" office:value="3586">
            <text:p>3586</text:p>
          </table:table-cell>
          <table:table-cell office:value-type="float" office:value="3615">
            <text:p>3615</text:p>
          </table:table-cell>
          <table:table-cell office:value-type="float" office:value="3560">
            <text:p>3560</text:p>
          </table:table-cell>
          <table:table-cell office:value-type="float" office:value="3633">
            <text:p>3633</text:p>
          </table:table-cell>
          <table:table-cell office:value-type="float" office:value="3620.5">
            <text:p>3620.5</text:p>
          </table:table-cell>
          <table:table-cell office:value-type="float" office:value="3864">
            <text:p>3864</text:p>
          </table:table-cell>
          <table:table-cell office:value-type="float" office:value="3542">
            <text:p>3542</text:p>
          </table:table-cell>
          <table:table-cell office:value-type="float" office:value="3596">
            <text:p>3596</text:p>
          </table:table-cell>
          <table:table-cell office:value-type="float" office:value="3586">
            <text:p>3586</text:p>
          </table:table-cell>
          <table:table-cell office:value-type="float" office:value="3553">
            <text:p>3553</text:p>
          </table:table-cell>
          <table:table-cell office:value-type="float" office:value="3547">
            <text:p>3547</text:p>
          </table:table-cell>
          <table:table-cell office:value-type="float" office:value="3564">
            <text:p>3564</text:p>
          </table:table-cell>
          <table:table-cell office:value-type="float" office:value="3524">
            <text:p>3524</text:p>
          </table:table-cell>
          <table:table-cell office:value-type="float" office:value="3549">
            <text:p>3549</text:p>
          </table:table-cell>
          <table:table-cell office:value-type="float" office:value="3569">
            <text:p>3569</text:p>
          </table:table-cell>
          <table:table-cell office:value-type="float" office:value="3589.4">
            <text:p>3589.4</text:p>
          </table:table-cell>
          <table:table-cell office:value-type="float" office:value="4072">
            <text:p>4072</text:p>
          </table:table-cell>
          <table:table-cell office:value-type="float" office:value="3808">
            <text:p>3808</text:p>
          </table:table-cell>
          <table:table-cell office:value-type="float" office:value="3815">
            <text:p>3815</text:p>
          </table:table-cell>
          <table:table-cell office:value-type="float" office:value="3771">
            <text:p>3771</text:p>
          </table:table-cell>
          <table:table-cell office:value-type="float" office:value="3851">
            <text:p>3851</text:p>
          </table:table-cell>
          <table:table-cell office:value-type="float" office:value="3824">
            <text:p>3824</text:p>
          </table:table-cell>
          <table:table-cell office:value-type="float" office:value="3818">
            <text:p>3818</text:p>
          </table:table-cell>
          <table:table-cell office:value-type="float" office:value="3765">
            <text:p>3765</text:p>
          </table:table-cell>
          <table:table-cell office:value-type="float" office:value="3816">
            <text:p>3816</text:p>
          </table:table-cell>
          <table:table-cell office:value-type="float" office:value="4864">
            <text:p>4864</text:p>
          </table:table-cell>
          <table:table-cell office:value-type="float" office:value="3940.4">
            <text:p>3940.4</text:p>
          </table:table-cell>
          <table:table-cell office:value-type="float" office:value="73425">
            <text:p>73425</text:p>
          </table:table-cell>
          <table:table-cell office:value-type="float" office:value="66602">
            <text:p>66602</text:p>
          </table:table-cell>
          <table:table-cell office:value-type="float" office:value="68337">
            <text:p>68337</text:p>
          </table:table-cell>
          <table:table-cell office:value-type="float" office:value="68912">
            <text:p>68912</text:p>
          </table:table-cell>
          <table:table-cell office:value-type="float" office:value="71618">
            <text:p>71618</text:p>
          </table:table-cell>
          <table:table-cell office:value-type="float" office:value="65633">
            <text:p>65633</text:p>
          </table:table-cell>
          <table:table-cell office:value-type="float" office:value="72115">
            <text:p>72115</text:p>
          </table:table-cell>
          <table:table-cell office:value-type="float" office:value="69421">
            <text:p>69421</text:p>
          </table:table-cell>
          <table:table-cell office:value-type="float" office:value="69115">
            <text:p>69115</text:p>
          </table:table-cell>
          <table:table-cell office:value-type="float" office:value="70140">
            <text:p>70140</text:p>
          </table:table-cell>
          <table:table-cell office:value-type="float" office:value="69531.8">
            <text:p>69531.8</text:p>
          </table:table-cell>
          <table:table-cell office:value-type="float" office:value="59246">
            <text:p>59246</text:p>
          </table:table-cell>
          <table:table-cell office:value-type="float" office:value="62419">
            <text:p>62419</text:p>
          </table:table-cell>
          <table:table-cell office:value-type="float" office:value="54877">
            <text:p>54877</text:p>
          </table:table-cell>
          <table:table-cell office:value-type="float" office:value="55195">
            <text:p>55195</text:p>
          </table:table-cell>
          <table:table-cell office:value-type="float" office:value="59323">
            <text:p>59323</text:p>
          </table:table-cell>
          <table:table-cell office:value-type="float" office:value="55199">
            <text:p>55199</text:p>
          </table:table-cell>
          <table:table-cell office:value-type="float" office:value="55595">
            <text:p>55595</text:p>
          </table:table-cell>
          <table:table-cell office:value-type="float" office:value="55551">
            <text:p>55551</text:p>
          </table:table-cell>
          <table:table-cell office:value-type="float" office:value="57086">
            <text:p>57086</text:p>
          </table:table-cell>
          <table:table-cell office:value-type="float" office:value="54691">
            <text:p>54691</text:p>
          </table:table-cell>
          <table:table-cell office:value-type="float" office:value="56918.2">
            <text:p>56918.2</text:p>
          </table:table-cell>
          <table:table-cell office:value-type="float" office:value="3066">
            <text:p>3066</text:p>
          </table:table-cell>
          <table:table-cell office:value-type="float" office:value="3060">
            <text:p>3060</text:p>
          </table:table-cell>
          <table:table-cell office:value-type="float" office:value="3063">
            <text:p>3063</text:p>
          </table:table-cell>
          <table:table-cell office:value-type="float" office:value="3083">
            <text:p>3083</text:p>
          </table:table-cell>
          <table:table-cell office:value-type="float" office:value="3035">
            <text:p>3035</text:p>
          </table:table-cell>
          <table:table-cell office:value-type="float" office:value="3019">
            <text:p>3019</text:p>
          </table:table-cell>
          <table:table-cell office:value-type="float" office:value="3037">
            <text:p>3037</text:p>
          </table:table-cell>
          <table:table-cell office:value-type="float" office:value="3043">
            <text:p>3043</text:p>
          </table:table-cell>
          <table:table-cell office:value-type="float" office:value="3035">
            <text:p>3035</text:p>
          </table:table-cell>
          <table:table-cell office:value-type="float" office:value="3103">
            <text:p>3103</text:p>
          </table:table-cell>
          <table:table-cell office:value-type="float" office:value="3054.4">
            <text:p>3054.4</text:p>
          </table:table-cell>
          <table:table-cell office:value-type="float" office:value="2403">
            <text:p>2403</text:p>
          </table:table-cell>
          <table:table-cell office:value-type="float" office:value="2394">
            <text:p>2394</text:p>
          </table:table-cell>
          <table:table-cell office:value-type="float" office:value="2367">
            <text:p>2367</text:p>
          </table:table-cell>
          <table:table-cell office:value-type="float" office:value="2453">
            <text:p>2453</text:p>
          </table:table-cell>
          <table:table-cell office:value-type="float" office:value="2387">
            <text:p>2387</text:p>
          </table:table-cell>
          <table:table-cell office:value-type="float" office:value="2417">
            <text:p>2417</text:p>
          </table:table-cell>
          <table:table-cell office:value-type="float" office:value="2346">
            <text:p>2346</text:p>
          </table:table-cell>
          <table:table-cell office:value-type="float" office:value="2414">
            <text:p>2414</text:p>
          </table:table-cell>
          <table:table-cell office:value-type="float" office:value="2392">
            <text:p>2392</text:p>
          </table:table-cell>
          <table:table-cell office:value-type="float" office:value="2383">
            <text:p>2383</text:p>
          </table:table-cell>
          <table:table-cell office:value-type="float" office:value="2395.6">
            <text:p>2395.6</text:p>
          </table:table-cell>
          <table:table-cell office:value-type="float" office:value="2939">
            <text:p>2939</text:p>
          </table:table-cell>
          <table:table-cell office:value-type="float" office:value="2907">
            <text:p>2907</text:p>
          </table:table-cell>
          <table:table-cell office:value-type="float" office:value="2943">
            <text:p>2943</text:p>
          </table:table-cell>
          <table:table-cell office:value-type="float" office:value="2923">
            <text:p>2923</text:p>
          </table:table-cell>
          <table:table-cell office:value-type="float" office:value="2922">
            <text:p>2922</text:p>
          </table:table-cell>
          <table:table-cell office:value-type="float" office:value="2947">
            <text:p>2947</text:p>
          </table:table-cell>
          <table:table-cell office:value-type="float" office:value="2945">
            <text:p>2945</text:p>
          </table:table-cell>
          <table:table-cell office:value-type="float" office:value="2916">
            <text:p>2916</text:p>
          </table:table-cell>
          <table:table-cell office:value-type="float" office:value="2932">
            <text:p>2932</text:p>
          </table:table-cell>
          <table:table-cell office:value-type="float" office:value="2914">
            <text:p>2914</text:p>
          </table:table-cell>
          <table:table-cell office:value-type="float" office:value="2928.8">
            <text:p>2928.8</text:p>
          </table:table-cell>
          <table:table-cell office:value-type="float" office:value="3269">
            <text:p>3269</text:p>
          </table:table-cell>
          <table:table-cell office:value-type="float" office:value="3232">
            <text:p>3232</text:p>
          </table:table-cell>
          <table:table-cell office:value-type="float" office:value="3268">
            <text:p>3268</text:p>
          </table:table-cell>
          <table:table-cell office:value-type="float" office:value="3266">
            <text:p>3266</text:p>
          </table:table-cell>
          <table:table-cell office:value-type="float" office:value="3339">
            <text:p>3339</text:p>
          </table:table-cell>
          <table:table-cell office:value-type="float" office:value="3282">
            <text:p>3282</text:p>
          </table:table-cell>
          <table:table-cell office:value-type="float" office:value="3284">
            <text:p>3284</text:p>
          </table:table-cell>
          <table:table-cell office:value-type="float" office:value="3349">
            <text:p>3349</text:p>
          </table:table-cell>
          <table:table-cell office:value-type="float" office:value="3270">
            <text:p>3270</text:p>
          </table:table-cell>
          <table:table-cell office:value-type="float" office:value="3267">
            <text:p>3267</text:p>
          </table:table-cell>
          <table:table-cell office:value-type="float" office:value="3282.6">
            <text:p>3282.6</text:p>
          </table:table-cell>
          <table:table-cell office:value-type="float" office:value="3139">
            <text:p>3139</text:p>
          </table:table-cell>
          <table:table-cell office:value-type="float" office:value="3161">
            <text:p>3161</text:p>
          </table:table-cell>
          <table:table-cell office:value-type="float" office:value="3163">
            <text:p>3163</text:p>
          </table:table-cell>
          <table:table-cell office:value-type="float" office:value="3152">
            <text:p>3152</text:p>
          </table:table-cell>
          <table:table-cell office:value-type="float" office:value="3124">
            <text:p>3124</text:p>
          </table:table-cell>
          <table:table-cell office:value-type="float" office:value="3110">
            <text:p>3110</text:p>
          </table:table-cell>
          <table:table-cell office:value-type="float" office:value="3095">
            <text:p>3095</text:p>
          </table:table-cell>
          <table:table-cell office:value-type="float" office:value="3114">
            <text:p>3114</text:p>
          </table:table-cell>
          <table:table-cell office:value-type="float" office:value="3104">
            <text:p>3104</text:p>
          </table:table-cell>
          <table:table-cell office:value-type="float" office:value="3143">
            <text:p>3143</text:p>
          </table:table-cell>
          <table:table-cell office:value-type="float" office:value="3130.5">
            <text:p>3130.5</text:p>
          </table:table-cell>
          <table:table-cell office:value-type="float" office:value="2984">
            <text:p>2984</text:p>
          </table:table-cell>
          <table:table-cell office:value-type="float" office:value="3014">
            <text:p>3014</text:p>
          </table:table-cell>
          <table:table-cell office:value-type="float" office:value="2990">
            <text:p>2990</text:p>
          </table:table-cell>
          <table:table-cell office:value-type="float" office:value="3037">
            <text:p>3037</text:p>
          </table:table-cell>
          <table:table-cell office:value-type="float" office:value="3025">
            <text:p>3025</text:p>
          </table:table-cell>
          <table:table-cell office:value-type="float" office:value="3022">
            <text:p>3022</text:p>
          </table:table-cell>
          <table:table-cell office:value-type="float" office:value="3013">
            <text:p>3013</text:p>
          </table:table-cell>
          <table:table-cell office:value-type="float" office:value="2985">
            <text:p>2985</text:p>
          </table:table-cell>
          <table:table-cell office:value-type="float" office:value="2984">
            <text:p>2984</text:p>
          </table:table-cell>
          <table:table-cell office:value-type="float" office:value="2989">
            <text:p>2989</text:p>
          </table:table-cell>
          <table:table-cell office:value-type="float" office:value="3004.3">
            <text:p>3004.3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727">
            <text:p>3727</text:p>
          </table:table-cell>
          <table:table-cell office:value-type="float" office:value="3746">
            <text:p>3746</text:p>
          </table:table-cell>
          <table:table-cell office:value-type="float" office:value="3667">
            <text:p>3667</text:p>
          </table:table-cell>
          <table:table-cell office:value-type="float" office:value="3830">
            <text:p>3830</text:p>
          </table:table-cell>
          <table:table-cell office:value-type="float" office:value="3751">
            <text:p>3751</text:p>
          </table:table-cell>
          <table:table-cell office:value-type="float" office:value="3700">
            <text:p>3700</text:p>
          </table:table-cell>
          <table:table-cell office:value-type="float" office:value="3810">
            <text:p>3810</text:p>
          </table:table-cell>
          <table:table-cell office:value-type="float" office:value="3711">
            <text:p>3711</text:p>
          </table:table-cell>
          <table:table-cell office:value-type="float" office:value="3695">
            <text:p>3695</text:p>
          </table:table-cell>
          <table:table-cell office:value-type="float" office:value="3799">
            <text:p>3799</text:p>
          </table:table-cell>
          <table:table-cell office:value-type="float" office:value="3743.6">
            <text:p>3743.6</text:p>
          </table:table-cell>
          <table:table-cell office:value-type="float" office:value="3729">
            <text:p>3729</text:p>
          </table:table-cell>
          <table:table-cell office:value-type="float" office:value="3750">
            <text:p>3750</text:p>
          </table:table-cell>
          <table:table-cell office:value-type="float" office:value="3809">
            <text:p>3809</text:p>
          </table:table-cell>
          <table:table-cell office:value-type="float" office:value="3702">
            <text:p>3702</text:p>
          </table:table-cell>
          <table:table-cell office:value-type="float" office:value="3720">
            <text:p>3720</text:p>
          </table:table-cell>
          <table:table-cell office:value-type="float" office:value="3685">
            <text:p>3685</text:p>
          </table:table-cell>
          <table:table-cell office:value-type="float" office:value="3718">
            <text:p>3718</text:p>
          </table:table-cell>
          <table:table-cell office:value-type="float" office:value="3641">
            <text:p>3641</text:p>
          </table:table-cell>
          <table:table-cell office:value-type="float" office:value="3681">
            <text:p>3681</text:p>
          </table:table-cell>
          <table:table-cell office:value-type="float" office:value="3707">
            <text:p>3707</text:p>
          </table:table-cell>
          <table:table-cell office:value-type="float" office:value="3714.2">
            <text:p>3714.2</text:p>
          </table:table-cell>
          <table:table-cell office:value-type="float" office:value="3692">
            <text:p>3692</text:p>
          </table:table-cell>
          <table:table-cell office:value-type="float" office:value="3649">
            <text:p>3649</text:p>
          </table:table-cell>
          <table:table-cell office:value-type="float" office:value="3691">
            <text:p>3691</text:p>
          </table:table-cell>
          <table:table-cell office:value-type="float" office:value="4365">
            <text:p>4365</text:p>
          </table:table-cell>
          <table:table-cell office:value-type="float" office:value="3681">
            <text:p>3681</text:p>
          </table:table-cell>
          <table:table-cell office:value-type="float" office:value="3672">
            <text:p>3672</text:p>
          </table:table-cell>
          <table:table-cell office:value-type="float" office:value="3673">
            <text:p>3673</text:p>
          </table:table-cell>
          <table:table-cell office:value-type="float" office:value="3743">
            <text:p>3743</text:p>
          </table:table-cell>
          <table:table-cell office:value-type="float" office:value="3640">
            <text:p>3640</text:p>
          </table:table-cell>
          <table:table-cell office:value-type="float" office:value="3696">
            <text:p>3696</text:p>
          </table:table-cell>
          <table:table-cell office:value-type="float" office:value="3750.2">
            <text:p>3750.2</text:p>
          </table:table-cell>
          <table:table-cell office:value-type="float" office:value="3889">
            <text:p>3889</text:p>
          </table:table-cell>
          <table:table-cell office:value-type="float" office:value="3946">
            <text:p>3946</text:p>
          </table:table-cell>
          <table:table-cell office:value-type="float" office:value="3981">
            <text:p>3981</text:p>
          </table:table-cell>
          <table:table-cell office:value-type="float" office:value="4481">
            <text:p>4481</text:p>
          </table:table-cell>
          <table:table-cell office:value-type="float" office:value="3939">
            <text:p>3939</text:p>
          </table:table-cell>
          <table:table-cell office:value-type="float" office:value="3967">
            <text:p>3967</text:p>
          </table:table-cell>
          <table:table-cell office:value-type="float" office:value="3995">
            <text:p>3995</text:p>
          </table:table-cell>
          <table:table-cell office:value-type="float" office:value="3956">
            <text:p>3956</text:p>
          </table:table-cell>
          <table:table-cell office:value-type="float" office:value="3957">
            <text:p>3957</text:p>
          </table:table-cell>
          <table:table-cell office:value-type="float" office:value="3989">
            <text:p>3989</text:p>
          </table:table-cell>
          <table:table-cell office:value-type="float" office:value="4010">
            <text:p>4010</text:p>
          </table:table-cell>
          <table:table-cell office:value-type="float" office:value="73742">
            <text:p>73742</text:p>
          </table:table-cell>
          <table:table-cell office:value-type="float" office:value="69171">
            <text:p>69171</text:p>
          </table:table-cell>
          <table:table-cell office:value-type="float" office:value="68513">
            <text:p>68513</text:p>
          </table:table-cell>
          <table:table-cell office:value-type="float" office:value="69172">
            <text:p>69172</text:p>
          </table:table-cell>
          <table:table-cell office:value-type="float" office:value="69432">
            <text:p>69432</text:p>
          </table:table-cell>
          <table:table-cell office:value-type="float" office:value="74987">
            <text:p>74987</text:p>
          </table:table-cell>
          <table:table-cell office:value-type="float" office:value="70287">
            <text:p>70287</text:p>
          </table:table-cell>
          <table:table-cell office:value-type="float" office:value="69136">
            <text:p>69136</text:p>
          </table:table-cell>
          <table:table-cell office:value-type="float" office:value="80842">
            <text:p>80842</text:p>
          </table:table-cell>
          <table:table-cell office:value-type="float" office:value="74386">
            <text:p>74386</text:p>
          </table:table-cell>
          <table:table-cell office:value-type="float" office:value="71966.8">
            <text:p>71966.8</text:p>
          </table:table-cell>
          <table:table-cell office:value-type="float" office:value="62950">
            <text:p>62950</text:p>
          </table:table-cell>
          <table:table-cell office:value-type="float" office:value="61883">
            <text:p>61883</text:p>
          </table:table-cell>
          <table:table-cell office:value-type="float" office:value="57653">
            <text:p>57653</text:p>
          </table:table-cell>
          <table:table-cell office:value-type="float" office:value="58285">
            <text:p>58285</text:p>
          </table:table-cell>
          <table:table-cell office:value-type="float" office:value="62827">
            <text:p>62827</text:p>
          </table:table-cell>
          <table:table-cell office:value-type="float" office:value="57949">
            <text:p>57949</text:p>
          </table:table-cell>
          <table:table-cell office:value-type="float" office:value="63101">
            <text:p>63101</text:p>
          </table:table-cell>
          <table:table-cell office:value-type="float" office:value="64447">
            <text:p>64447</text:p>
          </table:table-cell>
          <table:table-cell office:value-type="float" office:value="59443">
            <text:p>59443</text:p>
          </table:table-cell>
          <table:table-cell office:value-type="float" office:value="57896">
            <text:p>57896</text:p>
          </table:table-cell>
          <table:table-cell office:value-type="float" office:value="60643.4">
            <text:p>60643.4</text:p>
          </table:table-cell>
          <table:table-cell office:value-type="float" office:value="3195">
            <text:p>3195</text:p>
          </table:table-cell>
          <table:table-cell office:value-type="float" office:value="3113">
            <text:p>3113</text:p>
          </table:table-cell>
          <table:table-cell office:value-type="float" office:value="3124">
            <text:p>3124</text:p>
          </table:table-cell>
          <table:table-cell office:value-type="float" office:value="3170">
            <text:p>3170</text:p>
          </table:table-cell>
          <table:table-cell office:value-type="float" office:value="3279">
            <text:p>3279</text:p>
          </table:table-cell>
          <table:table-cell office:value-type="float" office:value="3182">
            <text:p>3182</text:p>
          </table:table-cell>
          <table:table-cell office:value-type="float" office:value="3432">
            <text:p>3432</text:p>
          </table:table-cell>
          <table:table-cell office:value-type="float" office:value="3140">
            <text:p>3140</text:p>
          </table:table-cell>
          <table:table-cell office:value-type="float" office:value="3128">
            <text:p>3128</text:p>
          </table:table-cell>
          <table:table-cell office:value-type="float" office:value="3151">
            <text:p>3151</text:p>
          </table:table-cell>
          <table:table-cell office:value-type="float" office:value="3191.4">
            <text:p>3191.4</text:p>
          </table:table-cell>
          <table:table-cell office:value-type="float" office:value="2445">
            <text:p>2445</text:p>
          </table:table-cell>
          <table:table-cell office:value-type="float" office:value="2464">
            <text:p>2464</text:p>
          </table:table-cell>
          <table:table-cell office:value-type="float" office:value="2475">
            <text:p>2475</text:p>
          </table:table-cell>
          <table:table-cell office:value-type="float" office:value="2431">
            <text:p>2431</text:p>
          </table:table-cell>
          <table:table-cell office:value-type="float" office:value="2494">
            <text:p>2494</text:p>
          </table:table-cell>
          <table:table-cell office:value-type="float" office:value="2440">
            <text:p>2440</text:p>
          </table:table-cell>
          <table:table-cell office:value-type="float" office:value="3886">
            <text:p>3886</text:p>
          </table:table-cell>
          <table:table-cell office:value-type="float" office:value="2500">
            <text:p>2500</text:p>
          </table:table-cell>
          <table:table-cell office:value-type="float" office:value="2463">
            <text:p>2463</text:p>
          </table:table-cell>
          <table:table-cell office:value-type="float" office:value="2507">
            <text:p>2507</text:p>
          </table:table-cell>
          <table:table-cell office:value-type="float" office:value="2610.5">
            <text:p>2610.5</text:p>
          </table:table-cell>
          <table:table-cell office:value-type="float" office:value="3009">
            <text:p>3009</text:p>
          </table:table-cell>
          <table:table-cell office:value-type="float" office:value="4821">
            <text:p>4821</text:p>
          </table:table-cell>
          <table:table-cell office:value-type="float" office:value="3009">
            <text:p>3009</text:p>
          </table:table-cell>
          <table:table-cell office:value-type="float" office:value="2996">
            <text:p>2996</text:p>
          </table:table-cell>
          <table:table-cell office:value-type="float" office:value="3061">
            <text:p>3061</text:p>
          </table:table-cell>
          <table:table-cell office:value-type="float" office:value="3811">
            <text:p>3811</text:p>
          </table:table-cell>
          <table:table-cell office:value-type="float" office:value="3724">
            <text:p>3724</text:p>
          </table:table-cell>
          <table:table-cell office:value-type="float" office:value="3001">
            <text:p>3001</text:p>
          </table:table-cell>
          <table:table-cell office:value-type="float" office:value="2998">
            <text:p>2998</text:p>
          </table:table-cell>
          <table:table-cell office:value-type="float" office:value="3012">
            <text:p>3012</text:p>
          </table:table-cell>
          <table:table-cell office:value-type="float" office:value="3344.2">
            <text:p>3344.2</text:p>
          </table:table-cell>
          <table:table-cell office:value-type="float" office:value="3415">
            <text:p>3415</text:p>
          </table:table-cell>
          <table:table-cell office:value-type="float" office:value="4168">
            <text:p>4168</text:p>
          </table:table-cell>
          <table:table-cell office:value-type="float" office:value="3376">
            <text:p>3376</text:p>
          </table:table-cell>
          <table:table-cell office:value-type="float" office:value="3362">
            <text:p>3362</text:p>
          </table:table-cell>
          <table:table-cell office:value-type="float" office:value="3342">
            <text:p>3342</text:p>
          </table:table-cell>
          <table:table-cell office:value-type="float" office:value="4717">
            <text:p>4717</text:p>
          </table:table-cell>
          <table:table-cell office:value-type="float" office:value="3955">
            <text:p>3955</text:p>
          </table:table-cell>
          <table:table-cell office:value-type="float" office:value="3378">
            <text:p>3378</text:p>
          </table:table-cell>
          <table:table-cell office:value-type="float" office:value="3346">
            <text:p>3346</text:p>
          </table:table-cell>
          <table:table-cell office:value-type="float" office:value="3395">
            <text:p>3395</text:p>
          </table:table-cell>
          <table:table-cell office:value-type="float" office:value="3645.4">
            <text:p>3645.4</text:p>
          </table:table-cell>
          <table:table-cell office:value-type="float" office:value="3218">
            <text:p>3218</text:p>
          </table:table-cell>
          <table:table-cell office:value-type="float" office:value="3745">
            <text:p>3745</text:p>
          </table:table-cell>
          <table:table-cell office:value-type="float" office:value="3220">
            <text:p>3220</text:p>
          </table:table-cell>
          <table:table-cell office:value-type="float" office:value="3193">
            <text:p>3193</text:p>
          </table:table-cell>
          <table:table-cell office:value-type="float" office:value="3207">
            <text:p>3207</text:p>
          </table:table-cell>
          <table:table-cell office:value-type="float" office:value="3976">
            <text:p>3976</text:p>
          </table:table-cell>
          <table:table-cell office:value-type="float" office:value="3435">
            <text:p>3435</text:p>
          </table:table-cell>
          <table:table-cell office:value-type="float" office:value="3194">
            <text:p>3194</text:p>
          </table:table-cell>
          <table:table-cell office:value-type="float" office:value="3220">
            <text:p>3220</text:p>
          </table:table-cell>
          <table:table-cell office:value-type="float" office:value="3225">
            <text:p>3225</text:p>
          </table:table-cell>
          <table:table-cell office:value-type="float" office:value="3363.3">
            <text:p>3363.3</text:p>
          </table:table-cell>
          <table:table-cell office:value-type="float" office:value="3098">
            <text:p>3098</text:p>
          </table:table-cell>
          <table:table-cell office:value-type="float" office:value="3288">
            <text:p>3288</text:p>
          </table:table-cell>
          <table:table-cell office:value-type="float" office:value="3097">
            <text:p>3097</text:p>
          </table:table-cell>
          <table:table-cell office:value-type="float" office:value="3067">
            <text:p>3067</text:p>
          </table:table-cell>
          <table:table-cell office:value-type="float" office:value="3128">
            <text:p>3128</text:p>
          </table:table-cell>
          <table:table-cell office:value-type="float" office:value="3412">
            <text:p>3412</text:p>
          </table:table-cell>
          <table:table-cell office:value-type="float" office:value="3126">
            <text:p>3126</text:p>
          </table:table-cell>
          <table:table-cell office:value-type="float" office:value="3125">
            <text:p>3125</text:p>
          </table:table-cell>
          <table:table-cell office:value-type="float" office:value="3153">
            <text:p>3153</text:p>
          </table:table-cell>
          <table:table-cell office:value-type="float" office:value="3135">
            <text:p>3135</text:p>
          </table:table-cell>
          <table:table-cell office:value-type="float" office:value="3162.9">
            <text:p>3162.9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4990">
            <text:p>4990</text:p>
          </table:table-cell>
          <table:table-cell office:value-type="float" office:value="3863">
            <text:p>3863</text:p>
          </table:table-cell>
          <table:table-cell office:value-type="float" office:value="3896">
            <text:p>3896</text:p>
          </table:table-cell>
          <table:table-cell office:value-type="float" office:value="3800">
            <text:p>3800</text:p>
          </table:table-cell>
          <table:table-cell office:value-type="float" office:value="3829">
            <text:p>3829</text:p>
          </table:table-cell>
          <table:table-cell office:value-type="float" office:value="3873">
            <text:p>3873</text:p>
          </table:table-cell>
          <table:table-cell office:value-type="float" office:value="3824">
            <text:p>3824</text:p>
          </table:table-cell>
          <table:table-cell office:value-type="float" office:value="3852">
            <text:p>3852</text:p>
          </table:table-cell>
          <table:table-cell office:value-type="float" office:value="3971">
            <text:p>3971</text:p>
          </table:table-cell>
          <table:table-cell office:value-type="float" office:value="3886">
            <text:p>3886</text:p>
          </table:table-cell>
          <table:table-cell office:value-type="float" office:value="3978.4">
            <text:p>3978.4</text:p>
          </table:table-cell>
          <table:table-cell office:value-type="float" office:value="3714">
            <text:p>3714</text:p>
          </table:table-cell>
          <table:table-cell office:value-type="float" office:value="3802">
            <text:p>3802</text:p>
          </table:table-cell>
          <table:table-cell office:value-type="float" office:value="3829">
            <text:p>3829</text:p>
          </table:table-cell>
          <table:table-cell office:value-type="float" office:value="3848">
            <text:p>3848</text:p>
          </table:table-cell>
          <table:table-cell office:value-type="float" office:value="3855">
            <text:p>3855</text:p>
          </table:table-cell>
          <table:table-cell office:value-type="float" office:value="3778">
            <text:p>3778</text:p>
          </table:table-cell>
          <table:table-cell office:value-type="float" office:value="3760">
            <text:p>3760</text:p>
          </table:table-cell>
          <table:table-cell office:value-type="float" office:value="3744">
            <text:p>3744</text:p>
          </table:table-cell>
          <table:table-cell office:value-type="float" office:value="3755">
            <text:p>3755</text:p>
          </table:table-cell>
          <table:table-cell office:value-type="float" office:value="3816">
            <text:p>3816</text:p>
          </table:table-cell>
          <table:table-cell office:value-type="float" office:value="3790.1">
            <text:p>3790.1</text:p>
          </table:table-cell>
          <table:table-cell office:value-type="float" office:value="3814">
            <text:p>3814</text:p>
          </table:table-cell>
          <table:table-cell office:value-type="float" office:value="3780">
            <text:p>3780</text:p>
          </table:table-cell>
          <table:table-cell office:value-type="float" office:value="3800">
            <text:p>3800</text:p>
          </table:table-cell>
          <table:table-cell office:value-type="float" office:value="3793">
            <text:p>3793</text:p>
          </table:table-cell>
          <table:table-cell office:value-type="float" office:value="5722">
            <text:p>5722</text:p>
          </table:table-cell>
          <table:table-cell office:value-type="float" office:value="3765">
            <text:p>3765</text:p>
          </table:table-cell>
          <table:table-cell office:value-type="float" office:value="3745">
            <text:p>3745</text:p>
          </table:table-cell>
          <table:table-cell office:value-type="float" office:value="3770">
            <text:p>3770</text:p>
          </table:table-cell>
          <table:table-cell office:value-type="float" office:value="3794">
            <text:p>3794</text:p>
          </table:table-cell>
          <table:table-cell office:value-type="float" office:value="3757">
            <text:p>3757</text:p>
          </table:table-cell>
          <table:table-cell office:value-type="float" office:value="3974">
            <text:p>3974</text:p>
          </table:table-cell>
          <table:table-cell office:value-type="float" office:value="4084">
            <text:p>4084</text:p>
          </table:table-cell>
          <table:table-cell office:value-type="float" office:value="4065">
            <text:p>4065</text:p>
          </table:table-cell>
          <table:table-cell office:value-type="float" office:value="4093">
            <text:p>4093</text:p>
          </table:table-cell>
          <table:table-cell office:value-type="float" office:value="4079">
            <text:p>4079</text:p>
          </table:table-cell>
          <table:table-cell office:value-type="float" office:value="5258">
            <text:p>5258</text:p>
          </table:table-cell>
          <table:table-cell office:value-type="float" office:value="4041">
            <text:p>4041</text:p>
          </table:table-cell>
          <table:table-cell office:value-type="float" office:value="4036">
            <text:p>4036</text:p>
          </table:table-cell>
          <table:table-cell office:value-type="float" office:value="4077">
            <text:p>4077</text:p>
          </table:table-cell>
          <table:table-cell office:value-type="float" office:value="4059">
            <text:p>4059</text:p>
          </table:table-cell>
          <table:table-cell office:value-type="float" office:value="4068">
            <text:p>4068</text:p>
          </table:table-cell>
          <table:table-cell office:value-type="float" office:value="4186">
            <text:p>4186</text:p>
          </table:table-cell>
          <table:table-cell office:value-type="float" office:value="73244">
            <text:p>73244</text:p>
          </table:table-cell>
          <table:table-cell office:value-type="float" office:value="83292">
            <text:p>83292</text:p>
          </table:table-cell>
          <table:table-cell office:value-type="float" office:value="76113">
            <text:p>76113</text:p>
          </table:table-cell>
          <table:table-cell office:value-type="float" office:value="72407">
            <text:p>72407</text:p>
          </table:table-cell>
          <table:table-cell office:value-type="float" office:value="76086">
            <text:p>76086</text:p>
          </table:table-cell>
          <table:table-cell office:value-type="float" office:value="71851">
            <text:p>71851</text:p>
          </table:table-cell>
          <table:table-cell office:value-type="float" office:value="79070">
            <text:p>79070</text:p>
          </table:table-cell>
          <table:table-cell office:value-type="float" office:value="72486">
            <text:p>72486</text:p>
          </table:table-cell>
          <table:table-cell office:value-type="float" office:value="80678">
            <text:p>80678</text:p>
          </table:table-cell>
          <table:table-cell office:value-type="float" office:value="71354">
            <text:p>71354</text:p>
          </table:table-cell>
          <table:table-cell office:value-type="float" office:value="75658.1">
            <text:p>75658.1</text:p>
          </table:table-cell>
          <table:table-cell office:value-type="float" office:value="64548">
            <text:p>64548</text:p>
          </table:table-cell>
          <table:table-cell office:value-type="float" office:value="66740">
            <text:p>66740</text:p>
          </table:table-cell>
          <table:table-cell office:value-type="float" office:value="61483">
            <text:p>61483</text:p>
          </table:table-cell>
          <table:table-cell office:value-type="float" office:value="60755">
            <text:p>60755</text:p>
          </table:table-cell>
          <table:table-cell office:value-type="float" office:value="61737">
            <text:p>61737</text:p>
          </table:table-cell>
          <table:table-cell office:value-type="float" office:value="60732">
            <text:p>60732</text:p>
          </table:table-cell>
          <table:table-cell office:value-type="float" office:value="61789">
            <text:p>61789</text:p>
          </table:table-cell>
          <table:table-cell office:value-type="float" office:value="65253">
            <text:p>65253</text:p>
          </table:table-cell>
          <table:table-cell office:value-type="float" office:value="61530">
            <text:p>61530</text:p>
          </table:table-cell>
          <table:table-cell office:value-type="float" office:value="66310">
            <text:p>66310</text:p>
          </table:table-cell>
          <table:table-cell office:value-type="float" office:value="63087.7">
            <text:p>63087.7</text:p>
          </table:table-cell>
          <table:table-cell office:value-type="float" office:value="3256">
            <text:p>3256</text:p>
          </table:table-cell>
          <table:table-cell office:value-type="float" office:value="3282">
            <text:p>3282</text:p>
          </table:table-cell>
          <table:table-cell office:value-type="float" office:value="3343">
            <text:p>3343</text:p>
          </table:table-cell>
          <table:table-cell office:value-type="float" office:value="3217">
            <text:p>3217</text:p>
          </table:table-cell>
          <table:table-cell office:value-type="float" office:value="3229">
            <text:p>3229</text:p>
          </table:table-cell>
          <table:table-cell office:value-type="float" office:value="3211">
            <text:p>3211</text:p>
          </table:table-cell>
          <table:table-cell office:value-type="float" office:value="3205">
            <text:p>3205</text:p>
          </table:table-cell>
          <table:table-cell office:value-type="float" office:value="3221">
            <text:p>3221</text:p>
          </table:table-cell>
          <table:table-cell office:value-type="float" office:value="3264">
            <text:p>3264</text:p>
          </table:table-cell>
          <table:table-cell office:value-type="float" office:value="3241">
            <text:p>3241</text:p>
          </table:table-cell>
          <table:table-cell office:value-type="float" office:value="3246.9">
            <text:p>3246.9</text:p>
          </table:table-cell>
          <table:table-cell office:value-type="float" office:value="2533">
            <text:p>2533</text:p>
          </table:table-cell>
          <table:table-cell office:value-type="float" office:value="2515">
            <text:p>2515</text:p>
          </table:table-cell>
          <table:table-cell office:value-type="float" office:value="2497">
            <text:p>2497</text:p>
          </table:table-cell>
          <table:table-cell office:value-type="float" office:value="2565">
            <text:p>2565</text:p>
          </table:table-cell>
          <table:table-cell office:value-type="float" office:value="2562">
            <text:p>2562</text:p>
          </table:table-cell>
          <table:table-cell office:value-type="float" office:value="2544">
            <text:p>2544</text:p>
          </table:table-cell>
          <table:table-cell office:value-type="float" office:value="3546">
            <text:p>3546</text:p>
          </table:table-cell>
          <table:table-cell office:value-type="float" office:value="2566">
            <text:p>2566</text:p>
          </table:table-cell>
          <table:table-cell office:value-type="float" office:value="2528">
            <text:p>2528</text:p>
          </table:table-cell>
          <table:table-cell office:value-type="float" office:value="2553">
            <text:p>2553</text:p>
          </table:table-cell>
          <table:table-cell office:value-type="float" office:value="2640.9">
            <text:p>2640.9</text:p>
          </table:table-cell>
          <table:table-cell office:value-type="float" office:value="3148">
            <text:p>3148</text:p>
          </table:table-cell>
          <table:table-cell office:value-type="float" office:value="3100">
            <text:p>3100</text:p>
          </table:table-cell>
          <table:table-cell office:value-type="float" office:value="3093">
            <text:p>3093</text:p>
          </table:table-cell>
          <table:table-cell office:value-type="float" office:value="3091">
            <text:p>3091</text:p>
          </table:table-cell>
          <table:table-cell office:value-type="float" office:value="3123">
            <text:p>3123</text:p>
          </table:table-cell>
          <table:table-cell office:value-type="float" office:value="3165">
            <text:p>3165</text:p>
          </table:table-cell>
          <table:table-cell office:value-type="float" office:value="3155">
            <text:p>3155</text:p>
          </table:table-cell>
          <table:table-cell office:value-type="float" office:value="3082">
            <text:p>3082</text:p>
          </table:table-cell>
          <table:table-cell office:value-type="float" office:value="3083">
            <text:p>3083</text:p>
          </table:table-cell>
          <table:table-cell office:value-type="float" office:value="3114">
            <text:p>3114</text:p>
          </table:table-cell>
          <table:table-cell office:value-type="float" office:value="3115.4">
            <text:p>3115.4</text:p>
          </table:table-cell>
          <table:table-cell office:value-type="float" office:value="3459">
            <text:p>3459</text:p>
          </table:table-cell>
          <table:table-cell office:value-type="float" office:value="3485">
            <text:p>3485</text:p>
          </table:table-cell>
          <table:table-cell office:value-type="float" office:value="3512">
            <text:p>3512</text:p>
          </table:table-cell>
          <table:table-cell office:value-type="float" office:value="3471">
            <text:p>3471</text:p>
          </table:table-cell>
          <table:table-cell office:value-type="float" office:value="3481">
            <text:p>3481</text:p>
          </table:table-cell>
          <table:table-cell office:value-type="float" office:value="3492">
            <text:p>3492</text:p>
          </table:table-cell>
          <table:table-cell office:value-type="float" office:value="3470">
            <text:p>3470</text:p>
          </table:table-cell>
          <table:table-cell office:value-type="float" office:value="5289">
            <text:p>5289</text:p>
          </table:table-cell>
          <table:table-cell office:value-type="float" office:value="3514">
            <text:p>3514</text:p>
          </table:table-cell>
          <table:table-cell office:value-type="float" office:value="3455">
            <text:p>3455</text:p>
          </table:table-cell>
          <table:table-cell office:value-type="float" office:value="3662.8">
            <text:p>3662.8</text:p>
          </table:table-cell>
          <table:table-cell office:value-type="float" office:value="3365">
            <text:p>3365</text:p>
          </table:table-cell>
          <table:table-cell office:value-type="float" office:value="3328">
            <text:p>3328</text:p>
          </table:table-cell>
          <table:table-cell office:value-type="float" office:value="3354">
            <text:p>3354</text:p>
          </table:table-cell>
          <table:table-cell office:value-type="float" office:value="3311">
            <text:p>3311</text:p>
          </table:table-cell>
          <table:table-cell office:value-type="float" office:value="3330">
            <text:p>3330</text:p>
          </table:table-cell>
          <table:table-cell office:value-type="float" office:value="3359">
            <text:p>3359</text:p>
          </table:table-cell>
          <table:table-cell office:value-type="float" office:value="3337">
            <text:p>3337</text:p>
          </table:table-cell>
          <table:table-cell office:value-type="float" office:value="4104">
            <text:p>4104</text:p>
          </table:table-cell>
          <table:table-cell office:value-type="float" office:value="3337">
            <text:p>3337</text:p>
          </table:table-cell>
          <table:table-cell office:value-type="float" office:value="3334">
            <text:p>3334</text:p>
          </table:table-cell>
          <table:table-cell office:value-type="float" office:value="3415.9">
            <text:p>3415.9</text:p>
          </table:table-cell>
          <table:table-cell office:value-type="float" office:value="3178">
            <text:p>3178</text:p>
          </table:table-cell>
          <table:table-cell office:value-type="float" office:value="3198">
            <text:p>3198</text:p>
          </table:table-cell>
          <table:table-cell office:value-type="float" office:value="3223">
            <text:p>3223</text:p>
          </table:table-cell>
          <table:table-cell office:value-type="float" office:value="3203">
            <text:p>3203</text:p>
          </table:table-cell>
          <table:table-cell office:value-type="float" office:value="3165">
            <text:p>3165</text:p>
          </table:table-cell>
          <table:table-cell office:value-type="float" office:value="3196">
            <text:p>3196</text:p>
          </table:table-cell>
          <table:table-cell office:value-type="float" office:value="3206">
            <text:p>3206</text:p>
          </table:table-cell>
          <table:table-cell office:value-type="float" office:value="3729">
            <text:p>3729</text:p>
          </table:table-cell>
          <table:table-cell office:value-type="float" office:value="3211">
            <text:p>3211</text:p>
          </table:table-cell>
          <table:table-cell office:value-type="float" office:value="3236">
            <text:p>3236</text:p>
          </table:table-cell>
          <table:table-cell office:value-type="float" office:value="3254.5">
            <text:p>3254.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31">
            <text:p>5831</text:p>
          </table:table-cell>
          <table:table-cell office:value-type="float" office:value="3991">
            <text:p>3991</text:p>
          </table:table-cell>
          <table:table-cell office:value-type="float" office:value="5025">
            <text:p>5025</text:p>
          </table:table-cell>
          <table:table-cell office:value-type="float" office:value="3973">
            <text:p>3973</text:p>
          </table:table-cell>
          <table:table-cell office:value-type="float" office:value="4011">
            <text:p>4011</text:p>
          </table:table-cell>
          <table:table-cell office:value-type="float" office:value="3975">
            <text:p>3975</text:p>
          </table:table-cell>
          <table:table-cell office:value-type="float" office:value="4033">
            <text:p>4033</text:p>
          </table:table-cell>
          <table:table-cell office:value-type="float" office:value="3984">
            <text:p>3984</text:p>
          </table:table-cell>
          <table:table-cell office:value-type="float" office:value="3981">
            <text:p>3981</text:p>
          </table:table-cell>
          <table:table-cell office:value-type="float" office:value="4051">
            <text:p>4051</text:p>
          </table:table-cell>
          <table:table-cell office:value-type="float" office:value="4285.5">
            <text:p>4285.5</text:p>
          </table:table-cell>
          <table:table-cell office:value-type="float" office:value="5103">
            <text:p>5103</text:p>
          </table:table-cell>
          <table:table-cell office:value-type="float" office:value="4026">
            <text:p>4026</text:p>
          </table:table-cell>
          <table:table-cell office:value-type="float" office:value="4537">
            <text:p>4537</text:p>
          </table:table-cell>
          <table:table-cell office:value-type="float" office:value="3886">
            <text:p>3886</text:p>
          </table:table-cell>
          <table:table-cell office:value-type="float" office:value="3922">
            <text:p>3922</text:p>
          </table:table-cell>
          <table:table-cell office:value-type="float" office:value="3902">
            <text:p>3902</text:p>
          </table:table-cell>
          <table:table-cell office:value-type="float" office:value="3843">
            <text:p>3843</text:p>
          </table:table-cell>
          <table:table-cell office:value-type="float" office:value="3914">
            <text:p>3914</text:p>
          </table:table-cell>
          <table:table-cell office:value-type="float" office:value="3918">
            <text:p>3918</text:p>
          </table:table-cell>
          <table:table-cell office:value-type="float" office:value="3891">
            <text:p>3891</text:p>
          </table:table-cell>
          <table:table-cell office:value-type="float" office:value="4094.2">
            <text:p>4094.2</text:p>
          </table:table-cell>
          <table:table-cell office:value-type="float" office:value="5646">
            <text:p>5646</text:p>
          </table:table-cell>
          <table:table-cell office:value-type="float" office:value="4176">
            <text:p>4176</text:p>
          </table:table-cell>
          <table:table-cell office:value-type="float" office:value="4555">
            <text:p>4555</text:p>
          </table:table-cell>
          <table:table-cell office:value-type="float" office:value="3876">
            <text:p>3876</text:p>
          </table:table-cell>
          <table:table-cell office:value-type="float" office:value="3996">
            <text:p>3996</text:p>
          </table:table-cell>
          <table:table-cell office:value-type="float" office:value="3887">
            <text:p>3887</text:p>
          </table:table-cell>
          <table:table-cell office:value-type="float" office:value="3837">
            <text:p>3837</text:p>
          </table:table-cell>
          <table:table-cell office:value-type="float" office:value="3881">
            <text:p>3881</text:p>
          </table:table-cell>
          <table:table-cell office:value-type="float" office:value="3902">
            <text:p>3902</text:p>
          </table:table-cell>
          <table:table-cell office:value-type="float" office:value="5677">
            <text:p>5677</text:p>
          </table:table-cell>
          <table:table-cell office:value-type="float" office:value="4343.3">
            <text:p>4343.3</text:p>
          </table:table-cell>
          <table:table-cell office:value-type="float" office:value="5071">
            <text:p>5071</text:p>
          </table:table-cell>
          <table:table-cell office:value-type="float" office:value="4189">
            <text:p>4189</text:p>
          </table:table-cell>
          <table:table-cell office:value-type="float" office:value="4153">
            <text:p>4153</text:p>
          </table:table-cell>
          <table:table-cell office:value-type="float" office:value="4183">
            <text:p>4183</text:p>
          </table:table-cell>
          <table:table-cell office:value-type="float" office:value="4155">
            <text:p>4155</text:p>
          </table:table-cell>
          <table:table-cell office:value-type="float" office:value="4133">
            <text:p>4133</text:p>
          </table:table-cell>
          <table:table-cell office:value-type="float" office:value="4205">
            <text:p>4205</text:p>
          </table:table-cell>
          <table:table-cell office:value-type="float" office:value="4195">
            <text:p>4195</text:p>
          </table:table-cell>
          <table:table-cell office:value-type="float" office:value="4157">
            <text:p>4157</text:p>
          </table:table-cell>
          <table:table-cell office:value-type="float" office:value="6219">
            <text:p>6219</text:p>
          </table:table-cell>
          <table:table-cell office:value-type="float" office:value="4466">
            <text:p>4466</text:p>
          </table:table-cell>
          <table:table-cell office:value-type="float" office:value="77242">
            <text:p>77242</text:p>
          </table:table-cell>
          <table:table-cell office:value-type="float" office:value="75744">
            <text:p>75744</text:p>
          </table:table-cell>
          <table:table-cell office:value-type="float" office:value="76140">
            <text:p>76140</text:p>
          </table:table-cell>
          <table:table-cell office:value-type="float" office:value="76787">
            <text:p>76787</text:p>
          </table:table-cell>
          <table:table-cell office:value-type="float" office:value="74522">
            <text:p>74522</text:p>
          </table:table-cell>
          <table:table-cell office:value-type="float" office:value="81726">
            <text:p>81726</text:p>
          </table:table-cell>
          <table:table-cell office:value-type="float" office:value="79397">
            <text:p>79397</text:p>
          </table:table-cell>
          <table:table-cell office:value-type="float" office:value="75572">
            <text:p>75572</text:p>
          </table:table-cell>
          <table:table-cell office:value-type="float" office:value="75085">
            <text:p>75085</text:p>
          </table:table-cell>
          <table:table-cell office:value-type="float" office:value="81357">
            <text:p>81357</text:p>
          </table:table-cell>
          <table:table-cell office:value-type="float" office:value="77357.2">
            <text:p>77357.2</text:p>
          </table:table-cell>
          <table:table-cell office:value-type="float" office:value="64707">
            <text:p>64707</text:p>
          </table:table-cell>
          <table:table-cell office:value-type="float" office:value="64231">
            <text:p>64231</text:p>
          </table:table-cell>
          <table:table-cell office:value-type="float" office:value="64528">
            <text:p>64528</text:p>
          </table:table-cell>
          <table:table-cell office:value-type="float" office:value="71128">
            <text:p>71128</text:p>
          </table:table-cell>
          <table:table-cell office:value-type="float" office:value="63081">
            <text:p>63081</text:p>
          </table:table-cell>
          <table:table-cell office:value-type="float" office:value="65592">
            <text:p>65592</text:p>
          </table:table-cell>
          <table:table-cell office:value-type="float" office:value="64193">
            <text:p>64193</text:p>
          </table:table-cell>
          <table:table-cell office:value-type="float" office:value="68864">
            <text:p>68864</text:p>
          </table:table-cell>
          <table:table-cell office:value-type="float" office:value="66264">
            <text:p>66264</text:p>
          </table:table-cell>
          <table:table-cell office:value-type="float" office:value="64972">
            <text:p>64972</text:p>
          </table:table-cell>
          <table:table-cell office:value-type="float" office:value="65756">
            <text:p>65756</text:p>
          </table:table-cell>
          <table:table-cell office:value-type="float" office:value="3293">
            <text:p>3293</text:p>
          </table:table-cell>
          <table:table-cell office:value-type="float" office:value="3330">
            <text:p>3330</text:p>
          </table:table-cell>
          <table:table-cell office:value-type="float" office:value="3348">
            <text:p>3348</text:p>
          </table:table-cell>
          <table:table-cell office:value-type="float" office:value="3349">
            <text:p>3349</text:p>
          </table:table-cell>
          <table:table-cell office:value-type="float" office:value="3332">
            <text:p>3332</text:p>
          </table:table-cell>
          <table:table-cell office:value-type="float" office:value="3376">
            <text:p>3376</text:p>
          </table:table-cell>
          <table:table-cell office:value-type="float" office:value="3317">
            <text:p>3317</text:p>
          </table:table-cell>
          <table:table-cell office:value-type="float" office:value="3366">
            <text:p>3366</text:p>
          </table:table-cell>
          <table:table-cell office:value-type="float" office:value="3466">
            <text:p>3466</text:p>
          </table:table-cell>
          <table:table-cell office:value-type="float" office:value="3352">
            <text:p>3352</text:p>
          </table:table-cell>
          <table:table-cell office:value-type="float" office:value="3352.9">
            <text:p>3352.9</text:p>
          </table:table-cell>
          <table:table-cell office:value-type="float" office:value="2599">
            <text:p>2599</text:p>
          </table:table-cell>
          <table:table-cell office:value-type="float" office:value="2693">
            <text:p>2693</text:p>
          </table:table-cell>
          <table:table-cell office:value-type="float" office:value="2635">
            <text:p>2635</text:p>
          </table:table-cell>
          <table:table-cell office:value-type="float" office:value="2658">
            <text:p>2658</text:p>
          </table:table-cell>
          <table:table-cell office:value-type="float" office:value="2621">
            <text:p>2621</text:p>
          </table:table-cell>
          <table:table-cell office:value-type="float" office:value="2596">
            <text:p>2596</text:p>
          </table:table-cell>
          <table:table-cell office:value-type="float" office:value="2641">
            <text:p>2641</text:p>
          </table:table-cell>
          <table:table-cell office:value-type="float" office:value="2623">
            <text:p>2623</text:p>
          </table:table-cell>
          <table:table-cell office:value-type="float" office:value="2782">
            <text:p>2782</text:p>
          </table:table-cell>
          <table:table-cell office:value-type="float" office:value="2570">
            <text:p>2570</text:p>
          </table:table-cell>
          <table:table-cell office:value-type="float" office:value="2641.8">
            <text:p>2641.8</text:p>
          </table:table-cell>
          <table:table-cell office:value-type="float" office:value="3196">
            <text:p>3196</text:p>
          </table:table-cell>
          <table:table-cell office:value-type="float" office:value="3218">
            <text:p>3218</text:p>
          </table:table-cell>
          <table:table-cell office:value-type="float" office:value="3189">
            <text:p>3189</text:p>
          </table:table-cell>
          <table:table-cell office:value-type="float" office:value="3163">
            <text:p>3163</text:p>
          </table:table-cell>
          <table:table-cell table:number-columns-repeated="2" office:value-type="float" office:value="3190">
            <text:p>3190</text:p>
          </table:table-cell>
          <table:table-cell office:value-type="float" office:value="3188">
            <text:p>3188</text:p>
          </table:table-cell>
          <table:table-cell office:value-type="float" office:value="3177">
            <text:p>3177</text:p>
          </table:table-cell>
          <table:table-cell office:value-type="float" office:value="3317">
            <text:p>3317</text:p>
          </table:table-cell>
          <table:table-cell office:value-type="float" office:value="3208">
            <text:p>3208</text:p>
          </table:table-cell>
          <table:table-cell office:value-type="float" office:value="3203.6">
            <text:p>3203.6</text:p>
          </table:table-cell>
          <table:table-cell office:value-type="float" office:value="3528">
            <text:p>3528</text:p>
          </table:table-cell>
          <table:table-cell office:value-type="float" office:value="3496">
            <text:p>3496</text:p>
          </table:table-cell>
          <table:table-cell office:value-type="float" office:value="3541">
            <text:p>3541</text:p>
          </table:table-cell>
          <table:table-cell office:value-type="float" office:value="3544">
            <text:p>3544</text:p>
          </table:table-cell>
          <table:table-cell office:value-type="float" office:value="3575">
            <text:p>3575</text:p>
          </table:table-cell>
          <table:table-cell office:value-type="float" office:value="3545">
            <text:p>3545</text:p>
          </table:table-cell>
          <table:table-cell office:value-type="float" office:value="3511">
            <text:p>3511</text:p>
          </table:table-cell>
          <table:table-cell office:value-type="float" office:value="3564">
            <text:p>3564</text:p>
          </table:table-cell>
          <table:table-cell office:value-type="float" office:value="3516">
            <text:p>3516</text:p>
          </table:table-cell>
          <table:table-cell office:value-type="float" office:value="3536">
            <text:p>3536</text:p>
          </table:table-cell>
          <table:table-cell office:value-type="float" office:value="3535.6">
            <text:p>3535.6</text:p>
          </table:table-cell>
          <table:table-cell office:value-type="float" office:value="3443">
            <text:p>3443</text:p>
          </table:table-cell>
          <table:table-cell office:value-type="float" office:value="3403">
            <text:p>3403</text:p>
          </table:table-cell>
          <table:table-cell office:value-type="float" office:value="3386">
            <text:p>3386</text:p>
          </table:table-cell>
          <table:table-cell office:value-type="float" office:value="3426">
            <text:p>3426</text:p>
          </table:table-cell>
          <table:table-cell office:value-type="float" office:value="3416">
            <text:p>3416</text:p>
          </table:table-cell>
          <table:table-cell office:value-type="float" office:value="3399">
            <text:p>3399</text:p>
          </table:table-cell>
          <table:table-cell office:value-type="float" office:value="3385">
            <text:p>3385</text:p>
          </table:table-cell>
          <table:table-cell office:value-type="float" office:value="3429">
            <text:p>3429</text:p>
          </table:table-cell>
          <table:table-cell office:value-type="float" office:value="3386">
            <text:p>3386</text:p>
          </table:table-cell>
          <table:table-cell office:value-type="float" office:value="3405">
            <text:p>3405</text:p>
          </table:table-cell>
          <table:table-cell office:value-type="float" office:value="3407.8">
            <text:p>3407.8</text:p>
          </table:table-cell>
          <table:table-cell office:value-type="float" office:value="3324">
            <text:p>3324</text:p>
          </table:table-cell>
          <table:table-cell office:value-type="float" office:value="3308">
            <text:p>3308</text:p>
          </table:table-cell>
          <table:table-cell office:value-type="float" office:value="3317">
            <text:p>3317</text:p>
          </table:table-cell>
          <table:table-cell office:value-type="float" office:value="3299">
            <text:p>3299</text:p>
          </table:table-cell>
          <table:table-cell office:value-type="float" office:value="3289">
            <text:p>3289</text:p>
          </table:table-cell>
          <table:table-cell office:value-type="float" office:value="3262">
            <text:p>3262</text:p>
          </table:table-cell>
          <table:table-cell office:value-type="float" office:value="3319">
            <text:p>3319</text:p>
          </table:table-cell>
          <table:table-cell office:value-type="float" office:value="3270">
            <text:p>3270</text:p>
          </table:table-cell>
          <table:table-cell office:value-type="float" office:value="3294">
            <text:p>3294</text:p>
          </table:table-cell>
          <table:table-cell office:value-type="float" office:value="3316">
            <text:p>3316</text:p>
          </table:table-cell>
          <table:table-cell office:value-type="float" office:value="3299.8">
            <text:p>3299.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7313">
            <text:p>7313</text:p>
          </table:table-cell>
          <table:table-cell office:value-type="float" office:value="5212">
            <text:p>5212</text:p>
          </table:table-cell>
          <table:table-cell office:value-type="float" office:value="4978">
            <text:p>4978</text:p>
          </table:table-cell>
          <table:table-cell office:value-type="float" office:value="5221">
            <text:p>5221</text:p>
          </table:table-cell>
          <table:table-cell office:value-type="float" office:value="4901">
            <text:p>4901</text:p>
          </table:table-cell>
          <table:table-cell office:value-type="float" office:value="5968">
            <text:p>5968</text:p>
          </table:table-cell>
          <table:table-cell office:value-type="float" office:value="5082">
            <text:p>5082</text:p>
          </table:table-cell>
          <table:table-cell office:value-type="float" office:value="7229">
            <text:p>7229</text:p>
          </table:table-cell>
          <table:table-cell office:value-type="float" office:value="5058">
            <text:p>5058</text:p>
          </table:table-cell>
          <table:table-cell office:value-type="float" office:value="4950">
            <text:p>4950</text:p>
          </table:table-cell>
          <table:table-cell office:value-type="float" office:value="5591.2">
            <text:p>5591.2</text:p>
          </table:table-cell>
          <table:table-cell office:value-type="float" office:value="6250">
            <text:p>6250</text:p>
          </table:table-cell>
          <table:table-cell office:value-type="float" office:value="4290">
            <text:p>4290</text:p>
          </table:table-cell>
          <table:table-cell office:value-type="float" office:value="5095">
            <text:p>5095</text:p>
          </table:table-cell>
          <table:table-cell office:value-type="float" office:value="4238">
            <text:p>4238</text:p>
          </table:table-cell>
          <table:table-cell office:value-type="float" office:value="4340">
            <text:p>4340</text:p>
          </table:table-cell>
          <table:table-cell office:value-type="float" office:value="4395">
            <text:p>4395</text:p>
          </table:table-cell>
          <table:table-cell office:value-type="float" office:value="4319">
            <text:p>4319</text:p>
          </table:table-cell>
          <table:table-cell office:value-type="float" office:value="5786">
            <text:p>5786</text:p>
          </table:table-cell>
          <table:table-cell office:value-type="float" office:value="4263">
            <text:p>4263</text:p>
          </table:table-cell>
          <table:table-cell office:value-type="float" office:value="4331">
            <text:p>4331</text:p>
          </table:table-cell>
          <table:table-cell office:value-type="float" office:value="4730.7">
            <text:p>4730.7</text:p>
          </table:table-cell>
          <table:table-cell office:value-type="float" office:value="5188">
            <text:p>5188</text:p>
          </table:table-cell>
          <table:table-cell office:value-type="float" office:value="4013">
            <text:p>4013</text:p>
          </table:table-cell>
          <table:table-cell office:value-type="float" office:value="5442">
            <text:p>5442</text:p>
          </table:table-cell>
          <table:table-cell office:value-type="float" office:value="4124">
            <text:p>4124</text:p>
          </table:table-cell>
          <table:table-cell office:value-type="float" office:value="4033">
            <text:p>4033</text:p>
          </table:table-cell>
          <table:table-cell office:value-type="float" office:value="4088">
            <text:p>4088</text:p>
          </table:table-cell>
          <table:table-cell office:value-type="float" office:value="4084">
            <text:p>4084</text:p>
          </table:table-cell>
          <table:table-cell office:value-type="float" office:value="6258">
            <text:p>6258</text:p>
          </table:table-cell>
          <table:table-cell office:value-type="float" office:value="5077">
            <text:p>5077</text:p>
          </table:table-cell>
          <table:table-cell office:value-type="float" office:value="5336">
            <text:p>5336</text:p>
          </table:table-cell>
          <table:table-cell office:value-type="float" office:value="4764.3">
            <text:p>4764.3</text:p>
          </table:table-cell>
          <table:table-cell office:value-type="float" office:value="4860">
            <text:p>4860</text:p>
          </table:table-cell>
          <table:table-cell office:value-type="float" office:value="4313">
            <text:p>4313</text:p>
          </table:table-cell>
          <table:table-cell office:value-type="float" office:value="5006">
            <text:p>5006</text:p>
          </table:table-cell>
          <table:table-cell office:value-type="float" office:value="4258">
            <text:p>4258</text:p>
          </table:table-cell>
          <table:table-cell office:value-type="float" office:value="4322">
            <text:p>4322</text:p>
          </table:table-cell>
          <table:table-cell office:value-type="float" office:value="4257">
            <text:p>4257</text:p>
          </table:table-cell>
          <table:table-cell office:value-type="float" office:value="4347">
            <text:p>4347</text:p>
          </table:table-cell>
          <table:table-cell office:value-type="float" office:value="5796">
            <text:p>5796</text:p>
          </table:table-cell>
          <table:table-cell office:value-type="float" office:value="5117">
            <text:p>5117</text:p>
          </table:table-cell>
          <table:table-cell office:value-type="float" office:value="5568">
            <text:p>5568</text:p>
          </table:table-cell>
          <table:table-cell office:value-type="float" office:value="4784.4">
            <text:p>4784.4</text:p>
          </table:table-cell>
          <table:table-cell office:value-type="float" office:value="87015">
            <text:p>87015</text:p>
          </table:table-cell>
          <table:table-cell office:value-type="float" office:value="80602">
            <text:p>80602</text:p>
          </table:table-cell>
          <table:table-cell office:value-type="float" office:value="82893">
            <text:p>82893</text:p>
          </table:table-cell>
          <table:table-cell office:value-type="float" office:value="78704">
            <text:p>78704</text:p>
          </table:table-cell>
          <table:table-cell office:value-type="float" office:value="85717">
            <text:p>85717</text:p>
          </table:table-cell>
          <table:table-cell office:value-type="float" office:value="79188">
            <text:p>79188</text:p>
          </table:table-cell>
          <table:table-cell office:value-type="float" office:value="82918">
            <text:p>82918</text:p>
          </table:table-cell>
          <table:table-cell office:value-type="float" office:value="86600">
            <text:p>86600</text:p>
          </table:table-cell>
          <table:table-cell office:value-type="float" office:value="80345">
            <text:p>80345</text:p>
          </table:table-cell>
          <table:table-cell office:value-type="float" office:value="83975">
            <text:p>83975</text:p>
          </table:table-cell>
          <table:table-cell office:value-type="float" office:value="82795.7">
            <text:p>82795.7</text:p>
          </table:table-cell>
          <table:table-cell office:value-type="float" office:value="67991">
            <text:p>67991</text:p>
          </table:table-cell>
          <table:table-cell office:value-type="float" office:value="73346">
            <text:p>73346</text:p>
          </table:table-cell>
          <table:table-cell office:value-type="float" office:value="67506">
            <text:p>67506</text:p>
          </table:table-cell>
          <table:table-cell office:value-type="float" office:value="66437">
            <text:p>66437</text:p>
          </table:table-cell>
          <table:table-cell office:value-type="float" office:value="67307">
            <text:p>67307</text:p>
          </table:table-cell>
          <table:table-cell office:value-type="float" office:value="67308">
            <text:p>67308</text:p>
          </table:table-cell>
          <table:table-cell office:value-type="float" office:value="75059">
            <text:p>75059</text:p>
          </table:table-cell>
          <table:table-cell office:value-type="float" office:value="72730">
            <text:p>72730</text:p>
          </table:table-cell>
          <table:table-cell office:value-type="float" office:value="67528">
            <text:p>67528</text:p>
          </table:table-cell>
          <table:table-cell office:value-type="float" office:value="68150">
            <text:p>68150</text:p>
          </table:table-cell>
          <table:table-cell office:value-type="float" office:value="69336.2">
            <text:p>69336.2</text:p>
          </table:table-cell>
          <table:table-cell office:value-type="float" office:value="3404">
            <text:p>3404</text:p>
          </table:table-cell>
          <table:table-cell office:value-type="float" office:value="3477">
            <text:p>3477</text:p>
          </table:table-cell>
          <table:table-cell office:value-type="float" office:value="4646">
            <text:p>4646</text:p>
          </table:table-cell>
          <table:table-cell office:value-type="float" office:value="3426">
            <text:p>3426</text:p>
          </table:table-cell>
          <table:table-cell office:value-type="float" office:value="3731">
            <text:p>3731</text:p>
          </table:table-cell>
          <table:table-cell office:value-type="float" office:value="3368">
            <text:p>3368</text:p>
          </table:table-cell>
          <table:table-cell office:value-type="float" office:value="3425">
            <text:p>3425</text:p>
          </table:table-cell>
          <table:table-cell office:value-type="float" office:value="4645">
            <text:p>4645</text:p>
          </table:table-cell>
          <table:table-cell office:value-type="float" office:value="3465">
            <text:p>3465</text:p>
          </table:table-cell>
          <table:table-cell office:value-type="float" office:value="3393">
            <text:p>3393</text:p>
          </table:table-cell>
          <table:table-cell office:value-type="float" office:value="3698">
            <text:p>3698</text:p>
          </table:table-cell>
          <table:table-cell office:value-type="float" office:value="2646">
            <text:p>2646</text:p>
          </table:table-cell>
          <table:table-cell office:value-type="float" office:value="2669">
            <text:p>2669</text:p>
          </table:table-cell>
          <table:table-cell office:value-type="float" office:value="3082">
            <text:p>3082</text:p>
          </table:table-cell>
          <table:table-cell office:value-type="float" office:value="2661">
            <text:p>2661</text:p>
          </table:table-cell>
          <table:table-cell office:value-type="float" office:value="4133">
            <text:p>4133</text:p>
          </table:table-cell>
          <table:table-cell office:value-type="float" office:value="2655">
            <text:p>2655</text:p>
          </table:table-cell>
          <table:table-cell office:value-type="float" office:value="2706">
            <text:p>2706</text:p>
          </table:table-cell>
          <table:table-cell office:value-type="float" office:value="3297">
            <text:p>3297</text:p>
          </table:table-cell>
          <table:table-cell office:value-type="float" office:value="2696">
            <text:p>2696</text:p>
          </table:table-cell>
          <table:table-cell office:value-type="float" office:value="2694">
            <text:p>2694</text:p>
          </table:table-cell>
          <table:table-cell office:value-type="float" office:value="2923.9">
            <text:p>2923.9</text:p>
          </table:table-cell>
          <table:table-cell office:value-type="float" office:value="3273">
            <text:p>3273</text:p>
          </table:table-cell>
          <table:table-cell office:value-type="float" office:value="3256">
            <text:p>3256</text:p>
          </table:table-cell>
          <table:table-cell office:value-type="float" office:value="3998">
            <text:p>3998</text:p>
          </table:table-cell>
          <table:table-cell office:value-type="float" office:value="3262">
            <text:p>3262</text:p>
          </table:table-cell>
          <table:table-cell office:value-type="float" office:value="4174">
            <text:p>4174</text:p>
          </table:table-cell>
          <table:table-cell office:value-type="float" office:value="3272">
            <text:p>3272</text:p>
          </table:table-cell>
          <table:table-cell office:value-type="float" office:value="3288">
            <text:p>3288</text:p>
          </table:table-cell>
          <table:table-cell office:value-type="float" office:value="3598">
            <text:p>3598</text:p>
          </table:table-cell>
          <table:table-cell office:value-type="float" office:value="3281">
            <text:p>3281</text:p>
          </table:table-cell>
          <table:table-cell office:value-type="float" office:value="3285">
            <text:p>3285</text:p>
          </table:table-cell>
          <table:table-cell office:value-type="float" office:value="3468.7">
            <text:p>3468.7</text:p>
          </table:table-cell>
          <table:table-cell office:value-type="float" office:value="3677">
            <text:p>3677</text:p>
          </table:table-cell>
          <table:table-cell office:value-type="float" office:value="3637">
            <text:p>3637</text:p>
          </table:table-cell>
          <table:table-cell office:value-type="float" office:value="4075">
            <text:p>4075</text:p>
          </table:table-cell>
          <table:table-cell office:value-type="float" office:value="3597">
            <text:p>3597</text:p>
          </table:table-cell>
          <table:table-cell office:value-type="float" office:value="5605">
            <text:p>5605</text:p>
          </table:table-cell>
          <table:table-cell office:value-type="float" office:value="3643">
            <text:p>3643</text:p>
          </table:table-cell>
          <table:table-cell office:value-type="float" office:value="3710">
            <text:p>3710</text:p>
          </table:table-cell>
          <table:table-cell office:value-type="float" office:value="3681">
            <text:p>3681</text:p>
          </table:table-cell>
          <table:table-cell office:value-type="float" office:value="3637">
            <text:p>3637</text:p>
          </table:table-cell>
          <table:table-cell office:value-type="float" office:value="3600">
            <text:p>3600</text:p>
          </table:table-cell>
          <table:table-cell office:value-type="float" office:value="3886.2">
            <text:p>3886.2</text:p>
          </table:table-cell>
          <table:table-cell office:value-type="float" office:value="3509">
            <text:p>3509</text:p>
          </table:table-cell>
          <table:table-cell office:value-type="float" office:value="3506">
            <text:p>3506</text:p>
          </table:table-cell>
          <table:table-cell office:value-type="float" office:value="3572">
            <text:p>3572</text:p>
          </table:table-cell>
          <table:table-cell office:value-type="float" office:value="3602">
            <text:p>3602</text:p>
          </table:table-cell>
          <table:table-cell office:value-type="float" office:value="4299">
            <text:p>4299</text:p>
          </table:table-cell>
          <table:table-cell office:value-type="float" office:value="3493">
            <text:p>3493</text:p>
          </table:table-cell>
          <table:table-cell office:value-type="float" office:value="3507">
            <text:p>3507</text:p>
          </table:table-cell>
          <table:table-cell office:value-type="float" office:value="3499">
            <text:p>3499</text:p>
          </table:table-cell>
          <table:table-cell office:value-type="float" office:value="3508">
            <text:p>3508</text:p>
          </table:table-cell>
          <table:table-cell office:value-type="float" office:value="3493">
            <text:p>3493</text:p>
          </table:table-cell>
          <table:table-cell office:value-type="float" office:value="3598.8">
            <text:p>3598.8</text:p>
          </table:table-cell>
          <table:table-cell office:value-type="float" office:value="3377">
            <text:p>3377</text:p>
          </table:table-cell>
          <table:table-cell office:value-type="float" office:value="3375">
            <text:p>3375</text:p>
          </table:table-cell>
          <table:table-cell office:value-type="float" office:value="3418">
            <text:p>3418</text:p>
          </table:table-cell>
          <table:table-cell office:value-type="float" office:value="3421">
            <text:p>3421</text:p>
          </table:table-cell>
          <table:table-cell office:value-type="float" office:value="4268">
            <text:p>4268</text:p>
          </table:table-cell>
          <table:table-cell office:value-type="float" office:value="3393">
            <text:p>3393</text:p>
          </table:table-cell>
          <table:table-cell office:value-type="float" office:value="3411">
            <text:p>3411</text:p>
          </table:table-cell>
          <table:table-cell table:number-columns-repeated="2" office:value-type="float" office:value="3396">
            <text:p>3396</text:p>
          </table:table-cell>
          <table:table-cell office:value-type="float" office:value="3464">
            <text:p>3464</text:p>
          </table:table-cell>
          <table:table-cell office:value-type="float" office:value="3491.9">
            <text:p>3491.9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6649">
            <text:p>6649</text:p>
          </table:table-cell>
          <table:table-cell office:value-type="float" office:value="4761">
            <text:p>4761</text:p>
          </table:table-cell>
          <table:table-cell office:value-type="float" office:value="4500">
            <text:p>4500</text:p>
          </table:table-cell>
          <table:table-cell office:value-type="float" office:value="4565">
            <text:p>4565</text:p>
          </table:table-cell>
          <table:table-cell office:value-type="float" office:value="4475">
            <text:p>4475</text:p>
          </table:table-cell>
          <table:table-cell office:value-type="float" office:value="5513">
            <text:p>5513</text:p>
          </table:table-cell>
          <table:table-cell office:value-type="float" office:value="4550">
            <text:p>4550</text:p>
          </table:table-cell>
          <table:table-cell office:value-type="float" office:value="4569">
            <text:p>4569</text:p>
          </table:table-cell>
          <table:table-cell office:value-type="float" office:value="4504">
            <text:p>4504</text:p>
          </table:table-cell>
          <table:table-cell office:value-type="float" office:value="4559">
            <text:p>4559</text:p>
          </table:table-cell>
          <table:table-cell office:value-type="float" office:value="4864.5">
            <text:p>4864.5</text:p>
          </table:table-cell>
          <table:table-cell office:value-type="float" office:value="6303">
            <text:p>6303</text:p>
          </table:table-cell>
          <table:table-cell office:value-type="float" office:value="4414">
            <text:p>4414</text:p>
          </table:table-cell>
          <table:table-cell office:value-type="float" office:value="4453">
            <text:p>4453</text:p>
          </table:table-cell>
          <table:table-cell office:value-type="float" office:value="4369">
            <text:p>4369</text:p>
          </table:table-cell>
          <table:table-cell office:value-type="float" office:value="4411">
            <text:p>4411</text:p>
          </table:table-cell>
          <table:table-cell office:value-type="float" office:value="4718">
            <text:p>4718</text:p>
          </table:table-cell>
          <table:table-cell office:value-type="float" office:value="4382">
            <text:p>4382</text:p>
          </table:table-cell>
          <table:table-cell office:value-type="float" office:value="4434">
            <text:p>4434</text:p>
          </table:table-cell>
          <table:table-cell office:value-type="float" office:value="4398">
            <text:p>4398</text:p>
          </table:table-cell>
          <table:table-cell office:value-type="float" office:value="4403">
            <text:p>4403</text:p>
          </table:table-cell>
          <table:table-cell office:value-type="float" office:value="4628.5">
            <text:p>4628.5</text:p>
          </table:table-cell>
          <table:table-cell office:value-type="float" office:value="5348">
            <text:p>5348</text:p>
          </table:table-cell>
          <table:table-cell office:value-type="float" office:value="4119">
            <text:p>4119</text:p>
          </table:table-cell>
          <table:table-cell office:value-type="float" office:value="4111">
            <text:p>4111</text:p>
          </table:table-cell>
          <table:table-cell office:value-type="float" office:value="4079">
            <text:p>4079</text:p>
          </table:table-cell>
          <table:table-cell office:value-type="float" office:value="4136">
            <text:p>4136</text:p>
          </table:table-cell>
          <table:table-cell office:value-type="float" office:value="4084">
            <text:p>4084</text:p>
          </table:table-cell>
          <table:table-cell office:value-type="float" office:value="4067">
            <text:p>4067</text:p>
          </table:table-cell>
          <table:table-cell office:value-type="float" office:value="4136">
            <text:p>4136</text:p>
          </table:table-cell>
          <table:table-cell office:value-type="float" office:value="4069">
            <text:p>4069</text:p>
          </table:table-cell>
          <table:table-cell office:value-type="float" office:value="4188">
            <text:p>4188</text:p>
          </table:table-cell>
          <table:table-cell office:value-type="float" office:value="4233.7">
            <text:p>4233.7</text:p>
          </table:table-cell>
          <table:table-cell office:value-type="float" office:value="5070">
            <text:p>5070</text:p>
          </table:table-cell>
          <table:table-cell office:value-type="float" office:value="4417">
            <text:p>4417</text:p>
          </table:table-cell>
          <table:table-cell office:value-type="float" office:value="4400">
            <text:p>4400</text:p>
          </table:table-cell>
          <table:table-cell office:value-type="float" office:value="4465">
            <text:p>4465</text:p>
          </table:table-cell>
          <table:table-cell office:value-type="float" office:value="4413">
            <text:p>4413</text:p>
          </table:table-cell>
          <table:table-cell office:value-type="float" office:value="4445">
            <text:p>4445</text:p>
          </table:table-cell>
          <table:table-cell office:value-type="float" office:value="4366">
            <text:p>4366</text:p>
          </table:table-cell>
          <table:table-cell office:value-type="float" office:value="4411">
            <text:p>4411</text:p>
          </table:table-cell>
          <table:table-cell office:value-type="float" office:value="4478">
            <text:p>4478</text:p>
          </table:table-cell>
          <table:table-cell office:value-type="float" office:value="4445">
            <text:p>4445</text:p>
          </table:table-cell>
          <table:table-cell office:value-type="float" office:value="4491">
            <text:p>4491</text:p>
          </table:table-cell>
          <table:table-cell office:value-type="float" office:value="84703">
            <text:p>84703</text:p>
          </table:table-cell>
          <table:table-cell office:value-type="float" office:value="82494">
            <text:p>82494</text:p>
          </table:table-cell>
          <table:table-cell office:value-type="float" office:value="83810">
            <text:p>83810</text:p>
          </table:table-cell>
          <table:table-cell office:value-type="float" office:value="86668">
            <text:p>86668</text:p>
          </table:table-cell>
          <table:table-cell office:value-type="float" office:value="92124">
            <text:p>92124</text:p>
          </table:table-cell>
          <table:table-cell office:value-type="float" office:value="84118">
            <text:p>84118</text:p>
          </table:table-cell>
          <table:table-cell office:value-type="float" office:value="88337">
            <text:p>88337</text:p>
          </table:table-cell>
          <table:table-cell office:value-type="float" office:value="84790">
            <text:p>84790</text:p>
          </table:table-cell>
          <table:table-cell office:value-type="float" office:value="91122">
            <text:p>91122</text:p>
          </table:table-cell>
          <table:table-cell office:value-type="float" office:value="89239">
            <text:p>89239</text:p>
          </table:table-cell>
          <table:table-cell office:value-type="float" office:value="86740.5">
            <text:p>86740.5</text:p>
          </table:table-cell>
          <table:table-cell office:value-type="float" office:value="71193">
            <text:p>71193</text:p>
          </table:table-cell>
          <table:table-cell office:value-type="float" office:value="76196">
            <text:p>76196</text:p>
          </table:table-cell>
          <table:table-cell office:value-type="float" office:value="77431">
            <text:p>77431</text:p>
          </table:table-cell>
          <table:table-cell office:value-type="float" office:value="75329">
            <text:p>75329</text:p>
          </table:table-cell>
          <table:table-cell office:value-type="float" office:value="72171">
            <text:p>72171</text:p>
          </table:table-cell>
          <table:table-cell office:value-type="float" office:value="71650">
            <text:p>71650</text:p>
          </table:table-cell>
          <table:table-cell office:value-type="float" office:value="76363">
            <text:p>76363</text:p>
          </table:table-cell>
          <table:table-cell office:value-type="float" office:value="72262">
            <text:p>72262</text:p>
          </table:table-cell>
          <table:table-cell office:value-type="float" office:value="71224">
            <text:p>71224</text:p>
          </table:table-cell>
          <table:table-cell office:value-type="float" office:value="71143">
            <text:p>71143</text:p>
          </table:table-cell>
          <table:table-cell office:value-type="float" office:value="73496.2">
            <text:p>73496.2</text:p>
          </table:table-cell>
          <table:table-cell office:value-type="float" office:value="3470">
            <text:p>3470</text:p>
          </table:table-cell>
          <table:table-cell office:value-type="float" office:value="3499">
            <text:p>3499</text:p>
          </table:table-cell>
          <table:table-cell office:value-type="float" office:value="3495">
            <text:p>3495</text:p>
          </table:table-cell>
          <table:table-cell office:value-type="float" office:value="3547">
            <text:p>3547</text:p>
          </table:table-cell>
          <table:table-cell office:value-type="float" office:value="3498">
            <text:p>3498</text:p>
          </table:table-cell>
          <table:table-cell office:value-type="float" office:value="3476">
            <text:p>3476</text:p>
          </table:table-cell>
          <table:table-cell office:value-type="float" office:value="3521">
            <text:p>3521</text:p>
          </table:table-cell>
          <table:table-cell office:value-type="float" office:value="3496">
            <text:p>3496</text:p>
          </table:table-cell>
          <table:table-cell office:value-type="float" office:value="3456">
            <text:p>3456</text:p>
          </table:table-cell>
          <table:table-cell office:value-type="float" office:value="3511">
            <text:p>3511</text:p>
          </table:table-cell>
          <table:table-cell office:value-type="float" office:value="3496.9">
            <text:p>3496.9</text:p>
          </table:table-cell>
          <table:table-cell office:value-type="float" office:value="2713">
            <text:p>2713</text:p>
          </table:table-cell>
          <table:table-cell office:value-type="float" office:value="2726">
            <text:p>2726</text:p>
          </table:table-cell>
          <table:table-cell office:value-type="float" office:value="2706">
            <text:p>2706</text:p>
          </table:table-cell>
          <table:table-cell office:value-type="float" office:value="2782">
            <text:p>2782</text:p>
          </table:table-cell>
          <table:table-cell office:value-type="float" office:value="2729">
            <text:p>2729</text:p>
          </table:table-cell>
          <table:table-cell office:value-type="float" office:value="2705">
            <text:p>2705</text:p>
          </table:table-cell>
          <table:table-cell office:value-type="float" office:value="2731">
            <text:p>2731</text:p>
          </table:table-cell>
          <table:table-cell office:value-type="float" office:value="2738">
            <text:p>2738</text:p>
          </table:table-cell>
          <table:table-cell office:value-type="float" office:value="2766">
            <text:p>2766</text:p>
          </table:table-cell>
          <table:table-cell office:value-type="float" office:value="2746">
            <text:p>2746</text:p>
          </table:table-cell>
          <table:table-cell office:value-type="float" office:value="2734.2">
            <text:p>2734.2</text:p>
          </table:table-cell>
          <table:table-cell office:value-type="float" office:value="3361">
            <text:p>3361</text:p>
          </table:table-cell>
          <table:table-cell office:value-type="float" office:value="3372">
            <text:p>3372</text:p>
          </table:table-cell>
          <table:table-cell office:value-type="float" office:value="3341">
            <text:p>3341</text:p>
          </table:table-cell>
          <table:table-cell office:value-type="float" office:value="3374">
            <text:p>3374</text:p>
          </table:table-cell>
          <table:table-cell office:value-type="float" office:value="4378">
            <text:p>4378</text:p>
          </table:table-cell>
          <table:table-cell office:value-type="float" office:value="3404">
            <text:p>3404</text:p>
          </table:table-cell>
          <table:table-cell office:value-type="float" office:value="3373">
            <text:p>3373</text:p>
          </table:table-cell>
          <table:table-cell office:value-type="float" office:value="3358">
            <text:p>3358</text:p>
          </table:table-cell>
          <table:table-cell office:value-type="float" office:value="3355">
            <text:p>3355</text:p>
          </table:table-cell>
          <table:table-cell office:value-type="float" office:value="3382">
            <text:p>3382</text:p>
          </table:table-cell>
          <table:table-cell office:value-type="float" office:value="3469.8">
            <text:p>3469.8</text:p>
          </table:table-cell>
          <table:table-cell office:value-type="float" office:value="3707">
            <text:p>3707</text:p>
          </table:table-cell>
          <table:table-cell office:value-type="float" office:value="3735">
            <text:p>3735</text:p>
          </table:table-cell>
          <table:table-cell office:value-type="float" office:value="3770">
            <text:p>3770</text:p>
          </table:table-cell>
          <table:table-cell office:value-type="float" office:value="3695">
            <text:p>3695</text:p>
          </table:table-cell>
          <table:table-cell office:value-type="float" office:value="4000">
            <text:p>4000</text:p>
          </table:table-cell>
          <table:table-cell office:value-type="float" office:value="3708">
            <text:p>3708</text:p>
          </table:table-cell>
          <table:table-cell office:value-type="float" office:value="3704">
            <text:p>3704</text:p>
          </table:table-cell>
          <table:table-cell office:value-type="float" office:value="3718">
            <text:p>3718</text:p>
          </table:table-cell>
          <table:table-cell office:value-type="float" office:value="3715">
            <text:p>3715</text:p>
          </table:table-cell>
          <table:table-cell office:value-type="float" office:value="3730">
            <text:p>3730</text:p>
          </table:table-cell>
          <table:table-cell office:value-type="float" office:value="3748.2">
            <text:p>3748.2</text:p>
          </table:table-cell>
          <table:table-cell office:value-type="float" office:value="3565">
            <text:p>3565</text:p>
          </table:table-cell>
          <table:table-cell office:value-type="float" office:value="3612">
            <text:p>3612</text:p>
          </table:table-cell>
          <table:table-cell office:value-type="float" office:value="3592">
            <text:p>3592</text:p>
          </table:table-cell>
          <table:table-cell office:value-type="float" office:value="3577">
            <text:p>3577</text:p>
          </table:table-cell>
          <table:table-cell office:value-type="float" office:value="3932">
            <text:p>3932</text:p>
          </table:table-cell>
          <table:table-cell office:value-type="float" office:value="3587">
            <text:p>3587</text:p>
          </table:table-cell>
          <table:table-cell office:value-type="float" office:value="3579">
            <text:p>3579</text:p>
          </table:table-cell>
          <table:table-cell office:value-type="float" office:value="3621">
            <text:p>3621</text:p>
          </table:table-cell>
          <table:table-cell office:value-type="float" office:value="3599">
            <text:p>3599</text:p>
          </table:table-cell>
          <table:table-cell office:value-type="float" office:value="3575">
            <text:p>3575</text:p>
          </table:table-cell>
          <table:table-cell office:value-type="float" office:value="3623.9">
            <text:p>3623.9</text:p>
          </table:table-cell>
          <table:table-cell office:value-type="float" office:value="3533">
            <text:p>3533</text:p>
          </table:table-cell>
          <table:table-cell office:value-type="float" office:value="3484">
            <text:p>3484</text:p>
          </table:table-cell>
          <table:table-cell office:value-type="float" office:value="3495">
            <text:p>3495</text:p>
          </table:table-cell>
          <table:table-cell office:value-type="float" office:value="3503">
            <text:p>3503</text:p>
          </table:table-cell>
          <table:table-cell office:value-type="float" office:value="5184">
            <text:p>5184</text:p>
          </table:table-cell>
          <table:table-cell office:value-type="float" office:value="3538">
            <text:p>3538</text:p>
          </table:table-cell>
          <table:table-cell office:value-type="float" office:value="3514">
            <text:p>3514</text:p>
          </table:table-cell>
          <table:table-cell office:value-type="float" office:value="3480">
            <text:p>3480</text:p>
          </table:table-cell>
          <table:table-cell office:value-type="float" office:value="3509">
            <text:p>3509</text:p>
          </table:table-cell>
          <table:table-cell office:value-type="float" office:value="3478">
            <text:p>3478</text:p>
          </table:table-cell>
          <table:table-cell office:value-type="float" office:value="3671.8">
            <text:p>3671.8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690">
            <text:p>5690</text:p>
          </table:table-cell>
          <table:table-cell office:value-type="float" office:value="4555">
            <text:p>4555</text:p>
          </table:table-cell>
          <table:table-cell office:value-type="float" office:value="4527">
            <text:p>4527</text:p>
          </table:table-cell>
          <table:table-cell office:value-type="float" office:value="4585">
            <text:p>4585</text:p>
          </table:table-cell>
          <table:table-cell office:value-type="float" office:value="5981">
            <text:p>5981</text:p>
          </table:table-cell>
          <table:table-cell office:value-type="float" office:value="4566">
            <text:p>4566</text:p>
          </table:table-cell>
          <table:table-cell office:value-type="float" office:value="4530">
            <text:p>4530</text:p>
          </table:table-cell>
          <table:table-cell office:value-type="float" office:value="4570">
            <text:p>4570</text:p>
          </table:table-cell>
          <table:table-cell office:value-type="float" office:value="4936">
            <text:p>4936</text:p>
          </table:table-cell>
          <table:table-cell office:value-type="float" office:value="4552">
            <text:p>4552</text:p>
          </table:table-cell>
          <table:table-cell office:value-type="float" office:value="4849.2">
            <text:p>4849.2</text:p>
          </table:table-cell>
          <table:table-cell office:value-type="float" office:value="4498">
            <text:p>4498</text:p>
          </table:table-cell>
          <table:table-cell office:value-type="float" office:value="4533">
            <text:p>4533</text:p>
          </table:table-cell>
          <table:table-cell office:value-type="float" office:value="4455">
            <text:p>4455</text:p>
          </table:table-cell>
          <table:table-cell office:value-type="float" office:value="4486">
            <text:p>4486</text:p>
          </table:table-cell>
          <table:table-cell office:value-type="float" office:value="5627">
            <text:p>5627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office:value-type="float" office:value="4532">
            <text:p>4532</text:p>
          </table:table-cell>
          <table:table-cell office:value-type="float" office:value="4537">
            <text:p>4537</text:p>
          </table:table-cell>
          <table:table-cell office:value-type="float" office:value="4425">
            <text:p>4425</text:p>
          </table:table-cell>
          <table:table-cell office:value-type="float" office:value="4607.8">
            <text:p>4607.8</text:p>
          </table:table-cell>
          <table:table-cell office:value-type="float" office:value="4212">
            <text:p>4212</text:p>
          </table:table-cell>
          <table:table-cell office:value-type="float" office:value="4222">
            <text:p>4222</text:p>
          </table:table-cell>
          <table:table-cell office:value-type="float" office:value="4206">
            <text:p>4206</text:p>
          </table:table-cell>
          <table:table-cell office:value-type="float" office:value="5905">
            <text:p>5905</text:p>
          </table:table-cell>
          <table:table-cell office:value-type="float" office:value="4767">
            <text:p>4767</text:p>
          </table:table-cell>
          <table:table-cell office:value-type="float" office:value="4353">
            <text:p>4353</text:p>
          </table:table-cell>
          <table:table-cell office:value-type="float" office:value="4223">
            <text:p>4223</text:p>
          </table:table-cell>
          <table:table-cell office:value-type="float" office:value="4198">
            <text:p>4198</text:p>
          </table:table-cell>
          <table:table-cell office:value-type="float" office:value="4327">
            <text:p>4327</text:p>
          </table:table-cell>
          <table:table-cell office:value-type="float" office:value="4184">
            <text:p>4184</text:p>
          </table:table-cell>
          <table:table-cell office:value-type="float" office:value="4459.7">
            <text:p>4459.7</text:p>
          </table:table-cell>
          <table:table-cell office:value-type="float" office:value="6477">
            <text:p>6477</text:p>
          </table:table-cell>
          <table:table-cell office:value-type="float" office:value="4869">
            <text:p>4869</text:p>
          </table:table-cell>
          <table:table-cell office:value-type="float" office:value="4523">
            <text:p>4523</text:p>
          </table:table-cell>
          <table:table-cell office:value-type="float" office:value="5469">
            <text:p>5469</text:p>
          </table:table-cell>
          <table:table-cell office:value-type="float" office:value="4545">
            <text:p>4545</text:p>
          </table:table-cell>
          <table:table-cell office:value-type="float" office:value="4492">
            <text:p>4492</text:p>
          </table:table-cell>
          <table:table-cell office:value-type="float" office:value="4549">
            <text:p>4549</text:p>
          </table:table-cell>
          <table:table-cell office:value-type="float" office:value="4579">
            <text:p>4579</text:p>
          </table:table-cell>
          <table:table-cell office:value-type="float" office:value="4542">
            <text:p>4542</text:p>
          </table:table-cell>
          <table:table-cell office:value-type="float" office:value="4530">
            <text:p>4530</text:p>
          </table:table-cell>
          <table:table-cell office:value-type="float" office:value="4857.5">
            <text:p>4857.5</text:p>
          </table:table-cell>
          <table:table-cell office:value-type="float" office:value="92104">
            <text:p>92104</text:p>
          </table:table-cell>
          <table:table-cell office:value-type="float" office:value="92546">
            <text:p>92546</text:p>
          </table:table-cell>
          <table:table-cell office:value-type="float" office:value="85959">
            <text:p>85959</text:p>
          </table:table-cell>
          <table:table-cell office:value-type="float" office:value="86571">
            <text:p>86571</text:p>
          </table:table-cell>
          <table:table-cell office:value-type="float" office:value="88579">
            <text:p>88579</text:p>
          </table:table-cell>
          <table:table-cell office:value-type="float" office:value="87507">
            <text:p>87507</text:p>
          </table:table-cell>
          <table:table-cell office:value-type="float" office:value="87797">
            <text:p>87797</text:p>
          </table:table-cell>
          <table:table-cell office:value-type="float" office:value="87267">
            <text:p>87267</text:p>
          </table:table-cell>
          <table:table-cell office:value-type="float" office:value="91717">
            <text:p>91717</text:p>
          </table:table-cell>
          <table:table-cell office:value-type="float" office:value="87035">
            <text:p>87035</text:p>
          </table:table-cell>
          <table:table-cell office:value-type="float" office:value="88708.2">
            <text:p>88708.2</text:p>
          </table:table-cell>
          <table:table-cell office:value-type="float" office:value="74128">
            <text:p>74128</text:p>
          </table:table-cell>
          <table:table-cell office:value-type="float" office:value="77055">
            <text:p>77055</text:p>
          </table:table-cell>
          <table:table-cell office:value-type="float" office:value="84321">
            <text:p>84321</text:p>
          </table:table-cell>
          <table:table-cell office:value-type="float" office:value="78465">
            <text:p>78465</text:p>
          </table:table-cell>
          <table:table-cell office:value-type="float" office:value="74917">
            <text:p>74917</text:p>
          </table:table-cell>
          <table:table-cell office:value-type="float" office:value="74699">
            <text:p>74699</text:p>
          </table:table-cell>
          <table:table-cell office:value-type="float" office:value="74836">
            <text:p>74836</text:p>
          </table:table-cell>
          <table:table-cell office:value-type="float" office:value="74581">
            <text:p>74581</text:p>
          </table:table-cell>
          <table:table-cell office:value-type="float" office:value="73567">
            <text:p>73567</text:p>
          </table:table-cell>
          <table:table-cell office:value-type="float" office:value="82353">
            <text:p>82353</text:p>
          </table:table-cell>
          <table:table-cell office:value-type="float" office:value="76892.2">
            <text:p>76892.2</text:p>
          </table:table-cell>
          <table:table-cell office:value-type="float" office:value="3599">
            <text:p>3599</text:p>
          </table:table-cell>
          <table:table-cell office:value-type="float" office:value="3617">
            <text:p>3617</text:p>
          </table:table-cell>
          <table:table-cell office:value-type="float" office:value="3568">
            <text:p>3568</text:p>
          </table:table-cell>
          <table:table-cell office:value-type="float" office:value="4091">
            <text:p>4091</text:p>
          </table:table-cell>
          <table:table-cell office:value-type="float" office:value="3548">
            <text:p>3548</text:p>
          </table:table-cell>
          <table:table-cell office:value-type="float" office:value="3570">
            <text:p>3570</text:p>
          </table:table-cell>
          <table:table-cell office:value-type="float" office:value="3543">
            <text:p>3543</text:p>
          </table:table-cell>
          <table:table-cell office:value-type="float" office:value="3580">
            <text:p>3580</text:p>
          </table:table-cell>
          <table:table-cell office:value-type="float" office:value="3584">
            <text:p>3584</text:p>
          </table:table-cell>
          <table:table-cell office:value-type="float" office:value="3582">
            <text:p>3582</text:p>
          </table:table-cell>
          <table:table-cell office:value-type="float" office:value="3628.2">
            <text:p>3628.2</text:p>
          </table:table-cell>
          <table:table-cell office:value-type="float" office:value="2753">
            <text:p>2753</text:p>
          </table:table-cell>
          <table:table-cell office:value-type="float" office:value="2840">
            <text:p>2840</text:p>
          </table:table-cell>
          <table:table-cell office:value-type="float" office:value="2797">
            <text:p>2797</text:p>
          </table:table-cell>
          <table:table-cell office:value-type="float" office:value="2906">
            <text:p>2906</text:p>
          </table:table-cell>
          <table:table-cell office:value-type="float" office:value="2778">
            <text:p>2778</text:p>
          </table:table-cell>
          <table:table-cell office:value-type="float" office:value="2774">
            <text:p>2774</text:p>
          </table:table-cell>
          <table:table-cell office:value-type="float" office:value="2839">
            <text:p>2839</text:p>
          </table:table-cell>
          <table:table-cell office:value-type="float" office:value="2791">
            <text:p>2791</text:p>
          </table:table-cell>
          <table:table-cell office:value-type="float" office:value="2833">
            <text:p>2833</text:p>
          </table:table-cell>
          <table:table-cell office:value-type="float" office:value="2822">
            <text:p>2822</text:p>
          </table:table-cell>
          <table:table-cell office:value-type="float" office:value="2813.3">
            <text:p>2813.3</text:p>
          </table:table-cell>
          <table:table-cell office:value-type="float" office:value="3448">
            <text:p>3448</text:p>
          </table:table-cell>
          <table:table-cell office:value-type="float" office:value="3565">
            <text:p>3565</text:p>
          </table:table-cell>
          <table:table-cell office:value-type="float" office:value="3426">
            <text:p>3426</text:p>
          </table:table-cell>
          <table:table-cell office:value-type="float" office:value="3460">
            <text:p>3460</text:p>
          </table:table-cell>
          <table:table-cell office:value-type="float" office:value="3477">
            <text:p>3477</text:p>
          </table:table-cell>
          <table:table-cell office:value-type="float" office:value="3447">
            <text:p>3447</text:p>
          </table:table-cell>
          <table:table-cell office:value-type="float" office:value="3454">
            <text:p>3454</text:p>
          </table:table-cell>
          <table:table-cell office:value-type="float" office:value="3462">
            <text:p>3462</text:p>
          </table:table-cell>
          <table:table-cell office:value-type="float" office:value="3473">
            <text:p>3473</text:p>
          </table:table-cell>
          <table:table-cell office:value-type="float" office:value="3500">
            <text:p>3500</text:p>
          </table:table-cell>
          <table:table-cell office:value-type="float" office:value="3471.2">
            <text:p>3471.2</text:p>
          </table:table-cell>
          <table:table-cell office:value-type="float" office:value="3806">
            <text:p>3806</text:p>
          </table:table-cell>
          <table:table-cell office:value-type="float" office:value="3803">
            <text:p>3803</text:p>
          </table:table-cell>
          <table:table-cell office:value-type="float" office:value="3815">
            <text:p>3815</text:p>
          </table:table-cell>
          <table:table-cell office:value-type="float" office:value="3834">
            <text:p>3834</text:p>
          </table:table-cell>
          <table:table-cell office:value-type="float" office:value="3763">
            <text:p>3763</text:p>
          </table:table-cell>
          <table:table-cell office:value-type="float" office:value="3826">
            <text:p>3826</text:p>
          </table:table-cell>
          <table:table-cell office:value-type="float" office:value="3808">
            <text:p>3808</text:p>
          </table:table-cell>
          <table:table-cell office:value-type="float" office:value="3844">
            <text:p>3844</text:p>
          </table:table-cell>
          <table:table-cell office:value-type="float" office:value="3816">
            <text:p>3816</text:p>
          </table:table-cell>
          <table:table-cell office:value-type="float" office:value="3796">
            <text:p>3796</text:p>
          </table:table-cell>
          <table:table-cell office:value-type="float" office:value="3811.1">
            <text:p>3811.1</text:p>
          </table:table-cell>
          <table:table-cell office:value-type="float" office:value="3702">
            <text:p>3702</text:p>
          </table:table-cell>
          <table:table-cell office:value-type="float" office:value="3691">
            <text:p>3691</text:p>
          </table:table-cell>
          <table:table-cell office:value-type="float" office:value="3675">
            <text:p>3675</text:p>
          </table:table-cell>
          <table:table-cell office:value-type="float" office:value="3781">
            <text:p>3781</text:p>
          </table:table-cell>
          <table:table-cell office:value-type="float" office:value="3683">
            <text:p>3683</text:p>
          </table:table-cell>
          <table:table-cell office:value-type="float" office:value="3720">
            <text:p>3720</text:p>
          </table:table-cell>
          <table:table-cell office:value-type="float" office:value="3705">
            <text:p>3705</text:p>
          </table:table-cell>
          <table:table-cell office:value-type="float" office:value="4949">
            <text:p>4949</text:p>
          </table:table-cell>
          <table:table-cell office:value-type="float" office:value="3671">
            <text:p>3671</text:p>
          </table:table-cell>
          <table:table-cell office:value-type="float" office:value="3666">
            <text:p>3666</text:p>
          </table:table-cell>
          <table:table-cell office:value-type="float" office:value="3824.3">
            <text:p>3824.3</text:p>
          </table:table-cell>
          <table:table-cell office:value-type="float" office:value="3552">
            <text:p>3552</text:p>
          </table:table-cell>
          <table:table-cell office:value-type="float" office:value="3606">
            <text:p>3606</text:p>
          </table:table-cell>
          <table:table-cell office:value-type="float" office:value="3582">
            <text:p>3582</text:p>
          </table:table-cell>
          <table:table-cell office:value-type="float" office:value="3564">
            <text:p>3564</text:p>
          </table:table-cell>
          <table:table-cell office:value-type="float" office:value="3635">
            <text:p>3635</text:p>
          </table:table-cell>
          <table:table-cell office:value-type="float" office:value="3558">
            <text:p>3558</text:p>
          </table:table-cell>
          <table:table-cell office:value-type="float" office:value="3567">
            <text:p>3567</text:p>
          </table:table-cell>
          <table:table-cell office:value-type="float" office:value="4345">
            <text:p>4345</text:p>
          </table:table-cell>
          <table:table-cell office:value-type="float" office:value="3610">
            <text:p>3610</text:p>
          </table:table-cell>
          <table:table-cell office:value-type="float" office:value="3633">
            <text:p>3633</text:p>
          </table:table-cell>
          <table:table-cell office:value-type="float" office:value="3665.2">
            <text:p>3665.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6708">
            <text:p>6708</text:p>
          </table:table-cell>
          <table:table-cell office:value-type="float" office:value="4674">
            <text:p>4674</text:p>
          </table:table-cell>
          <table:table-cell office:value-type="float" office:value="6396">
            <text:p>6396</text:p>
          </table:table-cell>
          <table:table-cell office:value-type="float" office:value="4684">
            <text:p>4684</text:p>
          </table:table-cell>
          <table:table-cell office:value-type="float" office:value="4735">
            <text:p>4735</text:p>
          </table:table-cell>
          <table:table-cell office:value-type="float" office:value="4748">
            <text:p>4748</text:p>
          </table:table-cell>
          <table:table-cell office:value-type="float" office:value="4768">
            <text:p>4768</text:p>
          </table:table-cell>
          <table:table-cell office:value-type="float" office:value="4718">
            <text:p>4718</text:p>
          </table:table-cell>
          <table:table-cell office:value-type="float" office:value="4734">
            <text:p>4734</text:p>
          </table:table-cell>
          <table:table-cell office:value-type="float" office:value="4783">
            <text:p>4783</text:p>
          </table:table-cell>
          <table:table-cell office:value-type="float" office:value="5094.8">
            <text:p>5094.8</text:p>
          </table:table-cell>
          <table:table-cell office:value-type="float" office:value="5459">
            <text:p>5459</text:p>
          </table:table-cell>
          <table:table-cell office:value-type="float" office:value="4618">
            <text:p>4618</text:p>
          </table:table-cell>
          <table:table-cell office:value-type="float" office:value="6295">
            <text:p>6295</text:p>
          </table:table-cell>
          <table:table-cell office:value-type="float" office:value="4602">
            <text:p>4602</text:p>
          </table:table-cell>
          <table:table-cell office:value-type="float" office:value="4642">
            <text:p>4642</text:p>
          </table:table-cell>
          <table:table-cell office:value-type="float" office:value="4602">
            <text:p>4602</text:p>
          </table:table-cell>
          <table:table-cell office:value-type="float" office:value="4645">
            <text:p>4645</text:p>
          </table:table-cell>
          <table:table-cell office:value-type="float" office:value="4626">
            <text:p>4626</text:p>
          </table:table-cell>
          <table:table-cell office:value-type="float" office:value="6392">
            <text:p>6392</text:p>
          </table:table-cell>
          <table:table-cell office:value-type="float" office:value="4628">
            <text:p>4628</text:p>
          </table:table-cell>
          <table:table-cell office:value-type="float" office:value="5050.9">
            <text:p>5050.9</text:p>
          </table:table-cell>
          <table:table-cell office:value-type="float" office:value="4551">
            <text:p>4551</text:p>
          </table:table-cell>
          <table:table-cell office:value-type="float" office:value="4354">
            <text:p>4354</text:p>
          </table:table-cell>
          <table:table-cell office:value-type="float" office:value="5049">
            <text:p>5049</text:p>
          </table:table-cell>
          <table:table-cell office:value-type="float" office:value="4350">
            <text:p>4350</text:p>
          </table:table-cell>
          <table:table-cell office:value-type="float" office:value="4252">
            <text:p>4252</text:p>
          </table:table-cell>
          <table:table-cell office:value-type="float" office:value="4438">
            <text:p>4438</text:p>
          </table:table-cell>
          <table:table-cell office:value-type="float" office:value="4317">
            <text:p>4317</text:p>
          </table:table-cell>
          <table:table-cell office:value-type="float" office:value="4329">
            <text:p>4329</text:p>
          </table:table-cell>
          <table:table-cell office:value-type="float" office:value="5429">
            <text:p>5429</text:p>
          </table:table-cell>
          <table:table-cell office:value-type="float" office:value="4523">
            <text:p>4523</text:p>
          </table:table-cell>
          <table:table-cell office:value-type="float" office:value="4559.2">
            <text:p>4559.2</text:p>
          </table:table-cell>
          <table:table-cell office:value-type="float" office:value="4630">
            <text:p>4630</text:p>
          </table:table-cell>
          <table:table-cell office:value-type="float" office:value="4627">
            <text:p>4627</text:p>
          </table:table-cell>
          <table:table-cell office:value-type="float" office:value="4773">
            <text:p>4773</text:p>
          </table:table-cell>
          <table:table-cell office:value-type="float" office:value="4590">
            <text:p>4590</text:p>
          </table:table-cell>
          <table:table-cell office:value-type="float" office:value="6068">
            <text:p>6068</text:p>
          </table:table-cell>
          <table:table-cell office:value-type="float" office:value="4618">
            <text:p>4618</text:p>
          </table:table-cell>
          <table:table-cell office:value-type="float" office:value="4653">
            <text:p>4653</text:p>
          </table:table-cell>
          <table:table-cell office:value-type="float" office:value="4633">
            <text:p>4633</text:p>
          </table:table-cell>
          <table:table-cell office:value-type="float" office:value="6850">
            <text:p>6850</text:p>
          </table:table-cell>
          <table:table-cell office:value-type="float" office:value="4687">
            <text:p>4687</text:p>
          </table:table-cell>
          <table:table-cell office:value-type="float" office:value="5012.9">
            <text:p>5012.9</text:p>
          </table:table-cell>
          <table:table-cell office:value-type="float" office:value="93817">
            <text:p>93817</text:p>
          </table:table-cell>
          <table:table-cell office:value-type="float" office:value="90686">
            <text:p>90686</text:p>
          </table:table-cell>
          <table:table-cell office:value-type="float" office:value="94328">
            <text:p>94328</text:p>
          </table:table-cell>
          <table:table-cell office:value-type="float" office:value="96874">
            <text:p>96874</text:p>
          </table:table-cell>
          <table:table-cell office:value-type="float" office:value="93494">
            <text:p>93494</text:p>
          </table:table-cell>
          <table:table-cell office:value-type="float" office:value="90481">
            <text:p>90481</text:p>
          </table:table-cell>
          <table:table-cell office:value-type="float" office:value="90579">
            <text:p>90579</text:p>
          </table:table-cell>
          <table:table-cell office:value-type="float" office:value="94165">
            <text:p>94165</text:p>
          </table:table-cell>
          <table:table-cell office:value-type="float" office:value="91480">
            <text:p>91480</text:p>
          </table:table-cell>
          <table:table-cell office:value-type="float" office:value="97180">
            <text:p>97180</text:p>
          </table:table-cell>
          <table:table-cell office:value-type="float" office:value="93308.4">
            <text:p>93308.4</text:p>
          </table:table-cell>
          <table:table-cell office:value-type="float" office:value="76950">
            <text:p>76950</text:p>
          </table:table-cell>
          <table:table-cell office:value-type="float" office:value="77036">
            <text:p>77036</text:p>
          </table:table-cell>
          <table:table-cell office:value-type="float" office:value="85994">
            <text:p>85994</text:p>
          </table:table-cell>
          <table:table-cell office:value-type="float" office:value="77956">
            <text:p>77956</text:p>
          </table:table-cell>
          <table:table-cell office:value-type="float" office:value="78370">
            <text:p>78370</text:p>
          </table:table-cell>
          <table:table-cell office:value-type="float" office:value="77368">
            <text:p>77368</text:p>
          </table:table-cell>
          <table:table-cell office:value-type="float" office:value="77500">
            <text:p>77500</text:p>
          </table:table-cell>
          <table:table-cell office:value-type="float" office:value="79104">
            <text:p>79104</text:p>
          </table:table-cell>
          <table:table-cell office:value-type="float" office:value="80630">
            <text:p>80630</text:p>
          </table:table-cell>
          <table:table-cell office:value-type="float" office:value="77041">
            <text:p>77041</text:p>
          </table:table-cell>
          <table:table-cell office:value-type="float" office:value="78794.9">
            <text:p>78794.9</text:p>
          </table:table-cell>
          <table:table-cell office:value-type="float" office:value="3636">
            <text:p>3636</text:p>
          </table:table-cell>
          <table:table-cell table:number-columns-repeated="2" office:value-type="float" office:value="3692">
            <text:p>3692</text:p>
          </table:table-cell>
          <table:table-cell office:value-type="float" office:value="3646">
            <text:p>3646</text:p>
          </table:table-cell>
          <table:table-cell office:value-type="float" office:value="3657">
            <text:p>3657</text:p>
          </table:table-cell>
          <table:table-cell office:value-type="float" office:value="3701">
            <text:p>3701</text:p>
          </table:table-cell>
          <table:table-cell office:value-type="float" office:value="3680">
            <text:p>3680</text:p>
          </table:table-cell>
          <table:table-cell office:value-type="float" office:value="3682">
            <text:p>3682</text:p>
          </table:table-cell>
          <table:table-cell office:value-type="float" office:value="3738">
            <text:p>3738</text:p>
          </table:table-cell>
          <table:table-cell office:value-type="float" office:value="3661">
            <text:p>3661</text:p>
          </table:table-cell>
          <table:table-cell office:value-type="float" office:value="3678.5">
            <text:p>3678.5</text:p>
          </table:table-cell>
          <table:table-cell office:value-type="float" office:value="2848">
            <text:p>2848</text:p>
          </table:table-cell>
          <table:table-cell office:value-type="float" office:value="2930">
            <text:p>2930</text:p>
          </table:table-cell>
          <table:table-cell office:value-type="float" office:value="2876">
            <text:p>2876</text:p>
          </table:table-cell>
          <table:table-cell office:value-type="float" office:value="2910">
            <text:p>2910</text:p>
          </table:table-cell>
          <table:table-cell office:value-type="float" office:value="2849">
            <text:p>2849</text:p>
          </table:table-cell>
          <table:table-cell office:value-type="float" office:value="2864">
            <text:p>2864</text:p>
          </table:table-cell>
          <table:table-cell office:value-type="float" office:value="2924">
            <text:p>2924</text:p>
          </table:table-cell>
          <table:table-cell office:value-type="float" office:value="2921">
            <text:p>2921</text:p>
          </table:table-cell>
          <table:table-cell office:value-type="float" office:value="2862">
            <text:p>2862</text:p>
          </table:table-cell>
          <table:table-cell office:value-type="float" office:value="2875">
            <text:p>2875</text:p>
          </table:table-cell>
          <table:table-cell office:value-type="float" office:value="2885.9">
            <text:p>2885.9</text:p>
          </table:table-cell>
          <table:table-cell table:number-columns-repeated="2" office:value-type="float" office:value="3539">
            <text:p>3539</text:p>
          </table:table-cell>
          <table:table-cell office:value-type="float" office:value="3575">
            <text:p>3575</text:p>
          </table:table-cell>
          <table:table-cell office:value-type="float" office:value="3569">
            <text:p>3569</text:p>
          </table:table-cell>
          <table:table-cell office:value-type="float" office:value="3525">
            <text:p>3525</text:p>
          </table:table-cell>
          <table:table-cell office:value-type="float" office:value="3540">
            <text:p>3540</text:p>
          </table:table-cell>
          <table:table-cell office:value-type="float" office:value="3558">
            <text:p>3558</text:p>
          </table:table-cell>
          <table:table-cell office:value-type="float" office:value="3539">
            <text:p>3539</text:p>
          </table:table-cell>
          <table:table-cell office:value-type="float" office:value="3576">
            <text:p>3576</text:p>
          </table:table-cell>
          <table:table-cell office:value-type="float" office:value="3553">
            <text:p>3553</text:p>
          </table:table-cell>
          <table:table-cell office:value-type="float" office:value="3551.3">
            <text:p>3551.3</text:p>
          </table:table-cell>
          <table:table-cell office:value-type="float" office:value="3907">
            <text:p>3907</text:p>
          </table:table-cell>
          <table:table-cell office:value-type="float" office:value="3936">
            <text:p>3936</text:p>
          </table:table-cell>
          <table:table-cell office:value-type="float" office:value="3855">
            <text:p>3855</text:p>
          </table:table-cell>
          <table:table-cell office:value-type="float" office:value="3924">
            <text:p>3924</text:p>
          </table:table-cell>
          <table:table-cell office:value-type="float" office:value="3952">
            <text:p>3952</text:p>
          </table:table-cell>
          <table:table-cell office:value-type="float" office:value="3940">
            <text:p>3940</text:p>
          </table:table-cell>
          <table:table-cell table:number-columns-repeated="2" office:value-type="float" office:value="3899">
            <text:p>3899</text:p>
          </table:table-cell>
          <table:table-cell office:value-type="float" office:value="3942">
            <text:p>3942</text:p>
          </table:table-cell>
          <table:table-cell office:value-type="float" office:value="3940">
            <text:p>3940</text:p>
          </table:table-cell>
          <table:table-cell office:value-type="float" office:value="3919.4">
            <text:p>3919.4</text:p>
          </table:table-cell>
          <table:table-cell office:value-type="float" office:value="3821">
            <text:p>3821</text:p>
          </table:table-cell>
          <table:table-cell office:value-type="float" office:value="3765">
            <text:p>3765</text:p>
          </table:table-cell>
          <table:table-cell office:value-type="float" office:value="3775">
            <text:p>3775</text:p>
          </table:table-cell>
          <table:table-cell office:value-type="float" office:value="3768">
            <text:p>3768</text:p>
          </table:table-cell>
          <table:table-cell office:value-type="float" office:value="3784">
            <text:p>3784</text:p>
          </table:table-cell>
          <table:table-cell office:value-type="float" office:value="3804">
            <text:p>3804</text:p>
          </table:table-cell>
          <table:table-cell office:value-type="float" office:value="3841">
            <text:p>3841</text:p>
          </table:table-cell>
          <table:table-cell office:value-type="float" office:value="3779">
            <text:p>3779</text:p>
          </table:table-cell>
          <table:table-cell office:value-type="float" office:value="3752">
            <text:p>3752</text:p>
          </table:table-cell>
          <table:table-cell office:value-type="float" office:value="3785">
            <text:p>3785</text:p>
          </table:table-cell>
          <table:table-cell office:value-type="float" office:value="3787.4">
            <text:p>3787.4</text:p>
          </table:table-cell>
          <table:table-cell office:value-type="float" office:value="3738">
            <text:p>3738</text:p>
          </table:table-cell>
          <table:table-cell office:value-type="float" office:value="5604">
            <text:p>5604</text:p>
          </table:table-cell>
          <table:table-cell office:value-type="float" office:value="3676">
            <text:p>3676</text:p>
          </table:table-cell>
          <table:table-cell office:value-type="float" office:value="3659">
            <text:p>3659</text:p>
          </table:table-cell>
          <table:table-cell office:value-type="float" office:value="3643">
            <text:p>3643</text:p>
          </table:table-cell>
          <table:table-cell office:value-type="float" office:value="3664">
            <text:p>3664</text:p>
          </table:table-cell>
          <table:table-cell office:value-type="float" office:value="3682">
            <text:p>3682</text:p>
          </table:table-cell>
          <table:table-cell office:value-type="float" office:value="3708">
            <text:p>3708</text:p>
          </table:table-cell>
          <table:table-cell office:value-type="float" office:value="3801">
            <text:p>3801</text:p>
          </table:table-cell>
          <table:table-cell office:value-type="float" office:value="3684">
            <text:p>3684</text:p>
          </table:table-cell>
          <table:table-cell office:value-type="float" office:value="3885.9">
            <text:p>3885.9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005">
            <text:p>7005</text:p>
          </table:table-cell>
          <table:table-cell office:value-type="float" office:value="5318">
            <text:p>5318</text:p>
          </table:table-cell>
          <table:table-cell office:value-type="float" office:value="4800">
            <text:p>4800</text:p>
          </table:table-cell>
          <table:table-cell office:value-type="float" office:value="4755">
            <text:p>4755</text:p>
          </table:table-cell>
          <table:table-cell office:value-type="float" office:value="4944">
            <text:p>4944</text:p>
          </table:table-cell>
          <table:table-cell office:value-type="float" office:value="4811">
            <text:p>4811</text:p>
          </table:table-cell>
          <table:table-cell office:value-type="float" office:value="4854">
            <text:p>4854</text:p>
          </table:table-cell>
          <table:table-cell office:value-type="float" office:value="4748">
            <text:p>4748</text:p>
          </table:table-cell>
          <table:table-cell office:value-type="float" office:value="4750">
            <text:p>4750</text:p>
          </table:table-cell>
          <table:table-cell office:value-type="float" office:value="4888">
            <text:p>4888</text:p>
          </table:table-cell>
          <table:table-cell office:value-type="float" office:value="5087.3">
            <text:p>5087.3</text:p>
          </table:table-cell>
          <table:table-cell office:value-type="float" office:value="6977">
            <text:p>6977</text:p>
          </table:table-cell>
          <table:table-cell office:value-type="float" office:value="4789">
            <text:p>4789</text:p>
          </table:table-cell>
          <table:table-cell office:value-type="float" office:value="4697">
            <text:p>4697</text:p>
          </table:table-cell>
          <table:table-cell office:value-type="float" office:value="4727">
            <text:p>4727</text:p>
          </table:table-cell>
          <table:table-cell office:value-type="float" office:value="4749">
            <text:p>4749</text:p>
          </table:table-cell>
          <table:table-cell office:value-type="float" office:value="4807">
            <text:p>4807</text:p>
          </table:table-cell>
          <table:table-cell office:value-type="float" office:value="4773">
            <text:p>4773</text:p>
          </table:table-cell>
          <table:table-cell office:value-type="float" office:value="4781">
            <text:p>4781</text:p>
          </table:table-cell>
          <table:table-cell office:value-type="float" office:value="4764">
            <text:p>4764</text:p>
          </table:table-cell>
          <table:table-cell office:value-type="float" office:value="4810">
            <text:p>4810</text:p>
          </table:table-cell>
          <table:table-cell office:value-type="float" office:value="4987.4">
            <text:p>4987.4</text:p>
          </table:table-cell>
          <table:table-cell office:value-type="float" office:value="5527">
            <text:p>5527</text:p>
          </table:table-cell>
          <table:table-cell office:value-type="float" office:value="4390">
            <text:p>4390</text:p>
          </table:table-cell>
          <table:table-cell office:value-type="float" office:value="4498">
            <text:p>4498</text:p>
          </table:table-cell>
          <table:table-cell office:value-type="float" office:value="4479">
            <text:p>4479</text:p>
          </table:table-cell>
          <table:table-cell office:value-type="float" office:value="4466">
            <text:p>4466</text:p>
          </table:table-cell>
          <table:table-cell office:value-type="float" office:value="4407">
            <text:p>4407</text:p>
          </table:table-cell>
          <table:table-cell office:value-type="float" office:value="4415">
            <text:p>4415</text:p>
          </table:table-cell>
          <table:table-cell office:value-type="float" office:value="4405">
            <text:p>4405</text:p>
          </table:table-cell>
          <table:table-cell office:value-type="float" office:value="4359">
            <text:p>4359</text:p>
          </table:table-cell>
          <table:table-cell office:value-type="float" office:value="4473">
            <text:p>4473</text:p>
          </table:table-cell>
          <table:table-cell office:value-type="float" office:value="4541.9">
            <text:p>4541.9</text:p>
          </table:table-cell>
          <table:table-cell office:value-type="float" office:value="5136">
            <text:p>5136</text:p>
          </table:table-cell>
          <table:table-cell office:value-type="float" office:value="4848">
            <text:p>4848</text:p>
          </table:table-cell>
          <table:table-cell office:value-type="float" office:value="4814">
            <text:p>4814</text:p>
          </table:table-cell>
          <table:table-cell office:value-type="float" office:value="4725">
            <text:p>4725</text:p>
          </table:table-cell>
          <table:table-cell office:value-type="float" office:value="4811">
            <text:p>4811</text:p>
          </table:table-cell>
          <table:table-cell office:value-type="float" office:value="4797">
            <text:p>4797</text:p>
          </table:table-cell>
          <table:table-cell office:value-type="float" office:value="4726">
            <text:p>4726</text:p>
          </table:table-cell>
          <table:table-cell office:value-type="float" office:value="4809">
            <text:p>4809</text:p>
          </table:table-cell>
          <table:table-cell office:value-type="float" office:value="4721">
            <text:p>4721</text:p>
          </table:table-cell>
          <table:table-cell office:value-type="float" office:value="4732">
            <text:p>4732</text:p>
          </table:table-cell>
          <table:table-cell office:value-type="float" office:value="4811.9">
            <text:p>4811.9</text:p>
          </table:table-cell>
          <table:table-cell office:value-type="float" office:value="98047">
            <text:p>98047</text:p>
          </table:table-cell>
          <table:table-cell office:value-type="float" office:value="93297">
            <text:p>93297</text:p>
          </table:table-cell>
          <table:table-cell office:value-type="float" office:value="97380">
            <text:p>97380</text:p>
          </table:table-cell>
          <table:table-cell office:value-type="float" office:value="101081">
            <text:p>101081</text:p>
          </table:table-cell>
          <table:table-cell office:value-type="float" office:value="102811">
            <text:p>102811</text:p>
          </table:table-cell>
          <table:table-cell office:value-type="float" office:value="96833">
            <text:p>96833</text:p>
          </table:table-cell>
          <table:table-cell office:value-type="float" office:value="99047">
            <text:p>99047</text:p>
          </table:table-cell>
          <table:table-cell office:value-type="float" office:value="94799">
            <text:p>94799</text:p>
          </table:table-cell>
          <table:table-cell office:value-type="float" office:value="93174">
            <text:p>93174</text:p>
          </table:table-cell>
          <table:table-cell office:value-type="float" office:value="95156">
            <text:p>95156</text:p>
          </table:table-cell>
          <table:table-cell office:value-type="float" office:value="97162.5">
            <text:p>97162.5</text:p>
          </table:table-cell>
          <table:table-cell office:value-type="float" office:value="81185">
            <text:p>81185</text:p>
          </table:table-cell>
          <table:table-cell office:value-type="float" office:value="84329">
            <text:p>84329</text:p>
          </table:table-cell>
          <table:table-cell office:value-type="float" office:value="80485">
            <text:p>80485</text:p>
          </table:table-cell>
          <table:table-cell office:value-type="float" office:value="87528">
            <text:p>87528</text:p>
          </table:table-cell>
          <table:table-cell office:value-type="float" office:value="84067">
            <text:p>84067</text:p>
          </table:table-cell>
          <table:table-cell office:value-type="float" office:value="81335">
            <text:p>81335</text:p>
          </table:table-cell>
          <table:table-cell office:value-type="float" office:value="82814">
            <text:p>82814</text:p>
          </table:table-cell>
          <table:table-cell office:value-type="float" office:value="81221">
            <text:p>81221</text:p>
          </table:table-cell>
          <table:table-cell office:value-type="float" office:value="79825">
            <text:p>79825</text:p>
          </table:table-cell>
          <table:table-cell office:value-type="float" office:value="81702">
            <text:p>81702</text:p>
          </table:table-cell>
          <table:table-cell office:value-type="float" office:value="82449.1">
            <text:p>82449.1</text:p>
          </table:table-cell>
          <table:table-cell office:value-type="float" office:value="3739">
            <text:p>3739</text:p>
          </table:table-cell>
          <table:table-cell office:value-type="float" office:value="3764">
            <text:p>3764</text:p>
          </table:table-cell>
          <table:table-cell office:value-type="float" office:value="3813">
            <text:p>3813</text:p>
          </table:table-cell>
          <table:table-cell office:value-type="float" office:value="3899">
            <text:p>3899</text:p>
          </table:table-cell>
          <table:table-cell office:value-type="float" office:value="3737">
            <text:p>3737</text:p>
          </table:table-cell>
          <table:table-cell office:value-type="float" office:value="3751">
            <text:p>3751</text:p>
          </table:table-cell>
          <table:table-cell office:value-type="float" office:value="3725">
            <text:p>3725</text:p>
          </table:table-cell>
          <table:table-cell office:value-type="float" office:value="3786">
            <text:p>3786</text:p>
          </table:table-cell>
          <table:table-cell office:value-type="float" office:value="3939">
            <text:p>3939</text:p>
          </table:table-cell>
          <table:table-cell office:value-type="float" office:value="3810">
            <text:p>3810</text:p>
          </table:table-cell>
          <table:table-cell office:value-type="float" office:value="3796.3">
            <text:p>3796.3</text:p>
          </table:table-cell>
          <table:table-cell office:value-type="float" office:value="3015">
            <text:p>3015</text:p>
          </table:table-cell>
          <table:table-cell office:value-type="float" office:value="2934">
            <text:p>2934</text:p>
          </table:table-cell>
          <table:table-cell table:number-columns-repeated="2" office:value-type="float" office:value="3016">
            <text:p>3016</text:p>
          </table:table-cell>
          <table:table-cell office:value-type="float" office:value="2957">
            <text:p>2957</text:p>
          </table:table-cell>
          <table:table-cell office:value-type="float" office:value="2946">
            <text:p>2946</text:p>
          </table:table-cell>
          <table:table-cell office:value-type="float" office:value="3051">
            <text:p>3051</text:p>
          </table:table-cell>
          <table:table-cell office:value-type="float" office:value="2982">
            <text:p>2982</text:p>
          </table:table-cell>
          <table:table-cell office:value-type="float" office:value="2984">
            <text:p>2984</text:p>
          </table:table-cell>
          <table:table-cell office:value-type="float" office:value="2943">
            <text:p>2943</text:p>
          </table:table-cell>
          <table:table-cell office:value-type="float" office:value="2984.4">
            <text:p>2984.4</text:p>
          </table:table-cell>
          <table:table-cell office:value-type="float" office:value="3669">
            <text:p>3669</text:p>
          </table:table-cell>
          <table:table-cell office:value-type="float" office:value="5066">
            <text:p>5066</text:p>
          </table:table-cell>
          <table:table-cell office:value-type="float" office:value="3680">
            <text:p>3680</text:p>
          </table:table-cell>
          <table:table-cell office:value-type="float" office:value="3658">
            <text:p>3658</text:p>
          </table:table-cell>
          <table:table-cell office:value-type="float" office:value="3666">
            <text:p>3666</text:p>
          </table:table-cell>
          <table:table-cell office:value-type="float" office:value="3661">
            <text:p>3661</text:p>
          </table:table-cell>
          <table:table-cell office:value-type="float" office:value="3656">
            <text:p>3656</text:p>
          </table:table-cell>
          <table:table-cell office:value-type="float" office:value="3658">
            <text:p>3658</text:p>
          </table:table-cell>
          <table:table-cell office:value-type="float" office:value="3644">
            <text:p>3644</text:p>
          </table:table-cell>
          <table:table-cell office:value-type="float" office:value="3687">
            <text:p>3687</text:p>
          </table:table-cell>
          <table:table-cell office:value-type="float" office:value="3804.5">
            <text:p>3804.5</text:p>
          </table:table-cell>
          <table:table-cell office:value-type="float" office:value="3988">
            <text:p>3988</text:p>
          </table:table-cell>
          <table:table-cell office:value-type="float" office:value="5112">
            <text:p>5112</text:p>
          </table:table-cell>
          <table:table-cell office:value-type="float" office:value="3941">
            <text:p>3941</text:p>
          </table:table-cell>
          <table:table-cell office:value-type="float" office:value="3985">
            <text:p>3985</text:p>
          </table:table-cell>
          <table:table-cell office:value-type="float" office:value="3978">
            <text:p>3978</text:p>
          </table:table-cell>
          <table:table-cell office:value-type="float" office:value="3953">
            <text:p>3953</text:p>
          </table:table-cell>
          <table:table-cell office:value-type="float" office:value="3948">
            <text:p>3948</text:p>
          </table:table-cell>
          <table:table-cell office:value-type="float" office:value="4005">
            <text:p>4005</text:p>
          </table:table-cell>
          <table:table-cell office:value-type="float" office:value="3944">
            <text:p>3944</text:p>
          </table:table-cell>
          <table:table-cell office:value-type="float" office:value="3992">
            <text:p>3992</text:p>
          </table:table-cell>
          <table:table-cell office:value-type="float" office:value="4084.6">
            <text:p>4084.6</text:p>
          </table:table-cell>
          <table:table-cell office:value-type="float" office:value="3876">
            <text:p>3876</text:p>
          </table:table-cell>
          <table:table-cell office:value-type="float" office:value="5159">
            <text:p>5159</text:p>
          </table:table-cell>
          <table:table-cell office:value-type="float" office:value="3904">
            <text:p>3904</text:p>
          </table:table-cell>
          <table:table-cell office:value-type="float" office:value="3917">
            <text:p>3917</text:p>
          </table:table-cell>
          <table:table-cell office:value-type="float" office:value="3844">
            <text:p>3844</text:p>
          </table:table-cell>
          <table:table-cell office:value-type="float" office:value="3908">
            <text:p>3908</text:p>
          </table:table-cell>
          <table:table-cell office:value-type="float" office:value="3882">
            <text:p>3882</text:p>
          </table:table-cell>
          <table:table-cell office:value-type="float" office:value="4026">
            <text:p>4026</text:p>
          </table:table-cell>
          <table:table-cell office:value-type="float" office:value="3921">
            <text:p>3921</text:p>
          </table:table-cell>
          <table:table-cell office:value-type="float" office:value="3955">
            <text:p>3955</text:p>
          </table:table-cell>
          <table:table-cell office:value-type="float" office:value="4039.2">
            <text:p>4039.2</text:p>
          </table:table-cell>
          <table:table-cell office:value-type="float" office:value="3748">
            <text:p>3748</text:p>
          </table:table-cell>
          <table:table-cell office:value-type="float" office:value="3965">
            <text:p>3965</text:p>
          </table:table-cell>
          <table:table-cell office:value-type="float" office:value="3761">
            <text:p>3761</text:p>
          </table:table-cell>
          <table:table-cell office:value-type="float" office:value="3770">
            <text:p>3770</text:p>
          </table:table-cell>
          <table:table-cell office:value-type="float" office:value="3760">
            <text:p>3760</text:p>
          </table:table-cell>
          <table:table-cell office:value-type="float" office:value="3798">
            <text:p>3798</text:p>
          </table:table-cell>
          <table:table-cell office:value-type="float" office:value="3792">
            <text:p>3792</text:p>
          </table:table-cell>
          <table:table-cell office:value-type="float" office:value="3755">
            <text:p>3755</text:p>
          </table:table-cell>
          <table:table-cell office:value-type="float" office:value="3717">
            <text:p>3717</text:p>
          </table:table-cell>
          <table:table-cell office:value-type="float" office:value="3744">
            <text:p>3744</text:p>
          </table:table-cell>
          <table:table-cell office:value-type="float" office:value="3781">
            <text:p>3781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6987">
            <text:p>6987</text:p>
          </table:table-cell>
          <table:table-cell office:value-type="float" office:value="4836">
            <text:p>4836</text:p>
          </table:table-cell>
          <table:table-cell office:value-type="float" office:value="4875">
            <text:p>4875</text:p>
          </table:table-cell>
          <table:table-cell office:value-type="float" office:value="4820">
            <text:p>4820</text:p>
          </table:table-cell>
          <table:table-cell office:value-type="float" office:value="4823">
            <text:p>4823</text:p>
          </table:table-cell>
          <table:table-cell office:value-type="float" office:value="4882">
            <text:p>4882</text:p>
          </table:table-cell>
          <table:table-cell office:value-type="float" office:value="4872">
            <text:p>4872</text:p>
          </table:table-cell>
          <table:table-cell office:value-type="float" office:value="4842">
            <text:p>4842</text:p>
          </table:table-cell>
          <table:table-cell office:value-type="float" office:value="4815">
            <text:p>4815</text:p>
          </table:table-cell>
          <table:table-cell office:value-type="float" office:value="4838">
            <text:p>4838</text:p>
          </table:table-cell>
          <table:table-cell office:value-type="float" office:value="5059">
            <text:p>5059</text:p>
          </table:table-cell>
          <table:table-cell office:value-type="float" office:value="7015">
            <text:p>7015</text:p>
          </table:table-cell>
          <table:table-cell office:value-type="float" office:value="4818">
            <text:p>4818</text:p>
          </table:table-cell>
          <table:table-cell office:value-type="float" office:value="4820">
            <text:p>4820</text:p>
          </table:table-cell>
          <table:table-cell office:value-type="float" office:value="4938">
            <text:p>4938</text:p>
          </table:table-cell>
          <table:table-cell office:value-type="float" office:value="4819">
            <text:p>4819</text:p>
          </table:table-cell>
          <table:table-cell office:value-type="float" office:value="4843">
            <text:p>4843</text:p>
          </table:table-cell>
          <table:table-cell office:value-type="float" office:value="4821">
            <text:p>4821</text:p>
          </table:table-cell>
          <table:table-cell office:value-type="float" office:value="4771">
            <text:p>4771</text:p>
          </table:table-cell>
          <table:table-cell office:value-type="float" office:value="4944">
            <text:p>4944</text:p>
          </table:table-cell>
          <table:table-cell office:value-type="float" office:value="4878">
            <text:p>4878</text:p>
          </table:table-cell>
          <table:table-cell office:value-type="float" office:value="5066.7">
            <text:p>5066.7</text:p>
          </table:table-cell>
          <table:table-cell office:value-type="float" office:value="5658">
            <text:p>5658</text:p>
          </table:table-cell>
          <table:table-cell office:value-type="float" office:value="4573">
            <text:p>4573</text:p>
          </table:table-cell>
          <table:table-cell office:value-type="float" office:value="4537">
            <text:p>4537</text:p>
          </table:table-cell>
          <table:table-cell office:value-type="float" office:value="4581">
            <text:p>4581</text:p>
          </table:table-cell>
          <table:table-cell office:value-type="float" office:value="4637">
            <text:p>4637</text:p>
          </table:table-cell>
          <table:table-cell office:value-type="float" office:value="4589">
            <text:p>4589</text:p>
          </table:table-cell>
          <table:table-cell office:value-type="float" office:value="4643">
            <text:p>4643</text:p>
          </table:table-cell>
          <table:table-cell office:value-type="float" office:value="4546">
            <text:p>4546</text:p>
          </table:table-cell>
          <table:table-cell office:value-type="float" office:value="4544">
            <text:p>4544</text:p>
          </table:table-cell>
          <table:table-cell office:value-type="float" office:value="4648">
            <text:p>4648</text:p>
          </table:table-cell>
          <table:table-cell office:value-type="float" office:value="4695.6">
            <text:p>4695.6</text:p>
          </table:table-cell>
          <table:table-cell office:value-type="float" office:value="5413">
            <text:p>5413</text:p>
          </table:table-cell>
          <table:table-cell office:value-type="float" office:value="4902">
            <text:p>4902</text:p>
          </table:table-cell>
          <table:table-cell office:value-type="float" office:value="4826">
            <text:p>4826</text:p>
          </table:table-cell>
          <table:table-cell office:value-type="float" office:value="4943">
            <text:p>4943</text:p>
          </table:table-cell>
          <table:table-cell office:value-type="float" office:value="4890">
            <text:p>4890</text:p>
          </table:table-cell>
          <table:table-cell office:value-type="float" office:value="4818">
            <text:p>4818</text:p>
          </table:table-cell>
          <table:table-cell office:value-type="float" office:value="4907">
            <text:p>4907</text:p>
          </table:table-cell>
          <table:table-cell office:value-type="float" office:value="4835">
            <text:p>4835</text:p>
          </table:table-cell>
          <table:table-cell office:value-type="float" office:value="4825">
            <text:p>4825</text:p>
          </table:table-cell>
          <table:table-cell office:value-type="float" office:value="4977">
            <text:p>4977</text:p>
          </table:table-cell>
          <table:table-cell office:value-type="float" office:value="4933.6">
            <text:p>4933.6</text:p>
          </table:table-cell>
          <table:table-cell office:value-type="float" office:value="106453">
            <text:p>106453</text:p>
          </table:table-cell>
          <table:table-cell office:value-type="float" office:value="100349">
            <text:p>100349</text:p>
          </table:table-cell>
          <table:table-cell office:value-type="float" office:value="104586">
            <text:p>104586</text:p>
          </table:table-cell>
          <table:table-cell office:value-type="float" office:value="100833">
            <text:p>100833</text:p>
          </table:table-cell>
          <table:table-cell office:value-type="float" office:value="97456">
            <text:p>97456</text:p>
          </table:table-cell>
          <table:table-cell office:value-type="float" office:value="106735">
            <text:p>106735</text:p>
          </table:table-cell>
          <table:table-cell office:value-type="float" office:value="98497">
            <text:p>98497</text:p>
          </table:table-cell>
          <table:table-cell office:value-type="float" office:value="99708">
            <text:p>99708</text:p>
          </table:table-cell>
          <table:table-cell office:value-type="float" office:value="103640">
            <text:p>103640</text:p>
          </table:table-cell>
          <table:table-cell office:value-type="float" office:value="98732">
            <text:p>98732</text:p>
          </table:table-cell>
          <table:table-cell office:value-type="float" office:value="101698.9">
            <text:p>101698.9</text:p>
          </table:table-cell>
          <table:table-cell office:value-type="float" office:value="89819">
            <text:p>89819</text:p>
          </table:table-cell>
          <table:table-cell office:value-type="float" office:value="84650">
            <text:p>84650</text:p>
          </table:table-cell>
          <table:table-cell office:value-type="float" office:value="83946">
            <text:p>83946</text:p>
          </table:table-cell>
          <table:table-cell office:value-type="float" office:value="83505">
            <text:p>83505</text:p>
          </table:table-cell>
          <table:table-cell office:value-type="float" office:value="83887">
            <text:p>83887</text:p>
          </table:table-cell>
          <table:table-cell office:value-type="float" office:value="96581">
            <text:p>96581</text:p>
          </table:table-cell>
          <table:table-cell office:value-type="float" office:value="84654">
            <text:p>84654</text:p>
          </table:table-cell>
          <table:table-cell office:value-type="float" office:value="86330">
            <text:p>86330</text:p>
          </table:table-cell>
          <table:table-cell office:value-type="float" office:value="84708">
            <text:p>84708</text:p>
          </table:table-cell>
          <table:table-cell office:value-type="float" office:value="95650">
            <text:p>95650</text:p>
          </table:table-cell>
          <table:table-cell office:value-type="float" office:value="87373">
            <text:p>87373</text:p>
          </table:table-cell>
          <table:table-cell office:value-type="float" office:value="4807">
            <text:p>4807</text:p>
          </table:table-cell>
          <table:table-cell office:value-type="float" office:value="3832">
            <text:p>3832</text:p>
          </table:table-cell>
          <table:table-cell office:value-type="float" office:value="3836">
            <text:p>3836</text:p>
          </table:table-cell>
          <table:table-cell office:value-type="float" office:value="3849">
            <text:p>3849</text:p>
          </table:table-cell>
          <table:table-cell office:value-type="float" office:value="3861">
            <text:p>3861</text:p>
          </table:table-cell>
          <table:table-cell office:value-type="float" office:value="3865">
            <text:p>3865</text:p>
          </table:table-cell>
          <table:table-cell office:value-type="float" office:value="3834">
            <text:p>3834</text:p>
          </table:table-cell>
          <table:table-cell office:value-type="float" office:value="3822">
            <text:p>3822</text:p>
          </table:table-cell>
          <table:table-cell office:value-type="float" office:value="3948">
            <text:p>3948</text:p>
          </table:table-cell>
          <table:table-cell office:value-type="float" office:value="3859">
            <text:p>3859</text:p>
          </table:table-cell>
          <table:table-cell office:value-type="float" office:value="3951.3">
            <text:p>3951.3</text:p>
          </table:table-cell>
          <table:table-cell office:value-type="float" office:value="3387">
            <text:p>3387</text:p>
          </table:table-cell>
          <table:table-cell office:value-type="float" office:value="3028">
            <text:p>3028</text:p>
          </table:table-cell>
          <table:table-cell office:value-type="float" office:value="3036">
            <text:p>3036</text:p>
          </table:table-cell>
          <table:table-cell office:value-type="float" office:value="3023">
            <text:p>3023</text:p>
          </table:table-cell>
          <table:table-cell office:value-type="float" office:value="3063">
            <text:p>3063</text:p>
          </table:table-cell>
          <table:table-cell office:value-type="float" office:value="3020">
            <text:p>3020</text:p>
          </table:table-cell>
          <table:table-cell office:value-type="float" office:value="3009">
            <text:p>3009</text:p>
          </table:table-cell>
          <table:table-cell office:value-type="float" office:value="3067">
            <text:p>3067</text:p>
          </table:table-cell>
          <table:table-cell office:value-type="float" office:value="2972">
            <text:p>2972</text:p>
          </table:table-cell>
          <table:table-cell office:value-type="float" office:value="3006">
            <text:p>3006</text:p>
          </table:table-cell>
          <table:table-cell office:value-type="float" office:value="3061.1">
            <text:p>3061.1</text:p>
          </table:table-cell>
          <table:table-cell office:value-type="float" office:value="3893">
            <text:p>3893</text:p>
          </table:table-cell>
          <table:table-cell office:value-type="float" office:value="3825">
            <text:p>3825</text:p>
          </table:table-cell>
          <table:table-cell office:value-type="float" office:value="3777">
            <text:p>3777</text:p>
          </table:table-cell>
          <table:table-cell office:value-type="float" office:value="3776">
            <text:p>3776</text:p>
          </table:table-cell>
          <table:table-cell office:value-type="float" office:value="3792">
            <text:p>3792</text:p>
          </table:table-cell>
          <table:table-cell office:value-type="float" office:value="3755">
            <text:p>3755</text:p>
          </table:table-cell>
          <table:table-cell office:value-type="float" office:value="3771">
            <text:p>3771</text:p>
          </table:table-cell>
          <table:table-cell office:value-type="float" office:value="3747">
            <text:p>3747</text:p>
          </table:table-cell>
          <table:table-cell office:value-type="float" office:value="3811">
            <text:p>3811</text:p>
          </table:table-cell>
          <table:table-cell office:value-type="float" office:value="3825">
            <text:p>3825</text:p>
          </table:table-cell>
          <table:table-cell office:value-type="float" office:value="3797.2">
            <text:p>3797.2</text:p>
          </table:table-cell>
          <table:table-cell office:value-type="float" office:value="4193">
            <text:p>4193</text:p>
          </table:table-cell>
          <table:table-cell office:value-type="float" office:value="4075">
            <text:p>4075</text:p>
          </table:table-cell>
          <table:table-cell office:value-type="float" office:value="4131">
            <text:p>4131</text:p>
          </table:table-cell>
          <table:table-cell office:value-type="float" office:value="4047">
            <text:p>4047</text:p>
          </table:table-cell>
          <table:table-cell office:value-type="float" office:value="4062">
            <text:p>4062</text:p>
          </table:table-cell>
          <table:table-cell office:value-type="float" office:value="4108">
            <text:p>4108</text:p>
          </table:table-cell>
          <table:table-cell office:value-type="float" office:value="4067">
            <text:p>4067</text:p>
          </table:table-cell>
          <table:table-cell table:number-columns-repeated="2" office:value-type="float" office:value="4063">
            <text:p>4063</text:p>
          </table:table-cell>
          <table:table-cell office:value-type="float" office:value="4091">
            <text:p>4091</text:p>
          </table:table-cell>
          <table:table-cell office:value-type="float" office:value="4090">
            <text:p>4090</text:p>
          </table:table-cell>
          <table:table-cell office:value-type="float" office:value="3994">
            <text:p>3994</text:p>
          </table:table-cell>
          <table:table-cell office:value-type="float" office:value="3962">
            <text:p>3962</text:p>
          </table:table-cell>
          <table:table-cell office:value-type="float" office:value="3975">
            <text:p>3975</text:p>
          </table:table-cell>
          <table:table-cell office:value-type="float" office:value="3969">
            <text:p>3969</text:p>
          </table:table-cell>
          <table:table-cell office:value-type="float" office:value="3959">
            <text:p>3959</text:p>
          </table:table-cell>
          <table:table-cell office:value-type="float" office:value="4007">
            <text:p>4007</text:p>
          </table:table-cell>
          <table:table-cell office:value-type="float" office:value="4008">
            <text:p>4008</text:p>
          </table:table-cell>
          <table:table-cell office:value-type="float" office:value="3983">
            <text:p>3983</text:p>
          </table:table-cell>
          <table:table-cell office:value-type="float" office:value="4028">
            <text:p>4028</text:p>
          </table:table-cell>
          <table:table-cell office:value-type="float" office:value="3961">
            <text:p>3961</text:p>
          </table:table-cell>
          <table:table-cell office:value-type="float" office:value="3984.6">
            <text:p>3984.6</text:p>
          </table:table-cell>
          <table:table-cell office:value-type="float" office:value="3854">
            <text:p>3854</text:p>
          </table:table-cell>
          <table:table-cell office:value-type="float" office:value="3844">
            <text:p>3844</text:p>
          </table:table-cell>
          <table:table-cell office:value-type="float" office:value="3846">
            <text:p>3846</text:p>
          </table:table-cell>
          <table:table-cell office:value-type="float" office:value="3918">
            <text:p>3918</text:p>
          </table:table-cell>
          <table:table-cell office:value-type="float" office:value="3861">
            <text:p>3861</text:p>
          </table:table-cell>
          <table:table-cell office:value-type="float" office:value="3863">
            <text:p>3863</text:p>
          </table:table-cell>
          <table:table-cell office:value-type="float" office:value="3951">
            <text:p>3951</text:p>
          </table:table-cell>
          <table:table-cell office:value-type="float" office:value="3825">
            <text:p>3825</text:p>
          </table:table-cell>
          <table:table-cell office:value-type="float" office:value="3846">
            <text:p>3846</text:p>
          </table:table-cell>
          <table:table-cell office:value-type="float" office:value="3901">
            <text:p>3901</text:p>
          </table:table-cell>
          <table:table-cell office:value-type="float" office:value="3870.9">
            <text:p>3870.9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7118">
            <text:p>7118</text:p>
          </table:table-cell>
          <table:table-cell office:value-type="float" office:value="5272">
            <text:p>5272</text:p>
          </table:table-cell>
          <table:table-cell office:value-type="float" office:value="5061">
            <text:p>5061</text:p>
          </table:table-cell>
          <table:table-cell office:value-type="float" office:value="4981">
            <text:p>4981</text:p>
          </table:table-cell>
          <table:table-cell office:value-type="float" office:value="4990">
            <text:p>4990</text:p>
          </table:table-cell>
          <table:table-cell office:value-type="float" office:value="4960">
            <text:p>4960</text:p>
          </table:table-cell>
          <table:table-cell office:value-type="float" office:value="5094">
            <text:p>5094</text:p>
          </table:table-cell>
          <table:table-cell office:value-type="float" office:value="5165">
            <text:p>5165</text:p>
          </table:table-cell>
          <table:table-cell office:value-type="float" office:value="5128">
            <text:p>5128</text:p>
          </table:table-cell>
          <table:table-cell office:value-type="float" office:value="5122">
            <text:p>5122</text:p>
          </table:table-cell>
          <table:table-cell office:value-type="float" office:value="5289.1">
            <text:p>5289.1</text:p>
          </table:table-cell>
          <table:table-cell office:value-type="float" office:value="7281">
            <text:p>7281</text:p>
          </table:table-cell>
          <table:table-cell office:value-type="float" office:value="4988">
            <text:p>4988</text:p>
          </table:table-cell>
          <table:table-cell office:value-type="float" office:value="4897">
            <text:p>4897</text:p>
          </table:table-cell>
          <table:table-cell office:value-type="float" office:value="5098">
            <text:p>5098</text:p>
          </table:table-cell>
          <table:table-cell office:value-type="float" office:value="4934">
            <text:p>4934</text:p>
          </table:table-cell>
          <table:table-cell table:number-columns-repeated="2" office:value-type="float" office:value="4960">
            <text:p>4960</text:p>
          </table:table-cell>
          <table:table-cell office:value-type="float" office:value="4986">
            <text:p>4986</text:p>
          </table:table-cell>
          <table:table-cell office:value-type="float" office:value="5224">
            <text:p>5224</text:p>
          </table:table-cell>
          <table:table-cell office:value-type="float" office:value="4945">
            <text:p>4945</text:p>
          </table:table-cell>
          <table:table-cell office:value-type="float" office:value="5227.3">
            <text:p>5227.3</text:p>
          </table:table-cell>
          <table:table-cell office:value-type="float" office:value="5657">
            <text:p>5657</text:p>
          </table:table-cell>
          <table:table-cell office:value-type="float" office:value="4719">
            <text:p>4719</text:p>
          </table:table-cell>
          <table:table-cell office:value-type="float" office:value="4720">
            <text:p>4720</text:p>
          </table:table-cell>
          <table:table-cell office:value-type="float" office:value="4663">
            <text:p>4663</text:p>
          </table:table-cell>
          <table:table-cell office:value-type="float" office:value="4666">
            <text:p>4666</text:p>
          </table:table-cell>
          <table:table-cell office:value-type="float" office:value="4621">
            <text:p>4621</text:p>
          </table:table-cell>
          <table:table-cell office:value-type="float" office:value="4674">
            <text:p>4674</text:p>
          </table:table-cell>
          <table:table-cell office:value-type="float" office:value="4712">
            <text:p>4712</text:p>
          </table:table-cell>
          <table:table-cell office:value-type="float" office:value="5581">
            <text:p>5581</text:p>
          </table:table-cell>
          <table:table-cell office:value-type="float" office:value="4639">
            <text:p>4639</text:p>
          </table:table-cell>
          <table:table-cell office:value-type="float" office:value="4865.2">
            <text:p>4865.2</text:p>
          </table:table-cell>
          <table:table-cell office:value-type="float" office:value="5192">
            <text:p>5192</text:p>
          </table:table-cell>
          <table:table-cell office:value-type="float" office:value="5039">
            <text:p>5039</text:p>
          </table:table-cell>
          <table:table-cell office:value-type="float" office:value="4978">
            <text:p>4978</text:p>
          </table:table-cell>
          <table:table-cell office:value-type="float" office:value="5098">
            <text:p>5098</text:p>
          </table:table-cell>
          <table:table-cell office:value-type="float" office:value="5006">
            <text:p>5006</text:p>
          </table:table-cell>
          <table:table-cell office:value-type="float" office:value="5035">
            <text:p>5035</text:p>
          </table:table-cell>
          <table:table-cell office:value-type="float" office:value="5128">
            <text:p>5128</text:p>
          </table:table-cell>
          <table:table-cell office:value-type="float" office:value="5006">
            <text:p>5006</text:p>
          </table:table-cell>
          <table:table-cell office:value-type="float" office:value="6796">
            <text:p>6796</text:p>
          </table:table-cell>
          <table:table-cell office:value-type="float" office:value="4975">
            <text:p>4975</text:p>
          </table:table-cell>
          <table:table-cell office:value-type="float" office:value="5225.3">
            <text:p>5225.3</text:p>
          </table:table-cell>
          <table:table-cell office:value-type="float" office:value="101830">
            <text:p>101830</text:p>
          </table:table-cell>
          <table:table-cell office:value-type="float" office:value="104541">
            <text:p>104541</text:p>
          </table:table-cell>
          <table:table-cell office:value-type="float" office:value="103020">
            <text:p>103020</text:p>
          </table:table-cell>
          <table:table-cell office:value-type="float" office:value="105050">
            <text:p>105050</text:p>
          </table:table-cell>
          <table:table-cell office:value-type="float" office:value="103640">
            <text:p>103640</text:p>
          </table:table-cell>
          <table:table-cell office:value-type="float" office:value="105713">
            <text:p>105713</text:p>
          </table:table-cell>
          <table:table-cell office:value-type="float" office:value="104021">
            <text:p>104021</text:p>
          </table:table-cell>
          <table:table-cell office:value-type="float" office:value="101499">
            <text:p>101499</text:p>
          </table:table-cell>
          <table:table-cell office:value-type="float" office:value="107950">
            <text:p>107950</text:p>
          </table:table-cell>
          <table:table-cell office:value-type="float" office:value="112568">
            <text:p>112568</text:p>
          </table:table-cell>
          <table:table-cell office:value-type="float" office:value="104983.2">
            <text:p>104983.2</text:p>
          </table:table-cell>
          <table:table-cell office:value-type="float" office:value="86893">
            <text:p>86893</text:p>
          </table:table-cell>
          <table:table-cell office:value-type="float" office:value="87057">
            <text:p>87057</text:p>
          </table:table-cell>
          <table:table-cell office:value-type="float" office:value="88561">
            <text:p>88561</text:p>
          </table:table-cell>
          <table:table-cell office:value-type="float" office:value="90521">
            <text:p>90521</text:p>
          </table:table-cell>
          <table:table-cell office:value-type="float" office:value="88245">
            <text:p>88245</text:p>
          </table:table-cell>
          <table:table-cell office:value-type="float" office:value="92789">
            <text:p>92789</text:p>
          </table:table-cell>
          <table:table-cell office:value-type="float" office:value="89406">
            <text:p>89406</text:p>
          </table:table-cell>
          <table:table-cell office:value-type="float" office:value="87173">
            <text:p>87173</text:p>
          </table:table-cell>
          <table:table-cell office:value-type="float" office:value="88449">
            <text:p>88449</text:p>
          </table:table-cell>
          <table:table-cell office:value-type="float" office:value="88369">
            <text:p>88369</text:p>
          </table:table-cell>
          <table:table-cell office:value-type="float" office:value="88746.3">
            <text:p>88746.3</text:p>
          </table:table-cell>
          <table:table-cell office:value-type="float" office:value="4057">
            <text:p>4057</text:p>
          </table:table-cell>
          <table:table-cell office:value-type="float" office:value="3944">
            <text:p>3944</text:p>
          </table:table-cell>
          <table:table-cell office:value-type="float" office:value="3904">
            <text:p>3904</text:p>
          </table:table-cell>
          <table:table-cell office:value-type="float" office:value="4259">
            <text:p>4259</text:p>
          </table:table-cell>
          <table:table-cell office:value-type="float" office:value="3951">
            <text:p>3951</text:p>
          </table:table-cell>
          <table:table-cell office:value-type="float" office:value="3974">
            <text:p>3974</text:p>
          </table:table-cell>
          <table:table-cell office:value-type="float" office:value="3957">
            <text:p>3957</text:p>
          </table:table-cell>
          <table:table-cell office:value-type="float" office:value="3973">
            <text:p>3973</text:p>
          </table:table-cell>
          <table:table-cell office:value-type="float" office:value="4016">
            <text:p>4016</text:p>
          </table:table-cell>
          <table:table-cell office:value-type="float" office:value="3958">
            <text:p>3958</text:p>
          </table:table-cell>
          <table:table-cell office:value-type="float" office:value="3999.3">
            <text:p>3999.3</text:p>
          </table:table-cell>
          <table:table-cell office:value-type="float" office:value="3108">
            <text:p>3108</text:p>
          </table:table-cell>
          <table:table-cell office:value-type="float" office:value="3079">
            <text:p>3079</text:p>
          </table:table-cell>
          <table:table-cell office:value-type="float" office:value="3113">
            <text:p>3113</text:p>
          </table:table-cell>
          <table:table-cell office:value-type="float" office:value="4773">
            <text:p>4773</text:p>
          </table:table-cell>
          <table:table-cell office:value-type="float" office:value="3144">
            <text:p>3144</text:p>
          </table:table-cell>
          <table:table-cell office:value-type="float" office:value="3073">
            <text:p>3073</text:p>
          </table:table-cell>
          <table:table-cell office:value-type="float" office:value="3160">
            <text:p>3160</text:p>
          </table:table-cell>
          <table:table-cell office:value-type="float" office:value="3166">
            <text:p>3166</text:p>
          </table:table-cell>
          <table:table-cell office:value-type="float" office:value="3075">
            <text:p>3075</text:p>
          </table:table-cell>
          <table:table-cell office:value-type="float" office:value="3097">
            <text:p>3097</text:p>
          </table:table-cell>
          <table:table-cell office:value-type="float" office:value="3278.8">
            <text:p>3278.8</text:p>
          </table:table-cell>
          <table:table-cell office:value-type="float" office:value="3872">
            <text:p>3872</text:p>
          </table:table-cell>
          <table:table-cell office:value-type="float" office:value="3888">
            <text:p>3888</text:p>
          </table:table-cell>
          <table:table-cell office:value-type="float" office:value="3897">
            <text:p>3897</text:p>
          </table:table-cell>
          <table:table-cell office:value-type="float" office:value="4809">
            <text:p>4809</text:p>
          </table:table-cell>
          <table:table-cell office:value-type="float" office:value="3868">
            <text:p>3868</text:p>
          </table:table-cell>
          <table:table-cell office:value-type="float" office:value="3869">
            <text:p>3869</text:p>
          </table:table-cell>
          <table:table-cell office:value-type="float" office:value="3904">
            <text:p>3904</text:p>
          </table:table-cell>
          <table:table-cell office:value-type="float" office:value="3865">
            <text:p>3865</text:p>
          </table:table-cell>
          <table:table-cell office:value-type="float" office:value="3878">
            <text:p>3878</text:p>
          </table:table-cell>
          <table:table-cell office:value-type="float" office:value="3889">
            <text:p>3889</text:p>
          </table:table-cell>
          <table:table-cell office:value-type="float" office:value="3973.9">
            <text:p>3973.9</text:p>
          </table:table-cell>
          <table:table-cell office:value-type="float" office:value="5261">
            <text:p>5261</text:p>
          </table:table-cell>
          <table:table-cell office:value-type="float" office:value="4625">
            <text:p>4625</text:p>
          </table:table-cell>
          <table:table-cell office:value-type="float" office:value="4308">
            <text:p>4308</text:p>
          </table:table-cell>
          <table:table-cell office:value-type="float" office:value="5306">
            <text:p>5306</text:p>
          </table:table-cell>
          <table:table-cell office:value-type="float" office:value="4448">
            <text:p>4448</text:p>
          </table:table-cell>
          <table:table-cell office:value-type="float" office:value="4315">
            <text:p>4315</text:p>
          </table:table-cell>
          <table:table-cell office:value-type="float" office:value="4345">
            <text:p>4345</text:p>
          </table:table-cell>
          <table:table-cell office:value-type="float" office:value="4494">
            <text:p>4494</text:p>
          </table:table-cell>
          <table:table-cell office:value-type="float" office:value="4319">
            <text:p>4319</text:p>
          </table:table-cell>
          <table:table-cell office:value-type="float" office:value="4503">
            <text:p>4503</text:p>
          </table:table-cell>
          <table:table-cell office:value-type="float" office:value="4592.4">
            <text:p>4592.4</text:p>
          </table:table-cell>
          <table:table-cell office:value-type="float" office:value="5892">
            <text:p>5892</text:p>
          </table:table-cell>
          <table:table-cell office:value-type="float" office:value="4105">
            <text:p>4105</text:p>
          </table:table-cell>
          <table:table-cell office:value-type="float" office:value="4072">
            <text:p>4072</text:p>
          </table:table-cell>
          <table:table-cell office:value-type="float" office:value="4878">
            <text:p>4878</text:p>
          </table:table-cell>
          <table:table-cell office:value-type="float" office:value="4116">
            <text:p>4116</text:p>
          </table:table-cell>
          <table:table-cell office:value-type="float" office:value="4083">
            <text:p>4083</text:p>
          </table:table-cell>
          <table:table-cell office:value-type="float" office:value="4042">
            <text:p>4042</text:p>
          </table:table-cell>
          <table:table-cell office:value-type="float" office:value="4108">
            <text:p>4108</text:p>
          </table:table-cell>
          <table:table-cell office:value-type="float" office:value="4087">
            <text:p>4087</text:p>
          </table:table-cell>
          <table:table-cell office:value-type="float" office:value="4083">
            <text:p>4083</text:p>
          </table:table-cell>
          <table:table-cell office:value-type="float" office:value="4346.6">
            <text:p>4346.6</text:p>
          </table:table-cell>
          <table:table-cell office:value-type="float" office:value="4843">
            <text:p>4843</text:p>
          </table:table-cell>
          <table:table-cell office:value-type="float" office:value="4034">
            <text:p>4034</text:p>
          </table:table-cell>
          <table:table-cell office:value-type="float" office:value="4025">
            <text:p>4025</text:p>
          </table:table-cell>
          <table:table-cell office:value-type="float" office:value="4148">
            <text:p>4148</text:p>
          </table:table-cell>
          <table:table-cell office:value-type="float" office:value="3975">
            <text:p>3975</text:p>
          </table:table-cell>
          <table:table-cell office:value-type="float" office:value="4020">
            <text:p>4020</text:p>
          </table:table-cell>
          <table:table-cell office:value-type="float" office:value="4073">
            <text:p>4073</text:p>
          </table:table-cell>
          <table:table-cell office:value-type="float" office:value="4003">
            <text:p>4003</text:p>
          </table:table-cell>
          <table:table-cell office:value-type="float" office:value="4015">
            <text:p>4015</text:p>
          </table:table-cell>
          <table:table-cell office:value-type="float" office:value="3946">
            <text:p>3946</text:p>
          </table:table-cell>
          <table:table-cell office:value-type="float" office:value="4108.2">
            <text:p>4108.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7407">
            <text:p>7407</text:p>
          </table:table-cell>
          <table:table-cell office:value-type="float" office:value="5318">
            <text:p>5318</text:p>
          </table:table-cell>
          <table:table-cell office:value-type="float" office:value="7675">
            <text:p>7675</text:p>
          </table:table-cell>
          <table:table-cell office:value-type="float" office:value="5396">
            <text:p>5396</text:p>
          </table:table-cell>
          <table:table-cell office:value-type="float" office:value="5284">
            <text:p>5284</text:p>
          </table:table-cell>
          <table:table-cell office:value-type="float" office:value="5343">
            <text:p>5343</text:p>
          </table:table-cell>
          <table:table-cell office:value-type="float" office:value="5197">
            <text:p>5197</text:p>
          </table:table-cell>
          <table:table-cell office:value-type="float" office:value="5303">
            <text:p>5303</text:p>
          </table:table-cell>
          <table:table-cell office:value-type="float" office:value="5175">
            <text:p>5175</text:p>
          </table:table-cell>
          <table:table-cell office:value-type="float" office:value="5856">
            <text:p>5856</text:p>
          </table:table-cell>
          <table:table-cell office:value-type="float" office:value="5795.4">
            <text:p>5795.4</text:p>
          </table:table-cell>
          <table:table-cell office:value-type="float" office:value="6512">
            <text:p>6512</text:p>
          </table:table-cell>
          <table:table-cell office:value-type="float" office:value="5117">
            <text:p>5117</text:p>
          </table:table-cell>
          <table:table-cell office:value-type="float" office:value="6236">
            <text:p>6236</text:p>
          </table:table-cell>
          <table:table-cell office:value-type="float" office:value="5081">
            <text:p>5081</text:p>
          </table:table-cell>
          <table:table-cell office:value-type="float" office:value="5113">
            <text:p>5113</text:p>
          </table:table-cell>
          <table:table-cell office:value-type="float" office:value="5111">
            <text:p>5111</text:p>
          </table:table-cell>
          <table:table-cell office:value-type="float" office:value="5867">
            <text:p>5867</text:p>
          </table:table-cell>
          <table:table-cell office:value-type="float" office:value="5094">
            <text:p>5094</text:p>
          </table:table-cell>
          <table:table-cell office:value-type="float" office:value="5028">
            <text:p>5028</text:p>
          </table:table-cell>
          <table:table-cell office:value-type="float" office:value="5064">
            <text:p>5064</text:p>
          </table:table-cell>
          <table:table-cell office:value-type="float" office:value="5422.3">
            <text:p>5422.3</text:p>
          </table:table-cell>
          <table:table-cell office:value-type="float" office:value="5528">
            <text:p>5528</text:p>
          </table:table-cell>
          <table:table-cell office:value-type="float" office:value="6971">
            <text:p>6971</text:p>
          </table:table-cell>
          <table:table-cell office:value-type="float" office:value="5138">
            <text:p>5138</text:p>
          </table:table-cell>
          <table:table-cell office:value-type="float" office:value="4794">
            <text:p>4794</text:p>
          </table:table-cell>
          <table:table-cell office:value-type="float" office:value="4836">
            <text:p>4836</text:p>
          </table:table-cell>
          <table:table-cell office:value-type="float" office:value="4843">
            <text:p>4843</text:p>
          </table:table-cell>
          <table:table-cell office:value-type="float" office:value="5680">
            <text:p>5680</text:p>
          </table:table-cell>
          <table:table-cell office:value-type="float" office:value="4880">
            <text:p>4880</text:p>
          </table:table-cell>
          <table:table-cell office:value-type="float" office:value="4760">
            <text:p>4760</text:p>
          </table:table-cell>
          <table:table-cell office:value-type="float" office:value="4755">
            <text:p>4755</text:p>
          </table:table-cell>
          <table:table-cell office:value-type="float" office:value="5218.5">
            <text:p>5218.5</text:p>
          </table:table-cell>
          <table:table-cell office:value-type="float" office:value="5230">
            <text:p>5230</text:p>
          </table:table-cell>
          <table:table-cell office:value-type="float" office:value="6169">
            <text:p>6169</text:p>
          </table:table-cell>
          <table:table-cell office:value-type="float" office:value="5328">
            <text:p>5328</text:p>
          </table:table-cell>
          <table:table-cell office:value-type="float" office:value="6094">
            <text:p>6094</text:p>
          </table:table-cell>
          <table:table-cell office:value-type="float" office:value="5222">
            <text:p>5222</text:p>
          </table:table-cell>
          <table:table-cell office:value-type="float" office:value="5148">
            <text:p>5148</text:p>
          </table:table-cell>
          <table:table-cell office:value-type="float" office:value="5117">
            <text:p>5117</text:p>
          </table:table-cell>
          <table:table-cell office:value-type="float" office:value="5254">
            <text:p>5254</text:p>
          </table:table-cell>
          <table:table-cell office:value-type="float" office:value="5097">
            <text:p>5097</text:p>
          </table:table-cell>
          <table:table-cell office:value-type="float" office:value="5173">
            <text:p>5173</text:p>
          </table:table-cell>
          <table:table-cell office:value-type="float" office:value="5383.2">
            <text:p>5383.2</text:p>
          </table:table-cell>
          <table:table-cell office:value-type="float" office:value="114108">
            <text:p>114108</text:p>
          </table:table-cell>
          <table:table-cell office:value-type="float" office:value="118476">
            <text:p>118476</text:p>
          </table:table-cell>
          <table:table-cell office:value-type="float" office:value="109293">
            <text:p>109293</text:p>
          </table:table-cell>
          <table:table-cell office:value-type="float" office:value="115549">
            <text:p>115549</text:p>
          </table:table-cell>
          <table:table-cell office:value-type="float" office:value="114998">
            <text:p>114998</text:p>
          </table:table-cell>
          <table:table-cell office:value-type="float" office:value="111395">
            <text:p>111395</text:p>
          </table:table-cell>
          <table:table-cell office:value-type="float" office:value="111805">
            <text:p>111805</text:p>
          </table:table-cell>
          <table:table-cell office:value-type="float" office:value="115904">
            <text:p>115904</text:p>
          </table:table-cell>
          <table:table-cell office:value-type="float" office:value="112528">
            <text:p>112528</text:p>
          </table:table-cell>
          <table:table-cell office:value-type="float" office:value="112325">
            <text:p>112325</text:p>
          </table:table-cell>
          <table:table-cell office:value-type="float" office:value="113638.1">
            <text:p>113638.1</text:p>
          </table:table-cell>
          <table:table-cell office:value-type="float" office:value="101820">
            <text:p>101820</text:p>
          </table:table-cell>
          <table:table-cell office:value-type="float" office:value="92006">
            <text:p>92006</text:p>
          </table:table-cell>
          <table:table-cell office:value-type="float" office:value="92471">
            <text:p>92471</text:p>
          </table:table-cell>
          <table:table-cell office:value-type="float" office:value="96365">
            <text:p>96365</text:p>
          </table:table-cell>
          <table:table-cell office:value-type="float" office:value="91335">
            <text:p>91335</text:p>
          </table:table-cell>
          <table:table-cell office:value-type="float" office:value="99496">
            <text:p>99496</text:p>
          </table:table-cell>
          <table:table-cell office:value-type="float" office:value="92880">
            <text:p>92880</text:p>
          </table:table-cell>
          <table:table-cell office:value-type="float" office:value="92900">
            <text:p>92900</text:p>
          </table:table-cell>
          <table:table-cell office:value-type="float" office:value="91883">
            <text:p>91883</text:p>
          </table:table-cell>
          <table:table-cell office:value-type="float" office:value="103472">
            <text:p>103472</text:p>
          </table:table-cell>
          <table:table-cell office:value-type="float" office:value="95462.8">
            <text:p>95462.8</text:p>
          </table:table-cell>
          <table:table-cell office:value-type="float" office:value="4062">
            <text:p>4062</text:p>
          </table:table-cell>
          <table:table-cell office:value-type="float" office:value="4038">
            <text:p>4038</text:p>
          </table:table-cell>
          <table:table-cell office:value-type="float" office:value="4090">
            <text:p>4090</text:p>
          </table:table-cell>
          <table:table-cell office:value-type="float" office:value="4013">
            <text:p>4013</text:p>
          </table:table-cell>
          <table:table-cell office:value-type="float" office:value="4095">
            <text:p>4095</text:p>
          </table:table-cell>
          <table:table-cell office:value-type="float" office:value="5143">
            <text:p>5143</text:p>
          </table:table-cell>
          <table:table-cell office:value-type="float" office:value="4112">
            <text:p>4112</text:p>
          </table:table-cell>
          <table:table-cell office:value-type="float" office:value="4043">
            <text:p>4043</text:p>
          </table:table-cell>
          <table:table-cell office:value-type="float" office:value="4062">
            <text:p>4062</text:p>
          </table:table-cell>
          <table:table-cell office:value-type="float" office:value="4654">
            <text:p>4654</text:p>
          </table:table-cell>
          <table:table-cell office:value-type="float" office:value="4231.2">
            <text:p>4231.2</text:p>
          </table:table-cell>
          <table:table-cell office:value-type="float" office:value="3251">
            <text:p>3251</text:p>
          </table:table-cell>
          <table:table-cell office:value-type="float" office:value="3287">
            <text:p>3287</text:p>
          </table:table-cell>
          <table:table-cell office:value-type="float" office:value="3193">
            <text:p>3193</text:p>
          </table:table-cell>
          <table:table-cell office:value-type="float" office:value="3213">
            <text:p>3213</text:p>
          </table:table-cell>
          <table:table-cell office:value-type="float" office:value="3169">
            <text:p>3169</text:p>
          </table:table-cell>
          <table:table-cell office:value-type="float" office:value="4453">
            <text:p>4453</text:p>
          </table:table-cell>
          <table:table-cell office:value-type="float" office:value="3157">
            <text:p>3157</text:p>
          </table:table-cell>
          <table:table-cell office:value-type="float" office:value="3198">
            <text:p>3198</text:p>
          </table:table-cell>
          <table:table-cell office:value-type="float" office:value="3188">
            <text:p>3188</text:p>
          </table:table-cell>
          <table:table-cell office:value-type="float" office:value="3298">
            <text:p>3298</text:p>
          </table:table-cell>
          <table:table-cell office:value-type="float" office:value="3340.7">
            <text:p>3340.7</text:p>
          </table:table-cell>
          <table:table-cell office:value-type="float" office:value="5226">
            <text:p>5226</text:p>
          </table:table-cell>
          <table:table-cell office:value-type="float" office:value="3956">
            <text:p>3956</text:p>
          </table:table-cell>
          <table:table-cell office:value-type="float" office:value="3973">
            <text:p>3973</text:p>
          </table:table-cell>
          <table:table-cell office:value-type="float" office:value="4049">
            <text:p>4049</text:p>
          </table:table-cell>
          <table:table-cell office:value-type="float" office:value="3974">
            <text:p>3974</text:p>
          </table:table-cell>
          <table:table-cell office:value-type="float" office:value="5122">
            <text:p>5122</text:p>
          </table:table-cell>
          <table:table-cell office:value-type="float" office:value="3966">
            <text:p>3966</text:p>
          </table:table-cell>
          <table:table-cell office:value-type="float" office:value="5391">
            <text:p>5391</text:p>
          </table:table-cell>
          <table:table-cell office:value-type="float" office:value="3966">
            <text:p>3966</text:p>
          </table:table-cell>
          <table:table-cell office:value-type="float" office:value="4121">
            <text:p>4121</text:p>
          </table:table-cell>
          <table:table-cell office:value-type="float" office:value="4374.4">
            <text:p>4374.4</text:p>
          </table:table-cell>
          <table:table-cell office:value-type="float" office:value="4581">
            <text:p>4581</text:p>
          </table:table-cell>
          <table:table-cell office:value-type="float" office:value="4259">
            <text:p>4259</text:p>
          </table:table-cell>
          <table:table-cell office:value-type="float" office:value="4356">
            <text:p>4356</text:p>
          </table:table-cell>
          <table:table-cell office:value-type="float" office:value="4251">
            <text:p>4251</text:p>
          </table:table-cell>
          <table:table-cell office:value-type="float" office:value="4271">
            <text:p>4271</text:p>
          </table:table-cell>
          <table:table-cell office:value-type="float" office:value="4958">
            <text:p>4958</text:p>
          </table:table-cell>
          <table:table-cell office:value-type="float" office:value="4317">
            <text:p>4317</text:p>
          </table:table-cell>
          <table:table-cell office:value-type="float" office:value="5333">
            <text:p>5333</text:p>
          </table:table-cell>
          <table:table-cell office:value-type="float" office:value="4248">
            <text:p>4248</text:p>
          </table:table-cell>
          <table:table-cell office:value-type="float" office:value="4931">
            <text:p>4931</text:p>
          </table:table-cell>
          <table:table-cell office:value-type="float" office:value="4550.5">
            <text:p>4550.5</text:p>
          </table:table-cell>
          <table:table-cell office:value-type="float" office:value="5697">
            <text:p>5697</text:p>
          </table:table-cell>
          <table:table-cell office:value-type="float" office:value="4840">
            <text:p>4840</text:p>
          </table:table-cell>
          <table:table-cell office:value-type="float" office:value="4171">
            <text:p>4171</text:p>
          </table:table-cell>
          <table:table-cell office:value-type="float" office:value="4195">
            <text:p>4195</text:p>
          </table:table-cell>
          <table:table-cell office:value-type="float" office:value="4130">
            <text:p>4130</text:p>
          </table:table-cell>
          <table:table-cell office:value-type="float" office:value="4352">
            <text:p>4352</text:p>
          </table:table-cell>
          <table:table-cell office:value-type="float" office:value="4166">
            <text:p>4166</text:p>
          </table:table-cell>
          <table:table-cell office:value-type="float" office:value="4735">
            <text:p>4735</text:p>
          </table:table-cell>
          <table:table-cell office:value-type="float" office:value="5662">
            <text:p>5662</text:p>
          </table:table-cell>
          <table:table-cell office:value-type="float" office:value="4719">
            <text:p>4719</text:p>
          </table:table-cell>
          <table:table-cell office:value-type="float" office:value="4666.7">
            <text:p>4666.7</text:p>
          </table:table-cell>
          <table:table-cell office:value-type="float" office:value="4165">
            <text:p>4165</text:p>
          </table:table-cell>
          <table:table-cell office:value-type="float" office:value="5662">
            <text:p>5662</text:p>
          </table:table-cell>
          <table:table-cell office:value-type="float" office:value="4072">
            <text:p>4072</text:p>
          </table:table-cell>
          <table:table-cell office:value-type="float" office:value="4364">
            <text:p>4364</text:p>
          </table:table-cell>
          <table:table-cell office:value-type="float" office:value="4073">
            <text:p>4073</text:p>
          </table:table-cell>
          <table:table-cell office:value-type="float" office:value="4090">
            <text:p>4090</text:p>
          </table:table-cell>
          <table:table-cell office:value-type="float" office:value="4058">
            <text:p>4058</text:p>
          </table:table-cell>
          <table:table-cell office:value-type="float" office:value="4190">
            <text:p>4190</text:p>
          </table:table-cell>
          <table:table-cell office:value-type="float" office:value="5022">
            <text:p>5022</text:p>
          </table:table-cell>
          <table:table-cell office:value-type="float" office:value="4043">
            <text:p>4043</text:p>
          </table:table-cell>
          <table:table-cell office:value-type="float" office:value="4373.9">
            <text:p>4373.9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5360">
            <text:p>5360</text:p>
          </table:table-cell>
          <table:table-cell office:value-type="float" office:value="5273">
            <text:p>5273</text:p>
          </table:table-cell>
          <table:table-cell office:value-type="float" office:value="5242">
            <text:p>5242</text:p>
          </table:table-cell>
          <table:table-cell office:value-type="float" office:value="5294">
            <text:p>5294</text:p>
          </table:table-cell>
          <table:table-cell office:value-type="float" office:value="5628">
            <text:p>5628</text:p>
          </table:table-cell>
          <table:table-cell office:value-type="float" office:value="5848">
            <text:p>5848</text:p>
          </table:table-cell>
          <table:table-cell office:value-type="float" office:value="5281">
            <text:p>5281</text:p>
          </table:table-cell>
          <table:table-cell office:value-type="float" office:value="5226">
            <text:p>5226</text:p>
          </table:table-cell>
          <table:table-cell office:value-type="float" office:value="5348">
            <text:p>5348</text:p>
          </table:table-cell>
          <table:table-cell office:value-type="float" office:value="5257">
            <text:p>5257</text:p>
          </table:table-cell>
          <table:table-cell office:value-type="float" office:value="5375.7">
            <text:p>5375.7</text:p>
          </table:table-cell>
          <table:table-cell office:value-type="float" office:value="5170">
            <text:p>5170</text:p>
          </table:table-cell>
          <table:table-cell office:value-type="float" office:value="5215">
            <text:p>5215</text:p>
          </table:table-cell>
          <table:table-cell office:value-type="float" office:value="5222">
            <text:p>5222</text:p>
          </table:table-cell>
          <table:table-cell office:value-type="float" office:value="5170">
            <text:p>5170</text:p>
          </table:table-cell>
          <table:table-cell office:value-type="float" office:value="5184">
            <text:p>5184</text:p>
          </table:table-cell>
          <table:table-cell office:value-type="float" office:value="5236">
            <text:p>5236</text:p>
          </table:table-cell>
          <table:table-cell office:value-type="float" office:value="5144">
            <text:p>5144</text:p>
          </table:table-cell>
          <table:table-cell office:value-type="float" office:value="5247">
            <text:p>5247</text:p>
          </table:table-cell>
          <table:table-cell table:number-columns-repeated="2" office:value-type="float" office:value="5178">
            <text:p>5178</text:p>
          </table:table-cell>
          <table:table-cell office:value-type="float" office:value="5194.4">
            <text:p>5194.4</text:p>
          </table:table-cell>
          <table:table-cell office:value-type="float" office:value="4948">
            <text:p>4948</text:p>
          </table:table-cell>
          <table:table-cell office:value-type="float" office:value="4836">
            <text:p>4836</text:p>
          </table:table-cell>
          <table:table-cell office:value-type="float" office:value="4943">
            <text:p>4943</text:p>
          </table:table-cell>
          <table:table-cell office:value-type="float" office:value="4956">
            <text:p>4956</text:p>
          </table:table-cell>
          <table:table-cell office:value-type="float" office:value="4918">
            <text:p>4918</text:p>
          </table:table-cell>
          <table:table-cell office:value-type="float" office:value="4905">
            <text:p>4905</text:p>
          </table:table-cell>
          <table:table-cell office:value-type="float" office:value="4922">
            <text:p>4922</text:p>
          </table:table-cell>
          <table:table-cell office:value-type="float" office:value="4854">
            <text:p>4854</text:p>
          </table:table-cell>
          <table:table-cell office:value-type="float" office:value="4941">
            <text:p>4941</text:p>
          </table:table-cell>
          <table:table-cell office:value-type="float" office:value="4919">
            <text:p>4919</text:p>
          </table:table-cell>
          <table:table-cell office:value-type="float" office:value="4914.2">
            <text:p>4914.2</text:p>
          </table:table-cell>
          <table:table-cell office:value-type="float" office:value="5233">
            <text:p>5233</text:p>
          </table:table-cell>
          <table:table-cell office:value-type="float" office:value="5266">
            <text:p>5266</text:p>
          </table:table-cell>
          <table:table-cell office:value-type="float" office:value="5323">
            <text:p>5323</text:p>
          </table:table-cell>
          <table:table-cell office:value-type="float" office:value="5238">
            <text:p>5238</text:p>
          </table:table-cell>
          <table:table-cell office:value-type="float" office:value="5322">
            <text:p>5322</text:p>
          </table:table-cell>
          <table:table-cell office:value-type="float" office:value="5226">
            <text:p>5226</text:p>
          </table:table-cell>
          <table:table-cell office:value-type="float" office:value="5299">
            <text:p>5299</text:p>
          </table:table-cell>
          <table:table-cell office:value-type="float" office:value="5247">
            <text:p>5247</text:p>
          </table:table-cell>
          <table:table-cell office:value-type="float" office:value="5227">
            <text:p>5227</text:p>
          </table:table-cell>
          <table:table-cell office:value-type="float" office:value="5289">
            <text:p>5289</text:p>
          </table:table-cell>
          <table:table-cell office:value-type="float" office:value="5267">
            <text:p>5267</text:p>
          </table:table-cell>
          <table:table-cell office:value-type="float" office:value="113758">
            <text:p>113758</text:p>
          </table:table-cell>
          <table:table-cell office:value-type="float" office:value="113413">
            <text:p>113413</text:p>
          </table:table-cell>
          <table:table-cell office:value-type="float" office:value="110538">
            <text:p>110538</text:p>
          </table:table-cell>
          <table:table-cell office:value-type="float" office:value="112231">
            <text:p>112231</text:p>
          </table:table-cell>
          <table:table-cell office:value-type="float" office:value="117689">
            <text:p>117689</text:p>
          </table:table-cell>
          <table:table-cell office:value-type="float" office:value="121566">
            <text:p>121566</text:p>
          </table:table-cell>
          <table:table-cell office:value-type="float" office:value="116032">
            <text:p>116032</text:p>
          </table:table-cell>
          <table:table-cell office:value-type="float" office:value="111108">
            <text:p>111108</text:p>
          </table:table-cell>
          <table:table-cell office:value-type="float" office:value="117228">
            <text:p>117228</text:p>
          </table:table-cell>
          <table:table-cell office:value-type="float" office:value="111514">
            <text:p>111514</text:p>
          </table:table-cell>
          <table:table-cell office:value-type="float" office:value="114507.7">
            <text:p>114507.7</text:p>
          </table:table-cell>
          <table:table-cell office:value-type="float" office:value="95951">
            <text:p>95951</text:p>
          </table:table-cell>
          <table:table-cell office:value-type="float" office:value="98342">
            <text:p>98342</text:p>
          </table:table-cell>
          <table:table-cell office:value-type="float" office:value="95181">
            <text:p>95181</text:p>
          </table:table-cell>
          <table:table-cell office:value-type="float" office:value="98611">
            <text:p>98611</text:p>
          </table:table-cell>
          <table:table-cell office:value-type="float" office:value="105423">
            <text:p>105423</text:p>
          </table:table-cell>
          <table:table-cell office:value-type="float" office:value="105858">
            <text:p>105858</text:p>
          </table:table-cell>
          <table:table-cell office:value-type="float" office:value="94958">
            <text:p>94958</text:p>
          </table:table-cell>
          <table:table-cell office:value-type="float" office:value="100417">
            <text:p>100417</text:p>
          </table:table-cell>
          <table:table-cell office:value-type="float" office:value="101855">
            <text:p>101855</text:p>
          </table:table-cell>
          <table:table-cell office:value-type="float" office:value="103191">
            <text:p>103191</text:p>
          </table:table-cell>
          <table:table-cell office:value-type="float" office:value="99978.7">
            <text:p>99978.7</text:p>
          </table:table-cell>
          <table:table-cell office:value-type="float" office:value="4188">
            <text:p>4188</text:p>
          </table:table-cell>
          <table:table-cell table:number-columns-repeated="2" office:value-type="float" office:value="4139">
            <text:p>4139</text:p>
          </table:table-cell>
          <table:table-cell office:value-type="float" office:value="4460">
            <text:p>4460</text:p>
          </table:table-cell>
          <table:table-cell office:value-type="float" office:value="4519">
            <text:p>4519</text:p>
          </table:table-cell>
          <table:table-cell office:value-type="float" office:value="4109">
            <text:p>4109</text:p>
          </table:table-cell>
          <table:table-cell office:value-type="float" office:value="4123">
            <text:p>4123</text:p>
          </table:table-cell>
          <table:table-cell office:value-type="float" office:value="4128">
            <text:p>4128</text:p>
          </table:table-cell>
          <table:table-cell office:value-type="float" office:value="4150">
            <text:p>4150</text:p>
          </table:table-cell>
          <table:table-cell office:value-type="float" office:value="4216">
            <text:p>4216</text:p>
          </table:table-cell>
          <table:table-cell office:value-type="float" office:value="4217.1">
            <text:p>4217.1</text:p>
          </table:table-cell>
          <table:table-cell office:value-type="float" office:value="3294">
            <text:p>3294</text:p>
          </table:table-cell>
          <table:table-cell office:value-type="float" office:value="3276">
            <text:p>3276</text:p>
          </table:table-cell>
          <table:table-cell office:value-type="float" office:value="3328">
            <text:p>3328</text:p>
          </table:table-cell>
          <table:table-cell office:value-type="float" office:value="3264">
            <text:p>3264</text:p>
          </table:table-cell>
          <table:table-cell office:value-type="float" office:value="3376">
            <text:p>3376</text:p>
          </table:table-cell>
          <table:table-cell office:value-type="float" office:value="3307">
            <text:p>3307</text:p>
          </table:table-cell>
          <table:table-cell office:value-type="float" office:value="3259">
            <text:p>3259</text:p>
          </table:table-cell>
          <table:table-cell office:value-type="float" office:value="3257">
            <text:p>3257</text:p>
          </table:table-cell>
          <table:table-cell office:value-type="float" office:value="3233">
            <text:p>3233</text:p>
          </table:table-cell>
          <table:table-cell office:value-type="float" office:value="3503">
            <text:p>3503</text:p>
          </table:table-cell>
          <table:table-cell office:value-type="float" office:value="3309.7">
            <text:p>3309.7</text:p>
          </table:table-cell>
          <table:table-cell office:value-type="float" office:value="4055">
            <text:p>4055</text:p>
          </table:table-cell>
          <table:table-cell office:value-type="float" office:value="4086">
            <text:p>4086</text:p>
          </table:table-cell>
          <table:table-cell office:value-type="float" office:value="4066">
            <text:p>4066</text:p>
          </table:table-cell>
          <table:table-cell office:value-type="float" office:value="5213">
            <text:p>5213</text:p>
          </table:table-cell>
          <table:table-cell office:value-type="float" office:value="4058">
            <text:p>4058</text:p>
          </table:table-cell>
          <table:table-cell office:value-type="float" office:value="4045">
            <text:p>4045</text:p>
          </table:table-cell>
          <table:table-cell office:value-type="float" office:value="4048">
            <text:p>4048</text:p>
          </table:table-cell>
          <table:table-cell office:value-type="float" office:value="4118">
            <text:p>4118</text:p>
          </table:table-cell>
          <table:table-cell office:value-type="float" office:value="4071">
            <text:p>4071</text:p>
          </table:table-cell>
          <table:table-cell office:value-type="float" office:value="4145">
            <text:p>4145</text:p>
          </table:table-cell>
          <table:table-cell office:value-type="float" office:value="4190.5">
            <text:p>4190.5</text:p>
          </table:table-cell>
          <table:table-cell office:value-type="float" office:value="4356">
            <text:p>4356</text:p>
          </table:table-cell>
          <table:table-cell office:value-type="float" office:value="4307">
            <text:p>4307</text:p>
          </table:table-cell>
          <table:table-cell office:value-type="float" office:value="4407">
            <text:p>4407</text:p>
          </table:table-cell>
          <table:table-cell office:value-type="float" office:value="5703">
            <text:p>5703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office:value-type="float" office:value="4400">
            <text:p>4400</text:p>
          </table:table-cell>
          <table:table-cell office:value-type="float" office:value="4436">
            <text:p>4436</text:p>
          </table:table-cell>
          <table:table-cell office:value-type="float" office:value="4396">
            <text:p>4396</text:p>
          </table:table-cell>
          <table:table-cell office:value-type="float" office:value="4397">
            <text:p>4397</text:p>
          </table:table-cell>
          <table:table-cell office:value-type="float" office:value="4518.7">
            <text:p>4518.7</text:p>
          </table:table-cell>
          <table:table-cell office:value-type="float" office:value="4289">
            <text:p>4289</text:p>
          </table:table-cell>
          <table:table-cell office:value-type="float" office:value="4267">
            <text:p>4267</text:p>
          </table:table-cell>
          <table:table-cell office:value-type="float" office:value="4233">
            <text:p>4233</text:p>
          </table:table-cell>
          <table:table-cell office:value-type="float" office:value="6434">
            <text:p>6434</text:p>
          </table:table-cell>
          <table:table-cell office:value-type="float" office:value="5970">
            <text:p>5970</text:p>
          </table:table-cell>
          <table:table-cell office:value-type="float" office:value="4253">
            <text:p>4253</text:p>
          </table:table-cell>
          <table:table-cell office:value-type="float" office:value="4319">
            <text:p>4319</text:p>
          </table:table-cell>
          <table:table-cell office:value-type="float" office:value="4260">
            <text:p>4260</text:p>
          </table:table-cell>
          <table:table-cell office:value-type="float" office:value="4257">
            <text:p>4257</text:p>
          </table:table-cell>
          <table:table-cell office:value-type="float" office:value="4287">
            <text:p>4287</text:p>
          </table:table-cell>
          <table:table-cell office:value-type="float" office:value="4656.9">
            <text:p>4656.9</text:p>
          </table:table-cell>
          <table:table-cell office:value-type="float" office:value="4207">
            <text:p>4207</text:p>
          </table:table-cell>
          <table:table-cell office:value-type="float" office:value="4182">
            <text:p>4182</text:p>
          </table:table-cell>
          <table:table-cell office:value-type="float" office:value="4139">
            <text:p>4139</text:p>
          </table:table-cell>
          <table:table-cell office:value-type="float" office:value="5230">
            <text:p>5230</text:p>
          </table:table-cell>
          <table:table-cell office:value-type="float" office:value="5131">
            <text:p>5131</text:p>
          </table:table-cell>
          <table:table-cell office:value-type="float" office:value="4139">
            <text:p>4139</text:p>
          </table:table-cell>
          <table:table-cell office:value-type="float" office:value="4149">
            <text:p>4149</text:p>
          </table:table-cell>
          <table:table-cell office:value-type="float" office:value="4131">
            <text:p>4131</text:p>
          </table:table-cell>
          <table:table-cell office:value-type="float" office:value="4139">
            <text:p>4139</text:p>
          </table:table-cell>
          <table:table-cell office:value-type="float" office:value="4177">
            <text:p>4177</text:p>
          </table:table-cell>
          <table:table-cell office:value-type="float" office:value="4362.4">
            <text:p>4362.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798">
            <text:p>7798</text:p>
          </table:table-cell>
          <table:table-cell office:value-type="float" office:value="5432">
            <text:p>5432</text:p>
          </table:table-cell>
          <table:table-cell office:value-type="float" office:value="5495">
            <text:p>5495</text:p>
          </table:table-cell>
          <table:table-cell office:value-type="float" office:value="5430">
            <text:p>5430</text:p>
          </table:table-cell>
          <table:table-cell office:value-type="float" office:value="5437">
            <text:p>5437</text:p>
          </table:table-cell>
          <table:table-cell office:value-type="float" office:value="5422">
            <text:p>5422</text:p>
          </table:table-cell>
          <table:table-cell office:value-type="float" office:value="5386">
            <text:p>5386</text:p>
          </table:table-cell>
          <table:table-cell office:value-type="float" office:value="6172">
            <text:p>6172</text:p>
          </table:table-cell>
          <table:table-cell office:value-type="float" office:value="5449">
            <text:p>5449</text:p>
          </table:table-cell>
          <table:table-cell office:value-type="float" office:value="8288">
            <text:p>8288</text:p>
          </table:table-cell>
          <table:table-cell office:value-type="float" office:value="6030.9">
            <text:p>6030.9</text:p>
          </table:table-cell>
          <table:table-cell office:value-type="float" office:value="6719">
            <text:p>6719</text:p>
          </table:table-cell>
          <table:table-cell office:value-type="float" office:value="5341">
            <text:p>5341</text:p>
          </table:table-cell>
          <table:table-cell office:value-type="float" office:value="5395">
            <text:p>5395</text:p>
          </table:table-cell>
          <table:table-cell office:value-type="float" office:value="5381">
            <text:p>5381</text:p>
          </table:table-cell>
          <table:table-cell office:value-type="float" office:value="5249">
            <text:p>5249</text:p>
          </table:table-cell>
          <table:table-cell office:value-type="float" office:value="5740">
            <text:p>5740</text:p>
          </table:table-cell>
          <table:table-cell office:value-type="float" office:value="5334">
            <text:p>5334</text:p>
          </table:table-cell>
          <table:table-cell office:value-type="float" office:value="5317">
            <text:p>5317</text:p>
          </table:table-cell>
          <table:table-cell office:value-type="float" office:value="5329">
            <text:p>5329</text:p>
          </table:table-cell>
          <table:table-cell office:value-type="float" office:value="6702">
            <text:p>6702</text:p>
          </table:table-cell>
          <table:table-cell office:value-type="float" office:value="5650.7">
            <text:p>5650.7</text:p>
          </table:table-cell>
          <table:table-cell office:value-type="float" office:value="5939">
            <text:p>5939</text:p>
          </table:table-cell>
          <table:table-cell office:value-type="float" office:value="5052">
            <text:p>5052</text:p>
          </table:table-cell>
          <table:table-cell office:value-type="float" office:value="5003">
            <text:p>5003</text:p>
          </table:table-cell>
          <table:table-cell office:value-type="float" office:value="5367">
            <text:p>5367</text:p>
          </table:table-cell>
          <table:table-cell office:value-type="float" office:value="5092">
            <text:p>5092</text:p>
          </table:table-cell>
          <table:table-cell office:value-type="float" office:value="7098">
            <text:p>7098</text:p>
          </table:table-cell>
          <table:table-cell office:value-type="float" office:value="5101">
            <text:p>5101</text:p>
          </table:table-cell>
          <table:table-cell office:value-type="float" office:value="5058">
            <text:p>5058</text:p>
          </table:table-cell>
          <table:table-cell office:value-type="float" office:value="5043">
            <text:p>5043</text:p>
          </table:table-cell>
          <table:table-cell office:value-type="float" office:value="6074">
            <text:p>6074</text:p>
          </table:table-cell>
          <table:table-cell office:value-type="float" office:value="5482.7">
            <text:p>5482.7</text:p>
          </table:table-cell>
          <table:table-cell office:value-type="float" office:value="5543">
            <text:p>5543</text:p>
          </table:table-cell>
          <table:table-cell office:value-type="float" office:value="5342">
            <text:p>5342</text:p>
          </table:table-cell>
          <table:table-cell office:value-type="float" office:value="5427">
            <text:p>5427</text:p>
          </table:table-cell>
          <table:table-cell office:value-type="float" office:value="7505">
            <text:p>7505</text:p>
          </table:table-cell>
          <table:table-cell office:value-type="float" office:value="5361">
            <text:p>5361</text:p>
          </table:table-cell>
          <table:table-cell office:value-type="float" office:value="7782">
            <text:p>7782</text:p>
          </table:table-cell>
          <table:table-cell office:value-type="float" office:value="5509">
            <text:p>5509</text:p>
          </table:table-cell>
          <table:table-cell office:value-type="float" office:value="5320">
            <text:p>5320</text:p>
          </table:table-cell>
          <table:table-cell office:value-type="float" office:value="5311">
            <text:p>5311</text:p>
          </table:table-cell>
          <table:table-cell office:value-type="float" office:value="8133">
            <text:p>8133</text:p>
          </table:table-cell>
          <table:table-cell office:value-type="float" office:value="6123.3">
            <text:p>6123.3</text:p>
          </table:table-cell>
          <table:table-cell office:value-type="float" office:value="126243">
            <text:p>126243</text:p>
          </table:table-cell>
          <table:table-cell office:value-type="float" office:value="122685">
            <text:p>122685</text:p>
          </table:table-cell>
          <table:table-cell office:value-type="float" office:value="120779">
            <text:p>120779</text:p>
          </table:table-cell>
          <table:table-cell office:value-type="float" office:value="120156">
            <text:p>120156</text:p>
          </table:table-cell>
          <table:table-cell office:value-type="float" office:value="121706">
            <text:p>121706</text:p>
          </table:table-cell>
          <table:table-cell office:value-type="float" office:value="126337">
            <text:p>126337</text:p>
          </table:table-cell>
          <table:table-cell office:value-type="float" office:value="121945">
            <text:p>121945</text:p>
          </table:table-cell>
          <table:table-cell office:value-type="float" office:value="115199">
            <text:p>115199</text:p>
          </table:table-cell>
          <table:table-cell office:value-type="float" office:value="116083">
            <text:p>116083</text:p>
          </table:table-cell>
          <table:table-cell office:value-type="float" office:value="120427">
            <text:p>120427</text:p>
          </table:table-cell>
          <table:table-cell office:value-type="float" office:value="121156">
            <text:p>121156</text:p>
          </table:table-cell>
          <table:table-cell office:value-type="float" office:value="102936">
            <text:p>102936</text:p>
          </table:table-cell>
          <table:table-cell office:value-type="float" office:value="102909">
            <text:p>102909</text:p>
          </table:table-cell>
          <table:table-cell office:value-type="float" office:value="103748">
            <text:p>103748</text:p>
          </table:table-cell>
          <table:table-cell office:value-type="float" office:value="101582">
            <text:p>101582</text:p>
          </table:table-cell>
          <table:table-cell office:value-type="float" office:value="106324">
            <text:p>106324</text:p>
          </table:table-cell>
          <table:table-cell office:value-type="float" office:value="100752">
            <text:p>100752</text:p>
          </table:table-cell>
          <table:table-cell office:value-type="float" office:value="105297">
            <text:p>105297</text:p>
          </table:table-cell>
          <table:table-cell office:value-type="float" office:value="99374">
            <text:p>99374</text:p>
          </table:table-cell>
          <table:table-cell office:value-type="float" office:value="106729">
            <text:p>106729</text:p>
          </table:table-cell>
          <table:table-cell office:value-type="float" office:value="103191">
            <text:p>103191</text:p>
          </table:table-cell>
          <table:table-cell office:value-type="float" office:value="103284.2">
            <text:p>103284.2</text:p>
          </table:table-cell>
          <table:table-cell office:value-type="float" office:value="4276">
            <text:p>4276</text:p>
          </table:table-cell>
          <table:table-cell office:value-type="float" office:value="4282">
            <text:p>4282</text:p>
          </table:table-cell>
          <table:table-cell office:value-type="float" office:value="4400">
            <text:p>4400</text:p>
          </table:table-cell>
          <table:table-cell office:value-type="float" office:value="4267">
            <text:p>4267</text:p>
          </table:table-cell>
          <table:table-cell office:value-type="float" office:value="4243">
            <text:p>4243</text:p>
          </table:table-cell>
          <table:table-cell office:value-type="float" office:value="4303">
            <text:p>4303</text:p>
          </table:table-cell>
          <table:table-cell office:value-type="float" office:value="4248">
            <text:p>4248</text:p>
          </table:table-cell>
          <table:table-cell office:value-type="float" office:value="4804">
            <text:p>4804</text:p>
          </table:table-cell>
          <table:table-cell office:value-type="float" office:value="4196">
            <text:p>4196</text:p>
          </table:table-cell>
          <table:table-cell office:value-type="float" office:value="4214">
            <text:p>4214</text:p>
          </table:table-cell>
          <table:table-cell office:value-type="float" office:value="4323.3">
            <text:p>4323.3</text:p>
          </table:table-cell>
          <table:table-cell office:value-type="float" office:value="3319">
            <text:p>3319</text:p>
          </table:table-cell>
          <table:table-cell office:value-type="float" office:value="3300">
            <text:p>3300</text:p>
          </table:table-cell>
          <table:table-cell office:value-type="float" office:value="4480">
            <text:p>4480</text:p>
          </table:table-cell>
          <table:table-cell office:value-type="float" office:value="3320">
            <text:p>3320</text:p>
          </table:table-cell>
          <table:table-cell office:value-type="float" office:value="3316">
            <text:p>3316</text:p>
          </table:table-cell>
          <table:table-cell office:value-type="float" office:value="3364">
            <text:p>3364</text:p>
          </table:table-cell>
          <table:table-cell office:value-type="float" office:value="3366">
            <text:p>3366</text:p>
          </table:table-cell>
          <table:table-cell office:value-type="float" office:value="4898">
            <text:p>4898</text:p>
          </table:table-cell>
          <table:table-cell office:value-type="float" office:value="3396">
            <text:p>3396</text:p>
          </table:table-cell>
          <table:table-cell office:value-type="float" office:value="3366">
            <text:p>3366</text:p>
          </table:table-cell>
          <table:table-cell office:value-type="float" office:value="3612.5">
            <text:p>3612.5</text:p>
          </table:table-cell>
          <table:table-cell office:value-type="float" office:value="4156">
            <text:p>4156</text:p>
          </table:table-cell>
          <table:table-cell office:value-type="float" office:value="4289">
            <text:p>4289</text:p>
          </table:table-cell>
          <table:table-cell office:value-type="float" office:value="5197">
            <text:p>5197</text:p>
          </table:table-cell>
          <table:table-cell office:value-type="float" office:value="4142">
            <text:p>4142</text:p>
          </table:table-cell>
          <table:table-cell office:value-type="float" office:value="4212">
            <text:p>4212</text:p>
          </table:table-cell>
          <table:table-cell office:value-type="float" office:value="4242">
            <text:p>4242</text:p>
          </table:table-cell>
          <table:table-cell office:value-type="float" office:value="4190">
            <text:p>4190</text:p>
          </table:table-cell>
          <table:table-cell office:value-type="float" office:value="5150">
            <text:p>5150</text:p>
          </table:table-cell>
          <table:table-cell office:value-type="float" office:value="4234">
            <text:p>4234</text:p>
          </table:table-cell>
          <table:table-cell office:value-type="float" office:value="4138">
            <text:p>4138</text:p>
          </table:table-cell>
          <table:table-cell office:value-type="float" office:value="4395">
            <text:p>4395</text:p>
          </table:table-cell>
          <table:table-cell office:value-type="float" office:value="4430">
            <text:p>4430</text:p>
          </table:table-cell>
          <table:table-cell office:value-type="float" office:value="4429">
            <text:p>4429</text:p>
          </table:table-cell>
          <table:table-cell office:value-type="float" office:value="5243">
            <text:p>5243</text:p>
          </table:table-cell>
          <table:table-cell office:value-type="float" office:value="4449">
            <text:p>4449</text:p>
          </table:table-cell>
          <table:table-cell office:value-type="float" office:value="4426">
            <text:p>4426</text:p>
          </table:table-cell>
          <table:table-cell office:value-type="float" office:value="4498">
            <text:p>4498</text:p>
          </table:table-cell>
          <table:table-cell office:value-type="float" office:value="6538">
            <text:p>6538</text:p>
          </table:table-cell>
          <table:table-cell office:value-type="float" office:value="4877">
            <text:p>4877</text:p>
          </table:table-cell>
          <table:table-cell office:value-type="float" office:value="4473">
            <text:p>4473</text:p>
          </table:table-cell>
          <table:table-cell office:value-type="float" office:value="4411">
            <text:p>4411</text:p>
          </table:table-cell>
          <table:table-cell office:value-type="float" office:value="4777.4">
            <text:p>4777.4</text:p>
          </table:table-cell>
          <table:table-cell office:value-type="float" office:value="4365">
            <text:p>4365</text:p>
          </table:table-cell>
          <table:table-cell office:value-type="float" office:value="4455">
            <text:p>4455</text:p>
          </table:table-cell>
          <table:table-cell office:value-type="float" office:value="5678">
            <text:p>5678</text:p>
          </table:table-cell>
          <table:table-cell office:value-type="float" office:value="4365">
            <text:p>4365</text:p>
          </table:table-cell>
          <table:table-cell office:value-type="float" office:value="4362">
            <text:p>4362</text:p>
          </table:table-cell>
          <table:table-cell office:value-type="float" office:value="4461">
            <text:p>4461</text:p>
          </table:table-cell>
          <table:table-cell office:value-type="float" office:value="6030">
            <text:p>6030</text:p>
          </table:table-cell>
          <table:table-cell office:value-type="float" office:value="4351">
            <text:p>4351</text:p>
          </table:table-cell>
          <table:table-cell office:value-type="float" office:value="4349">
            <text:p>4349</text:p>
          </table:table-cell>
          <table:table-cell office:value-type="float" office:value="4358">
            <text:p>4358</text:p>
          </table:table-cell>
          <table:table-cell office:value-type="float" office:value="4677.4">
            <text:p>4677.4</text:p>
          </table:table-cell>
          <table:table-cell office:value-type="float" office:value="4380">
            <text:p>4380</text:p>
          </table:table-cell>
          <table:table-cell office:value-type="float" office:value="4297">
            <text:p>4297</text:p>
          </table:table-cell>
          <table:table-cell office:value-type="float" office:value="4385">
            <text:p>4385</text:p>
          </table:table-cell>
          <table:table-cell office:value-type="float" office:value="4260">
            <text:p>4260</text:p>
          </table:table-cell>
          <table:table-cell office:value-type="float" office:value="4288">
            <text:p>4288</text:p>
          </table:table-cell>
          <table:table-cell office:value-type="float" office:value="4255">
            <text:p>4255</text:p>
          </table:table-cell>
          <table:table-cell office:value-type="float" office:value="5744">
            <text:p>5744</text:p>
          </table:table-cell>
          <table:table-cell office:value-type="float" office:value="4245">
            <text:p>4245</text:p>
          </table:table-cell>
          <table:table-cell office:value-type="float" office:value="4256">
            <text:p>4256</text:p>
          </table:table-cell>
          <table:table-cell office:value-type="float" office:value="4209">
            <text:p>4209</text:p>
          </table:table-cell>
          <table:table-cell office:value-type="float" office:value="4431.9">
            <text:p>4431.9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6224">
            <text:p>6224</text:p>
          </table:table-cell>
          <table:table-cell office:value-type="float" office:value="5359">
            <text:p>5359</text:p>
          </table:table-cell>
          <table:table-cell office:value-type="float" office:value="5421">
            <text:p>5421</text:p>
          </table:table-cell>
          <table:table-cell office:value-type="float" office:value="5376">
            <text:p>5376</text:p>
          </table:table-cell>
          <table:table-cell office:value-type="float" office:value="7461">
            <text:p>7461</text:p>
          </table:table-cell>
          <table:table-cell office:value-type="float" office:value="5465">
            <text:p>5465</text:p>
          </table:table-cell>
          <table:table-cell office:value-type="float" office:value="6341">
            <text:p>6341</text:p>
          </table:table-cell>
          <table:table-cell office:value-type="float" office:value="5391">
            <text:p>5391</text:p>
          </table:table-cell>
          <table:table-cell office:value-type="float" office:value="6309">
            <text:p>6309</text:p>
          </table:table-cell>
          <table:table-cell office:value-type="float" office:value="5440">
            <text:p>5440</text:p>
          </table:table-cell>
          <table:table-cell office:value-type="float" office:value="5878.7">
            <text:p>5878.7</text:p>
          </table:table-cell>
          <table:table-cell office:value-type="float" office:value="5373">
            <text:p>5373</text:p>
          </table:table-cell>
          <table:table-cell office:value-type="float" office:value="5446">
            <text:p>5446</text:p>
          </table:table-cell>
          <table:table-cell office:value-type="float" office:value="5329">
            <text:p>5329</text:p>
          </table:table-cell>
          <table:table-cell office:value-type="float" office:value="5414">
            <text:p>5414</text:p>
          </table:table-cell>
          <table:table-cell office:value-type="float" office:value="6120">
            <text:p>6120</text:p>
          </table:table-cell>
          <table:table-cell office:value-type="float" office:value="5430">
            <text:p>5430</text:p>
          </table:table-cell>
          <table:table-cell office:value-type="float" office:value="5442">
            <text:p>5442</text:p>
          </table:table-cell>
          <table:table-cell office:value-type="float" office:value="5397">
            <text:p>5397</text:p>
          </table:table-cell>
          <table:table-cell office:value-type="float" office:value="7098">
            <text:p>7098</text:p>
          </table:table-cell>
          <table:table-cell office:value-type="float" office:value="5386">
            <text:p>5386</text:p>
          </table:table-cell>
          <table:table-cell office:value-type="float" office:value="5643.5">
            <text:p>5643.5</text:p>
          </table:table-cell>
          <table:table-cell office:value-type="float" office:value="5096">
            <text:p>5096</text:p>
          </table:table-cell>
          <table:table-cell office:value-type="float" office:value="5154">
            <text:p>5154</text:p>
          </table:table-cell>
          <table:table-cell office:value-type="float" office:value="5178">
            <text:p>5178</text:p>
          </table:table-cell>
          <table:table-cell office:value-type="float" office:value="5101">
            <text:p>5101</text:p>
          </table:table-cell>
          <table:table-cell office:value-type="float" office:value="5191">
            <text:p>5191</text:p>
          </table:table-cell>
          <table:table-cell office:value-type="float" office:value="5108">
            <text:p>5108</text:p>
          </table:table-cell>
          <table:table-cell office:value-type="float" office:value="5134">
            <text:p>5134</text:p>
          </table:table-cell>
          <table:table-cell office:value-type="float" office:value="6878">
            <text:p>6878</text:p>
          </table:table-cell>
          <table:table-cell office:value-type="float" office:value="5754">
            <text:p>5754</text:p>
          </table:table-cell>
          <table:table-cell office:value-type="float" office:value="5253">
            <text:p>5253</text:p>
          </table:table-cell>
          <table:table-cell office:value-type="float" office:value="5384.7">
            <text:p>5384.7</text:p>
          </table:table-cell>
          <table:table-cell office:value-type="float" office:value="5523">
            <text:p>5523</text:p>
          </table:table-cell>
          <table:table-cell office:value-type="float" office:value="5563">
            <text:p>5563</text:p>
          </table:table-cell>
          <table:table-cell office:value-type="float" office:value="5700">
            <text:p>5700</text:p>
          </table:table-cell>
          <table:table-cell office:value-type="float" office:value="5485">
            <text:p>5485</text:p>
          </table:table-cell>
          <table:table-cell office:value-type="float" office:value="5569">
            <text:p>5569</text:p>
          </table:table-cell>
          <table:table-cell office:value-type="float" office:value="5528">
            <text:p>5528</text:p>
          </table:table-cell>
          <table:table-cell office:value-type="float" office:value="5523">
            <text:p>5523</text:p>
          </table:table-cell>
          <table:table-cell office:value-type="float" office:value="7955">
            <text:p>7955</text:p>
          </table:table-cell>
          <table:table-cell office:value-type="float" office:value="5590">
            <text:p>5590</text:p>
          </table:table-cell>
          <table:table-cell office:value-type="float" office:value="5466">
            <text:p>5466</text:p>
          </table:table-cell>
          <table:table-cell office:value-type="float" office:value="5790.2">
            <text:p>5790.2</text:p>
          </table:table-cell>
          <table:table-cell office:value-type="float" office:value="132475">
            <text:p>132475</text:p>
          </table:table-cell>
          <table:table-cell office:value-type="float" office:value="117954">
            <text:p>117954</text:p>
          </table:table-cell>
          <table:table-cell office:value-type="float" office:value="124551">
            <text:p>124551</text:p>
          </table:table-cell>
          <table:table-cell office:value-type="float" office:value="122735">
            <text:p>122735</text:p>
          </table:table-cell>
          <table:table-cell office:value-type="float" office:value="123422">
            <text:p>123422</text:p>
          </table:table-cell>
          <table:table-cell office:value-type="float" office:value="123741">
            <text:p>123741</text:p>
          </table:table-cell>
          <table:table-cell office:value-type="float" office:value="124046">
            <text:p>124046</text:p>
          </table:table-cell>
          <table:table-cell office:value-type="float" office:value="121500">
            <text:p>121500</text:p>
          </table:table-cell>
          <table:table-cell office:value-type="float" office:value="123830">
            <text:p>123830</text:p>
          </table:table-cell>
          <table:table-cell office:value-type="float" office:value="128977">
            <text:p>128977</text:p>
          </table:table-cell>
          <table:table-cell office:value-type="float" office:value="124323.1">
            <text:p>124323.1</text:p>
          </table:table-cell>
          <table:table-cell office:value-type="float" office:value="104637">
            <text:p>104637</text:p>
          </table:table-cell>
          <table:table-cell office:value-type="float" office:value="102211">
            <text:p>102211</text:p>
          </table:table-cell>
          <table:table-cell office:value-type="float" office:value="112360">
            <text:p>112360</text:p>
          </table:table-cell>
          <table:table-cell office:value-type="float" office:value="107936">
            <text:p>107936</text:p>
          </table:table-cell>
          <table:table-cell office:value-type="float" office:value="113163">
            <text:p>113163</text:p>
          </table:table-cell>
          <table:table-cell office:value-type="float" office:value="111096">
            <text:p>111096</text:p>
          </table:table-cell>
          <table:table-cell office:value-type="float" office:value="112271">
            <text:p>112271</text:p>
          </table:table-cell>
          <table:table-cell office:value-type="float" office:value="104654">
            <text:p>104654</text:p>
          </table:table-cell>
          <table:table-cell office:value-type="float" office:value="104848">
            <text:p>104848</text:p>
          </table:table-cell>
          <table:table-cell office:value-type="float" office:value="108189">
            <text:p>108189</text:p>
          </table:table-cell>
          <table:table-cell office:value-type="float" office:value="108136.5">
            <text:p>108136.5</text:p>
          </table:table-cell>
          <table:table-cell office:value-type="float" office:value="4316">
            <text:p>4316</text:p>
          </table:table-cell>
          <table:table-cell office:value-type="float" office:value="4303">
            <text:p>4303</text:p>
          </table:table-cell>
          <table:table-cell office:value-type="float" office:value="4361">
            <text:p>4361</text:p>
          </table:table-cell>
          <table:table-cell office:value-type="float" office:value="4351">
            <text:p>4351</text:p>
          </table:table-cell>
          <table:table-cell office:value-type="float" office:value="4835">
            <text:p>4835</text:p>
          </table:table-cell>
          <table:table-cell office:value-type="float" office:value="4270">
            <text:p>4270</text:p>
          </table:table-cell>
          <table:table-cell office:value-type="float" office:value="4368">
            <text:p>4368</text:p>
          </table:table-cell>
          <table:table-cell office:value-type="float" office:value="4309">
            <text:p>4309</text:p>
          </table:table-cell>
          <table:table-cell office:value-type="float" office:value="4299">
            <text:p>4299</text:p>
          </table:table-cell>
          <table:table-cell office:value-type="float" office:value="4333">
            <text:p>4333</text:p>
          </table:table-cell>
          <table:table-cell office:value-type="float" office:value="4374.5">
            <text:p>4374.5</text:p>
          </table:table-cell>
          <table:table-cell office:value-type="float" office:value="3421">
            <text:p>3421</text:p>
          </table:table-cell>
          <table:table-cell office:value-type="float" office:value="3402">
            <text:p>3402</text:p>
          </table:table-cell>
          <table:table-cell office:value-type="float" office:value="3630">
            <text:p>3630</text:p>
          </table:table-cell>
          <table:table-cell office:value-type="float" office:value="3396">
            <text:p>3396</text:p>
          </table:table-cell>
          <table:table-cell office:value-type="float" office:value="3523">
            <text:p>3523</text:p>
          </table:table-cell>
          <table:table-cell office:value-type="float" office:value="3415">
            <text:p>3415</text:p>
          </table:table-cell>
          <table:table-cell office:value-type="float" office:value="3454">
            <text:p>3454</text:p>
          </table:table-cell>
          <table:table-cell office:value-type="float" office:value="3382">
            <text:p>3382</text:p>
          </table:table-cell>
          <table:table-cell office:value-type="float" office:value="3433">
            <text:p>3433</text:p>
          </table:table-cell>
          <table:table-cell office:value-type="float" office:value="3426">
            <text:p>3426</text:p>
          </table:table-cell>
          <table:table-cell office:value-type="float" office:value="3448.2">
            <text:p>3448.2</text:p>
          </table:table-cell>
          <table:table-cell office:value-type="float" office:value="4313">
            <text:p>4313</text:p>
          </table:table-cell>
          <table:table-cell office:value-type="float" office:value="4242">
            <text:p>4242</text:p>
          </table:table-cell>
          <table:table-cell office:value-type="float" office:value="4505">
            <text:p>4505</text:p>
          </table:table-cell>
          <table:table-cell office:value-type="float" office:value="4255">
            <text:p>4255</text:p>
          </table:table-cell>
          <table:table-cell office:value-type="float" office:value="4282">
            <text:p>4282</text:p>
          </table:table-cell>
          <table:table-cell office:value-type="float" office:value="6068">
            <text:p>6068</text:p>
          </table:table-cell>
          <table:table-cell office:value-type="float" office:value="6290">
            <text:p>6290</text:p>
          </table:table-cell>
          <table:table-cell office:value-type="float" office:value="4290">
            <text:p>4290</text:p>
          </table:table-cell>
          <table:table-cell office:value-type="float" office:value="4249">
            <text:p>4249</text:p>
          </table:table-cell>
          <table:table-cell office:value-type="float" office:value="4241">
            <text:p>4241</text:p>
          </table:table-cell>
          <table:table-cell office:value-type="float" office:value="4673.5">
            <text:p>4673.5</text:p>
          </table:table-cell>
          <table:table-cell office:value-type="float" office:value="4528">
            <text:p>4528</text:p>
          </table:table-cell>
          <table:table-cell office:value-type="float" office:value="4524">
            <text:p>4524</text:p>
          </table:table-cell>
          <table:table-cell office:value-type="float" office:value="4516">
            <text:p>4516</text:p>
          </table:table-cell>
          <table:table-cell office:value-type="float" office:value="4540">
            <text:p>4540</text:p>
          </table:table-cell>
          <table:table-cell office:value-type="float" office:value="4513">
            <text:p>4513</text:p>
          </table:table-cell>
          <table:table-cell office:value-type="float" office:value="5584">
            <text:p>5584</text:p>
          </table:table-cell>
          <table:table-cell office:value-type="float" office:value="6751">
            <text:p>6751</text:p>
          </table:table-cell>
          <table:table-cell office:value-type="float" office:value="6511">
            <text:p>6511</text:p>
          </table:table-cell>
          <table:table-cell office:value-type="float" office:value="4527">
            <text:p>4527</text:p>
          </table:table-cell>
          <table:table-cell office:value-type="float" office:value="4509">
            <text:p>4509</text:p>
          </table:table-cell>
          <table:table-cell office:value-type="float" office:value="5050.3">
            <text:p>5050.3</text:p>
          </table:table-cell>
          <table:table-cell office:value-type="float" office:value="4456">
            <text:p>4456</text:p>
          </table:table-cell>
          <table:table-cell office:value-type="float" office:value="4517">
            <text:p>4517</text:p>
          </table:table-cell>
          <table:table-cell office:value-type="float" office:value="4554">
            <text:p>4554</text:p>
          </table:table-cell>
          <table:table-cell office:value-type="float" office:value="4441">
            <text:p>4441</text:p>
          </table:table-cell>
          <table:table-cell office:value-type="float" office:value="4458">
            <text:p>4458</text:p>
          </table:table-cell>
          <table:table-cell office:value-type="float" office:value="5929">
            <text:p>5929</text:p>
          </table:table-cell>
          <table:table-cell office:value-type="float" office:value="5532">
            <text:p>5532</text:p>
          </table:table-cell>
          <table:table-cell office:value-type="float" office:value="5389">
            <text:p>5389</text:p>
          </table:table-cell>
          <table:table-cell office:value-type="float" office:value="4481">
            <text:p>4481</text:p>
          </table:table-cell>
          <table:table-cell office:value-type="float" office:value="4488">
            <text:p>4488</text:p>
          </table:table-cell>
          <table:table-cell office:value-type="float" office:value="4824.5">
            <text:p>4824.5</text:p>
          </table:table-cell>
          <table:table-cell office:value-type="float" office:value="4340">
            <text:p>4340</text:p>
          </table:table-cell>
          <table:table-cell office:value-type="float" office:value="4307">
            <text:p>4307</text:p>
          </table:table-cell>
          <table:table-cell office:value-type="float" office:value="4578">
            <text:p>4578</text:p>
          </table:table-cell>
          <table:table-cell office:value-type="float" office:value="4690">
            <text:p>4690</text:p>
          </table:table-cell>
          <table:table-cell office:value-type="float" office:value="4397">
            <text:p>4397</text:p>
          </table:table-cell>
          <table:table-cell office:value-type="float" office:value="6229">
            <text:p>6229</text:p>
          </table:table-cell>
          <table:table-cell office:value-type="float" office:value="4859">
            <text:p>4859</text:p>
          </table:table-cell>
          <table:table-cell office:value-type="float" office:value="4645">
            <text:p>4645</text:p>
          </table:table-cell>
          <table:table-cell office:value-type="float" office:value="4323">
            <text:p>4323</text:p>
          </table:table-cell>
          <table:table-cell office:value-type="float" office:value="4366">
            <text:p>4366</text:p>
          </table:table-cell>
          <table:table-cell office:value-type="float" office:value="4673.4">
            <text:p>4673.4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8089">
            <text:p>8089</text:p>
          </table:table-cell>
          <table:table-cell office:value-type="float" office:value="6386">
            <text:p>6386</text:p>
          </table:table-cell>
          <table:table-cell office:value-type="float" office:value="5945">
            <text:p>5945</text:p>
          </table:table-cell>
          <table:table-cell office:value-type="float" office:value="5666">
            <text:p>5666</text:p>
          </table:table-cell>
          <table:table-cell office:value-type="float" office:value="6110">
            <text:p>6110</text:p>
          </table:table-cell>
          <table:table-cell office:value-type="float" office:value="5671">
            <text:p>5671</text:p>
          </table:table-cell>
          <table:table-cell office:value-type="float" office:value="5688">
            <text:p>5688</text:p>
          </table:table-cell>
          <table:table-cell office:value-type="float" office:value="5597">
            <text:p>5597</text:p>
          </table:table-cell>
          <table:table-cell office:value-type="float" office:value="5637">
            <text:p>5637</text:p>
          </table:table-cell>
          <table:table-cell office:value-type="float" office:value="5585">
            <text:p>5585</text:p>
          </table:table-cell>
          <table:table-cell office:value-type="float" office:value="6037.4">
            <text:p>6037.4</text:p>
          </table:table-cell>
          <table:table-cell office:value-type="float" office:value="7883">
            <text:p>7883</text:p>
          </table:table-cell>
          <table:table-cell office:value-type="float" office:value="6160">
            <text:p>6160</text:p>
          </table:table-cell>
          <table:table-cell office:value-type="float" office:value="5563">
            <text:p>5563</text:p>
          </table:table-cell>
          <table:table-cell office:value-type="float" office:value="5524">
            <text:p>5524</text:p>
          </table:table-cell>
          <table:table-cell office:value-type="float" office:value="5451">
            <text:p>5451</text:p>
          </table:table-cell>
          <table:table-cell office:value-type="float" office:value="5520">
            <text:p>5520</text:p>
          </table:table-cell>
          <table:table-cell office:value-type="float" office:value="5525">
            <text:p>5525</text:p>
          </table:table-cell>
          <table:table-cell office:value-type="float" office:value="5572">
            <text:p>5572</text:p>
          </table:table-cell>
          <table:table-cell office:value-type="float" office:value="5568">
            <text:p>5568</text:p>
          </table:table-cell>
          <table:table-cell office:value-type="float" office:value="5549">
            <text:p>5549</text:p>
          </table:table-cell>
          <table:table-cell office:value-type="float" office:value="5831.5">
            <text:p>5831.5</text:p>
          </table:table-cell>
          <table:table-cell office:value-type="float" office:value="6071">
            <text:p>6071</text:p>
          </table:table-cell>
          <table:table-cell office:value-type="float" office:value="7291">
            <text:p>7291</text:p>
          </table:table-cell>
          <table:table-cell office:value-type="float" office:value="5375">
            <text:p>5375</text:p>
          </table:table-cell>
          <table:table-cell office:value-type="float" office:value="5151">
            <text:p>5151</text:p>
          </table:table-cell>
          <table:table-cell office:value-type="float" office:value="5237">
            <text:p>5237</text:p>
          </table:table-cell>
          <table:table-cell office:value-type="float" office:value="5260">
            <text:p>5260</text:p>
          </table:table-cell>
          <table:table-cell office:value-type="float" office:value="5525">
            <text:p>5525</text:p>
          </table:table-cell>
          <table:table-cell office:value-type="float" office:value="5200">
            <text:p>5200</text:p>
          </table:table-cell>
          <table:table-cell office:value-type="float" office:value="5241">
            <text:p>5241</text:p>
          </table:table-cell>
          <table:table-cell office:value-type="float" office:value="5243">
            <text:p>5243</text:p>
          </table:table-cell>
          <table:table-cell office:value-type="float" office:value="5559.4">
            <text:p>5559.4</text:p>
          </table:table-cell>
          <table:table-cell office:value-type="float" office:value="5777">
            <text:p>5777</text:p>
          </table:table-cell>
          <table:table-cell office:value-type="float" office:value="6348">
            <text:p>6348</text:p>
          </table:table-cell>
          <table:table-cell office:value-type="float" office:value="5627">
            <text:p>5627</text:p>
          </table:table-cell>
          <table:table-cell office:value-type="float" office:value="5589">
            <text:p>5589</text:p>
          </table:table-cell>
          <table:table-cell office:value-type="float" office:value="5656">
            <text:p>5656</text:p>
          </table:table-cell>
          <table:table-cell office:value-type="float" office:value="5644">
            <text:p>5644</text:p>
          </table:table-cell>
          <table:table-cell office:value-type="float" office:value="5724">
            <text:p>5724</text:p>
          </table:table-cell>
          <table:table-cell office:value-type="float" office:value="7209">
            <text:p>7209</text:p>
          </table:table-cell>
          <table:table-cell office:value-type="float" office:value="5798">
            <text:p>5798</text:p>
          </table:table-cell>
          <table:table-cell office:value-type="float" office:value="7553">
            <text:p>7553</text:p>
          </table:table-cell>
          <table:table-cell office:value-type="float" office:value="6092.5">
            <text:p>6092.5</text:p>
          </table:table-cell>
          <table:table-cell office:value-type="float" office:value="131774">
            <text:p>131774</text:p>
          </table:table-cell>
          <table:table-cell office:value-type="float" office:value="131631">
            <text:p>131631</text:p>
          </table:table-cell>
          <table:table-cell office:value-type="float" office:value="128161">
            <text:p>128161</text:p>
          </table:table-cell>
          <table:table-cell office:value-type="float" office:value="128599">
            <text:p>128599</text:p>
          </table:table-cell>
          <table:table-cell office:value-type="float" office:value="127017">
            <text:p>127017</text:p>
          </table:table-cell>
          <table:table-cell office:value-type="float" office:value="129206">
            <text:p>129206</text:p>
          </table:table-cell>
          <table:table-cell office:value-type="float" office:value="125771">
            <text:p>125771</text:p>
          </table:table-cell>
          <table:table-cell office:value-type="float" office:value="126492">
            <text:p>126492</text:p>
          </table:table-cell>
          <table:table-cell office:value-type="float" office:value="124572">
            <text:p>124572</text:p>
          </table:table-cell>
          <table:table-cell office:value-type="float" office:value="125641">
            <text:p>125641</text:p>
          </table:table-cell>
          <table:table-cell office:value-type="float" office:value="127886.4">
            <text:p>127886.4</text:p>
          </table:table-cell>
          <table:table-cell office:value-type="float" office:value="114555">
            <text:p>114555</text:p>
          </table:table-cell>
          <table:table-cell office:value-type="float" office:value="112198">
            <text:p>112198</text:p>
          </table:table-cell>
          <table:table-cell office:value-type="float" office:value="116220">
            <text:p>116220</text:p>
          </table:table-cell>
          <table:table-cell office:value-type="float" office:value="111157">
            <text:p>111157</text:p>
          </table:table-cell>
          <table:table-cell office:value-type="float" office:value="110841">
            <text:p>110841</text:p>
          </table:table-cell>
          <table:table-cell office:value-type="float" office:value="107494">
            <text:p>107494</text:p>
          </table:table-cell>
          <table:table-cell office:value-type="float" office:value="107779">
            <text:p>107779</text:p>
          </table:table-cell>
          <table:table-cell office:value-type="float" office:value="111725">
            <text:p>111725</text:p>
          </table:table-cell>
          <table:table-cell office:value-type="float" office:value="112010">
            <text:p>112010</text:p>
          </table:table-cell>
          <table:table-cell office:value-type="float" office:value="113391">
            <text:p>113391</text:p>
          </table:table-cell>
          <table:table-cell office:value-type="float" office:value="111737">
            <text:p>111737</text:p>
          </table:table-cell>
          <table:table-cell office:value-type="float" office:value="4419">
            <text:p>4419</text:p>
          </table:table-cell>
          <table:table-cell office:value-type="float" office:value="4487">
            <text:p>4487</text:p>
          </table:table-cell>
          <table:table-cell office:value-type="float" office:value="4441">
            <text:p>4441</text:p>
          </table:table-cell>
          <table:table-cell office:value-type="float" office:value="4421">
            <text:p>4421</text:p>
          </table:table-cell>
          <table:table-cell office:value-type="float" office:value="4432">
            <text:p>4432</text:p>
          </table:table-cell>
          <table:table-cell office:value-type="float" office:value="4438">
            <text:p>4438</text:p>
          </table:table-cell>
          <table:table-cell office:value-type="float" office:value="4382">
            <text:p>4382</text:p>
          </table:table-cell>
          <table:table-cell office:value-type="float" office:value="4333">
            <text:p>4333</text:p>
          </table:table-cell>
          <table:table-cell office:value-type="float" office:value="4362">
            <text:p>4362</text:p>
          </table:table-cell>
          <table:table-cell office:value-type="float" office:value="4485">
            <text:p>4485</text:p>
          </table:table-cell>
          <table:table-cell office:value-type="float" office:value="4420">
            <text:p>4420</text:p>
          </table:table-cell>
          <table:table-cell office:value-type="float" office:value="3484">
            <text:p>3484</text:p>
          </table:table-cell>
          <table:table-cell office:value-type="float" office:value="3514">
            <text:p>3514</text:p>
          </table:table-cell>
          <table:table-cell office:value-type="float" office:value="3552">
            <text:p>3552</text:p>
          </table:table-cell>
          <table:table-cell office:value-type="float" office:value="3519">
            <text:p>3519</text:p>
          </table:table-cell>
          <table:table-cell office:value-type="float" office:value="3532">
            <text:p>3532</text:p>
          </table:table-cell>
          <table:table-cell office:value-type="float" office:value="3495">
            <text:p>3495</text:p>
          </table:table-cell>
          <table:table-cell office:value-type="float" office:value="3496">
            <text:p>3496</text:p>
          </table:table-cell>
          <table:table-cell office:value-type="float" office:value="3473">
            <text:p>3473</text:p>
          </table:table-cell>
          <table:table-cell office:value-type="float" office:value="3485">
            <text:p>3485</text:p>
          </table:table-cell>
          <table:table-cell office:value-type="float" office:value="3447">
            <text:p>3447</text:p>
          </table:table-cell>
          <table:table-cell office:value-type="float" office:value="3499.7">
            <text:p>3499.7</text:p>
          </table:table-cell>
          <table:table-cell office:value-type="float" office:value="5157">
            <text:p>5157</text:p>
          </table:table-cell>
          <table:table-cell office:value-type="float" office:value="4329">
            <text:p>4329</text:p>
          </table:table-cell>
          <table:table-cell office:value-type="float" office:value="4344">
            <text:p>4344</text:p>
          </table:table-cell>
          <table:table-cell office:value-type="float" office:value="4718">
            <text:p>4718</text:p>
          </table:table-cell>
          <table:table-cell office:value-type="float" office:value="4308">
            <text:p>4308</text:p>
          </table:table-cell>
          <table:table-cell office:value-type="float" office:value="4324">
            <text:p>4324</text:p>
          </table:table-cell>
          <table:table-cell office:value-type="float" office:value="4365">
            <text:p>4365</text:p>
          </table:table-cell>
          <table:table-cell office:value-type="float" office:value="4359">
            <text:p>4359</text:p>
          </table:table-cell>
          <table:table-cell office:value-type="float" office:value="4372">
            <text:p>4372</text:p>
          </table:table-cell>
          <table:table-cell office:value-type="float" office:value="4291">
            <text:p>4291</text:p>
          </table:table-cell>
          <table:table-cell office:value-type="float" office:value="4456.7">
            <text:p>4456.7</text:p>
          </table:table-cell>
          <table:table-cell office:value-type="float" office:value="7119">
            <text:p>7119</text:p>
          </table:table-cell>
          <table:table-cell office:value-type="float" office:value="6498">
            <text:p>6498</text:p>
          </table:table-cell>
          <table:table-cell office:value-type="float" office:value="4607">
            <text:p>4607</text:p>
          </table:table-cell>
          <table:table-cell office:value-type="float" office:value="4737">
            <text:p>4737</text:p>
          </table:table-cell>
          <table:table-cell office:value-type="float" office:value="4622">
            <text:p>4622</text:p>
          </table:table-cell>
          <table:table-cell office:value-type="float" office:value="4625">
            <text:p>4625</text:p>
          </table:table-cell>
          <table:table-cell office:value-type="float" office:value="4599">
            <text:p>4599</text:p>
          </table:table-cell>
          <table:table-cell office:value-type="float" office:value="4586">
            <text:p>4586</text:p>
          </table:table-cell>
          <table:table-cell office:value-type="float" office:value="4649">
            <text:p>4649</text:p>
          </table:table-cell>
          <table:table-cell office:value-type="float" office:value="4620">
            <text:p>4620</text:p>
          </table:table-cell>
          <table:table-cell office:value-type="float" office:value="5066.2">
            <text:p>5066.2</text:p>
          </table:table-cell>
          <table:table-cell office:value-type="float" office:value="5933">
            <text:p>5933</text:p>
          </table:table-cell>
          <table:table-cell office:value-type="float" office:value="6784">
            <text:p>6784</text:p>
          </table:table-cell>
          <table:table-cell office:value-type="float" office:value="4614">
            <text:p>4614</text:p>
          </table:table-cell>
          <table:table-cell office:value-type="float" office:value="6322">
            <text:p>6322</text:p>
          </table:table-cell>
          <table:table-cell office:value-type="float" office:value="4562">
            <text:p>4562</text:p>
          </table:table-cell>
          <table:table-cell office:value-type="float" office:value="4555">
            <text:p>4555</text:p>
          </table:table-cell>
          <table:table-cell office:value-type="float" office:value="4567">
            <text:p>4567</text:p>
          </table:table-cell>
          <table:table-cell office:value-type="float" office:value="4494">
            <text:p>4494</text:p>
          </table:table-cell>
          <table:table-cell office:value-type="float" office:value="4517">
            <text:p>4517</text:p>
          </table:table-cell>
          <table:table-cell office:value-type="float" office:value="4553">
            <text:p>4553</text:p>
          </table:table-cell>
          <table:table-cell office:value-type="float" office:value="5090.1">
            <text:p>5090.1</text:p>
          </table:table-cell>
          <table:table-cell office:value-type="float" office:value="6671">
            <text:p>6671</text:p>
          </table:table-cell>
          <table:table-cell office:value-type="float" office:value="5447">
            <text:p>5447</text:p>
          </table:table-cell>
          <table:table-cell office:value-type="float" office:value="4398">
            <text:p>4398</text:p>
          </table:table-cell>
          <table:table-cell office:value-type="float" office:value="5495">
            <text:p>5495</text:p>
          </table:table-cell>
          <table:table-cell office:value-type="float" office:value="4498">
            <text:p>4498</text:p>
          </table:table-cell>
          <table:table-cell office:value-type="float" office:value="4418">
            <text:p>4418</text:p>
          </table:table-cell>
          <table:table-cell office:value-type="float" office:value="4415">
            <text:p>4415</text:p>
          </table:table-cell>
          <table:table-cell office:value-type="float" office:value="4496">
            <text:p>4496</text:p>
          </table:table-cell>
          <table:table-cell office:value-type="float" office:value="4458">
            <text:p>4458</text:p>
          </table:table-cell>
          <table:table-cell office:value-type="float" office:value="4471">
            <text:p>4471</text:p>
          </table:table-cell>
          <table:table-cell office:value-type="float" office:value="4876.7">
            <text:p>4876.7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8042">
            <text:p>8042</text:p>
          </table:table-cell>
          <table:table-cell office:value-type="float" office:value="5625">
            <text:p>5625</text:p>
          </table:table-cell>
          <table:table-cell office:value-type="float" office:value="5705">
            <text:p>5705</text:p>
          </table:table-cell>
          <table:table-cell office:value-type="float" office:value="6805">
            <text:p>6805</text:p>
          </table:table-cell>
          <table:table-cell office:value-type="float" office:value="5678">
            <text:p>5678</text:p>
          </table:table-cell>
          <table:table-cell office:value-type="float" office:value="5714">
            <text:p>5714</text:p>
          </table:table-cell>
          <table:table-cell office:value-type="float" office:value="5680">
            <text:p>5680</text:p>
          </table:table-cell>
          <table:table-cell office:value-type="float" office:value="5673">
            <text:p>5673</text:p>
          </table:table-cell>
          <table:table-cell office:value-type="float" office:value="6903">
            <text:p>6903</text:p>
          </table:table-cell>
          <table:table-cell office:value-type="float" office:value="5642">
            <text:p>5642</text:p>
          </table:table-cell>
          <table:table-cell office:value-type="float" office:value="6146.7">
            <text:p>6146.7</text:p>
          </table:table-cell>
          <table:table-cell office:value-type="float" office:value="8092">
            <text:p>8092</text:p>
          </table:table-cell>
          <table:table-cell office:value-type="float" office:value="5557">
            <text:p>5557</text:p>
          </table:table-cell>
          <table:table-cell office:value-type="float" office:value="5663">
            <text:p>5663</text:p>
          </table:table-cell>
          <table:table-cell office:value-type="float" office:value="5659">
            <text:p>5659</text:p>
          </table:table-cell>
          <table:table-cell office:value-type="float" office:value="5621">
            <text:p>5621</text:p>
          </table:table-cell>
          <table:table-cell office:value-type="float" office:value="5779">
            <text:p>5779</text:p>
          </table:table-cell>
          <table:table-cell office:value-type="float" office:value="5750">
            <text:p>5750</text:p>
          </table:table-cell>
          <table:table-cell office:value-type="float" office:value="5677">
            <text:p>5677</text:p>
          </table:table-cell>
          <table:table-cell office:value-type="float" office:value="5923">
            <text:p>5923</text:p>
          </table:table-cell>
          <table:table-cell office:value-type="float" office:value="5685">
            <text:p>5685</text:p>
          </table:table-cell>
          <table:table-cell office:value-type="float" office:value="5940.6">
            <text:p>5940.6</text:p>
          </table:table-cell>
          <table:table-cell office:value-type="float" office:value="6317">
            <text:p>6317</text:p>
          </table:table-cell>
          <table:table-cell office:value-type="float" office:value="5359">
            <text:p>5359</text:p>
          </table:table-cell>
          <table:table-cell office:value-type="float" office:value="5315">
            <text:p>5315</text:p>
          </table:table-cell>
          <table:table-cell office:value-type="float" office:value="5385">
            <text:p>5385</text:p>
          </table:table-cell>
          <table:table-cell office:value-type="float" office:value="5324">
            <text:p>5324</text:p>
          </table:table-cell>
          <table:table-cell office:value-type="float" office:value="5337">
            <text:p>5337</text:p>
          </table:table-cell>
          <table:table-cell office:value-type="float" office:value="5370">
            <text:p>5370</text:p>
          </table:table-cell>
          <table:table-cell office:value-type="float" office:value="5421">
            <text:p>5421</text:p>
          </table:table-cell>
          <table:table-cell office:value-type="float" office:value="5483">
            <text:p>5483</text:p>
          </table:table-cell>
          <table:table-cell office:value-type="float" office:value="5363">
            <text:p>5363</text:p>
          </table:table-cell>
          <table:table-cell office:value-type="float" office:value="5467.4">
            <text:p>5467.4</text:p>
          </table:table-cell>
          <table:table-cell office:value-type="float" office:value="5922">
            <text:p>5922</text:p>
          </table:table-cell>
          <table:table-cell office:value-type="float" office:value="7045">
            <text:p>7045</text:p>
          </table:table-cell>
          <table:table-cell office:value-type="float" office:value="5799">
            <text:p>5799</text:p>
          </table:table-cell>
          <table:table-cell office:value-type="float" office:value="5794">
            <text:p>5794</text:p>
          </table:table-cell>
          <table:table-cell office:value-type="float" office:value="5708">
            <text:p>5708</text:p>
          </table:table-cell>
          <table:table-cell office:value-type="float" office:value="5792">
            <text:p>5792</text:p>
          </table:table-cell>
          <table:table-cell office:value-type="float" office:value="5745">
            <text:p>5745</text:p>
          </table:table-cell>
          <table:table-cell office:value-type="float" office:value="5792">
            <text:p>5792</text:p>
          </table:table-cell>
          <table:table-cell office:value-type="float" office:value="5818">
            <text:p>5818</text:p>
          </table:table-cell>
          <table:table-cell office:value-type="float" office:value="5833">
            <text:p>5833</text:p>
          </table:table-cell>
          <table:table-cell office:value-type="float" office:value="5924.8">
            <text:p>5924.8</text:p>
          </table:table-cell>
          <table:table-cell office:value-type="float" office:value="135260">
            <text:p>135260</text:p>
          </table:table-cell>
          <table:table-cell office:value-type="float" office:value="135056">
            <text:p>135056</text:p>
          </table:table-cell>
          <table:table-cell office:value-type="float" office:value="127999">
            <text:p>127999</text:p>
          </table:table-cell>
          <table:table-cell office:value-type="float" office:value="129588">
            <text:p>129588</text:p>
          </table:table-cell>
          <table:table-cell office:value-type="float" office:value="131087">
            <text:p>131087</text:p>
          </table:table-cell>
          <table:table-cell office:value-type="float" office:value="136522">
            <text:p>136522</text:p>
          </table:table-cell>
          <table:table-cell office:value-type="float" office:value="135035">
            <text:p>135035</text:p>
          </table:table-cell>
          <table:table-cell office:value-type="float" office:value="132642">
            <text:p>132642</text:p>
          </table:table-cell>
          <table:table-cell office:value-type="float" office:value="129298">
            <text:p>129298</text:p>
          </table:table-cell>
          <table:table-cell office:value-type="float" office:value="129874">
            <text:p>129874</text:p>
          </table:table-cell>
          <table:table-cell office:value-type="float" office:value="132236.1">
            <text:p>132236.1</text:p>
          </table:table-cell>
          <table:table-cell office:value-type="float" office:value="119830">
            <text:p>119830</text:p>
          </table:table-cell>
          <table:table-cell office:value-type="float" office:value="113751">
            <text:p>113751</text:p>
          </table:table-cell>
          <table:table-cell office:value-type="float" office:value="111767">
            <text:p>111767</text:p>
          </table:table-cell>
          <table:table-cell office:value-type="float" office:value="117058">
            <text:p>117058</text:p>
          </table:table-cell>
          <table:table-cell office:value-type="float" office:value="111136">
            <text:p>111136</text:p>
          </table:table-cell>
          <table:table-cell office:value-type="float" office:value="113284">
            <text:p>113284</text:p>
          </table:table-cell>
          <table:table-cell office:value-type="float" office:value="111263">
            <text:p>111263</text:p>
          </table:table-cell>
          <table:table-cell office:value-type="float" office:value="109629">
            <text:p>109629</text:p>
          </table:table-cell>
          <table:table-cell office:value-type="float" office:value="112416">
            <text:p>112416</text:p>
          </table:table-cell>
          <table:table-cell office:value-type="float" office:value="120576">
            <text:p>120576</text:p>
          </table:table-cell>
          <table:table-cell office:value-type="float" office:value="114071">
            <text:p>114071</text:p>
          </table:table-cell>
          <table:table-cell office:value-type="float" office:value="4511">
            <text:p>4511</text:p>
          </table:table-cell>
          <table:table-cell office:value-type="float" office:value="4474">
            <text:p>4474</text:p>
          </table:table-cell>
          <table:table-cell office:value-type="float" office:value="4535">
            <text:p>4535</text:p>
          </table:table-cell>
          <table:table-cell office:value-type="float" office:value="5573">
            <text:p>5573</text:p>
          </table:table-cell>
          <table:table-cell table:number-columns-repeated="2" office:value-type="float" office:value="4582">
            <text:p>4582</text:p>
          </table:table-cell>
          <table:table-cell office:value-type="float" office:value="4494">
            <text:p>4494</text:p>
          </table:table-cell>
          <table:table-cell office:value-type="float" office:value="4535">
            <text:p>4535</text:p>
          </table:table-cell>
          <table:table-cell office:value-type="float" office:value="4525">
            <text:p>4525</text:p>
          </table:table-cell>
          <table:table-cell office:value-type="float" office:value="4486">
            <text:p>4486</text:p>
          </table:table-cell>
          <table:table-cell office:value-type="float" office:value="4629.7">
            <text:p>4629.7</text:p>
          </table:table-cell>
          <table:table-cell office:value-type="float" office:value="3635">
            <text:p>3635</text:p>
          </table:table-cell>
          <table:table-cell office:value-type="float" office:value="3623">
            <text:p>3623</text:p>
          </table:table-cell>
          <table:table-cell office:value-type="float" office:value="3691">
            <text:p>3691</text:p>
          </table:table-cell>
          <table:table-cell office:value-type="float" office:value="3937">
            <text:p>3937</text:p>
          </table:table-cell>
          <table:table-cell office:value-type="float" office:value="3622">
            <text:p>3622</text:p>
          </table:table-cell>
          <table:table-cell office:value-type="float" office:value="3561">
            <text:p>3561</text:p>
          </table:table-cell>
          <table:table-cell office:value-type="float" office:value="3675">
            <text:p>3675</text:p>
          </table:table-cell>
          <table:table-cell office:value-type="float" office:value="3620">
            <text:p>3620</text:p>
          </table:table-cell>
          <table:table-cell office:value-type="float" office:value="3557">
            <text:p>3557</text:p>
          </table:table-cell>
          <table:table-cell office:value-type="float" office:value="3546">
            <text:p>3546</text:p>
          </table:table-cell>
          <table:table-cell office:value-type="float" office:value="3646.7">
            <text:p>3646.7</text:p>
          </table:table-cell>
          <table:table-cell office:value-type="float" office:value="4437">
            <text:p>4437</text:p>
          </table:table-cell>
          <table:table-cell office:value-type="float" office:value="4453">
            <text:p>4453</text:p>
          </table:table-cell>
          <table:table-cell office:value-type="float" office:value="4391">
            <text:p>4391</text:p>
          </table:table-cell>
          <table:table-cell office:value-type="float" office:value="4510">
            <text:p>4510</text:p>
          </table:table-cell>
          <table:table-cell office:value-type="float" office:value="4471">
            <text:p>4471</text:p>
          </table:table-cell>
          <table:table-cell office:value-type="float" office:value="4494">
            <text:p>4494</text:p>
          </table:table-cell>
          <table:table-cell office:value-type="float" office:value="4564">
            <text:p>4564</text:p>
          </table:table-cell>
          <table:table-cell office:value-type="float" office:value="4472">
            <text:p>4472</text:p>
          </table:table-cell>
          <table:table-cell office:value-type="float" office:value="4493">
            <text:p>4493</text:p>
          </table:table-cell>
          <table:table-cell office:value-type="float" office:value="4440">
            <text:p>4440</text:p>
          </table:table-cell>
          <table:table-cell office:value-type="float" office:value="4472.5">
            <text:p>4472.5</text:p>
          </table:table-cell>
          <table:table-cell office:value-type="float" office:value="6270">
            <text:p>6270</text:p>
          </table:table-cell>
          <table:table-cell office:value-type="float" office:value="4724">
            <text:p>4724</text:p>
          </table:table-cell>
          <table:table-cell office:value-type="float" office:value="4700">
            <text:p>4700</text:p>
          </table:table-cell>
          <table:table-cell office:value-type="float" office:value="4710">
            <text:p>4710</text:p>
          </table:table-cell>
          <table:table-cell office:value-type="float" office:value="4712">
            <text:p>4712</text:p>
          </table:table-cell>
          <table:table-cell office:value-type="float" office:value="4727">
            <text:p>4727</text:p>
          </table:table-cell>
          <table:table-cell office:value-type="float" office:value="4689">
            <text:p>4689</text:p>
          </table:table-cell>
          <table:table-cell office:value-type="float" office:value="4807">
            <text:p>4807</text:p>
          </table:table-cell>
          <table:table-cell office:value-type="float" office:value="4687">
            <text:p>4687</text:p>
          </table:table-cell>
          <table:table-cell office:value-type="float" office:value="4724">
            <text:p>4724</text:p>
          </table:table-cell>
          <table:table-cell office:value-type="float" office:value="4875">
            <text:p>4875</text:p>
          </table:table-cell>
          <table:table-cell office:value-type="float" office:value="5835">
            <text:p>5835</text:p>
          </table:table-cell>
          <table:table-cell office:value-type="float" office:value="4655">
            <text:p>4655</text:p>
          </table:table-cell>
          <table:table-cell office:value-type="float" office:value="4661">
            <text:p>4661</text:p>
          </table:table-cell>
          <table:table-cell office:value-type="float" office:value="4681">
            <text:p>4681</text:p>
          </table:table-cell>
          <table:table-cell office:value-type="float" office:value="4780">
            <text:p>4780</text:p>
          </table:table-cell>
          <table:table-cell office:value-type="float" office:value="4687">
            <text:p>4687</text:p>
          </table:table-cell>
          <table:table-cell office:value-type="float" office:value="4675">
            <text:p>4675</text:p>
          </table:table-cell>
          <table:table-cell office:value-type="float" office:value="6398">
            <text:p>6398</text:p>
          </table:table-cell>
          <table:table-cell office:value-type="float" office:value="4734">
            <text:p>4734</text:p>
          </table:table-cell>
          <table:table-cell office:value-type="float" office:value="4676">
            <text:p>4676</text:p>
          </table:table-cell>
          <table:table-cell office:value-type="float" office:value="4978.2">
            <text:p>4978.2</text:p>
          </table:table-cell>
          <table:table-cell office:value-type="float" office:value="5049">
            <text:p>5049</text:p>
          </table:table-cell>
          <table:table-cell office:value-type="float" office:value="4552">
            <text:p>4552</text:p>
          </table:table-cell>
          <table:table-cell office:value-type="float" office:value="4897">
            <text:p>4897</text:p>
          </table:table-cell>
          <table:table-cell office:value-type="float" office:value="5017">
            <text:p>5017</text:p>
          </table:table-cell>
          <table:table-cell office:value-type="float" office:value="4565">
            <text:p>4565</text:p>
          </table:table-cell>
          <table:table-cell office:value-type="float" office:value="4613">
            <text:p>4613</text:p>
          </table:table-cell>
          <table:table-cell office:value-type="float" office:value="4620">
            <text:p>4620</text:p>
          </table:table-cell>
          <table:table-cell office:value-type="float" office:value="5808">
            <text:p>5808</text:p>
          </table:table-cell>
          <table:table-cell office:value-type="float" office:value="4564">
            <text:p>4564</text:p>
          </table:table-cell>
          <table:table-cell office:value-type="float" office:value="4577">
            <text:p>4577</text:p>
          </table:table-cell>
          <table:table-cell office:value-type="float" office:value="4826.2">
            <text:p>4826.2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8200">
            <text:p>8200</text:p>
          </table:table-cell>
          <table:table-cell office:value-type="float" office:value="5894">
            <text:p>5894</text:p>
          </table:table-cell>
          <table:table-cell office:value-type="float" office:value="8017">
            <text:p>8017</text:p>
          </table:table-cell>
          <table:table-cell office:value-type="float" office:value="6813">
            <text:p>6813</text:p>
          </table:table-cell>
          <table:table-cell office:value-type="float" office:value="5908">
            <text:p>5908</text:p>
          </table:table-cell>
          <table:table-cell office:value-type="float" office:value="6748">
            <text:p>6748</text:p>
          </table:table-cell>
          <table:table-cell office:value-type="float" office:value="8231">
            <text:p>8231</text:p>
          </table:table-cell>
          <table:table-cell office:value-type="float" office:value="5861">
            <text:p>5861</text:p>
          </table:table-cell>
          <table:table-cell office:value-type="float" office:value="6723">
            <text:p>6723</text:p>
          </table:table-cell>
          <table:table-cell office:value-type="float" office:value="5968">
            <text:p>5968</text:p>
          </table:table-cell>
          <table:table-cell office:value-type="float" office:value="6836.3">
            <text:p>6836.3</text:p>
          </table:table-cell>
          <table:table-cell office:value-type="float" office:value="8196">
            <text:p>8196</text:p>
          </table:table-cell>
          <table:table-cell office:value-type="float" office:value="5756">
            <text:p>5756</text:p>
          </table:table-cell>
          <table:table-cell office:value-type="float" office:value="8247">
            <text:p>8247</text:p>
          </table:table-cell>
          <table:table-cell office:value-type="float" office:value="7509">
            <text:p>7509</text:p>
          </table:table-cell>
          <table:table-cell office:value-type="float" office:value="5672">
            <text:p>5672</text:p>
          </table:table-cell>
          <table:table-cell office:value-type="float" office:value="7464">
            <text:p>7464</text:p>
          </table:table-cell>
          <table:table-cell office:value-type="float" office:value="7162">
            <text:p>7162</text:p>
          </table:table-cell>
          <table:table-cell office:value-type="float" office:value="5704">
            <text:p>5704</text:p>
          </table:table-cell>
          <table:table-cell office:value-type="float" office:value="6648">
            <text:p>6648</text:p>
          </table:table-cell>
          <table:table-cell office:value-type="float" office:value="5655">
            <text:p>5655</text:p>
          </table:table-cell>
          <table:table-cell office:value-type="float" office:value="6801.3">
            <text:p>6801.3</text:p>
          </table:table-cell>
          <table:table-cell office:value-type="float" office:value="6478">
            <text:p>6478</text:p>
          </table:table-cell>
          <table:table-cell office:value-type="float" office:value="5535">
            <text:p>5535</text:p>
          </table:table-cell>
          <table:table-cell office:value-type="float" office:value="6437">
            <text:p>6437</text:p>
          </table:table-cell>
          <table:table-cell office:value-type="float" office:value="5882">
            <text:p>5882</text:p>
          </table:table-cell>
          <table:table-cell office:value-type="float" office:value="7275">
            <text:p>7275</text:p>
          </table:table-cell>
          <table:table-cell office:value-type="float" office:value="5986">
            <text:p>5986</text:p>
          </table:table-cell>
          <table:table-cell office:value-type="float" office:value="5840">
            <text:p>5840</text:p>
          </table:table-cell>
          <table:table-cell office:value-type="float" office:value="5438">
            <text:p>5438</text:p>
          </table:table-cell>
          <table:table-cell office:value-type="float" office:value="5507">
            <text:p>5507</text:p>
          </table:table-cell>
          <table:table-cell office:value-type="float" office:value="5475">
            <text:p>5475</text:p>
          </table:table-cell>
          <table:table-cell office:value-type="float" office:value="5985.3">
            <text:p>5985.3</text:p>
          </table:table-cell>
          <table:table-cell office:value-type="float" office:value="6117">
            <text:p>6117</text:p>
          </table:table-cell>
          <table:table-cell office:value-type="float" office:value="5806">
            <text:p>5806</text:p>
          </table:table-cell>
          <table:table-cell office:value-type="float" office:value="6049">
            <text:p>6049</text:p>
          </table:table-cell>
          <table:table-cell office:value-type="float" office:value="5896">
            <text:p>5896</text:p>
          </table:table-cell>
          <table:table-cell office:value-type="float" office:value="5863">
            <text:p>5863</text:p>
          </table:table-cell>
          <table:table-cell office:value-type="float" office:value="5810">
            <text:p>5810</text:p>
          </table:table-cell>
          <table:table-cell office:value-type="float" office:value="6733">
            <text:p>6733</text:p>
          </table:table-cell>
          <table:table-cell office:value-type="float" office:value="7240">
            <text:p>7240</text:p>
          </table:table-cell>
          <table:table-cell office:value-type="float" office:value="5880">
            <text:p>5880</text:p>
          </table:table-cell>
          <table:table-cell office:value-type="float" office:value="8000">
            <text:p>8000</text:p>
          </table:table-cell>
          <table:table-cell office:value-type="float" office:value="6339.4">
            <text:p>6339.4</text:p>
          </table:table-cell>
          <table:table-cell office:value-type="float" office:value="145088">
            <text:p>145088</text:p>
          </table:table-cell>
          <table:table-cell office:value-type="float" office:value="137904">
            <text:p>137904</text:p>
          </table:table-cell>
          <table:table-cell office:value-type="float" office:value="134044">
            <text:p>134044</text:p>
          </table:table-cell>
          <table:table-cell office:value-type="float" office:value="133465">
            <text:p>133465</text:p>
          </table:table-cell>
          <table:table-cell office:value-type="float" office:value="138450">
            <text:p>138450</text:p>
          </table:table-cell>
          <table:table-cell office:value-type="float" office:value="137983">
            <text:p>137983</text:p>
          </table:table-cell>
          <table:table-cell office:value-type="float" office:value="140186">
            <text:p>140186</text:p>
          </table:table-cell>
          <table:table-cell office:value-type="float" office:value="136153">
            <text:p>136153</text:p>
          </table:table-cell>
          <table:table-cell office:value-type="float" office:value="150409">
            <text:p>150409</text:p>
          </table:table-cell>
          <table:table-cell office:value-type="float" office:value="147236">
            <text:p>147236</text:p>
          </table:table-cell>
          <table:table-cell office:value-type="float" office:value="140091.8">
            <text:p>140091.8</text:p>
          </table:table-cell>
          <table:table-cell office:value-type="float" office:value="118323">
            <text:p>118323</text:p>
          </table:table-cell>
          <table:table-cell office:value-type="float" office:value="117353">
            <text:p>117353</text:p>
          </table:table-cell>
          <table:table-cell office:value-type="float" office:value="116862">
            <text:p>116862</text:p>
          </table:table-cell>
          <table:table-cell office:value-type="float" office:value="118951">
            <text:p>118951</text:p>
          </table:table-cell>
          <table:table-cell office:value-type="float" office:value="119534">
            <text:p>119534</text:p>
          </table:table-cell>
          <table:table-cell office:value-type="float" office:value="122319">
            <text:p>122319</text:p>
          </table:table-cell>
          <table:table-cell office:value-type="float" office:value="119572">
            <text:p>119572</text:p>
          </table:table-cell>
          <table:table-cell office:value-type="float" office:value="119385">
            <text:p>119385</text:p>
          </table:table-cell>
          <table:table-cell office:value-type="float" office:value="118352">
            <text:p>118352</text:p>
          </table:table-cell>
          <table:table-cell office:value-type="float" office:value="120051">
            <text:p>120051</text:p>
          </table:table-cell>
          <table:table-cell office:value-type="float" office:value="119070.2">
            <text:p>119070.2</text:p>
          </table:table-cell>
          <table:table-cell office:value-type="float" office:value="4628">
            <text:p>4628</text:p>
          </table:table-cell>
          <table:table-cell office:value-type="float" office:value="4615">
            <text:p>4615</text:p>
          </table:table-cell>
          <table:table-cell office:value-type="float" office:value="4619">
            <text:p>4619</text:p>
          </table:table-cell>
          <table:table-cell office:value-type="float" office:value="6206">
            <text:p>6206</text:p>
          </table:table-cell>
          <table:table-cell office:value-type="float" office:value="6134">
            <text:p>6134</text:p>
          </table:table-cell>
          <table:table-cell office:value-type="float" office:value="4569">
            <text:p>4569</text:p>
          </table:table-cell>
          <table:table-cell office:value-type="float" office:value="6007">
            <text:p>6007</text:p>
          </table:table-cell>
          <table:table-cell office:value-type="float" office:value="4584">
            <text:p>4584</text:p>
          </table:table-cell>
          <table:table-cell office:value-type="float" office:value="4513">
            <text:p>4513</text:p>
          </table:table-cell>
          <table:table-cell office:value-type="float" office:value="4571">
            <text:p>4571</text:p>
          </table:table-cell>
          <table:table-cell office:value-type="float" office:value="5044.6">
            <text:p>5044.6</text:p>
          </table:table-cell>
          <table:table-cell office:value-type="float" office:value="3651">
            <text:p>3651</text:p>
          </table:table-cell>
          <table:table-cell office:value-type="float" office:value="3599">
            <text:p>3599</text:p>
          </table:table-cell>
          <table:table-cell office:value-type="float" office:value="3699">
            <text:p>3699</text:p>
          </table:table-cell>
          <table:table-cell office:value-type="float" office:value="3974">
            <text:p>3974</text:p>
          </table:table-cell>
          <table:table-cell office:value-type="float" office:value="4318">
            <text:p>4318</text:p>
          </table:table-cell>
          <table:table-cell office:value-type="float" office:value="3649">
            <text:p>3649</text:p>
          </table:table-cell>
          <table:table-cell office:value-type="float" office:value="4203">
            <text:p>4203</text:p>
          </table:table-cell>
          <table:table-cell office:value-type="float" office:value="3607">
            <text:p>3607</text:p>
          </table:table-cell>
          <table:table-cell office:value-type="float" office:value="3636">
            <text:p>3636</text:p>
          </table:table-cell>
          <table:table-cell office:value-type="float" office:value="3643">
            <text:p>3643</text:p>
          </table:table-cell>
          <table:table-cell office:value-type="float" office:value="3797.9">
            <text:p>3797.9</text:p>
          </table:table-cell>
          <table:table-cell office:value-type="float" office:value="4583">
            <text:p>4583</text:p>
          </table:table-cell>
          <table:table-cell office:value-type="float" office:value="4532">
            <text:p>4532</text:p>
          </table:table-cell>
          <table:table-cell office:value-type="float" office:value="4572">
            <text:p>4572</text:p>
          </table:table-cell>
          <table:table-cell office:value-type="float" office:value="5539">
            <text:p>5539</text:p>
          </table:table-cell>
          <table:table-cell office:value-type="float" office:value="4747">
            <text:p>4747</text:p>
          </table:table-cell>
          <table:table-cell office:value-type="float" office:value="4607">
            <text:p>4607</text:p>
          </table:table-cell>
          <table:table-cell office:value-type="float" office:value="5091">
            <text:p>5091</text:p>
          </table:table-cell>
          <table:table-cell office:value-type="float" office:value="4555">
            <text:p>4555</text:p>
          </table:table-cell>
          <table:table-cell office:value-type="float" office:value="4552">
            <text:p>4552</text:p>
          </table:table-cell>
          <table:table-cell office:value-type="float" office:value="4507">
            <text:p>4507</text:p>
          </table:table-cell>
          <table:table-cell office:value-type="float" office:value="4728.5">
            <text:p>4728.5</text:p>
          </table:table-cell>
          <table:table-cell office:value-type="float" office:value="4781">
            <text:p>4781</text:p>
          </table:table-cell>
          <table:table-cell office:value-type="float" office:value="4860">
            <text:p>4860</text:p>
          </table:table-cell>
          <table:table-cell office:value-type="float" office:value="4799">
            <text:p>4799</text:p>
          </table:table-cell>
          <table:table-cell office:value-type="float" office:value="5513">
            <text:p>5513</text:p>
          </table:table-cell>
          <table:table-cell office:value-type="float" office:value="4763">
            <text:p>4763</text:p>
          </table:table-cell>
          <table:table-cell office:value-type="float" office:value="4827">
            <text:p>4827</text:p>
          </table:table-cell>
          <table:table-cell office:value-type="float" office:value="6272">
            <text:p>6272</text:p>
          </table:table-cell>
          <table:table-cell office:value-type="float" office:value="4785">
            <text:p>4785</text:p>
          </table:table-cell>
          <table:table-cell office:value-type="float" office:value="6023">
            <text:p>6023</text:p>
          </table:table-cell>
          <table:table-cell office:value-type="float" office:value="4789">
            <text:p>4789</text:p>
          </table:table-cell>
          <table:table-cell office:value-type="float" office:value="5141.2">
            <text:p>5141.2</text:p>
          </table:table-cell>
          <table:table-cell office:value-type="float" office:value="4872">
            <text:p>4872</text:p>
          </table:table-cell>
          <table:table-cell office:value-type="float" office:value="4750">
            <text:p>4750</text:p>
          </table:table-cell>
          <table:table-cell office:value-type="float" office:value="5666">
            <text:p>5666</text:p>
          </table:table-cell>
          <table:table-cell office:value-type="float" office:value="6448">
            <text:p>6448</text:p>
          </table:table-cell>
          <table:table-cell office:value-type="float" office:value="4761">
            <text:p>4761</text:p>
          </table:table-cell>
          <table:table-cell office:value-type="float" office:value="4748">
            <text:p>4748</text:p>
          </table:table-cell>
          <table:table-cell office:value-type="float" office:value="4765">
            <text:p>4765</text:p>
          </table:table-cell>
          <table:table-cell office:value-type="float" office:value="4942">
            <text:p>4942</text:p>
          </table:table-cell>
          <table:table-cell office:value-type="float" office:value="6403">
            <text:p>6403</text:p>
          </table:table-cell>
          <table:table-cell office:value-type="float" office:value="4804">
            <text:p>4804</text:p>
          </table:table-cell>
          <table:table-cell office:value-type="float" office:value="5215.9">
            <text:p>5215.9</text:p>
          </table:table-cell>
          <table:table-cell office:value-type="float" office:value="4639">
            <text:p>4639</text:p>
          </table:table-cell>
          <table:table-cell office:value-type="float" office:value="4938">
            <text:p>4938</text:p>
          </table:table-cell>
          <table:table-cell office:value-type="float" office:value="5240">
            <text:p>5240</text:p>
          </table:table-cell>
          <table:table-cell office:value-type="float" office:value="5356">
            <text:p>5356</text:p>
          </table:table-cell>
          <table:table-cell office:value-type="float" office:value="5438">
            <text:p>5438</text:p>
          </table:table-cell>
          <table:table-cell office:value-type="float" office:value="6640">
            <text:p>6640</text:p>
          </table:table-cell>
          <table:table-cell office:value-type="float" office:value="4667">
            <text:p>4667</text:p>
          </table:table-cell>
          <table:table-cell office:value-type="float" office:value="4616">
            <text:p>4616</text:p>
          </table:table-cell>
          <table:table-cell office:value-type="float" office:value="5378">
            <text:p>5378</text:p>
          </table:table-cell>
          <table:table-cell office:value-type="float" office:value="4656">
            <text:p>4656</text:p>
          </table:table-cell>
          <table:table-cell office:value-type="float" office:value="5156.8">
            <text:p>5156.8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354">
            <text:p>9354</text:p>
          </table:table-cell>
          <table:table-cell office:value-type="float" office:value="7070">
            <text:p>7070</text:p>
          </table:table-cell>
          <table:table-cell office:value-type="float" office:value="5954">
            <text:p>5954</text:p>
          </table:table-cell>
          <table:table-cell office:value-type="float" office:value="7549">
            <text:p>7549</text:p>
          </table:table-cell>
          <table:table-cell office:value-type="float" office:value="6488">
            <text:p>6488</text:p>
          </table:table-cell>
          <table:table-cell office:value-type="float" office:value="5972">
            <text:p>5972</text:p>
          </table:table-cell>
          <table:table-cell office:value-type="float" office:value="5830">
            <text:p>5830</text:p>
          </table:table-cell>
          <table:table-cell office:value-type="float" office:value="5818">
            <text:p>5818</text:p>
          </table:table-cell>
          <table:table-cell office:value-type="float" office:value="7897">
            <text:p>7897</text:p>
          </table:table-cell>
          <table:table-cell office:value-type="float" office:value="5835">
            <text:p>5835</text:p>
          </table:table-cell>
          <table:table-cell office:value-type="float" office:value="6776.7">
            <text:p>6776.7</text:p>
          </table:table-cell>
          <table:table-cell office:value-type="float" office:value="6895">
            <text:p>6895</text:p>
          </table:table-cell>
          <table:table-cell office:value-type="float" office:value="7597">
            <text:p>7597</text:p>
          </table:table-cell>
          <table:table-cell office:value-type="float" office:value="5913">
            <text:p>5913</text:p>
          </table:table-cell>
          <table:table-cell office:value-type="float" office:value="7905">
            <text:p>7905</text:p>
          </table:table-cell>
          <table:table-cell office:value-type="float" office:value="5804">
            <text:p>5804</text:p>
          </table:table-cell>
          <table:table-cell office:value-type="float" office:value="8667">
            <text:p>8667</text:p>
          </table:table-cell>
          <table:table-cell office:value-type="float" office:value="5816">
            <text:p>5816</text:p>
          </table:table-cell>
          <table:table-cell office:value-type="float" office:value="5793">
            <text:p>5793</text:p>
          </table:table-cell>
          <table:table-cell office:value-type="float" office:value="5848">
            <text:p>5848</text:p>
          </table:table-cell>
          <table:table-cell office:value-type="float" office:value="5826">
            <text:p>5826</text:p>
          </table:table-cell>
          <table:table-cell office:value-type="float" office:value="6606.4">
            <text:p>6606.4</text:p>
          </table:table-cell>
          <table:table-cell office:value-type="float" office:value="7174">
            <text:p>7174</text:p>
          </table:table-cell>
          <table:table-cell office:value-type="float" office:value="5995">
            <text:p>5995</text:p>
          </table:table-cell>
          <table:table-cell office:value-type="float" office:value="5644">
            <text:p>5644</text:p>
          </table:table-cell>
          <table:table-cell office:value-type="float" office:value="8264">
            <text:p>8264</text:p>
          </table:table-cell>
          <table:table-cell office:value-type="float" office:value="5714">
            <text:p>5714</text:p>
          </table:table-cell>
          <table:table-cell office:value-type="float" office:value="8050">
            <text:p>8050</text:p>
          </table:table-cell>
          <table:table-cell office:value-type="float" office:value="8182">
            <text:p>8182</text:p>
          </table:table-cell>
          <table:table-cell office:value-type="float" office:value="7383">
            <text:p>7383</text:p>
          </table:table-cell>
          <table:table-cell office:value-type="float" office:value="5619">
            <text:p>5619</text:p>
          </table:table-cell>
          <table:table-cell office:value-type="float" office:value="5706">
            <text:p>5706</text:p>
          </table:table-cell>
          <table:table-cell office:value-type="float" office:value="6773.1">
            <text:p>6773.1</text:p>
          </table:table-cell>
          <table:table-cell office:value-type="float" office:value="7632">
            <text:p>7632</text:p>
          </table:table-cell>
          <table:table-cell office:value-type="float" office:value="6004">
            <text:p>6004</text:p>
          </table:table-cell>
          <table:table-cell office:value-type="float" office:value="5946">
            <text:p>5946</text:p>
          </table:table-cell>
          <table:table-cell office:value-type="float" office:value="7470">
            <text:p>7470</text:p>
          </table:table-cell>
          <table:table-cell office:value-type="float" office:value="6044">
            <text:p>6044</text:p>
          </table:table-cell>
          <table:table-cell office:value-type="float" office:value="7080">
            <text:p>7080</text:p>
          </table:table-cell>
          <table:table-cell office:value-type="float" office:value="8235">
            <text:p>8235</text:p>
          </table:table-cell>
          <table:table-cell office:value-type="float" office:value="7102">
            <text:p>7102</text:p>
          </table:table-cell>
          <table:table-cell office:value-type="float" office:value="6006">
            <text:p>6006</text:p>
          </table:table-cell>
          <table:table-cell office:value-type="float" office:value="6131">
            <text:p>6131</text:p>
          </table:table-cell>
          <table:table-cell office:value-type="float" office:value="6765">
            <text:p>6765</text:p>
          </table:table-cell>
          <table:table-cell office:value-type="float" office:value="153189">
            <text:p>153189</text:p>
          </table:table-cell>
          <table:table-cell office:value-type="float" office:value="144373">
            <text:p>144373</text:p>
          </table:table-cell>
          <table:table-cell office:value-type="float" office:value="144529">
            <text:p>144529</text:p>
          </table:table-cell>
          <table:table-cell office:value-type="float" office:value="148183">
            <text:p>148183</text:p>
          </table:table-cell>
          <table:table-cell office:value-type="float" office:value="149568">
            <text:p>149568</text:p>
          </table:table-cell>
          <table:table-cell office:value-type="float" office:value="145765">
            <text:p>145765</text:p>
          </table:table-cell>
          <table:table-cell office:value-type="float" office:value="145500">
            <text:p>145500</text:p>
          </table:table-cell>
          <table:table-cell office:value-type="float" office:value="146107">
            <text:p>146107</text:p>
          </table:table-cell>
          <table:table-cell office:value-type="float" office:value="145955">
            <text:p>145955</text:p>
          </table:table-cell>
          <table:table-cell office:value-type="float" office:value="143509">
            <text:p>143509</text:p>
          </table:table-cell>
          <table:table-cell office:value-type="float" office:value="146667.8">
            <text:p>146667.8</text:p>
          </table:table-cell>
          <table:table-cell office:value-type="float" office:value="127778">
            <text:p>127778</text:p>
          </table:table-cell>
          <table:table-cell office:value-type="float" office:value="126431">
            <text:p>126431</text:p>
          </table:table-cell>
          <table:table-cell office:value-type="float" office:value="132160">
            <text:p>132160</text:p>
          </table:table-cell>
          <table:table-cell office:value-type="float" office:value="122340">
            <text:p>122340</text:p>
          </table:table-cell>
          <table:table-cell office:value-type="float" office:value="120834">
            <text:p>120834</text:p>
          </table:table-cell>
          <table:table-cell office:value-type="float" office:value="121021">
            <text:p>121021</text:p>
          </table:table-cell>
          <table:table-cell office:value-type="float" office:value="123156">
            <text:p>123156</text:p>
          </table:table-cell>
          <table:table-cell office:value-type="float" office:value="119461">
            <text:p>119461</text:p>
          </table:table-cell>
          <table:table-cell office:value-type="float" office:value="121674">
            <text:p>121674</text:p>
          </table:table-cell>
          <table:table-cell office:value-type="float" office:value="119879">
            <text:p>119879</text:p>
          </table:table-cell>
          <table:table-cell office:value-type="float" office:value="123473.4">
            <text:p>123473.4</text:p>
          </table:table-cell>
          <table:table-cell office:value-type="float" office:value="4693">
            <text:p>4693</text:p>
          </table:table-cell>
          <table:table-cell office:value-type="float" office:value="4702">
            <text:p>4702</text:p>
          </table:table-cell>
          <table:table-cell office:value-type="float" office:value="5399">
            <text:p>5399</text:p>
          </table:table-cell>
          <table:table-cell office:value-type="float" office:value="6200">
            <text:p>6200</text:p>
          </table:table-cell>
          <table:table-cell office:value-type="float" office:value="4642">
            <text:p>4642</text:p>
          </table:table-cell>
          <table:table-cell office:value-type="float" office:value="4640">
            <text:p>4640</text:p>
          </table:table-cell>
          <table:table-cell office:value-type="float" office:value="6643">
            <text:p>6643</text:p>
          </table:table-cell>
          <table:table-cell office:value-type="float" office:value="4634">
            <text:p>4634</text:p>
          </table:table-cell>
          <table:table-cell office:value-type="float" office:value="4686">
            <text:p>4686</text:p>
          </table:table-cell>
          <table:table-cell office:value-type="float" office:value="4646">
            <text:p>4646</text:p>
          </table:table-cell>
          <table:table-cell office:value-type="float" office:value="5088.5">
            <text:p>5088.5</text:p>
          </table:table-cell>
          <table:table-cell office:value-type="float" office:value="3772">
            <text:p>3772</text:p>
          </table:table-cell>
          <table:table-cell office:value-type="float" office:value="3802">
            <text:p>3802</text:p>
          </table:table-cell>
          <table:table-cell office:value-type="float" office:value="3762">
            <text:p>3762</text:p>
          </table:table-cell>
          <table:table-cell office:value-type="float" office:value="4599">
            <text:p>4599</text:p>
          </table:table-cell>
          <table:table-cell office:value-type="float" office:value="3705">
            <text:p>3705</text:p>
          </table:table-cell>
          <table:table-cell office:value-type="float" office:value="6061">
            <text:p>6061</text:p>
          </table:table-cell>
          <table:table-cell office:value-type="float" office:value="4421">
            <text:p>4421</text:p>
          </table:table-cell>
          <table:table-cell office:value-type="float" office:value="3679">
            <text:p>3679</text:p>
          </table:table-cell>
          <table:table-cell office:value-type="float" office:value="5565">
            <text:p>5565</text:p>
          </table:table-cell>
          <table:table-cell office:value-type="float" office:value="3676">
            <text:p>3676</text:p>
          </table:table-cell>
          <table:table-cell office:value-type="float" office:value="4304.2">
            <text:p>4304.2</text:p>
          </table:table-cell>
          <table:table-cell office:value-type="float" office:value="4652">
            <text:p>4652</text:p>
          </table:table-cell>
          <table:table-cell office:value-type="float" office:value="4640">
            <text:p>4640</text:p>
          </table:table-cell>
          <table:table-cell office:value-type="float" office:value="4702">
            <text:p>4702</text:p>
          </table:table-cell>
          <table:table-cell office:value-type="float" office:value="5186">
            <text:p>5186</text:p>
          </table:table-cell>
          <table:table-cell office:value-type="float" office:value="4683">
            <text:p>4683</text:p>
          </table:table-cell>
          <table:table-cell office:value-type="float" office:value="4874">
            <text:p>4874</text:p>
          </table:table-cell>
          <table:table-cell office:value-type="float" office:value="4828">
            <text:p>4828</text:p>
          </table:table-cell>
          <table:table-cell office:value-type="float" office:value="4653">
            <text:p>4653</text:p>
          </table:table-cell>
          <table:table-cell office:value-type="float" office:value="4644">
            <text:p>4644</text:p>
          </table:table-cell>
          <table:table-cell office:value-type="float" office:value="4650">
            <text:p>4650</text:p>
          </table:table-cell>
          <table:table-cell office:value-type="float" office:value="4751.2">
            <text:p>4751.2</text:p>
          </table:table-cell>
          <table:table-cell office:value-type="float" office:value="4921">
            <text:p>4921</text:p>
          </table:table-cell>
          <table:table-cell office:value-type="float" office:value="4959">
            <text:p>4959</text:p>
          </table:table-cell>
          <table:table-cell office:value-type="float" office:value="4835">
            <text:p>4835</text:p>
          </table:table-cell>
          <table:table-cell office:value-type="float" office:value="5743">
            <text:p>5743</text:p>
          </table:table-cell>
          <table:table-cell office:value-type="float" office:value="4849">
            <text:p>4849</text:p>
          </table:table-cell>
          <table:table-cell office:value-type="float" office:value="4909">
            <text:p>4909</text:p>
          </table:table-cell>
          <table:table-cell office:value-type="float" office:value="4860">
            <text:p>4860</text:p>
          </table:table-cell>
          <table:table-cell office:value-type="float" office:value="4902">
            <text:p>4902</text:p>
          </table:table-cell>
          <table:table-cell office:value-type="float" office:value="4878">
            <text:p>4878</text:p>
          </table:table-cell>
          <table:table-cell office:value-type="float" office:value="4865">
            <text:p>4865</text:p>
          </table:table-cell>
          <table:table-cell office:value-type="float" office:value="4972.1">
            <text:p>4972.1</text:p>
          </table:table-cell>
          <table:table-cell office:value-type="float" office:value="4869">
            <text:p>4869</text:p>
          </table:table-cell>
          <table:table-cell office:value-type="float" office:value="4842">
            <text:p>4842</text:p>
          </table:table-cell>
          <table:table-cell office:value-type="float" office:value="4861">
            <text:p>4861</text:p>
          </table:table-cell>
          <table:table-cell office:value-type="float" office:value="5902">
            <text:p>5902</text:p>
          </table:table-cell>
          <table:table-cell office:value-type="float" office:value="4890">
            <text:p>4890</text:p>
          </table:table-cell>
          <table:table-cell office:value-type="float" office:value="4795">
            <text:p>4795</text:p>
          </table:table-cell>
          <table:table-cell office:value-type="float" office:value="4813">
            <text:p>4813</text:p>
          </table:table-cell>
          <table:table-cell office:value-type="float" office:value="4850">
            <text:p>4850</text:p>
          </table:table-cell>
          <table:table-cell office:value-type="float" office:value="4816">
            <text:p>4816</text:p>
          </table:table-cell>
          <table:table-cell office:value-type="float" office:value="4809">
            <text:p>4809</text:p>
          </table:table-cell>
          <table:table-cell office:value-type="float" office:value="4944.7">
            <text:p>4944.7</text:p>
          </table:table-cell>
          <table:table-cell office:value-type="float" office:value="5718">
            <text:p>5718</text:p>
          </table:table-cell>
          <table:table-cell office:value-type="float" office:value="4712">
            <text:p>4712</text:p>
          </table:table-cell>
          <table:table-cell office:value-type="float" office:value="4725">
            <text:p>4725</text:p>
          </table:table-cell>
          <table:table-cell office:value-type="float" office:value="6290">
            <text:p>6290</text:p>
          </table:table-cell>
          <table:table-cell office:value-type="float" office:value="4731">
            <text:p>4731</text:p>
          </table:table-cell>
          <table:table-cell office:value-type="float" office:value="4745">
            <text:p>4745</text:p>
          </table:table-cell>
          <table:table-cell table:number-columns-repeated="2" office:value-type="float" office:value="4735">
            <text:p>4735</text:p>
          </table:table-cell>
          <table:table-cell office:value-type="float" office:value="4744">
            <text:p>4744</text:p>
          </table:table-cell>
          <table:table-cell office:value-type="float" office:value="4719">
            <text:p>4719</text:p>
          </table:table-cell>
          <table:table-cell office:value-type="float" office:value="4985.4">
            <text:p>4985.4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8422">
            <text:p>8422</text:p>
          </table:table-cell>
          <table:table-cell office:value-type="float" office:value="7828">
            <text:p>7828</text:p>
          </table:table-cell>
          <table:table-cell office:value-type="float" office:value="5982">
            <text:p>5982</text:p>
          </table:table-cell>
          <table:table-cell office:value-type="float" office:value="6018">
            <text:p>6018</text:p>
          </table:table-cell>
          <table:table-cell office:value-type="float" office:value="6077">
            <text:p>6077</text:p>
          </table:table-cell>
          <table:table-cell office:value-type="float" office:value="5999">
            <text:p>5999</text:p>
          </table:table-cell>
          <table:table-cell office:value-type="float" office:value="8534">
            <text:p>8534</text:p>
          </table:table-cell>
          <table:table-cell office:value-type="float" office:value="5975">
            <text:p>5975</text:p>
          </table:table-cell>
          <table:table-cell office:value-type="float" office:value="8494">
            <text:p>8494</text:p>
          </table:table-cell>
          <table:table-cell office:value-type="float" office:value="8761">
            <text:p>8761</text:p>
          </table:table-cell>
          <table:table-cell office:value-type="float" office:value="7209">
            <text:p>7209</text:p>
          </table:table-cell>
          <table:table-cell office:value-type="float" office:value="6645">
            <text:p>6645</text:p>
          </table:table-cell>
          <table:table-cell office:value-type="float" office:value="7038">
            <text:p>7038</text:p>
          </table:table-cell>
          <table:table-cell office:value-type="float" office:value="5850">
            <text:p>5850</text:p>
          </table:table-cell>
          <table:table-cell office:value-type="float" office:value="6010">
            <text:p>6010</text:p>
          </table:table-cell>
          <table:table-cell office:value-type="float" office:value="5949">
            <text:p>5949</text:p>
          </table:table-cell>
          <table:table-cell office:value-type="float" office:value="5878">
            <text:p>5878</text:p>
          </table:table-cell>
          <table:table-cell office:value-type="float" office:value="6615">
            <text:p>6615</text:p>
          </table:table-cell>
          <table:table-cell office:value-type="float" office:value="5835">
            <text:p>5835</text:p>
          </table:table-cell>
          <table:table-cell office:value-type="float" office:value="6674">
            <text:p>6674</text:p>
          </table:table-cell>
          <table:table-cell office:value-type="float" office:value="8366">
            <text:p>8366</text:p>
          </table:table-cell>
          <table:table-cell office:value-type="float" office:value="6486">
            <text:p>6486</text:p>
          </table:table-cell>
          <table:table-cell office:value-type="float" office:value="5714">
            <text:p>5714</text:p>
          </table:table-cell>
          <table:table-cell office:value-type="float" office:value="5921">
            <text:p>5921</text:p>
          </table:table-cell>
          <table:table-cell office:value-type="float" office:value="5694">
            <text:p>5694</text:p>
          </table:table-cell>
          <table:table-cell office:value-type="float" office:value="5664">
            <text:p>5664</text:p>
          </table:table-cell>
          <table:table-cell office:value-type="float" office:value="5642">
            <text:p>5642</text:p>
          </table:table-cell>
          <table:table-cell office:value-type="float" office:value="5876">
            <text:p>5876</text:p>
          </table:table-cell>
          <table:table-cell office:value-type="float" office:value="5684">
            <text:p>5684</text:p>
          </table:table-cell>
          <table:table-cell office:value-type="float" office:value="8299">
            <text:p>8299</text:p>
          </table:table-cell>
          <table:table-cell office:value-type="float" office:value="5688">
            <text:p>5688</text:p>
          </table:table-cell>
          <table:table-cell office:value-type="float" office:value="7054">
            <text:p>7054</text:p>
          </table:table-cell>
          <table:table-cell office:value-type="float" office:value="6123.6">
            <text:p>6123.6</text:p>
          </table:table-cell>
          <table:table-cell office:value-type="float" office:value="6069">
            <text:p>6069</text:p>
          </table:table-cell>
          <table:table-cell office:value-type="float" office:value="8127">
            <text:p>8127</text:p>
          </table:table-cell>
          <table:table-cell office:value-type="float" office:value="8494">
            <text:p>8494</text:p>
          </table:table-cell>
          <table:table-cell office:value-type="float" office:value="6139">
            <text:p>6139</text:p>
          </table:table-cell>
          <table:table-cell office:value-type="float" office:value="6050">
            <text:p>6050</text:p>
          </table:table-cell>
          <table:table-cell office:value-type="float" office:value="6058">
            <text:p>6058</text:p>
          </table:table-cell>
          <table:table-cell office:value-type="float" office:value="6122">
            <text:p>6122</text:p>
          </table:table-cell>
          <table:table-cell office:value-type="float" office:value="6113">
            <text:p>6113</text:p>
          </table:table-cell>
          <table:table-cell office:value-type="float" office:value="7566">
            <text:p>7566</text:p>
          </table:table-cell>
          <table:table-cell office:value-type="float" office:value="6425">
            <text:p>6425</text:p>
          </table:table-cell>
          <table:table-cell office:value-type="float" office:value="6716.3">
            <text:p>6716.3</text:p>
          </table:table-cell>
          <table:table-cell office:value-type="float" office:value="144461">
            <text:p>144461</text:p>
          </table:table-cell>
          <table:table-cell office:value-type="float" office:value="147235">
            <text:p>147235</text:p>
          </table:table-cell>
          <table:table-cell office:value-type="float" office:value="152154">
            <text:p>152154</text:p>
          </table:table-cell>
          <table:table-cell office:value-type="float" office:value="142893">
            <text:p>142893</text:p>
          </table:table-cell>
          <table:table-cell office:value-type="float" office:value="144137">
            <text:p>144137</text:p>
          </table:table-cell>
          <table:table-cell office:value-type="float" office:value="149264">
            <text:p>149264</text:p>
          </table:table-cell>
          <table:table-cell office:value-type="float" office:value="145303">
            <text:p>145303</text:p>
          </table:table-cell>
          <table:table-cell office:value-type="float" office:value="145919">
            <text:p>145919</text:p>
          </table:table-cell>
          <table:table-cell office:value-type="float" office:value="151761">
            <text:p>151761</text:p>
          </table:table-cell>
          <table:table-cell office:value-type="float" office:value="152455">
            <text:p>152455</text:p>
          </table:table-cell>
          <table:table-cell office:value-type="float" office:value="147558.2">
            <text:p>147558.2</text:p>
          </table:table-cell>
          <table:table-cell office:value-type="float" office:value="125022">
            <text:p>125022</text:p>
          </table:table-cell>
          <table:table-cell office:value-type="float" office:value="128358">
            <text:p>128358</text:p>
          </table:table-cell>
          <table:table-cell office:value-type="float" office:value="124143">
            <text:p>124143</text:p>
          </table:table-cell>
          <table:table-cell office:value-type="float" office:value="134197">
            <text:p>134197</text:p>
          </table:table-cell>
          <table:table-cell office:value-type="float" office:value="131151">
            <text:p>131151</text:p>
          </table:table-cell>
          <table:table-cell office:value-type="float" office:value="125439">
            <text:p>125439</text:p>
          </table:table-cell>
          <table:table-cell office:value-type="float" office:value="125963">
            <text:p>125963</text:p>
          </table:table-cell>
          <table:table-cell office:value-type="float" office:value="131285">
            <text:p>131285</text:p>
          </table:table-cell>
          <table:table-cell office:value-type="float" office:value="127699">
            <text:p>127699</text:p>
          </table:table-cell>
          <table:table-cell office:value-type="float" office:value="124655">
            <text:p>124655</text:p>
          </table:table-cell>
          <table:table-cell office:value-type="float" office:value="127791.2">
            <text:p>127791.2</text:p>
          </table:table-cell>
          <table:table-cell office:value-type="float" office:value="4763">
            <text:p>4763</text:p>
          </table:table-cell>
          <table:table-cell office:value-type="float" office:value="4724">
            <text:p>4724</text:p>
          </table:table-cell>
          <table:table-cell office:value-type="float" office:value="4761">
            <text:p>4761</text:p>
          </table:table-cell>
          <table:table-cell office:value-type="float" office:value="4798">
            <text:p>4798</text:p>
          </table:table-cell>
          <table:table-cell office:value-type="float" office:value="4762">
            <text:p>4762</text:p>
          </table:table-cell>
          <table:table-cell office:value-type="float" office:value="4721">
            <text:p>4721</text:p>
          </table:table-cell>
          <table:table-cell office:value-type="float" office:value="4854">
            <text:p>4854</text:p>
          </table:table-cell>
          <table:table-cell office:value-type="float" office:value="4845">
            <text:p>4845</text:p>
          </table:table-cell>
          <table:table-cell office:value-type="float" office:value="4857">
            <text:p>4857</text:p>
          </table:table-cell>
          <table:table-cell office:value-type="float" office:value="4722">
            <text:p>4722</text:p>
          </table:table-cell>
          <table:table-cell office:value-type="float" office:value="4780.7">
            <text:p>4780.7</text:p>
          </table:table-cell>
          <table:table-cell office:value-type="float" office:value="3801">
            <text:p>3801</text:p>
          </table:table-cell>
          <table:table-cell office:value-type="float" office:value="3793">
            <text:p>3793</text:p>
          </table:table-cell>
          <table:table-cell office:value-type="float" office:value="3789">
            <text:p>3789</text:p>
          </table:table-cell>
          <table:table-cell office:value-type="float" office:value="3842">
            <text:p>3842</text:p>
          </table:table-cell>
          <table:table-cell office:value-type="float" office:value="3750">
            <text:p>3750</text:p>
          </table:table-cell>
          <table:table-cell office:value-type="float" office:value="3800">
            <text:p>3800</text:p>
          </table:table-cell>
          <table:table-cell office:value-type="float" office:value="3772">
            <text:p>3772</text:p>
          </table:table-cell>
          <table:table-cell office:value-type="float" office:value="3800">
            <text:p>3800</text:p>
          </table:table-cell>
          <table:table-cell office:value-type="float" office:value="5153">
            <text:p>5153</text:p>
          </table:table-cell>
          <table:table-cell office:value-type="float" office:value="3783">
            <text:p>3783</text:p>
          </table:table-cell>
          <table:table-cell office:value-type="float" office:value="3928.3">
            <text:p>3928.3</text:p>
          </table:table-cell>
          <table:table-cell office:value-type="float" office:value="4732">
            <text:p>4732</text:p>
          </table:table-cell>
          <table:table-cell office:value-type="float" office:value="8178">
            <text:p>8178</text:p>
          </table:table-cell>
          <table:table-cell office:value-type="float" office:value="4749">
            <text:p>4749</text:p>
          </table:table-cell>
          <table:table-cell office:value-type="float" office:value="4736">
            <text:p>4736</text:p>
          </table:table-cell>
          <table:table-cell office:value-type="float" office:value="4722">
            <text:p>4722</text:p>
          </table:table-cell>
          <table:table-cell office:value-type="float" office:value="4703">
            <text:p>4703</text:p>
          </table:table-cell>
          <table:table-cell office:value-type="float" office:value="5746">
            <text:p>5746</text:p>
          </table:table-cell>
          <table:table-cell office:value-type="float" office:value="4701">
            <text:p>4701</text:p>
          </table:table-cell>
          <table:table-cell office:value-type="float" office:value="6024">
            <text:p>6024</text:p>
          </table:table-cell>
          <table:table-cell office:value-type="float" office:value="6176">
            <text:p>6176</text:p>
          </table:table-cell>
          <table:table-cell office:value-type="float" office:value="5446.7">
            <text:p>5446.7</text:p>
          </table:table-cell>
          <table:table-cell office:value-type="float" office:value="5060">
            <text:p>5060</text:p>
          </table:table-cell>
          <table:table-cell office:value-type="float" office:value="6207">
            <text:p>6207</text:p>
          </table:table-cell>
          <table:table-cell office:value-type="float" office:value="5055">
            <text:p>5055</text:p>
          </table:table-cell>
          <table:table-cell office:value-type="float" office:value="5053">
            <text:p>5053</text:p>
          </table:table-cell>
          <table:table-cell office:value-type="float" office:value="5054">
            <text:p>5054</text:p>
          </table:table-cell>
          <table:table-cell office:value-type="float" office:value="4991">
            <text:p>4991</text:p>
          </table:table-cell>
          <table:table-cell office:value-type="float" office:value="5272">
            <text:p>5272</text:p>
          </table:table-cell>
          <table:table-cell office:value-type="float" office:value="5006">
            <text:p>5006</text:p>
          </table:table-cell>
          <table:table-cell office:value-type="float" office:value="5589">
            <text:p>5589</text:p>
          </table:table-cell>
          <table:table-cell office:value-type="float" office:value="5245">
            <text:p>5245</text:p>
          </table:table-cell>
          <table:table-cell office:value-type="float" office:value="5253.2">
            <text:p>5253.2</text:p>
          </table:table-cell>
          <table:table-cell office:value-type="float" office:value="4898">
            <text:p>4898</text:p>
          </table:table-cell>
          <table:table-cell office:value-type="float" office:value="5652">
            <text:p>5652</text:p>
          </table:table-cell>
          <table:table-cell office:value-type="float" office:value="4988">
            <text:p>4988</text:p>
          </table:table-cell>
          <table:table-cell office:value-type="float" office:value="5026">
            <text:p>5026</text:p>
          </table:table-cell>
          <table:table-cell office:value-type="float" office:value="4961">
            <text:p>4961</text:p>
          </table:table-cell>
          <table:table-cell office:value-type="float" office:value="7379">
            <text:p>7379</text:p>
          </table:table-cell>
          <table:table-cell office:value-type="float" office:value="4910">
            <text:p>4910</text:p>
          </table:table-cell>
          <table:table-cell office:value-type="float" office:value="4925">
            <text:p>4925</text:p>
          </table:table-cell>
          <table:table-cell office:value-type="float" office:value="4954">
            <text:p>4954</text:p>
          </table:table-cell>
          <table:table-cell office:value-type="float" office:value="4962">
            <text:p>4962</text:p>
          </table:table-cell>
          <table:table-cell office:value-type="float" office:value="5265.5">
            <text:p>5265.5</text:p>
          </table:table-cell>
          <table:table-cell office:value-type="float" office:value="4788">
            <text:p>4788</text:p>
          </table:table-cell>
          <table:table-cell office:value-type="float" office:value="4874">
            <text:p>4874</text:p>
          </table:table-cell>
          <table:table-cell office:value-type="float" office:value="4813">
            <text:p>4813</text:p>
          </table:table-cell>
          <table:table-cell office:value-type="float" office:value="4800">
            <text:p>4800</text:p>
          </table:table-cell>
          <table:table-cell office:value-type="float" office:value="4919">
            <text:p>4919</text:p>
          </table:table-cell>
          <table:table-cell office:value-type="float" office:value="6558">
            <text:p>6558</text:p>
          </table:table-cell>
          <table:table-cell office:value-type="float" office:value="4886">
            <text:p>4886</text:p>
          </table:table-cell>
          <table:table-cell office:value-type="float" office:value="6701">
            <text:p>6701</text:p>
          </table:table-cell>
          <table:table-cell office:value-type="float" office:value="4897">
            <text:p>4897</text:p>
          </table:table-cell>
          <table:table-cell office:value-type="float" office:value="4790">
            <text:p>4790</text:p>
          </table:table-cell>
          <table:table-cell office:value-type="float" office:value="5202.6">
            <text:p>5202.6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8574">
            <text:p>8574</text:p>
          </table:table-cell>
          <table:table-cell office:value-type="float" office:value="8422">
            <text:p>8422</text:p>
          </table:table-cell>
          <table:table-cell office:value-type="float" office:value="6207">
            <text:p>6207</text:p>
          </table:table-cell>
          <table:table-cell office:value-type="float" office:value="6204">
            <text:p>6204</text:p>
          </table:table-cell>
          <table:table-cell office:value-type="float" office:value="7487">
            <text:p>7487</text:p>
          </table:table-cell>
          <table:table-cell office:value-type="float" office:value="6187">
            <text:p>6187</text:p>
          </table:table-cell>
          <table:table-cell office:value-type="float" office:value="6176">
            <text:p>6176</text:p>
          </table:table-cell>
          <table:table-cell office:value-type="float" office:value="8497">
            <text:p>8497</text:p>
          </table:table-cell>
          <table:table-cell office:value-type="float" office:value="6222">
            <text:p>6222</text:p>
          </table:table-cell>
          <table:table-cell office:value-type="float" office:value="6175">
            <text:p>6175</text:p>
          </table:table-cell>
          <table:table-cell office:value-type="float" office:value="7015.1">
            <text:p>7015.1</text:p>
          </table:table-cell>
          <table:table-cell office:value-type="float" office:value="9271">
            <text:p>9271</text:p>
          </table:table-cell>
          <table:table-cell office:value-type="float" office:value="6835">
            <text:p>6835</text:p>
          </table:table-cell>
          <table:table-cell office:value-type="float" office:value="6056">
            <text:p>6056</text:p>
          </table:table-cell>
          <table:table-cell office:value-type="float" office:value="6073">
            <text:p>6073</text:p>
          </table:table-cell>
          <table:table-cell office:value-type="float" office:value="8228">
            <text:p>8228</text:p>
          </table:table-cell>
          <table:table-cell office:value-type="float" office:value="6071">
            <text:p>6071</text:p>
          </table:table-cell>
          <table:table-cell office:value-type="float" office:value="6093">
            <text:p>6093</text:p>
          </table:table-cell>
          <table:table-cell office:value-type="float" office:value="6716">
            <text:p>6716</text:p>
          </table:table-cell>
          <table:table-cell office:value-type="float" office:value="6041">
            <text:p>6041</text:p>
          </table:table-cell>
          <table:table-cell office:value-type="float" office:value="5968">
            <text:p>5968</text:p>
          </table:table-cell>
          <table:table-cell office:value-type="float" office:value="6735.2">
            <text:p>6735.2</text:p>
          </table:table-cell>
          <table:table-cell office:value-type="float" office:value="6637">
            <text:p>6637</text:p>
          </table:table-cell>
          <table:table-cell office:value-type="float" office:value="6113">
            <text:p>6113</text:p>
          </table:table-cell>
          <table:table-cell office:value-type="float" office:value="5784">
            <text:p>5784</text:p>
          </table:table-cell>
          <table:table-cell office:value-type="float" office:value="5861">
            <text:p>5861</text:p>
          </table:table-cell>
          <table:table-cell office:value-type="float" office:value="8391">
            <text:p>8391</text:p>
          </table:table-cell>
          <table:table-cell office:value-type="float" office:value="5836">
            <text:p>5836</text:p>
          </table:table-cell>
          <table:table-cell office:value-type="float" office:value="7800">
            <text:p>7800</text:p>
          </table:table-cell>
          <table:table-cell office:value-type="float" office:value="5902">
            <text:p>5902</text:p>
          </table:table-cell>
          <table:table-cell office:value-type="float" office:value="5764">
            <text:p>5764</text:p>
          </table:table-cell>
          <table:table-cell office:value-type="float" office:value="5752">
            <text:p>5752</text:p>
          </table:table-cell>
          <table:table-cell office:value-type="float" office:value="6384">
            <text:p>6384</text:p>
          </table:table-cell>
          <table:table-cell office:value-type="float" office:value="6197">
            <text:p>6197</text:p>
          </table:table-cell>
          <table:table-cell office:value-type="float" office:value="6360">
            <text:p>6360</text:p>
          </table:table-cell>
          <table:table-cell office:value-type="float" office:value="6230">
            <text:p>6230</text:p>
          </table:table-cell>
          <table:table-cell office:value-type="float" office:value="6201">
            <text:p>6201</text:p>
          </table:table-cell>
          <table:table-cell office:value-type="float" office:value="7136">
            <text:p>7136</text:p>
          </table:table-cell>
          <table:table-cell office:value-type="float" office:value="8018">
            <text:p>8018</text:p>
          </table:table-cell>
          <table:table-cell office:value-type="float" office:value="7981">
            <text:p>7981</text:p>
          </table:table-cell>
          <table:table-cell office:value-type="float" office:value="7383">
            <text:p>7383</text:p>
          </table:table-cell>
          <table:table-cell office:value-type="float" office:value="6197">
            <text:p>6197</text:p>
          </table:table-cell>
          <table:table-cell office:value-type="float" office:value="7916">
            <text:p>7916</text:p>
          </table:table-cell>
          <table:table-cell office:value-type="float" office:value="6961.9">
            <text:p>6961.9</text:p>
          </table:table-cell>
          <table:table-cell office:value-type="float" office:value="157342">
            <text:p>157342</text:p>
          </table:table-cell>
          <table:table-cell office:value-type="float" office:value="163990">
            <text:p>163990</text:p>
          </table:table-cell>
          <table:table-cell office:value-type="float" office:value="147628">
            <text:p>147628</text:p>
          </table:table-cell>
          <table:table-cell office:value-type="float" office:value="157644">
            <text:p>157644</text:p>
          </table:table-cell>
          <table:table-cell office:value-type="float" office:value="158963">
            <text:p>158963</text:p>
          </table:table-cell>
          <table:table-cell office:value-type="float" office:value="151458">
            <text:p>151458</text:p>
          </table:table-cell>
          <table:table-cell office:value-type="float" office:value="150207">
            <text:p>150207</text:p>
          </table:table-cell>
          <table:table-cell office:value-type="float" office:value="149335">
            <text:p>149335</text:p>
          </table:table-cell>
          <table:table-cell office:value-type="float" office:value="151872">
            <text:p>151872</text:p>
          </table:table-cell>
          <table:table-cell office:value-type="float" office:value="149096">
            <text:p>149096</text:p>
          </table:table-cell>
          <table:table-cell office:value-type="float" office:value="153753.5">
            <text:p>153753.5</text:p>
          </table:table-cell>
          <table:table-cell office:value-type="float" office:value="131351">
            <text:p>131351</text:p>
          </table:table-cell>
          <table:table-cell office:value-type="float" office:value="130231">
            <text:p>130231</text:p>
          </table:table-cell>
          <table:table-cell office:value-type="float" office:value="129576">
            <text:p>129576</text:p>
          </table:table-cell>
          <table:table-cell office:value-type="float" office:value="130350">
            <text:p>130350</text:p>
          </table:table-cell>
          <table:table-cell office:value-type="float" office:value="127389">
            <text:p>127389</text:p>
          </table:table-cell>
          <table:table-cell office:value-type="float" office:value="130540">
            <text:p>130540</text:p>
          </table:table-cell>
          <table:table-cell office:value-type="float" office:value="127583">
            <text:p>127583</text:p>
          </table:table-cell>
          <table:table-cell office:value-type="float" office:value="130005">
            <text:p>130005</text:p>
          </table:table-cell>
          <table:table-cell office:value-type="float" office:value="132602">
            <text:p>132602</text:p>
          </table:table-cell>
          <table:table-cell office:value-type="float" office:value="128890">
            <text:p>128890</text:p>
          </table:table-cell>
          <table:table-cell office:value-type="float" office:value="129851.7">
            <text:p>129851.7</text:p>
          </table:table-cell>
          <table:table-cell office:value-type="float" office:value="4850">
            <text:p>4850</text:p>
          </table:table-cell>
          <table:table-cell office:value-type="float" office:value="4944">
            <text:p>4944</text:p>
          </table:table-cell>
          <table:table-cell office:value-type="float" office:value="4896">
            <text:p>4896</text:p>
          </table:table-cell>
          <table:table-cell office:value-type="float" office:value="6661">
            <text:p>6661</text:p>
          </table:table-cell>
          <table:table-cell office:value-type="float" office:value="4854">
            <text:p>4854</text:p>
          </table:table-cell>
          <table:table-cell office:value-type="float" office:value="4892">
            <text:p>4892</text:p>
          </table:table-cell>
          <table:table-cell office:value-type="float" office:value="4859">
            <text:p>4859</text:p>
          </table:table-cell>
          <table:table-cell office:value-type="float" office:value="4817">
            <text:p>4817</text:p>
          </table:table-cell>
          <table:table-cell office:value-type="float" office:value="5084">
            <text:p>5084</text:p>
          </table:table-cell>
          <table:table-cell office:value-type="float" office:value="5046">
            <text:p>5046</text:p>
          </table:table-cell>
          <table:table-cell office:value-type="float" office:value="5090.3">
            <text:p>5090.3</text:p>
          </table:table-cell>
          <table:table-cell office:value-type="float" office:value="3870">
            <text:p>3870</text:p>
          </table:table-cell>
          <table:table-cell office:value-type="float" office:value="3854">
            <text:p>3854</text:p>
          </table:table-cell>
          <table:table-cell office:value-type="float" office:value="3859">
            <text:p>3859</text:p>
          </table:table-cell>
          <table:table-cell office:value-type="float" office:value="5784">
            <text:p>5784</text:p>
          </table:table-cell>
          <table:table-cell office:value-type="float" office:value="3907">
            <text:p>3907</text:p>
          </table:table-cell>
          <table:table-cell table:number-columns-repeated="2" office:value-type="float" office:value="3862">
            <text:p>3862</text:p>
          </table:table-cell>
          <table:table-cell office:value-type="float" office:value="3869">
            <text:p>3869</text:p>
          </table:table-cell>
          <table:table-cell office:value-type="float" office:value="3880">
            <text:p>3880</text:p>
          </table:table-cell>
          <table:table-cell office:value-type="float" office:value="3863">
            <text:p>3863</text:p>
          </table:table-cell>
          <table:table-cell office:value-type="float" office:value="4061">
            <text:p>4061</text:p>
          </table:table-cell>
          <table:table-cell office:value-type="float" office:value="4851">
            <text:p>4851</text:p>
          </table:table-cell>
          <table:table-cell office:value-type="float" office:value="4821">
            <text:p>4821</text:p>
          </table:table-cell>
          <table:table-cell office:value-type="float" office:value="4844">
            <text:p>4844</text:p>
          </table:table-cell>
          <table:table-cell office:value-type="float" office:value="6011">
            <text:p>6011</text:p>
          </table:table-cell>
          <table:table-cell office:value-type="float" office:value="7005">
            <text:p>7005</text:p>
          </table:table-cell>
          <table:table-cell office:value-type="float" office:value="4790">
            <text:p>4790</text:p>
          </table:table-cell>
          <table:table-cell office:value-type="float" office:value="4809">
            <text:p>4809</text:p>
          </table:table-cell>
          <table:table-cell office:value-type="float" office:value="4818">
            <text:p>4818</text:p>
          </table:table-cell>
          <table:table-cell office:value-type="float" office:value="4782">
            <text:p>4782</text:p>
          </table:table-cell>
          <table:table-cell office:value-type="float" office:value="4781">
            <text:p>4781</text:p>
          </table:table-cell>
          <table:table-cell office:value-type="float" office:value="5151.2">
            <text:p>5151.2</text:p>
          </table:table-cell>
          <table:table-cell office:value-type="float" office:value="5148">
            <text:p>5148</text:p>
          </table:table-cell>
          <table:table-cell office:value-type="float" office:value="5100">
            <text:p>5100</text:p>
          </table:table-cell>
          <table:table-cell office:value-type="float" office:value="5070">
            <text:p>5070</text:p>
          </table:table-cell>
          <table:table-cell office:value-type="float" office:value="5542">
            <text:p>5542</text:p>
          </table:table-cell>
          <table:table-cell table:number-columns-repeated="2" office:value-type="float" office:value="5068">
            <text:p>5068</text:p>
          </table:table-cell>
          <table:table-cell office:value-type="float" office:value="5090">
            <text:p>5090</text:p>
          </table:table-cell>
          <table:table-cell office:value-type="float" office:value="5087">
            <text:p>5087</text:p>
          </table:table-cell>
          <table:table-cell office:value-type="float" office:value="7542">
            <text:p>7542</text:p>
          </table:table-cell>
          <table:table-cell office:value-type="float" office:value="5071">
            <text:p>5071</text:p>
          </table:table-cell>
          <table:table-cell office:value-type="float" office:value="5378.6">
            <text:p>5378.6</text:p>
          </table:table-cell>
          <table:table-cell office:value-type="float" office:value="5015">
            <text:p>5015</text:p>
          </table:table-cell>
          <table:table-cell office:value-type="float" office:value="5021">
            <text:p>5021</text:p>
          </table:table-cell>
          <table:table-cell office:value-type="float" office:value="5038">
            <text:p>5038</text:p>
          </table:table-cell>
          <table:table-cell office:value-type="float" office:value="5058">
            <text:p>5058</text:p>
          </table:table-cell>
          <table:table-cell office:value-type="float" office:value="4999">
            <text:p>4999</text:p>
          </table:table-cell>
          <table:table-cell office:value-type="float" office:value="5343">
            <text:p>5343</text:p>
          </table:table-cell>
          <table:table-cell office:value-type="float" office:value="7481">
            <text:p>7481</text:p>
          </table:table-cell>
          <table:table-cell office:value-type="float" office:value="7395">
            <text:p>7395</text:p>
          </table:table-cell>
          <table:table-cell office:value-type="float" office:value="5010">
            <text:p>5010</text:p>
          </table:table-cell>
          <table:table-cell office:value-type="float" office:value="5003">
            <text:p>5003</text:p>
          </table:table-cell>
          <table:table-cell office:value-type="float" office:value="5536.3">
            <text:p>5536.3</text:p>
          </table:table-cell>
          <table:table-cell office:value-type="float" office:value="5379">
            <text:p>5379</text:p>
          </table:table-cell>
          <table:table-cell office:value-type="float" office:value="4920">
            <text:p>4920</text:p>
          </table:table-cell>
          <table:table-cell office:value-type="float" office:value="4975">
            <text:p>4975</text:p>
          </table:table-cell>
          <table:table-cell office:value-type="float" office:value="4909">
            <text:p>4909</text:p>
          </table:table-cell>
          <table:table-cell office:value-type="float" office:value="4872">
            <text:p>4872</text:p>
          </table:table-cell>
          <table:table-cell office:value-type="float" office:value="4895">
            <text:p>4895</text:p>
          </table:table-cell>
          <table:table-cell office:value-type="float" office:value="6303">
            <text:p>6303</text:p>
          </table:table-cell>
          <table:table-cell office:value-type="float" office:value="5073">
            <text:p>5073</text:p>
          </table:table-cell>
          <table:table-cell office:value-type="float" office:value="4909">
            <text:p>4909</text:p>
          </table:table-cell>
          <table:table-cell office:value-type="float" office:value="4919">
            <text:p>4919</text:p>
          </table:table-cell>
          <table:table-cell office:value-type="float" office:value="5115.4">
            <text:p>5115.4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8514">
            <text:p>8514</text:p>
          </table:table-cell>
          <table:table-cell office:value-type="float" office:value="6271">
            <text:p>6271</text:p>
          </table:table-cell>
          <table:table-cell office:value-type="float" office:value="6147">
            <text:p>6147</text:p>
          </table:table-cell>
          <table:table-cell office:value-type="float" office:value="6327">
            <text:p>6327</text:p>
          </table:table-cell>
          <table:table-cell office:value-type="float" office:value="6200">
            <text:p>6200</text:p>
          </table:table-cell>
          <table:table-cell office:value-type="float" office:value="8880">
            <text:p>8880</text:p>
          </table:table-cell>
          <table:table-cell office:value-type="float" office:value="7570">
            <text:p>7570</text:p>
          </table:table-cell>
          <table:table-cell office:value-type="float" office:value="6216">
            <text:p>6216</text:p>
          </table:table-cell>
          <table:table-cell office:value-type="float" office:value="6153">
            <text:p>6153</text:p>
          </table:table-cell>
          <table:table-cell office:value-type="float" office:value="6171">
            <text:p>6171</text:p>
          </table:table-cell>
          <table:table-cell office:value-type="float" office:value="6844.9">
            <text:p>6844.9</text:p>
          </table:table-cell>
          <table:table-cell office:value-type="float" office:value="8469">
            <text:p>8469</text:p>
          </table:table-cell>
          <table:table-cell office:value-type="float" office:value="6926">
            <text:p>6926</text:p>
          </table:table-cell>
          <table:table-cell office:value-type="float" office:value="6177">
            <text:p>6177</text:p>
          </table:table-cell>
          <table:table-cell office:value-type="float" office:value="6425">
            <text:p>6425</text:p>
          </table:table-cell>
          <table:table-cell office:value-type="float" office:value="7892">
            <text:p>7892</text:p>
          </table:table-cell>
          <table:table-cell office:value-type="float" office:value="6808">
            <text:p>6808</text:p>
          </table:table-cell>
          <table:table-cell office:value-type="float" office:value="6399">
            <text:p>6399</text:p>
          </table:table-cell>
          <table:table-cell office:value-type="float" office:value="6246">
            <text:p>6246</text:p>
          </table:table-cell>
          <table:table-cell office:value-type="float" office:value="6263">
            <text:p>6263</text:p>
          </table:table-cell>
          <table:table-cell office:value-type="float" office:value="6125">
            <text:p>6125</text:p>
          </table:table-cell>
          <table:table-cell office:value-type="float" office:value="6773">
            <text:p>6773</text:p>
          </table:table-cell>
          <table:table-cell office:value-type="float" office:value="7919">
            <text:p>7919</text:p>
          </table:table-cell>
          <table:table-cell office:value-type="float" office:value="8055">
            <text:p>8055</text:p>
          </table:table-cell>
          <table:table-cell office:value-type="float" office:value="6010">
            <text:p>6010</text:p>
          </table:table-cell>
          <table:table-cell office:value-type="float" office:value="5962">
            <text:p>5962</text:p>
          </table:table-cell>
          <table:table-cell office:value-type="float" office:value="5900">
            <text:p>5900</text:p>
          </table:table-cell>
          <table:table-cell office:value-type="float" office:value="6021">
            <text:p>6021</text:p>
          </table:table-cell>
          <table:table-cell office:value-type="float" office:value="5995">
            <text:p>5995</text:p>
          </table:table-cell>
          <table:table-cell office:value-type="float" office:value="5917">
            <text:p>5917</text:p>
          </table:table-cell>
          <table:table-cell office:value-type="float" office:value="5950">
            <text:p>5950</text:p>
          </table:table-cell>
          <table:table-cell office:value-type="float" office:value="5911">
            <text:p>5911</text:p>
          </table:table-cell>
          <table:table-cell office:value-type="float" office:value="6364">
            <text:p>6364</text:p>
          </table:table-cell>
          <table:table-cell office:value-type="float" office:value="6821">
            <text:p>6821</text:p>
          </table:table-cell>
          <table:table-cell office:value-type="float" office:value="9020">
            <text:p>9020</text:p>
          </table:table-cell>
          <table:table-cell office:value-type="float" office:value="6336">
            <text:p>6336</text:p>
          </table:table-cell>
          <table:table-cell office:value-type="float" office:value="6341">
            <text:p>6341</text:p>
          </table:table-cell>
          <table:table-cell office:value-type="float" office:value="6326">
            <text:p>6326</text:p>
          </table:table-cell>
          <table:table-cell office:value-type="float" office:value="6476">
            <text:p>6476</text:p>
          </table:table-cell>
          <table:table-cell office:value-type="float" office:value="6392">
            <text:p>6392</text:p>
          </table:table-cell>
          <table:table-cell office:value-type="float" office:value="6396">
            <text:p>6396</text:p>
          </table:table-cell>
          <table:table-cell office:value-type="float" office:value="6387">
            <text:p>6387</text:p>
          </table:table-cell>
          <table:table-cell office:value-type="float" office:value="6411">
            <text:p>6411</text:p>
          </table:table-cell>
          <table:table-cell office:value-type="float" office:value="6690.6">
            <text:p>6690.6</text:p>
          </table:table-cell>
          <table:table-cell office:value-type="float" office:value="156963">
            <text:p>156963</text:p>
          </table:table-cell>
          <table:table-cell office:value-type="float" office:value="157434">
            <text:p>157434</text:p>
          </table:table-cell>
          <table:table-cell office:value-type="float" office:value="158412">
            <text:p>158412</text:p>
          </table:table-cell>
          <table:table-cell office:value-type="float" office:value="155978">
            <text:p>155978</text:p>
          </table:table-cell>
          <table:table-cell office:value-type="float" office:value="156441">
            <text:p>156441</text:p>
          </table:table-cell>
          <table:table-cell office:value-type="float" office:value="151984">
            <text:p>151984</text:p>
          </table:table-cell>
          <table:table-cell office:value-type="float" office:value="151227">
            <text:p>151227</text:p>
          </table:table-cell>
          <table:table-cell office:value-type="float" office:value="152953">
            <text:p>152953</text:p>
          </table:table-cell>
          <table:table-cell office:value-type="float" office:value="153439">
            <text:p>153439</text:p>
          </table:table-cell>
          <table:table-cell office:value-type="float" office:value="152796">
            <text:p>152796</text:p>
          </table:table-cell>
          <table:table-cell office:value-type="float" office:value="154762.7">
            <text:p>154762.7</text:p>
          </table:table-cell>
          <table:table-cell office:value-type="float" office:value="134501">
            <text:p>134501</text:p>
          </table:table-cell>
          <table:table-cell office:value-type="float" office:value="132191">
            <text:p>132191</text:p>
          </table:table-cell>
          <table:table-cell office:value-type="float" office:value="134148">
            <text:p>134148</text:p>
          </table:table-cell>
          <table:table-cell office:value-type="float" office:value="134130">
            <text:p>134130</text:p>
          </table:table-cell>
          <table:table-cell office:value-type="float" office:value="139681">
            <text:p>139681</text:p>
          </table:table-cell>
          <table:table-cell office:value-type="float" office:value="139080">
            <text:p>139080</text:p>
          </table:table-cell>
          <table:table-cell office:value-type="float" office:value="132605">
            <text:p>132605</text:p>
          </table:table-cell>
          <table:table-cell office:value-type="float" office:value="134949">
            <text:p>134949</text:p>
          </table:table-cell>
          <table:table-cell office:value-type="float" office:value="137843">
            <text:p>137843</text:p>
          </table:table-cell>
          <table:table-cell office:value-type="float" office:value="137553">
            <text:p>137553</text:p>
          </table:table-cell>
          <table:table-cell office:value-type="float" office:value="135668.1">
            <text:p>135668.1</text:p>
          </table:table-cell>
          <table:table-cell office:value-type="float" office:value="4989">
            <text:p>4989</text:p>
          </table:table-cell>
          <table:table-cell office:value-type="float" office:value="4976">
            <text:p>4976</text:p>
          </table:table-cell>
          <table:table-cell office:value-type="float" office:value="4966">
            <text:p>4966</text:p>
          </table:table-cell>
          <table:table-cell office:value-type="float" office:value="4924">
            <text:p>4924</text:p>
          </table:table-cell>
          <table:table-cell office:value-type="float" office:value="4928">
            <text:p>4928</text:p>
          </table:table-cell>
          <table:table-cell office:value-type="float" office:value="5358">
            <text:p>5358</text:p>
          </table:table-cell>
          <table:table-cell office:value-type="float" office:value="4937">
            <text:p>4937</text:p>
          </table:table-cell>
          <table:table-cell office:value-type="float" office:value="5016">
            <text:p>5016</text:p>
          </table:table-cell>
          <table:table-cell office:value-type="float" office:value="4981">
            <text:p>4981</text:p>
          </table:table-cell>
          <table:table-cell office:value-type="float" office:value="5117">
            <text:p>5117</text:p>
          </table:table-cell>
          <table:table-cell office:value-type="float" office:value="5019.2">
            <text:p>5019.2</text:p>
          </table:table-cell>
          <table:table-cell office:value-type="float" office:value="3938">
            <text:p>3938</text:p>
          </table:table-cell>
          <table:table-cell office:value-type="float" office:value="3931">
            <text:p>3931</text:p>
          </table:table-cell>
          <table:table-cell office:value-type="float" office:value="3897">
            <text:p>3897</text:p>
          </table:table-cell>
          <table:table-cell office:value-type="float" office:value="3971">
            <text:p>3971</text:p>
          </table:table-cell>
          <table:table-cell office:value-type="float" office:value="3923">
            <text:p>3923</text:p>
          </table:table-cell>
          <table:table-cell office:value-type="float" office:value="3917">
            <text:p>3917</text:p>
          </table:table-cell>
          <table:table-cell office:value-type="float" office:value="3983">
            <text:p>3983</text:p>
          </table:table-cell>
          <table:table-cell office:value-type="float" office:value="3911">
            <text:p>3911</text:p>
          </table:table-cell>
          <table:table-cell office:value-type="float" office:value="3960">
            <text:p>3960</text:p>
          </table:table-cell>
          <table:table-cell office:value-type="float" office:value="3926">
            <text:p>3926</text:p>
          </table:table-cell>
          <table:table-cell office:value-type="float" office:value="3935.7">
            <text:p>3935.7</text:p>
          </table:table-cell>
          <table:table-cell office:value-type="float" office:value="4923">
            <text:p>4923</text:p>
          </table:table-cell>
          <table:table-cell office:value-type="float" office:value="4984">
            <text:p>4984</text:p>
          </table:table-cell>
          <table:table-cell office:value-type="float" office:value="4905">
            <text:p>4905</text:p>
          </table:table-cell>
          <table:table-cell office:value-type="float" office:value="4945">
            <text:p>4945</text:p>
          </table:table-cell>
          <table:table-cell office:value-type="float" office:value="4919">
            <text:p>4919</text:p>
          </table:table-cell>
          <table:table-cell office:value-type="float" office:value="4906">
            <text:p>4906</text:p>
          </table:table-cell>
          <table:table-cell office:value-type="float" office:value="4951">
            <text:p>4951</text:p>
          </table:table-cell>
          <table:table-cell office:value-type="float" office:value="5122">
            <text:p>5122</text:p>
          </table:table-cell>
          <table:table-cell office:value-type="float" office:value="4882">
            <text:p>4882</text:p>
          </table:table-cell>
          <table:table-cell office:value-type="float" office:value="5354">
            <text:p>5354</text:p>
          </table:table-cell>
          <table:table-cell office:value-type="float" office:value="4989.1">
            <text:p>4989.1</text:p>
          </table:table-cell>
          <table:table-cell office:value-type="float" office:value="6010">
            <text:p>6010</text:p>
          </table:table-cell>
          <table:table-cell office:value-type="float" office:value="5192">
            <text:p>5192</text:p>
          </table:table-cell>
          <table:table-cell office:value-type="float" office:value="7385">
            <text:p>7385</text:p>
          </table:table-cell>
          <table:table-cell office:value-type="float" office:value="5179">
            <text:p>5179</text:p>
          </table:table-cell>
          <table:table-cell office:value-type="float" office:value="5257">
            <text:p>5257</text:p>
          </table:table-cell>
          <table:table-cell office:value-type="float" office:value="5370">
            <text:p>5370</text:p>
          </table:table-cell>
          <table:table-cell office:value-type="float" office:value="5478">
            <text:p>5478</text:p>
          </table:table-cell>
          <table:table-cell office:value-type="float" office:value="6299">
            <text:p>6299</text:p>
          </table:table-cell>
          <table:table-cell office:value-type="float" office:value="5184">
            <text:p>5184</text:p>
          </table:table-cell>
          <table:table-cell office:value-type="float" office:value="5165">
            <text:p>5165</text:p>
          </table:table-cell>
          <table:table-cell office:value-type="float" office:value="5651.9">
            <text:p>5651.9</text:p>
          </table:table-cell>
          <table:table-cell office:value-type="float" office:value="6920">
            <text:p>6920</text:p>
          </table:table-cell>
          <table:table-cell office:value-type="float" office:value="5105">
            <text:p>5105</text:p>
          </table:table-cell>
          <table:table-cell office:value-type="float" office:value="6359">
            <text:p>6359</text:p>
          </table:table-cell>
          <table:table-cell office:value-type="float" office:value="5199">
            <text:p>5199</text:p>
          </table:table-cell>
          <table:table-cell office:value-type="float" office:value="6106">
            <text:p>6106</text:p>
          </table:table-cell>
          <table:table-cell office:value-type="float" office:value="5468">
            <text:p>5468</text:p>
          </table:table-cell>
          <table:table-cell office:value-type="float" office:value="5126">
            <text:p>5126</text:p>
          </table:table-cell>
          <table:table-cell office:value-type="float" office:value="5449">
            <text:p>5449</text:p>
          </table:table-cell>
          <table:table-cell office:value-type="float" office:value="5130">
            <text:p>5130</text:p>
          </table:table-cell>
          <table:table-cell office:value-type="float" office:value="7432">
            <text:p>7432</text:p>
          </table:table-cell>
          <table:table-cell office:value-type="float" office:value="5829.4">
            <text:p>5829.4</text:p>
          </table:table-cell>
          <table:table-cell office:value-type="float" office:value="5677">
            <text:p>5677</text:p>
          </table:table-cell>
          <table:table-cell office:value-type="float" office:value="5024">
            <text:p>5024</text:p>
          </table:table-cell>
          <table:table-cell office:value-type="float" office:value="5345">
            <text:p>5345</text:p>
          </table:table-cell>
          <table:table-cell office:value-type="float" office:value="5019">
            <text:p>5019</text:p>
          </table:table-cell>
          <table:table-cell office:value-type="float" office:value="5918">
            <text:p>5918</text:p>
          </table:table-cell>
          <table:table-cell office:value-type="float" office:value="6799">
            <text:p>6799</text:p>
          </table:table-cell>
          <table:table-cell office:value-type="float" office:value="5077">
            <text:p>5077</text:p>
          </table:table-cell>
          <table:table-cell office:value-type="float" office:value="5045">
            <text:p>5045</text:p>
          </table:table-cell>
          <table:table-cell office:value-type="float" office:value="5003">
            <text:p>5003</text:p>
          </table:table-cell>
          <table:table-cell office:value-type="float" office:value="5850">
            <text:p>5850</text:p>
          </table:table-cell>
          <table:table-cell office:value-type="float" office:value="5475.7">
            <text:p>5475.7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6777">
            <text:p>6777</text:p>
          </table:table-cell>
          <table:table-cell office:value-type="float" office:value="6434">
            <text:p>6434</text:p>
          </table:table-cell>
          <table:table-cell office:value-type="float" office:value="6419">
            <text:p>6419</text:p>
          </table:table-cell>
          <table:table-cell office:value-type="float" office:value="6424">
            <text:p>6424</text:p>
          </table:table-cell>
          <table:table-cell office:value-type="float" office:value="6398">
            <text:p>6398</text:p>
          </table:table-cell>
          <table:table-cell office:value-type="float" office:value="6447">
            <text:p>6447</text:p>
          </table:table-cell>
          <table:table-cell office:value-type="float" office:value="6478">
            <text:p>6478</text:p>
          </table:table-cell>
          <table:table-cell office:value-type="float" office:value="8593">
            <text:p>8593</text:p>
          </table:table-cell>
          <table:table-cell office:value-type="float" office:value="6429">
            <text:p>6429</text:p>
          </table:table-cell>
          <table:table-cell office:value-type="float" office:value="6486">
            <text:p>6486</text:p>
          </table:table-cell>
          <table:table-cell office:value-type="float" office:value="6688.5">
            <text:p>6688.5</text:p>
          </table:table-cell>
          <table:table-cell office:value-type="float" office:value="6263">
            <text:p>6263</text:p>
          </table:table-cell>
          <table:table-cell office:value-type="float" office:value="6242">
            <text:p>6242</text:p>
          </table:table-cell>
          <table:table-cell office:value-type="float" office:value="6147">
            <text:p>6147</text:p>
          </table:table-cell>
          <table:table-cell office:value-type="float" office:value="6210">
            <text:p>6210</text:p>
          </table:table-cell>
          <table:table-cell office:value-type="float" office:value="6182">
            <text:p>6182</text:p>
          </table:table-cell>
          <table:table-cell office:value-type="float" office:value="6231">
            <text:p>6231</text:p>
          </table:table-cell>
          <table:table-cell office:value-type="float" office:value="7635">
            <text:p>7635</text:p>
          </table:table-cell>
          <table:table-cell office:value-type="float" office:value="6317">
            <text:p>6317</text:p>
          </table:table-cell>
          <table:table-cell office:value-type="float" office:value="6165">
            <text:p>6165</text:p>
          </table:table-cell>
          <table:table-cell office:value-type="float" office:value="6218">
            <text:p>6218</text:p>
          </table:table-cell>
          <table:table-cell office:value-type="float" office:value="6361">
            <text:p>6361</text:p>
          </table:table-cell>
          <table:table-cell office:value-type="float" office:value="6090">
            <text:p>6090</text:p>
          </table:table-cell>
          <table:table-cell office:value-type="float" office:value="6131">
            <text:p>6131</text:p>
          </table:table-cell>
          <table:table-cell office:value-type="float" office:value="6039">
            <text:p>6039</text:p>
          </table:table-cell>
          <table:table-cell office:value-type="float" office:value="5997">
            <text:p>5997</text:p>
          </table:table-cell>
          <table:table-cell office:value-type="float" office:value="5991">
            <text:p>5991</text:p>
          </table:table-cell>
          <table:table-cell office:value-type="float" office:value="6145">
            <text:p>6145</text:p>
          </table:table-cell>
          <table:table-cell office:value-type="float" office:value="6041">
            <text:p>6041</text:p>
          </table:table-cell>
          <table:table-cell office:value-type="float" office:value="8371">
            <text:p>8371</text:p>
          </table:table-cell>
          <table:table-cell office:value-type="float" office:value="6116">
            <text:p>6116</text:p>
          </table:table-cell>
          <table:table-cell office:value-type="float" office:value="6082">
            <text:p>6082</text:p>
          </table:table-cell>
          <table:table-cell office:value-type="float" office:value="6300.3">
            <text:p>6300.3</text:p>
          </table:table-cell>
          <table:table-cell office:value-type="float" office:value="6483">
            <text:p>6483</text:p>
          </table:table-cell>
          <table:table-cell office:value-type="float" office:value="6554">
            <text:p>6554</text:p>
          </table:table-cell>
          <table:table-cell office:value-type="float" office:value="6461">
            <text:p>6461</text:p>
          </table:table-cell>
          <table:table-cell office:value-type="float" office:value="6493">
            <text:p>6493</text:p>
          </table:table-cell>
          <table:table-cell office:value-type="float" office:value="6412">
            <text:p>6412</text:p>
          </table:table-cell>
          <table:table-cell office:value-type="float" office:value="6474">
            <text:p>6474</text:p>
          </table:table-cell>
          <table:table-cell office:value-type="float" office:value="6496">
            <text:p>6496</text:p>
          </table:table-cell>
          <table:table-cell office:value-type="float" office:value="7358">
            <text:p>7358</text:p>
          </table:table-cell>
          <table:table-cell office:value-type="float" office:value="6470">
            <text:p>6470</text:p>
          </table:table-cell>
          <table:table-cell office:value-type="float" office:value="6432">
            <text:p>6432</text:p>
          </table:table-cell>
          <table:table-cell office:value-type="float" office:value="6563.3">
            <text:p>6563.3</text:p>
          </table:table-cell>
          <table:table-cell office:value-type="float" office:value="164239">
            <text:p>164239</text:p>
          </table:table-cell>
          <table:table-cell office:value-type="float" office:value="160160">
            <text:p>160160</text:p>
          </table:table-cell>
          <table:table-cell office:value-type="float" office:value="162140">
            <text:p>162140</text:p>
          </table:table-cell>
          <table:table-cell office:value-type="float" office:value="156947">
            <text:p>156947</text:p>
          </table:table-cell>
          <table:table-cell office:value-type="float" office:value="161354">
            <text:p>161354</text:p>
          </table:table-cell>
          <table:table-cell office:value-type="float" office:value="162679">
            <text:p>162679</text:p>
          </table:table-cell>
          <table:table-cell office:value-type="float" office:value="163679">
            <text:p>163679</text:p>
          </table:table-cell>
          <table:table-cell office:value-type="float" office:value="159518">
            <text:p>159518</text:p>
          </table:table-cell>
          <table:table-cell office:value-type="float" office:value="160864">
            <text:p>160864</text:p>
          </table:table-cell>
          <table:table-cell office:value-type="float" office:value="159886">
            <text:p>159886</text:p>
          </table:table-cell>
          <table:table-cell office:value-type="float" office:value="161146.6">
            <text:p>161146.6</text:p>
          </table:table-cell>
          <table:table-cell office:value-type="float" office:value="144158">
            <text:p>144158</text:p>
          </table:table-cell>
          <table:table-cell office:value-type="float" office:value="147461">
            <text:p>147461</text:p>
          </table:table-cell>
          <table:table-cell office:value-type="float" office:value="136906">
            <text:p>136906</text:p>
          </table:table-cell>
          <table:table-cell office:value-type="float" office:value="141281">
            <text:p>141281</text:p>
          </table:table-cell>
          <table:table-cell office:value-type="float" office:value="142246">
            <text:p>142246</text:p>
          </table:table-cell>
          <table:table-cell office:value-type="float" office:value="137321">
            <text:p>137321</text:p>
          </table:table-cell>
          <table:table-cell office:value-type="float" office:value="139009">
            <text:p>139009</text:p>
          </table:table-cell>
          <table:table-cell office:value-type="float" office:value="145496">
            <text:p>145496</text:p>
          </table:table-cell>
          <table:table-cell office:value-type="float" office:value="138854">
            <text:p>138854</text:p>
          </table:table-cell>
          <table:table-cell office:value-type="float" office:value="138424">
            <text:p>138424</text:p>
          </table:table-cell>
          <table:table-cell office:value-type="float" office:value="141115.6">
            <text:p>141115.6</text:p>
          </table:table-cell>
          <table:table-cell office:value-type="float" office:value="5046">
            <text:p>5046</text:p>
          </table:table-cell>
          <table:table-cell office:value-type="float" office:value="5015">
            <text:p>5015</text:p>
          </table:table-cell>
          <table:table-cell office:value-type="float" office:value="5087">
            <text:p>5087</text:p>
          </table:table-cell>
          <table:table-cell office:value-type="float" office:value="5028">
            <text:p>5028</text:p>
          </table:table-cell>
          <table:table-cell office:value-type="float" office:value="5041">
            <text:p>5041</text:p>
          </table:table-cell>
          <table:table-cell office:value-type="float" office:value="5051">
            <text:p>5051</text:p>
          </table:table-cell>
          <table:table-cell office:value-type="float" office:value="7979">
            <text:p>7979</text:p>
          </table:table-cell>
          <table:table-cell office:value-type="float" office:value="5069">
            <text:p>5069</text:p>
          </table:table-cell>
          <table:table-cell office:value-type="float" office:value="5064">
            <text:p>5064</text:p>
          </table:table-cell>
          <table:table-cell office:value-type="float" office:value="5046">
            <text:p>5046</text:p>
          </table:table-cell>
          <table:table-cell office:value-type="float" office:value="5342.6">
            <text:p>5342.6</text:p>
          </table:table-cell>
          <table:table-cell office:value-type="float" office:value="4023">
            <text:p>4023</text:p>
          </table:table-cell>
          <table:table-cell office:value-type="float" office:value="3974">
            <text:p>3974</text:p>
          </table:table-cell>
          <table:table-cell office:value-type="float" office:value="4067">
            <text:p>4067</text:p>
          </table:table-cell>
          <table:table-cell office:value-type="float" office:value="3964">
            <text:p>3964</text:p>
          </table:table-cell>
          <table:table-cell office:value-type="float" office:value="4004">
            <text:p>4004</text:p>
          </table:table-cell>
          <table:table-cell office:value-type="float" office:value="4106">
            <text:p>4106</text:p>
          </table:table-cell>
          <table:table-cell office:value-type="float" office:value="4903">
            <text:p>4903</text:p>
          </table:table-cell>
          <table:table-cell office:value-type="float" office:value="3998">
            <text:p>3998</text:p>
          </table:table-cell>
          <table:table-cell office:value-type="float" office:value="3977">
            <text:p>3977</text:p>
          </table:table-cell>
          <table:table-cell office:value-type="float" office:value="4039">
            <text:p>4039</text:p>
          </table:table-cell>
          <table:table-cell office:value-type="float" office:value="4105.5">
            <text:p>4105.5</text:p>
          </table:table-cell>
          <table:table-cell office:value-type="float" office:value="5018">
            <text:p>5018</text:p>
          </table:table-cell>
          <table:table-cell office:value-type="float" office:value="5071">
            <text:p>5071</text:p>
          </table:table-cell>
          <table:table-cell office:value-type="float" office:value="4988">
            <text:p>4988</text:p>
          </table:table-cell>
          <table:table-cell office:value-type="float" office:value="5086">
            <text:p>5086</text:p>
          </table:table-cell>
          <table:table-cell office:value-type="float" office:value="4993">
            <text:p>4993</text:p>
          </table:table-cell>
          <table:table-cell office:value-type="float" office:value="5032">
            <text:p>5032</text:p>
          </table:table-cell>
          <table:table-cell office:value-type="float" office:value="5515">
            <text:p>5515</text:p>
          </table:table-cell>
          <table:table-cell office:value-type="float" office:value="4992">
            <text:p>4992</text:p>
          </table:table-cell>
          <table:table-cell office:value-type="float" office:value="4996">
            <text:p>4996</text:p>
          </table:table-cell>
          <table:table-cell office:value-type="float" office:value="5058">
            <text:p>5058</text:p>
          </table:table-cell>
          <table:table-cell office:value-type="float" office:value="5074.9">
            <text:p>5074.9</text:p>
          </table:table-cell>
          <table:table-cell office:value-type="float" office:value="5247">
            <text:p>5247</text:p>
          </table:table-cell>
          <table:table-cell office:value-type="float" office:value="5249">
            <text:p>5249</text:p>
          </table:table-cell>
          <table:table-cell office:value-type="float" office:value="5234">
            <text:p>5234</text:p>
          </table:table-cell>
          <table:table-cell office:value-type="float" office:value="5207">
            <text:p>5207</text:p>
          </table:table-cell>
          <table:table-cell office:value-type="float" office:value="5267">
            <text:p>5267</text:p>
          </table:table-cell>
          <table:table-cell office:value-type="float" office:value="5225">
            <text:p>5225</text:p>
          </table:table-cell>
          <table:table-cell office:value-type="float" office:value="5206">
            <text:p>5206</text:p>
          </table:table-cell>
          <table:table-cell office:value-type="float" office:value="5242">
            <text:p>5242</text:p>
          </table:table-cell>
          <table:table-cell office:value-type="float" office:value="5243">
            <text:p>5243</text:p>
          </table:table-cell>
          <table:table-cell office:value-type="float" office:value="5268">
            <text:p>5268</text:p>
          </table:table-cell>
          <table:table-cell office:value-type="float" office:value="5238.8">
            <text:p>5238.8</text:p>
          </table:table-cell>
          <table:table-cell office:value-type="float" office:value="5228">
            <text:p>5228</text:p>
          </table:table-cell>
          <table:table-cell office:value-type="float" office:value="5215">
            <text:p>5215</text:p>
          </table:table-cell>
          <table:table-cell office:value-type="float" office:value="5263">
            <text:p>5263</text:p>
          </table:table-cell>
          <table:table-cell office:value-type="float" office:value="5233">
            <text:p>5233</text:p>
          </table:table-cell>
          <table:table-cell office:value-type="float" office:value="5164">
            <text:p>5164</text:p>
          </table:table-cell>
          <table:table-cell office:value-type="float" office:value="5265">
            <text:p>5265</text:p>
          </table:table-cell>
          <table:table-cell office:value-type="float" office:value="5203">
            <text:p>5203</text:p>
          </table:table-cell>
          <table:table-cell office:value-type="float" office:value="5207">
            <text:p>5207</text:p>
          </table:table-cell>
          <table:table-cell office:value-type="float" office:value="5227">
            <text:p>5227</text:p>
          </table:table-cell>
          <table:table-cell office:value-type="float" office:value="5259">
            <text:p>5259</text:p>
          </table:table-cell>
          <table:table-cell office:value-type="float" office:value="5226.4">
            <text:p>5226.4</text:p>
          </table:table-cell>
          <table:table-cell office:value-type="float" office:value="5122">
            <text:p>5122</text:p>
          </table:table-cell>
          <table:table-cell office:value-type="float" office:value="5134">
            <text:p>5134</text:p>
          </table:table-cell>
          <table:table-cell office:value-type="float" office:value="5095">
            <text:p>5095</text:p>
          </table:table-cell>
          <table:table-cell office:value-type="float" office:value="5111">
            <text:p>5111</text:p>
          </table:table-cell>
          <table:table-cell office:value-type="float" office:value="5080">
            <text:p>5080</text:p>
          </table:table-cell>
          <table:table-cell office:value-type="float" office:value="5127">
            <text:p>5127</text:p>
          </table:table-cell>
          <table:table-cell office:value-type="float" office:value="5129">
            <text:p>5129</text:p>
          </table:table-cell>
          <table:table-cell office:value-type="float" office:value="5107">
            <text:p>5107</text:p>
          </table:table-cell>
          <table:table-cell office:value-type="float" office:value="5132">
            <text:p>5132</text:p>
          </table:table-cell>
          <table:table-cell office:value-type="float" office:value="5116">
            <text:p>5116</text:p>
          </table:table-cell>
          <table:table-cell office:value-type="float" office:value="5115.3">
            <text:p>5115.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33">
            <text:p>8833</text:p>
          </table:table-cell>
          <table:table-cell office:value-type="float" office:value="6508">
            <text:p>6508</text:p>
          </table:table-cell>
          <table:table-cell office:value-type="float" office:value="6361">
            <text:p>6361</text:p>
          </table:table-cell>
          <table:table-cell office:value-type="float" office:value="6976">
            <text:p>6976</text:p>
          </table:table-cell>
          <table:table-cell office:value-type="float" office:value="6413">
            <text:p>6413</text:p>
          </table:table-cell>
          <table:table-cell office:value-type="float" office:value="6390">
            <text:p>6390</text:p>
          </table:table-cell>
          <table:table-cell office:value-type="float" office:value="6455">
            <text:p>6455</text:p>
          </table:table-cell>
          <table:table-cell office:value-type="float" office:value="6486">
            <text:p>6486</text:p>
          </table:table-cell>
          <table:table-cell table:number-columns-repeated="2" office:value-type="float" office:value="6434">
            <text:p>6434</text:p>
          </table:table-cell>
          <table:table-cell office:value-type="float" office:value="6729">
            <text:p>6729</text:p>
          </table:table-cell>
          <table:table-cell office:value-type="float" office:value="9016">
            <text:p>9016</text:p>
          </table:table-cell>
          <table:table-cell office:value-type="float" office:value="6387">
            <text:p>6387</text:p>
          </table:table-cell>
          <table:table-cell office:value-type="float" office:value="8913">
            <text:p>8913</text:p>
          </table:table-cell>
          <table:table-cell office:value-type="float" office:value="6433">
            <text:p>6433</text:p>
          </table:table-cell>
          <table:table-cell office:value-type="float" office:value="6364">
            <text:p>6364</text:p>
          </table:table-cell>
          <table:table-cell office:value-type="float" office:value="6387">
            <text:p>6387</text:p>
          </table:table-cell>
          <table:table-cell office:value-type="float" office:value="6331">
            <text:p>6331</text:p>
          </table:table-cell>
          <table:table-cell office:value-type="float" office:value="6404">
            <text:p>6404</text:p>
          </table:table-cell>
          <table:table-cell office:value-type="float" office:value="6393">
            <text:p>6393</text:p>
          </table:table-cell>
          <table:table-cell office:value-type="float" office:value="6425">
            <text:p>6425</text:p>
          </table:table-cell>
          <table:table-cell office:value-type="float" office:value="6905.3">
            <text:p>6905.3</text:p>
          </table:table-cell>
          <table:table-cell office:value-type="float" office:value="7103">
            <text:p>7103</text:p>
          </table:table-cell>
          <table:table-cell office:value-type="float" office:value="6226">
            <text:p>6226</text:p>
          </table:table-cell>
          <table:table-cell office:value-type="float" office:value="8763">
            <text:p>8763</text:p>
          </table:table-cell>
          <table:table-cell office:value-type="float" office:value="6955">
            <text:p>6955</text:p>
          </table:table-cell>
          <table:table-cell office:value-type="float" office:value="6140">
            <text:p>6140</text:p>
          </table:table-cell>
          <table:table-cell office:value-type="float" office:value="6153">
            <text:p>6153</text:p>
          </table:table-cell>
          <table:table-cell office:value-type="float" office:value="6095">
            <text:p>6095</text:p>
          </table:table-cell>
          <table:table-cell office:value-type="float" office:value="6139">
            <text:p>6139</text:p>
          </table:table-cell>
          <table:table-cell office:value-type="float" office:value="6072">
            <text:p>6072</text:p>
          </table:table-cell>
          <table:table-cell office:value-type="float" office:value="6502">
            <text:p>6502</text:p>
          </table:table-cell>
          <table:table-cell office:value-type="float" office:value="6614.8">
            <text:p>6614.8</text:p>
          </table:table-cell>
          <table:table-cell office:value-type="float" office:value="6600">
            <text:p>6600</text:p>
          </table:table-cell>
          <table:table-cell office:value-type="float" office:value="6750">
            <text:p>6750</text:p>
          </table:table-cell>
          <table:table-cell office:value-type="float" office:value="7611">
            <text:p>7611</text:p>
          </table:table-cell>
          <table:table-cell office:value-type="float" office:value="6810">
            <text:p>6810</text:p>
          </table:table-cell>
          <table:table-cell office:value-type="float" office:value="6480">
            <text:p>6480</text:p>
          </table:table-cell>
          <table:table-cell office:value-type="float" office:value="6621">
            <text:p>6621</text:p>
          </table:table-cell>
          <table:table-cell office:value-type="float" office:value="6598">
            <text:p>6598</text:p>
          </table:table-cell>
          <table:table-cell office:value-type="float" office:value="6545">
            <text:p>6545</text:p>
          </table:table-cell>
          <table:table-cell office:value-type="float" office:value="6554">
            <text:p>6554</text:p>
          </table:table-cell>
          <table:table-cell office:value-type="float" office:value="6559">
            <text:p>6559</text:p>
          </table:table-cell>
          <table:table-cell office:value-type="float" office:value="6712.8">
            <text:p>6712.8</text:p>
          </table:table-cell>
          <table:table-cell office:value-type="float" office:value="169500">
            <text:p>169500</text:p>
          </table:table-cell>
          <table:table-cell office:value-type="float" office:value="166832">
            <text:p>166832</text:p>
          </table:table-cell>
          <table:table-cell office:value-type="float" office:value="172753">
            <text:p>172753</text:p>
          </table:table-cell>
          <table:table-cell office:value-type="float" office:value="164576">
            <text:p>164576</text:p>
          </table:table-cell>
          <table:table-cell office:value-type="float" office:value="162791">
            <text:p>162791</text:p>
          </table:table-cell>
          <table:table-cell office:value-type="float" office:value="161270">
            <text:p>161270</text:p>
          </table:table-cell>
          <table:table-cell office:value-type="float" office:value="160560">
            <text:p>160560</text:p>
          </table:table-cell>
          <table:table-cell office:value-type="float" office:value="163687">
            <text:p>163687</text:p>
          </table:table-cell>
          <table:table-cell office:value-type="float" office:value="172368">
            <text:p>172368</text:p>
          </table:table-cell>
          <table:table-cell office:value-type="float" office:value="161124">
            <text:p>161124</text:p>
          </table:table-cell>
          <table:table-cell office:value-type="float" office:value="165546.1">
            <text:p>165546.1</text:p>
          </table:table-cell>
          <table:table-cell office:value-type="float" office:value="141944">
            <text:p>141944</text:p>
          </table:table-cell>
          <table:table-cell office:value-type="float" office:value="146934">
            <text:p>146934</text:p>
          </table:table-cell>
          <table:table-cell office:value-type="float" office:value="149382">
            <text:p>149382</text:p>
          </table:table-cell>
          <table:table-cell office:value-type="float" office:value="148545">
            <text:p>148545</text:p>
          </table:table-cell>
          <table:table-cell office:value-type="float" office:value="146705">
            <text:p>146705</text:p>
          </table:table-cell>
          <table:table-cell office:value-type="float" office:value="145290">
            <text:p>145290</text:p>
          </table:table-cell>
          <table:table-cell office:value-type="float" office:value="144633">
            <text:p>144633</text:p>
          </table:table-cell>
          <table:table-cell office:value-type="float" office:value="142434">
            <text:p>142434</text:p>
          </table:table-cell>
          <table:table-cell office:value-type="float" office:value="143959">
            <text:p>143959</text:p>
          </table:table-cell>
          <table:table-cell office:value-type="float" office:value="141817">
            <text:p>141817</text:p>
          </table:table-cell>
          <table:table-cell office:value-type="float" office:value="145164.3">
            <text:p>145164.3</text:p>
          </table:table-cell>
          <table:table-cell office:value-type="float" office:value="5172">
            <text:p>5172</text:p>
          </table:table-cell>
          <table:table-cell office:value-type="float" office:value="6033">
            <text:p>6033</text:p>
          </table:table-cell>
          <table:table-cell office:value-type="float" office:value="5152">
            <text:p>5152</text:p>
          </table:table-cell>
          <table:table-cell office:value-type="float" office:value="5170">
            <text:p>5170</text:p>
          </table:table-cell>
          <table:table-cell office:value-type="float" office:value="5158">
            <text:p>5158</text:p>
          </table:table-cell>
          <table:table-cell office:value-type="float" office:value="5128">
            <text:p>5128</text:p>
          </table:table-cell>
          <table:table-cell office:value-type="float" office:value="5073">
            <text:p>5073</text:p>
          </table:table-cell>
          <table:table-cell office:value-type="float" office:value="5162">
            <text:p>5162</text:p>
          </table:table-cell>
          <table:table-cell table:number-columns-repeated="2" office:value-type="float" office:value="5134">
            <text:p>5134</text:p>
          </table:table-cell>
          <table:table-cell office:value-type="float" office:value="5231.6">
            <text:p>5231.6</text:p>
          </table:table-cell>
          <table:table-cell office:value-type="float" office:value="4105">
            <text:p>4105</text:p>
          </table:table-cell>
          <table:table-cell office:value-type="float" office:value="4138">
            <text:p>4138</text:p>
          </table:table-cell>
          <table:table-cell office:value-type="float" office:value="4071">
            <text:p>4071</text:p>
          </table:table-cell>
          <table:table-cell office:value-type="float" office:value="4126">
            <text:p>4126</text:p>
          </table:table-cell>
          <table:table-cell office:value-type="float" office:value="5289">
            <text:p>5289</text:p>
          </table:table-cell>
          <table:table-cell office:value-type="float" office:value="4133">
            <text:p>4133</text:p>
          </table:table-cell>
          <table:table-cell office:value-type="float" office:value="4051">
            <text:p>4051</text:p>
          </table:table-cell>
          <table:table-cell office:value-type="float" office:value="4111">
            <text:p>4111</text:p>
          </table:table-cell>
          <table:table-cell office:value-type="float" office:value="4032">
            <text:p>4032</text:p>
          </table:table-cell>
          <table:table-cell office:value-type="float" office:value="4068">
            <text:p>4068</text:p>
          </table:table-cell>
          <table:table-cell office:value-type="float" office:value="4212.4">
            <text:p>4212.4</text:p>
          </table:table-cell>
          <table:table-cell office:value-type="float" office:value="5121">
            <text:p>5121</text:p>
          </table:table-cell>
          <table:table-cell office:value-type="float" office:value="5080">
            <text:p>5080</text:p>
          </table:table-cell>
          <table:table-cell office:value-type="float" office:value="5146">
            <text:p>5146</text:p>
          </table:table-cell>
          <table:table-cell office:value-type="float" office:value="5124">
            <text:p>5124</text:p>
          </table:table-cell>
          <table:table-cell office:value-type="float" office:value="6823">
            <text:p>6823</text:p>
          </table:table-cell>
          <table:table-cell office:value-type="float" office:value="5093">
            <text:p>5093</text:p>
          </table:table-cell>
          <table:table-cell office:value-type="float" office:value="5063">
            <text:p>5063</text:p>
          </table:table-cell>
          <table:table-cell office:value-type="float" office:value="5135">
            <text:p>5135</text:p>
          </table:table-cell>
          <table:table-cell office:value-type="float" office:value="5097">
            <text:p>5097</text:p>
          </table:table-cell>
          <table:table-cell office:value-type="float" office:value="5122">
            <text:p>5122</text:p>
          </table:table-cell>
          <table:table-cell office:value-type="float" office:value="5280.4">
            <text:p>5280.4</text:p>
          </table:table-cell>
          <table:table-cell office:value-type="float" office:value="5374">
            <text:p>5374</text:p>
          </table:table-cell>
          <table:table-cell office:value-type="float" office:value="5297">
            <text:p>5297</text:p>
          </table:table-cell>
          <table:table-cell office:value-type="float" office:value="6248">
            <text:p>6248</text:p>
          </table:table-cell>
          <table:table-cell office:value-type="float" office:value="5381">
            <text:p>5381</text:p>
          </table:table-cell>
          <table:table-cell office:value-type="float" office:value="6019">
            <text:p>6019</text:p>
          </table:table-cell>
          <table:table-cell office:value-type="float" office:value="5301">
            <text:p>5301</text:p>
          </table:table-cell>
          <table:table-cell office:value-type="float" office:value="5291">
            <text:p>5291</text:p>
          </table:table-cell>
          <table:table-cell office:value-type="float" office:value="5274">
            <text:p>5274</text:p>
          </table:table-cell>
          <table:table-cell office:value-type="float" office:value="5301">
            <text:p>5301</text:p>
          </table:table-cell>
          <table:table-cell office:value-type="float" office:value="5289">
            <text:p>5289</text:p>
          </table:table-cell>
          <table:table-cell office:value-type="float" office:value="5477.5">
            <text:p>5477.5</text:p>
          </table:table-cell>
          <table:table-cell office:value-type="float" office:value="5326">
            <text:p>5326</text:p>
          </table:table-cell>
          <table:table-cell office:value-type="float" office:value="5407">
            <text:p>5407</text:p>
          </table:table-cell>
          <table:table-cell office:value-type="float" office:value="5789">
            <text:p>5789</text:p>
          </table:table-cell>
          <table:table-cell office:value-type="float" office:value="5299">
            <text:p>5299</text:p>
          </table:table-cell>
          <table:table-cell office:value-type="float" office:value="5286">
            <text:p>5286</text:p>
          </table:table-cell>
          <table:table-cell office:value-type="float" office:value="5326">
            <text:p>5326</text:p>
          </table:table-cell>
          <table:table-cell office:value-type="float" office:value="5330">
            <text:p>5330</text:p>
          </table:table-cell>
          <table:table-cell office:value-type="float" office:value="5315">
            <text:p>5315</text:p>
          </table:table-cell>
          <table:table-cell office:value-type="float" office:value="5308">
            <text:p>5308</text:p>
          </table:table-cell>
          <table:table-cell office:value-type="float" office:value="5341">
            <text:p>5341</text:p>
          </table:table-cell>
          <table:table-cell office:value-type="float" office:value="5372.7">
            <text:p>5372.7</text:p>
          </table:table-cell>
          <table:table-cell office:value-type="float" office:value="5202">
            <text:p>5202</text:p>
          </table:table-cell>
          <table:table-cell office:value-type="float" office:value="5217">
            <text:p>5217</text:p>
          </table:table-cell>
          <table:table-cell office:value-type="float" office:value="5570">
            <text:p>5570</text:p>
          </table:table-cell>
          <table:table-cell office:value-type="float" office:value="5224">
            <text:p>5224</text:p>
          </table:table-cell>
          <table:table-cell office:value-type="float" office:value="5199">
            <text:p>5199</text:p>
          </table:table-cell>
          <table:table-cell office:value-type="float" office:value="5222">
            <text:p>5222</text:p>
          </table:table-cell>
          <table:table-cell office:value-type="float" office:value="5189">
            <text:p>5189</text:p>
          </table:table-cell>
          <table:table-cell office:value-type="float" office:value="5177">
            <text:p>5177</text:p>
          </table:table-cell>
          <table:table-cell office:value-type="float" office:value="5207">
            <text:p>5207</text:p>
          </table:table-cell>
          <table:table-cell office:value-type="float" office:value="5954">
            <text:p>5954</text:p>
          </table:table-cell>
          <table:table-cell office:value-type="float" office:value="5316.1">
            <text:p>5316.1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7775">
            <text:p>7775</text:p>
          </table:table-cell>
          <table:table-cell office:value-type="float" office:value="6648">
            <text:p>6648</text:p>
          </table:table-cell>
          <table:table-cell office:value-type="float" office:value="6570">
            <text:p>6570</text:p>
          </table:table-cell>
          <table:table-cell office:value-type="float" office:value="6591">
            <text:p>6591</text:p>
          </table:table-cell>
          <table:table-cell office:value-type="float" office:value="7770">
            <text:p>7770</text:p>
          </table:table-cell>
          <table:table-cell office:value-type="float" office:value="6521">
            <text:p>6521</text:p>
          </table:table-cell>
          <table:table-cell office:value-type="float" office:value="8255">
            <text:p>8255</text:p>
          </table:table-cell>
          <table:table-cell office:value-type="float" office:value="6528">
            <text:p>6528</text:p>
          </table:table-cell>
          <table:table-cell office:value-type="float" office:value="6674">
            <text:p>6674</text:p>
          </table:table-cell>
          <table:table-cell office:value-type="float" office:value="6531">
            <text:p>6531</text:p>
          </table:table-cell>
          <table:table-cell office:value-type="float" office:value="6986.3">
            <text:p>6986.3</text:p>
          </table:table-cell>
          <table:table-cell office:value-type="float" office:value="6528">
            <text:p>6528</text:p>
          </table:table-cell>
          <table:table-cell office:value-type="float" office:value="8779">
            <text:p>8779</text:p>
          </table:table-cell>
          <table:table-cell office:value-type="float" office:value="6509">
            <text:p>6509</text:p>
          </table:table-cell>
          <table:table-cell office:value-type="float" office:value="6579">
            <text:p>6579</text:p>
          </table:table-cell>
          <table:table-cell office:value-type="float" office:value="6444">
            <text:p>6444</text:p>
          </table:table-cell>
          <table:table-cell office:value-type="float" office:value="6514">
            <text:p>6514</text:p>
          </table:table-cell>
          <table:table-cell office:value-type="float" office:value="7804">
            <text:p>7804</text:p>
          </table:table-cell>
          <table:table-cell office:value-type="float" office:value="6568">
            <text:p>6568</text:p>
          </table:table-cell>
          <table:table-cell office:value-type="float" office:value="6502">
            <text:p>6502</text:p>
          </table:table-cell>
          <table:table-cell office:value-type="float" office:value="6571">
            <text:p>6571</text:p>
          </table:table-cell>
          <table:table-cell office:value-type="float" office:value="6879.8">
            <text:p>6879.8</text:p>
          </table:table-cell>
          <table:table-cell office:value-type="float" office:value="6349">
            <text:p>6349</text:p>
          </table:table-cell>
          <table:table-cell office:value-type="float" office:value="6347">
            <text:p>6347</text:p>
          </table:table-cell>
          <table:table-cell office:value-type="float" office:value="6357">
            <text:p>6357</text:p>
          </table:table-cell>
          <table:table-cell office:value-type="float" office:value="6259">
            <text:p>6259</text:p>
          </table:table-cell>
          <table:table-cell office:value-type="float" office:value="6296">
            <text:p>6296</text:p>
          </table:table-cell>
          <table:table-cell office:value-type="float" office:value="6214">
            <text:p>6214</text:p>
          </table:table-cell>
          <table:table-cell office:value-type="float" office:value="7870">
            <text:p>7870</text:p>
          </table:table-cell>
          <table:table-cell office:value-type="float" office:value="6260">
            <text:p>6260</text:p>
          </table:table-cell>
          <table:table-cell office:value-type="float" office:value="6300">
            <text:p>6300</text:p>
          </table:table-cell>
          <table:table-cell office:value-type="float" office:value="6312">
            <text:p>6312</text:p>
          </table:table-cell>
          <table:table-cell office:value-type="float" office:value="6456.4">
            <text:p>6456.4</text:p>
          </table:table-cell>
          <table:table-cell office:value-type="float" office:value="6729">
            <text:p>6729</text:p>
          </table:table-cell>
          <table:table-cell office:value-type="float" office:value="6735">
            <text:p>6735</text:p>
          </table:table-cell>
          <table:table-cell office:value-type="float" office:value="6727">
            <text:p>6727</text:p>
          </table:table-cell>
          <table:table-cell office:value-type="float" office:value="6822">
            <text:p>6822</text:p>
          </table:table-cell>
          <table:table-cell office:value-type="float" office:value="6767">
            <text:p>6767</text:p>
          </table:table-cell>
          <table:table-cell office:value-type="float" office:value="6683">
            <text:p>6683</text:p>
          </table:table-cell>
          <table:table-cell office:value-type="float" office:value="6747">
            <text:p>6747</text:p>
          </table:table-cell>
          <table:table-cell office:value-type="float" office:value="6706">
            <text:p>6706</text:p>
          </table:table-cell>
          <table:table-cell office:value-type="float" office:value="6657">
            <text:p>6657</text:p>
          </table:table-cell>
          <table:table-cell office:value-type="float" office:value="6727">
            <text:p>6727</text:p>
          </table:table-cell>
          <table:table-cell office:value-type="float" office:value="6730">
            <text:p>6730</text:p>
          </table:table-cell>
          <table:table-cell office:value-type="float" office:value="175444">
            <text:p>175444</text:p>
          </table:table-cell>
          <table:table-cell office:value-type="float" office:value="183152">
            <text:p>183152</text:p>
          </table:table-cell>
          <table:table-cell office:value-type="float" office:value="168712">
            <text:p>168712</text:p>
          </table:table-cell>
          <table:table-cell office:value-type="float" office:value="169409">
            <text:p>169409</text:p>
          </table:table-cell>
          <table:table-cell office:value-type="float" office:value="169551">
            <text:p>169551</text:p>
          </table:table-cell>
          <table:table-cell office:value-type="float" office:value="171685">
            <text:p>171685</text:p>
          </table:table-cell>
          <table:table-cell office:value-type="float" office:value="170184">
            <text:p>170184</text:p>
          </table:table-cell>
          <table:table-cell office:value-type="float" office:value="167226">
            <text:p>167226</text:p>
          </table:table-cell>
          <table:table-cell office:value-type="float" office:value="166463">
            <text:p>166463</text:p>
          </table:table-cell>
          <table:table-cell office:value-type="float" office:value="173237">
            <text:p>173237</text:p>
          </table:table-cell>
          <table:table-cell office:value-type="float" office:value="171506.3">
            <text:p>171506.3</text:p>
          </table:table-cell>
          <table:table-cell office:value-type="float" office:value="151429">
            <text:p>151429</text:p>
          </table:table-cell>
          <table:table-cell office:value-type="float" office:value="153780">
            <text:p>153780</text:p>
          </table:table-cell>
          <table:table-cell office:value-type="float" office:value="152479">
            <text:p>152479</text:p>
          </table:table-cell>
          <table:table-cell office:value-type="float" office:value="146372">
            <text:p>146372</text:p>
          </table:table-cell>
          <table:table-cell office:value-type="float" office:value="150002">
            <text:p>150002</text:p>
          </table:table-cell>
          <table:table-cell office:value-type="float" office:value="146850">
            <text:p>146850</text:p>
          </table:table-cell>
          <table:table-cell office:value-type="float" office:value="151240">
            <text:p>151240</text:p>
          </table:table-cell>
          <table:table-cell office:value-type="float" office:value="154442">
            <text:p>154442</text:p>
          </table:table-cell>
          <table:table-cell office:value-type="float" office:value="146888">
            <text:p>146888</text:p>
          </table:table-cell>
          <table:table-cell office:value-type="float" office:value="150702">
            <text:p>150702</text:p>
          </table:table-cell>
          <table:table-cell office:value-type="float" office:value="150418.4">
            <text:p>150418.4</text:p>
          </table:table-cell>
          <table:table-cell office:value-type="float" office:value="6440">
            <text:p>6440</text:p>
          </table:table-cell>
          <table:table-cell office:value-type="float" office:value="5253">
            <text:p>5253</text:p>
          </table:table-cell>
          <table:table-cell office:value-type="float" office:value="5191">
            <text:p>5191</text:p>
          </table:table-cell>
          <table:table-cell office:value-type="float" office:value="5202">
            <text:p>5202</text:p>
          </table:table-cell>
          <table:table-cell office:value-type="float" office:value="5232">
            <text:p>5232</text:p>
          </table:table-cell>
          <table:table-cell office:value-type="float" office:value="5219">
            <text:p>5219</text:p>
          </table:table-cell>
          <table:table-cell office:value-type="float" office:value="5181">
            <text:p>5181</text:p>
          </table:table-cell>
          <table:table-cell office:value-type="float" office:value="5190">
            <text:p>5190</text:p>
          </table:table-cell>
          <table:table-cell office:value-type="float" office:value="5258">
            <text:p>5258</text:p>
          </table:table-cell>
          <table:table-cell office:value-type="float" office:value="5241">
            <text:p>5241</text:p>
          </table:table-cell>
          <table:table-cell office:value-type="float" office:value="5340.7">
            <text:p>5340.7</text:p>
          </table:table-cell>
          <table:table-cell office:value-type="float" office:value="4420">
            <text:p>4420</text:p>
          </table:table-cell>
          <table:table-cell office:value-type="float" office:value="4161">
            <text:p>4161</text:p>
          </table:table-cell>
          <table:table-cell office:value-type="float" office:value="4178">
            <text:p>4178</text:p>
          </table:table-cell>
          <table:table-cell office:value-type="float" office:value="4139">
            <text:p>4139</text:p>
          </table:table-cell>
          <table:table-cell office:value-type="float" office:value="4173">
            <text:p>4173</text:p>
          </table:table-cell>
          <table:table-cell office:value-type="float" office:value="4159">
            <text:p>4159</text:p>
          </table:table-cell>
          <table:table-cell office:value-type="float" office:value="4140">
            <text:p>4140</text:p>
          </table:table-cell>
          <table:table-cell office:value-type="float" office:value="4285">
            <text:p>4285</text:p>
          </table:table-cell>
          <table:table-cell office:value-type="float" office:value="4210">
            <text:p>4210</text:p>
          </table:table-cell>
          <table:table-cell office:value-type="float" office:value="4157">
            <text:p>4157</text:p>
          </table:table-cell>
          <table:table-cell office:value-type="float" office:value="4202.2">
            <text:p>4202.2</text:p>
          </table:table-cell>
          <table:table-cell office:value-type="float" office:value="6442">
            <text:p>6442</text:p>
          </table:table-cell>
          <table:table-cell office:value-type="float" office:value="5176">
            <text:p>5176</text:p>
          </table:table-cell>
          <table:table-cell office:value-type="float" office:value="5186">
            <text:p>5186</text:p>
          </table:table-cell>
          <table:table-cell office:value-type="float" office:value="5180">
            <text:p>5180</text:p>
          </table:table-cell>
          <table:table-cell office:value-type="float" office:value="5242">
            <text:p>5242</text:p>
          </table:table-cell>
          <table:table-cell office:value-type="float" office:value="5199">
            <text:p>5199</text:p>
          </table:table-cell>
          <table:table-cell office:value-type="float" office:value="5177">
            <text:p>5177</text:p>
          </table:table-cell>
          <table:table-cell office:value-type="float" office:value="7101">
            <text:p>7101</text:p>
          </table:table-cell>
          <table:table-cell office:value-type="float" office:value="5214">
            <text:p>5214</text:p>
          </table:table-cell>
          <table:table-cell office:value-type="float" office:value="5232">
            <text:p>5232</text:p>
          </table:table-cell>
          <table:table-cell office:value-type="float" office:value="5514.9">
            <text:p>5514.9</text:p>
          </table:table-cell>
          <table:table-cell office:value-type="float" office:value="5434">
            <text:p>5434</text:p>
          </table:table-cell>
          <table:table-cell office:value-type="float" office:value="5530">
            <text:p>5530</text:p>
          </table:table-cell>
          <table:table-cell office:value-type="float" office:value="5426">
            <text:p>5426</text:p>
          </table:table-cell>
          <table:table-cell office:value-type="float" office:value="5416">
            <text:p>5416</text:p>
          </table:table-cell>
          <table:table-cell office:value-type="float" office:value="5465">
            <text:p>5465</text:p>
          </table:table-cell>
          <table:table-cell office:value-type="float" office:value="5405">
            <text:p>5405</text:p>
          </table:table-cell>
          <table:table-cell office:value-type="float" office:value="5423">
            <text:p>5423</text:p>
          </table:table-cell>
          <table:table-cell office:value-type="float" office:value="6347">
            <text:p>6347</text:p>
          </table:table-cell>
          <table:table-cell office:value-type="float" office:value="5397">
            <text:p>5397</text:p>
          </table:table-cell>
          <table:table-cell office:value-type="float" office:value="5398">
            <text:p>5398</text:p>
          </table:table-cell>
          <table:table-cell office:value-type="float" office:value="5524.1">
            <text:p>5524.1</text:p>
          </table:table-cell>
          <table:table-cell office:value-type="float" office:value="7354">
            <text:p>7354</text:p>
          </table:table-cell>
          <table:table-cell office:value-type="float" office:value="5408">
            <text:p>5408</text:p>
          </table:table-cell>
          <table:table-cell office:value-type="float" office:value="5508">
            <text:p>5508</text:p>
          </table:table-cell>
          <table:table-cell office:value-type="float" office:value="5411">
            <text:p>5411</text:p>
          </table:table-cell>
          <table:table-cell office:value-type="float" office:value="5434">
            <text:p>5434</text:p>
          </table:table-cell>
          <table:table-cell office:value-type="float" office:value="5409">
            <text:p>5409</text:p>
          </table:table-cell>
          <table:table-cell office:value-type="float" office:value="5445">
            <text:p>5445</text:p>
          </table:table-cell>
          <table:table-cell office:value-type="float" office:value="5441">
            <text:p>5441</text:p>
          </table:table-cell>
          <table:table-cell office:value-type="float" office:value="5410">
            <text:p>5410</text:p>
          </table:table-cell>
          <table:table-cell office:value-type="float" office:value="5440">
            <text:p>5440</text:p>
          </table:table-cell>
          <table:table-cell office:value-type="float" office:value="5626">
            <text:p>5626</text:p>
          </table:table-cell>
          <table:table-cell office:value-type="float" office:value="6391">
            <text:p>6391</text:p>
          </table:table-cell>
          <table:table-cell office:value-type="float" office:value="5293">
            <text:p>5293</text:p>
          </table:table-cell>
          <table:table-cell office:value-type="float" office:value="5262">
            <text:p>5262</text:p>
          </table:table-cell>
          <table:table-cell office:value-type="float" office:value="5333">
            <text:p>5333</text:p>
          </table:table-cell>
          <table:table-cell office:value-type="float" office:value="5300">
            <text:p>5300</text:p>
          </table:table-cell>
          <table:table-cell office:value-type="float" office:value="5705">
            <text:p>5705</text:p>
          </table:table-cell>
          <table:table-cell office:value-type="float" office:value="5338">
            <text:p>5338</text:p>
          </table:table-cell>
          <table:table-cell office:value-type="float" office:value="5353">
            <text:p>5353</text:p>
          </table:table-cell>
          <table:table-cell office:value-type="float" office:value="5317">
            <text:p>5317</text:p>
          </table:table-cell>
          <table:table-cell office:value-type="float" office:value="6890">
            <text:p>6890</text:p>
          </table:table-cell>
          <table:table-cell office:value-type="float" office:value="5618.2">
            <text:p>5618.2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8370">
            <text:p>8370</text:p>
          </table:table-cell>
          <table:table-cell office:value-type="float" office:value="6861">
            <text:p>6861</text:p>
          </table:table-cell>
          <table:table-cell office:value-type="float" office:value="9257">
            <text:p>9257</text:p>
          </table:table-cell>
          <table:table-cell office:value-type="float" office:value="9201">
            <text:p>9201</text:p>
          </table:table-cell>
          <table:table-cell office:value-type="float" office:value="6937">
            <text:p>6937</text:p>
          </table:table-cell>
          <table:table-cell office:value-type="float" office:value="10486">
            <text:p>10486</text:p>
          </table:table-cell>
          <table:table-cell office:value-type="float" office:value="6912">
            <text:p>6912</text:p>
          </table:table-cell>
          <table:table-cell office:value-type="float" office:value="6897">
            <text:p>6897</text:p>
          </table:table-cell>
          <table:table-cell office:value-type="float" office:value="6784">
            <text:p>6784</text:p>
          </table:table-cell>
          <table:table-cell office:value-type="float" office:value="6798">
            <text:p>6798</text:p>
          </table:table-cell>
          <table:table-cell office:value-type="float" office:value="7850.3">
            <text:p>7850.3</text:p>
          </table:table-cell>
          <table:table-cell office:value-type="float" office:value="6712">
            <text:p>6712</text:p>
          </table:table-cell>
          <table:table-cell office:value-type="float" office:value="6599">
            <text:p>6599</text:p>
          </table:table-cell>
          <table:table-cell office:value-type="float" office:value="7331">
            <text:p>7331</text:p>
          </table:table-cell>
          <table:table-cell office:value-type="float" office:value="7816">
            <text:p>7816</text:p>
          </table:table-cell>
          <table:table-cell office:value-type="float" office:value="6527">
            <text:p>6527</text:p>
          </table:table-cell>
          <table:table-cell office:value-type="float" office:value="9262">
            <text:p>9262</text:p>
          </table:table-cell>
          <table:table-cell office:value-type="float" office:value="6536">
            <text:p>6536</text:p>
          </table:table-cell>
          <table:table-cell office:value-type="float" office:value="6442">
            <text:p>6442</text:p>
          </table:table-cell>
          <table:table-cell office:value-type="float" office:value="6425">
            <text:p>6425</text:p>
          </table:table-cell>
          <table:table-cell office:value-type="float" office:value="8687">
            <text:p>8687</text:p>
          </table:table-cell>
          <table:table-cell office:value-type="float" office:value="7233.7">
            <text:p>7233.7</text:p>
          </table:table-cell>
          <table:table-cell office:value-type="float" office:value="6360">
            <text:p>6360</text:p>
          </table:table-cell>
          <table:table-cell office:value-type="float" office:value="6359">
            <text:p>6359</text:p>
          </table:table-cell>
          <table:table-cell office:value-type="float" office:value="6338">
            <text:p>6338</text:p>
          </table:table-cell>
          <table:table-cell office:value-type="float" office:value="8153">
            <text:p>8153</text:p>
          </table:table-cell>
          <table:table-cell office:value-type="float" office:value="6401">
            <text:p>6401</text:p>
          </table:table-cell>
          <table:table-cell office:value-type="float" office:value="7242">
            <text:p>7242</text:p>
          </table:table-cell>
          <table:table-cell office:value-type="float" office:value="6406">
            <text:p>6406</text:p>
          </table:table-cell>
          <table:table-cell office:value-type="float" office:value="6380">
            <text:p>6380</text:p>
          </table:table-cell>
          <table:table-cell office:value-type="float" office:value="6449">
            <text:p>6449</text:p>
          </table:table-cell>
          <table:table-cell office:value-type="float" office:value="6392">
            <text:p>6392</text:p>
          </table:table-cell>
          <table:table-cell office:value-type="float" office:value="6648">
            <text:p>6648</text:p>
          </table:table-cell>
          <table:table-cell office:value-type="float" office:value="6836">
            <text:p>6836</text:p>
          </table:table-cell>
          <table:table-cell office:value-type="float" office:value="7329">
            <text:p>7329</text:p>
          </table:table-cell>
          <table:table-cell office:value-type="float" office:value="6849">
            <text:p>6849</text:p>
          </table:table-cell>
          <table:table-cell office:value-type="float" office:value="7117">
            <text:p>7117</text:p>
          </table:table-cell>
          <table:table-cell office:value-type="float" office:value="10622">
            <text:p>10622</text:p>
          </table:table-cell>
          <table:table-cell office:value-type="float" office:value="6802">
            <text:p>6802</text:p>
          </table:table-cell>
          <table:table-cell office:value-type="float" office:value="9300">
            <text:p>9300</text:p>
          </table:table-cell>
          <table:table-cell office:value-type="float" office:value="9004">
            <text:p>9004</text:p>
          </table:table-cell>
          <table:table-cell office:value-type="float" office:value="9865">
            <text:p>9865</text:p>
          </table:table-cell>
          <table:table-cell office:value-type="float" office:value="6849">
            <text:p>6849</text:p>
          </table:table-cell>
          <table:table-cell office:value-type="float" office:value="8057.3">
            <text:p>8057.3</text:p>
          </table:table-cell>
          <table:table-cell office:value-type="float" office:value="181861">
            <text:p>181861</text:p>
          </table:table-cell>
          <table:table-cell office:value-type="float" office:value="180969">
            <text:p>180969</text:p>
          </table:table-cell>
          <table:table-cell office:value-type="float" office:value="176463">
            <text:p>176463</text:p>
          </table:table-cell>
          <table:table-cell office:value-type="float" office:value="176475">
            <text:p>176475</text:p>
          </table:table-cell>
          <table:table-cell office:value-type="float" office:value="176494">
            <text:p>176494</text:p>
          </table:table-cell>
          <table:table-cell office:value-type="float" office:value="183334">
            <text:p>183334</text:p>
          </table:table-cell>
          <table:table-cell office:value-type="float" office:value="171666">
            <text:p>171666</text:p>
          </table:table-cell>
          <table:table-cell office:value-type="float" office:value="176207">
            <text:p>176207</text:p>
          </table:table-cell>
          <table:table-cell office:value-type="float" office:value="179655">
            <text:p>179655</text:p>
          </table:table-cell>
          <table:table-cell office:value-type="float" office:value="173973">
            <text:p>173973</text:p>
          </table:table-cell>
          <table:table-cell office:value-type="float" office:value="177709.7">
            <text:p>177709.7</text:p>
          </table:table-cell>
          <table:table-cell office:value-type="float" office:value="155589">
            <text:p>155589</text:p>
          </table:table-cell>
          <table:table-cell office:value-type="float" office:value="151624">
            <text:p>151624</text:p>
          </table:table-cell>
          <table:table-cell office:value-type="float" office:value="151600">
            <text:p>151600</text:p>
          </table:table-cell>
          <table:table-cell office:value-type="float" office:value="155294">
            <text:p>155294</text:p>
          </table:table-cell>
          <table:table-cell office:value-type="float" office:value="157287">
            <text:p>157287</text:p>
          </table:table-cell>
          <table:table-cell office:value-type="float" office:value="152616">
            <text:p>152616</text:p>
          </table:table-cell>
          <table:table-cell office:value-type="float" office:value="151576">
            <text:p>151576</text:p>
          </table:table-cell>
          <table:table-cell office:value-type="float" office:value="155483">
            <text:p>155483</text:p>
          </table:table-cell>
          <table:table-cell office:value-type="float" office:value="154561">
            <text:p>154561</text:p>
          </table:table-cell>
          <table:table-cell office:value-type="float" office:value="151376">
            <text:p>151376</text:p>
          </table:table-cell>
          <table:table-cell office:value-type="float" office:value="153700.6">
            <text:p>153700.6</text:p>
          </table:table-cell>
          <table:table-cell office:value-type="float" office:value="5301">
            <text:p>5301</text:p>
          </table:table-cell>
          <table:table-cell office:value-type="float" office:value="5267">
            <text:p>5267</text:p>
          </table:table-cell>
          <table:table-cell office:value-type="float" office:value="8135">
            <text:p>8135</text:p>
          </table:table-cell>
          <table:table-cell office:value-type="float" office:value="5299">
            <text:p>5299</text:p>
          </table:table-cell>
          <table:table-cell office:value-type="float" office:value="5365">
            <text:p>5365</text:p>
          </table:table-cell>
          <table:table-cell office:value-type="float" office:value="5306">
            <text:p>5306</text:p>
          </table:table-cell>
          <table:table-cell office:value-type="float" office:value="5330">
            <text:p>5330</text:p>
          </table:table-cell>
          <table:table-cell office:value-type="float" office:value="5268">
            <text:p>5268</text:p>
          </table:table-cell>
          <table:table-cell office:value-type="float" office:value="7513">
            <text:p>7513</text:p>
          </table:table-cell>
          <table:table-cell office:value-type="float" office:value="5320">
            <text:p>5320</text:p>
          </table:table-cell>
          <table:table-cell office:value-type="float" office:value="5810.4">
            <text:p>5810.4</text:p>
          </table:table-cell>
          <table:table-cell office:value-type="float" office:value="4257">
            <text:p>4257</text:p>
          </table:table-cell>
          <table:table-cell office:value-type="float" office:value="4208">
            <text:p>4208</text:p>
          </table:table-cell>
          <table:table-cell office:value-type="float" office:value="4896">
            <text:p>4896</text:p>
          </table:table-cell>
          <table:table-cell office:value-type="float" office:value="4242">
            <text:p>4242</text:p>
          </table:table-cell>
          <table:table-cell office:value-type="float" office:value="4252">
            <text:p>4252</text:p>
          </table:table-cell>
          <table:table-cell office:value-type="float" office:value="4258">
            <text:p>4258</text:p>
          </table:table-cell>
          <table:table-cell office:value-type="float" office:value="4255">
            <text:p>4255</text:p>
          </table:table-cell>
          <table:table-cell office:value-type="float" office:value="4197">
            <text:p>4197</text:p>
          </table:table-cell>
          <table:table-cell office:value-type="float" office:value="4281">
            <text:p>4281</text:p>
          </table:table-cell>
          <table:table-cell office:value-type="float" office:value="4232">
            <text:p>4232</text:p>
          </table:table-cell>
          <table:table-cell office:value-type="float" office:value="4307.8">
            <text:p>4307.8</text:p>
          </table:table-cell>
          <table:table-cell office:value-type="float" office:value="5312">
            <text:p>5312</text:p>
          </table:table-cell>
          <table:table-cell office:value-type="float" office:value="5262">
            <text:p>5262</text:p>
          </table:table-cell>
          <table:table-cell office:value-type="float" office:value="5394">
            <text:p>5394</text:p>
          </table:table-cell>
          <table:table-cell office:value-type="float" office:value="5272">
            <text:p>5272</text:p>
          </table:table-cell>
          <table:table-cell office:value-type="float" office:value="5267">
            <text:p>5267</text:p>
          </table:table-cell>
          <table:table-cell office:value-type="float" office:value="5284">
            <text:p>5284</text:p>
          </table:table-cell>
          <table:table-cell office:value-type="float" office:value="7277">
            <text:p>7277</text:p>
          </table:table-cell>
          <table:table-cell office:value-type="float" office:value="5265">
            <text:p>5265</text:p>
          </table:table-cell>
          <table:table-cell office:value-type="float" office:value="7152">
            <text:p>7152</text:p>
          </table:table-cell>
          <table:table-cell office:value-type="float" office:value="5280">
            <text:p>5280</text:p>
          </table:table-cell>
          <table:table-cell office:value-type="float" office:value="5676.5">
            <text:p>5676.5</text:p>
          </table:table-cell>
          <table:table-cell office:value-type="float" office:value="5654">
            <text:p>5654</text:p>
          </table:table-cell>
          <table:table-cell office:value-type="float" office:value="5630">
            <text:p>5630</text:p>
          </table:table-cell>
          <table:table-cell office:value-type="float" office:value="5563">
            <text:p>5563</text:p>
          </table:table-cell>
          <table:table-cell office:value-type="float" office:value="9278">
            <text:p>9278</text:p>
          </table:table-cell>
          <table:table-cell office:value-type="float" office:value="5791">
            <text:p>5791</text:p>
          </table:table-cell>
          <table:table-cell office:value-type="float" office:value="5643">
            <text:p>5643</text:p>
          </table:table-cell>
          <table:table-cell office:value-type="float" office:value="6160">
            <text:p>6160</text:p>
          </table:table-cell>
          <table:table-cell office:value-type="float" office:value="5633">
            <text:p>5633</text:p>
          </table:table-cell>
          <table:table-cell office:value-type="float" office:value="7014">
            <text:p>7014</text:p>
          </table:table-cell>
          <table:table-cell office:value-type="float" office:value="5615">
            <text:p>5615</text:p>
          </table:table-cell>
          <table:table-cell office:value-type="float" office:value="6198.1">
            <text:p>6198.1</text:p>
          </table:table-cell>
          <table:table-cell office:value-type="float" office:value="5539">
            <text:p>5539</text:p>
          </table:table-cell>
          <table:table-cell office:value-type="float" office:value="7869">
            <text:p>7869</text:p>
          </table:table-cell>
          <table:table-cell office:value-type="float" office:value="5562">
            <text:p>5562</text:p>
          </table:table-cell>
          <table:table-cell office:value-type="float" office:value="5551">
            <text:p>5551</text:p>
          </table:table-cell>
          <table:table-cell office:value-type="float" office:value="5556">
            <text:p>5556</text:p>
          </table:table-cell>
          <table:table-cell office:value-type="float" office:value="7894">
            <text:p>7894</text:p>
          </table:table-cell>
          <table:table-cell office:value-type="float" office:value="7703">
            <text:p>7703</text:p>
          </table:table-cell>
          <table:table-cell office:value-type="float" office:value="5527">
            <text:p>5527</text:p>
          </table:table-cell>
          <table:table-cell office:value-type="float" office:value="6601">
            <text:p>6601</text:p>
          </table:table-cell>
          <table:table-cell office:value-type="float" office:value="7950">
            <text:p>7950</text:p>
          </table:table-cell>
          <table:table-cell office:value-type="float" office:value="6575.2">
            <text:p>6575.2</text:p>
          </table:table-cell>
          <table:table-cell office:value-type="float" office:value="5438">
            <text:p>5438</text:p>
          </table:table-cell>
          <table:table-cell office:value-type="float" office:value="5431">
            <text:p>5431</text:p>
          </table:table-cell>
          <table:table-cell office:value-type="float" office:value="5364">
            <text:p>5364</text:p>
          </table:table-cell>
          <table:table-cell office:value-type="float" office:value="5341">
            <text:p>5341</text:p>
          </table:table-cell>
          <table:table-cell office:value-type="float" office:value="5426">
            <text:p>5426</text:p>
          </table:table-cell>
          <table:table-cell office:value-type="float" office:value="5353">
            <text:p>5353</text:p>
          </table:table-cell>
          <table:table-cell office:value-type="float" office:value="6156">
            <text:p>6156</text:p>
          </table:table-cell>
          <table:table-cell office:value-type="float" office:value="7723">
            <text:p>7723</text:p>
          </table:table-cell>
          <table:table-cell office:value-type="float" office:value="5583">
            <text:p>5583</text:p>
          </table:table-cell>
          <table:table-cell office:value-type="float" office:value="6588">
            <text:p>6588</text:p>
          </table:table-cell>
          <table:table-cell office:value-type="float" office:value="5840.3">
            <text:p>5840.3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10227">
            <text:p>10227</text:p>
          </table:table-cell>
          <table:table-cell office:value-type="float" office:value="6744">
            <text:p>6744</text:p>
          </table:table-cell>
          <table:table-cell office:value-type="float" office:value="6995">
            <text:p>6995</text:p>
          </table:table-cell>
          <table:table-cell office:value-type="float" office:value="6947">
            <text:p>6947</text:p>
          </table:table-cell>
          <table:table-cell office:value-type="float" office:value="7806">
            <text:p>7806</text:p>
          </table:table-cell>
          <table:table-cell office:value-type="float" office:value="6791">
            <text:p>6791</text:p>
          </table:table-cell>
          <table:table-cell office:value-type="float" office:value="6693">
            <text:p>6693</text:p>
          </table:table-cell>
          <table:table-cell office:value-type="float" office:value="8882">
            <text:p>8882</text:p>
          </table:table-cell>
          <table:table-cell office:value-type="float" office:value="6712">
            <text:p>6712</text:p>
          </table:table-cell>
          <table:table-cell office:value-type="float" office:value="7876">
            <text:p>7876</text:p>
          </table:table-cell>
          <table:table-cell office:value-type="float" office:value="7567.3">
            <text:p>7567.3</text:p>
          </table:table-cell>
          <table:table-cell office:value-type="float" office:value="8371">
            <text:p>8371</text:p>
          </table:table-cell>
          <table:table-cell office:value-type="float" office:value="6666">
            <text:p>6666</text:p>
          </table:table-cell>
          <table:table-cell office:value-type="float" office:value="6570">
            <text:p>6570</text:p>
          </table:table-cell>
          <table:table-cell office:value-type="float" office:value="6709">
            <text:p>6709</text:p>
          </table:table-cell>
          <table:table-cell office:value-type="float" office:value="8717">
            <text:p>8717</text:p>
          </table:table-cell>
          <table:table-cell office:value-type="float" office:value="6729">
            <text:p>6729</text:p>
          </table:table-cell>
          <table:table-cell office:value-type="float" office:value="6622">
            <text:p>6622</text:p>
          </table:table-cell>
          <table:table-cell office:value-type="float" office:value="8182">
            <text:p>8182</text:p>
          </table:table-cell>
          <table:table-cell office:value-type="float" office:value="8417">
            <text:p>8417</text:p>
          </table:table-cell>
          <table:table-cell office:value-type="float" office:value="6642">
            <text:p>6642</text:p>
          </table:table-cell>
          <table:table-cell office:value-type="float" office:value="7362.5">
            <text:p>7362.5</text:p>
          </table:table-cell>
          <table:table-cell office:value-type="float" office:value="6783">
            <text:p>6783</text:p>
          </table:table-cell>
          <table:table-cell office:value-type="float" office:value="8538">
            <text:p>8538</text:p>
          </table:table-cell>
          <table:table-cell office:value-type="float" office:value="6561">
            <text:p>6561</text:p>
          </table:table-cell>
          <table:table-cell office:value-type="float" office:value="6558">
            <text:p>6558</text:p>
          </table:table-cell>
          <table:table-cell office:value-type="float" office:value="6802">
            <text:p>6802</text:p>
          </table:table-cell>
          <table:table-cell office:value-type="float" office:value="8667">
            <text:p>8667</text:p>
          </table:table-cell>
          <table:table-cell office:value-type="float" office:value="6513">
            <text:p>6513</text:p>
          </table:table-cell>
          <table:table-cell office:value-type="float" office:value="7924">
            <text:p>7924</text:p>
          </table:table-cell>
          <table:table-cell office:value-type="float" office:value="7226">
            <text:p>7226</text:p>
          </table:table-cell>
          <table:table-cell office:value-type="float" office:value="6544">
            <text:p>6544</text:p>
          </table:table-cell>
          <table:table-cell office:value-type="float" office:value="7211.6">
            <text:p>7211.6</text:p>
          </table:table-cell>
          <table:table-cell office:value-type="float" office:value="8744">
            <text:p>8744</text:p>
          </table:table-cell>
          <table:table-cell office:value-type="float" office:value="8727">
            <text:p>8727</text:p>
          </table:table-cell>
          <table:table-cell office:value-type="float" office:value="9138">
            <text:p>9138</text:p>
          </table:table-cell>
          <table:table-cell office:value-type="float" office:value="7031">
            <text:p>7031</text:p>
          </table:table-cell>
          <table:table-cell office:value-type="float" office:value="6922">
            <text:p>6922</text:p>
          </table:table-cell>
          <table:table-cell office:value-type="float" office:value="6937">
            <text:p>6937</text:p>
          </table:table-cell>
          <table:table-cell office:value-type="float" office:value="9071">
            <text:p>9071</text:p>
          </table:table-cell>
          <table:table-cell office:value-type="float" office:value="7128">
            <text:p>7128</text:p>
          </table:table-cell>
          <table:table-cell office:value-type="float" office:value="9093">
            <text:p>9093</text:p>
          </table:table-cell>
          <table:table-cell office:value-type="float" office:value="8601">
            <text:p>8601</text:p>
          </table:table-cell>
          <table:table-cell office:value-type="float" office:value="8139.2">
            <text:p>8139.2</text:p>
          </table:table-cell>
          <table:table-cell office:value-type="float" office:value="181031">
            <text:p>181031</text:p>
          </table:table-cell>
          <table:table-cell office:value-type="float" office:value="185034">
            <text:p>185034</text:p>
          </table:table-cell>
          <table:table-cell office:value-type="float" office:value="176951">
            <text:p>176951</text:p>
          </table:table-cell>
          <table:table-cell office:value-type="float" office:value="185485">
            <text:p>185485</text:p>
          </table:table-cell>
          <table:table-cell office:value-type="float" office:value="185823">
            <text:p>185823</text:p>
          </table:table-cell>
          <table:table-cell office:value-type="float" office:value="181791">
            <text:p>181791</text:p>
          </table:table-cell>
          <table:table-cell office:value-type="float" office:value="177618">
            <text:p>177618</text:p>
          </table:table-cell>
          <table:table-cell office:value-type="float" office:value="184743">
            <text:p>184743</text:p>
          </table:table-cell>
          <table:table-cell office:value-type="float" office:value="187347">
            <text:p>187347</text:p>
          </table:table-cell>
          <table:table-cell office:value-type="float" office:value="180253">
            <text:p>180253</text:p>
          </table:table-cell>
          <table:table-cell office:value-type="float" office:value="182607.6">
            <text:p>182607.6</text:p>
          </table:table-cell>
          <table:table-cell office:value-type="float" office:value="168488">
            <text:p>168488</text:p>
          </table:table-cell>
          <table:table-cell office:value-type="float" office:value="160202">
            <text:p>160202</text:p>
          </table:table-cell>
          <table:table-cell office:value-type="float" office:value="158090">
            <text:p>158090</text:p>
          </table:table-cell>
          <table:table-cell office:value-type="float" office:value="168731">
            <text:p>168731</text:p>
          </table:table-cell>
          <table:table-cell office:value-type="float" office:value="159518">
            <text:p>159518</text:p>
          </table:table-cell>
          <table:table-cell office:value-type="float" office:value="157199">
            <text:p>157199</text:p>
          </table:table-cell>
          <table:table-cell office:value-type="float" office:value="159493">
            <text:p>159493</text:p>
          </table:table-cell>
          <table:table-cell office:value-type="float" office:value="161592">
            <text:p>161592</text:p>
          </table:table-cell>
          <table:table-cell office:value-type="float" office:value="165111">
            <text:p>165111</text:p>
          </table:table-cell>
          <table:table-cell office:value-type="float" office:value="160481">
            <text:p>160481</text:p>
          </table:table-cell>
          <table:table-cell office:value-type="float" office:value="161890.5">
            <text:p>161890.5</text:p>
          </table:table-cell>
          <table:table-cell office:value-type="float" office:value="5535">
            <text:p>5535</text:p>
          </table:table-cell>
          <table:table-cell office:value-type="float" office:value="5503">
            <text:p>5503</text:p>
          </table:table-cell>
          <table:table-cell office:value-type="float" office:value="5833">
            <text:p>5833</text:p>
          </table:table-cell>
          <table:table-cell office:value-type="float" office:value="5797">
            <text:p>5797</text:p>
          </table:table-cell>
          <table:table-cell office:value-type="float" office:value="5522">
            <text:p>5522</text:p>
          </table:table-cell>
          <table:table-cell office:value-type="float" office:value="5552">
            <text:p>5552</text:p>
          </table:table-cell>
          <table:table-cell office:value-type="float" office:value="7044">
            <text:p>7044</text:p>
          </table:table-cell>
          <table:table-cell office:value-type="float" office:value="5509">
            <text:p>5509</text:p>
          </table:table-cell>
          <table:table-cell office:value-type="float" office:value="5451">
            <text:p>5451</text:p>
          </table:table-cell>
          <table:table-cell office:value-type="float" office:value="5442">
            <text:p>5442</text:p>
          </table:table-cell>
          <table:table-cell office:value-type="float" office:value="5718.8">
            <text:p>5718.8</text:p>
          </table:table-cell>
          <table:table-cell office:value-type="float" office:value="4332">
            <text:p>4332</text:p>
          </table:table-cell>
          <table:table-cell office:value-type="float" office:value="4351">
            <text:p>4351</text:p>
          </table:table-cell>
          <table:table-cell office:value-type="float" office:value="6259">
            <text:p>6259</text:p>
          </table:table-cell>
          <table:table-cell office:value-type="float" office:value="4298">
            <text:p>4298</text:p>
          </table:table-cell>
          <table:table-cell office:value-type="float" office:value="4266">
            <text:p>4266</text:p>
          </table:table-cell>
          <table:table-cell office:value-type="float" office:value="4331">
            <text:p>4331</text:p>
          </table:table-cell>
          <table:table-cell office:value-type="float" office:value="4672">
            <text:p>4672</text:p>
          </table:table-cell>
          <table:table-cell office:value-type="float" office:value="4297">
            <text:p>4297</text:p>
          </table:table-cell>
          <table:table-cell office:value-type="float" office:value="4358">
            <text:p>4358</text:p>
          </table:table-cell>
          <table:table-cell office:value-type="float" office:value="4331">
            <text:p>4331</text:p>
          </table:table-cell>
          <table:table-cell office:value-type="float" office:value="4549.5">
            <text:p>4549.5</text:p>
          </table:table-cell>
          <table:table-cell office:value-type="float" office:value="5360">
            <text:p>5360</text:p>
          </table:table-cell>
          <table:table-cell office:value-type="float" office:value="5395">
            <text:p>5395</text:p>
          </table:table-cell>
          <table:table-cell office:value-type="float" office:value="6346">
            <text:p>6346</text:p>
          </table:table-cell>
          <table:table-cell office:value-type="float" office:value="5353">
            <text:p>5353</text:p>
          </table:table-cell>
          <table:table-cell office:value-type="float" office:value="7791">
            <text:p>7791</text:p>
          </table:table-cell>
          <table:table-cell office:value-type="float" office:value="5378">
            <text:p>5378</text:p>
          </table:table-cell>
          <table:table-cell office:value-type="float" office:value="5387">
            <text:p>5387</text:p>
          </table:table-cell>
          <table:table-cell office:value-type="float" office:value="8604">
            <text:p>8604</text:p>
          </table:table-cell>
          <table:table-cell office:value-type="float" office:value="5364">
            <text:p>5364</text:p>
          </table:table-cell>
          <table:table-cell office:value-type="float" office:value="5413">
            <text:p>5413</text:p>
          </table:table-cell>
          <table:table-cell office:value-type="float" office:value="6039.1">
            <text:p>6039.1</text:p>
          </table:table-cell>
          <table:table-cell office:value-type="float" office:value="6115">
            <text:p>6115</text:p>
          </table:table-cell>
          <table:table-cell office:value-type="float" office:value="9141">
            <text:p>9141</text:p>
          </table:table-cell>
          <table:table-cell office:value-type="float" office:value="6181">
            <text:p>6181</text:p>
          </table:table-cell>
          <table:table-cell office:value-type="float" office:value="6019">
            <text:p>6019</text:p>
          </table:table-cell>
          <table:table-cell office:value-type="float" office:value="6188">
            <text:p>6188</text:p>
          </table:table-cell>
          <table:table-cell office:value-type="float" office:value="6041">
            <text:p>6041</text:p>
          </table:table-cell>
          <table:table-cell office:value-type="float" office:value="6023">
            <text:p>6023</text:p>
          </table:table-cell>
          <table:table-cell office:value-type="float" office:value="8595">
            <text:p>8595</text:p>
          </table:table-cell>
          <table:table-cell office:value-type="float" office:value="8295">
            <text:p>8295</text:p>
          </table:table-cell>
          <table:table-cell office:value-type="float" office:value="6066">
            <text:p>6066</text:p>
          </table:table-cell>
          <table:table-cell office:value-type="float" office:value="6866.4">
            <text:p>6866.4</text:p>
          </table:table-cell>
          <table:table-cell office:value-type="float" office:value="7278">
            <text:p>7278</text:p>
          </table:table-cell>
          <table:table-cell office:value-type="float" office:value="8024">
            <text:p>8024</text:p>
          </table:table-cell>
          <table:table-cell office:value-type="float" office:value="7923">
            <text:p>7923</text:p>
          </table:table-cell>
          <table:table-cell office:value-type="float" office:value="5624">
            <text:p>5624</text:p>
          </table:table-cell>
          <table:table-cell office:value-type="float" office:value="5642">
            <text:p>5642</text:p>
          </table:table-cell>
          <table:table-cell office:value-type="float" office:value="7645">
            <text:p>7645</text:p>
          </table:table-cell>
          <table:table-cell office:value-type="float" office:value="5624">
            <text:p>5624</text:p>
          </table:table-cell>
          <table:table-cell office:value-type="float" office:value="6670">
            <text:p>6670</text:p>
          </table:table-cell>
          <table:table-cell office:value-type="float" office:value="5902">
            <text:p>5902</text:p>
          </table:table-cell>
          <table:table-cell office:value-type="float" office:value="5646">
            <text:p>5646</text:p>
          </table:table-cell>
          <table:table-cell office:value-type="float" office:value="6597.8">
            <text:p>6597.8</text:p>
          </table:table-cell>
          <table:table-cell office:value-type="float" office:value="5491">
            <text:p>5491</text:p>
          </table:table-cell>
          <table:table-cell office:value-type="float" office:value="6822">
            <text:p>6822</text:p>
          </table:table-cell>
          <table:table-cell office:value-type="float" office:value="6644">
            <text:p>6644</text:p>
          </table:table-cell>
          <table:table-cell office:value-type="float" office:value="7174">
            <text:p>7174</text:p>
          </table:table-cell>
          <table:table-cell office:value-type="float" office:value="5513">
            <text:p>5513</text:p>
          </table:table-cell>
          <table:table-cell office:value-type="float" office:value="5501">
            <text:p>5501</text:p>
          </table:table-cell>
          <table:table-cell office:value-type="float" office:value="5477">
            <text:p>5477</text:p>
          </table:table-cell>
          <table:table-cell office:value-type="float" office:value="5634">
            <text:p>5634</text:p>
          </table:table-cell>
          <table:table-cell office:value-type="float" office:value="7619">
            <text:p>7619</text:p>
          </table:table-cell>
          <table:table-cell office:value-type="float" office:value="8390">
            <text:p>8390</text:p>
          </table:table-cell>
          <table:table-cell office:value-type="float" office:value="6426.5">
            <text:p>6426.5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7423">
            <text:p>7423</text:p>
          </table:table-cell>
          <table:table-cell office:value-type="float" office:value="7413">
            <text:p>7413</text:p>
          </table:table-cell>
          <table:table-cell office:value-type="float" office:value="8341">
            <text:p>8341</text:p>
          </table:table-cell>
          <table:table-cell office:value-type="float" office:value="7446">
            <text:p>7446</text:p>
          </table:table-cell>
          <table:table-cell office:value-type="float" office:value="7804">
            <text:p>7804</text:p>
          </table:table-cell>
          <table:table-cell office:value-type="float" office:value="8905">
            <text:p>8905</text:p>
          </table:table-cell>
          <table:table-cell office:value-type="float" office:value="8547">
            <text:p>8547</text:p>
          </table:table-cell>
          <table:table-cell office:value-type="float" office:value="7482">
            <text:p>7482</text:p>
          </table:table-cell>
          <table:table-cell office:value-type="float" office:value="7666">
            <text:p>7666</text:p>
          </table:table-cell>
          <table:table-cell office:value-type="float" office:value="7491">
            <text:p>7491</text:p>
          </table:table-cell>
          <table:table-cell office:value-type="float" office:value="7851.8">
            <text:p>7851.8</text:p>
          </table:table-cell>
          <table:table-cell office:value-type="float" office:value="6709">
            <text:p>6709</text:p>
          </table:table-cell>
          <table:table-cell office:value-type="float" office:value="7136">
            <text:p>7136</text:p>
          </table:table-cell>
          <table:table-cell office:value-type="float" office:value="6707">
            <text:p>6707</text:p>
          </table:table-cell>
          <table:table-cell office:value-type="float" office:value="8834">
            <text:p>8834</text:p>
          </table:table-cell>
          <table:table-cell office:value-type="float" office:value="6785">
            <text:p>6785</text:p>
          </table:table-cell>
          <table:table-cell office:value-type="float" office:value="8236">
            <text:p>8236</text:p>
          </table:table-cell>
          <table:table-cell office:value-type="float" office:value="6702">
            <text:p>6702</text:p>
          </table:table-cell>
          <table:table-cell office:value-type="float" office:value="6857">
            <text:p>6857</text:p>
          </table:table-cell>
          <table:table-cell office:value-type="float" office:value="8924">
            <text:p>8924</text:p>
          </table:table-cell>
          <table:table-cell office:value-type="float" office:value="8934">
            <text:p>8934</text:p>
          </table:table-cell>
          <table:table-cell office:value-type="float" office:value="7582.4">
            <text:p>7582.4</text:p>
          </table:table-cell>
          <table:table-cell office:value-type="float" office:value="6627">
            <text:p>6627</text:p>
          </table:table-cell>
          <table:table-cell office:value-type="float" office:value="8615">
            <text:p>8615</text:p>
          </table:table-cell>
          <table:table-cell office:value-type="float" office:value="6594">
            <text:p>6594</text:p>
          </table:table-cell>
          <table:table-cell office:value-type="float" office:value="6688">
            <text:p>6688</text:p>
          </table:table-cell>
          <table:table-cell office:value-type="float" office:value="8585">
            <text:p>8585</text:p>
          </table:table-cell>
          <table:table-cell office:value-type="float" office:value="6831">
            <text:p>6831</text:p>
          </table:table-cell>
          <table:table-cell office:value-type="float" office:value="6553">
            <text:p>6553</text:p>
          </table:table-cell>
          <table:table-cell office:value-type="float" office:value="8423">
            <text:p>8423</text:p>
          </table:table-cell>
          <table:table-cell office:value-type="float" office:value="6569">
            <text:p>6569</text:p>
          </table:table-cell>
          <table:table-cell office:value-type="float" office:value="8645">
            <text:p>8645</text:p>
          </table:table-cell>
          <table:table-cell office:value-type="float" office:value="7413">
            <text:p>7413</text:p>
          </table:table-cell>
          <table:table-cell office:value-type="float" office:value="7062">
            <text:p>7062</text:p>
          </table:table-cell>
          <table:table-cell office:value-type="float" office:value="7137">
            <text:p>7137</text:p>
          </table:table-cell>
          <table:table-cell office:value-type="float" office:value="8794">
            <text:p>8794</text:p>
          </table:table-cell>
          <table:table-cell office:value-type="float" office:value="7115">
            <text:p>7115</text:p>
          </table:table-cell>
          <table:table-cell table:number-columns-repeated="2" office:value-type="float" office:value="7087">
            <text:p>7087</text:p>
          </table:table-cell>
          <table:table-cell office:value-type="float" office:value="7021">
            <text:p>7021</text:p>
          </table:table-cell>
          <table:table-cell office:value-type="float" office:value="7106">
            <text:p>7106</text:p>
          </table:table-cell>
          <table:table-cell office:value-type="float" office:value="7050">
            <text:p>7050</text:p>
          </table:table-cell>
          <table:table-cell office:value-type="float" office:value="8287">
            <text:p>8287</text:p>
          </table:table-cell>
          <table:table-cell office:value-type="float" office:value="7374.6">
            <text:p>7374.6</text:p>
          </table:table-cell>
          <table:table-cell office:value-type="float" office:value="205468">
            <text:p>205468</text:p>
          </table:table-cell>
          <table:table-cell office:value-type="float" office:value="189749">
            <text:p>189749</text:p>
          </table:table-cell>
          <table:table-cell office:value-type="float" office:value="189499">
            <text:p>189499</text:p>
          </table:table-cell>
          <table:table-cell office:value-type="float" office:value="188565">
            <text:p>188565</text:p>
          </table:table-cell>
          <table:table-cell office:value-type="float" office:value="190373">
            <text:p>190373</text:p>
          </table:table-cell>
          <table:table-cell office:value-type="float" office:value="197537">
            <text:p>197537</text:p>
          </table:table-cell>
          <table:table-cell office:value-type="float" office:value="191004">
            <text:p>191004</text:p>
          </table:table-cell>
          <table:table-cell office:value-type="float" office:value="195168">
            <text:p>195168</text:p>
          </table:table-cell>
          <table:table-cell office:value-type="float" office:value="189822">
            <text:p>189822</text:p>
          </table:table-cell>
          <table:table-cell office:value-type="float" office:value="186102">
            <text:p>186102</text:p>
          </table:table-cell>
          <table:table-cell office:value-type="float" office:value="192328.7">
            <text:p>192328.7</text:p>
          </table:table-cell>
          <table:table-cell office:value-type="float" office:value="164293">
            <text:p>164293</text:p>
          </table:table-cell>
          <table:table-cell office:value-type="float" office:value="165850">
            <text:p>165850</text:p>
          </table:table-cell>
          <table:table-cell office:value-type="float" office:value="166998">
            <text:p>166998</text:p>
          </table:table-cell>
          <table:table-cell office:value-type="float" office:value="164862">
            <text:p>164862</text:p>
          </table:table-cell>
          <table:table-cell office:value-type="float" office:value="167106">
            <text:p>167106</text:p>
          </table:table-cell>
          <table:table-cell office:value-type="float" office:value="170191">
            <text:p>170191</text:p>
          </table:table-cell>
          <table:table-cell office:value-type="float" office:value="162035">
            <text:p>162035</text:p>
          </table:table-cell>
          <table:table-cell office:value-type="float" office:value="162561">
            <text:p>162561</text:p>
          </table:table-cell>
          <table:table-cell office:value-type="float" office:value="163454">
            <text:p>163454</text:p>
          </table:table-cell>
          <table:table-cell office:value-type="float" office:value="169238">
            <text:p>169238</text:p>
          </table:table-cell>
          <table:table-cell office:value-type="float" office:value="165658.8">
            <text:p>165658.8</text:p>
          </table:table-cell>
          <table:table-cell office:value-type="float" office:value="5590">
            <text:p>5590</text:p>
          </table:table-cell>
          <table:table-cell office:value-type="float" office:value="5579">
            <text:p>5579</text:p>
          </table:table-cell>
          <table:table-cell office:value-type="float" office:value="5611">
            <text:p>5611</text:p>
          </table:table-cell>
          <table:table-cell office:value-type="float" office:value="5639">
            <text:p>5639</text:p>
          </table:table-cell>
          <table:table-cell office:value-type="float" office:value="5613">
            <text:p>5613</text:p>
          </table:table-cell>
          <table:table-cell office:value-type="float" office:value="5564">
            <text:p>5564</text:p>
          </table:table-cell>
          <table:table-cell office:value-type="float" office:value="5615">
            <text:p>5615</text:p>
          </table:table-cell>
          <table:table-cell office:value-type="float" office:value="5587">
            <text:p>5587</text:p>
          </table:table-cell>
          <table:table-cell office:value-type="float" office:value="5553">
            <text:p>5553</text:p>
          </table:table-cell>
          <table:table-cell office:value-type="float" office:value="5603">
            <text:p>5603</text:p>
          </table:table-cell>
          <table:table-cell office:value-type="float" office:value="5595.4">
            <text:p>5595.4</text:p>
          </table:table-cell>
          <table:table-cell office:value-type="float" office:value="6442">
            <text:p>6442</text:p>
          </table:table-cell>
          <table:table-cell office:value-type="float" office:value="4395">
            <text:p>4395</text:p>
          </table:table-cell>
          <table:table-cell office:value-type="float" office:value="4399">
            <text:p>4399</text:p>
          </table:table-cell>
          <table:table-cell office:value-type="float" office:value="4452">
            <text:p>4452</text:p>
          </table:table-cell>
          <table:table-cell office:value-type="float" office:value="4410">
            <text:p>4410</text:p>
          </table:table-cell>
          <table:table-cell office:value-type="float" office:value="4381">
            <text:p>4381</text:p>
          </table:table-cell>
          <table:table-cell office:value-type="float" office:value="4390">
            <text:p>4390</text:p>
          </table:table-cell>
          <table:table-cell office:value-type="float" office:value="6432">
            <text:p>6432</text:p>
          </table:table-cell>
          <table:table-cell office:value-type="float" office:value="6718">
            <text:p>6718</text:p>
          </table:table-cell>
          <table:table-cell office:value-type="float" office:value="4339">
            <text:p>4339</text:p>
          </table:table-cell>
          <table:table-cell office:value-type="float" office:value="5035.8">
            <text:p>5035.8</text:p>
          </table:table-cell>
          <table:table-cell office:value-type="float" office:value="5837">
            <text:p>5837</text:p>
          </table:table-cell>
          <table:table-cell office:value-type="float" office:value="5476">
            <text:p>5476</text:p>
          </table:table-cell>
          <table:table-cell office:value-type="float" office:value="7779">
            <text:p>7779</text:p>
          </table:table-cell>
          <table:table-cell office:value-type="float" office:value="5476">
            <text:p>5476</text:p>
          </table:table-cell>
          <table:table-cell office:value-type="float" office:value="5477">
            <text:p>5477</text:p>
          </table:table-cell>
          <table:table-cell office:value-type="float" office:value="5459">
            <text:p>5459</text:p>
          </table:table-cell>
          <table:table-cell office:value-type="float" office:value="8981">
            <text:p>8981</text:p>
          </table:table-cell>
          <table:table-cell office:value-type="float" office:value="7195">
            <text:p>7195</text:p>
          </table:table-cell>
          <table:table-cell office:value-type="float" office:value="7258">
            <text:p>7258</text:p>
          </table:table-cell>
          <table:table-cell office:value-type="float" office:value="6993">
            <text:p>6993</text:p>
          </table:table-cell>
          <table:table-cell office:value-type="float" office:value="6593.1">
            <text:p>6593.1</text:p>
          </table:table-cell>
          <table:table-cell office:value-type="float" office:value="6149">
            <text:p>6149</text:p>
          </table:table-cell>
          <table:table-cell office:value-type="float" office:value="6673">
            <text:p>6673</text:p>
          </table:table-cell>
          <table:table-cell office:value-type="float" office:value="7334">
            <text:p>7334</text:p>
          </table:table-cell>
          <table:table-cell office:value-type="float" office:value="7979">
            <text:p>7979</text:p>
          </table:table-cell>
          <table:table-cell office:value-type="float" office:value="6417">
            <text:p>6417</text:p>
          </table:table-cell>
          <table:table-cell office:value-type="float" office:value="6143">
            <text:p>6143</text:p>
          </table:table-cell>
          <table:table-cell office:value-type="float" office:value="8735">
            <text:p>8735</text:p>
          </table:table-cell>
          <table:table-cell office:value-type="float" office:value="6641">
            <text:p>6641</text:p>
          </table:table-cell>
          <table:table-cell office:value-type="float" office:value="8226">
            <text:p>8226</text:p>
          </table:table-cell>
          <table:table-cell office:value-type="float" office:value="6094">
            <text:p>6094</text:p>
          </table:table-cell>
          <table:table-cell office:value-type="float" office:value="7039.1">
            <text:p>7039.1</text:p>
          </table:table-cell>
          <table:table-cell office:value-type="float" office:value="5715">
            <text:p>5715</text:p>
          </table:table-cell>
          <table:table-cell office:value-type="float" office:value="8806">
            <text:p>8806</text:p>
          </table:table-cell>
          <table:table-cell office:value-type="float" office:value="5984">
            <text:p>5984</text:p>
          </table:table-cell>
          <table:table-cell office:value-type="float" office:value="7662">
            <text:p>7662</text:p>
          </table:table-cell>
          <table:table-cell office:value-type="float" office:value="7225">
            <text:p>7225</text:p>
          </table:table-cell>
          <table:table-cell office:value-type="float" office:value="5709">
            <text:p>5709</text:p>
          </table:table-cell>
          <table:table-cell office:value-type="float" office:value="6694">
            <text:p>6694</text:p>
          </table:table-cell>
          <table:table-cell office:value-type="float" office:value="5688">
            <text:p>5688</text:p>
          </table:table-cell>
          <table:table-cell office:value-type="float" office:value="6203">
            <text:p>6203</text:p>
          </table:table-cell>
          <table:table-cell office:value-type="float" office:value="5669">
            <text:p>5669</text:p>
          </table:table-cell>
          <table:table-cell office:value-type="float" office:value="6535.5">
            <text:p>6535.5</text:p>
          </table:table-cell>
          <table:table-cell office:value-type="float" office:value="5585">
            <text:p>5585</text:p>
          </table:table-cell>
          <table:table-cell office:value-type="float" office:value="8011">
            <text:p>8011</text:p>
          </table:table-cell>
          <table:table-cell office:value-type="float" office:value="5554">
            <text:p>5554</text:p>
          </table:table-cell>
          <table:table-cell office:value-type="float" office:value="6706">
            <text:p>6706</text:p>
          </table:table-cell>
          <table:table-cell office:value-type="float" office:value="7835">
            <text:p>7835</text:p>
          </table:table-cell>
          <table:table-cell office:value-type="float" office:value="8327">
            <text:p>8327</text:p>
          </table:table-cell>
          <table:table-cell office:value-type="float" office:value="5659">
            <text:p>5659</text:p>
          </table:table-cell>
          <table:table-cell office:value-type="float" office:value="5554">
            <text:p>5554</text:p>
          </table:table-cell>
          <table:table-cell office:value-type="float" office:value="5542">
            <text:p>5542</text:p>
          </table:table-cell>
          <table:table-cell office:value-type="float" office:value="5556">
            <text:p>5556</text:p>
          </table:table-cell>
          <table:table-cell office:value-type="float" office:value="6432.9">
            <text:p>6432.9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993">
            <text:p>6993</text:p>
          </table:table-cell>
          <table:table-cell office:value-type="float" office:value="8942">
            <text:p>8942</text:p>
          </table:table-cell>
          <table:table-cell office:value-type="float" office:value="8636">
            <text:p>8636</text:p>
          </table:table-cell>
          <table:table-cell office:value-type="float" office:value="9121">
            <text:p>9121</text:p>
          </table:table-cell>
          <table:table-cell office:value-type="float" office:value="6976">
            <text:p>6976</text:p>
          </table:table-cell>
          <table:table-cell office:value-type="float" office:value="8731">
            <text:p>8731</text:p>
          </table:table-cell>
          <table:table-cell office:value-type="float" office:value="6909">
            <text:p>6909</text:p>
          </table:table-cell>
          <table:table-cell office:value-type="float" office:value="10603">
            <text:p>10603</text:p>
          </table:table-cell>
          <table:table-cell office:value-type="float" office:value="6932">
            <text:p>6932</text:p>
          </table:table-cell>
          <table:table-cell office:value-type="float" office:value="6921">
            <text:p>6921</text:p>
          </table:table-cell>
          <table:table-cell office:value-type="float" office:value="8076.4">
            <text:p>8076.4</text:p>
          </table:table-cell>
          <table:table-cell office:value-type="float" office:value="9148">
            <text:p>9148</text:p>
          </table:table-cell>
          <table:table-cell office:value-type="float" office:value="7217">
            <text:p>7217</text:p>
          </table:table-cell>
          <table:table-cell office:value-type="float" office:value="7121">
            <text:p>7121</text:p>
          </table:table-cell>
          <table:table-cell office:value-type="float" office:value="6817">
            <text:p>6817</text:p>
          </table:table-cell>
          <table:table-cell office:value-type="float" office:value="8863">
            <text:p>8863</text:p>
          </table:table-cell>
          <table:table-cell office:value-type="float" office:value="7608">
            <text:p>7608</text:p>
          </table:table-cell>
          <table:table-cell office:value-type="float" office:value="8766">
            <text:p>8766</text:p>
          </table:table-cell>
          <table:table-cell office:value-type="float" office:value="6973">
            <text:p>6973</text:p>
          </table:table-cell>
          <table:table-cell office:value-type="float" office:value="6868">
            <text:p>6868</text:p>
          </table:table-cell>
          <table:table-cell office:value-type="float" office:value="6889">
            <text:p>6889</text:p>
          </table:table-cell>
          <table:table-cell office:value-type="float" office:value="7627">
            <text:p>7627</text:p>
          </table:table-cell>
          <table:table-cell office:value-type="float" office:value="6655">
            <text:p>6655</text:p>
          </table:table-cell>
          <table:table-cell office:value-type="float" office:value="6814">
            <text:p>6814</text:p>
          </table:table-cell>
          <table:table-cell office:value-type="float" office:value="8030">
            <text:p>8030</text:p>
          </table:table-cell>
          <table:table-cell office:value-type="float" office:value="6751">
            <text:p>6751</text:p>
          </table:table-cell>
          <table:table-cell office:value-type="float" office:value="8740">
            <text:p>8740</text:p>
          </table:table-cell>
          <table:table-cell office:value-type="float" office:value="8823">
            <text:p>8823</text:p>
          </table:table-cell>
          <table:table-cell office:value-type="float" office:value="6617">
            <text:p>6617</text:p>
          </table:table-cell>
          <table:table-cell office:value-type="float" office:value="6660">
            <text:p>6660</text:p>
          </table:table-cell>
          <table:table-cell office:value-type="float" office:value="10824">
            <text:p>10824</text:p>
          </table:table-cell>
          <table:table-cell office:value-type="float" office:value="6751">
            <text:p>6751</text:p>
          </table:table-cell>
          <table:table-cell office:value-type="float" office:value="7666.5">
            <text:p>7666.5</text:p>
          </table:table-cell>
          <table:table-cell office:value-type="float" office:value="7189">
            <text:p>7189</text:p>
          </table:table-cell>
          <table:table-cell office:value-type="float" office:value="9414">
            <text:p>9414</text:p>
          </table:table-cell>
          <table:table-cell office:value-type="float" office:value="7265">
            <text:p>7265</text:p>
          </table:table-cell>
          <table:table-cell office:value-type="float" office:value="7254">
            <text:p>7254</text:p>
          </table:table-cell>
          <table:table-cell office:value-type="float" office:value="8377">
            <text:p>8377</text:p>
          </table:table-cell>
          <table:table-cell office:value-type="float" office:value="7514">
            <text:p>7514</text:p>
          </table:table-cell>
          <table:table-cell office:value-type="float" office:value="7174">
            <text:p>7174</text:p>
          </table:table-cell>
          <table:table-cell office:value-type="float" office:value="7176">
            <text:p>7176</text:p>
          </table:table-cell>
          <table:table-cell office:value-type="float" office:value="9724">
            <text:p>9724</text:p>
          </table:table-cell>
          <table:table-cell office:value-type="float" office:value="8466">
            <text:p>8466</text:p>
          </table:table-cell>
          <table:table-cell office:value-type="float" office:value="7955.3">
            <text:p>7955.3</text:p>
          </table:table-cell>
          <table:table-cell office:value-type="float" office:value="194382">
            <text:p>194382</text:p>
          </table:table-cell>
          <table:table-cell office:value-type="float" office:value="192361">
            <text:p>192361</text:p>
          </table:table-cell>
          <table:table-cell office:value-type="float" office:value="200356">
            <text:p>200356</text:p>
          </table:table-cell>
          <table:table-cell office:value-type="float" office:value="198589">
            <text:p>198589</text:p>
          </table:table-cell>
          <table:table-cell office:value-type="float" office:value="189547">
            <text:p>189547</text:p>
          </table:table-cell>
          <table:table-cell office:value-type="float" office:value="194540">
            <text:p>194540</text:p>
          </table:table-cell>
          <table:table-cell office:value-type="float" office:value="191782">
            <text:p>191782</text:p>
          </table:table-cell>
          <table:table-cell office:value-type="float" office:value="196819">
            <text:p>196819</text:p>
          </table:table-cell>
          <table:table-cell office:value-type="float" office:value="191456">
            <text:p>191456</text:p>
          </table:table-cell>
          <table:table-cell office:value-type="float" office:value="193688">
            <text:p>193688</text:p>
          </table:table-cell>
          <table:table-cell office:value-type="float" office:value="194352">
            <text:p>194352</text:p>
          </table:table-cell>
          <table:table-cell office:value-type="float" office:value="178328">
            <text:p>178328</text:p>
          </table:table-cell>
          <table:table-cell office:value-type="float" office:value="166392">
            <text:p>166392</text:p>
          </table:table-cell>
          <table:table-cell office:value-type="float" office:value="170380">
            <text:p>170380</text:p>
          </table:table-cell>
          <table:table-cell office:value-type="float" office:value="167878">
            <text:p>167878</text:p>
          </table:table-cell>
          <table:table-cell office:value-type="float" office:value="164036">
            <text:p>164036</text:p>
          </table:table-cell>
          <table:table-cell office:value-type="float" office:value="166579">
            <text:p>166579</text:p>
          </table:table-cell>
          <table:table-cell office:value-type="float" office:value="171716">
            <text:p>171716</text:p>
          </table:table-cell>
          <table:table-cell office:value-type="float" office:value="166559">
            <text:p>166559</text:p>
          </table:table-cell>
          <table:table-cell office:value-type="float" office:value="172826">
            <text:p>172826</text:p>
          </table:table-cell>
          <table:table-cell office:value-type="float" office:value="170326">
            <text:p>170326</text:p>
          </table:table-cell>
          <table:table-cell office:value-type="float" office:value="169502">
            <text:p>169502</text:p>
          </table:table-cell>
          <table:table-cell office:value-type="float" office:value="8120">
            <text:p>8120</text:p>
          </table:table-cell>
          <table:table-cell office:value-type="float" office:value="8156">
            <text:p>8156</text:p>
          </table:table-cell>
          <table:table-cell office:value-type="float" office:value="5756">
            <text:p>5756</text:p>
          </table:table-cell>
          <table:table-cell office:value-type="float" office:value="5737">
            <text:p>5737</text:p>
          </table:table-cell>
          <table:table-cell office:value-type="float" office:value="5713">
            <text:p>5713</text:p>
          </table:table-cell>
          <table:table-cell office:value-type="float" office:value="7990">
            <text:p>7990</text:p>
          </table:table-cell>
          <table:table-cell office:value-type="float" office:value="6746">
            <text:p>6746</text:p>
          </table:table-cell>
          <table:table-cell office:value-type="float" office:value="5721">
            <text:p>5721</text:p>
          </table:table-cell>
          <table:table-cell office:value-type="float" office:value="5642">
            <text:p>5642</text:p>
          </table:table-cell>
          <table:table-cell office:value-type="float" office:value="5654">
            <text:p>5654</text:p>
          </table:table-cell>
          <table:table-cell office:value-type="float" office:value="6523.5">
            <text:p>6523.5</text:p>
          </table:table-cell>
          <table:table-cell office:value-type="float" office:value="4752">
            <text:p>4752</text:p>
          </table:table-cell>
          <table:table-cell office:value-type="float" office:value="4465">
            <text:p>4465</text:p>
          </table:table-cell>
          <table:table-cell office:value-type="float" office:value="6161">
            <text:p>6161</text:p>
          </table:table-cell>
          <table:table-cell office:value-type="float" office:value="4426">
            <text:p>4426</text:p>
          </table:table-cell>
          <table:table-cell office:value-type="float" office:value="6357">
            <text:p>6357</text:p>
          </table:table-cell>
          <table:table-cell office:value-type="float" office:value="4385">
            <text:p>4385</text:p>
          </table:table-cell>
          <table:table-cell office:value-type="float" office:value="4590">
            <text:p>4590</text:p>
          </table:table-cell>
          <table:table-cell office:value-type="float" office:value="4499">
            <text:p>4499</text:p>
          </table:table-cell>
          <table:table-cell office:value-type="float" office:value="4426">
            <text:p>4426</text:p>
          </table:table-cell>
          <table:table-cell office:value-type="float" office:value="4436">
            <text:p>4436</text:p>
          </table:table-cell>
          <table:table-cell office:value-type="float" office:value="4849.7">
            <text:p>4849.7</text:p>
          </table:table-cell>
          <table:table-cell office:value-type="float" office:value="6220">
            <text:p>6220</text:p>
          </table:table-cell>
          <table:table-cell office:value-type="float" office:value="7688">
            <text:p>7688</text:p>
          </table:table-cell>
          <table:table-cell office:value-type="float" office:value="6863">
            <text:p>6863</text:p>
          </table:table-cell>
          <table:table-cell office:value-type="float" office:value="9371">
            <text:p>9371</text:p>
          </table:table-cell>
          <table:table-cell office:value-type="float" office:value="6482">
            <text:p>6482</text:p>
          </table:table-cell>
          <table:table-cell office:value-type="float" office:value="7740">
            <text:p>7740</text:p>
          </table:table-cell>
          <table:table-cell office:value-type="float" office:value="7160">
            <text:p>7160</text:p>
          </table:table-cell>
          <table:table-cell office:value-type="float" office:value="7806">
            <text:p>7806</text:p>
          </table:table-cell>
          <table:table-cell office:value-type="float" office:value="5710">
            <text:p>5710</text:p>
          </table:table-cell>
          <table:table-cell office:value-type="float" office:value="5531">
            <text:p>5531</text:p>
          </table:table-cell>
          <table:table-cell office:value-type="float" office:value="7057.1">
            <text:p>7057.1</text:p>
          </table:table-cell>
          <table:table-cell office:value-type="float" office:value="6633">
            <text:p>6633</text:p>
          </table:table-cell>
          <table:table-cell office:value-type="float" office:value="7737">
            <text:p>7737</text:p>
          </table:table-cell>
          <table:table-cell office:value-type="float" office:value="6561">
            <text:p>6561</text:p>
          </table:table-cell>
          <table:table-cell office:value-type="float" office:value="7129">
            <text:p>7129</text:p>
          </table:table-cell>
          <table:table-cell office:value-type="float" office:value="8212">
            <text:p>8212</text:p>
          </table:table-cell>
          <table:table-cell office:value-type="float" office:value="7271">
            <text:p>7271</text:p>
          </table:table-cell>
          <table:table-cell office:value-type="float" office:value="6250">
            <text:p>6250</text:p>
          </table:table-cell>
          <table:table-cell office:value-type="float" office:value="6259">
            <text:p>6259</text:p>
          </table:table-cell>
          <table:table-cell office:value-type="float" office:value="6197">
            <text:p>6197</text:p>
          </table:table-cell>
          <table:table-cell office:value-type="float" office:value="6216">
            <text:p>6216</text:p>
          </table:table-cell>
          <table:table-cell office:value-type="float" office:value="6846.5">
            <text:p>6846.5</text:p>
          </table:table-cell>
          <table:table-cell office:value-type="float" office:value="8025">
            <text:p>8025</text:p>
          </table:table-cell>
          <table:table-cell office:value-type="float" office:value="6118">
            <text:p>6118</text:p>
          </table:table-cell>
          <table:table-cell office:value-type="float" office:value="5841">
            <text:p>5841</text:p>
          </table:table-cell>
          <table:table-cell office:value-type="float" office:value="5812">
            <text:p>5812</text:p>
          </table:table-cell>
          <table:table-cell office:value-type="float" office:value="6188">
            <text:p>6188</text:p>
          </table:table-cell>
          <table:table-cell office:value-type="float" office:value="5861">
            <text:p>5861</text:p>
          </table:table-cell>
          <table:table-cell office:value-type="float" office:value="5774">
            <text:p>5774</text:p>
          </table:table-cell>
          <table:table-cell office:value-type="float" office:value="5812">
            <text:p>5812</text:p>
          </table:table-cell>
          <table:table-cell office:value-type="float" office:value="7980">
            <text:p>7980</text:p>
          </table:table-cell>
          <table:table-cell office:value-type="float" office:value="5826">
            <text:p>5826</text:p>
          </table:table-cell>
          <table:table-cell office:value-type="float" office:value="6323.7">
            <text:p>6323.7</text:p>
          </table:table-cell>
          <table:table-cell office:value-type="float" office:value="6717">
            <text:p>6717</text:p>
          </table:table-cell>
          <table:table-cell office:value-type="float" office:value="5687">
            <text:p>5687</text:p>
          </table:table-cell>
          <table:table-cell office:value-type="float" office:value="5674">
            <text:p>5674</text:p>
          </table:table-cell>
          <table:table-cell office:value-type="float" office:value="5658">
            <text:p>5658</text:p>
          </table:table-cell>
          <table:table-cell office:value-type="float" office:value="5651">
            <text:p>5651</text:p>
          </table:table-cell>
          <table:table-cell office:value-type="float" office:value="5710">
            <text:p>5710</text:p>
          </table:table-cell>
          <table:table-cell office:value-type="float" office:value="6666">
            <text:p>6666</text:p>
          </table:table-cell>
          <table:table-cell office:value-type="float" office:value="5695">
            <text:p>5695</text:p>
          </table:table-cell>
          <table:table-cell office:value-type="float" office:value="5649">
            <text:p>5649</text:p>
          </table:table-cell>
          <table:table-cell office:value-type="float" office:value="8725">
            <text:p>8725</text:p>
          </table:table-cell>
          <table:table-cell office:value-type="float" office:value="6183.2">
            <text:p>6183.2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9707">
            <text:p>9707</text:p>
          </table:table-cell>
          <table:table-cell office:value-type="float" office:value="7005">
            <text:p>7005</text:p>
          </table:table-cell>
          <table:table-cell office:value-type="float" office:value="8980">
            <text:p>8980</text:p>
          </table:table-cell>
          <table:table-cell office:value-type="float" office:value="7069">
            <text:p>7069</text:p>
          </table:table-cell>
          <table:table-cell office:value-type="float" office:value="9076">
            <text:p>9076</text:p>
          </table:table-cell>
          <table:table-cell office:value-type="float" office:value="7021">
            <text:p>7021</text:p>
          </table:table-cell>
          <table:table-cell office:value-type="float" office:value="7053">
            <text:p>7053</text:p>
          </table:table-cell>
          <table:table-cell office:value-type="float" office:value="9450">
            <text:p>9450</text:p>
          </table:table-cell>
          <table:table-cell office:value-type="float" office:value="7153">
            <text:p>7153</text:p>
          </table:table-cell>
          <table:table-cell office:value-type="float" office:value="7043">
            <text:p>7043</text:p>
          </table:table-cell>
          <table:table-cell office:value-type="float" office:value="7955.7">
            <text:p>7955.7</text:p>
          </table:table-cell>
          <table:table-cell office:value-type="float" office:value="9383">
            <text:p>9383</text:p>
          </table:table-cell>
          <table:table-cell office:value-type="float" office:value="8736">
            <text:p>8736</text:p>
          </table:table-cell>
          <table:table-cell office:value-type="float" office:value="6916">
            <text:p>6916</text:p>
          </table:table-cell>
          <table:table-cell office:value-type="float" office:value="9627">
            <text:p>9627</text:p>
          </table:table-cell>
          <table:table-cell office:value-type="float" office:value="6854">
            <text:p>6854</text:p>
          </table:table-cell>
          <table:table-cell office:value-type="float" office:value="8927">
            <text:p>8927</text:p>
          </table:table-cell>
          <table:table-cell office:value-type="float" office:value="10346">
            <text:p>10346</text:p>
          </table:table-cell>
          <table:table-cell office:value-type="float" office:value="9729">
            <text:p>9729</text:p>
          </table:table-cell>
          <table:table-cell office:value-type="float" office:value="7026">
            <text:p>7026</text:p>
          </table:table-cell>
          <table:table-cell office:value-type="float" office:value="7894">
            <text:p>7894</text:p>
          </table:table-cell>
          <table:table-cell office:value-type="float" office:value="8543.8">
            <text:p>8543.8</text:p>
          </table:table-cell>
          <table:table-cell office:value-type="float" office:value="8798">
            <text:p>8798</text:p>
          </table:table-cell>
          <table:table-cell office:value-type="float" office:value="7234">
            <text:p>7234</text:p>
          </table:table-cell>
          <table:table-cell office:value-type="float" office:value="6808">
            <text:p>6808</text:p>
          </table:table-cell>
          <table:table-cell office:value-type="float" office:value="7588">
            <text:p>7588</text:p>
          </table:table-cell>
          <table:table-cell office:value-type="float" office:value="6840">
            <text:p>6840</text:p>
          </table:table-cell>
          <table:table-cell office:value-type="float" office:value="9115">
            <text:p>9115</text:p>
          </table:table-cell>
          <table:table-cell office:value-type="float" office:value="9574">
            <text:p>9574</text:p>
          </table:table-cell>
          <table:table-cell office:value-type="float" office:value="8619">
            <text:p>8619</text:p>
          </table:table-cell>
          <table:table-cell office:value-type="float" office:value="10413">
            <text:p>10413</text:p>
          </table:table-cell>
          <table:table-cell office:value-type="float" office:value="7840">
            <text:p>7840</text:p>
          </table:table-cell>
          <table:table-cell office:value-type="float" office:value="8282.9">
            <text:p>8282.9</text:p>
          </table:table-cell>
          <table:table-cell office:value-type="float" office:value="8731">
            <text:p>8731</text:p>
          </table:table-cell>
          <table:table-cell office:value-type="float" office:value="9732">
            <text:p>9732</text:p>
          </table:table-cell>
          <table:table-cell office:value-type="float" office:value="7244">
            <text:p>7244</text:p>
          </table:table-cell>
          <table:table-cell office:value-type="float" office:value="8579">
            <text:p>8579</text:p>
          </table:table-cell>
          <table:table-cell office:value-type="float" office:value="7336">
            <text:p>7336</text:p>
          </table:table-cell>
          <table:table-cell office:value-type="float" office:value="8509">
            <text:p>8509</text:p>
          </table:table-cell>
          <table:table-cell office:value-type="float" office:value="8164">
            <text:p>8164</text:p>
          </table:table-cell>
          <table:table-cell office:value-type="float" office:value="7564">
            <text:p>7564</text:p>
          </table:table-cell>
          <table:table-cell office:value-type="float" office:value="7964">
            <text:p>7964</text:p>
          </table:table-cell>
          <table:table-cell office:value-type="float" office:value="10007">
            <text:p>10007</text:p>
          </table:table-cell>
          <table:table-cell office:value-type="float" office:value="8383">
            <text:p>8383</text:p>
          </table:table-cell>
          <table:table-cell office:value-type="float" office:value="204899">
            <text:p>204899</text:p>
          </table:table-cell>
          <table:table-cell office:value-type="float" office:value="203549">
            <text:p>203549</text:p>
          </table:table-cell>
          <table:table-cell office:value-type="float" office:value="195954">
            <text:p>195954</text:p>
          </table:table-cell>
          <table:table-cell office:value-type="float" office:value="204790">
            <text:p>204790</text:p>
          </table:table-cell>
          <table:table-cell office:value-type="float" office:value="196541">
            <text:p>196541</text:p>
          </table:table-cell>
          <table:table-cell office:value-type="float" office:value="196118">
            <text:p>196118</text:p>
          </table:table-cell>
          <table:table-cell office:value-type="float" office:value="200625">
            <text:p>200625</text:p>
          </table:table-cell>
          <table:table-cell office:value-type="float" office:value="199171">
            <text:p>199171</text:p>
          </table:table-cell>
          <table:table-cell office:value-type="float" office:value="199704">
            <text:p>199704</text:p>
          </table:table-cell>
          <table:table-cell office:value-type="float" office:value="199303">
            <text:p>199303</text:p>
          </table:table-cell>
          <table:table-cell office:value-type="float" office:value="200065.4">
            <text:p>200065.4</text:p>
          </table:table-cell>
          <table:table-cell office:value-type="float" office:value="172074">
            <text:p>172074</text:p>
          </table:table-cell>
          <table:table-cell office:value-type="float" office:value="176176">
            <text:p>176176</text:p>
          </table:table-cell>
          <table:table-cell office:value-type="float" office:value="172200">
            <text:p>172200</text:p>
          </table:table-cell>
          <table:table-cell office:value-type="float" office:value="174241">
            <text:p>174241</text:p>
          </table:table-cell>
          <table:table-cell office:value-type="float" office:value="176208">
            <text:p>176208</text:p>
          </table:table-cell>
          <table:table-cell office:value-type="float" office:value="175870">
            <text:p>175870</text:p>
          </table:table-cell>
          <table:table-cell office:value-type="float" office:value="175204">
            <text:p>175204</text:p>
          </table:table-cell>
          <table:table-cell office:value-type="float" office:value="175876">
            <text:p>175876</text:p>
          </table:table-cell>
          <table:table-cell office:value-type="float" office:value="173895">
            <text:p>173895</text:p>
          </table:table-cell>
          <table:table-cell office:value-type="float" office:value="172966">
            <text:p>172966</text:p>
          </table:table-cell>
          <table:table-cell office:value-type="float" office:value="174471">
            <text:p>174471</text:p>
          </table:table-cell>
          <table:table-cell office:value-type="float" office:value="5749">
            <text:p>5749</text:p>
          </table:table-cell>
          <table:table-cell office:value-type="float" office:value="5796">
            <text:p>5796</text:p>
          </table:table-cell>
          <table:table-cell office:value-type="float" office:value="7924">
            <text:p>7924</text:p>
          </table:table-cell>
          <table:table-cell office:value-type="float" office:value="8246">
            <text:p>8246</text:p>
          </table:table-cell>
          <table:table-cell office:value-type="float" office:value="5810">
            <text:p>5810</text:p>
          </table:table-cell>
          <table:table-cell office:value-type="float" office:value="5828">
            <text:p>5828</text:p>
          </table:table-cell>
          <table:table-cell office:value-type="float" office:value="5777">
            <text:p>5777</text:p>
          </table:table-cell>
          <table:table-cell office:value-type="float" office:value="5791">
            <text:p>5791</text:p>
          </table:table-cell>
          <table:table-cell office:value-type="float" office:value="5818">
            <text:p>5818</text:p>
          </table:table-cell>
          <table:table-cell office:value-type="float" office:value="5823">
            <text:p>5823</text:p>
          </table:table-cell>
          <table:table-cell office:value-type="float" office:value="6256.2">
            <text:p>6256.2</text:p>
          </table:table-cell>
          <table:table-cell office:value-type="float" office:value="4565">
            <text:p>4565</text:p>
          </table:table-cell>
          <table:table-cell office:value-type="float" office:value="4591">
            <text:p>4591</text:p>
          </table:table-cell>
          <table:table-cell office:value-type="float" office:value="4521">
            <text:p>4521</text:p>
          </table:table-cell>
          <table:table-cell office:value-type="float" office:value="6972">
            <text:p>6972</text:p>
          </table:table-cell>
          <table:table-cell office:value-type="float" office:value="6087">
            <text:p>6087</text:p>
          </table:table-cell>
          <table:table-cell office:value-type="float" office:value="4501">
            <text:p>4501</text:p>
          </table:table-cell>
          <table:table-cell office:value-type="float" office:value="6445">
            <text:p>6445</text:p>
          </table:table-cell>
          <table:table-cell office:value-type="float" office:value="6462">
            <text:p>6462</text:p>
          </table:table-cell>
          <table:table-cell office:value-type="float" office:value="4498">
            <text:p>4498</text:p>
          </table:table-cell>
          <table:table-cell office:value-type="float" office:value="7099">
            <text:p>7099</text:p>
          </table:table-cell>
          <table:table-cell office:value-type="float" office:value="5574.1">
            <text:p>5574.1</text:p>
          </table:table-cell>
          <table:table-cell office:value-type="float" office:value="7513">
            <text:p>7513</text:p>
          </table:table-cell>
          <table:table-cell office:value-type="float" office:value="8408">
            <text:p>8408</text:p>
          </table:table-cell>
          <table:table-cell office:value-type="float" office:value="5629">
            <text:p>5629</text:p>
          </table:table-cell>
          <table:table-cell office:value-type="float" office:value="5687">
            <text:p>5687</text:p>
          </table:table-cell>
          <table:table-cell office:value-type="float" office:value="7372">
            <text:p>7372</text:p>
          </table:table-cell>
          <table:table-cell office:value-type="float" office:value="7832">
            <text:p>7832</text:p>
          </table:table-cell>
          <table:table-cell office:value-type="float" office:value="5600">
            <text:p>5600</text:p>
          </table:table-cell>
          <table:table-cell office:value-type="float" office:value="5863">
            <text:p>5863</text:p>
          </table:table-cell>
          <table:table-cell office:value-type="float" office:value="8515">
            <text:p>8515</text:p>
          </table:table-cell>
          <table:table-cell office:value-type="float" office:value="6589">
            <text:p>6589</text:p>
          </table:table-cell>
          <table:table-cell office:value-type="float" office:value="6900.8">
            <text:p>6900.8</text:p>
          </table:table-cell>
          <table:table-cell office:value-type="float" office:value="6350">
            <text:p>6350</text:p>
          </table:table-cell>
          <table:table-cell office:value-type="float" office:value="8948">
            <text:p>8948</text:p>
          </table:table-cell>
          <table:table-cell office:value-type="float" office:value="6327">
            <text:p>6327</text:p>
          </table:table-cell>
          <table:table-cell office:value-type="float" office:value="6381">
            <text:p>6381</text:p>
          </table:table-cell>
          <table:table-cell office:value-type="float" office:value="9023">
            <text:p>9023</text:p>
          </table:table-cell>
          <table:table-cell office:value-type="float" office:value="7770">
            <text:p>7770</text:p>
          </table:table-cell>
          <table:table-cell office:value-type="float" office:value="6290">
            <text:p>6290</text:p>
          </table:table-cell>
          <table:table-cell office:value-type="float" office:value="8834">
            <text:p>8834</text:p>
          </table:table-cell>
          <table:table-cell office:value-type="float" office:value="9013">
            <text:p>9013</text:p>
          </table:table-cell>
          <table:table-cell office:value-type="float" office:value="8346">
            <text:p>8346</text:p>
          </table:table-cell>
          <table:table-cell office:value-type="float" office:value="7728.2">
            <text:p>7728.2</text:p>
          </table:table-cell>
          <table:table-cell office:value-type="float" office:value="8390">
            <text:p>8390</text:p>
          </table:table-cell>
          <table:table-cell office:value-type="float" office:value="7147">
            <text:p>7147</text:p>
          </table:table-cell>
          <table:table-cell office:value-type="float" office:value="5897">
            <text:p>5897</text:p>
          </table:table-cell>
          <table:table-cell office:value-type="float" office:value="5932">
            <text:p>5932</text:p>
          </table:table-cell>
          <table:table-cell office:value-type="float" office:value="6780">
            <text:p>6780</text:p>
          </table:table-cell>
          <table:table-cell office:value-type="float" office:value="7478">
            <text:p>7478</text:p>
          </table:table-cell>
          <table:table-cell office:value-type="float" office:value="5925">
            <text:p>5925</text:p>
          </table:table-cell>
          <table:table-cell office:value-type="float" office:value="6923">
            <text:p>6923</text:p>
          </table:table-cell>
          <table:table-cell office:value-type="float" office:value="7226">
            <text:p>7226</text:p>
          </table:table-cell>
          <table:table-cell office:value-type="float" office:value="6268">
            <text:p>6268</text:p>
          </table:table-cell>
          <table:table-cell office:value-type="float" office:value="6796.6">
            <text:p>6796.6</text:p>
          </table:table-cell>
          <table:table-cell office:value-type="float" office:value="6571">
            <text:p>6571</text:p>
          </table:table-cell>
          <table:table-cell office:value-type="float" office:value="5973">
            <text:p>5973</text:p>
          </table:table-cell>
          <table:table-cell office:value-type="float" office:value="7271">
            <text:p>7271</text:p>
          </table:table-cell>
          <table:table-cell office:value-type="float" office:value="5795">
            <text:p>5795</text:p>
          </table:table-cell>
          <table:table-cell office:value-type="float" office:value="5778">
            <text:p>5778</text:p>
          </table:table-cell>
          <table:table-cell office:value-type="float" office:value="6066">
            <text:p>6066</text:p>
          </table:table-cell>
          <table:table-cell office:value-type="float" office:value="5773">
            <text:p>5773</text:p>
          </table:table-cell>
          <table:table-cell office:value-type="float" office:value="5818">
            <text:p>5818</text:p>
          </table:table-cell>
          <table:table-cell office:value-type="float" office:value="6016">
            <text:p>6016</text:p>
          </table:table-cell>
          <table:table-cell office:value-type="float" office:value="5743">
            <text:p>5743</text:p>
          </table:table-cell>
          <table:table-cell office:value-type="float" office:value="6080.4">
            <text:p>6080.4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7385">
            <text:p>7385</text:p>
          </table:table-cell>
          <table:table-cell office:value-type="float" office:value="7308">
            <text:p>7308</text:p>
          </table:table-cell>
          <table:table-cell office:value-type="float" office:value="7238">
            <text:p>7238</text:p>
          </table:table-cell>
          <table:table-cell office:value-type="float" office:value="7239">
            <text:p>7239</text:p>
          </table:table-cell>
          <table:table-cell office:value-type="float" office:value="7271">
            <text:p>7271</text:p>
          </table:table-cell>
          <table:table-cell office:value-type="float" office:value="7339">
            <text:p>7339</text:p>
          </table:table-cell>
          <table:table-cell office:value-type="float" office:value="7603">
            <text:p>7603</text:p>
          </table:table-cell>
          <table:table-cell office:value-type="float" office:value="7232">
            <text:p>7232</text:p>
          </table:table-cell>
          <table:table-cell office:value-type="float" office:value="7315">
            <text:p>7315</text:p>
          </table:table-cell>
          <table:table-cell office:value-type="float" office:value="7227">
            <text:p>7227</text:p>
          </table:table-cell>
          <table:table-cell office:value-type="float" office:value="7315.7">
            <text:p>7315.7</text:p>
          </table:table-cell>
          <table:table-cell office:value-type="float" office:value="8146">
            <text:p>8146</text:p>
          </table:table-cell>
          <table:table-cell office:value-type="float" office:value="7042">
            <text:p>7042</text:p>
          </table:table-cell>
          <table:table-cell office:value-type="float" office:value="7119">
            <text:p>7119</text:p>
          </table:table-cell>
          <table:table-cell office:value-type="float" office:value="7107">
            <text:p>7107</text:p>
          </table:table-cell>
          <table:table-cell office:value-type="float" office:value="7072">
            <text:p>7072</text:p>
          </table:table-cell>
          <table:table-cell office:value-type="float" office:value="7163">
            <text:p>7163</text:p>
          </table:table-cell>
          <table:table-cell office:value-type="float" office:value="8930">
            <text:p>8930</text:p>
          </table:table-cell>
          <table:table-cell office:value-type="float" office:value="8869">
            <text:p>8869</text:p>
          </table:table-cell>
          <table:table-cell office:value-type="float" office:value="9269">
            <text:p>9269</text:p>
          </table:table-cell>
          <table:table-cell office:value-type="float" office:value="10242">
            <text:p>10242</text:p>
          </table:table-cell>
          <table:table-cell office:value-type="float" office:value="8095.9">
            <text:p>8095.9</text:p>
          </table:table-cell>
          <table:table-cell office:value-type="float" office:value="6921">
            <text:p>6921</text:p>
          </table:table-cell>
          <table:table-cell office:value-type="float" office:value="6973">
            <text:p>6973</text:p>
          </table:table-cell>
          <table:table-cell office:value-type="float" office:value="8606">
            <text:p>8606</text:p>
          </table:table-cell>
          <table:table-cell office:value-type="float" office:value="9757">
            <text:p>9757</text:p>
          </table:table-cell>
          <table:table-cell office:value-type="float" office:value="6892">
            <text:p>6892</text:p>
          </table:table-cell>
          <table:table-cell office:value-type="float" office:value="6936">
            <text:p>6936</text:p>
          </table:table-cell>
          <table:table-cell office:value-type="float" office:value="6987">
            <text:p>6987</text:p>
          </table:table-cell>
          <table:table-cell office:value-type="float" office:value="9058">
            <text:p>9058</text:p>
          </table:table-cell>
          <table:table-cell office:value-type="float" office:value="6925">
            <text:p>6925</text:p>
          </table:table-cell>
          <table:table-cell office:value-type="float" office:value="9705">
            <text:p>9705</text:p>
          </table:table-cell>
          <table:table-cell office:value-type="float" office:value="7876">
            <text:p>7876</text:p>
          </table:table-cell>
          <table:table-cell office:value-type="float" office:value="7411">
            <text:p>7411</text:p>
          </table:table-cell>
          <table:table-cell office:value-type="float" office:value="9223">
            <text:p>9223</text:p>
          </table:table-cell>
          <table:table-cell office:value-type="float" office:value="7492">
            <text:p>7492</text:p>
          </table:table-cell>
          <table:table-cell office:value-type="float" office:value="7392">
            <text:p>7392</text:p>
          </table:table-cell>
          <table:table-cell office:value-type="float" office:value="9239">
            <text:p>9239</text:p>
          </table:table-cell>
          <table:table-cell office:value-type="float" office:value="9426">
            <text:p>9426</text:p>
          </table:table-cell>
          <table:table-cell office:value-type="float" office:value="7493">
            <text:p>7493</text:p>
          </table:table-cell>
          <table:table-cell office:value-type="float" office:value="8601">
            <text:p>8601</text:p>
          </table:table-cell>
          <table:table-cell office:value-type="float" office:value="7355">
            <text:p>7355</text:p>
          </table:table-cell>
          <table:table-cell office:value-type="float" office:value="8795">
            <text:p>8795</text:p>
          </table:table-cell>
          <table:table-cell office:value-type="float" office:value="8242.7">
            <text:p>8242.7</text:p>
          </table:table-cell>
          <table:table-cell office:value-type="float" office:value="206376">
            <text:p>206376</text:p>
          </table:table-cell>
          <table:table-cell office:value-type="float" office:value="209174">
            <text:p>209174</text:p>
          </table:table-cell>
          <table:table-cell office:value-type="float" office:value="204245">
            <text:p>204245</text:p>
          </table:table-cell>
          <table:table-cell office:value-type="float" office:value="210972">
            <text:p>210972</text:p>
          </table:table-cell>
          <table:table-cell office:value-type="float" office:value="206428">
            <text:p>206428</text:p>
          </table:table-cell>
          <table:table-cell office:value-type="float" office:value="208940">
            <text:p>208940</text:p>
          </table:table-cell>
          <table:table-cell office:value-type="float" office:value="208621">
            <text:p>208621</text:p>
          </table:table-cell>
          <table:table-cell office:value-type="float" office:value="209029">
            <text:p>209029</text:p>
          </table:table-cell>
          <table:table-cell office:value-type="float" office:value="209979">
            <text:p>209979</text:p>
          </table:table-cell>
          <table:table-cell office:value-type="float" office:value="210226">
            <text:p>210226</text:p>
          </table:table-cell>
          <table:table-cell office:value-type="float" office:value="208399">
            <text:p>208399</text:p>
          </table:table-cell>
          <table:table-cell office:value-type="float" office:value="186968">
            <text:p>186968</text:p>
          </table:table-cell>
          <table:table-cell office:value-type="float" office:value="177159">
            <text:p>177159</text:p>
          </table:table-cell>
          <table:table-cell office:value-type="float" office:value="181083">
            <text:p>181083</text:p>
          </table:table-cell>
          <table:table-cell office:value-type="float" office:value="182781">
            <text:p>182781</text:p>
          </table:table-cell>
          <table:table-cell office:value-type="float" office:value="180179">
            <text:p>180179</text:p>
          </table:table-cell>
          <table:table-cell office:value-type="float" office:value="180002">
            <text:p>180002</text:p>
          </table:table-cell>
          <table:table-cell office:value-type="float" office:value="183649">
            <text:p>183649</text:p>
          </table:table-cell>
          <table:table-cell office:value-type="float" office:value="177437">
            <text:p>177437</text:p>
          </table:table-cell>
          <table:table-cell office:value-type="float" office:value="180683">
            <text:p>180683</text:p>
          </table:table-cell>
          <table:table-cell office:value-type="float" office:value="184869">
            <text:p>184869</text:p>
          </table:table-cell>
          <table:table-cell office:value-type="float" office:value="181481">
            <text:p>181481</text:p>
          </table:table-cell>
          <table:table-cell office:value-type="float" office:value="5931">
            <text:p>5931</text:p>
          </table:table-cell>
          <table:table-cell office:value-type="float" office:value="5876">
            <text:p>5876</text:p>
          </table:table-cell>
          <table:table-cell office:value-type="float" office:value="5888">
            <text:p>5888</text:p>
          </table:table-cell>
          <table:table-cell office:value-type="float" office:value="5866">
            <text:p>5866</text:p>
          </table:table-cell>
          <table:table-cell office:value-type="float" office:value="5864">
            <text:p>5864</text:p>
          </table:table-cell>
          <table:table-cell office:value-type="float" office:value="5844">
            <text:p>5844</text:p>
          </table:table-cell>
          <table:table-cell office:value-type="float" office:value="5889">
            <text:p>5889</text:p>
          </table:table-cell>
          <table:table-cell office:value-type="float" office:value="5936">
            <text:p>5936</text:p>
          </table:table-cell>
          <table:table-cell office:value-type="float" office:value="5877">
            <text:p>5877</text:p>
          </table:table-cell>
          <table:table-cell office:value-type="float" office:value="5864">
            <text:p>5864</text:p>
          </table:table-cell>
          <table:table-cell office:value-type="float" office:value="5883.5">
            <text:p>5883.5</text:p>
          </table:table-cell>
          <table:table-cell office:value-type="float" office:value="4599">
            <text:p>4599</text:p>
          </table:table-cell>
          <table:table-cell office:value-type="float" office:value="4538">
            <text:p>4538</text:p>
          </table:table-cell>
          <table:table-cell office:value-type="float" office:value="4584">
            <text:p>4584</text:p>
          </table:table-cell>
          <table:table-cell office:value-type="float" office:value="4558">
            <text:p>4558</text:p>
          </table:table-cell>
          <table:table-cell office:value-type="float" office:value="4560">
            <text:p>4560</text:p>
          </table:table-cell>
          <table:table-cell office:value-type="float" office:value="4631">
            <text:p>4631</text:p>
          </table:table-cell>
          <table:table-cell office:value-type="float" office:value="4578">
            <text:p>4578</text:p>
          </table:table-cell>
          <table:table-cell office:value-type="float" office:value="4542">
            <text:p>4542</text:p>
          </table:table-cell>
          <table:table-cell office:value-type="float" office:value="4594">
            <text:p>4594</text:p>
          </table:table-cell>
          <table:table-cell office:value-type="float" office:value="4600">
            <text:p>4600</text:p>
          </table:table-cell>
          <table:table-cell office:value-type="float" office:value="4578.4">
            <text:p>4578.4</text:p>
          </table:table-cell>
          <table:table-cell office:value-type="float" office:value="5752">
            <text:p>5752</text:p>
          </table:table-cell>
          <table:table-cell office:value-type="float" office:value="5759">
            <text:p>5759</text:p>
          </table:table-cell>
          <table:table-cell office:value-type="float" office:value="5765">
            <text:p>5765</text:p>
          </table:table-cell>
          <table:table-cell office:value-type="float" office:value="5708">
            <text:p>5708</text:p>
          </table:table-cell>
          <table:table-cell office:value-type="float" office:value="5740">
            <text:p>5740</text:p>
          </table:table-cell>
          <table:table-cell office:value-type="float" office:value="5768">
            <text:p>5768</text:p>
          </table:table-cell>
          <table:table-cell office:value-type="float" office:value="7307">
            <text:p>7307</text:p>
          </table:table-cell>
          <table:table-cell office:value-type="float" office:value="9605">
            <text:p>9605</text:p>
          </table:table-cell>
          <table:table-cell office:value-type="float" office:value="8016">
            <text:p>8016</text:p>
          </table:table-cell>
          <table:table-cell office:value-type="float" office:value="5732">
            <text:p>5732</text:p>
          </table:table-cell>
          <table:table-cell office:value-type="float" office:value="6515.2">
            <text:p>6515.2</text:p>
          </table:table-cell>
          <table:table-cell office:value-type="float" office:value="9696">
            <text:p>9696</text:p>
          </table:table-cell>
          <table:table-cell office:value-type="float" office:value="9060">
            <text:p>9060</text:p>
          </table:table-cell>
          <table:table-cell office:value-type="float" office:value="8726">
            <text:p>8726</text:p>
          </table:table-cell>
          <table:table-cell office:value-type="float" office:value="8103">
            <text:p>8103</text:p>
          </table:table-cell>
          <table:table-cell office:value-type="float" office:value="6418">
            <text:p>6418</text:p>
          </table:table-cell>
          <table:table-cell office:value-type="float" office:value="8884">
            <text:p>8884</text:p>
          </table:table-cell>
          <table:table-cell office:value-type="float" office:value="6414">
            <text:p>6414</text:p>
          </table:table-cell>
          <table:table-cell office:value-type="float" office:value="7454">
            <text:p>7454</text:p>
          </table:table-cell>
          <table:table-cell office:value-type="float" office:value="6589">
            <text:p>6589</text:p>
          </table:table-cell>
          <table:table-cell office:value-type="float" office:value="8258">
            <text:p>8258</text:p>
          </table:table-cell>
          <table:table-cell office:value-type="float" office:value="7960.2">
            <text:p>7960.2</text:p>
          </table:table-cell>
          <table:table-cell office:value-type="float" office:value="8581">
            <text:p>8581</text:p>
          </table:table-cell>
          <table:table-cell office:value-type="float" office:value="7333">
            <text:p>7333</text:p>
          </table:table-cell>
          <table:table-cell office:value-type="float" office:value="5975">
            <text:p>5975</text:p>
          </table:table-cell>
          <table:table-cell office:value-type="float" office:value="6284">
            <text:p>6284</text:p>
          </table:table-cell>
          <table:table-cell office:value-type="float" office:value="8644">
            <text:p>8644</text:p>
          </table:table-cell>
          <table:table-cell office:value-type="float" office:value="8373">
            <text:p>8373</text:p>
          </table:table-cell>
          <table:table-cell office:value-type="float" office:value="8435">
            <text:p>8435</text:p>
          </table:table-cell>
          <table:table-cell office:value-type="float" office:value="6037">
            <text:p>6037</text:p>
          </table:table-cell>
          <table:table-cell office:value-type="float" office:value="6002">
            <text:p>6002</text:p>
          </table:table-cell>
          <table:table-cell office:value-type="float" office:value="6031">
            <text:p>6031</text:p>
          </table:table-cell>
          <table:table-cell office:value-type="float" office:value="7169.5">
            <text:p>7169.5</text:p>
          </table:table-cell>
          <table:table-cell office:value-type="float" office:value="6811">
            <text:p>6811</text:p>
          </table:table-cell>
          <table:table-cell office:value-type="float" office:value="6107">
            <text:p>6107</text:p>
          </table:table-cell>
          <table:table-cell office:value-type="float" office:value="5819">
            <text:p>5819</text:p>
          </table:table-cell>
          <table:table-cell office:value-type="float" office:value="5861">
            <text:p>5861</text:p>
          </table:table-cell>
          <table:table-cell office:value-type="float" office:value="5777">
            <text:p>5777</text:p>
          </table:table-cell>
          <table:table-cell office:value-type="float" office:value="7409">
            <text:p>7409</text:p>
          </table:table-cell>
          <table:table-cell office:value-type="float" office:value="6727">
            <text:p>6727</text:p>
          </table:table-cell>
          <table:table-cell office:value-type="float" office:value="5856">
            <text:p>5856</text:p>
          </table:table-cell>
          <table:table-cell office:value-type="float" office:value="5836">
            <text:p>5836</text:p>
          </table:table-cell>
          <table:table-cell office:value-type="float" office:value="8188">
            <text:p>8188</text:p>
          </table:table-cell>
          <table:table-cell office:value-type="float" office:value="6439.1">
            <text:p>6439.1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9099">
            <text:p>9099</text:p>
          </table:table-cell>
          <table:table-cell office:value-type="float" office:value="12259">
            <text:p>12259</text:p>
          </table:table-cell>
          <table:table-cell office:value-type="float" office:value="7347">
            <text:p>7347</text:p>
          </table:table-cell>
          <table:table-cell office:value-type="float" office:value="10004">
            <text:p>10004</text:p>
          </table:table-cell>
          <table:table-cell office:value-type="float" office:value="8764">
            <text:p>8764</text:p>
          </table:table-cell>
          <table:table-cell office:value-type="float" office:value="7332">
            <text:p>7332</text:p>
          </table:table-cell>
          <table:table-cell office:value-type="float" office:value="7292">
            <text:p>7292</text:p>
          </table:table-cell>
          <table:table-cell office:value-type="float" office:value="8952">
            <text:p>8952</text:p>
          </table:table-cell>
          <table:table-cell office:value-type="float" office:value="8719">
            <text:p>8719</text:p>
          </table:table-cell>
          <table:table-cell office:value-type="float" office:value="7455">
            <text:p>7455</text:p>
          </table:table-cell>
          <table:table-cell office:value-type="float" office:value="8722.3">
            <text:p>8722.3</text:p>
          </table:table-cell>
          <table:table-cell office:value-type="float" office:value="7568">
            <text:p>7568</text:p>
          </table:table-cell>
          <table:table-cell office:value-type="float" office:value="9823">
            <text:p>9823</text:p>
          </table:table-cell>
          <table:table-cell office:value-type="float" office:value="7166">
            <text:p>7166</text:p>
          </table:table-cell>
          <table:table-cell office:value-type="float" office:value="7713">
            <text:p>7713</text:p>
          </table:table-cell>
          <table:table-cell office:value-type="float" office:value="9423">
            <text:p>9423</text:p>
          </table:table-cell>
          <table:table-cell office:value-type="float" office:value="7251">
            <text:p>7251</text:p>
          </table:table-cell>
          <table:table-cell office:value-type="float" office:value="7190">
            <text:p>7190</text:p>
          </table:table-cell>
          <table:table-cell office:value-type="float" office:value="7523">
            <text:p>7523</text:p>
          </table:table-cell>
          <table:table-cell office:value-type="float" office:value="8951">
            <text:p>8951</text:p>
          </table:table-cell>
          <table:table-cell office:value-type="float" office:value="8933">
            <text:p>8933</text:p>
          </table:table-cell>
          <table:table-cell office:value-type="float" office:value="8154.1">
            <text:p>8154.1</text:p>
          </table:table-cell>
          <table:table-cell office:value-type="float" office:value="7035">
            <text:p>7035</text:p>
          </table:table-cell>
          <table:table-cell office:value-type="float" office:value="7399">
            <text:p>7399</text:p>
          </table:table-cell>
          <table:table-cell office:value-type="float" office:value="7055">
            <text:p>7055</text:p>
          </table:table-cell>
          <table:table-cell office:value-type="float" office:value="7372">
            <text:p>7372</text:p>
          </table:table-cell>
          <table:table-cell office:value-type="float" office:value="8040">
            <text:p>8040</text:p>
          </table:table-cell>
          <table:table-cell office:value-type="float" office:value="8729">
            <text:p>8729</text:p>
          </table:table-cell>
          <table:table-cell office:value-type="float" office:value="8763">
            <text:p>8763</text:p>
          </table:table-cell>
          <table:table-cell office:value-type="float" office:value="7055">
            <text:p>7055</text:p>
          </table:table-cell>
          <table:table-cell office:value-type="float" office:value="7233">
            <text:p>7233</text:p>
          </table:table-cell>
          <table:table-cell office:value-type="float" office:value="7056">
            <text:p>7056</text:p>
          </table:table-cell>
          <table:table-cell office:value-type="float" office:value="7573.7">
            <text:p>7573.7</text:p>
          </table:table-cell>
          <table:table-cell office:value-type="float" office:value="9625">
            <text:p>9625</text:p>
          </table:table-cell>
          <table:table-cell office:value-type="float" office:value="7459">
            <text:p>7459</text:p>
          </table:table-cell>
          <table:table-cell office:value-type="float" office:value="9991">
            <text:p>9991</text:p>
          </table:table-cell>
          <table:table-cell office:value-type="float" office:value="12064">
            <text:p>12064</text:p>
          </table:table-cell>
          <table:table-cell office:value-type="float" office:value="9131">
            <text:p>9131</text:p>
          </table:table-cell>
          <table:table-cell office:value-type="float" office:value="7523">
            <text:p>7523</text:p>
          </table:table-cell>
          <table:table-cell office:value-type="float" office:value="10118">
            <text:p>10118</text:p>
          </table:table-cell>
          <table:table-cell office:value-type="float" office:value="7572">
            <text:p>7572</text:p>
          </table:table-cell>
          <table:table-cell office:value-type="float" office:value="7509">
            <text:p>7509</text:p>
          </table:table-cell>
          <table:table-cell office:value-type="float" office:value="7517">
            <text:p>7517</text:p>
          </table:table-cell>
          <table:table-cell office:value-type="float" office:value="8850.9">
            <text:p>8850.9</text:p>
          </table:table-cell>
          <table:table-cell office:value-type="float" office:value="220076">
            <text:p>220076</text:p>
          </table:table-cell>
          <table:table-cell office:value-type="float" office:value="210998">
            <text:p>210998</text:p>
          </table:table-cell>
          <table:table-cell office:value-type="float" office:value="212556">
            <text:p>212556</text:p>
          </table:table-cell>
          <table:table-cell office:value-type="float" office:value="209341">
            <text:p>209341</text:p>
          </table:table-cell>
          <table:table-cell office:value-type="float" office:value="210201">
            <text:p>210201</text:p>
          </table:table-cell>
          <table:table-cell office:value-type="float" office:value="217393">
            <text:p>217393</text:p>
          </table:table-cell>
          <table:table-cell office:value-type="float" office:value="211360">
            <text:p>211360</text:p>
          </table:table-cell>
          <table:table-cell office:value-type="float" office:value="214889">
            <text:p>214889</text:p>
          </table:table-cell>
          <table:table-cell office:value-type="float" office:value="209337">
            <text:p>209337</text:p>
          </table:table-cell>
          <table:table-cell office:value-type="float" office:value="209901">
            <text:p>209901</text:p>
          </table:table-cell>
          <table:table-cell office:value-type="float" office:value="212605.2">
            <text:p>212605.2</text:p>
          </table:table-cell>
          <table:table-cell office:value-type="float" office:value="189680">
            <text:p>189680</text:p>
          </table:table-cell>
          <table:table-cell office:value-type="float" office:value="191122">
            <text:p>191122</text:p>
          </table:table-cell>
          <table:table-cell office:value-type="float" office:value="182959">
            <text:p>182959</text:p>
          </table:table-cell>
          <table:table-cell office:value-type="float" office:value="190456">
            <text:p>190456</text:p>
          </table:table-cell>
          <table:table-cell office:value-type="float" office:value="188788">
            <text:p>188788</text:p>
          </table:table-cell>
          <table:table-cell office:value-type="float" office:value="183496">
            <text:p>183496</text:p>
          </table:table-cell>
          <table:table-cell office:value-type="float" office:value="181682">
            <text:p>181682</text:p>
          </table:table-cell>
          <table:table-cell office:value-type="float" office:value="189004">
            <text:p>189004</text:p>
          </table:table-cell>
          <table:table-cell office:value-type="float" office:value="183199">
            <text:p>183199</text:p>
          </table:table-cell>
          <table:table-cell office:value-type="float" office:value="180894">
            <text:p>180894</text:p>
          </table:table-cell>
          <table:table-cell office:value-type="float" office:value="186128">
            <text:p>186128</text:p>
          </table:table-cell>
          <table:table-cell office:value-type="float" office:value="6928">
            <text:p>6928</text:p>
          </table:table-cell>
          <table:table-cell office:value-type="float" office:value="6008">
            <text:p>6008</text:p>
          </table:table-cell>
          <table:table-cell office:value-type="float" office:value="5945">
            <text:p>5945</text:p>
          </table:table-cell>
          <table:table-cell office:value-type="float" office:value="8752">
            <text:p>8752</text:p>
          </table:table-cell>
          <table:table-cell office:value-type="float" office:value="6002">
            <text:p>6002</text:p>
          </table:table-cell>
          <table:table-cell office:value-type="float" office:value="8273">
            <text:p>8273</text:p>
          </table:table-cell>
          <table:table-cell office:value-type="float" office:value="5956">
            <text:p>5956</text:p>
          </table:table-cell>
          <table:table-cell office:value-type="float" office:value="8178">
            <text:p>8178</text:p>
          </table:table-cell>
          <table:table-cell office:value-type="float" office:value="6023">
            <text:p>6023</text:p>
          </table:table-cell>
          <table:table-cell office:value-type="float" office:value="6000">
            <text:p>6000</text:p>
          </table:table-cell>
          <table:table-cell office:value-type="float" office:value="6806.5">
            <text:p>6806.5</text:p>
          </table:table-cell>
          <table:table-cell office:value-type="float" office:value="4649">
            <text:p>4649</text:p>
          </table:table-cell>
          <table:table-cell office:value-type="float" office:value="4667">
            <text:p>4667</text:p>
          </table:table-cell>
          <table:table-cell office:value-type="float" office:value="4686">
            <text:p>4686</text:p>
          </table:table-cell>
          <table:table-cell office:value-type="float" office:value="5811">
            <text:p>5811</text:p>
          </table:table-cell>
          <table:table-cell office:value-type="float" office:value="4691">
            <text:p>4691</text:p>
          </table:table-cell>
          <table:table-cell office:value-type="float" office:value="6237">
            <text:p>6237</text:p>
          </table:table-cell>
          <table:table-cell office:value-type="float" office:value="4639">
            <text:p>4639</text:p>
          </table:table-cell>
          <table:table-cell office:value-type="float" office:value="4695">
            <text:p>4695</text:p>
          </table:table-cell>
          <table:table-cell office:value-type="float" office:value="4706">
            <text:p>4706</text:p>
          </table:table-cell>
          <table:table-cell office:value-type="float" office:value="4704">
            <text:p>4704</text:p>
          </table:table-cell>
          <table:table-cell office:value-type="float" office:value="4948.5">
            <text:p>4948.5</text:p>
          </table:table-cell>
          <table:table-cell office:value-type="float" office:value="5860">
            <text:p>5860</text:p>
          </table:table-cell>
          <table:table-cell office:value-type="float" office:value="5832">
            <text:p>5832</text:p>
          </table:table-cell>
          <table:table-cell office:value-type="float" office:value="5852">
            <text:p>5852</text:p>
          </table:table-cell>
          <table:table-cell office:value-type="float" office:value="6217">
            <text:p>6217</text:p>
          </table:table-cell>
          <table:table-cell office:value-type="float" office:value="5832">
            <text:p>5832</text:p>
          </table:table-cell>
          <table:table-cell office:value-type="float" office:value="8544">
            <text:p>8544</text:p>
          </table:table-cell>
          <table:table-cell office:value-type="float" office:value="7572">
            <text:p>7572</text:p>
          </table:table-cell>
          <table:table-cell office:value-type="float" office:value="5800">
            <text:p>5800</text:p>
          </table:table-cell>
          <table:table-cell office:value-type="float" office:value="8226">
            <text:p>8226</text:p>
          </table:table-cell>
          <table:table-cell office:value-type="float" office:value="8102">
            <text:p>8102</text:p>
          </table:table-cell>
          <table:table-cell office:value-type="float" office:value="6783.7">
            <text:p>6783.7</text:p>
          </table:table-cell>
          <table:table-cell office:value-type="float" office:value="6578">
            <text:p>6578</text:p>
          </table:table-cell>
          <table:table-cell office:value-type="float" office:value="6505">
            <text:p>6505</text:p>
          </table:table-cell>
          <table:table-cell office:value-type="float" office:value="6510">
            <text:p>6510</text:p>
          </table:table-cell>
          <table:table-cell office:value-type="float" office:value="6507">
            <text:p>6507</text:p>
          </table:table-cell>
          <table:table-cell office:value-type="float" office:value="8891">
            <text:p>8891</text:p>
          </table:table-cell>
          <table:table-cell office:value-type="float" office:value="6575">
            <text:p>6575</text:p>
          </table:table-cell>
          <table:table-cell office:value-type="float" office:value="6453">
            <text:p>6453</text:p>
          </table:table-cell>
          <table:table-cell office:value-type="float" office:value="6490">
            <text:p>6490</text:p>
          </table:table-cell>
          <table:table-cell office:value-type="float" office:value="8413">
            <text:p>8413</text:p>
          </table:table-cell>
          <table:table-cell office:value-type="float" office:value="6625">
            <text:p>6625</text:p>
          </table:table-cell>
          <table:table-cell office:value-type="float" office:value="6954.7">
            <text:p>6954.7</text:p>
          </table:table-cell>
          <table:table-cell office:value-type="float" office:value="8002">
            <text:p>8002</text:p>
          </table:table-cell>
          <table:table-cell office:value-type="float" office:value="6699">
            <text:p>6699</text:p>
          </table:table-cell>
          <table:table-cell office:value-type="float" office:value="7877">
            <text:p>7877</text:p>
          </table:table-cell>
          <table:table-cell office:value-type="float" office:value="6114">
            <text:p>6114</text:p>
          </table:table-cell>
          <table:table-cell office:value-type="float" office:value="7622">
            <text:p>7622</text:p>
          </table:table-cell>
          <table:table-cell office:value-type="float" office:value="6117">
            <text:p>6117</text:p>
          </table:table-cell>
          <table:table-cell office:value-type="float" office:value="6068">
            <text:p>6068</text:p>
          </table:table-cell>
          <table:table-cell office:value-type="float" office:value="6104">
            <text:p>6104</text:p>
          </table:table-cell>
          <table:table-cell office:value-type="float" office:value="7338">
            <text:p>7338</text:p>
          </table:table-cell>
          <table:table-cell office:value-type="float" office:value="6070">
            <text:p>6070</text:p>
          </table:table-cell>
          <table:table-cell office:value-type="float" office:value="6801.1">
            <text:p>6801.1</text:p>
          </table:table-cell>
          <table:table-cell office:value-type="float" office:value="6692">
            <text:p>6692</text:p>
          </table:table-cell>
          <table:table-cell office:value-type="float" office:value="5958">
            <text:p>5958</text:p>
          </table:table-cell>
          <table:table-cell office:value-type="float" office:value="8548">
            <text:p>8548</text:p>
          </table:table-cell>
          <table:table-cell office:value-type="float" office:value="5970">
            <text:p>5970</text:p>
          </table:table-cell>
          <table:table-cell office:value-type="float" office:value="6179">
            <text:p>6179</text:p>
          </table:table-cell>
          <table:table-cell office:value-type="float" office:value="5933">
            <text:p>5933</text:p>
          </table:table-cell>
          <table:table-cell office:value-type="float" office:value="5953">
            <text:p>5953</text:p>
          </table:table-cell>
          <table:table-cell office:value-type="float" office:value="8084">
            <text:p>8084</text:p>
          </table:table-cell>
          <table:table-cell office:value-type="float" office:value="6163">
            <text:p>6163</text:p>
          </table:table-cell>
          <table:table-cell office:value-type="float" office:value="5910">
            <text:p>5910</text:p>
          </table:table-cell>
          <table:table-cell office:value-type="float" office:value="6539">
            <text:p>6539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10085">
            <text:p>10085</text:p>
          </table:table-cell>
          <table:table-cell office:value-type="float" office:value="9610">
            <text:p>9610</text:p>
          </table:table-cell>
          <table:table-cell office:value-type="float" office:value="7364">
            <text:p>7364</text:p>
          </table:table-cell>
          <table:table-cell office:value-type="float" office:value="9748">
            <text:p>9748</text:p>
          </table:table-cell>
          <table:table-cell office:value-type="float" office:value="7254">
            <text:p>7254</text:p>
          </table:table-cell>
          <table:table-cell office:value-type="float" office:value="7299">
            <text:p>7299</text:p>
          </table:table-cell>
          <table:table-cell office:value-type="float" office:value="11099">
            <text:p>11099</text:p>
          </table:table-cell>
          <table:table-cell office:value-type="float" office:value="9355">
            <text:p>9355</text:p>
          </table:table-cell>
          <table:table-cell office:value-type="float" office:value="9442">
            <text:p>9442</text:p>
          </table:table-cell>
          <table:table-cell office:value-type="float" office:value="7430">
            <text:p>7430</text:p>
          </table:table-cell>
          <table:table-cell office:value-type="float" office:value="8868.6">
            <text:p>8868.6</text:p>
          </table:table-cell>
          <table:table-cell office:value-type="float" office:value="11258">
            <text:p>11258</text:p>
          </table:table-cell>
          <table:table-cell office:value-type="float" office:value="7956">
            <text:p>7956</text:p>
          </table:table-cell>
          <table:table-cell office:value-type="float" office:value="9472">
            <text:p>9472</text:p>
          </table:table-cell>
          <table:table-cell office:value-type="float" office:value="9383">
            <text:p>9383</text:p>
          </table:table-cell>
          <table:table-cell office:value-type="float" office:value="9813">
            <text:p>9813</text:p>
          </table:table-cell>
          <table:table-cell office:value-type="float" office:value="7278">
            <text:p>7278</text:p>
          </table:table-cell>
          <table:table-cell office:value-type="float" office:value="7775">
            <text:p>7775</text:p>
          </table:table-cell>
          <table:table-cell office:value-type="float" office:value="7358">
            <text:p>7358</text:p>
          </table:table-cell>
          <table:table-cell office:value-type="float" office:value="7245">
            <text:p>7245</text:p>
          </table:table-cell>
          <table:table-cell office:value-type="float" office:value="9793">
            <text:p>9793</text:p>
          </table:table-cell>
          <table:table-cell office:value-type="float" office:value="8733.1">
            <text:p>8733.1</text:p>
          </table:table-cell>
          <table:table-cell office:value-type="float" office:value="7633">
            <text:p>7633</text:p>
          </table:table-cell>
          <table:table-cell office:value-type="float" office:value="9742">
            <text:p>9742</text:p>
          </table:table-cell>
          <table:table-cell office:value-type="float" office:value="7186">
            <text:p>7186</text:p>
          </table:table-cell>
          <table:table-cell office:value-type="float" office:value="7378">
            <text:p>7378</text:p>
          </table:table-cell>
          <table:table-cell office:value-type="float" office:value="8044">
            <text:p>8044</text:p>
          </table:table-cell>
          <table:table-cell office:value-type="float" office:value="8594">
            <text:p>8594</text:p>
          </table:table-cell>
          <table:table-cell office:value-type="float" office:value="7209">
            <text:p>7209</text:p>
          </table:table-cell>
          <table:table-cell office:value-type="float" office:value="7167">
            <text:p>7167</text:p>
          </table:table-cell>
          <table:table-cell office:value-type="float" office:value="7236">
            <text:p>7236</text:p>
          </table:table-cell>
          <table:table-cell office:value-type="float" office:value="7309">
            <text:p>7309</text:p>
          </table:table-cell>
          <table:table-cell office:value-type="float" office:value="7749.8">
            <text:p>7749.8</text:p>
          </table:table-cell>
          <table:table-cell office:value-type="float" office:value="8011">
            <text:p>8011</text:p>
          </table:table-cell>
          <table:table-cell office:value-type="float" office:value="8022">
            <text:p>8022</text:p>
          </table:table-cell>
          <table:table-cell office:value-type="float" office:value="7710">
            <text:p>7710</text:p>
          </table:table-cell>
          <table:table-cell office:value-type="float" office:value="7561">
            <text:p>7561</text:p>
          </table:table-cell>
          <table:table-cell office:value-type="float" office:value="10009">
            <text:p>10009</text:p>
          </table:table-cell>
          <table:table-cell office:value-type="float" office:value="10140">
            <text:p>10140</text:p>
          </table:table-cell>
          <table:table-cell office:value-type="float" office:value="7728">
            <text:p>7728</text:p>
          </table:table-cell>
          <table:table-cell office:value-type="float" office:value="7677">
            <text:p>7677</text:p>
          </table:table-cell>
          <table:table-cell office:value-type="float" office:value="7761">
            <text:p>7761</text:p>
          </table:table-cell>
          <table:table-cell office:value-type="float" office:value="7698">
            <text:p>7698</text:p>
          </table:table-cell>
          <table:table-cell office:value-type="float" office:value="8231.7">
            <text:p>8231.7</text:p>
          </table:table-cell>
          <table:table-cell office:value-type="float" office:value="217840">
            <text:p>217840</text:p>
          </table:table-cell>
          <table:table-cell office:value-type="float" office:value="219398">
            <text:p>219398</text:p>
          </table:table-cell>
          <table:table-cell office:value-type="float" office:value="227891">
            <text:p>227891</text:p>
          </table:table-cell>
          <table:table-cell office:value-type="float" office:value="212448">
            <text:p>212448</text:p>
          </table:table-cell>
          <table:table-cell office:value-type="float" office:value="221155">
            <text:p>221155</text:p>
          </table:table-cell>
          <table:table-cell office:value-type="float" office:value="215236">
            <text:p>215236</text:p>
          </table:table-cell>
          <table:table-cell office:value-type="float" office:value="218440">
            <text:p>218440</text:p>
          </table:table-cell>
          <table:table-cell office:value-type="float" office:value="218197">
            <text:p>218197</text:p>
          </table:table-cell>
          <table:table-cell office:value-type="float" office:value="216333">
            <text:p>216333</text:p>
          </table:table-cell>
          <table:table-cell office:value-type="float" office:value="217653">
            <text:p>217653</text:p>
          </table:table-cell>
          <table:table-cell office:value-type="float" office:value="218459.1">
            <text:p>218459.1</text:p>
          </table:table-cell>
          <table:table-cell office:value-type="float" office:value="189478">
            <text:p>189478</text:p>
          </table:table-cell>
          <table:table-cell office:value-type="float" office:value="188456">
            <text:p>188456</text:p>
          </table:table-cell>
          <table:table-cell office:value-type="float" office:value="190436">
            <text:p>190436</text:p>
          </table:table-cell>
          <table:table-cell office:value-type="float" office:value="200082">
            <text:p>200082</text:p>
          </table:table-cell>
          <table:table-cell office:value-type="float" office:value="196379">
            <text:p>196379</text:p>
          </table:table-cell>
          <table:table-cell office:value-type="float" office:value="195472">
            <text:p>195472</text:p>
          </table:table-cell>
          <table:table-cell office:value-type="float" office:value="188350">
            <text:p>188350</text:p>
          </table:table-cell>
          <table:table-cell office:value-type="float" office:value="193170">
            <text:p>193170</text:p>
          </table:table-cell>
          <table:table-cell office:value-type="float" office:value="188082">
            <text:p>188082</text:p>
          </table:table-cell>
          <table:table-cell office:value-type="float" office:value="198474">
            <text:p>198474</text:p>
          </table:table-cell>
          <table:table-cell office:value-type="float" office:value="192837.9">
            <text:p>192837.9</text:p>
          </table:table-cell>
          <table:table-cell office:value-type="float" office:value="6445">
            <text:p>6445</text:p>
          </table:table-cell>
          <table:table-cell office:value-type="float" office:value="6107">
            <text:p>6107</text:p>
          </table:table-cell>
          <table:table-cell office:value-type="float" office:value="6071">
            <text:p>6071</text:p>
          </table:table-cell>
          <table:table-cell office:value-type="float" office:value="6112">
            <text:p>6112</text:p>
          </table:table-cell>
          <table:table-cell office:value-type="float" office:value="6101">
            <text:p>6101</text:p>
          </table:table-cell>
          <table:table-cell office:value-type="float" office:value="6142">
            <text:p>6142</text:p>
          </table:table-cell>
          <table:table-cell office:value-type="float" office:value="6099">
            <text:p>6099</text:p>
          </table:table-cell>
          <table:table-cell office:value-type="float" office:value="8130">
            <text:p>8130</text:p>
          </table:table-cell>
          <table:table-cell office:value-type="float" office:value="6145">
            <text:p>6145</text:p>
          </table:table-cell>
          <table:table-cell office:value-type="float" office:value="6259">
            <text:p>6259</text:p>
          </table:table-cell>
          <table:table-cell office:value-type="float" office:value="6361.1">
            <text:p>6361.1</text:p>
          </table:table-cell>
          <table:table-cell office:value-type="float" office:value="5790">
            <text:p>5790</text:p>
          </table:table-cell>
          <table:table-cell office:value-type="float" office:value="8181">
            <text:p>8181</text:p>
          </table:table-cell>
          <table:table-cell office:value-type="float" office:value="6899">
            <text:p>6899</text:p>
          </table:table-cell>
          <table:table-cell table:number-columns-repeated="2" office:value-type="float" office:value="4789">
            <text:p>4789</text:p>
          </table:table-cell>
          <table:table-cell office:value-type="float" office:value="7089">
            <text:p>7089</text:p>
          </table:table-cell>
          <table:table-cell office:value-type="float" office:value="5609">
            <text:p>5609</text:p>
          </table:table-cell>
          <table:table-cell office:value-type="float" office:value="4742">
            <text:p>4742</text:p>
          </table:table-cell>
          <table:table-cell office:value-type="float" office:value="4738">
            <text:p>4738</text:p>
          </table:table-cell>
          <table:table-cell office:value-type="float" office:value="6412">
            <text:p>6412</text:p>
          </table:table-cell>
          <table:table-cell office:value-type="float" office:value="5903.8">
            <text:p>5903.8</text:p>
          </table:table-cell>
          <table:table-cell office:value-type="float" office:value="8193">
            <text:p>8193</text:p>
          </table:table-cell>
          <table:table-cell office:value-type="float" office:value="8503">
            <text:p>8503</text:p>
          </table:table-cell>
          <table:table-cell office:value-type="float" office:value="5933">
            <text:p>5933</text:p>
          </table:table-cell>
          <table:table-cell office:value-type="float" office:value="5998">
            <text:p>5998</text:p>
          </table:table-cell>
          <table:table-cell office:value-type="float" office:value="8357">
            <text:p>8357</text:p>
          </table:table-cell>
          <table:table-cell office:value-type="float" office:value="5925">
            <text:p>5925</text:p>
          </table:table-cell>
          <table:table-cell office:value-type="float" office:value="8303">
            <text:p>8303</text:p>
          </table:table-cell>
          <table:table-cell office:value-type="float" office:value="5877">
            <text:p>5877</text:p>
          </table:table-cell>
          <table:table-cell office:value-type="float" office:value="7947">
            <text:p>7947</text:p>
          </table:table-cell>
          <table:table-cell office:value-type="float" office:value="5939">
            <text:p>5939</text:p>
          </table:table-cell>
          <table:table-cell office:value-type="float" office:value="7097.5">
            <text:p>7097.5</text:p>
          </table:table-cell>
          <table:table-cell office:value-type="float" office:value="6575">
            <text:p>6575</text:p>
          </table:table-cell>
          <table:table-cell office:value-type="float" office:value="7910">
            <text:p>7910</text:p>
          </table:table-cell>
          <table:table-cell office:value-type="float" office:value="6552">
            <text:p>6552</text:p>
          </table:table-cell>
          <table:table-cell office:value-type="float" office:value="8931">
            <text:p>8931</text:p>
          </table:table-cell>
          <table:table-cell office:value-type="float" office:value="6615">
            <text:p>6615</text:p>
          </table:table-cell>
          <table:table-cell office:value-type="float" office:value="6605">
            <text:p>6605</text:p>
          </table:table-cell>
          <table:table-cell office:value-type="float" office:value="9294">
            <text:p>9294</text:p>
          </table:table-cell>
          <table:table-cell office:value-type="float" office:value="6642">
            <text:p>6642</text:p>
          </table:table-cell>
          <table:table-cell office:value-type="float" office:value="6606">
            <text:p>6606</text:p>
          </table:table-cell>
          <table:table-cell office:value-type="float" office:value="9303">
            <text:p>9303</text:p>
          </table:table-cell>
          <table:table-cell office:value-type="float" office:value="7503.3">
            <text:p>7503.3</text:p>
          </table:table-cell>
          <table:table-cell office:value-type="float" office:value="6252">
            <text:p>6252</text:p>
          </table:table-cell>
          <table:table-cell office:value-type="float" office:value="6372">
            <text:p>6372</text:p>
          </table:table-cell>
          <table:table-cell office:value-type="float" office:value="6213">
            <text:p>6213</text:p>
          </table:table-cell>
          <table:table-cell office:value-type="float" office:value="6242">
            <text:p>6242</text:p>
          </table:table-cell>
          <table:table-cell office:value-type="float" office:value="6183">
            <text:p>6183</text:p>
          </table:table-cell>
          <table:table-cell office:value-type="float" office:value="6229">
            <text:p>6229</text:p>
          </table:table-cell>
          <table:table-cell office:value-type="float" office:value="6997">
            <text:p>6997</text:p>
          </table:table-cell>
          <table:table-cell office:value-type="float" office:value="6232">
            <text:p>6232</text:p>
          </table:table-cell>
          <table:table-cell office:value-type="float" office:value="6243">
            <text:p>6243</text:p>
          </table:table-cell>
          <table:table-cell office:value-type="float" office:value="6861">
            <text:p>6861</text:p>
          </table:table-cell>
          <table:table-cell office:value-type="float" office:value="6382.4">
            <text:p>6382.4</text:p>
          </table:table-cell>
          <table:table-cell office:value-type="float" office:value="6056">
            <text:p>6056</text:p>
          </table:table-cell>
          <table:table-cell office:value-type="float" office:value="6037">
            <text:p>6037</text:p>
          </table:table-cell>
          <table:table-cell office:value-type="float" office:value="6160">
            <text:p>6160</text:p>
          </table:table-cell>
          <table:table-cell office:value-type="float" office:value="6045">
            <text:p>6045</text:p>
          </table:table-cell>
          <table:table-cell office:value-type="float" office:value="6079">
            <text:p>6079</text:p>
          </table:table-cell>
          <table:table-cell office:value-type="float" office:value="6084">
            <text:p>6084</text:p>
          </table:table-cell>
          <table:table-cell office:value-type="float" office:value="6072">
            <text:p>6072</text:p>
          </table:table-cell>
          <table:table-cell office:value-type="float" office:value="6144">
            <text:p>6144</text:p>
          </table:table-cell>
          <table:table-cell office:value-type="float" office:value="6057">
            <text:p>6057</text:p>
          </table:table-cell>
          <table:table-cell office:value-type="float" office:value="6033">
            <text:p>6033</text:p>
          </table:table-cell>
          <table:table-cell office:value-type="float" office:value="6076.7">
            <text:p>6076.7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88">
            <text:p>9588</text:p>
          </table:table-cell>
          <table:table-cell office:value-type="float" office:value="7682">
            <text:p>7682</text:p>
          </table:table-cell>
          <table:table-cell office:value-type="float" office:value="7453">
            <text:p>7453</text:p>
          </table:table-cell>
          <table:table-cell office:value-type="float" office:value="10308">
            <text:p>10308</text:p>
          </table:table-cell>
          <table:table-cell office:value-type="float" office:value="8868">
            <text:p>8868</text:p>
          </table:table-cell>
          <table:table-cell office:value-type="float" office:value="7427">
            <text:p>7427</text:p>
          </table:table-cell>
          <table:table-cell office:value-type="float" office:value="9638">
            <text:p>9638</text:p>
          </table:table-cell>
          <table:table-cell office:value-type="float" office:value="8138">
            <text:p>8138</text:p>
          </table:table-cell>
          <table:table-cell office:value-type="float" office:value="9433">
            <text:p>9433</text:p>
          </table:table-cell>
          <table:table-cell office:value-type="float" office:value="9098">
            <text:p>9098</text:p>
          </table:table-cell>
          <table:table-cell office:value-type="float" office:value="8763.3">
            <text:p>8763.3</text:p>
          </table:table-cell>
          <table:table-cell office:value-type="float" office:value="7454">
            <text:p>7454</text:p>
          </table:table-cell>
          <table:table-cell office:value-type="float" office:value="7473">
            <text:p>7473</text:p>
          </table:table-cell>
          <table:table-cell office:value-type="float" office:value="9869">
            <text:p>9869</text:p>
          </table:table-cell>
          <table:table-cell office:value-type="float" office:value="8416">
            <text:p>8416</text:p>
          </table:table-cell>
          <table:table-cell office:value-type="float" office:value="7471">
            <text:p>7471</text:p>
          </table:table-cell>
          <table:table-cell office:value-type="float" office:value="9008">
            <text:p>9008</text:p>
          </table:table-cell>
          <table:table-cell office:value-type="float" office:value="7395">
            <text:p>7395</text:p>
          </table:table-cell>
          <table:table-cell office:value-type="float" office:value="9786">
            <text:p>9786</text:p>
          </table:table-cell>
          <table:table-cell office:value-type="float" office:value="7796">
            <text:p>7796</text:p>
          </table:table-cell>
          <table:table-cell office:value-type="float" office:value="7423">
            <text:p>7423</text:p>
          </table:table-cell>
          <table:table-cell office:value-type="float" office:value="8209.1">
            <text:p>8209.1</text:p>
          </table:table-cell>
          <table:table-cell office:value-type="float" office:value="7227">
            <text:p>7227</text:p>
          </table:table-cell>
          <table:table-cell office:value-type="float" office:value="8921">
            <text:p>8921</text:p>
          </table:table-cell>
          <table:table-cell office:value-type="float" office:value="7284">
            <text:p>7284</text:p>
          </table:table-cell>
          <table:table-cell office:value-type="float" office:value="7349">
            <text:p>7349</text:p>
          </table:table-cell>
          <table:table-cell office:value-type="float" office:value="10099">
            <text:p>10099</text:p>
          </table:table-cell>
          <table:table-cell office:value-type="float" office:value="9590">
            <text:p>9590</text:p>
          </table:table-cell>
          <table:table-cell office:value-type="float" office:value="7241">
            <text:p>7241</text:p>
          </table:table-cell>
          <table:table-cell office:value-type="float" office:value="7512">
            <text:p>7512</text:p>
          </table:table-cell>
          <table:table-cell office:value-type="float" office:value="7325">
            <text:p>7325</text:p>
          </table:table-cell>
          <table:table-cell office:value-type="float" office:value="7243">
            <text:p>7243</text:p>
          </table:table-cell>
          <table:table-cell office:value-type="float" office:value="7979.1">
            <text:p>7979.1</text:p>
          </table:table-cell>
          <table:table-cell office:value-type="float" office:value="7765">
            <text:p>7765</text:p>
          </table:table-cell>
          <table:table-cell office:value-type="float" office:value="9316">
            <text:p>9316</text:p>
          </table:table-cell>
          <table:table-cell office:value-type="float" office:value="7761">
            <text:p>7761</text:p>
          </table:table-cell>
          <table:table-cell office:value-type="float" office:value="7831">
            <text:p>7831</text:p>
          </table:table-cell>
          <table:table-cell office:value-type="float" office:value="8356">
            <text:p>8356</text:p>
          </table:table-cell>
          <table:table-cell office:value-type="float" office:value="8874">
            <text:p>8874</text:p>
          </table:table-cell>
          <table:table-cell office:value-type="float" office:value="7790">
            <text:p>7790</text:p>
          </table:table-cell>
          <table:table-cell office:value-type="float" office:value="7748">
            <text:p>7748</text:p>
          </table:table-cell>
          <table:table-cell office:value-type="float" office:value="7874">
            <text:p>7874</text:p>
          </table:table-cell>
          <table:table-cell office:value-type="float" office:value="7841">
            <text:p>7841</text:p>
          </table:table-cell>
          <table:table-cell office:value-type="float" office:value="8115.6">
            <text:p>8115.6</text:p>
          </table:table-cell>
          <table:table-cell office:value-type="float" office:value="226986">
            <text:p>226986</text:p>
          </table:table-cell>
          <table:table-cell office:value-type="float" office:value="226822">
            <text:p>226822</text:p>
          </table:table-cell>
          <table:table-cell office:value-type="float" office:value="223516">
            <text:p>223516</text:p>
          </table:table-cell>
          <table:table-cell office:value-type="float" office:value="221464">
            <text:p>221464</text:p>
          </table:table-cell>
          <table:table-cell office:value-type="float" office:value="224474">
            <text:p>224474</text:p>
          </table:table-cell>
          <table:table-cell office:value-type="float" office:value="222461">
            <text:p>222461</text:p>
          </table:table-cell>
          <table:table-cell office:value-type="float" office:value="225788">
            <text:p>225788</text:p>
          </table:table-cell>
          <table:table-cell office:value-type="float" office:value="221900">
            <text:p>221900</text:p>
          </table:table-cell>
          <table:table-cell office:value-type="float" office:value="219904">
            <text:p>219904</text:p>
          </table:table-cell>
          <table:table-cell office:value-type="float" office:value="222454">
            <text:p>222454</text:p>
          </table:table-cell>
          <table:table-cell office:value-type="float" office:value="223576.9">
            <text:p>223576.9</text:p>
          </table:table-cell>
          <table:table-cell office:value-type="float" office:value="194478">
            <text:p>194478</text:p>
          </table:table-cell>
          <table:table-cell office:value-type="float" office:value="196689">
            <text:p>196689</text:p>
          </table:table-cell>
          <table:table-cell office:value-type="float" office:value="206568">
            <text:p>206568</text:p>
          </table:table-cell>
          <table:table-cell office:value-type="float" office:value="197524">
            <text:p>197524</text:p>
          </table:table-cell>
          <table:table-cell office:value-type="float" office:value="193955">
            <text:p>193955</text:p>
          </table:table-cell>
          <table:table-cell office:value-type="float" office:value="199915">
            <text:p>199915</text:p>
          </table:table-cell>
          <table:table-cell office:value-type="float" office:value="200071">
            <text:p>200071</text:p>
          </table:table-cell>
          <table:table-cell office:value-type="float" office:value="196734">
            <text:p>196734</text:p>
          </table:table-cell>
          <table:table-cell office:value-type="float" office:value="194587">
            <text:p>194587</text:p>
          </table:table-cell>
          <table:table-cell office:value-type="float" office:value="197373">
            <text:p>197373</text:p>
          </table:table-cell>
          <table:table-cell office:value-type="float" office:value="197789.4">
            <text:p>197789.4</text:p>
          </table:table-cell>
          <table:table-cell office:value-type="float" office:value="7115">
            <text:p>7115</text:p>
          </table:table-cell>
          <table:table-cell office:value-type="float" office:value="6284">
            <text:p>6284</text:p>
          </table:table-cell>
          <table:table-cell office:value-type="float" office:value="6250">
            <text:p>6250</text:p>
          </table:table-cell>
          <table:table-cell office:value-type="float" office:value="6173">
            <text:p>6173</text:p>
          </table:table-cell>
          <table:table-cell office:value-type="float" office:value="6194">
            <text:p>6194</text:p>
          </table:table-cell>
          <table:table-cell office:value-type="float" office:value="6366">
            <text:p>6366</text:p>
          </table:table-cell>
          <table:table-cell office:value-type="float" office:value="9205">
            <text:p>9205</text:p>
          </table:table-cell>
          <table:table-cell office:value-type="float" office:value="6261">
            <text:p>6261</text:p>
          </table:table-cell>
          <table:table-cell table:number-columns-repeated="2" office:value-type="float" office:value="6226">
            <text:p>6226</text:p>
          </table:table-cell>
          <table:table-cell office:value-type="float" office:value="6630">
            <text:p>6630</text:p>
          </table:table-cell>
          <table:table-cell office:value-type="float" office:value="5028">
            <text:p>5028</text:p>
          </table:table-cell>
          <table:table-cell office:value-type="float" office:value="4865">
            <text:p>4865</text:p>
          </table:table-cell>
          <table:table-cell office:value-type="float" office:value="7037">
            <text:p>7037</text:p>
          </table:table-cell>
          <table:table-cell office:value-type="float" office:value="4806">
            <text:p>4806</text:p>
          </table:table-cell>
          <table:table-cell office:value-type="float" office:value="8226">
            <text:p>8226</text:p>
          </table:table-cell>
          <table:table-cell office:value-type="float" office:value="4856">
            <text:p>4856</text:p>
          </table:table-cell>
          <table:table-cell office:value-type="float" office:value="5768">
            <text:p>5768</text:p>
          </table:table-cell>
          <table:table-cell office:value-type="float" office:value="4828">
            <text:p>4828</text:p>
          </table:table-cell>
          <table:table-cell office:value-type="float" office:value="8362">
            <text:p>8362</text:p>
          </table:table-cell>
          <table:table-cell office:value-type="float" office:value="4810">
            <text:p>4810</text:p>
          </table:table-cell>
          <table:table-cell office:value-type="float" office:value="5858.6">
            <text:p>5858.6</text:p>
          </table:table-cell>
          <table:table-cell office:value-type="float" office:value="7636">
            <text:p>7636</text:p>
          </table:table-cell>
          <table:table-cell office:value-type="float" office:value="6086">
            <text:p>6086</text:p>
          </table:table-cell>
          <table:table-cell office:value-type="float" office:value="7604">
            <text:p>7604</text:p>
          </table:table-cell>
          <table:table-cell office:value-type="float" office:value="8488">
            <text:p>8488</text:p>
          </table:table-cell>
          <table:table-cell office:value-type="float" office:value="7147">
            <text:p>7147</text:p>
          </table:table-cell>
          <table:table-cell office:value-type="float" office:value="9743">
            <text:p>9743</text:p>
          </table:table-cell>
          <table:table-cell office:value-type="float" office:value="6186">
            <text:p>6186</text:p>
          </table:table-cell>
          <table:table-cell office:value-type="float" office:value="7658">
            <text:p>7658</text:p>
          </table:table-cell>
          <table:table-cell office:value-type="float" office:value="6838">
            <text:p>6838</text:p>
          </table:table-cell>
          <table:table-cell office:value-type="float" office:value="8375">
            <text:p>8375</text:p>
          </table:table-cell>
          <table:table-cell office:value-type="float" office:value="7576.1">
            <text:p>7576.1</text:p>
          </table:table-cell>
          <table:table-cell office:value-type="float" office:value="8219">
            <text:p>8219</text:p>
          </table:table-cell>
          <table:table-cell office:value-type="float" office:value="8915">
            <text:p>8915</text:p>
          </table:table-cell>
          <table:table-cell office:value-type="float" office:value="8241">
            <text:p>8241</text:p>
          </table:table-cell>
          <table:table-cell office:value-type="float" office:value="8170">
            <text:p>8170</text:p>
          </table:table-cell>
          <table:table-cell office:value-type="float" office:value="6840">
            <text:p>6840</text:p>
          </table:table-cell>
          <table:table-cell office:value-type="float" office:value="9489">
            <text:p>9489</text:p>
          </table:table-cell>
          <table:table-cell office:value-type="float" office:value="6699">
            <text:p>6699</text:p>
          </table:table-cell>
          <table:table-cell office:value-type="float" office:value="7737">
            <text:p>7737</text:p>
          </table:table-cell>
          <table:table-cell office:value-type="float" office:value="6672">
            <text:p>6672</text:p>
          </table:table-cell>
          <table:table-cell office:value-type="float" office:value="7853">
            <text:p>7853</text:p>
          </table:table-cell>
          <table:table-cell office:value-type="float" office:value="7883.5">
            <text:p>7883.5</text:p>
          </table:table-cell>
          <table:table-cell office:value-type="float" office:value="6547">
            <text:p>6547</text:p>
          </table:table-cell>
          <table:table-cell office:value-type="float" office:value="6259">
            <text:p>6259</text:p>
          </table:table-cell>
          <table:table-cell office:value-type="float" office:value="6573">
            <text:p>6573</text:p>
          </table:table-cell>
          <table:table-cell office:value-type="float" office:value="6492">
            <text:p>6492</text:p>
          </table:table-cell>
          <table:table-cell office:value-type="float" office:value="6315">
            <text:p>6315</text:p>
          </table:table-cell>
          <table:table-cell office:value-type="float" office:value="7153">
            <text:p>7153</text:p>
          </table:table-cell>
          <table:table-cell office:value-type="float" office:value="6338">
            <text:p>6338</text:p>
          </table:table-cell>
          <table:table-cell office:value-type="float" office:value="8312">
            <text:p>8312</text:p>
          </table:table-cell>
          <table:table-cell office:value-type="float" office:value="6320">
            <text:p>6320</text:p>
          </table:table-cell>
          <table:table-cell office:value-type="float" office:value="8267">
            <text:p>8267</text:p>
          </table:table-cell>
          <table:table-cell office:value-type="float" office:value="6857.6">
            <text:p>6857.6</text:p>
          </table:table-cell>
          <table:table-cell office:value-type="float" office:value="6148">
            <text:p>6148</text:p>
          </table:table-cell>
          <table:table-cell office:value-type="float" office:value="6111">
            <text:p>6111</text:p>
          </table:table-cell>
          <table:table-cell office:value-type="float" office:value="6198">
            <text:p>6198</text:p>
          </table:table-cell>
          <table:table-cell office:value-type="float" office:value="6104">
            <text:p>6104</text:p>
          </table:table-cell>
          <table:table-cell office:value-type="float" office:value="6100">
            <text:p>6100</text:p>
          </table:table-cell>
          <table:table-cell office:value-type="float" office:value="6123">
            <text:p>6123</text:p>
          </table:table-cell>
          <table:table-cell office:value-type="float" office:value="8045">
            <text:p>8045</text:p>
          </table:table-cell>
          <table:table-cell office:value-type="float" office:value="6467">
            <text:p>6467</text:p>
          </table:table-cell>
          <table:table-cell office:value-type="float" office:value="6180">
            <text:p>6180</text:p>
          </table:table-cell>
          <table:table-cell office:value-type="float" office:value="7469">
            <text:p>7469</text:p>
          </table:table-cell>
          <table:table-cell office:value-type="float" office:value="6494.5">
            <text:p>6494.5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7703">
            <text:p>7703</text:p>
          </table:table-cell>
          <table:table-cell office:value-type="float" office:value="10280">
            <text:p>10280</text:p>
          </table:table-cell>
          <table:table-cell office:value-type="float" office:value="10020">
            <text:p>10020</text:p>
          </table:table-cell>
          <table:table-cell office:value-type="float" office:value="7593">
            <text:p>7593</text:p>
          </table:table-cell>
          <table:table-cell office:value-type="float" office:value="9322">
            <text:p>9322</text:p>
          </table:table-cell>
          <table:table-cell office:value-type="float" office:value="7554">
            <text:p>7554</text:p>
          </table:table-cell>
          <table:table-cell office:value-type="float" office:value="7522">
            <text:p>7522</text:p>
          </table:table-cell>
          <table:table-cell office:value-type="float" office:value="9543">
            <text:p>9543</text:p>
          </table:table-cell>
          <table:table-cell office:value-type="float" office:value="7545">
            <text:p>7545</text:p>
          </table:table-cell>
          <table:table-cell office:value-type="float" office:value="7572">
            <text:p>7572</text:p>
          </table:table-cell>
          <table:table-cell office:value-type="float" office:value="8465.4">
            <text:p>8465.4</text:p>
          </table:table-cell>
          <table:table-cell office:value-type="float" office:value="9458">
            <text:p>9458</text:p>
          </table:table-cell>
          <table:table-cell office:value-type="float" office:value="7503">
            <text:p>7503</text:p>
          </table:table-cell>
          <table:table-cell office:value-type="float" office:value="8493">
            <text:p>8493</text:p>
          </table:table-cell>
          <table:table-cell office:value-type="float" office:value="9726">
            <text:p>9726</text:p>
          </table:table-cell>
          <table:table-cell office:value-type="float" office:value="10590">
            <text:p>10590</text:p>
          </table:table-cell>
          <table:table-cell office:value-type="float" office:value="9885">
            <text:p>9885</text:p>
          </table:table-cell>
          <table:table-cell office:value-type="float" office:value="7476">
            <text:p>7476</text:p>
          </table:table-cell>
          <table:table-cell office:value-type="float" office:value="7539">
            <text:p>7539</text:p>
          </table:table-cell>
          <table:table-cell office:value-type="float" office:value="7558">
            <text:p>7558</text:p>
          </table:table-cell>
          <table:table-cell office:value-type="float" office:value="10009">
            <text:p>10009</text:p>
          </table:table-cell>
          <table:table-cell office:value-type="float" office:value="8823.7">
            <text:p>8823.7</text:p>
          </table:table-cell>
          <table:table-cell office:value-type="float" office:value="8827">
            <text:p>8827</text:p>
          </table:table-cell>
          <table:table-cell office:value-type="float" office:value="7467">
            <text:p>7467</text:p>
          </table:table-cell>
          <table:table-cell office:value-type="float" office:value="7435">
            <text:p>7435</text:p>
          </table:table-cell>
          <table:table-cell office:value-type="float" office:value="7458">
            <text:p>7458</text:p>
          </table:table-cell>
          <table:table-cell office:value-type="float" office:value="9653">
            <text:p>9653</text:p>
          </table:table-cell>
          <table:table-cell office:value-type="float" office:value="7340">
            <text:p>7340</text:p>
          </table:table-cell>
          <table:table-cell office:value-type="float" office:value="9279">
            <text:p>9279</text:p>
          </table:table-cell>
          <table:table-cell office:value-type="float" office:value="7400">
            <text:p>7400</text:p>
          </table:table-cell>
          <table:table-cell office:value-type="float" office:value="7487">
            <text:p>7487</text:p>
          </table:table-cell>
          <table:table-cell office:value-type="float" office:value="7418">
            <text:p>7418</text:p>
          </table:table-cell>
          <table:table-cell office:value-type="float" office:value="7976.4">
            <text:p>7976.4</text:p>
          </table:table-cell>
          <table:table-cell office:value-type="float" office:value="10063">
            <text:p>10063</text:p>
          </table:table-cell>
          <table:table-cell office:value-type="float" office:value="8043">
            <text:p>8043</text:p>
          </table:table-cell>
          <table:table-cell office:value-type="float" office:value="10168">
            <text:p>10168</text:p>
          </table:table-cell>
          <table:table-cell office:value-type="float" office:value="7951">
            <text:p>7951</text:p>
          </table:table-cell>
          <table:table-cell office:value-type="float" office:value="7873">
            <text:p>7873</text:p>
          </table:table-cell>
          <table:table-cell office:value-type="float" office:value="7929">
            <text:p>7929</text:p>
          </table:table-cell>
          <table:table-cell office:value-type="float" office:value="7791">
            <text:p>7791</text:p>
          </table:table-cell>
          <table:table-cell office:value-type="float" office:value="7854">
            <text:p>7854</text:p>
          </table:table-cell>
          <table:table-cell office:value-type="float" office:value="9670">
            <text:p>9670</text:p>
          </table:table-cell>
          <table:table-cell office:value-type="float" office:value="7981">
            <text:p>7981</text:p>
          </table:table-cell>
          <table:table-cell office:value-type="float" office:value="8532.3">
            <text:p>8532.3</text:p>
          </table:table-cell>
          <table:table-cell office:value-type="float" office:value="232647">
            <text:p>232647</text:p>
          </table:table-cell>
          <table:table-cell office:value-type="float" office:value="225267">
            <text:p>225267</text:p>
          </table:table-cell>
          <table:table-cell office:value-type="float" office:value="226495">
            <text:p>226495</text:p>
          </table:table-cell>
          <table:table-cell office:value-type="float" office:value="222552">
            <text:p>222552</text:p>
          </table:table-cell>
          <table:table-cell office:value-type="float" office:value="231530">
            <text:p>231530</text:p>
          </table:table-cell>
          <table:table-cell office:value-type="float" office:value="227288">
            <text:p>227288</text:p>
          </table:table-cell>
          <table:table-cell office:value-type="float" office:value="232318">
            <text:p>232318</text:p>
          </table:table-cell>
          <table:table-cell office:value-type="float" office:value="230331">
            <text:p>230331</text:p>
          </table:table-cell>
          <table:table-cell office:value-type="float" office:value="223734">
            <text:p>223734</text:p>
          </table:table-cell>
          <table:table-cell office:value-type="float" office:value="228000">
            <text:p>228000</text:p>
          </table:table-cell>
          <table:table-cell office:value-type="float" office:value="228016.2">
            <text:p>228016.2</text:p>
          </table:table-cell>
          <table:table-cell office:value-type="float" office:value="203463">
            <text:p>203463</text:p>
          </table:table-cell>
          <table:table-cell office:value-type="float" office:value="207254">
            <text:p>207254</text:p>
          </table:table-cell>
          <table:table-cell office:value-type="float" office:value="207472">
            <text:p>207472</text:p>
          </table:table-cell>
          <table:table-cell office:value-type="float" office:value="202085">
            <text:p>202085</text:p>
          </table:table-cell>
          <table:table-cell office:value-type="float" office:value="198438">
            <text:p>198438</text:p>
          </table:table-cell>
          <table:table-cell office:value-type="float" office:value="204327">
            <text:p>204327</text:p>
          </table:table-cell>
          <table:table-cell office:value-type="float" office:value="199382">
            <text:p>199382</text:p>
          </table:table-cell>
          <table:table-cell office:value-type="float" office:value="206546">
            <text:p>206546</text:p>
          </table:table-cell>
          <table:table-cell office:value-type="float" office:value="200863">
            <text:p>200863</text:p>
          </table:table-cell>
          <table:table-cell office:value-type="float" office:value="203715">
            <text:p>203715</text:p>
          </table:table-cell>
          <table:table-cell office:value-type="float" office:value="203354.5">
            <text:p>203354.5</text:p>
          </table:table-cell>
          <table:table-cell office:value-type="float" office:value="8437">
            <text:p>8437</text:p>
          </table:table-cell>
          <table:table-cell office:value-type="float" office:value="6507">
            <text:p>6507</text:p>
          </table:table-cell>
          <table:table-cell office:value-type="float" office:value="6295">
            <text:p>6295</text:p>
          </table:table-cell>
          <table:table-cell office:value-type="float" office:value="8322">
            <text:p>8322</text:p>
          </table:table-cell>
          <table:table-cell office:value-type="float" office:value="6284">
            <text:p>6284</text:p>
          </table:table-cell>
          <table:table-cell office:value-type="float" office:value="6370">
            <text:p>6370</text:p>
          </table:table-cell>
          <table:table-cell office:value-type="float" office:value="6297">
            <text:p>6297</text:p>
          </table:table-cell>
          <table:table-cell office:value-type="float" office:value="6308">
            <text:p>6308</text:p>
          </table:table-cell>
          <table:table-cell office:value-type="float" office:value="6343">
            <text:p>6343</text:p>
          </table:table-cell>
          <table:table-cell office:value-type="float" office:value="8080">
            <text:p>8080</text:p>
          </table:table-cell>
          <table:table-cell office:value-type="float" office:value="6924.3">
            <text:p>6924.3</text:p>
          </table:table-cell>
          <table:table-cell table:number-columns-repeated="2" office:value-type="float" office:value="4911">
            <text:p>4911</text:p>
          </table:table-cell>
          <table:table-cell office:value-type="float" office:value="4978">
            <text:p>4978</text:p>
          </table:table-cell>
          <table:table-cell office:value-type="float" office:value="5303">
            <text:p>5303</text:p>
          </table:table-cell>
          <table:table-cell office:value-type="float" office:value="4907">
            <text:p>4907</text:p>
          </table:table-cell>
          <table:table-cell office:value-type="float" office:value="4936">
            <text:p>4936</text:p>
          </table:table-cell>
          <table:table-cell office:value-type="float" office:value="8412">
            <text:p>8412</text:p>
          </table:table-cell>
          <table:table-cell office:value-type="float" office:value="6598">
            <text:p>6598</text:p>
          </table:table-cell>
          <table:table-cell office:value-type="float" office:value="6887">
            <text:p>6887</text:p>
          </table:table-cell>
          <table:table-cell office:value-type="float" office:value="5064">
            <text:p>5064</text:p>
          </table:table-cell>
          <table:table-cell office:value-type="float" office:value="5690.7">
            <text:p>5690.7</text:p>
          </table:table-cell>
          <table:table-cell office:value-type="float" office:value="6143">
            <text:p>6143</text:p>
          </table:table-cell>
          <table:table-cell office:value-type="float" office:value="6204">
            <text:p>6204</text:p>
          </table:table-cell>
          <table:table-cell office:value-type="float" office:value="9488">
            <text:p>9488</text:p>
          </table:table-cell>
          <table:table-cell office:value-type="float" office:value="6184">
            <text:p>6184</text:p>
          </table:table-cell>
          <table:table-cell office:value-type="float" office:value="9112">
            <text:p>9112</text:p>
          </table:table-cell>
          <table:table-cell office:value-type="float" office:value="6124">
            <text:p>6124</text:p>
          </table:table-cell>
          <table:table-cell office:value-type="float" office:value="8748">
            <text:p>8748</text:p>
          </table:table-cell>
          <table:table-cell office:value-type="float" office:value="6112">
            <text:p>6112</text:p>
          </table:table-cell>
          <table:table-cell office:value-type="float" office:value="8473">
            <text:p>8473</text:p>
          </table:table-cell>
          <table:table-cell office:value-type="float" office:value="6127">
            <text:p>6127</text:p>
          </table:table-cell>
          <table:table-cell office:value-type="float" office:value="7271.5">
            <text:p>7271.5</text:p>
          </table:table-cell>
          <table:table-cell office:value-type="float" office:value="6904">
            <text:p>6904</text:p>
          </table:table-cell>
          <table:table-cell office:value-type="float" office:value="6840">
            <text:p>6840</text:p>
          </table:table-cell>
          <table:table-cell office:value-type="float" office:value="8042">
            <text:p>8042</text:p>
          </table:table-cell>
          <table:table-cell office:value-type="float" office:value="6920">
            <text:p>6920</text:p>
          </table:table-cell>
          <table:table-cell office:value-type="float" office:value="9616">
            <text:p>9616</text:p>
          </table:table-cell>
          <table:table-cell office:value-type="float" office:value="10840">
            <text:p>10840</text:p>
          </table:table-cell>
          <table:table-cell office:value-type="float" office:value="8082">
            <text:p>8082</text:p>
          </table:table-cell>
          <table:table-cell office:value-type="float" office:value="9615">
            <text:p>9615</text:p>
          </table:table-cell>
          <table:table-cell office:value-type="float" office:value="9237">
            <text:p>9237</text:p>
          </table:table-cell>
          <table:table-cell office:value-type="float" office:value="6866">
            <text:p>6866</text:p>
          </table:table-cell>
          <table:table-cell office:value-type="float" office:value="8296.2">
            <text:p>8296.2</text:p>
          </table:table-cell>
          <table:table-cell office:value-type="float" office:value="6459">
            <text:p>6459</text:p>
          </table:table-cell>
          <table:table-cell office:value-type="float" office:value="6465">
            <text:p>6465</text:p>
          </table:table-cell>
          <table:table-cell office:value-type="float" office:value="6498">
            <text:p>6498</text:p>
          </table:table-cell>
          <table:table-cell office:value-type="float" office:value="8564">
            <text:p>8564</text:p>
          </table:table-cell>
          <table:table-cell office:value-type="float" office:value="7801">
            <text:p>7801</text:p>
          </table:table-cell>
          <table:table-cell office:value-type="float" office:value="8029">
            <text:p>8029</text:p>
          </table:table-cell>
          <table:table-cell office:value-type="float" office:value="6544">
            <text:p>6544</text:p>
          </table:table-cell>
          <table:table-cell office:value-type="float" office:value="7012">
            <text:p>7012</text:p>
          </table:table-cell>
          <table:table-cell office:value-type="float" office:value="6904">
            <text:p>6904</text:p>
          </table:table-cell>
          <table:table-cell office:value-type="float" office:value="6486">
            <text:p>6486</text:p>
          </table:table-cell>
          <table:table-cell office:value-type="float" office:value="7076.2">
            <text:p>7076.2</text:p>
          </table:table-cell>
          <table:table-cell office:value-type="float" office:value="6289">
            <text:p>6289</text:p>
          </table:table-cell>
          <table:table-cell office:value-type="float" office:value="8117">
            <text:p>8117</text:p>
          </table:table-cell>
          <table:table-cell office:value-type="float" office:value="6282">
            <text:p>6282</text:p>
          </table:table-cell>
          <table:table-cell office:value-type="float" office:value="6270">
            <text:p>6270</text:p>
          </table:table-cell>
          <table:table-cell office:value-type="float" office:value="6468">
            <text:p>6468</text:p>
          </table:table-cell>
          <table:table-cell office:value-type="float" office:value="6573">
            <text:p>6573</text:p>
          </table:table-cell>
          <table:table-cell office:value-type="float" office:value="6255">
            <text:p>6255</text:p>
          </table:table-cell>
          <table:table-cell office:value-type="float" office:value="8069">
            <text:p>8069</text:p>
          </table:table-cell>
          <table:table-cell office:value-type="float" office:value="6279">
            <text:p>6279</text:p>
          </table:table-cell>
          <table:table-cell office:value-type="float" office:value="6246">
            <text:p>6246</text:p>
          </table:table-cell>
          <table:table-cell office:value-type="float" office:value="6684.8">
            <text:p>6684.8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9955">
            <text:p>9955</text:p>
          </table:table-cell>
          <table:table-cell office:value-type="float" office:value="10477">
            <text:p>10477</text:p>
          </table:table-cell>
          <table:table-cell office:value-type="float" office:value="8133">
            <text:p>8133</text:p>
          </table:table-cell>
          <table:table-cell office:value-type="float" office:value="10329">
            <text:p>10329</text:p>
          </table:table-cell>
          <table:table-cell office:value-type="float" office:value="10114">
            <text:p>10114</text:p>
          </table:table-cell>
          <table:table-cell office:value-type="float" office:value="9630">
            <text:p>9630</text:p>
          </table:table-cell>
          <table:table-cell office:value-type="float" office:value="8035">
            <text:p>8035</text:p>
          </table:table-cell>
          <table:table-cell office:value-type="float" office:value="10058">
            <text:p>10058</text:p>
          </table:table-cell>
          <table:table-cell office:value-type="float" office:value="8165">
            <text:p>8165</text:p>
          </table:table-cell>
          <table:table-cell office:value-type="float" office:value="8144">
            <text:p>8144</text:p>
          </table:table-cell>
          <table:table-cell office:value-type="float" office:value="9304">
            <text:p>9304</text:p>
          </table:table-cell>
          <table:table-cell office:value-type="float" office:value="7673">
            <text:p>7673</text:p>
          </table:table-cell>
          <table:table-cell office:value-type="float" office:value="7703">
            <text:p>7703</text:p>
          </table:table-cell>
          <table:table-cell office:value-type="float" office:value="7663">
            <text:p>7663</text:p>
          </table:table-cell>
          <table:table-cell office:value-type="float" office:value="7664">
            <text:p>7664</text:p>
          </table:table-cell>
          <table:table-cell office:value-type="float" office:value="7679">
            <text:p>7679</text:p>
          </table:table-cell>
          <table:table-cell office:value-type="float" office:value="7638">
            <text:p>7638</text:p>
          </table:table-cell>
          <table:table-cell office:value-type="float" office:value="7631">
            <text:p>7631</text:p>
          </table:table-cell>
          <table:table-cell office:value-type="float" office:value="7502">
            <text:p>7502</text:p>
          </table:table-cell>
          <table:table-cell office:value-type="float" office:value="7662">
            <text:p>7662</text:p>
          </table:table-cell>
          <table:table-cell office:value-type="float" office:value="10165">
            <text:p>10165</text:p>
          </table:table-cell>
          <table:table-cell office:value-type="float" office:value="7898">
            <text:p>7898</text:p>
          </table:table-cell>
          <table:table-cell office:value-type="float" office:value="7561">
            <text:p>7561</text:p>
          </table:table-cell>
          <table:table-cell office:value-type="float" office:value="7582">
            <text:p>7582</text:p>
          </table:table-cell>
          <table:table-cell office:value-type="float" office:value="7578">
            <text:p>7578</text:p>
          </table:table-cell>
          <table:table-cell office:value-type="float" office:value="7496">
            <text:p>7496</text:p>
          </table:table-cell>
          <table:table-cell office:value-type="float" office:value="7491">
            <text:p>7491</text:p>
          </table:table-cell>
          <table:table-cell office:value-type="float" office:value="7518">
            <text:p>7518</text:p>
          </table:table-cell>
          <table:table-cell office:value-type="float" office:value="11458">
            <text:p>11458</text:p>
          </table:table-cell>
          <table:table-cell office:value-type="float" office:value="7571">
            <text:p>7571</text:p>
          </table:table-cell>
          <table:table-cell office:value-type="float" office:value="7506">
            <text:p>7506</text:p>
          </table:table-cell>
          <table:table-cell office:value-type="float" office:value="7532">
            <text:p>7532</text:p>
          </table:table-cell>
          <table:table-cell office:value-type="float" office:value="7929.3">
            <text:p>7929.3</text:p>
          </table:table-cell>
          <table:table-cell office:value-type="float" office:value="10100">
            <text:p>10100</text:p>
          </table:table-cell>
          <table:table-cell office:value-type="float" office:value="8129">
            <text:p>8129</text:p>
          </table:table-cell>
          <table:table-cell office:value-type="float" office:value="12093">
            <text:p>12093</text:p>
          </table:table-cell>
          <table:table-cell office:value-type="float" office:value="8065">
            <text:p>8065</text:p>
          </table:table-cell>
          <table:table-cell office:value-type="float" office:value="7956">
            <text:p>7956</text:p>
          </table:table-cell>
          <table:table-cell office:value-type="float" office:value="9760">
            <text:p>9760</text:p>
          </table:table-cell>
          <table:table-cell office:value-type="float" office:value="11188">
            <text:p>11188</text:p>
          </table:table-cell>
          <table:table-cell office:value-type="float" office:value="10510">
            <text:p>10510</text:p>
          </table:table-cell>
          <table:table-cell office:value-type="float" office:value="11076">
            <text:p>11076</text:p>
          </table:table-cell>
          <table:table-cell office:value-type="float" office:value="8060">
            <text:p>8060</text:p>
          </table:table-cell>
          <table:table-cell office:value-type="float" office:value="9693.7">
            <text:p>9693.7</text:p>
          </table:table-cell>
          <table:table-cell office:value-type="float" office:value="244646">
            <text:p>244646</text:p>
          </table:table-cell>
          <table:table-cell office:value-type="float" office:value="235251">
            <text:p>235251</text:p>
          </table:table-cell>
          <table:table-cell office:value-type="float" office:value="243546">
            <text:p>243546</text:p>
          </table:table-cell>
          <table:table-cell office:value-type="float" office:value="235823">
            <text:p>235823</text:p>
          </table:table-cell>
          <table:table-cell office:value-type="float" office:value="249007">
            <text:p>249007</text:p>
          </table:table-cell>
          <table:table-cell office:value-type="float" office:value="235213">
            <text:p>235213</text:p>
          </table:table-cell>
          <table:table-cell office:value-type="float" office:value="239431">
            <text:p>239431</text:p>
          </table:table-cell>
          <table:table-cell office:value-type="float" office:value="231105">
            <text:p>231105</text:p>
          </table:table-cell>
          <table:table-cell office:value-type="float" office:value="235701">
            <text:p>235701</text:p>
          </table:table-cell>
          <table:table-cell office:value-type="float" office:value="233838">
            <text:p>233838</text:p>
          </table:table-cell>
          <table:table-cell office:value-type="float" office:value="238356.1">
            <text:p>238356.1</text:p>
          </table:table-cell>
          <table:table-cell office:value-type="float" office:value="205588">
            <text:p>205588</text:p>
          </table:table-cell>
          <table:table-cell office:value-type="float" office:value="207557">
            <text:p>207557</text:p>
          </table:table-cell>
          <table:table-cell office:value-type="float" office:value="203678">
            <text:p>203678</text:p>
          </table:table-cell>
          <table:table-cell office:value-type="float" office:value="208503">
            <text:p>208503</text:p>
          </table:table-cell>
          <table:table-cell office:value-type="float" office:value="210516">
            <text:p>210516</text:p>
          </table:table-cell>
          <table:table-cell office:value-type="float" office:value="211583">
            <text:p>211583</text:p>
          </table:table-cell>
          <table:table-cell office:value-type="float" office:value="204770">
            <text:p>204770</text:p>
          </table:table-cell>
          <table:table-cell office:value-type="float" office:value="206539">
            <text:p>206539</text:p>
          </table:table-cell>
          <table:table-cell office:value-type="float" office:value="206941">
            <text:p>206941</text:p>
          </table:table-cell>
          <table:table-cell office:value-type="float" office:value="208537">
            <text:p>208537</text:p>
          </table:table-cell>
          <table:table-cell office:value-type="float" office:value="207421.2">
            <text:p>207421.2</text:p>
          </table:table-cell>
          <table:table-cell office:value-type="float" office:value="6469">
            <text:p>6469</text:p>
          </table:table-cell>
          <table:table-cell office:value-type="float" office:value="6399">
            <text:p>6399</text:p>
          </table:table-cell>
          <table:table-cell office:value-type="float" office:value="6379">
            <text:p>6379</text:p>
          </table:table-cell>
          <table:table-cell office:value-type="float" office:value="6415">
            <text:p>6415</text:p>
          </table:table-cell>
          <table:table-cell office:value-type="float" office:value="6315">
            <text:p>6315</text:p>
          </table:table-cell>
          <table:table-cell office:value-type="float" office:value="6378">
            <text:p>6378</text:p>
          </table:table-cell>
          <table:table-cell office:value-type="float" office:value="6380">
            <text:p>6380</text:p>
          </table:table-cell>
          <table:table-cell office:value-type="float" office:value="8496">
            <text:p>8496</text:p>
          </table:table-cell>
          <table:table-cell office:value-type="float" office:value="6394">
            <text:p>6394</text:p>
          </table:table-cell>
          <table:table-cell office:value-type="float" office:value="6423">
            <text:p>6423</text:p>
          </table:table-cell>
          <table:table-cell office:value-type="float" office:value="6604.8">
            <text:p>6604.8</text:p>
          </table:table-cell>
          <table:table-cell office:value-type="float" office:value="7760">
            <text:p>7760</text:p>
          </table:table-cell>
          <table:table-cell office:value-type="float" office:value="4970">
            <text:p>4970</text:p>
          </table:table-cell>
          <table:table-cell office:value-type="float" office:value="4992">
            <text:p>4992</text:p>
          </table:table-cell>
          <table:table-cell office:value-type="float" office:value="8185">
            <text:p>8185</text:p>
          </table:table-cell>
          <table:table-cell office:value-type="float" office:value="4985">
            <text:p>4985</text:p>
          </table:table-cell>
          <table:table-cell office:value-type="float" office:value="4955">
            <text:p>4955</text:p>
          </table:table-cell>
          <table:table-cell office:value-type="float" office:value="6712">
            <text:p>6712</text:p>
          </table:table-cell>
          <table:table-cell office:value-type="float" office:value="5441">
            <text:p>5441</text:p>
          </table:table-cell>
          <table:table-cell office:value-type="float" office:value="4999">
            <text:p>4999</text:p>
          </table:table-cell>
          <table:table-cell office:value-type="float" office:value="5060">
            <text:p>5060</text:p>
          </table:table-cell>
          <table:table-cell office:value-type="float" office:value="5805.9">
            <text:p>5805.9</text:p>
          </table:table-cell>
          <table:table-cell office:value-type="float" office:value="8688">
            <text:p>8688</text:p>
          </table:table-cell>
          <table:table-cell office:value-type="float" office:value="6278">
            <text:p>6278</text:p>
          </table:table-cell>
          <table:table-cell office:value-type="float" office:value="8305">
            <text:p>8305</text:p>
          </table:table-cell>
          <table:table-cell office:value-type="float" office:value="8842">
            <text:p>8842</text:p>
          </table:table-cell>
          <table:table-cell office:value-type="float" office:value="6239">
            <text:p>6239</text:p>
          </table:table-cell>
          <table:table-cell office:value-type="float" office:value="6267">
            <text:p>6267</text:p>
          </table:table-cell>
          <table:table-cell office:value-type="float" office:value="6335">
            <text:p>6335</text:p>
          </table:table-cell>
          <table:table-cell office:value-type="float" office:value="6275">
            <text:p>6275</text:p>
          </table:table-cell>
          <table:table-cell office:value-type="float" office:value="8102">
            <text:p>8102</text:p>
          </table:table-cell>
          <table:table-cell office:value-type="float" office:value="10272">
            <text:p>10272</text:p>
          </table:table-cell>
          <table:table-cell office:value-type="float" office:value="7560.3">
            <text:p>7560.3</text:p>
          </table:table-cell>
          <table:table-cell office:value-type="float" office:value="8573">
            <text:p>8573</text:p>
          </table:table-cell>
          <table:table-cell office:value-type="float" office:value="7021">
            <text:p>7021</text:p>
          </table:table-cell>
          <table:table-cell office:value-type="float" office:value="6947">
            <text:p>6947</text:p>
          </table:table-cell>
          <table:table-cell office:value-type="float" office:value="8090">
            <text:p>8090</text:p>
          </table:table-cell>
          <table:table-cell office:value-type="float" office:value="6936">
            <text:p>6936</text:p>
          </table:table-cell>
          <table:table-cell office:value-type="float" office:value="8960">
            <text:p>8960</text:p>
          </table:table-cell>
          <table:table-cell office:value-type="float" office:value="6931">
            <text:p>6931</text:p>
          </table:table-cell>
          <table:table-cell office:value-type="float" office:value="7005">
            <text:p>7005</text:p>
          </table:table-cell>
          <table:table-cell office:value-type="float" office:value="6998">
            <text:p>6998</text:p>
          </table:table-cell>
          <table:table-cell office:value-type="float" office:value="7407">
            <text:p>7407</text:p>
          </table:table-cell>
          <table:table-cell office:value-type="float" office:value="7486.8">
            <text:p>7486.8</text:p>
          </table:table-cell>
          <table:table-cell office:value-type="float" office:value="6763">
            <text:p>6763</text:p>
          </table:table-cell>
          <table:table-cell office:value-type="float" office:value="8698">
            <text:p>8698</text:p>
          </table:table-cell>
          <table:table-cell office:value-type="float" office:value="6511">
            <text:p>6511</text:p>
          </table:table-cell>
          <table:table-cell office:value-type="float" office:value="6571">
            <text:p>6571</text:p>
          </table:table-cell>
          <table:table-cell office:value-type="float" office:value="9641">
            <text:p>9641</text:p>
          </table:table-cell>
          <table:table-cell office:value-type="float" office:value="6517">
            <text:p>6517</text:p>
          </table:table-cell>
          <table:table-cell office:value-type="float" office:value="6541">
            <text:p>6541</text:p>
          </table:table-cell>
          <table:table-cell office:value-type="float" office:value="6598">
            <text:p>6598</text:p>
          </table:table-cell>
          <table:table-cell office:value-type="float" office:value="6654">
            <text:p>6654</text:p>
          </table:table-cell>
          <table:table-cell office:value-type="float" office:value="6570">
            <text:p>6570</text:p>
          </table:table-cell>
          <table:table-cell office:value-type="float" office:value="7106.4">
            <text:p>7106.4</text:p>
          </table:table-cell>
          <table:table-cell office:value-type="float" office:value="6372">
            <text:p>6372</text:p>
          </table:table-cell>
          <table:table-cell office:value-type="float" office:value="6441">
            <text:p>6441</text:p>
          </table:table-cell>
          <table:table-cell office:value-type="float" office:value="6380">
            <text:p>6380</text:p>
          </table:table-cell>
          <table:table-cell office:value-type="float" office:value="6324">
            <text:p>6324</text:p>
          </table:table-cell>
          <table:table-cell office:value-type="float" office:value="9006">
            <text:p>9006</text:p>
          </table:table-cell>
          <table:table-cell office:value-type="float" office:value="6318">
            <text:p>6318</text:p>
          </table:table-cell>
          <table:table-cell office:value-type="float" office:value="6320">
            <text:p>6320</text:p>
          </table:table-cell>
          <table:table-cell office:value-type="float" office:value="8462">
            <text:p>8462</text:p>
          </table:table-cell>
          <table:table-cell office:value-type="float" office:value="6354">
            <text:p>6354</text:p>
          </table:table-cell>
          <table:table-cell office:value-type="float" office:value="6350">
            <text:p>6350</text:p>
          </table:table-cell>
          <table:table-cell office:value-type="float" office:value="6832.7">
            <text:p>6832.7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10807">
            <text:p>10807</text:p>
          </table:table-cell>
          <table:table-cell office:value-type="float" office:value="8142">
            <text:p>8142</text:p>
          </table:table-cell>
          <table:table-cell office:value-type="float" office:value="9567">
            <text:p>9567</text:p>
          </table:table-cell>
          <table:table-cell office:value-type="float" office:value="11161">
            <text:p>11161</text:p>
          </table:table-cell>
          <table:table-cell office:value-type="float" office:value="10275">
            <text:p>10275</text:p>
          </table:table-cell>
          <table:table-cell office:value-type="float" office:value="9424">
            <text:p>9424</text:p>
          </table:table-cell>
          <table:table-cell office:value-type="float" office:value="8132">
            <text:p>8132</text:p>
          </table:table-cell>
          <table:table-cell office:value-type="float" office:value="7959">
            <text:p>7959</text:p>
          </table:table-cell>
          <table:table-cell office:value-type="float" office:value="9513">
            <text:p>9513</text:p>
          </table:table-cell>
          <table:table-cell office:value-type="float" office:value="8078">
            <text:p>8078</text:p>
          </table:table-cell>
          <table:table-cell office:value-type="float" office:value="9305.8">
            <text:p>9305.8</text:p>
          </table:table-cell>
          <table:table-cell office:value-type="float" office:value="9457">
            <text:p>9457</text:p>
          </table:table-cell>
          <table:table-cell office:value-type="float" office:value="7784">
            <text:p>7784</text:p>
          </table:table-cell>
          <table:table-cell office:value-type="float" office:value="7819">
            <text:p>7819</text:p>
          </table:table-cell>
          <table:table-cell office:value-type="float" office:value="8174">
            <text:p>8174</text:p>
          </table:table-cell>
          <table:table-cell office:value-type="float" office:value="7727">
            <text:p>7727</text:p>
          </table:table-cell>
          <table:table-cell office:value-type="float" office:value="7995">
            <text:p>7995</text:p>
          </table:table-cell>
          <table:table-cell office:value-type="float" office:value="7731">
            <text:p>7731</text:p>
          </table:table-cell>
          <table:table-cell office:value-type="float" office:value="7680">
            <text:p>7680</text:p>
          </table:table-cell>
          <table:table-cell office:value-type="float" office:value="7753">
            <text:p>7753</text:p>
          </table:table-cell>
          <table:table-cell office:value-type="float" office:value="7726">
            <text:p>7726</text:p>
          </table:table-cell>
          <table:table-cell office:value-type="float" office:value="7984.6">
            <text:p>7984.6</text:p>
          </table:table-cell>
          <table:table-cell office:value-type="float" office:value="7767">
            <text:p>7767</text:p>
          </table:table-cell>
          <table:table-cell office:value-type="float" office:value="7707">
            <text:p>7707</text:p>
          </table:table-cell>
          <table:table-cell office:value-type="float" office:value="7938">
            <text:p>7938</text:p>
          </table:table-cell>
          <table:table-cell office:value-type="float" office:value="7912">
            <text:p>7912</text:p>
          </table:table-cell>
          <table:table-cell office:value-type="float" office:value="7610">
            <text:p>7610</text:p>
          </table:table-cell>
          <table:table-cell office:value-type="float" office:value="9428">
            <text:p>9428</text:p>
          </table:table-cell>
          <table:table-cell office:value-type="float" office:value="9226">
            <text:p>9226</text:p>
          </table:table-cell>
          <table:table-cell office:value-type="float" office:value="7654">
            <text:p>7654</text:p>
          </table:table-cell>
          <table:table-cell office:value-type="float" office:value="7691">
            <text:p>7691</text:p>
          </table:table-cell>
          <table:table-cell office:value-type="float" office:value="11239">
            <text:p>11239</text:p>
          </table:table-cell>
          <table:table-cell office:value-type="float" office:value="8417.2">
            <text:p>8417.2</text:p>
          </table:table-cell>
          <table:table-cell office:value-type="float" office:value="8977">
            <text:p>8977</text:p>
          </table:table-cell>
          <table:table-cell office:value-type="float" office:value="10418">
            <text:p>10418</text:p>
          </table:table-cell>
          <table:table-cell office:value-type="float" office:value="11931">
            <text:p>11931</text:p>
          </table:table-cell>
          <table:table-cell office:value-type="float" office:value="8243">
            <text:p>8243</text:p>
          </table:table-cell>
          <table:table-cell office:value-type="float" office:value="10750">
            <text:p>10750</text:p>
          </table:table-cell>
          <table:table-cell office:value-type="float" office:value="10154">
            <text:p>10154</text:p>
          </table:table-cell>
          <table:table-cell office:value-type="float" office:value="10755">
            <text:p>10755</text:p>
          </table:table-cell>
          <table:table-cell office:value-type="float" office:value="8695">
            <text:p>8695</text:p>
          </table:table-cell>
          <table:table-cell office:value-type="float" office:value="8149">
            <text:p>8149</text:p>
          </table:table-cell>
          <table:table-cell office:value-type="float" office:value="11342">
            <text:p>11342</text:p>
          </table:table-cell>
          <table:table-cell office:value-type="float" office:value="9941.4">
            <text:p>9941.4</text:p>
          </table:table-cell>
          <table:table-cell office:value-type="float" office:value="241512">
            <text:p>241512</text:p>
          </table:table-cell>
          <table:table-cell office:value-type="float" office:value="246885">
            <text:p>246885</text:p>
          </table:table-cell>
          <table:table-cell office:value-type="float" office:value="241262">
            <text:p>241262</text:p>
          </table:table-cell>
          <table:table-cell office:value-type="float" office:value="243359">
            <text:p>243359</text:p>
          </table:table-cell>
          <table:table-cell office:value-type="float" office:value="236830">
            <text:p>236830</text:p>
          </table:table-cell>
          <table:table-cell office:value-type="float" office:value="242746">
            <text:p>242746</text:p>
          </table:table-cell>
          <table:table-cell office:value-type="float" office:value="243572">
            <text:p>243572</text:p>
          </table:table-cell>
          <table:table-cell office:value-type="float" office:value="246846">
            <text:p>246846</text:p>
          </table:table-cell>
          <table:table-cell office:value-type="float" office:value="242192">
            <text:p>242192</text:p>
          </table:table-cell>
          <table:table-cell office:value-type="float" office:value="248117">
            <text:p>248117</text:p>
          </table:table-cell>
          <table:table-cell office:value-type="float" office:value="243332.1">
            <text:p>243332.1</text:p>
          </table:table-cell>
          <table:table-cell office:value-type="float" office:value="211402">
            <text:p>211402</text:p>
          </table:table-cell>
          <table:table-cell office:value-type="float" office:value="219123">
            <text:p>219123</text:p>
          </table:table-cell>
          <table:table-cell office:value-type="float" office:value="214597">
            <text:p>214597</text:p>
          </table:table-cell>
          <table:table-cell office:value-type="float" office:value="211641">
            <text:p>211641</text:p>
          </table:table-cell>
          <table:table-cell office:value-type="float" office:value="211533">
            <text:p>211533</text:p>
          </table:table-cell>
          <table:table-cell office:value-type="float" office:value="214794">
            <text:p>214794</text:p>
          </table:table-cell>
          <table:table-cell office:value-type="float" office:value="212701">
            <text:p>212701</text:p>
          </table:table-cell>
          <table:table-cell office:value-type="float" office:value="211108">
            <text:p>211108</text:p>
          </table:table-cell>
          <table:table-cell office:value-type="float" office:value="215987">
            <text:p>215987</text:p>
          </table:table-cell>
          <table:table-cell office:value-type="float" office:value="213859">
            <text:p>213859</text:p>
          </table:table-cell>
          <table:table-cell office:value-type="float" office:value="213674.5">
            <text:p>213674.5</text:p>
          </table:table-cell>
          <table:table-cell office:value-type="float" office:value="6523">
            <text:p>6523</text:p>
          </table:table-cell>
          <table:table-cell office:value-type="float" office:value="6442">
            <text:p>6442</text:p>
          </table:table-cell>
          <table:table-cell office:value-type="float" office:value="6594">
            <text:p>6594</text:p>
          </table:table-cell>
          <table:table-cell office:value-type="float" office:value="6485">
            <text:p>6485</text:p>
          </table:table-cell>
          <table:table-cell office:value-type="float" office:value="7543">
            <text:p>7543</text:p>
          </table:table-cell>
          <table:table-cell office:value-type="float" office:value="6471">
            <text:p>6471</text:p>
          </table:table-cell>
          <table:table-cell office:value-type="float" office:value="8472">
            <text:p>8472</text:p>
          </table:table-cell>
          <table:table-cell office:value-type="float" office:value="8260">
            <text:p>8260</text:p>
          </table:table-cell>
          <table:table-cell office:value-type="float" office:value="6477">
            <text:p>6477</text:p>
          </table:table-cell>
          <table:table-cell office:value-type="float" office:value="6504">
            <text:p>6504</text:p>
          </table:table-cell>
          <table:table-cell office:value-type="float" office:value="6977.1">
            <text:p>6977.1</text:p>
          </table:table-cell>
          <table:table-cell office:value-type="float" office:value="7484">
            <text:p>7484</text:p>
          </table:table-cell>
          <table:table-cell office:value-type="float" office:value="5070">
            <text:p>5070</text:p>
          </table:table-cell>
          <table:table-cell office:value-type="float" office:value="5119">
            <text:p>5119</text:p>
          </table:table-cell>
          <table:table-cell office:value-type="float" office:value="8161">
            <text:p>8161</text:p>
          </table:table-cell>
          <table:table-cell office:value-type="float" office:value="5101">
            <text:p>5101</text:p>
          </table:table-cell>
          <table:table-cell office:value-type="float" office:value="5058">
            <text:p>5058</text:p>
          </table:table-cell>
          <table:table-cell office:value-type="float" office:value="5004">
            <text:p>5004</text:p>
          </table:table-cell>
          <table:table-cell office:value-type="float" office:value="7320">
            <text:p>7320</text:p>
          </table:table-cell>
          <table:table-cell office:value-type="float" office:value="5042">
            <text:p>5042</text:p>
          </table:table-cell>
          <table:table-cell office:value-type="float" office:value="7494">
            <text:p>7494</text:p>
          </table:table-cell>
          <table:table-cell office:value-type="float" office:value="6085.3">
            <text:p>6085.3</text:p>
          </table:table-cell>
          <table:table-cell office:value-type="float" office:value="8135">
            <text:p>8135</text:p>
          </table:table-cell>
          <table:table-cell office:value-type="float" office:value="6381">
            <text:p>6381</text:p>
          </table:table-cell>
          <table:table-cell office:value-type="float" office:value="6397">
            <text:p>6397</text:p>
          </table:table-cell>
          <table:table-cell office:value-type="float" office:value="7471">
            <text:p>7471</text:p>
          </table:table-cell>
          <table:table-cell office:value-type="float" office:value="6299">
            <text:p>6299</text:p>
          </table:table-cell>
          <table:table-cell office:value-type="float" office:value="8855">
            <text:p>8855</text:p>
          </table:table-cell>
          <table:table-cell office:value-type="float" office:value="6317">
            <text:p>6317</text:p>
          </table:table-cell>
          <table:table-cell office:value-type="float" office:value="6926">
            <text:p>6926</text:p>
          </table:table-cell>
          <table:table-cell office:value-type="float" office:value="6361">
            <text:p>6361</text:p>
          </table:table-cell>
          <table:table-cell office:value-type="float" office:value="6354">
            <text:p>6354</text:p>
          </table:table-cell>
          <table:table-cell office:value-type="float" office:value="6949.6">
            <text:p>6949.6</text:p>
          </table:table-cell>
          <table:table-cell office:value-type="float" office:value="8442">
            <text:p>8442</text:p>
          </table:table-cell>
          <table:table-cell office:value-type="float" office:value="9202">
            <text:p>9202</text:p>
          </table:table-cell>
          <table:table-cell office:value-type="float" office:value="10315">
            <text:p>10315</text:p>
          </table:table-cell>
          <table:table-cell office:value-type="float" office:value="7089">
            <text:p>7089</text:p>
          </table:table-cell>
          <table:table-cell office:value-type="float" office:value="9256">
            <text:p>9256</text:p>
          </table:table-cell>
          <table:table-cell office:value-type="float" office:value="8863">
            <text:p>8863</text:p>
          </table:table-cell>
          <table:table-cell office:value-type="float" office:value="7004">
            <text:p>7004</text:p>
          </table:table-cell>
          <table:table-cell office:value-type="float" office:value="6984">
            <text:p>6984</text:p>
          </table:table-cell>
          <table:table-cell office:value-type="float" office:value="11285">
            <text:p>11285</text:p>
          </table:table-cell>
          <table:table-cell office:value-type="float" office:value="7003">
            <text:p>7003</text:p>
          </table:table-cell>
          <table:table-cell office:value-type="float" office:value="8544.3">
            <text:p>8544.3</text:p>
          </table:table-cell>
          <table:table-cell office:value-type="float" office:value="6834">
            <text:p>6834</text:p>
          </table:table-cell>
          <table:table-cell office:value-type="float" office:value="9479">
            <text:p>9479</text:p>
          </table:table-cell>
          <table:table-cell office:value-type="float" office:value="7589">
            <text:p>7589</text:p>
          </table:table-cell>
          <table:table-cell office:value-type="float" office:value="6720">
            <text:p>6720</text:p>
          </table:table-cell>
          <table:table-cell office:value-type="float" office:value="8630">
            <text:p>8630</text:p>
          </table:table-cell>
          <table:table-cell office:value-type="float" office:value="6843">
            <text:p>6843</text:p>
          </table:table-cell>
          <table:table-cell office:value-type="float" office:value="6623">
            <text:p>6623</text:p>
          </table:table-cell>
          <table:table-cell office:value-type="float" office:value="6610">
            <text:p>6610</text:p>
          </table:table-cell>
          <table:table-cell office:value-type="float" office:value="6937">
            <text:p>6937</text:p>
          </table:table-cell>
          <table:table-cell office:value-type="float" office:value="6658">
            <text:p>6658</text:p>
          </table:table-cell>
          <table:table-cell office:value-type="float" office:value="7292.3">
            <text:p>7292.3</text:p>
          </table:table-cell>
          <table:table-cell office:value-type="float" office:value="8155">
            <text:p>8155</text:p>
          </table:table-cell>
          <table:table-cell office:value-type="float" office:value="8180">
            <text:p>8180</text:p>
          </table:table-cell>
          <table:table-cell office:value-type="float" office:value="6485">
            <text:p>6485</text:p>
          </table:table-cell>
          <table:table-cell office:value-type="float" office:value="6425">
            <text:p>6425</text:p>
          </table:table-cell>
          <table:table-cell office:value-type="float" office:value="7655">
            <text:p>7655</text:p>
          </table:table-cell>
          <table:table-cell office:value-type="float" office:value="6410">
            <text:p>6410</text:p>
          </table:table-cell>
          <table:table-cell office:value-type="float" office:value="8953">
            <text:p>8953</text:p>
          </table:table-cell>
          <table:table-cell office:value-type="float" office:value="6457">
            <text:p>6457</text:p>
          </table:table-cell>
          <table:table-cell office:value-type="float" office:value="6450">
            <text:p>6450</text:p>
          </table:table-cell>
          <table:table-cell office:value-type="float" office:value="6434">
            <text:p>6434</text:p>
          </table:table-cell>
          <table:table-cell office:value-type="float" office:value="7160.4">
            <text:p>7160.4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7961">
            <text:p>7961</text:p>
          </table:table-cell>
          <table:table-cell office:value-type="float" office:value="8310">
            <text:p>8310</text:p>
          </table:table-cell>
          <table:table-cell office:value-type="float" office:value="7927">
            <text:p>7927</text:p>
          </table:table-cell>
          <table:table-cell office:value-type="float" office:value="7982">
            <text:p>7982</text:p>
          </table:table-cell>
          <table:table-cell office:value-type="float" office:value="8735">
            <text:p>8735</text:p>
          </table:table-cell>
          <table:table-cell office:value-type="float" office:value="7905">
            <text:p>7905</text:p>
          </table:table-cell>
          <table:table-cell office:value-type="float" office:value="7970">
            <text:p>7970</text:p>
          </table:table-cell>
          <table:table-cell office:value-type="float" office:value="9987">
            <text:p>9987</text:p>
          </table:table-cell>
          <table:table-cell office:value-type="float" office:value="8596">
            <text:p>8596</text:p>
          </table:table-cell>
          <table:table-cell office:value-type="float" office:value="8077">
            <text:p>8077</text:p>
          </table:table-cell>
          <table:table-cell office:value-type="float" office:value="8345">
            <text:p>8345</text:p>
          </table:table-cell>
          <table:table-cell office:value-type="float" office:value="9956">
            <text:p>9956</text:p>
          </table:table-cell>
          <table:table-cell office:value-type="float" office:value="12636">
            <text:p>12636</text:p>
          </table:table-cell>
          <table:table-cell office:value-type="float" office:value="7826">
            <text:p>7826</text:p>
          </table:table-cell>
          <table:table-cell office:value-type="float" office:value="11623">
            <text:p>11623</text:p>
          </table:table-cell>
          <table:table-cell office:value-type="float" office:value="7911">
            <text:p>7911</text:p>
          </table:table-cell>
          <table:table-cell office:value-type="float" office:value="9522">
            <text:p>9522</text:p>
          </table:table-cell>
          <table:table-cell office:value-type="float" office:value="7889">
            <text:p>7889</text:p>
          </table:table-cell>
          <table:table-cell office:value-type="float" office:value="7786">
            <text:p>7786</text:p>
          </table:table-cell>
          <table:table-cell office:value-type="float" office:value="7886">
            <text:p>7886</text:p>
          </table:table-cell>
          <table:table-cell office:value-type="float" office:value="7941">
            <text:p>7941</text:p>
          </table:table-cell>
          <table:table-cell office:value-type="float" office:value="9097.6">
            <text:p>9097.6</text:p>
          </table:table-cell>
          <table:table-cell office:value-type="float" office:value="7736">
            <text:p>7736</text:p>
          </table:table-cell>
          <table:table-cell office:value-type="float" office:value="8811">
            <text:p>8811</text:p>
          </table:table-cell>
          <table:table-cell office:value-type="float" office:value="10064">
            <text:p>10064</text:p>
          </table:table-cell>
          <table:table-cell office:value-type="float" office:value="10789">
            <text:p>10789</text:p>
          </table:table-cell>
          <table:table-cell office:value-type="float" office:value="10128">
            <text:p>10128</text:p>
          </table:table-cell>
          <table:table-cell office:value-type="float" office:value="7701">
            <text:p>7701</text:p>
          </table:table-cell>
          <table:table-cell office:value-type="float" office:value="7824">
            <text:p>7824</text:p>
          </table:table-cell>
          <table:table-cell office:value-type="float" office:value="7744">
            <text:p>7744</text:p>
          </table:table-cell>
          <table:table-cell office:value-type="float" office:value="9446">
            <text:p>9446</text:p>
          </table:table-cell>
          <table:table-cell office:value-type="float" office:value="9771">
            <text:p>9771</text:p>
          </table:table-cell>
          <table:table-cell office:value-type="float" office:value="9001.4">
            <text:p>9001.4</text:p>
          </table:table-cell>
          <table:table-cell office:value-type="float" office:value="8281">
            <text:p>8281</text:p>
          </table:table-cell>
          <table:table-cell office:value-type="float" office:value="8304">
            <text:p>8304</text:p>
          </table:table-cell>
          <table:table-cell office:value-type="float" office:value="8147">
            <text:p>8147</text:p>
          </table:table-cell>
          <table:table-cell office:value-type="float" office:value="8697">
            <text:p>8697</text:p>
          </table:table-cell>
          <table:table-cell office:value-type="float" office:value="8397">
            <text:p>8397</text:p>
          </table:table-cell>
          <table:table-cell office:value-type="float" office:value="8190">
            <text:p>8190</text:p>
          </table:table-cell>
          <table:table-cell office:value-type="float" office:value="9933">
            <text:p>9933</text:p>
          </table:table-cell>
          <table:table-cell office:value-type="float" office:value="8409">
            <text:p>8409</text:p>
          </table:table-cell>
          <table:table-cell office:value-type="float" office:value="8197">
            <text:p>8197</text:p>
          </table:table-cell>
          <table:table-cell office:value-type="float" office:value="8350">
            <text:p>8350</text:p>
          </table:table-cell>
          <table:table-cell office:value-type="float" office:value="8490.5">
            <text:p>8490.5</text:p>
          </table:table-cell>
          <table:table-cell office:value-type="float" office:value="241816">
            <text:p>241816</text:p>
          </table:table-cell>
          <table:table-cell office:value-type="float" office:value="259198">
            <text:p>259198</text:p>
          </table:table-cell>
          <table:table-cell office:value-type="float" office:value="253670">
            <text:p>253670</text:p>
          </table:table-cell>
          <table:table-cell office:value-type="float" office:value="242101">
            <text:p>242101</text:p>
          </table:table-cell>
          <table:table-cell office:value-type="float" office:value="252684">
            <text:p>252684</text:p>
          </table:table-cell>
          <table:table-cell office:value-type="float" office:value="248268">
            <text:p>248268</text:p>
          </table:table-cell>
          <table:table-cell office:value-type="float" office:value="247763">
            <text:p>247763</text:p>
          </table:table-cell>
          <table:table-cell office:value-type="float" office:value="248083">
            <text:p>248083</text:p>
          </table:table-cell>
          <table:table-cell office:value-type="float" office:value="257145">
            <text:p>257145</text:p>
          </table:table-cell>
          <table:table-cell office:value-type="float" office:value="252839">
            <text:p>252839</text:p>
          </table:table-cell>
          <table:table-cell office:value-type="float" office:value="250356.7">
            <text:p>250356.7</text:p>
          </table:table-cell>
          <table:table-cell office:value-type="float" office:value="217112">
            <text:p>217112</text:p>
          </table:table-cell>
          <table:table-cell office:value-type="float" office:value="222122">
            <text:p>222122</text:p>
          </table:table-cell>
          <table:table-cell office:value-type="float" office:value="217717">
            <text:p>217717</text:p>
          </table:table-cell>
          <table:table-cell office:value-type="float" office:value="214932">
            <text:p>214932</text:p>
          </table:table-cell>
          <table:table-cell office:value-type="float" office:value="220396">
            <text:p>220396</text:p>
          </table:table-cell>
          <table:table-cell office:value-type="float" office:value="219764">
            <text:p>219764</text:p>
          </table:table-cell>
          <table:table-cell office:value-type="float" office:value="216513">
            <text:p>216513</text:p>
          </table:table-cell>
          <table:table-cell office:value-type="float" office:value="221386">
            <text:p>221386</text:p>
          </table:table-cell>
          <table:table-cell office:value-type="float" office:value="217182">
            <text:p>217182</text:p>
          </table:table-cell>
          <table:table-cell office:value-type="float" office:value="222008">
            <text:p>222008</text:p>
          </table:table-cell>
          <table:table-cell office:value-type="float" office:value="218913.2">
            <text:p>218913.2</text:p>
          </table:table-cell>
          <table:table-cell office:value-type="float" office:value="6638">
            <text:p>6638</text:p>
          </table:table-cell>
          <table:table-cell office:value-type="float" office:value="8455">
            <text:p>8455</text:p>
          </table:table-cell>
          <table:table-cell office:value-type="float" office:value="6602">
            <text:p>6602</text:p>
          </table:table-cell>
          <table:table-cell office:value-type="float" office:value="8778">
            <text:p>8778</text:p>
          </table:table-cell>
          <table:table-cell office:value-type="float" office:value="6589">
            <text:p>6589</text:p>
          </table:table-cell>
          <table:table-cell office:value-type="float" office:value="6574">
            <text:p>6574</text:p>
          </table:table-cell>
          <table:table-cell office:value-type="float" office:value="6606">
            <text:p>6606</text:p>
          </table:table-cell>
          <table:table-cell office:value-type="float" office:value="6618">
            <text:p>6618</text:p>
          </table:table-cell>
          <table:table-cell office:value-type="float" office:value="6539">
            <text:p>6539</text:p>
          </table:table-cell>
          <table:table-cell office:value-type="float" office:value="8708">
            <text:p>8708</text:p>
          </table:table-cell>
          <table:table-cell office:value-type="float" office:value="7210.7">
            <text:p>7210.7</text:p>
          </table:table-cell>
          <table:table-cell office:value-type="float" office:value="5176">
            <text:p>5176</text:p>
          </table:table-cell>
          <table:table-cell office:value-type="float" office:value="5200">
            <text:p>5200</text:p>
          </table:table-cell>
          <table:table-cell office:value-type="float" office:value="5129">
            <text:p>5129</text:p>
          </table:table-cell>
          <table:table-cell office:value-type="float" office:value="5158">
            <text:p>5158</text:p>
          </table:table-cell>
          <table:table-cell office:value-type="float" office:value="5256">
            <text:p>5256</text:p>
          </table:table-cell>
          <table:table-cell office:value-type="float" office:value="5099">
            <text:p>5099</text:p>
          </table:table-cell>
          <table:table-cell office:value-type="float" office:value="5199">
            <text:p>5199</text:p>
          </table:table-cell>
          <table:table-cell office:value-type="float" office:value="5168">
            <text:p>5168</text:p>
          </table:table-cell>
          <table:table-cell office:value-type="float" office:value="5124">
            <text:p>5124</text:p>
          </table:table-cell>
          <table:table-cell office:value-type="float" office:value="5203">
            <text:p>5203</text:p>
          </table:table-cell>
          <table:table-cell office:value-type="float" office:value="5171.2">
            <text:p>5171.2</text:p>
          </table:table-cell>
          <table:table-cell office:value-type="float" office:value="6440">
            <text:p>6440</text:p>
          </table:table-cell>
          <table:table-cell office:value-type="float" office:value="6404">
            <text:p>6404</text:p>
          </table:table-cell>
          <table:table-cell office:value-type="float" office:value="8824">
            <text:p>8824</text:p>
          </table:table-cell>
          <table:table-cell office:value-type="float" office:value="6407">
            <text:p>6407</text:p>
          </table:table-cell>
          <table:table-cell office:value-type="float" office:value="8544">
            <text:p>8544</text:p>
          </table:table-cell>
          <table:table-cell office:value-type="float" office:value="7428">
            <text:p>7428</text:p>
          </table:table-cell>
          <table:table-cell office:value-type="float" office:value="8513">
            <text:p>8513</text:p>
          </table:table-cell>
          <table:table-cell office:value-type="float" office:value="6426">
            <text:p>6426</text:p>
          </table:table-cell>
          <table:table-cell office:value-type="float" office:value="6446">
            <text:p>6446</text:p>
          </table:table-cell>
          <table:table-cell office:value-type="float" office:value="6481">
            <text:p>6481</text:p>
          </table:table-cell>
          <table:table-cell office:value-type="float" office:value="7191.3">
            <text:p>7191.3</text:p>
          </table:table-cell>
          <table:table-cell office:value-type="float" office:value="9322">
            <text:p>9322</text:p>
          </table:table-cell>
          <table:table-cell office:value-type="float" office:value="7086">
            <text:p>7086</text:p>
          </table:table-cell>
          <table:table-cell office:value-type="float" office:value="7213">
            <text:p>7213</text:p>
          </table:table-cell>
          <table:table-cell office:value-type="float" office:value="7119">
            <text:p>7119</text:p>
          </table:table-cell>
          <table:table-cell office:value-type="float" office:value="8228">
            <text:p>8228</text:p>
          </table:table-cell>
          <table:table-cell office:value-type="float" office:value="8435">
            <text:p>8435</text:p>
          </table:table-cell>
          <table:table-cell office:value-type="float" office:value="7145">
            <text:p>7145</text:p>
          </table:table-cell>
          <table:table-cell office:value-type="float" office:value="7162">
            <text:p>7162</text:p>
          </table:table-cell>
          <table:table-cell office:value-type="float" office:value="7142">
            <text:p>7142</text:p>
          </table:table-cell>
          <table:table-cell office:value-type="float" office:value="7143">
            <text:p>7143</text:p>
          </table:table-cell>
          <table:table-cell office:value-type="float" office:value="7599.5">
            <text:p>7599.5</text:p>
          </table:table-cell>
          <table:table-cell office:value-type="float" office:value="7649">
            <text:p>7649</text:p>
          </table:table-cell>
          <table:table-cell office:value-type="float" office:value="8824">
            <text:p>8824</text:p>
          </table:table-cell>
          <table:table-cell office:value-type="float" office:value="6781">
            <text:p>6781</text:p>
          </table:table-cell>
          <table:table-cell office:value-type="float" office:value="6755">
            <text:p>6755</text:p>
          </table:table-cell>
          <table:table-cell office:value-type="float" office:value="8770">
            <text:p>8770</text:p>
          </table:table-cell>
          <table:table-cell office:value-type="float" office:value="8777">
            <text:p>8777</text:p>
          </table:table-cell>
          <table:table-cell office:value-type="float" office:value="6772">
            <text:p>6772</text:p>
          </table:table-cell>
          <table:table-cell office:value-type="float" office:value="10874">
            <text:p>10874</text:p>
          </table:table-cell>
          <table:table-cell office:value-type="float" office:value="6756">
            <text:p>6756</text:p>
          </table:table-cell>
          <table:table-cell office:value-type="float" office:value="8612">
            <text:p>8612</text:p>
          </table:table-cell>
          <table:table-cell office:value-type="float" office:value="8057">
            <text:p>8057</text:p>
          </table:table-cell>
          <table:table-cell office:value-type="float" office:value="8621">
            <text:p>8621</text:p>
          </table:table-cell>
          <table:table-cell office:value-type="float" office:value="6509">
            <text:p>6509</text:p>
          </table:table-cell>
          <table:table-cell office:value-type="float" office:value="6557">
            <text:p>6557</text:p>
          </table:table-cell>
          <table:table-cell office:value-type="float" office:value="9671">
            <text:p>9671</text:p>
          </table:table-cell>
          <table:table-cell office:value-type="float" office:value="6884">
            <text:p>6884</text:p>
          </table:table-cell>
          <table:table-cell office:value-type="float" office:value="6542">
            <text:p>6542</text:p>
          </table:table-cell>
          <table:table-cell office:value-type="float" office:value="6518">
            <text:p>6518</text:p>
          </table:table-cell>
          <table:table-cell office:value-type="float" office:value="9097">
            <text:p>9097</text:p>
          </table:table-cell>
          <table:table-cell office:value-type="float" office:value="6554">
            <text:p>6554</text:p>
          </table:table-cell>
          <table:table-cell office:value-type="float" office:value="6947">
            <text:p>6947</text:p>
          </table:table-cell>
          <table:table-cell office:value-type="float" office:value="7390">
            <text:p>739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54">
            <text:p>11054</text:p>
          </table:table-cell>
          <table:table-cell office:value-type="float" office:value="10239">
            <text:p>10239</text:p>
          </table:table-cell>
          <table:table-cell office:value-type="float" office:value="8976">
            <text:p>8976</text:p>
          </table:table-cell>
          <table:table-cell office:value-type="float" office:value="9637">
            <text:p>9637</text:p>
          </table:table-cell>
          <table:table-cell office:value-type="float" office:value="8040">
            <text:p>8040</text:p>
          </table:table-cell>
          <table:table-cell office:value-type="float" office:value="7963">
            <text:p>7963</text:p>
          </table:table-cell>
          <table:table-cell office:value-type="float" office:value="9887">
            <text:p>9887</text:p>
          </table:table-cell>
          <table:table-cell office:value-type="float" office:value="8126">
            <text:p>8126</text:p>
          </table:table-cell>
          <table:table-cell office:value-type="float" office:value="10072">
            <text:p>10072</text:p>
          </table:table-cell>
          <table:table-cell office:value-type="float" office:value="7966">
            <text:p>7966</text:p>
          </table:table-cell>
          <table:table-cell office:value-type="float" office:value="9196">
            <text:p>9196</text:p>
          </table:table-cell>
          <table:table-cell office:value-type="float" office:value="10552">
            <text:p>10552</text:p>
          </table:table-cell>
          <table:table-cell office:value-type="float" office:value="9919">
            <text:p>9919</text:p>
          </table:table-cell>
          <table:table-cell office:value-type="float" office:value="8102">
            <text:p>8102</text:p>
          </table:table-cell>
          <table:table-cell office:value-type="float" office:value="8128">
            <text:p>8128</text:p>
          </table:table-cell>
          <table:table-cell office:value-type="float" office:value="9926">
            <text:p>9926</text:p>
          </table:table-cell>
          <table:table-cell office:value-type="float" office:value="7974">
            <text:p>7974</text:p>
          </table:table-cell>
          <table:table-cell office:value-type="float" office:value="8156">
            <text:p>8156</text:p>
          </table:table-cell>
          <table:table-cell office:value-type="float" office:value="8071">
            <text:p>8071</text:p>
          </table:table-cell>
          <table:table-cell office:value-type="float" office:value="7990">
            <text:p>7990</text:p>
          </table:table-cell>
          <table:table-cell office:value-type="float" office:value="10022">
            <text:p>10022</text:p>
          </table:table-cell>
          <table:table-cell office:value-type="float" office:value="8884">
            <text:p>8884</text:p>
          </table:table-cell>
          <table:table-cell office:value-type="float" office:value="10009">
            <text:p>10009</text:p>
          </table:table-cell>
          <table:table-cell office:value-type="float" office:value="9653">
            <text:p>9653</text:p>
          </table:table-cell>
          <table:table-cell office:value-type="float" office:value="9934">
            <text:p>9934</text:p>
          </table:table-cell>
          <table:table-cell office:value-type="float" office:value="10875">
            <text:p>10875</text:p>
          </table:table-cell>
          <table:table-cell office:value-type="float" office:value="7902">
            <text:p>7902</text:p>
          </table:table-cell>
          <table:table-cell office:value-type="float" office:value="7878">
            <text:p>7878</text:p>
          </table:table-cell>
          <table:table-cell office:value-type="float" office:value="7846">
            <text:p>7846</text:p>
          </table:table-cell>
          <table:table-cell office:value-type="float" office:value="9766">
            <text:p>9766</text:p>
          </table:table-cell>
          <table:table-cell office:value-type="float" office:value="7826">
            <text:p>7826</text:p>
          </table:table-cell>
          <table:table-cell office:value-type="float" office:value="8006">
            <text:p>8006</text:p>
          </table:table-cell>
          <table:table-cell office:value-type="float" office:value="8969.5">
            <text:p>8969.5</text:p>
          </table:table-cell>
          <table:table-cell office:value-type="float" office:value="8960">
            <text:p>8960</text:p>
          </table:table-cell>
          <table:table-cell office:value-type="float" office:value="8596">
            <text:p>8596</text:p>
          </table:table-cell>
          <table:table-cell office:value-type="float" office:value="8569">
            <text:p>8569</text:p>
          </table:table-cell>
          <table:table-cell office:value-type="float" office:value="10577">
            <text:p>10577</text:p>
          </table:table-cell>
          <table:table-cell office:value-type="float" office:value="8366">
            <text:p>8366</text:p>
          </table:table-cell>
          <table:table-cell office:value-type="float" office:value="11537">
            <text:p>11537</text:p>
          </table:table-cell>
          <table:table-cell office:value-type="float" office:value="12123">
            <text:p>12123</text:p>
          </table:table-cell>
          <table:table-cell office:value-type="float" office:value="8475">
            <text:p>8475</text:p>
          </table:table-cell>
          <table:table-cell office:value-type="float" office:value="8378">
            <text:p>8378</text:p>
          </table:table-cell>
          <table:table-cell office:value-type="float" office:value="8400">
            <text:p>8400</text:p>
          </table:table-cell>
          <table:table-cell office:value-type="float" office:value="9398.1">
            <text:p>9398.1</text:p>
          </table:table-cell>
          <table:table-cell office:value-type="float" office:value="258031">
            <text:p>258031</text:p>
          </table:table-cell>
          <table:table-cell office:value-type="float" office:value="252095">
            <text:p>252095</text:p>
          </table:table-cell>
          <table:table-cell office:value-type="float" office:value="250333">
            <text:p>250333</text:p>
          </table:table-cell>
          <table:table-cell office:value-type="float" office:value="256170">
            <text:p>256170</text:p>
          </table:table-cell>
          <table:table-cell office:value-type="float" office:value="250619">
            <text:p>250619</text:p>
          </table:table-cell>
          <table:table-cell office:value-type="float" office:value="256515">
            <text:p>256515</text:p>
          </table:table-cell>
          <table:table-cell office:value-type="float" office:value="257997">
            <text:p>257997</text:p>
          </table:table-cell>
          <table:table-cell office:value-type="float" office:value="263760">
            <text:p>263760</text:p>
          </table:table-cell>
          <table:table-cell office:value-type="float" office:value="258478">
            <text:p>258478</text:p>
          </table:table-cell>
          <table:table-cell office:value-type="float" office:value="253539">
            <text:p>253539</text:p>
          </table:table-cell>
          <table:table-cell office:value-type="float" office:value="255753.7">
            <text:p>255753.7</text:p>
          </table:table-cell>
          <table:table-cell office:value-type="float" office:value="228879">
            <text:p>228879</text:p>
          </table:table-cell>
          <table:table-cell office:value-type="float" office:value="223473">
            <text:p>223473</text:p>
          </table:table-cell>
          <table:table-cell office:value-type="float" office:value="221572">
            <text:p>221572</text:p>
          </table:table-cell>
          <table:table-cell office:value-type="float" office:value="230314">
            <text:p>230314</text:p>
          </table:table-cell>
          <table:table-cell office:value-type="float" office:value="219805">
            <text:p>219805</text:p>
          </table:table-cell>
          <table:table-cell office:value-type="float" office:value="231254">
            <text:p>231254</text:p>
          </table:table-cell>
          <table:table-cell office:value-type="float" office:value="226159">
            <text:p>226159</text:p>
          </table:table-cell>
          <table:table-cell office:value-type="float" office:value="223383">
            <text:p>223383</text:p>
          </table:table-cell>
          <table:table-cell office:value-type="float" office:value="224685">
            <text:p>224685</text:p>
          </table:table-cell>
          <table:table-cell office:value-type="float" office:value="222411">
            <text:p>222411</text:p>
          </table:table-cell>
          <table:table-cell office:value-type="float" office:value="225193.5">
            <text:p>225193.5</text:p>
          </table:table-cell>
          <table:table-cell office:value-type="float" office:value="6796">
            <text:p>6796</text:p>
          </table:table-cell>
          <table:table-cell office:value-type="float" office:value="6757">
            <text:p>6757</text:p>
          </table:table-cell>
          <table:table-cell office:value-type="float" office:value="6758">
            <text:p>6758</text:p>
          </table:table-cell>
          <table:table-cell office:value-type="float" office:value="6652">
            <text:p>6652</text:p>
          </table:table-cell>
          <table:table-cell office:value-type="float" office:value="9621">
            <text:p>9621</text:p>
          </table:table-cell>
          <table:table-cell office:value-type="float" office:value="6671">
            <text:p>6671</text:p>
          </table:table-cell>
          <table:table-cell office:value-type="float" office:value="6697">
            <text:p>6697</text:p>
          </table:table-cell>
          <table:table-cell office:value-type="float" office:value="6659">
            <text:p>6659</text:p>
          </table:table-cell>
          <table:table-cell office:value-type="float" office:value="6708">
            <text:p>6708</text:p>
          </table:table-cell>
          <table:table-cell office:value-type="float" office:value="8701">
            <text:p>8701</text:p>
          </table:table-cell>
          <table:table-cell office:value-type="float" office:value="7202">
            <text:p>7202</text:p>
          </table:table-cell>
          <table:table-cell office:value-type="float" office:value="5261">
            <text:p>5261</text:p>
          </table:table-cell>
          <table:table-cell office:value-type="float" office:value="5279">
            <text:p>5279</text:p>
          </table:table-cell>
          <table:table-cell office:value-type="float" office:value="6937">
            <text:p>6937</text:p>
          </table:table-cell>
          <table:table-cell office:value-type="float" office:value="6214">
            <text:p>6214</text:p>
          </table:table-cell>
          <table:table-cell office:value-type="float" office:value="5163">
            <text:p>5163</text:p>
          </table:table-cell>
          <table:table-cell office:value-type="float" office:value="8215">
            <text:p>8215</text:p>
          </table:table-cell>
          <table:table-cell office:value-type="float" office:value="5203">
            <text:p>5203</text:p>
          </table:table-cell>
          <table:table-cell office:value-type="float" office:value="7074">
            <text:p>7074</text:p>
          </table:table-cell>
          <table:table-cell office:value-type="float" office:value="7412">
            <text:p>7412</text:p>
          </table:table-cell>
          <table:table-cell office:value-type="float" office:value="5218">
            <text:p>5218</text:p>
          </table:table-cell>
          <table:table-cell office:value-type="float" office:value="6197.6">
            <text:p>6197.6</text:p>
          </table:table-cell>
          <table:table-cell office:value-type="float" office:value="10244">
            <text:p>10244</text:p>
          </table:table-cell>
          <table:table-cell office:value-type="float" office:value="6595">
            <text:p>6595</text:p>
          </table:table-cell>
          <table:table-cell office:value-type="float" office:value="7112">
            <text:p>7112</text:p>
          </table:table-cell>
          <table:table-cell office:value-type="float" office:value="6950">
            <text:p>6950</text:p>
          </table:table-cell>
          <table:table-cell office:value-type="float" office:value="6464">
            <text:p>6464</text:p>
          </table:table-cell>
          <table:table-cell office:value-type="float" office:value="7621">
            <text:p>7621</text:p>
          </table:table-cell>
          <table:table-cell office:value-type="float" office:value="6496">
            <text:p>6496</text:p>
          </table:table-cell>
          <table:table-cell office:value-type="float" office:value="8889">
            <text:p>8889</text:p>
          </table:table-cell>
          <table:table-cell office:value-type="float" office:value="8183">
            <text:p>8183</text:p>
          </table:table-cell>
          <table:table-cell office:value-type="float" office:value="6506">
            <text:p>6506</text:p>
          </table:table-cell>
          <table:table-cell office:value-type="float" office:value="7506">
            <text:p>7506</text:p>
          </table:table-cell>
          <table:table-cell office:value-type="float" office:value="8163">
            <text:p>8163</text:p>
          </table:table-cell>
          <table:table-cell office:value-type="float" office:value="9079">
            <text:p>9079</text:p>
          </table:table-cell>
          <table:table-cell office:value-type="float" office:value="7191">
            <text:p>7191</text:p>
          </table:table-cell>
          <table:table-cell office:value-type="float" office:value="9840">
            <text:p>9840</text:p>
          </table:table-cell>
          <table:table-cell office:value-type="float" office:value="7484">
            <text:p>7484</text:p>
          </table:table-cell>
          <table:table-cell office:value-type="float" office:value="7246">
            <text:p>7246</text:p>
          </table:table-cell>
          <table:table-cell office:value-type="float" office:value="7252">
            <text:p>7252</text:p>
          </table:table-cell>
          <table:table-cell office:value-type="float" office:value="9766">
            <text:p>9766</text:p>
          </table:table-cell>
          <table:table-cell office:value-type="float" office:value="7629">
            <text:p>7629</text:p>
          </table:table-cell>
          <table:table-cell office:value-type="float" office:value="7268">
            <text:p>7268</text:p>
          </table:table-cell>
          <table:table-cell office:value-type="float" office:value="8091.8">
            <text:p>8091.8</text:p>
          </table:table-cell>
          <table:table-cell office:value-type="float" office:value="6875">
            <text:p>6875</text:p>
          </table:table-cell>
          <table:table-cell office:value-type="float" office:value="7261">
            <text:p>7261</text:p>
          </table:table-cell>
          <table:table-cell office:value-type="float" office:value="6855">
            <text:p>6855</text:p>
          </table:table-cell>
          <table:table-cell office:value-type="float" office:value="7530">
            <text:p>7530</text:p>
          </table:table-cell>
          <table:table-cell office:value-type="float" office:value="9931">
            <text:p>9931</text:p>
          </table:table-cell>
          <table:table-cell office:value-type="float" office:value="6842">
            <text:p>6842</text:p>
          </table:table-cell>
          <table:table-cell office:value-type="float" office:value="8710">
            <text:p>8710</text:p>
          </table:table-cell>
          <table:table-cell office:value-type="float" office:value="7159">
            <text:p>7159</text:p>
          </table:table-cell>
          <table:table-cell office:value-type="float" office:value="8500">
            <text:p>8500</text:p>
          </table:table-cell>
          <table:table-cell office:value-type="float" office:value="9064">
            <text:p>9064</text:p>
          </table:table-cell>
          <table:table-cell office:value-type="float" office:value="7872.7">
            <text:p>7872.7</text:p>
          </table:table-cell>
          <table:table-cell office:value-type="float" office:value="6652">
            <text:p>6652</text:p>
          </table:table-cell>
          <table:table-cell office:value-type="float" office:value="9168">
            <text:p>9168</text:p>
          </table:table-cell>
          <table:table-cell office:value-type="float" office:value="6661">
            <text:p>6661</text:p>
          </table:table-cell>
          <table:table-cell office:value-type="float" office:value="6633">
            <text:p>6633</text:p>
          </table:table-cell>
          <table:table-cell office:value-type="float" office:value="8841">
            <text:p>8841</text:p>
          </table:table-cell>
          <table:table-cell office:value-type="float" office:value="6622">
            <text:p>6622</text:p>
          </table:table-cell>
          <table:table-cell office:value-type="float" office:value="6582">
            <text:p>6582</text:p>
          </table:table-cell>
          <table:table-cell office:value-type="float" office:value="6630">
            <text:p>6630</text:p>
          </table:table-cell>
          <table:table-cell office:value-type="float" office:value="6598">
            <text:p>6598</text:p>
          </table:table-cell>
          <table:table-cell office:value-type="float" office:value="8825">
            <text:p>8825</text:p>
          </table:table-cell>
          <table:table-cell office:value-type="float" office:value="7321.2">
            <text:p>7321.2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11627">
            <text:p>11627</text:p>
          </table:table-cell>
          <table:table-cell office:value-type="float" office:value="8232">
            <text:p>8232</text:p>
          </table:table-cell>
          <table:table-cell office:value-type="float" office:value="8205">
            <text:p>8205</text:p>
          </table:table-cell>
          <table:table-cell office:value-type="float" office:value="8261">
            <text:p>8261</text:p>
          </table:table-cell>
          <table:table-cell office:value-type="float" office:value="9241">
            <text:p>9241</text:p>
          </table:table-cell>
          <table:table-cell office:value-type="float" office:value="8179">
            <text:p>8179</text:p>
          </table:table-cell>
          <table:table-cell office:value-type="float" office:value="10162">
            <text:p>10162</text:p>
          </table:table-cell>
          <table:table-cell office:value-type="float" office:value="8269">
            <text:p>8269</text:p>
          </table:table-cell>
          <table:table-cell office:value-type="float" office:value="10128">
            <text:p>10128</text:p>
          </table:table-cell>
          <table:table-cell office:value-type="float" office:value="8212">
            <text:p>8212</text:p>
          </table:table-cell>
          <table:table-cell office:value-type="float" office:value="9051.6">
            <text:p>9051.6</text:p>
          </table:table-cell>
          <table:table-cell office:value-type="float" office:value="10430">
            <text:p>10430</text:p>
          </table:table-cell>
          <table:table-cell office:value-type="float" office:value="9834">
            <text:p>9834</text:p>
          </table:table-cell>
          <table:table-cell office:value-type="float" office:value="8133">
            <text:p>8133</text:p>
          </table:table-cell>
          <table:table-cell office:value-type="float" office:value="8136">
            <text:p>8136</text:p>
          </table:table-cell>
          <table:table-cell office:value-type="float" office:value="8610">
            <text:p>8610</text:p>
          </table:table-cell>
          <table:table-cell office:value-type="float" office:value="8083">
            <text:p>8083</text:p>
          </table:table-cell>
          <table:table-cell office:value-type="float" office:value="8318">
            <text:p>8318</text:p>
          </table:table-cell>
          <table:table-cell office:value-type="float" office:value="10565">
            <text:p>10565</text:p>
          </table:table-cell>
          <table:table-cell office:value-type="float" office:value="8668">
            <text:p>8668</text:p>
          </table:table-cell>
          <table:table-cell office:value-type="float" office:value="9873">
            <text:p>9873</text:p>
          </table:table-cell>
          <table:table-cell office:value-type="float" office:value="9065">
            <text:p>9065</text:p>
          </table:table-cell>
          <table:table-cell office:value-type="float" office:value="8258">
            <text:p>8258</text:p>
          </table:table-cell>
          <table:table-cell office:value-type="float" office:value="7875">
            <text:p>7875</text:p>
          </table:table-cell>
          <table:table-cell office:value-type="float" office:value="8247">
            <text:p>8247</text:p>
          </table:table-cell>
          <table:table-cell office:value-type="float" office:value="7958">
            <text:p>7958</text:p>
          </table:table-cell>
          <table:table-cell office:value-type="float" office:value="8760">
            <text:p>8760</text:p>
          </table:table-cell>
          <table:table-cell office:value-type="float" office:value="9948">
            <text:p>9948</text:p>
          </table:table-cell>
          <table:table-cell office:value-type="float" office:value="9555">
            <text:p>9555</text:p>
          </table:table-cell>
          <table:table-cell office:value-type="float" office:value="8871">
            <text:p>8871</text:p>
          </table:table-cell>
          <table:table-cell office:value-type="float" office:value="9610">
            <text:p>9610</text:p>
          </table:table-cell>
          <table:table-cell office:value-type="float" office:value="11509">
            <text:p>11509</text:p>
          </table:table-cell>
          <table:table-cell office:value-type="float" office:value="9059.1">
            <text:p>9059.1</text:p>
          </table:table-cell>
          <table:table-cell office:value-type="float" office:value="10404">
            <text:p>10404</text:p>
          </table:table-cell>
          <table:table-cell office:value-type="float" office:value="10573">
            <text:p>10573</text:p>
          </table:table-cell>
          <table:table-cell office:value-type="float" office:value="10131">
            <text:p>10131</text:p>
          </table:table-cell>
          <table:table-cell office:value-type="float" office:value="8602">
            <text:p>8602</text:p>
          </table:table-cell>
          <table:table-cell office:value-type="float" office:value="13134">
            <text:p>13134</text:p>
          </table:table-cell>
          <table:table-cell office:value-type="float" office:value="9787">
            <text:p>9787</text:p>
          </table:table-cell>
          <table:table-cell office:value-type="float" office:value="11403">
            <text:p>11403</text:p>
          </table:table-cell>
          <table:table-cell office:value-type="float" office:value="10188">
            <text:p>10188</text:p>
          </table:table-cell>
          <table:table-cell office:value-type="float" office:value="11117">
            <text:p>11117</text:p>
          </table:table-cell>
          <table:table-cell office:value-type="float" office:value="8711">
            <text:p>8711</text:p>
          </table:table-cell>
          <table:table-cell office:value-type="float" office:value="10405">
            <text:p>10405</text:p>
          </table:table-cell>
          <table:table-cell office:value-type="float" office:value="256054">
            <text:p>256054</text:p>
          </table:table-cell>
          <table:table-cell office:value-type="float" office:value="263111">
            <text:p>263111</text:p>
          </table:table-cell>
          <table:table-cell office:value-type="float" office:value="265905">
            <text:p>265905</text:p>
          </table:table-cell>
          <table:table-cell office:value-type="float" office:value="260642">
            <text:p>260642</text:p>
          </table:table-cell>
          <table:table-cell office:value-type="float" office:value="275576">
            <text:p>275576</text:p>
          </table:table-cell>
          <table:table-cell office:value-type="float" office:value="269000">
            <text:p>269000</text:p>
          </table:table-cell>
          <table:table-cell office:value-type="float" office:value="263124">
            <text:p>263124</text:p>
          </table:table-cell>
          <table:table-cell office:value-type="float" office:value="295121">
            <text:p>295121</text:p>
          </table:table-cell>
          <table:table-cell office:value-type="float" office:value="276375">
            <text:p>276375</text:p>
          </table:table-cell>
          <table:table-cell office:value-type="float" office:value="272611">
            <text:p>272611</text:p>
          </table:table-cell>
          <table:table-cell office:value-type="float" office:value="269751.9">
            <text:p>269751.9</text:p>
          </table:table-cell>
          <table:table-cell office:value-type="float" office:value="226141">
            <text:p>226141</text:p>
          </table:table-cell>
          <table:table-cell office:value-type="float" office:value="235223">
            <text:p>235223</text:p>
          </table:table-cell>
          <table:table-cell office:value-type="float" office:value="228324">
            <text:p>228324</text:p>
          </table:table-cell>
          <table:table-cell office:value-type="float" office:value="239786">
            <text:p>239786</text:p>
          </table:table-cell>
          <table:table-cell office:value-type="float" office:value="235916">
            <text:p>235916</text:p>
          </table:table-cell>
          <table:table-cell office:value-type="float" office:value="247596">
            <text:p>247596</text:p>
          </table:table-cell>
          <table:table-cell office:value-type="float" office:value="239322">
            <text:p>239322</text:p>
          </table:table-cell>
          <table:table-cell office:value-type="float" office:value="249783">
            <text:p>249783</text:p>
          </table:table-cell>
          <table:table-cell office:value-type="float" office:value="244408">
            <text:p>244408</text:p>
          </table:table-cell>
          <table:table-cell office:value-type="float" office:value="242403">
            <text:p>242403</text:p>
          </table:table-cell>
          <table:table-cell office:value-type="float" office:value="238890.2">
            <text:p>238890.2</text:p>
          </table:table-cell>
          <table:table-cell office:value-type="float" office:value="6735">
            <text:p>6735</text:p>
          </table:table-cell>
          <table:table-cell office:value-type="float" office:value="6716">
            <text:p>6716</text:p>
          </table:table-cell>
          <table:table-cell office:value-type="float" office:value="6891">
            <text:p>6891</text:p>
          </table:table-cell>
          <table:table-cell office:value-type="float" office:value="7347">
            <text:p>7347</text:p>
          </table:table-cell>
          <table:table-cell office:value-type="float" office:value="6734">
            <text:p>6734</text:p>
          </table:table-cell>
          <table:table-cell office:value-type="float" office:value="6825">
            <text:p>6825</text:p>
          </table:table-cell>
          <table:table-cell office:value-type="float" office:value="10133">
            <text:p>10133</text:p>
          </table:table-cell>
          <table:table-cell office:value-type="float" office:value="6738">
            <text:p>6738</text:p>
          </table:table-cell>
          <table:table-cell office:value-type="float" office:value="7282">
            <text:p>7282</text:p>
          </table:table-cell>
          <table:table-cell office:value-type="float" office:value="6784">
            <text:p>6784</text:p>
          </table:table-cell>
          <table:table-cell office:value-type="float" office:value="7218.5">
            <text:p>7218.5</text:p>
          </table:table-cell>
          <table:table-cell office:value-type="float" office:value="5288">
            <text:p>5288</text:p>
          </table:table-cell>
          <table:table-cell office:value-type="float" office:value="5304">
            <text:p>5304</text:p>
          </table:table-cell>
          <table:table-cell office:value-type="float" office:value="7295">
            <text:p>7295</text:p>
          </table:table-cell>
          <table:table-cell office:value-type="float" office:value="5607">
            <text:p>5607</text:p>
          </table:table-cell>
          <table:table-cell office:value-type="float" office:value="5311">
            <text:p>5311</text:p>
          </table:table-cell>
          <table:table-cell office:value-type="float" office:value="5257">
            <text:p>5257</text:p>
          </table:table-cell>
          <table:table-cell table:number-columns-repeated="2" office:value-type="float" office:value="5315">
            <text:p>5315</text:p>
          </table:table-cell>
          <table:table-cell office:value-type="float" office:value="5666">
            <text:p>5666</text:p>
          </table:table-cell>
          <table:table-cell office:value-type="float" office:value="5291">
            <text:p>5291</text:p>
          </table:table-cell>
          <table:table-cell office:value-type="float" office:value="5564.9">
            <text:p>5564.9</text:p>
          </table:table-cell>
          <table:table-cell office:value-type="float" office:value="6689">
            <text:p>6689</text:p>
          </table:table-cell>
          <table:table-cell office:value-type="float" office:value="6632">
            <text:p>6632</text:p>
          </table:table-cell>
          <table:table-cell office:value-type="float" office:value="6771">
            <text:p>6771</text:p>
          </table:table-cell>
          <table:table-cell office:value-type="float" office:value="9338">
            <text:p>9338</text:p>
          </table:table-cell>
          <table:table-cell office:value-type="float" office:value="6595">
            <text:p>6595</text:p>
          </table:table-cell>
          <table:table-cell office:value-type="float" office:value="6599">
            <text:p>6599</text:p>
          </table:table-cell>
          <table:table-cell office:value-type="float" office:value="6586">
            <text:p>6586</text:p>
          </table:table-cell>
          <table:table-cell office:value-type="float" office:value="6617">
            <text:p>6617</text:p>
          </table:table-cell>
          <table:table-cell office:value-type="float" office:value="6791">
            <text:p>6791</text:p>
          </table:table-cell>
          <table:table-cell office:value-type="float" office:value="6658">
            <text:p>6658</text:p>
          </table:table-cell>
          <table:table-cell office:value-type="float" office:value="6927.6">
            <text:p>6927.6</text:p>
          </table:table-cell>
          <table:table-cell office:value-type="float" office:value="11371">
            <text:p>11371</text:p>
          </table:table-cell>
          <table:table-cell office:value-type="float" office:value="7303">
            <text:p>7303</text:p>
          </table:table-cell>
          <table:table-cell office:value-type="float" office:value="10160">
            <text:p>10160</text:p>
          </table:table-cell>
          <table:table-cell office:value-type="float" office:value="9988">
            <text:p>9988</text:p>
          </table:table-cell>
          <table:table-cell office:value-type="float" office:value="9744">
            <text:p>9744</text:p>
          </table:table-cell>
          <table:table-cell office:value-type="float" office:value="7271">
            <text:p>7271</text:p>
          </table:table-cell>
          <table:table-cell office:value-type="float" office:value="7980">
            <text:p>7980</text:p>
          </table:table-cell>
          <table:table-cell office:value-type="float" office:value="7372">
            <text:p>7372</text:p>
          </table:table-cell>
          <table:table-cell office:value-type="float" office:value="10533">
            <text:p>10533</text:p>
          </table:table-cell>
          <table:table-cell office:value-type="float" office:value="7354">
            <text:p>7354</text:p>
          </table:table-cell>
          <table:table-cell office:value-type="float" office:value="8907.6">
            <text:p>8907.6</text:p>
          </table:table-cell>
          <table:table-cell office:value-type="float" office:value="7425">
            <text:p>7425</text:p>
          </table:table-cell>
          <table:table-cell office:value-type="float" office:value="10093">
            <text:p>10093</text:p>
          </table:table-cell>
          <table:table-cell office:value-type="float" office:value="7483">
            <text:p>7483</text:p>
          </table:table-cell>
          <table:table-cell office:value-type="float" office:value="7914">
            <text:p>7914</text:p>
          </table:table-cell>
          <table:table-cell office:value-type="float" office:value="6885">
            <text:p>6885</text:p>
          </table:table-cell>
          <table:table-cell office:value-type="float" office:value="8545">
            <text:p>8545</text:p>
          </table:table-cell>
          <table:table-cell office:value-type="float" office:value="6960">
            <text:p>6960</text:p>
          </table:table-cell>
          <table:table-cell office:value-type="float" office:value="8884">
            <text:p>8884</text:p>
          </table:table-cell>
          <table:table-cell office:value-type="float" office:value="6950">
            <text:p>6950</text:p>
          </table:table-cell>
          <table:table-cell office:value-type="float" office:value="9098">
            <text:p>9098</text:p>
          </table:table-cell>
          <table:table-cell office:value-type="float" office:value="8023.7">
            <text:p>8023.7</text:p>
          </table:table-cell>
          <table:table-cell office:value-type="float" office:value="6689">
            <text:p>6689</text:p>
          </table:table-cell>
          <table:table-cell office:value-type="float" office:value="7914">
            <text:p>7914</text:p>
          </table:table-cell>
          <table:table-cell office:value-type="float" office:value="8635">
            <text:p>8635</text:p>
          </table:table-cell>
          <table:table-cell office:value-type="float" office:value="8196">
            <text:p>8196</text:p>
          </table:table-cell>
          <table:table-cell office:value-type="float" office:value="6690">
            <text:p>6690</text:p>
          </table:table-cell>
          <table:table-cell office:value-type="float" office:value="7937">
            <text:p>7937</text:p>
          </table:table-cell>
          <table:table-cell office:value-type="float" office:value="9061">
            <text:p>9061</text:p>
          </table:table-cell>
          <table:table-cell office:value-type="float" office:value="8628">
            <text:p>8628</text:p>
          </table:table-cell>
          <table:table-cell office:value-type="float" office:value="6689">
            <text:p>6689</text:p>
          </table:table-cell>
          <table:table-cell office:value-type="float" office:value="6682">
            <text:p>6682</text:p>
          </table:table-cell>
          <table:table-cell office:value-type="float" office:value="7712.1">
            <text:p>7712.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8831">
            <text:p>8831</text:p>
          </table:table-cell>
          <table:table-cell office:value-type="float" office:value="8594">
            <text:p>8594</text:p>
          </table:table-cell>
          <table:table-cell office:value-type="float" office:value="11394">
            <text:p>11394</text:p>
          </table:table-cell>
          <table:table-cell office:value-type="float" office:value="8465">
            <text:p>8465</text:p>
          </table:table-cell>
          <table:table-cell office:value-type="float" office:value="13120">
            <text:p>13120</text:p>
          </table:table-cell>
          <table:table-cell office:value-type="float" office:value="8577">
            <text:p>8577</text:p>
          </table:table-cell>
          <table:table-cell office:value-type="float" office:value="10570">
            <text:p>10570</text:p>
          </table:table-cell>
          <table:table-cell office:value-type="float" office:value="8584">
            <text:p>8584</text:p>
          </table:table-cell>
          <table:table-cell office:value-type="float" office:value="9889">
            <text:p>9889</text:p>
          </table:table-cell>
          <table:table-cell office:value-type="float" office:value="8532">
            <text:p>8532</text:p>
          </table:table-cell>
          <table:table-cell office:value-type="float" office:value="9655.6">
            <text:p>9655.6</text:p>
          </table:table-cell>
          <table:table-cell office:value-type="float" office:value="10006">
            <text:p>10006</text:p>
          </table:table-cell>
          <table:table-cell office:value-type="float" office:value="8183">
            <text:p>8183</text:p>
          </table:table-cell>
          <table:table-cell office:value-type="float" office:value="8784">
            <text:p>8784</text:p>
          </table:table-cell>
          <table:table-cell office:value-type="float" office:value="8280">
            <text:p>8280</text:p>
          </table:table-cell>
          <table:table-cell office:value-type="float" office:value="8333">
            <text:p>8333</text:p>
          </table:table-cell>
          <table:table-cell office:value-type="float" office:value="8166">
            <text:p>8166</text:p>
          </table:table-cell>
          <table:table-cell office:value-type="float" office:value="8602">
            <text:p>8602</text:p>
          </table:table-cell>
          <table:table-cell office:value-type="float" office:value="8110">
            <text:p>8110</text:p>
          </table:table-cell>
          <table:table-cell office:value-type="float" office:value="10582">
            <text:p>10582</text:p>
          </table:table-cell>
          <table:table-cell office:value-type="float" office:value="8151">
            <text:p>8151</text:p>
          </table:table-cell>
          <table:table-cell office:value-type="float" office:value="8719.7">
            <text:p>8719.7</text:p>
          </table:table-cell>
          <table:table-cell office:value-type="float" office:value="8247">
            <text:p>8247</text:p>
          </table:table-cell>
          <table:table-cell office:value-type="float" office:value="10100">
            <text:p>10100</text:p>
          </table:table-cell>
          <table:table-cell office:value-type="float" office:value="10019">
            <text:p>10019</text:p>
          </table:table-cell>
          <table:table-cell office:value-type="float" office:value="8083">
            <text:p>8083</text:p>
          </table:table-cell>
          <table:table-cell office:value-type="float" office:value="8204">
            <text:p>8204</text:p>
          </table:table-cell>
          <table:table-cell office:value-type="float" office:value="10510">
            <text:p>10510</text:p>
          </table:table-cell>
          <table:table-cell office:value-type="float" office:value="8218">
            <text:p>8218</text:p>
          </table:table-cell>
          <table:table-cell office:value-type="float" office:value="8207">
            <text:p>8207</text:p>
          </table:table-cell>
          <table:table-cell office:value-type="float" office:value="8315">
            <text:p>8315</text:p>
          </table:table-cell>
          <table:table-cell office:value-type="float" office:value="9917">
            <text:p>9917</text:p>
          </table:table-cell>
          <table:table-cell office:value-type="float" office:value="8982">
            <text:p>8982</text:p>
          </table:table-cell>
          <table:table-cell office:value-type="float" office:value="9147">
            <text:p>9147</text:p>
          </table:table-cell>
          <table:table-cell office:value-type="float" office:value="9928">
            <text:p>9928</text:p>
          </table:table-cell>
          <table:table-cell office:value-type="float" office:value="8652">
            <text:p>8652</text:p>
          </table:table-cell>
          <table:table-cell office:value-type="float" office:value="10597">
            <text:p>10597</text:p>
          </table:table-cell>
          <table:table-cell office:value-type="float" office:value="8735">
            <text:p>8735</text:p>
          </table:table-cell>
          <table:table-cell office:value-type="float" office:value="11518">
            <text:p>11518</text:p>
          </table:table-cell>
          <table:table-cell office:value-type="float" office:value="8731">
            <text:p>8731</text:p>
          </table:table-cell>
          <table:table-cell office:value-type="float" office:value="10119">
            <text:p>10119</text:p>
          </table:table-cell>
          <table:table-cell office:value-type="float" office:value="8599">
            <text:p>8599</text:p>
          </table:table-cell>
          <table:table-cell office:value-type="float" office:value="9691">
            <text:p>9691</text:p>
          </table:table-cell>
          <table:table-cell office:value-type="float" office:value="9571.7">
            <text:p>9571.7</text:p>
          </table:table-cell>
          <table:table-cell office:value-type="float" office:value="273642">
            <text:p>273642</text:p>
          </table:table-cell>
          <table:table-cell office:value-type="float" office:value="266138">
            <text:p>266138</text:p>
          </table:table-cell>
          <table:table-cell office:value-type="float" office:value="268613">
            <text:p>268613</text:p>
          </table:table-cell>
          <table:table-cell office:value-type="float" office:value="261780">
            <text:p>261780</text:p>
          </table:table-cell>
          <table:table-cell office:value-type="float" office:value="270125">
            <text:p>270125</text:p>
          </table:table-cell>
          <table:table-cell office:value-type="float" office:value="266914">
            <text:p>266914</text:p>
          </table:table-cell>
          <table:table-cell office:value-type="float" office:value="272754">
            <text:p>272754</text:p>
          </table:table-cell>
          <table:table-cell office:value-type="float" office:value="263332">
            <text:p>263332</text:p>
          </table:table-cell>
          <table:table-cell office:value-type="float" office:value="270562">
            <text:p>270562</text:p>
          </table:table-cell>
          <table:table-cell office:value-type="float" office:value="271153">
            <text:p>271153</text:p>
          </table:table-cell>
          <table:table-cell office:value-type="float" office:value="268501.3">
            <text:p>268501.3</text:p>
          </table:table-cell>
          <table:table-cell office:value-type="float" office:value="239601">
            <text:p>239601</text:p>
          </table:table-cell>
          <table:table-cell office:value-type="float" office:value="232121">
            <text:p>232121</text:p>
          </table:table-cell>
          <table:table-cell office:value-type="float" office:value="234653">
            <text:p>234653</text:p>
          </table:table-cell>
          <table:table-cell office:value-type="float" office:value="237265">
            <text:p>237265</text:p>
          </table:table-cell>
          <table:table-cell office:value-type="float" office:value="239409">
            <text:p>239409</text:p>
          </table:table-cell>
          <table:table-cell office:value-type="float" office:value="240212">
            <text:p>240212</text:p>
          </table:table-cell>
          <table:table-cell office:value-type="float" office:value="234432">
            <text:p>234432</text:p>
          </table:table-cell>
          <table:table-cell office:value-type="float" office:value="234962">
            <text:p>234962</text:p>
          </table:table-cell>
          <table:table-cell office:value-type="float" office:value="237851">
            <text:p>237851</text:p>
          </table:table-cell>
          <table:table-cell office:value-type="float" office:value="235681">
            <text:p>235681</text:p>
          </table:table-cell>
          <table:table-cell office:value-type="float" office:value="236618.7">
            <text:p>236618.7</text:p>
          </table:table-cell>
          <table:table-cell office:value-type="float" office:value="9622">
            <text:p>9622</text:p>
          </table:table-cell>
          <table:table-cell office:value-type="float" office:value="9011">
            <text:p>9011</text:p>
          </table:table-cell>
          <table:table-cell office:value-type="float" office:value="8166">
            <text:p>8166</text:p>
          </table:table-cell>
          <table:table-cell office:value-type="float" office:value="6903">
            <text:p>6903</text:p>
          </table:table-cell>
          <table:table-cell office:value-type="float" office:value="6948">
            <text:p>6948</text:p>
          </table:table-cell>
          <table:table-cell office:value-type="float" office:value="6975">
            <text:p>6975</text:p>
          </table:table-cell>
          <table:table-cell office:value-type="float" office:value="9008">
            <text:p>9008</text:p>
          </table:table-cell>
          <table:table-cell office:value-type="float" office:value="6995">
            <text:p>6995</text:p>
          </table:table-cell>
          <table:table-cell office:value-type="float" office:value="6806">
            <text:p>6806</text:p>
          </table:table-cell>
          <table:table-cell office:value-type="float" office:value="6945">
            <text:p>6945</text:p>
          </table:table-cell>
          <table:table-cell office:value-type="float" office:value="7737.9">
            <text:p>7737.9</text:p>
          </table:table-cell>
          <table:table-cell office:value-type="float" office:value="7303">
            <text:p>7303</text:p>
          </table:table-cell>
          <table:table-cell office:value-type="float" office:value="5458">
            <text:p>5458</text:p>
          </table:table-cell>
          <table:table-cell office:value-type="float" office:value="5457">
            <text:p>5457</text:p>
          </table:table-cell>
          <table:table-cell office:value-type="float" office:value="7378">
            <text:p>7378</text:p>
          </table:table-cell>
          <table:table-cell office:value-type="float" office:value="5404">
            <text:p>5404</text:p>
          </table:table-cell>
          <table:table-cell office:value-type="float" office:value="7980">
            <text:p>7980</text:p>
          </table:table-cell>
          <table:table-cell office:value-type="float" office:value="5333">
            <text:p>5333</text:p>
          </table:table-cell>
          <table:table-cell office:value-type="float" office:value="6970">
            <text:p>6970</text:p>
          </table:table-cell>
          <table:table-cell office:value-type="float" office:value="5562">
            <text:p>5562</text:p>
          </table:table-cell>
          <table:table-cell office:value-type="float" office:value="7378">
            <text:p>7378</text:p>
          </table:table-cell>
          <table:table-cell office:value-type="float" office:value="6422.3">
            <text:p>6422.3</text:p>
          </table:table-cell>
          <table:table-cell office:value-type="float" office:value="7456">
            <text:p>7456</text:p>
          </table:table-cell>
          <table:table-cell office:value-type="float" office:value="6683">
            <text:p>6683</text:p>
          </table:table-cell>
          <table:table-cell office:value-type="float" office:value="8703">
            <text:p>8703</text:p>
          </table:table-cell>
          <table:table-cell office:value-type="float" office:value="6685">
            <text:p>6685</text:p>
          </table:table-cell>
          <table:table-cell office:value-type="float" office:value="6819">
            <text:p>6819</text:p>
          </table:table-cell>
          <table:table-cell office:value-type="float" office:value="6708">
            <text:p>6708</text:p>
          </table:table-cell>
          <table:table-cell office:value-type="float" office:value="6720">
            <text:p>6720</text:p>
          </table:table-cell>
          <table:table-cell office:value-type="float" office:value="6918">
            <text:p>6918</text:p>
          </table:table-cell>
          <table:table-cell office:value-type="float" office:value="6981">
            <text:p>6981</text:p>
          </table:table-cell>
          <table:table-cell office:value-type="float" office:value="6818">
            <text:p>6818</text:p>
          </table:table-cell>
          <table:table-cell office:value-type="float" office:value="7049.1">
            <text:p>7049.1</text:p>
          </table:table-cell>
          <table:table-cell office:value-type="float" office:value="7449">
            <text:p>7449</text:p>
          </table:table-cell>
          <table:table-cell office:value-type="float" office:value="7454">
            <text:p>7454</text:p>
          </table:table-cell>
          <table:table-cell office:value-type="float" office:value="8679">
            <text:p>8679</text:p>
          </table:table-cell>
          <table:table-cell office:value-type="float" office:value="7482">
            <text:p>7482</text:p>
          </table:table-cell>
          <table:table-cell office:value-type="float" office:value="7537">
            <text:p>7537</text:p>
          </table:table-cell>
          <table:table-cell office:value-type="float" office:value="7436">
            <text:p>7436</text:p>
          </table:table-cell>
          <table:table-cell office:value-type="float" office:value="7435">
            <text:p>7435</text:p>
          </table:table-cell>
          <table:table-cell office:value-type="float" office:value="9852">
            <text:p>9852</text:p>
          </table:table-cell>
          <table:table-cell office:value-type="float" office:value="10095">
            <text:p>10095</text:p>
          </table:table-cell>
          <table:table-cell office:value-type="float" office:value="10325">
            <text:p>10325</text:p>
          </table:table-cell>
          <table:table-cell office:value-type="float" office:value="8374.4">
            <text:p>8374.4</text:p>
          </table:table-cell>
          <table:table-cell office:value-type="float" office:value="8577">
            <text:p>8577</text:p>
          </table:table-cell>
          <table:table-cell office:value-type="float" office:value="7041">
            <text:p>7041</text:p>
          </table:table-cell>
          <table:table-cell office:value-type="float" office:value="7150">
            <text:p>7150</text:p>
          </table:table-cell>
          <table:table-cell office:value-type="float" office:value="7021">
            <text:p>7021</text:p>
          </table:table-cell>
          <table:table-cell office:value-type="float" office:value="9579">
            <text:p>9579</text:p>
          </table:table-cell>
          <table:table-cell office:value-type="float" office:value="7037">
            <text:p>7037</text:p>
          </table:table-cell>
          <table:table-cell office:value-type="float" office:value="7066">
            <text:p>7066</text:p>
          </table:table-cell>
          <table:table-cell office:value-type="float" office:value="7909">
            <text:p>7909</text:p>
          </table:table-cell>
          <table:table-cell office:value-type="float" office:value="9179">
            <text:p>9179</text:p>
          </table:table-cell>
          <table:table-cell office:value-type="float" office:value="7473">
            <text:p>7473</text:p>
          </table:table-cell>
          <table:table-cell office:value-type="float" office:value="7803.2">
            <text:p>7803.2</text:p>
          </table:table-cell>
          <table:table-cell office:value-type="float" office:value="6819">
            <text:p>6819</text:p>
          </table:table-cell>
          <table:table-cell office:value-type="float" office:value="8496">
            <text:p>8496</text:p>
          </table:table-cell>
          <table:table-cell office:value-type="float" office:value="8907">
            <text:p>8907</text:p>
          </table:table-cell>
          <table:table-cell office:value-type="float" office:value="6826">
            <text:p>6826</text:p>
          </table:table-cell>
          <table:table-cell office:value-type="float" office:value="6805">
            <text:p>6805</text:p>
          </table:table-cell>
          <table:table-cell office:value-type="float" office:value="6856">
            <text:p>6856</text:p>
          </table:table-cell>
          <table:table-cell office:value-type="float" office:value="8760">
            <text:p>8760</text:p>
          </table:table-cell>
          <table:table-cell office:value-type="float" office:value="7901">
            <text:p>7901</text:p>
          </table:table-cell>
          <table:table-cell office:value-type="float" office:value="6769">
            <text:p>6769</text:p>
          </table:table-cell>
          <table:table-cell office:value-type="float" office:value="6817">
            <text:p>6817</text:p>
          </table:table-cell>
          <table:table-cell office:value-type="float" office:value="7495.6">
            <text:p>7495.6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8489">
            <text:p>8489</text:p>
          </table:table-cell>
          <table:table-cell office:value-type="float" office:value="8536">
            <text:p>8536</text:p>
          </table:table-cell>
          <table:table-cell office:value-type="float" office:value="8473">
            <text:p>8473</text:p>
          </table:table-cell>
          <table:table-cell office:value-type="float" office:value="8376">
            <text:p>8376</text:p>
          </table:table-cell>
          <table:table-cell office:value-type="float" office:value="8414">
            <text:p>8414</text:p>
          </table:table-cell>
          <table:table-cell office:value-type="float" office:value="8579">
            <text:p>8579</text:p>
          </table:table-cell>
          <table:table-cell office:value-type="float" office:value="8366">
            <text:p>8366</text:p>
          </table:table-cell>
          <table:table-cell office:value-type="float" office:value="8348">
            <text:p>8348</text:p>
          </table:table-cell>
          <table:table-cell office:value-type="float" office:value="8341">
            <text:p>8341</text:p>
          </table:table-cell>
          <table:table-cell office:value-type="float" office:value="10344">
            <text:p>10344</text:p>
          </table:table-cell>
          <table:table-cell office:value-type="float" office:value="8626.6">
            <text:p>8626.6</text:p>
          </table:table-cell>
          <table:table-cell office:value-type="float" office:value="12571">
            <text:p>12571</text:p>
          </table:table-cell>
          <table:table-cell office:value-type="float" office:value="8349">
            <text:p>8349</text:p>
          </table:table-cell>
          <table:table-cell office:value-type="float" office:value="8307">
            <text:p>8307</text:p>
          </table:table-cell>
          <table:table-cell office:value-type="float" office:value="9919">
            <text:p>9919</text:p>
          </table:table-cell>
          <table:table-cell office:value-type="float" office:value="8209">
            <text:p>8209</text:p>
          </table:table-cell>
          <table:table-cell office:value-type="float" office:value="10241">
            <text:p>10241</text:p>
          </table:table-cell>
          <table:table-cell office:value-type="float" office:value="8263">
            <text:p>8263</text:p>
          </table:table-cell>
          <table:table-cell office:value-type="float" office:value="8319">
            <text:p>8319</text:p>
          </table:table-cell>
          <table:table-cell office:value-type="float" office:value="8211">
            <text:p>8211</text:p>
          </table:table-cell>
          <table:table-cell office:value-type="float" office:value="9354">
            <text:p>9354</text:p>
          </table:table-cell>
          <table:table-cell office:value-type="float" office:value="9174.3">
            <text:p>9174.3</text:p>
          </table:table-cell>
          <table:table-cell office:value-type="float" office:value="10741">
            <text:p>10741</text:p>
          </table:table-cell>
          <table:table-cell office:value-type="float" office:value="8168">
            <text:p>8168</text:p>
          </table:table-cell>
          <table:table-cell office:value-type="float" office:value="8192">
            <text:p>8192</text:p>
          </table:table-cell>
          <table:table-cell office:value-type="float" office:value="8141">
            <text:p>8141</text:p>
          </table:table-cell>
          <table:table-cell office:value-type="float" office:value="10724">
            <text:p>10724</text:p>
          </table:table-cell>
          <table:table-cell office:value-type="float" office:value="8218">
            <text:p>8218</text:p>
          </table:table-cell>
          <table:table-cell office:value-type="float" office:value="11902">
            <text:p>11902</text:p>
          </table:table-cell>
          <table:table-cell office:value-type="float" office:value="10028">
            <text:p>10028</text:p>
          </table:table-cell>
          <table:table-cell office:value-type="float" office:value="8233">
            <text:p>8233</text:p>
          </table:table-cell>
          <table:table-cell office:value-type="float" office:value="10253">
            <text:p>10253</text:p>
          </table:table-cell>
          <table:table-cell office:value-type="float" office:value="9460">
            <text:p>9460</text:p>
          </table:table-cell>
          <table:table-cell office:value-type="float" office:value="9823">
            <text:p>9823</text:p>
          </table:table-cell>
          <table:table-cell office:value-type="float" office:value="12844">
            <text:p>12844</text:p>
          </table:table-cell>
          <table:table-cell office:value-type="float" office:value="8785">
            <text:p>8785</text:p>
          </table:table-cell>
          <table:table-cell office:value-type="float" office:value="8745">
            <text:p>8745</text:p>
          </table:table-cell>
          <table:table-cell office:value-type="float" office:value="8970">
            <text:p>8970</text:p>
          </table:table-cell>
          <table:table-cell office:value-type="float" office:value="8850">
            <text:p>8850</text:p>
          </table:table-cell>
          <table:table-cell office:value-type="float" office:value="9255">
            <text:p>9255</text:p>
          </table:table-cell>
          <table:table-cell office:value-type="float" office:value="11173">
            <text:p>11173</text:p>
          </table:table-cell>
          <table:table-cell office:value-type="float" office:value="10814">
            <text:p>10814</text:p>
          </table:table-cell>
          <table:table-cell office:value-type="float" office:value="8945">
            <text:p>8945</text:p>
          </table:table-cell>
          <table:table-cell office:value-type="float" office:value="9820.4">
            <text:p>9820.4</text:p>
          </table:table-cell>
          <table:table-cell office:value-type="float" office:value="271043">
            <text:p>271043</text:p>
          </table:table-cell>
          <table:table-cell office:value-type="float" office:value="278823">
            <text:p>278823</text:p>
          </table:table-cell>
          <table:table-cell office:value-type="float" office:value="276784">
            <text:p>276784</text:p>
          </table:table-cell>
          <table:table-cell office:value-type="float" office:value="277037">
            <text:p>277037</text:p>
          </table:table-cell>
          <table:table-cell office:value-type="float" office:value="271482">
            <text:p>271482</text:p>
          </table:table-cell>
          <table:table-cell office:value-type="float" office:value="275165">
            <text:p>275165</text:p>
          </table:table-cell>
          <table:table-cell office:value-type="float" office:value="279086">
            <text:p>279086</text:p>
          </table:table-cell>
          <table:table-cell office:value-type="float" office:value="275172">
            <text:p>275172</text:p>
          </table:table-cell>
          <table:table-cell office:value-type="float" office:value="272797">
            <text:p>272797</text:p>
          </table:table-cell>
          <table:table-cell office:value-type="float" office:value="275839">
            <text:p>275839</text:p>
          </table:table-cell>
          <table:table-cell office:value-type="float" office:value="275322.8">
            <text:p>275322.8</text:p>
          </table:table-cell>
          <table:table-cell office:value-type="float" office:value="245077">
            <text:p>245077</text:p>
          </table:table-cell>
          <table:table-cell office:value-type="float" office:value="243167">
            <text:p>243167</text:p>
          </table:table-cell>
          <table:table-cell office:value-type="float" office:value="243292">
            <text:p>243292</text:p>
          </table:table-cell>
          <table:table-cell office:value-type="float" office:value="245360">
            <text:p>245360</text:p>
          </table:table-cell>
          <table:table-cell office:value-type="float" office:value="252122">
            <text:p>252122</text:p>
          </table:table-cell>
          <table:table-cell office:value-type="float" office:value="248879">
            <text:p>248879</text:p>
          </table:table-cell>
          <table:table-cell office:value-type="float" office:value="247091">
            <text:p>247091</text:p>
          </table:table-cell>
          <table:table-cell office:value-type="float" office:value="246606">
            <text:p>246606</text:p>
          </table:table-cell>
          <table:table-cell office:value-type="float" office:value="247093">
            <text:p>247093</text:p>
          </table:table-cell>
          <table:table-cell office:value-type="float" office:value="242519">
            <text:p>242519</text:p>
          </table:table-cell>
          <table:table-cell office:value-type="float" office:value="246120.6">
            <text:p>246120.6</text:p>
          </table:table-cell>
          <table:table-cell office:value-type="float" office:value="10740">
            <text:p>10740</text:p>
          </table:table-cell>
          <table:table-cell office:value-type="float" office:value="9413">
            <text:p>9413</text:p>
          </table:table-cell>
          <table:table-cell office:value-type="float" office:value="6969">
            <text:p>6969</text:p>
          </table:table-cell>
          <table:table-cell office:value-type="float" office:value="8017">
            <text:p>8017</text:p>
          </table:table-cell>
          <table:table-cell office:value-type="float" office:value="6993">
            <text:p>6993</text:p>
          </table:table-cell>
          <table:table-cell office:value-type="float" office:value="6979">
            <text:p>6979</text:p>
          </table:table-cell>
          <table:table-cell office:value-type="float" office:value="9001">
            <text:p>9001</text:p>
          </table:table-cell>
          <table:table-cell office:value-type="float" office:value="6957">
            <text:p>6957</text:p>
          </table:table-cell>
          <table:table-cell office:value-type="float" office:value="6912">
            <text:p>6912</text:p>
          </table:table-cell>
          <table:table-cell office:value-type="float" office:value="6964">
            <text:p>6964</text:p>
          </table:table-cell>
          <table:table-cell office:value-type="float" office:value="7894.5">
            <text:p>7894.5</text:p>
          </table:table-cell>
          <table:table-cell office:value-type="float" office:value="7870">
            <text:p>7870</text:p>
          </table:table-cell>
          <table:table-cell office:value-type="float" office:value="6864">
            <text:p>6864</text:p>
          </table:table-cell>
          <table:table-cell office:value-type="float" office:value="5415">
            <text:p>5415</text:p>
          </table:table-cell>
          <table:table-cell office:value-type="float" office:value="6248">
            <text:p>6248</text:p>
          </table:table-cell>
          <table:table-cell office:value-type="float" office:value="5461">
            <text:p>5461</text:p>
          </table:table-cell>
          <table:table-cell office:value-type="float" office:value="5429">
            <text:p>5429</text:p>
          </table:table-cell>
          <table:table-cell office:value-type="float" office:value="6107">
            <text:p>6107</text:p>
          </table:table-cell>
          <table:table-cell office:value-type="float" office:value="6776">
            <text:p>6776</text:p>
          </table:table-cell>
          <table:table-cell office:value-type="float" office:value="5429">
            <text:p>5429</text:p>
          </table:table-cell>
          <table:table-cell office:value-type="float" office:value="5418">
            <text:p>5418</text:p>
          </table:table-cell>
          <table:table-cell office:value-type="float" office:value="6101.7">
            <text:p>6101.7</text:p>
          </table:table-cell>
          <table:table-cell office:value-type="float" office:value="7736">
            <text:p>7736</text:p>
          </table:table-cell>
          <table:table-cell office:value-type="float" office:value="8404">
            <text:p>8404</text:p>
          </table:table-cell>
          <table:table-cell office:value-type="float" office:value="9510">
            <text:p>9510</text:p>
          </table:table-cell>
          <table:table-cell office:value-type="float" office:value="7539">
            <text:p>7539</text:p>
          </table:table-cell>
          <table:table-cell office:value-type="float" office:value="10255">
            <text:p>10255</text:p>
          </table:table-cell>
          <table:table-cell office:value-type="float" office:value="6802">
            <text:p>6802</text:p>
          </table:table-cell>
          <table:table-cell office:value-type="float" office:value="9128">
            <text:p>9128</text:p>
          </table:table-cell>
          <table:table-cell office:value-type="float" office:value="6741">
            <text:p>6741</text:p>
          </table:table-cell>
          <table:table-cell office:value-type="float" office:value="8703">
            <text:p>8703</text:p>
          </table:table-cell>
          <table:table-cell office:value-type="float" office:value="6807">
            <text:p>6807</text:p>
          </table:table-cell>
          <table:table-cell office:value-type="float" office:value="8162.5">
            <text:p>8162.5</text:p>
          </table:table-cell>
          <table:table-cell office:value-type="float" office:value="7646">
            <text:p>7646</text:p>
          </table:table-cell>
          <table:table-cell office:value-type="float" office:value="7753">
            <text:p>7753</text:p>
          </table:table-cell>
          <table:table-cell office:value-type="float" office:value="12061">
            <text:p>12061</text:p>
          </table:table-cell>
          <table:table-cell office:value-type="float" office:value="7601">
            <text:p>7601</text:p>
          </table:table-cell>
          <table:table-cell office:value-type="float" office:value="10481">
            <text:p>10481</text:p>
          </table:table-cell>
          <table:table-cell office:value-type="float" office:value="7540">
            <text:p>7540</text:p>
          </table:table-cell>
          <table:table-cell office:value-type="float" office:value="7867">
            <text:p>7867</text:p>
          </table:table-cell>
          <table:table-cell office:value-type="float" office:value="7546">
            <text:p>7546</text:p>
          </table:table-cell>
          <table:table-cell office:value-type="float" office:value="7985">
            <text:p>7985</text:p>
          </table:table-cell>
          <table:table-cell office:value-type="float" office:value="9947">
            <text:p>9947</text:p>
          </table:table-cell>
          <table:table-cell office:value-type="float" office:value="8642.7">
            <text:p>8642.7</text:p>
          </table:table-cell>
          <table:table-cell office:value-type="float" office:value="9056">
            <text:p>9056</text:p>
          </table:table-cell>
          <table:table-cell office:value-type="float" office:value="7134">
            <text:p>7134</text:p>
          </table:table-cell>
          <table:table-cell office:value-type="float" office:value="7935">
            <text:p>7935</text:p>
          </table:table-cell>
          <table:table-cell office:value-type="float" office:value="10067">
            <text:p>10067</text:p>
          </table:table-cell>
          <table:table-cell office:value-type="float" office:value="7727">
            <text:p>7727</text:p>
          </table:table-cell>
          <table:table-cell office:value-type="float" office:value="9210">
            <text:p>9210</text:p>
          </table:table-cell>
          <table:table-cell office:value-type="float" office:value="9059">
            <text:p>9059</text:p>
          </table:table-cell>
          <table:table-cell office:value-type="float" office:value="7158">
            <text:p>7158</text:p>
          </table:table-cell>
          <table:table-cell office:value-type="float" office:value="9586">
            <text:p>9586</text:p>
          </table:table-cell>
          <table:table-cell office:value-type="float" office:value="7082">
            <text:p>7082</text:p>
          </table:table-cell>
          <table:table-cell office:value-type="float" office:value="8401.4">
            <text:p>8401.4</text:p>
          </table:table-cell>
          <table:table-cell office:value-type="float" office:value="6974">
            <text:p>6974</text:p>
          </table:table-cell>
          <table:table-cell office:value-type="float" office:value="9101">
            <text:p>9101</text:p>
          </table:table-cell>
          <table:table-cell office:value-type="float" office:value="6916">
            <text:p>6916</text:p>
          </table:table-cell>
          <table:table-cell office:value-type="float" office:value="8078">
            <text:p>8078</text:p>
          </table:table-cell>
          <table:table-cell office:value-type="float" office:value="6943">
            <text:p>6943</text:p>
          </table:table-cell>
          <table:table-cell office:value-type="float" office:value="6866">
            <text:p>6866</text:p>
          </table:table-cell>
          <table:table-cell office:value-type="float" office:value="6905">
            <text:p>6905</text:p>
          </table:table-cell>
          <table:table-cell office:value-type="float" office:value="8594">
            <text:p>8594</text:p>
          </table:table-cell>
          <table:table-cell office:value-type="float" office:value="7275">
            <text:p>7275</text:p>
          </table:table-cell>
          <table:table-cell office:value-type="float" office:value="6867">
            <text:p>6867</text:p>
          </table:table-cell>
          <table:table-cell office:value-type="float" office:value="7451.9">
            <text:p>7451.9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8443">
            <text:p>8443</text:p>
          </table:table-cell>
          <table:table-cell office:value-type="float" office:value="8927">
            <text:p>8927</text:p>
          </table:table-cell>
          <table:table-cell office:value-type="float" office:value="11454">
            <text:p>11454</text:p>
          </table:table-cell>
          <table:table-cell office:value-type="float" office:value="9932">
            <text:p>9932</text:p>
          </table:table-cell>
          <table:table-cell office:value-type="float" office:value="8518">
            <text:p>8518</text:p>
          </table:table-cell>
          <table:table-cell office:value-type="float" office:value="8353">
            <text:p>8353</text:p>
          </table:table-cell>
          <table:table-cell office:value-type="float" office:value="8945">
            <text:p>8945</text:p>
          </table:table-cell>
          <table:table-cell office:value-type="float" office:value="10219">
            <text:p>10219</text:p>
          </table:table-cell>
          <table:table-cell office:value-type="float" office:value="10838">
            <text:p>10838</text:p>
          </table:table-cell>
          <table:table-cell office:value-type="float" office:value="10515">
            <text:p>10515</text:p>
          </table:table-cell>
          <table:table-cell office:value-type="float" office:value="9614.4">
            <text:p>9614.4</text:p>
          </table:table-cell>
          <table:table-cell office:value-type="float" office:value="11473">
            <text:p>11473</text:p>
          </table:table-cell>
          <table:table-cell office:value-type="float" office:value="10336">
            <text:p>10336</text:p>
          </table:table-cell>
          <table:table-cell office:value-type="float" office:value="11090">
            <text:p>11090</text:p>
          </table:table-cell>
          <table:table-cell office:value-type="float" office:value="10023">
            <text:p>10023</text:p>
          </table:table-cell>
          <table:table-cell office:value-type="float" office:value="10431">
            <text:p>10431</text:p>
          </table:table-cell>
          <table:table-cell office:value-type="float" office:value="10002">
            <text:p>10002</text:p>
          </table:table-cell>
          <table:table-cell office:value-type="float" office:value="8741">
            <text:p>8741</text:p>
          </table:table-cell>
          <table:table-cell office:value-type="float" office:value="8502">
            <text:p>8502</text:p>
          </table:table-cell>
          <table:table-cell office:value-type="float" office:value="8349">
            <text:p>8349</text:p>
          </table:table-cell>
          <table:table-cell office:value-type="float" office:value="11663">
            <text:p>11663</text:p>
          </table:table-cell>
          <table:table-cell office:value-type="float" office:value="10061">
            <text:p>10061</text:p>
          </table:table-cell>
          <table:table-cell office:value-type="float" office:value="11442">
            <text:p>11442</text:p>
          </table:table-cell>
          <table:table-cell office:value-type="float" office:value="10179">
            <text:p>10179</text:p>
          </table:table-cell>
          <table:table-cell office:value-type="float" office:value="8524">
            <text:p>8524</text:p>
          </table:table-cell>
          <table:table-cell office:value-type="float" office:value="9842">
            <text:p>9842</text:p>
          </table:table-cell>
          <table:table-cell office:value-type="float" office:value="8316">
            <text:p>8316</text:p>
          </table:table-cell>
          <table:table-cell office:value-type="float" office:value="9860">
            <text:p>9860</text:p>
          </table:table-cell>
          <table:table-cell office:value-type="float" office:value="11838">
            <text:p>11838</text:p>
          </table:table-cell>
          <table:table-cell office:value-type="float" office:value="8298">
            <text:p>8298</text:p>
          </table:table-cell>
          <table:table-cell office:value-type="float" office:value="8297">
            <text:p>8297</text:p>
          </table:table-cell>
          <table:table-cell office:value-type="float" office:value="10163">
            <text:p>10163</text:p>
          </table:table-cell>
          <table:table-cell office:value-type="float" office:value="9675.9">
            <text:p>9675.9</text:p>
          </table:table-cell>
          <table:table-cell office:value-type="float" office:value="10119">
            <text:p>10119</text:p>
          </table:table-cell>
          <table:table-cell office:value-type="float" office:value="10429">
            <text:p>10429</text:p>
          </table:table-cell>
          <table:table-cell office:value-type="float" office:value="8862">
            <text:p>8862</text:p>
          </table:table-cell>
          <table:table-cell office:value-type="float" office:value="8963">
            <text:p>8963</text:p>
          </table:table-cell>
          <table:table-cell office:value-type="float" office:value="8827">
            <text:p>8827</text:p>
          </table:table-cell>
          <table:table-cell office:value-type="float" office:value="10648">
            <text:p>10648</text:p>
          </table:table-cell>
          <table:table-cell office:value-type="float" office:value="10163">
            <text:p>10163</text:p>
          </table:table-cell>
          <table:table-cell office:value-type="float" office:value="10875">
            <text:p>10875</text:p>
          </table:table-cell>
          <table:table-cell office:value-type="float" office:value="8879">
            <text:p>8879</text:p>
          </table:table-cell>
          <table:table-cell office:value-type="float" office:value="10275">
            <text:p>10275</text:p>
          </table:table-cell>
          <table:table-cell office:value-type="float" office:value="9804">
            <text:p>9804</text:p>
          </table:table-cell>
          <table:table-cell office:value-type="float" office:value="285367">
            <text:p>285367</text:p>
          </table:table-cell>
          <table:table-cell office:value-type="float" office:value="281275">
            <text:p>281275</text:p>
          </table:table-cell>
          <table:table-cell office:value-type="float" office:value="280345">
            <text:p>280345</text:p>
          </table:table-cell>
          <table:table-cell office:value-type="float" office:value="280878">
            <text:p>280878</text:p>
          </table:table-cell>
          <table:table-cell office:value-type="float" office:value="287015">
            <text:p>287015</text:p>
          </table:table-cell>
          <table:table-cell office:value-type="float" office:value="279379">
            <text:p>279379</text:p>
          </table:table-cell>
          <table:table-cell office:value-type="float" office:value="283087">
            <text:p>283087</text:p>
          </table:table-cell>
          <table:table-cell office:value-type="float" office:value="285445">
            <text:p>285445</text:p>
          </table:table-cell>
          <table:table-cell office:value-type="float" office:value="288033">
            <text:p>288033</text:p>
          </table:table-cell>
          <table:table-cell office:value-type="float" office:value="281003">
            <text:p>281003</text:p>
          </table:table-cell>
          <table:table-cell office:value-type="float" office:value="283182.7">
            <text:p>283182.7</text:p>
          </table:table-cell>
          <table:table-cell office:value-type="float" office:value="259001">
            <text:p>259001</text:p>
          </table:table-cell>
          <table:table-cell office:value-type="float" office:value="247257">
            <text:p>247257</text:p>
          </table:table-cell>
          <table:table-cell office:value-type="float" office:value="259911">
            <text:p>259911</text:p>
          </table:table-cell>
          <table:table-cell office:value-type="float" office:value="251534">
            <text:p>251534</text:p>
          </table:table-cell>
          <table:table-cell office:value-type="float" office:value="249181">
            <text:p>249181</text:p>
          </table:table-cell>
          <table:table-cell office:value-type="float" office:value="250572">
            <text:p>250572</text:p>
          </table:table-cell>
          <table:table-cell office:value-type="float" office:value="251103">
            <text:p>251103</text:p>
          </table:table-cell>
          <table:table-cell office:value-type="float" office:value="243355">
            <text:p>243355</text:p>
          </table:table-cell>
          <table:table-cell office:value-type="float" office:value="250028">
            <text:p>250028</text:p>
          </table:table-cell>
          <table:table-cell office:value-type="float" office:value="254239">
            <text:p>254239</text:p>
          </table:table-cell>
          <table:table-cell office:value-type="float" office:value="251618.1">
            <text:p>251618.1</text:p>
          </table:table-cell>
          <table:table-cell office:value-type="float" office:value="7056">
            <text:p>7056</text:p>
          </table:table-cell>
          <table:table-cell office:value-type="float" office:value="7047">
            <text:p>7047</text:p>
          </table:table-cell>
          <table:table-cell office:value-type="float" office:value="7044">
            <text:p>7044</text:p>
          </table:table-cell>
          <table:table-cell office:value-type="float" office:value="7082">
            <text:p>7082</text:p>
          </table:table-cell>
          <table:table-cell office:value-type="float" office:value="7009">
            <text:p>7009</text:p>
          </table:table-cell>
          <table:table-cell office:value-type="float" office:value="7072">
            <text:p>7072</text:p>
          </table:table-cell>
          <table:table-cell office:value-type="float" office:value="7070">
            <text:p>7070</text:p>
          </table:table-cell>
          <table:table-cell office:value-type="float" office:value="9671">
            <text:p>9671</text:p>
          </table:table-cell>
          <table:table-cell office:value-type="float" office:value="7076">
            <text:p>7076</text:p>
          </table:table-cell>
          <table:table-cell office:value-type="float" office:value="9187">
            <text:p>9187</text:p>
          </table:table-cell>
          <table:table-cell office:value-type="float" office:value="7531.4">
            <text:p>7531.4</text:p>
          </table:table-cell>
          <table:table-cell office:value-type="float" office:value="5561">
            <text:p>5561</text:p>
          </table:table-cell>
          <table:table-cell office:value-type="float" office:value="7360">
            <text:p>7360</text:p>
          </table:table-cell>
          <table:table-cell office:value-type="float" office:value="5491">
            <text:p>5491</text:p>
          </table:table-cell>
          <table:table-cell office:value-type="float" office:value="5515">
            <text:p>5515</text:p>
          </table:table-cell>
          <table:table-cell office:value-type="float" office:value="5454">
            <text:p>5454</text:p>
          </table:table-cell>
          <table:table-cell office:value-type="float" office:value="5502">
            <text:p>5502</text:p>
          </table:table-cell>
          <table:table-cell office:value-type="float" office:value="7676">
            <text:p>7676</text:p>
          </table:table-cell>
          <table:table-cell office:value-type="float" office:value="5651">
            <text:p>5651</text:p>
          </table:table-cell>
          <table:table-cell office:value-type="float" office:value="5505">
            <text:p>5505</text:p>
          </table:table-cell>
          <table:table-cell office:value-type="float" office:value="6589">
            <text:p>6589</text:p>
          </table:table-cell>
          <table:table-cell office:value-type="float" office:value="6030.4">
            <text:p>6030.4</text:p>
          </table:table-cell>
          <table:table-cell office:value-type="float" office:value="6888">
            <text:p>6888</text:p>
          </table:table-cell>
          <table:table-cell office:value-type="float" office:value="6864">
            <text:p>6864</text:p>
          </table:table-cell>
          <table:table-cell office:value-type="float" office:value="8752">
            <text:p>8752</text:p>
          </table:table-cell>
          <table:table-cell office:value-type="float" office:value="9014">
            <text:p>9014</text:p>
          </table:table-cell>
          <table:table-cell office:value-type="float" office:value="6924">
            <text:p>6924</text:p>
          </table:table-cell>
          <table:table-cell office:value-type="float" office:value="6900">
            <text:p>6900</text:p>
          </table:table-cell>
          <table:table-cell office:value-type="float" office:value="6869">
            <text:p>6869</text:p>
          </table:table-cell>
          <table:table-cell office:value-type="float" office:value="6872">
            <text:p>6872</text:p>
          </table:table-cell>
          <table:table-cell office:value-type="float" office:value="6908">
            <text:p>6908</text:p>
          </table:table-cell>
          <table:table-cell office:value-type="float" office:value="8791">
            <text:p>8791</text:p>
          </table:table-cell>
          <table:table-cell office:value-type="float" office:value="7478.2">
            <text:p>7478.2</text:p>
          </table:table-cell>
          <table:table-cell office:value-type="float" office:value="9247">
            <text:p>9247</text:p>
          </table:table-cell>
          <table:table-cell office:value-type="float" office:value="7577">
            <text:p>7577</text:p>
          </table:table-cell>
          <table:table-cell office:value-type="float" office:value="7774">
            <text:p>7774</text:p>
          </table:table-cell>
          <table:table-cell office:value-type="float" office:value="7633">
            <text:p>7633</text:p>
          </table:table-cell>
          <table:table-cell office:value-type="float" office:value="9912">
            <text:p>9912</text:p>
          </table:table-cell>
          <table:table-cell office:value-type="float" office:value="9736">
            <text:p>9736</text:p>
          </table:table-cell>
          <table:table-cell office:value-type="float" office:value="9539">
            <text:p>9539</text:p>
          </table:table-cell>
          <table:table-cell office:value-type="float" office:value="7595">
            <text:p>7595</text:p>
          </table:table-cell>
          <table:table-cell office:value-type="float" office:value="11029">
            <text:p>11029</text:p>
          </table:table-cell>
          <table:table-cell office:value-type="float" office:value="7835">
            <text:p>7835</text:p>
          </table:table-cell>
          <table:table-cell office:value-type="float" office:value="8787.7">
            <text:p>8787.7</text:p>
          </table:table-cell>
          <table:table-cell office:value-type="float" office:value="7526">
            <text:p>7526</text:p>
          </table:table-cell>
          <table:table-cell office:value-type="float" office:value="7293">
            <text:p>7293</text:p>
          </table:table-cell>
          <table:table-cell office:value-type="float" office:value="9724">
            <text:p>9724</text:p>
          </table:table-cell>
          <table:table-cell office:value-type="float" office:value="7208">
            <text:p>7208</text:p>
          </table:table-cell>
          <table:table-cell office:value-type="float" office:value="7246">
            <text:p>7246</text:p>
          </table:table-cell>
          <table:table-cell office:value-type="float" office:value="8113">
            <text:p>8113</text:p>
          </table:table-cell>
          <table:table-cell office:value-type="float" office:value="8046">
            <text:p>8046</text:p>
          </table:table-cell>
          <table:table-cell office:value-type="float" office:value="7262">
            <text:p>7262</text:p>
          </table:table-cell>
          <table:table-cell office:value-type="float" office:value="10128">
            <text:p>10128</text:p>
          </table:table-cell>
          <table:table-cell office:value-type="float" office:value="7228">
            <text:p>7228</text:p>
          </table:table-cell>
          <table:table-cell office:value-type="float" office:value="7977.4">
            <text:p>7977.4</text:p>
          </table:table-cell>
          <table:table-cell office:value-type="float" office:value="9645">
            <text:p>9645</text:p>
          </table:table-cell>
          <table:table-cell office:value-type="float" office:value="7051">
            <text:p>7051</text:p>
          </table:table-cell>
          <table:table-cell office:value-type="float" office:value="7697">
            <text:p>7697</text:p>
          </table:table-cell>
          <table:table-cell office:value-type="float" office:value="6983">
            <text:p>6983</text:p>
          </table:table-cell>
          <table:table-cell office:value-type="float" office:value="6964">
            <text:p>6964</text:p>
          </table:table-cell>
          <table:table-cell office:value-type="float" office:value="9225">
            <text:p>9225</text:p>
          </table:table-cell>
          <table:table-cell office:value-type="float" office:value="7008">
            <text:p>7008</text:p>
          </table:table-cell>
          <table:table-cell office:value-type="float" office:value="7012">
            <text:p>7012</text:p>
          </table:table-cell>
          <table:table-cell office:value-type="float" office:value="7977">
            <text:p>7977</text:p>
          </table:table-cell>
          <table:table-cell office:value-type="float" office:value="9300">
            <text:p>9300</text:p>
          </table:table-cell>
          <table:table-cell office:value-type="float" office:value="7886.2">
            <text:p>7886.2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198">
            <text:p>12198</text:p>
          </table:table-cell>
          <table:table-cell office:value-type="float" office:value="8784">
            <text:p>8784</text:p>
          </table:table-cell>
          <table:table-cell office:value-type="float" office:value="10200">
            <text:p>10200</text:p>
          </table:table-cell>
          <table:table-cell office:value-type="float" office:value="9989">
            <text:p>9989</text:p>
          </table:table-cell>
          <table:table-cell office:value-type="float" office:value="8780">
            <text:p>8780</text:p>
          </table:table-cell>
          <table:table-cell office:value-type="float" office:value="10252">
            <text:p>10252</text:p>
          </table:table-cell>
          <table:table-cell office:value-type="float" office:value="10656">
            <text:p>10656</text:p>
          </table:table-cell>
          <table:table-cell office:value-type="float" office:value="8700">
            <text:p>8700</text:p>
          </table:table-cell>
          <table:table-cell office:value-type="float" office:value="11427">
            <text:p>11427</text:p>
          </table:table-cell>
          <table:table-cell office:value-type="float" office:value="10907">
            <text:p>10907</text:p>
          </table:table-cell>
          <table:table-cell office:value-type="float" office:value="10189.3">
            <text:p>10189.3</text:p>
          </table:table-cell>
          <table:table-cell office:value-type="float" office:value="10008">
            <text:p>10008</text:p>
          </table:table-cell>
          <table:table-cell office:value-type="float" office:value="10152">
            <text:p>10152</text:p>
          </table:table-cell>
          <table:table-cell office:value-type="float" office:value="8770">
            <text:p>8770</text:p>
          </table:table-cell>
          <table:table-cell office:value-type="float" office:value="8479">
            <text:p>8479</text:p>
          </table:table-cell>
          <table:table-cell office:value-type="float" office:value="8472">
            <text:p>8472</text:p>
          </table:table-cell>
          <table:table-cell office:value-type="float" office:value="8470">
            <text:p>8470</text:p>
          </table:table-cell>
          <table:table-cell office:value-type="float" office:value="8624">
            <text:p>8624</text:p>
          </table:table-cell>
          <table:table-cell office:value-type="float" office:value="10378">
            <text:p>10378</text:p>
          </table:table-cell>
          <table:table-cell office:value-type="float" office:value="9186">
            <text:p>9186</text:p>
          </table:table-cell>
          <table:table-cell office:value-type="float" office:value="11594">
            <text:p>11594</text:p>
          </table:table-cell>
          <table:table-cell office:value-type="float" office:value="9413.3">
            <text:p>9413.3</text:p>
          </table:table-cell>
          <table:table-cell office:value-type="float" office:value="8434">
            <text:p>8434</text:p>
          </table:table-cell>
          <table:table-cell office:value-type="float" office:value="10161">
            <text:p>10161</text:p>
          </table:table-cell>
          <table:table-cell office:value-type="float" office:value="8417">
            <text:p>8417</text:p>
          </table:table-cell>
          <table:table-cell office:value-type="float" office:value="10056">
            <text:p>10056</text:p>
          </table:table-cell>
          <table:table-cell office:value-type="float" office:value="8378">
            <text:p>8378</text:p>
          </table:table-cell>
          <table:table-cell office:value-type="float" office:value="8557">
            <text:p>8557</text:p>
          </table:table-cell>
          <table:table-cell office:value-type="float" office:value="8426">
            <text:p>8426</text:p>
          </table:table-cell>
          <table:table-cell office:value-type="float" office:value="8450">
            <text:p>8450</text:p>
          </table:table-cell>
          <table:table-cell office:value-type="float" office:value="9780">
            <text:p>9780</text:p>
          </table:table-cell>
          <table:table-cell office:value-type="float" office:value="8787">
            <text:p>8787</text:p>
          </table:table-cell>
          <table:table-cell office:value-type="float" office:value="8944.6">
            <text:p>8944.6</text:p>
          </table:table-cell>
          <table:table-cell office:value-type="float" office:value="10585">
            <text:p>10585</text:p>
          </table:table-cell>
          <table:table-cell office:value-type="float" office:value="11034">
            <text:p>11034</text:p>
          </table:table-cell>
          <table:table-cell office:value-type="float" office:value="13853">
            <text:p>13853</text:p>
          </table:table-cell>
          <table:table-cell office:value-type="float" office:value="12147">
            <text:p>12147</text:p>
          </table:table-cell>
          <table:table-cell office:value-type="float" office:value="10619">
            <text:p>10619</text:p>
          </table:table-cell>
          <table:table-cell office:value-type="float" office:value="11256">
            <text:p>11256</text:p>
          </table:table-cell>
          <table:table-cell office:value-type="float" office:value="9078">
            <text:p>9078</text:p>
          </table:table-cell>
          <table:table-cell office:value-type="float" office:value="8979">
            <text:p>8979</text:p>
          </table:table-cell>
          <table:table-cell office:value-type="float" office:value="10174">
            <text:p>10174</text:p>
          </table:table-cell>
          <table:table-cell office:value-type="float" office:value="11537">
            <text:p>11537</text:p>
          </table:table-cell>
          <table:table-cell office:value-type="float" office:value="10926.2">
            <text:p>10926.2</text:p>
          </table:table-cell>
          <table:table-cell office:value-type="float" office:value="297185">
            <text:p>297185</text:p>
          </table:table-cell>
          <table:table-cell office:value-type="float" office:value="286522">
            <text:p>286522</text:p>
          </table:table-cell>
          <table:table-cell office:value-type="float" office:value="287677">
            <text:p>287677</text:p>
          </table:table-cell>
          <table:table-cell office:value-type="float" office:value="295789">
            <text:p>295789</text:p>
          </table:table-cell>
          <table:table-cell office:value-type="float" office:value="286657">
            <text:p>286657</text:p>
          </table:table-cell>
          <table:table-cell office:value-type="float" office:value="287771">
            <text:p>287771</text:p>
          </table:table-cell>
          <table:table-cell office:value-type="float" office:value="285539">
            <text:p>285539</text:p>
          </table:table-cell>
          <table:table-cell office:value-type="float" office:value="286243">
            <text:p>286243</text:p>
          </table:table-cell>
          <table:table-cell office:value-type="float" office:value="290608">
            <text:p>290608</text:p>
          </table:table-cell>
          <table:table-cell office:value-type="float" office:value="281204">
            <text:p>281204</text:p>
          </table:table-cell>
          <table:table-cell office:value-type="float" office:value="288519.5">
            <text:p>288519.5</text:p>
          </table:table-cell>
          <table:table-cell office:value-type="float" office:value="264057">
            <text:p>264057</text:p>
          </table:table-cell>
          <table:table-cell office:value-type="float" office:value="261366">
            <text:p>261366</text:p>
          </table:table-cell>
          <table:table-cell office:value-type="float" office:value="259202">
            <text:p>259202</text:p>
          </table:table-cell>
          <table:table-cell office:value-type="float" office:value="257529">
            <text:p>257529</text:p>
          </table:table-cell>
          <table:table-cell office:value-type="float" office:value="260105">
            <text:p>260105</text:p>
          </table:table-cell>
          <table:table-cell office:value-type="float" office:value="257822">
            <text:p>257822</text:p>
          </table:table-cell>
          <table:table-cell office:value-type="float" office:value="255388">
            <text:p>255388</text:p>
          </table:table-cell>
          <table:table-cell office:value-type="float" office:value="255977">
            <text:p>255977</text:p>
          </table:table-cell>
          <table:table-cell office:value-type="float" office:value="258894">
            <text:p>258894</text:p>
          </table:table-cell>
          <table:table-cell office:value-type="float" office:value="256747">
            <text:p>256747</text:p>
          </table:table-cell>
          <table:table-cell office:value-type="float" office:value="258708.7">
            <text:p>258708.7</text:p>
          </table:table-cell>
          <table:table-cell office:value-type="float" office:value="7143">
            <text:p>7143</text:p>
          </table:table-cell>
          <table:table-cell office:value-type="float" office:value="7164">
            <text:p>7164</text:p>
          </table:table-cell>
          <table:table-cell office:value-type="float" office:value="7142">
            <text:p>7142</text:p>
          </table:table-cell>
          <table:table-cell office:value-type="float" office:value="7363">
            <text:p>7363</text:p>
          </table:table-cell>
          <table:table-cell office:value-type="float" office:value="7212">
            <text:p>7212</text:p>
          </table:table-cell>
          <table:table-cell office:value-type="float" office:value="7229">
            <text:p>7229</text:p>
          </table:table-cell>
          <table:table-cell office:value-type="float" office:value="7165">
            <text:p>7165</text:p>
          </table:table-cell>
          <table:table-cell office:value-type="float" office:value="7070">
            <text:p>7070</text:p>
          </table:table-cell>
          <table:table-cell office:value-type="float" office:value="9216">
            <text:p>9216</text:p>
          </table:table-cell>
          <table:table-cell office:value-type="float" office:value="7154">
            <text:p>7154</text:p>
          </table:table-cell>
          <table:table-cell office:value-type="float" office:value="7385.8">
            <text:p>7385.8</text:p>
          </table:table-cell>
          <table:table-cell office:value-type="float" office:value="5619">
            <text:p>5619</text:p>
          </table:table-cell>
          <table:table-cell office:value-type="float" office:value="5564">
            <text:p>5564</text:p>
          </table:table-cell>
          <table:table-cell office:value-type="float" office:value="5518">
            <text:p>5518</text:p>
          </table:table-cell>
          <table:table-cell office:value-type="float" office:value="7228">
            <text:p>7228</text:p>
          </table:table-cell>
          <table:table-cell office:value-type="float" office:value="8078">
            <text:p>8078</text:p>
          </table:table-cell>
          <table:table-cell office:value-type="float" office:value="5550">
            <text:p>5550</text:p>
          </table:table-cell>
          <table:table-cell office:value-type="float" office:value="5601">
            <text:p>5601</text:p>
          </table:table-cell>
          <table:table-cell office:value-type="float" office:value="6785">
            <text:p>6785</text:p>
          </table:table-cell>
          <table:table-cell office:value-type="float" office:value="5526">
            <text:p>5526</text:p>
          </table:table-cell>
          <table:table-cell office:value-type="float" office:value="5589">
            <text:p>5589</text:p>
          </table:table-cell>
          <table:table-cell office:value-type="float" office:value="6105.8">
            <text:p>6105.8</text:p>
          </table:table-cell>
          <table:table-cell office:value-type="float" office:value="6993">
            <text:p>6993</text:p>
          </table:table-cell>
          <table:table-cell office:value-type="float" office:value="6994">
            <text:p>6994</text:p>
          </table:table-cell>
          <table:table-cell office:value-type="float" office:value="7022">
            <text:p>7022</text:p>
          </table:table-cell>
          <table:table-cell office:value-type="float" office:value="9471">
            <text:p>9471</text:p>
          </table:table-cell>
          <table:table-cell office:value-type="float" office:value="6970">
            <text:p>6970</text:p>
          </table:table-cell>
          <table:table-cell office:value-type="float" office:value="9091">
            <text:p>9091</text:p>
          </table:table-cell>
          <table:table-cell office:value-type="float" office:value="6962">
            <text:p>6962</text:p>
          </table:table-cell>
          <table:table-cell office:value-type="float" office:value="8807">
            <text:p>8807</text:p>
          </table:table-cell>
          <table:table-cell office:value-type="float" office:value="6904">
            <text:p>6904</text:p>
          </table:table-cell>
          <table:table-cell office:value-type="float" office:value="9542">
            <text:p>9542</text:p>
          </table:table-cell>
          <table:table-cell office:value-type="float" office:value="7875.6">
            <text:p>7875.6</text:p>
          </table:table-cell>
          <table:table-cell office:value-type="float" office:value="7703">
            <text:p>7703</text:p>
          </table:table-cell>
          <table:table-cell office:value-type="float" office:value="9728">
            <text:p>9728</text:p>
          </table:table-cell>
          <table:table-cell office:value-type="float" office:value="7715">
            <text:p>7715</text:p>
          </table:table-cell>
          <table:table-cell office:value-type="float" office:value="8546">
            <text:p>8546</text:p>
          </table:table-cell>
          <table:table-cell office:value-type="float" office:value="7735">
            <text:p>7735</text:p>
          </table:table-cell>
          <table:table-cell office:value-type="float" office:value="9612">
            <text:p>9612</text:p>
          </table:table-cell>
          <table:table-cell office:value-type="float" office:value="10980">
            <text:p>10980</text:p>
          </table:table-cell>
          <table:table-cell office:value-type="float" office:value="8002">
            <text:p>8002</text:p>
          </table:table-cell>
          <table:table-cell office:value-type="float" office:value="7692">
            <text:p>7692</text:p>
          </table:table-cell>
          <table:table-cell office:value-type="float" office:value="9146">
            <text:p>9146</text:p>
          </table:table-cell>
          <table:table-cell office:value-type="float" office:value="8685.9">
            <text:p>8685.9</text:p>
          </table:table-cell>
          <table:table-cell office:value-type="float" office:value="7371">
            <text:p>7371</text:p>
          </table:table-cell>
          <table:table-cell office:value-type="float" office:value="7372">
            <text:p>7372</text:p>
          </table:table-cell>
          <table:table-cell office:value-type="float" office:value="8998">
            <text:p>8998</text:p>
          </table:table-cell>
          <table:table-cell office:value-type="float" office:value="7373">
            <text:p>7373</text:p>
          </table:table-cell>
          <table:table-cell office:value-type="float" office:value="7356">
            <text:p>7356</text:p>
          </table:table-cell>
          <table:table-cell office:value-type="float" office:value="8685">
            <text:p>8685</text:p>
          </table:table-cell>
          <table:table-cell office:value-type="float" office:value="10567">
            <text:p>10567</text:p>
          </table:table-cell>
          <table:table-cell office:value-type="float" office:value="7386">
            <text:p>7386</text:p>
          </table:table-cell>
          <table:table-cell office:value-type="float" office:value="7319">
            <text:p>7319</text:p>
          </table:table-cell>
          <table:table-cell office:value-type="float" office:value="7422">
            <text:p>7422</text:p>
          </table:table-cell>
          <table:table-cell office:value-type="float" office:value="7984.9">
            <text:p>7984.9</text:p>
          </table:table-cell>
          <table:table-cell office:value-type="float" office:value="7106">
            <text:p>7106</text:p>
          </table:table-cell>
          <table:table-cell office:value-type="float" office:value="7087">
            <text:p>7087</text:p>
          </table:table-cell>
          <table:table-cell office:value-type="float" office:value="9113">
            <text:p>9113</text:p>
          </table:table-cell>
          <table:table-cell office:value-type="float" office:value="9123">
            <text:p>9123</text:p>
          </table:table-cell>
          <table:table-cell office:value-type="float" office:value="10183">
            <text:p>10183</text:p>
          </table:table-cell>
          <table:table-cell office:value-type="float" office:value="7185">
            <text:p>7185</text:p>
          </table:table-cell>
          <table:table-cell office:value-type="float" office:value="7045">
            <text:p>7045</text:p>
          </table:table-cell>
          <table:table-cell office:value-type="float" office:value="8863">
            <text:p>8863</text:p>
          </table:table-cell>
          <table:table-cell office:value-type="float" office:value="7085">
            <text:p>7085</text:p>
          </table:table-cell>
          <table:table-cell office:value-type="float" office:value="7051">
            <text:p>7051</text:p>
          </table:table-cell>
          <table:table-cell office:value-type="float" office:value="7984.1">
            <text:p>7984.1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10242">
            <text:p>10242</text:p>
          </table:table-cell>
          <table:table-cell office:value-type="float" office:value="8971">
            <text:p>8971</text:p>
          </table:table-cell>
          <table:table-cell office:value-type="float" office:value="8860">
            <text:p>8860</text:p>
          </table:table-cell>
          <table:table-cell office:value-type="float" office:value="8701">
            <text:p>8701</text:p>
          </table:table-cell>
          <table:table-cell office:value-type="float" office:value="10448">
            <text:p>10448</text:p>
          </table:table-cell>
          <table:table-cell office:value-type="float" office:value="10394">
            <text:p>10394</text:p>
          </table:table-cell>
          <table:table-cell office:value-type="float" office:value="8747">
            <text:p>8747</text:p>
          </table:table-cell>
          <table:table-cell office:value-type="float" office:value="8756">
            <text:p>8756</text:p>
          </table:table-cell>
          <table:table-cell office:value-type="float" office:value="8688">
            <text:p>8688</text:p>
          </table:table-cell>
          <table:table-cell office:value-type="float" office:value="10822">
            <text:p>10822</text:p>
          </table:table-cell>
          <table:table-cell office:value-type="float" office:value="9462.9">
            <text:p>9462.9</text:p>
          </table:table-cell>
          <table:table-cell office:value-type="float" office:value="11003">
            <text:p>11003</text:p>
          </table:table-cell>
          <table:table-cell office:value-type="float" office:value="8642">
            <text:p>8642</text:p>
          </table:table-cell>
          <table:table-cell office:value-type="float" office:value="10559">
            <text:p>10559</text:p>
          </table:table-cell>
          <table:table-cell office:value-type="float" office:value="10396">
            <text:p>10396</text:p>
          </table:table-cell>
          <table:table-cell office:value-type="float" office:value="10095">
            <text:p>10095</text:p>
          </table:table-cell>
          <table:table-cell office:value-type="float" office:value="8697">
            <text:p>8697</text:p>
          </table:table-cell>
          <table:table-cell office:value-type="float" office:value="10825">
            <text:p>10825</text:p>
          </table:table-cell>
          <table:table-cell office:value-type="float" office:value="8689">
            <text:p>8689</text:p>
          </table:table-cell>
          <table:table-cell office:value-type="float" office:value="8677">
            <text:p>8677</text:p>
          </table:table-cell>
          <table:table-cell office:value-type="float" office:value="8597">
            <text:p>8597</text:p>
          </table:table-cell>
          <table:table-cell office:value-type="float" office:value="9618">
            <text:p>9618</text:p>
          </table:table-cell>
          <table:table-cell office:value-type="float" office:value="9574">
            <text:p>9574</text:p>
          </table:table-cell>
          <table:table-cell office:value-type="float" office:value="8688">
            <text:p>8688</text:p>
          </table:table-cell>
          <table:table-cell office:value-type="float" office:value="11013">
            <text:p>11013</text:p>
          </table:table-cell>
          <table:table-cell office:value-type="float" office:value="9778">
            <text:p>9778</text:p>
          </table:table-cell>
          <table:table-cell office:value-type="float" office:value="8565">
            <text:p>8565</text:p>
          </table:table-cell>
          <table:table-cell office:value-type="float" office:value="8592">
            <text:p>8592</text:p>
          </table:table-cell>
          <table:table-cell office:value-type="float" office:value="8589">
            <text:p>8589</text:p>
          </table:table-cell>
          <table:table-cell office:value-type="float" office:value="10595">
            <text:p>10595</text:p>
          </table:table-cell>
          <table:table-cell office:value-type="float" office:value="8554">
            <text:p>8554</text:p>
          </table:table-cell>
          <table:table-cell office:value-type="float" office:value="8534">
            <text:p>8534</text:p>
          </table:table-cell>
          <table:table-cell office:value-type="float" office:value="9248.2">
            <text:p>9248.2</text:p>
          </table:table-cell>
          <table:table-cell office:value-type="float" office:value="11659">
            <text:p>11659</text:p>
          </table:table-cell>
          <table:table-cell office:value-type="float" office:value="11239">
            <text:p>11239</text:p>
          </table:table-cell>
          <table:table-cell office:value-type="float" office:value="10119">
            <text:p>10119</text:p>
          </table:table-cell>
          <table:table-cell office:value-type="float" office:value="11158">
            <text:p>11158</text:p>
          </table:table-cell>
          <table:table-cell office:value-type="float" office:value="9122">
            <text:p>9122</text:p>
          </table:table-cell>
          <table:table-cell office:value-type="float" office:value="11994">
            <text:p>11994</text:p>
          </table:table-cell>
          <table:table-cell office:value-type="float" office:value="9244">
            <text:p>9244</text:p>
          </table:table-cell>
          <table:table-cell office:value-type="float" office:value="11504">
            <text:p>11504</text:p>
          </table:table-cell>
          <table:table-cell office:value-type="float" office:value="13959">
            <text:p>13959</text:p>
          </table:table-cell>
          <table:table-cell office:value-type="float" office:value="9280">
            <text:p>9280</text:p>
          </table:table-cell>
          <table:table-cell office:value-type="float" office:value="10927.8">
            <text:p>10927.8</text:p>
          </table:table-cell>
          <table:table-cell office:value-type="float" office:value="298253">
            <text:p>298253</text:p>
          </table:table-cell>
          <table:table-cell office:value-type="float" office:value="298785">
            <text:p>298785</text:p>
          </table:table-cell>
          <table:table-cell office:value-type="float" office:value="288504">
            <text:p>288504</text:p>
          </table:table-cell>
          <table:table-cell office:value-type="float" office:value="299346">
            <text:p>299346</text:p>
          </table:table-cell>
          <table:table-cell office:value-type="float" office:value="300694">
            <text:p>300694</text:p>
          </table:table-cell>
          <table:table-cell office:value-type="float" office:value="300432">
            <text:p>300432</text:p>
          </table:table-cell>
          <table:table-cell office:value-type="float" office:value="298711">
            <text:p>298711</text:p>
          </table:table-cell>
          <table:table-cell office:value-type="float" office:value="301365">
            <text:p>301365</text:p>
          </table:table-cell>
          <table:table-cell office:value-type="float" office:value="294497">
            <text:p>294497</text:p>
          </table:table-cell>
          <table:table-cell office:value-type="float" office:value="304342">
            <text:p>304342</text:p>
          </table:table-cell>
          <table:table-cell office:value-type="float" office:value="298492.9">
            <text:p>298492.9</text:p>
          </table:table-cell>
          <table:table-cell office:value-type="float" office:value="261990">
            <text:p>261990</text:p>
          </table:table-cell>
          <table:table-cell office:value-type="float" office:value="265551">
            <text:p>265551</text:p>
          </table:table-cell>
          <table:table-cell office:value-type="float" office:value="264344">
            <text:p>264344</text:p>
          </table:table-cell>
          <table:table-cell office:value-type="float" office:value="260167">
            <text:p>260167</text:p>
          </table:table-cell>
          <table:table-cell office:value-type="float" office:value="267270">
            <text:p>267270</text:p>
          </table:table-cell>
          <table:table-cell office:value-type="float" office:value="265736">
            <text:p>265736</text:p>
          </table:table-cell>
          <table:table-cell office:value-type="float" office:value="261917">
            <text:p>261917</text:p>
          </table:table-cell>
          <table:table-cell office:value-type="float" office:value="266118">
            <text:p>266118</text:p>
          </table:table-cell>
          <table:table-cell office:value-type="float" office:value="262910">
            <text:p>262910</text:p>
          </table:table-cell>
          <table:table-cell office:value-type="float" office:value="259276">
            <text:p>259276</text:p>
          </table:table-cell>
          <table:table-cell office:value-type="float" office:value="263527.9">
            <text:p>263527.9</text:p>
          </table:table-cell>
          <table:table-cell office:value-type="float" office:value="8947">
            <text:p>8947</text:p>
          </table:table-cell>
          <table:table-cell office:value-type="float" office:value="7297">
            <text:p>7297</text:p>
          </table:table-cell>
          <table:table-cell office:value-type="float" office:value="8852">
            <text:p>8852</text:p>
          </table:table-cell>
          <table:table-cell office:value-type="float" office:value="9557">
            <text:p>9557</text:p>
          </table:table-cell>
          <table:table-cell office:value-type="float" office:value="7265">
            <text:p>7265</text:p>
          </table:table-cell>
          <table:table-cell office:value-type="float" office:value="7323">
            <text:p>7323</text:p>
          </table:table-cell>
          <table:table-cell office:value-type="float" office:value="7257">
            <text:p>7257</text:p>
          </table:table-cell>
          <table:table-cell office:value-type="float" office:value="7230">
            <text:p>7230</text:p>
          </table:table-cell>
          <table:table-cell office:value-type="float" office:value="9028">
            <text:p>9028</text:p>
          </table:table-cell>
          <table:table-cell office:value-type="float" office:value="7326">
            <text:p>7326</text:p>
          </table:table-cell>
          <table:table-cell office:value-type="float" office:value="8008.2">
            <text:p>8008.2</text:p>
          </table:table-cell>
          <table:table-cell office:value-type="float" office:value="5609">
            <text:p>5609</text:p>
          </table:table-cell>
          <table:table-cell office:value-type="float" office:value="5693">
            <text:p>5693</text:p>
          </table:table-cell>
          <table:table-cell office:value-type="float" office:value="5647">
            <text:p>5647</text:p>
          </table:table-cell>
          <table:table-cell office:value-type="float" office:value="5606">
            <text:p>5606</text:p>
          </table:table-cell>
          <table:table-cell office:value-type="float" office:value="5706">
            <text:p>5706</text:p>
          </table:table-cell>
          <table:table-cell office:value-type="float" office:value="5724">
            <text:p>5724</text:p>
          </table:table-cell>
          <table:table-cell office:value-type="float" office:value="5641">
            <text:p>5641</text:p>
          </table:table-cell>
          <table:table-cell office:value-type="float" office:value="9255">
            <text:p>9255</text:p>
          </table:table-cell>
          <table:table-cell office:value-type="float" office:value="6770">
            <text:p>6770</text:p>
          </table:table-cell>
          <table:table-cell office:value-type="float" office:value="5674">
            <text:p>5674</text:p>
          </table:table-cell>
          <table:table-cell office:value-type="float" office:value="6132.5">
            <text:p>6132.5</text:p>
          </table:table-cell>
          <table:table-cell office:value-type="float" office:value="7045">
            <text:p>7045</text:p>
          </table:table-cell>
          <table:table-cell office:value-type="float" office:value="7036">
            <text:p>7036</text:p>
          </table:table-cell>
          <table:table-cell office:value-type="float" office:value="7077">
            <text:p>7077</text:p>
          </table:table-cell>
          <table:table-cell office:value-type="float" office:value="7043">
            <text:p>7043</text:p>
          </table:table-cell>
          <table:table-cell office:value-type="float" office:value="8786">
            <text:p>8786</text:p>
          </table:table-cell>
          <table:table-cell office:value-type="float" office:value="9870">
            <text:p>9870</text:p>
          </table:table-cell>
          <table:table-cell office:value-type="float" office:value="7116">
            <text:p>7116</text:p>
          </table:table-cell>
          <table:table-cell office:value-type="float" office:value="7754">
            <text:p>7754</text:p>
          </table:table-cell>
          <table:table-cell office:value-type="float" office:value="9141">
            <text:p>9141</text:p>
          </table:table-cell>
          <table:table-cell office:value-type="float" office:value="9263">
            <text:p>9263</text:p>
          </table:table-cell>
          <table:table-cell office:value-type="float" office:value="8013.1">
            <text:p>8013.1</text:p>
          </table:table-cell>
          <table:table-cell office:value-type="float" office:value="7787">
            <text:p>7787</text:p>
          </table:table-cell>
          <table:table-cell office:value-type="float" office:value="9923">
            <text:p>9923</text:p>
          </table:table-cell>
          <table:table-cell office:value-type="float" office:value="7780">
            <text:p>7780</text:p>
          </table:table-cell>
          <table:table-cell office:value-type="float" office:value="7777">
            <text:p>7777</text:p>
          </table:table-cell>
          <table:table-cell office:value-type="float" office:value="8898">
            <text:p>8898</text:p>
          </table:table-cell>
          <table:table-cell office:value-type="float" office:value="7781">
            <text:p>7781</text:p>
          </table:table-cell>
          <table:table-cell office:value-type="float" office:value="9826">
            <text:p>9826</text:p>
          </table:table-cell>
          <table:table-cell office:value-type="float" office:value="7748">
            <text:p>7748</text:p>
          </table:table-cell>
          <table:table-cell office:value-type="float" office:value="9446">
            <text:p>9446</text:p>
          </table:table-cell>
          <table:table-cell office:value-type="float" office:value="7859">
            <text:p>7859</text:p>
          </table:table-cell>
          <table:table-cell office:value-type="float" office:value="8482.5">
            <text:p>8482.5</text:p>
          </table:table-cell>
          <table:table-cell office:value-type="float" office:value="9600">
            <text:p>9600</text:p>
          </table:table-cell>
          <table:table-cell office:value-type="float" office:value="10374">
            <text:p>10374</text:p>
          </table:table-cell>
          <table:table-cell office:value-type="float" office:value="9281">
            <text:p>9281</text:p>
          </table:table-cell>
          <table:table-cell office:value-type="float" office:value="7400">
            <text:p>7400</text:p>
          </table:table-cell>
          <table:table-cell office:value-type="float" office:value="9415">
            <text:p>9415</text:p>
          </table:table-cell>
          <table:table-cell office:value-type="float" office:value="7478">
            <text:p>7478</text:p>
          </table:table-cell>
          <table:table-cell office:value-type="float" office:value="9537">
            <text:p>9537</text:p>
          </table:table-cell>
          <table:table-cell office:value-type="float" office:value="7785">
            <text:p>7785</text:p>
          </table:table-cell>
          <table:table-cell office:value-type="float" office:value="8784">
            <text:p>8784</text:p>
          </table:table-cell>
          <table:table-cell office:value-type="float" office:value="7414">
            <text:p>7414</text:p>
          </table:table-cell>
          <table:table-cell office:value-type="float" office:value="8706.8">
            <text:p>8706.8</text:p>
          </table:table-cell>
          <table:table-cell office:value-type="float" office:value="9389">
            <text:p>9389</text:p>
          </table:table-cell>
          <table:table-cell office:value-type="float" office:value="8717">
            <text:p>8717</text:p>
          </table:table-cell>
          <table:table-cell office:value-type="float" office:value="7145">
            <text:p>7145</text:p>
          </table:table-cell>
          <table:table-cell office:value-type="float" office:value="9218">
            <text:p>9218</text:p>
          </table:table-cell>
          <table:table-cell office:value-type="float" office:value="7448">
            <text:p>7448</text:p>
          </table:table-cell>
          <table:table-cell office:value-type="float" office:value="7232">
            <text:p>7232</text:p>
          </table:table-cell>
          <table:table-cell office:value-type="float" office:value="7402">
            <text:p>7402</text:p>
          </table:table-cell>
          <table:table-cell office:value-type="float" office:value="9293">
            <text:p>9293</text:p>
          </table:table-cell>
          <table:table-cell office:value-type="float" office:value="7296">
            <text:p>7296</text:p>
          </table:table-cell>
          <table:table-cell office:value-type="float" office:value="7229">
            <text:p>7229</text:p>
          </table:table-cell>
          <table:table-cell office:value-type="float" office:value="8036.9">
            <text:p>8036.9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10619">
            <text:p>10619</text:p>
          </table:table-cell>
          <table:table-cell office:value-type="float" office:value="10439">
            <text:p>10439</text:p>
          </table:table-cell>
          <table:table-cell office:value-type="float" office:value="12393">
            <text:p>12393</text:p>
          </table:table-cell>
          <table:table-cell office:value-type="float" office:value="10747">
            <text:p>10747</text:p>
          </table:table-cell>
          <table:table-cell office:value-type="float" office:value="10886">
            <text:p>10886</text:p>
          </table:table-cell>
          <table:table-cell office:value-type="float" office:value="11024">
            <text:p>11024</text:p>
          </table:table-cell>
          <table:table-cell office:value-type="float" office:value="10624">
            <text:p>10624</text:p>
          </table:table-cell>
          <table:table-cell office:value-type="float" office:value="10689">
            <text:p>10689</text:p>
          </table:table-cell>
          <table:table-cell office:value-type="float" office:value="11791">
            <text:p>11791</text:p>
          </table:table-cell>
          <table:table-cell office:value-type="float" office:value="12901">
            <text:p>12901</text:p>
          </table:table-cell>
          <table:table-cell office:value-type="float" office:value="11211.3">
            <text:p>11211.3</text:p>
          </table:table-cell>
          <table:table-cell office:value-type="float" office:value="11152">
            <text:p>11152</text:p>
          </table:table-cell>
          <table:table-cell office:value-type="float" office:value="11208">
            <text:p>11208</text:p>
          </table:table-cell>
          <table:table-cell office:value-type="float" office:value="12235">
            <text:p>12235</text:p>
          </table:table-cell>
          <table:table-cell office:value-type="float" office:value="9210">
            <text:p>9210</text:p>
          </table:table-cell>
          <table:table-cell office:value-type="float" office:value="9270">
            <text:p>9270</text:p>
          </table:table-cell>
          <table:table-cell office:value-type="float" office:value="11253">
            <text:p>11253</text:p>
          </table:table-cell>
          <table:table-cell office:value-type="float" office:value="11134">
            <text:p>11134</text:p>
          </table:table-cell>
          <table:table-cell office:value-type="float" office:value="9332">
            <text:p>9332</text:p>
          </table:table-cell>
          <table:table-cell office:value-type="float" office:value="9286">
            <text:p>9286</text:p>
          </table:table-cell>
          <table:table-cell office:value-type="float" office:value="9230">
            <text:p>9230</text:p>
          </table:table-cell>
          <table:table-cell office:value-type="float" office:value="10331">
            <text:p>10331</text:p>
          </table:table-cell>
          <table:table-cell office:value-type="float" office:value="11772">
            <text:p>11772</text:p>
          </table:table-cell>
          <table:table-cell office:value-type="float" office:value="8797">
            <text:p>8797</text:p>
          </table:table-cell>
          <table:table-cell office:value-type="float" office:value="9158">
            <text:p>9158</text:p>
          </table:table-cell>
          <table:table-cell office:value-type="float" office:value="8692">
            <text:p>8692</text:p>
          </table:table-cell>
          <table:table-cell office:value-type="float" office:value="8680">
            <text:p>8680</text:p>
          </table:table-cell>
          <table:table-cell office:value-type="float" office:value="11546">
            <text:p>11546</text:p>
          </table:table-cell>
          <table:table-cell office:value-type="float" office:value="8791">
            <text:p>8791</text:p>
          </table:table-cell>
          <table:table-cell office:value-type="float" office:value="11700">
            <text:p>11700</text:p>
          </table:table-cell>
          <table:table-cell office:value-type="float" office:value="8666">
            <text:p>8666</text:p>
          </table:table-cell>
          <table:table-cell office:value-type="float" office:value="8702">
            <text:p>8702</text:p>
          </table:table-cell>
          <table:table-cell office:value-type="float" office:value="9650.4">
            <text:p>9650.4</text:p>
          </table:table-cell>
          <table:table-cell office:value-type="float" office:value="9859">
            <text:p>9859</text:p>
          </table:table-cell>
          <table:table-cell office:value-type="float" office:value="9322">
            <text:p>9322</text:p>
          </table:table-cell>
          <table:table-cell office:value-type="float" office:value="11125">
            <text:p>11125</text:p>
          </table:table-cell>
          <table:table-cell office:value-type="float" office:value="11439">
            <text:p>11439</text:p>
          </table:table-cell>
          <table:table-cell office:value-type="float" office:value="11201">
            <text:p>11201</text:p>
          </table:table-cell>
          <table:table-cell office:value-type="float" office:value="9785">
            <text:p>9785</text:p>
          </table:table-cell>
          <table:table-cell office:value-type="float" office:value="9149">
            <text:p>9149</text:p>
          </table:table-cell>
          <table:table-cell office:value-type="float" office:value="10444">
            <text:p>10444</text:p>
          </table:table-cell>
          <table:table-cell office:value-type="float" office:value="13648">
            <text:p>13648</text:p>
          </table:table-cell>
          <table:table-cell office:value-type="float" office:value="11821">
            <text:p>11821</text:p>
          </table:table-cell>
          <table:table-cell office:value-type="float" office:value="10779.3">
            <text:p>10779.3</text:p>
          </table:table-cell>
          <table:table-cell office:value-type="float" office:value="313140">
            <text:p>313140</text:p>
          </table:table-cell>
          <table:table-cell office:value-type="float" office:value="298355">
            <text:p>298355</text:p>
          </table:table-cell>
          <table:table-cell office:value-type="float" office:value="299141">
            <text:p>299141</text:p>
          </table:table-cell>
          <table:table-cell office:value-type="float" office:value="305034">
            <text:p>305034</text:p>
          </table:table-cell>
          <table:table-cell office:value-type="float" office:value="300879">
            <text:p>300879</text:p>
          </table:table-cell>
          <table:table-cell office:value-type="float" office:value="305801">
            <text:p>305801</text:p>
          </table:table-cell>
          <table:table-cell office:value-type="float" office:value="299040">
            <text:p>299040</text:p>
          </table:table-cell>
          <table:table-cell office:value-type="float" office:value="301096">
            <text:p>301096</text:p>
          </table:table-cell>
          <table:table-cell office:value-type="float" office:value="307206">
            <text:p>307206</text:p>
          </table:table-cell>
          <table:table-cell office:value-type="float" office:value="307458">
            <text:p>307458</text:p>
          </table:table-cell>
          <table:table-cell office:value-type="float" office:value="303715">
            <text:p>303715</text:p>
          </table:table-cell>
          <table:table-cell office:value-type="float" office:value="269839">
            <text:p>269839</text:p>
          </table:table-cell>
          <table:table-cell office:value-type="float" office:value="267129">
            <text:p>267129</text:p>
          </table:table-cell>
          <table:table-cell office:value-type="float" office:value="263953">
            <text:p>263953</text:p>
          </table:table-cell>
          <table:table-cell office:value-type="float" office:value="268603">
            <text:p>268603</text:p>
          </table:table-cell>
          <table:table-cell office:value-type="float" office:value="269518">
            <text:p>269518</text:p>
          </table:table-cell>
          <table:table-cell office:value-type="float" office:value="268736">
            <text:p>268736</text:p>
          </table:table-cell>
          <table:table-cell office:value-type="float" office:value="267097">
            <text:p>267097</text:p>
          </table:table-cell>
          <table:table-cell office:value-type="float" office:value="270431">
            <text:p>270431</text:p>
          </table:table-cell>
          <table:table-cell office:value-type="float" office:value="270731">
            <text:p>270731</text:p>
          </table:table-cell>
          <table:table-cell office:value-type="float" office:value="267411">
            <text:p>267411</text:p>
          </table:table-cell>
          <table:table-cell office:value-type="float" office:value="268344.8">
            <text:p>268344.8</text:p>
          </table:table-cell>
          <table:table-cell office:value-type="float" office:value="7339">
            <text:p>7339</text:p>
          </table:table-cell>
          <table:table-cell office:value-type="float" office:value="7355">
            <text:p>7355</text:p>
          </table:table-cell>
          <table:table-cell office:value-type="float" office:value="7408">
            <text:p>7408</text:p>
          </table:table-cell>
          <table:table-cell office:value-type="float" office:value="11711">
            <text:p>11711</text:p>
          </table:table-cell>
          <table:table-cell office:value-type="float" office:value="7343">
            <text:p>7343</text:p>
          </table:table-cell>
          <table:table-cell office:value-type="float" office:value="7304">
            <text:p>7304</text:p>
          </table:table-cell>
          <table:table-cell office:value-type="float" office:value="9325">
            <text:p>9325</text:p>
          </table:table-cell>
          <table:table-cell office:value-type="float" office:value="7398">
            <text:p>7398</text:p>
          </table:table-cell>
          <table:table-cell office:value-type="float" office:value="7363">
            <text:p>7363</text:p>
          </table:table-cell>
          <table:table-cell office:value-type="float" office:value="9813">
            <text:p>9813</text:p>
          </table:table-cell>
          <table:table-cell office:value-type="float" office:value="8235.9">
            <text:p>8235.9</text:p>
          </table:table-cell>
          <table:table-cell office:value-type="float" office:value="5753">
            <text:p>5753</text:p>
          </table:table-cell>
          <table:table-cell office:value-type="float" office:value="6515">
            <text:p>6515</text:p>
          </table:table-cell>
          <table:table-cell office:value-type="float" office:value="5705">
            <text:p>5705</text:p>
          </table:table-cell>
          <table:table-cell office:value-type="float" office:value="7955">
            <text:p>7955</text:p>
          </table:table-cell>
          <table:table-cell office:value-type="float" office:value="5748">
            <text:p>5748</text:p>
          </table:table-cell>
          <table:table-cell office:value-type="float" office:value="5745">
            <text:p>5745</text:p>
          </table:table-cell>
          <table:table-cell office:value-type="float" office:value="7983">
            <text:p>7983</text:p>
          </table:table-cell>
          <table:table-cell office:value-type="float" office:value="7811">
            <text:p>7811</text:p>
          </table:table-cell>
          <table:table-cell office:value-type="float" office:value="7894">
            <text:p>7894</text:p>
          </table:table-cell>
          <table:table-cell office:value-type="float" office:value="6067">
            <text:p>6067</text:p>
          </table:table-cell>
          <table:table-cell office:value-type="float" office:value="6717.6">
            <text:p>6717.6</text:p>
          </table:table-cell>
          <table:table-cell office:value-type="float" office:value="7144">
            <text:p>7144</text:p>
          </table:table-cell>
          <table:table-cell office:value-type="float" office:value="8417">
            <text:p>8417</text:p>
          </table:table-cell>
          <table:table-cell office:value-type="float" office:value="9334">
            <text:p>9334</text:p>
          </table:table-cell>
          <table:table-cell office:value-type="float" office:value="7886">
            <text:p>7886</text:p>
          </table:table-cell>
          <table:table-cell office:value-type="float" office:value="8964">
            <text:p>8964</text:p>
          </table:table-cell>
          <table:table-cell office:value-type="float" office:value="7177">
            <text:p>7177</text:p>
          </table:table-cell>
          <table:table-cell office:value-type="float" office:value="8230">
            <text:p>8230</text:p>
          </table:table-cell>
          <table:table-cell office:value-type="float" office:value="7163">
            <text:p>7163</text:p>
          </table:table-cell>
          <table:table-cell office:value-type="float" office:value="7168">
            <text:p>7168</text:p>
          </table:table-cell>
          <table:table-cell office:value-type="float" office:value="7152">
            <text:p>7152</text:p>
          </table:table-cell>
          <table:table-cell office:value-type="float" office:value="7863.5">
            <text:p>7863.5</text:p>
          </table:table-cell>
          <table:table-cell office:value-type="float" office:value="10173">
            <text:p>10173</text:p>
          </table:table-cell>
          <table:table-cell office:value-type="float" office:value="11609">
            <text:p>11609</text:p>
          </table:table-cell>
          <table:table-cell office:value-type="float" office:value="7902">
            <text:p>7902</text:p>
          </table:table-cell>
          <table:table-cell office:value-type="float" office:value="7871">
            <text:p>7871</text:p>
          </table:table-cell>
          <table:table-cell office:value-type="float" office:value="8926">
            <text:p>8926</text:p>
          </table:table-cell>
          <table:table-cell office:value-type="float" office:value="11226">
            <text:p>11226</text:p>
          </table:table-cell>
          <table:table-cell office:value-type="float" office:value="7908">
            <text:p>7908</text:p>
          </table:table-cell>
          <table:table-cell office:value-type="float" office:value="7878">
            <text:p>7878</text:p>
          </table:table-cell>
          <table:table-cell office:value-type="float" office:value="7890">
            <text:p>7890</text:p>
          </table:table-cell>
          <table:table-cell office:value-type="float" office:value="7973">
            <text:p>7973</text:p>
          </table:table-cell>
          <table:table-cell office:value-type="float" office:value="8935.6">
            <text:p>8935.6</text:p>
          </table:table-cell>
          <table:table-cell office:value-type="float" office:value="7503">
            <text:p>7503</text:p>
          </table:table-cell>
          <table:table-cell office:value-type="float" office:value="7588">
            <text:p>7588</text:p>
          </table:table-cell>
          <table:table-cell office:value-type="float" office:value="7552">
            <text:p>7552</text:p>
          </table:table-cell>
          <table:table-cell office:value-type="float" office:value="7560">
            <text:p>7560</text:p>
          </table:table-cell>
          <table:table-cell office:value-type="float" office:value="8893">
            <text:p>8893</text:p>
          </table:table-cell>
          <table:table-cell office:value-type="float" office:value="10499">
            <text:p>10499</text:p>
          </table:table-cell>
          <table:table-cell office:value-type="float" office:value="7570">
            <text:p>7570</text:p>
          </table:table-cell>
          <table:table-cell office:value-type="float" office:value="7547">
            <text:p>7547</text:p>
          </table:table-cell>
          <table:table-cell office:value-type="float" office:value="7531">
            <text:p>7531</text:p>
          </table:table-cell>
          <table:table-cell office:value-type="float" office:value="10265">
            <text:p>10265</text:p>
          </table:table-cell>
          <table:table-cell office:value-type="float" office:value="8250.8">
            <text:p>8250.8</text:p>
          </table:table-cell>
          <table:table-cell office:value-type="float" office:value="7238">
            <text:p>7238</text:p>
          </table:table-cell>
          <table:table-cell office:value-type="float" office:value="7313">
            <text:p>7313</text:p>
          </table:table-cell>
          <table:table-cell office:value-type="float" office:value="9130">
            <text:p>9130</text:p>
          </table:table-cell>
          <table:table-cell office:value-type="float" office:value="9424">
            <text:p>9424</text:p>
          </table:table-cell>
          <table:table-cell office:value-type="float" office:value="7600">
            <text:p>7600</text:p>
          </table:table-cell>
          <table:table-cell office:value-type="float" office:value="8243">
            <text:p>8243</text:p>
          </table:table-cell>
          <table:table-cell office:value-type="float" office:value="9072">
            <text:p>9072</text:p>
          </table:table-cell>
          <table:table-cell office:value-type="float" office:value="11078">
            <text:p>11078</text:p>
          </table:table-cell>
          <table:table-cell office:value-type="float" office:value="7298">
            <text:p>7298</text:p>
          </table:table-cell>
          <table:table-cell office:value-type="float" office:value="8750">
            <text:p>8750</text:p>
          </table:table-cell>
          <table:table-cell office:value-type="float" office:value="8514.6">
            <text:p>8514.6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14019">
            <text:p>14019</text:p>
          </table:table-cell>
          <table:table-cell office:value-type="float" office:value="9798">
            <text:p>9798</text:p>
          </table:table-cell>
          <table:table-cell office:value-type="float" office:value="11695">
            <text:p>11695</text:p>
          </table:table-cell>
          <table:table-cell office:value-type="float" office:value="9552">
            <text:p>9552</text:p>
          </table:table-cell>
          <table:table-cell office:value-type="float" office:value="11790">
            <text:p>11790</text:p>
          </table:table-cell>
          <table:table-cell office:value-type="float" office:value="9720">
            <text:p>9720</text:p>
          </table:table-cell>
          <table:table-cell office:value-type="float" office:value="14144">
            <text:p>14144</text:p>
          </table:table-cell>
          <table:table-cell office:value-type="float" office:value="12482">
            <text:p>12482</text:p>
          </table:table-cell>
          <table:table-cell office:value-type="float" office:value="11929">
            <text:p>11929</text:p>
          </table:table-cell>
          <table:table-cell office:value-type="float" office:value="9796">
            <text:p>9796</text:p>
          </table:table-cell>
          <table:table-cell office:value-type="float" office:value="11492.5">
            <text:p>11492.5</text:p>
          </table:table-cell>
          <table:table-cell office:value-type="float" office:value="11115">
            <text:p>11115</text:p>
          </table:table-cell>
          <table:table-cell office:value-type="float" office:value="11235">
            <text:p>11235</text:p>
          </table:table-cell>
          <table:table-cell office:value-type="float" office:value="9398">
            <text:p>9398</text:p>
          </table:table-cell>
          <table:table-cell office:value-type="float" office:value="9436">
            <text:p>9436</text:p>
          </table:table-cell>
          <table:table-cell office:value-type="float" office:value="9496">
            <text:p>9496</text:p>
          </table:table-cell>
          <table:table-cell office:value-type="float" office:value="11395">
            <text:p>11395</text:p>
          </table:table-cell>
          <table:table-cell office:value-type="float" office:value="11987">
            <text:p>11987</text:p>
          </table:table-cell>
          <table:table-cell office:value-type="float" office:value="11867">
            <text:p>11867</text:p>
          </table:table-cell>
          <table:table-cell office:value-type="float" office:value="9458">
            <text:p>9458</text:p>
          </table:table-cell>
          <table:table-cell office:value-type="float" office:value="11449">
            <text:p>11449</text:p>
          </table:table-cell>
          <table:table-cell office:value-type="float" office:value="10683.6">
            <text:p>10683.6</text:p>
          </table:table-cell>
          <table:table-cell office:value-type="float" office:value="10850">
            <text:p>10850</text:p>
          </table:table-cell>
          <table:table-cell office:value-type="float" office:value="8807">
            <text:p>8807</text:p>
          </table:table-cell>
          <table:table-cell office:value-type="float" office:value="8938">
            <text:p>8938</text:p>
          </table:table-cell>
          <table:table-cell office:value-type="float" office:value="8805">
            <text:p>8805</text:p>
          </table:table-cell>
          <table:table-cell office:value-type="float" office:value="8894">
            <text:p>8894</text:p>
          </table:table-cell>
          <table:table-cell office:value-type="float" office:value="10641">
            <text:p>10641</text:p>
          </table:table-cell>
          <table:table-cell office:value-type="float" office:value="9132">
            <text:p>9132</text:p>
          </table:table-cell>
          <table:table-cell office:value-type="float" office:value="8884">
            <text:p>8884</text:p>
          </table:table-cell>
          <table:table-cell office:value-type="float" office:value="8813">
            <text:p>8813</text:p>
          </table:table-cell>
          <table:table-cell office:value-type="float" office:value="9217">
            <text:p>9217</text:p>
          </table:table-cell>
          <table:table-cell office:value-type="float" office:value="9298.1">
            <text:p>9298.1</text:p>
          </table:table-cell>
          <table:table-cell office:value-type="float" office:value="9392">
            <text:p>9392</text:p>
          </table:table-cell>
          <table:table-cell office:value-type="float" office:value="9466">
            <text:p>9466</text:p>
          </table:table-cell>
          <table:table-cell office:value-type="float" office:value="12076">
            <text:p>12076</text:p>
          </table:table-cell>
          <table:table-cell office:value-type="float" office:value="9308">
            <text:p>9308</text:p>
          </table:table-cell>
          <table:table-cell office:value-type="float" office:value="9417">
            <text:p>9417</text:p>
          </table:table-cell>
          <table:table-cell office:value-type="float" office:value="10747">
            <text:p>10747</text:p>
          </table:table-cell>
          <table:table-cell office:value-type="float" office:value="12640">
            <text:p>12640</text:p>
          </table:table-cell>
          <table:table-cell office:value-type="float" office:value="10896">
            <text:p>10896</text:p>
          </table:table-cell>
          <table:table-cell office:value-type="float" office:value="9427">
            <text:p>9427</text:p>
          </table:table-cell>
          <table:table-cell office:value-type="float" office:value="9621">
            <text:p>9621</text:p>
          </table:table-cell>
          <table:table-cell office:value-type="float" office:value="10299">
            <text:p>10299</text:p>
          </table:table-cell>
          <table:table-cell office:value-type="float" office:value="310151">
            <text:p>310151</text:p>
          </table:table-cell>
          <table:table-cell office:value-type="float" office:value="314073">
            <text:p>314073</text:p>
          </table:table-cell>
          <table:table-cell office:value-type="float" office:value="312733">
            <text:p>312733</text:p>
          </table:table-cell>
          <table:table-cell office:value-type="float" office:value="311233">
            <text:p>311233</text:p>
          </table:table-cell>
          <table:table-cell office:value-type="float" office:value="313522">
            <text:p>313522</text:p>
          </table:table-cell>
          <table:table-cell office:value-type="float" office:value="307900">
            <text:p>307900</text:p>
          </table:table-cell>
          <table:table-cell office:value-type="float" office:value="307480">
            <text:p>307480</text:p>
          </table:table-cell>
          <table:table-cell office:value-type="float" office:value="319150">
            <text:p>319150</text:p>
          </table:table-cell>
          <table:table-cell office:value-type="float" office:value="306809">
            <text:p>306809</text:p>
          </table:table-cell>
          <table:table-cell office:value-type="float" office:value="314666">
            <text:p>314666</text:p>
          </table:table-cell>
          <table:table-cell office:value-type="float" office:value="311771.7">
            <text:p>311771.7</text:p>
          </table:table-cell>
          <table:table-cell office:value-type="float" office:value="274188">
            <text:p>274188</text:p>
          </table:table-cell>
          <table:table-cell office:value-type="float" office:value="287267">
            <text:p>287267</text:p>
          </table:table-cell>
          <table:table-cell office:value-type="float" office:value="272745">
            <text:p>272745</text:p>
          </table:table-cell>
          <table:table-cell office:value-type="float" office:value="276671">
            <text:p>276671</text:p>
          </table:table-cell>
          <table:table-cell office:value-type="float" office:value="277761">
            <text:p>277761</text:p>
          </table:table-cell>
          <table:table-cell office:value-type="float" office:value="273254">
            <text:p>273254</text:p>
          </table:table-cell>
          <table:table-cell office:value-type="float" office:value="278374">
            <text:p>278374</text:p>
          </table:table-cell>
          <table:table-cell office:value-type="float" office:value="272516">
            <text:p>272516</text:p>
          </table:table-cell>
          <table:table-cell office:value-type="float" office:value="278858">
            <text:p>278858</text:p>
          </table:table-cell>
          <table:table-cell office:value-type="float" office:value="282565">
            <text:p>282565</text:p>
          </table:table-cell>
          <table:table-cell office:value-type="float" office:value="277419.9">
            <text:p>277419.9</text:p>
          </table:table-cell>
          <table:table-cell office:value-type="float" office:value="9645">
            <text:p>9645</text:p>
          </table:table-cell>
          <table:table-cell office:value-type="float" office:value="8508">
            <text:p>8508</text:p>
          </table:table-cell>
          <table:table-cell office:value-type="float" office:value="10145">
            <text:p>10145</text:p>
          </table:table-cell>
          <table:table-cell office:value-type="float" office:value="7469">
            <text:p>7469</text:p>
          </table:table-cell>
          <table:table-cell office:value-type="float" office:value="7461">
            <text:p>7461</text:p>
          </table:table-cell>
          <table:table-cell office:value-type="float" office:value="7415">
            <text:p>7415</text:p>
          </table:table-cell>
          <table:table-cell office:value-type="float" office:value="7516">
            <text:p>7516</text:p>
          </table:table-cell>
          <table:table-cell office:value-type="float" office:value="7529">
            <text:p>7529</text:p>
          </table:table-cell>
          <table:table-cell office:value-type="float" office:value="7649">
            <text:p>7649</text:p>
          </table:table-cell>
          <table:table-cell office:value-type="float" office:value="7463">
            <text:p>7463</text:p>
          </table:table-cell>
          <table:table-cell office:value-type="float" office:value="8080">
            <text:p>8080</text:p>
          </table:table-cell>
          <table:table-cell office:value-type="float" office:value="5867">
            <text:p>5867</text:p>
          </table:table-cell>
          <table:table-cell office:value-type="float" office:value="7810">
            <text:p>7810</text:p>
          </table:table-cell>
          <table:table-cell office:value-type="float" office:value="7302">
            <text:p>7302</text:p>
          </table:table-cell>
          <table:table-cell office:value-type="float" office:value="5759">
            <text:p>5759</text:p>
          </table:table-cell>
          <table:table-cell office:value-type="float" office:value="5796">
            <text:p>5796</text:p>
          </table:table-cell>
          <table:table-cell office:value-type="float" office:value="5829">
            <text:p>5829</text:p>
          </table:table-cell>
          <table:table-cell office:value-type="float" office:value="5838">
            <text:p>5838</text:p>
          </table:table-cell>
          <table:table-cell office:value-type="float" office:value="7867">
            <text:p>7867</text:p>
          </table:table-cell>
          <table:table-cell office:value-type="float" office:value="6023">
            <text:p>6023</text:p>
          </table:table-cell>
          <table:table-cell office:value-type="float" office:value="5801">
            <text:p>5801</text:p>
          </table:table-cell>
          <table:table-cell office:value-type="float" office:value="6389.2">
            <text:p>6389.2</text:p>
          </table:table-cell>
          <table:table-cell office:value-type="float" office:value="7335">
            <text:p>7335</text:p>
          </table:table-cell>
          <table:table-cell office:value-type="float" office:value="7248">
            <text:p>7248</text:p>
          </table:table-cell>
          <table:table-cell office:value-type="float" office:value="7507">
            <text:p>7507</text:p>
          </table:table-cell>
          <table:table-cell office:value-type="float" office:value="7314">
            <text:p>7314</text:p>
          </table:table-cell>
          <table:table-cell office:value-type="float" office:value="7285">
            <text:p>7285</text:p>
          </table:table-cell>
          <table:table-cell office:value-type="float" office:value="8914">
            <text:p>8914</text:p>
          </table:table-cell>
          <table:table-cell office:value-type="float" office:value="9818">
            <text:p>9818</text:p>
          </table:table-cell>
          <table:table-cell office:value-type="float" office:value="8859">
            <text:p>8859</text:p>
          </table:table-cell>
          <table:table-cell office:value-type="float" office:value="7935">
            <text:p>7935</text:p>
          </table:table-cell>
          <table:table-cell office:value-type="float" office:value="7240">
            <text:p>7240</text:p>
          </table:table-cell>
          <table:table-cell office:value-type="float" office:value="7945.5">
            <text:p>7945.5</text:p>
          </table:table-cell>
          <table:table-cell office:value-type="float" office:value="8908">
            <text:p>8908</text:p>
          </table:table-cell>
          <table:table-cell office:value-type="float" office:value="8092">
            <text:p>8092</text:p>
          </table:table-cell>
          <table:table-cell office:value-type="float" office:value="8135">
            <text:p>8135</text:p>
          </table:table-cell>
          <table:table-cell office:value-type="float" office:value="10005">
            <text:p>10005</text:p>
          </table:table-cell>
          <table:table-cell office:value-type="float" office:value="10439">
            <text:p>10439</text:p>
          </table:table-cell>
          <table:table-cell office:value-type="float" office:value="8321">
            <text:p>8321</text:p>
          </table:table-cell>
          <table:table-cell office:value-type="float" office:value="9574">
            <text:p>9574</text:p>
          </table:table-cell>
          <table:table-cell office:value-type="float" office:value="9785">
            <text:p>9785</text:p>
          </table:table-cell>
          <table:table-cell office:value-type="float" office:value="9021">
            <text:p>9021</text:p>
          </table:table-cell>
          <table:table-cell office:value-type="float" office:value="10094">
            <text:p>10094</text:p>
          </table:table-cell>
          <table:table-cell office:value-type="float" office:value="9237.4">
            <text:p>9237.4</text:p>
          </table:table-cell>
          <table:table-cell office:value-type="float" office:value="8734">
            <text:p>8734</text:p>
          </table:table-cell>
          <table:table-cell office:value-type="float" office:value="7642">
            <text:p>7642</text:p>
          </table:table-cell>
          <table:table-cell office:value-type="float" office:value="7681">
            <text:p>7681</text:p>
          </table:table-cell>
          <table:table-cell office:value-type="float" office:value="7675">
            <text:p>7675</text:p>
          </table:table-cell>
          <table:table-cell office:value-type="float" office:value="7593">
            <text:p>7593</text:p>
          </table:table-cell>
          <table:table-cell office:value-type="float" office:value="7622">
            <text:p>7622</text:p>
          </table:table-cell>
          <table:table-cell office:value-type="float" office:value="7753">
            <text:p>7753</text:p>
          </table:table-cell>
          <table:table-cell office:value-type="float" office:value="7749">
            <text:p>7749</text:p>
          </table:table-cell>
          <table:table-cell office:value-type="float" office:value="11184">
            <text:p>11184</text:p>
          </table:table-cell>
          <table:table-cell office:value-type="float" office:value="7665">
            <text:p>7665</text:p>
          </table:table-cell>
          <table:table-cell office:value-type="float" office:value="8129.8">
            <text:p>8129.8</text:p>
          </table:table-cell>
          <table:table-cell office:value-type="float" office:value="10183">
            <text:p>10183</text:p>
          </table:table-cell>
          <table:table-cell office:value-type="float" office:value="7435">
            <text:p>7435</text:p>
          </table:table-cell>
          <table:table-cell office:value-type="float" office:value="9948">
            <text:p>9948</text:p>
          </table:table-cell>
          <table:table-cell office:value-type="float" office:value="7404">
            <text:p>7404</text:p>
          </table:table-cell>
          <table:table-cell office:value-type="float" office:value="7379">
            <text:p>7379</text:p>
          </table:table-cell>
          <table:table-cell office:value-type="float" office:value="7393">
            <text:p>7393</text:p>
          </table:table-cell>
          <table:table-cell office:value-type="float" office:value="7497">
            <text:p>7497</text:p>
          </table:table-cell>
          <table:table-cell office:value-type="float" office:value="7455">
            <text:p>7455</text:p>
          </table:table-cell>
          <table:table-cell office:value-type="float" office:value="7903">
            <text:p>7903</text:p>
          </table:table-cell>
          <table:table-cell office:value-type="float" office:value="7379">
            <text:p>7379</text:p>
          </table:table-cell>
          <table:table-cell office:value-type="float" office:value="7997.6">
            <text:p>7997.6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9810">
            <text:p>9810</text:p>
          </table:table-cell>
          <table:table-cell office:value-type="float" office:value="12110">
            <text:p>12110</text:p>
          </table:table-cell>
          <table:table-cell office:value-type="float" office:value="9775">
            <text:p>9775</text:p>
          </table:table-cell>
          <table:table-cell office:value-type="float" office:value="9667">
            <text:p>9667</text:p>
          </table:table-cell>
          <table:table-cell office:value-type="float" office:value="11720">
            <text:p>11720</text:p>
          </table:table-cell>
          <table:table-cell office:value-type="float" office:value="11871">
            <text:p>11871</text:p>
          </table:table-cell>
          <table:table-cell office:value-type="float" office:value="12888">
            <text:p>12888</text:p>
          </table:table-cell>
          <table:table-cell office:value-type="float" office:value="9633">
            <text:p>9633</text:p>
          </table:table-cell>
          <table:table-cell office:value-type="float" office:value="9809">
            <text:p>9809</text:p>
          </table:table-cell>
          <table:table-cell office:value-type="float" office:value="9887">
            <text:p>9887</text:p>
          </table:table-cell>
          <table:table-cell office:value-type="float" office:value="10717">
            <text:p>10717</text:p>
          </table:table-cell>
          <table:table-cell office:value-type="float" office:value="14584">
            <text:p>14584</text:p>
          </table:table-cell>
          <table:table-cell office:value-type="float" office:value="9554">
            <text:p>9554</text:p>
          </table:table-cell>
          <table:table-cell office:value-type="float" office:value="14994">
            <text:p>14994</text:p>
          </table:table-cell>
          <table:table-cell office:value-type="float" office:value="9502">
            <text:p>9502</text:p>
          </table:table-cell>
          <table:table-cell office:value-type="float" office:value="10821">
            <text:p>10821</text:p>
          </table:table-cell>
          <table:table-cell office:value-type="float" office:value="9497">
            <text:p>9497</text:p>
          </table:table-cell>
          <table:table-cell office:value-type="float" office:value="9824">
            <text:p>9824</text:p>
          </table:table-cell>
          <table:table-cell office:value-type="float" office:value="9519">
            <text:p>9519</text:p>
          </table:table-cell>
          <table:table-cell office:value-type="float" office:value="11738">
            <text:p>11738</text:p>
          </table:table-cell>
          <table:table-cell office:value-type="float" office:value="11477">
            <text:p>11477</text:p>
          </table:table-cell>
          <table:table-cell office:value-type="float" office:value="11151">
            <text:p>11151</text:p>
          </table:table-cell>
          <table:table-cell office:value-type="float" office:value="11051">
            <text:p>11051</text:p>
          </table:table-cell>
          <table:table-cell office:value-type="float" office:value="8931">
            <text:p>8931</text:p>
          </table:table-cell>
          <table:table-cell office:value-type="float" office:value="10386">
            <text:p>10386</text:p>
          </table:table-cell>
          <table:table-cell office:value-type="float" office:value="11138">
            <text:p>11138</text:p>
          </table:table-cell>
          <table:table-cell office:value-type="float" office:value="8897">
            <text:p>8897</text:p>
          </table:table-cell>
          <table:table-cell office:value-type="float" office:value="8911">
            <text:p>8911</text:p>
          </table:table-cell>
          <table:table-cell office:value-type="float" office:value="10672">
            <text:p>10672</text:p>
          </table:table-cell>
          <table:table-cell office:value-type="float" office:value="10568">
            <text:p>10568</text:p>
          </table:table-cell>
          <table:table-cell office:value-type="float" office:value="8914">
            <text:p>8914</text:p>
          </table:table-cell>
          <table:table-cell office:value-type="float" office:value="8900">
            <text:p>8900</text:p>
          </table:table-cell>
          <table:table-cell office:value-type="float" office:value="9836.8">
            <text:p>9836.8</text:p>
          </table:table-cell>
          <table:table-cell office:value-type="float" office:value="10035">
            <text:p>10035</text:p>
          </table:table-cell>
          <table:table-cell office:value-type="float" office:value="9492">
            <text:p>9492</text:p>
          </table:table-cell>
          <table:table-cell office:value-type="float" office:value="11309">
            <text:p>11309</text:p>
          </table:table-cell>
          <table:table-cell office:value-type="float" office:value="11594">
            <text:p>11594</text:p>
          </table:table-cell>
          <table:table-cell office:value-type="float" office:value="11361">
            <text:p>11361</text:p>
          </table:table-cell>
          <table:table-cell office:value-type="float" office:value="11164">
            <text:p>11164</text:p>
          </table:table-cell>
          <table:table-cell office:value-type="float" office:value="11765">
            <text:p>11765</text:p>
          </table:table-cell>
          <table:table-cell office:value-type="float" office:value="9401">
            <text:p>9401</text:p>
          </table:table-cell>
          <table:table-cell office:value-type="float" office:value="9504">
            <text:p>9504</text:p>
          </table:table-cell>
          <table:table-cell office:value-type="float" office:value="11369">
            <text:p>11369</text:p>
          </table:table-cell>
          <table:table-cell office:value-type="float" office:value="10699.4">
            <text:p>10699.4</text:p>
          </table:table-cell>
          <table:table-cell office:value-type="float" office:value="315400">
            <text:p>315400</text:p>
          </table:table-cell>
          <table:table-cell office:value-type="float" office:value="318157">
            <text:p>318157</text:p>
          </table:table-cell>
          <table:table-cell office:value-type="float" office:value="309039">
            <text:p>309039</text:p>
          </table:table-cell>
          <table:table-cell office:value-type="float" office:value="316131">
            <text:p>316131</text:p>
          </table:table-cell>
          <table:table-cell office:value-type="float" office:value="320999">
            <text:p>320999</text:p>
          </table:table-cell>
          <table:table-cell office:value-type="float" office:value="309425">
            <text:p>309425</text:p>
          </table:table-cell>
          <table:table-cell office:value-type="float" office:value="315008">
            <text:p>315008</text:p>
          </table:table-cell>
          <table:table-cell office:value-type="float" office:value="318682">
            <text:p>318682</text:p>
          </table:table-cell>
          <table:table-cell office:value-type="float" office:value="316251">
            <text:p>316251</text:p>
          </table:table-cell>
          <table:table-cell office:value-type="float" office:value="319936">
            <text:p>319936</text:p>
          </table:table-cell>
          <table:table-cell office:value-type="float" office:value="315902.8">
            <text:p>315902.8</text:p>
          </table:table-cell>
          <table:table-cell office:value-type="float" office:value="278530">
            <text:p>278530</text:p>
          </table:table-cell>
          <table:table-cell office:value-type="float" office:value="285070">
            <text:p>285070</text:p>
          </table:table-cell>
          <table:table-cell office:value-type="float" office:value="278466">
            <text:p>278466</text:p>
          </table:table-cell>
          <table:table-cell office:value-type="float" office:value="286724">
            <text:p>286724</text:p>
          </table:table-cell>
          <table:table-cell office:value-type="float" office:value="279679">
            <text:p>279679</text:p>
          </table:table-cell>
          <table:table-cell office:value-type="float" office:value="280561">
            <text:p>280561</text:p>
          </table:table-cell>
          <table:table-cell office:value-type="float" office:value="282283">
            <text:p>282283</text:p>
          </table:table-cell>
          <table:table-cell office:value-type="float" office:value="281551">
            <text:p>281551</text:p>
          </table:table-cell>
          <table:table-cell office:value-type="float" office:value="283052">
            <text:p>283052</text:p>
          </table:table-cell>
          <table:table-cell office:value-type="float" office:value="283172">
            <text:p>283172</text:p>
          </table:table-cell>
          <table:table-cell office:value-type="float" office:value="281908.8">
            <text:p>281908.8</text:p>
          </table:table-cell>
          <table:table-cell office:value-type="float" office:value="7565">
            <text:p>7565</text:p>
          </table:table-cell>
          <table:table-cell office:value-type="float" office:value="7513">
            <text:p>7513</text:p>
          </table:table-cell>
          <table:table-cell office:value-type="float" office:value="7533">
            <text:p>7533</text:p>
          </table:table-cell>
          <table:table-cell office:value-type="float" office:value="9748">
            <text:p>9748</text:p>
          </table:table-cell>
          <table:table-cell office:value-type="float" office:value="7582">
            <text:p>7582</text:p>
          </table:table-cell>
          <table:table-cell office:value-type="float" office:value="10891">
            <text:p>10891</text:p>
          </table:table-cell>
          <table:table-cell office:value-type="float" office:value="7589">
            <text:p>7589</text:p>
          </table:table-cell>
          <table:table-cell office:value-type="float" office:value="7575">
            <text:p>7575</text:p>
          </table:table-cell>
          <table:table-cell office:value-type="float" office:value="7574">
            <text:p>7574</text:p>
          </table:table-cell>
          <table:table-cell office:value-type="float" office:value="10616">
            <text:p>10616</text:p>
          </table:table-cell>
          <table:table-cell office:value-type="float" office:value="8418.6">
            <text:p>8418.6</text:p>
          </table:table-cell>
          <table:table-cell office:value-type="float" office:value="5877">
            <text:p>5877</text:p>
          </table:table-cell>
          <table:table-cell office:value-type="float" office:value="5874">
            <text:p>5874</text:p>
          </table:table-cell>
          <table:table-cell office:value-type="float" office:value="9215">
            <text:p>9215</text:p>
          </table:table-cell>
          <table:table-cell office:value-type="float" office:value="8435">
            <text:p>8435</text:p>
          </table:table-cell>
          <table:table-cell office:value-type="float" office:value="5915">
            <text:p>5915</text:p>
          </table:table-cell>
          <table:table-cell office:value-type="float" office:value="6999">
            <text:p>6999</text:p>
          </table:table-cell>
          <table:table-cell office:value-type="float" office:value="5886">
            <text:p>5886</text:p>
          </table:table-cell>
          <table:table-cell office:value-type="float" office:value="5879">
            <text:p>5879</text:p>
          </table:table-cell>
          <table:table-cell office:value-type="float" office:value="5917">
            <text:p>5917</text:p>
          </table:table-cell>
          <table:table-cell office:value-type="float" office:value="8474">
            <text:p>8474</text:p>
          </table:table-cell>
          <table:table-cell office:value-type="float" office:value="6847.1">
            <text:p>6847.1</text:p>
          </table:table-cell>
          <table:table-cell office:value-type="float" office:value="7373">
            <text:p>7373</text:p>
          </table:table-cell>
          <table:table-cell office:value-type="float" office:value="7379">
            <text:p>7379</text:p>
          </table:table-cell>
          <table:table-cell office:value-type="float" office:value="8282">
            <text:p>8282</text:p>
          </table:table-cell>
          <table:table-cell office:value-type="float" office:value="9335">
            <text:p>9335</text:p>
          </table:table-cell>
          <table:table-cell office:value-type="float" office:value="8703">
            <text:p>8703</text:p>
          </table:table-cell>
          <table:table-cell office:value-type="float" office:value="7487">
            <text:p>7487</text:p>
          </table:table-cell>
          <table:table-cell office:value-type="float" office:value="7344">
            <text:p>7344</text:p>
          </table:table-cell>
          <table:table-cell office:value-type="float" office:value="7477">
            <text:p>7477</text:p>
          </table:table-cell>
          <table:table-cell office:value-type="float" office:value="10023">
            <text:p>10023</text:p>
          </table:table-cell>
          <table:table-cell office:value-type="float" office:value="9977">
            <text:p>9977</text:p>
          </table:table-cell>
          <table:table-cell office:value-type="float" office:value="8338">
            <text:p>8338</text:p>
          </table:table-cell>
          <table:table-cell office:value-type="float" office:value="10173">
            <text:p>10173</text:p>
          </table:table-cell>
          <table:table-cell office:value-type="float" office:value="10021">
            <text:p>10021</text:p>
          </table:table-cell>
          <table:table-cell office:value-type="float" office:value="8007">
            <text:p>8007</text:p>
          </table:table-cell>
          <table:table-cell office:value-type="float" office:value="8233">
            <text:p>8233</text:p>
          </table:table-cell>
          <table:table-cell office:value-type="float" office:value="8325">
            <text:p>8325</text:p>
          </table:table-cell>
          <table:table-cell office:value-type="float" office:value="8142">
            <text:p>8142</text:p>
          </table:table-cell>
          <table:table-cell office:value-type="float" office:value="8040">
            <text:p>8040</text:p>
          </table:table-cell>
          <table:table-cell office:value-type="float" office:value="11299">
            <text:p>11299</text:p>
          </table:table-cell>
          <table:table-cell office:value-type="float" office:value="8159">
            <text:p>8159</text:p>
          </table:table-cell>
          <table:table-cell office:value-type="float" office:value="8176">
            <text:p>8176</text:p>
          </table:table-cell>
          <table:table-cell office:value-type="float" office:value="8857.5">
            <text:p>8857.5</text:p>
          </table:table-cell>
          <table:table-cell office:value-type="float" office:value="7725">
            <text:p>7725</text:p>
          </table:table-cell>
          <table:table-cell office:value-type="float" office:value="7708">
            <text:p>7708</text:p>
          </table:table-cell>
          <table:table-cell office:value-type="float" office:value="7740">
            <text:p>7740</text:p>
          </table:table-cell>
          <table:table-cell office:value-type="float" office:value="7750">
            <text:p>7750</text:p>
          </table:table-cell>
          <table:table-cell office:value-type="float" office:value="8851">
            <text:p>8851</text:p>
          </table:table-cell>
          <table:table-cell office:value-type="float" office:value="7789">
            <text:p>7789</text:p>
          </table:table-cell>
          <table:table-cell office:value-type="float" office:value="9698">
            <text:p>9698</text:p>
          </table:table-cell>
          <table:table-cell office:value-type="float" office:value="8895">
            <text:p>8895</text:p>
          </table:table-cell>
          <table:table-cell office:value-type="float" office:value="7794">
            <text:p>7794</text:p>
          </table:table-cell>
          <table:table-cell office:value-type="float" office:value="9315">
            <text:p>9315</text:p>
          </table:table-cell>
          <table:table-cell office:value-type="float" office:value="8326.5">
            <text:p>8326.5</text:p>
          </table:table-cell>
          <table:table-cell office:value-type="float" office:value="7515">
            <text:p>7515</text:p>
          </table:table-cell>
          <table:table-cell office:value-type="float" office:value="7523">
            <text:p>7523</text:p>
          </table:table-cell>
          <table:table-cell office:value-type="float" office:value="9247">
            <text:p>9247</text:p>
          </table:table-cell>
          <table:table-cell office:value-type="float" office:value="9373">
            <text:p>9373</text:p>
          </table:table-cell>
          <table:table-cell office:value-type="float" office:value="9524">
            <text:p>9524</text:p>
          </table:table-cell>
          <table:table-cell office:value-type="float" office:value="9570">
            <text:p>9570</text:p>
          </table:table-cell>
          <table:table-cell office:value-type="float" office:value="7587">
            <text:p>7587</text:p>
          </table:table-cell>
          <table:table-cell office:value-type="float" office:value="7526">
            <text:p>7526</text:p>
          </table:table-cell>
          <table:table-cell office:value-type="float" office:value="7489">
            <text:p>7489</text:p>
          </table:table-cell>
          <table:table-cell office:value-type="float" office:value="7913">
            <text:p>7913</text:p>
          </table:table-cell>
          <table:table-cell office:value-type="float" office:value="8326.7">
            <text:p>8326.7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991">
            <text:p>9991</text:p>
          </table:table-cell>
          <table:table-cell office:value-type="float" office:value="9754">
            <text:p>9754</text:p>
          </table:table-cell>
          <table:table-cell office:value-type="float" office:value="9825">
            <text:p>9825</text:p>
          </table:table-cell>
          <table:table-cell office:value-type="float" office:value="11576">
            <text:p>11576</text:p>
          </table:table-cell>
          <table:table-cell office:value-type="float" office:value="9998">
            <text:p>9998</text:p>
          </table:table-cell>
          <table:table-cell office:value-type="float" office:value="12493">
            <text:p>12493</text:p>
          </table:table-cell>
          <table:table-cell office:value-type="float" office:value="10006">
            <text:p>10006</text:p>
          </table:table-cell>
          <table:table-cell office:value-type="float" office:value="11683">
            <text:p>11683</text:p>
          </table:table-cell>
          <table:table-cell office:value-type="float" office:value="9792">
            <text:p>9792</text:p>
          </table:table-cell>
          <table:table-cell office:value-type="float" office:value="11643">
            <text:p>11643</text:p>
          </table:table-cell>
          <table:table-cell office:value-type="float" office:value="10676.1">
            <text:p>10676.1</text:p>
          </table:table-cell>
          <table:table-cell office:value-type="float" office:value="9802">
            <text:p>9802</text:p>
          </table:table-cell>
          <table:table-cell office:value-type="float" office:value="9688">
            <text:p>9688</text:p>
          </table:table-cell>
          <table:table-cell office:value-type="float" office:value="12463">
            <text:p>12463</text:p>
          </table:table-cell>
          <table:table-cell office:value-type="float" office:value="9778">
            <text:p>9778</text:p>
          </table:table-cell>
          <table:table-cell office:value-type="float" office:value="11418">
            <text:p>11418</text:p>
          </table:table-cell>
          <table:table-cell office:value-type="float" office:value="10024">
            <text:p>10024</text:p>
          </table:table-cell>
          <table:table-cell office:value-type="float" office:value="9751">
            <text:p>9751</text:p>
          </table:table-cell>
          <table:table-cell office:value-type="float" office:value="11364">
            <text:p>11364</text:p>
          </table:table-cell>
          <table:table-cell office:value-type="float" office:value="9676">
            <text:p>9676</text:p>
          </table:table-cell>
          <table:table-cell office:value-type="float" office:value="9833">
            <text:p>9833</text:p>
          </table:table-cell>
          <table:table-cell office:value-type="float" office:value="10379.7">
            <text:p>10379.7</text:p>
          </table:table-cell>
          <table:table-cell office:value-type="float" office:value="14020">
            <text:p>14020</text:p>
          </table:table-cell>
          <table:table-cell office:value-type="float" office:value="9035">
            <text:p>9035</text:p>
          </table:table-cell>
          <table:table-cell office:value-type="float" office:value="12413">
            <text:p>12413</text:p>
          </table:table-cell>
          <table:table-cell office:value-type="float" office:value="9097">
            <text:p>9097</text:p>
          </table:table-cell>
          <table:table-cell office:value-type="float" office:value="9473">
            <text:p>9473</text:p>
          </table:table-cell>
          <table:table-cell office:value-type="float" office:value="9105">
            <text:p>9105</text:p>
          </table:table-cell>
          <table:table-cell office:value-type="float" office:value="11214">
            <text:p>11214</text:p>
          </table:table-cell>
          <table:table-cell office:value-type="float" office:value="10805">
            <text:p>10805</text:p>
          </table:table-cell>
          <table:table-cell office:value-type="float" office:value="10976">
            <text:p>10976</text:p>
          </table:table-cell>
          <table:table-cell office:value-type="float" office:value="9029">
            <text:p>9029</text:p>
          </table:table-cell>
          <table:table-cell office:value-type="float" office:value="10516.7">
            <text:p>10516.7</text:p>
          </table:table-cell>
          <table:table-cell office:value-type="float" office:value="12221">
            <text:p>12221</text:p>
          </table:table-cell>
          <table:table-cell office:value-type="float" office:value="11370">
            <text:p>11370</text:p>
          </table:table-cell>
          <table:table-cell office:value-type="float" office:value="10954">
            <text:p>10954</text:p>
          </table:table-cell>
          <table:table-cell office:value-type="float" office:value="11683">
            <text:p>11683</text:p>
          </table:table-cell>
          <table:table-cell office:value-type="float" office:value="9646">
            <text:p>9646</text:p>
          </table:table-cell>
          <table:table-cell office:value-type="float" office:value="9620">
            <text:p>9620</text:p>
          </table:table-cell>
          <table:table-cell office:value-type="float" office:value="9899">
            <text:p>9899</text:p>
          </table:table-cell>
          <table:table-cell office:value-type="float" office:value="9681">
            <text:p>9681</text:p>
          </table:table-cell>
          <table:table-cell office:value-type="float" office:value="9729">
            <text:p>9729</text:p>
          </table:table-cell>
          <table:table-cell office:value-type="float" office:value="12060">
            <text:p>12060</text:p>
          </table:table-cell>
          <table:table-cell office:value-type="float" office:value="10686.3">
            <text:p>10686.3</text:p>
          </table:table-cell>
          <table:table-cell office:value-type="float" office:value="327537">
            <text:p>327537</text:p>
          </table:table-cell>
          <table:table-cell office:value-type="float" office:value="325516">
            <text:p>325516</text:p>
          </table:table-cell>
          <table:table-cell office:value-type="float" office:value="326716">
            <text:p>326716</text:p>
          </table:table-cell>
          <table:table-cell office:value-type="float" office:value="316580">
            <text:p>316580</text:p>
          </table:table-cell>
          <table:table-cell office:value-type="float" office:value="322746">
            <text:p>322746</text:p>
          </table:table-cell>
          <table:table-cell office:value-type="float" office:value="321046">
            <text:p>321046</text:p>
          </table:table-cell>
          <table:table-cell office:value-type="float" office:value="322393">
            <text:p>322393</text:p>
          </table:table-cell>
          <table:table-cell office:value-type="float" office:value="330407">
            <text:p>330407</text:p>
          </table:table-cell>
          <table:table-cell office:value-type="float" office:value="328605">
            <text:p>328605</text:p>
          </table:table-cell>
          <table:table-cell office:value-type="float" office:value="342314">
            <text:p>342314</text:p>
          </table:table-cell>
          <table:table-cell office:value-type="float" office:value="326386">
            <text:p>326386</text:p>
          </table:table-cell>
          <table:table-cell office:value-type="float" office:value="297538">
            <text:p>297538</text:p>
          </table:table-cell>
          <table:table-cell office:value-type="float" office:value="284690">
            <text:p>284690</text:p>
          </table:table-cell>
          <table:table-cell office:value-type="float" office:value="290540">
            <text:p>290540</text:p>
          </table:table-cell>
          <table:table-cell office:value-type="float" office:value="288183">
            <text:p>288183</text:p>
          </table:table-cell>
          <table:table-cell office:value-type="float" office:value="305065">
            <text:p>305065</text:p>
          </table:table-cell>
          <table:table-cell office:value-type="float" office:value="301199">
            <text:p>301199</text:p>
          </table:table-cell>
          <table:table-cell office:value-type="float" office:value="286208">
            <text:p>286208</text:p>
          </table:table-cell>
          <table:table-cell office:value-type="float" office:value="285644">
            <text:p>285644</text:p>
          </table:table-cell>
          <table:table-cell office:value-type="float" office:value="300885">
            <text:p>300885</text:p>
          </table:table-cell>
          <table:table-cell office:value-type="float" office:value="295252">
            <text:p>295252</text:p>
          </table:table-cell>
          <table:table-cell office:value-type="float" office:value="293520.4">
            <text:p>293520.4</text:p>
          </table:table-cell>
          <table:table-cell office:value-type="float" office:value="9752">
            <text:p>9752</text:p>
          </table:table-cell>
          <table:table-cell office:value-type="float" office:value="10960">
            <text:p>10960</text:p>
          </table:table-cell>
          <table:table-cell office:value-type="float" office:value="7717">
            <text:p>7717</text:p>
          </table:table-cell>
          <table:table-cell office:value-type="float" office:value="9465">
            <text:p>9465</text:p>
          </table:table-cell>
          <table:table-cell office:value-type="float" office:value="7622">
            <text:p>7622</text:p>
          </table:table-cell>
          <table:table-cell office:value-type="float" office:value="10743">
            <text:p>10743</text:p>
          </table:table-cell>
          <table:table-cell office:value-type="float" office:value="7756">
            <text:p>7756</text:p>
          </table:table-cell>
          <table:table-cell office:value-type="float" office:value="10022">
            <text:p>10022</text:p>
          </table:table-cell>
          <table:table-cell office:value-type="float" office:value="7746">
            <text:p>7746</text:p>
          </table:table-cell>
          <table:table-cell office:value-type="float" office:value="7740">
            <text:p>7740</text:p>
          </table:table-cell>
          <table:table-cell office:value-type="float" office:value="8952.3">
            <text:p>8952.3</text:p>
          </table:table-cell>
          <table:table-cell office:value-type="float" office:value="5932">
            <text:p>5932</text:p>
          </table:table-cell>
          <table:table-cell office:value-type="float" office:value="6564">
            <text:p>6564</text:p>
          </table:table-cell>
          <table:table-cell office:value-type="float" office:value="6019">
            <text:p>6019</text:p>
          </table:table-cell>
          <table:table-cell office:value-type="float" office:value="5963">
            <text:p>5963</text:p>
          </table:table-cell>
          <table:table-cell office:value-type="float" office:value="6037">
            <text:p>6037</text:p>
          </table:table-cell>
          <table:table-cell office:value-type="float" office:value="8894">
            <text:p>8894</text:p>
          </table:table-cell>
          <table:table-cell office:value-type="float" office:value="6022">
            <text:p>6022</text:p>
          </table:table-cell>
          <table:table-cell office:value-type="float" office:value="7626">
            <text:p>7626</text:p>
          </table:table-cell>
          <table:table-cell office:value-type="float" office:value="7991">
            <text:p>7991</text:p>
          </table:table-cell>
          <table:table-cell office:value-type="float" office:value="5955">
            <text:p>5955</text:p>
          </table:table-cell>
          <table:table-cell office:value-type="float" office:value="6700.3">
            <text:p>6700.3</text:p>
          </table:table-cell>
          <table:table-cell office:value-type="float" office:value="7446">
            <text:p>7446</text:p>
          </table:table-cell>
          <table:table-cell office:value-type="float" office:value="7512">
            <text:p>7512</text:p>
          </table:table-cell>
          <table:table-cell office:value-type="float" office:value="7475">
            <text:p>7475</text:p>
          </table:table-cell>
          <table:table-cell office:value-type="float" office:value="10300">
            <text:p>10300</text:p>
          </table:table-cell>
          <table:table-cell office:value-type="float" office:value="7501">
            <text:p>7501</text:p>
          </table:table-cell>
          <table:table-cell office:value-type="float" office:value="10119">
            <text:p>10119</text:p>
          </table:table-cell>
          <table:table-cell office:value-type="float" office:value="10085">
            <text:p>10085</text:p>
          </table:table-cell>
          <table:table-cell office:value-type="float" office:value="7840">
            <text:p>7840</text:p>
          </table:table-cell>
          <table:table-cell office:value-type="float" office:value="8127">
            <text:p>8127</text:p>
          </table:table-cell>
          <table:table-cell office:value-type="float" office:value="8971">
            <text:p>8971</text:p>
          </table:table-cell>
          <table:table-cell office:value-type="float" office:value="8537.6">
            <text:p>8537.6</text:p>
          </table:table-cell>
          <table:table-cell office:value-type="float" office:value="8200">
            <text:p>8200</text:p>
          </table:table-cell>
          <table:table-cell office:value-type="float" office:value="8217">
            <text:p>8217</text:p>
          </table:table-cell>
          <table:table-cell office:value-type="float" office:value="13547">
            <text:p>13547</text:p>
          </table:table-cell>
          <table:table-cell office:value-type="float" office:value="8781">
            <text:p>8781</text:p>
          </table:table-cell>
          <table:table-cell office:value-type="float" office:value="9435">
            <text:p>9435</text:p>
          </table:table-cell>
          <table:table-cell office:value-type="float" office:value="9328">
            <text:p>9328</text:p>
          </table:table-cell>
          <table:table-cell office:value-type="float" office:value="9573">
            <text:p>9573</text:p>
          </table:table-cell>
          <table:table-cell office:value-type="float" office:value="8187">
            <text:p>8187</text:p>
          </table:table-cell>
          <table:table-cell office:value-type="float" office:value="10762">
            <text:p>10762</text:p>
          </table:table-cell>
          <table:table-cell office:value-type="float" office:value="8274">
            <text:p>8274</text:p>
          </table:table-cell>
          <table:table-cell office:value-type="float" office:value="9430.4">
            <text:p>9430.4</text:p>
          </table:table-cell>
          <table:table-cell office:value-type="float" office:value="10159">
            <text:p>10159</text:p>
          </table:table-cell>
          <table:table-cell office:value-type="float" office:value="9792">
            <text:p>9792</text:p>
          </table:table-cell>
          <table:table-cell office:value-type="float" office:value="9663">
            <text:p>9663</text:p>
          </table:table-cell>
          <table:table-cell office:value-type="float" office:value="9160">
            <text:p>9160</text:p>
          </table:table-cell>
          <table:table-cell office:value-type="float" office:value="9851">
            <text:p>9851</text:p>
          </table:table-cell>
          <table:table-cell office:value-type="float" office:value="9391">
            <text:p>9391</text:p>
          </table:table-cell>
          <table:table-cell office:value-type="float" office:value="8218">
            <text:p>8218</text:p>
          </table:table-cell>
          <table:table-cell office:value-type="float" office:value="7909">
            <text:p>7909</text:p>
          </table:table-cell>
          <table:table-cell office:value-type="float" office:value="8331">
            <text:p>8331</text:p>
          </table:table-cell>
          <table:table-cell office:value-type="float" office:value="7859">
            <text:p>7859</text:p>
          </table:table-cell>
          <table:table-cell office:value-type="float" office:value="9033.3">
            <text:p>9033.3</text:p>
          </table:table-cell>
          <table:table-cell office:value-type="float" office:value="7603">
            <text:p>7603</text:p>
          </table:table-cell>
          <table:table-cell office:value-type="float" office:value="7680">
            <text:p>7680</text:p>
          </table:table-cell>
          <table:table-cell office:value-type="float" office:value="7829">
            <text:p>7829</text:p>
          </table:table-cell>
          <table:table-cell office:value-type="float" office:value="7613">
            <text:p>7613</text:p>
          </table:table-cell>
          <table:table-cell office:value-type="float" office:value="8298">
            <text:p>8298</text:p>
          </table:table-cell>
          <table:table-cell office:value-type="float" office:value="8658">
            <text:p>8658</text:p>
          </table:table-cell>
          <table:table-cell office:value-type="float" office:value="7654">
            <text:p>7654</text:p>
          </table:table-cell>
          <table:table-cell office:value-type="float" office:value="9675">
            <text:p>9675</text:p>
          </table:table-cell>
          <table:table-cell office:value-type="float" office:value="7711">
            <text:p>7711</text:p>
          </table:table-cell>
          <table:table-cell office:value-type="float" office:value="7623">
            <text:p>7623</text:p>
          </table:table-cell>
          <table:table-cell office:value-type="float" office:value="8034.4">
            <text:p>8034.4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15295">
            <text:p>15295</text:p>
          </table:table-cell>
          <table:table-cell office:value-type="float" office:value="11827">
            <text:p>11827</text:p>
          </table:table-cell>
          <table:table-cell office:value-type="float" office:value="9771">
            <text:p>9771</text:p>
          </table:table-cell>
          <table:table-cell office:value-type="float" office:value="10034">
            <text:p>10034</text:p>
          </table:table-cell>
          <table:table-cell office:value-type="float" office:value="9951">
            <text:p>9951</text:p>
          </table:table-cell>
          <table:table-cell office:value-type="float" office:value="11068">
            <text:p>11068</text:p>
          </table:table-cell>
          <table:table-cell office:value-type="float" office:value="12538">
            <text:p>12538</text:p>
          </table:table-cell>
          <table:table-cell office:value-type="float" office:value="9957">
            <text:p>9957</text:p>
          </table:table-cell>
          <table:table-cell office:value-type="float" office:value="10732">
            <text:p>10732</text:p>
          </table:table-cell>
          <table:table-cell office:value-type="float" office:value="11772">
            <text:p>11772</text:p>
          </table:table-cell>
          <table:table-cell office:value-type="float" office:value="11294.5">
            <text:p>11294.5</text:p>
          </table:table-cell>
          <table:table-cell office:value-type="float" office:value="10080">
            <text:p>10080</text:p>
          </table:table-cell>
          <table:table-cell office:value-type="float" office:value="9786">
            <text:p>9786</text:p>
          </table:table-cell>
          <table:table-cell office:value-type="float" office:value="9739">
            <text:p>9739</text:p>
          </table:table-cell>
          <table:table-cell office:value-type="float" office:value="11132">
            <text:p>11132</text:p>
          </table:table-cell>
          <table:table-cell office:value-type="float" office:value="9748">
            <text:p>9748</text:p>
          </table:table-cell>
          <table:table-cell office:value-type="float" office:value="11331">
            <text:p>11331</text:p>
          </table:table-cell>
          <table:table-cell office:value-type="float" office:value="11038">
            <text:p>11038</text:p>
          </table:table-cell>
          <table:table-cell office:value-type="float" office:value="11715">
            <text:p>11715</text:p>
          </table:table-cell>
          <table:table-cell office:value-type="float" office:value="12434">
            <text:p>12434</text:p>
          </table:table-cell>
          <table:table-cell office:value-type="float" office:value="11234">
            <text:p>11234</text:p>
          </table:table-cell>
          <table:table-cell office:value-type="float" office:value="10823.7">
            <text:p>10823.7</text:p>
          </table:table-cell>
          <table:table-cell office:value-type="float" office:value="9232">
            <text:p>9232</text:p>
          </table:table-cell>
          <table:table-cell office:value-type="float" office:value="9200">
            <text:p>9200</text:p>
          </table:table-cell>
          <table:table-cell office:value-type="float" office:value="11338">
            <text:p>11338</text:p>
          </table:table-cell>
          <table:table-cell office:value-type="float" office:value="9062">
            <text:p>9062</text:p>
          </table:table-cell>
          <table:table-cell office:value-type="float" office:value="11247">
            <text:p>11247</text:p>
          </table:table-cell>
          <table:table-cell office:value-type="float" office:value="11431">
            <text:p>11431</text:p>
          </table:table-cell>
          <table:table-cell office:value-type="float" office:value="9256">
            <text:p>9256</text:p>
          </table:table-cell>
          <table:table-cell office:value-type="float" office:value="12037">
            <text:p>12037</text:p>
          </table:table-cell>
          <table:table-cell office:value-type="float" office:value="11878">
            <text:p>11878</text:p>
          </table:table-cell>
          <table:table-cell office:value-type="float" office:value="10003">
            <text:p>10003</text:p>
          </table:table-cell>
          <table:table-cell office:value-type="float" office:value="10468.4">
            <text:p>10468.4</text:p>
          </table:table-cell>
          <table:table-cell office:value-type="float" office:value="11763">
            <text:p>11763</text:p>
          </table:table-cell>
          <table:table-cell office:value-type="float" office:value="12668">
            <text:p>12668</text:p>
          </table:table-cell>
          <table:table-cell office:value-type="float" office:value="9707">
            <text:p>9707</text:p>
          </table:table-cell>
          <table:table-cell office:value-type="float" office:value="13087">
            <text:p>13087</text:p>
          </table:table-cell>
          <table:table-cell office:value-type="float" office:value="12050">
            <text:p>12050</text:p>
          </table:table-cell>
          <table:table-cell office:value-type="float" office:value="11161">
            <text:p>11161</text:p>
          </table:table-cell>
          <table:table-cell office:value-type="float" office:value="11319">
            <text:p>11319</text:p>
          </table:table-cell>
          <table:table-cell office:value-type="float" office:value="10060">
            <text:p>10060</text:p>
          </table:table-cell>
          <table:table-cell office:value-type="float" office:value="9953">
            <text:p>9953</text:p>
          </table:table-cell>
          <table:table-cell office:value-type="float" office:value="12237">
            <text:p>12237</text:p>
          </table:table-cell>
          <table:table-cell office:value-type="float" office:value="11400.5">
            <text:p>11400.5</text:p>
          </table:table-cell>
          <table:table-cell office:value-type="float" office:value="347032">
            <text:p>347032</text:p>
          </table:table-cell>
          <table:table-cell office:value-type="float" office:value="334393">
            <text:p>334393</text:p>
          </table:table-cell>
          <table:table-cell office:value-type="float" office:value="336572">
            <text:p>336572</text:p>
          </table:table-cell>
          <table:table-cell office:value-type="float" office:value="329319">
            <text:p>329319</text:p>
          </table:table-cell>
          <table:table-cell office:value-type="float" office:value="329698">
            <text:p>329698</text:p>
          </table:table-cell>
          <table:table-cell office:value-type="float" office:value="332935">
            <text:p>332935</text:p>
          </table:table-cell>
          <table:table-cell office:value-type="float" office:value="326591">
            <text:p>326591</text:p>
          </table:table-cell>
          <table:table-cell office:value-type="float" office:value="331225">
            <text:p>331225</text:p>
          </table:table-cell>
          <table:table-cell office:value-type="float" office:value="335124">
            <text:p>335124</text:p>
          </table:table-cell>
          <table:table-cell office:value-type="float" office:value="327338">
            <text:p>327338</text:p>
          </table:table-cell>
          <table:table-cell office:value-type="float" office:value="333022.7">
            <text:p>333022.7</text:p>
          </table:table-cell>
          <table:table-cell office:value-type="float" office:value="305765">
            <text:p>305765</text:p>
          </table:table-cell>
          <table:table-cell office:value-type="float" office:value="293572">
            <text:p>293572</text:p>
          </table:table-cell>
          <table:table-cell office:value-type="float" office:value="300623">
            <text:p>300623</text:p>
          </table:table-cell>
          <table:table-cell office:value-type="float" office:value="298563">
            <text:p>298563</text:p>
          </table:table-cell>
          <table:table-cell office:value-type="float" office:value="300612">
            <text:p>300612</text:p>
          </table:table-cell>
          <table:table-cell office:value-type="float" office:value="298517">
            <text:p>298517</text:p>
          </table:table-cell>
          <table:table-cell office:value-type="float" office:value="301403">
            <text:p>301403</text:p>
          </table:table-cell>
          <table:table-cell office:value-type="float" office:value="291928">
            <text:p>291928</text:p>
          </table:table-cell>
          <table:table-cell office:value-type="float" office:value="297838">
            <text:p>297838</text:p>
          </table:table-cell>
          <table:table-cell office:value-type="float" office:value="289136">
            <text:p>289136</text:p>
          </table:table-cell>
          <table:table-cell office:value-type="float" office:value="297795.7">
            <text:p>297795.7</text:p>
          </table:table-cell>
          <table:table-cell office:value-type="float" office:value="8939">
            <text:p>8939</text:p>
          </table:table-cell>
          <table:table-cell office:value-type="float" office:value="11021">
            <text:p>11021</text:p>
          </table:table-cell>
          <table:table-cell office:value-type="float" office:value="7771">
            <text:p>7771</text:p>
          </table:table-cell>
          <table:table-cell office:value-type="float" office:value="7758">
            <text:p>7758</text:p>
          </table:table-cell>
          <table:table-cell office:value-type="float" office:value="9548">
            <text:p>9548</text:p>
          </table:table-cell>
          <table:table-cell office:value-type="float" office:value="7783">
            <text:p>7783</text:p>
          </table:table-cell>
          <table:table-cell office:value-type="float" office:value="8305">
            <text:p>8305</text:p>
          </table:table-cell>
          <table:table-cell office:value-type="float" office:value="7828">
            <text:p>7828</text:p>
          </table:table-cell>
          <table:table-cell office:value-type="float" office:value="8326">
            <text:p>8326</text:p>
          </table:table-cell>
          <table:table-cell office:value-type="float" office:value="7795">
            <text:p>7795</text:p>
          </table:table-cell>
          <table:table-cell office:value-type="float" office:value="8507.4">
            <text:p>8507.4</text:p>
          </table:table-cell>
          <table:table-cell office:value-type="float" office:value="7778">
            <text:p>7778</text:p>
          </table:table-cell>
          <table:table-cell office:value-type="float" office:value="8696">
            <text:p>8696</text:p>
          </table:table-cell>
          <table:table-cell office:value-type="float" office:value="5996">
            <text:p>5996</text:p>
          </table:table-cell>
          <table:table-cell office:value-type="float" office:value="8298">
            <text:p>8298</text:p>
          </table:table-cell>
          <table:table-cell office:value-type="float" office:value="7445">
            <text:p>7445</text:p>
          </table:table-cell>
          <table:table-cell office:value-type="float" office:value="6115">
            <text:p>6115</text:p>
          </table:table-cell>
          <table:table-cell office:value-type="float" office:value="6042">
            <text:p>6042</text:p>
          </table:table-cell>
          <table:table-cell office:value-type="float" office:value="7584">
            <text:p>7584</text:p>
          </table:table-cell>
          <table:table-cell office:value-type="float" office:value="8246">
            <text:p>8246</text:p>
          </table:table-cell>
          <table:table-cell office:value-type="float" office:value="6010">
            <text:p>6010</text:p>
          </table:table-cell>
          <table:table-cell office:value-type="float" office:value="7221">
            <text:p>7221</text:p>
          </table:table-cell>
          <table:table-cell office:value-type="float" office:value="7983">
            <text:p>7983</text:p>
          </table:table-cell>
          <table:table-cell office:value-type="float" office:value="9278">
            <text:p>9278</text:p>
          </table:table-cell>
          <table:table-cell office:value-type="float" office:value="7528">
            <text:p>7528</text:p>
          </table:table-cell>
          <table:table-cell office:value-type="float" office:value="7560">
            <text:p>7560</text:p>
          </table:table-cell>
          <table:table-cell office:value-type="float" office:value="7851">
            <text:p>7851</text:p>
          </table:table-cell>
          <table:table-cell office:value-type="float" office:value="10271">
            <text:p>10271</text:p>
          </table:table-cell>
          <table:table-cell office:value-type="float" office:value="7579">
            <text:p>7579</text:p>
          </table:table-cell>
          <table:table-cell office:value-type="float" office:value="9735">
            <text:p>9735</text:p>
          </table:table-cell>
          <table:table-cell office:value-type="float" office:value="8171">
            <text:p>8171</text:p>
          </table:table-cell>
          <table:table-cell office:value-type="float" office:value="7566">
            <text:p>7566</text:p>
          </table:table-cell>
          <table:table-cell office:value-type="float" office:value="8352.2">
            <text:p>8352.2</text:p>
          </table:table-cell>
          <table:table-cell office:value-type="float" office:value="9868">
            <text:p>9868</text:p>
          </table:table-cell>
          <table:table-cell office:value-type="float" office:value="8581">
            <text:p>8581</text:p>
          </table:table-cell>
          <table:table-cell office:value-type="float" office:value="10712">
            <text:p>10712</text:p>
          </table:table-cell>
          <table:table-cell office:value-type="float" office:value="8295">
            <text:p>8295</text:p>
          </table:table-cell>
          <table:table-cell office:value-type="float" office:value="10538">
            <text:p>10538</text:p>
          </table:table-cell>
          <table:table-cell office:value-type="float" office:value="8292">
            <text:p>8292</text:p>
          </table:table-cell>
          <table:table-cell office:value-type="float" office:value="8426">
            <text:p>8426</text:p>
          </table:table-cell>
          <table:table-cell office:value-type="float" office:value="9635">
            <text:p>9635</text:p>
          </table:table-cell>
          <table:table-cell office:value-type="float" office:value="8336">
            <text:p>8336</text:p>
          </table:table-cell>
          <table:table-cell office:value-type="float" office:value="8405">
            <text:p>8405</text:p>
          </table:table-cell>
          <table:table-cell office:value-type="float" office:value="9108.8">
            <text:p>9108.8</text:p>
          </table:table-cell>
          <table:table-cell office:value-type="float" office:value="7972">
            <text:p>7972</text:p>
          </table:table-cell>
          <table:table-cell office:value-type="float" office:value="9712">
            <text:p>9712</text:p>
          </table:table-cell>
          <table:table-cell office:value-type="float" office:value="8890">
            <text:p>8890</text:p>
          </table:table-cell>
          <table:table-cell office:value-type="float" office:value="7969">
            <text:p>7969</text:p>
          </table:table-cell>
          <table:table-cell office:value-type="float" office:value="10008">
            <text:p>10008</text:p>
          </table:table-cell>
          <table:table-cell office:value-type="float" office:value="7991">
            <text:p>7991</text:p>
          </table:table-cell>
          <table:table-cell office:value-type="float" office:value="9846">
            <text:p>9846</text:p>
          </table:table-cell>
          <table:table-cell office:value-type="float" office:value="9809">
            <text:p>9809</text:p>
          </table:table-cell>
          <table:table-cell office:value-type="float" office:value="9522">
            <text:p>9522</text:p>
          </table:table-cell>
          <table:table-cell office:value-type="float" office:value="10679">
            <text:p>10679</text:p>
          </table:table-cell>
          <table:table-cell office:value-type="float" office:value="9239.8">
            <text:p>9239.8</text:p>
          </table:table-cell>
          <table:table-cell office:value-type="float" office:value="7777">
            <text:p>7777</text:p>
          </table:table-cell>
          <table:table-cell office:value-type="float" office:value="7679">
            <text:p>7679</text:p>
          </table:table-cell>
          <table:table-cell office:value-type="float" office:value="7739">
            <text:p>7739</text:p>
          </table:table-cell>
          <table:table-cell office:value-type="float" office:value="9690">
            <text:p>9690</text:p>
          </table:table-cell>
          <table:table-cell office:value-type="float" office:value="10741">
            <text:p>10741</text:p>
          </table:table-cell>
          <table:table-cell office:value-type="float" office:value="7753">
            <text:p>7753</text:p>
          </table:table-cell>
          <table:table-cell office:value-type="float" office:value="7810">
            <text:p>7810</text:p>
          </table:table-cell>
          <table:table-cell office:value-type="float" office:value="7762">
            <text:p>7762</text:p>
          </table:table-cell>
          <table:table-cell office:value-type="float" office:value="8973">
            <text:p>8973</text:p>
          </table:table-cell>
          <table:table-cell office:value-type="float" office:value="10635">
            <text:p>10635</text:p>
          </table:table-cell>
          <table:table-cell office:value-type="float" office:value="8655.9">
            <text:p>8655.9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2394">
            <text:p>12394</text:p>
          </table:table-cell>
          <table:table-cell office:value-type="float" office:value="10915">
            <text:p>10915</text:p>
          </table:table-cell>
          <table:table-cell office:value-type="float" office:value="12964">
            <text:p>12964</text:p>
          </table:table-cell>
          <table:table-cell office:value-type="float" office:value="10065">
            <text:p>10065</text:p>
          </table:table-cell>
          <table:table-cell office:value-type="float" office:value="11909">
            <text:p>11909</text:p>
          </table:table-cell>
          <table:table-cell office:value-type="float" office:value="12127">
            <text:p>12127</text:p>
          </table:table-cell>
          <table:table-cell office:value-type="float" office:value="10005">
            <text:p>10005</text:p>
          </table:table-cell>
          <table:table-cell office:value-type="float" office:value="9991">
            <text:p>9991</text:p>
          </table:table-cell>
          <table:table-cell office:value-type="float" office:value="9855">
            <text:p>9855</text:p>
          </table:table-cell>
          <table:table-cell office:value-type="float" office:value="9988">
            <text:p>9988</text:p>
          </table:table-cell>
          <table:table-cell office:value-type="float" office:value="11021.3">
            <text:p>11021.3</text:p>
          </table:table-cell>
          <table:table-cell office:value-type="float" office:value="12117">
            <text:p>12117</text:p>
          </table:table-cell>
          <table:table-cell office:value-type="float" office:value="9889">
            <text:p>9889</text:p>
          </table:table-cell>
          <table:table-cell office:value-type="float" office:value="10228">
            <text:p>10228</text:p>
          </table:table-cell>
          <table:table-cell office:value-type="float" office:value="11841">
            <text:p>11841</text:p>
          </table:table-cell>
          <table:table-cell office:value-type="float" office:value="13069">
            <text:p>13069</text:p>
          </table:table-cell>
          <table:table-cell office:value-type="float" office:value="12695">
            <text:p>12695</text:p>
          </table:table-cell>
          <table:table-cell office:value-type="float" office:value="13025">
            <text:p>13025</text:p>
          </table:table-cell>
          <table:table-cell office:value-type="float" office:value="12442">
            <text:p>12442</text:p>
          </table:table-cell>
          <table:table-cell office:value-type="float" office:value="11951">
            <text:p>11951</text:p>
          </table:table-cell>
          <table:table-cell office:value-type="float" office:value="9860">
            <text:p>9860</text:p>
          </table:table-cell>
          <table:table-cell office:value-type="float" office:value="11711.7">
            <text:p>11711.7</text:p>
          </table:table-cell>
          <table:table-cell office:value-type="float" office:value="11455">
            <text:p>11455</text:p>
          </table:table-cell>
          <table:table-cell office:value-type="float" office:value="11465">
            <text:p>11465</text:p>
          </table:table-cell>
          <table:table-cell office:value-type="float" office:value="11204">
            <text:p>11204</text:p>
          </table:table-cell>
          <table:table-cell office:value-type="float" office:value="9359">
            <text:p>9359</text:p>
          </table:table-cell>
          <table:table-cell office:value-type="float" office:value="9597">
            <text:p>9597</text:p>
          </table:table-cell>
          <table:table-cell office:value-type="float" office:value="11084">
            <text:p>11084</text:p>
          </table:table-cell>
          <table:table-cell office:value-type="float" office:value="11786">
            <text:p>11786</text:p>
          </table:table-cell>
          <table:table-cell office:value-type="float" office:value="9345">
            <text:p>9345</text:p>
          </table:table-cell>
          <table:table-cell office:value-type="float" office:value="9241">
            <text:p>9241</text:p>
          </table:table-cell>
          <table:table-cell office:value-type="float" office:value="11497">
            <text:p>11497</text:p>
          </table:table-cell>
          <table:table-cell office:value-type="float" office:value="10603.3">
            <text:p>10603.3</text:p>
          </table:table-cell>
          <table:table-cell office:value-type="float" office:value="10539">
            <text:p>10539</text:p>
          </table:table-cell>
          <table:table-cell office:value-type="float" office:value="9933">
            <text:p>9933</text:p>
          </table:table-cell>
          <table:table-cell office:value-type="float" office:value="12611">
            <text:p>12611</text:p>
          </table:table-cell>
          <table:table-cell office:value-type="float" office:value="12676">
            <text:p>12676</text:p>
          </table:table-cell>
          <table:table-cell office:value-type="float" office:value="11853">
            <text:p>11853</text:p>
          </table:table-cell>
          <table:table-cell office:value-type="float" office:value="9865">
            <text:p>9865</text:p>
          </table:table-cell>
          <table:table-cell office:value-type="float" office:value="9965">
            <text:p>9965</text:p>
          </table:table-cell>
          <table:table-cell office:value-type="float" office:value="9989">
            <text:p>9989</text:p>
          </table:table-cell>
          <table:table-cell office:value-type="float" office:value="9908">
            <text:p>9908</text:p>
          </table:table-cell>
          <table:table-cell office:value-type="float" office:value="10111">
            <text:p>10111</text:p>
          </table:table-cell>
          <table:table-cell office:value-type="float" office:value="10745">
            <text:p>10745</text:p>
          </table:table-cell>
          <table:table-cell office:value-type="float" office:value="341825">
            <text:p>341825</text:p>
          </table:table-cell>
          <table:table-cell office:value-type="float" office:value="331442">
            <text:p>331442</text:p>
          </table:table-cell>
          <table:table-cell office:value-type="float" office:value="333300">
            <text:p>333300</text:p>
          </table:table-cell>
          <table:table-cell office:value-type="float" office:value="342202">
            <text:p>342202</text:p>
          </table:table-cell>
          <table:table-cell office:value-type="float" office:value="342340">
            <text:p>342340</text:p>
          </table:table-cell>
          <table:table-cell office:value-type="float" office:value="344353">
            <text:p>344353</text:p>
          </table:table-cell>
          <table:table-cell office:value-type="float" office:value="341177">
            <text:p>341177</text:p>
          </table:table-cell>
          <table:table-cell office:value-type="float" office:value="340868">
            <text:p>340868</text:p>
          </table:table-cell>
          <table:table-cell office:value-type="float" office:value="338531">
            <text:p>338531</text:p>
          </table:table-cell>
          <table:table-cell office:value-type="float" office:value="335336">
            <text:p>335336</text:p>
          </table:table-cell>
          <table:table-cell office:value-type="float" office:value="339137.4">
            <text:p>339137.4</text:p>
          </table:table-cell>
          <table:table-cell office:value-type="float" office:value="308673">
            <text:p>308673</text:p>
          </table:table-cell>
          <table:table-cell office:value-type="float" office:value="304322">
            <text:p>304322</text:p>
          </table:table-cell>
          <table:table-cell office:value-type="float" office:value="297847">
            <text:p>297847</text:p>
          </table:table-cell>
          <table:table-cell office:value-type="float" office:value="304647">
            <text:p>304647</text:p>
          </table:table-cell>
          <table:table-cell office:value-type="float" office:value="303838">
            <text:p>303838</text:p>
          </table:table-cell>
          <table:table-cell office:value-type="float" office:value="302919">
            <text:p>302919</text:p>
          </table:table-cell>
          <table:table-cell office:value-type="float" office:value="312535">
            <text:p>312535</text:p>
          </table:table-cell>
          <table:table-cell office:value-type="float" office:value="297720">
            <text:p>297720</text:p>
          </table:table-cell>
          <table:table-cell office:value-type="float" office:value="298442">
            <text:p>298442</text:p>
          </table:table-cell>
          <table:table-cell office:value-type="float" office:value="301394">
            <text:p>301394</text:p>
          </table:table-cell>
          <table:table-cell office:value-type="float" office:value="303233.7">
            <text:p>303233.7</text:p>
          </table:table-cell>
          <table:table-cell office:value-type="float" office:value="7899">
            <text:p>7899</text:p>
          </table:table-cell>
          <table:table-cell office:value-type="float" office:value="10462">
            <text:p>10462</text:p>
          </table:table-cell>
          <table:table-cell office:value-type="float" office:value="11271">
            <text:p>11271</text:p>
          </table:table-cell>
          <table:table-cell office:value-type="float" office:value="7924">
            <text:p>7924</text:p>
          </table:table-cell>
          <table:table-cell office:value-type="float" office:value="7900">
            <text:p>7900</text:p>
          </table:table-cell>
          <table:table-cell office:value-type="float" office:value="9584">
            <text:p>9584</text:p>
          </table:table-cell>
          <table:table-cell office:value-type="float" office:value="7783">
            <text:p>7783</text:p>
          </table:table-cell>
          <table:table-cell office:value-type="float" office:value="7926">
            <text:p>7926</text:p>
          </table:table-cell>
          <table:table-cell office:value-type="float" office:value="7889">
            <text:p>7889</text:p>
          </table:table-cell>
          <table:table-cell office:value-type="float" office:value="11620">
            <text:p>11620</text:p>
          </table:table-cell>
          <table:table-cell office:value-type="float" office:value="9025.8">
            <text:p>9025.8</text:p>
          </table:table-cell>
          <table:table-cell office:value-type="float" office:value="6057">
            <text:p>6057</text:p>
          </table:table-cell>
          <table:table-cell office:value-type="float" office:value="6053">
            <text:p>6053</text:p>
          </table:table-cell>
          <table:table-cell office:value-type="float" office:value="7129">
            <text:p>7129</text:p>
          </table:table-cell>
          <table:table-cell office:value-type="float" office:value="6198">
            <text:p>6198</text:p>
          </table:table-cell>
          <table:table-cell office:value-type="float" office:value="6151">
            <text:p>6151</text:p>
          </table:table-cell>
          <table:table-cell office:value-type="float" office:value="6461">
            <text:p>6461</text:p>
          </table:table-cell>
          <table:table-cell office:value-type="float" office:value="6124">
            <text:p>6124</text:p>
          </table:table-cell>
          <table:table-cell office:value-type="float" office:value="6157">
            <text:p>6157</text:p>
          </table:table-cell>
          <table:table-cell office:value-type="float" office:value="6117">
            <text:p>6117</text:p>
          </table:table-cell>
          <table:table-cell office:value-type="float" office:value="8735">
            <text:p>8735</text:p>
          </table:table-cell>
          <table:table-cell office:value-type="float" office:value="6518.2">
            <text:p>6518.2</text:p>
          </table:table-cell>
          <table:table-cell office:value-type="float" office:value="7600">
            <text:p>7600</text:p>
          </table:table-cell>
          <table:table-cell office:value-type="float" office:value="7639">
            <text:p>7639</text:p>
          </table:table-cell>
          <table:table-cell office:value-type="float" office:value="7728">
            <text:p>7728</text:p>
          </table:table-cell>
          <table:table-cell office:value-type="float" office:value="9658">
            <text:p>9658</text:p>
          </table:table-cell>
          <table:table-cell office:value-type="float" office:value="11153">
            <text:p>11153</text:p>
          </table:table-cell>
          <table:table-cell office:value-type="float" office:value="7630">
            <text:p>7630</text:p>
          </table:table-cell>
          <table:table-cell office:value-type="float" office:value="7679">
            <text:p>7679</text:p>
          </table:table-cell>
          <table:table-cell office:value-type="float" office:value="9487">
            <text:p>9487</text:p>
          </table:table-cell>
          <table:table-cell office:value-type="float" office:value="9420">
            <text:p>9420</text:p>
          </table:table-cell>
          <table:table-cell office:value-type="float" office:value="8784">
            <text:p>8784</text:p>
          </table:table-cell>
          <table:table-cell office:value-type="float" office:value="8677.8">
            <text:p>8677.8</text:p>
          </table:table-cell>
          <table:table-cell office:value-type="float" office:value="8426">
            <text:p>8426</text:p>
          </table:table-cell>
          <table:table-cell office:value-type="float" office:value="8460">
            <text:p>8460</text:p>
          </table:table-cell>
          <table:table-cell office:value-type="float" office:value="8483">
            <text:p>8483</text:p>
          </table:table-cell>
          <table:table-cell office:value-type="float" office:value="11021">
            <text:p>11021</text:p>
          </table:table-cell>
          <table:table-cell office:value-type="float" office:value="11569">
            <text:p>11569</text:p>
          </table:table-cell>
          <table:table-cell office:value-type="float" office:value="8452">
            <text:p>8452</text:p>
          </table:table-cell>
          <table:table-cell office:value-type="float" office:value="10660">
            <text:p>10660</text:p>
          </table:table-cell>
          <table:table-cell office:value-type="float" office:value="11907">
            <text:p>11907</text:p>
          </table:table-cell>
          <table:table-cell office:value-type="float" office:value="8518">
            <text:p>8518</text:p>
          </table:table-cell>
          <table:table-cell office:value-type="float" office:value="8480">
            <text:p>8480</text:p>
          </table:table-cell>
          <table:table-cell office:value-type="float" office:value="9597.6">
            <text:p>9597.6</text:p>
          </table:table-cell>
          <table:table-cell office:value-type="float" office:value="10558">
            <text:p>10558</text:p>
          </table:table-cell>
          <table:table-cell office:value-type="float" office:value="8102">
            <text:p>8102</text:p>
          </table:table-cell>
          <table:table-cell office:value-type="float" office:value="9905">
            <text:p>9905</text:p>
          </table:table-cell>
          <table:table-cell office:value-type="float" office:value="8820">
            <text:p>8820</text:p>
          </table:table-cell>
          <table:table-cell office:value-type="float" office:value="8337">
            <text:p>8337</text:p>
          </table:table-cell>
          <table:table-cell office:value-type="float" office:value="8131">
            <text:p>8131</text:p>
          </table:table-cell>
          <table:table-cell office:value-type="float" office:value="10836">
            <text:p>10836</text:p>
          </table:table-cell>
          <table:table-cell office:value-type="float" office:value="9568">
            <text:p>9568</text:p>
          </table:table-cell>
          <table:table-cell office:value-type="float" office:value="8133">
            <text:p>8133</text:p>
          </table:table-cell>
          <table:table-cell office:value-type="float" office:value="8138">
            <text:p>8138</text:p>
          </table:table-cell>
          <table:table-cell office:value-type="float" office:value="9052.8">
            <text:p>9052.8</text:p>
          </table:table-cell>
          <table:table-cell office:value-type="float" office:value="10146">
            <text:p>10146</text:p>
          </table:table-cell>
          <table:table-cell office:value-type="float" office:value="10076">
            <text:p>10076</text:p>
          </table:table-cell>
          <table:table-cell office:value-type="float" office:value="7827">
            <text:p>7827</text:p>
          </table:table-cell>
          <table:table-cell office:value-type="float" office:value="7833">
            <text:p>7833</text:p>
          </table:table-cell>
          <table:table-cell office:value-type="float" office:value="7847">
            <text:p>7847</text:p>
          </table:table-cell>
          <table:table-cell office:value-type="float" office:value="9743">
            <text:p>9743</text:p>
          </table:table-cell>
          <table:table-cell office:value-type="float" office:value="8104">
            <text:p>8104</text:p>
          </table:table-cell>
          <table:table-cell office:value-type="float" office:value="7926">
            <text:p>7926</text:p>
          </table:table-cell>
          <table:table-cell office:value-type="float" office:value="10144">
            <text:p>10144</text:p>
          </table:table-cell>
          <table:table-cell office:value-type="float" office:value="9994">
            <text:p>9994</text:p>
          </table:table-cell>
          <table:table-cell office:value-type="float" office:value="8964">
            <text:p>8964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0341">
            <text:p>10341</text:p>
          </table:table-cell>
          <table:table-cell office:value-type="float" office:value="10425">
            <text:p>10425</text:p>
          </table:table-cell>
          <table:table-cell office:value-type="float" office:value="10524">
            <text:p>10524</text:p>
          </table:table-cell>
          <table:table-cell office:value-type="float" office:value="11058">
            <text:p>11058</text:p>
          </table:table-cell>
          <table:table-cell office:value-type="float" office:value="10172">
            <text:p>10172</text:p>
          </table:table-cell>
          <table:table-cell office:value-type="float" office:value="10405">
            <text:p>10405</text:p>
          </table:table-cell>
          <table:table-cell office:value-type="float" office:value="10536">
            <text:p>10536</text:p>
          </table:table-cell>
          <table:table-cell office:value-type="float" office:value="10256">
            <text:p>10256</text:p>
          </table:table-cell>
          <table:table-cell office:value-type="float" office:value="10347">
            <text:p>10347</text:p>
          </table:table-cell>
          <table:table-cell office:value-type="float" office:value="12508">
            <text:p>12508</text:p>
          </table:table-cell>
          <table:table-cell office:value-type="float" office:value="10657.2">
            <text:p>10657.2</text:p>
          </table:table-cell>
          <table:table-cell office:value-type="float" office:value="10107">
            <text:p>10107</text:p>
          </table:table-cell>
          <table:table-cell office:value-type="float" office:value="12765">
            <text:p>12765</text:p>
          </table:table-cell>
          <table:table-cell office:value-type="float" office:value="13789">
            <text:p>13789</text:p>
          </table:table-cell>
          <table:table-cell office:value-type="float" office:value="10126">
            <text:p>10126</text:p>
          </table:table-cell>
          <table:table-cell office:value-type="float" office:value="12220">
            <text:p>12220</text:p>
          </table:table-cell>
          <table:table-cell office:value-type="float" office:value="9969">
            <text:p>9969</text:p>
          </table:table-cell>
          <table:table-cell office:value-type="float" office:value="12587">
            <text:p>12587</text:p>
          </table:table-cell>
          <table:table-cell office:value-type="float" office:value="11886">
            <text:p>11886</text:p>
          </table:table-cell>
          <table:table-cell office:value-type="float" office:value="11982">
            <text:p>11982</text:p>
          </table:table-cell>
          <table:table-cell office:value-type="float" office:value="11583">
            <text:p>11583</text:p>
          </table:table-cell>
          <table:table-cell office:value-type="float" office:value="11701.4">
            <text:p>11701.4</text:p>
          </table:table-cell>
          <table:table-cell office:value-type="float" office:value="9585">
            <text:p>9585</text:p>
          </table:table-cell>
          <table:table-cell office:value-type="float" office:value="12541">
            <text:p>12541</text:p>
          </table:table-cell>
          <table:table-cell office:value-type="float" office:value="10373">
            <text:p>10373</text:p>
          </table:table-cell>
          <table:table-cell office:value-type="float" office:value="11761">
            <text:p>11761</text:p>
          </table:table-cell>
          <table:table-cell office:value-type="float" office:value="10329">
            <text:p>10329</text:p>
          </table:table-cell>
          <table:table-cell office:value-type="float" office:value="10781">
            <text:p>10781</text:p>
          </table:table-cell>
          <table:table-cell office:value-type="float" office:value="9344">
            <text:p>9344</text:p>
          </table:table-cell>
          <table:table-cell office:value-type="float" office:value="9442">
            <text:p>9442</text:p>
          </table:table-cell>
          <table:table-cell office:value-type="float" office:value="9503">
            <text:p>9503</text:p>
          </table:table-cell>
          <table:table-cell office:value-type="float" office:value="9473">
            <text:p>9473</text:p>
          </table:table-cell>
          <table:table-cell office:value-type="float" office:value="10313.2">
            <text:p>10313.2</text:p>
          </table:table-cell>
          <table:table-cell office:value-type="float" office:value="12596">
            <text:p>12596</text:p>
          </table:table-cell>
          <table:table-cell office:value-type="float" office:value="14488">
            <text:p>14488</text:p>
          </table:table-cell>
          <table:table-cell office:value-type="float" office:value="10091">
            <text:p>10091</text:p>
          </table:table-cell>
          <table:table-cell office:value-type="float" office:value="10117">
            <text:p>10117</text:p>
          </table:table-cell>
          <table:table-cell office:value-type="float" office:value="12814">
            <text:p>12814</text:p>
          </table:table-cell>
          <table:table-cell office:value-type="float" office:value="12877">
            <text:p>12877</text:p>
          </table:table-cell>
          <table:table-cell office:value-type="float" office:value="9995">
            <text:p>9995</text:p>
          </table:table-cell>
          <table:table-cell office:value-type="float" office:value="10148">
            <text:p>10148</text:p>
          </table:table-cell>
          <table:table-cell office:value-type="float" office:value="10185">
            <text:p>10185</text:p>
          </table:table-cell>
          <table:table-cell office:value-type="float" office:value="11916">
            <text:p>11916</text:p>
          </table:table-cell>
          <table:table-cell office:value-type="float" office:value="11522.7">
            <text:p>11522.7</text:p>
          </table:table-cell>
          <table:table-cell office:value-type="float" office:value="346259">
            <text:p>346259</text:p>
          </table:table-cell>
          <table:table-cell office:value-type="float" office:value="352518">
            <text:p>352518</text:p>
          </table:table-cell>
          <table:table-cell office:value-type="float" office:value="341563">
            <text:p>341563</text:p>
          </table:table-cell>
          <table:table-cell office:value-type="float" office:value="345280">
            <text:p>345280</text:p>
          </table:table-cell>
          <table:table-cell office:value-type="float" office:value="342975">
            <text:p>342975</text:p>
          </table:table-cell>
          <table:table-cell office:value-type="float" office:value="341511">
            <text:p>341511</text:p>
          </table:table-cell>
          <table:table-cell office:value-type="float" office:value="338474">
            <text:p>338474</text:p>
          </table:table-cell>
          <table:table-cell office:value-type="float" office:value="344307">
            <text:p>344307</text:p>
          </table:table-cell>
          <table:table-cell office:value-type="float" office:value="347019">
            <text:p>347019</text:p>
          </table:table-cell>
          <table:table-cell office:value-type="float" office:value="349283">
            <text:p>349283</text:p>
          </table:table-cell>
          <table:table-cell office:value-type="float" office:value="344918.9">
            <text:p>344918.9</text:p>
          </table:table-cell>
          <table:table-cell office:value-type="float" office:value="315028">
            <text:p>315028</text:p>
          </table:table-cell>
          <table:table-cell office:value-type="float" office:value="309473">
            <text:p>309473</text:p>
          </table:table-cell>
          <table:table-cell office:value-type="float" office:value="308656">
            <text:p>308656</text:p>
          </table:table-cell>
          <table:table-cell office:value-type="float" office:value="306904">
            <text:p>306904</text:p>
          </table:table-cell>
          <table:table-cell office:value-type="float" office:value="308198">
            <text:p>308198</text:p>
          </table:table-cell>
          <table:table-cell office:value-type="float" office:value="314745">
            <text:p>314745</text:p>
          </table:table-cell>
          <table:table-cell office:value-type="float" office:value="318145">
            <text:p>318145</text:p>
          </table:table-cell>
          <table:table-cell office:value-type="float" office:value="310196">
            <text:p>310196</text:p>
          </table:table-cell>
          <table:table-cell office:value-type="float" office:value="306291">
            <text:p>306291</text:p>
          </table:table-cell>
          <table:table-cell office:value-type="float" office:value="323586">
            <text:p>323586</text:p>
          </table:table-cell>
          <table:table-cell office:value-type="float" office:value="312122.2">
            <text:p>312122.2</text:p>
          </table:table-cell>
          <table:table-cell office:value-type="float" office:value="9081">
            <text:p>9081</text:p>
          </table:table-cell>
          <table:table-cell office:value-type="float" office:value="8835">
            <text:p>8835</text:p>
          </table:table-cell>
          <table:table-cell office:value-type="float" office:value="8102">
            <text:p>8102</text:p>
          </table:table-cell>
          <table:table-cell office:value-type="float" office:value="7995">
            <text:p>7995</text:p>
          </table:table-cell>
          <table:table-cell office:value-type="float" office:value="9262">
            <text:p>9262</text:p>
          </table:table-cell>
          <table:table-cell office:value-type="float" office:value="9410">
            <text:p>9410</text:p>
          </table:table-cell>
          <table:table-cell office:value-type="float" office:value="11638">
            <text:p>11638</text:p>
          </table:table-cell>
          <table:table-cell office:value-type="float" office:value="7991">
            <text:p>7991</text:p>
          </table:table-cell>
          <table:table-cell office:value-type="float" office:value="7938">
            <text:p>7938</text:p>
          </table:table-cell>
          <table:table-cell office:value-type="float" office:value="9838">
            <text:p>9838</text:p>
          </table:table-cell>
          <table:table-cell office:value-type="float" office:value="9009">
            <text:p>9009</text:p>
          </table:table-cell>
          <table:table-cell office:value-type="float" office:value="6263">
            <text:p>6263</text:p>
          </table:table-cell>
          <table:table-cell office:value-type="float" office:value="6323">
            <text:p>6323</text:p>
          </table:table-cell>
          <table:table-cell office:value-type="float" office:value="8216">
            <text:p>8216</text:p>
          </table:table-cell>
          <table:table-cell office:value-type="float" office:value="6196">
            <text:p>6196</text:p>
          </table:table-cell>
          <table:table-cell office:value-type="float" office:value="6163">
            <text:p>6163</text:p>
          </table:table-cell>
          <table:table-cell office:value-type="float" office:value="6323">
            <text:p>6323</text:p>
          </table:table-cell>
          <table:table-cell office:value-type="float" office:value="8781">
            <text:p>8781</text:p>
          </table:table-cell>
          <table:table-cell office:value-type="float" office:value="6218">
            <text:p>6218</text:p>
          </table:table-cell>
          <table:table-cell office:value-type="float" office:value="6185">
            <text:p>6185</text:p>
          </table:table-cell>
          <table:table-cell office:value-type="float" office:value="6233">
            <text:p>6233</text:p>
          </table:table-cell>
          <table:table-cell office:value-type="float" office:value="6690.1">
            <text:p>6690.1</text:p>
          </table:table-cell>
          <table:table-cell office:value-type="float" office:value="7819">
            <text:p>7819</text:p>
          </table:table-cell>
          <table:table-cell office:value-type="float" office:value="7800">
            <text:p>7800</text:p>
          </table:table-cell>
          <table:table-cell office:value-type="float" office:value="7808">
            <text:p>7808</text:p>
          </table:table-cell>
          <table:table-cell office:value-type="float" office:value="10816">
            <text:p>10816</text:p>
          </table:table-cell>
          <table:table-cell office:value-type="float" office:value="7738">
            <text:p>7738</text:p>
          </table:table-cell>
          <table:table-cell office:value-type="float" office:value="7796">
            <text:p>7796</text:p>
          </table:table-cell>
          <table:table-cell office:value-type="float" office:value="8620">
            <text:p>8620</text:p>
          </table:table-cell>
          <table:table-cell office:value-type="float" office:value="9555">
            <text:p>9555</text:p>
          </table:table-cell>
          <table:table-cell office:value-type="float" office:value="9307">
            <text:p>9307</text:p>
          </table:table-cell>
          <table:table-cell office:value-type="float" office:value="7769">
            <text:p>7769</text:p>
          </table:table-cell>
          <table:table-cell office:value-type="float" office:value="8502.8">
            <text:p>8502.8</text:p>
          </table:table-cell>
          <table:table-cell office:value-type="float" office:value="8539">
            <text:p>8539</text:p>
          </table:table-cell>
          <table:table-cell office:value-type="float" office:value="9662">
            <text:p>9662</text:p>
          </table:table-cell>
          <table:table-cell office:value-type="float" office:value="8491">
            <text:p>8491</text:p>
          </table:table-cell>
          <table:table-cell office:value-type="float" office:value="11672">
            <text:p>11672</text:p>
          </table:table-cell>
          <table:table-cell office:value-type="float" office:value="8477">
            <text:p>8477</text:p>
          </table:table-cell>
          <table:table-cell office:value-type="float" office:value="10077">
            <text:p>10077</text:p>
          </table:table-cell>
          <table:table-cell office:value-type="float" office:value="8463">
            <text:p>8463</text:p>
          </table:table-cell>
          <table:table-cell office:value-type="float" office:value="9940">
            <text:p>9940</text:p>
          </table:table-cell>
          <table:table-cell office:value-type="float" office:value="8462">
            <text:p>8462</text:p>
          </table:table-cell>
          <table:table-cell office:value-type="float" office:value="8519">
            <text:p>8519</text:p>
          </table:table-cell>
          <table:table-cell office:value-type="float" office:value="9230.2">
            <text:p>9230.2</text:p>
          </table:table-cell>
          <table:table-cell office:value-type="float" office:value="10110">
            <text:p>10110</text:p>
          </table:table-cell>
          <table:table-cell office:value-type="float" office:value="11976">
            <text:p>11976</text:p>
          </table:table-cell>
          <table:table-cell office:value-type="float" office:value="8248">
            <text:p>8248</text:p>
          </table:table-cell>
          <table:table-cell office:value-type="float" office:value="9096">
            <text:p>9096</text:p>
          </table:table-cell>
          <table:table-cell office:value-type="float" office:value="10453">
            <text:p>10453</text:p>
          </table:table-cell>
          <table:table-cell office:value-type="float" office:value="8487">
            <text:p>8487</text:p>
          </table:table-cell>
          <table:table-cell office:value-type="float" office:value="10133">
            <text:p>10133</text:p>
          </table:table-cell>
          <table:table-cell office:value-type="float" office:value="9996">
            <text:p>9996</text:p>
          </table:table-cell>
          <table:table-cell office:value-type="float" office:value="8113">
            <text:p>8113</text:p>
          </table:table-cell>
          <table:table-cell office:value-type="float" office:value="10144">
            <text:p>10144</text:p>
          </table:table-cell>
          <table:table-cell office:value-type="float" office:value="9675.6">
            <text:p>9675.6</text:p>
          </table:table-cell>
          <table:table-cell office:value-type="float" office:value="7959">
            <text:p>7959</text:p>
          </table:table-cell>
          <table:table-cell office:value-type="float" office:value="9800">
            <text:p>9800</text:p>
          </table:table-cell>
          <table:table-cell office:value-type="float" office:value="11039">
            <text:p>11039</text:p>
          </table:table-cell>
          <table:table-cell office:value-type="float" office:value="10026">
            <text:p>10026</text:p>
          </table:table-cell>
          <table:table-cell office:value-type="float" office:value="7874">
            <text:p>7874</text:p>
          </table:table-cell>
          <table:table-cell office:value-type="float" office:value="10733">
            <text:p>10733</text:p>
          </table:table-cell>
          <table:table-cell office:value-type="float" office:value="7905">
            <text:p>7905</text:p>
          </table:table-cell>
          <table:table-cell office:value-type="float" office:value="8059">
            <text:p>8059</text:p>
          </table:table-cell>
          <table:table-cell office:value-type="float" office:value="9910">
            <text:p>9910</text:p>
          </table:table-cell>
          <table:table-cell office:value-type="float" office:value="10374">
            <text:p>10374</text:p>
          </table:table-cell>
          <table:table-cell office:value-type="float" office:value="9367.9">
            <text:p>9367.9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12250">
            <text:p>12250</text:p>
          </table:table-cell>
          <table:table-cell office:value-type="float" office:value="10209">
            <text:p>10209</text:p>
          </table:table-cell>
          <table:table-cell office:value-type="float" office:value="10241">
            <text:p>10241</text:p>
          </table:table-cell>
          <table:table-cell office:value-type="float" office:value="12387">
            <text:p>12387</text:p>
          </table:table-cell>
          <table:table-cell office:value-type="float" office:value="10239">
            <text:p>10239</text:p>
          </table:table-cell>
          <table:table-cell office:value-type="float" office:value="11434">
            <text:p>11434</text:p>
          </table:table-cell>
          <table:table-cell office:value-type="float" office:value="13055">
            <text:p>13055</text:p>
          </table:table-cell>
          <table:table-cell office:value-type="float" office:value="12194">
            <text:p>12194</text:p>
          </table:table-cell>
          <table:table-cell office:value-type="float" office:value="10349">
            <text:p>10349</text:p>
          </table:table-cell>
          <table:table-cell office:value-type="float" office:value="12323">
            <text:p>12323</text:p>
          </table:table-cell>
          <table:table-cell office:value-type="float" office:value="11468.1">
            <text:p>11468.1</text:p>
          </table:table-cell>
          <table:table-cell office:value-type="float" office:value="11960">
            <text:p>11960</text:p>
          </table:table-cell>
          <table:table-cell office:value-type="float" office:value="10188">
            <text:p>10188</text:p>
          </table:table-cell>
          <table:table-cell office:value-type="float" office:value="11693">
            <text:p>11693</text:p>
          </table:table-cell>
          <table:table-cell office:value-type="float" office:value="12365">
            <text:p>12365</text:p>
          </table:table-cell>
          <table:table-cell office:value-type="float" office:value="13220">
            <text:p>13220</text:p>
          </table:table-cell>
          <table:table-cell office:value-type="float" office:value="10304">
            <text:p>10304</text:p>
          </table:table-cell>
          <table:table-cell office:value-type="float" office:value="12241">
            <text:p>12241</text:p>
          </table:table-cell>
          <table:table-cell office:value-type="float" office:value="9944">
            <text:p>9944</text:p>
          </table:table-cell>
          <table:table-cell office:value-type="float" office:value="15529">
            <text:p>15529</text:p>
          </table:table-cell>
          <table:table-cell office:value-type="float" office:value="10014">
            <text:p>10014</text:p>
          </table:table-cell>
          <table:table-cell office:value-type="float" office:value="11745.8">
            <text:p>11745.8</text:p>
          </table:table-cell>
          <table:table-cell office:value-type="float" office:value="9535">
            <text:p>9535</text:p>
          </table:table-cell>
          <table:table-cell office:value-type="float" office:value="11941">
            <text:p>11941</text:p>
          </table:table-cell>
          <table:table-cell office:value-type="float" office:value="12186">
            <text:p>12186</text:p>
          </table:table-cell>
          <table:table-cell office:value-type="float" office:value="9559">
            <text:p>9559</text:p>
          </table:table-cell>
          <table:table-cell office:value-type="float" office:value="10705">
            <text:p>10705</text:p>
          </table:table-cell>
          <table:table-cell office:value-type="float" office:value="11463">
            <text:p>11463</text:p>
          </table:table-cell>
          <table:table-cell office:value-type="float" office:value="9763">
            <text:p>9763</text:p>
          </table:table-cell>
          <table:table-cell office:value-type="float" office:value="9652">
            <text:p>9652</text:p>
          </table:table-cell>
          <table:table-cell office:value-type="float" office:value="10994">
            <text:p>10994</text:p>
          </table:table-cell>
          <table:table-cell office:value-type="float" office:value="9529">
            <text:p>9529</text:p>
          </table:table-cell>
          <table:table-cell office:value-type="float" office:value="10532.7">
            <text:p>10532.7</text:p>
          </table:table-cell>
          <table:table-cell office:value-type="float" office:value="14343">
            <text:p>14343</text:p>
          </table:table-cell>
          <table:table-cell office:value-type="float" office:value="12182">
            <text:p>12182</text:p>
          </table:table-cell>
          <table:table-cell office:value-type="float" office:value="10819">
            <text:p>10819</text:p>
          </table:table-cell>
          <table:table-cell office:value-type="float" office:value="10202">
            <text:p>10202</text:p>
          </table:table-cell>
          <table:table-cell office:value-type="float" office:value="10118">
            <text:p>10118</text:p>
          </table:table-cell>
          <table:table-cell office:value-type="float" office:value="10238">
            <text:p>10238</text:p>
          </table:table-cell>
          <table:table-cell office:value-type="float" office:value="10150">
            <text:p>10150</text:p>
          </table:table-cell>
          <table:table-cell office:value-type="float" office:value="12248">
            <text:p>12248</text:p>
          </table:table-cell>
          <table:table-cell office:value-type="float" office:value="10146">
            <text:p>10146</text:p>
          </table:table-cell>
          <table:table-cell office:value-type="float" office:value="11332">
            <text:p>11332</text:p>
          </table:table-cell>
          <table:table-cell office:value-type="float" office:value="11177.8">
            <text:p>11177.8</text:p>
          </table:table-cell>
          <table:table-cell office:value-type="float" office:value="352913">
            <text:p>352913</text:p>
          </table:table-cell>
          <table:table-cell office:value-type="float" office:value="361105">
            <text:p>361105</text:p>
          </table:table-cell>
          <table:table-cell office:value-type="float" office:value="350810">
            <text:p>350810</text:p>
          </table:table-cell>
          <table:table-cell office:value-type="float" office:value="357968">
            <text:p>357968</text:p>
          </table:table-cell>
          <table:table-cell office:value-type="float" office:value="352702">
            <text:p>352702</text:p>
          </table:table-cell>
          <table:table-cell office:value-type="float" office:value="354106">
            <text:p>354106</text:p>
          </table:table-cell>
          <table:table-cell office:value-type="float" office:value="354826">
            <text:p>354826</text:p>
          </table:table-cell>
          <table:table-cell office:value-type="float" office:value="356140">
            <text:p>356140</text:p>
          </table:table-cell>
          <table:table-cell office:value-type="float" office:value="350286">
            <text:p>350286</text:p>
          </table:table-cell>
          <table:table-cell office:value-type="float" office:value="351056">
            <text:p>351056</text:p>
          </table:table-cell>
          <table:table-cell office:value-type="float" office:value="354191.2">
            <text:p>354191.2</text:p>
          </table:table-cell>
          <table:table-cell office:value-type="float" office:value="310585">
            <text:p>310585</text:p>
          </table:table-cell>
          <table:table-cell office:value-type="float" office:value="320355">
            <text:p>320355</text:p>
          </table:table-cell>
          <table:table-cell office:value-type="float" office:value="316946">
            <text:p>316946</text:p>
          </table:table-cell>
          <table:table-cell office:value-type="float" office:value="313515">
            <text:p>313515</text:p>
          </table:table-cell>
          <table:table-cell office:value-type="float" office:value="320654">
            <text:p>320654</text:p>
          </table:table-cell>
          <table:table-cell office:value-type="float" office:value="312503">
            <text:p>312503</text:p>
          </table:table-cell>
          <table:table-cell office:value-type="float" office:value="312359">
            <text:p>312359</text:p>
          </table:table-cell>
          <table:table-cell office:value-type="float" office:value="319798">
            <text:p>319798</text:p>
          </table:table-cell>
          <table:table-cell office:value-type="float" office:value="314184">
            <text:p>314184</text:p>
          </table:table-cell>
          <table:table-cell office:value-type="float" office:value="311567">
            <text:p>311567</text:p>
          </table:table-cell>
          <table:table-cell office:value-type="float" office:value="315246.6">
            <text:p>315246.6</text:p>
          </table:table-cell>
          <table:table-cell office:value-type="float" office:value="8085">
            <text:p>8085</text:p>
          </table:table-cell>
          <table:table-cell office:value-type="float" office:value="8072">
            <text:p>8072</text:p>
          </table:table-cell>
          <table:table-cell office:value-type="float" office:value="8045">
            <text:p>8045</text:p>
          </table:table-cell>
          <table:table-cell office:value-type="float" office:value="8030">
            <text:p>8030</text:p>
          </table:table-cell>
          <table:table-cell office:value-type="float" office:value="11587">
            <text:p>11587</text:p>
          </table:table-cell>
          <table:table-cell office:value-type="float" office:value="8089">
            <text:p>8089</text:p>
          </table:table-cell>
          <table:table-cell office:value-type="float" office:value="8041">
            <text:p>8041</text:p>
          </table:table-cell>
          <table:table-cell office:value-type="float" office:value="8056">
            <text:p>8056</text:p>
          </table:table-cell>
          <table:table-cell office:value-type="float" office:value="10397">
            <text:p>10397</text:p>
          </table:table-cell>
          <table:table-cell office:value-type="float" office:value="9764">
            <text:p>9764</text:p>
          </table:table-cell>
          <table:table-cell office:value-type="float" office:value="8816.6">
            <text:p>8816.6</text:p>
          </table:table-cell>
          <table:table-cell office:value-type="float" office:value="9250">
            <text:p>9250</text:p>
          </table:table-cell>
          <table:table-cell office:value-type="float" office:value="6290">
            <text:p>6290</text:p>
          </table:table-cell>
          <table:table-cell office:value-type="float" office:value="6262">
            <text:p>6262</text:p>
          </table:table-cell>
          <table:table-cell office:value-type="float" office:value="8150">
            <text:p>8150</text:p>
          </table:table-cell>
          <table:table-cell office:value-type="float" office:value="7634">
            <text:p>7634</text:p>
          </table:table-cell>
          <table:table-cell office:value-type="float" office:value="6255">
            <text:p>6255</text:p>
          </table:table-cell>
          <table:table-cell office:value-type="float" office:value="6326">
            <text:p>6326</text:p>
          </table:table-cell>
          <table:table-cell office:value-type="float" office:value="6272">
            <text:p>6272</text:p>
          </table:table-cell>
          <table:table-cell office:value-type="float" office:value="7138">
            <text:p>7138</text:p>
          </table:table-cell>
          <table:table-cell office:value-type="float" office:value="7123">
            <text:p>7123</text:p>
          </table:table-cell>
          <table:table-cell office:value-type="float" office:value="7070">
            <text:p>7070</text:p>
          </table:table-cell>
          <table:table-cell office:value-type="float" office:value="9122">
            <text:p>9122</text:p>
          </table:table-cell>
          <table:table-cell office:value-type="float" office:value="7914">
            <text:p>7914</text:p>
          </table:table-cell>
          <table:table-cell office:value-type="float" office:value="7886">
            <text:p>7886</text:p>
          </table:table-cell>
          <table:table-cell office:value-type="float" office:value="9102">
            <text:p>9102</text:p>
          </table:table-cell>
          <table:table-cell office:value-type="float" office:value="8114">
            <text:p>8114</text:p>
          </table:table-cell>
          <table:table-cell office:value-type="float" office:value="7875">
            <text:p>7875</text:p>
          </table:table-cell>
          <table:table-cell office:value-type="float" office:value="9963">
            <text:p>9963</text:p>
          </table:table-cell>
          <table:table-cell office:value-type="float" office:value="7871">
            <text:p>7871</text:p>
          </table:table-cell>
          <table:table-cell office:value-type="float" office:value="9615">
            <text:p>9615</text:p>
          </table:table-cell>
          <table:table-cell office:value-type="float" office:value="7860">
            <text:p>7860</text:p>
          </table:table-cell>
          <table:table-cell office:value-type="float" office:value="8532.2">
            <text:p>8532.2</text:p>
          </table:table-cell>
          <table:table-cell office:value-type="float" office:value="8597">
            <text:p>8597</text:p>
          </table:table-cell>
          <table:table-cell office:value-type="float" office:value="11620">
            <text:p>11620</text:p>
          </table:table-cell>
          <table:table-cell office:value-type="float" office:value="11710">
            <text:p>11710</text:p>
          </table:table-cell>
          <table:table-cell office:value-type="float" office:value="11132">
            <text:p>11132</text:p>
          </table:table-cell>
          <table:table-cell office:value-type="float" office:value="8617">
            <text:p>8617</text:p>
          </table:table-cell>
          <table:table-cell office:value-type="float" office:value="12789">
            <text:p>12789</text:p>
          </table:table-cell>
          <table:table-cell office:value-type="float" office:value="9814">
            <text:p>9814</text:p>
          </table:table-cell>
          <table:table-cell office:value-type="float" office:value="10528">
            <text:p>10528</text:p>
          </table:table-cell>
          <table:table-cell office:value-type="float" office:value="8535">
            <text:p>8535</text:p>
          </table:table-cell>
          <table:table-cell office:value-type="float" office:value="8557">
            <text:p>8557</text:p>
          </table:table-cell>
          <table:table-cell office:value-type="float" office:value="10189.9">
            <text:p>10189.9</text:p>
          </table:table-cell>
          <table:table-cell office:value-type="float" office:value="8299">
            <text:p>8299</text:p>
          </table:table-cell>
          <table:table-cell office:value-type="float" office:value="9955">
            <text:p>9955</text:p>
          </table:table-cell>
          <table:table-cell office:value-type="float" office:value="9328">
            <text:p>9328</text:p>
          </table:table-cell>
          <table:table-cell office:value-type="float" office:value="8234">
            <text:p>8234</text:p>
          </table:table-cell>
          <table:table-cell office:value-type="float" office:value="10434">
            <text:p>10434</text:p>
          </table:table-cell>
          <table:table-cell office:value-type="float" office:value="8467">
            <text:p>8467</text:p>
          </table:table-cell>
          <table:table-cell office:value-type="float" office:value="10320">
            <text:p>10320</text:p>
          </table:table-cell>
          <table:table-cell office:value-type="float" office:value="9383">
            <text:p>9383</text:p>
          </table:table-cell>
          <table:table-cell office:value-type="float" office:value="8257">
            <text:p>8257</text:p>
          </table:table-cell>
          <table:table-cell office:value-type="float" office:value="9444">
            <text:p>9444</text:p>
          </table:table-cell>
          <table:table-cell office:value-type="float" office:value="9212.1">
            <text:p>9212.1</text:p>
          </table:table-cell>
          <table:table-cell office:value-type="float" office:value="10255">
            <text:p>10255</text:p>
          </table:table-cell>
          <table:table-cell office:value-type="float" office:value="8128">
            <text:p>8128</text:p>
          </table:table-cell>
          <table:table-cell office:value-type="float" office:value="7990">
            <text:p>7990</text:p>
          </table:table-cell>
          <table:table-cell office:value-type="float" office:value="8021">
            <text:p>8021</text:p>
          </table:table-cell>
          <table:table-cell office:value-type="float" office:value="10225">
            <text:p>10225</text:p>
          </table:table-cell>
          <table:table-cell office:value-type="float" office:value="8082">
            <text:p>8082</text:p>
          </table:table-cell>
          <table:table-cell office:value-type="float" office:value="8193">
            <text:p>8193</text:p>
          </table:table-cell>
          <table:table-cell office:value-type="float" office:value="10053">
            <text:p>10053</text:p>
          </table:table-cell>
          <table:table-cell office:value-type="float" office:value="8018">
            <text:p>8018</text:p>
          </table:table-cell>
          <table:table-cell office:value-type="float" office:value="11061">
            <text:p>11061</text:p>
          </table:table-cell>
          <table:table-cell office:value-type="float" office:value="9002.6">
            <text:p>9002.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721">
            <text:p>10721</text:p>
          </table:table-cell>
          <table:table-cell office:value-type="float" office:value="10781">
            <text:p>10781</text:p>
          </table:table-cell>
          <table:table-cell office:value-type="float" office:value="10676">
            <text:p>10676</text:p>
          </table:table-cell>
          <table:table-cell office:value-type="float" office:value="12398">
            <text:p>12398</text:p>
          </table:table-cell>
          <table:table-cell office:value-type="float" office:value="10353">
            <text:p>10353</text:p>
          </table:table-cell>
          <table:table-cell office:value-type="float" office:value="13408">
            <text:p>13408</text:p>
          </table:table-cell>
          <table:table-cell office:value-type="float" office:value="14433">
            <text:p>14433</text:p>
          </table:table-cell>
          <table:table-cell office:value-type="float" office:value="10525">
            <text:p>10525</text:p>
          </table:table-cell>
          <table:table-cell office:value-type="float" office:value="10449">
            <text:p>10449</text:p>
          </table:table-cell>
          <table:table-cell office:value-type="float" office:value="12738">
            <text:p>12738</text:p>
          </table:table-cell>
          <table:table-cell office:value-type="float" office:value="11648.2">
            <text:p>11648.2</text:p>
          </table:table-cell>
          <table:table-cell office:value-type="float" office:value="10360">
            <text:p>10360</text:p>
          </table:table-cell>
          <table:table-cell office:value-type="float" office:value="15927">
            <text:p>15927</text:p>
          </table:table-cell>
          <table:table-cell office:value-type="float" office:value="12197">
            <text:p>12197</text:p>
          </table:table-cell>
          <table:table-cell office:value-type="float" office:value="13445">
            <text:p>13445</text:p>
          </table:table-cell>
          <table:table-cell office:value-type="float" office:value="10250">
            <text:p>10250</text:p>
          </table:table-cell>
          <table:table-cell office:value-type="float" office:value="14004">
            <text:p>14004</text:p>
          </table:table-cell>
          <table:table-cell office:value-type="float" office:value="12090">
            <text:p>12090</text:p>
          </table:table-cell>
          <table:table-cell office:value-type="float" office:value="10186">
            <text:p>10186</text:p>
          </table:table-cell>
          <table:table-cell office:value-type="float" office:value="13383">
            <text:p>13383</text:p>
          </table:table-cell>
          <table:table-cell office:value-type="float" office:value="10389">
            <text:p>10389</text:p>
          </table:table-cell>
          <table:table-cell office:value-type="float" office:value="12223.1">
            <text:p>12223.1</text:p>
          </table:table-cell>
          <table:table-cell office:value-type="float" office:value="11444">
            <text:p>11444</text:p>
          </table:table-cell>
          <table:table-cell office:value-type="float" office:value="9786">
            <text:p>9786</text:p>
          </table:table-cell>
          <table:table-cell office:value-type="float" office:value="9651">
            <text:p>9651</text:p>
          </table:table-cell>
          <table:table-cell office:value-type="float" office:value="9844">
            <text:p>9844</text:p>
          </table:table-cell>
          <table:table-cell office:value-type="float" office:value="11290">
            <text:p>11290</text:p>
          </table:table-cell>
          <table:table-cell office:value-type="float" office:value="9861">
            <text:p>9861</text:p>
          </table:table-cell>
          <table:table-cell office:value-type="float" office:value="9822">
            <text:p>9822</text:p>
          </table:table-cell>
          <table:table-cell office:value-type="float" office:value="9574">
            <text:p>9574</text:p>
          </table:table-cell>
          <table:table-cell office:value-type="float" office:value="11641">
            <text:p>11641</text:p>
          </table:table-cell>
          <table:table-cell office:value-type="float" office:value="9774">
            <text:p>9774</text:p>
          </table:table-cell>
          <table:table-cell office:value-type="float" office:value="10268.7">
            <text:p>10268.7</text:p>
          </table:table-cell>
          <table:table-cell office:value-type="float" office:value="11111">
            <text:p>11111</text:p>
          </table:table-cell>
          <table:table-cell office:value-type="float" office:value="10320">
            <text:p>10320</text:p>
          </table:table-cell>
          <table:table-cell office:value-type="float" office:value="10375">
            <text:p>10375</text:p>
          </table:table-cell>
          <table:table-cell office:value-type="float" office:value="13063">
            <text:p>13063</text:p>
          </table:table-cell>
          <table:table-cell office:value-type="float" office:value="10295">
            <text:p>10295</text:p>
          </table:table-cell>
          <table:table-cell office:value-type="float" office:value="10963">
            <text:p>10963</text:p>
          </table:table-cell>
          <table:table-cell office:value-type="float" office:value="13184">
            <text:p>13184</text:p>
          </table:table-cell>
          <table:table-cell office:value-type="float" office:value="12628">
            <text:p>12628</text:p>
          </table:table-cell>
          <table:table-cell office:value-type="float" office:value="10381">
            <text:p>10381</text:p>
          </table:table-cell>
          <table:table-cell office:value-type="float" office:value="12489">
            <text:p>12489</text:p>
          </table:table-cell>
          <table:table-cell office:value-type="float" office:value="11480.9">
            <text:p>11480.9</text:p>
          </table:table-cell>
          <table:table-cell office:value-type="float" office:value="358029">
            <text:p>358029</text:p>
          </table:table-cell>
          <table:table-cell office:value-type="float" office:value="363199">
            <text:p>363199</text:p>
          </table:table-cell>
          <table:table-cell office:value-type="float" office:value="358874">
            <text:p>358874</text:p>
          </table:table-cell>
          <table:table-cell office:value-type="float" office:value="356687">
            <text:p>356687</text:p>
          </table:table-cell>
          <table:table-cell office:value-type="float" office:value="361922">
            <text:p>361922</text:p>
          </table:table-cell>
          <table:table-cell office:value-type="float" office:value="368557">
            <text:p>368557</text:p>
          </table:table-cell>
          <table:table-cell office:value-type="float" office:value="364735">
            <text:p>364735</text:p>
          </table:table-cell>
          <table:table-cell office:value-type="float" office:value="361054">
            <text:p>361054</text:p>
          </table:table-cell>
          <table:table-cell office:value-type="float" office:value="364490">
            <text:p>364490</text:p>
          </table:table-cell>
          <table:table-cell office:value-type="float" office:value="364138">
            <text:p>364138</text:p>
          </table:table-cell>
          <table:table-cell office:value-type="float" office:value="362168.5">
            <text:p>362168.5</text:p>
          </table:table-cell>
          <table:table-cell office:value-type="float" office:value="330974">
            <text:p>330974</text:p>
          </table:table-cell>
          <table:table-cell office:value-type="float" office:value="321878">
            <text:p>321878</text:p>
          </table:table-cell>
          <table:table-cell office:value-type="float" office:value="323993">
            <text:p>323993</text:p>
          </table:table-cell>
          <table:table-cell office:value-type="float" office:value="321361">
            <text:p>321361</text:p>
          </table:table-cell>
          <table:table-cell office:value-type="float" office:value="322878">
            <text:p>322878</text:p>
          </table:table-cell>
          <table:table-cell office:value-type="float" office:value="322792">
            <text:p>322792</text:p>
          </table:table-cell>
          <table:table-cell office:value-type="float" office:value="322870">
            <text:p>322870</text:p>
          </table:table-cell>
          <table:table-cell office:value-type="float" office:value="329649">
            <text:p>329649</text:p>
          </table:table-cell>
          <table:table-cell office:value-type="float" office:value="322253">
            <text:p>322253</text:p>
          </table:table-cell>
          <table:table-cell office:value-type="float" office:value="330046">
            <text:p>330046</text:p>
          </table:table-cell>
          <table:table-cell office:value-type="float" office:value="324869.4">
            <text:p>324869.4</text:p>
          </table:table-cell>
          <table:table-cell office:value-type="float" office:value="8194">
            <text:p>8194</text:p>
          </table:table-cell>
          <table:table-cell office:value-type="float" office:value="8133">
            <text:p>8133</text:p>
          </table:table-cell>
          <table:table-cell office:value-type="float" office:value="8271">
            <text:p>8271</text:p>
          </table:table-cell>
          <table:table-cell office:value-type="float" office:value="8167">
            <text:p>8167</text:p>
          </table:table-cell>
          <table:table-cell office:value-type="float" office:value="9385">
            <text:p>9385</text:p>
          </table:table-cell>
          <table:table-cell office:value-type="float" office:value="8153">
            <text:p>8153</text:p>
          </table:table-cell>
          <table:table-cell office:value-type="float" office:value="8150">
            <text:p>8150</text:p>
          </table:table-cell>
          <table:table-cell office:value-type="float" office:value="8204">
            <text:p>8204</text:p>
          </table:table-cell>
          <table:table-cell office:value-type="float" office:value="8163">
            <text:p>8163</text:p>
          </table:table-cell>
          <table:table-cell office:value-type="float" office:value="8142">
            <text:p>8142</text:p>
          </table:table-cell>
          <table:table-cell office:value-type="float" office:value="8296.2">
            <text:p>8296.2</text:p>
          </table:table-cell>
          <table:table-cell office:value-type="float" office:value="6338">
            <text:p>6338</text:p>
          </table:table-cell>
          <table:table-cell office:value-type="float" office:value="6358">
            <text:p>6358</text:p>
          </table:table-cell>
          <table:table-cell office:value-type="float" office:value="6324">
            <text:p>6324</text:p>
          </table:table-cell>
          <table:table-cell office:value-type="float" office:value="8194">
            <text:p>8194</text:p>
          </table:table-cell>
          <table:table-cell office:value-type="float" office:value="6364">
            <text:p>6364</text:p>
          </table:table-cell>
          <table:table-cell office:value-type="float" office:value="6397">
            <text:p>6397</text:p>
          </table:table-cell>
          <table:table-cell office:value-type="float" office:value="9312">
            <text:p>9312</text:p>
          </table:table-cell>
          <table:table-cell office:value-type="float" office:value="6339">
            <text:p>6339</text:p>
          </table:table-cell>
          <table:table-cell office:value-type="float" office:value="6427">
            <text:p>6427</text:p>
          </table:table-cell>
          <table:table-cell office:value-type="float" office:value="6382">
            <text:p>6382</text:p>
          </table:table-cell>
          <table:table-cell office:value-type="float" office:value="6843.5">
            <text:p>6843.5</text:p>
          </table:table-cell>
          <table:table-cell office:value-type="float" office:value="8032">
            <text:p>8032</text:p>
          </table:table-cell>
          <table:table-cell office:value-type="float" office:value="8011">
            <text:p>8011</text:p>
          </table:table-cell>
          <table:table-cell office:value-type="float" office:value="10105">
            <text:p>10105</text:p>
          </table:table-cell>
          <table:table-cell office:value-type="float" office:value="10099">
            <text:p>10099</text:p>
          </table:table-cell>
          <table:table-cell office:value-type="float" office:value="7941">
            <text:p>7941</text:p>
          </table:table-cell>
          <table:table-cell office:value-type="float" office:value="10295">
            <text:p>10295</text:p>
          </table:table-cell>
          <table:table-cell office:value-type="float" office:value="10958">
            <text:p>10958</text:p>
          </table:table-cell>
          <table:table-cell office:value-type="float" office:value="7916">
            <text:p>7916</text:p>
          </table:table-cell>
          <table:table-cell office:value-type="float" office:value="11682">
            <text:p>11682</text:p>
          </table:table-cell>
          <table:table-cell office:value-type="float" office:value="7992">
            <text:p>7992</text:p>
          </table:table-cell>
          <table:table-cell office:value-type="float" office:value="9303.1">
            <text:p>9303.1</text:p>
          </table:table-cell>
          <table:table-cell office:value-type="float" office:value="8683">
            <text:p>8683</text:p>
          </table:table-cell>
          <table:table-cell office:value-type="float" office:value="10929">
            <text:p>10929</text:p>
          </table:table-cell>
          <table:table-cell office:value-type="float" office:value="8617">
            <text:p>8617</text:p>
          </table:table-cell>
          <table:table-cell office:value-type="float" office:value="8777">
            <text:p>8777</text:p>
          </table:table-cell>
          <table:table-cell office:value-type="float" office:value="10337">
            <text:p>10337</text:p>
          </table:table-cell>
          <table:table-cell office:value-type="float" office:value="11426">
            <text:p>11426</text:p>
          </table:table-cell>
          <table:table-cell office:value-type="float" office:value="9928">
            <text:p>9928</text:p>
          </table:table-cell>
          <table:table-cell office:value-type="float" office:value="10935">
            <text:p>10935</text:p>
          </table:table-cell>
          <table:table-cell office:value-type="float" office:value="11840">
            <text:p>11840</text:p>
          </table:table-cell>
          <table:table-cell office:value-type="float" office:value="12441">
            <text:p>12441</text:p>
          </table:table-cell>
          <table:table-cell office:value-type="float" office:value="10391.3">
            <text:p>10391.3</text:p>
          </table:table-cell>
          <table:table-cell office:value-type="float" office:value="8465">
            <text:p>8465</text:p>
          </table:table-cell>
          <table:table-cell office:value-type="float" office:value="9836">
            <text:p>9836</text:p>
          </table:table-cell>
          <table:table-cell office:value-type="float" office:value="8426">
            <text:p>8426</text:p>
          </table:table-cell>
          <table:table-cell office:value-type="float" office:value="8392">
            <text:p>8392</text:p>
          </table:table-cell>
          <table:table-cell office:value-type="float" office:value="8342">
            <text:p>8342</text:p>
          </table:table-cell>
          <table:table-cell office:value-type="float" office:value="9055">
            <text:p>9055</text:p>
          </table:table-cell>
          <table:table-cell office:value-type="float" office:value="8411">
            <text:p>8411</text:p>
          </table:table-cell>
          <table:table-cell office:value-type="float" office:value="11573">
            <text:p>11573</text:p>
          </table:table-cell>
          <table:table-cell office:value-type="float" office:value="8723">
            <text:p>8723</text:p>
          </table:table-cell>
          <table:table-cell office:value-type="float" office:value="9748">
            <text:p>9748</text:p>
          </table:table-cell>
          <table:table-cell office:value-type="float" office:value="9097.1">
            <text:p>9097.1</text:p>
          </table:table-cell>
          <table:table-cell office:value-type="float" office:value="8162">
            <text:p>8162</text:p>
          </table:table-cell>
          <table:table-cell office:value-type="float" office:value="9983">
            <text:p>9983</text:p>
          </table:table-cell>
          <table:table-cell office:value-type="float" office:value="8181">
            <text:p>8181</text:p>
          </table:table-cell>
          <table:table-cell office:value-type="float" office:value="9843">
            <text:p>9843</text:p>
          </table:table-cell>
          <table:table-cell office:value-type="float" office:value="8152">
            <text:p>8152</text:p>
          </table:table-cell>
          <table:table-cell office:value-type="float" office:value="8175">
            <text:p>8175</text:p>
          </table:table-cell>
          <table:table-cell office:value-type="float" office:value="10058">
            <text:p>10058</text:p>
          </table:table-cell>
          <table:table-cell office:value-type="float" office:value="8120">
            <text:p>8120</text:p>
          </table:table-cell>
          <table:table-cell office:value-type="float" office:value="8177">
            <text:p>8177</text:p>
          </table:table-cell>
          <table:table-cell office:value-type="float" office:value="8148">
            <text:p>8148</text:p>
          </table:table-cell>
          <table:table-cell office:value-type="float" office:value="8699.9">
            <text:p>8699.9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12723">
            <text:p>12723</text:p>
          </table:table-cell>
          <table:table-cell office:value-type="float" office:value="12792">
            <text:p>12792</text:p>
          </table:table-cell>
          <table:table-cell office:value-type="float" office:value="13029">
            <text:p>13029</text:p>
          </table:table-cell>
          <table:table-cell office:value-type="float" office:value="12230">
            <text:p>12230</text:p>
          </table:table-cell>
          <table:table-cell office:value-type="float" office:value="10523">
            <text:p>10523</text:p>
          </table:table-cell>
          <table:table-cell office:value-type="float" office:value="13037">
            <text:p>13037</text:p>
          </table:table-cell>
          <table:table-cell office:value-type="float" office:value="12230">
            <text:p>12230</text:p>
          </table:table-cell>
          <table:table-cell office:value-type="float" office:value="12893">
            <text:p>12893</text:p>
          </table:table-cell>
          <table:table-cell office:value-type="float" office:value="12498">
            <text:p>12498</text:p>
          </table:table-cell>
          <table:table-cell office:value-type="float" office:value="12912">
            <text:p>12912</text:p>
          </table:table-cell>
          <table:table-cell office:value-type="float" office:value="12486.7">
            <text:p>12486.7</text:p>
          </table:table-cell>
          <table:table-cell office:value-type="float" office:value="12602">
            <text:p>12602</text:p>
          </table:table-cell>
          <table:table-cell office:value-type="float" office:value="12033">
            <text:p>12033</text:p>
          </table:table-cell>
          <table:table-cell office:value-type="float" office:value="12189">
            <text:p>12189</text:p>
          </table:table-cell>
          <table:table-cell office:value-type="float" office:value="13258">
            <text:p>13258</text:p>
          </table:table-cell>
          <table:table-cell office:value-type="float" office:value="10327">
            <text:p>10327</text:p>
          </table:table-cell>
          <table:table-cell office:value-type="float" office:value="12602">
            <text:p>12602</text:p>
          </table:table-cell>
          <table:table-cell office:value-type="float" office:value="10261">
            <text:p>10261</text:p>
          </table:table-cell>
          <table:table-cell office:value-type="float" office:value="11326">
            <text:p>11326</text:p>
          </table:table-cell>
          <table:table-cell office:value-type="float" office:value="10400">
            <text:p>10400</text:p>
          </table:table-cell>
          <table:table-cell office:value-type="float" office:value="11275">
            <text:p>11275</text:p>
          </table:table-cell>
          <table:table-cell office:value-type="float" office:value="11627.3">
            <text:p>11627.3</text:p>
          </table:table-cell>
          <table:table-cell office:value-type="float" office:value="9987">
            <text:p>9987</text:p>
          </table:table-cell>
          <table:table-cell office:value-type="float" office:value="12039">
            <text:p>12039</text:p>
          </table:table-cell>
          <table:table-cell office:value-type="float" office:value="10027">
            <text:p>10027</text:p>
          </table:table-cell>
          <table:table-cell office:value-type="float" office:value="10148">
            <text:p>10148</text:p>
          </table:table-cell>
          <table:table-cell office:value-type="float" office:value="11647">
            <text:p>11647</text:p>
          </table:table-cell>
          <table:table-cell office:value-type="float" office:value="10854">
            <text:p>10854</text:p>
          </table:table-cell>
          <table:table-cell office:value-type="float" office:value="9825">
            <text:p>9825</text:p>
          </table:table-cell>
          <table:table-cell office:value-type="float" office:value="11493">
            <text:p>11493</text:p>
          </table:table-cell>
          <table:table-cell office:value-type="float" office:value="9814">
            <text:p>9814</text:p>
          </table:table-cell>
          <table:table-cell office:value-type="float" office:value="11273">
            <text:p>11273</text:p>
          </table:table-cell>
          <table:table-cell office:value-type="float" office:value="10710.7">
            <text:p>10710.7</text:p>
          </table:table-cell>
          <table:table-cell office:value-type="float" office:value="14243">
            <text:p>14243</text:p>
          </table:table-cell>
          <table:table-cell office:value-type="float" office:value="11587">
            <text:p>11587</text:p>
          </table:table-cell>
          <table:table-cell office:value-type="float" office:value="10408">
            <text:p>10408</text:p>
          </table:table-cell>
          <table:table-cell office:value-type="float" office:value="12124">
            <text:p>12124</text:p>
          </table:table-cell>
          <table:table-cell office:value-type="float" office:value="10389">
            <text:p>10389</text:p>
          </table:table-cell>
          <table:table-cell office:value-type="float" office:value="10495">
            <text:p>10495</text:p>
          </table:table-cell>
          <table:table-cell office:value-type="float" office:value="12502">
            <text:p>12502</text:p>
          </table:table-cell>
          <table:table-cell office:value-type="float" office:value="10499">
            <text:p>10499</text:p>
          </table:table-cell>
          <table:table-cell office:value-type="float" office:value="10626">
            <text:p>10626</text:p>
          </table:table-cell>
          <table:table-cell office:value-type="float" office:value="11224">
            <text:p>11224</text:p>
          </table:table-cell>
          <table:table-cell office:value-type="float" office:value="11409.7">
            <text:p>11409.7</text:p>
          </table:table-cell>
          <table:table-cell office:value-type="float" office:value="378056">
            <text:p>378056</text:p>
          </table:table-cell>
          <table:table-cell office:value-type="float" office:value="364121">
            <text:p>364121</text:p>
          </table:table-cell>
          <table:table-cell office:value-type="float" office:value="358435">
            <text:p>358435</text:p>
          </table:table-cell>
          <table:table-cell office:value-type="float" office:value="374936">
            <text:p>374936</text:p>
          </table:table-cell>
          <table:table-cell office:value-type="float" office:value="365082">
            <text:p>365082</text:p>
          </table:table-cell>
          <table:table-cell office:value-type="float" office:value="372234">
            <text:p>372234</text:p>
          </table:table-cell>
          <table:table-cell office:value-type="float" office:value="374790">
            <text:p>374790</text:p>
          </table:table-cell>
          <table:table-cell office:value-type="float" office:value="371014">
            <text:p>371014</text:p>
          </table:table-cell>
          <table:table-cell office:value-type="float" office:value="367651">
            <text:p>367651</text:p>
          </table:table-cell>
          <table:table-cell office:value-type="float" office:value="378416">
            <text:p>378416</text:p>
          </table:table-cell>
          <table:table-cell office:value-type="float" office:value="370473.5">
            <text:p>370473.5</text:p>
          </table:table-cell>
          <table:table-cell office:value-type="float" office:value="333717">
            <text:p>333717</text:p>
          </table:table-cell>
          <table:table-cell office:value-type="float" office:value="327623">
            <text:p>327623</text:p>
          </table:table-cell>
          <table:table-cell office:value-type="float" office:value="327583">
            <text:p>327583</text:p>
          </table:table-cell>
          <table:table-cell office:value-type="float" office:value="332860">
            <text:p>332860</text:p>
          </table:table-cell>
          <table:table-cell office:value-type="float" office:value="325024">
            <text:p>325024</text:p>
          </table:table-cell>
          <table:table-cell office:value-type="float" office:value="334943">
            <text:p>334943</text:p>
          </table:table-cell>
          <table:table-cell office:value-type="float" office:value="330056">
            <text:p>330056</text:p>
          </table:table-cell>
          <table:table-cell office:value-type="float" office:value="329088">
            <text:p>329088</text:p>
          </table:table-cell>
          <table:table-cell office:value-type="float" office:value="329050">
            <text:p>329050</text:p>
          </table:table-cell>
          <table:table-cell office:value-type="float" office:value="341292">
            <text:p>341292</text:p>
          </table:table-cell>
          <table:table-cell office:value-type="float" office:value="331123.6">
            <text:p>331123.6</text:p>
          </table:table-cell>
          <table:table-cell office:value-type="float" office:value="8306">
            <text:p>8306</text:p>
          </table:table-cell>
          <table:table-cell office:value-type="float" office:value="9442">
            <text:p>9442</text:p>
          </table:table-cell>
          <table:table-cell office:value-type="float" office:value="8341">
            <text:p>8341</text:p>
          </table:table-cell>
          <table:table-cell office:value-type="float" office:value="10488">
            <text:p>10488</text:p>
          </table:table-cell>
          <table:table-cell office:value-type="float" office:value="8251">
            <text:p>8251</text:p>
          </table:table-cell>
          <table:table-cell office:value-type="float" office:value="8243">
            <text:p>8243</text:p>
          </table:table-cell>
          <table:table-cell office:value-type="float" office:value="9317">
            <text:p>9317</text:p>
          </table:table-cell>
          <table:table-cell office:value-type="float" office:value="8321">
            <text:p>8321</text:p>
          </table:table-cell>
          <table:table-cell office:value-type="float" office:value="8278">
            <text:p>8278</text:p>
          </table:table-cell>
          <table:table-cell office:value-type="float" office:value="8202">
            <text:p>8202</text:p>
          </table:table-cell>
          <table:table-cell office:value-type="float" office:value="8718.9">
            <text:p>8718.9</text:p>
          </table:table-cell>
          <table:table-cell office:value-type="float" office:value="8093">
            <text:p>8093</text:p>
          </table:table-cell>
          <table:table-cell office:value-type="float" office:value="8039">
            <text:p>8039</text:p>
          </table:table-cell>
          <table:table-cell office:value-type="float" office:value="6423">
            <text:p>6423</text:p>
          </table:table-cell>
          <table:table-cell office:value-type="float" office:value="6453">
            <text:p>6453</text:p>
          </table:table-cell>
          <table:table-cell office:value-type="float" office:value="6426">
            <text:p>6426</text:p>
          </table:table-cell>
          <table:table-cell office:value-type="float" office:value="6356">
            <text:p>6356</text:p>
          </table:table-cell>
          <table:table-cell office:value-type="float" office:value="10026">
            <text:p>10026</text:p>
          </table:table-cell>
          <table:table-cell office:value-type="float" office:value="6435">
            <text:p>6435</text:p>
          </table:table-cell>
          <table:table-cell office:value-type="float" office:value="8501">
            <text:p>8501</text:p>
          </table:table-cell>
          <table:table-cell office:value-type="float" office:value="6425">
            <text:p>6425</text:p>
          </table:table-cell>
          <table:table-cell office:value-type="float" office:value="7317.7">
            <text:p>7317.7</text:p>
          </table:table-cell>
          <table:table-cell office:value-type="float" office:value="10190">
            <text:p>10190</text:p>
          </table:table-cell>
          <table:table-cell office:value-type="float" office:value="7999">
            <text:p>7999</text:p>
          </table:table-cell>
          <table:table-cell office:value-type="float" office:value="10210">
            <text:p>10210</text:p>
          </table:table-cell>
          <table:table-cell office:value-type="float" office:value="8018">
            <text:p>8018</text:p>
          </table:table-cell>
          <table:table-cell office:value-type="float" office:value="8031">
            <text:p>8031</text:p>
          </table:table-cell>
          <table:table-cell office:value-type="float" office:value="10776">
            <text:p>10776</text:p>
          </table:table-cell>
          <table:table-cell office:value-type="float" office:value="8882">
            <text:p>8882</text:p>
          </table:table-cell>
          <table:table-cell office:value-type="float" office:value="8105">
            <text:p>8105</text:p>
          </table:table-cell>
          <table:table-cell office:value-type="float" office:value="8016">
            <text:p>8016</text:p>
          </table:table-cell>
          <table:table-cell office:value-type="float" office:value="8029">
            <text:p>8029</text:p>
          </table:table-cell>
          <table:table-cell office:value-type="float" office:value="8825.6">
            <text:p>8825.6</text:p>
          </table:table-cell>
          <table:table-cell office:value-type="float" office:value="10277">
            <text:p>10277</text:p>
          </table:table-cell>
          <table:table-cell office:value-type="float" office:value="8908">
            <text:p>8908</text:p>
          </table:table-cell>
          <table:table-cell office:value-type="float" office:value="11624">
            <text:p>11624</text:p>
          </table:table-cell>
          <table:table-cell office:value-type="float" office:value="9417">
            <text:p>9417</text:p>
          </table:table-cell>
          <table:table-cell office:value-type="float" office:value="12859">
            <text:p>12859</text:p>
          </table:table-cell>
          <table:table-cell office:value-type="float" office:value="11052">
            <text:p>11052</text:p>
          </table:table-cell>
          <table:table-cell office:value-type="float" office:value="8950">
            <text:p>8950</text:p>
          </table:table-cell>
          <table:table-cell office:value-type="float" office:value="10946">
            <text:p>10946</text:p>
          </table:table-cell>
          <table:table-cell office:value-type="float" office:value="8821">
            <text:p>8821</text:p>
          </table:table-cell>
          <table:table-cell office:value-type="float" office:value="9959">
            <text:p>9959</text:p>
          </table:table-cell>
          <table:table-cell office:value-type="float" office:value="10281.3">
            <text:p>10281.3</text:p>
          </table:table-cell>
          <table:table-cell office:value-type="float" office:value="10470">
            <text:p>10470</text:p>
          </table:table-cell>
          <table:table-cell office:value-type="float" office:value="10488">
            <text:p>10488</text:p>
          </table:table-cell>
          <table:table-cell office:value-type="float" office:value="9545">
            <text:p>9545</text:p>
          </table:table-cell>
          <table:table-cell office:value-type="float" office:value="8487">
            <text:p>8487</text:p>
          </table:table-cell>
          <table:table-cell office:value-type="float" office:value="8924">
            <text:p>8924</text:p>
          </table:table-cell>
          <table:table-cell office:value-type="float" office:value="8526">
            <text:p>8526</text:p>
          </table:table-cell>
          <table:table-cell office:value-type="float" office:value="8477">
            <text:p>8477</text:p>
          </table:table-cell>
          <table:table-cell office:value-type="float" office:value="10681">
            <text:p>10681</text:p>
          </table:table-cell>
          <table:table-cell office:value-type="float" office:value="8470">
            <text:p>8470</text:p>
          </table:table-cell>
          <table:table-cell office:value-type="float" office:value="9906">
            <text:p>9906</text:p>
          </table:table-cell>
          <table:table-cell office:value-type="float" office:value="9397.4">
            <text:p>9397.4</text:p>
          </table:table-cell>
          <table:table-cell office:value-type="float" office:value="9363">
            <text:p>9363</text:p>
          </table:table-cell>
          <table:table-cell office:value-type="float" office:value="9093">
            <text:p>9093</text:p>
          </table:table-cell>
          <table:table-cell office:value-type="float" office:value="8199">
            <text:p>8199</text:p>
          </table:table-cell>
          <table:table-cell office:value-type="float" office:value="10216">
            <text:p>10216</text:p>
          </table:table-cell>
          <table:table-cell office:value-type="float" office:value="8212">
            <text:p>8212</text:p>
          </table:table-cell>
          <table:table-cell office:value-type="float" office:value="8210">
            <text:p>8210</text:p>
          </table:table-cell>
          <table:table-cell office:value-type="float" office:value="9877">
            <text:p>9877</text:p>
          </table:table-cell>
          <table:table-cell office:value-type="float" office:value="9338">
            <text:p>9338</text:p>
          </table:table-cell>
          <table:table-cell office:value-type="float" office:value="10643">
            <text:p>10643</text:p>
          </table:table-cell>
          <table:table-cell office:value-type="float" office:value="10944">
            <text:p>10944</text:p>
          </table:table-cell>
          <table:table-cell office:value-type="float" office:value="9409.5">
            <text:p>9409.5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11864">
            <text:p>11864</text:p>
          </table:table-cell>
          <table:table-cell office:value-type="float" office:value="12682">
            <text:p>12682</text:p>
          </table:table-cell>
          <table:table-cell office:value-type="float" office:value="10521">
            <text:p>10521</text:p>
          </table:table-cell>
          <table:table-cell office:value-type="float" office:value="10558">
            <text:p>10558</text:p>
          </table:table-cell>
          <table:table-cell office:value-type="float" office:value="10520">
            <text:p>10520</text:p>
          </table:table-cell>
          <table:table-cell office:value-type="float" office:value="15220">
            <text:p>15220</text:p>
          </table:table-cell>
          <table:table-cell office:value-type="float" office:value="10681">
            <text:p>10681</text:p>
          </table:table-cell>
          <table:table-cell office:value-type="float" office:value="12580">
            <text:p>12580</text:p>
          </table:table-cell>
          <table:table-cell office:value-type="float" office:value="10574">
            <text:p>10574</text:p>
          </table:table-cell>
          <table:table-cell office:value-type="float" office:value="12810">
            <text:p>12810</text:p>
          </table:table-cell>
          <table:table-cell office:value-type="float" office:value="11801">
            <text:p>11801</text:p>
          </table:table-cell>
          <table:table-cell office:value-type="float" office:value="13114">
            <text:p>13114</text:p>
          </table:table-cell>
          <table:table-cell office:value-type="float" office:value="12847">
            <text:p>12847</text:p>
          </table:table-cell>
          <table:table-cell office:value-type="float" office:value="12224">
            <text:p>12224</text:p>
          </table:table-cell>
          <table:table-cell office:value-type="float" office:value="12789">
            <text:p>12789</text:p>
          </table:table-cell>
          <table:table-cell office:value-type="float" office:value="12166">
            <text:p>12166</text:p>
          </table:table-cell>
          <table:table-cell office:value-type="float" office:value="10648">
            <text:p>10648</text:p>
          </table:table-cell>
          <table:table-cell office:value-type="float" office:value="10625">
            <text:p>10625</text:p>
          </table:table-cell>
          <table:table-cell office:value-type="float" office:value="10498">
            <text:p>10498</text:p>
          </table:table-cell>
          <table:table-cell office:value-type="float" office:value="12183">
            <text:p>12183</text:p>
          </table:table-cell>
          <table:table-cell office:value-type="float" office:value="10436">
            <text:p>10436</text:p>
          </table:table-cell>
          <table:table-cell office:value-type="float" office:value="11753">
            <text:p>11753</text:p>
          </table:table-cell>
          <table:table-cell office:value-type="float" office:value="12105">
            <text:p>12105</text:p>
          </table:table-cell>
          <table:table-cell office:value-type="float" office:value="10971">
            <text:p>10971</text:p>
          </table:table-cell>
          <table:table-cell office:value-type="float" office:value="11697">
            <text:p>11697</text:p>
          </table:table-cell>
          <table:table-cell office:value-type="float" office:value="9964">
            <text:p>9964</text:p>
          </table:table-cell>
          <table:table-cell office:value-type="float" office:value="13017">
            <text:p>13017</text:p>
          </table:table-cell>
          <table:table-cell office:value-type="float" office:value="9796">
            <text:p>9796</text:p>
          </table:table-cell>
          <table:table-cell office:value-type="float" office:value="11610">
            <text:p>11610</text:p>
          </table:table-cell>
          <table:table-cell office:value-type="float" office:value="9937">
            <text:p>9937</text:p>
          </table:table-cell>
          <table:table-cell office:value-type="float" office:value="10377">
            <text:p>10377</text:p>
          </table:table-cell>
          <table:table-cell office:value-type="float" office:value="10094">
            <text:p>10094</text:p>
          </table:table-cell>
          <table:table-cell office:value-type="float" office:value="10956.8">
            <text:p>10956.8</text:p>
          </table:table-cell>
          <table:table-cell office:value-type="float" office:value="10554">
            <text:p>10554</text:p>
          </table:table-cell>
          <table:table-cell office:value-type="float" office:value="10572">
            <text:p>10572</text:p>
          </table:table-cell>
          <table:table-cell office:value-type="float" office:value="12221">
            <text:p>12221</text:p>
          </table:table-cell>
          <table:table-cell office:value-type="float" office:value="10529">
            <text:p>10529</text:p>
          </table:table-cell>
          <table:table-cell office:value-type="float" office:value="12880">
            <text:p>12880</text:p>
          </table:table-cell>
          <table:table-cell office:value-type="float" office:value="12369">
            <text:p>12369</text:p>
          </table:table-cell>
          <table:table-cell office:value-type="float" office:value="13086">
            <text:p>13086</text:p>
          </table:table-cell>
          <table:table-cell office:value-type="float" office:value="12684">
            <text:p>12684</text:p>
          </table:table-cell>
          <table:table-cell office:value-type="float" office:value="10706">
            <text:p>10706</text:p>
          </table:table-cell>
          <table:table-cell office:value-type="float" office:value="12311">
            <text:p>12311</text:p>
          </table:table-cell>
          <table:table-cell office:value-type="float" office:value="11791.2">
            <text:p>11791.2</text:p>
          </table:table-cell>
          <table:table-cell office:value-type="float" office:value="385567">
            <text:p>385567</text:p>
          </table:table-cell>
          <table:table-cell office:value-type="float" office:value="375522">
            <text:p>375522</text:p>
          </table:table-cell>
          <table:table-cell office:value-type="float" office:value="372465">
            <text:p>372465</text:p>
          </table:table-cell>
          <table:table-cell office:value-type="float" office:value="382862">
            <text:p>382862</text:p>
          </table:table-cell>
          <table:table-cell office:value-type="float" office:value="381637">
            <text:p>381637</text:p>
          </table:table-cell>
          <table:table-cell office:value-type="float" office:value="381314">
            <text:p>381314</text:p>
          </table:table-cell>
          <table:table-cell office:value-type="float" office:value="376941">
            <text:p>376941</text:p>
          </table:table-cell>
          <table:table-cell office:value-type="float" office:value="375745">
            <text:p>375745</text:p>
          </table:table-cell>
          <table:table-cell office:value-type="float" office:value="373985">
            <text:p>373985</text:p>
          </table:table-cell>
          <table:table-cell office:value-type="float" office:value="372641">
            <text:p>372641</text:p>
          </table:table-cell>
          <table:table-cell office:value-type="float" office:value="377867.9">
            <text:p>377867.9</text:p>
          </table:table-cell>
          <table:table-cell office:value-type="float" office:value="339648">
            <text:p>339648</text:p>
          </table:table-cell>
          <table:table-cell office:value-type="float" office:value="333782">
            <text:p>333782</text:p>
          </table:table-cell>
          <table:table-cell office:value-type="float" office:value="341251">
            <text:p>341251</text:p>
          </table:table-cell>
          <table:table-cell office:value-type="float" office:value="340164">
            <text:p>340164</text:p>
          </table:table-cell>
          <table:table-cell office:value-type="float" office:value="339252">
            <text:p>339252</text:p>
          </table:table-cell>
          <table:table-cell office:value-type="float" office:value="338373">
            <text:p>338373</text:p>
          </table:table-cell>
          <table:table-cell office:value-type="float" office:value="336308">
            <text:p>336308</text:p>
          </table:table-cell>
          <table:table-cell office:value-type="float" office:value="338926">
            <text:p>338926</text:p>
          </table:table-cell>
          <table:table-cell office:value-type="float" office:value="338150">
            <text:p>338150</text:p>
          </table:table-cell>
          <table:table-cell office:value-type="float" office:value="337354">
            <text:p>337354</text:p>
          </table:table-cell>
          <table:table-cell office:value-type="float" office:value="338320.8">
            <text:p>338320.8</text:p>
          </table:table-cell>
          <table:table-cell office:value-type="float" office:value="8343">
            <text:p>8343</text:p>
          </table:table-cell>
          <table:table-cell office:value-type="float" office:value="8288">
            <text:p>8288</text:p>
          </table:table-cell>
          <table:table-cell office:value-type="float" office:value="10197">
            <text:p>10197</text:p>
          </table:table-cell>
          <table:table-cell office:value-type="float" office:value="10434">
            <text:p>10434</text:p>
          </table:table-cell>
          <table:table-cell office:value-type="float" office:value="8319">
            <text:p>8319</text:p>
          </table:table-cell>
          <table:table-cell office:value-type="float" office:value="8399">
            <text:p>8399</text:p>
          </table:table-cell>
          <table:table-cell office:value-type="float" office:value="8392">
            <text:p>8392</text:p>
          </table:table-cell>
          <table:table-cell office:value-type="float" office:value="10197">
            <text:p>10197</text:p>
          </table:table-cell>
          <table:table-cell office:value-type="float" office:value="8300">
            <text:p>8300</text:p>
          </table:table-cell>
          <table:table-cell office:value-type="float" office:value="8440">
            <text:p>8440</text:p>
          </table:table-cell>
          <table:table-cell office:value-type="float" office:value="8930.9">
            <text:p>8930.9</text:p>
          </table:table-cell>
          <table:table-cell office:value-type="float" office:value="6521">
            <text:p>6521</text:p>
          </table:table-cell>
          <table:table-cell office:value-type="float" office:value="6492">
            <text:p>6492</text:p>
          </table:table-cell>
          <table:table-cell office:value-type="float" office:value="6600">
            <text:p>6600</text:p>
          </table:table-cell>
          <table:table-cell office:value-type="float" office:value="6481">
            <text:p>6481</text:p>
          </table:table-cell>
          <table:table-cell office:value-type="float" office:value="6501">
            <text:p>6501</text:p>
          </table:table-cell>
          <table:table-cell office:value-type="float" office:value="9485">
            <text:p>9485</text:p>
          </table:table-cell>
          <table:table-cell office:value-type="float" office:value="6467">
            <text:p>6467</text:p>
          </table:table-cell>
          <table:table-cell office:value-type="float" office:value="7053">
            <text:p>7053</text:p>
          </table:table-cell>
          <table:table-cell office:value-type="float" office:value="6491">
            <text:p>6491</text:p>
          </table:table-cell>
          <table:table-cell office:value-type="float" office:value="6507">
            <text:p>6507</text:p>
          </table:table-cell>
          <table:table-cell office:value-type="float" office:value="6859.8">
            <text:p>6859.8</text:p>
          </table:table-cell>
          <table:table-cell office:value-type="float" office:value="8173">
            <text:p>8173</text:p>
          </table:table-cell>
          <table:table-cell office:value-type="float" office:value="9805">
            <text:p>9805</text:p>
          </table:table-cell>
          <table:table-cell office:value-type="float" office:value="8139">
            <text:p>8139</text:p>
          </table:table-cell>
          <table:table-cell office:value-type="float" office:value="8128">
            <text:p>8128</text:p>
          </table:table-cell>
          <table:table-cell office:value-type="float" office:value="12091">
            <text:p>12091</text:p>
          </table:table-cell>
          <table:table-cell office:value-type="float" office:value="9576">
            <text:p>9576</text:p>
          </table:table-cell>
          <table:table-cell office:value-type="float" office:value="8159">
            <text:p>8159</text:p>
          </table:table-cell>
          <table:table-cell office:value-type="float" office:value="10730">
            <text:p>10730</text:p>
          </table:table-cell>
          <table:table-cell office:value-type="float" office:value="8182">
            <text:p>8182</text:p>
          </table:table-cell>
          <table:table-cell office:value-type="float" office:value="8183">
            <text:p>8183</text:p>
          </table:table-cell>
          <table:table-cell office:value-type="float" office:value="9116.6">
            <text:p>9116.6</text:p>
          </table:table-cell>
          <table:table-cell office:value-type="float" office:value="12876">
            <text:p>12876</text:p>
          </table:table-cell>
          <table:table-cell office:value-type="float" office:value="8938">
            <text:p>8938</text:p>
          </table:table-cell>
          <table:table-cell office:value-type="float" office:value="8914">
            <text:p>8914</text:p>
          </table:table-cell>
          <table:table-cell office:value-type="float" office:value="10834">
            <text:p>10834</text:p>
          </table:table-cell>
          <table:table-cell office:value-type="float" office:value="9536">
            <text:p>9536</text:p>
          </table:table-cell>
          <table:table-cell office:value-type="float" office:value="8900">
            <text:p>8900</text:p>
          </table:table-cell>
          <table:table-cell office:value-type="float" office:value="11054">
            <text:p>11054</text:p>
          </table:table-cell>
          <table:table-cell office:value-type="float" office:value="9118">
            <text:p>9118</text:p>
          </table:table-cell>
          <table:table-cell office:value-type="float" office:value="11036">
            <text:p>11036</text:p>
          </table:table-cell>
          <table:table-cell office:value-type="float" office:value="11434">
            <text:p>11434</text:p>
          </table:table-cell>
          <table:table-cell office:value-type="float" office:value="10264">
            <text:p>10264</text:p>
          </table:table-cell>
          <table:table-cell office:value-type="float" office:value="8793">
            <text:p>8793</text:p>
          </table:table-cell>
          <table:table-cell office:value-type="float" office:value="8584">
            <text:p>8584</text:p>
          </table:table-cell>
          <table:table-cell office:value-type="float" office:value="10848">
            <text:p>10848</text:p>
          </table:table-cell>
          <table:table-cell office:value-type="float" office:value="10429">
            <text:p>10429</text:p>
          </table:table-cell>
          <table:table-cell office:value-type="float" office:value="8681">
            <text:p>8681</text:p>
          </table:table-cell>
          <table:table-cell office:value-type="float" office:value="8597">
            <text:p>8597</text:p>
          </table:table-cell>
          <table:table-cell office:value-type="float" office:value="8590">
            <text:p>8590</text:p>
          </table:table-cell>
          <table:table-cell office:value-type="float" office:value="10673">
            <text:p>10673</text:p>
          </table:table-cell>
          <table:table-cell office:value-type="float" office:value="8570">
            <text:p>8570</text:p>
          </table:table-cell>
          <table:table-cell office:value-type="float" office:value="8582">
            <text:p>8582</text:p>
          </table:table-cell>
          <table:table-cell office:value-type="float" office:value="9234.7">
            <text:p>9234.7</text:p>
          </table:table-cell>
          <table:table-cell office:value-type="float" office:value="8368">
            <text:p>8368</text:p>
          </table:table-cell>
          <table:table-cell office:value-type="float" office:value="10022">
            <text:p>10022</text:p>
          </table:table-cell>
          <table:table-cell office:value-type="float" office:value="8296">
            <text:p>8296</text:p>
          </table:table-cell>
          <table:table-cell office:value-type="float" office:value="9782">
            <text:p>9782</text:p>
          </table:table-cell>
          <table:table-cell office:value-type="float" office:value="8413">
            <text:p>8413</text:p>
          </table:table-cell>
          <table:table-cell office:value-type="float" office:value="9613">
            <text:p>9613</text:p>
          </table:table-cell>
          <table:table-cell office:value-type="float" office:value="8304">
            <text:p>8304</text:p>
          </table:table-cell>
          <table:table-cell office:value-type="float" office:value="8405">
            <text:p>8405</text:p>
          </table:table-cell>
          <table:table-cell office:value-type="float" office:value="8301">
            <text:p>8301</text:p>
          </table:table-cell>
          <table:table-cell office:value-type="float" office:value="8337">
            <text:p>8337</text:p>
          </table:table-cell>
          <table:table-cell office:value-type="float" office:value="8784.1">
            <text:p>8784.1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10825">
            <text:p>10825</text:p>
          </table:table-cell>
          <table:table-cell office:value-type="float" office:value="12834">
            <text:p>12834</text:p>
          </table:table-cell>
          <table:table-cell office:value-type="float" office:value="14049">
            <text:p>14049</text:p>
          </table:table-cell>
          <table:table-cell office:value-type="float" office:value="11492">
            <text:p>11492</text:p>
          </table:table-cell>
          <table:table-cell office:value-type="float" office:value="10936">
            <text:p>10936</text:p>
          </table:table-cell>
          <table:table-cell office:value-type="float" office:value="12687">
            <text:p>12687</text:p>
          </table:table-cell>
          <table:table-cell office:value-type="float" office:value="12966">
            <text:p>12966</text:p>
          </table:table-cell>
          <table:table-cell office:value-type="float" office:value="11109">
            <text:p>11109</text:p>
          </table:table-cell>
          <table:table-cell office:value-type="float" office:value="10809">
            <text:p>10809</text:p>
          </table:table-cell>
          <table:table-cell office:value-type="float" office:value="10849">
            <text:p>10849</text:p>
          </table:table-cell>
          <table:table-cell office:value-type="float" office:value="11855.6">
            <text:p>11855.6</text:p>
          </table:table-cell>
          <table:table-cell office:value-type="float" office:value="14748">
            <text:p>14748</text:p>
          </table:table-cell>
          <table:table-cell office:value-type="float" office:value="10601">
            <text:p>10601</text:p>
          </table:table-cell>
          <table:table-cell office:value-type="float" office:value="12840">
            <text:p>12840</text:p>
          </table:table-cell>
          <table:table-cell office:value-type="float" office:value="12643">
            <text:p>12643</text:p>
          </table:table-cell>
          <table:table-cell office:value-type="float" office:value="10700">
            <text:p>10700</text:p>
          </table:table-cell>
          <table:table-cell office:value-type="float" office:value="10696">
            <text:p>10696</text:p>
          </table:table-cell>
          <table:table-cell office:value-type="float" office:value="11906">
            <text:p>11906</text:p>
          </table:table-cell>
          <table:table-cell office:value-type="float" office:value="13113">
            <text:p>13113</text:p>
          </table:table-cell>
          <table:table-cell office:value-type="float" office:value="10546">
            <text:p>10546</text:p>
          </table:table-cell>
          <table:table-cell office:value-type="float" office:value="13932">
            <text:p>13932</text:p>
          </table:table-cell>
          <table:table-cell office:value-type="float" office:value="12172.5">
            <text:p>12172.5</text:p>
          </table:table-cell>
          <table:table-cell office:value-type="float" office:value="11073">
            <text:p>11073</text:p>
          </table:table-cell>
          <table:table-cell office:value-type="float" office:value="10023">
            <text:p>10023</text:p>
          </table:table-cell>
          <table:table-cell office:value-type="float" office:value="12776">
            <text:p>12776</text:p>
          </table:table-cell>
          <table:table-cell office:value-type="float" office:value="9920">
            <text:p>9920</text:p>
          </table:table-cell>
          <table:table-cell office:value-type="float" office:value="14653">
            <text:p>14653</text:p>
          </table:table-cell>
          <table:table-cell office:value-type="float" office:value="10018">
            <text:p>10018</text:p>
          </table:table-cell>
          <table:table-cell office:value-type="float" office:value="12217">
            <text:p>12217</text:p>
          </table:table-cell>
          <table:table-cell office:value-type="float" office:value="10105">
            <text:p>10105</text:p>
          </table:table-cell>
          <table:table-cell office:value-type="float" office:value="11487">
            <text:p>11487</text:p>
          </table:table-cell>
          <table:table-cell office:value-type="float" office:value="12102">
            <text:p>12102</text:p>
          </table:table-cell>
          <table:table-cell office:value-type="float" office:value="11437.4">
            <text:p>11437.4</text:p>
          </table:table-cell>
          <table:table-cell office:value-type="float" office:value="12912">
            <text:p>12912</text:p>
          </table:table-cell>
          <table:table-cell office:value-type="float" office:value="12788">
            <text:p>12788</text:p>
          </table:table-cell>
          <table:table-cell office:value-type="float" office:value="10700">
            <text:p>10700</text:p>
          </table:table-cell>
          <table:table-cell office:value-type="float" office:value="10720">
            <text:p>10720</text:p>
          </table:table-cell>
          <table:table-cell office:value-type="float" office:value="10847">
            <text:p>10847</text:p>
          </table:table-cell>
          <table:table-cell office:value-type="float" office:value="12366">
            <text:p>12366</text:p>
          </table:table-cell>
          <table:table-cell office:value-type="float" office:value="10878">
            <text:p>10878</text:p>
          </table:table-cell>
          <table:table-cell office:value-type="float" office:value="10827">
            <text:p>10827</text:p>
          </table:table-cell>
          <table:table-cell office:value-type="float" office:value="10671">
            <text:p>10671</text:p>
          </table:table-cell>
          <table:table-cell office:value-type="float" office:value="10621">
            <text:p>10621</text:p>
          </table:table-cell>
          <table:table-cell office:value-type="float" office:value="11333">
            <text:p>11333</text:p>
          </table:table-cell>
          <table:table-cell office:value-type="float" office:value="393377">
            <text:p>393377</text:p>
          </table:table-cell>
          <table:table-cell office:value-type="float" office:value="383853">
            <text:p>383853</text:p>
          </table:table-cell>
          <table:table-cell office:value-type="float" office:value="388517">
            <text:p>388517</text:p>
          </table:table-cell>
          <table:table-cell office:value-type="float" office:value="420984">
            <text:p>420984</text:p>
          </table:table-cell>
          <table:table-cell office:value-type="float" office:value="385577">
            <text:p>385577</text:p>
          </table:table-cell>
          <table:table-cell office:value-type="float" office:value="381264">
            <text:p>381264</text:p>
          </table:table-cell>
          <table:table-cell office:value-type="float" office:value="382154">
            <text:p>382154</text:p>
          </table:table-cell>
          <table:table-cell office:value-type="float" office:value="396393">
            <text:p>396393</text:p>
          </table:table-cell>
          <table:table-cell office:value-type="float" office:value="387395">
            <text:p>387395</text:p>
          </table:table-cell>
          <table:table-cell office:value-type="float" office:value="385460">
            <text:p>385460</text:p>
          </table:table-cell>
          <table:table-cell office:value-type="float" office:value="390497.4">
            <text:p>390497.4</text:p>
          </table:table-cell>
          <table:table-cell office:value-type="float" office:value="339507">
            <text:p>339507</text:p>
          </table:table-cell>
          <table:table-cell office:value-type="float" office:value="345782">
            <text:p>345782</text:p>
          </table:table-cell>
          <table:table-cell office:value-type="float" office:value="350228">
            <text:p>350228</text:p>
          </table:table-cell>
          <table:table-cell office:value-type="float" office:value="350704">
            <text:p>350704</text:p>
          </table:table-cell>
          <table:table-cell office:value-type="float" office:value="359588">
            <text:p>359588</text:p>
          </table:table-cell>
          <table:table-cell office:value-type="float" office:value="357860">
            <text:p>357860</text:p>
          </table:table-cell>
          <table:table-cell office:value-type="float" office:value="347887">
            <text:p>347887</text:p>
          </table:table-cell>
          <table:table-cell office:value-type="float" office:value="356531">
            <text:p>356531</text:p>
          </table:table-cell>
          <table:table-cell office:value-type="float" office:value="350510">
            <text:p>350510</text:p>
          </table:table-cell>
          <table:table-cell office:value-type="float" office:value="349896">
            <text:p>349896</text:p>
          </table:table-cell>
          <table:table-cell office:value-type="float" office:value="350849.3">
            <text:p>350849.3</text:p>
          </table:table-cell>
          <table:table-cell office:value-type="float" office:value="8404">
            <text:p>8404</text:p>
          </table:table-cell>
          <table:table-cell office:value-type="float" office:value="11082">
            <text:p>11082</text:p>
          </table:table-cell>
          <table:table-cell office:value-type="float" office:value="8382">
            <text:p>8382</text:p>
          </table:table-cell>
          <table:table-cell office:value-type="float" office:value="8527">
            <text:p>8527</text:p>
          </table:table-cell>
          <table:table-cell office:value-type="float" office:value="8457">
            <text:p>8457</text:p>
          </table:table-cell>
          <table:table-cell office:value-type="float" office:value="8829">
            <text:p>8829</text:p>
          </table:table-cell>
          <table:table-cell office:value-type="float" office:value="8441">
            <text:p>8441</text:p>
          </table:table-cell>
          <table:table-cell office:value-type="float" office:value="10378">
            <text:p>10378</text:p>
          </table:table-cell>
          <table:table-cell office:value-type="float" office:value="8489">
            <text:p>8489</text:p>
          </table:table-cell>
          <table:table-cell office:value-type="float" office:value="11581">
            <text:p>11581</text:p>
          </table:table-cell>
          <table:table-cell office:value-type="float" office:value="9257">
            <text:p>9257</text:p>
          </table:table-cell>
          <table:table-cell office:value-type="float" office:value="6608">
            <text:p>6608</text:p>
          </table:table-cell>
          <table:table-cell office:value-type="float" office:value="9068">
            <text:p>9068</text:p>
          </table:table-cell>
          <table:table-cell office:value-type="float" office:value="6531">
            <text:p>6531</text:p>
          </table:table-cell>
          <table:table-cell office:value-type="float" office:value="6549">
            <text:p>6549</text:p>
          </table:table-cell>
          <table:table-cell office:value-type="float" office:value="6582">
            <text:p>6582</text:p>
          </table:table-cell>
          <table:table-cell office:value-type="float" office:value="7630">
            <text:p>7630</text:p>
          </table:table-cell>
          <table:table-cell office:value-type="float" office:value="6578">
            <text:p>6578</text:p>
          </table:table-cell>
          <table:table-cell office:value-type="float" office:value="9946">
            <text:p>9946</text:p>
          </table:table-cell>
          <table:table-cell office:value-type="float" office:value="6600">
            <text:p>6600</text:p>
          </table:table-cell>
          <table:table-cell office:value-type="float" office:value="7471">
            <text:p>7471</text:p>
          </table:table-cell>
          <table:table-cell office:value-type="float" office:value="7356.3">
            <text:p>7356.3</text:p>
          </table:table-cell>
          <table:table-cell office:value-type="float" office:value="12899">
            <text:p>12899</text:p>
          </table:table-cell>
          <table:table-cell office:value-type="float" office:value="10345">
            <text:p>10345</text:p>
          </table:table-cell>
          <table:table-cell office:value-type="float" office:value="8245">
            <text:p>8245</text:p>
          </table:table-cell>
          <table:table-cell office:value-type="float" office:value="11416">
            <text:p>11416</text:p>
          </table:table-cell>
          <table:table-cell office:value-type="float" office:value="10268">
            <text:p>10268</text:p>
          </table:table-cell>
          <table:table-cell office:value-type="float" office:value="12644">
            <text:p>12644</text:p>
          </table:table-cell>
          <table:table-cell office:value-type="float" office:value="8238">
            <text:p>8238</text:p>
          </table:table-cell>
          <table:table-cell office:value-type="float" office:value="8423">
            <text:p>8423</text:p>
          </table:table-cell>
          <table:table-cell office:value-type="float" office:value="8272">
            <text:p>8272</text:p>
          </table:table-cell>
          <table:table-cell office:value-type="float" office:value="10091">
            <text:p>10091</text:p>
          </table:table-cell>
          <table:table-cell office:value-type="float" office:value="10084.1">
            <text:p>10084.1</text:p>
          </table:table-cell>
          <table:table-cell office:value-type="float" office:value="9396">
            <text:p>9396</text:p>
          </table:table-cell>
          <table:table-cell office:value-type="float" office:value="9343">
            <text:p>9343</text:p>
          </table:table-cell>
          <table:table-cell office:value-type="float" office:value="9130">
            <text:p>9130</text:p>
          </table:table-cell>
          <table:table-cell office:value-type="float" office:value="10035">
            <text:p>10035</text:p>
          </table:table-cell>
          <table:table-cell office:value-type="float" office:value="11755">
            <text:p>11755</text:p>
          </table:table-cell>
          <table:table-cell office:value-type="float" office:value="10163">
            <text:p>10163</text:p>
          </table:table-cell>
          <table:table-cell office:value-type="float" office:value="11878">
            <text:p>11878</text:p>
          </table:table-cell>
          <table:table-cell office:value-type="float" office:value="9173">
            <text:p>9173</text:p>
          </table:table-cell>
          <table:table-cell office:value-type="float" office:value="11458">
            <text:p>11458</text:p>
          </table:table-cell>
          <table:table-cell office:value-type="float" office:value="12070">
            <text:p>12070</text:p>
          </table:table-cell>
          <table:table-cell office:value-type="float" office:value="10440.1">
            <text:p>10440.1</text:p>
          </table:table-cell>
          <table:table-cell office:value-type="float" office:value="8702">
            <text:p>8702</text:p>
          </table:table-cell>
          <table:table-cell office:value-type="float" office:value="8751">
            <text:p>8751</text:p>
          </table:table-cell>
          <table:table-cell office:value-type="float" office:value="10824">
            <text:p>10824</text:p>
          </table:table-cell>
          <table:table-cell office:value-type="float" office:value="8685">
            <text:p>8685</text:p>
          </table:table-cell>
          <table:table-cell office:value-type="float" office:value="9412">
            <text:p>9412</text:p>
          </table:table-cell>
          <table:table-cell office:value-type="float" office:value="8690">
            <text:p>8690</text:p>
          </table:table-cell>
          <table:table-cell office:value-type="float" office:value="11888">
            <text:p>11888</text:p>
          </table:table-cell>
          <table:table-cell office:value-type="float" office:value="8701">
            <text:p>8701</text:p>
          </table:table-cell>
          <table:table-cell office:value-type="float" office:value="8718">
            <text:p>8718</text:p>
          </table:table-cell>
          <table:table-cell office:value-type="float" office:value="10358">
            <text:p>10358</text:p>
          </table:table-cell>
          <table:table-cell office:value-type="float" office:value="9472.9">
            <text:p>9472.9</text:p>
          </table:table-cell>
          <table:table-cell office:value-type="float" office:value="8411">
            <text:p>8411</text:p>
          </table:table-cell>
          <table:table-cell office:value-type="float" office:value="9841">
            <text:p>9841</text:p>
          </table:table-cell>
          <table:table-cell office:value-type="float" office:value="11122">
            <text:p>11122</text:p>
          </table:table-cell>
          <table:table-cell office:value-type="float" office:value="11143">
            <text:p>11143</text:p>
          </table:table-cell>
          <table:table-cell office:value-type="float" office:value="8420">
            <text:p>8420</text:p>
          </table:table-cell>
          <table:table-cell office:value-type="float" office:value="9971">
            <text:p>9971</text:p>
          </table:table-cell>
          <table:table-cell office:value-type="float" office:value="9199">
            <text:p>9199</text:p>
          </table:table-cell>
          <table:table-cell office:value-type="float" office:value="10821">
            <text:p>10821</text:p>
          </table:table-cell>
          <table:table-cell office:value-type="float" office:value="8445">
            <text:p>8445</text:p>
          </table:table-cell>
          <table:table-cell office:value-type="float" office:value="9160">
            <text:p>9160</text:p>
          </table:table-cell>
          <table:table-cell office:value-type="float" office:value="9653.3">
            <text:p>9653.3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15830">
            <text:p>15830</text:p>
          </table:table-cell>
          <table:table-cell office:value-type="float" office:value="12617">
            <text:p>12617</text:p>
          </table:table-cell>
          <table:table-cell office:value-type="float" office:value="10964">
            <text:p>10964</text:p>
          </table:table-cell>
          <table:table-cell office:value-type="float" office:value="12857">
            <text:p>12857</text:p>
          </table:table-cell>
          <table:table-cell office:value-type="float" office:value="13650">
            <text:p>13650</text:p>
          </table:table-cell>
          <table:table-cell office:value-type="float" office:value="12392">
            <text:p>12392</text:p>
          </table:table-cell>
          <table:table-cell office:value-type="float" office:value="12791">
            <text:p>12791</text:p>
          </table:table-cell>
          <table:table-cell office:value-type="float" office:value="15157">
            <text:p>15157</text:p>
          </table:table-cell>
          <table:table-cell office:value-type="float" office:value="10850">
            <text:p>10850</text:p>
          </table:table-cell>
          <table:table-cell office:value-type="float" office:value="11015">
            <text:p>11015</text:p>
          </table:table-cell>
          <table:table-cell office:value-type="float" office:value="12812.3">
            <text:p>12812.3</text:p>
          </table:table-cell>
          <table:table-cell office:value-type="float" office:value="11886">
            <text:p>11886</text:p>
          </table:table-cell>
          <table:table-cell office:value-type="float" office:value="12993">
            <text:p>12993</text:p>
          </table:table-cell>
          <table:table-cell office:value-type="float" office:value="15788">
            <text:p>15788</text:p>
          </table:table-cell>
          <table:table-cell office:value-type="float" office:value="12018">
            <text:p>12018</text:p>
          </table:table-cell>
          <table:table-cell office:value-type="float" office:value="11507">
            <text:p>11507</text:p>
          </table:table-cell>
          <table:table-cell office:value-type="float" office:value="13254">
            <text:p>13254</text:p>
          </table:table-cell>
          <table:table-cell office:value-type="float" office:value="11054">
            <text:p>11054</text:p>
          </table:table-cell>
          <table:table-cell office:value-type="float" office:value="11017">
            <text:p>11017</text:p>
          </table:table-cell>
          <table:table-cell office:value-type="float" office:value="13097">
            <text:p>13097</text:p>
          </table:table-cell>
          <table:table-cell office:value-type="float" office:value="10794">
            <text:p>10794</text:p>
          </table:table-cell>
          <table:table-cell office:value-type="float" office:value="12340.8">
            <text:p>12340.8</text:p>
          </table:table-cell>
          <table:table-cell office:value-type="float" office:value="12648">
            <text:p>12648</text:p>
          </table:table-cell>
          <table:table-cell office:value-type="float" office:value="11648">
            <text:p>11648</text:p>
          </table:table-cell>
          <table:table-cell office:value-type="float" office:value="13278">
            <text:p>13278</text:p>
          </table:table-cell>
          <table:table-cell office:value-type="float" office:value="11890">
            <text:p>11890</text:p>
          </table:table-cell>
          <table:table-cell office:value-type="float" office:value="10074">
            <text:p>10074</text:p>
          </table:table-cell>
          <table:table-cell office:value-type="float" office:value="11965">
            <text:p>11965</text:p>
          </table:table-cell>
          <table:table-cell office:value-type="float" office:value="10094">
            <text:p>10094</text:p>
          </table:table-cell>
          <table:table-cell office:value-type="float" office:value="10142">
            <text:p>10142</text:p>
          </table:table-cell>
          <table:table-cell office:value-type="float" office:value="13214">
            <text:p>13214</text:p>
          </table:table-cell>
          <table:table-cell office:value-type="float" office:value="10190">
            <text:p>10190</text:p>
          </table:table-cell>
          <table:table-cell office:value-type="float" office:value="11514.3">
            <text:p>11514.3</text:p>
          </table:table-cell>
          <table:table-cell office:value-type="float" office:value="12085">
            <text:p>12085</text:p>
          </table:table-cell>
          <table:table-cell office:value-type="float" office:value="10850">
            <text:p>10850</text:p>
          </table:table-cell>
          <table:table-cell office:value-type="float" office:value="12045">
            <text:p>12045</text:p>
          </table:table-cell>
          <table:table-cell office:value-type="float" office:value="10776">
            <text:p>10776</text:p>
          </table:table-cell>
          <table:table-cell office:value-type="float" office:value="12898">
            <text:p>12898</text:p>
          </table:table-cell>
          <table:table-cell office:value-type="float" office:value="12831">
            <text:p>12831</text:p>
          </table:table-cell>
          <table:table-cell office:value-type="float" office:value="10852">
            <text:p>10852</text:p>
          </table:table-cell>
          <table:table-cell office:value-type="float" office:value="12512">
            <text:p>12512</text:p>
          </table:table-cell>
          <table:table-cell office:value-type="float" office:value="11147">
            <text:p>11147</text:p>
          </table:table-cell>
          <table:table-cell office:value-type="float" office:value="13005">
            <text:p>13005</text:p>
          </table:table-cell>
          <table:table-cell office:value-type="float" office:value="11900.1">
            <text:p>11900.1</text:p>
          </table:table-cell>
          <table:table-cell office:value-type="float" office:value="387351">
            <text:p>387351</text:p>
          </table:table-cell>
          <table:table-cell office:value-type="float" office:value="393862">
            <text:p>393862</text:p>
          </table:table-cell>
          <table:table-cell office:value-type="float" office:value="388035">
            <text:p>388035</text:p>
          </table:table-cell>
          <table:table-cell office:value-type="float" office:value="386755">
            <text:p>386755</text:p>
          </table:table-cell>
          <table:table-cell office:value-type="float" office:value="394714">
            <text:p>394714</text:p>
          </table:table-cell>
          <table:table-cell office:value-type="float" office:value="389529">
            <text:p>389529</text:p>
          </table:table-cell>
          <table:table-cell office:value-type="float" office:value="398855">
            <text:p>398855</text:p>
          </table:table-cell>
          <table:table-cell office:value-type="float" office:value="389125">
            <text:p>389125</text:p>
          </table:table-cell>
          <table:table-cell office:value-type="float" office:value="386589">
            <text:p>386589</text:p>
          </table:table-cell>
          <table:table-cell office:value-type="float" office:value="395957">
            <text:p>395957</text:p>
          </table:table-cell>
          <table:table-cell office:value-type="float" office:value="391077.2">
            <text:p>391077.2</text:p>
          </table:table-cell>
          <table:table-cell office:value-type="float" office:value="351291">
            <text:p>351291</text:p>
          </table:table-cell>
          <table:table-cell office:value-type="float" office:value="357268">
            <text:p>357268</text:p>
          </table:table-cell>
          <table:table-cell office:value-type="float" office:value="349680">
            <text:p>349680</text:p>
          </table:table-cell>
          <table:table-cell office:value-type="float" office:value="351932">
            <text:p>351932</text:p>
          </table:table-cell>
          <table:table-cell office:value-type="float" office:value="353692">
            <text:p>353692</text:p>
          </table:table-cell>
          <table:table-cell office:value-type="float" office:value="348139">
            <text:p>348139</text:p>
          </table:table-cell>
          <table:table-cell office:value-type="float" office:value="351051">
            <text:p>351051</text:p>
          </table:table-cell>
          <table:table-cell office:value-type="float" office:value="361905">
            <text:p>361905</text:p>
          </table:table-cell>
          <table:table-cell office:value-type="float" office:value="350207">
            <text:p>350207</text:p>
          </table:table-cell>
          <table:table-cell office:value-type="float" office:value="353116">
            <text:p>353116</text:p>
          </table:table-cell>
          <table:table-cell office:value-type="float" office:value="352828.1">
            <text:p>352828.1</text:p>
          </table:table-cell>
          <table:table-cell office:value-type="float" office:value="8629">
            <text:p>8629</text:p>
          </table:table-cell>
          <table:table-cell office:value-type="float" office:value="8552">
            <text:p>8552</text:p>
          </table:table-cell>
          <table:table-cell office:value-type="float" office:value="8570">
            <text:p>8570</text:p>
          </table:table-cell>
          <table:table-cell office:value-type="float" office:value="8545">
            <text:p>8545</text:p>
          </table:table-cell>
          <table:table-cell office:value-type="float" office:value="8581">
            <text:p>8581</text:p>
          </table:table-cell>
          <table:table-cell office:value-type="float" office:value="12680">
            <text:p>12680</text:p>
          </table:table-cell>
          <table:table-cell office:value-type="float" office:value="8701">
            <text:p>8701</text:p>
          </table:table-cell>
          <table:table-cell office:value-type="float" office:value="8724">
            <text:p>8724</text:p>
          </table:table-cell>
          <table:table-cell office:value-type="float" office:value="8686">
            <text:p>8686</text:p>
          </table:table-cell>
          <table:table-cell office:value-type="float" office:value="10868">
            <text:p>10868</text:p>
          </table:table-cell>
          <table:table-cell office:value-type="float" office:value="9253.6">
            <text:p>9253.6</text:p>
          </table:table-cell>
          <table:table-cell office:value-type="float" office:value="6687">
            <text:p>6687</text:p>
          </table:table-cell>
          <table:table-cell office:value-type="float" office:value="8654">
            <text:p>8654</text:p>
          </table:table-cell>
          <table:table-cell office:value-type="float" office:value="8621">
            <text:p>8621</text:p>
          </table:table-cell>
          <table:table-cell office:value-type="float" office:value="8919">
            <text:p>8919</text:p>
          </table:table-cell>
          <table:table-cell office:value-type="float" office:value="6668">
            <text:p>6668</text:p>
          </table:table-cell>
          <table:table-cell office:value-type="float" office:value="7886">
            <text:p>7886</text:p>
          </table:table-cell>
          <table:table-cell office:value-type="float" office:value="6686">
            <text:p>6686</text:p>
          </table:table-cell>
          <table:table-cell office:value-type="float" office:value="6655">
            <text:p>6655</text:p>
          </table:table-cell>
          <table:table-cell office:value-type="float" office:value="6685">
            <text:p>6685</text:p>
          </table:table-cell>
          <table:table-cell office:value-type="float" office:value="7528">
            <text:p>7528</text:p>
          </table:table-cell>
          <table:table-cell office:value-type="float" office:value="7498.9">
            <text:p>7498.9</text:p>
          </table:table-cell>
          <table:table-cell office:value-type="float" office:value="8318">
            <text:p>8318</text:p>
          </table:table-cell>
          <table:table-cell office:value-type="float" office:value="10357">
            <text:p>10357</text:p>
          </table:table-cell>
          <table:table-cell office:value-type="float" office:value="9424">
            <text:p>9424</text:p>
          </table:table-cell>
          <table:table-cell office:value-type="float" office:value="8676">
            <text:p>8676</text:p>
          </table:table-cell>
          <table:table-cell office:value-type="float" office:value="8365">
            <text:p>8365</text:p>
          </table:table-cell>
          <table:table-cell office:value-type="float" office:value="8486">
            <text:p>8486</text:p>
          </table:table-cell>
          <table:table-cell office:value-type="float" office:value="10783">
            <text:p>10783</text:p>
          </table:table-cell>
          <table:table-cell office:value-type="float" office:value="8397">
            <text:p>8397</text:p>
          </table:table-cell>
          <table:table-cell office:value-type="float" office:value="11951">
            <text:p>11951</text:p>
          </table:table-cell>
          <table:table-cell office:value-type="float" office:value="9381">
            <text:p>9381</text:p>
          </table:table-cell>
          <table:table-cell office:value-type="float" office:value="9413.8">
            <text:p>9413.8</text:p>
          </table:table-cell>
          <table:table-cell office:value-type="float" office:value="12353">
            <text:p>12353</text:p>
          </table:table-cell>
          <table:table-cell office:value-type="float" office:value="10362">
            <text:p>10362</text:p>
          </table:table-cell>
          <table:table-cell office:value-type="float" office:value="11552">
            <text:p>11552</text:p>
          </table:table-cell>
          <table:table-cell office:value-type="float" office:value="9043">
            <text:p>9043</text:p>
          </table:table-cell>
          <table:table-cell office:value-type="float" office:value="11601">
            <text:p>11601</text:p>
          </table:table-cell>
          <table:table-cell office:value-type="float" office:value="9054">
            <text:p>9054</text:p>
          </table:table-cell>
          <table:table-cell office:value-type="float" office:value="9078">
            <text:p>9078</text:p>
          </table:table-cell>
          <table:table-cell office:value-type="float" office:value="11105">
            <text:p>11105</text:p>
          </table:table-cell>
          <table:table-cell office:value-type="float" office:value="9651">
            <text:p>9651</text:p>
          </table:table-cell>
          <table:table-cell office:value-type="float" office:value="9006">
            <text:p>9006</text:p>
          </table:table-cell>
          <table:table-cell office:value-type="float" office:value="10280.5">
            <text:p>10280.5</text:p>
          </table:table-cell>
          <table:table-cell office:value-type="float" office:value="10094">
            <text:p>10094</text:p>
          </table:table-cell>
          <table:table-cell office:value-type="float" office:value="10502">
            <text:p>10502</text:p>
          </table:table-cell>
          <table:table-cell office:value-type="float" office:value="8919">
            <text:p>8919</text:p>
          </table:table-cell>
          <table:table-cell office:value-type="float" office:value="8750">
            <text:p>8750</text:p>
          </table:table-cell>
          <table:table-cell office:value-type="float" office:value="12151">
            <text:p>12151</text:p>
          </table:table-cell>
          <table:table-cell office:value-type="float" office:value="10485">
            <text:p>10485</text:p>
          </table:table-cell>
          <table:table-cell office:value-type="float" office:value="8849">
            <text:p>8849</text:p>
          </table:table-cell>
          <table:table-cell office:value-type="float" office:value="8764">
            <text:p>8764</text:p>
          </table:table-cell>
          <table:table-cell office:value-type="float" office:value="8829">
            <text:p>8829</text:p>
          </table:table-cell>
          <table:table-cell office:value-type="float" office:value="10596">
            <text:p>10596</text:p>
          </table:table-cell>
          <table:table-cell office:value-type="float" office:value="9793.9">
            <text:p>9793.9</text:p>
          </table:table-cell>
          <table:table-cell office:value-type="float" office:value="8503">
            <text:p>8503</text:p>
          </table:table-cell>
          <table:table-cell office:value-type="float" office:value="8524">
            <text:p>8524</text:p>
          </table:table-cell>
          <table:table-cell office:value-type="float" office:value="10016">
            <text:p>10016</text:p>
          </table:table-cell>
          <table:table-cell office:value-type="float" office:value="10012">
            <text:p>10012</text:p>
          </table:table-cell>
          <table:table-cell office:value-type="float" office:value="9796">
            <text:p>9796</text:p>
          </table:table-cell>
          <table:table-cell office:value-type="float" office:value="8461">
            <text:p>8461</text:p>
          </table:table-cell>
          <table:table-cell office:value-type="float" office:value="8642">
            <text:p>8642</text:p>
          </table:table-cell>
          <table:table-cell office:value-type="float" office:value="8529">
            <text:p>8529</text:p>
          </table:table-cell>
          <table:table-cell office:value-type="float" office:value="11026">
            <text:p>11026</text:p>
          </table:table-cell>
          <table:table-cell office:value-type="float" office:value="8516">
            <text:p>8516</text:p>
          </table:table-cell>
          <table:table-cell office:value-type="float" office:value="9202.5">
            <text:p>9202.5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145">
            <text:p>11145</text:p>
          </table:table-cell>
          <table:table-cell office:value-type="float" office:value="13786">
            <text:p>13786</text:p>
          </table:table-cell>
          <table:table-cell office:value-type="float" office:value="12882">
            <text:p>12882</text:p>
          </table:table-cell>
          <table:table-cell office:value-type="float" office:value="11055">
            <text:p>11055</text:p>
          </table:table-cell>
          <table:table-cell office:value-type="float" office:value="13874">
            <text:p>13874</text:p>
          </table:table-cell>
          <table:table-cell office:value-type="float" office:value="11391">
            <text:p>11391</text:p>
          </table:table-cell>
          <table:table-cell office:value-type="float" office:value="12872">
            <text:p>12872</text:p>
          </table:table-cell>
          <table:table-cell office:value-type="float" office:value="13036">
            <text:p>13036</text:p>
          </table:table-cell>
          <table:table-cell office:value-type="float" office:value="12154">
            <text:p>12154</text:p>
          </table:table-cell>
          <table:table-cell office:value-type="float" office:value="13551">
            <text:p>13551</text:p>
          </table:table-cell>
          <table:table-cell office:value-type="float" office:value="12574.6">
            <text:p>12574.6</text:p>
          </table:table-cell>
          <table:table-cell office:value-type="float" office:value="14109">
            <text:p>14109</text:p>
          </table:table-cell>
          <table:table-cell office:value-type="float" office:value="11472">
            <text:p>11472</text:p>
          </table:table-cell>
          <table:table-cell office:value-type="float" office:value="13858">
            <text:p>13858</text:p>
          </table:table-cell>
          <table:table-cell office:value-type="float" office:value="16194">
            <text:p>16194</text:p>
          </table:table-cell>
          <table:table-cell office:value-type="float" office:value="10864">
            <text:p>10864</text:p>
          </table:table-cell>
          <table:table-cell office:value-type="float" office:value="12834">
            <text:p>12834</text:p>
          </table:table-cell>
          <table:table-cell office:value-type="float" office:value="10875">
            <text:p>10875</text:p>
          </table:table-cell>
          <table:table-cell office:value-type="float" office:value="10801">
            <text:p>10801</text:p>
          </table:table-cell>
          <table:table-cell office:value-type="float" office:value="10838">
            <text:p>10838</text:p>
          </table:table-cell>
          <table:table-cell office:value-type="float" office:value="11499">
            <text:p>11499</text:p>
          </table:table-cell>
          <table:table-cell office:value-type="float" office:value="12334.4">
            <text:p>12334.4</text:p>
          </table:table-cell>
          <table:table-cell office:value-type="float" office:value="11132">
            <text:p>11132</text:p>
          </table:table-cell>
          <table:table-cell office:value-type="float" office:value="10245">
            <text:p>10245</text:p>
          </table:table-cell>
          <table:table-cell office:value-type="float" office:value="10793">
            <text:p>10793</text:p>
          </table:table-cell>
          <table:table-cell office:value-type="float" office:value="11836">
            <text:p>11836</text:p>
          </table:table-cell>
          <table:table-cell office:value-type="float" office:value="12207">
            <text:p>12207</text:p>
          </table:table-cell>
          <table:table-cell office:value-type="float" office:value="11999">
            <text:p>11999</text:p>
          </table:table-cell>
          <table:table-cell office:value-type="float" office:value="10385">
            <text:p>10385</text:p>
          </table:table-cell>
          <table:table-cell office:value-type="float" office:value="10296">
            <text:p>10296</text:p>
          </table:table-cell>
          <table:table-cell office:value-type="float" office:value="13961">
            <text:p>13961</text:p>
          </table:table-cell>
          <table:table-cell office:value-type="float" office:value="10407">
            <text:p>10407</text:p>
          </table:table-cell>
          <table:table-cell office:value-type="float" office:value="11326.1">
            <text:p>11326.1</text:p>
          </table:table-cell>
          <table:table-cell office:value-type="float" office:value="10874">
            <text:p>10874</text:p>
          </table:table-cell>
          <table:table-cell office:value-type="float" office:value="12593">
            <text:p>12593</text:p>
          </table:table-cell>
          <table:table-cell office:value-type="float" office:value="12943">
            <text:p>12943</text:p>
          </table:table-cell>
          <table:table-cell office:value-type="float" office:value="13089">
            <text:p>13089</text:p>
          </table:table-cell>
          <table:table-cell office:value-type="float" office:value="14049">
            <text:p>14049</text:p>
          </table:table-cell>
          <table:table-cell office:value-type="float" office:value="13183">
            <text:p>13183</text:p>
          </table:table-cell>
          <table:table-cell office:value-type="float" office:value="14112">
            <text:p>14112</text:p>
          </table:table-cell>
          <table:table-cell office:value-type="float" office:value="12956">
            <text:p>12956</text:p>
          </table:table-cell>
          <table:table-cell office:value-type="float" office:value="10972">
            <text:p>10972</text:p>
          </table:table-cell>
          <table:table-cell office:value-type="float" office:value="13000">
            <text:p>13000</text:p>
          </table:table-cell>
          <table:table-cell office:value-type="float" office:value="12777.1">
            <text:p>12777.1</text:p>
          </table:table-cell>
          <table:table-cell office:value-type="float" office:value="412179">
            <text:p>412179</text:p>
          </table:table-cell>
          <table:table-cell office:value-type="float" office:value="402242">
            <text:p>402242</text:p>
          </table:table-cell>
          <table:table-cell office:value-type="float" office:value="392128">
            <text:p>392128</text:p>
          </table:table-cell>
          <table:table-cell office:value-type="float" office:value="401052">
            <text:p>401052</text:p>
          </table:table-cell>
          <table:table-cell office:value-type="float" office:value="396952">
            <text:p>396952</text:p>
          </table:table-cell>
          <table:table-cell office:value-type="float" office:value="406907">
            <text:p>406907</text:p>
          </table:table-cell>
          <table:table-cell office:value-type="float" office:value="397181">
            <text:p>397181</text:p>
          </table:table-cell>
          <table:table-cell office:value-type="float" office:value="402835">
            <text:p>402835</text:p>
          </table:table-cell>
          <table:table-cell office:value-type="float" office:value="405997">
            <text:p>405997</text:p>
          </table:table-cell>
          <table:table-cell office:value-type="float" office:value="400649">
            <text:p>400649</text:p>
          </table:table-cell>
          <table:table-cell office:value-type="float" office:value="401812.2">
            <text:p>401812.2</text:p>
          </table:table-cell>
          <table:table-cell office:value-type="float" office:value="362393">
            <text:p>362393</text:p>
          </table:table-cell>
          <table:table-cell office:value-type="float" office:value="362045">
            <text:p>362045</text:p>
          </table:table-cell>
          <table:table-cell office:value-type="float" office:value="353446">
            <text:p>353446</text:p>
          </table:table-cell>
          <table:table-cell office:value-type="float" office:value="359214">
            <text:p>359214</text:p>
          </table:table-cell>
          <table:table-cell office:value-type="float" office:value="365581">
            <text:p>365581</text:p>
          </table:table-cell>
          <table:table-cell office:value-type="float" office:value="363642">
            <text:p>363642</text:p>
          </table:table-cell>
          <table:table-cell office:value-type="float" office:value="361568">
            <text:p>361568</text:p>
          </table:table-cell>
          <table:table-cell office:value-type="float" office:value="357674">
            <text:p>357674</text:p>
          </table:table-cell>
          <table:table-cell office:value-type="float" office:value="359592">
            <text:p>359592</text:p>
          </table:table-cell>
          <table:table-cell office:value-type="float" office:value="356010">
            <text:p>356010</text:p>
          </table:table-cell>
          <table:table-cell office:value-type="float" office:value="360116.5">
            <text:p>360116.5</text:p>
          </table:table-cell>
          <table:table-cell office:value-type="float" office:value="8724">
            <text:p>8724</text:p>
          </table:table-cell>
          <table:table-cell office:value-type="float" office:value="11068">
            <text:p>11068</text:p>
          </table:table-cell>
          <table:table-cell office:value-type="float" office:value="10685">
            <text:p>10685</text:p>
          </table:table-cell>
          <table:table-cell office:value-type="float" office:value="8793">
            <text:p>8793</text:p>
          </table:table-cell>
          <table:table-cell office:value-type="float" office:value="9886">
            <text:p>9886</text:p>
          </table:table-cell>
          <table:table-cell office:value-type="float" office:value="10631">
            <text:p>10631</text:p>
          </table:table-cell>
          <table:table-cell office:value-type="float" office:value="9836">
            <text:p>9836</text:p>
          </table:table-cell>
          <table:table-cell office:value-type="float" office:value="10808">
            <text:p>10808</text:p>
          </table:table-cell>
          <table:table-cell office:value-type="float" office:value="8677">
            <text:p>8677</text:p>
          </table:table-cell>
          <table:table-cell office:value-type="float" office:value="8695">
            <text:p>8695</text:p>
          </table:table-cell>
          <table:table-cell office:value-type="float" office:value="9780.3">
            <text:p>9780.3</text:p>
          </table:table-cell>
          <table:table-cell office:value-type="float" office:value="8925">
            <text:p>8925</text:p>
          </table:table-cell>
          <table:table-cell office:value-type="float" office:value="7434">
            <text:p>7434</text:p>
          </table:table-cell>
          <table:table-cell office:value-type="float" office:value="6603">
            <text:p>6603</text:p>
          </table:table-cell>
          <table:table-cell office:value-type="float" office:value="9597">
            <text:p>9597</text:p>
          </table:table-cell>
          <table:table-cell office:value-type="float" office:value="6948">
            <text:p>6948</text:p>
          </table:table-cell>
          <table:table-cell office:value-type="float" office:value="7965">
            <text:p>7965</text:p>
          </table:table-cell>
          <table:table-cell office:value-type="float" office:value="9255">
            <text:p>9255</text:p>
          </table:table-cell>
          <table:table-cell office:value-type="float" office:value="8834">
            <text:p>8834</text:p>
          </table:table-cell>
          <table:table-cell office:value-type="float" office:value="6713">
            <text:p>6713</text:p>
          </table:table-cell>
          <table:table-cell office:value-type="float" office:value="8976">
            <text:p>8976</text:p>
          </table:table-cell>
          <table:table-cell office:value-type="float" office:value="8125">
            <text:p>8125</text:p>
          </table:table-cell>
          <table:table-cell office:value-type="float" office:value="8630">
            <text:p>8630</text:p>
          </table:table-cell>
          <table:table-cell office:value-type="float" office:value="8439">
            <text:p>8439</text:p>
          </table:table-cell>
          <table:table-cell office:value-type="float" office:value="8420">
            <text:p>8420</text:p>
          </table:table-cell>
          <table:table-cell office:value-type="float" office:value="11736">
            <text:p>11736</text:p>
          </table:table-cell>
          <table:table-cell office:value-type="float" office:value="8436">
            <text:p>8436</text:p>
          </table:table-cell>
          <table:table-cell office:value-type="float" office:value="8595">
            <text:p>8595</text:p>
          </table:table-cell>
          <table:table-cell office:value-type="float" office:value="12380">
            <text:p>12380</text:p>
          </table:table-cell>
          <table:table-cell office:value-type="float" office:value="9600">
            <text:p>9600</text:p>
          </table:table-cell>
          <table:table-cell office:value-type="float" office:value="11165">
            <text:p>11165</text:p>
          </table:table-cell>
          <table:table-cell office:value-type="float" office:value="9639">
            <text:p>9639</text:p>
          </table:table-cell>
          <table:table-cell office:value-type="float" office:value="9704">
            <text:p>9704</text:p>
          </table:table-cell>
          <table:table-cell office:value-type="float" office:value="9173">
            <text:p>9173</text:p>
          </table:table-cell>
          <table:table-cell office:value-type="float" office:value="10597">
            <text:p>10597</text:p>
          </table:table-cell>
          <table:table-cell office:value-type="float" office:value="11227">
            <text:p>11227</text:p>
          </table:table-cell>
          <table:table-cell office:value-type="float" office:value="10167">
            <text:p>10167</text:p>
          </table:table-cell>
          <table:table-cell office:value-type="float" office:value="9186">
            <text:p>9186</text:p>
          </table:table-cell>
          <table:table-cell office:value-type="float" office:value="10973">
            <text:p>10973</text:p>
          </table:table-cell>
          <table:table-cell office:value-type="float" office:value="9754">
            <text:p>9754</text:p>
          </table:table-cell>
          <table:table-cell office:value-type="float" office:value="9116">
            <text:p>9116</text:p>
          </table:table-cell>
          <table:table-cell office:value-type="float" office:value="11840">
            <text:p>11840</text:p>
          </table:table-cell>
          <table:table-cell office:value-type="float" office:value="11650">
            <text:p>11650</text:p>
          </table:table-cell>
          <table:table-cell office:value-type="float" office:value="10368.3">
            <text:p>10368.3</text:p>
          </table:table-cell>
          <table:table-cell office:value-type="float" office:value="8932">
            <text:p>8932</text:p>
          </table:table-cell>
          <table:table-cell office:value-type="float" office:value="10879">
            <text:p>10879</text:p>
          </table:table-cell>
          <table:table-cell office:value-type="float" office:value="10086">
            <text:p>10086</text:p>
          </table:table-cell>
          <table:table-cell office:value-type="float" office:value="8978">
            <text:p>8978</text:p>
          </table:table-cell>
          <table:table-cell office:value-type="float" office:value="10946">
            <text:p>10946</text:p>
          </table:table-cell>
          <table:table-cell office:value-type="float" office:value="8864">
            <text:p>8864</text:p>
          </table:table-cell>
          <table:table-cell office:value-type="float" office:value="8883">
            <text:p>8883</text:p>
          </table:table-cell>
          <table:table-cell office:value-type="float" office:value="11164">
            <text:p>11164</text:p>
          </table:table-cell>
          <table:table-cell office:value-type="float" office:value="9180">
            <text:p>9180</text:p>
          </table:table-cell>
          <table:table-cell office:value-type="float" office:value="8891">
            <text:p>8891</text:p>
          </table:table-cell>
          <table:table-cell office:value-type="float" office:value="9680.3">
            <text:p>9680.3</text:p>
          </table:table-cell>
          <table:table-cell office:value-type="float" office:value="10657">
            <text:p>10657</text:p>
          </table:table-cell>
          <table:table-cell office:value-type="float" office:value="9976">
            <text:p>9976</text:p>
          </table:table-cell>
          <table:table-cell office:value-type="float" office:value="10651">
            <text:p>10651</text:p>
          </table:table-cell>
          <table:table-cell office:value-type="float" office:value="13035">
            <text:p>13035</text:p>
          </table:table-cell>
          <table:table-cell office:value-type="float" office:value="11486">
            <text:p>11486</text:p>
          </table:table-cell>
          <table:table-cell office:value-type="float" office:value="8592">
            <text:p>8592</text:p>
          </table:table-cell>
          <table:table-cell office:value-type="float" office:value="8673">
            <text:p>8673</text:p>
          </table:table-cell>
          <table:table-cell office:value-type="float" office:value="9413">
            <text:p>9413</text:p>
          </table:table-cell>
          <table:table-cell office:value-type="float" office:value="11115">
            <text:p>11115</text:p>
          </table:table-cell>
          <table:table-cell office:value-type="float" office:value="8719">
            <text:p>8719</text:p>
          </table:table-cell>
          <table:table-cell office:value-type="float" office:value="10231.7">
            <text:p>10231.7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678">
            <text:p>11678</text:p>
          </table:table-cell>
          <table:table-cell office:value-type="float" office:value="11488">
            <text:p>11488</text:p>
          </table:table-cell>
          <table:table-cell office:value-type="float" office:value="11455">
            <text:p>11455</text:p>
          </table:table-cell>
          <table:table-cell office:value-type="float" office:value="13157">
            <text:p>13157</text:p>
          </table:table-cell>
          <table:table-cell office:value-type="float" office:value="14087">
            <text:p>14087</text:p>
          </table:table-cell>
          <table:table-cell office:value-type="float" office:value="15636">
            <text:p>15636</text:p>
          </table:table-cell>
          <table:table-cell office:value-type="float" office:value="11465">
            <text:p>11465</text:p>
          </table:table-cell>
          <table:table-cell office:value-type="float" office:value="13427">
            <text:p>13427</text:p>
          </table:table-cell>
          <table:table-cell office:value-type="float" office:value="13821">
            <text:p>13821</text:p>
          </table:table-cell>
          <table:table-cell office:value-type="float" office:value="11600">
            <text:p>11600</text:p>
          </table:table-cell>
          <table:table-cell office:value-type="float" office:value="12781.4">
            <text:p>12781.4</text:p>
          </table:table-cell>
          <table:table-cell office:value-type="float" office:value="12892">
            <text:p>12892</text:p>
          </table:table-cell>
          <table:table-cell office:value-type="float" office:value="10983">
            <text:p>10983</text:p>
          </table:table-cell>
          <table:table-cell office:value-type="float" office:value="10904">
            <text:p>10904</text:p>
          </table:table-cell>
          <table:table-cell office:value-type="float" office:value="12820">
            <text:p>12820</text:p>
          </table:table-cell>
          <table:table-cell office:value-type="float" office:value="12022">
            <text:p>12022</text:p>
          </table:table-cell>
          <table:table-cell office:value-type="float" office:value="14400">
            <text:p>14400</text:p>
          </table:table-cell>
          <table:table-cell office:value-type="float" office:value="13312">
            <text:p>13312</text:p>
          </table:table-cell>
          <table:table-cell office:value-type="float" office:value="12331">
            <text:p>12331</text:p>
          </table:table-cell>
          <table:table-cell office:value-type="float" office:value="11587">
            <text:p>11587</text:p>
          </table:table-cell>
          <table:table-cell office:value-type="float" office:value="11016">
            <text:p>11016</text:p>
          </table:table-cell>
          <table:table-cell office:value-type="float" office:value="12226.7">
            <text:p>12226.7</text:p>
          </table:table-cell>
          <table:table-cell office:value-type="float" office:value="10406">
            <text:p>10406</text:p>
          </table:table-cell>
          <table:table-cell office:value-type="float" office:value="13580">
            <text:p>13580</text:p>
          </table:table-cell>
          <table:table-cell office:value-type="float" office:value="12491">
            <text:p>12491</text:p>
          </table:table-cell>
          <table:table-cell office:value-type="float" office:value="13953">
            <text:p>13953</text:p>
          </table:table-cell>
          <table:table-cell office:value-type="float" office:value="10636">
            <text:p>10636</text:p>
          </table:table-cell>
          <table:table-cell office:value-type="float" office:value="14414">
            <text:p>14414</text:p>
          </table:table-cell>
          <table:table-cell office:value-type="float" office:value="12989">
            <text:p>12989</text:p>
          </table:table-cell>
          <table:table-cell office:value-type="float" office:value="14074">
            <text:p>14074</text:p>
          </table:table-cell>
          <table:table-cell office:value-type="float" office:value="12594">
            <text:p>12594</text:p>
          </table:table-cell>
          <table:table-cell office:value-type="float" office:value="12492">
            <text:p>12492</text:p>
          </table:table-cell>
          <table:table-cell office:value-type="float" office:value="12762.9">
            <text:p>12762.9</text:p>
          </table:table-cell>
          <table:table-cell office:value-type="float" office:value="13921">
            <text:p>13921</text:p>
          </table:table-cell>
          <table:table-cell office:value-type="float" office:value="13271">
            <text:p>13271</text:p>
          </table:table-cell>
          <table:table-cell office:value-type="float" office:value="13885">
            <text:p>13885</text:p>
          </table:table-cell>
          <table:table-cell office:value-type="float" office:value="11854">
            <text:p>11854</text:p>
          </table:table-cell>
          <table:table-cell office:value-type="float" office:value="14395">
            <text:p>14395</text:p>
          </table:table-cell>
          <table:table-cell office:value-type="float" office:value="12979">
            <text:p>12979</text:p>
          </table:table-cell>
          <table:table-cell office:value-type="float" office:value="11993">
            <text:p>11993</text:p>
          </table:table-cell>
          <table:table-cell office:value-type="float" office:value="11277">
            <text:p>11277</text:p>
          </table:table-cell>
          <table:table-cell office:value-type="float" office:value="11229">
            <text:p>11229</text:p>
          </table:table-cell>
          <table:table-cell office:value-type="float" office:value="11157">
            <text:p>11157</text:p>
          </table:table-cell>
          <table:table-cell office:value-type="float" office:value="12596.1">
            <text:p>12596.1</text:p>
          </table:table-cell>
          <table:table-cell office:value-type="float" office:value="408218">
            <text:p>408218</text:p>
          </table:table-cell>
          <table:table-cell office:value-type="float" office:value="412071">
            <text:p>412071</text:p>
          </table:table-cell>
          <table:table-cell office:value-type="float" office:value="409637">
            <text:p>409637</text:p>
          </table:table-cell>
          <table:table-cell office:value-type="float" office:value="441037">
            <text:p>441037</text:p>
          </table:table-cell>
          <table:table-cell office:value-type="float" office:value="434336">
            <text:p>434336</text:p>
          </table:table-cell>
          <table:table-cell office:value-type="float" office:value="416983">
            <text:p>416983</text:p>
          </table:table-cell>
          <table:table-cell office:value-type="float" office:value="400639">
            <text:p>400639</text:p>
          </table:table-cell>
          <table:table-cell office:value-type="float" office:value="421832">
            <text:p>421832</text:p>
          </table:table-cell>
          <table:table-cell office:value-type="float" office:value="410865">
            <text:p>410865</text:p>
          </table:table-cell>
          <table:table-cell office:value-type="float" office:value="404364">
            <text:p>404364</text:p>
          </table:table-cell>
          <table:table-cell office:value-type="float" office:value="415998.2">
            <text:p>415998.2</text:p>
          </table:table-cell>
          <table:table-cell office:value-type="float" office:value="373185">
            <text:p>373185</text:p>
          </table:table-cell>
          <table:table-cell office:value-type="float" office:value="364805">
            <text:p>364805</text:p>
          </table:table-cell>
          <table:table-cell office:value-type="float" office:value="405544">
            <text:p>405544</text:p>
          </table:table-cell>
          <table:table-cell office:value-type="float" office:value="410034">
            <text:p>410034</text:p>
          </table:table-cell>
          <table:table-cell office:value-type="float" office:value="372323">
            <text:p>372323</text:p>
          </table:table-cell>
          <table:table-cell office:value-type="float" office:value="368429">
            <text:p>368429</text:p>
          </table:table-cell>
          <table:table-cell office:value-type="float" office:value="364693">
            <text:p>364693</text:p>
          </table:table-cell>
          <table:table-cell office:value-type="float" office:value="366079">
            <text:p>366079</text:p>
          </table:table-cell>
          <table:table-cell office:value-type="float" office:value="362405">
            <text:p>362405</text:p>
          </table:table-cell>
          <table:table-cell office:value-type="float" office:value="366102">
            <text:p>366102</text:p>
          </table:table-cell>
          <table:table-cell office:value-type="float" office:value="375359.9">
            <text:p>375359.9</text:p>
          </table:table-cell>
          <table:table-cell office:value-type="float" office:value="8807">
            <text:p>8807</text:p>
          </table:table-cell>
          <table:table-cell office:value-type="float" office:value="8733">
            <text:p>8733</text:p>
          </table:table-cell>
          <table:table-cell office:value-type="float" office:value="9578">
            <text:p>9578</text:p>
          </table:table-cell>
          <table:table-cell office:value-type="float" office:value="8904">
            <text:p>8904</text:p>
          </table:table-cell>
          <table:table-cell office:value-type="float" office:value="8816">
            <text:p>8816</text:p>
          </table:table-cell>
          <table:table-cell office:value-type="float" office:value="10522">
            <text:p>10522</text:p>
          </table:table-cell>
          <table:table-cell office:value-type="float" office:value="9407">
            <text:p>9407</text:p>
          </table:table-cell>
          <table:table-cell office:value-type="float" office:value="11408">
            <text:p>11408</text:p>
          </table:table-cell>
          <table:table-cell office:value-type="float" office:value="8723">
            <text:p>8723</text:p>
          </table:table-cell>
          <table:table-cell office:value-type="float" office:value="8793">
            <text:p>8793</text:p>
          </table:table-cell>
          <table:table-cell office:value-type="float" office:value="9369.1">
            <text:p>9369.1</text:p>
          </table:table-cell>
          <table:table-cell office:value-type="float" office:value="8673">
            <text:p>8673</text:p>
          </table:table-cell>
          <table:table-cell office:value-type="float" office:value="8676">
            <text:p>8676</text:p>
          </table:table-cell>
          <table:table-cell office:value-type="float" office:value="6849">
            <text:p>6849</text:p>
          </table:table-cell>
          <table:table-cell office:value-type="float" office:value="8750">
            <text:p>8750</text:p>
          </table:table-cell>
          <table:table-cell office:value-type="float" office:value="6910">
            <text:p>6910</text:p>
          </table:table-cell>
          <table:table-cell office:value-type="float" office:value="7872">
            <text:p>7872</text:p>
          </table:table-cell>
          <table:table-cell office:value-type="float" office:value="9457">
            <text:p>9457</text:p>
          </table:table-cell>
          <table:table-cell office:value-type="float" office:value="6744">
            <text:p>6744</text:p>
          </table:table-cell>
          <table:table-cell office:value-type="float" office:value="6761">
            <text:p>6761</text:p>
          </table:table-cell>
          <table:table-cell office:value-type="float" office:value="6809">
            <text:p>6809</text:p>
          </table:table-cell>
          <table:table-cell office:value-type="float" office:value="7750.1">
            <text:p>7750.1</text:p>
          </table:table-cell>
          <table:table-cell office:value-type="float" office:value="8536">
            <text:p>8536</text:p>
          </table:table-cell>
          <table:table-cell office:value-type="float" office:value="8584">
            <text:p>8584</text:p>
          </table:table-cell>
          <table:table-cell office:value-type="float" office:value="11309">
            <text:p>11309</text:p>
          </table:table-cell>
          <table:table-cell office:value-type="float" office:value="8613">
            <text:p>8613</text:p>
          </table:table-cell>
          <table:table-cell office:value-type="float" office:value="8602">
            <text:p>8602</text:p>
          </table:table-cell>
          <table:table-cell office:value-type="float" office:value="10613">
            <text:p>10613</text:p>
          </table:table-cell>
          <table:table-cell office:value-type="float" office:value="11185">
            <text:p>11185</text:p>
          </table:table-cell>
          <table:table-cell office:value-type="float" office:value="8570">
            <text:p>8570</text:p>
          </table:table-cell>
          <table:table-cell office:value-type="float" office:value="9796">
            <text:p>9796</text:p>
          </table:table-cell>
          <table:table-cell office:value-type="float" office:value="12360">
            <text:p>12360</text:p>
          </table:table-cell>
          <table:table-cell office:value-type="float" office:value="9816.8">
            <text:p>9816.8</text:p>
          </table:table-cell>
          <table:table-cell office:value-type="float" office:value="9230">
            <text:p>9230</text:p>
          </table:table-cell>
          <table:table-cell office:value-type="float" office:value="9199">
            <text:p>9199</text:p>
          </table:table-cell>
          <table:table-cell office:value-type="float" office:value="9431">
            <text:p>9431</text:p>
          </table:table-cell>
          <table:table-cell office:value-type="float" office:value="12427">
            <text:p>12427</text:p>
          </table:table-cell>
          <table:table-cell office:value-type="float" office:value="11130">
            <text:p>11130</text:p>
          </table:table-cell>
          <table:table-cell office:value-type="float" office:value="9410">
            <text:p>9410</text:p>
          </table:table-cell>
          <table:table-cell office:value-type="float" office:value="12688">
            <text:p>12688</text:p>
          </table:table-cell>
          <table:table-cell office:value-type="float" office:value="9238">
            <text:p>9238</text:p>
          </table:table-cell>
          <table:table-cell office:value-type="float" office:value="10152">
            <text:p>10152</text:p>
          </table:table-cell>
          <table:table-cell office:value-type="float" office:value="9638">
            <text:p>9638</text:p>
          </table:table-cell>
          <table:table-cell office:value-type="float" office:value="10254.3">
            <text:p>10254.3</text:p>
          </table:table-cell>
          <table:table-cell office:value-type="float" office:value="11373">
            <text:p>11373</text:p>
          </table:table-cell>
          <table:table-cell office:value-type="float" office:value="9568">
            <text:p>9568</text:p>
          </table:table-cell>
          <table:table-cell office:value-type="float" office:value="11816">
            <text:p>11816</text:p>
          </table:table-cell>
          <table:table-cell office:value-type="float" office:value="12548">
            <text:p>12548</text:p>
          </table:table-cell>
          <table:table-cell office:value-type="float" office:value="9048">
            <text:p>9048</text:p>
          </table:table-cell>
          <table:table-cell office:value-type="float" office:value="10849">
            <text:p>10849</text:p>
          </table:table-cell>
          <table:table-cell office:value-type="float" office:value="9457">
            <text:p>9457</text:p>
          </table:table-cell>
          <table:table-cell office:value-type="float" office:value="11062">
            <text:p>11062</text:p>
          </table:table-cell>
          <table:table-cell office:value-type="float" office:value="9023">
            <text:p>9023</text:p>
          </table:table-cell>
          <table:table-cell office:value-type="float" office:value="9004">
            <text:p>9004</text:p>
          </table:table-cell>
          <table:table-cell office:value-type="float" office:value="10374.8">
            <text:p>10374.8</text:p>
          </table:table-cell>
          <table:table-cell office:value-type="float" office:value="8784">
            <text:p>8784</text:p>
          </table:table-cell>
          <table:table-cell office:value-type="float" office:value="10528">
            <text:p>10528</text:p>
          </table:table-cell>
          <table:table-cell office:value-type="float" office:value="9513">
            <text:p>9513</text:p>
          </table:table-cell>
          <table:table-cell office:value-type="float" office:value="9433">
            <text:p>9433</text:p>
          </table:table-cell>
          <table:table-cell office:value-type="float" office:value="12440">
            <text:p>12440</text:p>
          </table:table-cell>
          <table:table-cell office:value-type="float" office:value="8769">
            <text:p>8769</text:p>
          </table:table-cell>
          <table:table-cell office:value-type="float" office:value="12522">
            <text:p>12522</text:p>
          </table:table-cell>
          <table:table-cell office:value-type="float" office:value="10684">
            <text:p>10684</text:p>
          </table:table-cell>
          <table:table-cell office:value-type="float" office:value="10845">
            <text:p>10845</text:p>
          </table:table-cell>
          <table:table-cell office:value-type="float" office:value="10834">
            <text:p>10834</text:p>
          </table:table-cell>
          <table:table-cell office:value-type="float" office:value="10435.2">
            <text:p>10435.2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11246">
            <text:p>11246</text:p>
          </table:table-cell>
          <table:table-cell office:value-type="float" office:value="13021">
            <text:p>13021</text:p>
          </table:table-cell>
          <table:table-cell office:value-type="float" office:value="11285">
            <text:p>11285</text:p>
          </table:table-cell>
          <table:table-cell office:value-type="float" office:value="13334">
            <text:p>13334</text:p>
          </table:table-cell>
          <table:table-cell office:value-type="float" office:value="11069">
            <text:p>11069</text:p>
          </table:table-cell>
          <table:table-cell office:value-type="float" office:value="15171">
            <text:p>15171</text:p>
          </table:table-cell>
          <table:table-cell office:value-type="float" office:value="11167">
            <text:p>11167</text:p>
          </table:table-cell>
          <table:table-cell office:value-type="float" office:value="13146">
            <text:p>13146</text:p>
          </table:table-cell>
          <table:table-cell office:value-type="float" office:value="11323">
            <text:p>11323</text:p>
          </table:table-cell>
          <table:table-cell office:value-type="float" office:value="11119">
            <text:p>11119</text:p>
          </table:table-cell>
          <table:table-cell office:value-type="float" office:value="12188.1">
            <text:p>12188.1</text:p>
          </table:table-cell>
          <table:table-cell office:value-type="float" office:value="11102">
            <text:p>11102</text:p>
          </table:table-cell>
          <table:table-cell office:value-type="float" office:value="13846">
            <text:p>13846</text:p>
          </table:table-cell>
          <table:table-cell office:value-type="float" office:value="11212">
            <text:p>11212</text:p>
          </table:table-cell>
          <table:table-cell office:value-type="float" office:value="12127">
            <text:p>12127</text:p>
          </table:table-cell>
          <table:table-cell office:value-type="float" office:value="12847">
            <text:p>12847</text:p>
          </table:table-cell>
          <table:table-cell office:value-type="float" office:value="11819">
            <text:p>11819</text:p>
          </table:table-cell>
          <table:table-cell office:value-type="float" office:value="12751">
            <text:p>12751</text:p>
          </table:table-cell>
          <table:table-cell office:value-type="float" office:value="11175">
            <text:p>11175</text:p>
          </table:table-cell>
          <table:table-cell office:value-type="float" office:value="13031">
            <text:p>13031</text:p>
          </table:table-cell>
          <table:table-cell office:value-type="float" office:value="11110">
            <text:p>11110</text:p>
          </table:table-cell>
          <table:table-cell office:value-type="float" office:value="12102">
            <text:p>12102</text:p>
          </table:table-cell>
          <table:table-cell office:value-type="float" office:value="10531">
            <text:p>10531</text:p>
          </table:table-cell>
          <table:table-cell office:value-type="float" office:value="11063">
            <text:p>11063</text:p>
          </table:table-cell>
          <table:table-cell office:value-type="float" office:value="12415">
            <text:p>12415</text:p>
          </table:table-cell>
          <table:table-cell office:value-type="float" office:value="12528">
            <text:p>12528</text:p>
          </table:table-cell>
          <table:table-cell office:value-type="float" office:value="13391">
            <text:p>13391</text:p>
          </table:table-cell>
          <table:table-cell office:value-type="float" office:value="12582">
            <text:p>12582</text:p>
          </table:table-cell>
          <table:table-cell office:value-type="float" office:value="10923">
            <text:p>10923</text:p>
          </table:table-cell>
          <table:table-cell office:value-type="float" office:value="12523">
            <text:p>12523</text:p>
          </table:table-cell>
          <table:table-cell office:value-type="float" office:value="10546">
            <text:p>10546</text:p>
          </table:table-cell>
          <table:table-cell office:value-type="float" office:value="12559">
            <text:p>12559</text:p>
          </table:table-cell>
          <table:table-cell office:value-type="float" office:value="11906.1">
            <text:p>11906.1</text:p>
          </table:table-cell>
          <table:table-cell office:value-type="float" office:value="14958">
            <text:p>14958</text:p>
          </table:table-cell>
          <table:table-cell office:value-type="float" office:value="14593">
            <text:p>14593</text:p>
          </table:table-cell>
          <table:table-cell office:value-type="float" office:value="11264">
            <text:p>11264</text:p>
          </table:table-cell>
          <table:table-cell office:value-type="float" office:value="13504">
            <text:p>13504</text:p>
          </table:table-cell>
          <table:table-cell office:value-type="float" office:value="11721">
            <text:p>11721</text:p>
          </table:table-cell>
          <table:table-cell office:value-type="float" office:value="11163">
            <text:p>11163</text:p>
          </table:table-cell>
          <table:table-cell office:value-type="float" office:value="11330">
            <text:p>11330</text:p>
          </table:table-cell>
          <table:table-cell office:value-type="float" office:value="11159">
            <text:p>11159</text:p>
          </table:table-cell>
          <table:table-cell office:value-type="float" office:value="11175">
            <text:p>11175</text:p>
          </table:table-cell>
          <table:table-cell office:value-type="float" office:value="11270">
            <text:p>11270</text:p>
          </table:table-cell>
          <table:table-cell office:value-type="float" office:value="12213.7">
            <text:p>12213.7</text:p>
          </table:table-cell>
          <table:table-cell office:value-type="float" office:value="428546">
            <text:p>428546</text:p>
          </table:table-cell>
          <table:table-cell office:value-type="float" office:value="418906">
            <text:p>418906</text:p>
          </table:table-cell>
          <table:table-cell office:value-type="float" office:value="409016">
            <text:p>409016</text:p>
          </table:table-cell>
          <table:table-cell office:value-type="float" office:value="416946">
            <text:p>416946</text:p>
          </table:table-cell>
          <table:table-cell office:value-type="float" office:value="415074">
            <text:p>415074</text:p>
          </table:table-cell>
          <table:table-cell office:value-type="float" office:value="415003">
            <text:p>415003</text:p>
          </table:table-cell>
          <table:table-cell office:value-type="float" office:value="408023">
            <text:p>408023</text:p>
          </table:table-cell>
          <table:table-cell office:value-type="float" office:value="412868">
            <text:p>412868</text:p>
          </table:table-cell>
          <table:table-cell office:value-type="float" office:value="422473">
            <text:p>422473</text:p>
          </table:table-cell>
          <table:table-cell office:value-type="float" office:value="418071">
            <text:p>418071</text:p>
          </table:table-cell>
          <table:table-cell office:value-type="float" office:value="416492.6">
            <text:p>416492.6</text:p>
          </table:table-cell>
          <table:table-cell office:value-type="float" office:value="385555">
            <text:p>385555</text:p>
          </table:table-cell>
          <table:table-cell office:value-type="float" office:value="377198">
            <text:p>377198</text:p>
          </table:table-cell>
          <table:table-cell office:value-type="float" office:value="365980">
            <text:p>365980</text:p>
          </table:table-cell>
          <table:table-cell office:value-type="float" office:value="375095">
            <text:p>375095</text:p>
          </table:table-cell>
          <table:table-cell office:value-type="float" office:value="374665">
            <text:p>374665</text:p>
          </table:table-cell>
          <table:table-cell office:value-type="float" office:value="380574">
            <text:p>380574</text:p>
          </table:table-cell>
          <table:table-cell office:value-type="float" office:value="370277">
            <text:p>370277</text:p>
          </table:table-cell>
          <table:table-cell office:value-type="float" office:value="374075">
            <text:p>374075</text:p>
          </table:table-cell>
          <table:table-cell office:value-type="float" office:value="375173">
            <text:p>375173</text:p>
          </table:table-cell>
          <table:table-cell office:value-type="float" office:value="379406">
            <text:p>379406</text:p>
          </table:table-cell>
          <table:table-cell office:value-type="float" office:value="375799.8">
            <text:p>375799.8</text:p>
          </table:table-cell>
          <table:table-cell office:value-type="float" office:value="10290">
            <text:p>10290</text:p>
          </table:table-cell>
          <table:table-cell office:value-type="float" office:value="8836">
            <text:p>8836</text:p>
          </table:table-cell>
          <table:table-cell office:value-type="float" office:value="8910">
            <text:p>8910</text:p>
          </table:table-cell>
          <table:table-cell office:value-type="float" office:value="8914">
            <text:p>8914</text:p>
          </table:table-cell>
          <table:table-cell office:value-type="float" office:value="8931">
            <text:p>8931</text:p>
          </table:table-cell>
          <table:table-cell office:value-type="float" office:value="8827">
            <text:p>8827</text:p>
          </table:table-cell>
          <table:table-cell office:value-type="float" office:value="8820">
            <text:p>8820</text:p>
          </table:table-cell>
          <table:table-cell office:value-type="float" office:value="8915">
            <text:p>8915</text:p>
          </table:table-cell>
          <table:table-cell office:value-type="float" office:value="8855">
            <text:p>8855</text:p>
          </table:table-cell>
          <table:table-cell office:value-type="float" office:value="8820">
            <text:p>8820</text:p>
          </table:table-cell>
          <table:table-cell office:value-type="float" office:value="9011.8">
            <text:p>9011.8</text:p>
          </table:table-cell>
          <table:table-cell office:value-type="float" office:value="6873">
            <text:p>6873</text:p>
          </table:table-cell>
          <table:table-cell office:value-type="float" office:value="6882">
            <text:p>6882</text:p>
          </table:table-cell>
          <table:table-cell office:value-type="float" office:value="9593">
            <text:p>9593</text:p>
          </table:table-cell>
          <table:table-cell office:value-type="float" office:value="8950">
            <text:p>8950</text:p>
          </table:table-cell>
          <table:table-cell office:value-type="float" office:value="6861">
            <text:p>6861</text:p>
          </table:table-cell>
          <table:table-cell office:value-type="float" office:value="6817">
            <text:p>6817</text:p>
          </table:table-cell>
          <table:table-cell office:value-type="float" office:value="7222">
            <text:p>7222</text:p>
          </table:table-cell>
          <table:table-cell office:value-type="float" office:value="6823">
            <text:p>6823</text:p>
          </table:table-cell>
          <table:table-cell office:value-type="float" office:value="10417">
            <text:p>10417</text:p>
          </table:table-cell>
          <table:table-cell office:value-type="float" office:value="6855">
            <text:p>6855</text:p>
          </table:table-cell>
          <table:table-cell office:value-type="float" office:value="7729.3">
            <text:p>7729.3</text:p>
          </table:table-cell>
          <table:table-cell office:value-type="float" office:value="8622">
            <text:p>8622</text:p>
          </table:table-cell>
          <table:table-cell office:value-type="float" office:value="9128">
            <text:p>9128</text:p>
          </table:table-cell>
          <table:table-cell office:value-type="float" office:value="12168">
            <text:p>12168</text:p>
          </table:table-cell>
          <table:table-cell office:value-type="float" office:value="8692">
            <text:p>8692</text:p>
          </table:table-cell>
          <table:table-cell office:value-type="float" office:value="10468">
            <text:p>10468</text:p>
          </table:table-cell>
          <table:table-cell office:value-type="float" office:value="10107">
            <text:p>10107</text:p>
          </table:table-cell>
          <table:table-cell office:value-type="float" office:value="11647">
            <text:p>11647</text:p>
          </table:table-cell>
          <table:table-cell office:value-type="float" office:value="8678">
            <text:p>8678</text:p>
          </table:table-cell>
          <table:table-cell office:value-type="float" office:value="9454">
            <text:p>9454</text:p>
          </table:table-cell>
          <table:table-cell office:value-type="float" office:value="11554">
            <text:p>11554</text:p>
          </table:table-cell>
          <table:table-cell office:value-type="float" office:value="10051.8">
            <text:p>10051.8</text:p>
          </table:table-cell>
          <table:table-cell office:value-type="float" office:value="11218">
            <text:p>11218</text:p>
          </table:table-cell>
          <table:table-cell office:value-type="float" office:value="13888">
            <text:p>13888</text:p>
          </table:table-cell>
          <table:table-cell office:value-type="float" office:value="10740">
            <text:p>10740</text:p>
          </table:table-cell>
          <table:table-cell office:value-type="float" office:value="9415">
            <text:p>9415</text:p>
          </table:table-cell>
          <table:table-cell office:value-type="float" office:value="11464">
            <text:p>11464</text:p>
          </table:table-cell>
          <table:table-cell office:value-type="float" office:value="9322">
            <text:p>9322</text:p>
          </table:table-cell>
          <table:table-cell office:value-type="float" office:value="9445">
            <text:p>9445</text:p>
          </table:table-cell>
          <table:table-cell office:value-type="float" office:value="12042">
            <text:p>12042</text:p>
          </table:table-cell>
          <table:table-cell office:value-type="float" office:value="9322">
            <text:p>9322</text:p>
          </table:table-cell>
          <table:table-cell office:value-type="float" office:value="12200">
            <text:p>12200</text:p>
          </table:table-cell>
          <table:table-cell office:value-type="float" office:value="10905.6">
            <text:p>10905.6</text:p>
          </table:table-cell>
          <table:table-cell office:value-type="float" office:value="11934">
            <text:p>11934</text:p>
          </table:table-cell>
          <table:table-cell office:value-type="float" office:value="9222">
            <text:p>9222</text:p>
          </table:table-cell>
          <table:table-cell office:value-type="float" office:value="9119">
            <text:p>9119</text:p>
          </table:table-cell>
          <table:table-cell office:value-type="float" office:value="10987">
            <text:p>10987</text:p>
          </table:table-cell>
          <table:table-cell office:value-type="float" office:value="10295">
            <text:p>10295</text:p>
          </table:table-cell>
          <table:table-cell office:value-type="float" office:value="9117">
            <text:p>9117</text:p>
          </table:table-cell>
          <table:table-cell office:value-type="float" office:value="9087">
            <text:p>9087</text:p>
          </table:table-cell>
          <table:table-cell office:value-type="float" office:value="9076">
            <text:p>9076</text:p>
          </table:table-cell>
          <table:table-cell office:value-type="float" office:value="9145">
            <text:p>9145</text:p>
          </table:table-cell>
          <table:table-cell office:value-type="float" office:value="9298">
            <text:p>9298</text:p>
          </table:table-cell>
          <table:table-cell office:value-type="float" office:value="9728">
            <text:p>9728</text:p>
          </table:table-cell>
          <table:table-cell office:value-type="float" office:value="9442">
            <text:p>9442</text:p>
          </table:table-cell>
          <table:table-cell office:value-type="float" office:value="10497">
            <text:p>10497</text:p>
          </table:table-cell>
          <table:table-cell office:value-type="float" office:value="10881">
            <text:p>10881</text:p>
          </table:table-cell>
          <table:table-cell office:value-type="float" office:value="8977">
            <text:p>8977</text:p>
          </table:table-cell>
          <table:table-cell office:value-type="float" office:value="11339">
            <text:p>11339</text:p>
          </table:table-cell>
          <table:table-cell office:value-type="float" office:value="10782">
            <text:p>10782</text:p>
          </table:table-cell>
          <table:table-cell office:value-type="float" office:value="11220">
            <text:p>11220</text:p>
          </table:table-cell>
          <table:table-cell office:value-type="float" office:value="8967">
            <text:p>8967</text:p>
          </table:table-cell>
          <table:table-cell office:value-type="float" office:value="11090">
            <text:p>11090</text:p>
          </table:table-cell>
          <table:table-cell office:value-type="float" office:value="11083">
            <text:p>11083</text:p>
          </table:table-cell>
          <table:table-cell office:value-type="float" office:value="10427.8">
            <text:p>10427.8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11399">
            <text:p>11399</text:p>
          </table:table-cell>
          <table:table-cell office:value-type="float" office:value="13678">
            <text:p>13678</text:p>
          </table:table-cell>
          <table:table-cell office:value-type="float" office:value="12712">
            <text:p>12712</text:p>
          </table:table-cell>
          <table:table-cell office:value-type="float" office:value="13123">
            <text:p>13123</text:p>
          </table:table-cell>
          <table:table-cell office:value-type="float" office:value="11393">
            <text:p>11393</text:p>
          </table:table-cell>
          <table:table-cell office:value-type="float" office:value="13706">
            <text:p>13706</text:p>
          </table:table-cell>
          <table:table-cell office:value-type="float" office:value="11412">
            <text:p>11412</text:p>
          </table:table-cell>
          <table:table-cell office:value-type="float" office:value="13219">
            <text:p>13219</text:p>
          </table:table-cell>
          <table:table-cell office:value-type="float" office:value="14487">
            <text:p>14487</text:p>
          </table:table-cell>
          <table:table-cell office:value-type="float" office:value="15608">
            <text:p>15608</text:p>
          </table:table-cell>
          <table:table-cell office:value-type="float" office:value="13073.7">
            <text:p>13073.7</text:p>
          </table:table-cell>
          <table:table-cell office:value-type="float" office:value="11175">
            <text:p>11175</text:p>
          </table:table-cell>
          <table:table-cell office:value-type="float" office:value="11234">
            <text:p>11234</text:p>
          </table:table-cell>
          <table:table-cell office:value-type="float" office:value="12972">
            <text:p>12972</text:p>
          </table:table-cell>
          <table:table-cell office:value-type="float" office:value="11396">
            <text:p>11396</text:p>
          </table:table-cell>
          <table:table-cell office:value-type="float" office:value="13290">
            <text:p>13290</text:p>
          </table:table-cell>
          <table:table-cell office:value-type="float" office:value="13648">
            <text:p>13648</text:p>
          </table:table-cell>
          <table:table-cell office:value-type="float" office:value="11310">
            <text:p>11310</text:p>
          </table:table-cell>
          <table:table-cell office:value-type="float" office:value="11263">
            <text:p>11263</text:p>
          </table:table-cell>
          <table:table-cell office:value-type="float" office:value="11734">
            <text:p>11734</text:p>
          </table:table-cell>
          <table:table-cell office:value-type="float" office:value="14153">
            <text:p>14153</text:p>
          </table:table-cell>
          <table:table-cell office:value-type="float" office:value="12217.5">
            <text:p>12217.5</text:p>
          </table:table-cell>
          <table:table-cell office:value-type="float" office:value="12914">
            <text:p>12914</text:p>
          </table:table-cell>
          <table:table-cell office:value-type="float" office:value="10671">
            <text:p>10671</text:p>
          </table:table-cell>
          <table:table-cell office:value-type="float" office:value="14070">
            <text:p>14070</text:p>
          </table:table-cell>
          <table:table-cell office:value-type="float" office:value="13148">
            <text:p>13148</text:p>
          </table:table-cell>
          <table:table-cell office:value-type="float" office:value="10816">
            <text:p>10816</text:p>
          </table:table-cell>
          <table:table-cell office:value-type="float" office:value="11636">
            <text:p>11636</text:p>
          </table:table-cell>
          <table:table-cell office:value-type="float" office:value="10723">
            <text:p>10723</text:p>
          </table:table-cell>
          <table:table-cell office:value-type="float" office:value="12865">
            <text:p>12865</text:p>
          </table:table-cell>
          <table:table-cell office:value-type="float" office:value="12867">
            <text:p>12867</text:p>
          </table:table-cell>
          <table:table-cell office:value-type="float" office:value="10760">
            <text:p>10760</text:p>
          </table:table-cell>
          <table:table-cell office:value-type="float" office:value="12047">
            <text:p>12047</text:p>
          </table:table-cell>
          <table:table-cell office:value-type="float" office:value="11824">
            <text:p>11824</text:p>
          </table:table-cell>
          <table:table-cell office:value-type="float" office:value="13353">
            <text:p>13353</text:p>
          </table:table-cell>
          <table:table-cell office:value-type="float" office:value="13568">
            <text:p>13568</text:p>
          </table:table-cell>
          <table:table-cell office:value-type="float" office:value="13787">
            <text:p>13787</text:p>
          </table:table-cell>
          <table:table-cell office:value-type="float" office:value="11400">
            <text:p>11400</text:p>
          </table:table-cell>
          <table:table-cell office:value-type="float" office:value="13499">
            <text:p>13499</text:p>
          </table:table-cell>
          <table:table-cell office:value-type="float" office:value="13321">
            <text:p>13321</text:p>
          </table:table-cell>
          <table:table-cell office:value-type="float" office:value="14278">
            <text:p>14278</text:p>
          </table:table-cell>
          <table:table-cell office:value-type="float" office:value="13638">
            <text:p>13638</text:p>
          </table:table-cell>
          <table:table-cell office:value-type="float" office:value="13964">
            <text:p>13964</text:p>
          </table:table-cell>
          <table:table-cell office:value-type="float" office:value="13263.2">
            <text:p>13263.2</text:p>
          </table:table-cell>
          <table:table-cell office:value-type="float" office:value="428483">
            <text:p>428483</text:p>
          </table:table-cell>
          <table:table-cell office:value-type="float" office:value="420001">
            <text:p>420001</text:p>
          </table:table-cell>
          <table:table-cell office:value-type="float" office:value="432034">
            <text:p>432034</text:p>
          </table:table-cell>
          <table:table-cell office:value-type="float" office:value="420942">
            <text:p>420942</text:p>
          </table:table-cell>
          <table:table-cell office:value-type="float" office:value="425784">
            <text:p>425784</text:p>
          </table:table-cell>
          <table:table-cell office:value-type="float" office:value="425579">
            <text:p>425579</text:p>
          </table:table-cell>
          <table:table-cell office:value-type="float" office:value="419040">
            <text:p>419040</text:p>
          </table:table-cell>
          <table:table-cell office:value-type="float" office:value="427596">
            <text:p>427596</text:p>
          </table:table-cell>
          <table:table-cell office:value-type="float" office:value="427042">
            <text:p>427042</text:p>
          </table:table-cell>
          <table:table-cell office:value-type="float" office:value="417440">
            <text:p>417440</text:p>
          </table:table-cell>
          <table:table-cell office:value-type="float" office:value="424394.1">
            <text:p>424394.1</text:p>
          </table:table-cell>
          <table:table-cell office:value-type="float" office:value="390480">
            <text:p>390480</text:p>
          </table:table-cell>
          <table:table-cell office:value-type="float" office:value="376281">
            <text:p>376281</text:p>
          </table:table-cell>
          <table:table-cell office:value-type="float" office:value="387350">
            <text:p>387350</text:p>
          </table:table-cell>
          <table:table-cell office:value-type="float" office:value="400813">
            <text:p>400813</text:p>
          </table:table-cell>
          <table:table-cell office:value-type="float" office:value="389670">
            <text:p>389670</text:p>
          </table:table-cell>
          <table:table-cell office:value-type="float" office:value="381794">
            <text:p>381794</text:p>
          </table:table-cell>
          <table:table-cell office:value-type="float" office:value="386421">
            <text:p>386421</text:p>
          </table:table-cell>
          <table:table-cell office:value-type="float" office:value="382761">
            <text:p>382761</text:p>
          </table:table-cell>
          <table:table-cell office:value-type="float" office:value="377662">
            <text:p>377662</text:p>
          </table:table-cell>
          <table:table-cell office:value-type="float" office:value="382697">
            <text:p>382697</text:p>
          </table:table-cell>
          <table:table-cell office:value-type="float" office:value="385592.9">
            <text:p>385592.9</text:p>
          </table:table-cell>
          <table:table-cell office:value-type="float" office:value="9023">
            <text:p>9023</text:p>
          </table:table-cell>
          <table:table-cell office:value-type="float" office:value="12148">
            <text:p>12148</text:p>
          </table:table-cell>
          <table:table-cell office:value-type="float" office:value="10397">
            <text:p>10397</text:p>
          </table:table-cell>
          <table:table-cell office:value-type="float" office:value="9355">
            <text:p>9355</text:p>
          </table:table-cell>
          <table:table-cell office:value-type="float" office:value="8941">
            <text:p>8941</text:p>
          </table:table-cell>
          <table:table-cell office:value-type="float" office:value="8992">
            <text:p>8992</text:p>
          </table:table-cell>
          <table:table-cell office:value-type="float" office:value="11073">
            <text:p>11073</text:p>
          </table:table-cell>
          <table:table-cell office:value-type="float" office:value="8964">
            <text:p>8964</text:p>
          </table:table-cell>
          <table:table-cell office:value-type="float" office:value="8978">
            <text:p>8978</text:p>
          </table:table-cell>
          <table:table-cell office:value-type="float" office:value="10778">
            <text:p>10778</text:p>
          </table:table-cell>
          <table:table-cell office:value-type="float" office:value="9864.9">
            <text:p>9864.9</text:p>
          </table:table-cell>
          <table:table-cell office:value-type="float" office:value="6955">
            <text:p>6955</text:p>
          </table:table-cell>
          <table:table-cell office:value-type="float" office:value="8639">
            <text:p>8639</text:p>
          </table:table-cell>
          <table:table-cell office:value-type="float" office:value="9033">
            <text:p>9033</text:p>
          </table:table-cell>
          <table:table-cell office:value-type="float" office:value="6949">
            <text:p>6949</text:p>
          </table:table-cell>
          <table:table-cell office:value-type="float" office:value="9724">
            <text:p>9724</text:p>
          </table:table-cell>
          <table:table-cell office:value-type="float" office:value="6977">
            <text:p>6977</text:p>
          </table:table-cell>
          <table:table-cell office:value-type="float" office:value="8262">
            <text:p>8262</text:p>
          </table:table-cell>
          <table:table-cell office:value-type="float" office:value="9118">
            <text:p>9118</text:p>
          </table:table-cell>
          <table:table-cell office:value-type="float" office:value="6960">
            <text:p>6960</text:p>
          </table:table-cell>
          <table:table-cell office:value-type="float" office:value="7061">
            <text:p>7061</text:p>
          </table:table-cell>
          <table:table-cell office:value-type="float" office:value="7967.8">
            <text:p>7967.8</text:p>
          </table:table-cell>
          <table:table-cell office:value-type="float" office:value="10711">
            <text:p>10711</text:p>
          </table:table-cell>
          <table:table-cell office:value-type="float" office:value="11547">
            <text:p>11547</text:p>
          </table:table-cell>
          <table:table-cell office:value-type="float" office:value="9144">
            <text:p>9144</text:p>
          </table:table-cell>
          <table:table-cell office:value-type="float" office:value="8746">
            <text:p>8746</text:p>
          </table:table-cell>
          <table:table-cell office:value-type="float" office:value="9383">
            <text:p>9383</text:p>
          </table:table-cell>
          <table:table-cell office:value-type="float" office:value="11273">
            <text:p>11273</text:p>
          </table:table-cell>
          <table:table-cell office:value-type="float" office:value="8900">
            <text:p>8900</text:p>
          </table:table-cell>
          <table:table-cell office:value-type="float" office:value="11027">
            <text:p>11027</text:p>
          </table:table-cell>
          <table:table-cell office:value-type="float" office:value="8780">
            <text:p>8780</text:p>
          </table:table-cell>
          <table:table-cell office:value-type="float" office:value="11865">
            <text:p>11865</text:p>
          </table:table-cell>
          <table:table-cell office:value-type="float" office:value="10137.6">
            <text:p>10137.6</text:p>
          </table:table-cell>
          <table:table-cell office:value-type="float" office:value="9334">
            <text:p>9334</text:p>
          </table:table-cell>
          <table:table-cell office:value-type="float" office:value="12327">
            <text:p>12327</text:p>
          </table:table-cell>
          <table:table-cell office:value-type="float" office:value="9537">
            <text:p>9537</text:p>
          </table:table-cell>
          <table:table-cell office:value-type="float" office:value="9470">
            <text:p>9470</text:p>
          </table:table-cell>
          <table:table-cell office:value-type="float" office:value="11004">
            <text:p>11004</text:p>
          </table:table-cell>
          <table:table-cell office:value-type="float" office:value="12867">
            <text:p>12867</text:p>
          </table:table-cell>
          <table:table-cell office:value-type="float" office:value="11263">
            <text:p>11263</text:p>
          </table:table-cell>
          <table:table-cell office:value-type="float" office:value="9543">
            <text:p>9543</text:p>
          </table:table-cell>
          <table:table-cell office:value-type="float" office:value="13757">
            <text:p>13757</text:p>
          </table:table-cell>
          <table:table-cell office:value-type="float" office:value="9668">
            <text:p>9668</text:p>
          </table:table-cell>
          <table:table-cell office:value-type="float" office:value="10877">
            <text:p>10877</text:p>
          </table:table-cell>
          <table:table-cell office:value-type="float" office:value="9190">
            <text:p>9190</text:p>
          </table:table-cell>
          <table:table-cell office:value-type="float" office:value="9201">
            <text:p>9201</text:p>
          </table:table-cell>
          <table:table-cell office:value-type="float" office:value="11230">
            <text:p>11230</text:p>
          </table:table-cell>
          <table:table-cell office:value-type="float" office:value="9270">
            <text:p>9270</text:p>
          </table:table-cell>
          <table:table-cell office:value-type="float" office:value="12347">
            <text:p>12347</text:p>
          </table:table-cell>
          <table:table-cell office:value-type="float" office:value="10077">
            <text:p>10077</text:p>
          </table:table-cell>
          <table:table-cell office:value-type="float" office:value="9248">
            <text:p>9248</text:p>
          </table:table-cell>
          <table:table-cell office:value-type="float" office:value="9259">
            <text:p>9259</text:p>
          </table:table-cell>
          <table:table-cell office:value-type="float" office:value="11448">
            <text:p>11448</text:p>
          </table:table-cell>
          <table:table-cell office:value-type="float" office:value="10922">
            <text:p>10922</text:p>
          </table:table-cell>
          <table:table-cell office:value-type="float" office:value="10219.2">
            <text:p>10219.2</text:p>
          </table:table-cell>
          <table:table-cell office:value-type="float" office:value="8967">
            <text:p>8967</text:p>
          </table:table-cell>
          <table:table-cell office:value-type="float" office:value="8899">
            <text:p>8899</text:p>
          </table:table-cell>
          <table:table-cell office:value-type="float" office:value="9046">
            <text:p>9046</text:p>
          </table:table-cell>
          <table:table-cell office:value-type="float" office:value="9085">
            <text:p>9085</text:p>
          </table:table-cell>
          <table:table-cell office:value-type="float" office:value="9211">
            <text:p>9211</text:p>
          </table:table-cell>
          <table:table-cell office:value-type="float" office:value="10804">
            <text:p>10804</text:p>
          </table:table-cell>
          <table:table-cell office:value-type="float" office:value="9104">
            <text:p>9104</text:p>
          </table:table-cell>
          <table:table-cell office:value-type="float" office:value="10969">
            <text:p>10969</text:p>
          </table:table-cell>
          <table:table-cell office:value-type="float" office:value="10122">
            <text:p>10122</text:p>
          </table:table-cell>
          <table:table-cell office:value-type="float" office:value="8931">
            <text:p>8931</text:p>
          </table:table-cell>
          <table:table-cell office:value-type="float" office:value="9513.8">
            <text:p>9513.8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11515">
            <text:p>11515</text:p>
          </table:table-cell>
          <table:table-cell office:value-type="float" office:value="15067">
            <text:p>15067</text:p>
          </table:table-cell>
          <table:table-cell office:value-type="float" office:value="12986">
            <text:p>12986</text:p>
          </table:table-cell>
          <table:table-cell office:value-type="float" office:value="11411">
            <text:p>11411</text:p>
          </table:table-cell>
          <table:table-cell office:value-type="float" office:value="13658">
            <text:p>13658</text:p>
          </table:table-cell>
          <table:table-cell office:value-type="float" office:value="12007">
            <text:p>12007</text:p>
          </table:table-cell>
          <table:table-cell office:value-type="float" office:value="11333">
            <text:p>11333</text:p>
          </table:table-cell>
          <table:table-cell office:value-type="float" office:value="11396">
            <text:p>11396</text:p>
          </table:table-cell>
          <table:table-cell office:value-type="float" office:value="13666">
            <text:p>13666</text:p>
          </table:table-cell>
          <table:table-cell office:value-type="float" office:value="11347">
            <text:p>11347</text:p>
          </table:table-cell>
          <table:table-cell office:value-type="float" office:value="12438.6">
            <text:p>12438.6</text:p>
          </table:table-cell>
          <table:table-cell office:value-type="float" office:value="16196">
            <text:p>16196</text:p>
          </table:table-cell>
          <table:table-cell office:value-type="float" office:value="13835">
            <text:p>13835</text:p>
          </table:table-cell>
          <table:table-cell office:value-type="float" office:value="13417">
            <text:p>13417</text:p>
          </table:table-cell>
          <table:table-cell office:value-type="float" office:value="13715">
            <text:p>13715</text:p>
          </table:table-cell>
          <table:table-cell office:value-type="float" office:value="13997">
            <text:p>13997</text:p>
          </table:table-cell>
          <table:table-cell office:value-type="float" office:value="15760">
            <text:p>15760</text:p>
          </table:table-cell>
          <table:table-cell office:value-type="float" office:value="13262">
            <text:p>13262</text:p>
          </table:table-cell>
          <table:table-cell office:value-type="float" office:value="13430">
            <text:p>13430</text:p>
          </table:table-cell>
          <table:table-cell office:value-type="float" office:value="11488">
            <text:p>11488</text:p>
          </table:table-cell>
          <table:table-cell office:value-type="float" office:value="13582">
            <text:p>13582</text:p>
          </table:table-cell>
          <table:table-cell office:value-type="float" office:value="13868.2">
            <text:p>13868.2</text:p>
          </table:table-cell>
          <table:table-cell office:value-type="float" office:value="13232">
            <text:p>13232</text:p>
          </table:table-cell>
          <table:table-cell office:value-type="float" office:value="10770">
            <text:p>10770</text:p>
          </table:table-cell>
          <table:table-cell office:value-type="float" office:value="12240">
            <text:p>12240</text:p>
          </table:table-cell>
          <table:table-cell office:value-type="float" office:value="10809">
            <text:p>10809</text:p>
          </table:table-cell>
          <table:table-cell office:value-type="float" office:value="11513">
            <text:p>11513</text:p>
          </table:table-cell>
          <table:table-cell office:value-type="float" office:value="10773">
            <text:p>10773</text:p>
          </table:table-cell>
          <table:table-cell office:value-type="float" office:value="10755">
            <text:p>10755</text:p>
          </table:table-cell>
          <table:table-cell office:value-type="float" office:value="12965">
            <text:p>12965</text:p>
          </table:table-cell>
          <table:table-cell office:value-type="float" office:value="10822">
            <text:p>10822</text:p>
          </table:table-cell>
          <table:table-cell office:value-type="float" office:value="13165">
            <text:p>13165</text:p>
          </table:table-cell>
          <table:table-cell office:value-type="float" office:value="11704.4">
            <text:p>11704.4</text:p>
          </table:table-cell>
          <table:table-cell office:value-type="float" office:value="13833">
            <text:p>13833</text:p>
          </table:table-cell>
          <table:table-cell office:value-type="float" office:value="13189">
            <text:p>13189</text:p>
          </table:table-cell>
          <table:table-cell office:value-type="float" office:value="11616">
            <text:p>11616</text:p>
          </table:table-cell>
          <table:table-cell office:value-type="float" office:value="13735">
            <text:p>13735</text:p>
          </table:table-cell>
          <table:table-cell office:value-type="float" office:value="11458">
            <text:p>11458</text:p>
          </table:table-cell>
          <table:table-cell office:value-type="float" office:value="11399">
            <text:p>11399</text:p>
          </table:table-cell>
          <table:table-cell office:value-type="float" office:value="11409">
            <text:p>11409</text:p>
          </table:table-cell>
          <table:table-cell office:value-type="float" office:value="12720">
            <text:p>12720</text:p>
          </table:table-cell>
          <table:table-cell office:value-type="float" office:value="13581">
            <text:p>13581</text:p>
          </table:table-cell>
          <table:table-cell office:value-type="float" office:value="12547">
            <text:p>12547</text:p>
          </table:table-cell>
          <table:table-cell office:value-type="float" office:value="12548.7">
            <text:p>12548.7</text:p>
          </table:table-cell>
          <table:table-cell office:value-type="float" office:value="439912">
            <text:p>439912</text:p>
          </table:table-cell>
          <table:table-cell office:value-type="float" office:value="432028">
            <text:p>432028</text:p>
          </table:table-cell>
          <table:table-cell office:value-type="float" office:value="432638">
            <text:p>432638</text:p>
          </table:table-cell>
          <table:table-cell office:value-type="float" office:value="439782">
            <text:p>439782</text:p>
          </table:table-cell>
          <table:table-cell office:value-type="float" office:value="426034">
            <text:p>426034</text:p>
          </table:table-cell>
          <table:table-cell office:value-type="float" office:value="431272">
            <text:p>431272</text:p>
          </table:table-cell>
          <table:table-cell office:value-type="float" office:value="428133">
            <text:p>428133</text:p>
          </table:table-cell>
          <table:table-cell office:value-type="float" office:value="433454">
            <text:p>433454</text:p>
          </table:table-cell>
          <table:table-cell office:value-type="float" office:value="433609">
            <text:p>433609</text:p>
          </table:table-cell>
          <table:table-cell office:value-type="float" office:value="431118">
            <text:p>431118</text:p>
          </table:table-cell>
          <table:table-cell office:value-type="float" office:value="432798">
            <text:p>432798</text:p>
          </table:table-cell>
          <table:table-cell office:value-type="float" office:value="394630">
            <text:p>394630</text:p>
          </table:table-cell>
          <table:table-cell office:value-type="float" office:value="391088">
            <text:p>391088</text:p>
          </table:table-cell>
          <table:table-cell office:value-type="float" office:value="384485">
            <text:p>384485</text:p>
          </table:table-cell>
          <table:table-cell office:value-type="float" office:value="388632">
            <text:p>388632</text:p>
          </table:table-cell>
          <table:table-cell office:value-type="float" office:value="379731">
            <text:p>379731</text:p>
          </table:table-cell>
          <table:table-cell office:value-type="float" office:value="393631">
            <text:p>393631</text:p>
          </table:table-cell>
          <table:table-cell office:value-type="float" office:value="389164">
            <text:p>389164</text:p>
          </table:table-cell>
          <table:table-cell office:value-type="float" office:value="394050">
            <text:p>394050</text:p>
          </table:table-cell>
          <table:table-cell office:value-type="float" office:value="391300">
            <text:p>391300</text:p>
          </table:table-cell>
          <table:table-cell office:value-type="float" office:value="396617">
            <text:p>396617</text:p>
          </table:table-cell>
          <table:table-cell office:value-type="float" office:value="390332.8">
            <text:p>390332.8</text:p>
          </table:table-cell>
          <table:table-cell office:value-type="float" office:value="11824">
            <text:p>11824</text:p>
          </table:table-cell>
          <table:table-cell office:value-type="float" office:value="11550">
            <text:p>11550</text:p>
          </table:table-cell>
          <table:table-cell office:value-type="float" office:value="10710">
            <text:p>10710</text:p>
          </table:table-cell>
          <table:table-cell office:value-type="float" office:value="9038">
            <text:p>9038</text:p>
          </table:table-cell>
          <table:table-cell office:value-type="float" office:value="10938">
            <text:p>10938</text:p>
          </table:table-cell>
          <table:table-cell office:value-type="float" office:value="9425">
            <text:p>9425</text:p>
          </table:table-cell>
          <table:table-cell office:value-type="float" office:value="10719">
            <text:p>10719</text:p>
          </table:table-cell>
          <table:table-cell office:value-type="float" office:value="10620">
            <text:p>10620</text:p>
          </table:table-cell>
          <table:table-cell office:value-type="float" office:value="9189">
            <text:p>9189</text:p>
          </table:table-cell>
          <table:table-cell office:value-type="float" office:value="11101">
            <text:p>11101</text:p>
          </table:table-cell>
          <table:table-cell office:value-type="float" office:value="10511.4">
            <text:p>10511.4</text:p>
          </table:table-cell>
          <table:table-cell office:value-type="float" office:value="9681">
            <text:p>9681</text:p>
          </table:table-cell>
          <table:table-cell office:value-type="float" office:value="7775">
            <text:p>7775</text:p>
          </table:table-cell>
          <table:table-cell office:value-type="float" office:value="7025">
            <text:p>7025</text:p>
          </table:table-cell>
          <table:table-cell office:value-type="float" office:value="7049">
            <text:p>7049</text:p>
          </table:table-cell>
          <table:table-cell office:value-type="float" office:value="9461">
            <text:p>9461</text:p>
          </table:table-cell>
          <table:table-cell office:value-type="float" office:value="6985">
            <text:p>6985</text:p>
          </table:table-cell>
          <table:table-cell office:value-type="float" office:value="9225">
            <text:p>9225</text:p>
          </table:table-cell>
          <table:table-cell office:value-type="float" office:value="7293">
            <text:p>7293</text:p>
          </table:table-cell>
          <table:table-cell office:value-type="float" office:value="7029">
            <text:p>7029</text:p>
          </table:table-cell>
          <table:table-cell office:value-type="float" office:value="8287">
            <text:p>8287</text:p>
          </table:table-cell>
          <table:table-cell office:value-type="float" office:value="7981">
            <text:p>7981</text:p>
          </table:table-cell>
          <table:table-cell office:value-type="float" office:value="9513">
            <text:p>9513</text:p>
          </table:table-cell>
          <table:table-cell office:value-type="float" office:value="8870">
            <text:p>8870</text:p>
          </table:table-cell>
          <table:table-cell office:value-type="float" office:value="8797">
            <text:p>8797</text:p>
          </table:table-cell>
          <table:table-cell office:value-type="float" office:value="8894">
            <text:p>8894</text:p>
          </table:table-cell>
          <table:table-cell office:value-type="float" office:value="9776">
            <text:p>9776</text:p>
          </table:table-cell>
          <table:table-cell office:value-type="float" office:value="8880">
            <text:p>8880</text:p>
          </table:table-cell>
          <table:table-cell office:value-type="float" office:value="10322">
            <text:p>10322</text:p>
          </table:table-cell>
          <table:table-cell office:value-type="float" office:value="8846">
            <text:p>8846</text:p>
          </table:table-cell>
          <table:table-cell office:value-type="float" office:value="8832">
            <text:p>8832</text:p>
          </table:table-cell>
          <table:table-cell office:value-type="float" office:value="8902">
            <text:p>8902</text:p>
          </table:table-cell>
          <table:table-cell office:value-type="float" office:value="9163.2">
            <text:p>9163.2</text:p>
          </table:table-cell>
          <table:table-cell office:value-type="float" office:value="9540">
            <text:p>9540</text:p>
          </table:table-cell>
          <table:table-cell office:value-type="float" office:value="11696">
            <text:p>11696</text:p>
          </table:table-cell>
          <table:table-cell office:value-type="float" office:value="9523">
            <text:p>9523</text:p>
          </table:table-cell>
          <table:table-cell office:value-type="float" office:value="12721">
            <text:p>12721</text:p>
          </table:table-cell>
          <table:table-cell office:value-type="float" office:value="9499">
            <text:p>9499</text:p>
          </table:table-cell>
          <table:table-cell office:value-type="float" office:value="11790">
            <text:p>11790</text:p>
          </table:table-cell>
          <table:table-cell office:value-type="float" office:value="11427">
            <text:p>11427</text:p>
          </table:table-cell>
          <table:table-cell office:value-type="float" office:value="9505">
            <text:p>9505</text:p>
          </table:table-cell>
          <table:table-cell office:value-type="float" office:value="9484">
            <text:p>9484</text:p>
          </table:table-cell>
          <table:table-cell office:value-type="float" office:value="11165">
            <text:p>11165</text:p>
          </table:table-cell>
          <table:table-cell office:value-type="float" office:value="10635">
            <text:p>10635</text:p>
          </table:table-cell>
          <table:table-cell office:value-type="float" office:value="11043">
            <text:p>11043</text:p>
          </table:table-cell>
          <table:table-cell office:value-type="float" office:value="11241">
            <text:p>11241</text:p>
          </table:table-cell>
          <table:table-cell office:value-type="float" office:value="11156">
            <text:p>11156</text:p>
          </table:table-cell>
          <table:table-cell office:value-type="float" office:value="10723">
            <text:p>10723</text:p>
          </table:table-cell>
          <table:table-cell office:value-type="float" office:value="11156">
            <text:p>11156</text:p>
          </table:table-cell>
          <table:table-cell office:value-type="float" office:value="11163">
            <text:p>11163</text:p>
          </table:table-cell>
          <table:table-cell office:value-type="float" office:value="12799">
            <text:p>12799</text:p>
          </table:table-cell>
          <table:table-cell office:value-type="float" office:value="11019">
            <text:p>11019</text:p>
          </table:table-cell>
          <table:table-cell office:value-type="float" office:value="11887">
            <text:p>11887</text:p>
          </table:table-cell>
          <table:table-cell office:value-type="float" office:value="11464">
            <text:p>11464</text:p>
          </table:table-cell>
          <table:table-cell office:value-type="float" office:value="11365.1">
            <text:p>11365.1</text:p>
          </table:table-cell>
          <table:table-cell office:value-type="float" office:value="11567">
            <text:p>11567</text:p>
          </table:table-cell>
          <table:table-cell office:value-type="float" office:value="10433">
            <text:p>10433</text:p>
          </table:table-cell>
          <table:table-cell office:value-type="float" office:value="9058">
            <text:p>9058</text:p>
          </table:table-cell>
          <table:table-cell office:value-type="float" office:value="9087">
            <text:p>9087</text:p>
          </table:table-cell>
          <table:table-cell office:value-type="float" office:value="9007">
            <text:p>9007</text:p>
          </table:table-cell>
          <table:table-cell office:value-type="float" office:value="10542">
            <text:p>10542</text:p>
          </table:table-cell>
          <table:table-cell office:value-type="float" office:value="9120">
            <text:p>9120</text:p>
          </table:table-cell>
          <table:table-cell office:value-type="float" office:value="9072">
            <text:p>9072</text:p>
          </table:table-cell>
          <table:table-cell office:value-type="float" office:value="8995">
            <text:p>8995</text:p>
          </table:table-cell>
          <table:table-cell office:value-type="float" office:value="10248">
            <text:p>10248</text:p>
          </table:table-cell>
          <table:table-cell office:value-type="float" office:value="9712.9">
            <text:p>9712.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056">
            <text:p>13056</text:p>
          </table:table-cell>
          <table:table-cell office:value-type="float" office:value="13673">
            <text:p>13673</text:p>
          </table:table-cell>
          <table:table-cell office:value-type="float" office:value="14612">
            <text:p>14612</text:p>
          </table:table-cell>
          <table:table-cell office:value-type="float" office:value="14181">
            <text:p>14181</text:p>
          </table:table-cell>
          <table:table-cell office:value-type="float" office:value="14531">
            <text:p>14531</text:p>
          </table:table-cell>
          <table:table-cell office:value-type="float" office:value="11742">
            <text:p>11742</text:p>
          </table:table-cell>
          <table:table-cell office:value-type="float" office:value="13671">
            <text:p>13671</text:p>
          </table:table-cell>
          <table:table-cell office:value-type="float" office:value="12118">
            <text:p>12118</text:p>
          </table:table-cell>
          <table:table-cell office:value-type="float" office:value="16481">
            <text:p>16481</text:p>
          </table:table-cell>
          <table:table-cell office:value-type="float" office:value="11884">
            <text:p>11884</text:p>
          </table:table-cell>
          <table:table-cell office:value-type="float" office:value="13594.9">
            <text:p>13594.9</text:p>
          </table:table-cell>
          <table:table-cell office:value-type="float" office:value="16043">
            <text:p>16043</text:p>
          </table:table-cell>
          <table:table-cell office:value-type="float" office:value="13893">
            <text:p>13893</text:p>
          </table:table-cell>
          <table:table-cell office:value-type="float" office:value="12941">
            <text:p>12941</text:p>
          </table:table-cell>
          <table:table-cell office:value-type="float" office:value="14857">
            <text:p>14857</text:p>
          </table:table-cell>
          <table:table-cell office:value-type="float" office:value="11271">
            <text:p>11271</text:p>
          </table:table-cell>
          <table:table-cell office:value-type="float" office:value="13715">
            <text:p>13715</text:p>
          </table:table-cell>
          <table:table-cell office:value-type="float" office:value="13591">
            <text:p>13591</text:p>
          </table:table-cell>
          <table:table-cell office:value-type="float" office:value="11415">
            <text:p>11415</text:p>
          </table:table-cell>
          <table:table-cell office:value-type="float" office:value="11619">
            <text:p>11619</text:p>
          </table:table-cell>
          <table:table-cell office:value-type="float" office:value="15254">
            <text:p>15254</text:p>
          </table:table-cell>
          <table:table-cell office:value-type="float" office:value="13459.9">
            <text:p>13459.9</text:p>
          </table:table-cell>
          <table:table-cell office:value-type="float" office:value="11802">
            <text:p>11802</text:p>
          </table:table-cell>
          <table:table-cell office:value-type="float" office:value="11937">
            <text:p>11937</text:p>
          </table:table-cell>
          <table:table-cell office:value-type="float" office:value="10980">
            <text:p>10980</text:p>
          </table:table-cell>
          <table:table-cell office:value-type="float" office:value="10997">
            <text:p>10997</text:p>
          </table:table-cell>
          <table:table-cell office:value-type="float" office:value="10947">
            <text:p>10947</text:p>
          </table:table-cell>
          <table:table-cell office:value-type="float" office:value="13996">
            <text:p>13996</text:p>
          </table:table-cell>
          <table:table-cell office:value-type="float" office:value="10863">
            <text:p>10863</text:p>
          </table:table-cell>
          <table:table-cell office:value-type="float" office:value="14416">
            <text:p>14416</text:p>
          </table:table-cell>
          <table:table-cell office:value-type="float" office:value="10909">
            <text:p>10909</text:p>
          </table:table-cell>
          <table:table-cell office:value-type="float" office:value="14029">
            <text:p>14029</text:p>
          </table:table-cell>
          <table:table-cell office:value-type="float" office:value="12087.6">
            <text:p>12087.6</text:p>
          </table:table-cell>
          <table:table-cell office:value-type="float" office:value="14929">
            <text:p>14929</text:p>
          </table:table-cell>
          <table:table-cell office:value-type="float" office:value="14193">
            <text:p>14193</text:p>
          </table:table-cell>
          <table:table-cell office:value-type="float" office:value="13702">
            <text:p>13702</text:p>
          </table:table-cell>
          <table:table-cell office:value-type="float" office:value="12974">
            <text:p>12974</text:p>
          </table:table-cell>
          <table:table-cell office:value-type="float" office:value="11590">
            <text:p>11590</text:p>
          </table:table-cell>
          <table:table-cell office:value-type="float" office:value="11818">
            <text:p>11818</text:p>
          </table:table-cell>
          <table:table-cell office:value-type="float" office:value="14042">
            <text:p>14042</text:p>
          </table:table-cell>
          <table:table-cell office:value-type="float" office:value="11663">
            <text:p>11663</text:p>
          </table:table-cell>
          <table:table-cell office:value-type="float" office:value="13724">
            <text:p>13724</text:p>
          </table:table-cell>
          <table:table-cell office:value-type="float" office:value="11781">
            <text:p>11781</text:p>
          </table:table-cell>
          <table:table-cell office:value-type="float" office:value="13041.6">
            <text:p>13041.6</text:p>
          </table:table-cell>
          <table:table-cell office:value-type="float" office:value="436989">
            <text:p>436989</text:p>
          </table:table-cell>
          <table:table-cell office:value-type="float" office:value="446390">
            <text:p>446390</text:p>
          </table:table-cell>
          <table:table-cell office:value-type="float" office:value="447956">
            <text:p>447956</text:p>
          </table:table-cell>
          <table:table-cell office:value-type="float" office:value="443646">
            <text:p>443646</text:p>
          </table:table-cell>
          <table:table-cell office:value-type="float" office:value="453050">
            <text:p>453050</text:p>
          </table:table-cell>
          <table:table-cell office:value-type="float" office:value="464979">
            <text:p>464979</text:p>
          </table:table-cell>
          <table:table-cell office:value-type="float" office:value="448826">
            <text:p>448826</text:p>
          </table:table-cell>
          <table:table-cell office:value-type="float" office:value="455102">
            <text:p>455102</text:p>
          </table:table-cell>
          <table:table-cell office:value-type="float" office:value="436340">
            <text:p>436340</text:p>
          </table:table-cell>
          <table:table-cell office:value-type="float" office:value="436196">
            <text:p>436196</text:p>
          </table:table-cell>
          <table:table-cell office:value-type="float" office:value="446947.4">
            <text:p>446947.4</text:p>
          </table:table-cell>
          <table:table-cell office:value-type="float" office:value="405955">
            <text:p>405955</text:p>
          </table:table-cell>
          <table:table-cell office:value-type="float" office:value="406405">
            <text:p>406405</text:p>
          </table:table-cell>
          <table:table-cell office:value-type="float" office:value="398280">
            <text:p>398280</text:p>
          </table:table-cell>
          <table:table-cell office:value-type="float" office:value="403669">
            <text:p>403669</text:p>
          </table:table-cell>
          <table:table-cell office:value-type="float" office:value="406092">
            <text:p>406092</text:p>
          </table:table-cell>
          <table:table-cell office:value-type="float" office:value="407034">
            <text:p>407034</text:p>
          </table:table-cell>
          <table:table-cell office:value-type="float" office:value="405298">
            <text:p>405298</text:p>
          </table:table-cell>
          <table:table-cell office:value-type="float" office:value="409314">
            <text:p>409314</text:p>
          </table:table-cell>
          <table:table-cell office:value-type="float" office:value="408997">
            <text:p>408997</text:p>
          </table:table-cell>
          <table:table-cell office:value-type="float" office:value="397151">
            <text:p>397151</text:p>
          </table:table-cell>
          <table:table-cell office:value-type="float" office:value="404819.5">
            <text:p>404819.5</text:p>
          </table:table-cell>
          <table:table-cell office:value-type="float" office:value="12418">
            <text:p>12418</text:p>
          </table:table-cell>
          <table:table-cell office:value-type="float" office:value="11266">
            <text:p>11266</text:p>
          </table:table-cell>
          <table:table-cell office:value-type="float" office:value="12662">
            <text:p>12662</text:p>
          </table:table-cell>
          <table:table-cell office:value-type="float" office:value="9098">
            <text:p>9098</text:p>
          </table:table-cell>
          <table:table-cell office:value-type="float" office:value="9525">
            <text:p>9525</text:p>
          </table:table-cell>
          <table:table-cell office:value-type="float" office:value="9225">
            <text:p>9225</text:p>
          </table:table-cell>
          <table:table-cell office:value-type="float" office:value="9199">
            <text:p>9199</text:p>
          </table:table-cell>
          <table:table-cell office:value-type="float" office:value="9239">
            <text:p>9239</text:p>
          </table:table-cell>
          <table:table-cell office:value-type="float" office:value="9156">
            <text:p>9156</text:p>
          </table:table-cell>
          <table:table-cell office:value-type="float" office:value="11049">
            <text:p>11049</text:p>
          </table:table-cell>
          <table:table-cell office:value-type="float" office:value="10283.7">
            <text:p>10283.7</text:p>
          </table:table-cell>
          <table:table-cell office:value-type="float" office:value="9939">
            <text:p>9939</text:p>
          </table:table-cell>
          <table:table-cell office:value-type="float" office:value="8299">
            <text:p>8299</text:p>
          </table:table-cell>
          <table:table-cell office:value-type="float" office:value="9911">
            <text:p>9911</text:p>
          </table:table-cell>
          <table:table-cell office:value-type="float" office:value="7097">
            <text:p>7097</text:p>
          </table:table-cell>
          <table:table-cell office:value-type="float" office:value="7109">
            <text:p>7109</text:p>
          </table:table-cell>
          <table:table-cell office:value-type="float" office:value="9007">
            <text:p>9007</text:p>
          </table:table-cell>
          <table:table-cell office:value-type="float" office:value="8213">
            <text:p>8213</text:p>
          </table:table-cell>
          <table:table-cell office:value-type="float" office:value="9891">
            <text:p>9891</text:p>
          </table:table-cell>
          <table:table-cell office:value-type="float" office:value="7109">
            <text:p>7109</text:p>
          </table:table-cell>
          <table:table-cell office:value-type="float" office:value="9967">
            <text:p>9967</text:p>
          </table:table-cell>
          <table:table-cell office:value-type="float" office:value="8654.2">
            <text:p>8654.2</text:p>
          </table:table-cell>
          <table:table-cell office:value-type="float" office:value="9557">
            <text:p>9557</text:p>
          </table:table-cell>
          <table:table-cell office:value-type="float" office:value="9160">
            <text:p>9160</text:p>
          </table:table-cell>
          <table:table-cell office:value-type="float" office:value="9653">
            <text:p>9653</text:p>
          </table:table-cell>
          <table:table-cell office:value-type="float" office:value="12604">
            <text:p>12604</text:p>
          </table:table-cell>
          <table:table-cell office:value-type="float" office:value="9239">
            <text:p>9239</text:p>
          </table:table-cell>
          <table:table-cell office:value-type="float" office:value="8935">
            <text:p>8935</text:p>
          </table:table-cell>
          <table:table-cell office:value-type="float" office:value="11371">
            <text:p>11371</text:p>
          </table:table-cell>
          <table:table-cell office:value-type="float" office:value="11978">
            <text:p>11978</text:p>
          </table:table-cell>
          <table:table-cell office:value-type="float" office:value="8989">
            <text:p>8989</text:p>
          </table:table-cell>
          <table:table-cell office:value-type="float" office:value="10901">
            <text:p>10901</text:p>
          </table:table-cell>
          <table:table-cell office:value-type="float" office:value="10238.7">
            <text:p>10238.7</text:p>
          </table:table-cell>
          <table:table-cell office:value-type="float" office:value="9610">
            <text:p>9610</text:p>
          </table:table-cell>
          <table:table-cell office:value-type="float" office:value="14399">
            <text:p>14399</text:p>
          </table:table-cell>
          <table:table-cell office:value-type="float" office:value="11376">
            <text:p>11376</text:p>
          </table:table-cell>
          <table:table-cell office:value-type="float" office:value="9713">
            <text:p>9713</text:p>
          </table:table-cell>
          <table:table-cell office:value-type="float" office:value="12013">
            <text:p>12013</text:p>
          </table:table-cell>
          <table:table-cell office:value-type="float" office:value="9544">
            <text:p>9544</text:p>
          </table:table-cell>
          <table:table-cell office:value-type="float" office:value="9528">
            <text:p>9528</text:p>
          </table:table-cell>
          <table:table-cell office:value-type="float" office:value="11459">
            <text:p>11459</text:p>
          </table:table-cell>
          <table:table-cell office:value-type="float" office:value="11788">
            <text:p>11788</text:p>
          </table:table-cell>
          <table:table-cell office:value-type="float" office:value="9713">
            <text:p>9713</text:p>
          </table:table-cell>
          <table:table-cell office:value-type="float" office:value="10914.3">
            <text:p>10914.3</text:p>
          </table:table-cell>
          <table:table-cell office:value-type="float" office:value="11297">
            <text:p>11297</text:p>
          </table:table-cell>
          <table:table-cell office:value-type="float" office:value="11837">
            <text:p>11837</text:p>
          </table:table-cell>
          <table:table-cell office:value-type="float" office:value="11448">
            <text:p>11448</text:p>
          </table:table-cell>
          <table:table-cell office:value-type="float" office:value="9386">
            <text:p>9386</text:p>
          </table:table-cell>
          <table:table-cell office:value-type="float" office:value="9331">
            <text:p>9331</text:p>
          </table:table-cell>
          <table:table-cell office:value-type="float" office:value="11347">
            <text:p>11347</text:p>
          </table:table-cell>
          <table:table-cell office:value-type="float" office:value="14017">
            <text:p>14017</text:p>
          </table:table-cell>
          <table:table-cell office:value-type="float" office:value="10447">
            <text:p>10447</text:p>
          </table:table-cell>
          <table:table-cell office:value-type="float" office:value="9338">
            <text:p>9338</text:p>
          </table:table-cell>
          <table:table-cell office:value-type="float" office:value="11021">
            <text:p>11021</text:p>
          </table:table-cell>
          <table:table-cell office:value-type="float" office:value="10946.9">
            <text:p>10946.9</text:p>
          </table:table-cell>
          <table:table-cell office:value-type="float" office:value="9224">
            <text:p>9224</text:p>
          </table:table-cell>
          <table:table-cell office:value-type="float" office:value="9289">
            <text:p>9289</text:p>
          </table:table-cell>
          <table:table-cell office:value-type="float" office:value="10347">
            <text:p>10347</text:p>
          </table:table-cell>
          <table:table-cell office:value-type="float" office:value="9173">
            <text:p>9173</text:p>
          </table:table-cell>
          <table:table-cell office:value-type="float" office:value="9143">
            <text:p>9143</text:p>
          </table:table-cell>
          <table:table-cell office:value-type="float" office:value="10583">
            <text:p>10583</text:p>
          </table:table-cell>
          <table:table-cell office:value-type="float" office:value="10072">
            <text:p>10072</text:p>
          </table:table-cell>
          <table:table-cell office:value-type="float" office:value="11290">
            <text:p>11290</text:p>
          </table:table-cell>
          <table:table-cell office:value-type="float" office:value="9170">
            <text:p>9170</text:p>
          </table:table-cell>
          <table:table-cell office:value-type="float" office:value="11727">
            <text:p>11727</text:p>
          </table:table-cell>
          <table:table-cell office:value-type="float" office:value="10001.8">
            <text:p>10001.8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Shell 1959 AVG</text:p>
          </table:table-cell>
          <table:table-cell office:value-type="string">
            <text:p>Frank &amp; Lazarus 1960 AVG</text:p>
          </table:table-cell>
          <table:table-cell office:value-type="string">
            <text:p>Hibbard 1963 AVG</text:p>
          </table:table-cell>
          <table:table-cell office:value-type="string">
            <text:p>Papernov &amp; Stasevich 1965 AVG</text:p>
          </table:table-cell>
          <table:table-cell office:value-type="string">
            <text:p>Pratt 1971 (3-smooth) AVG</text:p>
          </table:table-cell>
          <table:table-cell office:value-type="string">
            <text:p>Pratt 1971 (3^k - 1)/2 AVG</text:p>
          </table:table-cell>
          <table:table-cell office:value-type="string">
            <text:p>Incerpi &amp; Sedgewick 1985 AVG</text:p>
          </table:table-cell>
          <table:table-cell office:value-type="string">
            <text:p>Sedgewick 1986 (single formula) AVG</text:p>
          </table:table-cell>
          <table:table-cell office:value-type="string">
            <text:p>Sedgewick 1986 (odd/evens) AVG</text:p>
          </table:table-cell>
          <table:table-cell office:value-type="string">
            <text:p>Gonnet &amp; Baeza-Yates 1991 AVG</text:p>
          </table:table-cell>
          <table:table-cell office:value-type="string">
            <text:p>Tokuda 1992 AVG</text:p>
          </table:table-cell>
          <table:table-cell office:value-type="string">
            <text:p>Ciura 2001 AVG</text:p>
          </table:table-cell>
          <table:table-cell>
            <draw:frame table:end-cell-address="'Averages + Graph'.Z46" table:end-x="0.7646in" table:end-y="0.1071in" draw:z-index="0" draw:style-name="gr1" draw:text-style-name="P1" svg:width="11.2862in" svg:height="7.2051in" svg:x="0.1469in" svg:y="0.1248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 'Averages + Graph'.A1:'Averages + Graph'.A1 'Averages + Graph'.A2:'Averages + Graph'.A101 'Averages + Graph'.D1:'Averages + Graph'.D1 'Averages + Graph'.D2:'Averages + Graph'.D101 'Averages + Graph'.A1:'Averages + Graph'.A1 'Averages + Graph'.A2:'Averages + Graph'.A101 'Averages + Graph'.E1:'Averages + Graph'.E1 'Averages + Graph'.E2:'Averages + Graph'.E101 'Averages + Graph'.A1:'Averages + Graph'.A1 'Averages + Graph'.A2:'Averages + Graph'.A101 'Averages + Graph'.F1:'Averages + Graph'.F1 'Averages + Graph'.F2:'Averages + Graph'.F101 'Averages + Graph'.A1:'Averages + Graph'.A1 'Averages + Graph'.A2:'Averages + Graph'.A101 'Averages + Graph'.G1:'Averages + Graph'.G1 'Averages + Graph'.G2:'Averages + Graph'.G101 'Averages + Graph'.A1:'Averages + Graph'.A1 'Averages + Graph'.A2:'Averages + Graph'.A101 'Averages + Graph'.H1:'Averages + Graph'.H1 'Averages + Graph'.H2:'Averages + Graph'.H101 'Averages + Graph'.A1:'Averages + Graph'.A1 'Averages + Graph'.A2:'Averages + Graph'.A101 'Averages + Graph'.I1:'Averages + Graph'.I1 'Averages + Graph'.I2:'Averages + Graph'.I101 'Averages + Graph'.A1:'Averages + Graph'.A1 'Averages + Graph'.A2:'Averages + Graph'.A101 'Averages + Graph'.J1:'Averages + Graph'.J1 'Averages + Graph'.J2:'Averages + Graph'.J101 'Averages + Graph'.A1:'Averages + Graph'.A1 'Averages + Graph'.A2:'Averages + Graph'.A101 'Averages + Graph'.K1:'Averages + Graph'.K1 'Averages + Graph'.K2:'Averages + Graph'.K101 'Averages + Graph'.A1:'Averages + Graph'.A1 'Averages + Graph'.A2:'Averages + Graph'.A101 'Averages + Graph'.L1:'Averages + Graph'.L1 'Averages + Graph'.L2:'Averages + Graph'.L101 'Averages + Graph'.A1:'Averages + Graph'.A1 'Averages + Graph'.A2:'Averages + Graph'.A101 'Averages + Graph'.M1:'Averages + Graph'.M1 'Averages + Graph'.M2:'Averages + Graph'.M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.8">
            <text:p>67.8</text:p>
          </table:table-cell>
          <table:table-cell office:value-type="float" office:value="58.8">
            <text:p>58.8</text:p>
          </table:table-cell>
          <table:table-cell office:value-type="float" office:value="63.9">
            <text:p>63.9</text:p>
          </table:table-cell>
          <table:table-cell office:value-type="float" office:value="68.9">
            <text:p>68.9</text:p>
          </table:table-cell>
          <table:table-cell office:value-type="float" office:value="197.7">
            <text:p>197.7</text:p>
          </table:table-cell>
          <table:table-cell office:value-type="float" office:value="87.4">
            <text:p>87.4</text:p>
          </table:table-cell>
          <table:table-cell office:value-type="float" office:value="59.2">
            <text:p>59.2</text:p>
          </table:table-cell>
          <table:table-cell office:value-type="float" office:value="44">
            <text:p>44</text:p>
          </table:table-cell>
          <table:table-cell office:value-type="float" office:value="56.2">
            <text:p>56.2</text:p>
          </table:table-cell>
          <table:table-cell office:value-type="float" office:value="56.3">
            <text:p>56.3</text:p>
          </table:table-cell>
          <table:table-cell office:value-type="float" office:value="53.1">
            <text:p>53.1</text:p>
          </table:table-cell>
          <table:table-cell office:value-type="float" office:value="52.5">
            <text:p>52.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3.3">
            <text:p>133.3</text:p>
          </table:table-cell>
          <table:table-cell office:value-type="float" office:value="123.7">
            <text:p>123.7</text:p>
          </table:table-cell>
          <table:table-cell office:value-type="float" office:value="117.5">
            <text:p>117.5</text:p>
          </table:table-cell>
          <table:table-cell office:value-type="float" office:value="134.1">
            <text:p>134.1</text:p>
          </table:table-cell>
          <table:table-cell office:value-type="float" office:value="466.1">
            <text:p>466.1</text:p>
          </table:table-cell>
          <table:table-cell office:value-type="float" office:value="217">
            <text:p>217</text:p>
          </table:table-cell>
          <table:table-cell office:value-type="float" office:value="108.9">
            <text:p>108.9</text:p>
          </table:table-cell>
          <table:table-cell office:value-type="float" office:value="87">
            <text:p>87</text:p>
          </table:table-cell>
          <table:table-cell office:value-type="float" office:value="93.4">
            <text:p>93.4</text:p>
          </table:table-cell>
          <table:table-cell office:value-type="float" office:value="112.5">
            <text:p>112.5</text:p>
          </table:table-cell>
          <table:table-cell office:value-type="float" office:value="106.3">
            <text:p>106.3</text:p>
          </table:table-cell>
          <table:table-cell office:value-type="float" office:value="107.4">
            <text:p>107.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9.9">
            <text:p>219.9</text:p>
          </table:table-cell>
          <table:table-cell office:value-type="float" office:value="221.6">
            <text:p>221.6</text:p>
          </table:table-cell>
          <table:table-cell office:value-type="float" office:value="202.4">
            <text:p>202.4</text:p>
          </table:table-cell>
          <table:table-cell office:value-type="float" office:value="232.9">
            <text:p>232.9</text:p>
          </table:table-cell>
          <table:table-cell office:value-type="float" office:value="892.8">
            <text:p>892.8</text:p>
          </table:table-cell>
          <table:table-cell office:value-type="float" office:value="480">
            <text:p>480</text:p>
          </table:table-cell>
          <table:table-cell office:value-type="float" office:value="174.7">
            <text:p>174.7</text:p>
          </table:table-cell>
          <table:table-cell office:value-type="float" office:value="148">
            <text:p>148</text:p>
          </table:table-cell>
          <table:table-cell office:value-type="float" office:value="159.9">
            <text:p>159.9</text:p>
          </table:table-cell>
          <table:table-cell office:value-type="float" office:value="189.2">
            <text:p>189.2</text:p>
          </table:table-cell>
          <table:table-cell office:value-type="float" office:value="176.9">
            <text:p>176.9</text:p>
          </table:table-cell>
          <table:table-cell office:value-type="float" office:value="167.9">
            <text:p>167.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12.8">
            <text:p>312.8</text:p>
          </table:table-cell>
          <table:table-cell office:value-type="float" office:value="344.9">
            <text:p>344.9</text:p>
          </table:table-cell>
          <table:table-cell office:value-type="float" office:value="316.8">
            <text:p>316.8</text:p>
          </table:table-cell>
          <table:table-cell office:value-type="float" office:value="348">
            <text:p>348</text:p>
          </table:table-cell>
          <table:table-cell office:value-type="float" office:value="1570.6">
            <text:p>1570.6</text:p>
          </table:table-cell>
          <table:table-cell office:value-type="float" office:value="843">
            <text:p>843</text:p>
          </table:table-cell>
          <table:table-cell office:value-type="float" office:value="263.5">
            <text:p>263.5</text:p>
          </table:table-cell>
          <table:table-cell office:value-type="float" office:value="209.3">
            <text:p>209.3</text:p>
          </table:table-cell>
          <table:table-cell office:value-type="float" office:value="235.6">
            <text:p>235.6</text:p>
          </table:table-cell>
          <table:table-cell office:value-type="float" office:value="296.2">
            <text:p>296.2</text:p>
          </table:table-cell>
          <table:table-cell office:value-type="float" office:value="266.6">
            <text:p>266.6</text:p>
          </table:table-cell>
          <table:table-cell office:value-type="float" office:value="253.2">
            <text:p>253.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92.9">
            <text:p>392.9</text:p>
          </table:table-cell>
          <table:table-cell office:value-type="float" office:value="397.7">
            <text:p>397.7</text:p>
          </table:table-cell>
          <table:table-cell office:value-type="float" office:value="410">
            <text:p>410</text:p>
          </table:table-cell>
          <table:table-cell office:value-type="float" office:value="437.4">
            <text:p>437.4</text:p>
          </table:table-cell>
          <table:table-cell office:value-type="float" office:value="2241.3">
            <text:p>2241.3</text:p>
          </table:table-cell>
          <table:table-cell office:value-type="float" office:value="1310.6">
            <text:p>1310.6</text:p>
          </table:table-cell>
          <table:table-cell office:value-type="float" office:value="350.5">
            <text:p>350.5</text:p>
          </table:table-cell>
          <table:table-cell office:value-type="float" office:value="279.2">
            <text:p>279.2</text:p>
          </table:table-cell>
          <table:table-cell office:value-type="float" office:value="311">
            <text:p>311</text:p>
          </table:table-cell>
          <table:table-cell office:value-type="float" office:value="347.7">
            <text:p>347.7</text:p>
          </table:table-cell>
          <table:table-cell office:value-type="float" office:value="365.7">
            <text:p>365.7</text:p>
          </table:table-cell>
          <table:table-cell office:value-type="float" office:value="350.7">
            <text:p>350.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37.6">
            <text:p>537.6</text:p>
          </table:table-cell>
          <table:table-cell office:value-type="float" office:value="534">
            <text:p>534</text:p>
          </table:table-cell>
          <table:table-cell office:value-type="float" office:value="506.5">
            <text:p>506.5</text:p>
          </table:table-cell>
          <table:table-cell office:value-type="float" office:value="559.3">
            <text:p>559.3</text:p>
          </table:table-cell>
          <table:table-cell office:value-type="float" office:value="2993.7">
            <text:p>2993.7</text:p>
          </table:table-cell>
          <table:table-cell office:value-type="float" office:value="1844.1">
            <text:p>1844.1</text:p>
          </table:table-cell>
          <table:table-cell office:value-type="float" office:value="438.7">
            <text:p>438.7</text:p>
          </table:table-cell>
          <table:table-cell office:value-type="float" office:value="359.3">
            <text:p>359.3</text:p>
          </table:table-cell>
          <table:table-cell office:value-type="float" office:value="413.2">
            <text:p>413.2</text:p>
          </table:table-cell>
          <table:table-cell office:value-type="float" office:value="477.3">
            <text:p>477.3</text:p>
          </table:table-cell>
          <table:table-cell office:value-type="float" office:value="424.3">
            <text:p>424.3</text:p>
          </table:table-cell>
          <table:table-cell office:value-type="float" office:value="399.5">
            <text:p>399.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90.5">
            <text:p>590.5</text:p>
          </table:table-cell>
          <table:table-cell office:value-type="float" office:value="603.3">
            <text:p>603.3</text:p>
          </table:table-cell>
          <table:table-cell office:value-type="float" office:value="547.3">
            <text:p>547.3</text:p>
          </table:table-cell>
          <table:table-cell office:value-type="float" office:value="617.5">
            <text:p>617.5</text:p>
          </table:table-cell>
          <table:table-cell office:value-type="float" office:value="3836.1">
            <text:p>3836.1</text:p>
          </table:table-cell>
          <table:table-cell office:value-type="float" office:value="2430.6">
            <text:p>2430.6</text:p>
          </table:table-cell>
          <table:table-cell office:value-type="float" office:value="538.4">
            <text:p>538.4</text:p>
          </table:table-cell>
          <table:table-cell office:value-type="float" office:value="415.3">
            <text:p>415.3</text:p>
          </table:table-cell>
          <table:table-cell office:value-type="float" office:value="477.2">
            <text:p>477.2</text:p>
          </table:table-cell>
          <table:table-cell office:value-type="float" office:value="562.8">
            <text:p>562.8</text:p>
          </table:table-cell>
          <table:table-cell office:value-type="float" office:value="527.2">
            <text:p>527.2</text:p>
          </table:table-cell>
          <table:table-cell office:value-type="float" office:value="498.6">
            <text:p>498.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21.4">
            <text:p>721.4</text:p>
          </table:table-cell>
          <table:table-cell office:value-type="float" office:value="686.6">
            <text:p>686.6</text:p>
          </table:table-cell>
          <table:table-cell office:value-type="float" office:value="686">
            <text:p>686</text:p>
          </table:table-cell>
          <table:table-cell office:value-type="float" office:value="738.3">
            <text:p>738.3</text:p>
          </table:table-cell>
          <table:table-cell office:value-type="float" office:value="4820.2">
            <text:p>4820.2</text:p>
          </table:table-cell>
          <table:table-cell office:value-type="float" office:value="3151.4">
            <text:p>3151.4</text:p>
          </table:table-cell>
          <table:table-cell office:value-type="float" office:value="642.9">
            <text:p>642.9</text:p>
          </table:table-cell>
          <table:table-cell office:value-type="float" office:value="517.9">
            <text:p>517.9</text:p>
          </table:table-cell>
          <table:table-cell office:value-type="float" office:value="623.2">
            <text:p>623.2</text:p>
          </table:table-cell>
          <table:table-cell office:value-type="float" office:value="691.5">
            <text:p>691.5</text:p>
          </table:table-cell>
          <table:table-cell office:value-type="float" office:value="678.5">
            <text:p>678.5</text:p>
          </table:table-cell>
          <table:table-cell office:value-type="float" office:value="623.3">
            <text:p>623.3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27.5">
            <text:p>927.5</text:p>
          </table:table-cell>
          <table:table-cell office:value-type="float" office:value="852.7">
            <text:p>852.7</text:p>
          </table:table-cell>
          <table:table-cell office:value-type="float" office:value="800">
            <text:p>800</text:p>
          </table:table-cell>
          <table:table-cell office:value-type="float" office:value="851.1">
            <text:p>851.1</text:p>
          </table:table-cell>
          <table:table-cell office:value-type="float" office:value="5998">
            <text:p>5998</text:p>
          </table:table-cell>
          <table:table-cell office:value-type="float" office:value="3927.6">
            <text:p>3927.6</text:p>
          </table:table-cell>
          <table:table-cell office:value-type="float" office:value="707.2">
            <text:p>707.2</text:p>
          </table:table-cell>
          <table:table-cell office:value-type="float" office:value="564.2">
            <text:p>564.2</text:p>
          </table:table-cell>
          <table:table-cell office:value-type="float" office:value="632.4">
            <text:p>632.4</text:p>
          </table:table-cell>
          <table:table-cell office:value-type="float" office:value="724.2">
            <text:p>724.2</text:p>
          </table:table-cell>
          <table:table-cell office:value-type="float" office:value="760.3">
            <text:p>760.3</text:p>
          </table:table-cell>
          <table:table-cell office:value-type="float" office:value="749.2">
            <text:p>749.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0.2">
            <text:p>900.2</text:p>
          </table:table-cell>
          <table:table-cell office:value-type="float" office:value="855.4">
            <text:p>855.4</text:p>
          </table:table-cell>
          <table:table-cell office:value-type="float" office:value="845.6">
            <text:p>845.6</text:p>
          </table:table-cell>
          <table:table-cell office:value-type="float" office:value="912.7">
            <text:p>912.7</text:p>
          </table:table-cell>
          <table:table-cell office:value-type="float" office:value="6778.2">
            <text:p>6778.2</text:p>
          </table:table-cell>
          <table:table-cell office:value-type="float" office:value="4830.7">
            <text:p>4830.7</text:p>
          </table:table-cell>
          <table:table-cell office:value-type="float" office:value="778">
            <text:p>778</text:p>
          </table:table-cell>
          <table:table-cell office:value-type="float" office:value="628.6">
            <text:p>628.6</text:p>
          </table:table-cell>
          <table:table-cell office:value-type="float" office:value="712.3">
            <text:p>712.3</text:p>
          </table:table-cell>
          <table:table-cell office:value-type="float" office:value="790.3">
            <text:p>790.3</text:p>
          </table:table-cell>
          <table:table-cell office:value-type="float" office:value="766.7">
            <text:p>766.7</text:p>
          </table:table-cell>
          <table:table-cell office:value-type="float" office:value="754.7">
            <text:p>754.7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01.4">
            <text:p>1101.4</text:p>
          </table:table-cell>
          <table:table-cell office:value-type="float" office:value="1079.9">
            <text:p>1079.9</text:p>
          </table:table-cell>
          <table:table-cell office:value-type="float" office:value="992.7">
            <text:p>992.7</text:p>
          </table:table-cell>
          <table:table-cell office:value-type="float" office:value="1047.8">
            <text:p>1047.8</text:p>
          </table:table-cell>
          <table:table-cell office:value-type="float" office:value="7972.2">
            <text:p>7972.2</text:p>
          </table:table-cell>
          <table:table-cell office:value-type="float" office:value="5810.2">
            <text:p>5810.2</text:p>
          </table:table-cell>
          <table:table-cell office:value-type="float" office:value="844.9">
            <text:p>844.9</text:p>
          </table:table-cell>
          <table:table-cell office:value-type="float" office:value="677.8">
            <text:p>677.8</text:p>
          </table:table-cell>
          <table:table-cell office:value-type="float" office:value="762.3">
            <text:p>762.3</text:p>
          </table:table-cell>
          <table:table-cell office:value-type="float" office:value="829">
            <text:p>829</text:p>
          </table:table-cell>
          <table:table-cell office:value-type="float" office:value="836.9">
            <text:p>836.9</text:p>
          </table:table-cell>
          <table:table-cell office:value-type="float" office:value="809.4">
            <text:p>809.4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180.5">
            <text:p>1180.5</text:p>
          </table:table-cell>
          <table:table-cell office:value-type="float" office:value="1134">
            <text:p>1134</text:p>
          </table:table-cell>
          <table:table-cell office:value-type="float" office:value="1068.6">
            <text:p>1068.6</text:p>
          </table:table-cell>
          <table:table-cell office:value-type="float" office:value="1133.5">
            <text:p>1133.5</text:p>
          </table:table-cell>
          <table:table-cell office:value-type="float" office:value="9439.2">
            <text:p>9439.2</text:p>
          </table:table-cell>
          <table:table-cell office:value-type="float" office:value="6726.2">
            <text:p>6726.2</text:p>
          </table:table-cell>
          <table:table-cell office:value-type="float" office:value="1012.2">
            <text:p>1012.2</text:p>
          </table:table-cell>
          <table:table-cell office:value-type="float" office:value="823">
            <text:p>823</text:p>
          </table:table-cell>
          <table:table-cell office:value-type="float" office:value="965.4">
            <text:p>965.4</text:p>
          </table:table-cell>
          <table:table-cell office:value-type="float" office:value="1035.3">
            <text:p>1035.3</text:p>
          </table:table-cell>
          <table:table-cell office:value-type="float" office:value="962.3">
            <text:p>962.3</text:p>
          </table:table-cell>
          <table:table-cell office:value-type="float" office:value="928">
            <text:p>928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84.5">
            <text:p>1384.5</text:p>
          </table:table-cell>
          <table:table-cell office:value-type="float" office:value="1293.3">
            <text:p>1293.3</text:p>
          </table:table-cell>
          <table:table-cell office:value-type="float" office:value="1262.1">
            <text:p>1262.1</text:p>
          </table:table-cell>
          <table:table-cell office:value-type="float" office:value="1333">
            <text:p>1333</text:p>
          </table:table-cell>
          <table:table-cell office:value-type="float" office:value="10899.6">
            <text:p>10899.6</text:p>
          </table:table-cell>
          <table:table-cell office:value-type="float" office:value="8079.7">
            <text:p>8079.7</text:p>
          </table:table-cell>
          <table:table-cell office:value-type="float" office:value="1086.8">
            <text:p>1086.8</text:p>
          </table:table-cell>
          <table:table-cell office:value-type="float" office:value="876">
            <text:p>876</text:p>
          </table:table-cell>
          <table:table-cell office:value-type="float" office:value="1052.3">
            <text:p>1052.3</text:p>
          </table:table-cell>
          <table:table-cell office:value-type="float" office:value="1296.8">
            <text:p>1296.8</text:p>
          </table:table-cell>
          <table:table-cell office:value-type="float" office:value="1130.1">
            <text:p>1130.1</text:p>
          </table:table-cell>
          <table:table-cell office:value-type="float" office:value="1031.6">
            <text:p>1031.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28.1">
            <text:p>1328.1</text:p>
          </table:table-cell>
          <table:table-cell office:value-type="float" office:value="1474.2">
            <text:p>1474.2</text:p>
          </table:table-cell>
          <table:table-cell office:value-type="float" office:value="1316.9">
            <text:p>1316.9</text:p>
          </table:table-cell>
          <table:table-cell office:value-type="float" office:value="1466.2">
            <text:p>1466.2</text:p>
          </table:table-cell>
          <table:table-cell office:value-type="float" office:value="12535.8">
            <text:p>12535.8</text:p>
          </table:table-cell>
          <table:table-cell office:value-type="float" office:value="8640.3">
            <text:p>8640.3</text:p>
          </table:table-cell>
          <table:table-cell office:value-type="float" office:value="1105.2">
            <text:p>1105.2</text:p>
          </table:table-cell>
          <table:table-cell office:value-type="float" office:value="946.5">
            <text:p>946.5</text:p>
          </table:table-cell>
          <table:table-cell office:value-type="float" office:value="1079">
            <text:p>1079</text:p>
          </table:table-cell>
          <table:table-cell office:value-type="float" office:value="1248.1">
            <text:p>1248.1</text:p>
          </table:table-cell>
          <table:table-cell office:value-type="float" office:value="1163.9">
            <text:p>1163.9</text:p>
          </table:table-cell>
          <table:table-cell office:value-type="float" office:value="1121.5">
            <text:p>1121.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21.7">
            <text:p>1521.7</text:p>
          </table:table-cell>
          <table:table-cell office:value-type="float" office:value="1523.4">
            <text:p>1523.4</text:p>
          </table:table-cell>
          <table:table-cell office:value-type="float" office:value="1369.2">
            <text:p>1369.2</text:p>
          </table:table-cell>
          <table:table-cell office:value-type="float" office:value="1505.4">
            <text:p>1505.4</text:p>
          </table:table-cell>
          <table:table-cell office:value-type="float" office:value="14779.5">
            <text:p>14779.5</text:p>
          </table:table-cell>
          <table:table-cell office:value-type="float" office:value="10399.3">
            <text:p>10399.3</text:p>
          </table:table-cell>
          <table:table-cell office:value-type="float" office:value="1142.9">
            <text:p>1142.9</text:p>
          </table:table-cell>
          <table:table-cell office:value-type="float" office:value="926.2">
            <text:p>926.2</text:p>
          </table:table-cell>
          <table:table-cell office:value-type="float" office:value="1109">
            <text:p>1109</text:p>
          </table:table-cell>
          <table:table-cell office:value-type="float" office:value="1334.8">
            <text:p>1334.8</text:p>
          </table:table-cell>
          <table:table-cell office:value-type="float" office:value="1284.7">
            <text:p>1284.7</text:p>
          </table:table-cell>
          <table:table-cell office:value-type="float" office:value="1187.4">
            <text:p>1187.4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36">
            <text:p>1636</text:p>
          </table:table-cell>
          <table:table-cell office:value-type="float" office:value="1693.4">
            <text:p>1693.4</text:p>
          </table:table-cell>
          <table:table-cell office:value-type="float" office:value="1609.8">
            <text:p>1609.8</text:p>
          </table:table-cell>
          <table:table-cell office:value-type="float" office:value="1574.4">
            <text:p>1574.4</text:p>
          </table:table-cell>
          <table:table-cell office:value-type="float" office:value="15505.4">
            <text:p>15505.4</text:p>
          </table:table-cell>
          <table:table-cell office:value-type="float" office:value="12495.2">
            <text:p>12495.2</text:p>
          </table:table-cell>
          <table:table-cell office:value-type="float" office:value="1377.7">
            <text:p>1377.7</text:p>
          </table:table-cell>
          <table:table-cell office:value-type="float" office:value="1122.8">
            <text:p>1122.8</text:p>
          </table:table-cell>
          <table:table-cell office:value-type="float" office:value="1358.4">
            <text:p>1358.4</text:p>
          </table:table-cell>
          <table:table-cell office:value-type="float" office:value="1449">
            <text:p>1449</text:p>
          </table:table-cell>
          <table:table-cell office:value-type="float" office:value="1366.5">
            <text:p>1366.5</text:p>
          </table:table-cell>
          <table:table-cell office:value-type="float" office:value="1289.5">
            <text:p>1289.5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562">
            <text:p>1562</text:p>
          </table:table-cell>
          <table:table-cell office:value-type="float" office:value="1540.7">
            <text:p>1540.7</text:p>
          </table:table-cell>
          <table:table-cell office:value-type="float" office:value="1518.5">
            <text:p>1518.5</text:p>
          </table:table-cell>
          <table:table-cell office:value-type="float" office:value="1637.9">
            <text:p>1637.9</text:p>
          </table:table-cell>
          <table:table-cell office:value-type="float" office:value="18285">
            <text:p>18285</text:p>
          </table:table-cell>
          <table:table-cell office:value-type="float" office:value="13219.2">
            <text:p>13219.2</text:p>
          </table:table-cell>
          <table:table-cell office:value-type="float" office:value="1304.5">
            <text:p>1304.5</text:p>
          </table:table-cell>
          <table:table-cell office:value-type="float" office:value="1046.2">
            <text:p>1046.2</text:p>
          </table:table-cell>
          <table:table-cell office:value-type="float" office:value="1227.7">
            <text:p>1227.7</text:p>
          </table:table-cell>
          <table:table-cell office:value-type="float" office:value="1428.9">
            <text:p>1428.9</text:p>
          </table:table-cell>
          <table:table-cell office:value-type="float" office:value="1308.7">
            <text:p>1308.7</text:p>
          </table:table-cell>
          <table:table-cell office:value-type="float" office:value="1265">
            <text:p>126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06.4">
            <text:p>1806.4</text:p>
          </table:table-cell>
          <table:table-cell office:value-type="float" office:value="1655.6">
            <text:p>1655.6</text:p>
          </table:table-cell>
          <table:table-cell office:value-type="float" office:value="1618.1">
            <text:p>1618.1</text:p>
          </table:table-cell>
          <table:table-cell office:value-type="float" office:value="1771.4">
            <text:p>1771.4</text:p>
          </table:table-cell>
          <table:table-cell office:value-type="float" office:value="19665.6">
            <text:p>19665.6</text:p>
          </table:table-cell>
          <table:table-cell office:value-type="float" office:value="14289.5">
            <text:p>14289.5</text:p>
          </table:table-cell>
          <table:table-cell office:value-type="float" office:value="1484.4">
            <text:p>1484.4</text:p>
          </table:table-cell>
          <table:table-cell office:value-type="float" office:value="1191.1">
            <text:p>1191.1</text:p>
          </table:table-cell>
          <table:table-cell office:value-type="float" office:value="1358.2">
            <text:p>1358.2</text:p>
          </table:table-cell>
          <table:table-cell office:value-type="float" office:value="1509.8">
            <text:p>1509.8</text:p>
          </table:table-cell>
          <table:table-cell office:value-type="float" office:value="1528.2">
            <text:p>1528.2</text:p>
          </table:table-cell>
          <table:table-cell office:value-type="float" office:value="1525.3">
            <text:p>1525.3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835.1">
            <text:p>1835.1</text:p>
          </table:table-cell>
          <table:table-cell office:value-type="float" office:value="1763.8">
            <text:p>1763.8</text:p>
          </table:table-cell>
          <table:table-cell office:value-type="float" office:value="1839.6">
            <text:p>1839.6</text:p>
          </table:table-cell>
          <table:table-cell office:value-type="float" office:value="1992.9">
            <text:p>1992.9</text:p>
          </table:table-cell>
          <table:table-cell office:value-type="float" office:value="22034.5">
            <text:p>22034.5</text:p>
          </table:table-cell>
          <table:table-cell office:value-type="float" office:value="15976.1">
            <text:p>15976.1</text:p>
          </table:table-cell>
          <table:table-cell office:value-type="float" office:value="1535.3">
            <text:p>1535.3</text:p>
          </table:table-cell>
          <table:table-cell office:value-type="float" office:value="1259.2">
            <text:p>1259.2</text:p>
          </table:table-cell>
          <table:table-cell office:value-type="float" office:value="1462.7">
            <text:p>1462.7</text:p>
          </table:table-cell>
          <table:table-cell office:value-type="float" office:value="1600.6">
            <text:p>1600.6</text:p>
          </table:table-cell>
          <table:table-cell office:value-type="float" office:value="1525.2">
            <text:p>1525.2</text:p>
          </table:table-cell>
          <table:table-cell office:value-type="float" office:value="1469.6">
            <text:p>1469.6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88.7">
            <text:p>1988.7</text:p>
          </table:table-cell>
          <table:table-cell office:value-type="float" office:value="1886.7">
            <text:p>1886.7</text:p>
          </table:table-cell>
          <table:table-cell office:value-type="float" office:value="1855.7">
            <text:p>1855.7</text:p>
          </table:table-cell>
          <table:table-cell office:value-type="float" office:value="2094.8">
            <text:p>2094.8</text:p>
          </table:table-cell>
          <table:table-cell office:value-type="float" office:value="24816.1">
            <text:p>24816.1</text:p>
          </table:table-cell>
          <table:table-cell office:value-type="float" office:value="18171.3">
            <text:p>18171.3</text:p>
          </table:table-cell>
          <table:table-cell office:value-type="float" office:value="1701.2">
            <text:p>1701.2</text:p>
          </table:table-cell>
          <table:table-cell office:value-type="float" office:value="1383.6">
            <text:p>1383.6</text:p>
          </table:table-cell>
          <table:table-cell office:value-type="float" office:value="1651.1">
            <text:p>1651.1</text:p>
          </table:table-cell>
          <table:table-cell office:value-type="float" office:value="1797.3">
            <text:p>1797.3</text:p>
          </table:table-cell>
          <table:table-cell office:value-type="float" office:value="1629.1">
            <text:p>1629.1</text:p>
          </table:table-cell>
          <table:table-cell office:value-type="float" office:value="1577.2">
            <text:p>1577.2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270.1">
            <text:p>2270.1</text:p>
          </table:table-cell>
          <table:table-cell office:value-type="float" office:value="2308.4">
            <text:p>2308.4</text:p>
          </table:table-cell>
          <table:table-cell office:value-type="float" office:value="2089.6">
            <text:p>2089.6</text:p>
          </table:table-cell>
          <table:table-cell office:value-type="float" office:value="2139.6">
            <text:p>2139.6</text:p>
          </table:table-cell>
          <table:table-cell office:value-type="float" office:value="25373.2">
            <text:p>25373.2</text:p>
          </table:table-cell>
          <table:table-cell office:value-type="float" office:value="20428.4">
            <text:p>20428.4</text:p>
          </table:table-cell>
          <table:table-cell office:value-type="float" office:value="1776.4">
            <text:p>1776.4</text:p>
          </table:table-cell>
          <table:table-cell office:value-type="float" office:value="1397.8">
            <text:p>1397.8</text:p>
          </table:table-cell>
          <table:table-cell office:value-type="float" office:value="1595.1">
            <text:p>1595.1</text:p>
          </table:table-cell>
          <table:table-cell office:value-type="float" office:value="1846.6">
            <text:p>1846.6</text:p>
          </table:table-cell>
          <table:table-cell office:value-type="float" office:value="1721.1">
            <text:p>1721.1</text:p>
          </table:table-cell>
          <table:table-cell office:value-type="float" office:value="1642.6">
            <text:p>1642.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544.3">
            <text:p>2544.3</text:p>
          </table:table-cell>
          <table:table-cell office:value-type="float" office:value="2260.5">
            <text:p>2260.5</text:p>
          </table:table-cell>
          <table:table-cell office:value-type="float" office:value="2079.2">
            <text:p>2079.2</text:p>
          </table:table-cell>
          <table:table-cell office:value-type="float" office:value="2276.1">
            <text:p>2276.1</text:p>
          </table:table-cell>
          <table:table-cell office:value-type="float" office:value="27823.7">
            <text:p>27823.7</text:p>
          </table:table-cell>
          <table:table-cell office:value-type="float" office:value="22285.8">
            <text:p>22285.8</text:p>
          </table:table-cell>
          <table:table-cell office:value-type="float" office:value="2007.2">
            <text:p>2007.2</text:p>
          </table:table-cell>
          <table:table-cell office:value-type="float" office:value="1632.1">
            <text:p>1632.1</text:p>
          </table:table-cell>
          <table:table-cell office:value-type="float" office:value="1854.3">
            <text:p>1854.3</text:p>
          </table:table-cell>
          <table:table-cell office:value-type="float" office:value="1997">
            <text:p>1997</text:p>
          </table:table-cell>
          <table:table-cell office:value-type="float" office:value="1992.8">
            <text:p>1992.8</text:p>
          </table:table-cell>
          <table:table-cell office:value-type="float" office:value="1933">
            <text:p>1933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491.9">
            <text:p>2491.9</text:p>
          </table:table-cell>
          <table:table-cell office:value-type="float" office:value="2445.2">
            <text:p>2445.2</text:p>
          </table:table-cell>
          <table:table-cell office:value-type="float" office:value="2205.9">
            <text:p>2205.9</text:p>
          </table:table-cell>
          <table:table-cell office:value-type="float" office:value="2525.8">
            <text:p>2525.8</text:p>
          </table:table-cell>
          <table:table-cell office:value-type="float" office:value="29968.9">
            <text:p>29968.9</text:p>
          </table:table-cell>
          <table:table-cell office:value-type="float" office:value="24074.8">
            <text:p>24074.8</text:p>
          </table:table-cell>
          <table:table-cell office:value-type="float" office:value="2135.3">
            <text:p>2135.3</text:p>
          </table:table-cell>
          <table:table-cell office:value-type="float" office:value="1661.1">
            <text:p>1661.1</text:p>
          </table:table-cell>
          <table:table-cell office:value-type="float" office:value="1929.7">
            <text:p>1929.7</text:p>
          </table:table-cell>
          <table:table-cell office:value-type="float" office:value="2113.1">
            <text:p>2113.1</text:p>
          </table:table-cell>
          <table:table-cell office:value-type="float" office:value="1971.4">
            <text:p>1971.4</text:p>
          </table:table-cell>
          <table:table-cell office:value-type="float" office:value="1872.3">
            <text:p>1872.3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01.8">
            <text:p>2401.8</text:p>
          </table:table-cell>
          <table:table-cell office:value-type="float" office:value="2361.3">
            <text:p>2361.3</text:p>
          </table:table-cell>
          <table:table-cell office:value-type="float" office:value="2346.9">
            <text:p>2346.9</text:p>
          </table:table-cell>
          <table:table-cell office:value-type="float" office:value="2586.5">
            <text:p>2586.5</text:p>
          </table:table-cell>
          <table:table-cell office:value-type="float" office:value="33319.8">
            <text:p>33319.8</text:p>
          </table:table-cell>
          <table:table-cell office:value-type="float" office:value="26181.1">
            <text:p>26181.1</text:p>
          </table:table-cell>
          <table:table-cell office:value-type="float" office:value="2102.9">
            <text:p>2102.9</text:p>
          </table:table-cell>
          <table:table-cell office:value-type="float" office:value="1628.3">
            <text:p>1628.3</text:p>
          </table:table-cell>
          <table:table-cell office:value-type="float" office:value="1884.1">
            <text:p>1884.1</text:p>
          </table:table-cell>
          <table:table-cell office:value-type="float" office:value="2148.1">
            <text:p>2148.1</text:p>
          </table:table-cell>
          <table:table-cell office:value-type="float" office:value="2006.9">
            <text:p>2006.9</text:p>
          </table:table-cell>
          <table:table-cell office:value-type="float" office:value="1920.7">
            <text:p>1920.7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25.1">
            <text:p>2525.1</text:p>
          </table:table-cell>
          <table:table-cell office:value-type="float" office:value="2477.2">
            <text:p>2477.2</text:p>
          </table:table-cell>
          <table:table-cell office:value-type="float" office:value="2657.1">
            <text:p>2657.1</text:p>
          </table:table-cell>
          <table:table-cell office:value-type="float" office:value="2669.6">
            <text:p>2669.6</text:p>
          </table:table-cell>
          <table:table-cell office:value-type="float" office:value="34571.8">
            <text:p>34571.8</text:p>
          </table:table-cell>
          <table:table-cell office:value-type="float" office:value="28574">
            <text:p>28574</text:p>
          </table:table-cell>
          <table:table-cell office:value-type="float" office:value="2061.5">
            <text:p>2061.5</text:p>
          </table:table-cell>
          <table:table-cell office:value-type="float" office:value="1701.8">
            <text:p>1701.8</text:p>
          </table:table-cell>
          <table:table-cell office:value-type="float" office:value="1949.3">
            <text:p>1949.3</text:p>
          </table:table-cell>
          <table:table-cell office:value-type="float" office:value="2065.4">
            <text:p>2065.4</text:p>
          </table:table-cell>
          <table:table-cell office:value-type="float" office:value="2043.9">
            <text:p>2043.9</text:p>
          </table:table-cell>
          <table:table-cell office:value-type="float" office:value="2092.9">
            <text:p>2092.9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863.6">
            <text:p>2863.6</text:p>
          </table:table-cell>
          <table:table-cell office:value-type="float" office:value="2764.2">
            <text:p>2764.2</text:p>
          </table:table-cell>
          <table:table-cell office:value-type="float" office:value="2517.6">
            <text:p>2517.6</text:p>
          </table:table-cell>
          <table:table-cell office:value-type="float" office:value="2777.4">
            <text:p>2777.4</text:p>
          </table:table-cell>
          <table:table-cell office:value-type="float" office:value="38180.1">
            <text:p>38180.1</text:p>
          </table:table-cell>
          <table:table-cell office:value-type="float" office:value="30113.1">
            <text:p>30113.1</text:p>
          </table:table-cell>
          <table:table-cell office:value-type="float" office:value="2393.7">
            <text:p>2393.7</text:p>
          </table:table-cell>
          <table:table-cell office:value-type="float" office:value="1808.9">
            <text:p>1808.9</text:p>
          </table:table-cell>
          <table:table-cell office:value-type="float" office:value="2192.9">
            <text:p>2192.9</text:p>
          </table:table-cell>
          <table:table-cell office:value-type="float" office:value="2297.9">
            <text:p>2297.9</text:p>
          </table:table-cell>
          <table:table-cell office:value-type="float" office:value="2273">
            <text:p>2273</text:p>
          </table:table-cell>
          <table:table-cell office:value-type="float" office:value="2173.9">
            <text:p>2173.9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027.2">
            <text:p>3027.2</text:p>
          </table:table-cell>
          <table:table-cell office:value-type="float" office:value="2953.5">
            <text:p>2953.5</text:p>
          </table:table-cell>
          <table:table-cell office:value-type="float" office:value="2865.5">
            <text:p>2865.5</text:p>
          </table:table-cell>
          <table:table-cell office:value-type="float" office:value="2947.7">
            <text:p>2947.7</text:p>
          </table:table-cell>
          <table:table-cell office:value-type="float" office:value="41212.7">
            <text:p>41212.7</text:p>
          </table:table-cell>
          <table:table-cell office:value-type="float" office:value="33195.9">
            <text:p>33195.9</text:p>
          </table:table-cell>
          <table:table-cell office:value-type="float" office:value="2380.7">
            <text:p>2380.7</text:p>
          </table:table-cell>
          <table:table-cell office:value-type="float" office:value="1938.6">
            <text:p>1938.6</text:p>
          </table:table-cell>
          <table:table-cell office:value-type="float" office:value="2248.6">
            <text:p>2248.6</text:p>
          </table:table-cell>
          <table:table-cell office:value-type="float" office:value="2424.1">
            <text:p>2424.1</text:p>
          </table:table-cell>
          <table:table-cell office:value-type="float" office:value="2356.1">
            <text:p>2356.1</text:p>
          </table:table-cell>
          <table:table-cell office:value-type="float" office:value="2319.4">
            <text:p>2319.4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055.4">
            <text:p>3055.4</text:p>
          </table:table-cell>
          <table:table-cell office:value-type="float" office:value="2893.7">
            <text:p>2893.7</text:p>
          </table:table-cell>
          <table:table-cell office:value-type="float" office:value="3023.7">
            <text:p>3023.7</text:p>
          </table:table-cell>
          <table:table-cell office:value-type="float" office:value="3140.5">
            <text:p>3140.5</text:p>
          </table:table-cell>
          <table:table-cell office:value-type="float" office:value="43899.8">
            <text:p>43899.8</text:p>
          </table:table-cell>
          <table:table-cell office:value-type="float" office:value="35716.9">
            <text:p>35716.9</text:p>
          </table:table-cell>
          <table:table-cell office:value-type="float" office:value="2438.4">
            <text:p>2438.4</text:p>
          </table:table-cell>
          <table:table-cell office:value-type="float" office:value="1966.2">
            <text:p>1966.2</text:p>
          </table:table-cell>
          <table:table-cell office:value-type="float" office:value="2316">
            <text:p>2316</text:p>
          </table:table-cell>
          <table:table-cell office:value-type="float" office:value="2358.1">
            <text:p>2358.1</text:p>
          </table:table-cell>
          <table:table-cell office:value-type="float" office:value="2407.8">
            <text:p>2407.8</text:p>
          </table:table-cell>
          <table:table-cell office:value-type="float" office:value="2266.1">
            <text:p>2266.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843.7">
            <text:p>2843.7</text:p>
          </table:table-cell>
          <table:table-cell office:value-type="float" office:value="2952.2">
            <text:p>2952.2</text:p>
          </table:table-cell>
          <table:table-cell office:value-type="float" office:value="3129.2">
            <text:p>3129.2</text:p>
          </table:table-cell>
          <table:table-cell office:value-type="float" office:value="3337.8">
            <text:p>3337.8</text:p>
          </table:table-cell>
          <table:table-cell office:value-type="float" office:value="46383">
            <text:p>46383</text:p>
          </table:table-cell>
          <table:table-cell office:value-type="float" office:value="37859.7">
            <text:p>37859.7</text:p>
          </table:table-cell>
          <table:table-cell office:value-type="float" office:value="2514.6">
            <text:p>2514.6</text:p>
          </table:table-cell>
          <table:table-cell office:value-type="float" office:value="1969.4">
            <text:p>1969.4</text:p>
          </table:table-cell>
          <table:table-cell office:value-type="float" office:value="2456.4">
            <text:p>2456.4</text:p>
          </table:table-cell>
          <table:table-cell office:value-type="float" office:value="2708.6">
            <text:p>2708.6</text:p>
          </table:table-cell>
          <table:table-cell office:value-type="float" office:value="2449.1">
            <text:p>2449.1</text:p>
          </table:table-cell>
          <table:table-cell office:value-type="float" office:value="2339.7">
            <text:p>2339.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165.4">
            <text:p>3165.4</text:p>
          </table:table-cell>
          <table:table-cell office:value-type="float" office:value="3094.9">
            <text:p>3094.9</text:p>
          </table:table-cell>
          <table:table-cell office:value-type="float" office:value="3089.9">
            <text:p>3089.9</text:p>
          </table:table-cell>
          <table:table-cell office:value-type="float" office:value="3255.1">
            <text:p>3255.1</text:p>
          </table:table-cell>
          <table:table-cell office:value-type="float" office:value="49996.2">
            <text:p>49996.2</text:p>
          </table:table-cell>
          <table:table-cell office:value-type="float" office:value="40358.3">
            <text:p>40358.3</text:p>
          </table:table-cell>
          <table:table-cell office:value-type="float" office:value="2593.4">
            <text:p>2593.4</text:p>
          </table:table-cell>
          <table:table-cell office:value-type="float" office:value="1995.5">
            <text:p>1995.5</text:p>
          </table:table-cell>
          <table:table-cell office:value-type="float" office:value="2390.6">
            <text:p>2390.6</text:p>
          </table:table-cell>
          <table:table-cell office:value-type="float" office:value="2678.9">
            <text:p>2678.9</text:p>
          </table:table-cell>
          <table:table-cell office:value-type="float" office:value="2613.3">
            <text:p>2613.3</text:p>
          </table:table-cell>
          <table:table-cell office:value-type="float" office:value="2597.1">
            <text:p>2597.1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460.5">
            <text:p>3460.5</text:p>
          </table:table-cell>
          <table:table-cell office:value-type="float" office:value="3200.3">
            <text:p>3200.3</text:p>
          </table:table-cell>
          <table:table-cell office:value-type="float" office:value="3192.8">
            <text:p>3192.8</text:p>
          </table:table-cell>
          <table:table-cell office:value-type="float" office:value="3298.3">
            <text:p>3298.3</text:p>
          </table:table-cell>
          <table:table-cell office:value-type="float" office:value="51244.9">
            <text:p>51244.9</text:p>
          </table:table-cell>
          <table:table-cell office:value-type="float" office:value="42466.9">
            <text:p>42466.9</text:p>
          </table:table-cell>
          <table:table-cell office:value-type="float" office:value="2714.9">
            <text:p>2714.9</text:p>
          </table:table-cell>
          <table:table-cell office:value-type="float" office:value="2118">
            <text:p>2118</text:p>
          </table:table-cell>
          <table:table-cell office:value-type="float" office:value="2631.5">
            <text:p>2631.5</text:p>
          </table:table-cell>
          <table:table-cell office:value-type="float" office:value="2889.7">
            <text:p>2889.7</text:p>
          </table:table-cell>
          <table:table-cell office:value-type="float" office:value="2673.7">
            <text:p>2673.7</text:p>
          </table:table-cell>
          <table:table-cell office:value-type="float" office:value="2710.2">
            <text:p>2710.2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394.7">
            <text:p>3394.7</text:p>
          </table:table-cell>
          <table:table-cell office:value-type="float" office:value="3232.1">
            <text:p>3232.1</text:p>
          </table:table-cell>
          <table:table-cell office:value-type="float" office:value="3169.2">
            <text:p>3169.2</text:p>
          </table:table-cell>
          <table:table-cell office:value-type="float" office:value="3498.7">
            <text:p>3498.7</text:p>
          </table:table-cell>
          <table:table-cell office:value-type="float" office:value="55928.4">
            <text:p>55928.4</text:p>
          </table:table-cell>
          <table:table-cell office:value-type="float" office:value="45995">
            <text:p>45995</text:p>
          </table:table-cell>
          <table:table-cell office:value-type="float" office:value="2784.9">
            <text:p>2784.9</text:p>
          </table:table-cell>
          <table:table-cell office:value-type="float" office:value="2140">
            <text:p>2140</text:p>
          </table:table-cell>
          <table:table-cell office:value-type="float" office:value="2560.7">
            <text:p>2560.7</text:p>
          </table:table-cell>
          <table:table-cell office:value-type="float" office:value="2997.5">
            <text:p>2997.5</text:p>
          </table:table-cell>
          <table:table-cell office:value-type="float" office:value="2816.5">
            <text:p>2816.5</text:p>
          </table:table-cell>
          <table:table-cell office:value-type="float" office:value="2809.5">
            <text:p>2809.5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400.1">
            <text:p>3400.1</text:p>
          </table:table-cell>
          <table:table-cell office:value-type="float" office:value="3287.3">
            <text:p>3287.3</text:p>
          </table:table-cell>
          <table:table-cell office:value-type="float" office:value="3309.2">
            <text:p>3309.2</text:p>
          </table:table-cell>
          <table:table-cell office:value-type="float" office:value="3667.5">
            <text:p>3667.5</text:p>
          </table:table-cell>
          <table:table-cell office:value-type="float" office:value="59461.7">
            <text:p>59461.7</text:p>
          </table:table-cell>
          <table:table-cell office:value-type="float" office:value="47994">
            <text:p>47994</text:p>
          </table:table-cell>
          <table:table-cell office:value-type="float" office:value="3081.3">
            <text:p>3081.3</text:p>
          </table:table-cell>
          <table:table-cell office:value-type="float" office:value="2252">
            <text:p>2252</text:p>
          </table:table-cell>
          <table:table-cell office:value-type="float" office:value="2673.3">
            <text:p>2673.3</text:p>
          </table:table-cell>
          <table:table-cell office:value-type="float" office:value="3012.3">
            <text:p>3012.3</text:p>
          </table:table-cell>
          <table:table-cell office:value-type="float" office:value="2997.7">
            <text:p>2997.7</text:p>
          </table:table-cell>
          <table:table-cell office:value-type="float" office:value="2866.1">
            <text:p>2866.1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858">
            <text:p>3858</text:p>
          </table:table-cell>
          <table:table-cell office:value-type="float" office:value="3703">
            <text:p>3703</text:p>
          </table:table-cell>
          <table:table-cell office:value-type="float" office:value="3572.4">
            <text:p>3572.4</text:p>
          </table:table-cell>
          <table:table-cell office:value-type="float" office:value="3861.9">
            <text:p>3861.9</text:p>
          </table:table-cell>
          <table:table-cell office:value-type="float" office:value="60516.8">
            <text:p>60516.8</text:p>
          </table:table-cell>
          <table:table-cell office:value-type="float" office:value="51623">
            <text:p>51623</text:p>
          </table:table-cell>
          <table:table-cell office:value-type="float" office:value="3097.9">
            <text:p>3097.9</text:p>
          </table:table-cell>
          <table:table-cell office:value-type="float" office:value="2351.1">
            <text:p>2351.1</text:p>
          </table:table-cell>
          <table:table-cell office:value-type="float" office:value="2794.4">
            <text:p>2794.4</text:p>
          </table:table-cell>
          <table:table-cell office:value-type="float" office:value="3114.8">
            <text:p>3114.8</text:p>
          </table:table-cell>
          <table:table-cell office:value-type="float" office:value="3023.8">
            <text:p>3023.8</text:p>
          </table:table-cell>
          <table:table-cell office:value-type="float" office:value="2880">
            <text:p>288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811.6">
            <text:p>3811.6</text:p>
          </table:table-cell>
          <table:table-cell office:value-type="float" office:value="4021.4">
            <text:p>4021.4</text:p>
          </table:table-cell>
          <table:table-cell office:value-type="float" office:value="3911.2">
            <text:p>3911.2</text:p>
          </table:table-cell>
          <table:table-cell office:value-type="float" office:value="4005.3">
            <text:p>4005.3</text:p>
          </table:table-cell>
          <table:table-cell office:value-type="float" office:value="64475.2">
            <text:p>64475.2</text:p>
          </table:table-cell>
          <table:table-cell office:value-type="float" office:value="54761.7">
            <text:p>54761.7</text:p>
          </table:table-cell>
          <table:table-cell office:value-type="float" office:value="3152.5">
            <text:p>3152.5</text:p>
          </table:table-cell>
          <table:table-cell office:value-type="float" office:value="2422.7">
            <text:p>2422.7</text:p>
          </table:table-cell>
          <table:table-cell office:value-type="float" office:value="3005.3">
            <text:p>3005.3</text:p>
          </table:table-cell>
          <table:table-cell office:value-type="float" office:value="3288.2">
            <text:p>3288.2</text:p>
          </table:table-cell>
          <table:table-cell office:value-type="float" office:value="3134.3">
            <text:p>3134.3</text:p>
          </table:table-cell>
          <table:table-cell office:value-type="float" office:value="2992.2">
            <text:p>2992.2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835.5">
            <text:p>3835.5</text:p>
          </table:table-cell>
          <table:table-cell office:value-type="float" office:value="3581.2">
            <text:p>3581.2</text:p>
          </table:table-cell>
          <table:table-cell office:value-type="float" office:value="3904.8">
            <text:p>3904.8</text:p>
          </table:table-cell>
          <table:table-cell office:value-type="float" office:value="4068.6">
            <text:p>4068.6</text:p>
          </table:table-cell>
          <table:table-cell office:value-type="float" office:value="67727.9">
            <text:p>67727.9</text:p>
          </table:table-cell>
          <table:table-cell office:value-type="float" office:value="56156.2">
            <text:p>56156.2</text:p>
          </table:table-cell>
          <table:table-cell office:value-type="float" office:value="3030.3">
            <text:p>3030.3</text:p>
          </table:table-cell>
          <table:table-cell office:value-type="float" office:value="2336.4">
            <text:p>2336.4</text:p>
          </table:table-cell>
          <table:table-cell office:value-type="float" office:value="2923.1">
            <text:p>2923.1</text:p>
          </table:table-cell>
          <table:table-cell office:value-type="float" office:value="3216.1">
            <text:p>3216.1</text:p>
          </table:table-cell>
          <table:table-cell office:value-type="float" office:value="3227">
            <text:p>3227</text:p>
          </table:table-cell>
          <table:table-cell office:value-type="float" office:value="3201.3">
            <text:p>3201.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51.2">
            <text:p>3751.2</text:p>
          </table:table-cell>
          <table:table-cell office:value-type="float" office:value="3620.5">
            <text:p>3620.5</text:p>
          </table:table-cell>
          <table:table-cell office:value-type="float" office:value="3589.4">
            <text:p>3589.4</text:p>
          </table:table-cell>
          <table:table-cell office:value-type="float" office:value="3940.4">
            <text:p>3940.4</text:p>
          </table:table-cell>
          <table:table-cell office:value-type="float" office:value="69531.8">
            <text:p>69531.8</text:p>
          </table:table-cell>
          <table:table-cell office:value-type="float" office:value="56918.2">
            <text:p>56918.2</text:p>
          </table:table-cell>
          <table:table-cell office:value-type="float" office:value="3054.4">
            <text:p>3054.4</text:p>
          </table:table-cell>
          <table:table-cell office:value-type="float" office:value="2395.6">
            <text:p>2395.6</text:p>
          </table:table-cell>
          <table:table-cell office:value-type="float" office:value="2928.8">
            <text:p>2928.8</text:p>
          </table:table-cell>
          <table:table-cell office:value-type="float" office:value="3282.6">
            <text:p>3282.6</text:p>
          </table:table-cell>
          <table:table-cell office:value-type="float" office:value="3130.5">
            <text:p>3130.5</text:p>
          </table:table-cell>
          <table:table-cell office:value-type="float" office:value="3004.3">
            <text:p>3004.3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743.6">
            <text:p>3743.6</text:p>
          </table:table-cell>
          <table:table-cell office:value-type="float" office:value="3714.2">
            <text:p>3714.2</text:p>
          </table:table-cell>
          <table:table-cell office:value-type="float" office:value="3750.2">
            <text:p>3750.2</text:p>
          </table:table-cell>
          <table:table-cell office:value-type="float" office:value="4010">
            <text:p>4010</text:p>
          </table:table-cell>
          <table:table-cell office:value-type="float" office:value="71966.8">
            <text:p>71966.8</text:p>
          </table:table-cell>
          <table:table-cell office:value-type="float" office:value="60643.4">
            <text:p>60643.4</text:p>
          </table:table-cell>
          <table:table-cell office:value-type="float" office:value="3191.4">
            <text:p>3191.4</text:p>
          </table:table-cell>
          <table:table-cell office:value-type="float" office:value="2610.5">
            <text:p>2610.5</text:p>
          </table:table-cell>
          <table:table-cell office:value-type="float" office:value="3344.2">
            <text:p>3344.2</text:p>
          </table:table-cell>
          <table:table-cell office:value-type="float" office:value="3645.4">
            <text:p>3645.4</text:p>
          </table:table-cell>
          <table:table-cell office:value-type="float" office:value="3363.3">
            <text:p>3363.3</text:p>
          </table:table-cell>
          <table:table-cell office:value-type="float" office:value="3162.9">
            <text:p>3162.9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78.4">
            <text:p>3978.4</text:p>
          </table:table-cell>
          <table:table-cell office:value-type="float" office:value="3790.1">
            <text:p>3790.1</text:p>
          </table:table-cell>
          <table:table-cell office:value-type="float" office:value="3974">
            <text:p>3974</text:p>
          </table:table-cell>
          <table:table-cell office:value-type="float" office:value="4186">
            <text:p>4186</text:p>
          </table:table-cell>
          <table:table-cell office:value-type="float" office:value="75658.1">
            <text:p>75658.1</text:p>
          </table:table-cell>
          <table:table-cell office:value-type="float" office:value="63087.7">
            <text:p>63087.7</text:p>
          </table:table-cell>
          <table:table-cell office:value-type="float" office:value="3246.9">
            <text:p>3246.9</text:p>
          </table:table-cell>
          <table:table-cell office:value-type="float" office:value="2640.9">
            <text:p>2640.9</text:p>
          </table:table-cell>
          <table:table-cell office:value-type="float" office:value="3115.4">
            <text:p>3115.4</text:p>
          </table:table-cell>
          <table:table-cell office:value-type="float" office:value="3662.8">
            <text:p>3662.8</text:p>
          </table:table-cell>
          <table:table-cell office:value-type="float" office:value="3415.9">
            <text:p>3415.9</text:p>
          </table:table-cell>
          <table:table-cell office:value-type="float" office:value="3254.5">
            <text:p>3254.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285.5">
            <text:p>4285.5</text:p>
          </table:table-cell>
          <table:table-cell office:value-type="float" office:value="4094.2">
            <text:p>4094.2</text:p>
          </table:table-cell>
          <table:table-cell office:value-type="float" office:value="4343.3">
            <text:p>4343.3</text:p>
          </table:table-cell>
          <table:table-cell office:value-type="float" office:value="4466">
            <text:p>4466</text:p>
          </table:table-cell>
          <table:table-cell office:value-type="float" office:value="77357.2">
            <text:p>77357.2</text:p>
          </table:table-cell>
          <table:table-cell office:value-type="float" office:value="65756">
            <text:p>65756</text:p>
          </table:table-cell>
          <table:table-cell office:value-type="float" office:value="3352.9">
            <text:p>3352.9</text:p>
          </table:table-cell>
          <table:table-cell office:value-type="float" office:value="2641.8">
            <text:p>2641.8</text:p>
          </table:table-cell>
          <table:table-cell office:value-type="float" office:value="3203.6">
            <text:p>3203.6</text:p>
          </table:table-cell>
          <table:table-cell office:value-type="float" office:value="3535.6">
            <text:p>3535.6</text:p>
          </table:table-cell>
          <table:table-cell office:value-type="float" office:value="3407.8">
            <text:p>3407.8</text:p>
          </table:table-cell>
          <table:table-cell office:value-type="float" office:value="3299.8">
            <text:p>3299.8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5591.2">
            <text:p>5591.2</text:p>
          </table:table-cell>
          <table:table-cell office:value-type="float" office:value="4730.7">
            <text:p>4730.7</text:p>
          </table:table-cell>
          <table:table-cell office:value-type="float" office:value="4764.3">
            <text:p>4764.3</text:p>
          </table:table-cell>
          <table:table-cell office:value-type="float" office:value="4784.4">
            <text:p>4784.4</text:p>
          </table:table-cell>
          <table:table-cell office:value-type="float" office:value="82795.7">
            <text:p>82795.7</text:p>
          </table:table-cell>
          <table:table-cell office:value-type="float" office:value="69336.2">
            <text:p>69336.2</text:p>
          </table:table-cell>
          <table:table-cell office:value-type="float" office:value="3698">
            <text:p>3698</text:p>
          </table:table-cell>
          <table:table-cell office:value-type="float" office:value="2923.9">
            <text:p>2923.9</text:p>
          </table:table-cell>
          <table:table-cell office:value-type="float" office:value="3468.7">
            <text:p>3468.7</text:p>
          </table:table-cell>
          <table:table-cell office:value-type="float" office:value="3886.2">
            <text:p>3886.2</text:p>
          </table:table-cell>
          <table:table-cell office:value-type="float" office:value="3598.8">
            <text:p>3598.8</text:p>
          </table:table-cell>
          <table:table-cell office:value-type="float" office:value="3491.9">
            <text:p>3491.9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864.5">
            <text:p>4864.5</text:p>
          </table:table-cell>
          <table:table-cell office:value-type="float" office:value="4628.5">
            <text:p>4628.5</text:p>
          </table:table-cell>
          <table:table-cell office:value-type="float" office:value="4233.7">
            <text:p>4233.7</text:p>
          </table:table-cell>
          <table:table-cell office:value-type="float" office:value="4491">
            <text:p>4491</text:p>
          </table:table-cell>
          <table:table-cell office:value-type="float" office:value="86740.5">
            <text:p>86740.5</text:p>
          </table:table-cell>
          <table:table-cell office:value-type="float" office:value="73496.2">
            <text:p>73496.2</text:p>
          </table:table-cell>
          <table:table-cell office:value-type="float" office:value="3496.9">
            <text:p>3496.9</text:p>
          </table:table-cell>
          <table:table-cell office:value-type="float" office:value="2734.2">
            <text:p>2734.2</text:p>
          </table:table-cell>
          <table:table-cell office:value-type="float" office:value="3469.8">
            <text:p>3469.8</text:p>
          </table:table-cell>
          <table:table-cell office:value-type="float" office:value="3748.2">
            <text:p>3748.2</text:p>
          </table:table-cell>
          <table:table-cell office:value-type="float" office:value="3623.9">
            <text:p>3623.9</text:p>
          </table:table-cell>
          <table:table-cell office:value-type="float" office:value="3671.8">
            <text:p>3671.8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4849.2">
            <text:p>4849.2</text:p>
          </table:table-cell>
          <table:table-cell office:value-type="float" office:value="4607.8">
            <text:p>4607.8</text:p>
          </table:table-cell>
          <table:table-cell office:value-type="float" office:value="4459.7">
            <text:p>4459.7</text:p>
          </table:table-cell>
          <table:table-cell office:value-type="float" office:value="4857.5">
            <text:p>4857.5</text:p>
          </table:table-cell>
          <table:table-cell office:value-type="float" office:value="88708.2">
            <text:p>88708.2</text:p>
          </table:table-cell>
          <table:table-cell office:value-type="float" office:value="76892.2">
            <text:p>76892.2</text:p>
          </table:table-cell>
          <table:table-cell office:value-type="float" office:value="3628.2">
            <text:p>3628.2</text:p>
          </table:table-cell>
          <table:table-cell office:value-type="float" office:value="2813.3">
            <text:p>2813.3</text:p>
          </table:table-cell>
          <table:table-cell office:value-type="float" office:value="3471.2">
            <text:p>3471.2</text:p>
          </table:table-cell>
          <table:table-cell office:value-type="float" office:value="3811.1">
            <text:p>3811.1</text:p>
          </table:table-cell>
          <table:table-cell office:value-type="float" office:value="3824.3">
            <text:p>3824.3</text:p>
          </table:table-cell>
          <table:table-cell office:value-type="float" office:value="3665.2">
            <text:p>3665.2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5094.8">
            <text:p>5094.8</text:p>
          </table:table-cell>
          <table:table-cell office:value-type="float" office:value="5050.9">
            <text:p>5050.9</text:p>
          </table:table-cell>
          <table:table-cell office:value-type="float" office:value="4559.2">
            <text:p>4559.2</text:p>
          </table:table-cell>
          <table:table-cell office:value-type="float" office:value="5012.9">
            <text:p>5012.9</text:p>
          </table:table-cell>
          <table:table-cell office:value-type="float" office:value="93308.4">
            <text:p>93308.4</text:p>
          </table:table-cell>
          <table:table-cell office:value-type="float" office:value="78794.9">
            <text:p>78794.9</text:p>
          </table:table-cell>
          <table:table-cell office:value-type="float" office:value="3678.5">
            <text:p>3678.5</text:p>
          </table:table-cell>
          <table:table-cell office:value-type="float" office:value="2885.9">
            <text:p>2885.9</text:p>
          </table:table-cell>
          <table:table-cell office:value-type="float" office:value="3551.3">
            <text:p>3551.3</text:p>
          </table:table-cell>
          <table:table-cell office:value-type="float" office:value="3919.4">
            <text:p>3919.4</text:p>
          </table:table-cell>
          <table:table-cell office:value-type="float" office:value="3787.4">
            <text:p>3787.4</text:p>
          </table:table-cell>
          <table:table-cell office:value-type="float" office:value="3885.9">
            <text:p>3885.9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87.3">
            <text:p>5087.3</text:p>
          </table:table-cell>
          <table:table-cell office:value-type="float" office:value="4987.4">
            <text:p>4987.4</text:p>
          </table:table-cell>
          <table:table-cell office:value-type="float" office:value="4541.9">
            <text:p>4541.9</text:p>
          </table:table-cell>
          <table:table-cell office:value-type="float" office:value="4811.9">
            <text:p>4811.9</text:p>
          </table:table-cell>
          <table:table-cell office:value-type="float" office:value="97162.5">
            <text:p>97162.5</text:p>
          </table:table-cell>
          <table:table-cell office:value-type="float" office:value="82449.1">
            <text:p>82449.1</text:p>
          </table:table-cell>
          <table:table-cell office:value-type="float" office:value="3796.3">
            <text:p>3796.3</text:p>
          </table:table-cell>
          <table:table-cell office:value-type="float" office:value="2984.4">
            <text:p>2984.4</text:p>
          </table:table-cell>
          <table:table-cell office:value-type="float" office:value="3804.5">
            <text:p>3804.5</text:p>
          </table:table-cell>
          <table:table-cell office:value-type="float" office:value="4084.6">
            <text:p>4084.6</text:p>
          </table:table-cell>
          <table:table-cell office:value-type="float" office:value="4039.2">
            <text:p>4039.2</text:p>
          </table:table-cell>
          <table:table-cell office:value-type="float" office:value="3781">
            <text:p>3781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5059">
            <text:p>5059</text:p>
          </table:table-cell>
          <table:table-cell office:value-type="float" office:value="5066.7">
            <text:p>5066.7</text:p>
          </table:table-cell>
          <table:table-cell office:value-type="float" office:value="4695.6">
            <text:p>4695.6</text:p>
          </table:table-cell>
          <table:table-cell office:value-type="float" office:value="4933.6">
            <text:p>4933.6</text:p>
          </table:table-cell>
          <table:table-cell office:value-type="float" office:value="101698.9">
            <text:p>101698.9</text:p>
          </table:table-cell>
          <table:table-cell office:value-type="float" office:value="87373">
            <text:p>87373</text:p>
          </table:table-cell>
          <table:table-cell office:value-type="float" office:value="3951.3">
            <text:p>3951.3</text:p>
          </table:table-cell>
          <table:table-cell office:value-type="float" office:value="3061.1">
            <text:p>3061.1</text:p>
          </table:table-cell>
          <table:table-cell office:value-type="float" office:value="3797.2">
            <text:p>3797.2</text:p>
          </table:table-cell>
          <table:table-cell office:value-type="float" office:value="4090">
            <text:p>4090</text:p>
          </table:table-cell>
          <table:table-cell office:value-type="float" office:value="3984.6">
            <text:p>3984.6</text:p>
          </table:table-cell>
          <table:table-cell office:value-type="float" office:value="3870.9">
            <text:p>3870.9</text:p>
          </table:table-cell>
          <table:table-cell>
            <draw:frame table:end-cell-address="'Averages + Graph'.AA91" table:end-x="0.3496in" table:end-y="0.0272in" draw:z-index="1" draw:style-name="gr1" draw:text-style-name="P1" svg:width="11.7181in" svg:height="6.9909in" svg:x="0.189in" svg:y="0.0988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 'Averages + Graph'.A1:'Averages + Graph'.A1 'Averages + Graph'.A2:'Averages + Graph'.A101 'Averages + Graph'.D1:'Averages + Graph'.D1 'Averages + Graph'.D2:'Averages + Graph'.D101 'Averages + Graph'.A1:'Averages + Graph'.A1 'Averages + Graph'.A2:'Averages + Graph'.A101 'Averages + Graph'.E1:'Averages + Graph'.E1 'Averages + Graph'.E2:'Averages + Graph'.E101 'Averages + Graph'.A1:'Averages + Graph'.A1 'Averages + Graph'.A2:'Averages + Graph'.A101 'Averages + Graph'.H1:'Averages + Graph'.H1 'Averages + Graph'.H2:'Averages + Graph'.H101 'Averages + Graph'.A1:'Averages + Graph'.A1 'Averages + Graph'.A2:'Averages + Graph'.A101 'Averages + Graph'.I1:'Averages + Graph'.I1 'Averages + Graph'.I2:'Averages + Graph'.I101 'Averages + Graph'.A1:'Averages + Graph'.A1 'Averages + Graph'.A2:'Averages + Graph'.A101 'Averages + Graph'.J1:'Averages + Graph'.J1 'Averages + Graph'.J2:'Averages + Graph'.J101 'Averages + Graph'.A1:'Averages + Graph'.A1 'Averages + Graph'.A2:'Averages + Graph'.A101 'Averages + Graph'.K1:'Averages + Graph'.K1 'Averages + Graph'.K2:'Averages + Graph'.K101 'Averages + Graph'.A1:'Averages + Graph'.A1 'Averages + Graph'.A2:'Averages + Graph'.A101 'Averages + Graph'.L1:'Averages + Graph'.L1 'Averages + Graph'.L2:'Averages + Graph'.L101 'Averages + Graph'.A1:'Averages + Graph'.A1 'Averages + Graph'.A2:'Averages + Graph'.A101 'Averages + Graph'.M1:'Averages + Graph'.M1 'Averages + Graph'.M2:'Averages + Graph'.M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5289.1">
            <text:p>5289.1</text:p>
          </table:table-cell>
          <table:table-cell office:value-type="float" office:value="5227.3">
            <text:p>5227.3</text:p>
          </table:table-cell>
          <table:table-cell office:value-type="float" office:value="4865.2">
            <text:p>4865.2</text:p>
          </table:table-cell>
          <table:table-cell office:value-type="float" office:value="5225.3">
            <text:p>5225.3</text:p>
          </table:table-cell>
          <table:table-cell office:value-type="float" office:value="104983.2">
            <text:p>104983.2</text:p>
          </table:table-cell>
          <table:table-cell office:value-type="float" office:value="88746.3">
            <text:p>88746.3</text:p>
          </table:table-cell>
          <table:table-cell office:value-type="float" office:value="3999.3">
            <text:p>3999.3</text:p>
          </table:table-cell>
          <table:table-cell office:value-type="float" office:value="3278.8">
            <text:p>3278.8</text:p>
          </table:table-cell>
          <table:table-cell office:value-type="float" office:value="3973.9">
            <text:p>3973.9</text:p>
          </table:table-cell>
          <table:table-cell office:value-type="float" office:value="4592.4">
            <text:p>4592.4</text:p>
          </table:table-cell>
          <table:table-cell office:value-type="float" office:value="4346.6">
            <text:p>4346.6</text:p>
          </table:table-cell>
          <table:table-cell office:value-type="float" office:value="4108.2">
            <text:p>4108.2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5795.4">
            <text:p>5795.4</text:p>
          </table:table-cell>
          <table:table-cell office:value-type="float" office:value="5422.3">
            <text:p>5422.3</text:p>
          </table:table-cell>
          <table:table-cell office:value-type="float" office:value="5218.5">
            <text:p>5218.5</text:p>
          </table:table-cell>
          <table:table-cell office:value-type="float" office:value="5383.2">
            <text:p>5383.2</text:p>
          </table:table-cell>
          <table:table-cell office:value-type="float" office:value="113638.1">
            <text:p>113638.1</text:p>
          </table:table-cell>
          <table:table-cell office:value-type="float" office:value="95462.8">
            <text:p>95462.8</text:p>
          </table:table-cell>
          <table:table-cell office:value-type="float" office:value="4231.2">
            <text:p>4231.2</text:p>
          </table:table-cell>
          <table:table-cell office:value-type="float" office:value="3340.7">
            <text:p>3340.7</text:p>
          </table:table-cell>
          <table:table-cell office:value-type="float" office:value="4374.4">
            <text:p>4374.4</text:p>
          </table:table-cell>
          <table:table-cell office:value-type="float" office:value="4550.5">
            <text:p>4550.5</text:p>
          </table:table-cell>
          <table:table-cell office:value-type="float" office:value="4666.7">
            <text:p>4666.7</text:p>
          </table:table-cell>
          <table:table-cell office:value-type="float" office:value="4373.9">
            <text:p>4373.9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5375.7">
            <text:p>5375.7</text:p>
          </table:table-cell>
          <table:table-cell office:value-type="float" office:value="5194.4">
            <text:p>5194.4</text:p>
          </table:table-cell>
          <table:table-cell office:value-type="float" office:value="4914.2">
            <text:p>4914.2</text:p>
          </table:table-cell>
          <table:table-cell office:value-type="float" office:value="5267">
            <text:p>5267</text:p>
          </table:table-cell>
          <table:table-cell office:value-type="float" office:value="114507.7">
            <text:p>114507.7</text:p>
          </table:table-cell>
          <table:table-cell office:value-type="float" office:value="99978.7">
            <text:p>99978.7</text:p>
          </table:table-cell>
          <table:table-cell office:value-type="float" office:value="4217.1">
            <text:p>4217.1</text:p>
          </table:table-cell>
          <table:table-cell office:value-type="float" office:value="3309.7">
            <text:p>3309.7</text:p>
          </table:table-cell>
          <table:table-cell office:value-type="float" office:value="4190.5">
            <text:p>4190.5</text:p>
          </table:table-cell>
          <table:table-cell office:value-type="float" office:value="4518.7">
            <text:p>4518.7</text:p>
          </table:table-cell>
          <table:table-cell office:value-type="float" office:value="4656.9">
            <text:p>4656.9</text:p>
          </table:table-cell>
          <table:table-cell office:value-type="float" office:value="4362.4">
            <text:p>4362.4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030.9">
            <text:p>6030.9</text:p>
          </table:table-cell>
          <table:table-cell office:value-type="float" office:value="5650.7">
            <text:p>5650.7</text:p>
          </table:table-cell>
          <table:table-cell office:value-type="float" office:value="5482.7">
            <text:p>5482.7</text:p>
          </table:table-cell>
          <table:table-cell office:value-type="float" office:value="6123.3">
            <text:p>6123.3</text:p>
          </table:table-cell>
          <table:table-cell office:value-type="float" office:value="121156">
            <text:p>121156</text:p>
          </table:table-cell>
          <table:table-cell office:value-type="float" office:value="103284.2">
            <text:p>103284.2</text:p>
          </table:table-cell>
          <table:table-cell office:value-type="float" office:value="4323.3">
            <text:p>4323.3</text:p>
          </table:table-cell>
          <table:table-cell office:value-type="float" office:value="3612.5">
            <text:p>3612.5</text:p>
          </table:table-cell>
          <table:table-cell office:value-type="float" office:value="4395">
            <text:p>4395</text:p>
          </table:table-cell>
          <table:table-cell office:value-type="float" office:value="4777.4">
            <text:p>4777.4</text:p>
          </table:table-cell>
          <table:table-cell office:value-type="float" office:value="4677.4">
            <text:p>4677.4</text:p>
          </table:table-cell>
          <table:table-cell office:value-type="float" office:value="4431.9">
            <text:p>4431.9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5878.7">
            <text:p>5878.7</text:p>
          </table:table-cell>
          <table:table-cell office:value-type="float" office:value="5643.5">
            <text:p>5643.5</text:p>
          </table:table-cell>
          <table:table-cell office:value-type="float" office:value="5384.7">
            <text:p>5384.7</text:p>
          </table:table-cell>
          <table:table-cell office:value-type="float" office:value="5790.2">
            <text:p>5790.2</text:p>
          </table:table-cell>
          <table:table-cell office:value-type="float" office:value="124323.1">
            <text:p>124323.1</text:p>
          </table:table-cell>
          <table:table-cell office:value-type="float" office:value="108136.5">
            <text:p>108136.5</text:p>
          </table:table-cell>
          <table:table-cell office:value-type="float" office:value="4374.5">
            <text:p>4374.5</text:p>
          </table:table-cell>
          <table:table-cell office:value-type="float" office:value="3448.2">
            <text:p>3448.2</text:p>
          </table:table-cell>
          <table:table-cell office:value-type="float" office:value="4673.5">
            <text:p>4673.5</text:p>
          </table:table-cell>
          <table:table-cell office:value-type="float" office:value="5050.3">
            <text:p>5050.3</text:p>
          </table:table-cell>
          <table:table-cell office:value-type="float" office:value="4824.5">
            <text:p>4824.5</text:p>
          </table:table-cell>
          <table:table-cell office:value-type="float" office:value="4673.4">
            <text:p>4673.4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6037.4">
            <text:p>6037.4</text:p>
          </table:table-cell>
          <table:table-cell office:value-type="float" office:value="5831.5">
            <text:p>5831.5</text:p>
          </table:table-cell>
          <table:table-cell office:value-type="float" office:value="5559.4">
            <text:p>5559.4</text:p>
          </table:table-cell>
          <table:table-cell office:value-type="float" office:value="6092.5">
            <text:p>6092.5</text:p>
          </table:table-cell>
          <table:table-cell office:value-type="float" office:value="127886.4">
            <text:p>127886.4</text:p>
          </table:table-cell>
          <table:table-cell office:value-type="float" office:value="111737">
            <text:p>111737</text:p>
          </table:table-cell>
          <table:table-cell office:value-type="float" office:value="4420">
            <text:p>4420</text:p>
          </table:table-cell>
          <table:table-cell office:value-type="float" office:value="3499.7">
            <text:p>3499.7</text:p>
          </table:table-cell>
          <table:table-cell office:value-type="float" office:value="4456.7">
            <text:p>4456.7</text:p>
          </table:table-cell>
          <table:table-cell office:value-type="float" office:value="5066.2">
            <text:p>5066.2</text:p>
          </table:table-cell>
          <table:table-cell office:value-type="float" office:value="5090.1">
            <text:p>5090.1</text:p>
          </table:table-cell>
          <table:table-cell office:value-type="float" office:value="4876.7">
            <text:p>4876.7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6146.7">
            <text:p>6146.7</text:p>
          </table:table-cell>
          <table:table-cell office:value-type="float" office:value="5940.6">
            <text:p>5940.6</text:p>
          </table:table-cell>
          <table:table-cell office:value-type="float" office:value="5467.4">
            <text:p>5467.4</text:p>
          </table:table-cell>
          <table:table-cell office:value-type="float" office:value="5924.8">
            <text:p>5924.8</text:p>
          </table:table-cell>
          <table:table-cell office:value-type="float" office:value="132236.1">
            <text:p>132236.1</text:p>
          </table:table-cell>
          <table:table-cell office:value-type="float" office:value="114071">
            <text:p>114071</text:p>
          </table:table-cell>
          <table:table-cell office:value-type="float" office:value="4629.7">
            <text:p>4629.7</text:p>
          </table:table-cell>
          <table:table-cell office:value-type="float" office:value="3646.7">
            <text:p>3646.7</text:p>
          </table:table-cell>
          <table:table-cell office:value-type="float" office:value="4472.5">
            <text:p>4472.5</text:p>
          </table:table-cell>
          <table:table-cell office:value-type="float" office:value="4875">
            <text:p>4875</text:p>
          </table:table-cell>
          <table:table-cell office:value-type="float" office:value="4978.2">
            <text:p>4978.2</text:p>
          </table:table-cell>
          <table:table-cell office:value-type="float" office:value="4826.2">
            <text:p>4826.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6836.3">
            <text:p>6836.3</text:p>
          </table:table-cell>
          <table:table-cell office:value-type="float" office:value="6801.3">
            <text:p>6801.3</text:p>
          </table:table-cell>
          <table:table-cell office:value-type="float" office:value="5985.3">
            <text:p>5985.3</text:p>
          </table:table-cell>
          <table:table-cell office:value-type="float" office:value="6339.4">
            <text:p>6339.4</text:p>
          </table:table-cell>
          <table:table-cell office:value-type="float" office:value="140091.8">
            <text:p>140091.8</text:p>
          </table:table-cell>
          <table:table-cell office:value-type="float" office:value="119070.2">
            <text:p>119070.2</text:p>
          </table:table-cell>
          <table:table-cell office:value-type="float" office:value="5044.6">
            <text:p>5044.6</text:p>
          </table:table-cell>
          <table:table-cell office:value-type="float" office:value="3797.9">
            <text:p>3797.9</text:p>
          </table:table-cell>
          <table:table-cell office:value-type="float" office:value="4728.5">
            <text:p>4728.5</text:p>
          </table:table-cell>
          <table:table-cell office:value-type="float" office:value="5141.2">
            <text:p>5141.2</text:p>
          </table:table-cell>
          <table:table-cell office:value-type="float" office:value="5215.9">
            <text:p>5215.9</text:p>
          </table:table-cell>
          <table:table-cell office:value-type="float" office:value="5156.8">
            <text:p>5156.8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776.7">
            <text:p>6776.7</text:p>
          </table:table-cell>
          <table:table-cell office:value-type="float" office:value="6606.4">
            <text:p>6606.4</text:p>
          </table:table-cell>
          <table:table-cell office:value-type="float" office:value="6773.1">
            <text:p>6773.1</text:p>
          </table:table-cell>
          <table:table-cell office:value-type="float" office:value="6765">
            <text:p>6765</text:p>
          </table:table-cell>
          <table:table-cell office:value-type="float" office:value="146667.8">
            <text:p>146667.8</text:p>
          </table:table-cell>
          <table:table-cell office:value-type="float" office:value="123473.4">
            <text:p>123473.4</text:p>
          </table:table-cell>
          <table:table-cell office:value-type="float" office:value="5088.5">
            <text:p>5088.5</text:p>
          </table:table-cell>
          <table:table-cell office:value-type="float" office:value="4304.2">
            <text:p>4304.2</text:p>
          </table:table-cell>
          <table:table-cell office:value-type="float" office:value="4751.2">
            <text:p>4751.2</text:p>
          </table:table-cell>
          <table:table-cell office:value-type="float" office:value="4972.1">
            <text:p>4972.1</text:p>
          </table:table-cell>
          <table:table-cell office:value-type="float" office:value="4944.7">
            <text:p>4944.7</text:p>
          </table:table-cell>
          <table:table-cell office:value-type="float" office:value="4985.4">
            <text:p>4985.4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7209">
            <text:p>7209</text:p>
          </table:table-cell>
          <table:table-cell office:value-type="float" office:value="6486">
            <text:p>6486</text:p>
          </table:table-cell>
          <table:table-cell office:value-type="float" office:value="6123.6">
            <text:p>6123.6</text:p>
          </table:table-cell>
          <table:table-cell office:value-type="float" office:value="6716.3">
            <text:p>6716.3</text:p>
          </table:table-cell>
          <table:table-cell office:value-type="float" office:value="147558.2">
            <text:p>147558.2</text:p>
          </table:table-cell>
          <table:table-cell office:value-type="float" office:value="127791.2">
            <text:p>127791.2</text:p>
          </table:table-cell>
          <table:table-cell office:value-type="float" office:value="4780.7">
            <text:p>4780.7</text:p>
          </table:table-cell>
          <table:table-cell office:value-type="float" office:value="3928.3">
            <text:p>3928.3</text:p>
          </table:table-cell>
          <table:table-cell office:value-type="float" office:value="5446.7">
            <text:p>5446.7</text:p>
          </table:table-cell>
          <table:table-cell office:value-type="float" office:value="5253.2">
            <text:p>5253.2</text:p>
          </table:table-cell>
          <table:table-cell office:value-type="float" office:value="5265.5">
            <text:p>5265.5</text:p>
          </table:table-cell>
          <table:table-cell office:value-type="float" office:value="5202.6">
            <text:p>5202.6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7015.1">
            <text:p>7015.1</text:p>
          </table:table-cell>
          <table:table-cell office:value-type="float" office:value="6735.2">
            <text:p>6735.2</text:p>
          </table:table-cell>
          <table:table-cell office:value-type="float" office:value="6384">
            <text:p>6384</text:p>
          </table:table-cell>
          <table:table-cell office:value-type="float" office:value="6961.9">
            <text:p>6961.9</text:p>
          </table:table-cell>
          <table:table-cell office:value-type="float" office:value="153753.5">
            <text:p>153753.5</text:p>
          </table:table-cell>
          <table:table-cell office:value-type="float" office:value="129851.7">
            <text:p>129851.7</text:p>
          </table:table-cell>
          <table:table-cell office:value-type="float" office:value="5090.3">
            <text:p>5090.3</text:p>
          </table:table-cell>
          <table:table-cell office:value-type="float" office:value="4061">
            <text:p>4061</text:p>
          </table:table-cell>
          <table:table-cell office:value-type="float" office:value="5151.2">
            <text:p>5151.2</text:p>
          </table:table-cell>
          <table:table-cell office:value-type="float" office:value="5378.6">
            <text:p>5378.6</text:p>
          </table:table-cell>
          <table:table-cell office:value-type="float" office:value="5536.3">
            <text:p>5536.3</text:p>
          </table:table-cell>
          <table:table-cell office:value-type="float" office:value="5115.4">
            <text:p>5115.4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6844.9">
            <text:p>6844.9</text:p>
          </table:table-cell>
          <table:table-cell office:value-type="float" office:value="6773">
            <text:p>6773</text:p>
          </table:table-cell>
          <table:table-cell office:value-type="float" office:value="6364">
            <text:p>6364</text:p>
          </table:table-cell>
          <table:table-cell office:value-type="float" office:value="6690.6">
            <text:p>6690.6</text:p>
          </table:table-cell>
          <table:table-cell office:value-type="float" office:value="154762.7">
            <text:p>154762.7</text:p>
          </table:table-cell>
          <table:table-cell office:value-type="float" office:value="135668.1">
            <text:p>135668.1</text:p>
          </table:table-cell>
          <table:table-cell office:value-type="float" office:value="5019.2">
            <text:p>5019.2</text:p>
          </table:table-cell>
          <table:table-cell office:value-type="float" office:value="3935.7">
            <text:p>3935.7</text:p>
          </table:table-cell>
          <table:table-cell office:value-type="float" office:value="4989.1">
            <text:p>4989.1</text:p>
          </table:table-cell>
          <table:table-cell office:value-type="float" office:value="5651.9">
            <text:p>5651.9</text:p>
          </table:table-cell>
          <table:table-cell office:value-type="float" office:value="5829.4">
            <text:p>5829.4</text:p>
          </table:table-cell>
          <table:table-cell office:value-type="float" office:value="5475.7">
            <text:p>5475.7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6688.5">
            <text:p>6688.5</text:p>
          </table:table-cell>
          <table:table-cell office:value-type="float" office:value="6361">
            <text:p>6361</text:p>
          </table:table-cell>
          <table:table-cell office:value-type="float" office:value="6300.3">
            <text:p>6300.3</text:p>
          </table:table-cell>
          <table:table-cell office:value-type="float" office:value="6563.3">
            <text:p>6563.3</text:p>
          </table:table-cell>
          <table:table-cell office:value-type="float" office:value="161146.6">
            <text:p>161146.6</text:p>
          </table:table-cell>
          <table:table-cell office:value-type="float" office:value="141115.6">
            <text:p>141115.6</text:p>
          </table:table-cell>
          <table:table-cell office:value-type="float" office:value="5342.6">
            <text:p>5342.6</text:p>
          </table:table-cell>
          <table:table-cell office:value-type="float" office:value="4105.5">
            <text:p>4105.5</text:p>
          </table:table-cell>
          <table:table-cell office:value-type="float" office:value="5074.9">
            <text:p>5074.9</text:p>
          </table:table-cell>
          <table:table-cell office:value-type="float" office:value="5238.8">
            <text:p>5238.8</text:p>
          </table:table-cell>
          <table:table-cell office:value-type="float" office:value="5226.4">
            <text:p>5226.4</text:p>
          </table:table-cell>
          <table:table-cell office:value-type="float" office:value="5115.3">
            <text:p>5115.3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29">
            <text:p>6729</text:p>
          </table:table-cell>
          <table:table-cell office:value-type="float" office:value="6905.3">
            <text:p>6905.3</text:p>
          </table:table-cell>
          <table:table-cell office:value-type="float" office:value="6614.8">
            <text:p>6614.8</text:p>
          </table:table-cell>
          <table:table-cell office:value-type="float" office:value="6712.8">
            <text:p>6712.8</text:p>
          </table:table-cell>
          <table:table-cell office:value-type="float" office:value="165546.1">
            <text:p>165546.1</text:p>
          </table:table-cell>
          <table:table-cell office:value-type="float" office:value="145164.3">
            <text:p>145164.3</text:p>
          </table:table-cell>
          <table:table-cell office:value-type="float" office:value="5231.6">
            <text:p>5231.6</text:p>
          </table:table-cell>
          <table:table-cell office:value-type="float" office:value="4212.4">
            <text:p>4212.4</text:p>
          </table:table-cell>
          <table:table-cell office:value-type="float" office:value="5280.4">
            <text:p>5280.4</text:p>
          </table:table-cell>
          <table:table-cell office:value-type="float" office:value="5477.5">
            <text:p>5477.5</text:p>
          </table:table-cell>
          <table:table-cell office:value-type="float" office:value="5372.7">
            <text:p>5372.7</text:p>
          </table:table-cell>
          <table:table-cell office:value-type="float" office:value="5316.1">
            <text:p>5316.1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6986.3">
            <text:p>6986.3</text:p>
          </table:table-cell>
          <table:table-cell office:value-type="float" office:value="6879.8">
            <text:p>6879.8</text:p>
          </table:table-cell>
          <table:table-cell office:value-type="float" office:value="6456.4">
            <text:p>6456.4</text:p>
          </table:table-cell>
          <table:table-cell office:value-type="float" office:value="6730">
            <text:p>6730</text:p>
          </table:table-cell>
          <table:table-cell office:value-type="float" office:value="171506.3">
            <text:p>171506.3</text:p>
          </table:table-cell>
          <table:table-cell office:value-type="float" office:value="150418.4">
            <text:p>150418.4</text:p>
          </table:table-cell>
          <table:table-cell office:value-type="float" office:value="5340.7">
            <text:p>5340.7</text:p>
          </table:table-cell>
          <table:table-cell office:value-type="float" office:value="4202.2">
            <text:p>4202.2</text:p>
          </table:table-cell>
          <table:table-cell office:value-type="float" office:value="5514.9">
            <text:p>5514.9</text:p>
          </table:table-cell>
          <table:table-cell office:value-type="float" office:value="5524.1">
            <text:p>5524.1</text:p>
          </table:table-cell>
          <table:table-cell office:value-type="float" office:value="5626">
            <text:p>5626</text:p>
          </table:table-cell>
          <table:table-cell office:value-type="float" office:value="5618.2">
            <text:p>5618.2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7850.3">
            <text:p>7850.3</text:p>
          </table:table-cell>
          <table:table-cell office:value-type="float" office:value="7233.7">
            <text:p>7233.7</text:p>
          </table:table-cell>
          <table:table-cell office:value-type="float" office:value="6648">
            <text:p>6648</text:p>
          </table:table-cell>
          <table:table-cell office:value-type="float" office:value="8057.3">
            <text:p>8057.3</text:p>
          </table:table-cell>
          <table:table-cell office:value-type="float" office:value="177709.7">
            <text:p>177709.7</text:p>
          </table:table-cell>
          <table:table-cell office:value-type="float" office:value="153700.6">
            <text:p>153700.6</text:p>
          </table:table-cell>
          <table:table-cell office:value-type="float" office:value="5810.4">
            <text:p>5810.4</text:p>
          </table:table-cell>
          <table:table-cell office:value-type="float" office:value="4307.8">
            <text:p>4307.8</text:p>
          </table:table-cell>
          <table:table-cell office:value-type="float" office:value="5676.5">
            <text:p>5676.5</text:p>
          </table:table-cell>
          <table:table-cell office:value-type="float" office:value="6198.1">
            <text:p>6198.1</text:p>
          </table:table-cell>
          <table:table-cell office:value-type="float" office:value="6575.2">
            <text:p>6575.2</text:p>
          </table:table-cell>
          <table:table-cell office:value-type="float" office:value="5840.3">
            <text:p>5840.3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7567.3">
            <text:p>7567.3</text:p>
          </table:table-cell>
          <table:table-cell office:value-type="float" office:value="7362.5">
            <text:p>7362.5</text:p>
          </table:table-cell>
          <table:table-cell office:value-type="float" office:value="7211.6">
            <text:p>7211.6</text:p>
          </table:table-cell>
          <table:table-cell office:value-type="float" office:value="8139.2">
            <text:p>8139.2</text:p>
          </table:table-cell>
          <table:table-cell office:value-type="float" office:value="182607.6">
            <text:p>182607.6</text:p>
          </table:table-cell>
          <table:table-cell office:value-type="float" office:value="161890.5">
            <text:p>161890.5</text:p>
          </table:table-cell>
          <table:table-cell office:value-type="float" office:value="5718.8">
            <text:p>5718.8</text:p>
          </table:table-cell>
          <table:table-cell office:value-type="float" office:value="4549.5">
            <text:p>4549.5</text:p>
          </table:table-cell>
          <table:table-cell office:value-type="float" office:value="6039.1">
            <text:p>6039.1</text:p>
          </table:table-cell>
          <table:table-cell office:value-type="float" office:value="6866.4">
            <text:p>6866.4</text:p>
          </table:table-cell>
          <table:table-cell office:value-type="float" office:value="6597.8">
            <text:p>6597.8</text:p>
          </table:table-cell>
          <table:table-cell office:value-type="float" office:value="6426.5">
            <text:p>6426.5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7851.8">
            <text:p>7851.8</text:p>
          </table:table-cell>
          <table:table-cell office:value-type="float" office:value="7582.4">
            <text:p>7582.4</text:p>
          </table:table-cell>
          <table:table-cell office:value-type="float" office:value="7413">
            <text:p>7413</text:p>
          </table:table-cell>
          <table:table-cell office:value-type="float" office:value="7374.6">
            <text:p>7374.6</text:p>
          </table:table-cell>
          <table:table-cell office:value-type="float" office:value="192328.7">
            <text:p>192328.7</text:p>
          </table:table-cell>
          <table:table-cell office:value-type="float" office:value="165658.8">
            <text:p>165658.8</text:p>
          </table:table-cell>
          <table:table-cell office:value-type="float" office:value="5595.4">
            <text:p>5595.4</text:p>
          </table:table-cell>
          <table:table-cell office:value-type="float" office:value="5035.8">
            <text:p>5035.8</text:p>
          </table:table-cell>
          <table:table-cell office:value-type="float" office:value="6593.1">
            <text:p>6593.1</text:p>
          </table:table-cell>
          <table:table-cell office:value-type="float" office:value="7039.1">
            <text:p>7039.1</text:p>
          </table:table-cell>
          <table:table-cell office:value-type="float" office:value="6535.5">
            <text:p>6535.5</text:p>
          </table:table-cell>
          <table:table-cell office:value-type="float" office:value="6432.9">
            <text:p>6432.9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76.4">
            <text:p>8076.4</text:p>
          </table:table-cell>
          <table:table-cell office:value-type="float" office:value="7627">
            <text:p>7627</text:p>
          </table:table-cell>
          <table:table-cell office:value-type="float" office:value="7666.5">
            <text:p>7666.5</text:p>
          </table:table-cell>
          <table:table-cell office:value-type="float" office:value="7955.3">
            <text:p>7955.3</text:p>
          </table:table-cell>
          <table:table-cell office:value-type="float" office:value="194352">
            <text:p>194352</text:p>
          </table:table-cell>
          <table:table-cell office:value-type="float" office:value="169502">
            <text:p>169502</text:p>
          </table:table-cell>
          <table:table-cell office:value-type="float" office:value="6523.5">
            <text:p>6523.5</text:p>
          </table:table-cell>
          <table:table-cell office:value-type="float" office:value="4849.7">
            <text:p>4849.7</text:p>
          </table:table-cell>
          <table:table-cell office:value-type="float" office:value="7057.1">
            <text:p>7057.1</text:p>
          </table:table-cell>
          <table:table-cell office:value-type="float" office:value="6846.5">
            <text:p>6846.5</text:p>
          </table:table-cell>
          <table:table-cell office:value-type="float" office:value="6323.7">
            <text:p>6323.7</text:p>
          </table:table-cell>
          <table:table-cell office:value-type="float" office:value="6183.2">
            <text:p>6183.2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7955.7">
            <text:p>7955.7</text:p>
          </table:table-cell>
          <table:table-cell office:value-type="float" office:value="8543.8">
            <text:p>8543.8</text:p>
          </table:table-cell>
          <table:table-cell office:value-type="float" office:value="8282.9">
            <text:p>8282.9</text:p>
          </table:table-cell>
          <table:table-cell office:value-type="float" office:value="8383">
            <text:p>8383</text:p>
          </table:table-cell>
          <table:table-cell office:value-type="float" office:value="200065.4">
            <text:p>200065.4</text:p>
          </table:table-cell>
          <table:table-cell office:value-type="float" office:value="174471">
            <text:p>174471</text:p>
          </table:table-cell>
          <table:table-cell office:value-type="float" office:value="6256.2">
            <text:p>6256.2</text:p>
          </table:table-cell>
          <table:table-cell office:value-type="float" office:value="5574.1">
            <text:p>5574.1</text:p>
          </table:table-cell>
          <table:table-cell office:value-type="float" office:value="6900.8">
            <text:p>6900.8</text:p>
          </table:table-cell>
          <table:table-cell office:value-type="float" office:value="7728.2">
            <text:p>7728.2</text:p>
          </table:table-cell>
          <table:table-cell office:value-type="float" office:value="6796.6">
            <text:p>6796.6</text:p>
          </table:table-cell>
          <table:table-cell office:value-type="float" office:value="6080.4">
            <text:p>6080.4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7315.7">
            <text:p>7315.7</text:p>
          </table:table-cell>
          <table:table-cell office:value-type="float" office:value="8095.9">
            <text:p>8095.9</text:p>
          </table:table-cell>
          <table:table-cell office:value-type="float" office:value="7876">
            <text:p>7876</text:p>
          </table:table-cell>
          <table:table-cell office:value-type="float" office:value="8242.7">
            <text:p>8242.7</text:p>
          </table:table-cell>
          <table:table-cell office:value-type="float" office:value="208399">
            <text:p>208399</text:p>
          </table:table-cell>
          <table:table-cell office:value-type="float" office:value="181481">
            <text:p>181481</text:p>
          </table:table-cell>
          <table:table-cell office:value-type="float" office:value="5883.5">
            <text:p>5883.5</text:p>
          </table:table-cell>
          <table:table-cell office:value-type="float" office:value="4578.4">
            <text:p>4578.4</text:p>
          </table:table-cell>
          <table:table-cell office:value-type="float" office:value="6515.2">
            <text:p>6515.2</text:p>
          </table:table-cell>
          <table:table-cell office:value-type="float" office:value="7960.2">
            <text:p>7960.2</text:p>
          </table:table-cell>
          <table:table-cell office:value-type="float" office:value="7169.5">
            <text:p>7169.5</text:p>
          </table:table-cell>
          <table:table-cell office:value-type="float" office:value="6439.1">
            <text:p>6439.1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8722.3">
            <text:p>8722.3</text:p>
          </table:table-cell>
          <table:table-cell office:value-type="float" office:value="8154.1">
            <text:p>8154.1</text:p>
          </table:table-cell>
          <table:table-cell office:value-type="float" office:value="7573.7">
            <text:p>7573.7</text:p>
          </table:table-cell>
          <table:table-cell office:value-type="float" office:value="8850.9">
            <text:p>8850.9</text:p>
          </table:table-cell>
          <table:table-cell office:value-type="float" office:value="212605.2">
            <text:p>212605.2</text:p>
          </table:table-cell>
          <table:table-cell office:value-type="float" office:value="186128">
            <text:p>186128</text:p>
          </table:table-cell>
          <table:table-cell office:value-type="float" office:value="6806.5">
            <text:p>6806.5</text:p>
          </table:table-cell>
          <table:table-cell office:value-type="float" office:value="4948.5">
            <text:p>4948.5</text:p>
          </table:table-cell>
          <table:table-cell office:value-type="float" office:value="6783.7">
            <text:p>6783.7</text:p>
          </table:table-cell>
          <table:table-cell office:value-type="float" office:value="6954.7">
            <text:p>6954.7</text:p>
          </table:table-cell>
          <table:table-cell office:value-type="float" office:value="6801.1">
            <text:p>6801.1</text:p>
          </table:table-cell>
          <table:table-cell office:value-type="float" office:value="6539">
            <text:p>6539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8868.6">
            <text:p>8868.6</text:p>
          </table:table-cell>
          <table:table-cell office:value-type="float" office:value="8733.1">
            <text:p>8733.1</text:p>
          </table:table-cell>
          <table:table-cell office:value-type="float" office:value="7749.8">
            <text:p>7749.8</text:p>
          </table:table-cell>
          <table:table-cell office:value-type="float" office:value="8231.7">
            <text:p>8231.7</text:p>
          </table:table-cell>
          <table:table-cell office:value-type="float" office:value="218459.1">
            <text:p>218459.1</text:p>
          </table:table-cell>
          <table:table-cell office:value-type="float" office:value="192837.9">
            <text:p>192837.9</text:p>
          </table:table-cell>
          <table:table-cell office:value-type="float" office:value="6361.1">
            <text:p>6361.1</text:p>
          </table:table-cell>
          <table:table-cell office:value-type="float" office:value="5903.8">
            <text:p>5903.8</text:p>
          </table:table-cell>
          <table:table-cell office:value-type="float" office:value="7097.5">
            <text:p>7097.5</text:p>
          </table:table-cell>
          <table:table-cell office:value-type="float" office:value="7503.3">
            <text:p>7503.3</text:p>
          </table:table-cell>
          <table:table-cell office:value-type="float" office:value="6382.4">
            <text:p>6382.4</text:p>
          </table:table-cell>
          <table:table-cell office:value-type="float" office:value="6076.7">
            <text:p>6076.7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763.3">
            <text:p>8763.3</text:p>
          </table:table-cell>
          <table:table-cell office:value-type="float" office:value="8209.1">
            <text:p>8209.1</text:p>
          </table:table-cell>
          <table:table-cell office:value-type="float" office:value="7979.1">
            <text:p>7979.1</text:p>
          </table:table-cell>
          <table:table-cell office:value-type="float" office:value="8115.6">
            <text:p>8115.6</text:p>
          </table:table-cell>
          <table:table-cell office:value-type="float" office:value="223576.9">
            <text:p>223576.9</text:p>
          </table:table-cell>
          <table:table-cell office:value-type="float" office:value="197789.4">
            <text:p>197789.4</text:p>
          </table:table-cell>
          <table:table-cell office:value-type="float" office:value="6630">
            <text:p>6630</text:p>
          </table:table-cell>
          <table:table-cell office:value-type="float" office:value="5858.6">
            <text:p>5858.6</text:p>
          </table:table-cell>
          <table:table-cell office:value-type="float" office:value="7576.1">
            <text:p>7576.1</text:p>
          </table:table-cell>
          <table:table-cell office:value-type="float" office:value="7883.5">
            <text:p>7883.5</text:p>
          </table:table-cell>
          <table:table-cell office:value-type="float" office:value="6857.6">
            <text:p>6857.6</text:p>
          </table:table-cell>
          <table:table-cell office:value-type="float" office:value="6494.5">
            <text:p>6494.5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8465.4">
            <text:p>8465.4</text:p>
          </table:table-cell>
          <table:table-cell office:value-type="float" office:value="8823.7">
            <text:p>8823.7</text:p>
          </table:table-cell>
          <table:table-cell office:value-type="float" office:value="7976.4">
            <text:p>7976.4</text:p>
          </table:table-cell>
          <table:table-cell office:value-type="float" office:value="8532.3">
            <text:p>8532.3</text:p>
          </table:table-cell>
          <table:table-cell office:value-type="float" office:value="228016.2">
            <text:p>228016.2</text:p>
          </table:table-cell>
          <table:table-cell office:value-type="float" office:value="203354.5">
            <text:p>203354.5</text:p>
          </table:table-cell>
          <table:table-cell office:value-type="float" office:value="6924.3">
            <text:p>6924.3</text:p>
          </table:table-cell>
          <table:table-cell office:value-type="float" office:value="5690.7">
            <text:p>5690.7</text:p>
          </table:table-cell>
          <table:table-cell office:value-type="float" office:value="7271.5">
            <text:p>7271.5</text:p>
          </table:table-cell>
          <table:table-cell office:value-type="float" office:value="8296.2">
            <text:p>8296.2</text:p>
          </table:table-cell>
          <table:table-cell office:value-type="float" office:value="7076.2">
            <text:p>7076.2</text:p>
          </table:table-cell>
          <table:table-cell office:value-type="float" office:value="6684.8">
            <text:p>6684.8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9304">
            <text:p>9304</text:p>
          </table:table-cell>
          <table:table-cell office:value-type="float" office:value="7898">
            <text:p>7898</text:p>
          </table:table-cell>
          <table:table-cell office:value-type="float" office:value="7929.3">
            <text:p>7929.3</text:p>
          </table:table-cell>
          <table:table-cell office:value-type="float" office:value="9693.7">
            <text:p>9693.7</text:p>
          </table:table-cell>
          <table:table-cell office:value-type="float" office:value="238356.1">
            <text:p>238356.1</text:p>
          </table:table-cell>
          <table:table-cell office:value-type="float" office:value="207421.2">
            <text:p>207421.2</text:p>
          </table:table-cell>
          <table:table-cell office:value-type="float" office:value="6604.8">
            <text:p>6604.8</text:p>
          </table:table-cell>
          <table:table-cell office:value-type="float" office:value="5805.9">
            <text:p>5805.9</text:p>
          </table:table-cell>
          <table:table-cell office:value-type="float" office:value="7560.3">
            <text:p>7560.3</text:p>
          </table:table-cell>
          <table:table-cell office:value-type="float" office:value="7486.8">
            <text:p>7486.8</text:p>
          </table:table-cell>
          <table:table-cell office:value-type="float" office:value="7106.4">
            <text:p>7106.4</text:p>
          </table:table-cell>
          <table:table-cell office:value-type="float" office:value="6832.7">
            <text:p>6832.7</text:p>
          </table:table-cell>
          <table:table-cell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9305.8">
            <text:p>9305.8</text:p>
          </table:table-cell>
          <table:table-cell office:value-type="float" office:value="7984.6">
            <text:p>7984.6</text:p>
          </table:table-cell>
          <table:table-cell office:value-type="float" office:value="8417.2">
            <text:p>8417.2</text:p>
          </table:table-cell>
          <table:table-cell office:value-type="float" office:value="9941.4">
            <text:p>9941.4</text:p>
          </table:table-cell>
          <table:table-cell office:value-type="float" office:value="243332.1">
            <text:p>243332.1</text:p>
          </table:table-cell>
          <table:table-cell office:value-type="float" office:value="213674.5">
            <text:p>213674.5</text:p>
          </table:table-cell>
          <table:table-cell office:value-type="float" office:value="6977.1">
            <text:p>6977.1</text:p>
          </table:table-cell>
          <table:table-cell office:value-type="float" office:value="6085.3">
            <text:p>6085.3</text:p>
          </table:table-cell>
          <table:table-cell office:value-type="float" office:value="6949.6">
            <text:p>6949.6</text:p>
          </table:table-cell>
          <table:table-cell office:value-type="float" office:value="8544.3">
            <text:p>8544.3</text:p>
          </table:table-cell>
          <table:table-cell office:value-type="float" office:value="7292.3">
            <text:p>7292.3</text:p>
          </table:table-cell>
          <table:table-cell office:value-type="float" office:value="7160.4">
            <text:p>7160.4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8345">
            <text:p>8345</text:p>
          </table:table-cell>
          <table:table-cell office:value-type="float" office:value="9097.6">
            <text:p>9097.6</text:p>
          </table:table-cell>
          <table:table-cell office:value-type="float" office:value="9001.4">
            <text:p>9001.4</text:p>
          </table:table-cell>
          <table:table-cell office:value-type="float" office:value="8490.5">
            <text:p>8490.5</text:p>
          </table:table-cell>
          <table:table-cell office:value-type="float" office:value="250356.7">
            <text:p>250356.7</text:p>
          </table:table-cell>
          <table:table-cell office:value-type="float" office:value="218913.2">
            <text:p>218913.2</text:p>
          </table:table-cell>
          <table:table-cell office:value-type="float" office:value="7210.7">
            <text:p>7210.7</text:p>
          </table:table-cell>
          <table:table-cell office:value-type="float" office:value="5171.2">
            <text:p>5171.2</text:p>
          </table:table-cell>
          <table:table-cell office:value-type="float" office:value="7191.3">
            <text:p>7191.3</text:p>
          </table:table-cell>
          <table:table-cell office:value-type="float" office:value="7599.5">
            <text:p>7599.5</text:p>
          </table:table-cell>
          <table:table-cell office:value-type="float" office:value="8057">
            <text:p>8057</text:p>
          </table:table-cell>
          <table:table-cell office:value-type="float" office:value="7390">
            <text:p>7390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196">
            <text:p>9196</text:p>
          </table:table-cell>
          <table:table-cell office:value-type="float" office:value="8884">
            <text:p>8884</text:p>
          </table:table-cell>
          <table:table-cell office:value-type="float" office:value="8969.5">
            <text:p>8969.5</text:p>
          </table:table-cell>
          <table:table-cell office:value-type="float" office:value="9398.1">
            <text:p>9398.1</text:p>
          </table:table-cell>
          <table:table-cell office:value-type="float" office:value="255753.7">
            <text:p>255753.7</text:p>
          </table:table-cell>
          <table:table-cell office:value-type="float" office:value="225193.5">
            <text:p>225193.5</text:p>
          </table:table-cell>
          <table:table-cell office:value-type="float" office:value="7202">
            <text:p>7202</text:p>
          </table:table-cell>
          <table:table-cell office:value-type="float" office:value="6197.6">
            <text:p>6197.6</text:p>
          </table:table-cell>
          <table:table-cell office:value-type="float" office:value="7506">
            <text:p>7506</text:p>
          </table:table-cell>
          <table:table-cell office:value-type="float" office:value="8091.8">
            <text:p>8091.8</text:p>
          </table:table-cell>
          <table:table-cell office:value-type="float" office:value="7872.7">
            <text:p>7872.7</text:p>
          </table:table-cell>
          <table:table-cell office:value-type="float" office:value="7321.2">
            <text:p>7321.2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9051.6">
            <text:p>9051.6</text:p>
          </table:table-cell>
          <table:table-cell office:value-type="float" office:value="9065">
            <text:p>9065</text:p>
          </table:table-cell>
          <table:table-cell office:value-type="float" office:value="9059.1">
            <text:p>9059.1</text:p>
          </table:table-cell>
          <table:table-cell office:value-type="float" office:value="10405">
            <text:p>10405</text:p>
          </table:table-cell>
          <table:table-cell office:value-type="float" office:value="269751.9">
            <text:p>269751.9</text:p>
          </table:table-cell>
          <table:table-cell office:value-type="float" office:value="238890.2">
            <text:p>238890.2</text:p>
          </table:table-cell>
          <table:table-cell office:value-type="float" office:value="7218.5">
            <text:p>7218.5</text:p>
          </table:table-cell>
          <table:table-cell office:value-type="float" office:value="5564.9">
            <text:p>5564.9</text:p>
          </table:table-cell>
          <table:table-cell office:value-type="float" office:value="6927.6">
            <text:p>6927.6</text:p>
          </table:table-cell>
          <table:table-cell office:value-type="float" office:value="8907.6">
            <text:p>8907.6</text:p>
          </table:table-cell>
          <table:table-cell office:value-type="float" office:value="8023.7">
            <text:p>8023.7</text:p>
          </table:table-cell>
          <table:table-cell office:value-type="float" office:value="7712.1">
            <text:p>7712.1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9655.6">
            <text:p>9655.6</text:p>
          </table:table-cell>
          <table:table-cell office:value-type="float" office:value="8719.7">
            <text:p>8719.7</text:p>
          </table:table-cell>
          <table:table-cell office:value-type="float" office:value="8982">
            <text:p>8982</text:p>
          </table:table-cell>
          <table:table-cell office:value-type="float" office:value="9571.7">
            <text:p>9571.7</text:p>
          </table:table-cell>
          <table:table-cell office:value-type="float" office:value="268501.3">
            <text:p>268501.3</text:p>
          </table:table-cell>
          <table:table-cell office:value-type="float" office:value="236618.7">
            <text:p>236618.7</text:p>
          </table:table-cell>
          <table:table-cell office:value-type="float" office:value="7737.9">
            <text:p>7737.9</text:p>
          </table:table-cell>
          <table:table-cell office:value-type="float" office:value="6422.3">
            <text:p>6422.3</text:p>
          </table:table-cell>
          <table:table-cell office:value-type="float" office:value="7049.1">
            <text:p>7049.1</text:p>
          </table:table-cell>
          <table:table-cell office:value-type="float" office:value="8374.4">
            <text:p>8374.4</text:p>
          </table:table-cell>
          <table:table-cell office:value-type="float" office:value="7803.2">
            <text:p>7803.2</text:p>
          </table:table-cell>
          <table:table-cell office:value-type="float" office:value="7495.6">
            <text:p>7495.6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8626.6">
            <text:p>8626.6</text:p>
          </table:table-cell>
          <table:table-cell office:value-type="float" office:value="9174.3">
            <text:p>9174.3</text:p>
          </table:table-cell>
          <table:table-cell office:value-type="float" office:value="9460">
            <text:p>9460</text:p>
          </table:table-cell>
          <table:table-cell office:value-type="float" office:value="9820.4">
            <text:p>9820.4</text:p>
          </table:table-cell>
          <table:table-cell office:value-type="float" office:value="275322.8">
            <text:p>275322.8</text:p>
          </table:table-cell>
          <table:table-cell office:value-type="float" office:value="246120.6">
            <text:p>246120.6</text:p>
          </table:table-cell>
          <table:table-cell office:value-type="float" office:value="7894.5">
            <text:p>7894.5</text:p>
          </table:table-cell>
          <table:table-cell office:value-type="float" office:value="6101.7">
            <text:p>6101.7</text:p>
          </table:table-cell>
          <table:table-cell office:value-type="float" office:value="8162.5">
            <text:p>8162.5</text:p>
          </table:table-cell>
          <table:table-cell office:value-type="float" office:value="8642.7">
            <text:p>8642.7</text:p>
          </table:table-cell>
          <table:table-cell office:value-type="float" office:value="8401.4">
            <text:p>8401.4</text:p>
          </table:table-cell>
          <table:table-cell office:value-type="float" office:value="7451.9">
            <text:p>7451.9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9614.4">
            <text:p>9614.4</text:p>
          </table:table-cell>
          <table:table-cell office:value-type="float" office:value="10061">
            <text:p>10061</text:p>
          </table:table-cell>
          <table:table-cell office:value-type="float" office:value="9675.9">
            <text:p>9675.9</text:p>
          </table:table-cell>
          <table:table-cell office:value-type="float" office:value="9804">
            <text:p>9804</text:p>
          </table:table-cell>
          <table:table-cell office:value-type="float" office:value="283182.7">
            <text:p>283182.7</text:p>
          </table:table-cell>
          <table:table-cell office:value-type="float" office:value="251618.1">
            <text:p>251618.1</text:p>
          </table:table-cell>
          <table:table-cell office:value-type="float" office:value="7531.4">
            <text:p>7531.4</text:p>
          </table:table-cell>
          <table:table-cell office:value-type="float" office:value="6030.4">
            <text:p>6030.4</text:p>
          </table:table-cell>
          <table:table-cell office:value-type="float" office:value="7478.2">
            <text:p>7478.2</text:p>
          </table:table-cell>
          <table:table-cell office:value-type="float" office:value="8787.7">
            <text:p>8787.7</text:p>
          </table:table-cell>
          <table:table-cell office:value-type="float" office:value="7977.4">
            <text:p>7977.4</text:p>
          </table:table-cell>
          <table:table-cell office:value-type="float" office:value="7886.2">
            <text:p>7886.2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189.3">
            <text:p>10189.3</text:p>
          </table:table-cell>
          <table:table-cell office:value-type="float" office:value="9413.3">
            <text:p>9413.3</text:p>
          </table:table-cell>
          <table:table-cell office:value-type="float" office:value="8944.6">
            <text:p>8944.6</text:p>
          </table:table-cell>
          <table:table-cell office:value-type="float" office:value="10926.2">
            <text:p>10926.2</text:p>
          </table:table-cell>
          <table:table-cell office:value-type="float" office:value="288519.5">
            <text:p>288519.5</text:p>
          </table:table-cell>
          <table:table-cell office:value-type="float" office:value="258708.7">
            <text:p>258708.7</text:p>
          </table:table-cell>
          <table:table-cell office:value-type="float" office:value="7385.8">
            <text:p>7385.8</text:p>
          </table:table-cell>
          <table:table-cell office:value-type="float" office:value="6105.8">
            <text:p>6105.8</text:p>
          </table:table-cell>
          <table:table-cell office:value-type="float" office:value="7875.6">
            <text:p>7875.6</text:p>
          </table:table-cell>
          <table:table-cell office:value-type="float" office:value="8685.9">
            <text:p>8685.9</text:p>
          </table:table-cell>
          <table:table-cell office:value-type="float" office:value="7984.9">
            <text:p>7984.9</text:p>
          </table:table-cell>
          <table:table-cell office:value-type="float" office:value="7984.1">
            <text:p>7984.1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9462.9">
            <text:p>9462.9</text:p>
          </table:table-cell>
          <table:table-cell office:value-type="float" office:value="9618">
            <text:p>9618</text:p>
          </table:table-cell>
          <table:table-cell office:value-type="float" office:value="9248.2">
            <text:p>9248.2</text:p>
          </table:table-cell>
          <table:table-cell office:value-type="float" office:value="10927.8">
            <text:p>10927.8</text:p>
          </table:table-cell>
          <table:table-cell office:value-type="float" office:value="298492.9">
            <text:p>298492.9</text:p>
          </table:table-cell>
          <table:table-cell office:value-type="float" office:value="263527.9">
            <text:p>263527.9</text:p>
          </table:table-cell>
          <table:table-cell office:value-type="float" office:value="8008.2">
            <text:p>8008.2</text:p>
          </table:table-cell>
          <table:table-cell office:value-type="float" office:value="6132.5">
            <text:p>6132.5</text:p>
          </table:table-cell>
          <table:table-cell office:value-type="float" office:value="8013.1">
            <text:p>8013.1</text:p>
          </table:table-cell>
          <table:table-cell office:value-type="float" office:value="8482.5">
            <text:p>8482.5</text:p>
          </table:table-cell>
          <table:table-cell office:value-type="float" office:value="8706.8">
            <text:p>8706.8</text:p>
          </table:table-cell>
          <table:table-cell office:value-type="float" office:value="8036.9">
            <text:p>8036.9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11211.3">
            <text:p>11211.3</text:p>
          </table:table-cell>
          <table:table-cell office:value-type="float" office:value="10331">
            <text:p>10331</text:p>
          </table:table-cell>
          <table:table-cell office:value-type="float" office:value="9650.4">
            <text:p>9650.4</text:p>
          </table:table-cell>
          <table:table-cell office:value-type="float" office:value="10779.3">
            <text:p>10779.3</text:p>
          </table:table-cell>
          <table:table-cell office:value-type="float" office:value="303715">
            <text:p>303715</text:p>
          </table:table-cell>
          <table:table-cell office:value-type="float" office:value="268344.8">
            <text:p>268344.8</text:p>
          </table:table-cell>
          <table:table-cell office:value-type="float" office:value="8235.9">
            <text:p>8235.9</text:p>
          </table:table-cell>
          <table:table-cell office:value-type="float" office:value="6717.6">
            <text:p>6717.6</text:p>
          </table:table-cell>
          <table:table-cell office:value-type="float" office:value="7863.5">
            <text:p>7863.5</text:p>
          </table:table-cell>
          <table:table-cell office:value-type="float" office:value="8935.6">
            <text:p>8935.6</text:p>
          </table:table-cell>
          <table:table-cell office:value-type="float" office:value="8250.8">
            <text:p>8250.8</text:p>
          </table:table-cell>
          <table:table-cell office:value-type="float" office:value="8514.6">
            <text:p>8514.6</text:p>
          </table:table-cell>
          <table:table-cell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11492.5">
            <text:p>11492.5</text:p>
          </table:table-cell>
          <table:table-cell office:value-type="float" office:value="10683.6">
            <text:p>10683.6</text:p>
          </table:table-cell>
          <table:table-cell office:value-type="float" office:value="9298.1">
            <text:p>9298.1</text:p>
          </table:table-cell>
          <table:table-cell office:value-type="float" office:value="10299">
            <text:p>10299</text:p>
          </table:table-cell>
          <table:table-cell office:value-type="float" office:value="311771.7">
            <text:p>311771.7</text:p>
          </table:table-cell>
          <table:table-cell office:value-type="float" office:value="277419.9">
            <text:p>277419.9</text:p>
          </table:table-cell>
          <table:table-cell office:value-type="float" office:value="8080">
            <text:p>8080</text:p>
          </table:table-cell>
          <table:table-cell office:value-type="float" office:value="6389.2">
            <text:p>6389.2</text:p>
          </table:table-cell>
          <table:table-cell office:value-type="float" office:value="7945.5">
            <text:p>7945.5</text:p>
          </table:table-cell>
          <table:table-cell office:value-type="float" office:value="9237.4">
            <text:p>9237.4</text:p>
          </table:table-cell>
          <table:table-cell office:value-type="float" office:value="8129.8">
            <text:p>8129.8</text:p>
          </table:table-cell>
          <table:table-cell office:value-type="float" office:value="7997.6">
            <text:p>7997.6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0717">
            <text:p>10717</text:p>
          </table:table-cell>
          <table:table-cell office:value-type="float" office:value="11151">
            <text:p>11151</text:p>
          </table:table-cell>
          <table:table-cell office:value-type="float" office:value="9836.8">
            <text:p>9836.8</text:p>
          </table:table-cell>
          <table:table-cell office:value-type="float" office:value="10699.4">
            <text:p>10699.4</text:p>
          </table:table-cell>
          <table:table-cell office:value-type="float" office:value="315902.8">
            <text:p>315902.8</text:p>
          </table:table-cell>
          <table:table-cell office:value-type="float" office:value="281908.8">
            <text:p>281908.8</text:p>
          </table:table-cell>
          <table:table-cell office:value-type="float" office:value="8418.6">
            <text:p>8418.6</text:p>
          </table:table-cell>
          <table:table-cell office:value-type="float" office:value="6847.1">
            <text:p>6847.1</text:p>
          </table:table-cell>
          <table:table-cell office:value-type="float" office:value="8338">
            <text:p>8338</text:p>
          </table:table-cell>
          <table:table-cell office:value-type="float" office:value="8857.5">
            <text:p>8857.5</text:p>
          </table:table-cell>
          <table:table-cell office:value-type="float" office:value="8326.5">
            <text:p>8326.5</text:p>
          </table:table-cell>
          <table:table-cell office:value-type="float" office:value="8326.7">
            <text:p>8326.7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676.1">
            <text:p>10676.1</text:p>
          </table:table-cell>
          <table:table-cell office:value-type="float" office:value="10379.7">
            <text:p>10379.7</text:p>
          </table:table-cell>
          <table:table-cell office:value-type="float" office:value="10516.7">
            <text:p>10516.7</text:p>
          </table:table-cell>
          <table:table-cell office:value-type="float" office:value="10686.3">
            <text:p>10686.3</text:p>
          </table:table-cell>
          <table:table-cell office:value-type="float" office:value="326386">
            <text:p>326386</text:p>
          </table:table-cell>
          <table:table-cell office:value-type="float" office:value="293520.4">
            <text:p>293520.4</text:p>
          </table:table-cell>
          <table:table-cell office:value-type="float" office:value="8952.3">
            <text:p>8952.3</text:p>
          </table:table-cell>
          <table:table-cell office:value-type="float" office:value="6700.3">
            <text:p>6700.3</text:p>
          </table:table-cell>
          <table:table-cell office:value-type="float" office:value="8537.6">
            <text:p>8537.6</text:p>
          </table:table-cell>
          <table:table-cell office:value-type="float" office:value="9430.4">
            <text:p>9430.4</text:p>
          </table:table-cell>
          <table:table-cell office:value-type="float" office:value="9033.3">
            <text:p>9033.3</text:p>
          </table:table-cell>
          <table:table-cell office:value-type="float" office:value="8034.4">
            <text:p>8034.4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11294.5">
            <text:p>11294.5</text:p>
          </table:table-cell>
          <table:table-cell office:value-type="float" office:value="10823.7">
            <text:p>10823.7</text:p>
          </table:table-cell>
          <table:table-cell office:value-type="float" office:value="10468.4">
            <text:p>10468.4</text:p>
          </table:table-cell>
          <table:table-cell office:value-type="float" office:value="11400.5">
            <text:p>11400.5</text:p>
          </table:table-cell>
          <table:table-cell office:value-type="float" office:value="333022.7">
            <text:p>333022.7</text:p>
          </table:table-cell>
          <table:table-cell office:value-type="float" office:value="297795.7">
            <text:p>297795.7</text:p>
          </table:table-cell>
          <table:table-cell office:value-type="float" office:value="8507.4">
            <text:p>8507.4</text:p>
          </table:table-cell>
          <table:table-cell office:value-type="float" office:value="7221">
            <text:p>7221</text:p>
          </table:table-cell>
          <table:table-cell office:value-type="float" office:value="8352.2">
            <text:p>8352.2</text:p>
          </table:table-cell>
          <table:table-cell office:value-type="float" office:value="9108.8">
            <text:p>9108.8</text:p>
          </table:table-cell>
          <table:table-cell office:value-type="float" office:value="9239.8">
            <text:p>9239.8</text:p>
          </table:table-cell>
          <table:table-cell office:value-type="float" office:value="8655.9">
            <text:p>8655.9</text:p>
          </table:table-cell>
          <table:table-cell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1021.3">
            <text:p>11021.3</text:p>
          </table:table-cell>
          <table:table-cell office:value-type="float" office:value="11711.7">
            <text:p>11711.7</text:p>
          </table:table-cell>
          <table:table-cell office:value-type="float" office:value="10603.3">
            <text:p>10603.3</text:p>
          </table:table-cell>
          <table:table-cell office:value-type="float" office:value="10745">
            <text:p>10745</text:p>
          </table:table-cell>
          <table:table-cell office:value-type="float" office:value="339137.4">
            <text:p>339137.4</text:p>
          </table:table-cell>
          <table:table-cell office:value-type="float" office:value="303233.7">
            <text:p>303233.7</text:p>
          </table:table-cell>
          <table:table-cell office:value-type="float" office:value="9025.8">
            <text:p>9025.8</text:p>
          </table:table-cell>
          <table:table-cell office:value-type="float" office:value="6518.2">
            <text:p>6518.2</text:p>
          </table:table-cell>
          <table:table-cell office:value-type="float" office:value="8677.8">
            <text:p>8677.8</text:p>
          </table:table-cell>
          <table:table-cell office:value-type="float" office:value="9597.6">
            <text:p>9597.6</text:p>
          </table:table-cell>
          <table:table-cell office:value-type="float" office:value="9052.8">
            <text:p>9052.8</text:p>
          </table:table-cell>
          <table:table-cell office:value-type="float" office:value="8964">
            <text:p>8964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0657.2">
            <text:p>10657.2</text:p>
          </table:table-cell>
          <table:table-cell office:value-type="float" office:value="11701.4">
            <text:p>11701.4</text:p>
          </table:table-cell>
          <table:table-cell office:value-type="float" office:value="10313.2">
            <text:p>10313.2</text:p>
          </table:table-cell>
          <table:table-cell office:value-type="float" office:value="11522.7">
            <text:p>11522.7</text:p>
          </table:table-cell>
          <table:table-cell office:value-type="float" office:value="344918.9">
            <text:p>344918.9</text:p>
          </table:table-cell>
          <table:table-cell office:value-type="float" office:value="312122.2">
            <text:p>312122.2</text:p>
          </table:table-cell>
          <table:table-cell office:value-type="float" office:value="9009">
            <text:p>9009</text:p>
          </table:table-cell>
          <table:table-cell office:value-type="float" office:value="6690.1">
            <text:p>6690.1</text:p>
          </table:table-cell>
          <table:table-cell office:value-type="float" office:value="8502.8">
            <text:p>8502.8</text:p>
          </table:table-cell>
          <table:table-cell office:value-type="float" office:value="9230.2">
            <text:p>9230.2</text:p>
          </table:table-cell>
          <table:table-cell office:value-type="float" office:value="9675.6">
            <text:p>9675.6</text:p>
          </table:table-cell>
          <table:table-cell office:value-type="float" office:value="9367.9">
            <text:p>9367.9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11468.1">
            <text:p>11468.1</text:p>
          </table:table-cell>
          <table:table-cell office:value-type="float" office:value="11745.8">
            <text:p>11745.8</text:p>
          </table:table-cell>
          <table:table-cell office:value-type="float" office:value="10532.7">
            <text:p>10532.7</text:p>
          </table:table-cell>
          <table:table-cell office:value-type="float" office:value="11177.8">
            <text:p>11177.8</text:p>
          </table:table-cell>
          <table:table-cell office:value-type="float" office:value="354191.2">
            <text:p>354191.2</text:p>
          </table:table-cell>
          <table:table-cell office:value-type="float" office:value="315246.6">
            <text:p>315246.6</text:p>
          </table:table-cell>
          <table:table-cell office:value-type="float" office:value="8816.6">
            <text:p>8816.6</text:p>
          </table:table-cell>
          <table:table-cell office:value-type="float" office:value="7070">
            <text:p>7070</text:p>
          </table:table-cell>
          <table:table-cell office:value-type="float" office:value="8532.2">
            <text:p>8532.2</text:p>
          </table:table-cell>
          <table:table-cell office:value-type="float" office:value="10189.9">
            <text:p>10189.9</text:p>
          </table:table-cell>
          <table:table-cell office:value-type="float" office:value="9212.1">
            <text:p>9212.1</text:p>
          </table:table-cell>
          <table:table-cell office:value-type="float" office:value="9002.6">
            <text:p>9002.6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648.2">
            <text:p>11648.2</text:p>
          </table:table-cell>
          <table:table-cell office:value-type="float" office:value="12223.1">
            <text:p>12223.1</text:p>
          </table:table-cell>
          <table:table-cell office:value-type="float" office:value="10268.7">
            <text:p>10268.7</text:p>
          </table:table-cell>
          <table:table-cell office:value-type="float" office:value="11480.9">
            <text:p>11480.9</text:p>
          </table:table-cell>
          <table:table-cell office:value-type="float" office:value="362168.5">
            <text:p>362168.5</text:p>
          </table:table-cell>
          <table:table-cell office:value-type="float" office:value="324869.4">
            <text:p>324869.4</text:p>
          </table:table-cell>
          <table:table-cell office:value-type="float" office:value="8296.2">
            <text:p>8296.2</text:p>
          </table:table-cell>
          <table:table-cell office:value-type="float" office:value="6843.5">
            <text:p>6843.5</text:p>
          </table:table-cell>
          <table:table-cell office:value-type="float" office:value="9303.1">
            <text:p>9303.1</text:p>
          </table:table-cell>
          <table:table-cell office:value-type="float" office:value="10391.3">
            <text:p>10391.3</text:p>
          </table:table-cell>
          <table:table-cell office:value-type="float" office:value="9097.1">
            <text:p>9097.1</text:p>
          </table:table-cell>
          <table:table-cell office:value-type="float" office:value="8699.9">
            <text:p>8699.9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12486.7">
            <text:p>12486.7</text:p>
          </table:table-cell>
          <table:table-cell office:value-type="float" office:value="11627.3">
            <text:p>11627.3</text:p>
          </table:table-cell>
          <table:table-cell office:value-type="float" office:value="10710.7">
            <text:p>10710.7</text:p>
          </table:table-cell>
          <table:table-cell office:value-type="float" office:value="11409.7">
            <text:p>11409.7</text:p>
          </table:table-cell>
          <table:table-cell office:value-type="float" office:value="370473.5">
            <text:p>370473.5</text:p>
          </table:table-cell>
          <table:table-cell office:value-type="float" office:value="331123.6">
            <text:p>331123.6</text:p>
          </table:table-cell>
          <table:table-cell office:value-type="float" office:value="8718.9">
            <text:p>8718.9</text:p>
          </table:table-cell>
          <table:table-cell office:value-type="float" office:value="7317.7">
            <text:p>7317.7</text:p>
          </table:table-cell>
          <table:table-cell office:value-type="float" office:value="8825.6">
            <text:p>8825.6</text:p>
          </table:table-cell>
          <table:table-cell office:value-type="float" office:value="10281.3">
            <text:p>10281.3</text:p>
          </table:table-cell>
          <table:table-cell office:value-type="float" office:value="9397.4">
            <text:p>9397.4</text:p>
          </table:table-cell>
          <table:table-cell office:value-type="float" office:value="9409.5">
            <text:p>9409.5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11801">
            <text:p>11801</text:p>
          </table:table-cell>
          <table:table-cell office:value-type="float" office:value="11753">
            <text:p>11753</text:p>
          </table:table-cell>
          <table:table-cell office:value-type="float" office:value="10956.8">
            <text:p>10956.8</text:p>
          </table:table-cell>
          <table:table-cell office:value-type="float" office:value="11791.2">
            <text:p>11791.2</text:p>
          </table:table-cell>
          <table:table-cell office:value-type="float" office:value="377867.9">
            <text:p>377867.9</text:p>
          </table:table-cell>
          <table:table-cell office:value-type="float" office:value="338320.8">
            <text:p>338320.8</text:p>
          </table:table-cell>
          <table:table-cell office:value-type="float" office:value="8930.9">
            <text:p>8930.9</text:p>
          </table:table-cell>
          <table:table-cell office:value-type="float" office:value="6859.8">
            <text:p>6859.8</text:p>
          </table:table-cell>
          <table:table-cell office:value-type="float" office:value="9116.6">
            <text:p>9116.6</text:p>
          </table:table-cell>
          <table:table-cell office:value-type="float" office:value="10264">
            <text:p>10264</text:p>
          </table:table-cell>
          <table:table-cell office:value-type="float" office:value="9234.7">
            <text:p>9234.7</text:p>
          </table:table-cell>
          <table:table-cell office:value-type="float" office:value="8784.1">
            <text:p>8784.1</text:p>
          </table:table-cell>
          <table:table-cell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11855.6">
            <text:p>11855.6</text:p>
          </table:table-cell>
          <table:table-cell office:value-type="float" office:value="12172.5">
            <text:p>12172.5</text:p>
          </table:table-cell>
          <table:table-cell office:value-type="float" office:value="11437.4">
            <text:p>11437.4</text:p>
          </table:table-cell>
          <table:table-cell office:value-type="float" office:value="11333">
            <text:p>11333</text:p>
          </table:table-cell>
          <table:table-cell office:value-type="float" office:value="390497.4">
            <text:p>390497.4</text:p>
          </table:table-cell>
          <table:table-cell office:value-type="float" office:value="350849.3">
            <text:p>350849.3</text:p>
          </table:table-cell>
          <table:table-cell office:value-type="float" office:value="9257">
            <text:p>9257</text:p>
          </table:table-cell>
          <table:table-cell office:value-type="float" office:value="7356.3">
            <text:p>7356.3</text:p>
          </table:table-cell>
          <table:table-cell office:value-type="float" office:value="10084.1">
            <text:p>10084.1</text:p>
          </table:table-cell>
          <table:table-cell office:value-type="float" office:value="10440.1">
            <text:p>10440.1</text:p>
          </table:table-cell>
          <table:table-cell office:value-type="float" office:value="9472.9">
            <text:p>9472.9</text:p>
          </table:table-cell>
          <table:table-cell office:value-type="float" office:value="9653.3">
            <text:p>9653.3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12812.3">
            <text:p>12812.3</text:p>
          </table:table-cell>
          <table:table-cell office:value-type="float" office:value="12340.8">
            <text:p>12340.8</text:p>
          </table:table-cell>
          <table:table-cell office:value-type="float" office:value="11514.3">
            <text:p>11514.3</text:p>
          </table:table-cell>
          <table:table-cell office:value-type="float" office:value="11900.1">
            <text:p>11900.1</text:p>
          </table:table-cell>
          <table:table-cell office:value-type="float" office:value="391077.2">
            <text:p>391077.2</text:p>
          </table:table-cell>
          <table:table-cell office:value-type="float" office:value="352828.1">
            <text:p>352828.1</text:p>
          </table:table-cell>
          <table:table-cell office:value-type="float" office:value="9253.6">
            <text:p>9253.6</text:p>
          </table:table-cell>
          <table:table-cell office:value-type="float" office:value="7498.9">
            <text:p>7498.9</text:p>
          </table:table-cell>
          <table:table-cell office:value-type="float" office:value="9413.8">
            <text:p>9413.8</text:p>
          </table:table-cell>
          <table:table-cell office:value-type="float" office:value="10280.5">
            <text:p>10280.5</text:p>
          </table:table-cell>
          <table:table-cell office:value-type="float" office:value="9793.9">
            <text:p>9793.9</text:p>
          </table:table-cell>
          <table:table-cell office:value-type="float" office:value="9202.5">
            <text:p>9202.5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574.6">
            <text:p>12574.6</text:p>
          </table:table-cell>
          <table:table-cell office:value-type="float" office:value="12334.4">
            <text:p>12334.4</text:p>
          </table:table-cell>
          <table:table-cell office:value-type="float" office:value="11326.1">
            <text:p>11326.1</text:p>
          </table:table-cell>
          <table:table-cell office:value-type="float" office:value="12777.1">
            <text:p>12777.1</text:p>
          </table:table-cell>
          <table:table-cell office:value-type="float" office:value="401812.2">
            <text:p>401812.2</text:p>
          </table:table-cell>
          <table:table-cell office:value-type="float" office:value="360116.5">
            <text:p>360116.5</text:p>
          </table:table-cell>
          <table:table-cell office:value-type="float" office:value="9780.3">
            <text:p>9780.3</text:p>
          </table:table-cell>
          <table:table-cell office:value-type="float" office:value="8125">
            <text:p>8125</text:p>
          </table:table-cell>
          <table:table-cell office:value-type="float" office:value="9704">
            <text:p>9704</text:p>
          </table:table-cell>
          <table:table-cell office:value-type="float" office:value="10368.3">
            <text:p>10368.3</text:p>
          </table:table-cell>
          <table:table-cell office:value-type="float" office:value="9680.3">
            <text:p>9680.3</text:p>
          </table:table-cell>
          <table:table-cell office:value-type="float" office:value="10231.7">
            <text:p>10231.7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781.4">
            <text:p>12781.4</text:p>
          </table:table-cell>
          <table:table-cell office:value-type="float" office:value="12226.7">
            <text:p>12226.7</text:p>
          </table:table-cell>
          <table:table-cell office:value-type="float" office:value="12762.9">
            <text:p>12762.9</text:p>
          </table:table-cell>
          <table:table-cell office:value-type="float" office:value="12596.1">
            <text:p>12596.1</text:p>
          </table:table-cell>
          <table:table-cell office:value-type="float" office:value="415998.2">
            <text:p>415998.2</text:p>
          </table:table-cell>
          <table:table-cell office:value-type="float" office:value="375359.9">
            <text:p>375359.9</text:p>
          </table:table-cell>
          <table:table-cell office:value-type="float" office:value="9369.1">
            <text:p>9369.1</text:p>
          </table:table-cell>
          <table:table-cell office:value-type="float" office:value="7750.1">
            <text:p>7750.1</text:p>
          </table:table-cell>
          <table:table-cell office:value-type="float" office:value="9816.8">
            <text:p>9816.8</text:p>
          </table:table-cell>
          <table:table-cell office:value-type="float" office:value="10254.3">
            <text:p>10254.3</text:p>
          </table:table-cell>
          <table:table-cell office:value-type="float" office:value="10374.8">
            <text:p>10374.8</text:p>
          </table:table-cell>
          <table:table-cell office:value-type="float" office:value="10435.2">
            <text:p>10435.2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12188.1">
            <text:p>12188.1</text:p>
          </table:table-cell>
          <table:table-cell office:value-type="float" office:value="12102">
            <text:p>12102</text:p>
          </table:table-cell>
          <table:table-cell office:value-type="float" office:value="11906.1">
            <text:p>11906.1</text:p>
          </table:table-cell>
          <table:table-cell office:value-type="float" office:value="12213.7">
            <text:p>12213.7</text:p>
          </table:table-cell>
          <table:table-cell office:value-type="float" office:value="416492.6">
            <text:p>416492.6</text:p>
          </table:table-cell>
          <table:table-cell office:value-type="float" office:value="375799.8">
            <text:p>375799.8</text:p>
          </table:table-cell>
          <table:table-cell office:value-type="float" office:value="9011.8">
            <text:p>9011.8</text:p>
          </table:table-cell>
          <table:table-cell office:value-type="float" office:value="7729.3">
            <text:p>7729.3</text:p>
          </table:table-cell>
          <table:table-cell office:value-type="float" office:value="10051.8">
            <text:p>10051.8</text:p>
          </table:table-cell>
          <table:table-cell office:value-type="float" office:value="10905.6">
            <text:p>10905.6</text:p>
          </table:table-cell>
          <table:table-cell office:value-type="float" office:value="9728">
            <text:p>9728</text:p>
          </table:table-cell>
          <table:table-cell office:value-type="float" office:value="10427.8">
            <text:p>10427.8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13073.7">
            <text:p>13073.7</text:p>
          </table:table-cell>
          <table:table-cell office:value-type="float" office:value="12217.5">
            <text:p>12217.5</text:p>
          </table:table-cell>
          <table:table-cell office:value-type="float" office:value="12047">
            <text:p>12047</text:p>
          </table:table-cell>
          <table:table-cell office:value-type="float" office:value="13263.2">
            <text:p>13263.2</text:p>
          </table:table-cell>
          <table:table-cell office:value-type="float" office:value="424394.1">
            <text:p>424394.1</text:p>
          </table:table-cell>
          <table:table-cell office:value-type="float" office:value="385592.9">
            <text:p>385592.9</text:p>
          </table:table-cell>
          <table:table-cell office:value-type="float" office:value="9864.9">
            <text:p>9864.9</text:p>
          </table:table-cell>
          <table:table-cell office:value-type="float" office:value="7967.8">
            <text:p>7967.8</text:p>
          </table:table-cell>
          <table:table-cell office:value-type="float" office:value="10137.6">
            <text:p>10137.6</text:p>
          </table:table-cell>
          <table:table-cell office:value-type="float" office:value="10877">
            <text:p>10877</text:p>
          </table:table-cell>
          <table:table-cell office:value-type="float" office:value="10219.2">
            <text:p>10219.2</text:p>
          </table:table-cell>
          <table:table-cell office:value-type="float" office:value="9513.8">
            <text:p>9513.8</text:p>
          </table:table-cell>
          <table:table-cell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12438.6">
            <text:p>12438.6</text:p>
          </table:table-cell>
          <table:table-cell office:value-type="float" office:value="13868.2">
            <text:p>13868.2</text:p>
          </table:table-cell>
          <table:table-cell office:value-type="float" office:value="11704.4">
            <text:p>11704.4</text:p>
          </table:table-cell>
          <table:table-cell office:value-type="float" office:value="12548.7">
            <text:p>12548.7</text:p>
          </table:table-cell>
          <table:table-cell office:value-type="float" office:value="432798">
            <text:p>432798</text:p>
          </table:table-cell>
          <table:table-cell office:value-type="float" office:value="390332.8">
            <text:p>390332.8</text:p>
          </table:table-cell>
          <table:table-cell office:value-type="float" office:value="10511.4">
            <text:p>10511.4</text:p>
          </table:table-cell>
          <table:table-cell office:value-type="float" office:value="7981">
            <text:p>7981</text:p>
          </table:table-cell>
          <table:table-cell office:value-type="float" office:value="9163.2">
            <text:p>9163.2</text:p>
          </table:table-cell>
          <table:table-cell office:value-type="float" office:value="10635">
            <text:p>10635</text:p>
          </table:table-cell>
          <table:table-cell office:value-type="float" office:value="11365.1">
            <text:p>11365.1</text:p>
          </table:table-cell>
          <table:table-cell office:value-type="float" office:value="9712.9">
            <text:p>9712.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94.9">
            <text:p>13594.9</text:p>
          </table:table-cell>
          <table:table-cell office:value-type="float" office:value="13459.9">
            <text:p>13459.9</text:p>
          </table:table-cell>
          <table:table-cell office:value-type="float" office:value="12087.6">
            <text:p>12087.6</text:p>
          </table:table-cell>
          <table:table-cell office:value-type="float" office:value="13041.6">
            <text:p>13041.6</text:p>
          </table:table-cell>
          <table:table-cell office:value-type="float" office:value="446947.4">
            <text:p>446947.4</text:p>
          </table:table-cell>
          <table:table-cell office:value-type="float" office:value="404819.5">
            <text:p>404819.5</text:p>
          </table:table-cell>
          <table:table-cell office:value-type="float" office:value="10283.7">
            <text:p>10283.7</text:p>
          </table:table-cell>
          <table:table-cell office:value-type="float" office:value="8654.2">
            <text:p>8654.2</text:p>
          </table:table-cell>
          <table:table-cell office:value-type="float" office:value="10238.7">
            <text:p>10238.7</text:p>
          </table:table-cell>
          <table:table-cell office:value-type="float" office:value="10914.3">
            <text:p>10914.3</text:p>
          </table:table-cell>
          <table:table-cell office:value-type="float" office:value="10946.9">
            <text:p>10946.9</text:p>
          </table:table-cell>
          <table:table-cell office:value-type="float" office:value="10001.8">
            <text:p>10001.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15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8T15:25:07</dc:date>
    <dc:creator>Alessandro Vinciguerra</dc:creator>
    <meta:editing-duration>PT10M48S</meta:editing-duration>
    <meta:editing-cycles>3</meta:editing-cycles>
    <meta:document-statistic meta:table-count="2" meta:cell-count="147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668cm" svg:height="18.302cm" xlink:href=".." xlink:type="simple" chart:class="chart:scatter" chart:style-name="ch1">
        <chart:title svg:x="8.046cm" svg:y="0.501cm" chart:style-name="ch2">
          <text:p>Runtime comparison: Shellsort with different Gap Sequences</text:p>
        </chart:title>
        <chart:subtitle svg:x="7.023cm" svg:y="1.656cm" chart:style-name="ch3">
          <text:p>10 Trials, Random data, x86 64 bit Intel i7 processor, macOS 10.13.6, Darwin kernel</text:p>
        </chart:subtitle>
        <chart:legend chart:legend-position="end" svg:x="21.353cm" svg:y="6.221cm" style:legend-expansion="high" chart:style-name="ch4"/>
        <chart:plot-area chart:style-name="ch5" table:cell-range-address="'Averages + Graph'.A1:'Averages + Graph'.M101" chart:data-source-has-labels="row" svg:x="1.571cm" svg:y="3.067cm" svg:width="18.636cm" svg:height="13.901cm">
          <chartooo:coordinate-region svg:x="3.203cm" svg:y="3.257cm" svg:width="16.512cm" svg:height="13.082cm"/>
          <chart:axis chart:dimension="x" chart:name="primary-x" chart:style-name="ch6">
            <chart:title svg:x="9.974cm" svg:y="17.335cm" chart:style-name="ch7">
              <text:p>Array length</text:p>
            </chart:title>
          </chart:axis>
          <chart:axis chart:dimension="y" chart:name="primary-y" chart:style-name="ch8">
            <chart:title svg:x="0.451cm" svg:y="10.988cm" chart:style-name="ch9">
              <text:p>Runtime (μs)</text:p>
            </chart:title>
            <chart:grid chart:style-name="ch10" chart:class="major"/>
          </chart:axis>
          <chart:series chart:style-name="ch11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2" chart:values-cell-range-address="'Averages + Graph'.C2:'Averages + Graph'.C101" chart:label-cell-address="'Averages + Graph'.C1:'Averages + Graph'.C1" chart:class="chart:scatter">
            <chart:data-point chart:repeated="100"/>
          </chart:series>
          <chart:series chart:style-name="ch13" chart:values-cell-range-address="'Averages + Graph'.D2:'Averages + Graph'.D101" chart:label-cell-address="'Averages + Graph'.D1:'Averages + Graph'.D1" chart:class="chart:scatter">
            <chart:data-point chart:repeated="100"/>
          </chart:series>
          <chart:series chart:style-name="ch14" chart:values-cell-range-address="'Averages + Graph'.E2:'Averages + Graph'.E101" chart:label-cell-address="'Averages + Graph'.E1:'Averages + Graph'.E1" chart:class="chart:scatter">
            <chart:data-point chart:repeated="100"/>
          </chart:series>
          <chart:series chart:style-name="ch15" chart:values-cell-range-address="'Averages + Graph'.F2:'Averages + Graph'.F101" chart:label-cell-address="'Averages + Graph'.F1:'Averages + Graph'.F1" chart:class="chart:scatter">
            <chart:data-point chart:repeated="100"/>
          </chart:series>
          <chart:series chart:style-name="ch16" chart:values-cell-range-address="'Averages + Graph'.G2:'Averages + Graph'.G101" chart:label-cell-address="'Averages + Graph'.G1:'Averages + Graph'.G1" chart:class="chart:scatter">
            <chart:data-point chart:repeated="100"/>
          </chart:series>
          <chart:series chart:style-name="ch17" chart:values-cell-range-address="'Averages + Graph'.H2:'Averages + Graph'.H101" chart:label-cell-address="'Averages + Graph'.H1:'Averages + Graph'.H1" chart:class="chart:scatter">
            <chart:data-point chart:repeated="100"/>
          </chart:series>
          <chart:series chart:style-name="ch18" chart:values-cell-range-address="'Averages + Graph'.I2:'Averages + Graph'.I101" chart:label-cell-address="'Averages + Graph'.I1:'Averages + Graph'.I1" chart:class="chart:scatter">
            <chart:data-point chart:repeated="100"/>
          </chart:series>
          <chart:series chart:style-name="ch19" chart:values-cell-range-address="'Averages + Graph'.J2:'Averages + Graph'.J101" chart:label-cell-address="'Averages + Graph'.J1:'Averages + Graph'.J1" chart:class="chart:scatter">
            <chart:data-point chart:repeated="100"/>
          </chart:series>
          <chart:series chart:style-name="ch20" chart:values-cell-range-address="'Averages + Graph'.K2:'Averages + Graph'.K101" chart:label-cell-address="'Averages + Graph'.K1:'Averages + Graph'.K1" chart:class="chart:scatter">
            <chart:data-point chart:repeated="100"/>
          </chart:series>
          <chart:series chart:style-name="ch21" chart:values-cell-range-address="'Averages + Graph'.L2:'Averages + Graph'.L101" chart:label-cell-address="'Averages + Graph'.L1:'Averages + Graph'.L1" chart:class="chart:scatter">
            <chart:data-point chart:repeated="100"/>
          </chart:series>
          <chart:series chart:style-name="ch22" chart:values-cell-range-address="'Averages + Graph'.M2:'Averages + Graph'.M101" chart:label-cell-address="'Averages + Graph'.M1:'Averages + Graph'.M1" chart:class="chart:scatter">
            <chart:data-point chart:repeated="10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 1959 AVG</text:p>
                <draw:g>
                  <svg:desc>'Averages + Graph'.B1:'Averages + Graph'.B1</svg:desc>
                </draw:g>
              </table:table-cell>
              <table:table-cell office:value-type="string">
                <text:p>Frank &amp; Lazarus 1960 AVG</text:p>
                <draw:g>
                  <svg:desc>'Averages + Graph'.C1:'Averages + Graph'.C1</svg:desc>
                </draw:g>
              </table:table-cell>
              <table:table-cell office:value-type="string">
                <text:p>Hibbard 1963 AVG</text:p>
                <draw:g>
                  <svg:desc>'Averages + Graph'.D1:'Averages + Graph'.D1</svg:desc>
                </draw:g>
              </table:table-cell>
              <table:table-cell office:value-type="string">
                <text:p>Papernov &amp; Stasevich 1965 AVG</text:p>
                <draw:g>
                  <svg:desc>'Averages + Graph'.E1:'Averages + Graph'.E1</svg:desc>
                </draw:g>
              </table:table-cell>
              <table:table-cell office:value-type="string">
                <text:p>Pratt 1971 (3-smooth) AVG</text:p>
                <draw:g>
                  <svg:desc>'Averages + Graph'.F1:'Averages + Graph'.F1</svg:desc>
                </draw:g>
              </table:table-cell>
              <table:table-cell office:value-type="string">
                <text:p>Pratt 1971 (3^k - 1)/2 AVG</text:p>
                <draw:g>
                  <svg:desc>'Averages + Graph'.G1:'Averages + Graph'.G1</svg:desc>
                </draw:g>
              </table:table-cell>
              <table:table-cell office:value-type="string">
                <text:p>Incerpi &amp; Sedgewick 1985 AVG</text:p>
                <draw:g>
                  <svg:desc>'Averages + Graph'.H1:'Averages + Graph'.H1</svg:desc>
                </draw:g>
              </table:table-cell>
              <table:table-cell office:value-type="string">
                <text:p>Sedgewick 1986 (single formula) AVG</text:p>
                <draw:g>
                  <svg:desc>'Averages + Graph'.I1:'Averages + Graph'.I1</svg:desc>
                </draw:g>
              </table:table-cell>
              <table:table-cell office:value-type="string">
                <text:p>Sedgewick 1986 (odd/evens) AVG</text:p>
                <draw:g>
                  <svg:desc>'Averages + Graph'.J1:'Averages + Graph'.J1</svg:desc>
                </draw:g>
              </table:table-cell>
              <table:table-cell office:value-type="string">
                <text:p>Gonnet &amp; Baeza-Yates 1991 AVG</text:p>
                <draw:g>
                  <svg:desc>'Averages + Graph'.K1:'Averages + Graph'.K1</svg:desc>
                </draw:g>
              </table:table-cell>
              <table:table-cell office:value-type="string">
                <text:p>Tokuda 1992 AVG</text:p>
                <draw:g>
                  <svg:desc>'Averages + Graph'.L1:'Averages + Graph'.L1</svg:desc>
                </draw:g>
              </table:table-cell>
              <table:table-cell office:value-type="string">
                <text:p>Ciura 2001 AVG</text:p>
                <draw:g>
                  <svg:desc>'Averages + Graph'.M1:'Averages + Graph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67.8">
                <text:p>67.8</text:p>
                <draw:g>
                  <svg:desc>'Averages + Graph'.B2:'Averages + Graph'.B101</svg:desc>
                </draw:g>
              </table:table-cell>
              <table:table-cell office:value-type="float" office:value="58.8">
                <text:p>58.8</text:p>
                <draw:g>
                  <svg:desc>'Averages + Graph'.C2:'Averages + Graph'.C101</svg:desc>
                </draw:g>
              </table:table-cell>
              <table:table-cell office:value-type="float" office:value="63.9">
                <text:p>63.9</text:p>
                <draw:g>
                  <svg:desc>'Averages + Graph'.D2:'Averages + Graph'.D101</svg:desc>
                </draw:g>
              </table:table-cell>
              <table:table-cell office:value-type="float" office:value="68.9">
                <text:p>68.9</text:p>
                <draw:g>
                  <svg:desc>'Averages + Graph'.E2:'Averages + Graph'.E101</svg:desc>
                </draw:g>
              </table:table-cell>
              <table:table-cell office:value-type="float" office:value="197.7">
                <text:p>197.7</text:p>
                <draw:g>
                  <svg:desc>'Averages + Graph'.F2:'Averages + Graph'.F101</svg:desc>
                </draw:g>
              </table:table-cell>
              <table:table-cell office:value-type="float" office:value="87.4">
                <text:p>87.4</text:p>
                <draw:g>
                  <svg:desc>'Averages + Graph'.G2:'Averages + Graph'.G101</svg:desc>
                </draw:g>
              </table:table-cell>
              <table:table-cell office:value-type="float" office:value="59.2">
                <text:p>59.2</text:p>
                <draw:g>
                  <svg:desc>'Averages + Graph'.H2:'Averages + Graph'.H101</svg:desc>
                </draw:g>
              </table:table-cell>
              <table:table-cell office:value-type="float" office:value="44">
                <text:p>44</text:p>
                <draw:g>
                  <svg:desc>'Averages + Graph'.I2:'Averages + Graph'.I101</svg:desc>
                </draw:g>
              </table:table-cell>
              <table:table-cell office:value-type="float" office:value="56.2">
                <text:p>56.2</text:p>
                <draw:g>
                  <svg:desc>'Averages + Graph'.J2:'Averages + Graph'.J101</svg:desc>
                </draw:g>
              </table:table-cell>
              <table:table-cell office:value-type="float" office:value="56.3">
                <text:p>56.3</text:p>
                <draw:g>
                  <svg:desc>'Averages + Graph'.K2:'Averages + Graph'.K101</svg:desc>
                </draw:g>
              </table:table-cell>
              <table:table-cell office:value-type="float" office:value="53.1">
                <text:p>53.1</text:p>
                <draw:g>
                  <svg:desc>'Averages + Graph'.L2:'Averages + Graph'.L101</svg:desc>
                </draw:g>
              </table:table-cell>
              <table:table-cell office:value-type="float" office:value="52.5">
                <text:p>52.5</text:p>
                <draw:g>
                  <svg:desc>'Averages + Graph'.M2:'Averages + Graph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3.3">
                <text:p>133.3</text:p>
              </table:table-cell>
              <table:table-cell office:value-type="float" office:value="123.7">
                <text:p>123.7</text:p>
              </table:table-cell>
              <table:table-cell office:value-type="float" office:value="117.5">
                <text:p>117.5</text:p>
              </table:table-cell>
              <table:table-cell office:value-type="float" office:value="134.1">
                <text:p>134.1</text:p>
              </table:table-cell>
              <table:table-cell office:value-type="float" office:value="466.1">
                <text:p>466.1</text:p>
              </table:table-cell>
              <table:table-cell office:value-type="float" office:value="217">
                <text:p>217</text:p>
              </table:table-cell>
              <table:table-cell office:value-type="float" office:value="108.9">
                <text:p>108.9</text:p>
              </table:table-cell>
              <table:table-cell office:value-type="float" office:value="87">
                <text:p>87</text:p>
              </table:table-cell>
              <table:table-cell office:value-type="float" office:value="93.4">
                <text:p>93.4</text:p>
              </table:table-cell>
              <table:table-cell office:value-type="float" office:value="112.5">
                <text:p>112.5</text:p>
              </table:table-cell>
              <table:table-cell office:value-type="float" office:value="106.3">
                <text:p>106.3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9.9">
                <text:p>219.9</text:p>
              </table:table-cell>
              <table:table-cell office:value-type="float" office:value="221.6">
                <text:p>221.6</text:p>
              </table:table-cell>
              <table:table-cell office:value-type="float" office:value="202.4">
                <text:p>202.4</text:p>
              </table:table-cell>
              <table:table-cell office:value-type="float" office:value="232.9">
                <text:p>232.9</text:p>
              </table:table-cell>
              <table:table-cell office:value-type="float" office:value="892.8">
                <text:p>892.8</text:p>
              </table:table-cell>
              <table:table-cell office:value-type="float" office:value="480">
                <text:p>480</text:p>
              </table:table-cell>
              <table:table-cell office:value-type="float" office:value="174.7">
                <text:p>174.7</text:p>
              </table:table-cell>
              <table:table-cell office:value-type="float" office:value="148">
                <text:p>148</text:p>
              </table:table-cell>
              <table:table-cell office:value-type="float" office:value="159.9">
                <text:p>159.9</text:p>
              </table:table-cell>
              <table:table-cell office:value-type="float" office:value="189.2">
                <text:p>189.2</text:p>
              </table:table-cell>
              <table:table-cell office:value-type="float" office:value="176.9">
                <text:p>176.9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12.8">
                <text:p>312.8</text:p>
              </table:table-cell>
              <table:table-cell office:value-type="float" office:value="344.9">
                <text:p>344.9</text:p>
              </table:table-cell>
              <table:table-cell office:value-type="float" office:value="316.8">
                <text:p>316.8</text:p>
              </table:table-cell>
              <table:table-cell office:value-type="float" office:value="348">
                <text:p>348</text:p>
              </table:table-cell>
              <table:table-cell office:value-type="float" office:value="1570.6">
                <text:p>1570.6</text:p>
              </table:table-cell>
              <table:table-cell office:value-type="float" office:value="843">
                <text:p>843</text:p>
              </table:table-cell>
              <table:table-cell office:value-type="float" office:value="263.5">
                <text:p>263.5</text:p>
              </table:table-cell>
              <table:table-cell office:value-type="float" office:value="209.3">
                <text:p>209.3</text:p>
              </table:table-cell>
              <table:table-cell office:value-type="float" office:value="235.6">
                <text:p>235.6</text:p>
              </table:table-cell>
              <table:table-cell office:value-type="float" office:value="296.2">
                <text:p>296.2</text:p>
              </table:table-cell>
              <table:table-cell office:value-type="float" office:value="266.6">
                <text:p>266.6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92.9">
                <text:p>392.9</text:p>
              </table:table-cell>
              <table:table-cell office:value-type="float" office:value="397.7">
                <text:p>397.7</text:p>
              </table:table-cell>
              <table:table-cell office:value-type="float" office:value="410">
                <text:p>410</text:p>
              </table:table-cell>
              <table:table-cell office:value-type="float" office:value="437.4">
                <text:p>437.4</text:p>
              </table:table-cell>
              <table:table-cell office:value-type="float" office:value="2241.3">
                <text:p>2241.3</text:p>
              </table:table-cell>
              <table:table-cell office:value-type="float" office:value="1310.6">
                <text:p>1310.6</text:p>
              </table:table-cell>
              <table:table-cell office:value-type="float" office:value="350.5">
                <text:p>350.5</text:p>
              </table:table-cell>
              <table:table-cell office:value-type="float" office:value="279.2">
                <text:p>279.2</text:p>
              </table:table-cell>
              <table:table-cell office:value-type="float" office:value="311">
                <text:p>311</text:p>
              </table:table-cell>
              <table:table-cell office:value-type="float" office:value="347.7">
                <text:p>347.7</text:p>
              </table:table-cell>
              <table:table-cell office:value-type="float" office:value="365.7">
                <text:p>365.7</text:p>
              </table:table-cell>
              <table:table-cell office:value-type="float" office:value="350.7">
                <text:p>3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37.6">
                <text:p>537.6</text:p>
              </table:table-cell>
              <table:table-cell office:value-type="float" office:value="534">
                <text:p>534</text:p>
              </table:table-cell>
              <table:table-cell office:value-type="float" office:value="506.5">
                <text:p>506.5</text:p>
              </table:table-cell>
              <table:table-cell office:value-type="float" office:value="559.3">
                <text:p>559.3</text:p>
              </table:table-cell>
              <table:table-cell office:value-type="float" office:value="2993.7">
                <text:p>2993.7</text:p>
              </table:table-cell>
              <table:table-cell office:value-type="float" office:value="1844.1">
                <text:p>1844.1</text:p>
              </table:table-cell>
              <table:table-cell office:value-type="float" office:value="438.7">
                <text:p>438.7</text:p>
              </table:table-cell>
              <table:table-cell office:value-type="float" office:value="359.3">
                <text:p>359.3</text:p>
              </table:table-cell>
              <table:table-cell office:value-type="float" office:value="413.2">
                <text:p>413.2</text:p>
              </table:table-cell>
              <table:table-cell office:value-type="float" office:value="477.3">
                <text:p>477.3</text:p>
              </table:table-cell>
              <table:table-cell office:value-type="float" office:value="424.3">
                <text:p>424.3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0.5">
                <text:p>590.5</text:p>
              </table:table-cell>
              <table:table-cell office:value-type="float" office:value="603.3">
                <text:p>603.3</text:p>
              </table:table-cell>
              <table:table-cell office:value-type="float" office:value="547.3">
                <text:p>547.3</text:p>
              </table:table-cell>
              <table:table-cell office:value-type="float" office:value="617.5">
                <text:p>617.5</text:p>
              </table:table-cell>
              <table:table-cell office:value-type="float" office:value="3836.1">
                <text:p>3836.1</text:p>
              </table:table-cell>
              <table:table-cell office:value-type="float" office:value="2430.6">
                <text:p>2430.6</text:p>
              </table:table-cell>
              <table:table-cell office:value-type="float" office:value="538.4">
                <text:p>538.4</text:p>
              </table:table-cell>
              <table:table-cell office:value-type="float" office:value="415.3">
                <text:p>415.3</text:p>
              </table:table-cell>
              <table:table-cell office:value-type="float" office:value="477.2">
                <text:p>477.2</text:p>
              </table:table-cell>
              <table:table-cell office:value-type="float" office:value="562.8">
                <text:p>562.8</text:p>
              </table:table-cell>
              <table:table-cell office:value-type="float" office:value="527.2">
                <text:p>527.2</text:p>
              </table:table-cell>
              <table:table-cell office:value-type="float" office:value="498.6">
                <text:p>49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721.4">
                <text:p>721.4</text:p>
              </table:table-cell>
              <table:table-cell office:value-type="float" office:value="686.6">
                <text:p>686.6</text:p>
              </table:table-cell>
              <table:table-cell office:value-type="float" office:value="686">
                <text:p>686</text:p>
              </table:table-cell>
              <table:table-cell office:value-type="float" office:value="738.3">
                <text:p>738.3</text:p>
              </table:table-cell>
              <table:table-cell office:value-type="float" office:value="4820.2">
                <text:p>4820.2</text:p>
              </table:table-cell>
              <table:table-cell office:value-type="float" office:value="3151.4">
                <text:p>3151.4</text:p>
              </table:table-cell>
              <table:table-cell office:value-type="float" office:value="642.9">
                <text:p>642.9</text:p>
              </table:table-cell>
              <table:table-cell office:value-type="float" office:value="517.9">
                <text:p>517.9</text:p>
              </table:table-cell>
              <table:table-cell office:value-type="float" office:value="623.2">
                <text:p>623.2</text:p>
              </table:table-cell>
              <table:table-cell office:value-type="float" office:value="691.5">
                <text:p>691.5</text:p>
              </table:table-cell>
              <table:table-cell office:value-type="float" office:value="678.5">
                <text:p>678.5</text:p>
              </table:table-cell>
              <table:table-cell office:value-type="float" office:value="623.3">
                <text:p>62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27.5">
                <text:p>927.5</text:p>
              </table:table-cell>
              <table:table-cell office:value-type="float" office:value="852.7">
                <text:p>852.7</text:p>
              </table:table-cell>
              <table:table-cell office:value-type="float" office:value="800">
                <text:p>800</text:p>
              </table:table-cell>
              <table:table-cell office:value-type="float" office:value="851.1">
                <text:p>851.1</text:p>
              </table:table-cell>
              <table:table-cell office:value-type="float" office:value="5998">
                <text:p>5998</text:p>
              </table:table-cell>
              <table:table-cell office:value-type="float" office:value="3927.6">
                <text:p>3927.6</text:p>
              </table:table-cell>
              <table:table-cell office:value-type="float" office:value="707.2">
                <text:p>707.2</text:p>
              </table:table-cell>
              <table:table-cell office:value-type="float" office:value="564.2">
                <text:p>564.2</text:p>
              </table:table-cell>
              <table:table-cell office:value-type="float" office:value="632.4">
                <text:p>632.4</text:p>
              </table:table-cell>
              <table:table-cell office:value-type="float" office:value="724.2">
                <text:p>724.2</text:p>
              </table:table-cell>
              <table:table-cell office:value-type="float" office:value="760.3">
                <text:p>760.3</text:p>
              </table:table-cell>
              <table:table-cell office:value-type="float" office:value="749.2">
                <text:p>74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00.2">
                <text:p>900.2</text:p>
              </table:table-cell>
              <table:table-cell office:value-type="float" office:value="855.4">
                <text:p>855.4</text:p>
              </table:table-cell>
              <table:table-cell office:value-type="float" office:value="845.6">
                <text:p>845.6</text:p>
              </table:table-cell>
              <table:table-cell office:value-type="float" office:value="912.7">
                <text:p>912.7</text:p>
              </table:table-cell>
              <table:table-cell office:value-type="float" office:value="6778.2">
                <text:p>6778.2</text:p>
              </table:table-cell>
              <table:table-cell office:value-type="float" office:value="4830.7">
                <text:p>4830.7</text:p>
              </table:table-cell>
              <table:table-cell office:value-type="float" office:value="778">
                <text:p>778</text:p>
              </table:table-cell>
              <table:table-cell office:value-type="float" office:value="628.6">
                <text:p>628.6</text:p>
              </table:table-cell>
              <table:table-cell office:value-type="float" office:value="712.3">
                <text:p>712.3</text:p>
              </table:table-cell>
              <table:table-cell office:value-type="float" office:value="790.3">
                <text:p>790.3</text:p>
              </table:table-cell>
              <table:table-cell office:value-type="float" office:value="766.7">
                <text:p>766.7</text:p>
              </table:table-cell>
              <table:table-cell office:value-type="float" office:value="754.7">
                <text:p>75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1.4">
                <text:p>1101.4</text:p>
              </table:table-cell>
              <table:table-cell office:value-type="float" office:value="1079.9">
                <text:p>1079.9</text:p>
              </table:table-cell>
              <table:table-cell office:value-type="float" office:value="992.7">
                <text:p>992.7</text:p>
              </table:table-cell>
              <table:table-cell office:value-type="float" office:value="1047.8">
                <text:p>1047.8</text:p>
              </table:table-cell>
              <table:table-cell office:value-type="float" office:value="7972.2">
                <text:p>7972.2</text:p>
              </table:table-cell>
              <table:table-cell office:value-type="float" office:value="5810.2">
                <text:p>5810.2</text:p>
              </table:table-cell>
              <table:table-cell office:value-type="float" office:value="844.9">
                <text:p>844.9</text:p>
              </table:table-cell>
              <table:table-cell office:value-type="float" office:value="677.8">
                <text:p>677.8</text:p>
              </table:table-cell>
              <table:table-cell office:value-type="float" office:value="762.3">
                <text:p>762.3</text:p>
              </table:table-cell>
              <table:table-cell office:value-type="float" office:value="829">
                <text:p>829</text:p>
              </table:table-cell>
              <table:table-cell office:value-type="float" office:value="836.9">
                <text:p>836.9</text:p>
              </table:table-cell>
              <table:table-cell office:value-type="float" office:value="809.4">
                <text:p>80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180.5">
                <text:p>1180.5</text:p>
              </table:table-cell>
              <table:table-cell office:value-type="float" office:value="1134">
                <text:p>1134</text:p>
              </table:table-cell>
              <table:table-cell office:value-type="float" office:value="1068.6">
                <text:p>1068.6</text:p>
              </table:table-cell>
              <table:table-cell office:value-type="float" office:value="1133.5">
                <text:p>1133.5</text:p>
              </table:table-cell>
              <table:table-cell office:value-type="float" office:value="9439.2">
                <text:p>9439.2</text:p>
              </table:table-cell>
              <table:table-cell office:value-type="float" office:value="6726.2">
                <text:p>6726.2</text:p>
              </table:table-cell>
              <table:table-cell office:value-type="float" office:value="1012.2">
                <text:p>1012.2</text:p>
              </table:table-cell>
              <table:table-cell office:value-type="float" office:value="823">
                <text:p>823</text:p>
              </table:table-cell>
              <table:table-cell office:value-type="float" office:value="965.4">
                <text:p>965.4</text:p>
              </table:table-cell>
              <table:table-cell office:value-type="float" office:value="1035.3">
                <text:p>1035.3</text:p>
              </table:table-cell>
              <table:table-cell office:value-type="float" office:value="962.3">
                <text:p>962.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84.5">
                <text:p>1384.5</text:p>
              </table:table-cell>
              <table:table-cell office:value-type="float" office:value="1293.3">
                <text:p>1293.3</text:p>
              </table:table-cell>
              <table:table-cell office:value-type="float" office:value="1262.1">
                <text:p>1262.1</text:p>
              </table:table-cell>
              <table:table-cell office:value-type="float" office:value="1333">
                <text:p>1333</text:p>
              </table:table-cell>
              <table:table-cell office:value-type="float" office:value="10899.6">
                <text:p>10899.6</text:p>
              </table:table-cell>
              <table:table-cell office:value-type="float" office:value="8079.7">
                <text:p>8079.7</text:p>
              </table:table-cell>
              <table:table-cell office:value-type="float" office:value="1086.8">
                <text:p>1086.8</text:p>
              </table:table-cell>
              <table:table-cell office:value-type="float" office:value="876">
                <text:p>876</text:p>
              </table:table-cell>
              <table:table-cell office:value-type="float" office:value="1052.3">
                <text:p>1052.3</text:p>
              </table:table-cell>
              <table:table-cell office:value-type="float" office:value="1296.8">
                <text:p>1296.8</text:p>
              </table:table-cell>
              <table:table-cell office:value-type="float" office:value="1130.1">
                <text:p>1130.1</text:p>
              </table:table-cell>
              <table:table-cell office:value-type="float" office:value="1031.6">
                <text:p>103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28.1">
                <text:p>1328.1</text:p>
              </table:table-cell>
              <table:table-cell office:value-type="float" office:value="1474.2">
                <text:p>1474.2</text:p>
              </table:table-cell>
              <table:table-cell office:value-type="float" office:value="1316.9">
                <text:p>1316.9</text:p>
              </table:table-cell>
              <table:table-cell office:value-type="float" office:value="1466.2">
                <text:p>1466.2</text:p>
              </table:table-cell>
              <table:table-cell office:value-type="float" office:value="12535.8">
                <text:p>12535.8</text:p>
              </table:table-cell>
              <table:table-cell office:value-type="float" office:value="8640.3">
                <text:p>8640.3</text:p>
              </table:table-cell>
              <table:table-cell office:value-type="float" office:value="1105.2">
                <text:p>1105.2</text:p>
              </table:table-cell>
              <table:table-cell office:value-type="float" office:value="946.5">
                <text:p>946.5</text:p>
              </table:table-cell>
              <table:table-cell office:value-type="float" office:value="1079">
                <text:p>1079</text:p>
              </table:table-cell>
              <table:table-cell office:value-type="float" office:value="1248.1">
                <text:p>1248.1</text:p>
              </table:table-cell>
              <table:table-cell office:value-type="float" office:value="1163.9">
                <text:p>1163.9</text:p>
              </table:table-cell>
              <table:table-cell office:value-type="float" office:value="1121.5">
                <text:p>112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21.7">
                <text:p>1521.7</text:p>
              </table:table-cell>
              <table:table-cell office:value-type="float" office:value="1523.4">
                <text:p>1523.4</text:p>
              </table:table-cell>
              <table:table-cell office:value-type="float" office:value="1369.2">
                <text:p>1369.2</text:p>
              </table:table-cell>
              <table:table-cell office:value-type="float" office:value="1505.4">
                <text:p>1505.4</text:p>
              </table:table-cell>
              <table:table-cell office:value-type="float" office:value="14779.5">
                <text:p>14779.5</text:p>
              </table:table-cell>
              <table:table-cell office:value-type="float" office:value="10399.3">
                <text:p>10399.3</text:p>
              </table:table-cell>
              <table:table-cell office:value-type="float" office:value="1142.9">
                <text:p>1142.9</text:p>
              </table:table-cell>
              <table:table-cell office:value-type="float" office:value="926.2">
                <text:p>926.2</text:p>
              </table:table-cell>
              <table:table-cell office:value-type="float" office:value="1109">
                <text:p>1109</text:p>
              </table:table-cell>
              <table:table-cell office:value-type="float" office:value="1334.8">
                <text:p>1334.8</text:p>
              </table:table-cell>
              <table:table-cell office:value-type="float" office:value="1284.7">
                <text:p>1284.7</text:p>
              </table:table-cell>
              <table:table-cell office:value-type="float" office:value="1187.4">
                <text:p>118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36">
                <text:p>1636</text:p>
              </table:table-cell>
              <table:table-cell office:value-type="float" office:value="1693.4">
                <text:p>1693.4</text:p>
              </table:table-cell>
              <table:table-cell office:value-type="float" office:value="1609.8">
                <text:p>1609.8</text:p>
              </table:table-cell>
              <table:table-cell office:value-type="float" office:value="1574.4">
                <text:p>1574.4</text:p>
              </table:table-cell>
              <table:table-cell office:value-type="float" office:value="15505.4">
                <text:p>15505.4</text:p>
              </table:table-cell>
              <table:table-cell office:value-type="float" office:value="12495.2">
                <text:p>12495.2</text:p>
              </table:table-cell>
              <table:table-cell office:value-type="float" office:value="1377.7">
                <text:p>1377.7</text:p>
              </table:table-cell>
              <table:table-cell office:value-type="float" office:value="1122.8">
                <text:p>1122.8</text:p>
              </table:table-cell>
              <table:table-cell office:value-type="float" office:value="1358.4">
                <text:p>1358.4</text:p>
              </table:table-cell>
              <table:table-cell office:value-type="float" office:value="1449">
                <text:p>1449</text:p>
              </table:table-cell>
              <table:table-cell office:value-type="float" office:value="1366.5">
                <text:p>1366.5</text:p>
              </table:table-cell>
              <table:table-cell office:value-type="float" office:value="1289.5">
                <text:p>12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562">
                <text:p>1562</text:p>
              </table:table-cell>
              <table:table-cell office:value-type="float" office:value="1540.7">
                <text:p>1540.7</text:p>
              </table:table-cell>
              <table:table-cell office:value-type="float" office:value="1518.5">
                <text:p>1518.5</text:p>
              </table:table-cell>
              <table:table-cell office:value-type="float" office:value="1637.9">
                <text:p>1637.9</text:p>
              </table:table-cell>
              <table:table-cell office:value-type="float" office:value="18285">
                <text:p>18285</text:p>
              </table:table-cell>
              <table:table-cell office:value-type="float" office:value="13219.2">
                <text:p>13219.2</text:p>
              </table:table-cell>
              <table:table-cell office:value-type="float" office:value="1304.5">
                <text:p>1304.5</text:p>
              </table:table-cell>
              <table:table-cell office:value-type="float" office:value="1046.2">
                <text:p>1046.2</text:p>
              </table:table-cell>
              <table:table-cell office:value-type="float" office:value="1227.7">
                <text:p>1227.7</text:p>
              </table:table-cell>
              <table:table-cell office:value-type="float" office:value="1428.9">
                <text:p>1428.9</text:p>
              </table:table-cell>
              <table:table-cell office:value-type="float" office:value="1308.7">
                <text:p>1308.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6.4">
                <text:p>1806.4</text:p>
              </table:table-cell>
              <table:table-cell office:value-type="float" office:value="1655.6">
                <text:p>1655.6</text:p>
              </table:table-cell>
              <table:table-cell office:value-type="float" office:value="1618.1">
                <text:p>1618.1</text:p>
              </table:table-cell>
              <table:table-cell office:value-type="float" office:value="1771.4">
                <text:p>1771.4</text:p>
              </table:table-cell>
              <table:table-cell office:value-type="float" office:value="19665.6">
                <text:p>19665.6</text:p>
              </table:table-cell>
              <table:table-cell office:value-type="float" office:value="14289.5">
                <text:p>14289.5</text:p>
              </table:table-cell>
              <table:table-cell office:value-type="float" office:value="1484.4">
                <text:p>1484.4</text:p>
              </table:table-cell>
              <table:table-cell office:value-type="float" office:value="1191.1">
                <text:p>1191.1</text:p>
              </table:table-cell>
              <table:table-cell office:value-type="float" office:value="1358.2">
                <text:p>1358.2</text:p>
              </table:table-cell>
              <table:table-cell office:value-type="float" office:value="1509.8">
                <text:p>1509.8</text:p>
              </table:table-cell>
              <table:table-cell office:value-type="float" office:value="1528.2">
                <text:p>1528.2</text:p>
              </table:table-cell>
              <table:table-cell office:value-type="float" office:value="1525.3">
                <text:p>152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35.1">
                <text:p>1835.1</text:p>
              </table:table-cell>
              <table:table-cell office:value-type="float" office:value="1763.8">
                <text:p>1763.8</text:p>
              </table:table-cell>
              <table:table-cell office:value-type="float" office:value="1839.6">
                <text:p>1839.6</text:p>
              </table:table-cell>
              <table:table-cell office:value-type="float" office:value="1992.9">
                <text:p>1992.9</text:p>
              </table:table-cell>
              <table:table-cell office:value-type="float" office:value="22034.5">
                <text:p>22034.5</text:p>
              </table:table-cell>
              <table:table-cell office:value-type="float" office:value="15976.1">
                <text:p>15976.1</text:p>
              </table:table-cell>
              <table:table-cell office:value-type="float" office:value="1535.3">
                <text:p>1535.3</text:p>
              </table:table-cell>
              <table:table-cell office:value-type="float" office:value="1259.2">
                <text:p>1259.2</text:p>
              </table:table-cell>
              <table:table-cell office:value-type="float" office:value="1462.7">
                <text:p>1462.7</text:p>
              </table:table-cell>
              <table:table-cell office:value-type="float" office:value="1600.6">
                <text:p>1600.6</text:p>
              </table:table-cell>
              <table:table-cell office:value-type="float" office:value="1525.2">
                <text:p>1525.2</text:p>
              </table:table-cell>
              <table:table-cell office:value-type="float" office:value="1469.6">
                <text:p>14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88.7">
                <text:p>1988.7</text:p>
              </table:table-cell>
              <table:table-cell office:value-type="float" office:value="1886.7">
                <text:p>1886.7</text:p>
              </table:table-cell>
              <table:table-cell office:value-type="float" office:value="1855.7">
                <text:p>1855.7</text:p>
              </table:table-cell>
              <table:table-cell office:value-type="float" office:value="2094.8">
                <text:p>2094.8</text:p>
              </table:table-cell>
              <table:table-cell office:value-type="float" office:value="24816.1">
                <text:p>24816.1</text:p>
              </table:table-cell>
              <table:table-cell office:value-type="float" office:value="18171.3">
                <text:p>18171.3</text:p>
              </table:table-cell>
              <table:table-cell office:value-type="float" office:value="1701.2">
                <text:p>1701.2</text:p>
              </table:table-cell>
              <table:table-cell office:value-type="float" office:value="1383.6">
                <text:p>1383.6</text:p>
              </table:table-cell>
              <table:table-cell office:value-type="float" office:value="1651.1">
                <text:p>1651.1</text:p>
              </table:table-cell>
              <table:table-cell office:value-type="float" office:value="1797.3">
                <text:p>1797.3</text:p>
              </table:table-cell>
              <table:table-cell office:value-type="float" office:value="1629.1">
                <text:p>1629.1</text:p>
              </table:table-cell>
              <table:table-cell office:value-type="float" office:value="1577.2">
                <text:p>157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70.1">
                <text:p>2270.1</text:p>
              </table:table-cell>
              <table:table-cell office:value-type="float" office:value="2308.4">
                <text:p>2308.4</text:p>
              </table:table-cell>
              <table:table-cell office:value-type="float" office:value="2089.6">
                <text:p>2089.6</text:p>
              </table:table-cell>
              <table:table-cell office:value-type="float" office:value="2139.6">
                <text:p>2139.6</text:p>
              </table:table-cell>
              <table:table-cell office:value-type="float" office:value="25373.2">
                <text:p>25373.2</text:p>
              </table:table-cell>
              <table:table-cell office:value-type="float" office:value="20428.4">
                <text:p>20428.4</text:p>
              </table:table-cell>
              <table:table-cell office:value-type="float" office:value="1776.4">
                <text:p>1776.4</text:p>
              </table:table-cell>
              <table:table-cell office:value-type="float" office:value="1397.8">
                <text:p>1397.8</text:p>
              </table:table-cell>
              <table:table-cell office:value-type="float" office:value="1595.1">
                <text:p>1595.1</text:p>
              </table:table-cell>
              <table:table-cell office:value-type="float" office:value="1846.6">
                <text:p>1846.6</text:p>
              </table:table-cell>
              <table:table-cell office:value-type="float" office:value="1721.1">
                <text:p>1721.1</text:p>
              </table:table-cell>
              <table:table-cell office:value-type="float" office:value="1642.6">
                <text:p>164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544.3">
                <text:p>2544.3</text:p>
              </table:table-cell>
              <table:table-cell office:value-type="float" office:value="2260.5">
                <text:p>2260.5</text:p>
              </table:table-cell>
              <table:table-cell office:value-type="float" office:value="2079.2">
                <text:p>2079.2</text:p>
              </table:table-cell>
              <table:table-cell office:value-type="float" office:value="2276.1">
                <text:p>2276.1</text:p>
              </table:table-cell>
              <table:table-cell office:value-type="float" office:value="27823.7">
                <text:p>27823.7</text:p>
              </table:table-cell>
              <table:table-cell office:value-type="float" office:value="22285.8">
                <text:p>22285.8</text:p>
              </table:table-cell>
              <table:table-cell office:value-type="float" office:value="2007.2">
                <text:p>2007.2</text:p>
              </table:table-cell>
              <table:table-cell office:value-type="float" office:value="1632.1">
                <text:p>1632.1</text:p>
              </table:table-cell>
              <table:table-cell office:value-type="float" office:value="1854.3">
                <text:p>1854.3</text:p>
              </table:table-cell>
              <table:table-cell office:value-type="float" office:value="1997">
                <text:p>1997</text:p>
              </table:table-cell>
              <table:table-cell office:value-type="float" office:value="1992.8">
                <text:p>1992.8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91.9">
                <text:p>2491.9</text:p>
              </table:table-cell>
              <table:table-cell office:value-type="float" office:value="2445.2">
                <text:p>2445.2</text:p>
              </table:table-cell>
              <table:table-cell office:value-type="float" office:value="2205.9">
                <text:p>2205.9</text:p>
              </table:table-cell>
              <table:table-cell office:value-type="float" office:value="2525.8">
                <text:p>2525.8</text:p>
              </table:table-cell>
              <table:table-cell office:value-type="float" office:value="29968.9">
                <text:p>29968.9</text:p>
              </table:table-cell>
              <table:table-cell office:value-type="float" office:value="24074.8">
                <text:p>24074.8</text:p>
              </table:table-cell>
              <table:table-cell office:value-type="float" office:value="2135.3">
                <text:p>2135.3</text:p>
              </table:table-cell>
              <table:table-cell office:value-type="float" office:value="1661.1">
                <text:p>1661.1</text:p>
              </table:table-cell>
              <table:table-cell office:value-type="float" office:value="1929.7">
                <text:p>1929.7</text:p>
              </table:table-cell>
              <table:table-cell office:value-type="float" office:value="2113.1">
                <text:p>2113.1</text:p>
              </table:table-cell>
              <table:table-cell office:value-type="float" office:value="1971.4">
                <text:p>1971.4</text:p>
              </table:table-cell>
              <table:table-cell office:value-type="float" office:value="1872.3">
                <text:p>187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01.8">
                <text:p>2401.8</text:p>
              </table:table-cell>
              <table:table-cell office:value-type="float" office:value="2361.3">
                <text:p>2361.3</text:p>
              </table:table-cell>
              <table:table-cell office:value-type="float" office:value="2346.9">
                <text:p>2346.9</text:p>
              </table:table-cell>
              <table:table-cell office:value-type="float" office:value="2586.5">
                <text:p>2586.5</text:p>
              </table:table-cell>
              <table:table-cell office:value-type="float" office:value="33319.8">
                <text:p>33319.8</text:p>
              </table:table-cell>
              <table:table-cell office:value-type="float" office:value="26181.1">
                <text:p>26181.1</text:p>
              </table:table-cell>
              <table:table-cell office:value-type="float" office:value="2102.9">
                <text:p>2102.9</text:p>
              </table:table-cell>
              <table:table-cell office:value-type="float" office:value="1628.3">
                <text:p>1628.3</text:p>
              </table:table-cell>
              <table:table-cell office:value-type="float" office:value="1884.1">
                <text:p>1884.1</text:p>
              </table:table-cell>
              <table:table-cell office:value-type="float" office:value="2148.1">
                <text:p>2148.1</text:p>
              </table:table-cell>
              <table:table-cell office:value-type="float" office:value="2006.9">
                <text:p>2006.9</text:p>
              </table:table-cell>
              <table:table-cell office:value-type="float" office:value="1920.7">
                <text:p>192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25.1">
                <text:p>2525.1</text:p>
              </table:table-cell>
              <table:table-cell office:value-type="float" office:value="2477.2">
                <text:p>2477.2</text:p>
              </table:table-cell>
              <table:table-cell office:value-type="float" office:value="2657.1">
                <text:p>2657.1</text:p>
              </table:table-cell>
              <table:table-cell office:value-type="float" office:value="2669.6">
                <text:p>2669.6</text:p>
              </table:table-cell>
              <table:table-cell office:value-type="float" office:value="34571.8">
                <text:p>34571.8</text:p>
              </table:table-cell>
              <table:table-cell office:value-type="float" office:value="28574">
                <text:p>28574</text:p>
              </table:table-cell>
              <table:table-cell office:value-type="float" office:value="2061.5">
                <text:p>2061.5</text:p>
              </table:table-cell>
              <table:table-cell office:value-type="float" office:value="1701.8">
                <text:p>1701.8</text:p>
              </table:table-cell>
              <table:table-cell office:value-type="float" office:value="1949.3">
                <text:p>1949.3</text:p>
              </table:table-cell>
              <table:table-cell office:value-type="float" office:value="2065.4">
                <text:p>2065.4</text:p>
              </table:table-cell>
              <table:table-cell office:value-type="float" office:value="2043.9">
                <text:p>2043.9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863.6">
                <text:p>2863.6</text:p>
              </table:table-cell>
              <table:table-cell office:value-type="float" office:value="2764.2">
                <text:p>2764.2</text:p>
              </table:table-cell>
              <table:table-cell office:value-type="float" office:value="2517.6">
                <text:p>2517.6</text:p>
              </table:table-cell>
              <table:table-cell office:value-type="float" office:value="2777.4">
                <text:p>2777.4</text:p>
              </table:table-cell>
              <table:table-cell office:value-type="float" office:value="38180.1">
                <text:p>38180.1</text:p>
              </table:table-cell>
              <table:table-cell office:value-type="float" office:value="30113.1">
                <text:p>30113.1</text:p>
              </table:table-cell>
              <table:table-cell office:value-type="float" office:value="2393.7">
                <text:p>2393.7</text:p>
              </table:table-cell>
              <table:table-cell office:value-type="float" office:value="1808.9">
                <text:p>1808.9</text:p>
              </table:table-cell>
              <table:table-cell office:value-type="float" office:value="2192.9">
                <text:p>2192.9</text:p>
              </table:table-cell>
              <table:table-cell office:value-type="float" office:value="2297.9">
                <text:p>2297.9</text:p>
              </table:table-cell>
              <table:table-cell office:value-type="float" office:value="2273">
                <text:p>2273</text:p>
              </table:table-cell>
              <table:table-cell office:value-type="float" office:value="2173.9">
                <text:p>217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027.2">
                <text:p>3027.2</text:p>
              </table:table-cell>
              <table:table-cell office:value-type="float" office:value="2953.5">
                <text:p>2953.5</text:p>
              </table:table-cell>
              <table:table-cell office:value-type="float" office:value="2865.5">
                <text:p>2865.5</text:p>
              </table:table-cell>
              <table:table-cell office:value-type="float" office:value="2947.7">
                <text:p>2947.7</text:p>
              </table:table-cell>
              <table:table-cell office:value-type="float" office:value="41212.7">
                <text:p>41212.7</text:p>
              </table:table-cell>
              <table:table-cell office:value-type="float" office:value="33195.9">
                <text:p>33195.9</text:p>
              </table:table-cell>
              <table:table-cell office:value-type="float" office:value="2380.7">
                <text:p>2380.7</text:p>
              </table:table-cell>
              <table:table-cell office:value-type="float" office:value="1938.6">
                <text:p>1938.6</text:p>
              </table:table-cell>
              <table:table-cell office:value-type="float" office:value="2248.6">
                <text:p>2248.6</text:p>
              </table:table-cell>
              <table:table-cell office:value-type="float" office:value="2424.1">
                <text:p>2424.1</text:p>
              </table:table-cell>
              <table:table-cell office:value-type="float" office:value="2356.1">
                <text:p>2356.1</text:p>
              </table:table-cell>
              <table:table-cell office:value-type="float" office:value="2319.4">
                <text:p>231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055.4">
                <text:p>3055.4</text:p>
              </table:table-cell>
              <table:table-cell office:value-type="float" office:value="2893.7">
                <text:p>2893.7</text:p>
              </table:table-cell>
              <table:table-cell office:value-type="float" office:value="3023.7">
                <text:p>3023.7</text:p>
              </table:table-cell>
              <table:table-cell office:value-type="float" office:value="3140.5">
                <text:p>3140.5</text:p>
              </table:table-cell>
              <table:table-cell office:value-type="float" office:value="43899.8">
                <text:p>43899.8</text:p>
              </table:table-cell>
              <table:table-cell office:value-type="float" office:value="35716.9">
                <text:p>35716.9</text:p>
              </table:table-cell>
              <table:table-cell office:value-type="float" office:value="2438.4">
                <text:p>2438.4</text:p>
              </table:table-cell>
              <table:table-cell office:value-type="float" office:value="1966.2">
                <text:p>1966.2</text:p>
              </table:table-cell>
              <table:table-cell office:value-type="float" office:value="2316">
                <text:p>2316</text:p>
              </table:table-cell>
              <table:table-cell office:value-type="float" office:value="2358.1">
                <text:p>2358.1</text:p>
              </table:table-cell>
              <table:table-cell office:value-type="float" office:value="2407.8">
                <text:p>2407.8</text:p>
              </table:table-cell>
              <table:table-cell office:value-type="float" office:value="2266.1">
                <text:p>226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843.7">
                <text:p>2843.7</text:p>
              </table:table-cell>
              <table:table-cell office:value-type="float" office:value="2952.2">
                <text:p>2952.2</text:p>
              </table:table-cell>
              <table:table-cell office:value-type="float" office:value="3129.2">
                <text:p>3129.2</text:p>
              </table:table-cell>
              <table:table-cell office:value-type="float" office:value="3337.8">
                <text:p>3337.8</text:p>
              </table:table-cell>
              <table:table-cell office:value-type="float" office:value="46383">
                <text:p>46383</text:p>
              </table:table-cell>
              <table:table-cell office:value-type="float" office:value="37859.7">
                <text:p>37859.7</text:p>
              </table:table-cell>
              <table:table-cell office:value-type="float" office:value="2514.6">
                <text:p>2514.6</text:p>
              </table:table-cell>
              <table:table-cell office:value-type="float" office:value="1969.4">
                <text:p>1969.4</text:p>
              </table:table-cell>
              <table:table-cell office:value-type="float" office:value="2456.4">
                <text:p>2456.4</text:p>
              </table:table-cell>
              <table:table-cell office:value-type="float" office:value="2708.6">
                <text:p>2708.6</text:p>
              </table:table-cell>
              <table:table-cell office:value-type="float" office:value="2449.1">
                <text:p>2449.1</text:p>
              </table:table-cell>
              <table:table-cell office:value-type="float" office:value="2339.7">
                <text:p>2339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165.4">
                <text:p>3165.4</text:p>
              </table:table-cell>
              <table:table-cell office:value-type="float" office:value="3094.9">
                <text:p>3094.9</text:p>
              </table:table-cell>
              <table:table-cell office:value-type="float" office:value="3089.9">
                <text:p>3089.9</text:p>
              </table:table-cell>
              <table:table-cell office:value-type="float" office:value="3255.1">
                <text:p>3255.1</text:p>
              </table:table-cell>
              <table:table-cell office:value-type="float" office:value="49996.2">
                <text:p>49996.2</text:p>
              </table:table-cell>
              <table:table-cell office:value-type="float" office:value="40358.3">
                <text:p>40358.3</text:p>
              </table:table-cell>
              <table:table-cell office:value-type="float" office:value="2593.4">
                <text:p>2593.4</text:p>
              </table:table-cell>
              <table:table-cell office:value-type="float" office:value="1995.5">
                <text:p>1995.5</text:p>
              </table:table-cell>
              <table:table-cell office:value-type="float" office:value="2390.6">
                <text:p>2390.6</text:p>
              </table:table-cell>
              <table:table-cell office:value-type="float" office:value="2678.9">
                <text:p>2678.9</text:p>
              </table:table-cell>
              <table:table-cell office:value-type="float" office:value="2613.3">
                <text:p>2613.3</text:p>
              </table:table-cell>
              <table:table-cell office:value-type="float" office:value="2597.1">
                <text:p>25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460.5">
                <text:p>3460.5</text:p>
              </table:table-cell>
              <table:table-cell office:value-type="float" office:value="3200.3">
                <text:p>3200.3</text:p>
              </table:table-cell>
              <table:table-cell office:value-type="float" office:value="3192.8">
                <text:p>3192.8</text:p>
              </table:table-cell>
              <table:table-cell office:value-type="float" office:value="3298.3">
                <text:p>3298.3</text:p>
              </table:table-cell>
              <table:table-cell office:value-type="float" office:value="51244.9">
                <text:p>51244.9</text:p>
              </table:table-cell>
              <table:table-cell office:value-type="float" office:value="42466.9">
                <text:p>42466.9</text:p>
              </table:table-cell>
              <table:table-cell office:value-type="float" office:value="2714.9">
                <text:p>2714.9</text:p>
              </table:table-cell>
              <table:table-cell office:value-type="float" office:value="2118">
                <text:p>2118</text:p>
              </table:table-cell>
              <table:table-cell office:value-type="float" office:value="2631.5">
                <text:p>2631.5</text:p>
              </table:table-cell>
              <table:table-cell office:value-type="float" office:value="2889.7">
                <text:p>2889.7</text:p>
              </table:table-cell>
              <table:table-cell office:value-type="float" office:value="2673.7">
                <text:p>2673.7</text:p>
              </table:table-cell>
              <table:table-cell office:value-type="float" office:value="2710.2">
                <text:p>271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394.7">
                <text:p>3394.7</text:p>
              </table:table-cell>
              <table:table-cell office:value-type="float" office:value="3232.1">
                <text:p>3232.1</text:p>
              </table:table-cell>
              <table:table-cell office:value-type="float" office:value="3169.2">
                <text:p>3169.2</text:p>
              </table:table-cell>
              <table:table-cell office:value-type="float" office:value="3498.7">
                <text:p>3498.7</text:p>
              </table:table-cell>
              <table:table-cell office:value-type="float" office:value="55928.4">
                <text:p>55928.4</text:p>
              </table:table-cell>
              <table:table-cell office:value-type="float" office:value="45995">
                <text:p>45995</text:p>
              </table:table-cell>
              <table:table-cell office:value-type="float" office:value="2784.9">
                <text:p>2784.9</text:p>
              </table:table-cell>
              <table:table-cell office:value-type="float" office:value="2140">
                <text:p>2140</text:p>
              </table:table-cell>
              <table:table-cell office:value-type="float" office:value="2560.7">
                <text:p>2560.7</text:p>
              </table:table-cell>
              <table:table-cell office:value-type="float" office:value="2997.5">
                <text:p>2997.5</text:p>
              </table:table-cell>
              <table:table-cell office:value-type="float" office:value="2816.5">
                <text:p>2816.5</text:p>
              </table:table-cell>
              <table:table-cell office:value-type="float" office:value="2809.5">
                <text:p>280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400.1">
                <text:p>3400.1</text:p>
              </table:table-cell>
              <table:table-cell office:value-type="float" office:value="3287.3">
                <text:p>3287.3</text:p>
              </table:table-cell>
              <table:table-cell office:value-type="float" office:value="3309.2">
                <text:p>3309.2</text:p>
              </table:table-cell>
              <table:table-cell office:value-type="float" office:value="3667.5">
                <text:p>3667.5</text:p>
              </table:table-cell>
              <table:table-cell office:value-type="float" office:value="59461.7">
                <text:p>59461.7</text:p>
              </table:table-cell>
              <table:table-cell office:value-type="float" office:value="47994">
                <text:p>47994</text:p>
              </table:table-cell>
              <table:table-cell office:value-type="float" office:value="3081.3">
                <text:p>3081.3</text:p>
              </table:table-cell>
              <table:table-cell office:value-type="float" office:value="2252">
                <text:p>2252</text:p>
              </table:table-cell>
              <table:table-cell office:value-type="float" office:value="2673.3">
                <text:p>2673.3</text:p>
              </table:table-cell>
              <table:table-cell office:value-type="float" office:value="3012.3">
                <text:p>3012.3</text:p>
              </table:table-cell>
              <table:table-cell office:value-type="float" office:value="2997.7">
                <text:p>2997.7</text:p>
              </table:table-cell>
              <table:table-cell office:value-type="float" office:value="2866.1">
                <text:p>286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858">
                <text:p>3858</text:p>
              </table:table-cell>
              <table:table-cell office:value-type="float" office:value="3703">
                <text:p>3703</text:p>
              </table:table-cell>
              <table:table-cell office:value-type="float" office:value="3572.4">
                <text:p>3572.4</text:p>
              </table:table-cell>
              <table:table-cell office:value-type="float" office:value="3861.9">
                <text:p>3861.9</text:p>
              </table:table-cell>
              <table:table-cell office:value-type="float" office:value="60516.8">
                <text:p>60516.8</text:p>
              </table:table-cell>
              <table:table-cell office:value-type="float" office:value="51623">
                <text:p>51623</text:p>
              </table:table-cell>
              <table:table-cell office:value-type="float" office:value="3097.9">
                <text:p>3097.9</text:p>
              </table:table-cell>
              <table:table-cell office:value-type="float" office:value="2351.1">
                <text:p>2351.1</text:p>
              </table:table-cell>
              <table:table-cell office:value-type="float" office:value="2794.4">
                <text:p>2794.4</text:p>
              </table:table-cell>
              <table:table-cell office:value-type="float" office:value="3114.8">
                <text:p>3114.8</text:p>
              </table:table-cell>
              <table:table-cell office:value-type="float" office:value="3023.8">
                <text:p>3023.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811.6">
                <text:p>3811.6</text:p>
              </table:table-cell>
              <table:table-cell office:value-type="float" office:value="4021.4">
                <text:p>4021.4</text:p>
              </table:table-cell>
              <table:table-cell office:value-type="float" office:value="3911.2">
                <text:p>3911.2</text:p>
              </table:table-cell>
              <table:table-cell office:value-type="float" office:value="4005.3">
                <text:p>4005.3</text:p>
              </table:table-cell>
              <table:table-cell office:value-type="float" office:value="64475.2">
                <text:p>64475.2</text:p>
              </table:table-cell>
              <table:table-cell office:value-type="float" office:value="54761.7">
                <text:p>54761.7</text:p>
              </table:table-cell>
              <table:table-cell office:value-type="float" office:value="3152.5">
                <text:p>3152.5</text:p>
              </table:table-cell>
              <table:table-cell office:value-type="float" office:value="2422.7">
                <text:p>2422.7</text:p>
              </table:table-cell>
              <table:table-cell office:value-type="float" office:value="3005.3">
                <text:p>3005.3</text:p>
              </table:table-cell>
              <table:table-cell office:value-type="float" office:value="3288.2">
                <text:p>3288.2</text:p>
              </table:table-cell>
              <table:table-cell office:value-type="float" office:value="3134.3">
                <text:p>3134.3</text:p>
              </table:table-cell>
              <table:table-cell office:value-type="float" office:value="2992.2">
                <text:p>299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835.5">
                <text:p>3835.5</text:p>
              </table:table-cell>
              <table:table-cell office:value-type="float" office:value="3581.2">
                <text:p>3581.2</text:p>
              </table:table-cell>
              <table:table-cell office:value-type="float" office:value="3904.8">
                <text:p>3904.8</text:p>
              </table:table-cell>
              <table:table-cell office:value-type="float" office:value="4068.6">
                <text:p>4068.6</text:p>
              </table:table-cell>
              <table:table-cell office:value-type="float" office:value="67727.9">
                <text:p>67727.9</text:p>
              </table:table-cell>
              <table:table-cell office:value-type="float" office:value="56156.2">
                <text:p>56156.2</text:p>
              </table:table-cell>
              <table:table-cell office:value-type="float" office:value="3030.3">
                <text:p>3030.3</text:p>
              </table:table-cell>
              <table:table-cell office:value-type="float" office:value="2336.4">
                <text:p>2336.4</text:p>
              </table:table-cell>
              <table:table-cell office:value-type="float" office:value="2923.1">
                <text:p>2923.1</text:p>
              </table:table-cell>
              <table:table-cell office:value-type="float" office:value="3216.1">
                <text:p>3216.1</text:p>
              </table:table-cell>
              <table:table-cell office:value-type="float" office:value="3227">
                <text:p>3227</text:p>
              </table:table-cell>
              <table:table-cell office:value-type="float" office:value="3201.3">
                <text:p>320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51.2">
                <text:p>3751.2</text:p>
              </table:table-cell>
              <table:table-cell office:value-type="float" office:value="3620.5">
                <text:p>3620.5</text:p>
              </table:table-cell>
              <table:table-cell office:value-type="float" office:value="3589.4">
                <text:p>3589.4</text:p>
              </table:table-cell>
              <table:table-cell office:value-type="float" office:value="3940.4">
                <text:p>3940.4</text:p>
              </table:table-cell>
              <table:table-cell office:value-type="float" office:value="69531.8">
                <text:p>69531.8</text:p>
              </table:table-cell>
              <table:table-cell office:value-type="float" office:value="56918.2">
                <text:p>56918.2</text:p>
              </table:table-cell>
              <table:table-cell office:value-type="float" office:value="3054.4">
                <text:p>3054.4</text:p>
              </table:table-cell>
              <table:table-cell office:value-type="float" office:value="2395.6">
                <text:p>2395.6</text:p>
              </table:table-cell>
              <table:table-cell office:value-type="float" office:value="2928.8">
                <text:p>2928.8</text:p>
              </table:table-cell>
              <table:table-cell office:value-type="float" office:value="3282.6">
                <text:p>3282.6</text:p>
              </table:table-cell>
              <table:table-cell office:value-type="float" office:value="3130.5">
                <text:p>3130.5</text:p>
              </table:table-cell>
              <table:table-cell office:value-type="float" office:value="3004.3">
                <text:p>300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743.6">
                <text:p>3743.6</text:p>
              </table:table-cell>
              <table:table-cell office:value-type="float" office:value="3714.2">
                <text:p>3714.2</text:p>
              </table:table-cell>
              <table:table-cell office:value-type="float" office:value="3750.2">
                <text:p>3750.2</text:p>
              </table:table-cell>
              <table:table-cell office:value-type="float" office:value="4010">
                <text:p>4010</text:p>
              </table:table-cell>
              <table:table-cell office:value-type="float" office:value="71966.8">
                <text:p>71966.8</text:p>
              </table:table-cell>
              <table:table-cell office:value-type="float" office:value="60643.4">
                <text:p>60643.4</text:p>
              </table:table-cell>
              <table:table-cell office:value-type="float" office:value="3191.4">
                <text:p>3191.4</text:p>
              </table:table-cell>
              <table:table-cell office:value-type="float" office:value="2610.5">
                <text:p>2610.5</text:p>
              </table:table-cell>
              <table:table-cell office:value-type="float" office:value="3344.2">
                <text:p>3344.2</text:p>
              </table:table-cell>
              <table:table-cell office:value-type="float" office:value="3645.4">
                <text:p>3645.4</text:p>
              </table:table-cell>
              <table:table-cell office:value-type="float" office:value="3363.3">
                <text:p>3363.3</text:p>
              </table:table-cell>
              <table:table-cell office:value-type="float" office:value="3162.9">
                <text:p>3162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978.4">
                <text:p>3978.4</text:p>
              </table:table-cell>
              <table:table-cell office:value-type="float" office:value="3790.1">
                <text:p>3790.1</text:p>
              </table:table-cell>
              <table:table-cell office:value-type="float" office:value="3974">
                <text:p>3974</text:p>
              </table:table-cell>
              <table:table-cell office:value-type="float" office:value="4186">
                <text:p>4186</text:p>
              </table:table-cell>
              <table:table-cell office:value-type="float" office:value="75658.1">
                <text:p>75658.1</text:p>
              </table:table-cell>
              <table:table-cell office:value-type="float" office:value="63087.7">
                <text:p>63087.7</text:p>
              </table:table-cell>
              <table:table-cell office:value-type="float" office:value="3246.9">
                <text:p>3246.9</text:p>
              </table:table-cell>
              <table:table-cell office:value-type="float" office:value="2640.9">
                <text:p>2640.9</text:p>
              </table:table-cell>
              <table:table-cell office:value-type="float" office:value="3115.4">
                <text:p>3115.4</text:p>
              </table:table-cell>
              <table:table-cell office:value-type="float" office:value="3662.8">
                <text:p>3662.8</text:p>
              </table:table-cell>
              <table:table-cell office:value-type="float" office:value="3415.9">
                <text:p>3415.9</text:p>
              </table:table-cell>
              <table:table-cell office:value-type="float" office:value="3254.5">
                <text:p>325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285.5">
                <text:p>4285.5</text:p>
              </table:table-cell>
              <table:table-cell office:value-type="float" office:value="4094.2">
                <text:p>4094.2</text:p>
              </table:table-cell>
              <table:table-cell office:value-type="float" office:value="4343.3">
                <text:p>4343.3</text:p>
              </table:table-cell>
              <table:table-cell office:value-type="float" office:value="4466">
                <text:p>4466</text:p>
              </table:table-cell>
              <table:table-cell office:value-type="float" office:value="77357.2">
                <text:p>77357.2</text:p>
              </table:table-cell>
              <table:table-cell office:value-type="float" office:value="65756">
                <text:p>65756</text:p>
              </table:table-cell>
              <table:table-cell office:value-type="float" office:value="3352.9">
                <text:p>3352.9</text:p>
              </table:table-cell>
              <table:table-cell office:value-type="float" office:value="2641.8">
                <text:p>2641.8</text:p>
              </table:table-cell>
              <table:table-cell office:value-type="float" office:value="3203.6">
                <text:p>3203.6</text:p>
              </table:table-cell>
              <table:table-cell office:value-type="float" office:value="3535.6">
                <text:p>3535.6</text:p>
              </table:table-cell>
              <table:table-cell office:value-type="float" office:value="3407.8">
                <text:p>3407.8</text:p>
              </table:table-cell>
              <table:table-cell office:value-type="float" office:value="3299.8">
                <text:p>329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591.2">
                <text:p>5591.2</text:p>
              </table:table-cell>
              <table:table-cell office:value-type="float" office:value="4730.7">
                <text:p>4730.7</text:p>
              </table:table-cell>
              <table:table-cell office:value-type="float" office:value="4764.3">
                <text:p>4764.3</text:p>
              </table:table-cell>
              <table:table-cell office:value-type="float" office:value="4784.4">
                <text:p>4784.4</text:p>
              </table:table-cell>
              <table:table-cell office:value-type="float" office:value="82795.7">
                <text:p>82795.7</text:p>
              </table:table-cell>
              <table:table-cell office:value-type="float" office:value="69336.2">
                <text:p>69336.2</text:p>
              </table:table-cell>
              <table:table-cell office:value-type="float" office:value="3698">
                <text:p>3698</text:p>
              </table:table-cell>
              <table:table-cell office:value-type="float" office:value="2923.9">
                <text:p>2923.9</text:p>
              </table:table-cell>
              <table:table-cell office:value-type="float" office:value="3468.7">
                <text:p>3468.7</text:p>
              </table:table-cell>
              <table:table-cell office:value-type="float" office:value="3886.2">
                <text:p>3886.2</text:p>
              </table:table-cell>
              <table:table-cell office:value-type="float" office:value="3598.8">
                <text:p>3598.8</text:p>
              </table:table-cell>
              <table:table-cell office:value-type="float" office:value="3491.9">
                <text:p>349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864.5">
                <text:p>4864.5</text:p>
              </table:table-cell>
              <table:table-cell office:value-type="float" office:value="4628.5">
                <text:p>4628.5</text:p>
              </table:table-cell>
              <table:table-cell office:value-type="float" office:value="4233.7">
                <text:p>4233.7</text:p>
              </table:table-cell>
              <table:table-cell office:value-type="float" office:value="4491">
                <text:p>4491</text:p>
              </table:table-cell>
              <table:table-cell office:value-type="float" office:value="86740.5">
                <text:p>86740.5</text:p>
              </table:table-cell>
              <table:table-cell office:value-type="float" office:value="73496.2">
                <text:p>73496.2</text:p>
              </table:table-cell>
              <table:table-cell office:value-type="float" office:value="3496.9">
                <text:p>3496.9</text:p>
              </table:table-cell>
              <table:table-cell office:value-type="float" office:value="2734.2">
                <text:p>2734.2</text:p>
              </table:table-cell>
              <table:table-cell office:value-type="float" office:value="3469.8">
                <text:p>3469.8</text:p>
              </table:table-cell>
              <table:table-cell office:value-type="float" office:value="3748.2">
                <text:p>3748.2</text:p>
              </table:table-cell>
              <table:table-cell office:value-type="float" office:value="3623.9">
                <text:p>3623.9</text:p>
              </table:table-cell>
              <table:table-cell office:value-type="float" office:value="3671.8">
                <text:p>367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849.2">
                <text:p>4849.2</text:p>
              </table:table-cell>
              <table:table-cell office:value-type="float" office:value="4607.8">
                <text:p>4607.8</text:p>
              </table:table-cell>
              <table:table-cell office:value-type="float" office:value="4459.7">
                <text:p>4459.7</text:p>
              </table:table-cell>
              <table:table-cell office:value-type="float" office:value="4857.5">
                <text:p>4857.5</text:p>
              </table:table-cell>
              <table:table-cell office:value-type="float" office:value="88708.2">
                <text:p>88708.2</text:p>
              </table:table-cell>
              <table:table-cell office:value-type="float" office:value="76892.2">
                <text:p>76892.2</text:p>
              </table:table-cell>
              <table:table-cell office:value-type="float" office:value="3628.2">
                <text:p>3628.2</text:p>
              </table:table-cell>
              <table:table-cell office:value-type="float" office:value="2813.3">
                <text:p>2813.3</text:p>
              </table:table-cell>
              <table:table-cell office:value-type="float" office:value="3471.2">
                <text:p>3471.2</text:p>
              </table:table-cell>
              <table:table-cell office:value-type="float" office:value="3811.1">
                <text:p>3811.1</text:p>
              </table:table-cell>
              <table:table-cell office:value-type="float" office:value="3824.3">
                <text:p>3824.3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5094.8">
                <text:p>5094.8</text:p>
              </table:table-cell>
              <table:table-cell office:value-type="float" office:value="5050.9">
                <text:p>5050.9</text:p>
              </table:table-cell>
              <table:table-cell office:value-type="float" office:value="4559.2">
                <text:p>4559.2</text:p>
              </table:table-cell>
              <table:table-cell office:value-type="float" office:value="5012.9">
                <text:p>5012.9</text:p>
              </table:table-cell>
              <table:table-cell office:value-type="float" office:value="93308.4">
                <text:p>93308.4</text:p>
              </table:table-cell>
              <table:table-cell office:value-type="float" office:value="78794.9">
                <text:p>78794.9</text:p>
              </table:table-cell>
              <table:table-cell office:value-type="float" office:value="3678.5">
                <text:p>3678.5</text:p>
              </table:table-cell>
              <table:table-cell office:value-type="float" office:value="2885.9">
                <text:p>2885.9</text:p>
              </table:table-cell>
              <table:table-cell office:value-type="float" office:value="3551.3">
                <text:p>3551.3</text:p>
              </table:table-cell>
              <table:table-cell office:value-type="float" office:value="3919.4">
                <text:p>3919.4</text:p>
              </table:table-cell>
              <table:table-cell office:value-type="float" office:value="3787.4">
                <text:p>3787.4</text:p>
              </table:table-cell>
              <table:table-cell office:value-type="float" office:value="3885.9">
                <text:p>388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87.3">
                <text:p>5087.3</text:p>
              </table:table-cell>
              <table:table-cell office:value-type="float" office:value="4987.4">
                <text:p>4987.4</text:p>
              </table:table-cell>
              <table:table-cell office:value-type="float" office:value="4541.9">
                <text:p>4541.9</text:p>
              </table:table-cell>
              <table:table-cell office:value-type="float" office:value="4811.9">
                <text:p>4811.9</text:p>
              </table:table-cell>
              <table:table-cell office:value-type="float" office:value="97162.5">
                <text:p>97162.5</text:p>
              </table:table-cell>
              <table:table-cell office:value-type="float" office:value="82449.1">
                <text:p>82449.1</text:p>
              </table:table-cell>
              <table:table-cell office:value-type="float" office:value="3796.3">
                <text:p>3796.3</text:p>
              </table:table-cell>
              <table:table-cell office:value-type="float" office:value="2984.4">
                <text:p>2984.4</text:p>
              </table:table-cell>
              <table:table-cell office:value-type="float" office:value="3804.5">
                <text:p>3804.5</text:p>
              </table:table-cell>
              <table:table-cell office:value-type="float" office:value="4084.6">
                <text:p>4084.6</text:p>
              </table:table-cell>
              <table:table-cell office:value-type="float" office:value="4039.2">
                <text:p>4039.2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059">
                <text:p>5059</text:p>
              </table:table-cell>
              <table:table-cell office:value-type="float" office:value="5066.7">
                <text:p>5066.7</text:p>
              </table:table-cell>
              <table:table-cell office:value-type="float" office:value="4695.6">
                <text:p>4695.6</text:p>
              </table:table-cell>
              <table:table-cell office:value-type="float" office:value="4933.6">
                <text:p>4933.6</text:p>
              </table:table-cell>
              <table:table-cell office:value-type="float" office:value="101698.9">
                <text:p>101698.9</text:p>
              </table:table-cell>
              <table:table-cell office:value-type="float" office:value="87373">
                <text:p>87373</text:p>
              </table:table-cell>
              <table:table-cell office:value-type="float" office:value="3951.3">
                <text:p>3951.3</text:p>
              </table:table-cell>
              <table:table-cell office:value-type="float" office:value="3061.1">
                <text:p>3061.1</text:p>
              </table:table-cell>
              <table:table-cell office:value-type="float" office:value="3797.2">
                <text:p>3797.2</text:p>
              </table:table-cell>
              <table:table-cell office:value-type="float" office:value="4090">
                <text:p>4090</text:p>
              </table:table-cell>
              <table:table-cell office:value-type="float" office:value="3984.6">
                <text:p>3984.6</text:p>
              </table:table-cell>
              <table:table-cell office:value-type="float" office:value="3870.9">
                <text:p>387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289.1">
                <text:p>5289.1</text:p>
              </table:table-cell>
              <table:table-cell office:value-type="float" office:value="5227.3">
                <text:p>5227.3</text:p>
              </table:table-cell>
              <table:table-cell office:value-type="float" office:value="4865.2">
                <text:p>4865.2</text:p>
              </table:table-cell>
              <table:table-cell office:value-type="float" office:value="5225.3">
                <text:p>5225.3</text:p>
              </table:table-cell>
              <table:table-cell office:value-type="float" office:value="104983.2">
                <text:p>104983.2</text:p>
              </table:table-cell>
              <table:table-cell office:value-type="float" office:value="88746.3">
                <text:p>88746.3</text:p>
              </table:table-cell>
              <table:table-cell office:value-type="float" office:value="3999.3">
                <text:p>3999.3</text:p>
              </table:table-cell>
              <table:table-cell office:value-type="float" office:value="3278.8">
                <text:p>3278.8</text:p>
              </table:table-cell>
              <table:table-cell office:value-type="float" office:value="3973.9">
                <text:p>3973.9</text:p>
              </table:table-cell>
              <table:table-cell office:value-type="float" office:value="4592.4">
                <text:p>4592.4</text:p>
              </table:table-cell>
              <table:table-cell office:value-type="float" office:value="4346.6">
                <text:p>4346.6</text:p>
              </table:table-cell>
              <table:table-cell office:value-type="float" office:value="4108.2">
                <text:p>4108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95.4">
                <text:p>5795.4</text:p>
              </table:table-cell>
              <table:table-cell office:value-type="float" office:value="5422.3">
                <text:p>5422.3</text:p>
              </table:table-cell>
              <table:table-cell office:value-type="float" office:value="5218.5">
                <text:p>5218.5</text:p>
              </table:table-cell>
              <table:table-cell office:value-type="float" office:value="5383.2">
                <text:p>5383.2</text:p>
              </table:table-cell>
              <table:table-cell office:value-type="float" office:value="113638.1">
                <text:p>113638.1</text:p>
              </table:table-cell>
              <table:table-cell office:value-type="float" office:value="95462.8">
                <text:p>95462.8</text:p>
              </table:table-cell>
              <table:table-cell office:value-type="float" office:value="4231.2">
                <text:p>4231.2</text:p>
              </table:table-cell>
              <table:table-cell office:value-type="float" office:value="3340.7">
                <text:p>3340.7</text:p>
              </table:table-cell>
              <table:table-cell office:value-type="float" office:value="4374.4">
                <text:p>4374.4</text:p>
              </table:table-cell>
              <table:table-cell office:value-type="float" office:value="4550.5">
                <text:p>4550.5</text:p>
              </table:table-cell>
              <table:table-cell office:value-type="float" office:value="4666.7">
                <text:p>4666.7</text:p>
              </table:table-cell>
              <table:table-cell office:value-type="float" office:value="4373.9">
                <text:p>437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5375.7">
                <text:p>5375.7</text:p>
              </table:table-cell>
              <table:table-cell office:value-type="float" office:value="5194.4">
                <text:p>5194.4</text:p>
              </table:table-cell>
              <table:table-cell office:value-type="float" office:value="4914.2">
                <text:p>4914.2</text:p>
              </table:table-cell>
              <table:table-cell office:value-type="float" office:value="5267">
                <text:p>5267</text:p>
              </table:table-cell>
              <table:table-cell office:value-type="float" office:value="114507.7">
                <text:p>114507.7</text:p>
              </table:table-cell>
              <table:table-cell office:value-type="float" office:value="99978.7">
                <text:p>99978.7</text:p>
              </table:table-cell>
              <table:table-cell office:value-type="float" office:value="4217.1">
                <text:p>4217.1</text:p>
              </table:table-cell>
              <table:table-cell office:value-type="float" office:value="3309.7">
                <text:p>3309.7</text:p>
              </table:table-cell>
              <table:table-cell office:value-type="float" office:value="4190.5">
                <text:p>4190.5</text:p>
              </table:table-cell>
              <table:table-cell office:value-type="float" office:value="4518.7">
                <text:p>4518.7</text:p>
              </table:table-cell>
              <table:table-cell office:value-type="float" office:value="4656.9">
                <text:p>4656.9</text:p>
              </table:table-cell>
              <table:table-cell office:value-type="float" office:value="4362.4">
                <text:p>436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030.9">
                <text:p>6030.9</text:p>
              </table:table-cell>
              <table:table-cell office:value-type="float" office:value="5650.7">
                <text:p>5650.7</text:p>
              </table:table-cell>
              <table:table-cell office:value-type="float" office:value="5482.7">
                <text:p>5482.7</text:p>
              </table:table-cell>
              <table:table-cell office:value-type="float" office:value="6123.3">
                <text:p>6123.3</text:p>
              </table:table-cell>
              <table:table-cell office:value-type="float" office:value="121156">
                <text:p>121156</text:p>
              </table:table-cell>
              <table:table-cell office:value-type="float" office:value="103284.2">
                <text:p>103284.2</text:p>
              </table:table-cell>
              <table:table-cell office:value-type="float" office:value="4323.3">
                <text:p>4323.3</text:p>
              </table:table-cell>
              <table:table-cell office:value-type="float" office:value="3612.5">
                <text:p>3612.5</text:p>
              </table:table-cell>
              <table:table-cell office:value-type="float" office:value="4395">
                <text:p>4395</text:p>
              </table:table-cell>
              <table:table-cell office:value-type="float" office:value="4777.4">
                <text:p>4777.4</text:p>
              </table:table-cell>
              <table:table-cell office:value-type="float" office:value="4677.4">
                <text:p>4677.4</text:p>
              </table:table-cell>
              <table:table-cell office:value-type="float" office:value="4431.9">
                <text:p>4431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878.7">
                <text:p>5878.7</text:p>
              </table:table-cell>
              <table:table-cell office:value-type="float" office:value="5643.5">
                <text:p>5643.5</text:p>
              </table:table-cell>
              <table:table-cell office:value-type="float" office:value="5384.7">
                <text:p>5384.7</text:p>
              </table:table-cell>
              <table:table-cell office:value-type="float" office:value="5790.2">
                <text:p>5790.2</text:p>
              </table:table-cell>
              <table:table-cell office:value-type="float" office:value="124323.1">
                <text:p>124323.1</text:p>
              </table:table-cell>
              <table:table-cell office:value-type="float" office:value="108136.5">
                <text:p>108136.5</text:p>
              </table:table-cell>
              <table:table-cell office:value-type="float" office:value="4374.5">
                <text:p>4374.5</text:p>
              </table:table-cell>
              <table:table-cell office:value-type="float" office:value="3448.2">
                <text:p>3448.2</text:p>
              </table:table-cell>
              <table:table-cell office:value-type="float" office:value="4673.5">
                <text:p>4673.5</text:p>
              </table:table-cell>
              <table:table-cell office:value-type="float" office:value="5050.3">
                <text:p>5050.3</text:p>
              </table:table-cell>
              <table:table-cell office:value-type="float" office:value="4824.5">
                <text:p>4824.5</text:p>
              </table:table-cell>
              <table:table-cell office:value-type="float" office:value="4673.4">
                <text:p>467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037.4">
                <text:p>6037.4</text:p>
              </table:table-cell>
              <table:table-cell office:value-type="float" office:value="5831.5">
                <text:p>5831.5</text:p>
              </table:table-cell>
              <table:table-cell office:value-type="float" office:value="5559.4">
                <text:p>5559.4</text:p>
              </table:table-cell>
              <table:table-cell office:value-type="float" office:value="6092.5">
                <text:p>6092.5</text:p>
              </table:table-cell>
              <table:table-cell office:value-type="float" office:value="127886.4">
                <text:p>127886.4</text:p>
              </table:table-cell>
              <table:table-cell office:value-type="float" office:value="111737">
                <text:p>111737</text:p>
              </table:table-cell>
              <table:table-cell office:value-type="float" office:value="4420">
                <text:p>4420</text:p>
              </table:table-cell>
              <table:table-cell office:value-type="float" office:value="3499.7">
                <text:p>3499.7</text:p>
              </table:table-cell>
              <table:table-cell office:value-type="float" office:value="4456.7">
                <text:p>4456.7</text:p>
              </table:table-cell>
              <table:table-cell office:value-type="float" office:value="5066.2">
                <text:p>5066.2</text:p>
              </table:table-cell>
              <table:table-cell office:value-type="float" office:value="5090.1">
                <text:p>5090.1</text:p>
              </table:table-cell>
              <table:table-cell office:value-type="float" office:value="4876.7">
                <text:p>4876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6146.7">
                <text:p>6146.7</text:p>
              </table:table-cell>
              <table:table-cell office:value-type="float" office:value="5940.6">
                <text:p>5940.6</text:p>
              </table:table-cell>
              <table:table-cell office:value-type="float" office:value="5467.4">
                <text:p>5467.4</text:p>
              </table:table-cell>
              <table:table-cell office:value-type="float" office:value="5924.8">
                <text:p>5924.8</text:p>
              </table:table-cell>
              <table:table-cell office:value-type="float" office:value="132236.1">
                <text:p>132236.1</text:p>
              </table:table-cell>
              <table:table-cell office:value-type="float" office:value="114071">
                <text:p>114071</text:p>
              </table:table-cell>
              <table:table-cell office:value-type="float" office:value="4629.7">
                <text:p>4629.7</text:p>
              </table:table-cell>
              <table:table-cell office:value-type="float" office:value="3646.7">
                <text:p>3646.7</text:p>
              </table:table-cell>
              <table:table-cell office:value-type="float" office:value="4472.5">
                <text:p>4472.5</text:p>
              </table:table-cell>
              <table:table-cell office:value-type="float" office:value="4875">
                <text:p>4875</text:p>
              </table:table-cell>
              <table:table-cell office:value-type="float" office:value="4978.2">
                <text:p>4978.2</text:p>
              </table:table-cell>
              <table:table-cell office:value-type="float" office:value="4826.2">
                <text:p>4826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6836.3">
                <text:p>6836.3</text:p>
              </table:table-cell>
              <table:table-cell office:value-type="float" office:value="6801.3">
                <text:p>6801.3</text:p>
              </table:table-cell>
              <table:table-cell office:value-type="float" office:value="5985.3">
                <text:p>5985.3</text:p>
              </table:table-cell>
              <table:table-cell office:value-type="float" office:value="6339.4">
                <text:p>6339.4</text:p>
              </table:table-cell>
              <table:table-cell office:value-type="float" office:value="140091.8">
                <text:p>140091.8</text:p>
              </table:table-cell>
              <table:table-cell office:value-type="float" office:value="119070.2">
                <text:p>119070.2</text:p>
              </table:table-cell>
              <table:table-cell office:value-type="float" office:value="5044.6">
                <text:p>5044.6</text:p>
              </table:table-cell>
              <table:table-cell office:value-type="float" office:value="3797.9">
                <text:p>3797.9</text:p>
              </table:table-cell>
              <table:table-cell office:value-type="float" office:value="4728.5">
                <text:p>4728.5</text:p>
              </table:table-cell>
              <table:table-cell office:value-type="float" office:value="5141.2">
                <text:p>5141.2</text:p>
              </table:table-cell>
              <table:table-cell office:value-type="float" office:value="5215.9">
                <text:p>5215.9</text:p>
              </table:table-cell>
              <table:table-cell office:value-type="float" office:value="5156.8">
                <text:p>5156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776.7">
                <text:p>6776.7</text:p>
              </table:table-cell>
              <table:table-cell office:value-type="float" office:value="6606.4">
                <text:p>6606.4</text:p>
              </table:table-cell>
              <table:table-cell office:value-type="float" office:value="6773.1">
                <text:p>6773.1</text:p>
              </table:table-cell>
              <table:table-cell office:value-type="float" office:value="6765">
                <text:p>6765</text:p>
              </table:table-cell>
              <table:table-cell office:value-type="float" office:value="146667.8">
                <text:p>146667.8</text:p>
              </table:table-cell>
              <table:table-cell office:value-type="float" office:value="123473.4">
                <text:p>123473.4</text:p>
              </table:table-cell>
              <table:table-cell office:value-type="float" office:value="5088.5">
                <text:p>5088.5</text:p>
              </table:table-cell>
              <table:table-cell office:value-type="float" office:value="4304.2">
                <text:p>4304.2</text:p>
              </table:table-cell>
              <table:table-cell office:value-type="float" office:value="4751.2">
                <text:p>4751.2</text:p>
              </table:table-cell>
              <table:table-cell office:value-type="float" office:value="4972.1">
                <text:p>4972.1</text:p>
              </table:table-cell>
              <table:table-cell office:value-type="float" office:value="4944.7">
                <text:p>4944.7</text:p>
              </table:table-cell>
              <table:table-cell office:value-type="float" office:value="4985.4">
                <text:p>498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209">
                <text:p>7209</text:p>
              </table:table-cell>
              <table:table-cell office:value-type="float" office:value="6486">
                <text:p>6486</text:p>
              </table:table-cell>
              <table:table-cell office:value-type="float" office:value="6123.6">
                <text:p>6123.6</text:p>
              </table:table-cell>
              <table:table-cell office:value-type="float" office:value="6716.3">
                <text:p>6716.3</text:p>
              </table:table-cell>
              <table:table-cell office:value-type="float" office:value="147558.2">
                <text:p>147558.2</text:p>
              </table:table-cell>
              <table:table-cell office:value-type="float" office:value="127791.2">
                <text:p>127791.2</text:p>
              </table:table-cell>
              <table:table-cell office:value-type="float" office:value="4780.7">
                <text:p>4780.7</text:p>
              </table:table-cell>
              <table:table-cell office:value-type="float" office:value="3928.3">
                <text:p>3928.3</text:p>
              </table:table-cell>
              <table:table-cell office:value-type="float" office:value="5446.7">
                <text:p>5446.7</text:p>
              </table:table-cell>
              <table:table-cell office:value-type="float" office:value="5253.2">
                <text:p>5253.2</text:p>
              </table:table-cell>
              <table:table-cell office:value-type="float" office:value="5265.5">
                <text:p>5265.5</text:p>
              </table:table-cell>
              <table:table-cell office:value-type="float" office:value="5202.6">
                <text:p>520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7015.1">
                <text:p>7015.1</text:p>
              </table:table-cell>
              <table:table-cell office:value-type="float" office:value="6735.2">
                <text:p>6735.2</text:p>
              </table:table-cell>
              <table:table-cell office:value-type="float" office:value="6384">
                <text:p>6384</text:p>
              </table:table-cell>
              <table:table-cell office:value-type="float" office:value="6961.9">
                <text:p>6961.9</text:p>
              </table:table-cell>
              <table:table-cell office:value-type="float" office:value="153753.5">
                <text:p>153753.5</text:p>
              </table:table-cell>
              <table:table-cell office:value-type="float" office:value="129851.7">
                <text:p>129851.7</text:p>
              </table:table-cell>
              <table:table-cell office:value-type="float" office:value="5090.3">
                <text:p>5090.3</text:p>
              </table:table-cell>
              <table:table-cell office:value-type="float" office:value="4061">
                <text:p>4061</text:p>
              </table:table-cell>
              <table:table-cell office:value-type="float" office:value="5151.2">
                <text:p>5151.2</text:p>
              </table:table-cell>
              <table:table-cell office:value-type="float" office:value="5378.6">
                <text:p>5378.6</text:p>
              </table:table-cell>
              <table:table-cell office:value-type="float" office:value="5536.3">
                <text:p>5536.3</text:p>
              </table:table-cell>
              <table:table-cell office:value-type="float" office:value="5115.4">
                <text:p>5115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6844.9">
                <text:p>6844.9</text:p>
              </table:table-cell>
              <table:table-cell office:value-type="float" office:value="6773">
                <text:p>6773</text:p>
              </table:table-cell>
              <table:table-cell office:value-type="float" office:value="6364">
                <text:p>6364</text:p>
              </table:table-cell>
              <table:table-cell office:value-type="float" office:value="6690.6">
                <text:p>6690.6</text:p>
              </table:table-cell>
              <table:table-cell office:value-type="float" office:value="154762.7">
                <text:p>154762.7</text:p>
              </table:table-cell>
              <table:table-cell office:value-type="float" office:value="135668.1">
                <text:p>135668.1</text:p>
              </table:table-cell>
              <table:table-cell office:value-type="float" office:value="5019.2">
                <text:p>5019.2</text:p>
              </table:table-cell>
              <table:table-cell office:value-type="float" office:value="3935.7">
                <text:p>3935.7</text:p>
              </table:table-cell>
              <table:table-cell office:value-type="float" office:value="4989.1">
                <text:p>4989.1</text:p>
              </table:table-cell>
              <table:table-cell office:value-type="float" office:value="5651.9">
                <text:p>5651.9</text:p>
              </table:table-cell>
              <table:table-cell office:value-type="float" office:value="5829.4">
                <text:p>5829.4</text:p>
              </table:table-cell>
              <table:table-cell office:value-type="float" office:value="5475.7">
                <text:p>5475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6688.5">
                <text:p>6688.5</text:p>
              </table:table-cell>
              <table:table-cell office:value-type="float" office:value="6361">
                <text:p>6361</text:p>
              </table:table-cell>
              <table:table-cell office:value-type="float" office:value="6300.3">
                <text:p>6300.3</text:p>
              </table:table-cell>
              <table:table-cell office:value-type="float" office:value="6563.3">
                <text:p>6563.3</text:p>
              </table:table-cell>
              <table:table-cell office:value-type="float" office:value="161146.6">
                <text:p>161146.6</text:p>
              </table:table-cell>
              <table:table-cell office:value-type="float" office:value="141115.6">
                <text:p>141115.6</text:p>
              </table:table-cell>
              <table:table-cell office:value-type="float" office:value="5342.6">
                <text:p>5342.6</text:p>
              </table:table-cell>
              <table:table-cell office:value-type="float" office:value="4105.5">
                <text:p>4105.5</text:p>
              </table:table-cell>
              <table:table-cell office:value-type="float" office:value="5074.9">
                <text:p>5074.9</text:p>
              </table:table-cell>
              <table:table-cell office:value-type="float" office:value="5238.8">
                <text:p>5238.8</text:p>
              </table:table-cell>
              <table:table-cell office:value-type="float" office:value="5226.4">
                <text:p>5226.4</text:p>
              </table:table-cell>
              <table:table-cell office:value-type="float" office:value="5115.3">
                <text:p>5115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729">
                <text:p>6729</text:p>
              </table:table-cell>
              <table:table-cell office:value-type="float" office:value="6905.3">
                <text:p>6905.3</text:p>
              </table:table-cell>
              <table:table-cell office:value-type="float" office:value="6614.8">
                <text:p>6614.8</text:p>
              </table:table-cell>
              <table:table-cell office:value-type="float" office:value="6712.8">
                <text:p>6712.8</text:p>
              </table:table-cell>
              <table:table-cell office:value-type="float" office:value="165546.1">
                <text:p>165546.1</text:p>
              </table:table-cell>
              <table:table-cell office:value-type="float" office:value="145164.3">
                <text:p>145164.3</text:p>
              </table:table-cell>
              <table:table-cell office:value-type="float" office:value="5231.6">
                <text:p>5231.6</text:p>
              </table:table-cell>
              <table:table-cell office:value-type="float" office:value="4212.4">
                <text:p>4212.4</text:p>
              </table:table-cell>
              <table:table-cell office:value-type="float" office:value="5280.4">
                <text:p>5280.4</text:p>
              </table:table-cell>
              <table:table-cell office:value-type="float" office:value="5477.5">
                <text:p>5477.5</text:p>
              </table:table-cell>
              <table:table-cell office:value-type="float" office:value="5372.7">
                <text:p>5372.7</text:p>
              </table:table-cell>
              <table:table-cell office:value-type="float" office:value="5316.1">
                <text:p>531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986.3">
                <text:p>6986.3</text:p>
              </table:table-cell>
              <table:table-cell office:value-type="float" office:value="6879.8">
                <text:p>6879.8</text:p>
              </table:table-cell>
              <table:table-cell office:value-type="float" office:value="6456.4">
                <text:p>6456.4</text:p>
              </table:table-cell>
              <table:table-cell office:value-type="float" office:value="6730">
                <text:p>6730</text:p>
              </table:table-cell>
              <table:table-cell office:value-type="float" office:value="171506.3">
                <text:p>171506.3</text:p>
              </table:table-cell>
              <table:table-cell office:value-type="float" office:value="150418.4">
                <text:p>150418.4</text:p>
              </table:table-cell>
              <table:table-cell office:value-type="float" office:value="5340.7">
                <text:p>5340.7</text:p>
              </table:table-cell>
              <table:table-cell office:value-type="float" office:value="4202.2">
                <text:p>4202.2</text:p>
              </table:table-cell>
              <table:table-cell office:value-type="float" office:value="5514.9">
                <text:p>5514.9</text:p>
              </table:table-cell>
              <table:table-cell office:value-type="float" office:value="5524.1">
                <text:p>5524.1</text:p>
              </table:table-cell>
              <table:table-cell office:value-type="float" office:value="5626">
                <text:p>5626</text:p>
              </table:table-cell>
              <table:table-cell office:value-type="float" office:value="5618.2">
                <text:p>5618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7850.3">
                <text:p>7850.3</text:p>
              </table:table-cell>
              <table:table-cell office:value-type="float" office:value="7233.7">
                <text:p>7233.7</text:p>
              </table:table-cell>
              <table:table-cell office:value-type="float" office:value="6648">
                <text:p>6648</text:p>
              </table:table-cell>
              <table:table-cell office:value-type="float" office:value="8057.3">
                <text:p>8057.3</text:p>
              </table:table-cell>
              <table:table-cell office:value-type="float" office:value="177709.7">
                <text:p>177709.7</text:p>
              </table:table-cell>
              <table:table-cell office:value-type="float" office:value="153700.6">
                <text:p>153700.6</text:p>
              </table:table-cell>
              <table:table-cell office:value-type="float" office:value="5810.4">
                <text:p>5810.4</text:p>
              </table:table-cell>
              <table:table-cell office:value-type="float" office:value="4307.8">
                <text:p>4307.8</text:p>
              </table:table-cell>
              <table:table-cell office:value-type="float" office:value="5676.5">
                <text:p>5676.5</text:p>
              </table:table-cell>
              <table:table-cell office:value-type="float" office:value="6198.1">
                <text:p>6198.1</text:p>
              </table:table-cell>
              <table:table-cell office:value-type="float" office:value="6575.2">
                <text:p>6575.2</text:p>
              </table:table-cell>
              <table:table-cell office:value-type="float" office:value="5840.3">
                <text:p>584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7567.3">
                <text:p>7567.3</text:p>
              </table:table-cell>
              <table:table-cell office:value-type="float" office:value="7362.5">
                <text:p>7362.5</text:p>
              </table:table-cell>
              <table:table-cell office:value-type="float" office:value="7211.6">
                <text:p>7211.6</text:p>
              </table:table-cell>
              <table:table-cell office:value-type="float" office:value="8139.2">
                <text:p>8139.2</text:p>
              </table:table-cell>
              <table:table-cell office:value-type="float" office:value="182607.6">
                <text:p>182607.6</text:p>
              </table:table-cell>
              <table:table-cell office:value-type="float" office:value="161890.5">
                <text:p>161890.5</text:p>
              </table:table-cell>
              <table:table-cell office:value-type="float" office:value="5718.8">
                <text:p>5718.8</text:p>
              </table:table-cell>
              <table:table-cell office:value-type="float" office:value="4549.5">
                <text:p>4549.5</text:p>
              </table:table-cell>
              <table:table-cell office:value-type="float" office:value="6039.1">
                <text:p>6039.1</text:p>
              </table:table-cell>
              <table:table-cell office:value-type="float" office:value="6866.4">
                <text:p>6866.4</text:p>
              </table:table-cell>
              <table:table-cell office:value-type="float" office:value="6597.8">
                <text:p>6597.8</text:p>
              </table:table-cell>
              <table:table-cell office:value-type="float" office:value="6426.5">
                <text:p>642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7851.8">
                <text:p>7851.8</text:p>
              </table:table-cell>
              <table:table-cell office:value-type="float" office:value="7582.4">
                <text:p>7582.4</text:p>
              </table:table-cell>
              <table:table-cell office:value-type="float" office:value="7413">
                <text:p>7413</text:p>
              </table:table-cell>
              <table:table-cell office:value-type="float" office:value="7374.6">
                <text:p>7374.6</text:p>
              </table:table-cell>
              <table:table-cell office:value-type="float" office:value="192328.7">
                <text:p>192328.7</text:p>
              </table:table-cell>
              <table:table-cell office:value-type="float" office:value="165658.8">
                <text:p>165658.8</text:p>
              </table:table-cell>
              <table:table-cell office:value-type="float" office:value="5595.4">
                <text:p>5595.4</text:p>
              </table:table-cell>
              <table:table-cell office:value-type="float" office:value="5035.8">
                <text:p>5035.8</text:p>
              </table:table-cell>
              <table:table-cell office:value-type="float" office:value="6593.1">
                <text:p>6593.1</text:p>
              </table:table-cell>
              <table:table-cell office:value-type="float" office:value="7039.1">
                <text:p>7039.1</text:p>
              </table:table-cell>
              <table:table-cell office:value-type="float" office:value="6535.5">
                <text:p>6535.5</text:p>
              </table:table-cell>
              <table:table-cell office:value-type="float" office:value="6432.9">
                <text:p>643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076.4">
                <text:p>8076.4</text:p>
              </table:table-cell>
              <table:table-cell office:value-type="float" office:value="7627">
                <text:p>7627</text:p>
              </table:table-cell>
              <table:table-cell office:value-type="float" office:value="7666.5">
                <text:p>7666.5</text:p>
              </table:table-cell>
              <table:table-cell office:value-type="float" office:value="7955.3">
                <text:p>7955.3</text:p>
              </table:table-cell>
              <table:table-cell office:value-type="float" office:value="194352">
                <text:p>194352</text:p>
              </table:table-cell>
              <table:table-cell office:value-type="float" office:value="169502">
                <text:p>169502</text:p>
              </table:table-cell>
              <table:table-cell office:value-type="float" office:value="6523.5">
                <text:p>6523.5</text:p>
              </table:table-cell>
              <table:table-cell office:value-type="float" office:value="4849.7">
                <text:p>4849.7</text:p>
              </table:table-cell>
              <table:table-cell office:value-type="float" office:value="7057.1">
                <text:p>7057.1</text:p>
              </table:table-cell>
              <table:table-cell office:value-type="float" office:value="6846.5">
                <text:p>6846.5</text:p>
              </table:table-cell>
              <table:table-cell office:value-type="float" office:value="6323.7">
                <text:p>6323.7</text:p>
              </table:table-cell>
              <table:table-cell office:value-type="float" office:value="6183.2">
                <text:p>6183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7955.7">
                <text:p>7955.7</text:p>
              </table:table-cell>
              <table:table-cell office:value-type="float" office:value="8543.8">
                <text:p>8543.8</text:p>
              </table:table-cell>
              <table:table-cell office:value-type="float" office:value="8282.9">
                <text:p>8282.9</text:p>
              </table:table-cell>
              <table:table-cell office:value-type="float" office:value="8383">
                <text:p>8383</text:p>
              </table:table-cell>
              <table:table-cell office:value-type="float" office:value="200065.4">
                <text:p>200065.4</text:p>
              </table:table-cell>
              <table:table-cell office:value-type="float" office:value="174471">
                <text:p>174471</text:p>
              </table:table-cell>
              <table:table-cell office:value-type="float" office:value="6256.2">
                <text:p>6256.2</text:p>
              </table:table-cell>
              <table:table-cell office:value-type="float" office:value="5574.1">
                <text:p>5574.1</text:p>
              </table:table-cell>
              <table:table-cell office:value-type="float" office:value="6900.8">
                <text:p>6900.8</text:p>
              </table:table-cell>
              <table:table-cell office:value-type="float" office:value="7728.2">
                <text:p>7728.2</text:p>
              </table:table-cell>
              <table:table-cell office:value-type="float" office:value="6796.6">
                <text:p>6796.6</text:p>
              </table:table-cell>
              <table:table-cell office:value-type="float" office:value="6080.4">
                <text:p>6080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7315.7">
                <text:p>7315.7</text:p>
              </table:table-cell>
              <table:table-cell office:value-type="float" office:value="8095.9">
                <text:p>8095.9</text:p>
              </table:table-cell>
              <table:table-cell office:value-type="float" office:value="7876">
                <text:p>7876</text:p>
              </table:table-cell>
              <table:table-cell office:value-type="float" office:value="8242.7">
                <text:p>8242.7</text:p>
              </table:table-cell>
              <table:table-cell office:value-type="float" office:value="208399">
                <text:p>208399</text:p>
              </table:table-cell>
              <table:table-cell office:value-type="float" office:value="181481">
                <text:p>181481</text:p>
              </table:table-cell>
              <table:table-cell office:value-type="float" office:value="5883.5">
                <text:p>5883.5</text:p>
              </table:table-cell>
              <table:table-cell office:value-type="float" office:value="4578.4">
                <text:p>4578.4</text:p>
              </table:table-cell>
              <table:table-cell office:value-type="float" office:value="6515.2">
                <text:p>6515.2</text:p>
              </table:table-cell>
              <table:table-cell office:value-type="float" office:value="7960.2">
                <text:p>7960.2</text:p>
              </table:table-cell>
              <table:table-cell office:value-type="float" office:value="7169.5">
                <text:p>7169.5</text:p>
              </table:table-cell>
              <table:table-cell office:value-type="float" office:value="6439.1">
                <text:p>6439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8722.3">
                <text:p>8722.3</text:p>
              </table:table-cell>
              <table:table-cell office:value-type="float" office:value="8154.1">
                <text:p>8154.1</text:p>
              </table:table-cell>
              <table:table-cell office:value-type="float" office:value="7573.7">
                <text:p>7573.7</text:p>
              </table:table-cell>
              <table:table-cell office:value-type="float" office:value="8850.9">
                <text:p>8850.9</text:p>
              </table:table-cell>
              <table:table-cell office:value-type="float" office:value="212605.2">
                <text:p>212605.2</text:p>
              </table:table-cell>
              <table:table-cell office:value-type="float" office:value="186128">
                <text:p>186128</text:p>
              </table:table-cell>
              <table:table-cell office:value-type="float" office:value="6806.5">
                <text:p>6806.5</text:p>
              </table:table-cell>
              <table:table-cell office:value-type="float" office:value="4948.5">
                <text:p>4948.5</text:p>
              </table:table-cell>
              <table:table-cell office:value-type="float" office:value="6783.7">
                <text:p>6783.7</text:p>
              </table:table-cell>
              <table:table-cell office:value-type="float" office:value="6954.7">
                <text:p>6954.7</text:p>
              </table:table-cell>
              <table:table-cell office:value-type="float" office:value="6801.1">
                <text:p>6801.1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8868.6">
                <text:p>8868.6</text:p>
              </table:table-cell>
              <table:table-cell office:value-type="float" office:value="8733.1">
                <text:p>8733.1</text:p>
              </table:table-cell>
              <table:table-cell office:value-type="float" office:value="7749.8">
                <text:p>7749.8</text:p>
              </table:table-cell>
              <table:table-cell office:value-type="float" office:value="8231.7">
                <text:p>8231.7</text:p>
              </table:table-cell>
              <table:table-cell office:value-type="float" office:value="218459.1">
                <text:p>218459.1</text:p>
              </table:table-cell>
              <table:table-cell office:value-type="float" office:value="192837.9">
                <text:p>192837.9</text:p>
              </table:table-cell>
              <table:table-cell office:value-type="float" office:value="6361.1">
                <text:p>6361.1</text:p>
              </table:table-cell>
              <table:table-cell office:value-type="float" office:value="5903.8">
                <text:p>5903.8</text:p>
              </table:table-cell>
              <table:table-cell office:value-type="float" office:value="7097.5">
                <text:p>7097.5</text:p>
              </table:table-cell>
              <table:table-cell office:value-type="float" office:value="7503.3">
                <text:p>7503.3</text:p>
              </table:table-cell>
              <table:table-cell office:value-type="float" office:value="6382.4">
                <text:p>6382.4</text:p>
              </table:table-cell>
              <table:table-cell office:value-type="float" office:value="6076.7">
                <text:p>6076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8763.3">
                <text:p>8763.3</text:p>
              </table:table-cell>
              <table:table-cell office:value-type="float" office:value="8209.1">
                <text:p>8209.1</text:p>
              </table:table-cell>
              <table:table-cell office:value-type="float" office:value="7979.1">
                <text:p>7979.1</text:p>
              </table:table-cell>
              <table:table-cell office:value-type="float" office:value="8115.6">
                <text:p>8115.6</text:p>
              </table:table-cell>
              <table:table-cell office:value-type="float" office:value="223576.9">
                <text:p>223576.9</text:p>
              </table:table-cell>
              <table:table-cell office:value-type="float" office:value="197789.4">
                <text:p>197789.4</text:p>
              </table:table-cell>
              <table:table-cell office:value-type="float" office:value="6630">
                <text:p>6630</text:p>
              </table:table-cell>
              <table:table-cell office:value-type="float" office:value="5858.6">
                <text:p>5858.6</text:p>
              </table:table-cell>
              <table:table-cell office:value-type="float" office:value="7576.1">
                <text:p>7576.1</text:p>
              </table:table-cell>
              <table:table-cell office:value-type="float" office:value="7883.5">
                <text:p>7883.5</text:p>
              </table:table-cell>
              <table:table-cell office:value-type="float" office:value="6857.6">
                <text:p>6857.6</text:p>
              </table:table-cell>
              <table:table-cell office:value-type="float" office:value="6494.5">
                <text:p>649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8465.4">
                <text:p>8465.4</text:p>
              </table:table-cell>
              <table:table-cell office:value-type="float" office:value="8823.7">
                <text:p>8823.7</text:p>
              </table:table-cell>
              <table:table-cell office:value-type="float" office:value="7976.4">
                <text:p>7976.4</text:p>
              </table:table-cell>
              <table:table-cell office:value-type="float" office:value="8532.3">
                <text:p>8532.3</text:p>
              </table:table-cell>
              <table:table-cell office:value-type="float" office:value="228016.2">
                <text:p>228016.2</text:p>
              </table:table-cell>
              <table:table-cell office:value-type="float" office:value="203354.5">
                <text:p>203354.5</text:p>
              </table:table-cell>
              <table:table-cell office:value-type="float" office:value="6924.3">
                <text:p>6924.3</text:p>
              </table:table-cell>
              <table:table-cell office:value-type="float" office:value="5690.7">
                <text:p>5690.7</text:p>
              </table:table-cell>
              <table:table-cell office:value-type="float" office:value="7271.5">
                <text:p>7271.5</text:p>
              </table:table-cell>
              <table:table-cell office:value-type="float" office:value="8296.2">
                <text:p>8296.2</text:p>
              </table:table-cell>
              <table:table-cell office:value-type="float" office:value="7076.2">
                <text:p>7076.2</text:p>
              </table:table-cell>
              <table:table-cell office:value-type="float" office:value="6684.8">
                <text:p>6684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9304">
                <text:p>9304</text:p>
              </table:table-cell>
              <table:table-cell office:value-type="float" office:value="7898">
                <text:p>7898</text:p>
              </table:table-cell>
              <table:table-cell office:value-type="float" office:value="7929.3">
                <text:p>7929.3</text:p>
              </table:table-cell>
              <table:table-cell office:value-type="float" office:value="9693.7">
                <text:p>9693.7</text:p>
              </table:table-cell>
              <table:table-cell office:value-type="float" office:value="238356.1">
                <text:p>238356.1</text:p>
              </table:table-cell>
              <table:table-cell office:value-type="float" office:value="207421.2">
                <text:p>207421.2</text:p>
              </table:table-cell>
              <table:table-cell office:value-type="float" office:value="6604.8">
                <text:p>6604.8</text:p>
              </table:table-cell>
              <table:table-cell office:value-type="float" office:value="5805.9">
                <text:p>5805.9</text:p>
              </table:table-cell>
              <table:table-cell office:value-type="float" office:value="7560.3">
                <text:p>7560.3</text:p>
              </table:table-cell>
              <table:table-cell office:value-type="float" office:value="7486.8">
                <text:p>7486.8</text:p>
              </table:table-cell>
              <table:table-cell office:value-type="float" office:value="7106.4">
                <text:p>7106.4</text:p>
              </table:table-cell>
              <table:table-cell office:value-type="float" office:value="6832.7">
                <text:p>683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9305.8">
                <text:p>9305.8</text:p>
              </table:table-cell>
              <table:table-cell office:value-type="float" office:value="7984.6">
                <text:p>7984.6</text:p>
              </table:table-cell>
              <table:table-cell office:value-type="float" office:value="8417.2">
                <text:p>8417.2</text:p>
              </table:table-cell>
              <table:table-cell office:value-type="float" office:value="9941.4">
                <text:p>9941.4</text:p>
              </table:table-cell>
              <table:table-cell office:value-type="float" office:value="243332.1">
                <text:p>243332.1</text:p>
              </table:table-cell>
              <table:table-cell office:value-type="float" office:value="213674.5">
                <text:p>213674.5</text:p>
              </table:table-cell>
              <table:table-cell office:value-type="float" office:value="6977.1">
                <text:p>6977.1</text:p>
              </table:table-cell>
              <table:table-cell office:value-type="float" office:value="6085.3">
                <text:p>6085.3</text:p>
              </table:table-cell>
              <table:table-cell office:value-type="float" office:value="6949.6">
                <text:p>6949.6</text:p>
              </table:table-cell>
              <table:table-cell office:value-type="float" office:value="8544.3">
                <text:p>8544.3</text:p>
              </table:table-cell>
              <table:table-cell office:value-type="float" office:value="7292.3">
                <text:p>7292.3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8345">
                <text:p>8345</text:p>
              </table:table-cell>
              <table:table-cell office:value-type="float" office:value="9097.6">
                <text:p>9097.6</text:p>
              </table:table-cell>
              <table:table-cell office:value-type="float" office:value="9001.4">
                <text:p>9001.4</text:p>
              </table:table-cell>
              <table:table-cell office:value-type="float" office:value="8490.5">
                <text:p>8490.5</text:p>
              </table:table-cell>
              <table:table-cell office:value-type="float" office:value="250356.7">
                <text:p>250356.7</text:p>
              </table:table-cell>
              <table:table-cell office:value-type="float" office:value="218913.2">
                <text:p>218913.2</text:p>
              </table:table-cell>
              <table:table-cell office:value-type="float" office:value="7210.7">
                <text:p>7210.7</text:p>
              </table:table-cell>
              <table:table-cell office:value-type="float" office:value="5171.2">
                <text:p>5171.2</text:p>
              </table:table-cell>
              <table:table-cell office:value-type="float" office:value="7191.3">
                <text:p>7191.3</text:p>
              </table:table-cell>
              <table:table-cell office:value-type="float" office:value="7599.5">
                <text:p>7599.5</text:p>
              </table:table-cell>
              <table:table-cell office:value-type="float" office:value="8057">
                <text:p>8057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9196">
                <text:p>9196</text:p>
              </table:table-cell>
              <table:table-cell office:value-type="float" office:value="8884">
                <text:p>8884</text:p>
              </table:table-cell>
              <table:table-cell office:value-type="float" office:value="8969.5">
                <text:p>8969.5</text:p>
              </table:table-cell>
              <table:table-cell office:value-type="float" office:value="9398.1">
                <text:p>9398.1</text:p>
              </table:table-cell>
              <table:table-cell office:value-type="float" office:value="255753.7">
                <text:p>255753.7</text:p>
              </table:table-cell>
              <table:table-cell office:value-type="float" office:value="225193.5">
                <text:p>225193.5</text:p>
              </table:table-cell>
              <table:table-cell office:value-type="float" office:value="7202">
                <text:p>7202</text:p>
              </table:table-cell>
              <table:table-cell office:value-type="float" office:value="6197.6">
                <text:p>6197.6</text:p>
              </table:table-cell>
              <table:table-cell office:value-type="float" office:value="7506">
                <text:p>7506</text:p>
              </table:table-cell>
              <table:table-cell office:value-type="float" office:value="8091.8">
                <text:p>8091.8</text:p>
              </table:table-cell>
              <table:table-cell office:value-type="float" office:value="7872.7">
                <text:p>7872.7</text:p>
              </table:table-cell>
              <table:table-cell office:value-type="float" office:value="7321.2">
                <text:p>732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9051.6">
                <text:p>9051.6</text:p>
              </table:table-cell>
              <table:table-cell office:value-type="float" office:value="9065">
                <text:p>9065</text:p>
              </table:table-cell>
              <table:table-cell office:value-type="float" office:value="9059.1">
                <text:p>9059.1</text:p>
              </table:table-cell>
              <table:table-cell office:value-type="float" office:value="10405">
                <text:p>10405</text:p>
              </table:table-cell>
              <table:table-cell office:value-type="float" office:value="269751.9">
                <text:p>269751.9</text:p>
              </table:table-cell>
              <table:table-cell office:value-type="float" office:value="238890.2">
                <text:p>238890.2</text:p>
              </table:table-cell>
              <table:table-cell office:value-type="float" office:value="7218.5">
                <text:p>7218.5</text:p>
              </table:table-cell>
              <table:table-cell office:value-type="float" office:value="5564.9">
                <text:p>5564.9</text:p>
              </table:table-cell>
              <table:table-cell office:value-type="float" office:value="6927.6">
                <text:p>6927.6</text:p>
              </table:table-cell>
              <table:table-cell office:value-type="float" office:value="8907.6">
                <text:p>8907.6</text:p>
              </table:table-cell>
              <table:table-cell office:value-type="float" office:value="8023.7">
                <text:p>8023.7</text:p>
              </table:table-cell>
              <table:table-cell office:value-type="float" office:value="7712.1">
                <text:p>7712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9655.6">
                <text:p>9655.6</text:p>
              </table:table-cell>
              <table:table-cell office:value-type="float" office:value="8719.7">
                <text:p>8719.7</text:p>
              </table:table-cell>
              <table:table-cell office:value-type="float" office:value="8982">
                <text:p>8982</text:p>
              </table:table-cell>
              <table:table-cell office:value-type="float" office:value="9571.7">
                <text:p>9571.7</text:p>
              </table:table-cell>
              <table:table-cell office:value-type="float" office:value="268501.3">
                <text:p>268501.3</text:p>
              </table:table-cell>
              <table:table-cell office:value-type="float" office:value="236618.7">
                <text:p>236618.7</text:p>
              </table:table-cell>
              <table:table-cell office:value-type="float" office:value="7737.9">
                <text:p>7737.9</text:p>
              </table:table-cell>
              <table:table-cell office:value-type="float" office:value="6422.3">
                <text:p>6422.3</text:p>
              </table:table-cell>
              <table:table-cell office:value-type="float" office:value="7049.1">
                <text:p>7049.1</text:p>
              </table:table-cell>
              <table:table-cell office:value-type="float" office:value="8374.4">
                <text:p>8374.4</text:p>
              </table:table-cell>
              <table:table-cell office:value-type="float" office:value="7803.2">
                <text:p>7803.2</text:p>
              </table:table-cell>
              <table:table-cell office:value-type="float" office:value="7495.6">
                <text:p>749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8626.6">
                <text:p>8626.6</text:p>
              </table:table-cell>
              <table:table-cell office:value-type="float" office:value="9174.3">
                <text:p>9174.3</text:p>
              </table:table-cell>
              <table:table-cell office:value-type="float" office:value="9460">
                <text:p>9460</text:p>
              </table:table-cell>
              <table:table-cell office:value-type="float" office:value="9820.4">
                <text:p>9820.4</text:p>
              </table:table-cell>
              <table:table-cell office:value-type="float" office:value="275322.8">
                <text:p>275322.8</text:p>
              </table:table-cell>
              <table:table-cell office:value-type="float" office:value="246120.6">
                <text:p>246120.6</text:p>
              </table:table-cell>
              <table:table-cell office:value-type="float" office:value="7894.5">
                <text:p>7894.5</text:p>
              </table:table-cell>
              <table:table-cell office:value-type="float" office:value="6101.7">
                <text:p>6101.7</text:p>
              </table:table-cell>
              <table:table-cell office:value-type="float" office:value="8162.5">
                <text:p>8162.5</text:p>
              </table:table-cell>
              <table:table-cell office:value-type="float" office:value="8642.7">
                <text:p>8642.7</text:p>
              </table:table-cell>
              <table:table-cell office:value-type="float" office:value="8401.4">
                <text:p>8401.4</text:p>
              </table:table-cell>
              <table:table-cell office:value-type="float" office:value="7451.9">
                <text:p>745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9614.4">
                <text:p>9614.4</text:p>
              </table:table-cell>
              <table:table-cell office:value-type="float" office:value="10061">
                <text:p>10061</text:p>
              </table:table-cell>
              <table:table-cell office:value-type="float" office:value="9675.9">
                <text:p>9675.9</text:p>
              </table:table-cell>
              <table:table-cell office:value-type="float" office:value="9804">
                <text:p>9804</text:p>
              </table:table-cell>
              <table:table-cell office:value-type="float" office:value="283182.7">
                <text:p>283182.7</text:p>
              </table:table-cell>
              <table:table-cell office:value-type="float" office:value="251618.1">
                <text:p>251618.1</text:p>
              </table:table-cell>
              <table:table-cell office:value-type="float" office:value="7531.4">
                <text:p>7531.4</text:p>
              </table:table-cell>
              <table:table-cell office:value-type="float" office:value="6030.4">
                <text:p>6030.4</text:p>
              </table:table-cell>
              <table:table-cell office:value-type="float" office:value="7478.2">
                <text:p>7478.2</text:p>
              </table:table-cell>
              <table:table-cell office:value-type="float" office:value="8787.7">
                <text:p>8787.7</text:p>
              </table:table-cell>
              <table:table-cell office:value-type="float" office:value="7977.4">
                <text:p>7977.4</text:p>
              </table:table-cell>
              <table:table-cell office:value-type="float" office:value="7886.2">
                <text:p>788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0189.3">
                <text:p>10189.3</text:p>
              </table:table-cell>
              <table:table-cell office:value-type="float" office:value="9413.3">
                <text:p>9413.3</text:p>
              </table:table-cell>
              <table:table-cell office:value-type="float" office:value="8944.6">
                <text:p>8944.6</text:p>
              </table:table-cell>
              <table:table-cell office:value-type="float" office:value="10926.2">
                <text:p>10926.2</text:p>
              </table:table-cell>
              <table:table-cell office:value-type="float" office:value="288519.5">
                <text:p>288519.5</text:p>
              </table:table-cell>
              <table:table-cell office:value-type="float" office:value="258708.7">
                <text:p>258708.7</text:p>
              </table:table-cell>
              <table:table-cell office:value-type="float" office:value="7385.8">
                <text:p>7385.8</text:p>
              </table:table-cell>
              <table:table-cell office:value-type="float" office:value="6105.8">
                <text:p>6105.8</text:p>
              </table:table-cell>
              <table:table-cell office:value-type="float" office:value="7875.6">
                <text:p>7875.6</text:p>
              </table:table-cell>
              <table:table-cell office:value-type="float" office:value="8685.9">
                <text:p>8685.9</text:p>
              </table:table-cell>
              <table:table-cell office:value-type="float" office:value="7984.9">
                <text:p>7984.9</text:p>
              </table:table-cell>
              <table:table-cell office:value-type="float" office:value="7984.1">
                <text:p>798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9462.9">
                <text:p>9462.9</text:p>
              </table:table-cell>
              <table:table-cell office:value-type="float" office:value="9618">
                <text:p>9618</text:p>
              </table:table-cell>
              <table:table-cell office:value-type="float" office:value="9248.2">
                <text:p>9248.2</text:p>
              </table:table-cell>
              <table:table-cell office:value-type="float" office:value="10927.8">
                <text:p>10927.8</text:p>
              </table:table-cell>
              <table:table-cell office:value-type="float" office:value="298492.9">
                <text:p>298492.9</text:p>
              </table:table-cell>
              <table:table-cell office:value-type="float" office:value="263527.9">
                <text:p>263527.9</text:p>
              </table:table-cell>
              <table:table-cell office:value-type="float" office:value="8008.2">
                <text:p>8008.2</text:p>
              </table:table-cell>
              <table:table-cell office:value-type="float" office:value="6132.5">
                <text:p>6132.5</text:p>
              </table:table-cell>
              <table:table-cell office:value-type="float" office:value="8013.1">
                <text:p>8013.1</text:p>
              </table:table-cell>
              <table:table-cell office:value-type="float" office:value="8482.5">
                <text:p>8482.5</text:p>
              </table:table-cell>
              <table:table-cell office:value-type="float" office:value="8706.8">
                <text:p>8706.8</text:p>
              </table:table-cell>
              <table:table-cell office:value-type="float" office:value="8036.9">
                <text:p>8036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1211.3">
                <text:p>11211.3</text:p>
              </table:table-cell>
              <table:table-cell office:value-type="float" office:value="10331">
                <text:p>10331</text:p>
              </table:table-cell>
              <table:table-cell office:value-type="float" office:value="9650.4">
                <text:p>9650.4</text:p>
              </table:table-cell>
              <table:table-cell office:value-type="float" office:value="10779.3">
                <text:p>10779.3</text:p>
              </table:table-cell>
              <table:table-cell office:value-type="float" office:value="303715">
                <text:p>303715</text:p>
              </table:table-cell>
              <table:table-cell office:value-type="float" office:value="268344.8">
                <text:p>268344.8</text:p>
              </table:table-cell>
              <table:table-cell office:value-type="float" office:value="8235.9">
                <text:p>8235.9</text:p>
              </table:table-cell>
              <table:table-cell office:value-type="float" office:value="6717.6">
                <text:p>6717.6</text:p>
              </table:table-cell>
              <table:table-cell office:value-type="float" office:value="7863.5">
                <text:p>7863.5</text:p>
              </table:table-cell>
              <table:table-cell office:value-type="float" office:value="8935.6">
                <text:p>8935.6</text:p>
              </table:table-cell>
              <table:table-cell office:value-type="float" office:value="8250.8">
                <text:p>8250.8</text:p>
              </table:table-cell>
              <table:table-cell office:value-type="float" office:value="8514.6">
                <text:p>851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1492.5">
                <text:p>11492.5</text:p>
              </table:table-cell>
              <table:table-cell office:value-type="float" office:value="10683.6">
                <text:p>10683.6</text:p>
              </table:table-cell>
              <table:table-cell office:value-type="float" office:value="9298.1">
                <text:p>9298.1</text:p>
              </table:table-cell>
              <table:table-cell office:value-type="float" office:value="10299">
                <text:p>10299</text:p>
              </table:table-cell>
              <table:table-cell office:value-type="float" office:value="311771.7">
                <text:p>311771.7</text:p>
              </table:table-cell>
              <table:table-cell office:value-type="float" office:value="277419.9">
                <text:p>277419.9</text:p>
              </table:table-cell>
              <table:table-cell office:value-type="float" office:value="8080">
                <text:p>8080</text:p>
              </table:table-cell>
              <table:table-cell office:value-type="float" office:value="6389.2">
                <text:p>6389.2</text:p>
              </table:table-cell>
              <table:table-cell office:value-type="float" office:value="7945.5">
                <text:p>7945.5</text:p>
              </table:table-cell>
              <table:table-cell office:value-type="float" office:value="9237.4">
                <text:p>9237.4</text:p>
              </table:table-cell>
              <table:table-cell office:value-type="float" office:value="8129.8">
                <text:p>8129.8</text:p>
              </table:table-cell>
              <table:table-cell office:value-type="float" office:value="7997.6">
                <text:p>7997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0717">
                <text:p>10717</text:p>
              </table:table-cell>
              <table:table-cell office:value-type="float" office:value="11151">
                <text:p>11151</text:p>
              </table:table-cell>
              <table:table-cell office:value-type="float" office:value="9836.8">
                <text:p>9836.8</text:p>
              </table:table-cell>
              <table:table-cell office:value-type="float" office:value="10699.4">
                <text:p>10699.4</text:p>
              </table:table-cell>
              <table:table-cell office:value-type="float" office:value="315902.8">
                <text:p>315902.8</text:p>
              </table:table-cell>
              <table:table-cell office:value-type="float" office:value="281908.8">
                <text:p>281908.8</text:p>
              </table:table-cell>
              <table:table-cell office:value-type="float" office:value="8418.6">
                <text:p>8418.6</text:p>
              </table:table-cell>
              <table:table-cell office:value-type="float" office:value="6847.1">
                <text:p>6847.1</text:p>
              </table:table-cell>
              <table:table-cell office:value-type="float" office:value="8338">
                <text:p>8338</text:p>
              </table:table-cell>
              <table:table-cell office:value-type="float" office:value="8857.5">
                <text:p>8857.5</text:p>
              </table:table-cell>
              <table:table-cell office:value-type="float" office:value="8326.5">
                <text:p>8326.5</text:p>
              </table:table-cell>
              <table:table-cell office:value-type="float" office:value="8326.7">
                <text:p>832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0676.1">
                <text:p>10676.1</text:p>
              </table:table-cell>
              <table:table-cell office:value-type="float" office:value="10379.7">
                <text:p>10379.7</text:p>
              </table:table-cell>
              <table:table-cell office:value-type="float" office:value="10516.7">
                <text:p>10516.7</text:p>
              </table:table-cell>
              <table:table-cell office:value-type="float" office:value="10686.3">
                <text:p>10686.3</text:p>
              </table:table-cell>
              <table:table-cell office:value-type="float" office:value="326386">
                <text:p>326386</text:p>
              </table:table-cell>
              <table:table-cell office:value-type="float" office:value="293520.4">
                <text:p>293520.4</text:p>
              </table:table-cell>
              <table:table-cell office:value-type="float" office:value="8952.3">
                <text:p>8952.3</text:p>
              </table:table-cell>
              <table:table-cell office:value-type="float" office:value="6700.3">
                <text:p>6700.3</text:p>
              </table:table-cell>
              <table:table-cell office:value-type="float" office:value="8537.6">
                <text:p>8537.6</text:p>
              </table:table-cell>
              <table:table-cell office:value-type="float" office:value="9430.4">
                <text:p>9430.4</text:p>
              </table:table-cell>
              <table:table-cell office:value-type="float" office:value="9033.3">
                <text:p>9033.3</text:p>
              </table:table-cell>
              <table:table-cell office:value-type="float" office:value="8034.4">
                <text:p>8034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1294.5">
                <text:p>11294.5</text:p>
              </table:table-cell>
              <table:table-cell office:value-type="float" office:value="10823.7">
                <text:p>10823.7</text:p>
              </table:table-cell>
              <table:table-cell office:value-type="float" office:value="10468.4">
                <text:p>10468.4</text:p>
              </table:table-cell>
              <table:table-cell office:value-type="float" office:value="11400.5">
                <text:p>11400.5</text:p>
              </table:table-cell>
              <table:table-cell office:value-type="float" office:value="333022.7">
                <text:p>333022.7</text:p>
              </table:table-cell>
              <table:table-cell office:value-type="float" office:value="297795.7">
                <text:p>297795.7</text:p>
              </table:table-cell>
              <table:table-cell office:value-type="float" office:value="8507.4">
                <text:p>8507.4</text:p>
              </table:table-cell>
              <table:table-cell office:value-type="float" office:value="7221">
                <text:p>7221</text:p>
              </table:table-cell>
              <table:table-cell office:value-type="float" office:value="8352.2">
                <text:p>8352.2</text:p>
              </table:table-cell>
              <table:table-cell office:value-type="float" office:value="9108.8">
                <text:p>9108.8</text:p>
              </table:table-cell>
              <table:table-cell office:value-type="float" office:value="9239.8">
                <text:p>9239.8</text:p>
              </table:table-cell>
              <table:table-cell office:value-type="float" office:value="8655.9">
                <text:p>8655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021.3">
                <text:p>11021.3</text:p>
              </table:table-cell>
              <table:table-cell office:value-type="float" office:value="11711.7">
                <text:p>11711.7</text:p>
              </table:table-cell>
              <table:table-cell office:value-type="float" office:value="10603.3">
                <text:p>10603.3</text:p>
              </table:table-cell>
              <table:table-cell office:value-type="float" office:value="10745">
                <text:p>10745</text:p>
              </table:table-cell>
              <table:table-cell office:value-type="float" office:value="339137.4">
                <text:p>339137.4</text:p>
              </table:table-cell>
              <table:table-cell office:value-type="float" office:value="303233.7">
                <text:p>303233.7</text:p>
              </table:table-cell>
              <table:table-cell office:value-type="float" office:value="9025.8">
                <text:p>9025.8</text:p>
              </table:table-cell>
              <table:table-cell office:value-type="float" office:value="6518.2">
                <text:p>6518.2</text:p>
              </table:table-cell>
              <table:table-cell office:value-type="float" office:value="8677.8">
                <text:p>8677.8</text:p>
              </table:table-cell>
              <table:table-cell office:value-type="float" office:value="9597.6">
                <text:p>9597.6</text:p>
              </table:table-cell>
              <table:table-cell office:value-type="float" office:value="9052.8">
                <text:p>9052.8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0657.2">
                <text:p>10657.2</text:p>
              </table:table-cell>
              <table:table-cell office:value-type="float" office:value="11701.4">
                <text:p>11701.4</text:p>
              </table:table-cell>
              <table:table-cell office:value-type="float" office:value="10313.2">
                <text:p>10313.2</text:p>
              </table:table-cell>
              <table:table-cell office:value-type="float" office:value="11522.7">
                <text:p>11522.7</text:p>
              </table:table-cell>
              <table:table-cell office:value-type="float" office:value="344918.9">
                <text:p>344918.9</text:p>
              </table:table-cell>
              <table:table-cell office:value-type="float" office:value="312122.2">
                <text:p>312122.2</text:p>
              </table:table-cell>
              <table:table-cell office:value-type="float" office:value="9009">
                <text:p>9009</text:p>
              </table:table-cell>
              <table:table-cell office:value-type="float" office:value="6690.1">
                <text:p>6690.1</text:p>
              </table:table-cell>
              <table:table-cell office:value-type="float" office:value="8502.8">
                <text:p>8502.8</text:p>
              </table:table-cell>
              <table:table-cell office:value-type="float" office:value="9230.2">
                <text:p>9230.2</text:p>
              </table:table-cell>
              <table:table-cell office:value-type="float" office:value="9675.6">
                <text:p>9675.6</text:p>
              </table:table-cell>
              <table:table-cell office:value-type="float" office:value="9367.9">
                <text:p>9367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468.1">
                <text:p>11468.1</text:p>
              </table:table-cell>
              <table:table-cell office:value-type="float" office:value="11745.8">
                <text:p>11745.8</text:p>
              </table:table-cell>
              <table:table-cell office:value-type="float" office:value="10532.7">
                <text:p>10532.7</text:p>
              </table:table-cell>
              <table:table-cell office:value-type="float" office:value="11177.8">
                <text:p>11177.8</text:p>
              </table:table-cell>
              <table:table-cell office:value-type="float" office:value="354191.2">
                <text:p>354191.2</text:p>
              </table:table-cell>
              <table:table-cell office:value-type="float" office:value="315246.6">
                <text:p>315246.6</text:p>
              </table:table-cell>
              <table:table-cell office:value-type="float" office:value="8816.6">
                <text:p>8816.6</text:p>
              </table:table-cell>
              <table:table-cell office:value-type="float" office:value="7070">
                <text:p>7070</text:p>
              </table:table-cell>
              <table:table-cell office:value-type="float" office:value="8532.2">
                <text:p>8532.2</text:p>
              </table:table-cell>
              <table:table-cell office:value-type="float" office:value="10189.9">
                <text:p>10189.9</text:p>
              </table:table-cell>
              <table:table-cell office:value-type="float" office:value="9212.1">
                <text:p>9212.1</text:p>
              </table:table-cell>
              <table:table-cell office:value-type="float" office:value="9002.6">
                <text:p>9002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1648.2">
                <text:p>11648.2</text:p>
              </table:table-cell>
              <table:table-cell office:value-type="float" office:value="12223.1">
                <text:p>12223.1</text:p>
              </table:table-cell>
              <table:table-cell office:value-type="float" office:value="10268.7">
                <text:p>10268.7</text:p>
              </table:table-cell>
              <table:table-cell office:value-type="float" office:value="11480.9">
                <text:p>11480.9</text:p>
              </table:table-cell>
              <table:table-cell office:value-type="float" office:value="362168.5">
                <text:p>362168.5</text:p>
              </table:table-cell>
              <table:table-cell office:value-type="float" office:value="324869.4">
                <text:p>324869.4</text:p>
              </table:table-cell>
              <table:table-cell office:value-type="float" office:value="8296.2">
                <text:p>8296.2</text:p>
              </table:table-cell>
              <table:table-cell office:value-type="float" office:value="6843.5">
                <text:p>6843.5</text:p>
              </table:table-cell>
              <table:table-cell office:value-type="float" office:value="9303.1">
                <text:p>9303.1</text:p>
              </table:table-cell>
              <table:table-cell office:value-type="float" office:value="10391.3">
                <text:p>10391.3</text:p>
              </table:table-cell>
              <table:table-cell office:value-type="float" office:value="9097.1">
                <text:p>9097.1</text:p>
              </table:table-cell>
              <table:table-cell office:value-type="float" office:value="8699.9">
                <text:p>869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2486.7">
                <text:p>12486.7</text:p>
              </table:table-cell>
              <table:table-cell office:value-type="float" office:value="11627.3">
                <text:p>11627.3</text:p>
              </table:table-cell>
              <table:table-cell office:value-type="float" office:value="10710.7">
                <text:p>10710.7</text:p>
              </table:table-cell>
              <table:table-cell office:value-type="float" office:value="11409.7">
                <text:p>11409.7</text:p>
              </table:table-cell>
              <table:table-cell office:value-type="float" office:value="370473.5">
                <text:p>370473.5</text:p>
              </table:table-cell>
              <table:table-cell office:value-type="float" office:value="331123.6">
                <text:p>331123.6</text:p>
              </table:table-cell>
              <table:table-cell office:value-type="float" office:value="8718.9">
                <text:p>8718.9</text:p>
              </table:table-cell>
              <table:table-cell office:value-type="float" office:value="7317.7">
                <text:p>7317.7</text:p>
              </table:table-cell>
              <table:table-cell office:value-type="float" office:value="8825.6">
                <text:p>8825.6</text:p>
              </table:table-cell>
              <table:table-cell office:value-type="float" office:value="10281.3">
                <text:p>10281.3</text:p>
              </table:table-cell>
              <table:table-cell office:value-type="float" office:value="9397.4">
                <text:p>9397.4</text:p>
              </table:table-cell>
              <table:table-cell office:value-type="float" office:value="9409.5">
                <text:p>9409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1801">
                <text:p>11801</text:p>
              </table:table-cell>
              <table:table-cell office:value-type="float" office:value="11753">
                <text:p>11753</text:p>
              </table:table-cell>
              <table:table-cell office:value-type="float" office:value="10956.8">
                <text:p>10956.8</text:p>
              </table:table-cell>
              <table:table-cell office:value-type="float" office:value="11791.2">
                <text:p>11791.2</text:p>
              </table:table-cell>
              <table:table-cell office:value-type="float" office:value="377867.9">
                <text:p>377867.9</text:p>
              </table:table-cell>
              <table:table-cell office:value-type="float" office:value="338320.8">
                <text:p>338320.8</text:p>
              </table:table-cell>
              <table:table-cell office:value-type="float" office:value="8930.9">
                <text:p>8930.9</text:p>
              </table:table-cell>
              <table:table-cell office:value-type="float" office:value="6859.8">
                <text:p>6859.8</text:p>
              </table:table-cell>
              <table:table-cell office:value-type="float" office:value="9116.6">
                <text:p>9116.6</text:p>
              </table:table-cell>
              <table:table-cell office:value-type="float" office:value="10264">
                <text:p>10264</text:p>
              </table:table-cell>
              <table:table-cell office:value-type="float" office:value="9234.7">
                <text:p>9234.7</text:p>
              </table:table-cell>
              <table:table-cell office:value-type="float" office:value="8784.1">
                <text:p>8784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1855.6">
                <text:p>11855.6</text:p>
              </table:table-cell>
              <table:table-cell office:value-type="float" office:value="12172.5">
                <text:p>12172.5</text:p>
              </table:table-cell>
              <table:table-cell office:value-type="float" office:value="11437.4">
                <text:p>11437.4</text:p>
              </table:table-cell>
              <table:table-cell office:value-type="float" office:value="11333">
                <text:p>11333</text:p>
              </table:table-cell>
              <table:table-cell office:value-type="float" office:value="390497.4">
                <text:p>390497.4</text:p>
              </table:table-cell>
              <table:table-cell office:value-type="float" office:value="350849.3">
                <text:p>350849.3</text:p>
              </table:table-cell>
              <table:table-cell office:value-type="float" office:value="9257">
                <text:p>9257</text:p>
              </table:table-cell>
              <table:table-cell office:value-type="float" office:value="7356.3">
                <text:p>7356.3</text:p>
              </table:table-cell>
              <table:table-cell office:value-type="float" office:value="10084.1">
                <text:p>10084.1</text:p>
              </table:table-cell>
              <table:table-cell office:value-type="float" office:value="10440.1">
                <text:p>10440.1</text:p>
              </table:table-cell>
              <table:table-cell office:value-type="float" office:value="9472.9">
                <text:p>9472.9</text:p>
              </table:table-cell>
              <table:table-cell office:value-type="float" office:value="9653.3">
                <text:p>965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2812.3">
                <text:p>12812.3</text:p>
              </table:table-cell>
              <table:table-cell office:value-type="float" office:value="12340.8">
                <text:p>12340.8</text:p>
              </table:table-cell>
              <table:table-cell office:value-type="float" office:value="11514.3">
                <text:p>11514.3</text:p>
              </table:table-cell>
              <table:table-cell office:value-type="float" office:value="11900.1">
                <text:p>11900.1</text:p>
              </table:table-cell>
              <table:table-cell office:value-type="float" office:value="391077.2">
                <text:p>391077.2</text:p>
              </table:table-cell>
              <table:table-cell office:value-type="float" office:value="352828.1">
                <text:p>352828.1</text:p>
              </table:table-cell>
              <table:table-cell office:value-type="float" office:value="9253.6">
                <text:p>9253.6</text:p>
              </table:table-cell>
              <table:table-cell office:value-type="float" office:value="7498.9">
                <text:p>7498.9</text:p>
              </table:table-cell>
              <table:table-cell office:value-type="float" office:value="9413.8">
                <text:p>9413.8</text:p>
              </table:table-cell>
              <table:table-cell office:value-type="float" office:value="10280.5">
                <text:p>10280.5</text:p>
              </table:table-cell>
              <table:table-cell office:value-type="float" office:value="9793.9">
                <text:p>9793.9</text:p>
              </table:table-cell>
              <table:table-cell office:value-type="float" office:value="9202.5">
                <text:p>920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2574.6">
                <text:p>12574.6</text:p>
              </table:table-cell>
              <table:table-cell office:value-type="float" office:value="12334.4">
                <text:p>12334.4</text:p>
              </table:table-cell>
              <table:table-cell office:value-type="float" office:value="11326.1">
                <text:p>11326.1</text:p>
              </table:table-cell>
              <table:table-cell office:value-type="float" office:value="12777.1">
                <text:p>12777.1</text:p>
              </table:table-cell>
              <table:table-cell office:value-type="float" office:value="401812.2">
                <text:p>401812.2</text:p>
              </table:table-cell>
              <table:table-cell office:value-type="float" office:value="360116.5">
                <text:p>360116.5</text:p>
              </table:table-cell>
              <table:table-cell office:value-type="float" office:value="9780.3">
                <text:p>9780.3</text:p>
              </table:table-cell>
              <table:table-cell office:value-type="float" office:value="8125">
                <text:p>8125</text:p>
              </table:table-cell>
              <table:table-cell office:value-type="float" office:value="9704">
                <text:p>9704</text:p>
              </table:table-cell>
              <table:table-cell office:value-type="float" office:value="10368.3">
                <text:p>10368.3</text:p>
              </table:table-cell>
              <table:table-cell office:value-type="float" office:value="9680.3">
                <text:p>9680.3</text:p>
              </table:table-cell>
              <table:table-cell office:value-type="float" office:value="10231.7">
                <text:p>10231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2781.4">
                <text:p>12781.4</text:p>
              </table:table-cell>
              <table:table-cell office:value-type="float" office:value="12226.7">
                <text:p>12226.7</text:p>
              </table:table-cell>
              <table:table-cell office:value-type="float" office:value="12762.9">
                <text:p>12762.9</text:p>
              </table:table-cell>
              <table:table-cell office:value-type="float" office:value="12596.1">
                <text:p>12596.1</text:p>
              </table:table-cell>
              <table:table-cell office:value-type="float" office:value="415998.2">
                <text:p>415998.2</text:p>
              </table:table-cell>
              <table:table-cell office:value-type="float" office:value="375359.9">
                <text:p>375359.9</text:p>
              </table:table-cell>
              <table:table-cell office:value-type="float" office:value="9369.1">
                <text:p>9369.1</text:p>
              </table:table-cell>
              <table:table-cell office:value-type="float" office:value="7750.1">
                <text:p>7750.1</text:p>
              </table:table-cell>
              <table:table-cell office:value-type="float" office:value="9816.8">
                <text:p>9816.8</text:p>
              </table:table-cell>
              <table:table-cell office:value-type="float" office:value="10254.3">
                <text:p>10254.3</text:p>
              </table:table-cell>
              <table:table-cell office:value-type="float" office:value="10374.8">
                <text:p>10374.8</text:p>
              </table:table-cell>
              <table:table-cell office:value-type="float" office:value="10435.2">
                <text:p>10435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2188.1">
                <text:p>12188.1</text:p>
              </table:table-cell>
              <table:table-cell office:value-type="float" office:value="12102">
                <text:p>12102</text:p>
              </table:table-cell>
              <table:table-cell office:value-type="float" office:value="11906.1">
                <text:p>11906.1</text:p>
              </table:table-cell>
              <table:table-cell office:value-type="float" office:value="12213.7">
                <text:p>12213.7</text:p>
              </table:table-cell>
              <table:table-cell office:value-type="float" office:value="416492.6">
                <text:p>416492.6</text:p>
              </table:table-cell>
              <table:table-cell office:value-type="float" office:value="375799.8">
                <text:p>375799.8</text:p>
              </table:table-cell>
              <table:table-cell office:value-type="float" office:value="9011.8">
                <text:p>9011.8</text:p>
              </table:table-cell>
              <table:table-cell office:value-type="float" office:value="7729.3">
                <text:p>7729.3</text:p>
              </table:table-cell>
              <table:table-cell office:value-type="float" office:value="10051.8">
                <text:p>10051.8</text:p>
              </table:table-cell>
              <table:table-cell office:value-type="float" office:value="10905.6">
                <text:p>10905.6</text:p>
              </table:table-cell>
              <table:table-cell office:value-type="float" office:value="9728">
                <text:p>9728</text:p>
              </table:table-cell>
              <table:table-cell office:value-type="float" office:value="10427.8">
                <text:p>1042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3073.7">
                <text:p>13073.7</text:p>
              </table:table-cell>
              <table:table-cell office:value-type="float" office:value="12217.5">
                <text:p>12217.5</text:p>
              </table:table-cell>
              <table:table-cell office:value-type="float" office:value="12047">
                <text:p>12047</text:p>
              </table:table-cell>
              <table:table-cell office:value-type="float" office:value="13263.2">
                <text:p>13263.2</text:p>
              </table:table-cell>
              <table:table-cell office:value-type="float" office:value="424394.1">
                <text:p>424394.1</text:p>
              </table:table-cell>
              <table:table-cell office:value-type="float" office:value="385592.9">
                <text:p>385592.9</text:p>
              </table:table-cell>
              <table:table-cell office:value-type="float" office:value="9864.9">
                <text:p>9864.9</text:p>
              </table:table-cell>
              <table:table-cell office:value-type="float" office:value="7967.8">
                <text:p>7967.8</text:p>
              </table:table-cell>
              <table:table-cell office:value-type="float" office:value="10137.6">
                <text:p>10137.6</text:p>
              </table:table-cell>
              <table:table-cell office:value-type="float" office:value="10877">
                <text:p>10877</text:p>
              </table:table-cell>
              <table:table-cell office:value-type="float" office:value="10219.2">
                <text:p>10219.2</text:p>
              </table:table-cell>
              <table:table-cell office:value-type="float" office:value="9513.8">
                <text:p>951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2438.6">
                <text:p>12438.6</text:p>
              </table:table-cell>
              <table:table-cell office:value-type="float" office:value="13868.2">
                <text:p>13868.2</text:p>
              </table:table-cell>
              <table:table-cell office:value-type="float" office:value="11704.4">
                <text:p>11704.4</text:p>
              </table:table-cell>
              <table:table-cell office:value-type="float" office:value="12548.7">
                <text:p>12548.7</text:p>
              </table:table-cell>
              <table:table-cell office:value-type="float" office:value="432798">
                <text:p>432798</text:p>
              </table:table-cell>
              <table:table-cell office:value-type="float" office:value="390332.8">
                <text:p>390332.8</text:p>
              </table:table-cell>
              <table:table-cell office:value-type="float" office:value="10511.4">
                <text:p>10511.4</text:p>
              </table:table-cell>
              <table:table-cell office:value-type="float" office:value="7981">
                <text:p>7981</text:p>
              </table:table-cell>
              <table:table-cell office:value-type="float" office:value="9163.2">
                <text:p>9163.2</text:p>
              </table:table-cell>
              <table:table-cell office:value-type="float" office:value="10635">
                <text:p>10635</text:p>
              </table:table-cell>
              <table:table-cell office:value-type="float" office:value="11365.1">
                <text:p>11365.1</text:p>
              </table:table-cell>
              <table:table-cell office:value-type="float" office:value="9712.9">
                <text:p>971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3594.9">
                <text:p>13594.9</text:p>
              </table:table-cell>
              <table:table-cell office:value-type="float" office:value="13459.9">
                <text:p>13459.9</text:p>
              </table:table-cell>
              <table:table-cell office:value-type="float" office:value="12087.6">
                <text:p>12087.6</text:p>
              </table:table-cell>
              <table:table-cell office:value-type="float" office:value="13041.6">
                <text:p>13041.6</text:p>
              </table:table-cell>
              <table:table-cell office:value-type="float" office:value="446947.4">
                <text:p>446947.4</text:p>
              </table:table-cell>
              <table:table-cell office:value-type="float" office:value="404819.5">
                <text:p>404819.5</text:p>
              </table:table-cell>
              <table:table-cell office:value-type="float" office:value="10283.7">
                <text:p>10283.7</text:p>
              </table:table-cell>
              <table:table-cell office:value-type="float" office:value="8654.2">
                <text:p>8654.2</text:p>
              </table:table-cell>
              <table:table-cell office:value-type="float" office:value="10238.7">
                <text:p>10238.7</text:p>
              </table:table-cell>
              <table:table-cell office:value-type="float" office:value="10914.3">
                <text:p>10914.3</text:p>
              </table:table-cell>
              <table:table-cell office:value-type="float" office:value="10946.9">
                <text:p>10946.9</text:p>
              </table:table-cell>
              <table:table-cell office:value-type="float" office:value="10001.8">
                <text:p>1000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765cm" svg:height="17.758cm" xlink:href=".." xlink:type="simple" chart:class="chart:scatter" chart:style-name="ch1">
        <chart:title svg:x="5.797cm" svg:y="0.49cm" chart:style-name="ch2">
          <text:p>Runtime comparison: Shellsort using different Gap Sequences (excluding those by Pratt)</text:p>
        </chart:title>
        <chart:subtitle svg:x="7.571cm" svg:y="1.634cm" chart:style-name="ch3">
          <text:p>10 Trials, Random data, x86 64 bit Intel i7 processor, macOS 10.13.6, Darwin kernel</text:p>
        </chart:subtitle>
        <chart:legend chart:legend-position="end" svg:x="22.45cm" svg:y="6.429cm" style:legend-expansion="high" chart:style-name="ch4"/>
        <chart:plot-area chart:style-name="ch5" table:cell-range-address="'Averages + Graph'.A1:'Averages + Graph'.E101 'Averages + Graph'.H1:'Averages + Graph'.M101" chart:data-source-has-labels="row" svg:x="1.593cm" svg:y="3.023cm" svg:width="19.667cm" svg:height="13.412cm">
          <chartooo:coordinate-region svg:x="2.824cm" svg:y="3.214cm" svg:width="17.944cm" svg:height="12.592cm"/>
          <chart:axis chart:dimension="x" chart:name="primary-x" chart:style-name="ch6">
            <chart:title svg:x="10.511cm" svg:y="16.791cm" chart:style-name="ch7">
              <text:p>Array length</text:p>
            </chart:title>
          </chart:axis>
          <chart:axis chart:dimension="y" chart:name="primary-y" chart:style-name="ch6">
            <chart:title svg:x="0.451cm" svg:y="10.7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1" chart:values-cell-range-address="'Averages + Graph'.C2:'Averages + Graph'.C101" chart:label-cell-address="'Averages + Graph'.C1:'Averages + Graph'.C1" chart:class="chart:scatter">
            <chart:data-point chart:repeated="100"/>
          </chart:series>
          <chart:series chart:style-name="ch12" chart:values-cell-range-address="'Averages + Graph'.D2:'Averages + Graph'.D101" chart:label-cell-address="'Averages + Graph'.D1:'Averages + Graph'.D1" chart:class="chart:scatter">
            <chart:data-point chart:repeated="100"/>
          </chart:series>
          <chart:series chart:style-name="ch13" chart:values-cell-range-address="'Averages + Graph'.E2:'Averages + Graph'.E101" chart:label-cell-address="'Averages + Graph'.E1:'Averages + Graph'.E1" chart:class="chart:scatter">
            <chart:data-point chart:repeated="100"/>
          </chart:series>
          <chart:series chart:style-name="ch14" chart:values-cell-range-address="'Averages + Graph'.H2:'Averages + Graph'.H101" chart:label-cell-address="'Averages + Graph'.H1:'Averages + Graph'.H1" chart:class="chart:scatter">
            <chart:data-point chart:repeated="100"/>
          </chart:series>
          <chart:series chart:style-name="ch15" chart:values-cell-range-address="'Averages + Graph'.I2:'Averages + Graph'.I101" chart:label-cell-address="'Averages + Graph'.I1:'Averages + Graph'.I1" chart:class="chart:scatter">
            <chart:data-point chart:repeated="100"/>
          </chart:series>
          <chart:series chart:style-name="ch16" chart:values-cell-range-address="'Averages + Graph'.J2:'Averages + Graph'.J101" chart:label-cell-address="'Averages + Graph'.J1:'Averages + Graph'.J1" chart:class="chart:scatter">
            <chart:data-point chart:repeated="100"/>
          </chart:series>
          <chart:series chart:style-name="ch17" chart:values-cell-range-address="'Averages + Graph'.K2:'Averages + Graph'.K101" chart:label-cell-address="'Averages + Graph'.K1:'Averages + Graph'.K1" chart:class="chart:scatter">
            <chart:data-point chart:repeated="100"/>
          </chart:series>
          <chart:series chart:style-name="ch18" chart:values-cell-range-address="'Averages + Graph'.L2:'Averages + Graph'.L101" chart:label-cell-address="'Averages + Graph'.L1:'Averages + Graph'.L1" chart:class="chart:scatter">
            <chart:data-point chart:repeated="100"/>
          </chart:series>
          <chart:series chart:style-name="ch19" chart:values-cell-range-address="'Averages + Graph'.M2:'Averages + Graph'.M101" chart:label-cell-address="'Averages + Graph'.M1:'Averages + Graph'.M1" chart:class="chart:scatter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 1959 AVG</text:p>
                <draw:g>
                  <svg:desc>'Averages + Graph'.B1:'Averages + Graph'.B1</svg:desc>
                </draw:g>
              </table:table-cell>
              <table:table-cell office:value-type="string">
                <text:p>Frank &amp; Lazarus 1960 AVG</text:p>
                <draw:g>
                  <svg:desc>'Averages + Graph'.C1:'Averages + Graph'.C1</svg:desc>
                </draw:g>
              </table:table-cell>
              <table:table-cell office:value-type="string">
                <text:p>Hibbard 1963 AVG</text:p>
                <draw:g>
                  <svg:desc>'Averages + Graph'.D1:'Averages + Graph'.D1</svg:desc>
                </draw:g>
              </table:table-cell>
              <table:table-cell office:value-type="string">
                <text:p>Papernov &amp; Stasevich 1965 AVG</text:p>
                <draw:g>
                  <svg:desc>'Averages + Graph'.E1:'Averages + Graph'.E1</svg:desc>
                </draw:g>
              </table:table-cell>
              <table:table-cell office:value-type="string">
                <text:p>Incerpi &amp; Sedgewick 1985 AVG</text:p>
                <draw:g>
                  <svg:desc>'Averages + Graph'.H1:'Averages + Graph'.H1</svg:desc>
                </draw:g>
              </table:table-cell>
              <table:table-cell office:value-type="string">
                <text:p>Sedgewick 1986 (single formula) AVG</text:p>
                <draw:g>
                  <svg:desc>'Averages + Graph'.I1:'Averages + Graph'.I1</svg:desc>
                </draw:g>
              </table:table-cell>
              <table:table-cell office:value-type="string">
                <text:p>Sedgewick 1986 (odd/evens) AVG</text:p>
                <draw:g>
                  <svg:desc>'Averages + Graph'.J1:'Averages + Graph'.J1</svg:desc>
                </draw:g>
              </table:table-cell>
              <table:table-cell office:value-type="string">
                <text:p>Gonnet &amp; Baeza-Yates 1991 AVG</text:p>
                <draw:g>
                  <svg:desc>'Averages + Graph'.K1:'Averages + Graph'.K1</svg:desc>
                </draw:g>
              </table:table-cell>
              <table:table-cell office:value-type="string">
                <text:p>Tokuda 1992 AVG</text:p>
                <draw:g>
                  <svg:desc>'Averages + Graph'.L1:'Averages + Graph'.L1</svg:desc>
                </draw:g>
              </table:table-cell>
              <table:table-cell office:value-type="string">
                <text:p>Ciura 2001 AVG</text:p>
                <draw:g>
                  <svg:desc>'Averages + Graph'.M1:'Averages + Graph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67.8">
                <text:p>67.8</text:p>
                <draw:g>
                  <svg:desc>'Averages + Graph'.B2:'Averages + Graph'.B101</svg:desc>
                </draw:g>
              </table:table-cell>
              <table:table-cell office:value-type="float" office:value="58.8">
                <text:p>58.8</text:p>
                <draw:g>
                  <svg:desc>'Averages + Graph'.C2:'Averages + Graph'.C101</svg:desc>
                </draw:g>
              </table:table-cell>
              <table:table-cell office:value-type="float" office:value="63.9">
                <text:p>63.9</text:p>
                <draw:g>
                  <svg:desc>'Averages + Graph'.D2:'Averages + Graph'.D101</svg:desc>
                </draw:g>
              </table:table-cell>
              <table:table-cell office:value-type="float" office:value="68.9">
                <text:p>68.9</text:p>
                <draw:g>
                  <svg:desc>'Averages + Graph'.E2:'Averages + Graph'.E101</svg:desc>
                </draw:g>
              </table:table-cell>
              <table:table-cell office:value-type="float" office:value="59.2">
                <text:p>59.2</text:p>
                <draw:g>
                  <svg:desc>'Averages + Graph'.H2:'Averages + Graph'.H101</svg:desc>
                </draw:g>
              </table:table-cell>
              <table:table-cell office:value-type="float" office:value="44">
                <text:p>44</text:p>
                <draw:g>
                  <svg:desc>'Averages + Graph'.I2:'Averages + Graph'.I101</svg:desc>
                </draw:g>
              </table:table-cell>
              <table:table-cell office:value-type="float" office:value="56.2">
                <text:p>56.2</text:p>
                <draw:g>
                  <svg:desc>'Averages + Graph'.J2:'Averages + Graph'.J101</svg:desc>
                </draw:g>
              </table:table-cell>
              <table:table-cell office:value-type="float" office:value="56.3">
                <text:p>56.3</text:p>
                <draw:g>
                  <svg:desc>'Averages + Graph'.K2:'Averages + Graph'.K101</svg:desc>
                </draw:g>
              </table:table-cell>
              <table:table-cell office:value-type="float" office:value="53.1">
                <text:p>53.1</text:p>
                <draw:g>
                  <svg:desc>'Averages + Graph'.L2:'Averages + Graph'.L101</svg:desc>
                </draw:g>
              </table:table-cell>
              <table:table-cell office:value-type="float" office:value="52.5">
                <text:p>52.5</text:p>
                <draw:g>
                  <svg:desc>'Averages + Graph'.M2:'Averages + Graph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3.3">
                <text:p>133.3</text:p>
              </table:table-cell>
              <table:table-cell office:value-type="float" office:value="123.7">
                <text:p>123.7</text:p>
              </table:table-cell>
              <table:table-cell office:value-type="float" office:value="117.5">
                <text:p>117.5</text:p>
              </table:table-cell>
              <table:table-cell office:value-type="float" office:value="134.1">
                <text:p>134.1</text:p>
              </table:table-cell>
              <table:table-cell office:value-type="float" office:value="108.9">
                <text:p>108.9</text:p>
              </table:table-cell>
              <table:table-cell office:value-type="float" office:value="87">
                <text:p>87</text:p>
              </table:table-cell>
              <table:table-cell office:value-type="float" office:value="93.4">
                <text:p>93.4</text:p>
              </table:table-cell>
              <table:table-cell office:value-type="float" office:value="112.5">
                <text:p>112.5</text:p>
              </table:table-cell>
              <table:table-cell office:value-type="float" office:value="106.3">
                <text:p>106.3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9.9">
                <text:p>219.9</text:p>
              </table:table-cell>
              <table:table-cell office:value-type="float" office:value="221.6">
                <text:p>221.6</text:p>
              </table:table-cell>
              <table:table-cell office:value-type="float" office:value="202.4">
                <text:p>202.4</text:p>
              </table:table-cell>
              <table:table-cell office:value-type="float" office:value="232.9">
                <text:p>232.9</text:p>
              </table:table-cell>
              <table:table-cell office:value-type="float" office:value="174.7">
                <text:p>174.7</text:p>
              </table:table-cell>
              <table:table-cell office:value-type="float" office:value="148">
                <text:p>148</text:p>
              </table:table-cell>
              <table:table-cell office:value-type="float" office:value="159.9">
                <text:p>159.9</text:p>
              </table:table-cell>
              <table:table-cell office:value-type="float" office:value="189.2">
                <text:p>189.2</text:p>
              </table:table-cell>
              <table:table-cell office:value-type="float" office:value="176.9">
                <text:p>176.9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12.8">
                <text:p>312.8</text:p>
              </table:table-cell>
              <table:table-cell office:value-type="float" office:value="344.9">
                <text:p>344.9</text:p>
              </table:table-cell>
              <table:table-cell office:value-type="float" office:value="316.8">
                <text:p>316.8</text:p>
              </table:table-cell>
              <table:table-cell office:value-type="float" office:value="348">
                <text:p>348</text:p>
              </table:table-cell>
              <table:table-cell office:value-type="float" office:value="263.5">
                <text:p>263.5</text:p>
              </table:table-cell>
              <table:table-cell office:value-type="float" office:value="209.3">
                <text:p>209.3</text:p>
              </table:table-cell>
              <table:table-cell office:value-type="float" office:value="235.6">
                <text:p>235.6</text:p>
              </table:table-cell>
              <table:table-cell office:value-type="float" office:value="296.2">
                <text:p>296.2</text:p>
              </table:table-cell>
              <table:table-cell office:value-type="float" office:value="266.6">
                <text:p>266.6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92.9">
                <text:p>392.9</text:p>
              </table:table-cell>
              <table:table-cell office:value-type="float" office:value="397.7">
                <text:p>397.7</text:p>
              </table:table-cell>
              <table:table-cell office:value-type="float" office:value="410">
                <text:p>410</text:p>
              </table:table-cell>
              <table:table-cell office:value-type="float" office:value="437.4">
                <text:p>437.4</text:p>
              </table:table-cell>
              <table:table-cell office:value-type="float" office:value="350.5">
                <text:p>350.5</text:p>
              </table:table-cell>
              <table:table-cell office:value-type="float" office:value="279.2">
                <text:p>279.2</text:p>
              </table:table-cell>
              <table:table-cell office:value-type="float" office:value="311">
                <text:p>311</text:p>
              </table:table-cell>
              <table:table-cell office:value-type="float" office:value="347.7">
                <text:p>347.7</text:p>
              </table:table-cell>
              <table:table-cell office:value-type="float" office:value="365.7">
                <text:p>365.7</text:p>
              </table:table-cell>
              <table:table-cell office:value-type="float" office:value="350.7">
                <text:p>3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37.6">
                <text:p>537.6</text:p>
              </table:table-cell>
              <table:table-cell office:value-type="float" office:value="534">
                <text:p>534</text:p>
              </table:table-cell>
              <table:table-cell office:value-type="float" office:value="506.5">
                <text:p>506.5</text:p>
              </table:table-cell>
              <table:table-cell office:value-type="float" office:value="559.3">
                <text:p>559.3</text:p>
              </table:table-cell>
              <table:table-cell office:value-type="float" office:value="438.7">
                <text:p>438.7</text:p>
              </table:table-cell>
              <table:table-cell office:value-type="float" office:value="359.3">
                <text:p>359.3</text:p>
              </table:table-cell>
              <table:table-cell office:value-type="float" office:value="413.2">
                <text:p>413.2</text:p>
              </table:table-cell>
              <table:table-cell office:value-type="float" office:value="477.3">
                <text:p>477.3</text:p>
              </table:table-cell>
              <table:table-cell office:value-type="float" office:value="424.3">
                <text:p>424.3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0.5">
                <text:p>590.5</text:p>
              </table:table-cell>
              <table:table-cell office:value-type="float" office:value="603.3">
                <text:p>603.3</text:p>
              </table:table-cell>
              <table:table-cell office:value-type="float" office:value="547.3">
                <text:p>547.3</text:p>
              </table:table-cell>
              <table:table-cell office:value-type="float" office:value="617.5">
                <text:p>617.5</text:p>
              </table:table-cell>
              <table:table-cell office:value-type="float" office:value="538.4">
                <text:p>538.4</text:p>
              </table:table-cell>
              <table:table-cell office:value-type="float" office:value="415.3">
                <text:p>415.3</text:p>
              </table:table-cell>
              <table:table-cell office:value-type="float" office:value="477.2">
                <text:p>477.2</text:p>
              </table:table-cell>
              <table:table-cell office:value-type="float" office:value="562.8">
                <text:p>562.8</text:p>
              </table:table-cell>
              <table:table-cell office:value-type="float" office:value="527.2">
                <text:p>527.2</text:p>
              </table:table-cell>
              <table:table-cell office:value-type="float" office:value="498.6">
                <text:p>49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721.4">
                <text:p>721.4</text:p>
              </table:table-cell>
              <table:table-cell office:value-type="float" office:value="686.6">
                <text:p>686.6</text:p>
              </table:table-cell>
              <table:table-cell office:value-type="float" office:value="686">
                <text:p>686</text:p>
              </table:table-cell>
              <table:table-cell office:value-type="float" office:value="738.3">
                <text:p>738.3</text:p>
              </table:table-cell>
              <table:table-cell office:value-type="float" office:value="642.9">
                <text:p>642.9</text:p>
              </table:table-cell>
              <table:table-cell office:value-type="float" office:value="517.9">
                <text:p>517.9</text:p>
              </table:table-cell>
              <table:table-cell office:value-type="float" office:value="623.2">
                <text:p>623.2</text:p>
              </table:table-cell>
              <table:table-cell office:value-type="float" office:value="691.5">
                <text:p>691.5</text:p>
              </table:table-cell>
              <table:table-cell office:value-type="float" office:value="678.5">
                <text:p>678.5</text:p>
              </table:table-cell>
              <table:table-cell office:value-type="float" office:value="623.3">
                <text:p>62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27.5">
                <text:p>927.5</text:p>
              </table:table-cell>
              <table:table-cell office:value-type="float" office:value="852.7">
                <text:p>852.7</text:p>
              </table:table-cell>
              <table:table-cell office:value-type="float" office:value="800">
                <text:p>800</text:p>
              </table:table-cell>
              <table:table-cell office:value-type="float" office:value="851.1">
                <text:p>851.1</text:p>
              </table:table-cell>
              <table:table-cell office:value-type="float" office:value="707.2">
                <text:p>707.2</text:p>
              </table:table-cell>
              <table:table-cell office:value-type="float" office:value="564.2">
                <text:p>564.2</text:p>
              </table:table-cell>
              <table:table-cell office:value-type="float" office:value="632.4">
                <text:p>632.4</text:p>
              </table:table-cell>
              <table:table-cell office:value-type="float" office:value="724.2">
                <text:p>724.2</text:p>
              </table:table-cell>
              <table:table-cell office:value-type="float" office:value="760.3">
                <text:p>760.3</text:p>
              </table:table-cell>
              <table:table-cell office:value-type="float" office:value="749.2">
                <text:p>74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00.2">
                <text:p>900.2</text:p>
              </table:table-cell>
              <table:table-cell office:value-type="float" office:value="855.4">
                <text:p>855.4</text:p>
              </table:table-cell>
              <table:table-cell office:value-type="float" office:value="845.6">
                <text:p>845.6</text:p>
              </table:table-cell>
              <table:table-cell office:value-type="float" office:value="912.7">
                <text:p>912.7</text:p>
              </table:table-cell>
              <table:table-cell office:value-type="float" office:value="778">
                <text:p>778</text:p>
              </table:table-cell>
              <table:table-cell office:value-type="float" office:value="628.6">
                <text:p>628.6</text:p>
              </table:table-cell>
              <table:table-cell office:value-type="float" office:value="712.3">
                <text:p>712.3</text:p>
              </table:table-cell>
              <table:table-cell office:value-type="float" office:value="790.3">
                <text:p>790.3</text:p>
              </table:table-cell>
              <table:table-cell office:value-type="float" office:value="766.7">
                <text:p>766.7</text:p>
              </table:table-cell>
              <table:table-cell office:value-type="float" office:value="754.7">
                <text:p>75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1.4">
                <text:p>1101.4</text:p>
              </table:table-cell>
              <table:table-cell office:value-type="float" office:value="1079.9">
                <text:p>1079.9</text:p>
              </table:table-cell>
              <table:table-cell office:value-type="float" office:value="992.7">
                <text:p>992.7</text:p>
              </table:table-cell>
              <table:table-cell office:value-type="float" office:value="1047.8">
                <text:p>1047.8</text:p>
              </table:table-cell>
              <table:table-cell office:value-type="float" office:value="844.9">
                <text:p>844.9</text:p>
              </table:table-cell>
              <table:table-cell office:value-type="float" office:value="677.8">
                <text:p>677.8</text:p>
              </table:table-cell>
              <table:table-cell office:value-type="float" office:value="762.3">
                <text:p>762.3</text:p>
              </table:table-cell>
              <table:table-cell office:value-type="float" office:value="829">
                <text:p>829</text:p>
              </table:table-cell>
              <table:table-cell office:value-type="float" office:value="836.9">
                <text:p>836.9</text:p>
              </table:table-cell>
              <table:table-cell office:value-type="float" office:value="809.4">
                <text:p>80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180.5">
                <text:p>1180.5</text:p>
              </table:table-cell>
              <table:table-cell office:value-type="float" office:value="1134">
                <text:p>1134</text:p>
              </table:table-cell>
              <table:table-cell office:value-type="float" office:value="1068.6">
                <text:p>1068.6</text:p>
              </table:table-cell>
              <table:table-cell office:value-type="float" office:value="1133.5">
                <text:p>1133.5</text:p>
              </table:table-cell>
              <table:table-cell office:value-type="float" office:value="1012.2">
                <text:p>1012.2</text:p>
              </table:table-cell>
              <table:table-cell office:value-type="float" office:value="823">
                <text:p>823</text:p>
              </table:table-cell>
              <table:table-cell office:value-type="float" office:value="965.4">
                <text:p>965.4</text:p>
              </table:table-cell>
              <table:table-cell office:value-type="float" office:value="1035.3">
                <text:p>1035.3</text:p>
              </table:table-cell>
              <table:table-cell office:value-type="float" office:value="962.3">
                <text:p>962.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84.5">
                <text:p>1384.5</text:p>
              </table:table-cell>
              <table:table-cell office:value-type="float" office:value="1293.3">
                <text:p>1293.3</text:p>
              </table:table-cell>
              <table:table-cell office:value-type="float" office:value="1262.1">
                <text:p>1262.1</text:p>
              </table:table-cell>
              <table:table-cell office:value-type="float" office:value="1333">
                <text:p>1333</text:p>
              </table:table-cell>
              <table:table-cell office:value-type="float" office:value="1086.8">
                <text:p>1086.8</text:p>
              </table:table-cell>
              <table:table-cell office:value-type="float" office:value="876">
                <text:p>876</text:p>
              </table:table-cell>
              <table:table-cell office:value-type="float" office:value="1052.3">
                <text:p>1052.3</text:p>
              </table:table-cell>
              <table:table-cell office:value-type="float" office:value="1296.8">
                <text:p>1296.8</text:p>
              </table:table-cell>
              <table:table-cell office:value-type="float" office:value="1130.1">
                <text:p>1130.1</text:p>
              </table:table-cell>
              <table:table-cell office:value-type="float" office:value="1031.6">
                <text:p>103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28.1">
                <text:p>1328.1</text:p>
              </table:table-cell>
              <table:table-cell office:value-type="float" office:value="1474.2">
                <text:p>1474.2</text:p>
              </table:table-cell>
              <table:table-cell office:value-type="float" office:value="1316.9">
                <text:p>1316.9</text:p>
              </table:table-cell>
              <table:table-cell office:value-type="float" office:value="1466.2">
                <text:p>1466.2</text:p>
              </table:table-cell>
              <table:table-cell office:value-type="float" office:value="1105.2">
                <text:p>1105.2</text:p>
              </table:table-cell>
              <table:table-cell office:value-type="float" office:value="946.5">
                <text:p>946.5</text:p>
              </table:table-cell>
              <table:table-cell office:value-type="float" office:value="1079">
                <text:p>1079</text:p>
              </table:table-cell>
              <table:table-cell office:value-type="float" office:value="1248.1">
                <text:p>1248.1</text:p>
              </table:table-cell>
              <table:table-cell office:value-type="float" office:value="1163.9">
                <text:p>1163.9</text:p>
              </table:table-cell>
              <table:table-cell office:value-type="float" office:value="1121.5">
                <text:p>112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21.7">
                <text:p>1521.7</text:p>
              </table:table-cell>
              <table:table-cell office:value-type="float" office:value="1523.4">
                <text:p>1523.4</text:p>
              </table:table-cell>
              <table:table-cell office:value-type="float" office:value="1369.2">
                <text:p>1369.2</text:p>
              </table:table-cell>
              <table:table-cell office:value-type="float" office:value="1505.4">
                <text:p>1505.4</text:p>
              </table:table-cell>
              <table:table-cell office:value-type="float" office:value="1142.9">
                <text:p>1142.9</text:p>
              </table:table-cell>
              <table:table-cell office:value-type="float" office:value="926.2">
                <text:p>926.2</text:p>
              </table:table-cell>
              <table:table-cell office:value-type="float" office:value="1109">
                <text:p>1109</text:p>
              </table:table-cell>
              <table:table-cell office:value-type="float" office:value="1334.8">
                <text:p>1334.8</text:p>
              </table:table-cell>
              <table:table-cell office:value-type="float" office:value="1284.7">
                <text:p>1284.7</text:p>
              </table:table-cell>
              <table:table-cell office:value-type="float" office:value="1187.4">
                <text:p>118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36">
                <text:p>1636</text:p>
              </table:table-cell>
              <table:table-cell office:value-type="float" office:value="1693.4">
                <text:p>1693.4</text:p>
              </table:table-cell>
              <table:table-cell office:value-type="float" office:value="1609.8">
                <text:p>1609.8</text:p>
              </table:table-cell>
              <table:table-cell office:value-type="float" office:value="1574.4">
                <text:p>1574.4</text:p>
              </table:table-cell>
              <table:table-cell office:value-type="float" office:value="1377.7">
                <text:p>1377.7</text:p>
              </table:table-cell>
              <table:table-cell office:value-type="float" office:value="1122.8">
                <text:p>1122.8</text:p>
              </table:table-cell>
              <table:table-cell office:value-type="float" office:value="1358.4">
                <text:p>1358.4</text:p>
              </table:table-cell>
              <table:table-cell office:value-type="float" office:value="1449">
                <text:p>1449</text:p>
              </table:table-cell>
              <table:table-cell office:value-type="float" office:value="1366.5">
                <text:p>1366.5</text:p>
              </table:table-cell>
              <table:table-cell office:value-type="float" office:value="1289.5">
                <text:p>12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562">
                <text:p>1562</text:p>
              </table:table-cell>
              <table:table-cell office:value-type="float" office:value="1540.7">
                <text:p>1540.7</text:p>
              </table:table-cell>
              <table:table-cell office:value-type="float" office:value="1518.5">
                <text:p>1518.5</text:p>
              </table:table-cell>
              <table:table-cell office:value-type="float" office:value="1637.9">
                <text:p>1637.9</text:p>
              </table:table-cell>
              <table:table-cell office:value-type="float" office:value="1304.5">
                <text:p>1304.5</text:p>
              </table:table-cell>
              <table:table-cell office:value-type="float" office:value="1046.2">
                <text:p>1046.2</text:p>
              </table:table-cell>
              <table:table-cell office:value-type="float" office:value="1227.7">
                <text:p>1227.7</text:p>
              </table:table-cell>
              <table:table-cell office:value-type="float" office:value="1428.9">
                <text:p>1428.9</text:p>
              </table:table-cell>
              <table:table-cell office:value-type="float" office:value="1308.7">
                <text:p>1308.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6.4">
                <text:p>1806.4</text:p>
              </table:table-cell>
              <table:table-cell office:value-type="float" office:value="1655.6">
                <text:p>1655.6</text:p>
              </table:table-cell>
              <table:table-cell office:value-type="float" office:value="1618.1">
                <text:p>1618.1</text:p>
              </table:table-cell>
              <table:table-cell office:value-type="float" office:value="1771.4">
                <text:p>1771.4</text:p>
              </table:table-cell>
              <table:table-cell office:value-type="float" office:value="1484.4">
                <text:p>1484.4</text:p>
              </table:table-cell>
              <table:table-cell office:value-type="float" office:value="1191.1">
                <text:p>1191.1</text:p>
              </table:table-cell>
              <table:table-cell office:value-type="float" office:value="1358.2">
                <text:p>1358.2</text:p>
              </table:table-cell>
              <table:table-cell office:value-type="float" office:value="1509.8">
                <text:p>1509.8</text:p>
              </table:table-cell>
              <table:table-cell office:value-type="float" office:value="1528.2">
                <text:p>1528.2</text:p>
              </table:table-cell>
              <table:table-cell office:value-type="float" office:value="1525.3">
                <text:p>152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35.1">
                <text:p>1835.1</text:p>
              </table:table-cell>
              <table:table-cell office:value-type="float" office:value="1763.8">
                <text:p>1763.8</text:p>
              </table:table-cell>
              <table:table-cell office:value-type="float" office:value="1839.6">
                <text:p>1839.6</text:p>
              </table:table-cell>
              <table:table-cell office:value-type="float" office:value="1992.9">
                <text:p>1992.9</text:p>
              </table:table-cell>
              <table:table-cell office:value-type="float" office:value="1535.3">
                <text:p>1535.3</text:p>
              </table:table-cell>
              <table:table-cell office:value-type="float" office:value="1259.2">
                <text:p>1259.2</text:p>
              </table:table-cell>
              <table:table-cell office:value-type="float" office:value="1462.7">
                <text:p>1462.7</text:p>
              </table:table-cell>
              <table:table-cell office:value-type="float" office:value="1600.6">
                <text:p>1600.6</text:p>
              </table:table-cell>
              <table:table-cell office:value-type="float" office:value="1525.2">
                <text:p>1525.2</text:p>
              </table:table-cell>
              <table:table-cell office:value-type="float" office:value="1469.6">
                <text:p>14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88.7">
                <text:p>1988.7</text:p>
              </table:table-cell>
              <table:table-cell office:value-type="float" office:value="1886.7">
                <text:p>1886.7</text:p>
              </table:table-cell>
              <table:table-cell office:value-type="float" office:value="1855.7">
                <text:p>1855.7</text:p>
              </table:table-cell>
              <table:table-cell office:value-type="float" office:value="2094.8">
                <text:p>2094.8</text:p>
              </table:table-cell>
              <table:table-cell office:value-type="float" office:value="1701.2">
                <text:p>1701.2</text:p>
              </table:table-cell>
              <table:table-cell office:value-type="float" office:value="1383.6">
                <text:p>1383.6</text:p>
              </table:table-cell>
              <table:table-cell office:value-type="float" office:value="1651.1">
                <text:p>1651.1</text:p>
              </table:table-cell>
              <table:table-cell office:value-type="float" office:value="1797.3">
                <text:p>1797.3</text:p>
              </table:table-cell>
              <table:table-cell office:value-type="float" office:value="1629.1">
                <text:p>1629.1</text:p>
              </table:table-cell>
              <table:table-cell office:value-type="float" office:value="1577.2">
                <text:p>157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70.1">
                <text:p>2270.1</text:p>
              </table:table-cell>
              <table:table-cell office:value-type="float" office:value="2308.4">
                <text:p>2308.4</text:p>
              </table:table-cell>
              <table:table-cell office:value-type="float" office:value="2089.6">
                <text:p>2089.6</text:p>
              </table:table-cell>
              <table:table-cell office:value-type="float" office:value="2139.6">
                <text:p>2139.6</text:p>
              </table:table-cell>
              <table:table-cell office:value-type="float" office:value="1776.4">
                <text:p>1776.4</text:p>
              </table:table-cell>
              <table:table-cell office:value-type="float" office:value="1397.8">
                <text:p>1397.8</text:p>
              </table:table-cell>
              <table:table-cell office:value-type="float" office:value="1595.1">
                <text:p>1595.1</text:p>
              </table:table-cell>
              <table:table-cell office:value-type="float" office:value="1846.6">
                <text:p>1846.6</text:p>
              </table:table-cell>
              <table:table-cell office:value-type="float" office:value="1721.1">
                <text:p>1721.1</text:p>
              </table:table-cell>
              <table:table-cell office:value-type="float" office:value="1642.6">
                <text:p>164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544.3">
                <text:p>2544.3</text:p>
              </table:table-cell>
              <table:table-cell office:value-type="float" office:value="2260.5">
                <text:p>2260.5</text:p>
              </table:table-cell>
              <table:table-cell office:value-type="float" office:value="2079.2">
                <text:p>2079.2</text:p>
              </table:table-cell>
              <table:table-cell office:value-type="float" office:value="2276.1">
                <text:p>2276.1</text:p>
              </table:table-cell>
              <table:table-cell office:value-type="float" office:value="2007.2">
                <text:p>2007.2</text:p>
              </table:table-cell>
              <table:table-cell office:value-type="float" office:value="1632.1">
                <text:p>1632.1</text:p>
              </table:table-cell>
              <table:table-cell office:value-type="float" office:value="1854.3">
                <text:p>1854.3</text:p>
              </table:table-cell>
              <table:table-cell office:value-type="float" office:value="1997">
                <text:p>1997</text:p>
              </table:table-cell>
              <table:table-cell office:value-type="float" office:value="1992.8">
                <text:p>1992.8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91.9">
                <text:p>2491.9</text:p>
              </table:table-cell>
              <table:table-cell office:value-type="float" office:value="2445.2">
                <text:p>2445.2</text:p>
              </table:table-cell>
              <table:table-cell office:value-type="float" office:value="2205.9">
                <text:p>2205.9</text:p>
              </table:table-cell>
              <table:table-cell office:value-type="float" office:value="2525.8">
                <text:p>2525.8</text:p>
              </table:table-cell>
              <table:table-cell office:value-type="float" office:value="2135.3">
                <text:p>2135.3</text:p>
              </table:table-cell>
              <table:table-cell office:value-type="float" office:value="1661.1">
                <text:p>1661.1</text:p>
              </table:table-cell>
              <table:table-cell office:value-type="float" office:value="1929.7">
                <text:p>1929.7</text:p>
              </table:table-cell>
              <table:table-cell office:value-type="float" office:value="2113.1">
                <text:p>2113.1</text:p>
              </table:table-cell>
              <table:table-cell office:value-type="float" office:value="1971.4">
                <text:p>1971.4</text:p>
              </table:table-cell>
              <table:table-cell office:value-type="float" office:value="1872.3">
                <text:p>187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01.8">
                <text:p>2401.8</text:p>
              </table:table-cell>
              <table:table-cell office:value-type="float" office:value="2361.3">
                <text:p>2361.3</text:p>
              </table:table-cell>
              <table:table-cell office:value-type="float" office:value="2346.9">
                <text:p>2346.9</text:p>
              </table:table-cell>
              <table:table-cell office:value-type="float" office:value="2586.5">
                <text:p>2586.5</text:p>
              </table:table-cell>
              <table:table-cell office:value-type="float" office:value="2102.9">
                <text:p>2102.9</text:p>
              </table:table-cell>
              <table:table-cell office:value-type="float" office:value="1628.3">
                <text:p>1628.3</text:p>
              </table:table-cell>
              <table:table-cell office:value-type="float" office:value="1884.1">
                <text:p>1884.1</text:p>
              </table:table-cell>
              <table:table-cell office:value-type="float" office:value="2148.1">
                <text:p>2148.1</text:p>
              </table:table-cell>
              <table:table-cell office:value-type="float" office:value="2006.9">
                <text:p>2006.9</text:p>
              </table:table-cell>
              <table:table-cell office:value-type="float" office:value="1920.7">
                <text:p>192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25.1">
                <text:p>2525.1</text:p>
              </table:table-cell>
              <table:table-cell office:value-type="float" office:value="2477.2">
                <text:p>2477.2</text:p>
              </table:table-cell>
              <table:table-cell office:value-type="float" office:value="2657.1">
                <text:p>2657.1</text:p>
              </table:table-cell>
              <table:table-cell office:value-type="float" office:value="2669.6">
                <text:p>2669.6</text:p>
              </table:table-cell>
              <table:table-cell office:value-type="float" office:value="2061.5">
                <text:p>2061.5</text:p>
              </table:table-cell>
              <table:table-cell office:value-type="float" office:value="1701.8">
                <text:p>1701.8</text:p>
              </table:table-cell>
              <table:table-cell office:value-type="float" office:value="1949.3">
                <text:p>1949.3</text:p>
              </table:table-cell>
              <table:table-cell office:value-type="float" office:value="2065.4">
                <text:p>2065.4</text:p>
              </table:table-cell>
              <table:table-cell office:value-type="float" office:value="2043.9">
                <text:p>2043.9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863.6">
                <text:p>2863.6</text:p>
              </table:table-cell>
              <table:table-cell office:value-type="float" office:value="2764.2">
                <text:p>2764.2</text:p>
              </table:table-cell>
              <table:table-cell office:value-type="float" office:value="2517.6">
                <text:p>2517.6</text:p>
              </table:table-cell>
              <table:table-cell office:value-type="float" office:value="2777.4">
                <text:p>2777.4</text:p>
              </table:table-cell>
              <table:table-cell office:value-type="float" office:value="2393.7">
                <text:p>2393.7</text:p>
              </table:table-cell>
              <table:table-cell office:value-type="float" office:value="1808.9">
                <text:p>1808.9</text:p>
              </table:table-cell>
              <table:table-cell office:value-type="float" office:value="2192.9">
                <text:p>2192.9</text:p>
              </table:table-cell>
              <table:table-cell office:value-type="float" office:value="2297.9">
                <text:p>2297.9</text:p>
              </table:table-cell>
              <table:table-cell office:value-type="float" office:value="2273">
                <text:p>2273</text:p>
              </table:table-cell>
              <table:table-cell office:value-type="float" office:value="2173.9">
                <text:p>217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027.2">
                <text:p>3027.2</text:p>
              </table:table-cell>
              <table:table-cell office:value-type="float" office:value="2953.5">
                <text:p>2953.5</text:p>
              </table:table-cell>
              <table:table-cell office:value-type="float" office:value="2865.5">
                <text:p>2865.5</text:p>
              </table:table-cell>
              <table:table-cell office:value-type="float" office:value="2947.7">
                <text:p>2947.7</text:p>
              </table:table-cell>
              <table:table-cell office:value-type="float" office:value="2380.7">
                <text:p>2380.7</text:p>
              </table:table-cell>
              <table:table-cell office:value-type="float" office:value="1938.6">
                <text:p>1938.6</text:p>
              </table:table-cell>
              <table:table-cell office:value-type="float" office:value="2248.6">
                <text:p>2248.6</text:p>
              </table:table-cell>
              <table:table-cell office:value-type="float" office:value="2424.1">
                <text:p>2424.1</text:p>
              </table:table-cell>
              <table:table-cell office:value-type="float" office:value="2356.1">
                <text:p>2356.1</text:p>
              </table:table-cell>
              <table:table-cell office:value-type="float" office:value="2319.4">
                <text:p>231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055.4">
                <text:p>3055.4</text:p>
              </table:table-cell>
              <table:table-cell office:value-type="float" office:value="2893.7">
                <text:p>2893.7</text:p>
              </table:table-cell>
              <table:table-cell office:value-type="float" office:value="3023.7">
                <text:p>3023.7</text:p>
              </table:table-cell>
              <table:table-cell office:value-type="float" office:value="3140.5">
                <text:p>3140.5</text:p>
              </table:table-cell>
              <table:table-cell office:value-type="float" office:value="2438.4">
                <text:p>2438.4</text:p>
              </table:table-cell>
              <table:table-cell office:value-type="float" office:value="1966.2">
                <text:p>1966.2</text:p>
              </table:table-cell>
              <table:table-cell office:value-type="float" office:value="2316">
                <text:p>2316</text:p>
              </table:table-cell>
              <table:table-cell office:value-type="float" office:value="2358.1">
                <text:p>2358.1</text:p>
              </table:table-cell>
              <table:table-cell office:value-type="float" office:value="2407.8">
                <text:p>2407.8</text:p>
              </table:table-cell>
              <table:table-cell office:value-type="float" office:value="2266.1">
                <text:p>226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843.7">
                <text:p>2843.7</text:p>
              </table:table-cell>
              <table:table-cell office:value-type="float" office:value="2952.2">
                <text:p>2952.2</text:p>
              </table:table-cell>
              <table:table-cell office:value-type="float" office:value="3129.2">
                <text:p>3129.2</text:p>
              </table:table-cell>
              <table:table-cell office:value-type="float" office:value="3337.8">
                <text:p>3337.8</text:p>
              </table:table-cell>
              <table:table-cell office:value-type="float" office:value="2514.6">
                <text:p>2514.6</text:p>
              </table:table-cell>
              <table:table-cell office:value-type="float" office:value="1969.4">
                <text:p>1969.4</text:p>
              </table:table-cell>
              <table:table-cell office:value-type="float" office:value="2456.4">
                <text:p>2456.4</text:p>
              </table:table-cell>
              <table:table-cell office:value-type="float" office:value="2708.6">
                <text:p>2708.6</text:p>
              </table:table-cell>
              <table:table-cell office:value-type="float" office:value="2449.1">
                <text:p>2449.1</text:p>
              </table:table-cell>
              <table:table-cell office:value-type="float" office:value="2339.7">
                <text:p>2339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165.4">
                <text:p>3165.4</text:p>
              </table:table-cell>
              <table:table-cell office:value-type="float" office:value="3094.9">
                <text:p>3094.9</text:p>
              </table:table-cell>
              <table:table-cell office:value-type="float" office:value="3089.9">
                <text:p>3089.9</text:p>
              </table:table-cell>
              <table:table-cell office:value-type="float" office:value="3255.1">
                <text:p>3255.1</text:p>
              </table:table-cell>
              <table:table-cell office:value-type="float" office:value="2593.4">
                <text:p>2593.4</text:p>
              </table:table-cell>
              <table:table-cell office:value-type="float" office:value="1995.5">
                <text:p>1995.5</text:p>
              </table:table-cell>
              <table:table-cell office:value-type="float" office:value="2390.6">
                <text:p>2390.6</text:p>
              </table:table-cell>
              <table:table-cell office:value-type="float" office:value="2678.9">
                <text:p>2678.9</text:p>
              </table:table-cell>
              <table:table-cell office:value-type="float" office:value="2613.3">
                <text:p>2613.3</text:p>
              </table:table-cell>
              <table:table-cell office:value-type="float" office:value="2597.1">
                <text:p>25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460.5">
                <text:p>3460.5</text:p>
              </table:table-cell>
              <table:table-cell office:value-type="float" office:value="3200.3">
                <text:p>3200.3</text:p>
              </table:table-cell>
              <table:table-cell office:value-type="float" office:value="3192.8">
                <text:p>3192.8</text:p>
              </table:table-cell>
              <table:table-cell office:value-type="float" office:value="3298.3">
                <text:p>3298.3</text:p>
              </table:table-cell>
              <table:table-cell office:value-type="float" office:value="2714.9">
                <text:p>2714.9</text:p>
              </table:table-cell>
              <table:table-cell office:value-type="float" office:value="2118">
                <text:p>2118</text:p>
              </table:table-cell>
              <table:table-cell office:value-type="float" office:value="2631.5">
                <text:p>2631.5</text:p>
              </table:table-cell>
              <table:table-cell office:value-type="float" office:value="2889.7">
                <text:p>2889.7</text:p>
              </table:table-cell>
              <table:table-cell office:value-type="float" office:value="2673.7">
                <text:p>2673.7</text:p>
              </table:table-cell>
              <table:table-cell office:value-type="float" office:value="2710.2">
                <text:p>271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394.7">
                <text:p>3394.7</text:p>
              </table:table-cell>
              <table:table-cell office:value-type="float" office:value="3232.1">
                <text:p>3232.1</text:p>
              </table:table-cell>
              <table:table-cell office:value-type="float" office:value="3169.2">
                <text:p>3169.2</text:p>
              </table:table-cell>
              <table:table-cell office:value-type="float" office:value="3498.7">
                <text:p>3498.7</text:p>
              </table:table-cell>
              <table:table-cell office:value-type="float" office:value="2784.9">
                <text:p>2784.9</text:p>
              </table:table-cell>
              <table:table-cell office:value-type="float" office:value="2140">
                <text:p>2140</text:p>
              </table:table-cell>
              <table:table-cell office:value-type="float" office:value="2560.7">
                <text:p>2560.7</text:p>
              </table:table-cell>
              <table:table-cell office:value-type="float" office:value="2997.5">
                <text:p>2997.5</text:p>
              </table:table-cell>
              <table:table-cell office:value-type="float" office:value="2816.5">
                <text:p>2816.5</text:p>
              </table:table-cell>
              <table:table-cell office:value-type="float" office:value="2809.5">
                <text:p>280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400.1">
                <text:p>3400.1</text:p>
              </table:table-cell>
              <table:table-cell office:value-type="float" office:value="3287.3">
                <text:p>3287.3</text:p>
              </table:table-cell>
              <table:table-cell office:value-type="float" office:value="3309.2">
                <text:p>3309.2</text:p>
              </table:table-cell>
              <table:table-cell office:value-type="float" office:value="3667.5">
                <text:p>3667.5</text:p>
              </table:table-cell>
              <table:table-cell office:value-type="float" office:value="3081.3">
                <text:p>3081.3</text:p>
              </table:table-cell>
              <table:table-cell office:value-type="float" office:value="2252">
                <text:p>2252</text:p>
              </table:table-cell>
              <table:table-cell office:value-type="float" office:value="2673.3">
                <text:p>2673.3</text:p>
              </table:table-cell>
              <table:table-cell office:value-type="float" office:value="3012.3">
                <text:p>3012.3</text:p>
              </table:table-cell>
              <table:table-cell office:value-type="float" office:value="2997.7">
                <text:p>2997.7</text:p>
              </table:table-cell>
              <table:table-cell office:value-type="float" office:value="2866.1">
                <text:p>286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858">
                <text:p>3858</text:p>
              </table:table-cell>
              <table:table-cell office:value-type="float" office:value="3703">
                <text:p>3703</text:p>
              </table:table-cell>
              <table:table-cell office:value-type="float" office:value="3572.4">
                <text:p>3572.4</text:p>
              </table:table-cell>
              <table:table-cell office:value-type="float" office:value="3861.9">
                <text:p>3861.9</text:p>
              </table:table-cell>
              <table:table-cell office:value-type="float" office:value="3097.9">
                <text:p>3097.9</text:p>
              </table:table-cell>
              <table:table-cell office:value-type="float" office:value="2351.1">
                <text:p>2351.1</text:p>
              </table:table-cell>
              <table:table-cell office:value-type="float" office:value="2794.4">
                <text:p>2794.4</text:p>
              </table:table-cell>
              <table:table-cell office:value-type="float" office:value="3114.8">
                <text:p>3114.8</text:p>
              </table:table-cell>
              <table:table-cell office:value-type="float" office:value="3023.8">
                <text:p>3023.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811.6">
                <text:p>3811.6</text:p>
              </table:table-cell>
              <table:table-cell office:value-type="float" office:value="4021.4">
                <text:p>4021.4</text:p>
              </table:table-cell>
              <table:table-cell office:value-type="float" office:value="3911.2">
                <text:p>3911.2</text:p>
              </table:table-cell>
              <table:table-cell office:value-type="float" office:value="4005.3">
                <text:p>4005.3</text:p>
              </table:table-cell>
              <table:table-cell office:value-type="float" office:value="3152.5">
                <text:p>3152.5</text:p>
              </table:table-cell>
              <table:table-cell office:value-type="float" office:value="2422.7">
                <text:p>2422.7</text:p>
              </table:table-cell>
              <table:table-cell office:value-type="float" office:value="3005.3">
                <text:p>3005.3</text:p>
              </table:table-cell>
              <table:table-cell office:value-type="float" office:value="3288.2">
                <text:p>3288.2</text:p>
              </table:table-cell>
              <table:table-cell office:value-type="float" office:value="3134.3">
                <text:p>3134.3</text:p>
              </table:table-cell>
              <table:table-cell office:value-type="float" office:value="2992.2">
                <text:p>299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835.5">
                <text:p>3835.5</text:p>
              </table:table-cell>
              <table:table-cell office:value-type="float" office:value="3581.2">
                <text:p>3581.2</text:p>
              </table:table-cell>
              <table:table-cell office:value-type="float" office:value="3904.8">
                <text:p>3904.8</text:p>
              </table:table-cell>
              <table:table-cell office:value-type="float" office:value="4068.6">
                <text:p>4068.6</text:p>
              </table:table-cell>
              <table:table-cell office:value-type="float" office:value="3030.3">
                <text:p>3030.3</text:p>
              </table:table-cell>
              <table:table-cell office:value-type="float" office:value="2336.4">
                <text:p>2336.4</text:p>
              </table:table-cell>
              <table:table-cell office:value-type="float" office:value="2923.1">
                <text:p>2923.1</text:p>
              </table:table-cell>
              <table:table-cell office:value-type="float" office:value="3216.1">
                <text:p>3216.1</text:p>
              </table:table-cell>
              <table:table-cell office:value-type="float" office:value="3227">
                <text:p>3227</text:p>
              </table:table-cell>
              <table:table-cell office:value-type="float" office:value="3201.3">
                <text:p>320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51.2">
                <text:p>3751.2</text:p>
              </table:table-cell>
              <table:table-cell office:value-type="float" office:value="3620.5">
                <text:p>3620.5</text:p>
              </table:table-cell>
              <table:table-cell office:value-type="float" office:value="3589.4">
                <text:p>3589.4</text:p>
              </table:table-cell>
              <table:table-cell office:value-type="float" office:value="3940.4">
                <text:p>3940.4</text:p>
              </table:table-cell>
              <table:table-cell office:value-type="float" office:value="3054.4">
                <text:p>3054.4</text:p>
              </table:table-cell>
              <table:table-cell office:value-type="float" office:value="2395.6">
                <text:p>2395.6</text:p>
              </table:table-cell>
              <table:table-cell office:value-type="float" office:value="2928.8">
                <text:p>2928.8</text:p>
              </table:table-cell>
              <table:table-cell office:value-type="float" office:value="3282.6">
                <text:p>3282.6</text:p>
              </table:table-cell>
              <table:table-cell office:value-type="float" office:value="3130.5">
                <text:p>3130.5</text:p>
              </table:table-cell>
              <table:table-cell office:value-type="float" office:value="3004.3">
                <text:p>300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743.6">
                <text:p>3743.6</text:p>
              </table:table-cell>
              <table:table-cell office:value-type="float" office:value="3714.2">
                <text:p>3714.2</text:p>
              </table:table-cell>
              <table:table-cell office:value-type="float" office:value="3750.2">
                <text:p>3750.2</text:p>
              </table:table-cell>
              <table:table-cell office:value-type="float" office:value="4010">
                <text:p>4010</text:p>
              </table:table-cell>
              <table:table-cell office:value-type="float" office:value="3191.4">
                <text:p>3191.4</text:p>
              </table:table-cell>
              <table:table-cell office:value-type="float" office:value="2610.5">
                <text:p>2610.5</text:p>
              </table:table-cell>
              <table:table-cell office:value-type="float" office:value="3344.2">
                <text:p>3344.2</text:p>
              </table:table-cell>
              <table:table-cell office:value-type="float" office:value="3645.4">
                <text:p>3645.4</text:p>
              </table:table-cell>
              <table:table-cell office:value-type="float" office:value="3363.3">
                <text:p>3363.3</text:p>
              </table:table-cell>
              <table:table-cell office:value-type="float" office:value="3162.9">
                <text:p>3162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978.4">
                <text:p>3978.4</text:p>
              </table:table-cell>
              <table:table-cell office:value-type="float" office:value="3790.1">
                <text:p>3790.1</text:p>
              </table:table-cell>
              <table:table-cell office:value-type="float" office:value="3974">
                <text:p>3974</text:p>
              </table:table-cell>
              <table:table-cell office:value-type="float" office:value="4186">
                <text:p>4186</text:p>
              </table:table-cell>
              <table:table-cell office:value-type="float" office:value="3246.9">
                <text:p>3246.9</text:p>
              </table:table-cell>
              <table:table-cell office:value-type="float" office:value="2640.9">
                <text:p>2640.9</text:p>
              </table:table-cell>
              <table:table-cell office:value-type="float" office:value="3115.4">
                <text:p>3115.4</text:p>
              </table:table-cell>
              <table:table-cell office:value-type="float" office:value="3662.8">
                <text:p>3662.8</text:p>
              </table:table-cell>
              <table:table-cell office:value-type="float" office:value="3415.9">
                <text:p>3415.9</text:p>
              </table:table-cell>
              <table:table-cell office:value-type="float" office:value="3254.5">
                <text:p>325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285.5">
                <text:p>4285.5</text:p>
              </table:table-cell>
              <table:table-cell office:value-type="float" office:value="4094.2">
                <text:p>4094.2</text:p>
              </table:table-cell>
              <table:table-cell office:value-type="float" office:value="4343.3">
                <text:p>4343.3</text:p>
              </table:table-cell>
              <table:table-cell office:value-type="float" office:value="4466">
                <text:p>4466</text:p>
              </table:table-cell>
              <table:table-cell office:value-type="float" office:value="3352.9">
                <text:p>3352.9</text:p>
              </table:table-cell>
              <table:table-cell office:value-type="float" office:value="2641.8">
                <text:p>2641.8</text:p>
              </table:table-cell>
              <table:table-cell office:value-type="float" office:value="3203.6">
                <text:p>3203.6</text:p>
              </table:table-cell>
              <table:table-cell office:value-type="float" office:value="3535.6">
                <text:p>3535.6</text:p>
              </table:table-cell>
              <table:table-cell office:value-type="float" office:value="3407.8">
                <text:p>3407.8</text:p>
              </table:table-cell>
              <table:table-cell office:value-type="float" office:value="3299.8">
                <text:p>329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591.2">
                <text:p>5591.2</text:p>
              </table:table-cell>
              <table:table-cell office:value-type="float" office:value="4730.7">
                <text:p>4730.7</text:p>
              </table:table-cell>
              <table:table-cell office:value-type="float" office:value="4764.3">
                <text:p>4764.3</text:p>
              </table:table-cell>
              <table:table-cell office:value-type="float" office:value="4784.4">
                <text:p>4784.4</text:p>
              </table:table-cell>
              <table:table-cell office:value-type="float" office:value="3698">
                <text:p>3698</text:p>
              </table:table-cell>
              <table:table-cell office:value-type="float" office:value="2923.9">
                <text:p>2923.9</text:p>
              </table:table-cell>
              <table:table-cell office:value-type="float" office:value="3468.7">
                <text:p>3468.7</text:p>
              </table:table-cell>
              <table:table-cell office:value-type="float" office:value="3886.2">
                <text:p>3886.2</text:p>
              </table:table-cell>
              <table:table-cell office:value-type="float" office:value="3598.8">
                <text:p>3598.8</text:p>
              </table:table-cell>
              <table:table-cell office:value-type="float" office:value="3491.9">
                <text:p>349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864.5">
                <text:p>4864.5</text:p>
              </table:table-cell>
              <table:table-cell office:value-type="float" office:value="4628.5">
                <text:p>4628.5</text:p>
              </table:table-cell>
              <table:table-cell office:value-type="float" office:value="4233.7">
                <text:p>4233.7</text:p>
              </table:table-cell>
              <table:table-cell office:value-type="float" office:value="4491">
                <text:p>4491</text:p>
              </table:table-cell>
              <table:table-cell office:value-type="float" office:value="3496.9">
                <text:p>3496.9</text:p>
              </table:table-cell>
              <table:table-cell office:value-type="float" office:value="2734.2">
                <text:p>2734.2</text:p>
              </table:table-cell>
              <table:table-cell office:value-type="float" office:value="3469.8">
                <text:p>3469.8</text:p>
              </table:table-cell>
              <table:table-cell office:value-type="float" office:value="3748.2">
                <text:p>3748.2</text:p>
              </table:table-cell>
              <table:table-cell office:value-type="float" office:value="3623.9">
                <text:p>3623.9</text:p>
              </table:table-cell>
              <table:table-cell office:value-type="float" office:value="3671.8">
                <text:p>367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849.2">
                <text:p>4849.2</text:p>
              </table:table-cell>
              <table:table-cell office:value-type="float" office:value="4607.8">
                <text:p>4607.8</text:p>
              </table:table-cell>
              <table:table-cell office:value-type="float" office:value="4459.7">
                <text:p>4459.7</text:p>
              </table:table-cell>
              <table:table-cell office:value-type="float" office:value="4857.5">
                <text:p>4857.5</text:p>
              </table:table-cell>
              <table:table-cell office:value-type="float" office:value="3628.2">
                <text:p>3628.2</text:p>
              </table:table-cell>
              <table:table-cell office:value-type="float" office:value="2813.3">
                <text:p>2813.3</text:p>
              </table:table-cell>
              <table:table-cell office:value-type="float" office:value="3471.2">
                <text:p>3471.2</text:p>
              </table:table-cell>
              <table:table-cell office:value-type="float" office:value="3811.1">
                <text:p>3811.1</text:p>
              </table:table-cell>
              <table:table-cell office:value-type="float" office:value="3824.3">
                <text:p>3824.3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5094.8">
                <text:p>5094.8</text:p>
              </table:table-cell>
              <table:table-cell office:value-type="float" office:value="5050.9">
                <text:p>5050.9</text:p>
              </table:table-cell>
              <table:table-cell office:value-type="float" office:value="4559.2">
                <text:p>4559.2</text:p>
              </table:table-cell>
              <table:table-cell office:value-type="float" office:value="5012.9">
                <text:p>5012.9</text:p>
              </table:table-cell>
              <table:table-cell office:value-type="float" office:value="3678.5">
                <text:p>3678.5</text:p>
              </table:table-cell>
              <table:table-cell office:value-type="float" office:value="2885.9">
                <text:p>2885.9</text:p>
              </table:table-cell>
              <table:table-cell office:value-type="float" office:value="3551.3">
                <text:p>3551.3</text:p>
              </table:table-cell>
              <table:table-cell office:value-type="float" office:value="3919.4">
                <text:p>3919.4</text:p>
              </table:table-cell>
              <table:table-cell office:value-type="float" office:value="3787.4">
                <text:p>3787.4</text:p>
              </table:table-cell>
              <table:table-cell office:value-type="float" office:value="3885.9">
                <text:p>388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87.3">
                <text:p>5087.3</text:p>
              </table:table-cell>
              <table:table-cell office:value-type="float" office:value="4987.4">
                <text:p>4987.4</text:p>
              </table:table-cell>
              <table:table-cell office:value-type="float" office:value="4541.9">
                <text:p>4541.9</text:p>
              </table:table-cell>
              <table:table-cell office:value-type="float" office:value="4811.9">
                <text:p>4811.9</text:p>
              </table:table-cell>
              <table:table-cell office:value-type="float" office:value="3796.3">
                <text:p>3796.3</text:p>
              </table:table-cell>
              <table:table-cell office:value-type="float" office:value="2984.4">
                <text:p>2984.4</text:p>
              </table:table-cell>
              <table:table-cell office:value-type="float" office:value="3804.5">
                <text:p>3804.5</text:p>
              </table:table-cell>
              <table:table-cell office:value-type="float" office:value="4084.6">
                <text:p>4084.6</text:p>
              </table:table-cell>
              <table:table-cell office:value-type="float" office:value="4039.2">
                <text:p>4039.2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059">
                <text:p>5059</text:p>
              </table:table-cell>
              <table:table-cell office:value-type="float" office:value="5066.7">
                <text:p>5066.7</text:p>
              </table:table-cell>
              <table:table-cell office:value-type="float" office:value="4695.6">
                <text:p>4695.6</text:p>
              </table:table-cell>
              <table:table-cell office:value-type="float" office:value="4933.6">
                <text:p>4933.6</text:p>
              </table:table-cell>
              <table:table-cell office:value-type="float" office:value="3951.3">
                <text:p>3951.3</text:p>
              </table:table-cell>
              <table:table-cell office:value-type="float" office:value="3061.1">
                <text:p>3061.1</text:p>
              </table:table-cell>
              <table:table-cell office:value-type="float" office:value="3797.2">
                <text:p>3797.2</text:p>
              </table:table-cell>
              <table:table-cell office:value-type="float" office:value="4090">
                <text:p>4090</text:p>
              </table:table-cell>
              <table:table-cell office:value-type="float" office:value="3984.6">
                <text:p>3984.6</text:p>
              </table:table-cell>
              <table:table-cell office:value-type="float" office:value="3870.9">
                <text:p>387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289.1">
                <text:p>5289.1</text:p>
              </table:table-cell>
              <table:table-cell office:value-type="float" office:value="5227.3">
                <text:p>5227.3</text:p>
              </table:table-cell>
              <table:table-cell office:value-type="float" office:value="4865.2">
                <text:p>4865.2</text:p>
              </table:table-cell>
              <table:table-cell office:value-type="float" office:value="5225.3">
                <text:p>5225.3</text:p>
              </table:table-cell>
              <table:table-cell office:value-type="float" office:value="3999.3">
                <text:p>3999.3</text:p>
              </table:table-cell>
              <table:table-cell office:value-type="float" office:value="3278.8">
                <text:p>3278.8</text:p>
              </table:table-cell>
              <table:table-cell office:value-type="float" office:value="3973.9">
                <text:p>3973.9</text:p>
              </table:table-cell>
              <table:table-cell office:value-type="float" office:value="4592.4">
                <text:p>4592.4</text:p>
              </table:table-cell>
              <table:table-cell office:value-type="float" office:value="4346.6">
                <text:p>4346.6</text:p>
              </table:table-cell>
              <table:table-cell office:value-type="float" office:value="4108.2">
                <text:p>4108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95.4">
                <text:p>5795.4</text:p>
              </table:table-cell>
              <table:table-cell office:value-type="float" office:value="5422.3">
                <text:p>5422.3</text:p>
              </table:table-cell>
              <table:table-cell office:value-type="float" office:value="5218.5">
                <text:p>5218.5</text:p>
              </table:table-cell>
              <table:table-cell office:value-type="float" office:value="5383.2">
                <text:p>5383.2</text:p>
              </table:table-cell>
              <table:table-cell office:value-type="float" office:value="4231.2">
                <text:p>4231.2</text:p>
              </table:table-cell>
              <table:table-cell office:value-type="float" office:value="3340.7">
                <text:p>3340.7</text:p>
              </table:table-cell>
              <table:table-cell office:value-type="float" office:value="4374.4">
                <text:p>4374.4</text:p>
              </table:table-cell>
              <table:table-cell office:value-type="float" office:value="4550.5">
                <text:p>4550.5</text:p>
              </table:table-cell>
              <table:table-cell office:value-type="float" office:value="4666.7">
                <text:p>4666.7</text:p>
              </table:table-cell>
              <table:table-cell office:value-type="float" office:value="4373.9">
                <text:p>437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5375.7">
                <text:p>5375.7</text:p>
              </table:table-cell>
              <table:table-cell office:value-type="float" office:value="5194.4">
                <text:p>5194.4</text:p>
              </table:table-cell>
              <table:table-cell office:value-type="float" office:value="4914.2">
                <text:p>4914.2</text:p>
              </table:table-cell>
              <table:table-cell office:value-type="float" office:value="5267">
                <text:p>5267</text:p>
              </table:table-cell>
              <table:table-cell office:value-type="float" office:value="4217.1">
                <text:p>4217.1</text:p>
              </table:table-cell>
              <table:table-cell office:value-type="float" office:value="3309.7">
                <text:p>3309.7</text:p>
              </table:table-cell>
              <table:table-cell office:value-type="float" office:value="4190.5">
                <text:p>4190.5</text:p>
              </table:table-cell>
              <table:table-cell office:value-type="float" office:value="4518.7">
                <text:p>4518.7</text:p>
              </table:table-cell>
              <table:table-cell office:value-type="float" office:value="4656.9">
                <text:p>4656.9</text:p>
              </table:table-cell>
              <table:table-cell office:value-type="float" office:value="4362.4">
                <text:p>436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030.9">
                <text:p>6030.9</text:p>
              </table:table-cell>
              <table:table-cell office:value-type="float" office:value="5650.7">
                <text:p>5650.7</text:p>
              </table:table-cell>
              <table:table-cell office:value-type="float" office:value="5482.7">
                <text:p>5482.7</text:p>
              </table:table-cell>
              <table:table-cell office:value-type="float" office:value="6123.3">
                <text:p>6123.3</text:p>
              </table:table-cell>
              <table:table-cell office:value-type="float" office:value="4323.3">
                <text:p>4323.3</text:p>
              </table:table-cell>
              <table:table-cell office:value-type="float" office:value="3612.5">
                <text:p>3612.5</text:p>
              </table:table-cell>
              <table:table-cell office:value-type="float" office:value="4395">
                <text:p>4395</text:p>
              </table:table-cell>
              <table:table-cell office:value-type="float" office:value="4777.4">
                <text:p>4777.4</text:p>
              </table:table-cell>
              <table:table-cell office:value-type="float" office:value="4677.4">
                <text:p>4677.4</text:p>
              </table:table-cell>
              <table:table-cell office:value-type="float" office:value="4431.9">
                <text:p>4431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878.7">
                <text:p>5878.7</text:p>
              </table:table-cell>
              <table:table-cell office:value-type="float" office:value="5643.5">
                <text:p>5643.5</text:p>
              </table:table-cell>
              <table:table-cell office:value-type="float" office:value="5384.7">
                <text:p>5384.7</text:p>
              </table:table-cell>
              <table:table-cell office:value-type="float" office:value="5790.2">
                <text:p>5790.2</text:p>
              </table:table-cell>
              <table:table-cell office:value-type="float" office:value="4374.5">
                <text:p>4374.5</text:p>
              </table:table-cell>
              <table:table-cell office:value-type="float" office:value="3448.2">
                <text:p>3448.2</text:p>
              </table:table-cell>
              <table:table-cell office:value-type="float" office:value="4673.5">
                <text:p>4673.5</text:p>
              </table:table-cell>
              <table:table-cell office:value-type="float" office:value="5050.3">
                <text:p>5050.3</text:p>
              </table:table-cell>
              <table:table-cell office:value-type="float" office:value="4824.5">
                <text:p>4824.5</text:p>
              </table:table-cell>
              <table:table-cell office:value-type="float" office:value="4673.4">
                <text:p>467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037.4">
                <text:p>6037.4</text:p>
              </table:table-cell>
              <table:table-cell office:value-type="float" office:value="5831.5">
                <text:p>5831.5</text:p>
              </table:table-cell>
              <table:table-cell office:value-type="float" office:value="5559.4">
                <text:p>5559.4</text:p>
              </table:table-cell>
              <table:table-cell office:value-type="float" office:value="6092.5">
                <text:p>6092.5</text:p>
              </table:table-cell>
              <table:table-cell office:value-type="float" office:value="4420">
                <text:p>4420</text:p>
              </table:table-cell>
              <table:table-cell office:value-type="float" office:value="3499.7">
                <text:p>3499.7</text:p>
              </table:table-cell>
              <table:table-cell office:value-type="float" office:value="4456.7">
                <text:p>4456.7</text:p>
              </table:table-cell>
              <table:table-cell office:value-type="float" office:value="5066.2">
                <text:p>5066.2</text:p>
              </table:table-cell>
              <table:table-cell office:value-type="float" office:value="5090.1">
                <text:p>5090.1</text:p>
              </table:table-cell>
              <table:table-cell office:value-type="float" office:value="4876.7">
                <text:p>4876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6146.7">
                <text:p>6146.7</text:p>
              </table:table-cell>
              <table:table-cell office:value-type="float" office:value="5940.6">
                <text:p>5940.6</text:p>
              </table:table-cell>
              <table:table-cell office:value-type="float" office:value="5467.4">
                <text:p>5467.4</text:p>
              </table:table-cell>
              <table:table-cell office:value-type="float" office:value="5924.8">
                <text:p>5924.8</text:p>
              </table:table-cell>
              <table:table-cell office:value-type="float" office:value="4629.7">
                <text:p>4629.7</text:p>
              </table:table-cell>
              <table:table-cell office:value-type="float" office:value="3646.7">
                <text:p>3646.7</text:p>
              </table:table-cell>
              <table:table-cell office:value-type="float" office:value="4472.5">
                <text:p>4472.5</text:p>
              </table:table-cell>
              <table:table-cell office:value-type="float" office:value="4875">
                <text:p>4875</text:p>
              </table:table-cell>
              <table:table-cell office:value-type="float" office:value="4978.2">
                <text:p>4978.2</text:p>
              </table:table-cell>
              <table:table-cell office:value-type="float" office:value="4826.2">
                <text:p>4826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6836.3">
                <text:p>6836.3</text:p>
              </table:table-cell>
              <table:table-cell office:value-type="float" office:value="6801.3">
                <text:p>6801.3</text:p>
              </table:table-cell>
              <table:table-cell office:value-type="float" office:value="5985.3">
                <text:p>5985.3</text:p>
              </table:table-cell>
              <table:table-cell office:value-type="float" office:value="6339.4">
                <text:p>6339.4</text:p>
              </table:table-cell>
              <table:table-cell office:value-type="float" office:value="5044.6">
                <text:p>5044.6</text:p>
              </table:table-cell>
              <table:table-cell office:value-type="float" office:value="3797.9">
                <text:p>3797.9</text:p>
              </table:table-cell>
              <table:table-cell office:value-type="float" office:value="4728.5">
                <text:p>4728.5</text:p>
              </table:table-cell>
              <table:table-cell office:value-type="float" office:value="5141.2">
                <text:p>5141.2</text:p>
              </table:table-cell>
              <table:table-cell office:value-type="float" office:value="5215.9">
                <text:p>5215.9</text:p>
              </table:table-cell>
              <table:table-cell office:value-type="float" office:value="5156.8">
                <text:p>5156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776.7">
                <text:p>6776.7</text:p>
              </table:table-cell>
              <table:table-cell office:value-type="float" office:value="6606.4">
                <text:p>6606.4</text:p>
              </table:table-cell>
              <table:table-cell office:value-type="float" office:value="6773.1">
                <text:p>6773.1</text:p>
              </table:table-cell>
              <table:table-cell office:value-type="float" office:value="6765">
                <text:p>6765</text:p>
              </table:table-cell>
              <table:table-cell office:value-type="float" office:value="5088.5">
                <text:p>5088.5</text:p>
              </table:table-cell>
              <table:table-cell office:value-type="float" office:value="4304.2">
                <text:p>4304.2</text:p>
              </table:table-cell>
              <table:table-cell office:value-type="float" office:value="4751.2">
                <text:p>4751.2</text:p>
              </table:table-cell>
              <table:table-cell office:value-type="float" office:value="4972.1">
                <text:p>4972.1</text:p>
              </table:table-cell>
              <table:table-cell office:value-type="float" office:value="4944.7">
                <text:p>4944.7</text:p>
              </table:table-cell>
              <table:table-cell office:value-type="float" office:value="4985.4">
                <text:p>498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209">
                <text:p>7209</text:p>
              </table:table-cell>
              <table:table-cell office:value-type="float" office:value="6486">
                <text:p>6486</text:p>
              </table:table-cell>
              <table:table-cell office:value-type="float" office:value="6123.6">
                <text:p>6123.6</text:p>
              </table:table-cell>
              <table:table-cell office:value-type="float" office:value="6716.3">
                <text:p>6716.3</text:p>
              </table:table-cell>
              <table:table-cell office:value-type="float" office:value="4780.7">
                <text:p>4780.7</text:p>
              </table:table-cell>
              <table:table-cell office:value-type="float" office:value="3928.3">
                <text:p>3928.3</text:p>
              </table:table-cell>
              <table:table-cell office:value-type="float" office:value="5446.7">
                <text:p>5446.7</text:p>
              </table:table-cell>
              <table:table-cell office:value-type="float" office:value="5253.2">
                <text:p>5253.2</text:p>
              </table:table-cell>
              <table:table-cell office:value-type="float" office:value="5265.5">
                <text:p>5265.5</text:p>
              </table:table-cell>
              <table:table-cell office:value-type="float" office:value="5202.6">
                <text:p>520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7015.1">
                <text:p>7015.1</text:p>
              </table:table-cell>
              <table:table-cell office:value-type="float" office:value="6735.2">
                <text:p>6735.2</text:p>
              </table:table-cell>
              <table:table-cell office:value-type="float" office:value="6384">
                <text:p>6384</text:p>
              </table:table-cell>
              <table:table-cell office:value-type="float" office:value="6961.9">
                <text:p>6961.9</text:p>
              </table:table-cell>
              <table:table-cell office:value-type="float" office:value="5090.3">
                <text:p>5090.3</text:p>
              </table:table-cell>
              <table:table-cell office:value-type="float" office:value="4061">
                <text:p>4061</text:p>
              </table:table-cell>
              <table:table-cell office:value-type="float" office:value="5151.2">
                <text:p>5151.2</text:p>
              </table:table-cell>
              <table:table-cell office:value-type="float" office:value="5378.6">
                <text:p>5378.6</text:p>
              </table:table-cell>
              <table:table-cell office:value-type="float" office:value="5536.3">
                <text:p>5536.3</text:p>
              </table:table-cell>
              <table:table-cell office:value-type="float" office:value="5115.4">
                <text:p>5115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6844.9">
                <text:p>6844.9</text:p>
              </table:table-cell>
              <table:table-cell office:value-type="float" office:value="6773">
                <text:p>6773</text:p>
              </table:table-cell>
              <table:table-cell office:value-type="float" office:value="6364">
                <text:p>6364</text:p>
              </table:table-cell>
              <table:table-cell office:value-type="float" office:value="6690.6">
                <text:p>6690.6</text:p>
              </table:table-cell>
              <table:table-cell office:value-type="float" office:value="5019.2">
                <text:p>5019.2</text:p>
              </table:table-cell>
              <table:table-cell office:value-type="float" office:value="3935.7">
                <text:p>3935.7</text:p>
              </table:table-cell>
              <table:table-cell office:value-type="float" office:value="4989.1">
                <text:p>4989.1</text:p>
              </table:table-cell>
              <table:table-cell office:value-type="float" office:value="5651.9">
                <text:p>5651.9</text:p>
              </table:table-cell>
              <table:table-cell office:value-type="float" office:value="5829.4">
                <text:p>5829.4</text:p>
              </table:table-cell>
              <table:table-cell office:value-type="float" office:value="5475.7">
                <text:p>5475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6688.5">
                <text:p>6688.5</text:p>
              </table:table-cell>
              <table:table-cell office:value-type="float" office:value="6361">
                <text:p>6361</text:p>
              </table:table-cell>
              <table:table-cell office:value-type="float" office:value="6300.3">
                <text:p>6300.3</text:p>
              </table:table-cell>
              <table:table-cell office:value-type="float" office:value="6563.3">
                <text:p>6563.3</text:p>
              </table:table-cell>
              <table:table-cell office:value-type="float" office:value="5342.6">
                <text:p>5342.6</text:p>
              </table:table-cell>
              <table:table-cell office:value-type="float" office:value="4105.5">
                <text:p>4105.5</text:p>
              </table:table-cell>
              <table:table-cell office:value-type="float" office:value="5074.9">
                <text:p>5074.9</text:p>
              </table:table-cell>
              <table:table-cell office:value-type="float" office:value="5238.8">
                <text:p>5238.8</text:p>
              </table:table-cell>
              <table:table-cell office:value-type="float" office:value="5226.4">
                <text:p>5226.4</text:p>
              </table:table-cell>
              <table:table-cell office:value-type="float" office:value="5115.3">
                <text:p>5115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729">
                <text:p>6729</text:p>
              </table:table-cell>
              <table:table-cell office:value-type="float" office:value="6905.3">
                <text:p>6905.3</text:p>
              </table:table-cell>
              <table:table-cell office:value-type="float" office:value="6614.8">
                <text:p>6614.8</text:p>
              </table:table-cell>
              <table:table-cell office:value-type="float" office:value="6712.8">
                <text:p>6712.8</text:p>
              </table:table-cell>
              <table:table-cell office:value-type="float" office:value="5231.6">
                <text:p>5231.6</text:p>
              </table:table-cell>
              <table:table-cell office:value-type="float" office:value="4212.4">
                <text:p>4212.4</text:p>
              </table:table-cell>
              <table:table-cell office:value-type="float" office:value="5280.4">
                <text:p>5280.4</text:p>
              </table:table-cell>
              <table:table-cell office:value-type="float" office:value="5477.5">
                <text:p>5477.5</text:p>
              </table:table-cell>
              <table:table-cell office:value-type="float" office:value="5372.7">
                <text:p>5372.7</text:p>
              </table:table-cell>
              <table:table-cell office:value-type="float" office:value="5316.1">
                <text:p>531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986.3">
                <text:p>6986.3</text:p>
              </table:table-cell>
              <table:table-cell office:value-type="float" office:value="6879.8">
                <text:p>6879.8</text:p>
              </table:table-cell>
              <table:table-cell office:value-type="float" office:value="6456.4">
                <text:p>6456.4</text:p>
              </table:table-cell>
              <table:table-cell office:value-type="float" office:value="6730">
                <text:p>6730</text:p>
              </table:table-cell>
              <table:table-cell office:value-type="float" office:value="5340.7">
                <text:p>5340.7</text:p>
              </table:table-cell>
              <table:table-cell office:value-type="float" office:value="4202.2">
                <text:p>4202.2</text:p>
              </table:table-cell>
              <table:table-cell office:value-type="float" office:value="5514.9">
                <text:p>5514.9</text:p>
              </table:table-cell>
              <table:table-cell office:value-type="float" office:value="5524.1">
                <text:p>5524.1</text:p>
              </table:table-cell>
              <table:table-cell office:value-type="float" office:value="5626">
                <text:p>5626</text:p>
              </table:table-cell>
              <table:table-cell office:value-type="float" office:value="5618.2">
                <text:p>5618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7850.3">
                <text:p>7850.3</text:p>
              </table:table-cell>
              <table:table-cell office:value-type="float" office:value="7233.7">
                <text:p>7233.7</text:p>
              </table:table-cell>
              <table:table-cell office:value-type="float" office:value="6648">
                <text:p>6648</text:p>
              </table:table-cell>
              <table:table-cell office:value-type="float" office:value="8057.3">
                <text:p>8057.3</text:p>
              </table:table-cell>
              <table:table-cell office:value-type="float" office:value="5810.4">
                <text:p>5810.4</text:p>
              </table:table-cell>
              <table:table-cell office:value-type="float" office:value="4307.8">
                <text:p>4307.8</text:p>
              </table:table-cell>
              <table:table-cell office:value-type="float" office:value="5676.5">
                <text:p>5676.5</text:p>
              </table:table-cell>
              <table:table-cell office:value-type="float" office:value="6198.1">
                <text:p>6198.1</text:p>
              </table:table-cell>
              <table:table-cell office:value-type="float" office:value="6575.2">
                <text:p>6575.2</text:p>
              </table:table-cell>
              <table:table-cell office:value-type="float" office:value="5840.3">
                <text:p>584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7567.3">
                <text:p>7567.3</text:p>
              </table:table-cell>
              <table:table-cell office:value-type="float" office:value="7362.5">
                <text:p>7362.5</text:p>
              </table:table-cell>
              <table:table-cell office:value-type="float" office:value="7211.6">
                <text:p>7211.6</text:p>
              </table:table-cell>
              <table:table-cell office:value-type="float" office:value="8139.2">
                <text:p>8139.2</text:p>
              </table:table-cell>
              <table:table-cell office:value-type="float" office:value="5718.8">
                <text:p>5718.8</text:p>
              </table:table-cell>
              <table:table-cell office:value-type="float" office:value="4549.5">
                <text:p>4549.5</text:p>
              </table:table-cell>
              <table:table-cell office:value-type="float" office:value="6039.1">
                <text:p>6039.1</text:p>
              </table:table-cell>
              <table:table-cell office:value-type="float" office:value="6866.4">
                <text:p>6866.4</text:p>
              </table:table-cell>
              <table:table-cell office:value-type="float" office:value="6597.8">
                <text:p>6597.8</text:p>
              </table:table-cell>
              <table:table-cell office:value-type="float" office:value="6426.5">
                <text:p>642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7851.8">
                <text:p>7851.8</text:p>
              </table:table-cell>
              <table:table-cell office:value-type="float" office:value="7582.4">
                <text:p>7582.4</text:p>
              </table:table-cell>
              <table:table-cell office:value-type="float" office:value="7413">
                <text:p>7413</text:p>
              </table:table-cell>
              <table:table-cell office:value-type="float" office:value="7374.6">
                <text:p>7374.6</text:p>
              </table:table-cell>
              <table:table-cell office:value-type="float" office:value="5595.4">
                <text:p>5595.4</text:p>
              </table:table-cell>
              <table:table-cell office:value-type="float" office:value="5035.8">
                <text:p>5035.8</text:p>
              </table:table-cell>
              <table:table-cell office:value-type="float" office:value="6593.1">
                <text:p>6593.1</text:p>
              </table:table-cell>
              <table:table-cell office:value-type="float" office:value="7039.1">
                <text:p>7039.1</text:p>
              </table:table-cell>
              <table:table-cell office:value-type="float" office:value="6535.5">
                <text:p>6535.5</text:p>
              </table:table-cell>
              <table:table-cell office:value-type="float" office:value="6432.9">
                <text:p>643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076.4">
                <text:p>8076.4</text:p>
              </table:table-cell>
              <table:table-cell office:value-type="float" office:value="7627">
                <text:p>7627</text:p>
              </table:table-cell>
              <table:table-cell office:value-type="float" office:value="7666.5">
                <text:p>7666.5</text:p>
              </table:table-cell>
              <table:table-cell office:value-type="float" office:value="7955.3">
                <text:p>7955.3</text:p>
              </table:table-cell>
              <table:table-cell office:value-type="float" office:value="6523.5">
                <text:p>6523.5</text:p>
              </table:table-cell>
              <table:table-cell office:value-type="float" office:value="4849.7">
                <text:p>4849.7</text:p>
              </table:table-cell>
              <table:table-cell office:value-type="float" office:value="7057.1">
                <text:p>7057.1</text:p>
              </table:table-cell>
              <table:table-cell office:value-type="float" office:value="6846.5">
                <text:p>6846.5</text:p>
              </table:table-cell>
              <table:table-cell office:value-type="float" office:value="6323.7">
                <text:p>6323.7</text:p>
              </table:table-cell>
              <table:table-cell office:value-type="float" office:value="6183.2">
                <text:p>6183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7955.7">
                <text:p>7955.7</text:p>
              </table:table-cell>
              <table:table-cell office:value-type="float" office:value="8543.8">
                <text:p>8543.8</text:p>
              </table:table-cell>
              <table:table-cell office:value-type="float" office:value="8282.9">
                <text:p>8282.9</text:p>
              </table:table-cell>
              <table:table-cell office:value-type="float" office:value="8383">
                <text:p>8383</text:p>
              </table:table-cell>
              <table:table-cell office:value-type="float" office:value="6256.2">
                <text:p>6256.2</text:p>
              </table:table-cell>
              <table:table-cell office:value-type="float" office:value="5574.1">
                <text:p>5574.1</text:p>
              </table:table-cell>
              <table:table-cell office:value-type="float" office:value="6900.8">
                <text:p>6900.8</text:p>
              </table:table-cell>
              <table:table-cell office:value-type="float" office:value="7728.2">
                <text:p>7728.2</text:p>
              </table:table-cell>
              <table:table-cell office:value-type="float" office:value="6796.6">
                <text:p>6796.6</text:p>
              </table:table-cell>
              <table:table-cell office:value-type="float" office:value="6080.4">
                <text:p>6080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7315.7">
                <text:p>7315.7</text:p>
              </table:table-cell>
              <table:table-cell office:value-type="float" office:value="8095.9">
                <text:p>8095.9</text:p>
              </table:table-cell>
              <table:table-cell office:value-type="float" office:value="7876">
                <text:p>7876</text:p>
              </table:table-cell>
              <table:table-cell office:value-type="float" office:value="8242.7">
                <text:p>8242.7</text:p>
              </table:table-cell>
              <table:table-cell office:value-type="float" office:value="5883.5">
                <text:p>5883.5</text:p>
              </table:table-cell>
              <table:table-cell office:value-type="float" office:value="4578.4">
                <text:p>4578.4</text:p>
              </table:table-cell>
              <table:table-cell office:value-type="float" office:value="6515.2">
                <text:p>6515.2</text:p>
              </table:table-cell>
              <table:table-cell office:value-type="float" office:value="7960.2">
                <text:p>7960.2</text:p>
              </table:table-cell>
              <table:table-cell office:value-type="float" office:value="7169.5">
                <text:p>7169.5</text:p>
              </table:table-cell>
              <table:table-cell office:value-type="float" office:value="6439.1">
                <text:p>6439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8722.3">
                <text:p>8722.3</text:p>
              </table:table-cell>
              <table:table-cell office:value-type="float" office:value="8154.1">
                <text:p>8154.1</text:p>
              </table:table-cell>
              <table:table-cell office:value-type="float" office:value="7573.7">
                <text:p>7573.7</text:p>
              </table:table-cell>
              <table:table-cell office:value-type="float" office:value="8850.9">
                <text:p>8850.9</text:p>
              </table:table-cell>
              <table:table-cell office:value-type="float" office:value="6806.5">
                <text:p>6806.5</text:p>
              </table:table-cell>
              <table:table-cell office:value-type="float" office:value="4948.5">
                <text:p>4948.5</text:p>
              </table:table-cell>
              <table:table-cell office:value-type="float" office:value="6783.7">
                <text:p>6783.7</text:p>
              </table:table-cell>
              <table:table-cell office:value-type="float" office:value="6954.7">
                <text:p>6954.7</text:p>
              </table:table-cell>
              <table:table-cell office:value-type="float" office:value="6801.1">
                <text:p>6801.1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8868.6">
                <text:p>8868.6</text:p>
              </table:table-cell>
              <table:table-cell office:value-type="float" office:value="8733.1">
                <text:p>8733.1</text:p>
              </table:table-cell>
              <table:table-cell office:value-type="float" office:value="7749.8">
                <text:p>7749.8</text:p>
              </table:table-cell>
              <table:table-cell office:value-type="float" office:value="8231.7">
                <text:p>8231.7</text:p>
              </table:table-cell>
              <table:table-cell office:value-type="float" office:value="6361.1">
                <text:p>6361.1</text:p>
              </table:table-cell>
              <table:table-cell office:value-type="float" office:value="5903.8">
                <text:p>5903.8</text:p>
              </table:table-cell>
              <table:table-cell office:value-type="float" office:value="7097.5">
                <text:p>7097.5</text:p>
              </table:table-cell>
              <table:table-cell office:value-type="float" office:value="7503.3">
                <text:p>7503.3</text:p>
              </table:table-cell>
              <table:table-cell office:value-type="float" office:value="6382.4">
                <text:p>6382.4</text:p>
              </table:table-cell>
              <table:table-cell office:value-type="float" office:value="6076.7">
                <text:p>6076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8763.3">
                <text:p>8763.3</text:p>
              </table:table-cell>
              <table:table-cell office:value-type="float" office:value="8209.1">
                <text:p>8209.1</text:p>
              </table:table-cell>
              <table:table-cell office:value-type="float" office:value="7979.1">
                <text:p>7979.1</text:p>
              </table:table-cell>
              <table:table-cell office:value-type="float" office:value="8115.6">
                <text:p>8115.6</text:p>
              </table:table-cell>
              <table:table-cell office:value-type="float" office:value="6630">
                <text:p>6630</text:p>
              </table:table-cell>
              <table:table-cell office:value-type="float" office:value="5858.6">
                <text:p>5858.6</text:p>
              </table:table-cell>
              <table:table-cell office:value-type="float" office:value="7576.1">
                <text:p>7576.1</text:p>
              </table:table-cell>
              <table:table-cell office:value-type="float" office:value="7883.5">
                <text:p>7883.5</text:p>
              </table:table-cell>
              <table:table-cell office:value-type="float" office:value="6857.6">
                <text:p>6857.6</text:p>
              </table:table-cell>
              <table:table-cell office:value-type="float" office:value="6494.5">
                <text:p>649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8465.4">
                <text:p>8465.4</text:p>
              </table:table-cell>
              <table:table-cell office:value-type="float" office:value="8823.7">
                <text:p>8823.7</text:p>
              </table:table-cell>
              <table:table-cell office:value-type="float" office:value="7976.4">
                <text:p>7976.4</text:p>
              </table:table-cell>
              <table:table-cell office:value-type="float" office:value="8532.3">
                <text:p>8532.3</text:p>
              </table:table-cell>
              <table:table-cell office:value-type="float" office:value="6924.3">
                <text:p>6924.3</text:p>
              </table:table-cell>
              <table:table-cell office:value-type="float" office:value="5690.7">
                <text:p>5690.7</text:p>
              </table:table-cell>
              <table:table-cell office:value-type="float" office:value="7271.5">
                <text:p>7271.5</text:p>
              </table:table-cell>
              <table:table-cell office:value-type="float" office:value="8296.2">
                <text:p>8296.2</text:p>
              </table:table-cell>
              <table:table-cell office:value-type="float" office:value="7076.2">
                <text:p>7076.2</text:p>
              </table:table-cell>
              <table:table-cell office:value-type="float" office:value="6684.8">
                <text:p>6684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9304">
                <text:p>9304</text:p>
              </table:table-cell>
              <table:table-cell office:value-type="float" office:value="7898">
                <text:p>7898</text:p>
              </table:table-cell>
              <table:table-cell office:value-type="float" office:value="7929.3">
                <text:p>7929.3</text:p>
              </table:table-cell>
              <table:table-cell office:value-type="float" office:value="9693.7">
                <text:p>9693.7</text:p>
              </table:table-cell>
              <table:table-cell office:value-type="float" office:value="6604.8">
                <text:p>6604.8</text:p>
              </table:table-cell>
              <table:table-cell office:value-type="float" office:value="5805.9">
                <text:p>5805.9</text:p>
              </table:table-cell>
              <table:table-cell office:value-type="float" office:value="7560.3">
                <text:p>7560.3</text:p>
              </table:table-cell>
              <table:table-cell office:value-type="float" office:value="7486.8">
                <text:p>7486.8</text:p>
              </table:table-cell>
              <table:table-cell office:value-type="float" office:value="7106.4">
                <text:p>7106.4</text:p>
              </table:table-cell>
              <table:table-cell office:value-type="float" office:value="6832.7">
                <text:p>683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9305.8">
                <text:p>9305.8</text:p>
              </table:table-cell>
              <table:table-cell office:value-type="float" office:value="7984.6">
                <text:p>7984.6</text:p>
              </table:table-cell>
              <table:table-cell office:value-type="float" office:value="8417.2">
                <text:p>8417.2</text:p>
              </table:table-cell>
              <table:table-cell office:value-type="float" office:value="9941.4">
                <text:p>9941.4</text:p>
              </table:table-cell>
              <table:table-cell office:value-type="float" office:value="6977.1">
                <text:p>6977.1</text:p>
              </table:table-cell>
              <table:table-cell office:value-type="float" office:value="6085.3">
                <text:p>6085.3</text:p>
              </table:table-cell>
              <table:table-cell office:value-type="float" office:value="6949.6">
                <text:p>6949.6</text:p>
              </table:table-cell>
              <table:table-cell office:value-type="float" office:value="8544.3">
                <text:p>8544.3</text:p>
              </table:table-cell>
              <table:table-cell office:value-type="float" office:value="7292.3">
                <text:p>7292.3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8345">
                <text:p>8345</text:p>
              </table:table-cell>
              <table:table-cell office:value-type="float" office:value="9097.6">
                <text:p>9097.6</text:p>
              </table:table-cell>
              <table:table-cell office:value-type="float" office:value="9001.4">
                <text:p>9001.4</text:p>
              </table:table-cell>
              <table:table-cell office:value-type="float" office:value="8490.5">
                <text:p>8490.5</text:p>
              </table:table-cell>
              <table:table-cell office:value-type="float" office:value="7210.7">
                <text:p>7210.7</text:p>
              </table:table-cell>
              <table:table-cell office:value-type="float" office:value="5171.2">
                <text:p>5171.2</text:p>
              </table:table-cell>
              <table:table-cell office:value-type="float" office:value="7191.3">
                <text:p>7191.3</text:p>
              </table:table-cell>
              <table:table-cell office:value-type="float" office:value="7599.5">
                <text:p>7599.5</text:p>
              </table:table-cell>
              <table:table-cell office:value-type="float" office:value="8057">
                <text:p>8057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9196">
                <text:p>9196</text:p>
              </table:table-cell>
              <table:table-cell office:value-type="float" office:value="8884">
                <text:p>8884</text:p>
              </table:table-cell>
              <table:table-cell office:value-type="float" office:value="8969.5">
                <text:p>8969.5</text:p>
              </table:table-cell>
              <table:table-cell office:value-type="float" office:value="9398.1">
                <text:p>9398.1</text:p>
              </table:table-cell>
              <table:table-cell office:value-type="float" office:value="7202">
                <text:p>7202</text:p>
              </table:table-cell>
              <table:table-cell office:value-type="float" office:value="6197.6">
                <text:p>6197.6</text:p>
              </table:table-cell>
              <table:table-cell office:value-type="float" office:value="7506">
                <text:p>7506</text:p>
              </table:table-cell>
              <table:table-cell office:value-type="float" office:value="8091.8">
                <text:p>8091.8</text:p>
              </table:table-cell>
              <table:table-cell office:value-type="float" office:value="7872.7">
                <text:p>7872.7</text:p>
              </table:table-cell>
              <table:table-cell office:value-type="float" office:value="7321.2">
                <text:p>732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9051.6">
                <text:p>9051.6</text:p>
              </table:table-cell>
              <table:table-cell office:value-type="float" office:value="9065">
                <text:p>9065</text:p>
              </table:table-cell>
              <table:table-cell office:value-type="float" office:value="9059.1">
                <text:p>9059.1</text:p>
              </table:table-cell>
              <table:table-cell office:value-type="float" office:value="10405">
                <text:p>10405</text:p>
              </table:table-cell>
              <table:table-cell office:value-type="float" office:value="7218.5">
                <text:p>7218.5</text:p>
              </table:table-cell>
              <table:table-cell office:value-type="float" office:value="5564.9">
                <text:p>5564.9</text:p>
              </table:table-cell>
              <table:table-cell office:value-type="float" office:value="6927.6">
                <text:p>6927.6</text:p>
              </table:table-cell>
              <table:table-cell office:value-type="float" office:value="8907.6">
                <text:p>8907.6</text:p>
              </table:table-cell>
              <table:table-cell office:value-type="float" office:value="8023.7">
                <text:p>8023.7</text:p>
              </table:table-cell>
              <table:table-cell office:value-type="float" office:value="7712.1">
                <text:p>7712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9655.6">
                <text:p>9655.6</text:p>
              </table:table-cell>
              <table:table-cell office:value-type="float" office:value="8719.7">
                <text:p>8719.7</text:p>
              </table:table-cell>
              <table:table-cell office:value-type="float" office:value="8982">
                <text:p>8982</text:p>
              </table:table-cell>
              <table:table-cell office:value-type="float" office:value="9571.7">
                <text:p>9571.7</text:p>
              </table:table-cell>
              <table:table-cell office:value-type="float" office:value="7737.9">
                <text:p>7737.9</text:p>
              </table:table-cell>
              <table:table-cell office:value-type="float" office:value="6422.3">
                <text:p>6422.3</text:p>
              </table:table-cell>
              <table:table-cell office:value-type="float" office:value="7049.1">
                <text:p>7049.1</text:p>
              </table:table-cell>
              <table:table-cell office:value-type="float" office:value="8374.4">
                <text:p>8374.4</text:p>
              </table:table-cell>
              <table:table-cell office:value-type="float" office:value="7803.2">
                <text:p>7803.2</text:p>
              </table:table-cell>
              <table:table-cell office:value-type="float" office:value="7495.6">
                <text:p>749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8626.6">
                <text:p>8626.6</text:p>
              </table:table-cell>
              <table:table-cell office:value-type="float" office:value="9174.3">
                <text:p>9174.3</text:p>
              </table:table-cell>
              <table:table-cell office:value-type="float" office:value="9460">
                <text:p>9460</text:p>
              </table:table-cell>
              <table:table-cell office:value-type="float" office:value="9820.4">
                <text:p>9820.4</text:p>
              </table:table-cell>
              <table:table-cell office:value-type="float" office:value="7894.5">
                <text:p>7894.5</text:p>
              </table:table-cell>
              <table:table-cell office:value-type="float" office:value="6101.7">
                <text:p>6101.7</text:p>
              </table:table-cell>
              <table:table-cell office:value-type="float" office:value="8162.5">
                <text:p>8162.5</text:p>
              </table:table-cell>
              <table:table-cell office:value-type="float" office:value="8642.7">
                <text:p>8642.7</text:p>
              </table:table-cell>
              <table:table-cell office:value-type="float" office:value="8401.4">
                <text:p>8401.4</text:p>
              </table:table-cell>
              <table:table-cell office:value-type="float" office:value="7451.9">
                <text:p>745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9614.4">
                <text:p>9614.4</text:p>
              </table:table-cell>
              <table:table-cell office:value-type="float" office:value="10061">
                <text:p>10061</text:p>
              </table:table-cell>
              <table:table-cell office:value-type="float" office:value="9675.9">
                <text:p>9675.9</text:p>
              </table:table-cell>
              <table:table-cell office:value-type="float" office:value="9804">
                <text:p>9804</text:p>
              </table:table-cell>
              <table:table-cell office:value-type="float" office:value="7531.4">
                <text:p>7531.4</text:p>
              </table:table-cell>
              <table:table-cell office:value-type="float" office:value="6030.4">
                <text:p>6030.4</text:p>
              </table:table-cell>
              <table:table-cell office:value-type="float" office:value="7478.2">
                <text:p>7478.2</text:p>
              </table:table-cell>
              <table:table-cell office:value-type="float" office:value="8787.7">
                <text:p>8787.7</text:p>
              </table:table-cell>
              <table:table-cell office:value-type="float" office:value="7977.4">
                <text:p>7977.4</text:p>
              </table:table-cell>
              <table:table-cell office:value-type="float" office:value="7886.2">
                <text:p>788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0189.3">
                <text:p>10189.3</text:p>
              </table:table-cell>
              <table:table-cell office:value-type="float" office:value="9413.3">
                <text:p>9413.3</text:p>
              </table:table-cell>
              <table:table-cell office:value-type="float" office:value="8944.6">
                <text:p>8944.6</text:p>
              </table:table-cell>
              <table:table-cell office:value-type="float" office:value="10926.2">
                <text:p>10926.2</text:p>
              </table:table-cell>
              <table:table-cell office:value-type="float" office:value="7385.8">
                <text:p>7385.8</text:p>
              </table:table-cell>
              <table:table-cell office:value-type="float" office:value="6105.8">
                <text:p>6105.8</text:p>
              </table:table-cell>
              <table:table-cell office:value-type="float" office:value="7875.6">
                <text:p>7875.6</text:p>
              </table:table-cell>
              <table:table-cell office:value-type="float" office:value="8685.9">
                <text:p>8685.9</text:p>
              </table:table-cell>
              <table:table-cell office:value-type="float" office:value="7984.9">
                <text:p>7984.9</text:p>
              </table:table-cell>
              <table:table-cell office:value-type="float" office:value="7984.1">
                <text:p>798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9462.9">
                <text:p>9462.9</text:p>
              </table:table-cell>
              <table:table-cell office:value-type="float" office:value="9618">
                <text:p>9618</text:p>
              </table:table-cell>
              <table:table-cell office:value-type="float" office:value="9248.2">
                <text:p>9248.2</text:p>
              </table:table-cell>
              <table:table-cell office:value-type="float" office:value="10927.8">
                <text:p>10927.8</text:p>
              </table:table-cell>
              <table:table-cell office:value-type="float" office:value="8008.2">
                <text:p>8008.2</text:p>
              </table:table-cell>
              <table:table-cell office:value-type="float" office:value="6132.5">
                <text:p>6132.5</text:p>
              </table:table-cell>
              <table:table-cell office:value-type="float" office:value="8013.1">
                <text:p>8013.1</text:p>
              </table:table-cell>
              <table:table-cell office:value-type="float" office:value="8482.5">
                <text:p>8482.5</text:p>
              </table:table-cell>
              <table:table-cell office:value-type="float" office:value="8706.8">
                <text:p>8706.8</text:p>
              </table:table-cell>
              <table:table-cell office:value-type="float" office:value="8036.9">
                <text:p>8036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1211.3">
                <text:p>11211.3</text:p>
              </table:table-cell>
              <table:table-cell office:value-type="float" office:value="10331">
                <text:p>10331</text:p>
              </table:table-cell>
              <table:table-cell office:value-type="float" office:value="9650.4">
                <text:p>9650.4</text:p>
              </table:table-cell>
              <table:table-cell office:value-type="float" office:value="10779.3">
                <text:p>10779.3</text:p>
              </table:table-cell>
              <table:table-cell office:value-type="float" office:value="8235.9">
                <text:p>8235.9</text:p>
              </table:table-cell>
              <table:table-cell office:value-type="float" office:value="6717.6">
                <text:p>6717.6</text:p>
              </table:table-cell>
              <table:table-cell office:value-type="float" office:value="7863.5">
                <text:p>7863.5</text:p>
              </table:table-cell>
              <table:table-cell office:value-type="float" office:value="8935.6">
                <text:p>8935.6</text:p>
              </table:table-cell>
              <table:table-cell office:value-type="float" office:value="8250.8">
                <text:p>8250.8</text:p>
              </table:table-cell>
              <table:table-cell office:value-type="float" office:value="8514.6">
                <text:p>851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1492.5">
                <text:p>11492.5</text:p>
              </table:table-cell>
              <table:table-cell office:value-type="float" office:value="10683.6">
                <text:p>10683.6</text:p>
              </table:table-cell>
              <table:table-cell office:value-type="float" office:value="9298.1">
                <text:p>9298.1</text:p>
              </table:table-cell>
              <table:table-cell office:value-type="float" office:value="10299">
                <text:p>10299</text:p>
              </table:table-cell>
              <table:table-cell office:value-type="float" office:value="8080">
                <text:p>8080</text:p>
              </table:table-cell>
              <table:table-cell office:value-type="float" office:value="6389.2">
                <text:p>6389.2</text:p>
              </table:table-cell>
              <table:table-cell office:value-type="float" office:value="7945.5">
                <text:p>7945.5</text:p>
              </table:table-cell>
              <table:table-cell office:value-type="float" office:value="9237.4">
                <text:p>9237.4</text:p>
              </table:table-cell>
              <table:table-cell office:value-type="float" office:value="8129.8">
                <text:p>8129.8</text:p>
              </table:table-cell>
              <table:table-cell office:value-type="float" office:value="7997.6">
                <text:p>7997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0717">
                <text:p>10717</text:p>
              </table:table-cell>
              <table:table-cell office:value-type="float" office:value="11151">
                <text:p>11151</text:p>
              </table:table-cell>
              <table:table-cell office:value-type="float" office:value="9836.8">
                <text:p>9836.8</text:p>
              </table:table-cell>
              <table:table-cell office:value-type="float" office:value="10699.4">
                <text:p>10699.4</text:p>
              </table:table-cell>
              <table:table-cell office:value-type="float" office:value="8418.6">
                <text:p>8418.6</text:p>
              </table:table-cell>
              <table:table-cell office:value-type="float" office:value="6847.1">
                <text:p>6847.1</text:p>
              </table:table-cell>
              <table:table-cell office:value-type="float" office:value="8338">
                <text:p>8338</text:p>
              </table:table-cell>
              <table:table-cell office:value-type="float" office:value="8857.5">
                <text:p>8857.5</text:p>
              </table:table-cell>
              <table:table-cell office:value-type="float" office:value="8326.5">
                <text:p>8326.5</text:p>
              </table:table-cell>
              <table:table-cell office:value-type="float" office:value="8326.7">
                <text:p>832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0676.1">
                <text:p>10676.1</text:p>
              </table:table-cell>
              <table:table-cell office:value-type="float" office:value="10379.7">
                <text:p>10379.7</text:p>
              </table:table-cell>
              <table:table-cell office:value-type="float" office:value="10516.7">
                <text:p>10516.7</text:p>
              </table:table-cell>
              <table:table-cell office:value-type="float" office:value="10686.3">
                <text:p>10686.3</text:p>
              </table:table-cell>
              <table:table-cell office:value-type="float" office:value="8952.3">
                <text:p>8952.3</text:p>
              </table:table-cell>
              <table:table-cell office:value-type="float" office:value="6700.3">
                <text:p>6700.3</text:p>
              </table:table-cell>
              <table:table-cell office:value-type="float" office:value="8537.6">
                <text:p>8537.6</text:p>
              </table:table-cell>
              <table:table-cell office:value-type="float" office:value="9430.4">
                <text:p>9430.4</text:p>
              </table:table-cell>
              <table:table-cell office:value-type="float" office:value="9033.3">
                <text:p>9033.3</text:p>
              </table:table-cell>
              <table:table-cell office:value-type="float" office:value="8034.4">
                <text:p>8034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1294.5">
                <text:p>11294.5</text:p>
              </table:table-cell>
              <table:table-cell office:value-type="float" office:value="10823.7">
                <text:p>10823.7</text:p>
              </table:table-cell>
              <table:table-cell office:value-type="float" office:value="10468.4">
                <text:p>10468.4</text:p>
              </table:table-cell>
              <table:table-cell office:value-type="float" office:value="11400.5">
                <text:p>11400.5</text:p>
              </table:table-cell>
              <table:table-cell office:value-type="float" office:value="8507.4">
                <text:p>8507.4</text:p>
              </table:table-cell>
              <table:table-cell office:value-type="float" office:value="7221">
                <text:p>7221</text:p>
              </table:table-cell>
              <table:table-cell office:value-type="float" office:value="8352.2">
                <text:p>8352.2</text:p>
              </table:table-cell>
              <table:table-cell office:value-type="float" office:value="9108.8">
                <text:p>9108.8</text:p>
              </table:table-cell>
              <table:table-cell office:value-type="float" office:value="9239.8">
                <text:p>9239.8</text:p>
              </table:table-cell>
              <table:table-cell office:value-type="float" office:value="8655.9">
                <text:p>8655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021.3">
                <text:p>11021.3</text:p>
              </table:table-cell>
              <table:table-cell office:value-type="float" office:value="11711.7">
                <text:p>11711.7</text:p>
              </table:table-cell>
              <table:table-cell office:value-type="float" office:value="10603.3">
                <text:p>10603.3</text:p>
              </table:table-cell>
              <table:table-cell office:value-type="float" office:value="10745">
                <text:p>10745</text:p>
              </table:table-cell>
              <table:table-cell office:value-type="float" office:value="9025.8">
                <text:p>9025.8</text:p>
              </table:table-cell>
              <table:table-cell office:value-type="float" office:value="6518.2">
                <text:p>6518.2</text:p>
              </table:table-cell>
              <table:table-cell office:value-type="float" office:value="8677.8">
                <text:p>8677.8</text:p>
              </table:table-cell>
              <table:table-cell office:value-type="float" office:value="9597.6">
                <text:p>9597.6</text:p>
              </table:table-cell>
              <table:table-cell office:value-type="float" office:value="9052.8">
                <text:p>9052.8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0657.2">
                <text:p>10657.2</text:p>
              </table:table-cell>
              <table:table-cell office:value-type="float" office:value="11701.4">
                <text:p>11701.4</text:p>
              </table:table-cell>
              <table:table-cell office:value-type="float" office:value="10313.2">
                <text:p>10313.2</text:p>
              </table:table-cell>
              <table:table-cell office:value-type="float" office:value="11522.7">
                <text:p>11522.7</text:p>
              </table:table-cell>
              <table:table-cell office:value-type="float" office:value="9009">
                <text:p>9009</text:p>
              </table:table-cell>
              <table:table-cell office:value-type="float" office:value="6690.1">
                <text:p>6690.1</text:p>
              </table:table-cell>
              <table:table-cell office:value-type="float" office:value="8502.8">
                <text:p>8502.8</text:p>
              </table:table-cell>
              <table:table-cell office:value-type="float" office:value="9230.2">
                <text:p>9230.2</text:p>
              </table:table-cell>
              <table:table-cell office:value-type="float" office:value="9675.6">
                <text:p>9675.6</text:p>
              </table:table-cell>
              <table:table-cell office:value-type="float" office:value="9367.9">
                <text:p>9367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468.1">
                <text:p>11468.1</text:p>
              </table:table-cell>
              <table:table-cell office:value-type="float" office:value="11745.8">
                <text:p>11745.8</text:p>
              </table:table-cell>
              <table:table-cell office:value-type="float" office:value="10532.7">
                <text:p>10532.7</text:p>
              </table:table-cell>
              <table:table-cell office:value-type="float" office:value="11177.8">
                <text:p>11177.8</text:p>
              </table:table-cell>
              <table:table-cell office:value-type="float" office:value="8816.6">
                <text:p>8816.6</text:p>
              </table:table-cell>
              <table:table-cell office:value-type="float" office:value="7070">
                <text:p>7070</text:p>
              </table:table-cell>
              <table:table-cell office:value-type="float" office:value="8532.2">
                <text:p>8532.2</text:p>
              </table:table-cell>
              <table:table-cell office:value-type="float" office:value="10189.9">
                <text:p>10189.9</text:p>
              </table:table-cell>
              <table:table-cell office:value-type="float" office:value="9212.1">
                <text:p>9212.1</text:p>
              </table:table-cell>
              <table:table-cell office:value-type="float" office:value="9002.6">
                <text:p>9002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1648.2">
                <text:p>11648.2</text:p>
              </table:table-cell>
              <table:table-cell office:value-type="float" office:value="12223.1">
                <text:p>12223.1</text:p>
              </table:table-cell>
              <table:table-cell office:value-type="float" office:value="10268.7">
                <text:p>10268.7</text:p>
              </table:table-cell>
              <table:table-cell office:value-type="float" office:value="11480.9">
                <text:p>11480.9</text:p>
              </table:table-cell>
              <table:table-cell office:value-type="float" office:value="8296.2">
                <text:p>8296.2</text:p>
              </table:table-cell>
              <table:table-cell office:value-type="float" office:value="6843.5">
                <text:p>6843.5</text:p>
              </table:table-cell>
              <table:table-cell office:value-type="float" office:value="9303.1">
                <text:p>9303.1</text:p>
              </table:table-cell>
              <table:table-cell office:value-type="float" office:value="10391.3">
                <text:p>10391.3</text:p>
              </table:table-cell>
              <table:table-cell office:value-type="float" office:value="9097.1">
                <text:p>9097.1</text:p>
              </table:table-cell>
              <table:table-cell office:value-type="float" office:value="8699.9">
                <text:p>869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2486.7">
                <text:p>12486.7</text:p>
              </table:table-cell>
              <table:table-cell office:value-type="float" office:value="11627.3">
                <text:p>11627.3</text:p>
              </table:table-cell>
              <table:table-cell office:value-type="float" office:value="10710.7">
                <text:p>10710.7</text:p>
              </table:table-cell>
              <table:table-cell office:value-type="float" office:value="11409.7">
                <text:p>11409.7</text:p>
              </table:table-cell>
              <table:table-cell office:value-type="float" office:value="8718.9">
                <text:p>8718.9</text:p>
              </table:table-cell>
              <table:table-cell office:value-type="float" office:value="7317.7">
                <text:p>7317.7</text:p>
              </table:table-cell>
              <table:table-cell office:value-type="float" office:value="8825.6">
                <text:p>8825.6</text:p>
              </table:table-cell>
              <table:table-cell office:value-type="float" office:value="10281.3">
                <text:p>10281.3</text:p>
              </table:table-cell>
              <table:table-cell office:value-type="float" office:value="9397.4">
                <text:p>9397.4</text:p>
              </table:table-cell>
              <table:table-cell office:value-type="float" office:value="9409.5">
                <text:p>9409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1801">
                <text:p>11801</text:p>
              </table:table-cell>
              <table:table-cell office:value-type="float" office:value="11753">
                <text:p>11753</text:p>
              </table:table-cell>
              <table:table-cell office:value-type="float" office:value="10956.8">
                <text:p>10956.8</text:p>
              </table:table-cell>
              <table:table-cell office:value-type="float" office:value="11791.2">
                <text:p>11791.2</text:p>
              </table:table-cell>
              <table:table-cell office:value-type="float" office:value="8930.9">
                <text:p>8930.9</text:p>
              </table:table-cell>
              <table:table-cell office:value-type="float" office:value="6859.8">
                <text:p>6859.8</text:p>
              </table:table-cell>
              <table:table-cell office:value-type="float" office:value="9116.6">
                <text:p>9116.6</text:p>
              </table:table-cell>
              <table:table-cell office:value-type="float" office:value="10264">
                <text:p>10264</text:p>
              </table:table-cell>
              <table:table-cell office:value-type="float" office:value="9234.7">
                <text:p>9234.7</text:p>
              </table:table-cell>
              <table:table-cell office:value-type="float" office:value="8784.1">
                <text:p>8784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1855.6">
                <text:p>11855.6</text:p>
              </table:table-cell>
              <table:table-cell office:value-type="float" office:value="12172.5">
                <text:p>12172.5</text:p>
              </table:table-cell>
              <table:table-cell office:value-type="float" office:value="11437.4">
                <text:p>11437.4</text:p>
              </table:table-cell>
              <table:table-cell office:value-type="float" office:value="11333">
                <text:p>11333</text:p>
              </table:table-cell>
              <table:table-cell office:value-type="float" office:value="9257">
                <text:p>9257</text:p>
              </table:table-cell>
              <table:table-cell office:value-type="float" office:value="7356.3">
                <text:p>7356.3</text:p>
              </table:table-cell>
              <table:table-cell office:value-type="float" office:value="10084.1">
                <text:p>10084.1</text:p>
              </table:table-cell>
              <table:table-cell office:value-type="float" office:value="10440.1">
                <text:p>10440.1</text:p>
              </table:table-cell>
              <table:table-cell office:value-type="float" office:value="9472.9">
                <text:p>9472.9</text:p>
              </table:table-cell>
              <table:table-cell office:value-type="float" office:value="9653.3">
                <text:p>965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2812.3">
                <text:p>12812.3</text:p>
              </table:table-cell>
              <table:table-cell office:value-type="float" office:value="12340.8">
                <text:p>12340.8</text:p>
              </table:table-cell>
              <table:table-cell office:value-type="float" office:value="11514.3">
                <text:p>11514.3</text:p>
              </table:table-cell>
              <table:table-cell office:value-type="float" office:value="11900.1">
                <text:p>11900.1</text:p>
              </table:table-cell>
              <table:table-cell office:value-type="float" office:value="9253.6">
                <text:p>9253.6</text:p>
              </table:table-cell>
              <table:table-cell office:value-type="float" office:value="7498.9">
                <text:p>7498.9</text:p>
              </table:table-cell>
              <table:table-cell office:value-type="float" office:value="9413.8">
                <text:p>9413.8</text:p>
              </table:table-cell>
              <table:table-cell office:value-type="float" office:value="10280.5">
                <text:p>10280.5</text:p>
              </table:table-cell>
              <table:table-cell office:value-type="float" office:value="9793.9">
                <text:p>9793.9</text:p>
              </table:table-cell>
              <table:table-cell office:value-type="float" office:value="9202.5">
                <text:p>920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2574.6">
                <text:p>12574.6</text:p>
              </table:table-cell>
              <table:table-cell office:value-type="float" office:value="12334.4">
                <text:p>12334.4</text:p>
              </table:table-cell>
              <table:table-cell office:value-type="float" office:value="11326.1">
                <text:p>11326.1</text:p>
              </table:table-cell>
              <table:table-cell office:value-type="float" office:value="12777.1">
                <text:p>12777.1</text:p>
              </table:table-cell>
              <table:table-cell office:value-type="float" office:value="9780.3">
                <text:p>9780.3</text:p>
              </table:table-cell>
              <table:table-cell office:value-type="float" office:value="8125">
                <text:p>8125</text:p>
              </table:table-cell>
              <table:table-cell office:value-type="float" office:value="9704">
                <text:p>9704</text:p>
              </table:table-cell>
              <table:table-cell office:value-type="float" office:value="10368.3">
                <text:p>10368.3</text:p>
              </table:table-cell>
              <table:table-cell office:value-type="float" office:value="9680.3">
                <text:p>9680.3</text:p>
              </table:table-cell>
              <table:table-cell office:value-type="float" office:value="10231.7">
                <text:p>10231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2781.4">
                <text:p>12781.4</text:p>
              </table:table-cell>
              <table:table-cell office:value-type="float" office:value="12226.7">
                <text:p>12226.7</text:p>
              </table:table-cell>
              <table:table-cell office:value-type="float" office:value="12762.9">
                <text:p>12762.9</text:p>
              </table:table-cell>
              <table:table-cell office:value-type="float" office:value="12596.1">
                <text:p>12596.1</text:p>
              </table:table-cell>
              <table:table-cell office:value-type="float" office:value="9369.1">
                <text:p>9369.1</text:p>
              </table:table-cell>
              <table:table-cell office:value-type="float" office:value="7750.1">
                <text:p>7750.1</text:p>
              </table:table-cell>
              <table:table-cell office:value-type="float" office:value="9816.8">
                <text:p>9816.8</text:p>
              </table:table-cell>
              <table:table-cell office:value-type="float" office:value="10254.3">
                <text:p>10254.3</text:p>
              </table:table-cell>
              <table:table-cell office:value-type="float" office:value="10374.8">
                <text:p>10374.8</text:p>
              </table:table-cell>
              <table:table-cell office:value-type="float" office:value="10435.2">
                <text:p>10435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2188.1">
                <text:p>12188.1</text:p>
              </table:table-cell>
              <table:table-cell office:value-type="float" office:value="12102">
                <text:p>12102</text:p>
              </table:table-cell>
              <table:table-cell office:value-type="float" office:value="11906.1">
                <text:p>11906.1</text:p>
              </table:table-cell>
              <table:table-cell office:value-type="float" office:value="12213.7">
                <text:p>12213.7</text:p>
              </table:table-cell>
              <table:table-cell office:value-type="float" office:value="9011.8">
                <text:p>9011.8</text:p>
              </table:table-cell>
              <table:table-cell office:value-type="float" office:value="7729.3">
                <text:p>7729.3</text:p>
              </table:table-cell>
              <table:table-cell office:value-type="float" office:value="10051.8">
                <text:p>10051.8</text:p>
              </table:table-cell>
              <table:table-cell office:value-type="float" office:value="10905.6">
                <text:p>10905.6</text:p>
              </table:table-cell>
              <table:table-cell office:value-type="float" office:value="9728">
                <text:p>9728</text:p>
              </table:table-cell>
              <table:table-cell office:value-type="float" office:value="10427.8">
                <text:p>1042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3073.7">
                <text:p>13073.7</text:p>
              </table:table-cell>
              <table:table-cell office:value-type="float" office:value="12217.5">
                <text:p>12217.5</text:p>
              </table:table-cell>
              <table:table-cell office:value-type="float" office:value="12047">
                <text:p>12047</text:p>
              </table:table-cell>
              <table:table-cell office:value-type="float" office:value="13263.2">
                <text:p>13263.2</text:p>
              </table:table-cell>
              <table:table-cell office:value-type="float" office:value="9864.9">
                <text:p>9864.9</text:p>
              </table:table-cell>
              <table:table-cell office:value-type="float" office:value="7967.8">
                <text:p>7967.8</text:p>
              </table:table-cell>
              <table:table-cell office:value-type="float" office:value="10137.6">
                <text:p>10137.6</text:p>
              </table:table-cell>
              <table:table-cell office:value-type="float" office:value="10877">
                <text:p>10877</text:p>
              </table:table-cell>
              <table:table-cell office:value-type="float" office:value="10219.2">
                <text:p>10219.2</text:p>
              </table:table-cell>
              <table:table-cell office:value-type="float" office:value="9513.8">
                <text:p>951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2438.6">
                <text:p>12438.6</text:p>
              </table:table-cell>
              <table:table-cell office:value-type="float" office:value="13868.2">
                <text:p>13868.2</text:p>
              </table:table-cell>
              <table:table-cell office:value-type="float" office:value="11704.4">
                <text:p>11704.4</text:p>
              </table:table-cell>
              <table:table-cell office:value-type="float" office:value="12548.7">
                <text:p>12548.7</text:p>
              </table:table-cell>
              <table:table-cell office:value-type="float" office:value="10511.4">
                <text:p>10511.4</text:p>
              </table:table-cell>
              <table:table-cell office:value-type="float" office:value="7981">
                <text:p>7981</text:p>
              </table:table-cell>
              <table:table-cell office:value-type="float" office:value="9163.2">
                <text:p>9163.2</text:p>
              </table:table-cell>
              <table:table-cell office:value-type="float" office:value="10635">
                <text:p>10635</text:p>
              </table:table-cell>
              <table:table-cell office:value-type="float" office:value="11365.1">
                <text:p>11365.1</text:p>
              </table:table-cell>
              <table:table-cell office:value-type="float" office:value="9712.9">
                <text:p>971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3594.9">
                <text:p>13594.9</text:p>
              </table:table-cell>
              <table:table-cell office:value-type="float" office:value="13459.9">
                <text:p>13459.9</text:p>
              </table:table-cell>
              <table:table-cell office:value-type="float" office:value="12087.6">
                <text:p>12087.6</text:p>
              </table:table-cell>
              <table:table-cell office:value-type="float" office:value="13041.6">
                <text:p>13041.6</text:p>
              </table:table-cell>
              <table:table-cell office:value-type="float" office:value="10283.7">
                <text:p>10283.7</text:p>
              </table:table-cell>
              <table:table-cell office:value-type="float" office:value="8654.2">
                <text:p>8654.2</text:p>
              </table:table-cell>
              <table:table-cell office:value-type="float" office:value="10238.7">
                <text:p>10238.7</text:p>
              </table:table-cell>
              <table:table-cell office:value-type="float" office:value="10914.3">
                <text:p>10914.3</text:p>
              </table:table-cell>
              <table:table-cell office:value-type="float" office:value="10946.9">
                <text:p>10946.9</text:p>
              </table:table-cell>
              <table:table-cell office:value-type="float" office:value="10001.8">
                <text:p>1000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